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0" style:family="table">
      <style:table-properties style:width="17cm" table:align="margins"/>
    </style:style>
    <style:style style:name="Table20.A" style:family="table-column">
      <style:table-column-properties style:column-width="2.032cm" style:rel-column-width="7833*"/>
    </style:style>
    <style:style style:name="Table20.B" style:family="table-column">
      <style:table-column-properties style:column-width="1.672cm" style:rel-column-width="6446*"/>
    </style:style>
    <style:style style:name="Table20.C" style:family="table-column">
      <style:table-column-properties style:column-width="13.296cm" style:rel-column-width="51256*"/>
    </style:style>
    <style:style style:name="Table20.A1" style:family="table-cell">
      <style:table-cell-properties fo:padding="0.203cm" fo:border-left="none" fo:border-right="none" fo:border-top="none" fo:border-bottom="0.05pt solid #000000"/>
    </style:style>
    <style:style style:name="Table20.B1" style:family="table-cell">
      <style:table-cell-properties fo:padding="0.203cm" fo:border-left="0.05pt solid #000000" fo:border-right="none" fo:border-top="none" fo:border-bottom="0.05pt solid #000000"/>
    </style:style>
    <style:style style:name="Table20.A2" style:family="table-cell">
      <style:table-cell-properties fo:padding="0.203cm" fo:border="none"/>
    </style:style>
    <style:style style:name="Table20.B2" style:family="table-cell">
      <style:table-cell-properties fo:padding="0.203cm" fo:border-left="0.05pt solid #000000" fo:border-right="none" fo:border-top="none" fo:border-bottom="none"/>
    </style:style>
    <style:style style:name="Table11" style:family="table">
      <style:table-properties style:width="14.499cm" table:align="left" fo:keep-with-next="always"/>
    </style:style>
    <style:style style:name="Table11.A" style:family="table-column">
      <style:table-column-properties style:column-width="1.873cm"/>
    </style:style>
    <style:style style:name="Table11.B" style:family="table-column">
      <style:table-column-properties style:column-width="10.721cm"/>
    </style:style>
    <style:style style:name="Table11.C" style:family="table-column">
      <style:table-column-properties style:column-width="1.905cm"/>
    </style:style>
    <style:style style:name="Table11.A1" style:family="table-cell">
      <style:table-cell-properties fo:padding="0.097cm" fo:border-left="none" fo:border-right="none" fo:border-top="none" fo:border-bottom="0.05pt solid #000000"/>
    </style:style>
    <style:style style:name="Table11.B1" style:family="table-cell">
      <style:table-cell-properties fo:padding="0.097cm" fo:border-left="0.05pt solid #000000" fo:border-right="none" fo:border-top="none" fo:border-bottom="0.05pt solid #000000"/>
    </style:style>
    <style:style style:name="Table11.A2" style:family="table-cell">
      <style:table-cell-properties fo:padding="0.097cm" fo:border="none"/>
    </style:style>
    <style:style style:name="Table11.B2" style:family="table-cell">
      <style:table-cell-properties fo:padding="0.097cm" fo:border-left="0.05pt solid #000000" fo:border-right="none" fo:border-top="none" fo:border-bottom="none"/>
    </style:style>
    <style:style style:name="Table9" style:family="table">
      <style:table-properties style:width="17.293cm" fo:margin-left="0cm" table:align="left"/>
    </style:style>
    <style:style style:name="Table9.A" style:family="table-column">
      <style:table-column-properties style:column-width="9.292cm"/>
    </style:style>
    <style:style style:name="Table9.B" style:family="table-column">
      <style:table-column-properties style:column-width="8.001cm"/>
    </style:style>
    <style:style style:name="Table9.1" style:family="table-row">
      <style:table-row-properties style:min-row-height="6.498cm"/>
    </style:style>
    <style:style style:name="Table9.A1" style:family="table-cell">
      <style:table-cell-properties fo:padding="0.097cm" fo:border-left="none"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22" style:family="table">
      <style:table-properties style:width="17cm" table:align="margins"/>
    </style:style>
    <style:style style:name="Table22.A" style:family="table-column">
      <style:table-column-properties style:column-width="9.737cm" style:rel-column-width="37534*"/>
    </style:style>
    <style:style style:name="Table22.B" style:family="table-column">
      <style:table-column-properties style:column-width="7.264cm" style:rel-column-width="28001*"/>
    </style:style>
    <style:style style:name="Table22.1" style:family="table-row">
      <style:table-row-properties style:min-row-height="5.694cm"/>
    </style:style>
    <style:style style:name="Table22.A1" style:family="table-cell">
      <style:table-cell-properties fo:padding="0.097cm" fo:border-left="none" fo:border-right="none" fo:border-top="0.05pt solid #000000" fo:border-bottom="0.05pt solid #000000"/>
    </style:style>
    <style:style style:name="Table22.B1" style:family="table-cell">
      <style:table-cell-properties fo:padding="0.097cm" fo:border-left="0.05pt solid #000000" fo:border-right="none" fo:border-top="0.05pt solid #000000" fo:border-bottom="0.05pt solid #000000"/>
    </style:style>
    <style:style style:name="Table15" style:family="table">
      <style:table-properties style:width="7.62cm" table:align="left"/>
    </style:style>
    <style:style style:name="Table15.A" style:family="table-column">
      <style:table-column-properties style:column-width="0.73cm"/>
    </style:style>
    <style:style style:name="Table15.B" style:family="table-column">
      <style:table-column-properties style:column-width="0.732cm"/>
    </style:style>
    <style:style style:name="Table15.C" style:family="table-column">
      <style:table-column-properties style:column-width="6.158cm"/>
    </style:style>
    <style:style style:name="Table15.A1" style:family="table-cell">
      <style:table-cell-properties fo:padding="0.203cm" fo:border-left="none" fo:border-right="none" fo:border-top="none" fo:border-bottom="0.05pt solid #000000"/>
    </style:style>
    <style:style style:name="Table15.B1" style:family="table-cell">
      <style:table-cell-properties fo:padding="0.203cm" fo:border-left="0.05pt solid #000000" fo:border-right="none" fo:border-top="none" fo:border-bottom="0.05pt solid #000000"/>
    </style:style>
    <style:style style:name="Table15.A2" style:family="table-cell">
      <style:table-cell-properties fo:padding-left="0.203cm" fo:padding-right="0.203cm" fo:padding-top="0.203cm" fo:padding-bottom="0.051cm" fo:border="none"/>
    </style:style>
    <style:style style:name="Table15.B2" style:family="table-cell">
      <style:table-cell-properties fo:padding-left="0.203cm" fo:padding-right="0.203cm" fo:padding-top="0.203cm" fo:padding-bottom="0.051cm" fo:border-left="0.05pt solid #000000" fo:border-right="none" fo:border-top="none" fo:border-bottom="none"/>
    </style:style>
    <style:style style:name="Table15.A3" style:family="table-cell">
      <style:table-cell-properties fo:padding-left="0.203cm" fo:padding-right="0.203cm" fo:padding-top="0.051cm" fo:padding-bottom="0.051cm" fo:border="none"/>
    </style:style>
    <style:style style:name="Table15.B3" style:family="table-cell">
      <style:table-cell-properties fo:padding-left="0.203cm" fo:padding-right="0.203cm" fo:padding-top="0.051cm" fo:padding-bottom="0.051cm" fo:border-left="0.05pt solid #000000" fo:border-right="none" fo:border-top="none" fo:border-bottom="none"/>
    </style:style>
    <style:style style:name="Table15.A5" style:family="table-cell">
      <style:table-cell-properties fo:padding-left="0.203cm" fo:padding-right="0.203cm" fo:padding-top="0.051cm" fo:padding-bottom="0.203cm" fo:border="none"/>
    </style:style>
    <style:style style:name="Table15.B5" style:family="table-cell">
      <style:table-cell-properties fo:padding-left="0.203cm" fo:padding-right="0.203cm" fo:padding-top="0.051cm" fo:padding-bottom="0.203cm" fo:border-left="0.05pt solid #000000" fo:border-right="none" fo:border-top="none" fo:border-bottom="none"/>
    </style:style>
    <style:style style:name="Table12" style:family="table">
      <style:table-properties style:width="17cm" table:align="margins"/>
    </style:style>
    <style:style style:name="Table12.A" style:family="table-column">
      <style:table-column-properties style:column-width="4.995cm" style:rel-column-width="19256*"/>
    </style:style>
    <style:style style:name="Table12.B" style:family="table-column">
      <style:table-column-properties style:column-width="3.501cm" style:rel-column-width="13497*"/>
    </style:style>
    <style:style style:name="Table12.C" style:family="table-column">
      <style:table-column-properties style:column-width="4.794cm" style:rel-column-width="18481*"/>
    </style:style>
    <style:style style:name="Table12.D" style:family="table-column">
      <style:table-column-properties style:column-width="3.709cm" style:rel-column-width="14301*"/>
    </style:style>
    <style:style style:name="Table12.A1" style:family="table-cell">
      <style:table-cell-properties fo:padding="0.097cm" fo:border-left="none" fo:border-right="0.05pt solid #000000" fo:border-top="none" fo:border-bottom="0.05pt solid #000000"/>
    </style:style>
    <style:style style:name="Table12.C1" style:family="table-cell">
      <style:table-cell-properties fo:padding="0.097cm" fo:border-left="none" fo:border-right="none" fo:border-top="none" fo:border-bottom="0.05pt solid #000000"/>
    </style:style>
    <style:style style:name="Table12.A2" style:family="table-cell">
      <style:table-cell-properties fo:padding="0.097cm" fo:border="none"/>
    </style:style>
    <style:style style:name="Table12.B2" style:family="table-cell">
      <style:table-cell-properties fo:padding="0.097cm" fo:border-left="none" fo:border-right="0.05pt solid #000000" fo:border-top="none" fo:border-bottom="none"/>
    </style:style>
    <style:style style:name="Table5" style:family="table">
      <style:table-properties style:width="16.981cm" fo:margin-left="0.014cm" fo:break-before="auto" fo:break-after="auto" table:align="left" fo:background-color="transparent" fo:keep-with-next="auto" style:may-break-between-rows="true" style:writing-mode="page">
        <style:background-image/>
      </style:table-properties>
    </style:style>
    <style:style style:name="Table5.A" style:family="table-column">
      <style:table-column-properties style:column-width="1.139cm"/>
    </style:style>
    <style:style style:name="Table5.B" style:family="table-column">
      <style:table-column-properties style:column-width="5.678cm"/>
    </style:style>
    <style:style style:name="Table5.C" style:family="table-column">
      <style:table-column-properties style:column-width="1.344cm"/>
    </style:style>
    <style:style style:name="Table5.D" style:family="table-column">
      <style:table-column-properties style:column-width="2.612cm"/>
    </style:style>
    <style:style style:name="Table5.E" style:family="table-column">
      <style:table-column-properties style:column-width="2.346cm"/>
    </style:style>
    <style:style style:name="Table5.F" style:family="table-column">
      <style:table-column-properties style:column-width="3.861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0.097cm" fo:border-left="none" fo:border-right="none" fo:border-top="0.05pt solid #000000" fo:border-bottom="none"/>
    </style:style>
    <style:style style:name="Table5.C1" style:family="table-cell">
      <style:table-cell-properties style:vertical-align="middle" fo:background-color="transparent" fo:padding="0.097cm" fo:border-left="none" fo:border-right="none" fo:border-top="0.05pt solid #000000" fo:border-bottom="none">
        <style:background-image/>
      </style:table-cell-properties>
    </style:style>
    <style:style style:name="Table5.A2" style:family="table-cell">
      <style:table-cell-properties style:vertical-align="middle" fo:padding="0.097cm" fo:border="none"/>
    </style:style>
    <style:style style:name="Table5.B2" style:family="table-cell">
      <style:table-cell-properties style:vertical-align="middle" fo:padding="0.097cm" fo:border="none"/>
    </style:style>
    <style:style style:name="Table5.C2" style:family="table-cell">
      <style:table-cell-properties style:vertical-align="middle" fo:background-color="transparent" fo:padding="0.097cm" fo:border="none">
        <style:background-image/>
      </style:table-cell-properties>
    </style:style>
    <style:style style:name="Table5.D2" style:family="table-cell">
      <style:table-cell-properties style:vertical-align="middle" fo:padding="0.097cm" fo:border="none"/>
    </style:style>
    <style:style style:name="Table5.F2" style:family="table-cell">
      <style:table-cell-properties style:vertical-align="middle" fo:padding="0.097cm" fo:border="none"/>
    </style:style>
    <style:style style:name="Table5.A3" style:family="table-cell">
      <style:table-cell-properties style:vertical-align="middle" fo:padding="0.097cm" fo:border="none"/>
    </style:style>
    <style:style style:name="Table5.B3" style:family="table-cell">
      <style:table-cell-properties style:vertical-align="middle" fo:padding="0.097cm" fo:border="none"/>
    </style:style>
    <style:style style:name="Table5.D3" style:family="table-cell">
      <style:table-cell-properties style:vertical-align="middle" fo:padding="0.097cm" fo:border="none"/>
    </style:style>
    <style:style style:name="Table5.F3" style:family="table-cell">
      <style:table-cell-properties style:vertical-align="middle" fo:padding="0.097cm" fo:border="none"/>
    </style:style>
    <style:style style:name="Table5.A4" style:family="table-cell">
      <style:table-cell-properties style:vertical-align="middle" fo:padding="0.097cm" fo:border="none"/>
    </style:style>
    <style:style style:name="Table5.B4" style:family="table-cell">
      <style:table-cell-properties style:vertical-align="middle" fo:padding="0.097cm" fo:border="none"/>
    </style:style>
    <style:style style:name="Table5.D4" style:family="table-cell">
      <style:table-cell-properties style:vertical-align="middle" fo:padding="0.097cm" fo:border="none"/>
    </style:style>
    <style:style style:name="Table5.F4" style:family="table-cell">
      <style:table-cell-properties style:vertical-align="middle" fo:padding="0.097cm" fo:border="none"/>
    </style:style>
    <style:style style:name="Table5.A5" style:family="table-cell">
      <style:table-cell-properties style:vertical-align="middle" fo:padding="0.097cm" fo:border="none"/>
    </style:style>
    <style:style style:name="Table5.B5" style:family="table-cell">
      <style:table-cell-properties style:vertical-align="middle" fo:padding="0.097cm" fo:border="none"/>
    </style:style>
    <style:style style:name="Table5.D5" style:family="table-cell">
      <style:table-cell-properties style:vertical-align="middle" fo:padding="0.097cm" fo:border="none"/>
    </style:style>
    <style:style style:name="Table5.F5" style:family="table-cell">
      <style:table-cell-properties style:vertical-align="middle" fo:padding="0.097cm" fo:border="none"/>
    </style:style>
    <style:style style:name="Table5.A6" style:family="table-cell">
      <style:table-cell-properties style:vertical-align="middle" fo:padding="0.097cm" fo:border="none"/>
    </style:style>
    <style:style style:name="Table5.B6" style:family="table-cell">
      <style:table-cell-properties style:vertical-align="middle" fo:padding="0.097cm" fo:border="none"/>
    </style:style>
    <style:style style:name="Table5.D6" style:family="table-cell">
      <style:table-cell-properties style:vertical-align="middle" fo:padding="0.097cm" fo:border="none"/>
    </style:style>
    <style:style style:name="Table5.F6" style:family="table-cell">
      <style:table-cell-properties style:vertical-align="middle" fo:padding="0.097cm" fo:border="none"/>
    </style:style>
    <style:style style:name="Table5.A7" style:family="table-cell">
      <style:table-cell-properties style:vertical-align="middle" fo:padding="0.097cm" fo:border-left="none" fo:border-right="none" fo:border-top="none" fo:border-bottom="0.05pt solid #000000"/>
    </style:style>
    <style:style style:name="Table5.B7" style:family="table-cell">
      <style:table-cell-properties style:vertical-align="middle" fo:padding="0.097cm" fo:border-left="none" fo:border-right="none" fo:border-top="none" fo:border-bottom="0.05pt solid #000000"/>
    </style:style>
    <style:style style:name="Table5.C7"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D7" style:family="table-cell">
      <style:table-cell-properties style:vertical-align="middle" fo:padding="0.097cm" fo:border-left="none" fo:border-right="none" fo:border-top="none" fo:border-bottom="0.05pt solid #000000"/>
    </style:style>
    <style:style style:name="Table5.F7" style:family="table-cell">
      <style:table-cell-properties style:vertical-align="middle" fo:padding="0.097cm" fo:border-left="none" fo:border-right="none" fo:border-top="none" fo:border-bottom="0.05pt solid #000000"/>
    </style:style>
    <style:style style:name="Table8" style:family="table">
      <style:table-properties style:width="16.662cm" table:align="center"/>
    </style:style>
    <style:style style:name="Table8.A" style:family="table-column">
      <style:table-column-properties style:column-width="1.914cm"/>
    </style:style>
    <style:style style:name="Table8.B" style:family="table-column">
      <style:table-column-properties style:column-width="3.32cm"/>
    </style:style>
    <style:style style:name="Table8.C" style:family="table-column">
      <style:table-column-properties style:column-width="11.428cm"/>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none" fo:border-bottom="0.05pt solid #000000"/>
    </style:style>
    <style:style style:name="Table8.A2" style:family="table-cell">
      <style:table-cell-properties style:vertical-align="middle" fo:padding="0.097cm" fo:border="none"/>
    </style:style>
    <style:style style:name="Table8.B2" style:family="table-cell">
      <style:table-cell-properties fo:padding="0.097cm" fo:border-left="0.05pt solid #000000" fo:border-right="none" fo:border-top="none" fo:border-bottom="none"/>
    </style:style>
    <style:style style:name="Table8.C2" style:family="table-cell">
      <style:table-cell-properties fo:padding="0.097cm" fo:border-left="0.05pt solid #000000" fo:border-right="none" fo:border-top="none" fo:border-bottom="none"/>
    </style:style>
    <style:style style:name="Table8.B3" style:family="table-cell">
      <style:table-cell-properties fo:padding="0.097cm" fo:border-left="0.05pt solid #000000" fo:border-right="none" fo:border-top="none" fo:border-bottom="none"/>
    </style:style>
    <style:style style:name="Table8.C3" style:family="table-cell">
      <style:table-cell-properties fo:padding="0.097cm" fo:border-left="0.05pt solid #000000" fo:border-right="none" fo:border-top="none" fo:border-bottom="none"/>
    </style:style>
    <style:style style:name="Table8.A4"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4" style:family="table-cell">
      <style:table-cell-properties fo:background-color="transparent" fo:padding="0.097cm" fo:border-left="0.05pt solid #000000" fo:border-right="none" fo:border-top="none" fo:border-bottom="0.05pt solid #000000">
        <style:background-image/>
      </style:table-cell-properties>
    </style:style>
    <style:style style:name="Table8.C4" style:family="table-cell">
      <style:table-cell-properties fo:background-color="transparent" fo:padding="0.097cm" fo:border-left="0.05pt solid #000000" fo:border-right="none" fo:border-top="none" fo:border-bottom="0.05pt solid #000000">
        <style:background-image/>
      </style:table-cell-properties>
    </style:style>
    <style:style style:name="Table10" style:family="table">
      <style:table-properties style:width="17cm" table:align="margins"/>
    </style:style>
    <style:style style:name="Table10.A" style:family="table-column">
      <style:table-column-properties style:column-width="0.635cm" style:rel-column-width="2447*"/>
    </style:style>
    <style:style style:name="Table10.B" style:family="table-column">
      <style:table-column-properties style:column-width="16.365cm" style:rel-column-width="63088*"/>
    </style:style>
    <style:style style:name="Table10.A1" style:family="table-cell">
      <style:table-cell-properties fo:padding="0.097cm" fo:border-left="none" fo:border-right="0.05pt solid #000000" fo:border-top="none" fo:border-bottom="0.05pt solid #000000"/>
    </style:style>
    <style:style style:name="Table10.B1" style:family="table-cell">
      <style:table-cell-properties fo:padding="0.097cm" fo:border-left="none" fo:border-right="none" fo:border-top="none" fo:border-bottom="0.05pt solid #000000"/>
    </style:style>
    <style:style style:name="Table10.A2" style:family="table-cell">
      <style:table-cell-properties fo:padding="0.097cm" fo:border-left="none" fo:border-right="0.05pt solid #000000" fo:border-top="none" fo:border-bottom="none"/>
    </style:style>
    <style:style style:name="Table10.B2" style:family="table-cell">
      <style:table-cell-properties fo:padding="0.097cm" fo:border="none"/>
    </style:style>
    <style:style style:name="Table6" style:family="table">
      <style:table-properties style:width="17cm" table:align="margins"/>
    </style:style>
    <style:style style:name="Table6.A" style:family="table-column">
      <style:table-column-properties style:column-width="0.635cm" style:rel-column-width="2447*"/>
    </style:style>
    <style:style style:name="Table6.B" style:family="table-column">
      <style:table-column-properties style:column-width="16.365cm" style:rel-column-width="63088*"/>
    </style:style>
    <style:style style:name="Table6.A1" style:family="table-cell">
      <style:table-cell-properties fo:padding="0.097cm" fo:border-left="none" fo:border-right="0.05pt solid #000000" fo:border-top="none" fo:border-bottom="0.05pt solid #000000"/>
    </style:style>
    <style:style style:name="Table6.B1" style:family="table-cell">
      <style:table-cell-properties fo:padding="0.097cm" fo:border-left="none" fo:border-right="none" fo:border-top="none" fo:border-bottom="0.05pt solid #000000"/>
    </style:style>
    <style:style style:name="Table6.A2" style:family="table-cell">
      <style:table-cell-properties fo:padding="0.097cm" fo:border-left="none" fo:border-right="0.05pt solid #000000" fo:border-top="none" fo:border-bottom="none"/>
    </style:style>
    <style:style style:name="Table6.B2" style:family="table-cell">
      <style:table-cell-properties fo:padding="0.097cm" fo:border="none"/>
    </style:style>
    <style:style style:name="Table7" style:family="table">
      <style:table-properties style:width="17cm" table:align="margins"/>
    </style:style>
    <style:style style:name="Table7.A" style:family="table-column">
      <style:table-column-properties style:column-width="0.635cm" style:rel-column-width="2447*"/>
    </style:style>
    <style:style style:name="Table7.B" style:family="table-column">
      <style:table-column-properties style:column-width="16.365cm" style:rel-column-width="63088*"/>
    </style:style>
    <style:style style:name="Table7.A1" style:family="table-cell">
      <style:table-cell-properties fo:padding="0.097cm" fo:border-left="none" fo:border-right="0.05pt solid #000000" fo:border-top="none" fo:border-bottom="0.05pt solid #000000"/>
    </style:style>
    <style:style style:name="Table7.B1" style:family="table-cell">
      <style:table-cell-properties fo:padding="0.097cm" fo:border-left="none" fo:border-right="none" fo:border-top="none" fo:border-bottom="0.05pt solid #000000"/>
    </style:style>
    <style:style style:name="Table7.A2" style:family="table-cell">
      <style:table-cell-properties fo:padding="0.097cm" fo:border-left="none" fo:border-right="0.05pt solid #000000" fo:border-top="none" fo:border-bottom="none"/>
    </style:style>
    <style:style style:name="Table7.B2" style:family="table-cell">
      <style:table-cell-properties fo:padding="0.097cm" fo:border="none"/>
    </style:style>
    <style:style style:name="Table14" style:family="table">
      <style:table-properties style:width="17cm" table:align="margins"/>
    </style:style>
    <style:style style:name="Table14.A" style:family="table-column">
      <style:table-column-properties style:column-width="0.635cm" style:rel-column-width="2447*"/>
    </style:style>
    <style:style style:name="Table14.B" style:family="table-column">
      <style:table-column-properties style:column-width="16.365cm" style:rel-column-width="63088*"/>
    </style:style>
    <style:style style:name="Table14.A1" style:family="table-cell">
      <style:table-cell-properties fo:padding="0.097cm" fo:border-left="none" fo:border-right="0.05pt solid #000000" fo:border-top="none" fo:border-bottom="0.05pt solid #000000"/>
    </style:style>
    <style:style style:name="Table14.B1" style:family="table-cell">
      <style:table-cell-properties fo:padding="0.097cm" fo:border-left="none" fo:border-right="none" fo:border-top="none" fo:border-bottom="0.05pt solid #000000"/>
    </style:style>
    <style:style style:name="Table14.A2" style:family="table-cell">
      <style:table-cell-properties fo:padding="0.097cm" fo:border-left="none" fo:border-right="0.05pt solid #000000" fo:border-top="none" fo:border-bottom="none"/>
    </style:style>
    <style:style style:name="Table14.B2" style:family="table-cell">
      <style:table-cell-properties fo:padding="0.097cm" fo:border="none"/>
    </style:style>
    <style:style style:name="Table16" style:family="table">
      <style:table-properties style:width="17cm" table:align="margins"/>
    </style:style>
    <style:style style:name="Table16.A" style:family="table-column">
      <style:table-column-properties style:column-width="0.804cm" style:rel-column-width="3100*"/>
    </style:style>
    <style:style style:name="Table16.B" style:family="table-column">
      <style:table-column-properties style:column-width="0.699cm" style:rel-column-width="2692*"/>
    </style:style>
    <style:style style:name="Table16.D" style:family="table-column">
      <style:table-column-properties style:column-width="14.097cm" style:rel-column-width="54342*"/>
    </style:style>
    <style:style style:name="Table16.E" style:family="table-column">
      <style:table-column-properties style:column-width="0.702cm" style:rel-column-width="2709*"/>
    </style:style>
    <style:style style:name="Table16.A1" style:family="table-cell">
      <style:table-cell-properties fo:padding="0.097cm" fo:border-left="none" fo:border-right="none" fo:border-top="none" fo:border-bottom="0.05pt solid #000000"/>
    </style:style>
    <style:style style:name="Table16.B1" style:family="table-cell">
      <style:table-cell-properties fo:padding="0.097cm" fo:border-left="0.05pt solid #000000" fo:border-right="none" fo:border-top="none" fo:border-bottom="0.05pt solid #000000"/>
    </style:style>
    <style:style style:name="Table16.E1" style:family="table-cell">
      <style:table-cell-properties fo:padding="0.097cm" fo:border="none"/>
    </style:style>
    <style:style style:name="Table16.B4" style:family="table-cell">
      <style:table-cell-properties fo:padding="0.097cm" fo:border-left="0.05pt solid #000000" fo:border-right="none" fo:border-top="none" fo:border-bottom="none"/>
    </style:style>
    <style:style style:name="Table16.B5" style:family="table-cell">
      <style:table-cell-properties fo:padding="0.097cm" fo:border="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none"/>
    </style:style>
    <style:style style:name="Table16.C8" style:family="table-cell">
      <style:table-cell-properties fo:padding="0.097cm" fo:border-left="none" fo:border-right="0.05pt solid #000000" fo:border-top="0.05pt solid #000000" fo:border-bottom="none"/>
    </style:style>
    <style:style style:name="Table1" style:family="table">
      <style:table-properties style:width="4.89cm" fo:margin-left="-0.032cm" table:align="left"/>
    </style:style>
    <style:style style:name="Table1.A" style:family="table-column">
      <style:table-column-properties style:column-width="3.196cm"/>
    </style:style>
    <style:style style:name="Table1.B" style:family="table-column">
      <style:table-column-properties style:column-width="1.693cm"/>
    </style:style>
    <style:style style:name="Table1.A1" style:family="table-cell">
      <style:table-cell-properties fo:padding="0.097cm" fo:border="none"/>
    </style:style>
    <style:style style:name="Table1.B1" style:family="table-cell">
      <style:table-cell-properties fo:padding="0.097cm" fo:border-left="none" fo:border-right="0.05pt solid #000000" fo:border-top="none" fo:border-bottom="none"/>
    </style:style>
    <style:style style:name="Table2" style:family="table">
      <style:table-properties style:width="17cm" table:align="margins"/>
    </style:style>
    <style:style style:name="Table2.A" style:family="table-column">
      <style:table-column-properties style:column-width="1.164cm" style:rel-column-width="4487*"/>
    </style:style>
    <style:style style:name="Table2.B" style:family="table-column">
      <style:table-column-properties style:column-width="4.318cm" style:rel-column-width="16645*"/>
    </style:style>
    <style:style style:name="Table2.C" style:family="table-column">
      <style:table-column-properties style:column-width="3.048cm" style:rel-column-width="11749*"/>
    </style:style>
    <style:style style:name="Table2.D" style:family="table-column">
      <style:table-column-properties style:column-width="1.27cm" style:rel-column-width="4895*"/>
    </style:style>
    <style:style style:name="Table2.E" style:family="table-column">
      <style:table-column-properties style:column-width="3.916cm" style:rel-column-width="15095*"/>
    </style:style>
    <style:style style:name="Table2.F" style:family="table-column">
      <style:table-column-properties style:column-width="3.284cm" style:rel-column-width="12664*"/>
    </style:style>
    <style:style style:name="Table2.A1" style:family="table-cell">
      <style:table-cell-properties style:vertical-align="middle" fo:padding="0.152cm" fo:border-left="none" fo:border-right="none" fo:border-top="0.05pt solid #000000" fo:border-bottom="none"/>
    </style:style>
    <style:style style:name="Table2.A2" style:family="table-cell">
      <style:table-cell-properties style:vertical-align="middle" fo:padding="0.152cm" fo:border="none"/>
    </style:style>
    <style:style style:name="Table2.A5" style:family="table-cell">
      <style:table-cell-properties style:vertical-align="middle" fo:padding="0.152cm" fo:border-left="none" fo:border-right="none" fo:border-top="none" fo:border-bottom="0.05pt solid #000000"/>
    </style:style>
    <style:style style:name="Table31" style:family="table">
      <style:table-properties style:width="5.239cm" table:align="left"/>
    </style:style>
    <style:style style:name="Table31.A" style:family="table-column">
      <style:table-column-properties style:column-width="0.737cm"/>
    </style:style>
    <style:style style:name="Table31.D" style:family="table-column">
      <style:table-column-properties style:column-width="2.499cm"/>
    </style:style>
    <style:style style:name="Table31.E" style:family="table-column">
      <style:table-column-properties style:column-width="0.527cm"/>
    </style:style>
    <style:style style:name="Table31.A1" style:family="table-cell">
      <style:table-cell-properties fo:padding="0.097cm" fo:border-left="none" fo:border-right="0.05pt solid #000000" fo:border-top="none" fo:border-bottom="0.05pt solid #000000"/>
    </style:style>
    <style:style style:name="Table31.D1" style:family="table-cell">
      <style:table-cell-properties fo:padding="0.097cm" fo:border-left="0.05pt solid #000000" fo:border-right="0.05pt solid #000000" fo:border-top="none" fo:border-bottom="0.05pt solid #000000"/>
    </style:style>
    <style:style style:name="Table31.E1" style:family="table-cell">
      <style:table-cell-properties fo:padding="0.097cm" fo:border-left="none" fo:border-right="none" fo:border-top="none" fo:border-bottom="0.05pt solid #000000"/>
    </style:style>
    <style:style style:name="Table31.A2" style:family="table-cell">
      <style:table-cell-properties fo:padding="0.097cm" fo:border="none"/>
    </style:style>
    <style:style style:name="Table31.C2" style:family="table-cell">
      <style:table-cell-properties fo:padding="0.097cm" fo:border-left="none" fo:border-right="0.05pt solid #000000" fo:border-top="none" fo:border-bottom="none"/>
    </style:style>
    <style:style style:name="Table31.D2" style:family="table-cell" style:data-style-name="N3">
      <style:table-cell-properties fo:padding="0.097cm" fo:border-left="none" fo:border-right="0.05pt solid #000000" fo:border-top="none" fo:border-bottom="none"/>
    </style:style>
    <style:style style:name="Table4" style:family="table">
      <style:table-properties style:width="15.409cm" fo:break-before="auto" fo:break-after="auto" table:align="left" fo:background-color="transparent" fo:keep-with-next="auto" style:may-break-between-rows="true" style:writing-mode="page">
        <style:background-image/>
      </style:table-properties>
    </style:style>
    <style:style style:name="Table4.A" style:family="table-column">
      <style:table-column-properties style:column-width="0.699cm"/>
    </style:style>
    <style:style style:name="Table4.B" style:family="table-column">
      <style:table-column-properties style:column-width="3.006cm"/>
    </style:style>
    <style:style style:name="Table4.C" style:family="table-column">
      <style:table-column-properties style:column-width="0.751cm"/>
    </style:style>
    <style:style style:name="Table4.E" style:family="table-column">
      <style:table-column-properties style:column-width="2.794cm"/>
    </style:style>
    <style:style style:name="Table4.H" style:family="table-column">
      <style:table-column-properties style:column-width="2.096cm"/>
    </style:style>
    <style:style style:name="Table4.J" style:family="table-column">
      <style:table-column-properties style:column-width="0.804cm"/>
    </style:style>
    <style:style style:name="Table4.K" style:family="table-column">
      <style:table-column-properties style:column-width="2.413cm"/>
    </style:style>
    <style:style style:name="Table4.1" style:family="table-row">
      <style:table-row-properties style:min-row-height="0.804cm"/>
    </style:style>
    <style:style style:name="Table4.A1" style:family="table-cell">
      <style:table-cell-properties fo:padding="0.097cm" fo:border-left="none" fo:border-right="0.05pt solid #000000" fo:border-top="none" fo:border-bottom="0.05pt solid #000000"/>
    </style:style>
    <style:style style:name="Table4.B1" style:family="table-cell">
      <style:table-cell-properties fo:padding="0.097cm" fo:border-left="none" fo:border-right="none" fo:border-top="none" fo:border-bottom="0.05pt solid #000000"/>
    </style:style>
    <style:style style:name="Table4.C1" style:family="table-cell">
      <style:table-cell-properties fo:padding="0.097cm" fo:border="none"/>
    </style:style>
    <style:style style:name="Table4.2" style:family="table-row">
      <style:table-row-properties fo:background-color="transparent" fo:keep-together="auto">
        <style:background-image/>
      </style:table-row-properties>
    </style:style>
    <style:style style:name="Table4.A2" style:family="table-cell">
      <style:table-cell-properties fo:padding="0.097cm" fo:border-left="none" fo:border-right="0.05pt solid #000000" fo:border-top="none" fo:border-bottom="none"/>
    </style:style>
    <style:style style:name="Table4.B2" style:family="table-cell" style:data-style-name="N3">
      <style:table-cell-properties fo:padding="0.097cm" fo:border="none"/>
    </style:style>
    <style:style style:name="Table4.E2" style:family="table-cell" style:data-style-name="N3">
      <style:table-cell-properties style:vertical-align="" fo:background-color="transparent" fo:padding="0.097cm" fo:border="none" style:writing-mode="page">
        <style:background-image/>
      </style:table-cell-properties>
    </style:style>
    <style:style style:name="Table4.3" style:family="table-row">
      <style:table-row-properties fo:background-color="transparent" fo:keep-together="auto">
        <style:background-image/>
      </style:table-row-properties>
    </style:style>
    <style:style style:name="Table4.4" style:family="table-row">
      <style:table-row-properties fo:background-color="transparent" fo:keep-together="auto">
        <style:background-image/>
      </style:table-row-properties>
    </style:style>
    <style:style style:name="Table4.5" style:family="table-row">
      <style:table-row-properties fo:background-color="transparent" fo:keep-together="auto">
        <style:background-image/>
      </style:table-row-properties>
    </style:style>
    <style:style style:name="Table4.6" style:family="table-row">
      <style:table-row-properties fo:background-color="transparent" fo:keep-together="auto">
        <style:background-image/>
      </style:table-row-properties>
    </style:style>
    <style:style style:name="Table4.7" style:family="table-row">
      <style:table-row-properties fo:background-color="transparent" fo:keep-together="auto">
        <style:background-image/>
      </style:table-row-properties>
    </style:style>
    <style:style style:name="Table4.8" style:family="table-row">
      <style:table-row-properties fo:background-color="transparent" fo:keep-together="auto">
        <style:background-image/>
      </style:table-row-properties>
    </style:style>
    <style:style style:name="Table4.9" style:family="table-row">
      <style:table-row-properties fo:background-color="transparent" fo:keep-together="auto">
        <style:background-image/>
      </style:table-row-properties>
    </style:style>
    <style:style style:name="Table4.10" style:family="table-row">
      <style:table-row-properties fo:background-color="transparent" fo:keep-together="auto">
        <style:background-image/>
      </style:table-row-properties>
    </style:style>
    <style:style style:name="Table4.11" style:family="table-row">
      <style:table-row-properties fo:background-color="transparent" fo:keep-together="auto">
        <style:background-image/>
      </style:table-row-properties>
    </style:style>
    <style:style style:name="Table4.12" style:family="table-row">
      <style:table-row-properties fo:background-color="transparent" fo:keep-together="auto">
        <style:background-image/>
      </style:table-row-properties>
    </style:style>
    <style:style style:name="Table18" style:family="table">
      <style:table-properties style:width="15.494cm" fo:break-before="auto" fo:break-after="auto" table:align="left" fo:background-color="transparent" fo:keep-with-next="auto" style:may-break-between-rows="true" style:writing-mode="page">
        <style:background-image/>
      </style:table-properties>
    </style:style>
    <style:style style:name="Table18.A" style:family="table-column">
      <style:table-column-properties style:column-width="0.699cm"/>
    </style:style>
    <style:style style:name="Table18.B" style:family="table-column">
      <style:table-column-properties style:column-width="3.006cm"/>
    </style:style>
    <style:style style:name="Table18.C" style:family="table-column">
      <style:table-column-properties style:column-width="0.751cm"/>
    </style:style>
    <style:style style:name="Table18.E" style:family="table-column">
      <style:table-column-properties style:column-width="2.794cm"/>
    </style:style>
    <style:style style:name="Table18.H" style:family="table-column">
      <style:table-column-properties style:column-width="2.392cm"/>
    </style:style>
    <style:style style:name="Table18.I" style:family="table-column">
      <style:table-column-properties style:column-width="0.614cm"/>
    </style:style>
    <style:style style:name="Table18.J" style:family="table-column">
      <style:table-column-properties style:column-width="0.995cm"/>
    </style:style>
    <style:style style:name="Table18.K" style:family="table-column">
      <style:table-column-properties style:column-width="2.096cm"/>
    </style:style>
    <style:style style:name="Table18.1" style:family="table-row">
      <style:table-row-properties style:min-row-height="0.804cm"/>
    </style:style>
    <style:style style:name="Table18.A1" style:family="table-cell">
      <style:table-cell-properties fo:padding="0.097cm" fo:border-left="none" fo:border-right="0.05pt solid #000000" fo:border-top="none" fo:border-bottom="0.05pt solid #000000"/>
    </style:style>
    <style:style style:name="Table18.B1" style:family="table-cell">
      <style:table-cell-properties fo:padding="0.097cm" fo:border-left="none" fo:border-right="none" fo:border-top="none" fo:border-bottom="0.05pt solid #000000"/>
    </style:style>
    <style:style style:name="Table18.C1" style:family="table-cell">
      <style:table-cell-properties fo:padding="0.097cm" fo:border="none"/>
    </style:style>
    <style:style style:name="Table18.2" style:family="table-row">
      <style:table-row-properties fo:background-color="transparent" fo:keep-together="auto">
        <style:background-image/>
      </style:table-row-properties>
    </style:style>
    <style:style style:name="Table18.A2" style:family="table-cell">
      <style:table-cell-properties fo:padding="0.097cm" fo:border-left="none" fo:border-right="0.05pt solid #000000" fo:border-top="none" fo:border-bottom="none"/>
    </style:style>
    <style:style style:name="Table18.B2" style:family="table-cell" style:data-style-name="N3">
      <style:table-cell-properties fo:padding="0.097cm" fo:border="none"/>
    </style:style>
    <style:style style:name="Table18.E2" style:family="table-cell" style:data-style-name="N3">
      <style:table-cell-properties style:vertical-align="" fo:background-color="transparent" fo:padding="0.097cm" fo:border="none" style:writing-mode="page">
        <style:background-image/>
      </style:table-cell-properties>
    </style:style>
    <style:style style:name="Table18.3" style:family="table-row">
      <style:table-row-properties fo:background-color="transparent" fo:keep-together="auto">
        <style:background-image/>
      </style:table-row-properties>
    </style:style>
    <style:style style:name="Table18.4" style:family="table-row">
      <style:table-row-properties fo:background-color="transparent" fo:keep-together="auto">
        <style:background-image/>
      </style:table-row-properties>
    </style:style>
    <style:style style:name="Table18.5" style:family="table-row">
      <style:table-row-properties fo:background-color="transparent" fo:keep-together="auto">
        <style:background-image/>
      </style:table-row-properties>
    </style:style>
    <style:style style:name="Table18.6" style:family="table-row">
      <style:table-row-properties fo:background-color="transparent" fo:keep-together="auto">
        <style:background-image/>
      </style:table-row-properties>
    </style:style>
    <style:style style:name="Table18.7" style:family="table-row">
      <style:table-row-properties fo:background-color="transparent" fo:keep-together="auto">
        <style:background-image/>
      </style:table-row-properties>
    </style:style>
    <style:style style:name="Table18.8" style:family="table-row">
      <style:table-row-properties fo:background-color="transparent" fo:keep-together="auto">
        <style:background-image/>
      </style:table-row-properties>
    </style:style>
    <style:style style:name="Table18.9" style:family="table-row">
      <style:table-row-properties fo:background-color="transparent" fo:keep-together="auto">
        <style:background-image/>
      </style:table-row-properties>
    </style:style>
    <style:style style:name="Table18.10" style:family="table-row">
      <style:table-row-properties fo:background-color="transparent" fo:keep-together="auto">
        <style:background-image/>
      </style:table-row-properties>
    </style:style>
    <style:style style:name="Table18.11" style:family="table-row">
      <style:table-row-properties fo:background-color="transparent" fo:keep-together="auto">
        <style:background-image/>
      </style:table-row-properties>
    </style:style>
    <style:style style:name="Table18.12" style:family="table-row">
      <style:table-row-properties fo:background-color="transparent" fo:keep-together="auto">
        <style:background-image/>
      </style:table-row-properties>
    </style:style>
    <style:style style:name="Table19" style:family="table">
      <style:table-properties style:width="15.409cm" table:align="left"/>
    </style:style>
    <style:style style:name="Table19.A" style:family="table-column">
      <style:table-column-properties style:column-width="0.699cm"/>
    </style:style>
    <style:style style:name="Table19.B" style:family="table-column">
      <style:table-column-properties style:column-width="3.196cm"/>
    </style:style>
    <style:style style:name="Table19.C" style:family="table-column">
      <style:table-column-properties style:column-width="0.614cm"/>
    </style:style>
    <style:style style:name="Table19.E" style:family="table-column">
      <style:table-column-properties style:column-width="2.688cm"/>
    </style:style>
    <style:style style:name="Table19.G" style:family="table-column">
      <style:table-column-properties style:column-width="0.804cm"/>
    </style:style>
    <style:style style:name="Table19.H" style:family="table-column">
      <style:table-column-properties style:column-width="2.307cm"/>
    </style:style>
    <style:style style:name="Table19.J" style:family="table-column">
      <style:table-column-properties style:column-width="0.783cm"/>
    </style:style>
    <style:style style:name="Table19.K" style:family="table-column">
      <style:table-column-properties style:column-width="2.117cm"/>
    </style:style>
    <style:style style:name="Table19.A1" style:family="table-cell">
      <style:table-cell-properties fo:padding="0.097cm" fo:border-left="none" fo:border-right="0.05pt solid #000000" fo:border-top="none" fo:border-bottom="0.05pt solid #000000"/>
    </style:style>
    <style:style style:name="Table19.B1" style:family="table-cell">
      <style:table-cell-properties fo:padding="0.097cm" fo:border-left="none" fo:border-right="none" fo:border-top="none" fo:border-bottom="0.05pt solid #000000"/>
    </style:style>
    <style:style style:name="Table19.C1" style:family="table-cell">
      <style:table-cell-properties fo:padding="0.097cm" fo:border="none"/>
    </style:style>
    <style:style style:name="Table19.A2" style:family="table-cell">
      <style:table-cell-properties fo:padding="0.097cm" fo:border-left="none" fo:border-right="0.05pt solid #000000" fo:border-top="none" fo:border-bottom="none"/>
    </style:style>
    <style:style style:name="Table19.B2" style:family="table-cell" style:data-style-name="N3">
      <style:table-cell-properties fo:padding="0.097cm" fo:border="none"/>
    </style:style>
    <style:style style:name="Table28" style:family="table">
      <style:table-properties style:width="15.621cm" table:align="left"/>
    </style:style>
    <style:style style:name="Table28.A" style:family="table-column">
      <style:table-column-properties style:column-width="0.824cm"/>
    </style:style>
    <style:style style:name="Table28.B" style:family="table-column">
      <style:table-column-properties style:column-width="2.163cm"/>
    </style:style>
    <style:style style:name="Table28.C" style:family="table-column">
      <style:table-column-properties style:column-width="4.039cm"/>
    </style:style>
    <style:style style:name="Table28.D" style:family="table-column">
      <style:table-column-properties style:column-width="1.785cm"/>
    </style:style>
    <style:style style:name="Table28.E" style:family="table-column">
      <style:table-column-properties style:column-width="2.411cm"/>
    </style:style>
    <style:style style:name="Table28.F" style:family="table-column">
      <style:table-column-properties style:column-width="2.849cm"/>
    </style:style>
    <style:style style:name="Table28.G" style:family="table-column">
      <style:table-column-properties style:column-width="1.55cm"/>
    </style:style>
    <style:style style:name="Table28.A1" style:family="table-cell">
      <style:table-cell-properties fo:padding="0.097cm" fo:border-left="none" fo:border-right="none" fo:border-top="none" fo:border-bottom="0.05pt solid #000000"/>
    </style:style>
    <style:style style:name="Table28.B1" style:family="table-cell">
      <style:table-cell-properties fo:padding="0.097cm" fo:border-left="0.05pt solid #000000" fo:border-right="none" fo:border-top="none" fo:border-bottom="0.05pt solid #000000"/>
    </style:style>
    <style:style style:name="Table28.A2" style:family="table-cell">
      <style:table-cell-properties fo:padding="0.097cm" fo:border="none"/>
    </style:style>
    <style:style style:name="Table28.B2" style:family="table-cell">
      <style:table-cell-properties fo:padding="0.097cm" fo:border-left="0.05pt solid #000000" fo:border-right="none" fo:border-top="none" fo:border-bottom="none"/>
    </style:style>
    <style:style style:name="Table30" style:family="table">
      <style:table-properties style:width="17cm" table:align="margins"/>
    </style:style>
    <style:style style:name="Table30.A" style:family="table-column">
      <style:table-column-properties style:column-width="1.095cm" style:rel-column-width="4222*"/>
    </style:style>
    <style:style style:name="Table30.B" style:family="table-column">
      <style:table-column-properties style:column-width="1.609cm" style:rel-column-width="6201*"/>
    </style:style>
    <style:style style:name="Table30.C" style:family="table-column">
      <style:table-column-properties style:column-width="13.488cm" style:rel-column-width="51996*"/>
    </style:style>
    <style:style style:name="Table30.D" style:family="table-column">
      <style:table-column-properties style:column-width="0.808cm" style:rel-column-width="3116*"/>
    </style:style>
    <style:style style:name="Table30.A1" style:family="table-cell">
      <style:table-cell-properties fo:padding="0.097cm" fo:border-left="none" fo:border-right="none" fo:border-top="none" fo:border-bottom="0.05pt solid #000000"/>
    </style:style>
    <style:style style:name="Table30.B1" style:family="table-cell">
      <style:table-cell-properties fo:padding="0.097cm" fo:border-left="0.05pt solid #000000" fo:border-right="none" fo:border-top="none" fo:border-bottom="0.05pt solid #000000"/>
    </style:style>
    <style:style style:name="Table30.A2" style:family="table-cell">
      <style:table-cell-properties fo:padding="0.097cm" fo:border="none"/>
    </style:style>
    <style:style style:name="Table30.B2" style:family="table-cell">
      <style:table-cell-properties fo:padding="0.097cm" fo:border-left="0.05pt solid #000000" fo:border-right="none" fo:border-top="none" fo:border-bottom="none"/>
    </style:style>
    <style:style style:name="Table33" style:family="table">
      <style:table-properties style:width="13.399cm" table:align="left"/>
    </style:style>
    <style:style style:name="Table33.A" style:family="table-column">
      <style:table-column-properties style:column-width="1.101cm"/>
    </style:style>
    <style:style style:name="Table33.B" style:family="table-column">
      <style:table-column-properties style:column-width="3.789cm"/>
    </style:style>
    <style:style style:name="Table33.C" style:family="table-column">
      <style:table-column-properties style:column-width="4.72cm"/>
    </style:style>
    <style:style style:name="Table33.A1" style:family="table-cell">
      <style:table-cell-properties fo:padding="0.097cm" fo:border-left="none" fo:border-right="none" fo:border-top="none" fo:border-bottom="0.05pt solid #000000"/>
    </style:style>
    <style:style style:name="Table33.B1" style:family="table-cell">
      <style:table-cell-properties fo:padding="0.097cm" fo:border-left="0.05pt solid #000000" fo:border-right="none" fo:border-top="none" fo:border-bottom="0.05pt solid #000000"/>
    </style:style>
    <style:style style:name="Table33.A2" style:family="table-cell">
      <style:table-cell-properties fo:padding="0.097cm" fo:border="none"/>
    </style:style>
    <style:style style:name="Table33.B2" style:family="table-cell">
      <style:table-cell-properties fo:padding="0.097cm" fo:border-left="0.05pt solid #000000" fo:border-right="none" fo:border-top="none" fo:border-bottom="none"/>
    </style:style>
    <style:style style:name="Table38" style:family="table">
      <style:table-properties style:width="7.523cm" table:align="left"/>
    </style:style>
    <style:style style:name="Table38.A" style:family="table-column">
      <style:table-column-properties style:column-width="0.824cm"/>
    </style:style>
    <style:style style:name="Table38.B" style:family="table-column">
      <style:table-column-properties style:column-width="3.35cm"/>
    </style:style>
    <style:style style:name="Table38.A1" style:family="table-cell">
      <style:table-cell-properties fo:padding="0.097cm" fo:border-left="none" fo:border-right="none" fo:border-top="none" fo:border-bottom="0.05pt solid #000000"/>
    </style:style>
    <style:style style:name="Table38.B1" style:family="table-cell">
      <style:table-cell-properties fo:padding="0.097cm" fo:border-left="0.05pt solid #000000" fo:border-right="none" fo:border-top="none" fo:border-bottom="0.05pt solid #000000"/>
    </style:style>
    <style:style style:name="Table38.A2" style:family="table-cell">
      <style:table-cell-properties fo:padding="0.097cm" fo:border="none"/>
    </style:style>
    <style:style style:name="Table38.B2" style:family="table-cell">
      <style:table-cell-properties fo:padding="0.097cm" fo:border-left="0.05pt solid #000000" fo:border-right="none" fo:border-top="none" fo:border-bottom="none"/>
    </style:style>
    <style:style style:name="Table32" style:family="table">
      <style:table-properties style:width="17cm" table:align="margins" style:may-break-between-rows="false"/>
    </style:style>
    <style:style style:name="Table32.A" style:family="table-column">
      <style:table-column-properties style:column-width="0.803cm" style:rel-column-width="3093*"/>
    </style:style>
    <style:style style:name="Table32.B" style:family="table-column">
      <style:table-column-properties style:column-width="9.294cm" style:rel-column-width="35827*"/>
    </style:style>
    <style:style style:name="Table32.C" style:family="table-column">
      <style:table-column-properties style:column-width="6.904cm" style:rel-column-width="26615*"/>
    </style:style>
    <style:style style:name="Table32.A1" style:family="table-cell">
      <style:table-cell-properties fo:padding="0.199cm" fo:border-left="none" fo:border-right="none" fo:border-top="none" fo:border-bottom="0.05pt solid #000000"/>
    </style:style>
    <style:style style:name="Table32.B1" style:family="table-cell">
      <style:table-cell-properties fo:padding="0.199cm" fo:border-left="0.05pt solid #000000" fo:border-right="none" fo:border-top="none" fo:border-bottom="0.05pt solid #000000"/>
    </style:style>
    <style:style style:name="Table32.A2" style:family="table-cell">
      <style:table-cell-properties fo:padding="0.199cm" fo:border="none"/>
    </style:style>
    <style:style style:name="Table32.B2" style:family="table-cell">
      <style:table-cell-properties fo:padding="0.199cm" fo:border-left="0.05pt solid #000000" fo:border-right="none" fo:border-top="none" fo:border-bottom="none"/>
    </style:style>
    <style:style style:name="Table32.C2" style:family="table-cell">
      <style:table-cell-properties fo:background-color="transparent" fo:padding="0.199cm" fo:border-left="0.05pt solid #000000" fo:border-right="none" fo:border-top="none" fo:border-bottom="none">
        <style:background-image/>
      </style:table-cell-properties>
    </style:style>
    <style:style style:name="Table29" style:family="table">
      <style:table-properties style:width="17cm" table:align="margins" fo:keep-with-next="always"/>
    </style:style>
    <style:style style:name="Table29.A" style:family="table-column">
      <style:table-column-properties style:column-width="0.91cm" style:rel-column-width="3508*"/>
    </style:style>
    <style:style style:name="Table29.B" style:family="table-column">
      <style:table-column-properties style:column-width="16.09cm" style:rel-column-width="62027*"/>
    </style:style>
    <style:style style:name="Table29.A1" style:family="table-cell">
      <style:table-cell-properties fo:padding="0.097cm" fo:border-left="none" fo:border-right="0.05pt solid #000000" fo:border-top="none" fo:border-bottom="0.05pt solid #000000"/>
    </style:style>
    <style:style style:name="Table29.B1" style:family="table-cell">
      <style:table-cell-properties fo:padding="0.097cm" fo:border-left="none" fo:border-right="none" fo:border-top="none" fo:border-bottom="0.05pt solid #000000"/>
    </style:style>
    <style:style style:name="Table29.A2" style:family="table-cell">
      <style:table-cell-properties fo:padding="0.097cm" fo:border-left="none" fo:border-right="0.05pt solid #000000" fo:border-top="none" fo:border-bottom="none"/>
    </style:style>
    <style:style style:name="Table29.B2" style:family="table-cell">
      <style:table-cell-properties fo:padding="0.097cm" fo:border="none"/>
    </style:style>
    <style:style style:name="Table36" style:family="table">
      <style:table-properties style:width="13.441cm" fo:margin-left="0.074cm" table:align="left"/>
    </style:style>
    <style:style style:name="Table36.A" style:family="table-column">
      <style:table-column-properties style:column-width="0.995cm"/>
    </style:style>
    <style:style style:name="Table36.B" style:family="table-column">
      <style:table-column-properties style:column-width="1.799cm"/>
    </style:style>
    <style:style style:name="Table36.D" style:family="table-column">
      <style:table-column-properties style:column-width="1.609cm"/>
    </style:style>
    <style:style style:name="Table36.E" style:family="table-column">
      <style:table-column-properties style:column-width="2.18cm"/>
    </style:style>
    <style:style style:name="Table36.F" style:family="table-column">
      <style:table-column-properties style:column-width="1.693cm"/>
    </style:style>
    <style:style style:name="Table36.G" style:family="table-column">
      <style:table-column-properties style:column-width="1.672cm"/>
    </style:style>
    <style:style style:name="Table36.A1" style:family="table-cell">
      <style:table-cell-properties fo:padding="0.097cm" fo:border-left="none" fo:border-right="0.05pt solid #000000" fo:border-top="none" fo:border-bottom="none"/>
    </style:style>
    <style:style style:name="Table36.B1" style:family="table-cell">
      <style:table-cell-properties fo:padding="0.097cm" fo:border-left="none" fo:border-right="0.05pt solid #000000" fo:border-top="none" fo:border-bottom="0.05pt solid #000000"/>
    </style:style>
    <style:style style:name="Table36.E1" style:family="table-cell">
      <style:table-cell-properties fo:padding="0.097cm" fo:border="none"/>
    </style:style>
    <style:style style:name="Table36.F1" style:family="table-cell">
      <style:table-cell-properties fo:padding="0.097cm" fo:border-left="0.05pt solid #000000" fo:border-right="0.05pt solid #000000" fo:border-top="none" fo:border-bottom="0.05pt solid #000000"/>
    </style:style>
    <style:style style:name="Table36.B2" style:family="table-cell">
      <style:table-cell-properties fo:padding="0.097cm" fo:border-left="none" fo:border-right="none" fo:border-top="none" fo:border-bottom="0.05pt solid #000000"/>
    </style:style>
    <style:style style:name="Table36.C2" style:family="table-cell">
      <style:table-cell-properties fo:padding="0.097cm" fo:border-left="0.05pt solid #000000" fo:border-right="none" fo:border-top="none" fo:border-bottom="0.05pt solid #000000"/>
    </style:style>
    <style:style style:name="Table36.C3" style:family="table-cell" style:data-style-name="N120">
      <style:table-cell-properties fo:padding="0.097cm" fo:border-left="0.05pt solid #000000" fo:border-right="none" fo:border-top="none" fo:border-bottom="none"/>
    </style:style>
    <style:style style:name="Table36.D3" style:family="table-cell" style:data-style-name="N120">
      <style:table-cell-properties fo:padding="0.097cm" fo:border-left="0.05pt solid #000000" fo:border-right="0.05pt solid #000000" fo:border-top="none" fo:border-bottom="none"/>
    </style:style>
    <style:style style:name="Table36.E3" style:family="table-cell" style:data-style-name="N120">
      <style:table-cell-properties fo:padding="0.097cm" fo:border="none"/>
    </style:style>
    <style:style style:name="Table36.F3" style:family="table-cell">
      <style:table-cell-properties fo:padding="0.097cm" fo:border-left="0.05pt solid #000000" fo:border-right="none" fo:border-top="none" fo:border-bottom="none"/>
    </style:style>
    <style:style style:name="Table36.G3" style:family="table-cell">
      <style:table-cell-properties fo:padding="0.097cm" fo:border-left="0.05pt solid #000000" fo:border-right="none" fo:border-top="none" fo:border-bottom="none"/>
    </style:style>
    <style:style style:name="Table36.H3" style:family="table-cell">
      <style:table-cell-properties fo:padding="0.097cm" fo:border-left="0.05pt solid #000000" fo:border-right="0.05pt solid #000000" fo:border-top="none" fo:border-bottom="none"/>
    </style:style>
    <style:style style:name="Table36.C6" style:family="table-cell">
      <style:table-cell-properties fo:padding="0.097cm" fo:border-left="0.05pt solid #000000" fo:border-right="none" fo:border-top="none" fo:border-bottom="none"/>
    </style:style>
    <style:style style:name="Table36.D6" style:family="table-cell">
      <style:table-cell-properties fo:padding="0.097cm" fo:border-left="0.05pt solid #000000" fo:border-right="0.05pt solid #000000" fo:border-top="none" fo:border-bottom="none"/>
    </style:style>
    <style:style style:name="Table36.C7" style:family="table-cell">
      <style:table-cell-properties fo:padding="0.097cm" fo:border-left="0.05pt solid #000000" fo:border-right="none" fo:border-top="none" fo:border-bottom="none"/>
    </style:style>
    <style:style style:name="Table36.D7" style:family="table-cell">
      <style:table-cell-properties fo:padding="0.097cm" fo:border-left="0.05pt solid #000000" fo:border-right="0.05pt solid #000000" fo:border-top="none" fo:border-bottom="none"/>
    </style:style>
    <style:style style:name="Table36.F7" style:family="table-cell">
      <style:table-cell-properties fo:padding="0.097cm" fo:border-left="0.05pt solid #000000" fo:border-right="none" fo:border-top="none" fo:border-bottom="none"/>
    </style:style>
    <style:style style:name="Table36.G7" style:family="table-cell">
      <style:table-cell-properties fo:padding="0.097cm" fo:border-left="0.05pt solid #000000" fo:border-right="none" fo:border-top="none" fo:border-bottom="none"/>
    </style:style>
    <style:style style:name="Table36.H7" style:family="table-cell">
      <style:table-cell-properties fo:padding="0.097cm" fo:border-left="0.05pt solid #000000" fo:border-right="0.05pt solid #000000" fo:border-top="none" fo:border-bottom="none"/>
    </style:style>
    <style:style style:name="Table36.F9" style:family="table-cell">
      <style:table-cell-properties fo:padding="0.097cm" fo:border-left="0.05pt solid #000000" fo:border-right="none" fo:border-top="none" fo:border-bottom="none"/>
    </style:style>
    <style:style style:name="Table36.F10" style:family="table-cell">
      <style:table-cell-properties fo:padding="0.097cm" fo:border-left="0.05pt solid #000000" fo:border-right="none" fo:border-top="none" fo:border-bottom="none"/>
    </style:style>
    <style:style style:name="Table36.F11" style:family="table-cell">
      <style:table-cell-properties fo:padding="0.097cm" fo:border-left="0.05pt solid #000000" fo:border-right="none" fo:border-top="none" fo:border-bottom="none"/>
    </style:style>
    <style:style style:name="Table17" style:family="table">
      <style:table-properties style:width="13.294cm" table:align="left"/>
    </style:style>
    <style:style style:name="Table17.A" style:family="table-column">
      <style:table-column-properties style:column-width="1.48cm"/>
    </style:style>
    <style:style style:name="Table17.B" style:family="table-column">
      <style:table-column-properties style:column-width="0.813cm"/>
    </style:style>
    <style:style style:name="Table17.J" style:family="table-column">
      <style:table-column-properties style:column-width="2.655cm"/>
    </style:style>
    <style:style style:name="Table17.A1" style:family="table-cell">
      <style:table-cell-properties style:vertical-align="middle" fo:padding="0.097cm" fo:border-left="none" fo:border-right="none" fo:border-top="none" fo:border-bottom="0.05pt solid #000000"/>
    </style:style>
    <style:style style:name="Table17.B1" style:family="table-cell">
      <style:table-cell-properties fo:padding="0.097cm" fo:border-left="0.05pt solid #000000" fo:border-right="none" fo:border-top="none" fo:border-bottom="0.05pt solid #000000"/>
    </style:style>
    <style:style style:name="Table17.J1" style:family="table-cell">
      <style:table-cell-properties style:vertical-align="middle" fo:padding="0.097cm" fo:border-left="0.05pt solid #000000" fo:border-right="none" fo:border-top="none" fo:border-bottom="0.05pt solid #000000"/>
    </style:style>
    <style:style style:name="Table17.B2" style:family="table-cell">
      <style:table-cell-properties fo:padding="0cm" fo:border-left="0.05pt solid #000000" fo:border-right="none" fo:border-top="none" fo:border-bottom="0.05pt solid #000000"/>
    </style:style>
    <style:style style:name="Table17.C2" style:family="table-cell">
      <style:table-cell-properties fo:padding="0cm" fo:border-left="0.05pt solid #000000" fo:border-right="none" fo:border-top="none" fo:border-bottom="0.05pt solid #000000"/>
    </style:style>
    <style:style style:name="Table17.D2" style:family="table-cell">
      <style:table-cell-properties fo:padding="0cm" fo:border-left="0.05pt solid #000000" fo:border-right="none" fo:border-top="none" fo:border-bottom="0.05pt solid #000000"/>
    </style:style>
    <style:style style:name="Table17.E2" style:family="table-cell">
      <style:table-cell-properties fo:padding="0cm" fo:border-left="0.05pt solid #000000" fo:border-right="none" fo:border-top="none" fo:border-bottom="0.05pt solid #000000"/>
    </style:style>
    <style:style style:name="Table17.F2" style:family="table-cell">
      <style:table-cell-properties fo:padding="0cm" fo:border-left="0.05pt solid #000000" fo:border-right="none" fo:border-top="none" fo:border-bottom="0.05pt solid #000000"/>
    </style:style>
    <style:style style:name="Table17.G2" style:family="table-cell">
      <style:table-cell-properties fo:padding="0cm" fo:border-left="0.05pt solid #000000" fo:border-right="none" fo:border-top="none" fo:border-bottom="0.05pt solid #000000"/>
    </style:style>
    <style:style style:name="Table17.H2" style:family="table-cell">
      <style:table-cell-properties fo:padding="0cm" fo:border-left="0.05pt solid #000000" fo:border-right="none" fo:border-top="none" fo:border-bottom="0.05pt solid #000000"/>
    </style:style>
    <style:style style:name="Table17.I2" style:family="table-cell">
      <style:table-cell-properties fo:padding="0cm" fo:border-left="0.05pt solid #000000" fo:border-right="none" fo:border-top="none" fo:border-bottom="0.05pt solid #000000"/>
    </style:style>
    <style:style style:name="Table17.A3" style:family="table-cell">
      <style:table-cell-properties fo:padding="0.097cm" fo:border="none"/>
    </style:style>
    <style:style style:name="Table17.B3" style:family="table-cell">
      <style:table-cell-properties fo:padding="0cm" fo:border-left="0.05pt solid #000000" fo:border-right="none" fo:border-top="none" fo:border-bottom="none"/>
    </style:style>
    <style:style style:name="Table17.C3" style:family="table-cell">
      <style:table-cell-properties fo:padding="0cm" fo:border-left="0.05pt solid #000000" fo:border-right="none" fo:border-top="none" fo:border-bottom="none"/>
    </style:style>
    <style:style style:name="Table17.D3" style:family="table-cell">
      <style:table-cell-properties fo:padding="0cm" fo:border-left="0.05pt solid #000000" fo:border-right="none" fo:border-top="none" fo:border-bottom="none"/>
    </style:style>
    <style:style style:name="Table17.E3" style:family="table-cell">
      <style:table-cell-properties fo:padding="0cm" fo:border-left="0.05pt solid #000000" fo:border-right="none" fo:border-top="none" fo:border-bottom="none"/>
    </style:style>
    <style:style style:name="Table17.F3" style:family="table-cell">
      <style:table-cell-properties fo:padding="0cm" fo:border-left="0.05pt solid #000000" fo:border-right="none" fo:border-top="none" fo:border-bottom="none"/>
    </style:style>
    <style:style style:name="Table17.G3" style:family="table-cell">
      <style:table-cell-properties fo:padding="0cm" fo:border-left="0.05pt solid #000000" fo:border-right="none" fo:border-top="none" fo:border-bottom="none"/>
    </style:style>
    <style:style style:name="Table17.H3" style:family="table-cell">
      <style:table-cell-properties fo:padding="0cm" fo:border-left="0.05pt solid #000000" fo:border-right="none" fo:border-top="none" fo:border-bottom="none"/>
    </style:style>
    <style:style style:name="Table17.I3" style:family="table-cell">
      <style:table-cell-properties fo:padding="0cm" fo:border-left="0.05pt solid #000000" fo:border-right="none" fo:border-top="none" fo:border-bottom="none"/>
    </style:style>
    <style:style style:name="Table17.J3" style:family="table-cell">
      <style:table-cell-properties fo:padding="0.097cm" fo:border-left="0.05pt solid #000000" fo:border-right="none" fo:border-top="none" fo:border-bottom="none"/>
    </style:style>
    <style:style style:name="Table17.K3" style:family="table-cell">
      <style:table-cell-properties fo:padding="0.097cm" fo:border-left="0.05pt solid #000000" fo:border-right="none" fo:border-top="none" fo:border-bottom="none"/>
    </style:style>
    <style:style style:name="Table17.A4" style:family="table-cell">
      <style:table-cell-properties fo:padding="0.097cm" fo:border="none"/>
    </style:style>
    <style:style style:name="Table17.B4" style:family="table-cell">
      <style:table-cell-properties fo:padding="0cm" fo:border-left="0.05pt solid #000000" fo:border-right="none" fo:border-top="none" fo:border-bottom="none"/>
    </style:style>
    <style:style style:name="Table17.C4" style:family="table-cell">
      <style:table-cell-properties fo:padding="0cm" fo:border-left="0.05pt solid #000000" fo:border-right="none" fo:border-top="none" fo:border-bottom="none"/>
    </style:style>
    <style:style style:name="Table17.D4" style:family="table-cell">
      <style:table-cell-properties fo:padding="0cm" fo:border-left="0.05pt solid #000000" fo:border-right="none" fo:border-top="none" fo:border-bottom="none"/>
    </style:style>
    <style:style style:name="Table17.E4" style:family="table-cell">
      <style:table-cell-properties fo:padding="0cm" fo:border-left="0.05pt solid #000000" fo:border-right="none" fo:border-top="none" fo:border-bottom="none"/>
    </style:style>
    <style:style style:name="Table17.F4" style:family="table-cell">
      <style:table-cell-properties fo:padding="0cm" fo:border-left="0.05pt solid #000000" fo:border-right="none" fo:border-top="none" fo:border-bottom="none"/>
    </style:style>
    <style:style style:name="Table17.G4" style:family="table-cell">
      <style:table-cell-properties fo:padding="0cm" fo:border-left="0.05pt solid #000000" fo:border-right="none" fo:border-top="none" fo:border-bottom="none"/>
    </style:style>
    <style:style style:name="Table17.H4" style:family="table-cell">
      <style:table-cell-properties fo:padding="0cm" fo:border-left="0.05pt solid #000000" fo:border-right="none" fo:border-top="none" fo:border-bottom="none"/>
    </style:style>
    <style:style style:name="Table17.I4" style:family="table-cell">
      <style:table-cell-properties fo:padding="0cm" fo:border-left="0.05pt solid #000000" fo:border-right="none" fo:border-top="none" fo:border-bottom="none"/>
    </style:style>
    <style:style style:name="Table17.J4" style:family="table-cell">
      <style:table-cell-properties fo:padding="0.097cm" fo:border-left="0.05pt solid #000000" fo:border-right="none" fo:border-top="none" fo:border-bottom="none"/>
    </style:style>
    <style:style style:name="Table17.K4" style:family="table-cell">
      <style:table-cell-properties fo:padding="0.097cm" fo:border-left="0.05pt solid #000000" fo:border-right="none" fo:border-top="none" fo:border-bottom="none"/>
    </style:style>
    <style:style style:name="Table17.A5" style:family="table-cell">
      <style:table-cell-properties fo:padding="0.097cm" fo:border="none"/>
    </style:style>
    <style:style style:name="Table17.B5" style:family="table-cell">
      <style:table-cell-properties fo:padding="0cm" fo:border-left="0.05pt solid #000000" fo:border-right="none" fo:border-top="none" fo:border-bottom="none"/>
    </style:style>
    <style:style style:name="Table17.C5" style:family="table-cell">
      <style:table-cell-properties fo:padding="0cm" fo:border-left="0.05pt solid #000000" fo:border-right="none" fo:border-top="none" fo:border-bottom="none"/>
    </style:style>
    <style:style style:name="Table17.D5" style:family="table-cell">
      <style:table-cell-properties fo:padding="0cm" fo:border-left="0.05pt solid #000000" fo:border-right="none" fo:border-top="none" fo:border-bottom="none"/>
    </style:style>
    <style:style style:name="Table17.E5" style:family="table-cell">
      <style:table-cell-properties fo:padding="0cm" fo:border-left="0.05pt solid #000000" fo:border-right="none" fo:border-top="none" fo:border-bottom="none"/>
    </style:style>
    <style:style style:name="Table17.F5" style:family="table-cell">
      <style:table-cell-properties fo:padding="0cm" fo:border-left="0.05pt solid #000000" fo:border-right="none" fo:border-top="none" fo:border-bottom="none"/>
    </style:style>
    <style:style style:name="Table17.G5" style:family="table-cell">
      <style:table-cell-properties fo:padding="0cm" fo:border-left="0.05pt solid #000000" fo:border-right="none" fo:border-top="none" fo:border-bottom="none"/>
    </style:style>
    <style:style style:name="Table17.H5" style:family="table-cell">
      <style:table-cell-properties fo:padding="0cm" fo:border-left="0.05pt solid #000000" fo:border-right="none" fo:border-top="none" fo:border-bottom="none"/>
    </style:style>
    <style:style style:name="Table17.I5" style:family="table-cell">
      <style:table-cell-properties fo:padding="0cm" fo:border-left="0.05pt solid #000000" fo:border-right="none" fo:border-top="none" fo:border-bottom="none"/>
    </style:style>
    <style:style style:name="Table17.J5" style:family="table-cell">
      <style:table-cell-properties fo:padding="0.097cm" fo:border-left="0.05pt solid #000000" fo:border-right="none" fo:border-top="none" fo:border-bottom="none"/>
    </style:style>
    <style:style style:name="Table17.K5" style:family="table-cell">
      <style:table-cell-properties fo:padding="0.097cm" fo:border-left="0.05pt solid #000000" fo:border-right="none" fo:border-top="none" fo:border-bottom="none"/>
    </style:style>
    <style:style style:name="Table17.A6" style:family="table-cell">
      <style:table-cell-properties fo:padding="0.097cm" fo:border="none"/>
    </style:style>
    <style:style style:name="Table17.B6" style:family="table-cell">
      <style:table-cell-properties fo:padding="0cm" fo:border-left="0.05pt solid #000000" fo:border-right="none" fo:border-top="none" fo:border-bottom="none"/>
    </style:style>
    <style:style style:name="Table17.C6" style:family="table-cell">
      <style:table-cell-properties fo:padding="0cm" fo:border-left="0.05pt solid #000000" fo:border-right="none" fo:border-top="none" fo:border-bottom="none"/>
    </style:style>
    <style:style style:name="Table17.D6" style:family="table-cell">
      <style:table-cell-properties fo:padding="0cm" fo:border-left="0.05pt solid #000000" fo:border-right="none" fo:border-top="none" fo:border-bottom="none"/>
    </style:style>
    <style:style style:name="Table17.E6" style:family="table-cell">
      <style:table-cell-properties fo:padding="0cm" fo:border-left="0.05pt solid #000000" fo:border-right="none" fo:border-top="none" fo:border-bottom="none"/>
    </style:style>
    <style:style style:name="Table17.F6" style:family="table-cell">
      <style:table-cell-properties fo:padding="0cm" fo:border-left="0.05pt solid #000000" fo:border-right="none" fo:border-top="none" fo:border-bottom="none"/>
    </style:style>
    <style:style style:name="Table17.G6" style:family="table-cell">
      <style:table-cell-properties fo:padding="0cm" fo:border-left="0.05pt solid #000000" fo:border-right="none" fo:border-top="none" fo:border-bottom="none"/>
    </style:style>
    <style:style style:name="Table17.H6" style:family="table-cell">
      <style:table-cell-properties fo:padding="0cm" fo:border-left="0.05pt solid #000000" fo:border-right="none" fo:border-top="none" fo:border-bottom="none"/>
    </style:style>
    <style:style style:name="Table17.I6" style:family="table-cell">
      <style:table-cell-properties fo:padding="0cm" fo:border-left="0.05pt solid #000000" fo:border-right="none" fo:border-top="none" fo:border-bottom="none"/>
    </style:style>
    <style:style style:name="Table17.J6" style:family="table-cell">
      <style:table-cell-properties fo:padding="0.097cm" fo:border-left="0.05pt solid #000000" fo:border-right="none" fo:border-top="none" fo:border-bottom="none"/>
    </style:style>
    <style:style style:name="Table17.K6" style:family="table-cell">
      <style:table-cell-properties fo:padding="0.097cm" fo:border-left="0.05pt solid #000000" fo:border-right="none" fo:border-top="none" fo:border-bottom="none"/>
    </style:style>
    <style:style style:name="Table17.A7" style:family="table-cell">
      <style:table-cell-properties fo:padding="0.097cm" fo:border="none"/>
    </style:style>
    <style:style style:name="Table17.B7" style:family="table-cell">
      <style:table-cell-properties fo:padding="0cm" fo:border-left="0.05pt solid #000000" fo:border-right="none" fo:border-top="none" fo:border-bottom="none"/>
    </style:style>
    <style:style style:name="Table17.C7" style:family="table-cell">
      <style:table-cell-properties fo:padding="0cm" fo:border-left="0.05pt solid #000000" fo:border-right="none" fo:border-top="none" fo:border-bottom="none"/>
    </style:style>
    <style:style style:name="Table17.D7" style:family="table-cell">
      <style:table-cell-properties fo:padding="0cm" fo:border-left="0.05pt solid #000000" fo:border-right="none" fo:border-top="none" fo:border-bottom="none"/>
    </style:style>
    <style:style style:name="Table17.E7" style:family="table-cell">
      <style:table-cell-properties fo:padding="0cm" fo:border-left="0.05pt solid #000000" fo:border-right="none" fo:border-top="none" fo:border-bottom="none"/>
    </style:style>
    <style:style style:name="Table17.F7" style:family="table-cell">
      <style:table-cell-properties fo:padding="0cm" fo:border-left="0.05pt solid #000000" fo:border-right="none" fo:border-top="none" fo:border-bottom="none"/>
    </style:style>
    <style:style style:name="Table17.G7" style:family="table-cell">
      <style:table-cell-properties fo:padding="0cm" fo:border-left="0.05pt solid #000000" fo:border-right="none" fo:border-top="none" fo:border-bottom="none"/>
    </style:style>
    <style:style style:name="Table17.H7" style:family="table-cell">
      <style:table-cell-properties fo:padding="0cm" fo:border-left="0.05pt solid #000000" fo:border-right="none" fo:border-top="none" fo:border-bottom="none"/>
    </style:style>
    <style:style style:name="Table17.I7" style:family="table-cell">
      <style:table-cell-properties fo:padding="0cm" fo:border-left="0.05pt solid #000000" fo:border-right="none" fo:border-top="none" fo:border-bottom="none"/>
    </style:style>
    <style:style style:name="Table17.J7" style:family="table-cell">
      <style:table-cell-properties fo:padding="0.097cm" fo:border-left="0.05pt solid #000000" fo:border-right="none" fo:border-top="none" fo:border-bottom="none"/>
    </style:style>
    <style:style style:name="Table17.K7" style:family="table-cell">
      <style:table-cell-properties fo:padding="0.097cm" fo:border-left="0.05pt solid #000000" fo:border-right="none" fo:border-top="none" fo:border-bottom="none"/>
    </style:style>
    <style:style style:name="Table17.A8" style:family="table-cell">
      <style:table-cell-properties fo:padding="0.097cm" fo:border="none"/>
    </style:style>
    <style:style style:name="Table17.B8" style:family="table-cell">
      <style:table-cell-properties fo:padding="0cm" fo:border-left="0.05pt solid #000000" fo:border-right="none" fo:border-top="none" fo:border-bottom="none"/>
    </style:style>
    <style:style style:name="Table17.C8" style:family="table-cell">
      <style:table-cell-properties fo:padding="0cm" fo:border-left="0.05pt solid #000000" fo:border-right="none" fo:border-top="none" fo:border-bottom="none"/>
    </style:style>
    <style:style style:name="Table17.D8" style:family="table-cell">
      <style:table-cell-properties fo:padding="0cm" fo:border-left="0.05pt solid #000000" fo:border-right="none" fo:border-top="none" fo:border-bottom="none"/>
    </style:style>
    <style:style style:name="Table17.E8" style:family="table-cell">
      <style:table-cell-properties fo:padding="0cm" fo:border-left="0.05pt solid #000000" fo:border-right="none" fo:border-top="none" fo:border-bottom="none"/>
    </style:style>
    <style:style style:name="Table17.F8" style:family="table-cell">
      <style:table-cell-properties fo:padding="0cm" fo:border-left="0.05pt solid #000000" fo:border-right="none" fo:border-top="none" fo:border-bottom="none"/>
    </style:style>
    <style:style style:name="Table17.G8" style:family="table-cell">
      <style:table-cell-properties fo:padding="0cm" fo:border-left="0.05pt solid #000000" fo:border-right="none" fo:border-top="none" fo:border-bottom="none"/>
    </style:style>
    <style:style style:name="Table17.H8" style:family="table-cell">
      <style:table-cell-properties fo:padding="0cm" fo:border-left="0.05pt solid #000000" fo:border-right="none" fo:border-top="none" fo:border-bottom="none"/>
    </style:style>
    <style:style style:name="Table17.I8" style:family="table-cell">
      <style:table-cell-properties fo:padding="0cm" fo:border-left="0.05pt solid #000000" fo:border-right="none" fo:border-top="none" fo:border-bottom="none"/>
    </style:style>
    <style:style style:name="Table17.J8" style:family="table-cell">
      <style:table-cell-properties fo:padding="0.097cm" fo:border-left="0.05pt solid #000000" fo:border-right="none" fo:border-top="none" fo:border-bottom="none"/>
    </style:style>
    <style:style style:name="Table17.K8" style:family="table-cell">
      <style:table-cell-properties fo:padding="0.097cm" fo:border-left="0.05pt solid #000000" fo:border-right="none" fo:border-top="none" fo:border-bottom="none"/>
    </style:style>
    <style:style style:name="Table17.A9" style:family="table-cell">
      <style:table-cell-properties fo:padding="0.097cm" fo:border="none"/>
    </style:style>
    <style:style style:name="Table17.B9" style:family="table-cell">
      <style:table-cell-properties fo:padding="0cm" fo:border-left="0.05pt solid #000000" fo:border-right="none" fo:border-top="none" fo:border-bottom="none"/>
    </style:style>
    <style:style style:name="Table17.C9" style:family="table-cell">
      <style:table-cell-properties fo:padding="0cm" fo:border-left="0.05pt solid #000000" fo:border-right="none" fo:border-top="none" fo:border-bottom="none"/>
    </style:style>
    <style:style style:name="Table17.D9" style:family="table-cell">
      <style:table-cell-properties fo:padding="0cm" fo:border-left="0.05pt solid #000000" fo:border-right="none" fo:border-top="none" fo:border-bottom="none"/>
    </style:style>
    <style:style style:name="Table17.E9" style:family="table-cell">
      <style:table-cell-properties fo:padding="0cm" fo:border-left="0.05pt solid #000000" fo:border-right="none" fo:border-top="none" fo:border-bottom="none"/>
    </style:style>
    <style:style style:name="Table17.F9" style:family="table-cell">
      <style:table-cell-properties fo:padding="0cm" fo:border-left="0.05pt solid #000000" fo:border-right="none" fo:border-top="none" fo:border-bottom="none"/>
    </style:style>
    <style:style style:name="Table17.G9" style:family="table-cell">
      <style:table-cell-properties fo:padding="0cm" fo:border-left="0.05pt solid #000000" fo:border-right="none" fo:border-top="none" fo:border-bottom="none"/>
    </style:style>
    <style:style style:name="Table17.H9" style:family="table-cell">
      <style:table-cell-properties fo:padding="0cm" fo:border-left="0.05pt solid #000000" fo:border-right="none" fo:border-top="none" fo:border-bottom="none"/>
    </style:style>
    <style:style style:name="Table17.I9" style:family="table-cell">
      <style:table-cell-properties fo:padding="0cm" fo:border-left="0.05pt solid #000000" fo:border-right="none" fo:border-top="none" fo:border-bottom="none"/>
    </style:style>
    <style:style style:name="Table17.J9" style:family="table-cell">
      <style:table-cell-properties fo:padding="0.097cm" fo:border-left="0.05pt solid #000000" fo:border-right="none" fo:border-top="none" fo:border-bottom="none"/>
    </style:style>
    <style:style style:name="Table17.K9" style:family="table-cell">
      <style:table-cell-properties fo:padding="0.097cm" fo:border-left="0.05pt solid #000000" fo:border-right="none" fo:border-top="none" fo:border-bottom="none"/>
    </style:style>
    <style:style style:name="Table17.A10" style:family="table-cell">
      <style:table-cell-properties fo:padding="0.097cm" fo:border="none"/>
    </style:style>
    <style:style style:name="Table17.B10" style:family="table-cell">
      <style:table-cell-properties fo:padding="0cm" fo:border-left="0.05pt solid #000000" fo:border-right="none" fo:border-top="none" fo:border-bottom="none"/>
    </style:style>
    <style:style style:name="Table17.C10" style:family="table-cell">
      <style:table-cell-properties fo:padding="0cm" fo:border-left="0.05pt solid #000000" fo:border-right="none" fo:border-top="none" fo:border-bottom="none"/>
    </style:style>
    <style:style style:name="Table17.D10" style:family="table-cell">
      <style:table-cell-properties fo:padding="0cm" fo:border-left="0.05pt solid #000000" fo:border-right="none" fo:border-top="none" fo:border-bottom="none"/>
    </style:style>
    <style:style style:name="Table17.E10" style:family="table-cell">
      <style:table-cell-properties fo:padding="0cm" fo:border-left="0.05pt solid #000000" fo:border-right="none" fo:border-top="none" fo:border-bottom="none"/>
    </style:style>
    <style:style style:name="Table17.F10" style:family="table-cell">
      <style:table-cell-properties fo:padding="0cm" fo:border-left="0.05pt solid #000000" fo:border-right="none" fo:border-top="none" fo:border-bottom="none"/>
    </style:style>
    <style:style style:name="Table17.G10" style:family="table-cell">
      <style:table-cell-properties fo:padding="0cm" fo:border-left="0.05pt solid #000000" fo:border-right="none" fo:border-top="none" fo:border-bottom="none"/>
    </style:style>
    <style:style style:name="Table17.H10" style:family="table-cell">
      <style:table-cell-properties fo:padding="0cm" fo:border-left="0.05pt solid #000000" fo:border-right="none" fo:border-top="none" fo:border-bottom="none"/>
    </style:style>
    <style:style style:name="Table17.I10" style:family="table-cell">
      <style:table-cell-properties fo:padding="0cm" fo:border-left="0.05pt solid #000000" fo:border-right="none" fo:border-top="none" fo:border-bottom="none"/>
    </style:style>
    <style:style style:name="Table17.J10" style:family="table-cell">
      <style:table-cell-properties fo:padding="0.097cm" fo:border-left="0.05pt solid #000000" fo:border-right="none" fo:border-top="none" fo:border-bottom="none"/>
    </style:style>
    <style:style style:name="Table17.K10" style:family="table-cell">
      <style:table-cell-properties fo:padding="0.097cm" fo:border-left="0.05pt solid #000000" fo:border-right="none" fo:border-top="none" fo:border-bottom="none"/>
    </style:style>
    <style:style style:name="Table17.A11" style:family="table-cell">
      <style:table-cell-properties fo:padding="0.097cm" fo:border="none"/>
    </style:style>
    <style:style style:name="Table17.B11" style:family="table-cell">
      <style:table-cell-properties fo:padding="0cm" fo:border-left="0.05pt solid #000000" fo:border-right="none" fo:border-top="none" fo:border-bottom="none"/>
    </style:style>
    <style:style style:name="Table17.C11" style:family="table-cell">
      <style:table-cell-properties fo:padding="0cm" fo:border-left="0.05pt solid #000000" fo:border-right="none" fo:border-top="none" fo:border-bottom="none"/>
    </style:style>
    <style:style style:name="Table17.D11" style:family="table-cell">
      <style:table-cell-properties fo:padding="0cm" fo:border-left="0.05pt solid #000000" fo:border-right="none" fo:border-top="none" fo:border-bottom="none"/>
    </style:style>
    <style:style style:name="Table17.E11" style:family="table-cell">
      <style:table-cell-properties fo:padding="0cm" fo:border-left="0.05pt solid #000000" fo:border-right="none" fo:border-top="none" fo:border-bottom="none"/>
    </style:style>
    <style:style style:name="Table17.F11" style:family="table-cell">
      <style:table-cell-properties fo:padding="0cm" fo:border-left="0.05pt solid #000000" fo:border-right="none" fo:border-top="none" fo:border-bottom="none"/>
    </style:style>
    <style:style style:name="Table17.G11" style:family="table-cell">
      <style:table-cell-properties fo:padding="0cm" fo:border-left="0.05pt solid #000000" fo:border-right="none" fo:border-top="none" fo:border-bottom="none"/>
    </style:style>
    <style:style style:name="Table17.H11" style:family="table-cell">
      <style:table-cell-properties fo:padding="0cm" fo:border-left="0.05pt solid #000000" fo:border-right="none" fo:border-top="none" fo:border-bottom="none"/>
    </style:style>
    <style:style style:name="Table17.I11" style:family="table-cell">
      <style:table-cell-properties fo:padding="0cm" fo:border-left="0.05pt solid #000000" fo:border-right="none" fo:border-top="none" fo:border-bottom="none"/>
    </style:style>
    <style:style style:name="Table17.J11" style:family="table-cell">
      <style:table-cell-properties fo:padding="0.097cm" fo:border-left="0.05pt solid #000000" fo:border-right="none" fo:border-top="none" fo:border-bottom="none"/>
    </style:style>
    <style:style style:name="Table17.K11" style:family="table-cell">
      <style:table-cell-properties fo:padding="0.097cm" fo:border-left="0.05pt solid #000000" fo:border-right="none" fo:border-top="none" fo:border-bottom="none"/>
    </style:style>
    <style:style style:name="Table17.A12" style:family="table-cell">
      <style:table-cell-properties fo:padding="0.097cm" fo:border="none"/>
    </style:style>
    <style:style style:name="Table17.B12" style:family="table-cell">
      <style:table-cell-properties fo:padding="0cm" fo:border-left="0.05pt solid #000000" fo:border-right="none" fo:border-top="none" fo:border-bottom="none"/>
    </style:style>
    <style:style style:name="Table17.C12" style:family="table-cell">
      <style:table-cell-properties fo:padding="0cm" fo:border-left="0.05pt solid #000000" fo:border-right="none" fo:border-top="none" fo:border-bottom="none"/>
    </style:style>
    <style:style style:name="Table17.D12" style:family="table-cell">
      <style:table-cell-properties fo:padding="0cm" fo:border-left="0.05pt solid #000000" fo:border-right="none" fo:border-top="none" fo:border-bottom="none"/>
    </style:style>
    <style:style style:name="Table17.E12" style:family="table-cell">
      <style:table-cell-properties fo:padding="0cm" fo:border-left="0.05pt solid #000000" fo:border-right="none" fo:border-top="none" fo:border-bottom="none"/>
    </style:style>
    <style:style style:name="Table17.F12" style:family="table-cell">
      <style:table-cell-properties fo:padding="0cm" fo:border-left="0.05pt solid #000000" fo:border-right="none" fo:border-top="none" fo:border-bottom="none"/>
    </style:style>
    <style:style style:name="Table17.G12" style:family="table-cell">
      <style:table-cell-properties fo:padding="0cm" fo:border-left="0.05pt solid #000000" fo:border-right="none" fo:border-top="none" fo:border-bottom="none"/>
    </style:style>
    <style:style style:name="Table17.H12" style:family="table-cell">
      <style:table-cell-properties fo:padding="0cm" fo:border-left="0.05pt solid #000000" fo:border-right="none" fo:border-top="none" fo:border-bottom="none"/>
    </style:style>
    <style:style style:name="Table17.I12" style:family="table-cell">
      <style:table-cell-properties fo:padding="0cm" fo:border-left="0.05pt solid #000000" fo:border-right="none" fo:border-top="none" fo:border-bottom="none"/>
    </style:style>
    <style:style style:name="Table17.J12" style:family="table-cell">
      <style:table-cell-properties fo:padding="0.097cm" fo:border-left="0.05pt solid #000000" fo:border-right="none" fo:border-top="none" fo:border-bottom="none"/>
    </style:style>
    <style:style style:name="Table17.K12" style:family="table-cell">
      <style:table-cell-properties fo:padding="0.097cm" fo:border-left="0.05pt solid #000000" fo:border-right="none" fo:border-top="none" fo:border-bottom="none"/>
    </style:style>
    <style:style style:name="Table13" style:family="table">
      <style:table-properties style:width="6.181cm" table:align="left"/>
    </style:style>
    <style:style style:name="Table13.A" style:family="table-column">
      <style:table-column-properties style:column-width="1.736cm"/>
    </style:style>
    <style:style style:name="Table13.B" style:family="table-column">
      <style:table-column-properties style:column-width="1.757cm"/>
    </style:style>
    <style:style style:name="Table13.C" style:family="table-column">
      <style:table-column-properties style:column-width="2.688cm"/>
    </style:style>
    <style:style style:name="Table13.A1" style:family="table-cell">
      <style:table-cell-properties fo:padding="0.097cm" fo:border-left="none" fo:border-right="none" fo:border-top="none" fo:border-bottom="0.05pt solid #000000"/>
    </style:style>
    <style:style style:name="Table13.B1" style:family="table-cell">
      <style:table-cell-properties fo:padding="0.097cm" fo:border-left="0.05pt solid #000000" fo:border-right="none" fo:border-top="none" fo:border-bottom="0.05pt solid #000000"/>
    </style:style>
    <style:style style:name="Table13.A2" style:family="table-cell">
      <style:table-cell-properties fo:padding="0.097cm" fo:border="none"/>
    </style:style>
    <style:style style:name="Table13.B2" style:family="table-cell">
      <style:table-cell-properties fo:padding="0.097cm" fo:border-left="0.05pt solid #000000" fo:border-right="none" fo:border-top="none" fo:border-bottom="none"/>
    </style:style>
    <style:style style:name="Table13.C2" style:family="table-cell" style:data-style-name="N3">
      <style:table-cell-properties fo:padding="0.097cm" fo:border-left="0.05pt solid #000000" fo:border-right="none" fo:border-top="none" fo:border-bottom="none"/>
    </style:style>
    <style:style style:name="Table24" style:family="table">
      <style:table-properties style:width="5.101cm" table:align="left"/>
    </style:style>
    <style:style style:name="Table24.A" style:family="table-column">
      <style:table-column-properties style:column-width="2.709cm"/>
    </style:style>
    <style:style style:name="Table24.B" style:family="table-column">
      <style:table-column-properties style:column-width="2.392cm"/>
    </style:style>
    <style:style style:name="Table24.A1" style:family="table-cell">
      <style:table-cell-properties fo:padding="0.097cm" fo:border-left="none" fo:border-right="0.05pt solid #000000" fo:border-top="none" fo:border-bottom="0.05pt solid #000000"/>
    </style:style>
    <style:style style:name="Table24.B1" style:family="table-cell">
      <style:table-cell-properties fo:padding="0.097cm" fo:border-left="none" fo:border-right="none" fo:border-top="none" fo:border-bottom="0.05pt solid #000000"/>
    </style:style>
    <style:style style:name="Table24.A2" style:family="table-cell">
      <style:table-cell-properties fo:padding="0.097cm" fo:border-left="none" fo:border-right="0.05pt solid #000000" fo:border-top="none" fo:border-bottom="none"/>
    </style:style>
    <style:style style:name="Table24.B2" style:family="table-cell">
      <style:table-cell-properties fo:padding="0.097cm" fo:border="none"/>
    </style:style>
    <style:style style:name="Table21" style:family="table">
      <style:table-properties style:width="9.208cm" table:align="left"/>
    </style:style>
    <style:style style:name="Table21.A" style:family="table-column">
      <style:table-column-properties style:column-width="4.89cm"/>
    </style:style>
    <style:style style:name="Table21.B" style:family="table-column">
      <style:table-column-properties style:column-width="4.318cm"/>
    </style:style>
    <style:style style:name="Table21.A1" style:family="table-cell">
      <style:table-cell-properties fo:padding="0.097cm" fo:border-left="none" fo:border-right="0.05pt solid #000000" fo:border-top="none" fo:border-bottom="0.05pt solid #000000"/>
    </style:style>
    <style:style style:name="Table21.B1" style:family="table-cell">
      <style:table-cell-properties fo:padding="0.097cm" fo:border-left="none" fo:border-right="none" fo:border-top="none" fo:border-bottom="0.05pt solid #000000"/>
    </style:style>
    <style:style style:name="Table21.A2" style:family="table-cell">
      <style:table-cell-properties fo:padding="0.097cm" fo:border-left="none" fo:border-right="0.05pt solid #000000" fo:border-top="none" fo:border-bottom="none"/>
    </style:style>
    <style:style style:name="Table21.B2" style:family="table-cell">
      <style:table-cell-properties fo:padding="0.097cm" fo:border="none"/>
    </style:style>
    <style:style style:name="Table34" style:family="table">
      <style:table-properties style:width="14.901cm" table:align="left"/>
    </style:style>
    <style:style style:name="Table34.A" style:family="table-column">
      <style:table-column-properties style:column-width="5.801cm"/>
    </style:style>
    <style:style style:name="Table34.B" style:family="table-column">
      <style:table-column-properties style:column-width="1.03cm"/>
    </style:style>
    <style:style style:name="Table34.C" style:family="table-column">
      <style:table-column-properties style:column-width="1.034cm"/>
    </style:style>
    <style:style style:name="Table34.E" style:family="table-column">
      <style:table-column-properties style:column-width="0.833cm"/>
    </style:style>
    <style:style style:name="Table34.G" style:family="table-column">
      <style:table-column-properties style:column-width="1.289cm"/>
    </style:style>
    <style:style style:name="Table34.H" style:family="table-column">
      <style:table-column-properties style:column-width="3.052cm"/>
    </style:style>
    <style:style style:name="Table34.A1" style:family="table-cell">
      <style:table-cell-properties style:vertical-align="middle" fo:padding="0.097cm" fo:border-left="none" fo:border-right="0.05pt solid #000000" fo:border-top="none" fo:border-bottom="0.05pt solid #000000"/>
    </style:style>
    <style:style style:name="Table34.B1" style:family="table-cell">
      <style:table-cell-properties fo:padding="0.097cm" fo:border-left="none" fo:border-right="none" fo:border-top="none" fo:border-bottom="0.05pt solid #000000"/>
    </style:style>
    <style:style style:name="Table34.H1" style:family="table-cell">
      <style:table-cell-properties style:vertical-align="middle" fo:padding="0.097cm" fo:border-left="0.05pt solid #000000" fo:border-right="none" fo:border-top="none" fo:border-bottom="0.05pt solid #000000"/>
    </style:style>
    <style:style style:name="Table34.B2" style:family="table-cell">
      <style:table-cell-properties fo:padding="0.097cm" fo:border-left="none" fo:border-right="none" fo:border-top="none" fo:border-bottom="0.05pt solid #000000"/>
    </style:style>
    <style:style style:name="Table34.C2" style:family="table-cell">
      <style:table-cell-properties fo:padding="0.097cm" fo:border-left="none" fo:border-right="none" fo:border-top="none" fo:border-bottom="0.05pt solid #000000"/>
    </style:style>
    <style:style style:name="Table34.D2" style:family="table-cell">
      <style:table-cell-properties fo:padding="0.097cm" fo:border-left="none" fo:border-right="none" fo:border-top="none" fo:border-bottom="0.05pt solid #000000"/>
    </style:style>
    <style:style style:name="Table34.E2" style:family="table-cell">
      <style:table-cell-properties fo:padding="0.097cm" fo:border-left="none" fo:border-right="none" fo:border-top="none" fo:border-bottom="0.05pt solid #000000"/>
    </style:style>
    <style:style style:name="Table34.F2" style:family="table-cell">
      <style:table-cell-properties fo:padding="0.097cm" fo:border-left="none" fo:border-right="none" fo:border-top="none" fo:border-bottom="0.05pt solid #000000"/>
    </style:style>
    <style:style style:name="Table34.G2" style:family="table-cell">
      <style:table-cell-properties fo:padding="0.097cm" fo:border-left="0.05pt solid #000000" fo:border-right="none" fo:border-top="none" fo:border-bottom="0.05pt solid #000000"/>
    </style:style>
    <style:style style:name="Table34.A3" style:family="table-cell">
      <style:table-cell-properties fo:padding="0.097cm" fo:border-left="none" fo:border-right="0.05pt solid #000000" fo:border-top="none" fo:border-bottom="none"/>
    </style:style>
    <style:style style:name="Table34.B3" style:family="table-cell">
      <style:table-cell-properties fo:padding="0.097cm" fo:border="none"/>
    </style:style>
    <style:style style:name="Table34.C3" style:family="table-cell">
      <style:table-cell-properties fo:padding="0.097cm" fo:border="none"/>
    </style:style>
    <style:style style:name="Table34.D3" style:family="table-cell">
      <style:table-cell-properties fo:padding="0.097cm" fo:border="none"/>
    </style:style>
    <style:style style:name="Table34.E3" style:family="table-cell">
      <style:table-cell-properties fo:padding="0.097cm" fo:border="none"/>
    </style:style>
    <style:style style:name="Table34.F3" style:family="table-cell">
      <style:table-cell-properties fo:padding="0.097cm" fo:border="none"/>
    </style:style>
    <style:style style:name="Table34.G3" style:family="table-cell">
      <style:table-cell-properties fo:padding="0.097cm" fo:border-left="0.05pt solid #000000" fo:border-right="none" fo:border-top="none" fo:border-bottom="none"/>
    </style:style>
    <style:style style:name="Table34.H3" style:family="table-cell" style:data-style-name="N3">
      <style:table-cell-properties fo:padding="0.097cm" fo:border-left="0.05pt solid #000000" fo:border-right="none" fo:border-top="none" fo:border-bottom="none"/>
    </style:style>
    <style:style style:name="Table34.A4" style:family="table-cell">
      <style:table-cell-properties fo:padding="0.097cm" fo:border-left="none" fo:border-right="0.05pt solid #000000" fo:border-top="none" fo:border-bottom="none"/>
    </style:style>
    <style:style style:name="Table34.B4" style:family="table-cell">
      <style:table-cell-properties fo:padding="0.097cm" fo:border="none"/>
    </style:style>
    <style:style style:name="Table34.C4" style:family="table-cell">
      <style:table-cell-properties fo:padding="0.097cm" fo:border="none"/>
    </style:style>
    <style:style style:name="Table34.D4" style:family="table-cell">
      <style:table-cell-properties fo:padding="0.097cm" fo:border="none"/>
    </style:style>
    <style:style style:name="Table34.E4" style:family="table-cell">
      <style:table-cell-properties fo:padding="0.097cm" fo:border="none"/>
    </style:style>
    <style:style style:name="Table34.F4" style:family="table-cell">
      <style:table-cell-properties fo:padding="0.097cm" fo:border="none"/>
    </style:style>
    <style:style style:name="Table34.G4" style:family="table-cell">
      <style:table-cell-properties fo:padding="0.097cm" fo:border-left="0.05pt solid #000000" fo:border-right="none" fo:border-top="none" fo:border-bottom="none"/>
    </style:style>
    <style:style style:name="Table34.H4" style:family="table-cell" style:data-style-name="N3">
      <style:table-cell-properties fo:padding="0.097cm" fo:border-left="0.05pt solid #000000" fo:border-right="none" fo:border-top="none" fo:border-bottom="none"/>
    </style:style>
    <style:style style:name="Table34.A5" style:family="table-cell">
      <style:table-cell-properties fo:padding="0.097cm" fo:border-left="none" fo:border-right="0.05pt solid #000000" fo:border-top="none" fo:border-bottom="0.05pt solid #000000"/>
    </style:style>
    <style:style style:name="Table34.B5" style:family="table-cell">
      <style:table-cell-properties fo:padding="0.097cm" fo:border-left="none" fo:border-right="none" fo:border-top="none" fo:border-bottom="0.05pt solid #000000"/>
    </style:style>
    <style:style style:name="Table34.C5" style:family="table-cell">
      <style:table-cell-properties fo:padding="0.097cm" fo:border-left="none" fo:border-right="none" fo:border-top="none" fo:border-bottom="0.05pt solid #000000"/>
    </style:style>
    <style:style style:name="Table34.D5" style:family="table-cell">
      <style:table-cell-properties fo:padding="0.097cm" fo:border-left="none" fo:border-right="none" fo:border-top="none" fo:border-bottom="0.05pt solid #000000"/>
    </style:style>
    <style:style style:name="Table34.E5" style:family="table-cell">
      <style:table-cell-properties fo:padding="0.097cm" fo:border-left="none" fo:border-right="none" fo:border-top="none" fo:border-bottom="0.05pt solid #000000"/>
    </style:style>
    <style:style style:name="Table34.F5" style:family="table-cell">
      <style:table-cell-properties fo:padding="0.097cm" fo:border-left="none" fo:border-right="none" fo:border-top="none" fo:border-bottom="0.05pt solid #000000"/>
    </style:style>
    <style:style style:name="Table34.G5" style:family="table-cell">
      <style:table-cell-properties fo:padding="0.097cm" fo:border-left="0.05pt solid #000000" fo:border-right="none" fo:border-top="none" fo:border-bottom="0.05pt solid #000000"/>
    </style:style>
    <style:style style:name="Table34.H5" style:family="table-cell" style:data-style-name="N3">
      <style:table-cell-properties fo:padding="0.097cm" fo:border-left="0.05pt solid #000000" fo:border-right="none" fo:border-top="none" fo:border-bottom="0.05pt solid #000000"/>
    </style:style>
    <style:style style:name="Table34.A6" style:family="table-cell">
      <style:table-cell-properties fo:padding="0.097cm" fo:border="none"/>
    </style:style>
    <style:style style:name="Table34.B6" style:family="table-cell">
      <style:table-cell-properties fo:padding="0.097cm" fo:border="none"/>
    </style:style>
    <style:style style:name="Table34.C6" style:family="table-cell">
      <style:table-cell-properties fo:padding="0.097cm" fo:border="none"/>
    </style:style>
    <style:style style:name="Table34.D6" style:family="table-cell">
      <style:table-cell-properties fo:padding="0.097cm" fo:border="none"/>
    </style:style>
    <style:style style:name="Table34.E6" style:family="table-cell">
      <style:table-cell-properties fo:padding="0.097cm" fo:border="none"/>
    </style:style>
    <style:style style:name="Table34.F6" style:family="table-cell">
      <style:table-cell-properties fo:padding="0.097cm" fo:border="none"/>
    </style:style>
    <style:style style:name="Table34.G6" style:family="table-cell">
      <style:table-cell-properties fo:padding="0.097cm" fo:border="none"/>
    </style:style>
    <style:style style:name="Table34.H6" style:family="table-cell" style:data-style-name="N3">
      <style:table-cell-properties fo:padding="0.097cm" fo:border-left="0.05pt solid #000000" fo:border-right="none" fo:border-top="none" fo:border-bottom="none"/>
    </style:style>
    <style:style style:name="Table27" style:family="table">
      <style:table-properties style:width="14.647cm" table:align="left" style:may-break-between-rows="false"/>
    </style:style>
    <style:style style:name="Table27.A" style:family="table-column">
      <style:table-column-properties style:column-width="4.038cm"/>
    </style:style>
    <style:style style:name="Table27.B" style:family="table-column">
      <style:table-column-properties style:column-width="2.254cm"/>
    </style:style>
    <style:style style:name="Table27.C" style:family="table-column">
      <style:table-column-properties style:column-width="1.201cm"/>
    </style:style>
    <style:style style:name="Table27.D" style:family="table-column">
      <style:table-column-properties style:column-width="4.9cm"/>
    </style:style>
    <style:style style:name="Table27.A1" style:family="table-cell">
      <style:table-cell-properties style:vertical-align="middle" fo:padding="0.097cm" fo:border-left="none" fo:border-right="0.05pt solid #000000" fo:border-top="none" fo:border-bottom="0.05pt solid #000000"/>
    </style:style>
    <style:style style:name="Table27.B1" style:family="table-cell">
      <style:table-cell-properties style:vertical-align="middle" fo:padding="0.097cm" fo:border-left="none" fo:border-right="none" fo:border-top="none" fo:border-bottom="0.05pt solid #000000"/>
    </style:style>
    <style:style style:name="Table27.C1" style:family="table-cell">
      <style:table-cell-properties style:vertical-align="middle" fo:padding="0.097cm" fo:border="none"/>
    </style:style>
    <style:style style:name="Table27.A2" style:family="table-cell" style:data-style-name="N3">
      <style:table-cell-properties fo:padding="0.097cm" fo:border-left="none" fo:border-right="0.05pt solid #000000" fo:border-top="none" fo:border-bottom="none"/>
    </style:style>
    <style:style style:name="Table27.B2" style:family="table-cell" style:data-style-name="N3">
      <style:table-cell-properties fo:padding="0.097cm" fo:border="none"/>
    </style:style>
    <style:style style:name="Table27.C2" style:family="table-cell" style:data-style-name="N3">
      <style:table-cell-properties fo:padding="0.097cm" fo:border="none"/>
    </style:style>
    <style:style style:name="Table27.D2" style:family="table-cell" style:data-style-name="N3">
      <style:table-cell-properties fo:padding="0.097cm" fo:border-left="none" fo:border-right="0.05pt solid #000000" fo:border-top="none" fo:border-bottom="none"/>
    </style:style>
    <style:style style:name="Table27.E2" style:family="table-cell" style:data-style-name="N3">
      <style:table-cell-properties fo:padding="0.097cm" fo:border="none"/>
    </style:style>
    <style:style style:name="Table27.A3" style:family="table-cell" style:data-style-name="N3">
      <style:table-cell-properties fo:padding="0.097cm" fo:border-left="none" fo:border-right="0.05pt solid #000000" fo:border-top="none" fo:border-bottom="none"/>
    </style:style>
    <style:style style:name="Table27.B3" style:family="table-cell" style:data-style-name="N3">
      <style:table-cell-properties fo:padding="0.097cm" fo:border="none"/>
    </style:style>
    <style:style style:name="Table27.C3" style:family="table-cell" style:data-style-name="N3">
      <style:table-cell-properties fo:padding="0.097cm" fo:border="none"/>
    </style:style>
    <style:style style:name="Table27.D3" style:family="table-cell" style:data-style-name="N3">
      <style:table-cell-properties fo:padding="0.097cm" fo:border-left="none" fo:border-right="0.05pt solid #000000" fo:border-top="none" fo:border-bottom="none"/>
    </style:style>
    <style:style style:name="Table27.E3" style:family="table-cell" style:data-style-name="N3">
      <style:table-cell-properties fo:padding="0.097cm" fo:border="none"/>
    </style:style>
    <style:style style:name="Table27.A4" style:family="table-cell" style:data-style-name="N3">
      <style:table-cell-properties fo:padding="0.097cm" fo:border-left="none" fo:border-right="0.05pt solid #000000" fo:border-top="none" fo:border-bottom="none"/>
    </style:style>
    <style:style style:name="Table27.B4" style:family="table-cell" style:data-style-name="N3">
      <style:table-cell-properties fo:padding="0.097cm" fo:border="none"/>
    </style:style>
    <style:style style:name="Table27.C4" style:family="table-cell" style:data-style-name="N3">
      <style:table-cell-properties fo:padding="0.097cm" fo:border="none"/>
    </style:style>
    <style:style style:name="Table27.D4" style:family="table-cell" style:data-style-name="N3">
      <style:table-cell-properties fo:padding="0.097cm" fo:border-left="none" fo:border-right="0.05pt solid #000000" fo:border-top="none" fo:border-bottom="none"/>
    </style:style>
    <style:style style:name="Table27.E4" style:family="table-cell" style:data-style-name="N3">
      <style:table-cell-properties fo:padding="0.097cm" fo:border="none"/>
    </style:style>
    <style:style style:name="Table27.A5" style:family="table-cell" style:data-style-name="N3">
      <style:table-cell-properties fo:padding="0.097cm" fo:border-left="none" fo:border-right="0.05pt solid #000000" fo:border-top="none" fo:border-bottom="none"/>
    </style:style>
    <style:style style:name="Table27.B5" style:family="table-cell" style:data-style-name="N3">
      <style:table-cell-properties fo:padding="0.097cm" fo:border="none"/>
    </style:style>
    <style:style style:name="Table27.C5" style:family="table-cell" style:data-style-name="N3">
      <style:table-cell-properties fo:padding="0.097cm" fo:border="none"/>
    </style:style>
    <style:style style:name="Table27.D5" style:family="table-cell" style:data-style-name="N3">
      <style:table-cell-properties fo:padding="0.097cm" fo:border-left="none" fo:border-right="0.05pt solid #000000" fo:border-top="none" fo:border-bottom="none"/>
    </style:style>
    <style:style style:name="Table27.E5" style:family="table-cell" style:data-style-name="N3">
      <style:table-cell-properties fo:padding="0.097cm" fo:border="none"/>
    </style:style>
    <style:style style:name="Table27.A6" style:family="table-cell" style:data-style-name="N3">
      <style:table-cell-properties fo:padding="0.097cm" fo:border-left="none" fo:border-right="0.05pt solid #000000" fo:border-top="none" fo:border-bottom="none"/>
    </style:style>
    <style:style style:name="Table27.B6" style:family="table-cell" style:data-style-name="N3">
      <style:table-cell-properties fo:padding="0.097cm" fo:border="none"/>
    </style:style>
    <style:style style:name="Table27.C6" style:family="table-cell" style:data-style-name="N3">
      <style:table-cell-properties fo:padding="0.097cm" fo:border="none"/>
    </style:style>
    <style:style style:name="Table27.D6" style:family="table-cell" style:data-style-name="N3">
      <style:table-cell-properties fo:padding="0.097cm" fo:border-left="none" fo:border-right="0.05pt solid #000000" fo:border-top="none" fo:border-bottom="none"/>
    </style:style>
    <style:style style:name="Table27.E6" style:family="table-cell" style:data-style-name="N3">
      <style:table-cell-properties fo:padding="0.097cm" fo:border="none"/>
    </style:style>
    <style:style style:name="Table27.A7" style:family="table-cell" style:data-style-name="N3">
      <style:table-cell-properties fo:padding="0.097cm" fo:border-left="none" fo:border-right="0.05pt solid #000000" fo:border-top="none" fo:border-bottom="0.05pt solid #000000"/>
    </style:style>
    <style:style style:name="Table27.B7" style:family="table-cell" style:data-style-name="N3">
      <style:table-cell-properties fo:padding="0.097cm" fo:border-left="none" fo:border-right="none" fo:border-top="none" fo:border-bottom="0.05pt solid #000000"/>
    </style:style>
    <style:style style:name="Table27.C7" style:family="table-cell" style:data-style-name="N3">
      <style:table-cell-properties fo:padding="0.097cm" fo:border="none"/>
    </style:style>
    <style:style style:name="Table27.D7" style:family="table-cell" style:data-style-name="N3">
      <style:table-cell-properties fo:padding="0.097cm" fo:border-left="none" fo:border-right="0.05pt solid #000000" fo:border-top="none" fo:border-bottom="0.05pt solid #000000"/>
    </style:style>
    <style:style style:name="Table27.E7" style:family="table-cell" style:data-style-name="N3">
      <style:table-cell-properties fo:padding="0.097cm" fo:border-left="none" fo:border-right="none" fo:border-top="none" fo:border-bottom="0.05pt solid #000000"/>
    </style:style>
    <style:style style:name="Table27.A8" style:family="table-cell" style:data-style-name="N3">
      <style:table-cell-properties fo:padding="0.097cm" fo:border-left="none" fo:border-right="0.05pt solid #000000" fo:border-top="none" fo:border-bottom="none"/>
    </style:style>
    <style:style style:name="Table27.B8" style:family="table-cell" style:data-style-name="N3">
      <style:table-cell-properties fo:padding="0.097cm" fo:border="none"/>
    </style:style>
    <style:style style:name="Table27.C8" style:family="table-cell" style:data-style-name="N3">
      <style:table-cell-properties fo:padding="0.097cm" fo:border="none"/>
    </style:style>
    <style:style style:name="Table27.D8" style:family="table-cell" style:data-style-name="N3">
      <style:table-cell-properties fo:padding="0.097cm" fo:border-left="none" fo:border-right="0.05pt solid #000000" fo:border-top="none" fo:border-bottom="none"/>
    </style:style>
    <style:style style:name="Table27.E8" style:family="table-cell" style:data-style-name="N3">
      <style:table-cell-properties fo:padding="0.097cm" fo:border="none"/>
    </style:style>
    <style:style style:name="Table25" style:family="table">
      <style:table-properties style:width="8.509cm" table:align="left"/>
    </style:style>
    <style:style style:name="Table25.A" style:family="table-column">
      <style:table-column-properties style:column-width="1.905cm"/>
    </style:style>
    <style:style style:name="Table25.B" style:family="table-column">
      <style:table-column-properties style:column-width="2.392cm"/>
    </style:style>
    <style:style style:name="Table25.C" style:family="table-column">
      <style:table-column-properties style:column-width="1.693cm"/>
    </style:style>
    <style:style style:name="Table25.D" style:family="table-column">
      <style:table-column-properties style:column-width="2.519cm"/>
    </style:style>
    <style:style style:name="Table25.A1" style:family="table-cell">
      <style:table-cell-properties fo:padding="0.097cm" fo:border-left="none" fo:border-right="none" fo:border-top="none" fo:border-bottom="0.05pt solid #000000"/>
    </style:style>
    <style:style style:name="Table25.B1" style:family="table-cell">
      <style:table-cell-properties fo:padding="0.097cm" fo:border-left="0.05pt solid #000000" fo:border-right="none" fo:border-top="none" fo:border-bottom="0.05pt solid #000000"/>
    </style:style>
    <style:style style:name="Table25.A2" style:family="table-cell">
      <style:table-cell-properties fo:padding="0.097cm" fo:border="none"/>
    </style:style>
    <style:style style:name="Table25.B2" style:family="table-cell">
      <style:table-cell-properties fo:padding="0.097cm" fo:border-left="0.05pt solid #000000" fo:border-right="none" fo:border-top="none" fo:border-bottom="none"/>
    </style:style>
    <style:style style:name="Table25.A5" style:family="table-cell">
      <style:table-cell-properties fo:padding="0.097cm" fo:border-left="none" fo:border-right="none" fo:border-top="none" fo:border-bottom="0.05pt dotted #000000"/>
    </style:style>
    <style:style style:name="Table25.B5" style:family="table-cell">
      <style:table-cell-properties fo:padding="0.097cm" fo:border-left="0.05pt solid #000000" fo:border-right="none" fo:border-top="none" fo:border-bottom="0.05pt dotted #000000"/>
    </style:style>
    <style:style style:name="Table26" style:family="table">
      <style:table-properties style:width="17cm" table:align="margins"/>
    </style:style>
    <style:style style:name="Table26.A" style:family="table-column">
      <style:table-column-properties style:column-width="1.607cm" style:rel-column-width="6194*"/>
    </style:style>
    <style:style style:name="Table26.B" style:family="table-column">
      <style:table-column-properties style:column-width="1.886cm" style:rel-column-width="7268*"/>
    </style:style>
    <style:style style:name="Table26.C" style:family="table-column">
      <style:table-column-properties style:column-width="1.205cm" style:rel-column-width="4644*"/>
    </style:style>
    <style:style style:name="Table26.D" style:family="table-column">
      <style:table-column-properties style:column-width="1.609cm" style:rel-column-width="6201*"/>
    </style:style>
    <style:style style:name="Table26.E" style:family="table-column">
      <style:table-column-properties style:column-width="1.991cm" style:rel-column-width="7676*"/>
    </style:style>
    <style:style style:name="Table26.F" style:family="table-column">
      <style:table-column-properties style:column-width="0.995cm" style:rel-column-width="3835*"/>
    </style:style>
    <style:style style:name="Table26.G" style:family="table-column">
      <style:table-column-properties style:column-width="1.503cm" style:rel-column-width="5793*"/>
    </style:style>
    <style:style style:name="Table26.H" style:family="table-column">
      <style:table-column-properties style:column-width="1.905cm" style:rel-column-width="7343*"/>
    </style:style>
    <style:style style:name="Table26.I" style:family="table-column">
      <style:table-column-properties style:column-width="0.91cm" style:rel-column-width="3508*"/>
    </style:style>
    <style:style style:name="Table26.J" style:family="table-column">
      <style:table-column-properties style:column-width="1.482cm" style:rel-column-width="5711*"/>
    </style:style>
    <style:style style:name="Table26.K" style:family="table-column">
      <style:table-column-properties style:column-width="1.91cm" style:rel-column-width="7362*"/>
    </style:style>
    <style:style style:name="Table26.A1" style:family="table-cell">
      <style:table-cell-properties fo:padding="0.097cm" fo:border-left="none" fo:border-right="0.05pt solid #000000" fo:border-top="none" fo:border-bottom="0.05pt solid #000000"/>
    </style:style>
    <style:style style:name="Table26.B1" style:family="table-cell">
      <style:table-cell-properties fo:padding="0.097cm" fo:border-left="none" fo:border-right="none" fo:border-top="none" fo:border-bottom="0.05pt solid #000000"/>
    </style:style>
    <style:style style:name="Table26.A2" style:family="table-cell" style:data-style-name="N3">
      <style:table-cell-properties fo:padding="0.097cm" fo:border-left="none" fo:border-right="0.05pt solid #000000" fo:border-top="none" fo:border-bottom="none"/>
    </style:style>
    <style:style style:name="Table26.B2" style:family="table-cell" style:data-style-name="N3"/>
    <style:style style:name="Table26.C2" style:family="table-cell" style:data-style-name="N3"/>
    <style:style style:name="Table26.E2" style:family="table-cell" style:data-style-name="N3"/>
    <style:style style:name="Table26.F2" style:family="table-cell" style:data-style-name="N3"/>
    <style:style style:name="Table26.H2" style:family="table-cell" style:data-style-name="N3"/>
    <style:style style:name="Table26.I2" style:family="table-cell" style:data-style-name="N3"/>
    <style:style style:name="Table26.K2" style:family="table-cell" style:data-style-name="N3"/>
    <style:style style:name="Table26.B3" style:family="table-cell" style:data-style-name="N3"/>
    <style:style style:name="Table26.C3" style:family="table-cell" style:data-style-name="N3"/>
    <style:style style:name="Table26.E3" style:family="table-cell" style:data-style-name="N3"/>
    <style:style style:name="Table26.F3" style:family="table-cell" style:data-style-name="N3"/>
    <style:style style:name="Table26.H3" style:family="table-cell" style:data-style-name="N3"/>
    <style:style style:name="Table26.I3" style:family="table-cell" style:data-style-name="N3"/>
    <style:style style:name="Table26.K3" style:family="table-cell" style:data-style-name="N3"/>
    <style:style style:name="Table26.B4" style:family="table-cell" style:data-style-name="N3"/>
    <style:style style:name="Table26.C4" style:family="table-cell" style:data-style-name="N3"/>
    <style:style style:name="Table26.E4" style:family="table-cell" style:data-style-name="N3"/>
    <style:style style:name="Table26.F4" style:family="table-cell" style:data-style-name="N3"/>
    <style:style style:name="Table26.H4" style:family="table-cell" style:data-style-name="N3"/>
    <style:style style:name="Table26.I4" style:family="table-cell" style:data-style-name="N3"/>
    <style:style style:name="Table26.K4" style:family="table-cell" style:data-style-name="N3"/>
    <style:style style:name="Table26.B5" style:family="table-cell" style:data-style-name="N3"/>
    <style:style style:name="Table26.C5" style:family="table-cell" style:data-style-name="N3"/>
    <style:style style:name="Table26.E5" style:family="table-cell" style:data-style-name="N3"/>
    <style:style style:name="Table26.F5" style:family="table-cell" style:data-style-name="N3"/>
    <style:style style:name="Table26.H5" style:family="table-cell" style:data-style-name="N3"/>
    <style:style style:name="Table26.I5" style:family="table-cell" style:data-style-name="N3"/>
    <style:style style:name="Table26.K5" style:family="table-cell" style:data-style-name="N3"/>
    <style:style style:name="Table26.B6" style:family="table-cell" style:data-style-name="N3"/>
    <style:style style:name="Table26.C6" style:family="table-cell" style:data-style-name="N3"/>
    <style:style style:name="Table26.E6" style:family="table-cell" style:data-style-name="N3"/>
    <style:style style:name="Table26.F6" style:family="table-cell" style:data-style-name="N3"/>
    <style:style style:name="Table26.H6" style:family="table-cell" style:data-style-name="N3"/>
    <style:style style:name="Table26.I6" style:family="table-cell" style:data-style-name="N3"/>
    <style:style style:name="Table26.J6" style:family="table-cell" style:data-style-name="N3"/>
    <style:style style:name="Table26.K6" style:family="table-cell" style:data-style-name="N3"/>
    <style:style style:name="Table26.B7" style:family="table-cell" style:data-style-name="N3"/>
    <style:style style:name="Table26.C7" style:family="table-cell" style:data-style-name="N3"/>
    <style:style style:name="Table26.E7" style:family="table-cell" style:data-style-name="N3"/>
    <style:style style:name="Table26.F7" style:family="table-cell" style:data-style-name="N3"/>
    <style:style style:name="Table26.H7" style:family="table-cell" style:data-style-name="N3"/>
    <style:style style:name="Table26.I7" style:family="table-cell" style:data-style-name="N3"/>
    <style:style style:name="Table26.J7" style:family="table-cell" style:data-style-name="N3"/>
    <style:style style:name="Table26.K7" style:family="table-cell" style:data-style-name="N3"/>
    <style:style style:name="Table23" style:family="table">
      <style:table-properties style:width="11.303cm" fo:margin-left="0.011cm" table:align="left"/>
    </style:style>
    <style:style style:name="Table23.A" style:family="table-column">
      <style:table-column-properties style:column-width="2.498cm"/>
    </style:style>
    <style:style style:name="Table23.B" style:family="table-column">
      <style:table-column-properties style:column-width="2.794cm"/>
    </style:style>
    <style:style style:name="Table23.C" style:family="table-column">
      <style:table-column-properties style:column-width="0.91cm"/>
    </style:style>
    <style:style style:name="Table23.D" style:family="table-column">
      <style:table-column-properties style:column-width="2.307cm"/>
    </style:style>
    <style:style style:name="Table23.A1" style:family="table-cell">
      <style:table-cell-properties fo:padding="0.097cm" fo:border="none"/>
    </style:style>
    <style:style style:name="Table23.A2" style:family="table-cell">
      <style:table-cell-properties fo:padding="0.097cm" fo:border-left="none" fo:border-right="0.05pt solid #000000" fo:border-top="none" fo:border-bottom="0.05pt solid #000000"/>
    </style:style>
    <style:style style:name="Table23.B2" style:family="table-cell">
      <style:table-cell-properties fo:padding="0.097cm" fo:border-left="none" fo:border-right="none" fo:border-top="none" fo:border-bottom="0.05pt solid #000000"/>
    </style:style>
    <style:style style:name="Table23.A3" style:family="table-cell">
      <style:table-cell-properties fo:padding="0.097cm" fo:border-left="none" fo:border-right="0.05pt solid #000000" fo:border-top="none" fo:border-bottom="none"/>
    </style:style>
    <style:style style:name="Table37" style:family="table">
      <style:table-properties style:width="5.371cm" table:align="left"/>
    </style:style>
    <style:style style:name="Table37.A" style:family="table-column">
      <style:table-column-properties style:column-width="0.702cm"/>
    </style:style>
    <style:style style:name="Table37.B" style:family="table-column">
      <style:table-column-properties style:column-width="1.69cm"/>
    </style:style>
    <style:style style:name="Table37.C" style:family="table-column">
      <style:table-column-properties style:column-width="0.938cm"/>
    </style:style>
    <style:style style:name="Table37.D" style:family="table-column">
      <style:table-column-properties style:column-width="1.102cm"/>
    </style:style>
    <style:style style:name="Table37.A1" style:family="table-cell" style:data-style-name="N100">
      <style:table-cell-properties fo:padding="0.097cm" fo:border-left="none" fo:border-right="none" fo:border-top="none" fo:border-bottom="0.05pt solid #000000"/>
    </style:style>
    <style:style style:name="Table37.B1" style:family="table-cell" style:data-style-name="N100">
      <style:table-cell-properties fo:padding="0.097cm" fo:border-left="0.05pt solid #000000" fo:border-right="none" fo:border-top="none" fo:border-bottom="0.05pt solid #000000"/>
    </style:style>
    <style:style style:name="Table37.A2" style:family="table-cell">
      <style:table-cell-properties fo:padding="0.097cm" fo:border="none"/>
    </style:style>
    <style:style style:name="Table37.B2" style:family="table-cell" style:data-style-name="N3">
      <style:table-cell-properties fo:padding="0.097cm" fo:border-left="0.05pt solid #000000" fo:border-right="none" fo:border-top="none" fo:border-bottom="none"/>
    </style:style>
    <style:style style:name="Table37.C2" style:family="table-cell" style:data-style-name="N100">
      <style:table-cell-properties fo:padding="0.097cm" fo:border-left="0.05pt solid #000000" fo:border-right="none" fo:border-top="none" fo:border-bottom="none"/>
    </style:style>
    <style:style style:name="Table37.A3" style:family="table-cell">
      <style:table-cell-properties fo:padding="0.097cm" fo:border="none"/>
    </style:style>
    <style:style style:name="Table37.C3" style:family="table-cell" style:data-style-name="N4">
      <style:table-cell-properties fo:padding="0.097cm" fo:border-left="0.05pt solid #000000" fo:border-right="none" fo:border-top="none" fo:border-bottom="none"/>
    </style:style>
    <style:style style:name="Table37.A4" style:family="table-cell">
      <style:table-cell-properties fo:padding="0.097cm" fo:border="none"/>
    </style:style>
    <style:style style:name="Table37.A5" style:family="table-cell">
      <style:table-cell-properties fo:padding="0.097cm" fo:border="none"/>
    </style:style>
    <style:style style:name="Table37.A6" style:family="table-cell">
      <style:table-cell-properties fo:padding="0.097cm" fo:border="none"/>
    </style:style>
    <style:style style:name="Table37.A7" style:family="table-cell">
      <style:table-cell-properties fo:padding="0.097cm" fo:border="none"/>
    </style:style>
    <style:style style:name="Table37.A8" style:family="table-cell">
      <style:table-cell-properties fo:padding="0.097cm" fo:border="none"/>
    </style:style>
    <style:style style:name="Table37.A9" style:family="table-cell">
      <style:table-cell-properties fo:padding="0.097cm" fo:border="none"/>
    </style:style>
    <style:style style:name="Table37.A10" style:family="table-cell">
      <style:table-cell-properties fo:padding="0.097cm" fo:border="none"/>
    </style:style>
    <style:style style:name="Table37.A11" style:family="table-cell">
      <style:table-cell-properties fo:padding="0.097cm" fo:border="none"/>
    </style:style>
    <style:style style:name="Table37.A12" style:family="table-cell">
      <style:table-cell-properties fo:padding="0.097cm" fo:border="none"/>
    </style:style>
    <style:style style:name="Table37.A13" style:family="table-cell">
      <style:table-cell-properties fo:padding="0.097cm" fo:border="none"/>
    </style:style>
    <style:style style:name="Table37.A14" style:family="table-cell">
      <style:table-cell-properties fo:padding="0.097cm" fo:border="none"/>
    </style:style>
    <style:style style:name="Table37.A15" style:family="table-cell">
      <style:table-cell-properties fo:padding="0.097cm" fo:border="none"/>
    </style:style>
    <style:style style:name="Table37.A16" style:family="table-cell">
      <style:table-cell-properties fo:padding="0.097cm" fo:border="none"/>
    </style:style>
    <style:style style:name="Table37.A17" style:family="table-cell">
      <style:table-cell-properties fo:padding="0.097cm" fo:border="none"/>
    </style:style>
    <style:style style:name="Table37.A18" style:family="table-cell">
      <style:table-cell-properties fo:padding="0.097cm" fo:border="none"/>
    </style:style>
    <style:style style:name="Table37.A19" style:family="table-cell">
      <style:table-cell-properties fo:padding="0.097cm" fo:border="none"/>
    </style:style>
    <style:style style:name="Table37.A20" style:family="table-cell">
      <style:table-cell-properties fo:padding="0.097cm" fo:border="none"/>
    </style:style>
    <style:style style:name="Table37.A21" style:family="table-cell">
      <style:table-cell-properties fo:padding="0.097cm" fo:border="none"/>
    </style:style>
    <style:style style:name="Table37.A22" style:family="table-cell">
      <style:table-cell-properties fo:padding="0.097cm" fo:border="none"/>
    </style:style>
    <style:style style:name="Table37.A23" style:family="table-cell">
      <style:table-cell-properties fo:padding="0.097cm" fo:border="none"/>
    </style:style>
    <style:style style:name="Table37.A24" style:family="table-cell">
      <style:table-cell-properties fo:padding="0.097cm" fo:border="none"/>
    </style:style>
    <style:style style:name="Table37.A25" style:family="table-cell">
      <style:table-cell-properties fo:padding="0.097cm" fo:border="none"/>
    </style:style>
    <style:style style:name="Table37.A26" style:family="table-cell">
      <style:table-cell-properties fo:padding="0.097cm" fo:border="none"/>
    </style:style>
    <style:style style:name="Table37.A27" style:family="table-cell">
      <style:table-cell-properties fo:padding="0.097cm" fo:border="none"/>
    </style:style>
    <style:style style:name="Table37.A28" style:family="table-cell">
      <style:table-cell-properties fo:padding="0.097cm" fo:border="none"/>
    </style:style>
    <style:style style:name="Table37.A29" style:family="table-cell">
      <style:table-cell-properties fo:padding="0.097cm" fo:border="none"/>
    </style:style>
    <style:style style:name="Table37.A30" style:family="table-cell">
      <style:table-cell-properties fo:padding="0.097cm" fo:border="none"/>
    </style:style>
    <style:style style:name="Table37.A31" style:family="table-cell">
      <style:table-cell-properties fo:padding="0.097cm" fo:border="none"/>
    </style:style>
    <style:style style:name="Table37.A32" style:family="table-cell">
      <style:table-cell-properties fo:padding="0.097cm" fo:border="none"/>
    </style:style>
    <style:style style:name="Table37.A33" style:family="table-cell">
      <style:table-cell-properties fo:padding="0.097cm" fo:border="none"/>
    </style:style>
    <style:style style:name="Table37.A34" style:family="table-cell">
      <style:table-cell-properties fo:padding="0.097cm" fo:border="none"/>
    </style:style>
    <style:style style:name="Table37.A35" style:family="table-cell">
      <style:table-cell-properties fo:padding="0.097cm" fo:border="none"/>
    </style:style>
    <style:style style:name="Table37.A36" style:family="table-cell">
      <style:table-cell-properties fo:padding="0.097cm" fo:border="none"/>
    </style:style>
    <style:style style:name="Table37.A37" style:family="table-cell">
      <style:table-cell-properties fo:padding="0.097cm" fo:border="none"/>
    </style:style>
    <style:style style:name="Table37.A38" style:family="table-cell">
      <style:table-cell-properties fo:padding="0.097cm" fo:border="none"/>
    </style:style>
    <style:style style:name="Table37.A39" style:family="table-cell">
      <style:table-cell-properties fo:padding="0.097cm" fo:border="none"/>
    </style:style>
    <style:style style:name="Table37.A40" style:family="table-cell">
      <style:table-cell-properties fo:padding="0.097cm" fo:border="none"/>
    </style:style>
    <style:style style:name="Table37.A41" style:family="table-cell">
      <style:table-cell-properties fo:padding="0.097cm" fo:border="none"/>
    </style:style>
    <style:style style:name="Table37.A42" style:family="table-cell">
      <style:table-cell-properties fo:padding="0.097cm" fo:border="none"/>
    </style:style>
    <style:style style:name="Table37.A43" style:family="table-cell">
      <style:table-cell-properties fo:padding="0.097cm" fo:border="none"/>
    </style:style>
    <style:style style:name="Table37.A44" style:family="table-cell">
      <style:table-cell-properties fo:padding="0.097cm" fo:border="none"/>
    </style:style>
    <style:style style:name="Table37.A45" style:family="table-cell">
      <style:table-cell-properties fo:padding="0.097cm" fo:border="none"/>
    </style:style>
    <style:style style:name="Table37.A46" style:family="table-cell">
      <style:table-cell-properties fo:padding="0.097cm" fo:border="none"/>
    </style:style>
    <style:style style:name="Table37.A47" style:family="table-cell">
      <style:table-cell-properties fo:padding="0.097cm" fo:border="none"/>
    </style:style>
    <style:style style:name="Table37.A48" style:family="table-cell">
      <style:table-cell-properties fo:padding="0.097cm" fo:border="none"/>
    </style:style>
    <style:style style:name="Table37.A49" style:family="table-cell">
      <style:table-cell-properties fo:padding="0.097cm" fo:border="none"/>
    </style:style>
    <style:style style:name="Table37.A50" style:family="table-cell">
      <style:table-cell-properties fo:padding="0.097cm" fo:border="none"/>
    </style:style>
    <style:style style:name="Table37.A51" style:family="table-cell">
      <style:table-cell-properties fo:padding="0.097cm" fo:border="none"/>
    </style:style>
    <style:style style:name="Table37.A52" style:family="table-cell">
      <style:table-cell-properties fo:padding="0.097cm" fo:border="none"/>
    </style:style>
    <style:style style:name="Table37.A53" style:family="table-cell">
      <style:table-cell-properties fo:padding="0.097cm" fo:border="none"/>
    </style:style>
    <style:style style:name="Table37.A54" style:family="table-cell">
      <style:table-cell-properties fo:padding="0.097cm" fo:border="none"/>
    </style:style>
    <style:style style:name="Table37.A55" style:family="table-cell">
      <style:table-cell-properties fo:padding="0.097cm" fo:border="none"/>
    </style:style>
    <style:style style:name="Table37.A56" style:family="table-cell">
      <style:table-cell-properties fo:padding="0.097cm" fo:border="none"/>
    </style:style>
    <style:style style:name="Table37.A57" style:family="table-cell">
      <style:table-cell-properties fo:padding="0.097cm" fo:border="none"/>
    </style:style>
    <style:style style:name="Table37.A58" style:family="table-cell">
      <style:table-cell-properties fo:padding="0.097cm" fo:border="none"/>
    </style:style>
    <style:style style:name="Table37.A59" style:family="table-cell">
      <style:table-cell-properties fo:padding="0.097cm" fo:border="none"/>
    </style:style>
    <style:style style:name="Table37.A60" style:family="table-cell">
      <style:table-cell-properties fo:padding="0.097cm" fo:border="none"/>
    </style:style>
    <style:style style:name="Table37.A61" style:family="table-cell">
      <style:table-cell-properties fo:padding="0.097cm" fo:border="none"/>
    </style:style>
    <style:style style:name="Table37.A62" style:family="table-cell">
      <style:table-cell-properties fo:padding="0.097cm" fo:border="none"/>
    </style:style>
    <style:style style:name="Table37.A63" style:family="table-cell">
      <style:table-cell-properties fo:padding="0.097cm" fo:border="none"/>
    </style:style>
    <style:style style:name="Table37.A64" style:family="table-cell">
      <style:table-cell-properties fo:padding="0.097cm" fo:border="none"/>
    </style:style>
    <style:style style:name="Table37.A65" style:family="table-cell">
      <style:table-cell-properties fo:padding="0.097cm" fo:border="none"/>
    </style:style>
    <style:style style:name="Table37.A66" style:family="table-cell">
      <style:table-cell-properties fo:padding="0.097cm" fo:border="none"/>
    </style:style>
    <style:style style:name="Table37.A67" style:family="table-cell">
      <style:table-cell-properties fo:padding="0.097cm" fo:border="none"/>
    </style:style>
    <style:style style:name="Table37.A68" style:family="table-cell">
      <style:table-cell-properties fo:padding="0.097cm" fo:border="none"/>
    </style:style>
    <style:style style:name="Table37.A69" style:family="table-cell">
      <style:table-cell-properties fo:padding="0.097cm" fo:border="none"/>
    </style:style>
    <style:style style:name="Table37.A70" style:family="table-cell">
      <style:table-cell-properties fo:padding="0.097cm" fo:border="none"/>
    </style:style>
    <style:style style:name="Table37.A71" style:family="table-cell">
      <style:table-cell-properties fo:padding="0.097cm" fo:border="none"/>
    </style:style>
    <style:style style:name="Table37.A72" style:family="table-cell">
      <style:table-cell-properties fo:padding="0.097cm" fo:border="none"/>
    </style:style>
    <style:style style:name="Table37.A73" style:family="table-cell">
      <style:table-cell-properties fo:padding="0.097cm" fo:border="none"/>
    </style:style>
    <style:style style:name="Table37.A74" style:family="table-cell">
      <style:table-cell-properties fo:padding="0.097cm" fo:border="none"/>
    </style:style>
    <style:style style:name="Table37.A75" style:family="table-cell">
      <style:table-cell-properties fo:padding="0.097cm" fo:border="none"/>
    </style:style>
    <style:style style:name="Table37.A76" style:family="table-cell">
      <style:table-cell-properties fo:padding="0.097cm" fo:border="none"/>
    </style:style>
    <style:style style:name="Table37.A77" style:family="table-cell">
      <style:table-cell-properties fo:padding="0.097cm" fo:border="none"/>
    </style:style>
    <style:style style:name="Table37.A78" style:family="table-cell">
      <style:table-cell-properties fo:padding="0.097cm" fo:border="none"/>
    </style:style>
    <style:style style:name="Table37.A79" style:family="table-cell">
      <style:table-cell-properties fo:padding="0.097cm" fo:border="none"/>
    </style:style>
    <style:style style:name="Table37.A80" style:family="table-cell">
      <style:table-cell-properties fo:padding="0.097cm" fo:border="none"/>
    </style:style>
    <style:style style:name="Table37.A81" style:family="table-cell">
      <style:table-cell-properties fo:padding="0.097cm" fo:border="none"/>
    </style:style>
    <style:style style:name="Table37.A82" style:family="table-cell">
      <style:table-cell-properties fo:padding="0.097cm" fo:border="none"/>
    </style:style>
    <style:style style:name="Table37.A83" style:family="table-cell">
      <style:table-cell-properties fo:padding="0.097cm" fo:border="none"/>
    </style:style>
    <style:style style:name="Table37.A84" style:family="table-cell">
      <style:table-cell-properties fo:padding="0.097cm" fo:border="none"/>
    </style:style>
    <style:style style:name="Table37.A85" style:family="table-cell">
      <style:table-cell-properties fo:padding="0.097cm" fo:border="none"/>
    </style:style>
    <style:style style:name="Table37.A86" style:family="table-cell">
      <style:table-cell-properties fo:padding="0.097cm" fo:border="none"/>
    </style:style>
    <style:style style:name="Table37.A87" style:family="table-cell">
      <style:table-cell-properties fo:padding="0.097cm" fo:border="none"/>
    </style:style>
    <style:style style:name="Table37.A88" style:family="table-cell">
      <style:table-cell-properties fo:padding="0.097cm" fo:border="none"/>
    </style:style>
    <style:style style:name="Table37.A89" style:family="table-cell">
      <style:table-cell-properties fo:padding="0.097cm" fo:border="none"/>
    </style:style>
    <style:style style:name="Table37.A90" style:family="table-cell">
      <style:table-cell-properties fo:padding="0.097cm" fo:border="none"/>
    </style:style>
    <style:style style:name="Table37.A91" style:family="table-cell">
      <style:table-cell-properties fo:padding="0.097cm" fo:border="none"/>
    </style:style>
    <style:style style:name="Table37.A92" style:family="table-cell">
      <style:table-cell-properties fo:padding="0.097cm" fo:border="none"/>
    </style:style>
    <style:style style:name="Table37.A93" style:family="table-cell">
      <style:table-cell-properties fo:padding="0.097cm" fo:border="none"/>
    </style:style>
    <style:style style:name="Table37.A94" style:family="table-cell">
      <style:table-cell-properties fo:padding="0.097cm" fo:border="none"/>
    </style:style>
    <style:style style:name="Table37.A95" style:family="table-cell">
      <style:table-cell-properties fo:padding="0.097cm" fo:border="none"/>
    </style:style>
    <style:style style:name="Table37.A96" style:family="table-cell">
      <style:table-cell-properties fo:padding="0.097cm" fo:border="none"/>
    </style:style>
    <style:style style:name="Table37.A97" style:family="table-cell">
      <style:table-cell-properties fo:padding="0.097cm" fo:border="none"/>
    </style:style>
    <style:style style:name="Table37.A98" style:family="table-cell">
      <style:table-cell-properties fo:padding="0.097cm" fo:border="none"/>
    </style:style>
    <style:style style:name="Table37.A99" style:family="table-cell">
      <style:table-cell-properties fo:padding="0.097cm" fo:border="none"/>
    </style:style>
    <style:style style:name="Table37.A100" style:family="table-cell">
      <style:table-cell-properties fo:padding="0.097cm" fo:border="none"/>
    </style:style>
    <style:style style:name="Table37.A101" style:family="table-cell">
      <style:table-cell-properties fo:padding="0.097cm" fo:border="none"/>
    </style:style>
    <style:style style:name="Table37.A102" style:family="table-cell">
      <style:table-cell-properties fo:padding="0.097cm" fo:border="none"/>
    </style:style>
    <style:style style:name="Table37.A103" style:family="table-cell">
      <style:table-cell-properties fo:padding="0.097cm" fo:border="none"/>
    </style:style>
    <style:style style:name="Table37.A104" style:family="table-cell">
      <style:table-cell-properties fo:padding="0.097cm" fo:border="none"/>
    </style:style>
    <style:style style:name="Table37.A105" style:family="table-cell">
      <style:table-cell-properties fo:padding="0.097cm" fo:border="none"/>
    </style:style>
    <style:style style:name="Table37.A106" style:family="table-cell">
      <style:table-cell-properties fo:padding="0.097cm" fo:border="none"/>
    </style:style>
    <style:style style:name="Table35" style:family="table">
      <style:table-properties style:width="16.152cm" table:align="left"/>
    </style:style>
    <style:style style:name="Table35.A" style:family="table-column">
      <style:table-column-properties style:column-width="3.493cm"/>
    </style:style>
    <style:style style:name="Table35.B" style:family="table-column">
      <style:table-column-properties style:column-width="4.336cm"/>
    </style:style>
    <style:style style:name="Table35.C" style:family="table-column">
      <style:table-column-properties style:column-width="2.004cm"/>
    </style:style>
    <style:style style:name="Table35.F" style:family="table-column">
      <style:table-column-properties style:column-width="2.312cm"/>
    </style:style>
    <style:style style:name="Table35.A1" style:family="table-cell">
      <style:table-cell-properties fo:padding-left="0.199cm" fo:padding-right="0.199cm" fo:padding-top="0.101cm" fo:padding-bottom="0.101cm" fo:border-left="none" fo:border-right="none" fo:border-top="none" fo:border-bottom="0.05pt solid #000000"/>
    </style:style>
    <style:style style:name="Table35.C1" style:family="table-cell">
      <style:table-cell-properties fo:padding-left="0.199cm" fo:padding-right="0.199cm" fo:padding-top="0.101cm" fo:padding-bottom="0.101cm" fo:border-left="0.05pt solid #000000" fo:border-right="none" fo:border-top="none" fo:border-bottom="0.05pt solid #000000"/>
    </style:style>
    <style:style style:name="Table35.A2" style:family="table-cell">
      <style:table-cell-properties fo:padding="0.097cm" fo:border-left="none" fo:border-right="0.05pt solid #000000" fo:border-top="none" fo:border-bottom="none"/>
    </style:style>
    <style:style style:name="Table35.B2" style:family="table-cell">
      <style:table-cell-properties fo:padding-left="0.199cm" fo:padding-right="0.199cm" fo:padding-top="0.101cm" fo:padding-bottom="0.101cm" fo:border="none"/>
    </style:style>
    <style:style style:name="Table35.C2" style:family="table-cell" style:data-style-name="N3">
      <style:table-cell-properties fo:padding-left="0.199cm" fo:padding-right="0.199cm" fo:padding-top="0.101cm" fo:padding-bottom="0.101cm" fo:border-left="0.05pt solid #000000" fo:border-right="none" fo:border-top="none" fo:border-bottom="none"/>
    </style:style>
    <style:style style:name="Table35.A10" style:family="table-cell">
      <style:table-cell-properties fo:padding="0.097cm" fo:border-left="none" fo:border-right="0.05pt solid #000000" fo:border-top="0.05pt solid #000000" fo:border-bottom="none"/>
    </style:style>
    <style:style style:name="Table35.C10" style:family="table-cell">
      <style:table-cell-properties fo:padding-left="0.199cm" fo:padding-right="0.199cm" fo:padding-top="0.101cm" fo:padding-bottom="0.101cm" fo:border-left="0.05pt solid #000000" fo:border-right="none" fo:border-top="none" fo:border-bottom="none"/>
    </style:style>
    <style:style style:name="Table35.D10" style:family="table-cell">
      <style:table-cell-properties fo:padding-left="0.199cm" fo:padding-right="0.199cm" fo:padding-top="0.101cm" fo:padding-bottom="0.101cm" fo:border-left="0.05pt solid #000000" fo:border-right="none" fo:border-top="none" fo:border-bottom="none"/>
    </style:style>
    <style:style style:name="Table35.E10" style:family="table-cell">
      <style:table-cell-properties fo:padding-left="0.199cm" fo:padding-right="0.199cm" fo:padding-top="0.101cm" fo:padding-bottom="0.101cm" fo:border-left="0.05pt solid #000000" fo:border-right="none" fo:border-top="none" fo:border-bottom="none"/>
    </style:style>
    <style:style style:name="Table35.F10" style:family="table-cell">
      <style:table-cell-properties fo:padding-left="0.199cm" fo:padding-right="0.199cm" fo:padding-top="0.101cm" fo:padding-bottom="0.101cm" fo:border-left="0.05pt solid #000000" fo:border-right="none" fo:border-top="none" fo:border-bottom="none"/>
    </style:style>
    <style:style style:name="Table35.A11" style:family="table-cell">
      <style:table-cell-properties fo:padding="0.097cm" fo:border-left="none" fo:border-right="0.05pt solid #000000" fo:border-top="0.05pt solid #000000" fo:border-bottom="none"/>
    </style:style>
    <style:style style:name="Table35.C11" style:family="table-cell" style:data-style-name="N2">
      <style:table-cell-properties fo:padding-left="0.199cm" fo:padding-right="0.199cm" fo:padding-top="0.101cm" fo:padding-bottom="0.101cm" fo:border-left="0.05pt solid #000000" fo:border-right="none" fo:border-top="none" fo:border-bottom="none"/>
    </style:style>
    <style:style style:name="Table35.A12" style:family="table-cell">
      <style:table-cell-properties fo:padding="0.097cm" fo:border-left="none" fo:border-right="0.05pt solid #000000" fo:border-top="0.05pt solid #000000" fo:border-bottom="none"/>
    </style:style>
    <style:style style:name="Table35.A13" style:family="table-cell">
      <style:table-cell-properties fo:padding="0.097cm" fo:border-left="none" fo:border-right="0.05pt solid #000000" fo:border-top="0.05pt solid #000000" fo:border-bottom="none"/>
    </style:style>
    <style:style style:name="Table35.C13" style:family="table-cell">
      <style:table-cell-properties fo:padding-left="0.199cm" fo:padding-right="0.199cm" fo:padding-top="0.101cm" fo:padding-bottom="0.101cm" fo:border-left="0.05pt solid #000000" fo:border-right="none" fo:border-top="none" fo:border-bottom="none"/>
    </style:style>
    <style:style style:name="Table35.D13" style:family="table-cell">
      <style:table-cell-properties fo:padding-left="0.199cm" fo:padding-right="0.199cm" fo:padding-top="0.101cm" fo:padding-bottom="0.101cm" fo:border-left="0.05pt solid #000000" fo:border-right="none" fo:border-top="none" fo:border-bottom="none"/>
    </style:style>
    <style:style style:name="Table35.E13" style:family="table-cell">
      <style:table-cell-properties fo:padding-left="0.199cm" fo:padding-right="0.199cm" fo:padding-top="0.101cm" fo:padding-bottom="0.101cm" fo:border-left="0.05pt solid #000000" fo:border-right="none" fo:border-top="none" fo:border-bottom="none"/>
    </style:style>
    <style:style style:name="Table35.F13" style:family="table-cell">
      <style:table-cell-properties fo:padding-left="0.199cm" fo:padding-right="0.199cm" fo:padding-top="0.101cm" fo:padding-bottom="0.101cm" fo:border-left="0.05pt solid #000000" fo:border-right="none" fo:border-top="none" fo:border-bottom="none"/>
    </style:style>
    <style:style style:name="Table35.A14" style:family="table-cell">
      <style:table-cell-properties fo:padding="0.097cm" fo:border-left="none" fo:border-right="0.05pt solid #000000" fo:border-top="0.05pt solid #000000" fo:border-bottom="none"/>
    </style:style>
    <style:style style:name="Table35.C14" style:family="table-cell">
      <style:table-cell-properties fo:padding-left="0.199cm" fo:padding-right="0.199cm" fo:padding-top="0.101cm" fo:padding-bottom="0.101cm" fo:border-left="0.05pt solid #000000" fo:border-right="none" fo:border-top="none" fo:border-bottom="none"/>
    </style:style>
    <style:style style:name="Table35.D14" style:family="table-cell">
      <style:table-cell-properties fo:padding-left="0.199cm" fo:padding-right="0.199cm" fo:padding-top="0.101cm" fo:padding-bottom="0.101cm" fo:border-left="0.05pt solid #000000" fo:border-right="none" fo:border-top="none" fo:border-bottom="none"/>
    </style:style>
    <style:style style:name="Table35.E14" style:family="table-cell">
      <style:table-cell-properties fo:padding-left="0.199cm" fo:padding-right="0.199cm" fo:padding-top="0.101cm" fo:padding-bottom="0.101cm" fo:border-left="0.05pt solid #000000" fo:border-right="none" fo:border-top="none" fo:border-bottom="none"/>
    </style:style>
    <style:style style:name="Table35.F14" style:family="table-cell">
      <style:table-cell-properties fo:padding-left="0.199cm" fo:padding-right="0.199cm" fo:padding-top="0.101cm" fo:padding-bottom="0.101cm" fo:border-left="0.05pt solid #000000" fo:border-right="none" fo:border-top="none" fo:border-bottom="none"/>
    </style:style>
    <style:style style:name="P1" style:family="paragraph" style:parent-style-name="Footer">
      <style:paragraph-properties fo:text-align="center" style:justify-single-word="false"/>
      <style:text-properties style:font-name="Arial3" fo:font-size="8pt" fo:language="en" fo:country="US" style:font-size-asian="8pt" style:font-size-complex="8pt"/>
    </style:style>
    <style:style style:name="P2" style:family="paragraph" style:parent-style-name="Standard">
      <style:text-properties fo:language="en" fo:country="US"/>
    </style:style>
    <style:style style:name="P3" style:family="paragraph" style:parent-style-name="Standard">
      <style:text-properties fo:font-size="2pt" officeooo:paragraph-rsid="030d39ef" style:font-size-asian="1.75pt" style:font-size-complex="2pt"/>
    </style:style>
    <style:style style:name="P4" style:family="paragraph" style:parent-style-name="Standard">
      <style:text-properties officeooo:paragraph-rsid="03d46308"/>
    </style:style>
    <style:style style:name="P5" style:family="paragraph" style:parent-style-name="Standard">
      <style:text-properties officeooo:paragraph-rsid="047475dc"/>
    </style:style>
    <style:style style:name="P6" style:family="paragraph" style:parent-style-name="Text_20_body" style:master-page-name="">
      <style:paragraph-properties fo:margin-top="0cm" fo:margin-bottom="0cm" loext:contextual-spacing="false" fo:text-align="justify" style:justify-single-word="false" fo:orphans="2" fo:widows="2" style:page-number="auto"/>
      <style:text-properties fo:language="en" fo:country="US" officeooo:paragraph-rsid="038cc203"/>
    </style:style>
    <style:style style:name="P7" style:family="paragraph" style:parent-style-name="Text_20_body">
      <style:paragraph-properties fo:margin-top="0cm" fo:margin-bottom="0cm" loext:contextual-spacing="false"/>
      <style:text-properties style:font-name="Arial5" fo:font-size="10pt" fo:language="en" fo:country="US" style:font-name-asian="TimesNewRomanPSMT" style:font-size-asian="10pt" style:font-name-complex="TimesNewRomanPSMT" style:font-size-complex="10pt" style:font-weight-complex="bold"/>
    </style:style>
    <style:style style:name="P8" style:family="paragraph" style:parent-style-name="Text_20_body">
      <style:paragraph-properties fo:margin-top="0cm" fo:margin-bottom="0cm" loext:contextual-spacing="false"/>
      <style:text-properties style:font-name="Arial5" fo:language="en" fo:country="US"/>
    </style:style>
    <style:style style:name="P9" style:family="paragraph" style:parent-style-name="Text_20_body">
      <style:paragraph-properties fo:margin-top="0cm" fo:margin-bottom="0cm" loext:contextual-spacing="false" fo:text-align="start" style:justify-single-word="false"/>
      <style:text-properties style:font-name="Arial5" fo:language="en" fo:country="US"/>
    </style:style>
    <style:style style:name="P10" style:family="paragraph" style:parent-style-name="Text_20_body">
      <style:paragraph-properties fo:margin-top="0cm" fo:margin-bottom="0cm" loext:contextual-spacing="false" fo:text-align="start" style:justify-single-word="false"/>
      <style:text-properties style:font-name="Arial5" fo:language="en" fo:country="US" officeooo:paragraph-rsid="036d7629"/>
    </style:style>
    <style:style style:name="P11" style:family="paragraph" style:parent-style-name="Text_20_body">
      <style:paragraph-properties fo:margin-top="0cm" fo:margin-bottom="0cm" loext:contextual-spacing="false"/>
      <style:text-properties fo:language="en" fo:country="US" officeooo:paragraph-rsid="00a7b17a"/>
    </style:style>
    <style:style style:name="P12" style:family="paragraph" style:parent-style-name="Text_20_body">
      <style:paragraph-properties fo:margin-top="0cm" fo:margin-bottom="0cm" loext:contextual-spacing="false"/>
      <style:text-properties fo:language="en" fo:country="US" officeooo:paragraph-rsid="026983c6"/>
    </style:style>
    <style:style style:name="P13" style:family="paragraph" style:parent-style-name="Text_20_body">
      <style:paragraph-properties fo:margin-top="0cm" fo:margin-bottom="0cm" loext:contextual-spacing="false"/>
      <style:text-properties fo:language="en" fo:country="US" officeooo:paragraph-rsid="026c74ba"/>
    </style:style>
    <style:style style:name="P14" style:family="paragraph" style:parent-style-name="Text_20_body">
      <style:paragraph-properties fo:margin-top="0cm" fo:margin-bottom="0cm" loext:contextual-spacing="false">
        <style:tab-stops/>
      </style:paragraph-properties>
      <style:text-properties fo:language="en" fo:country="US" officeooo:paragraph-rsid="026983c6"/>
    </style:style>
    <style:style style:name="P15" style:family="paragraph" style:parent-style-name="Text_20_body">
      <style:paragraph-properties fo:margin-top="0cm" fo:margin-bottom="0cm" loext:contextual-spacing="false">
        <style:tab-stops/>
      </style:paragraph-properties>
      <style:text-properties fo:language="en" fo:country="US" officeooo:paragraph-rsid="026f0458"/>
    </style:style>
    <style:style style:name="P16" style:family="paragraph" style:parent-style-name="Text_20_body">
      <style:paragraph-properties fo:margin-top="0cm" fo:margin-bottom="0cm" loext:contextual-spacing="false">
        <style:tab-stops/>
      </style:paragraph-properties>
      <style:text-properties fo:language="en" fo:country="US" officeooo:paragraph-rsid="027e54b4"/>
    </style:style>
    <style:style style:name="P17" style:family="paragraph" style:parent-style-name="Text_20_body">
      <style:paragraph-properties fo:margin-top="0cm" fo:margin-bottom="0cm" loext:contextual-spacing="false">
        <style:tab-stops/>
      </style:paragraph-properties>
      <style:text-properties fo:language="en" fo:country="US" officeooo:paragraph-rsid="028076b6"/>
    </style:style>
    <style:style style:name="P18" style:family="paragraph" style:parent-style-name="Text_20_body">
      <style:paragraph-properties fo:margin-top="0cm" fo:margin-bottom="0cm" loext:contextual-spacing="false"/>
      <style:text-properties fo:language="en" fo:country="US" officeooo:paragraph-rsid="026f0458"/>
    </style:style>
    <style:style style:name="P19" style:family="paragraph" style:parent-style-name="Text_20_body">
      <style:paragraph-properties fo:margin-top="0cm" fo:margin-bottom="0cm" loext:contextual-spacing="false" fo:line-height="150%"/>
      <style:text-properties fo:language="en" fo:country="US" officeooo:rsid="0264cff2" officeooo:paragraph-rsid="0264cff2" fo:background-color="transparent"/>
    </style:style>
    <style:style style:name="P20" style:family="paragraph" style:parent-style-name="Text_20_body">
      <style:paragraph-properties fo:margin-top="0cm" fo:margin-bottom="0cm" loext:contextual-spacing="false"/>
      <style:text-properties fo:language="en" fo:country="US" officeooo:paragraph-rsid="027e54b4"/>
    </style:style>
    <style:style style:name="P21" style:family="paragraph" style:parent-style-name="Text_20_body">
      <style:paragraph-properties fo:margin-top="0cm" fo:margin-bottom="0cm" loext:contextual-spacing="false">
        <style:tab-stops/>
      </style:paragraph-properties>
      <style:text-properties fo:language="en" fo:country="US" officeooo:rsid="027e54b4" officeooo:paragraph-rsid="027e54b4"/>
    </style:style>
    <style:style style:name="P22" style:family="paragraph" style:parent-style-name="Text_20_body">
      <style:paragraph-properties fo:margin-top="0cm" fo:margin-bottom="0cm" loext:contextual-spacing="false"/>
      <style:text-properties fo:language="en" fo:country="US" officeooo:paragraph-rsid="028076b6"/>
    </style:style>
    <style:style style:name="P23" style:family="paragraph" style:parent-style-name="Text_20_body">
      <style:paragraph-properties fo:margin-top="0cm" fo:margin-bottom="0cm" loext:contextual-spacing="false"/>
      <style:text-properties fo:language="en" fo:country="US" officeooo:paragraph-rsid="02d6be15"/>
    </style:style>
    <style:style style:name="P24" style:family="paragraph" style:parent-style-name="Text_20_body">
      <style:paragraph-properties fo:margin-top="0cm" fo:margin-bottom="0cm" loext:contextual-spacing="false" fo:text-align="start" style:justify-single-word="false"/>
      <style:text-properties fo:language="en" fo:country="US" officeooo:paragraph-rsid="03017b4e"/>
    </style:style>
    <style:style style:name="P25" style:family="paragraph" style:parent-style-name="Text_20_body">
      <style:paragraph-properties fo:margin-top="0cm" fo:margin-bottom="0cm" loext:contextual-spacing="false" fo:text-align="start" style:justify-single-word="false"/>
      <style:text-properties fo:language="en" fo:country="US" officeooo:paragraph-rsid="03111452"/>
    </style:style>
    <style:style style:name="P26" style:family="paragraph" style:parent-style-name="Text_20_body">
      <style:paragraph-properties fo:margin-top="0cm" fo:margin-bottom="0cm" loext:contextual-spacing="false" fo:text-align="start" style:justify-single-word="false"/>
      <style:text-properties fo:language="en" fo:country="US" officeooo:paragraph-rsid="0315b3ec"/>
    </style:style>
    <style:style style:name="P27" style:family="paragraph" style:parent-style-name="Text_20_body">
      <style:paragraph-properties fo:margin-top="0cm" fo:margin-bottom="0cm" loext:contextual-spacing="false" fo:line-height="100%" fo:text-align="start" style:justify-single-word="false"/>
      <style:text-properties fo:language="en" fo:country="US" officeooo:rsid="00e67039" officeooo:paragraph-rsid="03017b4e"/>
    </style:style>
    <style:style style:name="P28" style:family="paragraph" style:parent-style-name="Text_20_body">
      <style:paragraph-properties fo:margin-top="0cm" fo:margin-bottom="0cm" loext:contextual-spacing="false"/>
      <style:text-properties fo:language="en" fo:country="US" officeooo:rsid="0240a7d0" officeooo:paragraph-rsid="038015c6"/>
    </style:style>
    <style:style style:name="P29" style:family="paragraph" style:parent-style-name="Text_20_body">
      <style:paragraph-properties fo:margin-top="0cm" fo:margin-bottom="0cm" loext:contextual-spacing="false"/>
      <style:text-properties fo:language="en" fo:country="US" officeooo:paragraph-rsid="039155ce"/>
    </style:style>
    <style:style style:name="P30" style:family="paragraph" style:parent-style-name="Text_20_body">
      <style:paragraph-properties fo:margin-top="0cm" fo:margin-bottom="0cm" loext:contextual-spacing="false" fo:text-align="start" style:justify-single-word="false"/>
      <style:text-properties fo:font-size="8pt" fo:language="en" fo:country="US" officeooo:paragraph-rsid="02454a1c" style:font-size-asian="8pt" style:font-size-complex="8pt"/>
    </style:style>
    <style:style style:name="P31" style:family="paragraph" style:parent-style-name="Text_20_body">
      <style:paragraph-properties fo:margin-top="0cm" fo:margin-bottom="0cm" loext:contextual-spacing="false" fo:text-align="start" style:justify-single-word="false"/>
      <style:text-properties fo:font-size="8pt" fo:language="en" fo:country="US" officeooo:paragraph-rsid="0382020e" style:font-size-asian="8pt" style:font-size-complex="8pt"/>
    </style:style>
    <style:style style:name="P32" style:family="paragraph" style:parent-style-name="Text_20_body">
      <style:paragraph-properties fo:margin-top="0cm" fo:margin-bottom="0cm" loext:contextual-spacing="false" fo:text-align="start" style:justify-single-word="false"/>
      <style:text-properties fo:font-size="8pt" fo:language="en" fo:country="US" officeooo:paragraph-rsid="038228a2" style:font-size-asian="8pt" style:font-size-complex="8pt"/>
    </style:style>
    <style:style style:name="P33" style:family="paragraph" style:parent-style-name="Text_20_body">
      <style:paragraph-properties fo:margin-top="0cm" fo:margin-bottom="0cm" loext:contextual-spacing="false" fo:line-height="100%" fo:text-align="end" style:justify-single-word="false" fo:orphans="0" fo:widows="0"/>
      <style:text-properties fo:font-size="8pt" officeooo:rsid="03d5abf9" officeooo:paragraph-rsid="03d5abf9" style:font-size-asian="8pt" style:font-size-complex="8pt"/>
    </style:style>
    <style:style style:name="P34" style:family="paragraph" style:parent-style-name="Text_20_body">
      <style:paragraph-properties fo:margin-top="0cm" fo:margin-bottom="0cm" loext:contextual-spacing="false" fo:line-height="100%" fo:text-align="end" style:justify-single-word="false" fo:orphans="0" fo:widows="0"/>
      <style:text-properties fo:font-size="8pt" officeooo:rsid="03de2505" officeooo:paragraph-rsid="03de2505" style:font-size-asian="8pt" style:font-size-complex="8pt"/>
    </style:style>
    <style:style style:name="P35" style:family="paragraph" style:parent-style-name="Text_20_body">
      <style:paragraph-properties fo:margin-top="0cm" fo:margin-bottom="0cm" loext:contextual-spacing="false" fo:line-height="100%" fo:text-align="end" style:justify-single-word="false" fo:orphans="0" fo:widows="0"/>
      <style:text-properties fo:font-size="8pt" officeooo:rsid="04dade03" officeooo:paragraph-rsid="04dade03" style:font-size-asian="8pt" style:font-size-complex="8pt"/>
    </style:style>
    <style:style style:name="P36" style:family="paragraph" style:parent-style-name="Text_20_body">
      <style:paragraph-properties fo:margin-top="0cm" fo:margin-bottom="0cm" loext:contextual-spacing="false" fo:line-height="100%" fo:text-align="end" style:justify-single-word="false"/>
      <style:text-properties fo:font-size="8pt" officeooo:rsid="04dade03" officeooo:paragraph-rsid="04dade03" style:font-size-asian="8pt" style:font-size-complex="8pt"/>
    </style:style>
    <style:style style:name="P37"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3d5abf9" officeooo:paragraph-rsid="03d5abf9" style:font-size-asian="8pt" style:font-style-asian="italic" style:font-size-complex="8pt" style:font-style-complex="italic"/>
    </style:style>
    <style:style style:name="P38" style:family="paragraph" style:parent-style-name="Text_20_body">
      <style:paragraph-properties fo:margin-top="0cm" fo:margin-bottom="0cm" loext:contextual-spacing="false" fo:line-height="100%" fo:text-align="end" style:justify-single-word="false" fo:orphans="0" fo:widows="0"/>
      <style:text-properties fo:font-size="8pt" fo:font-style="italic" officeooo:rsid="041ea08c" officeooo:paragraph-rsid="041ea08c" style:font-size-asian="8pt" style:font-style-asian="italic" style:font-size-complex="8pt" style:font-style-complex="italic"/>
    </style:style>
    <style:style style:name="P39" style:family="paragraph" style:parent-style-name="Text_20_body">
      <style:paragraph-properties fo:margin-top="0cm" fo:margin-bottom="0cm" loext:contextual-spacing="false"/>
      <style:text-properties officeooo:paragraph-rsid="00631b6b"/>
    </style:style>
    <style:style style:name="P40"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rsid="028076b6" officeooo:paragraph-rsid="028076b6" style:font-size-asian="10pt" style:font-style-asian="italic" style:font-size-complex="10pt" style:font-style-complex="italic"/>
    </style:style>
    <style:style style:name="P41"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076b6" style:font-size-asian="10pt" style:font-style-asian="italic" style:font-size-complex="10pt" style:font-style-complex="italic"/>
    </style:style>
    <style:style style:name="P42"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43" style:family="paragraph" style:parent-style-name="Text_20_body">
      <style:paragraph-properties fo:margin-top="0cm" fo:margin-bottom="0cm" loext:contextual-spacing="false" fo:text-align="justify" style:justify-single-word="false"/>
      <style:text-properties style:font-name="Arial3" fo:font-size="10pt" fo:language="en" fo:country="US" fo:font-style="italic" officeooo:paragraph-rsid="028130e2" style:font-size-asian="10pt" style:font-style-asian="italic" style:font-size-complex="10pt" style:font-style-complex="italic"/>
    </style:style>
    <style:style style:name="P44" style:family="paragraph" style:parent-style-name="Text_20_body">
      <style:paragraph-properties fo:margin-top="0cm" fo:margin-bottom="0cm" loext:contextual-spacing="false" fo:line-height="150%" fo:text-align="justify" style:justify-single-word="false"/>
      <style:text-properties style:font-name="Arial3" fo:font-size="10pt" fo:language="en" fo:country="US" fo:font-style="normal" fo:font-weight="normal" officeooo:rsid="0509cf09" officeooo:paragraph-rsid="0509cf09"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style:text-position="sub 58%" style:font-name="Arial3" fo:font-size="10pt" fo:language="en" fo:country="US" fo:font-style="italic" officeooo:paragraph-rsid="00a7b17a" style:font-size-asian="10pt" style:font-style-asian="italic" style:font-size-complex="10pt" style:font-style-complex="italic"/>
    </style:style>
    <style:style style:name="P46" style:family="paragraph" style:parent-style-name="Text_20_body">
      <style:paragraph-properties fo:margin-top="0cm" fo:margin-bottom="0cm" loext:contextual-spacing="false"/>
      <style:text-properties officeooo:rsid="02eff3c4" officeooo:paragraph-rsid="02eff3c4"/>
    </style:style>
    <style:style style:name="P47" style:family="paragraph" style:parent-style-name="Text_20_body">
      <style:paragraph-properties fo:margin-top="0cm" fo:margin-bottom="0cm" loext:contextual-spacing="false"/>
      <style:text-properties officeooo:rsid="0217d313" officeooo:paragraph-rsid="032d4a4b"/>
    </style:style>
    <style:style style:name="P48" style:family="paragraph" style:parent-style-name="Text_20_body">
      <style:paragraph-properties fo:margin-top="0cm" fo:margin-bottom="0cm" loext:contextual-spacing="false"/>
      <style:text-properties officeooo:paragraph-rsid="02454a1c"/>
    </style:style>
    <style:style style:name="P49" style:family="paragraph" style:parent-style-name="Text_20_body">
      <style:paragraph-properties fo:margin-top="0cm" fo:margin-bottom="0cm" loext:contextual-spacing="false" fo:text-align="justify" style:justify-single-word="false"/>
      <style:text-properties officeooo:paragraph-rsid="038cc203"/>
    </style:style>
    <style:style style:name="P50" style:family="paragraph" style:parent-style-name="Text_20_body">
      <style:paragraph-properties fo:margin-top="0cm" fo:margin-bottom="0cm" loext:contextual-spacing="false">
        <style:tab-stops/>
      </style:paragraph-properties>
      <style:text-properties officeooo:paragraph-rsid="0390a025"/>
    </style:style>
    <style:style style:name="P51" style:family="paragraph" style:parent-style-name="Text_20_body">
      <style:paragraph-properties fo:margin-top="0cm" fo:margin-bottom="0cm" loext:contextual-spacing="false"/>
      <style:text-properties officeooo:rsid="031cdba3" officeooo:paragraph-rsid="03b662b0"/>
    </style:style>
    <style:style style:name="P52" style:family="paragraph" style:parent-style-name="Text_20_body">
      <style:paragraph-properties fo:margin-top="0cm" fo:margin-bottom="0cm" loext:contextual-spacing="false"/>
      <style:text-properties officeooo:rsid="03e40638" officeooo:paragraph-rsid="03e40638"/>
    </style:style>
    <style:style style:name="P53" style:family="paragraph" style:parent-style-name="Text_20_body">
      <style:paragraph-properties fo:margin-top="0cm" fo:margin-bottom="0cm" loext:contextual-spacing="false"/>
      <style:text-properties officeooo:rsid="04f6a08a" officeooo:paragraph-rsid="04f6a08a"/>
    </style:style>
    <style:style style:name="P54" style:family="paragraph" style:parent-style-name="Preformatted_20_Text">
      <style:paragraph-properties fo:margin-top="0cm" fo:margin-bottom="0cm" loext:contextual-spacing="false" fo:line-height="150%" fo:text-align="justify" style:justify-single-word="false"/>
      <style:text-properties style:font-name="Arial3" fo:font-size="10pt" fo:language="en" fo:country="US" officeooo:paragraph-rsid="005ea87a" style:font-size-asian="10pt" style:font-size-complex="10pt"/>
    </style:style>
    <style:style style:name="P55" style:family="paragraph" style:parent-style-name="Preformatted_20_Text">
      <style:paragraph-properties fo:margin-top="0cm" fo:margin-bottom="0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56" style:family="paragraph" style:parent-style-name="Preformatted_20_Text">
      <style:paragraph-properties fo:margin-top="0cm" fo:margin-bottom="0cm" loext:contextual-spacing="false" fo:line-height="150%" fo:text-align="justify" style:justify-single-word="false" fo:break-before="page"/>
      <style:text-properties style:font-name="Arial3" fo:font-size="7pt" fo:language="en" fo:country="US" officeooo:rsid="005ea87a" officeooo:paragraph-rsid="005ea87a" style:font-size-asian="7pt" style:font-size-complex="7pt"/>
    </style:style>
    <style:style style:name="P57" style:family="paragraph" style:parent-style-name="Table_20_Contents">
      <style:paragraph-properties fo:margin-top="0cm" fo:margin-bottom="0cm" loext:contextual-spacing="false" fo:text-align="justify" style:justify-single-word="false"/>
      <style:text-properties style:font-name="Arial3" fo:font-size="10pt" fo:language="en" fo:country="US" fo:font-style="italic" officeooo:paragraph-rsid="00a7b17a" style:font-size-asian="10pt" style:font-style-asian="italic" style:font-size-complex="10pt" style:font-style-complex="italic"/>
    </style:style>
    <style:style style:name="P58"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9eb956" fo:background-color="transparent"/>
    </style:style>
    <style:style style:name="P59"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a1d61" officeooo:paragraph-rsid="029a1d61" fo:background-color="transparent"/>
    </style:style>
    <style:style style:name="P60"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9eee53" fo:background-color="transparent"/>
    </style:style>
    <style:style style:name="P61" style:family="paragraph" style:parent-style-name="Text_20_body">
      <style:paragraph-properties fo:margin-top="0cm" fo:margin-bottom="0cm" loext:contextual-spacing="false" fo:line-height="150%" fo:text-align="justify" style:justify-single-word="false" fo:background-color="transparent">
        <style:background-image/>
      </style:paragraph-properties>
      <style:text-properties fo:language="en" fo:country="US" officeooo:rsid="029eee53" officeooo:paragraph-rsid="02f90dcc" fo:background-color="transparent"/>
    </style:style>
    <style:style style:name="P62" style:family="paragraph" style:parent-style-name="Text_20_body">
      <style:paragraph-properties fo:margin-top="0cm" fo:margin-bottom="0cm" loext:contextual-spacing="false" fo:background-color="transparent">
        <style:background-image/>
      </style:paragraph-properties>
      <style:text-properties fo:language="en" fo:country="US" officeooo:rsid="02746b64" officeooo:paragraph-rsid="039b7995" fo:background-color="transparent"/>
    </style:style>
    <style:style style:name="P63" style:family="paragraph" style:parent-style-name="Text_20_body">
      <style:paragraph-properties fo:margin-top="0cm" fo:margin-bottom="0cm" loext:contextual-spacing="false" fo:background-color="transparent">
        <style:tab-stops/>
        <style:background-image/>
      </style:paragraph-properties>
      <style:text-properties fo:language="en" fo:country="US" officeooo:paragraph-rsid="039b7995" fo:background-color="transparent"/>
    </style:style>
    <style:style style:name="P64" style:family="paragraph" style:parent-style-name="Text_20_body">
      <style:paragraph-properties fo:margin-top="0cm" fo:margin-bottom="0cm" loext:contextual-spacing="false" fo:background-color="transparent">
        <style:background-image/>
      </style:paragraph-properties>
      <style:text-properties fo:language="en" fo:country="US" officeooo:paragraph-rsid="039b7995" fo:background-color="transparent"/>
    </style:style>
    <style:style style:name="P65"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en" fo:country="US" officeooo:rsid="007359d1" officeooo:paragraph-rsid="02f90dcc"/>
    </style:style>
    <style:style style:name="P66" style:family="paragraph" style:parent-style-name="Text_20_body">
      <style:paragraph-properties fo:margin-top="0cm" fo:margin-bottom="0cm" loext:contextual-spacing="false"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67" style:family="paragraph" style:parent-style-name="Text_20_body">
      <style:paragraph-properties fo:margin-top="0cm" fo:margin-bottom="0cm" loext:contextual-spacing="false" fo:keep-together="always" fo:keep-with-next="always"/>
      <style:text-properties fo:language="zxx" fo:country="none" fo:font-style="italic" officeooo:paragraph-rsid="0284921e" style:language-asian="zxx" style:country-asian="none" style:font-style-asian="italic" style:language-complex="zxx" style:country-complex="none" style:font-style-complex="italic"/>
    </style:style>
    <style:style style:name="P68"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style:font-size-asian="8pt" style:font-size-complex="8pt"/>
    </style:style>
    <style:style style:name="P69" style:family="paragraph" style:parent-style-name="Text_20_body">
      <style:paragraph-properties fo:margin-left="0cm" fo:margin-right="0cm" fo:margin-top="0.152cm" fo:margin-bottom="0.152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text-properties style:font-name="Courier 10 Pitch" fo:font-size="8pt" fo:language="en" fo:country="US" officeooo:paragraph-rsid="011bdc17" style:font-size-asian="8pt" style:font-size-complex="8pt"/>
    </style:style>
    <style:style style:name="P7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27e54b4"/>
    </style:style>
    <style:style style:name="P7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language="en" fo:country="US" officeooo:paragraph-rsid="03a58364"/>
    </style:style>
    <style:style style:name="P73"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ab-stops/>
      </style:paragraph-properties>
      <style:text-properties fo:language="en" fo:country="US" officeooo:rsid="01851b84" officeooo:paragraph-rsid="0350fa13"/>
    </style:style>
    <style:style style:name="P7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officeooo:paragraph-rsid="027fea5b"/>
    </style:style>
    <style:style style:name="P76"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bcf2d"/>
    </style:style>
    <style:style style:name="P77" style:family="paragraph" style:parent-style-name="Text_20_body">
      <style:paragraph-properties fo:margin-left="0cm" fo:margin-right="0cm" fo:margin-top="0cm" fo:margin-bottom="0cm" loext:contextual-spacing="false" fo:orphans="2" fo:widows="2" fo:text-indent="0cm" style:auto-text-indent="false">
        <style:tab-stops>
          <style:tab-stop style:position="0.635cm"/>
        </style:tab-stops>
      </style:paragraph-properties>
      <style:text-properties officeooo:rsid="00549602" officeooo:paragraph-rsid="04ad2dfe"/>
    </style:style>
    <style:style style:name="P78"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339f447" style:language-asian="zxx" style:country-asian="none" style:language-complex="zxx" style:country-complex="none"/>
    </style:style>
    <style:style style:name="P79"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80" style:family="paragraph" style:parent-style-name="Text_20_body">
      <style:paragraph-properties fo:margin-left="0cm" fo:margin-right="0cm" fo:margin-top="0cm" fo:margin-bottom="0cm" loext:contextual-spacing="false" fo:line-height="100%" fo:text-align="start" style:justify-single-word="false" fo:keep-together="always" fo:text-indent="0cm" style:auto-text-indent="false" fo:keep-with-next="always"/>
      <style:text-properties style:font-name="Courier 10 Pitch" fo:font-size="8pt" fo:language="en" fo:country="US" officeooo:paragraph-rsid="011bdc17" style:font-size-asian="8pt" style:font-size-complex="8pt"/>
    </style:style>
    <style:style style:name="P81" style:family="paragraph" style:parent-style-name="Text_20_body">
      <style:paragraph-properties fo:margin-left="0cm" fo:margin-right="0cm" fo:margin-top="0cm" fo:margin-bottom="0cm" loext:contextual-spacing="false" fo:line-height="100%" fo:text-align="start"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8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background-color="transparent">
        <style:tab-stops>
          <style:tab-stop style:position="0.635cm"/>
        </style:tab-stops>
        <style:background-image/>
      </style:paragraph-properties>
      <style:text-properties style:text-position="0% 100%" style:font-name="Arial5" fo:font-size="10pt" fo:language="en" fo:country="US" officeooo:rsid="00549602" officeooo:paragraph-rsid="04d7af9c" fo:background-color="transparent" style:font-name-asian="TimesNewRomanPSMT" style:font-size-asian="10pt" style:font-name-complex="TimesNewRomanPSMT" style:font-size-complex="10pt"/>
    </style:style>
    <style:style style:name="P83" style:family="paragraph" style:parent-style-name="Text_20_body">
      <style:paragraph-properties fo:margin-left="0cm" fo:margin-right="0cm" fo:margin-top="0cm" fo:margin-bottom="0.203cm" loext:contextual-spacing="false" fo:text-align="justify" style:justify-single-word="false" fo:text-indent="0cm" style:auto-text-indent="false"/>
      <style:text-properties fo:language="en" fo:country="US" officeooo:rsid="00a06d47" officeooo:paragraph-rsid="028076b6"/>
    </style:style>
    <style:style style:name="P84" style:family="paragraph" style:parent-style-name="Text_20_body">
      <style:paragraph-properties fo:margin-left="0cm" fo:margin-right="0cm" fo:text-align="justify" style:justify-single-word="false" fo:text-indent="0cm" style:auto-text-indent="false"/>
      <style:text-properties fo:language="en" fo:country="US" officeooo:paragraph-rsid="039155ce"/>
    </style:style>
    <style:style style:name="P85" style:family="paragraph" style:parent-style-name="Text_20_body">
      <style:paragraph-properties fo:margin-left="0cm" fo:margin-right="0cm" fo:text-align="justify" style:justify-single-word="false" fo:text-indent="0cm" style:auto-text-indent="false"/>
      <style:text-properties fo:language="en" fo:country="US" officeooo:paragraph-rsid="04193221"/>
    </style:style>
    <style:style style:name="P86"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officeooo:rsid="01b0cb00" officeooo:paragraph-rsid="01b0cb00"/>
    </style:style>
    <style:style style:name="P87" style:family="paragraph" style:parent-style-name="Text_20_body">
      <style:paragraph-properties fo:margin-left="0cm" fo:margin-right="0cm" fo:text-indent="0cm" style:auto-text-indent="false">
        <style:tab-stops>
          <style:tab-stop style:position="0.402cm"/>
        </style:tab-stops>
      </style:paragraph-properties>
      <style:text-properties fo:language="en" fo:country="US" style:text-underline-style="none" officeooo:rsid="00f7ecd3" officeooo:paragraph-rsid="01aeac40"/>
    </style:style>
    <style:style style:name="P88" style:family="paragraph" style:parent-style-name="Text_20_body">
      <style:paragraph-properties fo:margin-left="0cm" fo:margin-right="0cm" fo:text-align="justify" style:justify-single-word="false" fo:text-indent="0cm" style:auto-text-indent="false"/>
      <style:text-properties fo:language="en" fo:country="US" officeooo:rsid="00a06d47" officeooo:paragraph-rsid="0395a9ec"/>
    </style:style>
    <style:style style:name="P89" style:family="paragraph" style:parent-style-name="Text_20_body">
      <style:paragraph-properties fo:margin-left="0cm" fo:margin-right="0cm" fo:text-align="justify" style:justify-single-word="false" fo:text-indent="0cm" style:auto-text-indent="false"/>
      <style:text-properties style:font-name="Arial3" fo:font-size="10pt" fo:language="en" fo:country="US" fo:font-style="normal" fo:font-weight="normal" officeooo:paragraph-rsid="039155ce"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cm" fo:margin-right="0cm" fo:text-align="justify" style:justify-single-word="false" fo:text-indent="0cm" style:auto-text-indent="false"/>
      <style:text-properties officeooo:paragraph-rsid="039f74ac"/>
    </style:style>
    <style:style style:name="P91" style:family="paragraph" style:parent-style-name="List_20_Contents">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92"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style:text-underline-style="solid" style:text-underline-width="auto" style:text-underline-color="font-color" fo:font-weight="normal" style:font-size-asian="10pt" style:font-weight-asian="normal" style:font-size-complex="10pt" style:font-weight-complex="normal"/>
    </style:style>
    <style:style style:name="P93"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4" style:family="paragraph" style:parent-style-name="List_20_Contents">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5" style:family="paragraph" style:parent-style-name="List_20_Contents">
      <style:paragraph-properties fo:margin-left="0cm" fo:margin-right="0cm" fo:text-align="justify" style:justify-single-word="false" fo:text-indent="0cm" style:auto-text-indent="false"/>
      <style:text-properties fo:font-variant="normal" fo:text-transform="none" style:text-position="sub 58%"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6"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size-complex="10pt" style:font-style-complex="italic" style:font-weight-complex="normal"/>
    </style:style>
    <style:style style:name="P97"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style="italic" fo:font-weight="normal" style:font-size-asian="10pt" style:font-style-asian="italic" style:font-weight-asian="normal" style:font-name-complex="FreeSans1" style:font-size-complex="10pt" style:font-style-complex="italic" style:font-weight-complex="normal"/>
    </style:style>
    <style:style style:name="P98" style:family="paragraph" style:parent-style-name="List_20_Heading">
      <style:paragraph-properties fo:margin-left="0cm" fo:margin-right="0cm" fo:text-align="justify" style:justify-single-word="false" fo:text-indent="0cm" style:auto-text-indent="false"/>
      <style:text-properties style:font-name="Arial3" fo:font-size="10pt" fo:language="en" fo:country="US" fo:font-weight="normal" style:font-size-asian="10pt" style:font-weight-asian="normal" style:font-size-complex="10pt" style:font-weight-complex="normal"/>
    </style:style>
    <style:style style:name="P99"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fo:font-style="italic" officeooo:paragraph-rsid="02cb7078" style:font-size-asian="10pt" style:language-asian="zxx" style:country-asian="none" style:font-style-asian="italic" style:font-size-complex="10pt" style:language-complex="zxx" style:country-complex="none" style:font-style-complex="italic"/>
    </style:style>
    <style:style style:name="P100" style:family="paragraph" style:parent-style-name="List_20_Heading">
      <style:paragraph-properties fo:margin-left="0cm" fo:margin-right="0cm" fo:text-align="justify" style:justify-single-word="false" fo:text-indent="0cm" style:auto-text-indent="false"/>
      <style:text-properties style:font-name="Arial3" fo:font-size="10pt" fo:language="zxx" fo:country="none" officeooo:paragraph-rsid="00b80658" style:font-size-asian="10pt" style:language-asian="zxx" style:country-asian="none" style:font-size-complex="10pt" style:language-complex="zxx" style:country-complex="none"/>
    </style:style>
    <style:style style:name="P101" style:family="paragraph" style:parent-style-name="List_20_Heading">
      <style:paragraph-properties fo:margin-left="0cm" fo:margin-right="0cm" fo:text-align="justify" style:justify-single-word="false" fo:text-indent="0cm" style:auto-text-indent="false"/>
      <style:text-properties style:font-name="Arial3" fo:language="en" fo:country="US" style:font-size-complex="10pt"/>
    </style:style>
    <style:style style:name="P102" style:family="paragraph" style:parent-style-name="List_20_Heading">
      <style:paragraph-properties fo:margin-left="0cm" fo:margin-right="0cm" fo:text-align="justify" style:justify-single-word="false" fo:text-indent="0cm" style:auto-text-indent="false"/>
      <style:text-properties style:font-name="Arial3" fo:language="en" fo:country="US" fo:font-style="italic" style:font-style-asian="italic" style:font-size-complex="10pt" style:font-style-complex="italic"/>
    </style:style>
    <style:style style:name="P103" style:family="paragraph" style:parent-style-name="List_20_Heading">
      <style:paragraph-properties fo:margin-left="0cm" fo:margin-right="0cm" fo:text-align="end" style:justify-single-word="false" fo:text-indent="0cm" style:auto-text-indent="false"/>
      <style:text-properties fo:font-variant="normal" fo:text-transform="none"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4" style:family="paragraph" style:parent-style-name="List_20_Heading">
      <style:paragraph-properties fo:margin-left="0cm" fo:margin-right="0cm" fo:text-align="start" style:justify-single-word="false" fo:text-indent="0cm" style:auto-text-indent="false"/>
      <style:text-properties style:text-position="0% 100%" style:font-name="Arial3" fo:font-size="10pt" fo:language="zxx" fo:country="none" fo:font-style="italic" style:text-underline-style="none" fo:font-weight="normal" officeooo:paragraph-rsid="02d6ed1c"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05" style:family="paragraph" style:parent-style-name="List_20_Heading">
      <style:paragraph-properties fo:margin-left="0cm" fo:margin-right="0cm" fo:text-align="start"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6" style:family="paragraph" style:parent-style-name="List_20_Heading">
      <style:paragraph-properties fo:margin-left="0cm" fo:margin-right="0cm" fo:text-align="end" style:justify-single-word="false" fo:text-indent="0cm" style:auto-text-indent="false"/>
      <style:text-properties style:text-position="0% 100%" style:font-name="Arial" fo:font-size="10pt" fo:language="zxx" fo:country="none" fo:font-style="normal" style:text-underline-style="none" fo:font-weight="normal" officeooo:paragraph-rsid="00d81001"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P107"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rsid="008ef205" officeooo:paragraph-rsid="011bdc17" style:font-size-asian="8pt" style:font-size-complex="8pt"/>
    </style:style>
    <style:style style:name="P108" style:family="paragraph" style:parent-style-name="Standard">
      <style:paragraph-properties fo:margin-left="0cm" fo:margin-right="0cm" fo:text-align="justify" style:justify-single-word="false" fo:text-indent="0cm" style:auto-text-indent="false"/>
      <style:text-properties style:font-name="Courier 10 Pitch" fo:font-size="8pt" fo:language="en" fo:country="US" officeooo:paragraph-rsid="011bdc17" style:font-size-asian="8pt" style:font-size-complex="8pt"/>
    </style:style>
    <style:style style:name="P109" style:family="paragraph" style:parent-style-name="List_20_Contents">
      <style:paragraph-properties fo:margin-left="0cm" fo:margin-right="0cm" fo:text-align="justify" style:justify-single-word="false" fo:text-indent="0cm" style:auto-text-indent="false" fo:keep-with-next="always"/>
      <style:text-properties style:font-name="Courier 10 Pitch" fo:font-size="8pt" fo:language="en" fo:country="US" officeooo:paragraph-rsid="011bdc17" style:font-size-asian="8pt" style:font-size-complex="8pt"/>
    </style:style>
    <style:style style:name="P110" style:family="paragraph" style:parent-style-name="Text_20_body">
      <style:paragraph-properties fo:margin-left="0cm" fo:margin-right="0cm" fo:margin-top="0cm" fo:margin-bottom="0.199cm" loext:contextual-spacing="false" fo:text-align="justify" style:justify-single-word="false" fo:text-indent="0cm" style:auto-text-indent="false"/>
      <style:text-properties fo:language="en" fo:country="US" officeooo:paragraph-rsid="028076b6"/>
    </style:style>
    <style:style style:name="P11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01a3a2c" officeooo:paragraph-rsid="034268b4"/>
    </style:style>
    <style:style style:name="P112"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97ff48" officeooo:paragraph-rsid="034bbdca"/>
    </style:style>
    <style:style style:name="P11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9ab4e"/>
    </style:style>
    <style:style style:name="P11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en" fo:country="US" officeooo:rsid="033f0c2b" officeooo:paragraph-rsid="034f0063"/>
    </style:style>
    <style:style style:name="P115"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a48f84" officeooo:paragraph-rsid="034f0063"/>
    </style:style>
    <style:style style:name="P116"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51b84" officeooo:paragraph-rsid="0350fa13"/>
    </style:style>
    <style:style style:name="P117"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18fc8ed" officeooo:paragraph-rsid="04b178c9"/>
    </style:style>
    <style:style style:name="P118"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fo:language="en" fo:country="US" officeooo:rsid="034268b4" officeooo:paragraph-rsid="04ff9932"/>
    </style:style>
    <style:style style:name="P11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5498e"/>
    </style:style>
    <style:style style:name="P12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9e23"/>
    </style:style>
    <style:style style:name="P12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1a3a2c" officeooo:paragraph-rsid="0309c216"/>
    </style:style>
    <style:style style:name="P12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30d39ef"/>
    </style:style>
    <style:style style:name="P123"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ddb68" officeooo:paragraph-rsid="04fc0b40"/>
    </style:style>
    <style:style style:name="P124"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307349d"/>
    </style:style>
    <style:style style:name="P125"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40e15e"/>
    </style:style>
    <style:style style:name="P126"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07349d" officeooo:paragraph-rsid="047d7f1f"/>
    </style:style>
    <style:style style:name="P127"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21c15d" officeooo:paragraph-rsid="0339f447"/>
    </style:style>
    <style:style style:name="P12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1a3a2c" officeooo:paragraph-rsid="033bfb76" style:language-asian="zxx" style:country-asian="none" style:language-complex="zxx" style:country-complex="none"/>
    </style:style>
    <style:style style:name="P12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fo:language="zxx" fo:country="none" officeooo:rsid="0020beb4" officeooo:paragraph-rsid="03017b4e" style:language-asian="zxx" style:country-asian="none" style:language-complex="zxx" style:country-complex="none"/>
    </style:style>
    <style:style style:name="P130"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30f5e49" fo:background-color="transparent" style:language-asian="zxx" style:country-asian="none" style:font-style-asian="normal" style:language-complex="zxx" style:country-complex="none" style:font-style-complex="normal"/>
    </style:style>
    <style:style style:name="P131"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style:tab-stops>
          <style:tab-stop style:position="0.635cm"/>
        </style:tab-stops>
      </style:paragraph-properties>
      <style:text-properties fo:language="zxx" fo:country="none" fo:font-style="normal" officeooo:rsid="0020beb4" officeooo:paragraph-rsid="0440e15e" fo:background-color="transparent" style:language-asian="zxx" style:country-asian="none" style:font-style-asian="normal" style:language-complex="zxx" style:country-complex="none" style:font-style-complex="normal"/>
    </style:style>
    <style:style style:name="P132"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052e17d" officeooo:paragraph-rsid="0339f447"/>
    </style:style>
    <style:style style:name="P133"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officeooo:paragraph-rsid="0198c5a4"/>
    </style:style>
    <style:style style:name="P134" style:family="paragraph" style:parent-style-name="Text_20_body">
      <style:paragraph-properties fo:margin-left="0cm" fo:margin-right="0cm" fo:margin-top="0cm" fo:margin-bottom="0.199cm" loext:contextual-spacing="false" fo:orphans="2" fo:widows="2" fo:text-indent="0cm" style:auto-text-indent="false">
        <style:tab-stops/>
      </style:paragraph-properties>
      <style:text-properties style:text-position="0% 100%" fo:language="en" fo:country="US" officeooo:rsid="034b0072" officeooo:paragraph-rsid="034c470e"/>
    </style:style>
    <style:style style:name="P135" style:family="paragraph" style:parent-style-name="Text_20_body">
      <style:paragraph-properties fo:margin-left="0cm" fo:margin-right="0cm" fo:margin-top="0cm" fo:margin-bottom="0.199cm" loext:contextual-spacing="false" fo:text-indent="0cm" style:auto-text-indent="false"/>
      <style:text-properties style:font-name="Arial3" fo:background-color="transparent"/>
    </style:style>
    <style:style style:name="P136" style:family="paragraph" style:parent-style-name="Text_20_body">
      <style:paragraph-properties fo:margin-left="0cm" fo:margin-right="0cm" fo:margin-top="0cm" fo:margin-bottom="0.199cm" loext:contextual-spacing="false" fo:text-indent="0cm" style:auto-text-indent="false"/>
      <style:text-properties style:font-name="Arial3" officeooo:rsid="0356dc59" officeooo:paragraph-rsid="0356dc59" fo:background-color="transparent"/>
    </style:style>
    <style:style style:name="P137" style:family="paragraph" style:parent-style-name="Text_20_body">
      <style:paragraph-properties fo:margin-left="0cm" fo:margin-right="0cm" fo:margin-top="0cm" fo:margin-bottom="0.199cm" loext:contextual-spacing="false" fo:text-indent="0cm" style:auto-text-indent="false"/>
      <style:text-properties style:font-name="Arial3" officeooo:rsid="035774b3" officeooo:paragraph-rsid="035774b3" fo:background-color="transparent"/>
    </style:style>
    <style:style style:name="P138"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c6207"/>
    </style:style>
    <style:style style:name="P139"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7d7f1f"/>
    </style:style>
    <style:style style:name="P140"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140deff" officeooo:paragraph-rsid="04822f1d"/>
    </style:style>
    <style:style style:name="P141" style:family="paragraph" style:parent-style-name="Text_20_body">
      <style:paragraph-properties fo:margin-left="0cm" fo:margin-right="0cm" fo:margin-top="0cm" fo:margin-bottom="0.199cm" loext:contextual-spacing="false" fo:orphans="2" fo:widows="2" fo:text-indent="0cm" style:auto-text-indent="false">
        <style:tab-stops>
          <style:tab-stop style:position="0.635cm"/>
        </style:tab-stops>
      </style:paragraph-properties>
      <style:text-properties officeooo:rsid="033bfb76" officeooo:paragraph-rsid="04b15c89"/>
    </style:style>
    <style:style style:name="P142" style:family="paragraph" style:parent-style-name="Text_20_body">
      <style:paragraph-properties fo:margin-left="0cm" fo:margin-right="0cm" fo:margin-top="0cm" fo:margin-bottom="0.199cm" loext:contextual-spacing="false" fo:text-align="justify" style:justify-single-word="false" fo:orphans="2" fo:widows="2" fo:text-indent="0cm" style:auto-text-indent="false" fo:keep-with-next="always">
        <style:tab-stops>
          <style:tab-stop style:position="0.635cm"/>
        </style:tab-stops>
      </style:paragraph-properties>
      <style:text-properties style:font-name="Arial3" fo:font-size="10pt" fo:language="en" fo:country="US" fo:font-style="normal" fo:font-weight="normal" officeooo:rsid="0140deff" officeooo:paragraph-rsid="03128329" style:font-size-asian="10pt" style:font-style-asian="normal" style:font-weight-asian="normal" style:font-size-complex="10pt" style:font-style-complex="normal" style:font-weight-complex="normal"/>
    </style:style>
    <style:style style:name="P143" style:family="paragraph" style:parent-style-name="Text_20_body">
      <style:paragraph-properties fo:margin-left="0cm" fo:margin-right="0cm" fo:margin-top="0cm" fo:margin-bottom="0.199cm" loext:contextual-spacing="false" fo:orphans="2" fo:widows="2" fo:text-indent="0cm" style:auto-text-indent="false" fo:keep-with-next="always">
        <style:tab-stops>
          <style:tab-stop style:position="0.635cm"/>
        </style:tab-stops>
      </style:paragraph-properties>
      <style:text-properties officeooo:rsid="033f0c2b" officeooo:paragraph-rsid="033f0c2b"/>
    </style:style>
    <style:style style:name="P144" style:family="paragraph" style:parent-style-name="Text_20_body">
      <style:paragraph-properties fo:margin-left="0cm" fo:margin-right="0cm" fo:margin-top="0cm" fo:margin-bottom="0.199cm" loext:contextual-spacing="false" fo:orphans="2" fo:widows="2" fo:text-indent="0cm" style:auto-text-indent="false" fo:keep-with-next="always">
        <style:tab-stops/>
      </style:paragraph-properties>
      <style:text-properties fo:language="en" fo:country="US" officeooo:rsid="01945ae5" officeooo:paragraph-rsid="04b178c9"/>
    </style:style>
    <style:style style:name="P145" style:family="paragraph" style:parent-style-name="Text_20_body" style:master-page-name="">
      <style:paragraph-properties fo:margin-left="0cm" fo:margin-right="0cm" fo:margin-top="0cm" fo:margin-bottom="0.199cm" loext:contextual-spacing="false" fo:text-indent="0cm" style:auto-text-indent="false" style:page-number="auto" fo:keep-with-next="always"/>
      <style:text-properties officeooo:paragraph-rsid="03554a74"/>
    </style:style>
    <style:style style:name="P146"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308b9fa"/>
    </style:style>
    <style:style style:name="P147"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01a3a2c" officeooo:paragraph-rsid="01958a13"/>
    </style:style>
    <style:style style:name="P148"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1a7e12b" officeooo:paragraph-rsid="034f3eb5"/>
    </style:style>
    <style:style style:name="P149"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paragraph-properties>
      <style:text-properties fo:language="en" fo:country="US" officeooo:rsid="02d8dd54" officeooo:paragraph-rsid="04c946a8"/>
    </style:style>
    <style:style style:name="P150"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33f0c2b" officeooo:paragraph-rsid="0344664e"/>
    </style:style>
    <style:style style:name="P151" style:family="paragraph" style:parent-style-name="Text_20_body" style:master-page-name="">
      <style:paragraph-properties fo:margin-left="0cm" fo:margin-right="0cm" fo:margin-top="0cm" fo:margin-bottom="0.199cm" loext:contextual-spacing="false" fo:orphans="2" fo:widows="2" fo:text-indent="0cm" style:auto-text-indent="false" style:page-number="auto" fo:keep-with-next="always">
        <style:tab-stops>
          <style:tab-stop style:position="0.635cm"/>
        </style:tab-stops>
      </style:paragraph-properties>
      <style:text-properties officeooo:rsid="0140deff" officeooo:paragraph-rsid="0308b9fa"/>
    </style:style>
    <style:style style:name="P152" style:family="paragraph" style:parent-style-name="Text_20_body" style:master-page-name="">
      <style:paragraph-properties fo:margin-left="0cm" fo:margin-right="0cm" fo:margin-top="0cm" fo:margin-bottom="0.199cm" loext:contextual-spacing="false" fo:orphans="2" fo:widows="2" fo:text-indent="0cm" style:auto-text-indent="false" style:page-number="auto">
        <style:tab-stops>
          <style:tab-stop style:position="0.635cm"/>
        </style:tab-stops>
      </style:paragraph-properties>
      <style:text-properties fo:language="zxx" fo:country="none" officeooo:rsid="001a3a2c" officeooo:paragraph-rsid="04d7af9c" style:language-asian="zxx" style:country-asian="none" style:language-complex="zxx" style:country-complex="none"/>
    </style:style>
    <style:style style:name="P153" style:family="paragraph" style:parent-style-name="Text_20_body">
      <style:paragraph-properties fo:margin-left="0cm" fo:margin-right="0cm" fo:margin-top="0cm" fo:margin-bottom="0.199cm" loext:contextual-spacing="false" fo:text-indent="0cm" style:auto-text-indent="false" style:shadow="none"/>
      <style:text-properties officeooo:paragraph-rsid="03554a74"/>
    </style:style>
    <style:style style:name="P154" style:family="paragraph" style:parent-style-name="Text_20_body" style:master-page-name="">
      <style:paragraph-properties fo:margin-left="0cm" fo:margin-right="0cm" fo:margin-top="0cm" fo:margin-bottom="0.212cm" loext:contextual-spacing="false" fo:line-height="150%" fo:text-align="justify" style:justify-single-word="false" fo:text-indent="0cm" style:auto-text-indent="false" style:page-number="auto"/>
      <style:text-properties fo:language="en" fo:country="US" fo:font-style="normal" fo:font-weight="normal" officeooo:paragraph-rsid="01d2a8bb" style:font-style-asian="normal" style:font-weight-asian="normal" style:font-style-complex="normal" style:font-weight-complex="normal"/>
    </style:style>
    <style:style style:name="P155" style:family="paragraph" style:parent-style-name="Text_20_body">
      <style:paragraph-properties fo:margin-left="0cm" fo:margin-right="0cm" fo:margin-top="0cm" fo:margin-bottom="0.212cm" loext:contextual-spacing="false" fo:line-height="150%" fo:text-align="justify" style:justify-single-word="false" fo:text-indent="0cm" style:auto-text-indent="false"/>
      <style:text-properties fo:language="en" fo:country="US" fo:font-style="normal" fo:font-weight="normal" officeooo:rsid="01d2a8bb" officeooo:paragraph-rsid="020d971f" fo:background-color="transparent" style:font-style-asian="normal" style:font-weight-asian="normal" style:font-style-complex="normal" style:font-weight-complex="normal"/>
    </style:style>
    <style:style style:name="P156"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8c5a4" officeooo:paragraph-rsid="034d1da8"/>
    </style:style>
    <style:style style:name="P157"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f0063" officeooo:paragraph-rsid="034f0063"/>
    </style:style>
    <style:style style:name="P158"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34268b4" officeooo:paragraph-rsid="04b2b990"/>
    </style:style>
    <style:style style:name="P159"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1958a13" officeooo:paragraph-rsid="033f0c2b"/>
    </style:style>
    <style:style style:name="P160"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4ba6034" officeooo:paragraph-rsid="04ba6034"/>
    </style:style>
    <style:style style:name="P161"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fo:language="en" fo:country="US" officeooo:rsid="02d8dd54" officeooo:paragraph-rsid="04cae610"/>
    </style:style>
    <style:style style:name="P162" style:family="paragraph" style:parent-style-name="Text_20_body">
      <style:paragraph-properties fo:margin-left="0cm" fo:margin-right="0cm" fo:margin-top="0.4cm" fo:margin-bottom="0.199cm" loext:contextual-spacing="false" fo:orphans="2" fo:widows="2" fo:text-indent="0cm" style:auto-text-indent="false">
        <style:tab-stops/>
      </style:paragraph-properties>
      <style:text-properties officeooo:paragraph-rsid="04bb3631"/>
    </style:style>
    <style:style style:name="P163"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2c269b2" officeooo:paragraph-rsid="0403043b" fo:background-color="transparent" style:font-name-asian="TimesNewRomanPSMT" style:font-size-asian="10pt" style:font-name-complex="TimesNewRomanPSMT" style:font-size-complex="10pt"/>
    </style:style>
    <style:style style:name="P164"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7af9c" officeooo:paragraph-rsid="04d8105c" fo:background-color="transparent" style:font-name-asian="TimesNewRomanPSMT" style:font-size-asian="10pt" style:font-name-complex="TimesNewRomanPSMT" style:font-size-complex="10pt"/>
    </style:style>
    <style:style style:name="P165" style:family="paragraph" style:parent-style-name="Text_20_body">
      <style:paragraph-properties fo:margin-left="0cm" fo:margin-right="0cm" fo:text-align="justify" style:justify-single-word="false" fo:text-indent="0cm" style:auto-text-indent="false" fo:background-color="transparent">
        <style:background-image/>
      </style:paragraph-properties>
      <style:text-properties style:text-position="0% 100%" style:font-name="Arial5" fo:font-size="10pt" fo:language="en" fo:country="US" officeooo:rsid="04d8105c" officeooo:paragraph-rsid="04d8105c" fo:background-color="transparent" style:font-name-asian="TimesNewRomanPSMT" style:font-size-asian="10pt" style:font-name-complex="TimesNewRomanPSMT" style:font-size-complex="10pt"/>
    </style:style>
    <style:style style:name="P166"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d52807" officeooo:paragraph-rsid="04d52807" style:font-size-asian="9pt" style:font-size-complex="9pt"/>
    </style:style>
    <style:style style:name="P167"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cdbcf4" style:font-size-asian="9pt" style:font-size-complex="9pt"/>
    </style:style>
    <style:style style:name="P168"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4cdbcf4" officeooo:paragraph-rsid="04ff9932" style:font-size-asian="9pt" style:font-size-complex="9pt"/>
    </style:style>
    <style:style style:name="P169" style:family="paragraph" style:parent-style-name="Text_20_body">
      <style:paragraph-properties fo:margin-left="0cm" fo:margin-right="0cm" fo:margin-top="0.199cm" fo:margin-bottom="0.199cm" loext:contextual-spacing="false" fo:text-align="center" style:justify-single-word="false" fo:orphans="2" fo:widows="2" fo:text-indent="0cm" style:auto-text-indent="false">
        <style:tab-stops/>
      </style:paragraph-properties>
      <style:text-properties fo:font-size="9pt" fo:language="en" fo:country="US" officeooo:rsid="01a48f84" officeooo:paragraph-rsid="034f0063" style:font-size-asian="9pt" style:font-size-complex="9pt"/>
    </style:style>
    <style:style style:name="P170" style:family="paragraph" style:parent-style-name="Text_20_body">
      <style:text-properties fo:language="en" fo:country="US"/>
    </style:style>
    <style:style style:name="P171" style:family="paragraph" style:parent-style-name="Text_20_body">
      <style:text-properties fo:language="en" fo:country="US" officeooo:paragraph-rsid="02c4193e" fo:background-color="transparent"/>
    </style:style>
    <style:style style:name="P172" style:family="paragraph" style:parent-style-name="Text_20_body">
      <style:paragraph-properties fo:line-height="150%"/>
      <style:text-properties fo:language="en" fo:country="US" officeooo:paragraph-rsid="038bb89a" fo:background-color="transparent"/>
    </style:style>
    <style:style style:name="P173" style:family="paragraph" style:parent-style-name="Text_20_body">
      <style:text-properties fo:language="en" fo:country="US" officeooo:rsid="00e27dc8" officeooo:paragraph-rsid="02eff3c4" fo:background-color="transparent"/>
    </style:style>
    <style:style style:name="P174" style:family="paragraph" style:parent-style-name="Text_20_body">
      <style:text-properties fo:language="en" fo:country="US" officeooo:rsid="02ec95ec" officeooo:paragraph-rsid="03acfebb" fo:background-color="transparent"/>
    </style:style>
    <style:style style:name="P175" style:family="paragraph" style:parent-style-name="Text_20_body">
      <style:text-properties fo:language="en" fo:country="US" officeooo:rsid="03ec7b13" officeooo:paragraph-rsid="040bcf51" fo:background-color="transparent"/>
    </style:style>
    <style:style style:name="P176" style:family="paragraph" style:parent-style-name="Text_20_body">
      <style:text-properties fo:language="en" fo:country="US" officeooo:paragraph-rsid="043acc52" fo:background-color="transparent"/>
    </style:style>
    <style:style style:name="P177" style:family="paragraph" style:parent-style-name="Text_20_body">
      <style:paragraph-properties fo:text-align="start" style:justify-single-word="false"/>
      <style:text-properties fo:language="en" fo:country="US"/>
    </style:style>
    <style:style style:name="P178" style:family="paragraph" style:parent-style-name="Text_20_body">
      <style:paragraph-properties fo:text-align="start" style:justify-single-word="false"/>
      <style:text-properties fo:language="en" fo:country="US" officeooo:paragraph-rsid="00a06d47"/>
    </style:style>
    <style:style style:name="P179" style:family="paragraph" style:parent-style-name="Text_20_body">
      <style:text-properties fo:language="en" fo:country="US" officeooo:paragraph-rsid="00343cb8"/>
    </style:style>
    <style:style style:name="P180" style:family="paragraph" style:parent-style-name="Text_20_body">
      <style:text-properties fo:language="en" fo:country="US" officeooo:paragraph-rsid="0039397d"/>
    </style:style>
    <style:style style:name="P181" style:family="paragraph" style:parent-style-name="Text_20_body">
      <style:text-properties fo:language="en" fo:country="US" officeooo:paragraph-rsid="008c3ca6"/>
    </style:style>
    <style:style style:name="P182" style:family="paragraph" style:parent-style-name="Text_20_body">
      <style:text-properties fo:language="en" fo:country="US" officeooo:rsid="00a5c197" officeooo:paragraph-rsid="00a5c197"/>
    </style:style>
    <style:style style:name="P183" style:family="paragraph" style:parent-style-name="Text_20_body">
      <style:text-properties fo:language="en" fo:country="US" officeooo:rsid="00a5c197" officeooo:paragraph-rsid="00aa7c8d"/>
    </style:style>
    <style:style style:name="P184" style:family="paragraph" style:parent-style-name="Text_20_body">
      <style:text-properties fo:language="en" fo:country="US" officeooo:rsid="00c6e0d6" officeooo:paragraph-rsid="00cda313"/>
    </style:style>
    <style:style style:name="P185" style:family="paragraph" style:parent-style-name="Text_20_body">
      <style:text-properties fo:language="en" fo:country="US" officeooo:rsid="00c6e0d6" officeooo:paragraph-rsid="03a7b0bd"/>
    </style:style>
    <style:style style:name="P186" style:family="paragraph" style:parent-style-name="Text_20_body">
      <style:text-properties fo:language="en" fo:country="US" fo:font-style="normal" fo:font-weight="normal" officeooo:paragraph-rsid="01d2a8bb" style:font-style-asian="normal" style:font-weight-asian="normal" style:font-style-complex="normal" style:font-weight-complex="normal"/>
    </style:style>
    <style:style style:name="P187" style:family="paragraph" style:parent-style-name="Text_20_body">
      <style:text-properties fo:language="en" fo:country="US" fo:font-style="normal" fo:font-weight="normal" officeooo:paragraph-rsid="0047aa7a" style:font-style-asian="normal" style:font-weight-asian="normal" style:font-style-complex="normal" style:font-weight-complex="normal"/>
    </style:style>
    <style:style style:name="P188" style:family="paragraph" style:parent-style-name="Text_20_body">
      <style:text-properties fo:language="en" fo:country="US" fo:font-style="normal" fo:font-weight="normal" officeooo:paragraph-rsid="04e44553" style:font-style-asian="normal" style:font-weight-asian="normal" style:font-style-complex="normal" style:font-weight-complex="normal"/>
    </style:style>
    <style:style style:name="P189" style:family="paragraph" style:parent-style-name="Text_20_body">
      <style:text-properties fo:language="en" fo:country="US" officeooo:paragraph-rsid="003d0836"/>
    </style:style>
    <style:style style:name="P190" style:family="paragraph" style:parent-style-name="Text_20_body">
      <style:text-properties fo:language="en" fo:country="US" officeooo:paragraph-rsid="0249c997"/>
    </style:style>
    <style:style style:name="P191" style:family="paragraph" style:parent-style-name="Text_20_body">
      <style:paragraph-properties fo:text-align="justify" style:justify-single-word="false"/>
      <style:text-properties fo:language="en" fo:country="US" officeooo:rsid="02a09513" officeooo:paragraph-rsid="02a8aa55"/>
    </style:style>
    <style:style style:name="P192" style:family="paragraph" style:parent-style-name="Text_20_body">
      <style:text-properties fo:language="en" fo:country="US" officeooo:paragraph-rsid="02cb7078"/>
    </style:style>
    <style:style style:name="P193" style:family="paragraph" style:parent-style-name="Text_20_body">
      <style:text-properties fo:language="en" fo:country="US" officeooo:paragraph-rsid="02ceaaec"/>
    </style:style>
    <style:style style:name="P194" style:family="paragraph" style:parent-style-name="Text_20_body">
      <style:paragraph-properties fo:text-align="start" style:justify-single-word="false">
        <style:tab-stops/>
      </style:paragraph-properties>
      <style:text-properties fo:language="en" fo:country="US" officeooo:rsid="02bdd6cd" officeooo:paragraph-rsid="02d6be15"/>
    </style:style>
    <style:style style:name="P195" style:family="paragraph" style:parent-style-name="Text_20_body">
      <style:text-properties fo:language="en" fo:country="US" officeooo:rsid="02bdd6cd" officeooo:paragraph-rsid="03a293f7"/>
    </style:style>
    <style:style style:name="P196" style:family="paragraph" style:parent-style-name="Text_20_body">
      <style:paragraph-properties>
        <style:tab-stops/>
      </style:paragraph-properties>
      <style:text-properties fo:language="en" fo:country="US" officeooo:rsid="02bdd6cd" officeooo:paragraph-rsid="0412ea24"/>
    </style:style>
    <style:style style:name="P197" style:family="paragraph" style:parent-style-name="Text_20_body">
      <style:text-properties fo:language="en" fo:country="US" officeooo:rsid="02bdd6cd" officeooo:paragraph-rsid="0415fab5"/>
    </style:style>
    <style:style style:name="P198" style:family="paragraph" style:parent-style-name="Text_20_body">
      <style:text-properties fo:language="en" fo:country="US" officeooo:rsid="0121d67a" officeooo:paragraph-rsid="02f89d1a"/>
    </style:style>
    <style:style style:name="P199" style:family="paragraph" style:parent-style-name="Text_20_body">
      <style:text-properties fo:language="en" fo:country="US" officeooo:paragraph-rsid="02f89d1a"/>
    </style:style>
    <style:style style:name="P200" style:family="paragraph" style:parent-style-name="Text_20_body">
      <style:text-properties fo:language="en" fo:country="US" officeooo:paragraph-rsid="02fda5ed"/>
    </style:style>
    <style:style style:name="P201" style:family="paragraph" style:parent-style-name="Text_20_body">
      <style:paragraph-properties fo:text-align="justify" style:justify-single-word="false"/>
      <style:text-properties fo:language="en" fo:country="US" officeooo:rsid="01719cc9" officeooo:paragraph-rsid="03017b4e"/>
    </style:style>
    <style:style style:name="P202" style:family="paragraph" style:parent-style-name="Text_20_body">
      <style:paragraph-properties fo:text-align="justify" style:justify-single-word="false"/>
      <style:text-properties fo:language="en" fo:country="US" officeooo:rsid="01719cc9" officeooo:paragraph-rsid="0312d170"/>
    </style:style>
    <style:style style:name="P203" style:family="paragraph" style:parent-style-name="Text_20_body">
      <style:paragraph-properties fo:text-align="justify" style:justify-single-word="false"/>
      <style:text-properties fo:language="en" fo:country="US" officeooo:rsid="01719cc9" officeooo:paragraph-rsid="0315b3ec"/>
    </style:style>
    <style:style style:name="P204" style:family="paragraph" style:parent-style-name="Text_20_body">
      <style:text-properties fo:language="en" fo:country="US" officeooo:paragraph-rsid="030408ec"/>
    </style:style>
    <style:style style:name="P205" style:family="paragraph" style:parent-style-name="Text_20_body">
      <style:text-properties fo:language="en" fo:country="US" officeooo:paragraph-rsid="03777800"/>
    </style:style>
    <style:style style:name="P206" style:family="paragraph" style:parent-style-name="Text_20_body">
      <style:text-properties fo:language="en" fo:country="US" officeooo:paragraph-rsid="038813c1"/>
    </style:style>
    <style:style style:name="P207" style:family="paragraph" style:parent-style-name="Text_20_body">
      <style:paragraph-properties fo:text-align="justify" style:justify-single-word="false"/>
      <style:text-properties fo:language="en" fo:country="US" officeooo:paragraph-rsid="038cc203"/>
    </style:style>
    <style:style style:name="P208" style:family="paragraph" style:parent-style-name="Text_20_body">
      <style:text-properties fo:language="en" fo:country="US" officeooo:paragraph-rsid="039155ce"/>
    </style:style>
    <style:style style:name="P209" style:family="paragraph" style:parent-style-name="Text_20_body">
      <style:text-properties fo:language="en" fo:country="US" officeooo:paragraph-rsid="039673fb"/>
    </style:style>
    <style:style style:name="P210" style:family="paragraph" style:parent-style-name="Text_20_body">
      <style:paragraph-properties>
        <style:tab-stops/>
      </style:paragraph-properties>
      <style:text-properties fo:language="en" fo:country="US" officeooo:rsid="03a293f7" officeooo:paragraph-rsid="03a39061"/>
    </style:style>
    <style:style style:name="P211" style:family="paragraph" style:parent-style-name="Text_20_body">
      <style:paragraph-properties>
        <style:tab-stops/>
      </style:paragraph-properties>
      <style:text-properties fo:language="en" fo:country="US" officeooo:rsid="03a293f7" officeooo:paragraph-rsid="0415fab5"/>
    </style:style>
    <style:style style:name="P212" style:family="paragraph" style:parent-style-name="Text_20_body">
      <style:paragraph-properties>
        <style:tab-stops/>
      </style:paragraph-properties>
      <style:text-properties fo:language="en" fo:country="US" officeooo:rsid="03a293f7" officeooo:paragraph-rsid="0417f350"/>
    </style:style>
    <style:style style:name="P213" style:family="paragraph" style:parent-style-name="Text_20_body">
      <style:text-properties fo:language="en" fo:country="US" officeooo:paragraph-rsid="03a5fc34"/>
    </style:style>
    <style:style style:name="P214" style:family="paragraph" style:parent-style-name="Text_20_body">
      <style:text-properties fo:language="en" fo:country="US" officeooo:paragraph-rsid="03a80d4b"/>
    </style:style>
    <style:style style:name="P215" style:family="paragraph" style:parent-style-name="Text_20_body">
      <style:text-properties fo:language="en" fo:country="US" officeooo:paragraph-rsid="03b28dab"/>
    </style:style>
    <style:style style:name="P216" style:family="paragraph" style:parent-style-name="Text_20_body">
      <style:text-properties fo:language="en" fo:country="US" officeooo:paragraph-rsid="03d9575c"/>
    </style:style>
    <style:style style:name="P217" style:family="paragraph" style:parent-style-name="Text_20_body">
      <style:text-properties fo:language="en" fo:country="US" officeooo:paragraph-rsid="03ed2658"/>
    </style:style>
    <style:style style:name="P218" style:family="paragraph" style:parent-style-name="Text_20_body">
      <style:text-properties fo:language="en" fo:country="US" officeooo:paragraph-rsid="03f41b9d"/>
    </style:style>
    <style:style style:name="P219" style:family="paragraph" style:parent-style-name="Text_20_body">
      <style:text-properties fo:language="en" fo:country="US" officeooo:paragraph-rsid="03f7f200"/>
    </style:style>
    <style:style style:name="P220" style:family="paragraph" style:parent-style-name="Text_20_body">
      <style:text-properties fo:language="en" fo:country="US" officeooo:paragraph-rsid="0403043b"/>
    </style:style>
    <style:style style:name="P221" style:family="paragraph" style:parent-style-name="Text_20_body">
      <style:text-properties fo:language="en" fo:country="US" officeooo:paragraph-rsid="0412ea24"/>
    </style:style>
    <style:style style:name="P222" style:family="paragraph" style:parent-style-name="Text_20_body">
      <style:text-properties fo:language="en" fo:country="US" officeooo:paragraph-rsid="043292b3"/>
    </style:style>
    <style:style style:name="P223" style:family="paragraph" style:parent-style-name="Text_20_body">
      <style:text-properties fo:language="en" fo:country="US" officeooo:rsid="043292b3" officeooo:paragraph-rsid="043292b3"/>
    </style:style>
    <style:style style:name="P224" style:family="paragraph" style:parent-style-name="Text_20_body">
      <style:text-properties fo:language="en" fo:country="US" officeooo:paragraph-rsid="03b28dab" style:language-asian="zxx" style:country-asian="none" style:language-complex="zxx" style:country-complex="none"/>
    </style:style>
    <style:style style:name="P225" style:family="paragraph" style:parent-style-name="Text_20_body">
      <style:text-properties fo:language="en" fo:country="US" officeooo:paragraph-rsid="03029da8"/>
    </style:style>
    <style:style style:name="P226" style:family="paragraph" style:parent-style-name="Text_20_body">
      <style:text-properties fo:language="en" fo:country="US" officeooo:rsid="03017b4e" officeooo:paragraph-rsid="04792f19"/>
    </style:style>
    <style:style style:name="P227" style:family="paragraph" style:parent-style-name="Text_20_body">
      <style:text-properties fo:language="en" fo:country="US" officeooo:paragraph-rsid="0479c6a4"/>
    </style:style>
    <style:style style:name="P228" style:family="paragraph" style:parent-style-name="Text_20_body">
      <style:text-properties fo:language="en" fo:country="US" officeooo:paragraph-rsid="04e8a331"/>
    </style:style>
    <style:style style:name="P229" style:family="paragraph" style:parent-style-name="Text_20_body">
      <style:text-properties fo:language="en" fo:country="US" officeooo:paragraph-rsid="04e9a9b1"/>
    </style:style>
    <style:style style:name="P230" style:family="paragraph" style:parent-style-name="Text_20_body">
      <style:text-properties fo:language="en" fo:country="US" officeooo:paragraph-rsid="04ebd72d"/>
    </style:style>
    <style:style style:name="P231" style:family="paragraph" style:parent-style-name="Text_20_body">
      <style:text-properties fo:language="en" fo:country="US" fo:font-style="italic" fo:font-weight="bold" officeooo:rsid="0509cf09" officeooo:paragraph-rsid="0509cf09" style:font-style-asian="italic" style:font-weight-asian="bold" style:font-style-complex="italic" style:font-weight-complex="bold"/>
    </style:style>
    <style:style style:name="P232" style:family="paragraph" style:parent-style-name="Text_20_body">
      <style:text-properties style:font-name="Arial5" fo:language="en" fo:country="US"/>
    </style:style>
    <style:style style:name="P233" style:family="paragraph" style:parent-style-name="Text_20_body">
      <style:text-properties style:font-name="Arial5" fo:font-size="10pt" fo:language="en" fo:country="US" officeooo:paragraph-rsid="036d7629" style:font-name-asian="TimesNewRomanPSMT" style:font-size-asian="8.75pt" style:font-name-complex="TimesNewRomanPSMT" style:font-size-complex="10pt"/>
    </style:style>
    <style:style style:name="P234" style:family="paragraph" style:parent-style-name="Text_20_body">
      <style:text-properties officeooo:paragraph-rsid="01f8babf"/>
    </style:style>
    <style:style style:name="P235" style:family="paragraph" style:parent-style-name="Text_20_body">
      <style:text-properties officeooo:rsid="022fad9c" officeooo:paragraph-rsid="022fb4d6"/>
    </style:style>
    <style:style style:name="P236" style:family="paragraph" style:parent-style-name="Text_20_body">
      <style:text-properties officeooo:rsid="022fb4d6" officeooo:paragraph-rsid="022fb4d6"/>
    </style:style>
    <style:style style:name="P237" style:family="paragraph" style:parent-style-name="Text_20_body">
      <style:text-properties officeooo:paragraph-rsid="0249c997"/>
    </style:style>
    <style:style style:name="P238" style:family="paragraph" style:parent-style-name="Text_20_body">
      <style:text-properties officeooo:paragraph-rsid="02617bfb"/>
    </style:style>
    <style:style style:name="P239" style:family="paragraph" style:parent-style-name="Text_20_body">
      <style:paragraph-properties fo:text-align="justify" style:justify-single-word="false"/>
      <style:text-properties officeooo:paragraph-rsid="02969834"/>
    </style:style>
    <style:style style:name="P240" style:family="paragraph" style:parent-style-name="Text_20_body">
      <style:paragraph-properties fo:text-align="justify" style:justify-single-word="false"/>
      <style:text-properties officeooo:paragraph-rsid="02eff3c4"/>
    </style:style>
    <style:style style:name="P241" style:family="paragraph" style:parent-style-name="Text_20_body">
      <style:text-properties officeooo:rsid="02aee4ed" officeooo:paragraph-rsid="02aee4ed"/>
    </style:style>
    <style:style style:name="P242" style:family="paragraph" style:parent-style-name="Text_20_body">
      <style:text-properties officeooo:paragraph-rsid="02c86ee2"/>
    </style:style>
    <style:style style:name="P243" style:family="paragraph" style:parent-style-name="Text_20_body">
      <style:text-properties officeooo:rsid="02d8dd54" officeooo:paragraph-rsid="02d8dd54"/>
    </style:style>
    <style:style style:name="P244" style:family="paragraph" style:parent-style-name="Text_20_body">
      <style:text-properties officeooo:rsid="02d8dd54" officeooo:paragraph-rsid="03a80d4b"/>
    </style:style>
    <style:style style:name="P245" style:family="paragraph" style:parent-style-name="Text_20_body">
      <style:text-properties officeooo:paragraph-rsid="02e1f91e" fo:background-color="transparent"/>
    </style:style>
    <style:style style:name="P246" style:family="paragraph" style:parent-style-name="Text_20_body">
      <style:text-properties officeooo:paragraph-rsid="02e49952" fo:background-color="transparent"/>
    </style:style>
    <style:style style:name="P247" style:family="paragraph" style:parent-style-name="Text_20_body">
      <style:text-properties officeooo:rsid="02e62121" officeooo:paragraph-rsid="02e62121" fo:background-color="transparent"/>
    </style:style>
    <style:style style:name="P248" style:family="paragraph" style:parent-style-name="Text_20_body">
      <style:text-properties officeooo:paragraph-rsid="03abdff7" fo:background-color="transparent"/>
    </style:style>
    <style:style style:name="P249" style:family="paragraph" style:parent-style-name="Text_20_body">
      <style:text-properties officeooo:rsid="01ee20e7" officeooo:paragraph-rsid="03b662b0" fo:background-color="transparent"/>
    </style:style>
    <style:style style:name="P250" style:family="paragraph" style:parent-style-name="Text_20_body">
      <style:text-properties officeooo:rsid="01ee20e7" officeooo:paragraph-rsid="04727750" fo:background-color="transparent"/>
    </style:style>
    <style:style style:name="P251" style:family="paragraph" style:parent-style-name="Text_20_body">
      <style:text-properties officeooo:rsid="01f17a66" officeooo:paragraph-rsid="0473e982" fo:background-color="transparent"/>
    </style:style>
    <style:style style:name="P252" style:family="paragraph" style:parent-style-name="Text_20_body">
      <style:text-properties officeooo:rsid="04727750" officeooo:paragraph-rsid="04727750" fo:background-color="transparent"/>
    </style:style>
    <style:style style:name="P253" style:family="paragraph" style:parent-style-name="Text_20_body">
      <style:text-properties officeooo:rsid="02e1f91e" officeooo:paragraph-rsid="04f5bd09" fo:background-color="transparent"/>
    </style:style>
    <style:style style:name="P254" style:family="paragraph" style:parent-style-name="Text_20_body">
      <style:text-properties officeooo:rsid="01ea6e0c" officeooo:paragraph-rsid="0473e982" fo:background-color="transparent"/>
    </style:style>
    <style:style style:name="P255" style:family="paragraph" style:parent-style-name="Text_20_body">
      <style:text-properties officeooo:rsid="02e49952" officeooo:paragraph-rsid="02e49952"/>
    </style:style>
    <style:style style:name="P256" style:family="paragraph" style:parent-style-name="Text_20_body">
      <style:text-properties officeooo:rsid="02e62121" officeooo:paragraph-rsid="02e62121"/>
    </style:style>
    <style:style style:name="P257" style:family="paragraph" style:parent-style-name="Text_20_body">
      <style:text-properties officeooo:rsid="02e62121" officeooo:paragraph-rsid="04f6550e"/>
    </style:style>
    <style:style style:name="P258" style:family="paragraph" style:parent-style-name="Text_20_body">
      <style:paragraph-properties fo:text-align="start" style:justify-single-word="false"/>
      <style:text-properties fo:language="zxx" fo:country="none" officeooo:rsid="01feffe7" officeooo:paragraph-rsid="01feffe7" style:language-asian="zxx" style:country-asian="none" style:language-complex="zxx" style:country-complex="none"/>
    </style:style>
    <style:style style:name="P259" style:family="paragraph" style:parent-style-name="Text_20_body">
      <style:text-properties fo:language="zxx" fo:country="none" officeooo:rsid="01feffe7" officeooo:paragraph-rsid="0201b8c1" style:language-asian="zxx" style:country-asian="none" style:language-complex="zxx" style:country-complex="none"/>
    </style:style>
    <style:style style:name="P260" style:family="paragraph" style:parent-style-name="Text_20_body">
      <style:text-properties fo:language="zxx" fo:country="none" officeooo:rsid="01feffe7" officeooo:paragraph-rsid="031eb6e5" style:language-asian="zxx" style:country-asian="none" style:language-complex="zxx" style:country-complex="none"/>
    </style:style>
    <style:style style:name="P261" style:family="paragraph" style:parent-style-name="Text_20_body">
      <style:text-properties fo:language="zxx" fo:country="none" officeooo:rsid="01feffe7" officeooo:paragraph-rsid="03b662b0" style:language-asian="zxx" style:country-asian="none" style:language-complex="zxx" style:country-complex="none"/>
    </style:style>
    <style:style style:name="P262" style:family="paragraph" style:parent-style-name="Text_20_body">
      <style:text-properties fo:language="zxx" fo:country="none" officeooo:rsid="0011cbc4" officeooo:paragraph-rsid="032a15b0" style:language-asian="zxx" style:country-asian="none" style:language-complex="zxx" style:country-complex="none"/>
    </style:style>
    <style:style style:name="P263" style:family="paragraph" style:parent-style-name="Text_20_body">
      <style:text-properties fo:language="zxx" fo:country="none" officeooo:rsid="0011cbc4" officeooo:paragraph-rsid="032bb2f1" style:language-asian="zxx" style:country-asian="none" style:language-complex="zxx" style:country-complex="none"/>
    </style:style>
    <style:style style:name="P264" style:family="paragraph" style:parent-style-name="Text_20_body">
      <style:text-properties fo:language="zxx" fo:country="none" officeooo:rsid="0011cbc4" officeooo:paragraph-rsid="032d4a4b" style:language-asian="zxx" style:country-asian="none" style:language-complex="zxx" style:country-complex="none"/>
    </style:style>
    <style:style style:name="P265" style:family="paragraph" style:parent-style-name="Text_20_body">
      <style:text-properties fo:language="zxx" fo:country="none" officeooo:rsid="0011cbc4" officeooo:paragraph-rsid="03340c70" style:language-asian="zxx" style:country-asian="none" style:language-complex="zxx" style:country-complex="none"/>
    </style:style>
    <style:style style:name="P266" style:family="paragraph" style:parent-style-name="Text_20_body">
      <style:text-properties fo:language="zxx" fo:country="none" officeooo:rsid="0011cbc4" officeooo:paragraph-rsid="03344620" style:language-asian="zxx" style:country-asian="none" style:language-complex="zxx" style:country-complex="none"/>
    </style:style>
    <style:style style:name="P267" style:family="paragraph" style:parent-style-name="Text_20_body">
      <style:text-properties fo:language="zxx" fo:country="none" officeooo:rsid="02343709" officeooo:paragraph-rsid="032d4a4b" style:language-asian="zxx" style:country-asian="none" style:language-complex="zxx" style:country-complex="none"/>
    </style:style>
    <style:style style:name="P268" style:family="paragraph" style:parent-style-name="Text_20_body">
      <style:paragraph-properties fo:text-align="justify" style:justify-single-word="false"/>
      <style:text-properties fo:language="zxx" fo:country="none" officeooo:paragraph-rsid="02aa0c10" style:language-asian="zxx" style:country-asian="none" style:language-complex="zxx" style:country-complex="none"/>
    </style:style>
    <style:style style:name="P269" style:family="paragraph" style:parent-style-name="Text_20_body">
      <style:text-properties fo:language="zxx" fo:country="none" officeooo:paragraph-rsid="03017b4e" style:language-asian="zxx" style:country-asian="none" style:language-complex="zxx" style:country-complex="none"/>
    </style:style>
    <style:style style:name="P270" style:family="paragraph" style:parent-style-name="Text_20_body">
      <style:text-properties fo:language="zxx" fo:country="none" officeooo:paragraph-rsid="030408ec" style:language-asian="zxx" style:country-asian="none" style:language-complex="zxx" style:country-complex="none"/>
    </style:style>
    <style:style style:name="P271" style:family="paragraph" style:parent-style-name="Text_20_body">
      <style:text-properties fo:language="zxx" fo:country="none" officeooo:paragraph-rsid="03b28dab" style:language-asian="zxx" style:country-asian="none" style:language-complex="zxx" style:country-complex="none"/>
    </style:style>
    <style:style style:name="P272" style:family="paragraph" style:parent-style-name="Text_20_body">
      <style:text-properties fo:language="zxx" fo:country="none" officeooo:paragraph-rsid="03f267d2" style:language-asian="zxx" style:country-asian="none" style:language-complex="zxx" style:country-complex="none"/>
    </style:style>
    <style:style style:name="P273" style:family="paragraph" style:parent-style-name="Text_20_body">
      <style:text-properties fo:language="zxx" fo:country="none" officeooo:rsid="045939cc" officeooo:paragraph-rsid="045939cc" style:language-asian="zxx" style:country-asian="none" style:language-complex="zxx" style:country-complex="none"/>
    </style:style>
    <style:style style:name="P274" style:family="paragraph" style:parent-style-name="Text_20_body">
      <style:paragraph-properties fo:orphans="2" fo:widows="2"/>
      <style:text-properties fo:language="zxx" fo:country="none" officeooo:paragraph-rsid="04e6bccb" style:language-asian="zxx" style:country-asian="none" style:language-complex="zxx" style:country-complex="none"/>
    </style:style>
    <style:style style:name="P275" style:family="paragraph" style:parent-style-name="Text_20_body">
      <style:text-properties fo:language="zxx" fo:country="none" officeooo:paragraph-rsid="04e7b7ec" style:language-asian="zxx" style:country-asian="none" style:language-complex="zxx" style:country-complex="none"/>
    </style:style>
    <style:style style:name="P276" style:family="paragraph" style:parent-style-name="Text_20_body">
      <style:text-properties fo:language="zxx" fo:country="none" fo:font-style="italic" officeooo:paragraph-rsid="03849380" style:language-asian="zxx" style:country-asian="none" style:font-style-asian="italic" style:language-complex="zxx" style:country-complex="none" style:font-style-complex="italic"/>
    </style:style>
    <style:style style:name="P277" style:family="paragraph" style:parent-style-name="Text_20_body">
      <style:paragraph-properties fo:text-align="justify" style:justify-single-word="false"/>
      <style:text-properties fo:language="zxx" fo:country="none" officeooo:paragraph-rsid="02aa0c10"/>
    </style:style>
    <style:style style:name="P278" style:family="paragraph" style:parent-style-name="Text_20_body">
      <style:text-properties fo:language="zxx" fo:country="none" style:text-underline-style="none" officeooo:rsid="04cf7d5f" officeooo:paragraph-rsid="04fc0a31" fo:background-color="transparent" style:language-asian="zxx" style:country-asian="none" style:language-complex="zxx" style:country-complex="none"/>
    </style:style>
    <style:style style:name="P279" style:family="paragraph" style:parent-style-name="Text_20_body">
      <style:text-properties fo:language="zxx" fo:country="none" style:text-underline-style="none" officeooo:rsid="04c6b4b0" officeooo:paragraph-rsid="0509cf09" fo:background-color="transparent" style:language-asian="zxx" style:country-asian="none" style:language-complex="zxx" style:country-complex="none"/>
    </style:style>
    <style:style style:name="P280" style:family="paragraph" style:parent-style-name="Text_20_body">
      <style:text-properties fo:language="zxx" fo:country="none" style:text-underline-style="none" officeooo:rsid="05095974" officeooo:paragraph-rsid="0509cf09" fo:background-color="transparent" style:language-asian="zxx" style:country-asian="none" style:language-complex="zxx" style:country-complex="none"/>
    </style:style>
    <style:style style:name="P281" style:family="paragraph" style:parent-style-name="Text_20_body">
      <style:text-properties style:font-name="Arial3" officeooo:rsid="03b662b0" officeooo:paragraph-rsid="03b662b0"/>
    </style:style>
    <style:style style:name="P282" style:family="paragraph" style:parent-style-name="Text_20_body">
      <style:text-properties officeooo:rsid="01f8eba5" officeooo:paragraph-rsid="0328563f"/>
    </style:style>
    <style:style style:name="P283" style:family="paragraph" style:parent-style-name="Text_20_body">
      <style:text-properties officeooo:rsid="0011cbc4" officeooo:paragraph-rsid="032a15b0"/>
    </style:style>
    <style:style style:name="P284" style:family="paragraph" style:parent-style-name="Text_20_body">
      <style:text-properties officeooo:rsid="032bb2f1" officeooo:paragraph-rsid="032bb2f1"/>
    </style:style>
    <style:style style:name="P285" style:family="paragraph" style:parent-style-name="Text_20_body">
      <style:text-properties officeooo:rsid="02343709" officeooo:paragraph-rsid="032d4a4b"/>
    </style:style>
    <style:style style:name="P286" style:family="paragraph" style:parent-style-name="Text_20_body">
      <style:text-properties officeooo:rsid="0217d313" officeooo:paragraph-rsid="032e079b"/>
    </style:style>
    <style:style style:name="P287" style:family="paragraph" style:parent-style-name="Text_20_body">
      <style:text-properties officeooo:rsid="032d4a4b" officeooo:paragraph-rsid="032d4a4b"/>
    </style:style>
    <style:style style:name="P288" style:family="paragraph" style:parent-style-name="Text_20_body">
      <style:text-properties officeooo:rsid="03351f2e" officeooo:paragraph-rsid="03351f2e"/>
    </style:style>
    <style:style style:name="P289" style:family="paragraph" style:parent-style-name="Text_20_body">
      <style:text-properties officeooo:rsid="0021c15d" officeooo:paragraph-rsid="0339f447"/>
    </style:style>
    <style:style style:name="P290" style:family="paragraph" style:parent-style-name="Text_20_body">
      <style:text-properties officeooo:rsid="0021c15d" officeooo:paragraph-rsid="03db6371"/>
    </style:style>
    <style:style style:name="P291" style:family="paragraph" style:parent-style-name="Text_20_body">
      <style:text-properties officeooo:rsid="0021c15d" officeooo:paragraph-rsid="04ff9932"/>
    </style:style>
    <style:style style:name="P292" style:family="paragraph" style:parent-style-name="Text_20_body">
      <style:text-properties officeooo:rsid="001dc3e9" officeooo:paragraph-rsid="0339f447"/>
    </style:style>
    <style:style style:name="P293" style:family="paragraph" style:parent-style-name="Text_20_body">
      <style:text-properties officeooo:rsid="035cecc3" officeooo:paragraph-rsid="035cecc3"/>
    </style:style>
    <style:style style:name="P294" style:family="paragraph" style:parent-style-name="Text_20_body">
      <style:text-properties officeooo:paragraph-rsid="038323b0"/>
    </style:style>
    <style:style style:name="P295" style:family="paragraph" style:parent-style-name="Text_20_body">
      <style:text-properties officeooo:rsid="0247d367" officeooo:paragraph-rsid="03849380"/>
    </style:style>
    <style:style style:name="P296" style:family="paragraph" style:parent-style-name="Text_20_body">
      <style:text-properties officeooo:paragraph-rsid="03849380"/>
    </style:style>
    <style:style style:name="P297" style:family="paragraph" style:parent-style-name="Text_20_body">
      <style:text-properties officeooo:paragraph-rsid="03887b5f"/>
    </style:style>
    <style:style style:name="P298" style:family="paragraph" style:parent-style-name="Text_20_body">
      <style:text-properties officeooo:rsid="0392780d" officeooo:paragraph-rsid="0392780d"/>
    </style:style>
    <style:style style:name="P299" style:family="paragraph" style:parent-style-name="Text_20_body">
      <style:text-properties officeooo:paragraph-rsid="03a0fa1d"/>
    </style:style>
    <style:style style:name="P300" style:family="paragraph" style:parent-style-name="Text_20_body">
      <style:paragraph-properties>
        <style:tab-stops/>
      </style:paragraph-properties>
      <style:text-properties officeooo:paragraph-rsid="03a516e4"/>
    </style:style>
    <style:style style:name="P301" style:family="paragraph" style:parent-style-name="Text_20_body">
      <style:text-properties officeooo:paragraph-rsid="03acfebb"/>
    </style:style>
    <style:style style:name="P302" style:family="paragraph" style:parent-style-name="Text_20_body">
      <style:text-properties officeooo:rsid="031cdba3" officeooo:paragraph-rsid="031eb6e5"/>
    </style:style>
    <style:style style:name="P303" style:family="paragraph" style:parent-style-name="Text_20_body">
      <style:text-properties officeooo:paragraph-rsid="03c87bc0"/>
    </style:style>
    <style:style style:name="P304" style:family="paragraph" style:parent-style-name="Text_20_body">
      <style:text-properties officeooo:rsid="03cbfcb0" officeooo:paragraph-rsid="03cbfcb0"/>
    </style:style>
    <style:style style:name="P305" style:family="paragraph" style:parent-style-name="Text_20_body">
      <style:text-properties officeooo:rsid="03cbfcb0" officeooo:paragraph-rsid="03de2505"/>
    </style:style>
    <style:style style:name="P306" style:family="paragraph" style:parent-style-name="Text_20_body">
      <style:text-properties officeooo:rsid="03c87398" officeooo:paragraph-rsid="03d9575c"/>
    </style:style>
    <style:style style:name="P307" style:family="paragraph" style:parent-style-name="Text_20_body">
      <style:text-properties officeooo:rsid="03c87398" officeooo:paragraph-rsid="03e40638"/>
    </style:style>
    <style:style style:name="P308" style:family="paragraph" style:parent-style-name="Text_20_body">
      <style:text-properties officeooo:rsid="0020a0b6" officeooo:paragraph-rsid="03d9575c"/>
    </style:style>
    <style:style style:name="P309" style:family="paragraph" style:parent-style-name="Text_20_body">
      <style:text-properties officeooo:rsid="03e4003f" officeooo:paragraph-rsid="03e4003f"/>
    </style:style>
    <style:style style:name="P310" style:family="paragraph" style:parent-style-name="Text_20_body">
      <style:text-properties officeooo:paragraph-rsid="02bdc0c5"/>
    </style:style>
    <style:style style:name="P311" style:family="paragraph" style:parent-style-name="Text_20_body">
      <style:text-properties officeooo:rsid="0408d8ba" officeooo:paragraph-rsid="040bcf51"/>
    </style:style>
    <style:style style:name="P312" style:family="paragraph" style:parent-style-name="Text_20_body">
      <style:text-properties officeooo:rsid="040a3489" officeooo:paragraph-rsid="040b32f0"/>
    </style:style>
    <style:style style:name="P313" style:family="paragraph" style:parent-style-name="Text_20_body">
      <style:text-properties officeooo:rsid="040fe07b" officeooo:paragraph-rsid="0411b287"/>
    </style:style>
    <style:style style:name="P314" style:family="paragraph" style:parent-style-name="Text_20_body">
      <style:text-properties officeooo:rsid="04193221" officeooo:paragraph-rsid="04193221"/>
    </style:style>
    <style:style style:name="P315" style:family="paragraph" style:parent-style-name="Text_20_body">
      <style:text-properties officeooo:rsid="0419fb88" officeooo:paragraph-rsid="0419fb88"/>
    </style:style>
    <style:style style:name="P316" style:family="paragraph" style:parent-style-name="Text_20_body">
      <style:text-properties officeooo:rsid="040bcf51" officeooo:paragraph-rsid="0428eb90"/>
    </style:style>
    <style:style style:name="P317" style:family="paragraph" style:parent-style-name="Text_20_body">
      <style:text-properties officeooo:rsid="03e00714" officeooo:paragraph-rsid="0435b1e0"/>
    </style:style>
    <style:style style:name="P318" style:family="paragraph" style:parent-style-name="Text_20_body">
      <style:text-properties officeooo:rsid="04a11ad3" officeooo:paragraph-rsid="04a11ad3"/>
    </style:style>
    <style:style style:name="P319" style:family="paragraph" style:parent-style-name="Text_20_body">
      <style:text-properties officeooo:rsid="04a11ad3" officeooo:paragraph-rsid="04fa13d4"/>
    </style:style>
    <style:style style:name="P320" style:family="paragraph" style:parent-style-name="Text_20_body">
      <style:text-properties style:text-underline-style="none" officeooo:rsid="04a11ad3" officeooo:paragraph-rsid="04a11ad3" fo:background-color="transparent"/>
    </style:style>
    <style:style style:name="P321" style:family="paragraph" style:parent-style-name="Text_20_body">
      <style:text-properties style:text-underline-style="none" officeooo:rsid="04a11ad3" officeooo:paragraph-rsid="04fa13d4" fo:background-color="transparent"/>
    </style:style>
    <style:style style:name="P322" style:family="paragraph" style:parent-style-name="Text_20_body">
      <style:text-properties style:text-underline-style="none" officeooo:rsid="043e4fae" officeooo:paragraph-rsid="04f81dff" fo:background-color="transparent"/>
    </style:style>
    <style:style style:name="P323" style:family="paragraph" style:parent-style-name="Text_20_body">
      <style:text-properties style:text-underline-style="none" officeooo:rsid="04cf7d5f" officeooo:paragraph-rsid="04a11ad3" fo:background-color="transparent"/>
    </style:style>
    <style:style style:name="P324" style:family="paragraph" style:parent-style-name="Text_20_body">
      <style:text-properties officeooo:rsid="03e40638" officeooo:paragraph-rsid="0435926f"/>
    </style:style>
    <style:style style:name="P325" style:family="paragraph" style:parent-style-name="Text_20_body">
      <style:text-properties fo:font-size="16pt" fo:language="en" fo:country="US" officeooo:rsid="04e0c8bc" officeooo:paragraph-rsid="04e0c8bc" style:font-size-asian="16pt" style:font-size-complex="16pt"/>
    </style:style>
    <style:style style:name="P326" style:family="paragraph" style:parent-style-name="Text_20_body">
      <style:text-properties officeooo:rsid="0217b55b" officeooo:paragraph-rsid="04fe6c79"/>
    </style:style>
    <style:style style:name="P327" style:family="paragraph" style:parent-style-name="Text_20_body">
      <style:text-properties officeooo:rsid="04cf7d5f" officeooo:paragraph-rsid="04fc0a31"/>
    </style:style>
    <style:style style:name="P328" style:family="paragraph" style:parent-style-name="Text_20_body">
      <style:paragraph-properties fo:margin-left="-1.905cm" fo:margin-right="0cm" fo:margin-top="0cm" fo:margin-bottom="0cm" loext:contextual-spacing="false" fo:text-align="start" style:justify-single-word="false" fo:text-indent="0cm" style:auto-text-indent="false"/>
      <style:text-properties fo:font-size="2pt" fo:language="en" fo:country="US" style:font-size-asian="1.75pt" style:font-size-complex="2pt"/>
    </style:style>
    <style:style style:name="P329" style:family="paragraph" style:parent-style-name="Text_20_body">
      <style:paragraph-properties fo:margin-top="0.305cm" fo:margin-bottom="0.203cm" loext:contextual-spacing="false" fo:text-align="start" style:justify-single-word="false"/>
      <style:text-properties fo:language="en" fo:country="US"/>
    </style:style>
    <style:style style:name="P330" style:family="paragraph" style:parent-style-name="Text_20_body">
      <style:paragraph-properties fo:margin-top="0.305cm" fo:margin-bottom="0.203cm" loext:contextual-spacing="false" fo:text-align="start" style:justify-single-word="false"/>
      <style:text-properties fo:language="en" fo:country="US" officeooo:paragraph-rsid="00b0c526"/>
    </style:style>
    <style:style style:name="P331" style:family="paragraph" style:parent-style-name="Text_20_body">
      <style:paragraph-properties fo:margin-top="0.305cm" fo:margin-bottom="0.203cm" loext:contextual-spacing="false" fo:text-align="start" style:justify-single-word="false"/>
      <style:text-properties fo:language="en" fo:country="US" officeooo:paragraph-rsid="02a16236"/>
    </style:style>
    <style:style style:name="P332" style:family="paragraph" style:parent-style-name="Text_20_body">
      <style:paragraph-properties fo:margin-top="0.305cm" fo:margin-bottom="0.203cm" loext:contextual-spacing="false" fo:text-align="start" style:justify-single-word="false"/>
      <style:text-properties fo:language="en" fo:country="US" fo:background-color="transparent"/>
    </style:style>
    <style:style style:name="P333" style:family="paragraph" style:parent-style-name="Text_20_body">
      <style:paragraph-properties fo:margin-top="0.305cm" fo:margin-bottom="0.203cm" loext:contextual-spacing="false" fo:line-height="150%" fo:text-align="start" style:justify-single-word="false" fo:background-color="transparent">
        <style:background-image/>
      </style:paragraph-properties>
      <style:text-properties fo:language="en" fo:country="US" officeooo:rsid="029a1d61" officeooo:paragraph-rsid="029d2286" fo:background-color="transparent"/>
    </style:style>
    <style:style style:name="P334" style:family="paragraph" style:parent-style-name="Text_20_body">
      <style:paragraph-properties fo:keep-with-next="always"/>
      <style:text-properties officeooo:paragraph-rsid="03375c85"/>
    </style:style>
    <style:style style:name="P335" style:family="paragraph" style:parent-style-name="Text_20_body">
      <style:paragraph-properties fo:keep-with-next="always"/>
      <style:text-properties officeooo:rsid="03375c85" officeooo:paragraph-rsid="03375c85"/>
    </style:style>
    <style:style style:name="P336" style:family="paragraph" style:parent-style-name="Text_20_body">
      <style:paragraph-properties fo:keep-together="always" fo:keep-with-next="always"/>
      <style:text-properties style:font-name="Arial3" fo:language="zxx" fo:country="none" fo:font-style="italic" officeooo:paragraph-rsid="0284921e" style:language-asian="zxx" style:country-asian="none" style:font-style-asian="italic" style:language-complex="zxx" style:country-complex="none" style:font-style-complex="italic"/>
    </style:style>
    <style:style style:name="P337" style:family="paragraph" style:parent-style-name="Text_20_body">
      <style:paragraph-properties fo:keep-together="always" fo:keep-with-next="always"/>
      <style:text-properties style:font-name="Arial3" fo:language="en" fo:country="US" officeooo:paragraph-rsid="039673fb" style:font-size-asian="10.5pt"/>
    </style:style>
    <style:style style:name="P338" style:family="paragraph" style:parent-style-name="Text_20_body">
      <style:paragraph-properties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39" style:family="paragraph" style:parent-style-name="Table_20_Contents">
      <style:paragraph-properties fo:text-align="justify" style:justify-single-word="false" fo:keep-with-next="always"/>
      <style:text-properties fo:language="en" fo:country="US" fo:font-style="normal" officeooo:paragraph-rsid="00b0c526" style:font-style-asian="normal" style:font-style-complex="normal"/>
    </style:style>
    <style:style style:name="P340" style:family="paragraph" style:parent-style-name="Table_20_Contents">
      <style:paragraph-properties fo:text-align="justify" style:justify-single-word="false" fo:keep-with-next="always"/>
      <style:text-properties style:font-name="Courier 10 Pitch" fo:language="en" fo:country="US" officeooo:paragraph-rsid="00b0c526"/>
    </style:style>
    <style:style style:name="P341" style:family="paragraph" style:parent-style-name="Table_20_Contents">
      <style:paragraph-properties fo:text-align="justify" style:justify-single-word="false" fo:keep-with-next="always"/>
      <style:text-properties style:font-name="Courier 10 Pitch" fo:font-size="10pt" fo:language="en" fo:country="US" officeooo:paragraph-rsid="00b0c526" style:font-size-asian="10pt" style:font-size-complex="10pt"/>
    </style:style>
    <style:style style:name="P342" style:family="paragraph" style:parent-style-name="Table_20_Contents">
      <style:paragraph-properties fo:text-align="start" style:justify-single-word="false" fo:keep-with-next="always"/>
      <style:text-properties officeooo:rsid="03250ee9" officeooo:paragraph-rsid="01ea6e0c"/>
    </style:style>
    <style:style style:name="P343" style:family="paragraph" style:parent-style-name="Table_20_Contents">
      <style:paragraph-properties fo:text-align="end" style:justify-single-word="false" fo:keep-with-next="always"/>
      <style:text-properties officeooo:rsid="03250ee9" officeooo:paragraph-rsid="03250ee9"/>
    </style:style>
    <style:style style:name="P344" style:family="paragraph" style:parent-style-name="Table_20_Contents">
      <style:paragraph-properties fo:text-align="start" style:justify-single-word="false" fo:keep-with-next="always"/>
      <style:text-properties officeooo:rsid="03255a16" officeooo:paragraph-rsid="03255a16"/>
    </style:style>
    <style:style style:name="P345" style:family="paragraph" style:parent-style-name="Table_20_Contents">
      <style:paragraph-properties fo:text-align="start" style:justify-single-word="false" fo:keep-with-next="always"/>
      <style:text-properties officeooo:rsid="01f8eba5" officeooo:paragraph-rsid="01f8eba5"/>
    </style:style>
    <style:style style:name="P346" style:family="paragraph" style:parent-style-name="Table_20_Contents">
      <style:paragraph-properties fo:text-align="start" style:justify-single-word="false" fo:keep-with-next="always"/>
      <style:text-properties officeooo:rsid="01f8eba5" officeooo:paragraph-rsid="043d4397"/>
    </style:style>
    <style:style style:name="P347" style:family="paragraph" style:parent-style-name="Table_20_Contents">
      <style:paragraph-properties fo:text-align="start" style:justify-single-word="false" fo:keep-with-next="always"/>
      <style:text-properties officeooo:rsid="01e56b1a" officeooo:paragraph-rsid="03250ee9"/>
    </style:style>
    <style:style style:name="P348" style:family="paragraph" style:parent-style-name="Table_20_Contents">
      <style:paragraph-properties fo:text-align="start" style:justify-single-word="false" fo:keep-with-next="always"/>
      <style:text-properties officeooo:rsid="01e56b1a" officeooo:paragraph-rsid="01f8eba5"/>
    </style:style>
    <style:style style:name="P349" style:family="paragraph" style:parent-style-name="Table_20_Contents">
      <style:paragraph-properties fo:text-align="start" style:justify-single-word="false" fo:keep-with-next="always"/>
      <style:text-properties officeooo:rsid="01e56b1a" officeooo:paragraph-rsid="044da04f"/>
    </style:style>
    <style:style style:name="P350" style:family="paragraph" style:parent-style-name="Table_20_Contents">
      <style:paragraph-properties fo:text-align="end" style:justify-single-word="false" fo:keep-with-next="always"/>
      <style:text-properties officeooo:rsid="03c316c7" officeooo:paragraph-rsid="03c316c7"/>
    </style:style>
    <style:style style:name="P351" style:family="paragraph" style:parent-style-name="Table_20_Contents">
      <style:paragraph-properties fo:text-align="end" style:justify-single-word="false" fo:keep-with-next="always"/>
      <style:text-properties officeooo:rsid="044c1af3" officeooo:paragraph-rsid="044c1af3"/>
    </style:style>
    <style:style style:name="P352" style:family="paragraph" style:parent-style-name="Table_20_Contents">
      <style:paragraph-properties fo:text-align="start" style:justify-single-word="false" fo:keep-with-next="always"/>
      <style:text-properties officeooo:rsid="01e3c61a" officeooo:paragraph-rsid="044da04f"/>
    </style:style>
    <style:style style:name="P353" style:family="paragraph" style:parent-style-name="Table_20_Contents">
      <style:paragraph-properties fo:text-align="start" style:justify-single-word="false" fo:keep-with-next="always"/>
      <style:text-properties officeooo:rsid="01e3c61a" officeooo:paragraph-rsid="0461d322"/>
    </style:style>
    <style:style style:name="P354" style:family="paragraph" style:parent-style-name="Table_20_Contents">
      <style:paragraph-properties fo:text-align="start" style:justify-single-word="false" fo:keep-with-next="always"/>
      <style:text-properties officeooo:rsid="01e3c61a" officeooo:paragraph-rsid="04709d70"/>
    </style:style>
    <style:style style:name="P355" style:family="paragraph" style:parent-style-name="Table_20_Contents">
      <style:paragraph-properties fo:text-align="end" style:justify-single-word="false" fo:keep-with-next="always"/>
      <style:text-properties officeooo:rsid="0461d322" officeooo:paragraph-rsid="0461d322"/>
    </style:style>
    <style:style style:name="P356" style:family="paragraph" style:parent-style-name="Table_20_Contents">
      <style:paragraph-properties fo:text-align="end" style:justify-single-word="false" fo:keep-with-next="always"/>
      <style:text-properties officeooo:rsid="04709d70" officeooo:paragraph-rsid="04709d70"/>
    </style:style>
    <style:style style:name="P357" style:family="paragraph" style:parent-style-name="Table_20_Contents">
      <style:paragraph-properties fo:text-align="end" style:justify-single-word="false" fo:keep-with-next="always"/>
      <style:text-properties officeooo:rsid="01d648ed" officeooo:paragraph-rsid="01ea6e0c"/>
    </style:style>
    <style:style style:name="P358" style:family="paragraph" style:parent-style-name="Standard">
      <style:paragraph-properties fo:keep-with-next="always"/>
      <style:text-properties style:font-name="Arial3" fo:font-size="10pt" officeooo:rsid="01e57ee3" officeooo:paragraph-rsid="01ea6e0c" style:font-size-asian="10pt" style:font-size-complex="10pt"/>
    </style:style>
    <style:style style:name="P359" style:family="paragraph" style:parent-style-name="Text_20_body">
      <style:paragraph-properties fo:margin-top="0cm" fo:margin-bottom="0.203cm" loext:contextual-spacing="false"/>
      <style:text-properties fo:language="en" fo:country="US"/>
    </style:style>
    <style:style style:name="P360" style:family="paragraph" style:parent-style-name="Text_20_body">
      <style:paragraph-properties fo:margin-top="0cm" fo:margin-bottom="0.203cm" loext:contextual-spacing="false"/>
      <style:text-properties fo:language="en" fo:country="US" officeooo:paragraph-rsid="0286330c"/>
    </style:style>
    <style:style style:name="P361" style:family="paragraph" style:parent-style-name="Text_20_body">
      <style:paragraph-properties fo:margin-top="0cm" fo:margin-bottom="0.203cm" loext:contextual-spacing="false"/>
      <style:text-properties fo:language="en" fo:country="US" officeooo:paragraph-rsid="028b6c38"/>
    </style:style>
    <style:style style:name="P362" style:family="paragraph" style:parent-style-name="Text_20_body">
      <style:paragraph-properties fo:margin-top="0cm" fo:margin-bottom="0.203cm" loext:contextual-spacing="false"/>
      <style:text-properties fo:language="en" fo:country="US" officeooo:paragraph-rsid="02adc7f6"/>
    </style:style>
    <style:style style:name="P363" style:family="paragraph" style:parent-style-name="Text_20_body">
      <style:paragraph-properties fo:margin-top="0cm" fo:margin-bottom="0.203cm" loext:contextual-spacing="false" fo:text-align="start" style:justify-single-word="false"/>
      <style:text-properties fo:language="en" fo:country="US" officeooo:paragraph-rsid="02eff3c4" fo:background-color="transparent"/>
    </style:style>
    <style:style style:name="P364" style:family="paragraph" style:parent-style-name="Text_20_body">
      <style:paragraph-properties fo:margin-top="0cm" fo:margin-bottom="0.203cm" loext:contextual-spacing="false" fo:text-align="center" style:justify-single-word="false"/>
      <style:text-properties fo:language="en" fo:country="US" fo:font-style="italic" officeooo:rsid="00e8d4c6" officeooo:paragraph-rsid="03017b4e" style:font-style-asian="italic" style:font-style-complex="italic"/>
    </style:style>
    <style:style style:name="P365" style:family="paragraph" style:parent-style-name="Text_20_body">
      <style:paragraph-properties fo:margin-top="0cm" fo:margin-bottom="0.203cm" loext:contextual-spacing="false" fo:text-align="center" style:justify-single-word="false"/>
      <style:text-properties fo:language="en" fo:country="US" fo:font-style="italic" officeooo:rsid="00ee1701" officeooo:paragraph-rsid="03017b4e" style:font-style-asian="italic" style:font-style-complex="italic"/>
    </style:style>
    <style:style style:name="P366" style:family="paragraph" style:parent-style-name="Text_20_body">
      <style:paragraph-properties fo:margin-top="0cm" fo:margin-bottom="0.203cm" loext:contextual-spacing="false" fo:text-align="center" style:justify-single-word="false"/>
      <style:text-properties fo:language="en" fo:country="US" officeooo:rsid="00e8d4c6" officeooo:paragraph-rsid="03017b4e"/>
    </style:style>
    <style:style style:name="P367" style:family="paragraph" style:parent-style-name="Text_20_body">
      <style:paragraph-properties fo:margin-top="0cm" fo:margin-bottom="0.203cm" loext:contextual-spacing="false" fo:text-align="end" style:justify-single-word="false"/>
      <style:text-properties fo:language="en" fo:country="US" officeooo:rsid="00e67039" officeooo:paragraph-rsid="03017b4e"/>
    </style:style>
    <style:style style:name="P368" style:family="paragraph" style:parent-style-name="Text_20_body">
      <style:paragraph-properties fo:margin-top="0cm" fo:margin-bottom="0.203cm" loext:contextual-spacing="false" fo:text-align="center" style:justify-single-word="false"/>
      <style:text-properties fo:language="en" fo:country="US" officeooo:rsid="00ee1701" officeooo:paragraph-rsid="03017b4e"/>
    </style:style>
    <style:style style:name="P369" style:family="paragraph" style:parent-style-name="Text_20_body">
      <style:paragraph-properties fo:margin-top="0cm" fo:margin-bottom="0.203cm" loext:contextual-spacing="false"/>
      <style:text-properties fo:language="en" fo:country="US" officeooo:paragraph-rsid="036f1281"/>
    </style:style>
    <style:style style:name="P370" style:family="paragraph" style:parent-style-name="Text_20_body">
      <style:paragraph-properties fo:margin-top="0cm" fo:margin-bottom="0.203cm" loext:contextual-spacing="false"/>
      <style:text-properties fo:language="en" fo:country="US" officeooo:paragraph-rsid="03f3b905"/>
    </style:style>
    <style:style style:name="P371" style:family="paragraph" style:parent-style-name="Text_20_body">
      <style:paragraph-properties fo:margin-top="0cm" fo:margin-bottom="0.203cm" loext:contextual-spacing="false"/>
      <style:text-properties fo:language="en" fo:country="US" officeooo:paragraph-rsid="03f41b9d"/>
    </style:style>
    <style:style style:name="P372" style:family="paragraph" style:parent-style-name="Text_20_body">
      <style:paragraph-properties fo:margin-top="0cm" fo:margin-bottom="0.203cm" loext:contextual-spacing="false" fo:text-align="justify" style:justify-single-word="false"/>
      <style:text-properties fo:language="en" fo:country="US" officeooo:paragraph-rsid="0482c19b"/>
    </style:style>
    <style:style style:name="P373" style:family="paragraph" style:parent-style-name="Text_20_body">
      <style:paragraph-properties fo:margin-top="0cm" fo:margin-bottom="0.203cm" loext:contextual-spacing="false" fo:text-align="justify" style:justify-single-word="false"/>
      <style:text-properties fo:language="en" fo:country="US" officeooo:paragraph-rsid="04851cde"/>
    </style:style>
    <style:style style:name="P374" style:family="paragraph" style:parent-style-name="Text_20_body">
      <style:paragraph-properties fo:margin-top="0cm" fo:margin-bottom="0.203cm" loext:contextual-spacing="false" fo:text-align="justify" style:justify-single-word="false"/>
      <style:text-properties fo:language="en" fo:country="US" officeooo:paragraph-rsid="0486ca06"/>
    </style:style>
    <style:style style:name="P375" style:family="paragraph" style:parent-style-name="Text_20_body">
      <style:paragraph-properties fo:margin-top="0cm" fo:margin-bottom="0.203cm" loext:contextual-spacing="false"/>
      <style:text-properties officeooo:paragraph-rsid="028b6c38"/>
    </style:style>
    <style:style style:name="P376" style:family="paragraph" style:parent-style-name="Text_20_body" style:master-page-name="">
      <style:paragraph-properties fo:margin-top="0cm" fo:margin-bottom="0.203cm" loext:contextual-spacing="false" fo:orphans="2" fo:widows="2" style:page-number="auto"/>
      <style:text-properties fo:language="en" fo:country="US"/>
    </style:style>
    <style:style style:name="P377" style:family="paragraph" style:parent-style-name="Text_20_body" style:master-page-name="">
      <style:paragraph-properties fo:margin-top="0cm" fo:margin-bottom="0.203cm" loext:contextual-spacing="false" style:page-number="auto">
        <style:tab-stops/>
      </style:paragraph-properties>
      <style:text-properties style:font-name="Arial5" fo:font-size="10pt" fo:language="en" fo:country="US" officeooo:paragraph-rsid="03f267d2" style:font-name-asian="TimesNewRomanPSMT" style:font-size-asian="10pt" style:font-name-complex="TimesNewRomanPSMT" style:font-size-complex="10pt" style:font-weight-complex="bold"/>
    </style:style>
    <style:style style:name="P378" style:family="paragraph" style:parent-style-name="Text_20_body" style:master-page-name="">
      <style:paragraph-properties fo:margin-top="0cm" fo:margin-bottom="0.203cm" loext:contextual-spacing="false" style:page-number="auto" fo:keep-with-next="always"/>
      <style:text-properties fo:language="en" fo:country="US"/>
    </style:style>
    <style:style style:name="P379" style:family="paragraph" style:parent-style-name="Text_20_body" style:master-page-name="">
      <style:paragraph-properties style:page-number="auto"/>
      <style:text-properties officeooo:rsid="03e1ee06" officeooo:paragraph-rsid="03e1ee06"/>
    </style:style>
    <style:style style:name="P380" style:family="paragraph" style:parent-style-name="Text_20_body" style:master-page-name="">
      <style:paragraph-properties fo:orphans="2" fo:widows="2" style:page-number="auto"/>
      <style:text-properties fo:language="en" fo:country="US" officeooo:paragraph-rsid="04e6bccb"/>
    </style:style>
    <style:style style:name="P381" style:family="paragraph" style:parent-style-name="Text_20_body" style:master-page-name="">
      <style:paragraph-properties style:page-number="auto"/>
      <style:text-properties fo:language="zxx" fo:country="none" officeooo:paragraph-rsid="04e7b7ec" style:language-asian="zxx" style:country-asian="none" style:language-complex="zxx" style:country-complex="none"/>
    </style:style>
    <style:style style:name="P382" style:family="paragraph" style:parent-style-name="Text_20_body" style:master-page-name="">
      <style:paragraph-properties fo:orphans="2" fo:widows="2" style:page-number="auto" fo:keep-with-next="auto"/>
      <style:text-properties fo:language="en" fo:country="US"/>
    </style:style>
    <style:style style:name="P383" style:family="paragraph" style:parent-style-name="Text_20_body" style:master-page-name="">
      <style:paragraph-properties fo:text-align="justify" style:justify-single-word="false" style:page-number="auto" fo:break-before="auto" fo:break-after="auto"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384" style:family="paragraph" style:parent-style-name="Text_20_body" style:master-page-name="">
      <style:paragraph-properties style:page-number="auto" fo:break-before="auto" fo:break-after="auto"/>
      <style:text-properties fo:language="en" fo:country="US" officeooo:paragraph-rsid="03a0e05f"/>
    </style:style>
    <style:style style:name="P385" style:family="paragraph" style:parent-style-name="Text_20_body" style:master-page-name="">
      <style:paragraph-properties style:page-number="auto" fo:keep-with-next="always"/>
      <style:text-properties officeooo:rsid="001a3a2c" officeooo:paragraph-rsid="03375c85"/>
    </style:style>
    <style:style style:name="P386" style:family="paragraph" style:parent-style-name="Text_20_body" style:master-page-name="">
      <style:paragraph-properties style:page-number="auto" fo:keep-with-next="always"/>
      <style:text-properties fo:language="en" fo:country="US" officeooo:paragraph-rsid="004c2269"/>
    </style:style>
    <style:style style:name="P387" style:family="paragraph" style:parent-style-name="Text_20_body" style:master-page-name="">
      <style:paragraph-properties style:page-number="auto" fo:keep-with-next="always"/>
      <style:text-properties fo:language="en" fo:country="US" officeooo:paragraph-rsid="03f41b9d"/>
    </style:style>
    <style:style style:name="P388"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0ee9" style:font-size-asian="10pt" style:language-asian="zxx" style:country-asian="none" style:font-size-complex="10pt" style:language-complex="zxx" style:country-complex="none"/>
    </style:style>
    <style:style style:name="P389"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5c2dc" style:font-size-asian="10pt" style:language-asian="zxx" style:country-asian="none" style:font-size-complex="10pt" style:language-complex="zxx" style:country-complex="none"/>
    </style:style>
    <style:style style:name="P390" style:family="paragraph" style:parent-style-name="Text_20_body" style:master-page-name="">
      <style:paragraph-properties style:page-number="auto" fo:keep-with-next="always"/>
      <style:text-properties style:font-name="Arial3" fo:font-size="10pt" fo:language="zxx" fo:country="none" style:text-underline-style="none" officeooo:rsid="01feffe7" officeooo:paragraph-rsid="0327771a" style:font-size-asian="10pt" style:language-asian="zxx" style:country-asian="none" style:font-size-complex="10pt" style:language-complex="zxx" style:country-complex="none"/>
    </style:style>
    <style:style style:name="P391" style:family="paragraph" style:parent-style-name="Text_20_body" style:master-page-name="">
      <style:paragraph-properties style:page-number="auto" fo:keep-with-next="always"/>
      <style:text-properties officeooo:rsid="043cdb08" officeooo:paragraph-rsid="043cdb08"/>
    </style:style>
    <style:style style:name="P392" style:family="paragraph" style:parent-style-name="Text_20_body" style:master-page-name="">
      <style:paragraph-properties style:page-number="auto" fo:keep-with-next="always"/>
      <style:text-properties fo:language="zxx" fo:country="none" style:text-underline-style="none" officeooo:rsid="01feffe7" officeooo:paragraph-rsid="03235234" style:language-asian="zxx" style:country-asian="none" style:language-complex="zxx" style:country-complex="none"/>
    </style:style>
    <style:style style:name="P393" style:family="paragraph" style:parent-style-name="Text_20_body" style:master-page-name="">
      <style:paragraph-properties style:page-number="auto" fo:keep-with-next="always"/>
      <style:text-properties officeooo:rsid="03cd1879" officeooo:paragraph-rsid="03cde2ec"/>
    </style:style>
    <style:style style:name="P394" style:family="paragraph" style:parent-style-name="Standard" style:master-page-name="">
      <style:paragraph-properties style:page-number="auto" fo:keep-with-next="always"/>
      <style:text-properties style:font-name="Arial3" fo:font-size="10pt" officeooo:rsid="03250ee9" officeooo:paragraph-rsid="03250ee9" style:font-size-asian="10pt" style:font-size-complex="10pt"/>
    </style:style>
    <style:style style:name="P395" style:family="paragraph" style:parent-style-name="Footnote" style:master-page-name="">
      <style:paragraph-properties style:page-number="auto"/>
      <style:text-properties fo:language="zxx" fo:country="none" officeooo:rsid="01d2fda1" officeooo:paragraph-rsid="01d2fda1" style:language-asian="zxx" style:country-asian="none" style:language-complex="zxx" style:country-complex="none"/>
    </style:style>
    <style:style style:name="P396" style:family="paragraph" style:parent-style-name="Text_20_body" style:master-page-name="">
      <style:paragraph-properties style:page-number="auto" fo:padding="0.199cm" fo:border-left="none" fo:border-right="none" fo:border-top="0.06pt solid #000000" fo:border-bottom="0.06pt solid #000000" style:shadow="none"/>
      <style:text-properties officeooo:rsid="03dbe6e0" officeooo:paragraph-rsid="03e00714"/>
    </style:style>
    <style:style style:name="P397" style:family="paragraph" style:parent-style-name="Text_20_body" style:master-page-name="">
      <style:paragraph-properties fo:orphans="0" fo:widows="0" style:page-number="auto" fo:padding="0.199cm" fo:border-left="none" fo:border-right="none" fo:border-top="0.06pt solid #000000" fo:border-bottom="0.06pt solid #000000" style:shadow="none"/>
      <style:text-properties officeooo:rsid="03dcc9be" officeooo:paragraph-rsid="03e00714"/>
    </style:style>
    <style:style style:name="P398" style:family="paragraph" style:parent-style-name="Text_20_body">
      <style:paragraph-properties fo:margin-top="0.203cm" fo:margin-bottom="0.203cm" loext:contextual-spacing="false" fo:text-align="start" style:justify-single-word="false"/>
      <style:text-properties style:font-name="Arial3" fo:font-size="10pt" fo:language="en" fo:country="US" officeooo:paragraph-rsid="011bdc17" style:font-size-asian="10pt" style:font-size-complex="10pt"/>
    </style:style>
    <style:style style:name="P399" style:family="paragraph" style:parent-style-name="Footnote">
      <style:text-properties fo:language="zxx" fo:country="none" style:language-asian="zxx" style:country-asian="none" style:language-complex="zxx" style:country-complex="none"/>
    </style:style>
    <style:style style:name="P400" style:family="paragraph" style:parent-style-name="Footnote">
      <style:text-properties fo:language="zxx" fo:country="none" officeooo:rsid="023c5b4e" officeooo:paragraph-rsid="023c5b4e" style:language-asian="zxx" style:country-asian="none" style:language-complex="zxx" style:country-complex="none"/>
    </style:style>
    <style:style style:name="P401" style:family="paragraph" style:parent-style-name="Footnote">
      <style:text-properties fo:language="zxx" fo:country="none" officeooo:rsid="03849380" officeooo:paragraph-rsid="03849380" style:language-asian="zxx" style:country-asian="none" style:language-complex="zxx" style:country-complex="none"/>
    </style:style>
    <style:style style:name="P402" style:family="paragraph" style:parent-style-name="Footnote">
      <style:text-properties fo:language="zxx" fo:country="none" officeooo:paragraph-rsid="02784335" style:language-asian="zxx" style:country-asian="none" style:language-complex="zxx" style:country-complex="none"/>
    </style:style>
    <style:style style:name="P403" style:family="paragraph" style:parent-style-name="Footnote">
      <style:text-properties fo:language="zxx" fo:country="none" officeooo:rsid="02a09513" officeooo:paragraph-rsid="02a09513" style:language-asian="zxx" style:country-asian="none" style:language-complex="zxx" style:country-complex="none"/>
    </style:style>
    <style:style style:name="P404" style:family="paragraph" style:parent-style-name="Footnote">
      <style:text-properties fo:language="zxx" fo:country="none" officeooo:rsid="00654343" officeooo:paragraph-rsid="00654343" style:language-asian="zxx" style:country-asian="none" style:language-complex="zxx" style:country-complex="none"/>
    </style:style>
    <style:style style:name="P405" style:family="paragraph" style:parent-style-name="Footnote">
      <style:text-properties fo:language="zxx" fo:country="none" officeooo:rsid="006bfcb3" officeooo:paragraph-rsid="006bfcb3" style:language-asian="zxx" style:country-asian="none" style:language-complex="zxx" style:country-complex="none"/>
    </style:style>
    <style:style style:name="P406" style:family="paragraph" style:parent-style-name="Footnote">
      <style:text-properties fo:language="zxx" fo:country="none" officeooo:rsid="006a65c5" officeooo:paragraph-rsid="006a65c5" style:language-asian="zxx" style:country-asian="none" style:language-complex="zxx" style:country-complex="none"/>
    </style:style>
    <style:style style:name="P407" style:family="paragraph" style:parent-style-name="Footnote">
      <style:text-properties fo:language="zxx" fo:country="none" officeooo:rsid="028076b6" officeooo:paragraph-rsid="028076b6" style:language-asian="zxx" style:country-asian="none" style:language-complex="zxx" style:country-complex="none"/>
    </style:style>
    <style:style style:name="P408" style:family="paragraph" style:parent-style-name="Footnote">
      <style:text-properties fo:language="zxx" fo:country="none" officeooo:rsid="00a791eb" officeooo:paragraph-rsid="00a791eb" style:language-asian="zxx" style:country-asian="none" style:language-complex="zxx" style:country-complex="none"/>
    </style:style>
    <style:style style:name="P409" style:family="paragraph" style:parent-style-name="Footnote">
      <style:text-properties fo:language="zxx" fo:country="none" officeooo:rsid="008d2966" officeooo:paragraph-rsid="008d2966" style:language-asian="zxx" style:country-asian="none" style:language-complex="zxx" style:country-complex="none"/>
    </style:style>
    <style:style style:name="P410" style:family="paragraph" style:parent-style-name="Footnote">
      <style:text-properties fo:language="zxx" fo:country="none" officeooo:rsid="0155ad34" officeooo:paragraph-rsid="0155ad34" style:language-asian="zxx" style:country-asian="none" style:language-complex="zxx" style:country-complex="none"/>
    </style:style>
    <style:style style:name="P411" style:family="paragraph" style:parent-style-name="Footnote">
      <style:text-properties fo:language="zxx" fo:country="none" officeooo:rsid="02decb93" officeooo:paragraph-rsid="02decb93" style:language-asian="zxx" style:country-asian="none" style:language-complex="zxx" style:country-complex="none"/>
    </style:style>
    <style:style style:name="P412" style:family="paragraph" style:parent-style-name="Footnote">
      <style:text-properties fo:language="zxx" fo:country="none" officeooo:rsid="03b0010a" officeooo:paragraph-rsid="03b0010a" style:language-asian="zxx" style:country-asian="none" style:language-complex="zxx" style:country-complex="none"/>
    </style:style>
    <style:style style:name="P413" style:family="paragraph" style:parent-style-name="Footnote">
      <style:text-properties fo:language="zxx" fo:country="none" officeooo:rsid="03b5e541" officeooo:paragraph-rsid="03b5e541" style:language-asian="zxx" style:country-asian="none" style:language-complex="zxx" style:country-complex="none"/>
    </style:style>
    <style:style style:name="P414" style:family="paragraph" style:parent-style-name="Footnote">
      <style:text-properties fo:language="zxx" fo:country="none" officeooo:rsid="03be9a7f" officeooo:paragraph-rsid="03be9a7f" style:language-asian="zxx" style:country-asian="none" style:language-complex="zxx" style:country-complex="none"/>
    </style:style>
    <style:style style:name="P415" style:family="paragraph" style:parent-style-name="Footnote">
      <style:text-properties fo:language="zxx" fo:country="none" officeooo:rsid="01b98fc7" officeooo:paragraph-rsid="01b98fc7" style:language-asian="zxx" style:country-asian="none" style:language-complex="zxx" style:country-complex="none"/>
    </style:style>
    <style:style style:name="P416" style:family="paragraph" style:parent-style-name="Footnote">
      <style:text-properties fo:language="zxx" fo:country="none" officeooo:rsid="00343cb8" officeooo:paragraph-rsid="00343cb8" style:language-asian="zxx" style:country-asian="none" style:language-complex="zxx" style:country-complex="none"/>
    </style:style>
    <style:style style:name="P417" style:family="paragraph" style:parent-style-name="Footnote">
      <style:text-properties fo:language="zxx" fo:country="none" officeooo:rsid="0427f9c9" officeooo:paragraph-rsid="0427f9c9" style:language-asian="zxx" style:country-asian="none" style:language-complex="zxx" style:country-complex="none"/>
    </style:style>
    <style:style style:name="P418" style:family="paragraph" style:parent-style-name="Footnote">
      <style:text-properties fo:language="zxx" fo:country="none" officeooo:rsid="03865472" officeooo:paragraph-rsid="03865472" style:language-asian="zxx" style:country-asian="none" style:language-complex="zxx" style:country-complex="none"/>
    </style:style>
    <style:style style:name="P419" style:family="paragraph" style:parent-style-name="Footnote">
      <style:text-properties fo:language="zxx" fo:country="none" officeooo:rsid="04efe79a" officeooo:paragraph-rsid="04efe79a" style:language-asian="zxx" style:country-asian="none" style:language-complex="zxx" style:country-complex="none"/>
    </style:style>
    <style:style style:name="P420" style:family="paragraph" style:parent-style-name="Footnote">
      <style:text-properties officeooo:rsid="042389cd" officeooo:paragraph-rsid="0426ec6c"/>
    </style:style>
    <style:style style:name="P421" style:family="paragraph" style:parent-style-name="Footnote">
      <style:text-properties officeooo:rsid="043a7319" officeooo:paragraph-rsid="043a7319"/>
    </style:style>
    <style:style style:name="P422" style:family="paragraph" style:parent-style-name="Footnote">
      <style:text-properties officeooo:rsid="047b459e" officeooo:paragraph-rsid="047b459e"/>
    </style:style>
    <style:style style:name="P423" style:family="paragraph" style:parent-style-name="Footnote">
      <style:text-properties officeooo:rsid="04e44553" officeooo:paragraph-rsid="04e44553"/>
    </style:style>
    <style:style style:name="P424" style:family="paragraph" style:parent-style-name="Table_20_Contents">
      <style:paragraph-properties fo:text-align="justify" style:justify-single-word="false"/>
      <style:text-properties fo:language="en" fo:country="US"/>
    </style:style>
    <style:style style:name="P425" style:family="paragraph" style:parent-style-name="Table_20_Contents">
      <style:paragraph-properties fo:text-align="end" style:justify-single-word="false"/>
      <style:text-properties fo:language="en" fo:country="US"/>
    </style:style>
    <style:style style:name="P426" style:family="paragraph" style:parent-style-name="Table_20_Contents">
      <style:paragraph-properties fo:text-align="justify" style:justify-single-word="false"/>
      <style:text-properties fo:language="en" fo:country="US" fo:font-style="normal" officeooo:paragraph-rsid="00b0c526" style:font-size-asian="10.5pt" style:font-style-asian="normal" style:font-style-complex="normal"/>
    </style:style>
    <style:style style:name="P427" style:family="paragraph" style:parent-style-name="Table_20_Contents">
      <style:paragraph-properties fo:text-align="justify" style:justify-single-word="false"/>
      <style:text-properties fo:language="en" fo:country="US" fo:font-style="normal" officeooo:paragraph-rsid="028863d9" style:font-size-asian="10.5pt" style:font-style-asian="normal" style:font-style-complex="normal"/>
    </style:style>
    <style:style style:name="P428" style:family="paragraph" style:parent-style-name="Table_20_Contents">
      <style:paragraph-properties fo:text-align="justify" style:justify-single-word="false"/>
      <style:text-properties fo:language="en" fo:country="US" fo:font-style="normal" officeooo:rsid="0286585a" officeooo:paragraph-rsid="028863d9" style:font-size-asian="10.5pt" style:font-style-asian="normal" style:font-style-complex="normal"/>
    </style:style>
    <style:style style:name="P429" style:family="paragraph" style:parent-style-name="Table_20_Contents">
      <style:paragraph-properties fo:text-align="justify" style:justify-single-word="false"/>
      <style:text-properties fo:language="en" fo:country="US" fo:font-style="normal" officeooo:paragraph-rsid="00b0c526" style:font-style-asian="normal" style:font-style-complex="normal"/>
    </style:style>
    <style:style style:name="P430" style:family="paragraph" style:parent-style-name="Table_20_Contents">
      <style:paragraph-properties fo:text-align="start" style:justify-single-word="false"/>
      <style:text-properties fo:language="en" fo:country="US"/>
    </style:style>
    <style:style style:name="P431" style:family="paragraph" style:parent-style-name="Table_20_Contents">
      <style:paragraph-properties fo:text-align="start" style:justify-single-word="false"/>
      <style:text-properties fo:language="en" fo:country="US" officeooo:rsid="006d93b0" officeooo:paragraph-rsid="006d93b0"/>
    </style:style>
    <style:style style:name="P432" style:family="paragraph" style:parent-style-name="Table_20_Contents">
      <style:paragraph-properties fo:text-align="start" style:justify-single-word="false"/>
      <style:text-properties fo:language="en" fo:country="US" officeooo:rsid="00670793" officeooo:paragraph-rsid="00670793"/>
    </style:style>
    <style:style style:name="P433" style:family="paragraph" style:parent-style-name="Table_20_Contents">
      <style:paragraph-properties fo:text-align="justify" style:justify-single-word="false"/>
      <style:text-properties style:font-name="Courier 10 Pitch" fo:language="en" fo:country="US" officeooo:paragraph-rsid="00b0c526"/>
    </style:style>
    <style:style style:name="P434" style:family="paragraph" style:parent-style-name="Table_20_Contents">
      <style:paragraph-properties fo:text-align="justify" style:justify-single-word="false"/>
      <style:text-properties style:font-name="Courier 10 Pitch" fo:font-size="10pt" fo:language="en" fo:country="US" officeooo:paragraph-rsid="00b0c526" style:font-size-asian="10pt" style:font-size-complex="10pt"/>
    </style:style>
    <style:style style:name="P435" style:family="paragraph" style:parent-style-name="Table_20_Contents">
      <style:paragraph-properties fo:text-align="start" style:justify-single-word="false"/>
      <style:text-properties style:font-name="Courier 10 Pitch" fo:font-size="8pt" officeooo:paragraph-rsid="011bdc17" style:font-size-asian="8pt" style:font-size-complex="8pt"/>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text-properties officeooo:paragraph-rsid="030d39ef"/>
    </style:style>
    <style:style style:name="P438" style:family="paragraph" style:parent-style-name="Table_20_Contents">
      <style:paragraph-properties fo:text-align="center" style:justify-single-word="false"/>
      <style:text-properties officeooo:rsid="018861f3" officeooo:paragraph-rsid="018861f3"/>
    </style:style>
    <style:style style:name="P439" style:family="paragraph" style:parent-style-name="Table_20_Contents">
      <style:paragraph-properties fo:text-align="justify" style:justify-single-word="false"/>
    </style:style>
    <style:style style:name="P440" style:family="paragraph" style:parent-style-name="Table_20_Contents">
      <style:paragraph-properties fo:text-align="end" style:justify-single-word="false"/>
      <style:text-properties officeooo:rsid="014ddb68" officeooo:paragraph-rsid="030d39ef"/>
    </style:style>
    <style:style style:name="P441" style:family="paragraph" style:parent-style-name="Table_20_Contents">
      <style:paragraph-properties fo:text-align="center" style:justify-single-word="false"/>
      <style:text-properties fo:font-style="italic" officeooo:rsid="014ac246" officeooo:paragraph-rsid="030d39ef" style:font-style-asian="italic" style:font-style-complex="italic"/>
    </style:style>
    <style:style style:name="P442" style:family="paragraph" style:parent-style-name="Table_20_Contents">
      <style:paragraph-properties fo:text-align="end" style:justify-single-word="false"/>
      <style:text-properties fo:font-style="italic" officeooo:rsid="0419fb88" officeooo:paragraph-rsid="0419fb88" style:font-style-asian="italic" style:font-style-complex="italic"/>
    </style:style>
    <style:style style:name="P443" style:family="paragraph" style:parent-style-name="Table_20_Contents">
      <style:paragraph-properties fo:text-align="center" style:justify-single-word="false"/>
      <style:text-properties officeooo:rsid="014c4250" officeooo:paragraph-rsid="030d39ef"/>
    </style:style>
    <style:style style:name="P444" style:family="paragraph" style:parent-style-name="Table_20_Contents">
      <style:paragraph-properties fo:text-align="justify" style:justify-single-word="false"/>
      <style:text-properties fo:language="zxx" fo:country="none" style:language-asian="zxx" style:country-asian="none" style:language-complex="zxx" style:country-complex="none"/>
    </style:style>
    <style:style style:name="P445" style:family="paragraph" style:parent-style-name="Table_20_Contents">
      <style:paragraph-properties fo:text-align="justify" style:justify-single-word="false"/>
      <style:text-properties fo:language="zxx" fo:country="none" officeooo:paragraph-rsid="0371bb13" style:language-asian="zxx" style:country-asian="none" style:language-complex="zxx" style:country-complex="none"/>
    </style:style>
    <style:style style:name="P446" style:family="paragraph" style:parent-style-name="Table_20_Contents">
      <style:paragraph-properties fo:text-align="justify" style:justify-single-word="false"/>
      <style:text-properties fo:language="zxx" fo:country="none" officeooo:paragraph-rsid="0374c8a7" style:language-asian="zxx" style:country-asian="none" style:language-complex="zxx" style:country-complex="none"/>
    </style:style>
    <style:style style:name="P44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448" style:family="paragraph" style:parent-style-name="Table_20_Contents">
      <style:paragraph-properties fo:text-align="center" style:justify-single-word="false"/>
      <style:text-properties style:text-position="0% 100%" fo:font-style="normal" officeooo:rsid="03b32a99" officeooo:paragraph-rsid="03b32a99" style:font-style-asian="normal" style:font-style-complex="normal"/>
    </style:style>
    <style:style style:name="P449" style:family="paragraph" style:parent-style-name="Table_20_Contents">
      <style:paragraph-properties fo:text-align="justify" style:justify-single-word="false"/>
      <style:text-properties officeooo:rsid="0419fb88" officeooo:paragraph-rsid="0419fb88"/>
    </style:style>
    <style:style style:name="P450" style:family="paragraph" style:parent-style-name="Table_20_Contents">
      <style:paragraph-properties fo:text-align="end" style:justify-single-word="false"/>
      <style:text-properties officeooo:rsid="0419fb88" officeooo:paragraph-rsid="0419fb88"/>
    </style:style>
    <style:style style:name="P451" style:family="paragraph" style:parent-style-name="Table_20_Contents">
      <style:paragraph-properties fo:text-align="end" style:justify-single-word="false"/>
      <style:text-properties officeooo:rsid="041b5d12" officeooo:paragraph-rsid="041b5d12"/>
    </style:style>
    <style:style style:name="P452" style:family="paragraph" style:parent-style-name="Table_20_Contents">
      <style:paragraph-properties fo:text-align="justify" style:justify-single-word="false"/>
      <style:text-properties officeooo:rsid="041ccc72" officeooo:paragraph-rsid="041ccc72"/>
    </style:style>
    <style:style style:name="P453" style:family="paragraph" style:parent-style-name="Table_20_Contents">
      <style:paragraph-properties fo:text-align="end" style:justify-single-word="false"/>
      <style:text-properties officeooo:rsid="041ccc72" officeooo:paragraph-rsid="041b5d12"/>
    </style:style>
    <style:style style:name="P454" style:family="paragraph" style:parent-style-name="Table_20_Contents">
      <style:paragraph-properties fo:text-align="end" style:justify-single-word="false"/>
      <style:text-properties officeooo:rsid="041ec7cc" officeooo:paragraph-rsid="041ec7cc"/>
    </style:style>
    <style:style style:name="P455" style:family="paragraph" style:parent-style-name="Table_20_Contents">
      <style:paragraph-properties fo:text-align="justify" style:justify-single-word="false"/>
      <style:text-properties officeooo:rsid="041f8f9e" officeooo:paragraph-rsid="041f8f9e"/>
    </style:style>
    <style:style style:name="P456" style:family="paragraph" style:parent-style-name="Table_20_Contents">
      <style:paragraph-properties fo:text-align="start" style:justify-single-word="false"/>
      <style:text-properties officeooo:rsid="041f8f9e" officeooo:paragraph-rsid="041f8f9e"/>
    </style:style>
    <style:style style:name="P457" style:family="paragraph" style:parent-style-name="Table_20_Contents">
      <style:paragraph-properties fo:text-align="end" style:justify-single-word="false"/>
      <style:text-properties officeooo:rsid="041f8f9e" officeooo:paragraph-rsid="041f8f9e"/>
    </style:style>
    <style:style style:name="P458" style:family="paragraph" style:parent-style-name="Table_20_Contents">
      <style:paragraph-properties fo:text-align="end" style:justify-single-word="false"/>
      <style:text-properties officeooo:rsid="041f8f9e" officeooo:paragraph-rsid="041b5d12"/>
    </style:style>
    <style:style style:name="P459" style:family="paragraph" style:parent-style-name="Table_20_Contents">
      <style:paragraph-properties fo:text-align="end" style:justify-single-word="false"/>
      <style:text-properties officeooo:rsid="042389cd" officeooo:paragraph-rsid="042389cd"/>
    </style:style>
    <style:style style:name="P460" style:family="paragraph" style:parent-style-name="Table_20_Contents">
      <style:paragraph-properties fo:text-align="justify" style:justify-single-word="false"/>
      <style:text-properties officeooo:rsid="04dd11f6" officeooo:paragraph-rsid="04dd11f6"/>
    </style:style>
    <style:style style:name="P461" style:family="paragraph" style:parent-style-name="Table_20_Contents">
      <style:paragraph-properties fo:text-align="justify" style:justify-single-word="false"/>
      <style:text-properties officeooo:rsid="04ded052" officeooo:paragraph-rsid="04ded052"/>
    </style:style>
    <style:style style:name="P462" style:family="paragraph" style:parent-style-name="Figure">
      <style:text-properties fo:language="en" fo:country="US"/>
    </style:style>
    <style:style style:name="P463" style:family="paragraph" style:parent-style-name="Figure">
      <style:text-properties fo:font-size="2pt" fo:language="en" fo:country="US" style:font-size-asian="1.75pt" style:font-size-complex="2pt"/>
    </style:style>
    <style:style style:name="P464" style:family="paragraph" style:parent-style-name="Figure">
      <style:paragraph-properties fo:margin-top="0.203cm" fo:margin-bottom="0.406cm" loext:contextual-spacing="false" fo:text-align="start" style:justify-single-word="false">
        <style:tab-stops/>
      </style:paragraph-properties>
      <style:text-properties fo:language="en" fo:country="US"/>
    </style:style>
    <style:style style:name="P465" style:family="paragraph" style:parent-style-name="Figure">
      <style:paragraph-properties fo:margin-top="0.203cm" fo:margin-bottom="0.406cm" loext:contextual-spacing="false" fo:text-align="start" style:justify-single-word="false">
        <style:tab-stops/>
      </style:paragraph-properties>
      <style:text-properties fo:language="en" fo:country="US" officeooo:paragraph-rsid="02454a1c"/>
    </style:style>
    <style:style style:name="P466" style:family="paragraph" style:parent-style-name="Figure">
      <style:paragraph-properties fo:margin-top="0.203cm" fo:margin-bottom="0.406cm" loext:contextual-spacing="false" fo:text-align="start" style:justify-single-word="false">
        <style:tab-stops/>
      </style:paragraph-properties>
      <style:text-properties fo:language="en" fo:country="US" officeooo:rsid="021e2690" officeooo:paragraph-rsid="02242184" fo:background-color="transparent"/>
    </style:style>
    <style:style style:name="P467" style:family="paragraph" style:parent-style-name="Drawing">
      <style:text-properties fo:language="en" fo:country="US"/>
    </style:style>
    <style:style style:name="P468" style:family="paragraph" style:parent-style-name="Drawing">
      <style:text-properties style:font-name="Arial3" fo:font-size="2pt" style:font-size-asian="1.75pt" style:font-size-complex="2pt"/>
    </style:style>
    <style:style style:name="P469" style:family="paragraph" style:parent-style-name="Drawing">
      <style:text-properties style:font-name="Arial3" fo:font-size="8pt" fo:language="en" fo:country="US" fo:font-style="normal" fo:font-weight="normal" officeooo:paragraph-rsid="012b343e" style:font-size-asian="8pt" style:font-style-asian="normal" style:font-weight-asian="normal" style:font-size-complex="8pt" style:font-style-complex="normal" style:font-weight-complex="normal"/>
    </style:style>
    <style:style style:name="P470" style:family="paragraph" style:parent-style-name="Text_20_body">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1" style:family="paragraph" style:parent-style-name="Text_20_body">
      <style:paragraph-properties fo:margin-left="0.102cm" fo:margin-right="0.102cm" fo:text-align="end" style:justify-single-word="false" fo:text-indent="0cm" style:auto-text-indent="false"/>
      <style:text-properties style:text-position="0% 100%" officeooo:rsid="000adf12" officeooo:paragraph-rsid="000adf12"/>
    </style:style>
    <style:style style:name="P472" style:family="paragraph" style:parent-style-name="Text_20_body">
      <style:paragraph-properties fo:margin-left="0.102cm" fo:margin-right="0.102cm" fo:margin-top="0cm" fo:margin-bottom="0cm" loext:contextual-spacing="false" fo:text-align="justify" style:justify-single-word="false" fo:text-indent="0cm" style:auto-text-indent="false"/>
      <style:text-properties officeooo:rsid="000adf12" officeooo:paragraph-rsid="000adf12"/>
    </style:style>
    <style:style style:name="P473" style:family="paragraph" style:parent-style-name="Text_20_body">
      <style:paragraph-properties fo:margin-left="0.102cm" fo:margin-right="0.102cm" fo:margin-top="0cm" fo:margin-bottom="0cm" loext:contextual-spacing="false" fo:text-align="end" style:justify-single-word="false" fo:text-indent="0cm" style:auto-text-indent="false"/>
      <style:text-properties officeooo:paragraph-rsid="000adf12"/>
    </style:style>
    <style:style style:name="P474" style:family="paragraph" style:parent-style-name="Table_20_Contents">
      <style:paragraph-properties fo:margin-left="0.102cm" fo:margin-right="0.102cm" fo:margin-top="0cm" fo:margin-bottom="0cm" loext:contextual-spacing="false" fo:text-align="justify" style:justify-single-word="false" fo:text-indent="0cm" style:auto-text-indent="false"/>
      <style:text-properties officeooo:rsid="0234ec45" officeooo:paragraph-rsid="0234ec45"/>
    </style:style>
    <style:style style:name="P475" style:family="paragraph" style:parent-style-name="Text_20_body">
      <style:paragraph-properties fo:margin-left="0.102cm" fo:margin-right="0.102cm" fo:margin-top="0.102cm" fo:margin-bottom="0cm" loext:contextual-spacing="false" fo:text-align="justify" style:justify-single-word="false" fo:text-indent="0cm" style:auto-text-indent="false"/>
      <style:text-properties officeooo:rsid="000adf12" officeooo:paragraph-rsid="000adf12"/>
    </style:style>
    <style:style style:name="P476" style:family="paragraph" style:parent-style-name="Text_20_body">
      <style:paragraph-properties fo:margin-left="0.102cm" fo:margin-right="0.102cm" fo:margin-top="0.102cm" fo:margin-bottom="0cm" loext:contextual-spacing="false" fo:text-align="end" style:justify-single-word="false" fo:text-indent="0cm" style:auto-text-indent="false"/>
      <style:text-properties officeooo:paragraph-rsid="000adf12"/>
    </style:style>
    <style:style style:name="P477" style:family="paragraph" style:parent-style-name="Table_20_Contents">
      <style:paragraph-properties fo:margin-left="0.102cm" fo:margin-right="0.102cm" fo:margin-top="0.102cm" fo:margin-bottom="0cm" loext:contextual-spacing="false" fo:text-align="justify" style:justify-single-word="false" fo:text-indent="0cm" style:auto-text-indent="false"/>
      <style:text-properties officeooo:rsid="0234ec45" officeooo:paragraph-rsid="0234ec45"/>
    </style:style>
    <style:style style:name="P478" style:family="paragraph" style:parent-style-name="Table_20_Contents">
      <style:paragraph-properties fo:margin-left="0.102cm" fo:margin-right="0.102cm" fo:text-align="justify" style:justify-single-word="false" fo:text-indent="0cm" style:auto-text-indent="false"/>
      <style:text-properties style:text-position="0% 100%" officeooo:rsid="000adf12" officeooo:paragraph-rsid="000adf12"/>
    </style:style>
    <style:style style:name="P479" style:family="paragraph" style:parent-style-name="Text_20_body">
      <style:paragraph-properties fo:margin-top="0.406cm" fo:margin-bottom="0.203cm" loext:contextual-spacing="false"/>
      <style:text-properties officeooo:paragraph-rsid="000d43f0"/>
    </style:style>
    <style:style style:name="P480" style:family="paragraph" style:parent-style-name="Text_20_body">
      <style:paragraph-properties fo:margin-top="0.406cm" fo:margin-bottom="0.203cm" loext:contextual-spacing="false"/>
      <style:text-properties officeooo:rsid="00169112" officeooo:paragraph-rsid="00169112"/>
    </style:style>
    <style:style style:name="P481"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3de32" officeooo:paragraph-rsid="0013de32"/>
    </style:style>
    <style:style style:name="P482" style:family="paragraph" style:parent-style-name="Table_20_Contents">
      <style:paragraph-properties fo:margin-left="0.203cm" fo:margin-right="0.203cm" fo:margin-top="0cm" fo:margin-bottom="0cm" loext:contextual-spacing="false" fo:line-height="100%" fo:text-align="end" style:justify-single-word="false" fo:text-indent="0cm" style:auto-text-indent="false"/>
      <style:text-properties officeooo:rsid="00169112" officeooo:paragraph-rsid="00169112"/>
    </style:style>
    <style:style style:name="P483"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013de32" officeooo:paragraph-rsid="032d18ca"/>
    </style:style>
    <style:style style:name="P484" style:family="paragraph" style:parent-style-name="Text_20_body">
      <style:paragraph-properties fo:margin-left="0.203cm" fo:margin-right="0.203cm" fo:margin-top="0cm" fo:margin-bottom="0cm" loext:contextual-spacing="false" fo:line-height="100%" fo:text-align="center" style:justify-single-word="false" fo:text-indent="0cm" style:auto-text-indent="false"/>
      <style:text-properties officeooo:rsid="032d18ca" officeooo:paragraph-rsid="032d18ca"/>
    </style:style>
    <style:style style:name="P485" style:family="paragraph" style:parent-style-name="Table_20_Contents">
      <style:paragraph-properties fo:margin-left="0.203cm" fo:margin-right="0.203cm" fo:margin-top="0cm" fo:margin-bottom="0.203cm" loext:contextual-spacing="false" fo:line-height="100%" fo:text-align="justify" style:justify-single-word="false" fo:text-indent="0cm" style:auto-text-indent="false"/>
      <style:text-properties officeooo:rsid="0013de32" officeooo:paragraph-rsid="0013de32"/>
    </style:style>
    <style:style style:name="P486"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013de32"/>
    </style:style>
    <style:style style:name="P487"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3de32" officeooo:paragraph-rsid="032d18ca"/>
    </style:style>
    <style:style style:name="P488"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89" style:family="paragraph" style:parent-style-name="Text_20_body">
      <style:paragraph-properties fo:margin-left="0.203cm" fo:margin-right="0.203cm" fo:margin-top="0.101cm" fo:margin-bottom="0.101cm" loext:contextual-spacing="false" fo:line-height="100%" fo:text-align="center" style:justify-single-word="false" fo:text-indent="0cm" style:auto-text-indent="false"/>
      <style:text-properties officeooo:rsid="00169112" officeooo:paragraph-rsid="00169112"/>
    </style:style>
    <style:style style:name="P490" style:family="paragraph" style:parent-style-name="Text_20_body">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1"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3de32"/>
    </style:style>
    <style:style style:name="P492"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4edf3"/>
    </style:style>
    <style:style style:name="P493" style:family="paragraph" style:parent-style-name="Table_20_Contents">
      <style:paragraph-properties fo:margin-left="0.203cm" fo:margin-right="0.203cm" fo:margin-top="0.101cm" fo:margin-bottom="0.101cm" loext:contextual-spacing="false" fo:line-height="100%" fo:text-align="justify" style:justify-single-word="false" fo:text-indent="0cm" style:auto-text-indent="false"/>
      <style:text-properties officeooo:rsid="0013de32" officeooo:paragraph-rsid="00169112"/>
    </style:style>
    <style:style style:name="P494"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3de32" officeooo:paragraph-rsid="0013de32"/>
    </style:style>
    <style:style style:name="P495" style:family="paragraph" style:parent-style-name="Table_20_Contents">
      <style:paragraph-properties fo:margin-left="0.203cm" fo:margin-right="0.203cm" fo:margin-top="0.101cm" fo:margin-bottom="0.101cm" loext:contextual-spacing="false" fo:line-height="100%" fo:text-align="end" style:justify-single-word="false" fo:text-indent="0cm" style:auto-text-indent="false"/>
      <style:text-properties officeooo:rsid="00169112" officeooo:paragraph-rsid="00169112"/>
    </style:style>
    <style:style style:name="P496" style:family="paragraph" style:parent-style-name="Text_20_body">
      <style:paragraph-properties fo:margin-top="0cm" fo:margin-bottom="0.199cm" loext:contextual-spacing="false"/>
    </style:style>
    <style:style style:name="P497" style:family="paragraph" style:parent-style-name="Text_20_body">
      <style:paragraph-properties fo:margin-top="0cm" fo:margin-bottom="0.199cm" loext:contextual-spacing="false"/>
      <style:text-properties fo:language="en" fo:country="US"/>
    </style:style>
    <style:style style:name="P498" style:family="paragraph" style:parent-style-name="Text_20_body">
      <style:paragraph-properties fo:margin-top="0cm" fo:margin-bottom="0.199cm" loext:contextual-spacing="false"/>
      <style:text-properties fo:language="en" fo:country="US" officeooo:paragraph-rsid="026983c6"/>
    </style:style>
    <style:style style:name="P499" style:family="paragraph" style:parent-style-name="Text_20_body">
      <style:paragraph-properties fo:margin-top="0cm" fo:margin-bottom="0.199cm" loext:contextual-spacing="false"/>
      <style:text-properties fo:language="en" fo:country="US" officeooo:paragraph-rsid="026f0458"/>
    </style:style>
    <style:style style:name="P500" style:family="paragraph" style:parent-style-name="Text_20_body">
      <style:paragraph-properties fo:margin-top="0cm" fo:margin-bottom="0.199cm" loext:contextual-spacing="false"/>
      <style:text-properties fo:language="en" fo:country="US" officeooo:paragraph-rsid="027e54b4"/>
    </style:style>
    <style:style style:name="P501" style:family="paragraph" style:parent-style-name="Text_20_body">
      <style:paragraph-properties fo:margin-top="0cm" fo:margin-bottom="0.199cm" loext:contextual-spacing="false"/>
      <style:text-properties fo:language="en" fo:country="US" officeooo:rsid="021e2690" officeooo:paragraph-rsid="037120cd" fo:background-color="transparent"/>
    </style:style>
    <style:style style:name="P502" style:family="paragraph" style:parent-style-name="Text_20_body">
      <style:paragraph-properties fo:margin-top="0cm" fo:margin-bottom="0.199cm" loext:contextual-spacing="false"/>
      <style:text-properties fo:language="en" fo:country="US" officeooo:rsid="021e2690" officeooo:paragraph-rsid="022b93f3" fo:background-color="transparent"/>
    </style:style>
    <style:style style:name="P503" style:family="paragraph" style:parent-style-name="Text_20_body">
      <style:paragraph-properties fo:margin-top="0cm" fo:margin-bottom="0.199cm" loext:contextual-spacing="false" fo:text-align="start" style:justify-single-word="false"/>
      <style:text-properties fo:language="en" fo:country="US" officeooo:paragraph-rsid="031bc8fe"/>
    </style:style>
    <style:style style:name="P504" style:family="paragraph" style:parent-style-name="Text_20_body">
      <style:paragraph-properties fo:margin-top="0cm" fo:margin-bottom="0.199cm" loext:contextual-spacing="false" fo:text-align="start" style:justify-single-word="false"/>
      <style:text-properties fo:language="en" fo:country="US" officeooo:paragraph-rsid="010029e5"/>
    </style:style>
    <style:style style:name="P505" style:family="paragraph" style:parent-style-name="Text_20_body">
      <style:paragraph-properties fo:margin-top="0cm" fo:margin-bottom="0.199cm" loext:contextual-spacing="false"/>
      <style:text-properties fo:language="en" fo:country="US" officeooo:paragraph-rsid="037ece49"/>
    </style:style>
    <style:style style:name="P506" style:family="paragraph" style:parent-style-name="Text_20_body">
      <style:paragraph-properties fo:margin-top="0cm" fo:margin-bottom="0.199cm" loext:contextual-spacing="false"/>
      <style:text-properties fo:language="en" fo:country="US" officeooo:rsid="02242184" officeooo:paragraph-rsid="03f3bc27"/>
    </style:style>
    <style:style style:name="P507" style:family="paragraph" style:parent-style-name="Text_20_body">
      <style:paragraph-properties fo:margin-top="0cm" fo:margin-bottom="0.199cm" loext:contextual-spacing="false" fo:text-align="justify" style:justify-single-word="false"/>
      <style:text-properties fo:language="en" fo:country="US" officeooo:rsid="04b4aa09" officeooo:paragraph-rsid="04b4aa09"/>
    </style:style>
    <style:style style:name="P508" style:family="paragraph" style:parent-style-name="Text_20_body">
      <style:paragraph-properties fo:margin-top="0cm" fo:margin-bottom="0.199cm" loext:contextual-spacing="false"/>
      <style:text-properties officeooo:paragraph-rsid="022b93f3"/>
    </style:style>
    <style:style style:name="P509" style:family="paragraph" style:parent-style-name="Text_20_body">
      <style:paragraph-properties fo:margin-top="0cm" fo:margin-bottom="0.199cm" loext:contextual-spacing="false"/>
      <style:text-properties style:font-name="Arial3" fo:language="en" fo:country="US" officeooo:paragraph-rsid="037b914c"/>
    </style:style>
    <style:style style:name="P510" style:family="paragraph" style:parent-style-name="Text_20_body">
      <style:paragraph-properties fo:margin-top="0cm" fo:margin-bottom="0.199cm" loext:contextual-spacing="false"/>
      <style:text-properties style:font-name="Arial3" fo:language="en" fo:country="US" officeooo:paragraph-rsid="037e059c"/>
    </style:style>
    <style:style style:name="P511"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15f07" style:font-size-asian="10pt" style:language-asian="zxx" style:country-asian="none" style:font-size-complex="10pt" style:language-complex="zxx" style:country-complex="none"/>
    </style:style>
    <style:style style:name="P512" style:family="paragraph" style:parent-style-name="Text_20_body">
      <style:paragraph-properties fo:margin-top="0cm" fo:margin-bottom="0.199cm" loext:contextual-spacing="false"/>
      <style:text-properties style:font-name="Arial3" fo:font-size="10pt" fo:language="zxx" fo:country="none" style:text-underline-style="none" officeooo:rsid="01feffe7" officeooo:paragraph-rsid="0453a411" style:font-size-asian="10pt" style:language-asian="zxx" style:country-asian="none" style:font-size-complex="10pt" style:language-complex="zxx" style:country-complex="none"/>
    </style:style>
    <style:style style:name="P513" style:family="paragraph" style:parent-style-name="Text_20_body">
      <style:paragraph-properties fo:margin-top="0cm" fo:margin-bottom="0.199cm" loext:contextual-spacing="false"/>
      <style:text-properties officeooo:rsid="0364bb52" officeooo:paragraph-rsid="0366de48"/>
    </style:style>
    <style:style style:name="P514" style:family="paragraph" style:parent-style-name="Text_20_body">
      <style:paragraph-properties fo:margin-top="0cm" fo:margin-bottom="0.199cm" loext:contextual-spacing="false"/>
      <style:text-properties officeooo:paragraph-rsid="0366de48"/>
    </style:style>
    <style:style style:name="P515" style:family="paragraph" style:parent-style-name="Text_20_body">
      <style:paragraph-properties fo:margin-top="0cm" fo:margin-bottom="0.199cm" loext:contextual-spacing="false"/>
      <style:text-properties officeooo:rsid="0362dd83" officeooo:paragraph-rsid="0366de48"/>
    </style:style>
    <style:style style:name="P516" style:family="paragraph" style:parent-style-name="Text_20_body">
      <style:paragraph-properties fo:margin-top="0cm" fo:margin-bottom="0.199cm" loext:contextual-spacing="false"/>
      <style:text-properties officeooo:rsid="0366de48" officeooo:paragraph-rsid="0366de48"/>
    </style:style>
    <style:style style:name="P517" style:family="paragraph" style:parent-style-name="Text_20_body">
      <style:paragraph-properties fo:margin-top="0cm" fo:margin-bottom="0.199cm" loext:contextual-spacing="false"/>
      <style:text-properties officeooo:paragraph-rsid="03677979"/>
    </style:style>
    <style:style style:name="P518" style:family="paragraph" style:parent-style-name="Text_20_body">
      <style:paragraph-properties fo:margin-top="0cm" fo:margin-bottom="0.199cm" loext:contextual-spacing="false"/>
      <style:text-properties officeooo:paragraph-rsid="0368b33d"/>
    </style:style>
    <style:style style:name="P519" style:family="paragraph" style:parent-style-name="Text_20_body">
      <style:paragraph-properties fo:margin-top="0cm" fo:margin-bottom="0.199cm" loext:contextual-spacing="false"/>
      <style:text-properties officeooo:rsid="035e9b16" officeooo:paragraph-rsid="036925f2"/>
    </style:style>
    <style:style style:name="P520" style:family="paragraph" style:parent-style-name="Text_20_body">
      <style:paragraph-properties fo:margin-top="0cm" fo:margin-bottom="0.199cm" loext:contextual-spacing="false"/>
      <style:text-properties officeooo:paragraph-rsid="036925f2"/>
    </style:style>
    <style:style style:name="P521" style:family="paragraph" style:parent-style-name="Text_20_body">
      <style:paragraph-properties fo:margin-top="0cm" fo:margin-bottom="0.199cm" loext:contextual-spacing="false"/>
      <style:text-properties officeooo:rsid="035b5d49" officeooo:paragraph-rsid="035b5d49"/>
    </style:style>
    <style:style style:name="P522" style:family="paragraph" style:parent-style-name="Text_20_body">
      <style:paragraph-properties fo:margin-top="0cm" fo:margin-bottom="0.199cm" loext:contextual-spacing="false"/>
      <style:text-properties officeooo:paragraph-rsid="035b5d49"/>
    </style:style>
    <style:style style:name="P523" style:family="paragraph" style:parent-style-name="Text_20_body">
      <style:paragraph-properties fo:margin-top="0cm" fo:margin-bottom="0.199cm" loext:contextual-spacing="false"/>
      <style:text-properties officeooo:paragraph-rsid="03619051"/>
    </style:style>
    <style:style style:name="P524" style:family="paragraph" style:parent-style-name="Text_20_body">
      <style:paragraph-properties fo:margin-top="0cm" fo:margin-bottom="0.199cm" loext:contextual-spacing="false"/>
      <style:text-properties officeooo:paragraph-rsid="0362ce91"/>
    </style:style>
    <style:style style:name="P525" style:family="paragraph" style:parent-style-name="Text_20_body">
      <style:paragraph-properties fo:margin-top="0cm" fo:margin-bottom="0.199cm" loext:contextual-spacing="false" fo:text-align="start" style:justify-single-word="false"/>
      <style:text-properties officeooo:paragraph-rsid="038323b0"/>
    </style:style>
    <style:style style:name="P526" style:family="paragraph" style:parent-style-name="Text_20_body">
      <style:paragraph-properties fo:margin-top="0cm" fo:margin-bottom="0.199cm" loext:contextual-spacing="false" fo:text-align="justify" style:justify-single-word="false">
        <style:tab-stops>
          <style:tab-stop style:position="0.101cm"/>
        </style:tab-stops>
      </style:paragraph-properties>
      <style:text-properties officeooo:rsid="0392d67d" officeooo:paragraph-rsid="0392d67d"/>
    </style:style>
    <style:style style:name="P527" style:family="paragraph" style:parent-style-name="Text_20_body">
      <style:paragraph-properties fo:margin-top="0cm" fo:margin-bottom="0.199cm" loext:contextual-spacing="false"/>
      <style:text-properties officeooo:rsid="04515f07" officeooo:paragraph-rsid="0455e256"/>
    </style:style>
    <style:style style:name="P528" style:family="paragraph" style:parent-style-name="Text_20_body">
      <style:paragraph-properties fo:margin-top="0cm" fo:margin-bottom="0.199cm" loext:contextual-spacing="false"/>
      <style:text-properties officeooo:rsid="01f8eba5" officeooo:paragraph-rsid="0490cb61"/>
    </style:style>
    <style:style style:name="P529" style:family="paragraph" style:parent-style-name="Text_20_body">
      <style:paragraph-properties fo:margin-top="0cm" fo:margin-bottom="0.199cm" loext:contextual-spacing="false"/>
      <style:text-properties officeooo:paragraph-rsid="044639eb"/>
    </style:style>
    <style:style style:name="P530" style:family="paragraph" style:parent-style-name="Text_20_body">
      <style:paragraph-properties fo:margin-top="0cm" fo:margin-bottom="0.199cm" loext:contextual-spacing="false"/>
      <style:text-properties officeooo:paragraph-rsid="0502f825"/>
    </style:style>
    <style:style style:name="P531"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a1d61" officeooo:paragraph-rsid="02f90dcc" fo:background-color="transparent"/>
    </style:style>
    <style:style style:name="P532"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9eee53" fo:background-color="transparent"/>
    </style:style>
    <style:style style:name="P533"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en" fo:country="US" officeooo:rsid="029eee53" officeooo:paragraph-rsid="02f90dcc" fo:background-color="transparent"/>
    </style:style>
    <style:style style:name="P534" style:family="paragraph" style:parent-style-name="Text_20_body" style:master-page-name="">
      <style:paragraph-properties fo:margin-top="0cm" fo:margin-bottom="0.199cm" loext:contextual-spacing="false" fo:line-height="150%" fo:text-align="justify" style:justify-single-word="false" style:page-number="auto" fo:break-before="auto" fo:break-after="auto" fo:background-color="transparent">
        <style:background-image/>
      </style:paragraph-properties>
      <style:text-properties fo:language="zxx" fo:country="none" officeooo:rsid="029a1d61" officeooo:paragraph-rsid="029eb956" fo:background-color="transparent" style:language-asian="zxx" style:country-asian="none" style:language-complex="zxx" style:country-complex="none"/>
    </style:style>
    <style:style style:name="P535" style:family="paragraph" style:parent-style-name="Text_20_body" style:master-page-name="">
      <style:paragraph-properties fo:margin-top="0cm" fo:margin-bottom="0.199cm" loext:contextual-spacing="false" style:page-number="auto"/>
      <style:text-properties officeooo:rsid="0330a3e5" officeooo:paragraph-rsid="0437f910"/>
    </style:style>
    <style:style style:name="P536" style:family="paragraph" style:parent-style-name="Text_20_body" style:master-page-name="">
      <style:paragraph-properties fo:margin-top="0cm" fo:margin-bottom="0.199cm" loext:contextual-spacing="false" style:page-number="auto"/>
      <style:text-properties officeooo:rsid="01f8eba5" officeooo:paragraph-rsid="044639eb"/>
    </style:style>
    <style:style style:name="P537"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en" fo:country="US" officeooo:rsid="029a1d61" officeooo:paragraph-rsid="02f90dcc" fo:background-color="transparent"/>
    </style:style>
    <style:style style:name="P538" style:family="paragraph" style:parent-style-name="Text_20_body">
      <style:paragraph-properties fo:margin-top="0cm" fo:margin-bottom="0.199cm" loext:contextual-spacing="false" fo:line-height="150%" fo:text-align="justify" style:justify-single-word="false" fo:background-color="transparent">
        <style:background-image/>
      </style:paragraph-properties>
      <style:text-properties fo:language="zxx" fo:country="none" officeooo:rsid="029a1d61" officeooo:paragraph-rsid="029fa553" fo:background-color="transparent" style:language-asian="zxx" style:country-asian="none" style:language-complex="zxx" style:country-complex="none"/>
    </style:style>
    <style:style style:name="P539" style:family="paragraph" style:parent-style-name="Text_20_body">
      <style:paragraph-properties fo:margin-top="0cm" fo:margin-bottom="0.199cm" loext:contextual-spacing="false" fo:line-height="150%" fo:text-align="justify" style:justify-single-word="false" fo:break-before="page" fo:background-color="transparent">
        <style:background-image/>
      </style:paragraph-properties>
      <style:text-properties fo:language="en" fo:country="US" officeooo:rsid="029a1d61" officeooo:paragraph-rsid="038d1ece" fo:background-color="transparent"/>
    </style:style>
    <style:style style:name="P540" style:family="paragraph" style:parent-style-name="Text_20_body">
      <style:paragraph-properties fo:margin-top="0cm" fo:margin-bottom="0.199cm" loext:contextual-spacing="false" fo:keep-with-next="always"/>
      <style:text-properties officeooo:paragraph-rsid="03bd77c4"/>
    </style:style>
    <style:style style:name="P541" style:family="paragraph" style:parent-style-name="Text_20_body">
      <style:paragraph-properties fo:margin-top="0.203cm" fo:margin-bottom="0.305cm" loext:contextual-spacing="false" fo:text-align="start" style:justify-single-word="false"/>
      <style:text-properties officeooo:paragraph-rsid="011bdc17"/>
    </style:style>
    <style:style style:name="P542"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style:style>
    <style:style style:name="P543"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4cca34f"/>
    </style:style>
    <style:style style:name="P544"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1a9261d" officeooo:paragraph-rsid="01a9261d"/>
    </style:style>
    <style:style style:name="P545"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9261d" officeooo:paragraph-rsid="01a9261d" fo:background-color="transparent"/>
    </style:style>
    <style:style style:name="P546"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fo:background-color="transparent"/>
    </style:style>
    <style:style style:name="P547"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1a48f84" officeooo:paragraph-rsid="034f0063"/>
    </style:style>
    <style:style style:name="P548" style:family="paragraph" style:parent-style-name="Text_20_body">
      <style:paragraph-properties fo:margin-left="0cm" fo:margin-right="0.199cm" fo:margin-top="0cm" fo:margin-bottom="0cm" loext:contextual-spacing="false" fo:text-align="end" style:justify-single-word="false" fo:orphans="2" fo:widows="2" fo:text-indent="0cm" style:auto-text-indent="false">
        <style:tab-stops/>
      </style:paragraph-properties>
      <style:text-properties fo:language="en" fo:country="US" officeooo:rsid="04cca34f" officeooo:paragraph-rsid="04cca34f"/>
    </style:style>
    <style:style style:name="P549" style:family="paragraph" style:parent-style-name="Text_20_body">
      <style:paragraph-properties fo:margin-left="0cm" fo:margin-right="0.199cm" fo:margin-top="0cm" fo:margin-bottom="0cm" loext:contextual-spacing="false" fo:text-align="center" style:justify-single-word="false" fo:orphans="2" fo:widows="2" fo:text-indent="0cm" style:auto-text-indent="false">
        <style:tab-stops/>
      </style:paragraph-properties>
      <style:text-properties fo:language="en" fo:country="US" officeooo:rsid="04cca34f" officeooo:paragraph-rsid="04cca34f"/>
    </style:style>
    <style:style style:name="P550" style:family="paragraph" style:parent-style-name="Table_20_Contents">
      <style:paragraph-properties fo:margin-left="0cm" fo:margin-right="0.199cm" fo:text-align="end" style:justify-single-word="false" fo:text-indent="0cm" style:auto-text-indent="false"/>
      <style:text-properties officeooo:rsid="018216ae" officeooo:paragraph-rsid="0197ff48"/>
    </style:style>
    <style:style style:name="P551" style:family="paragraph" style:parent-style-name="Table_20_Contents">
      <style:paragraph-properties fo:margin-left="0cm" fo:margin-right="0.199cm" fo:text-align="end" style:justify-single-word="false" fo:text-indent="0cm" style:auto-text-indent="false"/>
      <style:text-properties officeooo:rsid="01945ae5" officeooo:paragraph-rsid="01945ae5"/>
    </style:style>
    <style:style style:name="P552" style:family="paragraph" style:parent-style-name="Table_20_Contents">
      <style:paragraph-properties fo:margin-left="0cm" fo:margin-right="0.199cm" fo:text-align="end" style:justify-single-word="false" fo:text-indent="0cm" style:auto-text-indent="false"/>
      <style:text-properties officeooo:rsid="0198c5a4" officeooo:paragraph-rsid="0198c5a4"/>
    </style:style>
    <style:style style:name="P553" style:family="paragraph" style:parent-style-name="Table_20_Contents">
      <style:paragraph-properties fo:margin-left="0cm" fo:margin-right="0.199cm" fo:text-align="end" style:justify-single-word="false" fo:text-indent="0cm" style:auto-text-indent="false"/>
      <style:text-properties officeooo:rsid="033f0c2b" officeooo:paragraph-rsid="033f0c2b"/>
    </style:style>
    <style:style style:name="P554" style:family="paragraph" style:parent-style-name="Table_20_Contents">
      <style:paragraph-properties fo:margin-left="0cm" fo:margin-right="0.199cm" fo:text-align="end" style:justify-single-word="false" fo:text-indent="0cm" style:auto-text-indent="false"/>
      <style:text-properties officeooo:rsid="034268b4" officeooo:paragraph-rsid="034268b4"/>
    </style:style>
    <style:style style:name="P555" style:family="paragraph" style:parent-style-name="Table_20_Contents">
      <style:paragraph-properties fo:margin-left="0cm" fo:margin-right="0.199cm" fo:text-align="end" style:justify-single-word="false" fo:text-indent="0cm" style:auto-text-indent="false"/>
      <style:text-properties officeooo:rsid="04c9287d" officeooo:paragraph-rsid="04c9287d"/>
    </style:style>
    <style:style style:name="P556" style:family="paragraph" style:parent-style-name="Table_20_Contents">
      <style:paragraph-properties fo:margin-left="0cm" fo:margin-right="0.3cm" fo:text-align="end" style:justify-single-word="false" fo:text-indent="0cm" style:auto-text-indent="false"/>
      <style:text-properties officeooo:rsid="018861f3" officeooo:paragraph-rsid="018861f3"/>
    </style:style>
    <style:style style:name="P557" style:family="paragraph" style:parent-style-name="Table_20_Contents">
      <style:paragraph-properties fo:margin-left="0cm" fo:margin-right="0.3cm" fo:text-align="end" style:justify-single-word="false" fo:text-indent="0cm" style:auto-text-indent="false"/>
    </style:style>
    <style:style style:name="P558" style:family="paragraph" style:parent-style-name="Table_20_Contents">
      <style:paragraph-properties fo:margin-left="0cm" fo:margin-right="0.3cm" fo:text-align="end" style:justify-single-word="false" fo:text-indent="0cm" style:auto-text-indent="false"/>
      <style:text-properties officeooo:rsid="018e05ad" officeooo:paragraph-rsid="018e05ad"/>
    </style:style>
    <style:style style:name="P559" style:family="paragraph" style:parent-style-name="List_20_Contents">
      <style:paragraph-properties fo:margin-left="0.499cm" fo:margin-right="0cm"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0" style:family="paragraph" style:parent-style-name="Table_20_Contents">
      <style:paragraph-properties fo:margin-left="0.499cm" fo:margin-right="0cm" fo:text-align="justify" style:justify-single-word="false" fo:text-indent="0cm" style:auto-text-indent="false"/>
      <style:text-properties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P561" style:family="paragraph" style:parent-style-name="Table_20_Contents">
      <style:paragraph-properties fo:margin-left="0.499cm" fo:margin-right="0cm" fo:text-indent="0cm" style:auto-text-indent="false"/>
      <style:text-properties style:font-name="Bitstream Charter" fo:language="zxx" fo:country="none" fo:font-style="italic" officeooo:paragraph-rsid="0390a025" style:language-asian="zxx" style:country-asian="none" style:font-style-asian="italic" style:language-complex="zxx" style:country-complex="none" style:font-style-complex="italic"/>
    </style:style>
    <style:style style:name="P562" style:family="paragraph" style:parent-style-name="Table_20_Contents">
      <style:paragraph-properties fo:margin-left="0.499cm" fo:margin-right="0cm" fo:text-indent="0cm" style:auto-text-indent="false"/>
      <style:text-properties style:font-name="Bitstream Charter" fo:language="zxx" fo:country="none" style:language-asian="zxx" style:country-asian="none" style:language-complex="zxx" style:country-complex="none"/>
    </style:style>
    <style:style style:name="P563" style:family="paragraph" style:parent-style-name="Figure">
      <style:paragraph-properties fo:margin-top="0cm" fo:margin-bottom="0.101cm" loext:contextual-spacing="false" fo:line-height="150%" fo:text-align="start" style:justify-single-word="false">
        <style:tab-stops/>
      </style:paragraph-properties>
      <style:text-properties style:font-name="Arial3" fo:font-size="10pt" fo:language="en" fo:country="US" style:font-size-asian="8.75pt" style:font-size-complex="10pt"/>
    </style:style>
    <style:style style:name="P564"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38b24c" style:font-size-asian="8pt" style:font-size-complex="8pt"/>
    </style:style>
    <style:style style:name="P565"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2433b14" style:font-size-asian="8pt" style:font-size-complex="8pt"/>
    </style:style>
    <style:style style:name="P566" style:family="paragraph" style:parent-style-name="Text_20_body">
      <style:paragraph-properties fo:margin-top="0cm" fo:margin-bottom="0.101cm" loext:contextual-spacing="false" fo:text-align="justify" style:justify-single-word="false" style:shadow="none">
        <style:tab-stops>
          <style:tab-stop style:position="0.508cm"/>
        </style:tab-stops>
      </style:paragraph-properties>
      <style:text-properties fo:font-size="8pt" fo:language="en" fo:country="US" officeooo:paragraph-rsid="038081e5" style:font-size-asian="8pt" style:font-size-complex="8pt"/>
    </style:style>
    <style:style style:name="P567" style:family="paragraph" style:parent-style-name="Text_20_body">
      <style:paragraph-properties fo:margin-top="0.101cm" fo:margin-bottom="0.101cm" loext:contextual-spacing="false" fo:line-height="100%" fo:text-align="start" style:justify-single-word="false"/>
    </style:style>
    <style:style style:name="P568" style:family="paragraph" style:parent-style-name="Text_20_body">
      <style:paragraph-properties fo:margin-top="0.101cm" fo:margin-bottom="0.101cm" loext:contextual-spacing="false" fo:line-height="100%" fo:text-align="start" style:justify-single-word="false"/>
      <style:text-properties officeooo:paragraph-rsid="039d0f3e"/>
    </style:style>
    <style:style style:name="P569" style:family="paragraph" style:parent-style-name="Text_20_body">
      <style:paragraph-properties fo:margin-top="0.101cm" fo:margin-bottom="0.101cm" loext:contextual-spacing="false" fo:line-height="100%" fo:text-align="start" style:justify-single-word="false"/>
      <style:text-properties officeooo:paragraph-rsid="04efe79a"/>
    </style:style>
    <style:style style:name="P570" style:family="paragraph" style:parent-style-name="Text_20_body">
      <style:paragraph-properties fo:margin-top="0.101cm" fo:margin-bottom="0.101cm" loext:contextual-spacing="false" fo:line-height="110%" fo:text-align="justify" style:justify-single-word="false"/>
    </style:style>
    <style:style style:name="P571" style:family="paragraph" style:parent-style-name="Text_20_body">
      <style:paragraph-properties fo:margin-top="0.101cm" fo:margin-bottom="0.101cm" loext:contextual-spacing="false" style:line-height-at-least="0.4cm"/>
      <style:text-properties fo:font-size="8pt" fo:language="zxx" fo:country="none" style:font-size-asian="8pt" style:language-asian="zxx" style:country-asian="none" style:font-size-complex="8pt" style:language-complex="zxx" style:country-complex="none"/>
    </style:style>
    <style:style style:name="P572" style:family="paragraph" style:parent-style-name="Text_20_body">
      <style:paragraph-properties fo:margin-top="0.101cm" fo:margin-bottom="0.101cm" loext:contextual-spacing="false" style:line-height-at-least="0.4cm"/>
      <style:text-properties fo:font-size="8pt" fo:language="zxx" fo:country="none" officeooo:rsid="04c1c0d3" officeooo:paragraph-rsid="04c1c0d3" style:font-size-asian="8pt" style:language-asian="zxx" style:country-asian="none" style:font-size-complex="8pt" style:language-complex="zxx" style:country-complex="none"/>
    </style:style>
    <style:style style:name="P573" style:family="paragraph" style:parent-style-name="Text_20_body">
      <style:paragraph-properties fo:margin-top="0.101cm" fo:margin-bottom="0.101cm" loext:contextual-spacing="false" style:line-height-at-least="0.4cm"/>
      <style:text-properties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574" style:family="paragraph" style:parent-style-name="Text_20_body" style:master-page-name="">
      <style:paragraph-properties fo:margin-top="0.101cm" fo:margin-bottom="0.101cm" loext:contextual-spacing="false" style:line-height-at-least="0.4cm" style:page-number="auto"/>
      <style:text-properties fo:font-size="8pt" fo:language="zxx" fo:country="none" style:font-size-asian="8pt" style:language-asian="zxx" style:country-asian="none" style:font-size-complex="8pt" style:language-complex="zxx" style:country-complex="none"/>
    </style:style>
    <style:style style:name="P5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1f5dd02"/>
    </style:style>
    <style:style style:name="P5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5dd02" officeooo:paragraph-rsid="03b662b0"/>
    </style:style>
    <style:style style:name="P57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rsid="01f5dd02" officeooo:paragraph-rsid="01f5dd02" style:font-style-asian="normal" style:font-style-complex="normal"/>
    </style:style>
    <style:style style:name="P57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fo:font-style="normal" officeooo:paragraph-rsid="03b662b0" style:font-style-asian="normal" style:font-style-complex="normal"/>
    </style:style>
    <style:style style:name="P57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d3f17" officeooo:paragraph-rsid="01fd3f17"/>
    </style:style>
    <style:style style:name="P58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fd3f17" officeooo:paragraph-rsid="04515f07"/>
    </style:style>
    <style:style style:name="P58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style:style>
    <style:style style:name="P58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7a87c"/>
    </style:style>
    <style:style style:name="P58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31cdba3"/>
    </style:style>
    <style:style style:name="P58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8eba5" officeooo:paragraph-rsid="044b16cc"/>
    </style:style>
    <style:style style:name="P58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31cdba3"/>
    </style:style>
    <style:style style:name="P58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fda93" officeooo:paragraph-rsid="046d64d5"/>
    </style:style>
    <style:style style:name="P58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3b662b0"/>
    </style:style>
    <style:style style:name="P58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4639eb"/>
    </style:style>
    <style:style style:name="P58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8996c" officeooo:paragraph-rsid="045ff981"/>
    </style:style>
    <style:style style:name="P59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c15a46" officeooo:paragraph-rsid="03c15a46"/>
    </style:style>
    <style:style style:name="P59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3c15a46" officeooo:paragraph-rsid="03c15a46"/>
    </style:style>
    <style:style style:name="P59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5a46" officeooo:paragraph-rsid="03c15a46"/>
    </style:style>
    <style:style style:name="P59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38f13e" fo:background-color="transparent"/>
    </style:style>
    <style:style style:name="P59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443c74" fo:background-color="transparent"/>
    </style:style>
    <style:style style:name="P59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e19fb4" officeooo:paragraph-rsid="048bf4a7" fo:background-color="transparent"/>
    </style:style>
    <style:style style:name="P59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3235234" officeooo:paragraph-rsid="047475dc" fo:background-color="transparent"/>
    </style:style>
    <style:style style:name="P59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fffb50" officeooo:paragraph-rsid="047475dc" fo:background-color="transparent"/>
    </style:style>
    <style:style style:name="P59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1d648ed" officeooo:paragraph-rsid="047475dc" fo:background-color="transparent"/>
    </style:style>
    <style:style style:name="P59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fo:background-color="transparent"/>
    </style:style>
    <style:style style:name="P60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3cdb08" officeooo:paragraph-rsid="047475dc" fo:background-color="transparent"/>
    </style:style>
    <style:style style:name="P60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7475dc" fo:background-color="transparent"/>
    </style:style>
    <style:style style:name="P60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1d322" officeooo:paragraph-rsid="047475dc" fo:background-color="transparent"/>
    </style:style>
    <style:style style:name="P60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fo:background-color="transparent"/>
    </style:style>
    <style:style style:name="P60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632b" officeooo:paragraph-rsid="0318632b"/>
    </style:style>
    <style:style style:name="P605"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1d648ed" officeooo:paragraph-rsid="01d648ed"/>
    </style:style>
    <style:style style:name="P60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d648ed"/>
    </style:style>
    <style:style style:name="P60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4515f07"/>
    </style:style>
    <style:style style:name="P60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e56b1a"/>
    </style:style>
    <style:style style:name="P60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8eba5"/>
    </style:style>
    <style:style style:name="P61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1d648ed" officeooo:paragraph-rsid="01fd3f17"/>
    </style:style>
    <style:style style:name="P61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officeooo:rsid="04422993" officeooo:paragraph-rsid="04422993"/>
    </style:style>
    <style:style style:name="P612"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648ed" officeooo:paragraph-rsid="01d648ed" style:language-asian="zxx" style:country-asian="none" style:language-complex="zxx" style:country-complex="none"/>
    </style:style>
    <style:style style:name="P61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038a" officeooo:paragraph-rsid="01ea038a" style:language-asian="zxx" style:country-asian="none" style:language-complex="zxx" style:country-complex="none"/>
    </style:style>
    <style:style style:name="P61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32a0e5" officeooo:paragraph-rsid="0332a0e5" style:language-asian="zxx" style:country-asian="none" style:language-complex="zxx" style:country-complex="none"/>
    </style:style>
    <style:style style:name="P61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3c15a46" officeooo:paragraph-rsid="03c15a46" style:language-asian="zxx" style:country-asian="none" style:language-complex="zxx" style:country-complex="none"/>
    </style:style>
    <style:style style:name="P61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d814a2" officeooo:paragraph-rsid="01d814a2" style:language-asian="zxx" style:country-asian="none" style:language-complex="zxx" style:country-complex="none"/>
    </style:style>
    <style:style style:name="P617"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1ea6e0c" officeooo:paragraph-rsid="01ea6e0c" style:language-asian="zxx" style:country-asian="none" style:language-complex="zxx" style:country-complex="none"/>
    </style:style>
    <style:style style:name="P618"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3c10886" style:language-asian="zxx" style:country-asian="none" style:language-complex="zxx" style:country-complex="none"/>
    </style:style>
    <style:style style:name="P619"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3c10886" officeooo:paragraph-rsid="0446053e" style:language-asian="zxx" style:country-asian="none" style:language-complex="zxx" style:country-complex="none"/>
    </style:style>
    <style:style style:name="P620"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37f910" officeooo:paragraph-rsid="0437f910" style:language-asian="zxx" style:country-asian="none" style:language-complex="zxx" style:country-complex="none"/>
    </style:style>
    <style:style style:name="P621"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2"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46053e" officeooo:paragraph-rsid="0446053e" style:language-asian="zxx" style:country-asian="none" style:language-complex="zxx" style:country-complex="none"/>
    </style:style>
    <style:style style:name="P623"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4"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5f69dc" officeooo:paragraph-rsid="046b5e5c" style:language-asian="zxx" style:country-asian="none" style:language-complex="zxx" style:country-complex="none"/>
    </style:style>
    <style:style style:name="P625"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5f69dc" officeooo:paragraph-rsid="045f69dc" style:language-asian="zxx" style:country-asian="none" style:language-complex="zxx" style:country-complex="none"/>
    </style:style>
    <style:style style:name="P626" style:family="paragraph" style:parent-style-name="Table_20_Contents">
      <style:paragraph-properties fo:margin-left="0.101cm" fo:margin-right="0.101cm" fo:margin-top="0.101cm" fo:margin-bottom="0.101cm" loext:contextual-spacing="false" fo:text-align="justify"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7"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fo:language="zxx" fo:country="none" officeooo:rsid="046b5e5c" officeooo:paragraph-rsid="046b5e5c" style:language-asian="zxx" style:country-asian="none" style:language-complex="zxx" style:country-complex="none"/>
    </style:style>
    <style:style style:name="P62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10886" officeooo:paragraph-rsid="03c10886"/>
    </style:style>
    <style:style style:name="P629"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officeooo:rsid="01ec2cc2" officeooo:paragraph-rsid="04422993"/>
    </style:style>
    <style:style style:name="P63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053e" officeooo:paragraph-rsid="0446053e"/>
    </style:style>
    <style:style style:name="P63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c316c7" officeooo:paragraph-rsid="03c316c7"/>
    </style:style>
    <style:style style:name="P63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639eb" officeooo:paragraph-rsid="044639eb"/>
    </style:style>
    <style:style style:name="P63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515f07"/>
    </style:style>
    <style:style style:name="P63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4639eb" officeooo:paragraph-rsid="044639eb"/>
    </style:style>
    <style:style style:name="P63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38f13e" officeooo:paragraph-rsid="0438f13e"/>
    </style:style>
    <style:style style:name="P63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2057217" officeooo:paragraph-rsid="04478d3c"/>
    </style:style>
    <style:style style:name="P63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2057217" officeooo:paragraph-rsid="04515f07"/>
    </style:style>
    <style:style style:name="P63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4d3f06" officeooo:paragraph-rsid="044d3f06"/>
    </style:style>
    <style:style style:name="P63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paragraph-rsid="04515f07"/>
    </style:style>
    <style:style style:name="P640"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15f07" officeooo:paragraph-rsid="04515f07"/>
    </style:style>
    <style:style style:name="P64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15f07" officeooo:paragraph-rsid="04515f07"/>
    </style:style>
    <style:style style:name="P64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281c" officeooo:paragraph-rsid="0453281c"/>
    </style:style>
    <style:style style:name="P64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3a411" officeooo:paragraph-rsid="0453a411"/>
    </style:style>
    <style:style style:name="P644" style:family="paragraph" style:parent-style-name="Table_20_Contents">
      <style:paragraph-properties fo:margin-left="0.101cm" fo:margin-right="0.101cm" fo:margin-top="0.101cm" fo:margin-bottom="0.101cm" loext:contextual-spacing="false" fo:text-align="center" style:justify-single-word="false" fo:text-indent="0cm" style:auto-text-indent="false"/>
      <style:text-properties officeooo:rsid="0453a411" officeooo:paragraph-rsid="0453a411"/>
    </style:style>
    <style:style style:name="P64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a2b8" officeooo:paragraph-rsid="0455a2b8"/>
    </style:style>
    <style:style style:name="P64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5e256" officeooo:paragraph-rsid="0455e256"/>
    </style:style>
    <style:style style:name="P64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65604" officeooo:paragraph-rsid="04565604"/>
    </style:style>
    <style:style style:name="P64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83e00" officeooo:paragraph-rsid="04583e00"/>
    </style:style>
    <style:style style:name="P64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939cc" officeooo:paragraph-rsid="045939cc"/>
    </style:style>
    <style:style style:name="P65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paragraph-rsid="01fd3f17"/>
    </style:style>
    <style:style style:name="P651"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b0366" officeooo:paragraph-rsid="045b0366"/>
    </style:style>
    <style:style style:name="P65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cadce" officeooo:paragraph-rsid="045cadce"/>
    </style:style>
    <style:style style:name="P65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d252e" officeooo:paragraph-rsid="045d252e"/>
    </style:style>
    <style:style style:name="P65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e289e" officeooo:paragraph-rsid="045e289e"/>
    </style:style>
    <style:style style:name="P65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69dc" officeooo:paragraph-rsid="045f69dc"/>
    </style:style>
    <style:style style:name="P65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5ff981" officeooo:paragraph-rsid="045ff981"/>
    </style:style>
    <style:style style:name="P657"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5ff981" officeooo:paragraph-rsid="045ff981"/>
    </style:style>
    <style:style style:name="P658"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1d322" officeooo:paragraph-rsid="0461d322"/>
    </style:style>
    <style:style style:name="P659"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345eb" officeooo:paragraph-rsid="046345eb"/>
    </style:style>
    <style:style style:name="P660"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b5e5c" officeooo:paragraph-rsid="046b5e5c"/>
    </style:style>
    <style:style style:name="P66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c9d85" officeooo:paragraph-rsid="046c9d85"/>
    </style:style>
    <style:style style:name="P662"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c9d85" officeooo:paragraph-rsid="046c9d85"/>
    </style:style>
    <style:style style:name="P663"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8c130" officeooo:paragraph-rsid="0318c130"/>
    </style:style>
    <style:style style:name="P664"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31cdba3" officeooo:paragraph-rsid="031cdba3"/>
    </style:style>
    <style:style style:name="P665"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6f9fa9" officeooo:paragraph-rsid="046f9fa9"/>
    </style:style>
    <style:style style:name="P666" style:family="paragraph" style:parent-style-name="Table_20_Contents">
      <style:paragraph-properties fo:margin-left="0.101cm" fo:margin-right="0.101cm" fo:margin-top="0.101cm" fo:margin-bottom="0.101cm" loext:contextual-spacing="false" fo:text-align="end" style:justify-single-word="false" fo:text-indent="0cm" style:auto-text-indent="false"/>
      <style:text-properties officeooo:rsid="04727750" officeooo:paragraph-rsid="04727750"/>
    </style:style>
    <style:style style:name="P667"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475dc" officeooo:paragraph-rsid="047475dc"/>
    </style:style>
    <style:style style:name="P668"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f5dd02" officeooo:paragraph-rsid="01f5dd02"/>
    </style:style>
    <style:style style:name="P669"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officeooo:rsid="01d8996c" officeooo:paragraph-rsid="04422993"/>
    </style:style>
    <style:style style:name="P670" style:family="paragraph" style:parent-style-name="Table_20_Contents">
      <style:paragraph-properties fo:margin-left="0.101cm" fo:margin-right="0.101cm" fo:margin-top="0.101cm" fo:margin-bottom="0.101cm" loext:contextual-spacing="false" fo:line-height="150%" fo:text-align="start" style:justify-single-word="false" fo:text-indent="0cm" style:auto-text-indent="false"/>
      <style:text-properties style:use-window-font-color="true" officeooo:rsid="01d8996c" officeooo:paragraph-rsid="04422993"/>
    </style:style>
    <style:style style:name="P671"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22993" style:font-style-asian="normal" style:font-weight-asian="normal" style:font-style-complex="normal" style:font-weight-complex="normal"/>
    </style:style>
    <style:style style:name="P672"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4639eb" style:font-style-asian="normal" style:font-weight-asian="normal" style:font-style-complex="normal" style:font-weight-complex="normal"/>
    </style:style>
    <style:style style:name="P673"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5ff981" style:font-style-asian="normal" style:font-weight-asian="normal" style:font-style-complex="normal" style:font-weight-complex="normal"/>
    </style:style>
    <style:style style:name="P674"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style:use-window-font-color="true" fo:font-style="normal" fo:font-weight="normal" officeooo:rsid="01dd9f60" officeooo:paragraph-rsid="046c9d85" style:font-style-asian="normal" style:font-weight-asian="normal" style:font-style-complex="normal" style:font-weight-complex="normal"/>
    </style:style>
    <style:style style:name="P675"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7568f7" officeooo:paragraph-rsid="047568f7"/>
    </style:style>
    <style:style style:name="P676" style:family="paragraph" style:parent-style-name="Table_20_Contents">
      <style:paragraph-properties fo:margin-left="0.101cm" fo:margin-right="0.101cm" fo:margin-top="0.101cm" fo:margin-bottom="0.101cm" loext:contextual-spacing="false" fo:text-align="start" style:justify-single-word="false" fo:text-indent="0cm" style:auto-text-indent="false"/>
      <style:text-properties officeooo:rsid="0464de44" officeooo:paragraph-rsid="04907aed"/>
    </style:style>
    <style:style style:name="P677" style:family="paragraph" style:parent-style-name="Standard" style:master-page-name="">
      <style:paragraph-properties fo:margin-left="0.101cm" fo:margin-right="0.101cm" fo:margin-top="0.199cm" fo:margin-bottom="0.199cm" loext:contextual-spacing="false" fo:text-align="start" style:justify-single-word="false" fo:text-indent="0cm" style:auto-text-indent="false" style:page-number="auto"/>
      <style:text-properties style:use-window-font-color="true" fo:font-style="normal" officeooo:rsid="0461d322" officeooo:paragraph-rsid="047475dc" fo:background-color="transparent" style:font-style-asian="normal" style:font-style-complex="normal"/>
    </style:style>
    <style:style style:name="P678" style:family="paragraph" style:parent-style-name="Figure">
      <style:paragraph-properties fo:margin-top="0cm" fo:margin-bottom="0.4cm" loext:contextual-spacing="false" fo:text-align="start" style:justify-single-word="false">
        <style:tab-stops/>
      </style:paragraph-properties>
      <style:text-properties fo:language="en" fo:country="US" officeooo:paragraph-rsid="02223dbf" fo:background-color="transparent"/>
    </style:style>
    <style:style style:name="P679" style:family="paragraph" style:parent-style-name="Text_20_body">
      <style:paragraph-properties fo:margin-top="0cm" fo:margin-bottom="0.4cm" loext:contextual-spacing="false" fo:text-align="start" style:justify-single-word="false"/>
      <style:text-properties officeooo:paragraph-rsid="012b343e"/>
    </style:style>
    <style:style style:name="P680" style:family="paragraph" style:parent-style-name="Figure" style:master-page-name="">
      <style:paragraph-properties fo:margin-top="0cm" fo:margin-bottom="0.4cm" loext:contextual-spacing="false" fo:line-height="150%" fo:text-align="start" style:justify-single-word="false" style:page-number="auto">
        <style:tab-stops/>
      </style:paragraph-properties>
      <style:text-properties fo:language="en" fo:country="US" officeooo:paragraph-rsid="02277e27" fo:background-color="transparent"/>
    </style:style>
    <style:style style:name="P681" style:family="paragraph" style:parent-style-name="Text_20_body">
      <style:paragraph-properties fo:text-align="justify" style:justify-single-word="false" fo:background-color="transparent">
        <style:background-image/>
      </style:paragraph-properties>
      <style:text-properties fo:language="en" fo:country="US" officeooo:rsid="02969834" officeooo:paragraph-rsid="02969834" fo:background-color="transparent"/>
    </style:style>
    <style:style style:name="P682" style:family="paragraph" style:parent-style-name="Text_20_body">
      <style:paragraph-properties fo:text-align="justify" style:justify-single-word="false" fo:background-color="transparent">
        <style:background-image/>
      </style:paragraph-properties>
      <style:text-properties fo:language="en" fo:country="US" fo:font-weight="normal" officeooo:rsid="007359d1" officeooo:paragraph-rsid="02969834" fo:background-color="transparent" style:font-weight-asian="normal" style:font-weight-complex="normal"/>
    </style:style>
    <style:style style:name="P683" style:family="paragraph" style:parent-style-name="Text_20_body">
      <style:paragraph-properties fo:background-color="transparent">
        <style:background-image/>
      </style:paragraph-properties>
      <style:text-properties fo:language="en" fo:country="US" fo:font-style="normal" officeooo:rsid="02746b64" officeooo:paragraph-rsid="039b7995" fo:background-color="transparent" style:font-style-asian="normal" style:font-style-complex="normal"/>
    </style:style>
    <style:style style:name="P684" style:family="paragraph" style:parent-style-name="Text_20_body">
      <style:paragraph-properties fo:background-color="transparent">
        <style:background-image/>
      </style:paragraph-properties>
      <style:text-properties fo:language="en" fo:country="US" officeooo:paragraph-rsid="04e8a331"/>
    </style:style>
    <style:style style:name="P685"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e56b1a" officeooo:paragraph-rsid="03c316c7" fo:background-color="transparent"/>
    </style:style>
    <style:style style:name="P686"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4da04f" fo:background-color="transparent"/>
    </style:style>
    <style:style style:name="P687"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6345eb" fo:background-color="transparent"/>
    </style:style>
    <style:style style:name="P688" style:family="paragraph" style:parent-style-name="Table_20_Contents">
      <style:paragraph-properties fo:text-align="start" style:justify-single-word="false" fo:background-color="transparent" fo:keep-with-next="always">
        <style:background-image/>
      </style:paragraph-properties>
      <style:text-properties style:use-window-font-color="true" officeooo:rsid="01f8eba5" officeooo:paragraph-rsid="04709d70" fo:background-color="transparent"/>
    </style:style>
    <style:style style:name="P689"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rsid="028076b6" officeooo:paragraph-rsid="028076b6" style:font-size-asian="10pt" style:font-size-complex="10pt"/>
    </style:style>
    <style:style style:name="P690"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font-name="Arial3" fo:font-size="10pt" fo:language="en" fo:country="US" officeooo:paragraph-rsid="00a7b17a" style:font-size-asian="10pt" style:font-size-complex="10pt"/>
    </style:style>
    <style:style style:name="P691" style:family="paragraph" style:parent-style-name="Text_20_body">
      <style:paragraph-properties fo:margin-left="0cm" fo:margin-right="0.254cm" fo:margin-top="0cm" fo:margin-bottom="0cm" loext:contextual-spacing="false" fo:text-align="end" style:justify-single-word="false" fo:text-indent="0cm" style:auto-text-indent="false"/>
      <style:text-properties style:text-position="0% 100%" style:font-name="Arial3" fo:font-size="10pt" fo:language="en" fo:country="US" officeooo:paragraph-rsid="00a7b17a" style:font-size-asian="10pt" style:font-size-complex="10pt"/>
    </style:style>
    <style:style style:name="P692" style:family="paragraph" style:parent-style-name="Table_20_Contents">
      <style:paragraph-properties fo:margin-left="0cm" fo:margin-right="0.152cm" fo:text-align="end" style:justify-single-word="false" fo:text-indent="0cm" style:auto-text-indent="false"/>
      <style:text-properties style:text-position="0% 100%" fo:language="en" fo:country="US"/>
    </style:style>
    <style:style style:name="P693" style:family="paragraph" style:parent-style-name="Frame_20_contents">
      <style:text-properties fo:language="en" fo:country="US"/>
    </style:style>
    <style:style style:name="P694" style:family="paragraph" style:parent-style-name="Text_20_body">
      <style:paragraph-properties fo:keep-with-next="auto"/>
      <style:text-properties fo:language="en" fo:country="US" officeooo:paragraph-rsid="02ceaaec"/>
    </style:style>
    <style:style style:name="P695" style:family="paragraph" style:parent-style-name="Text_20_body">
      <style:paragraph-properties fo:margin-top="0.4cm" fo:margin-bottom="0.199cm" loext:contextual-spacing="false"/>
      <style:text-properties fo:language="en" fo:country="US" officeooo:paragraph-rsid="0374c8a7"/>
    </style:style>
    <style:style style:name="P696" style:family="paragraph" style:parent-style-name="Text_20_body">
      <style:paragraph-properties fo:margin-top="0.4cm" fo:margin-bottom="0.199cm" loext:contextual-spacing="false"/>
      <style:text-properties fo:language="en" fo:country="US" officeooo:paragraph-rsid="0390a025"/>
    </style:style>
    <style:style style:name="P697" style:family="paragraph" style:parent-style-name="Text_20_body">
      <style:paragraph-properties fo:margin-top="0.4cm" fo:margin-bottom="0.199cm" loext:contextual-spacing="false"/>
      <style:text-properties fo:language="en" fo:country="US" officeooo:paragraph-rsid="039673fb"/>
    </style:style>
    <style:style style:name="P698" style:family="paragraph" style:parent-style-name="Text_20_body">
      <style:paragraph-properties fo:margin-top="0.4cm" fo:margin-bottom="0.199cm" loext:contextual-spacing="false"/>
      <style:text-properties officeooo:rsid="031a90fd" officeooo:paragraph-rsid="031a90fd"/>
    </style:style>
    <style:style style:name="P699" style:family="paragraph" style:parent-style-name="Text_20_body">
      <style:paragraph-properties fo:margin-top="0.4cm" fo:margin-bottom="0.199cm" loext:contextual-spacing="false" fo:text-align="justify" style:justify-single-word="false"/>
      <style:text-properties officeooo:paragraph-rsid="03a80d4b"/>
    </style:style>
    <style:style style:name="P700" style:family="paragraph" style:parent-style-name="Text_20_body">
      <style:paragraph-properties fo:margin-top="0.4cm" fo:margin-bottom="0.199cm" loext:contextual-spacing="false"/>
      <style:text-properties officeooo:paragraph-rsid="01e8f2a4"/>
    </style:style>
    <style:style style:name="P701" style:family="paragraph" style:parent-style-name="Text_20_body">
      <style:paragraph-properties fo:margin-top="0.4cm" fo:margin-bottom="0.199cm" loext:contextual-spacing="false"/>
      <style:text-properties officeooo:rsid="041f8f9e" officeooo:paragraph-rsid="042389cd"/>
    </style:style>
    <style:style style:name="P702" style:family="paragraph" style:parent-style-name="Text_20_body">
      <style:paragraph-properties fo:margin-top="0.4cm" fo:margin-bottom="0.199cm" loext:contextual-spacing="false"/>
      <style:text-properties officeooo:rsid="04213613" officeooo:paragraph-rsid="042389cd"/>
    </style:style>
    <style:style style:name="P703" style:family="paragraph" style:parent-style-name="Text_20_body">
      <style:paragraph-properties fo:margin-top="0.4cm" fo:margin-bottom="0.199cm" loext:contextual-spacing="false"/>
      <style:text-properties officeooo:paragraph-rsid="04dd11f6"/>
    </style:style>
    <style:style style:name="P704" style:family="paragraph" style:parent-style-name="Text_20_body" style:master-page-name="">
      <style:paragraph-properties fo:margin-top="0.4cm" fo:margin-bottom="0.199cm" loext:contextual-spacing="false" fo:text-align="start" style:justify-single-word="false" style:page-number="auto" fo:break-before="auto" fo:break-after="auto"/>
      <style:text-properties fo:language="en" fo:country="US" officeooo:paragraph-rsid="0315b3ec"/>
    </style:style>
    <style:style style:name="P705" style:family="paragraph" style:parent-style-name="Text_20_body" style:master-page-name="">
      <style:paragraph-properties fo:margin-top="0.4cm" fo:margin-bottom="0.199cm" loext:contextual-spacing="false" style:page-number="auto" fo:keep-with-next="always"/>
      <style:text-properties style:font-name="Arial3" fo:font-size="10pt" fo:language="zxx" fo:country="none" style:text-underline-style="none" officeooo:rsid="01feffe7" officeooo:paragraph-rsid="043d4397" style:font-size-asian="10pt" style:language-asian="zxx" style:country-asian="none" style:font-size-complex="10pt" style:language-complex="zxx" style:country-complex="none"/>
    </style:style>
    <style:style style:name="P706" style:family="paragraph" style:parent-style-name="Text_20_body">
      <style:paragraph-properties fo:margin-top="0.4cm" fo:margin-bottom="0.199cm" loext:contextual-spacing="false" fo:background-color="transparent">
        <style:background-image/>
      </style:paragraph-properties>
      <style:text-properties officeooo:rsid="02c4193e" officeooo:paragraph-rsid="02c4193e"/>
    </style:style>
    <style:style style:name="P707" style:family="paragraph" style:parent-style-name="Standard">
      <style:paragraph-properties fo:margin-top="0.4cm" fo:margin-bottom="0.199cm" loext:contextual-spacing="false" fo:line-height="150%"/>
      <style:text-properties style:font-name="Arial3" fo:font-size="10pt" officeooo:rsid="0442789c" officeooo:paragraph-rsid="0442789c" style:font-size-asian="10pt" style:font-size-complex="10pt"/>
    </style:style>
    <style:style style:name="P708" style:family="paragraph" style:parent-style-name="Text_20_body">
      <style:paragraph-properties fo:margin-top="0.049cm" fo:margin-bottom="0.049cm" loext:contextual-spacing="false" fo:line-height="100%" fo:text-align="center" style:justify-single-word="false"/>
      <style:text-properties fo:language="en" fo:country="US" officeooo:rsid="00e67039" officeooo:paragraph-rsid="03017b4e"/>
    </style:style>
    <style:style style:name="P709" style:family="paragraph" style:parent-style-name="Text_20_body">
      <style:paragraph-properties fo:margin-top="0.049cm" fo:margin-bottom="0.049cm" loext:contextual-spacing="false" fo:line-height="100%" fo:text-align="end" style:justify-single-word="false"/>
      <style:text-properties fo:language="en" fo:country="US" officeooo:rsid="00e67039" officeooo:paragraph-rsid="03017b4e"/>
    </style:style>
    <style:style style:name="P710" style:family="paragraph" style:parent-style-name="Text_20_body">
      <style:paragraph-properties fo:margin-top="0.049cm" fo:margin-bottom="0.049cm" loext:contextual-spacing="false" fo:line-height="100%" fo:text-align="end" style:justify-single-word="false"/>
      <style:text-properties fo:language="en" fo:country="US" officeooo:rsid="01710020" officeooo:paragraph-rsid="03017b4e"/>
    </style:style>
    <style:style style:name="P711" style:family="paragraph" style:parent-style-name="Text_20_body">
      <style:paragraph-properties fo:margin-top="0.049cm" fo:margin-bottom="0.049cm" loext:contextual-spacing="false" fo:line-height="100%" fo:text-align="justify" style:justify-single-word="false"/>
      <style:text-properties fo:language="en" fo:country="US" officeooo:rsid="00ee1701" officeooo:paragraph-rsid="03017b4e"/>
    </style:style>
    <style:style style:name="P712" style:family="paragraph" style:parent-style-name="Text_20_body">
      <style:paragraph-properties fo:margin-top="0.049cm" fo:margin-bottom="0.049cm" loext:contextual-spacing="false" fo:line-height="100%" fo:text-align="end" style:justify-single-word="false"/>
      <style:text-properties fo:language="en" fo:country="US" officeooo:rsid="00ee1701" officeooo:paragraph-rsid="03017b4e"/>
    </style:style>
    <style:style style:name="P713"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1710020" officeooo:paragraph-rsid="03017b4e" style:font-size-asian="10.5pt"/>
    </style:style>
    <style:style style:name="P714" style:family="paragraph" style:parent-style-name="Text_20_body">
      <style:paragraph-properties fo:margin-top="0.049cm" fo:margin-bottom="0.049cm" loext:contextual-spacing="false" fo:line-height="100%" fo:text-align="end" style:justify-single-word="false"/>
      <style:text-properties style:font-name="Arial" fo:font-size="10pt" fo:language="en" fo:country="US" officeooo:rsid="00e67039" officeooo:paragraph-rsid="03017b4e" style:font-size-asian="10.5pt"/>
    </style:style>
    <style:style style:name="P715"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017b4e"/>
    </style:style>
    <style:style style:name="P716" style:family="paragraph" style:parent-style-name="Text_20_body" style:master-page-name="">
      <style:paragraph-properties fo:margin-top="0.4cm" fo:margin-bottom="0cm" loext:contextual-spacing="false" fo:text-align="start" style:justify-single-word="false" style:page-number="auto" fo:break-before="auto" fo:break-after="auto"/>
      <style:text-properties fo:language="en" fo:country="US" officeooo:paragraph-rsid="03111452"/>
    </style:style>
    <style:style style:name="P717" style:family="paragraph" style:parent-style-name="Text_20_body">
      <style:paragraph-properties fo:margin-left="0.508cm" fo:margin-right="0cm" fo:line-height="100%" fo:text-indent="0cm" style:auto-text-indent="false"/>
      <style:text-properties fo:language="en" fo:country="US" officeooo:paragraph-rsid="038adf1a" fo:background-color="transparent"/>
    </style:style>
    <style:style style:name="P718" style:family="paragraph" style:parent-style-name="Standard" style:master-page-name="">
      <style:paragraph-properties fo:margin-top="0.199cm" fo:margin-bottom="0.199cm" loext:contextual-spacing="false" style:page-number="auto"/>
      <style:text-properties officeooo:rsid="0461d322" officeooo:paragraph-rsid="0461d322"/>
    </style:style>
    <style:style style:name="P719" style:family="paragraph" style:parent-style-name="Text_20_body">
      <style:paragraph-properties fo:margin-top="0.199cm" fo:margin-bottom="0.199cm" loext:contextual-spacing="false"/>
      <style:text-properties officeooo:paragraph-rsid="045939cc"/>
    </style:style>
    <style:style style:name="P720" style:family="paragraph" style:parent-style-name="Standard" style:master-page-name="">
      <style:paragraph-properties fo:margin-top="0cm" fo:margin-bottom="0.499cm" loext:contextual-spacing="false" style:page-number="auto"/>
      <style:text-properties style:font-name="Arial3" fo:font-size="24pt" fo:language="en" fo:country="US" officeooo:paragraph-rsid="005ea87a" style:font-size-asian="24pt" style:font-size-complex="24pt"/>
    </style:style>
    <style:style style:name="P721" style:family="paragraph" style:parent-style-name="Preformatted_20_Text">
      <style:paragraph-properties fo:margin-top="0cm" fo:margin-bottom="0.499cm" loext:contextual-spacing="false" fo:line-height="150%" fo:text-align="justify" style:justify-single-word="false"/>
      <style:text-properties style:font-name="Arial3" fo:font-size="16pt" fo:language="zxx" fo:country="none" fo:font-style="italic" officeooo:rsid="04c1c0d3" officeooo:paragraph-rsid="04c1c0d3" style:font-size-asian="16pt" style:language-asian="zxx" style:country-asian="none" style:font-style-asian="italic" style:font-size-complex="16pt" style:language-complex="zxx" style:country-complex="none" style:font-style-complex="italic"/>
    </style:style>
    <style:style style:name="P722" style:family="paragraph" style:parent-style-name="Table_20_Contents">
      <style:paragraph-properties fo:margin-left="0.199cm" fo:margin-right="0.199cm" fo:text-align="end" style:justify-single-word="false" fo:text-indent="0cm" style:auto-text-indent="false"/>
      <style:text-properties officeooo:rsid="034268b4" officeooo:paragraph-rsid="04c946a8"/>
    </style:style>
    <style:style style:name="P723" style:family="paragraph" style:parent-style-name="Table_20_Contents">
      <style:paragraph-properties fo:margin-left="0.199cm" fo:margin-right="0.199cm" fo:text-align="end" style:justify-single-word="false" fo:text-indent="0cm" style:auto-text-indent="false"/>
      <style:text-properties officeooo:rsid="04bf3ff8" officeooo:paragraph-rsid="04c946a8"/>
    </style:style>
    <style:style style:name="P724" style:family="paragraph" style:parent-style-name="Table_20_Contents">
      <style:paragraph-properties fo:margin-left="0.199cm" fo:margin-right="0.199cm" fo:text-align="end" style:justify-single-word="false" fo:text-indent="0cm" style:auto-text-indent="false"/>
      <style:text-properties officeooo:rsid="034c470e" officeooo:paragraph-rsid="04c946a8"/>
    </style:style>
    <style:style style:name="P725" style:family="paragraph" style:parent-style-name="Table_20_Contents">
      <style:paragraph-properties fo:margin-left="0.199cm" fo:margin-right="0.199cm" fo:text-align="end" style:justify-single-word="false" fo:text-indent="0cm" style:auto-text-indent="false"/>
      <style:text-properties officeooo:rsid="018216ae" officeooo:paragraph-rsid="04c946a8"/>
    </style:style>
    <style:style style:name="P726" style:family="paragraph" style:parent-style-name="Table_20_Contents">
      <style:paragraph-properties fo:margin-left="0.199cm" fo:margin-right="0.199cm" fo:text-align="end" style:justify-single-word="false" fo:text-indent="0cm" style:auto-text-indent="false"/>
      <style:text-properties officeooo:rsid="04c946a8" officeooo:paragraph-rsid="04c946a8"/>
    </style:style>
    <style:style style:name="P727" style:family="paragraph" style:parent-style-name="Table_20_Contents">
      <style:paragraph-properties fo:margin-left="0.199cm" fo:margin-right="0.199cm" fo:text-align="end" style:justify-single-word="false" fo:text-indent="0cm" style:auto-text-indent="false"/>
      <style:text-properties officeooo:rsid="04cae610" officeooo:paragraph-rsid="04cae610"/>
    </style:style>
    <style:style style:name="P728" style:family="paragraph" style:parent-style-name="Table_20_Contents">
      <style:paragraph-properties fo:margin-left="0cm" fo:margin-right="0.101cm" fo:margin-top="0.101cm" fo:margin-bottom="0.101cm" loext:contextual-spacing="false" fo:text-align="end" style:justify-single-word="false" fo:text-indent="0cm" style:auto-text-indent="false"/>
      <style:text-properties officeooo:rsid="044639eb" officeooo:paragraph-rsid="044639eb"/>
    </style:style>
    <style:style style:name="P729" style:family="paragraph" style:parent-style-name="Contents_20_2">
      <style:paragraph-properties>
        <style:tab-stops>
          <style:tab-stop style:position="17cm" style:type="right" style:leader-style="dotted" style:leader-text="."/>
        </style:tab-stops>
      </style:paragraph-properties>
    </style:style>
    <style:style style:name="P730" style:family="paragraph" style:parent-style-name="Contents_20_1">
      <style:paragraph-properties>
        <style:tab-stops>
          <style:tab-stop style:position="17cm" style:type="right" style:leader-style="dotted" style:leader-text="."/>
        </style:tab-stops>
      </style:paragraph-properties>
    </style:style>
    <style:style style:name="P731" style:family="paragraph" style:parent-style-name="Text_20_body" style:list-style-name="List_20_2">
      <style:text-properties officeooo:paragraph-rsid="03a7b0bd"/>
    </style:style>
    <style:style style:name="P732" style:family="paragraph" style:parent-style-name="Text_20_body" style:list-style-name="List_20_2">
      <style:text-properties officeooo:paragraph-rsid="03acfebb"/>
    </style:style>
    <style:style style:name="P733" style:family="paragraph" style:parent-style-name="Text_20_body" style:list-style-name="List_20_2">
      <style:paragraph-properties fo:line-height="100%">
        <style:tab-stops>
          <style:tab-stop style:position="0.487cm"/>
        </style:tab-stops>
      </style:paragraph-properties>
      <style:text-properties fo:language="en" fo:country="US" officeooo:paragraph-rsid="038bb89a" fo:background-color="transparent"/>
    </style:style>
    <style:style style:name="P734" style:family="paragraph" style:parent-style-name="Text_20_body" style:list-style-name="Numbering_20_2">
      <style:paragraph-properties>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35" style:family="paragraph" style:parent-style-name="Text_20_body" style:list-style-name="Numbering_20_2">
      <style:paragraph-properties fo:text-align="justify" style:justify-single-word="false"/>
      <style:text-properties fo:language="en" fo:country="US" officeooo:rsid="01b1e259" officeooo:paragraph-rsid="02fe5ad1"/>
    </style:style>
    <style:style style:name="P736" style:family="paragraph" style:parent-style-name="Text_20_body" style:list-style-name="List_20_2">
      <style:text-properties fo:language="en" fo:country="US" officeooo:rsid="01b1e259" officeooo:paragraph-rsid="03a58364"/>
    </style:style>
    <style:style style:name="P737" style:family="paragraph" style:parent-style-name="Text_20_body" style:list-style-name="List_20_2">
      <style:text-properties fo:language="en" fo:country="US" officeooo:paragraph-rsid="00cda313"/>
    </style:style>
    <style:style style:name="P738" style:family="paragraph" style:parent-style-name="Text_20_body" style:list-style-name="List_20_2">
      <style:text-properties fo:language="en" fo:country="US" officeooo:paragraph-rsid="00f73035"/>
    </style:style>
    <style:style style:name="P739" style:family="paragraph" style:parent-style-name="Text_20_body" style:list-style-name="List_20_2">
      <style:text-properties fo:language="en" fo:country="US" officeooo:paragraph-rsid="00f7ecd3"/>
    </style:style>
    <style:style style:name="P740" style:family="paragraph" style:parent-style-name="Text_20_body" style:list-style-name="Numbering_20_2">
      <style:paragraph-properties>
        <style:tab-stops/>
      </style:paragraph-properties>
      <style:text-properties fo:language="en" fo:country="US" officeooo:paragraph-rsid="02fbf1ea"/>
    </style:style>
    <style:style style:name="P741" style:family="paragraph" style:parent-style-name="Text_20_body" style:list-style-name="List_20_2">
      <style:paragraph-properties fo:text-align="start" style:justify-single-word="false"/>
      <style:text-properties fo:language="en" fo:country="US" officeooo:paragraph-rsid="0312d170"/>
    </style:style>
    <style:style style:name="P742" style:family="paragraph" style:parent-style-name="Text_20_body" style:list-style-name="List_20_2">
      <style:text-properties style:font-name="Arial3" officeooo:rsid="031cdba3" officeooo:paragraph-rsid="03b662b0"/>
    </style:style>
    <style:style style:name="P743" style:family="paragraph" style:parent-style-name="Text_20_body" style:list-style-name="List_20_2">
      <style:text-properties officeooo:rsid="03e54155" officeooo:paragraph-rsid="03e54155"/>
    </style:style>
    <style:style style:name="P744"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fo:language="en" fo:country="US"/>
    </style:style>
    <style:style style:name="P745" style:family="paragraph" style:parent-style-name="Text_20_body" style:list-style-name="L405">
      <style:paragraph-properties fo:margin-left="0cm" fo:margin-right="0cm" fo:text-indent="0cm" style:auto-text-indent="false">
        <style:tab-stops>
          <style:tab-stop style:position="0.445cm"/>
        </style:tab-stops>
      </style:paragraph-properties>
      <style:text-properties style:font-name="Arial5" fo:language="en" fo:country="US"/>
    </style:style>
    <style:style style:name="P746" style:family="paragraph" style:parent-style-name="Text_20_body" style:list-style-name="List_20_2">
      <style:paragraph-properties fo:margin-left="0cm" fo:margin-right="0cm" fo:text-align="justify" style:justify-single-word="false" fo:text-indent="0cm" style:auto-text-indent="false"/>
      <style:text-properties officeooo:paragraph-rsid="02fda5ed"/>
    </style:style>
    <style:style style:name="P747" style:family="paragraph" style:parent-style-name="Text_20_body" style:list-style-name="L407">
      <style:paragraph-properties fo:margin-left="0cm" fo:margin-right="0cm" fo:margin-top="0cm" fo:margin-bottom="0cm" loext:contextual-spacing="false" fo:line-height="150%" fo:text-align="justify" style:justify-single-word="false" fo:text-indent="0cm" style:auto-text-indent="false" fo:background-color="transparent">
        <style:tab-stops>
          <style:tab-stop style:position="0.593cm"/>
          <style:tab-stop style:position="0.6cm"/>
        </style:tab-stops>
        <style:background-image/>
      </style:paragraph-properties>
      <style:text-properties fo:language="zxx" fo:country="none" officeooo:paragraph-rsid="02969834" fo:background-color="transparent" style:language-asian="zxx" style:country-asian="none" style:language-complex="zxx" style:country-complex="none"/>
    </style:style>
    <style:style style:name="P748" style:family="paragraph" style:parent-style-name="Text_20_body" style:list-style-name="List_20_2">
      <style:paragraph-properties fo:margin-left="0cm" fo:margin-right="0cm" fo:margin-top="0cm" fo:margin-bottom="0cm" loext:contextual-spacing="false" fo:text-indent="0cm" style:auto-text-indent="false">
        <style:tab-stops>
          <style:tab-stop style:position="0.635cm"/>
        </style:tab-stops>
      </style:paragraph-properties>
      <style:text-properties officeooo:rsid="000c69fe" officeooo:paragraph-rsid="032d4a4b"/>
    </style:style>
    <style:style style:name="P749" style:family="paragraph" style:parent-style-name="Text_20_body" style:list-style-name="List_20_2">
      <style:paragraph-properties fo:margin-left="0cm" fo:margin-right="0cm" fo:margin-top="0cm" fo:margin-bottom="0.203cm" loext:contextual-spacing="false" fo:text-indent="0cm" style:auto-text-indent="false">
        <style:tab-stops>
          <style:tab-stop style:position="0.635cm"/>
        </style:tab-stops>
      </style:paragraph-properties>
      <style:text-properties officeooo:rsid="000c69fe" officeooo:paragraph-rsid="032d4a4b"/>
    </style:style>
    <style:style style:name="P750" style:family="paragraph" style:parent-style-name="Text_20_body" style:list-style-name="List_20_2">
      <style:paragraph-properties fo:margin-left="0cm" fo:margin-right="0cm" fo:margin-top="0cm" fo:margin-bottom="0.199cm" loext:contextual-spacing="false" fo:orphans="2" fo:widows="2" fo:text-indent="0cm" style:auto-text-indent="false">
        <style:tab-stops>
          <style:tab-stop style:position="0.3cm"/>
        </style:tab-stops>
      </style:paragraph-properties>
      <style:text-properties fo:language="en" fo:country="US" officeooo:rsid="01a7e12b" officeooo:paragraph-rsid="034f0063"/>
    </style:style>
    <style:style style:name="P751" style:family="paragraph" style:parent-style-name="Text_20_body" style:list-style-name="List_20_2">
      <style:paragraph-properties fo:margin-top="0cm" fo:margin-bottom="0cm" loext:contextual-spacing="false" fo:text-align="start" style:justify-single-word="false"/>
      <style:text-properties fo:font-size="8pt" fo:language="en" fo:country="US" style:font-size-asian="8pt" style:font-size-complex="8pt"/>
    </style:style>
    <style:style style:name="P752"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415fab5"/>
    </style:style>
    <style:style style:name="P753" style:family="paragraph" style:parent-style-name="Text_20_body" style:list-style-name="Numbering_20_2">
      <style:paragraph-properties fo:margin-top="0cm" fo:margin-bottom="0cm" loext:contextual-spacing="false">
        <style:tab-stops>
          <style:tab-stop style:position="-3.501cm"/>
          <style:tab-stop style:position="0.499cm"/>
          <style:tab-stop style:position="0.998cm"/>
        </style:tab-stops>
      </style:paragraph-properties>
      <style:text-properties fo:language="en" fo:country="US" officeooo:rsid="01693aab" officeooo:paragraph-rsid="03a293f7"/>
    </style:style>
    <style:style style:name="P754" style:family="paragraph" style:parent-style-name="Text_20_body" style:list-style-name="Numbering_20_2">
      <style:paragraph-properties fo:margin-top="0cm" fo:margin-bottom="0cm" loext:contextual-spacing="false"/>
      <style:text-properties fo:language="en" fo:country="US" officeooo:rsid="01b1e259" officeooo:paragraph-rsid="02fda5ed"/>
    </style:style>
    <style:style style:name="P755" style:family="paragraph" style:parent-style-name="Text_20_body" style:list-style-name="Numbering_20_2">
      <style:paragraph-properties fo:margin-top="0cm" fo:margin-bottom="0cm" loext:contextual-spacing="false"/>
      <style:text-properties fo:language="en" fo:country="US" officeooo:rsid="01b1e259" officeooo:paragraph-rsid="04193221"/>
    </style:style>
    <style:style style:name="P756" style:family="paragraph" style:parent-style-name="Text_20_body" style:list-style-name="Numbering_20_2">
      <style:paragraph-properties fo:margin-top="0cm" fo:margin-bottom="0cm" loext:contextual-spacing="false"/>
      <style:text-properties fo:language="en" fo:country="US" officeooo:paragraph-rsid="02fe5ad1"/>
    </style:style>
    <style:style style:name="P757" style:family="paragraph" style:parent-style-name="Text_20_body" style:list-style-name="List_20_2">
      <style:paragraph-properties fo:margin-top="0cm" fo:margin-bottom="0cm" loext:contextual-spacing="false" fo:text-align="justify" style:justify-single-word="false">
        <style:tab-stops>
          <style:tab-stop style:position="0.101cm"/>
          <style:tab-stop style:position="0.499cm"/>
        </style:tab-stops>
      </style:paragraph-properties>
      <style:text-properties fo:language="en" fo:country="US" officeooo:rsid="007359d1" officeooo:paragraph-rsid="03af0ced"/>
    </style:style>
    <style:style style:name="P758"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8329"/>
    </style:style>
    <style:style style:name="P759"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017b4e"/>
    </style:style>
    <style:style style:name="P760"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11452"/>
    </style:style>
    <style:style style:name="P761"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2d170"/>
    </style:style>
    <style:style style:name="P762" style:family="paragraph" style:parent-style-name="Text_20_body" style:list-style-name="List_20_2">
      <style:paragraph-properties fo:margin-top="0cm" fo:margin-bottom="0cm" loext:contextual-spacing="false" fo:text-align="start" style:justify-single-word="false"/>
      <style:text-properties fo:language="en" fo:country="US" officeooo:paragraph-rsid="0315b3ec"/>
    </style:style>
    <style:style style:name="P763" style:family="paragraph" style:parent-style-name="Text_20_body" style:list-style-name="List_20_2">
      <style:paragraph-properties fo:margin-top="0cm" fo:margin-bottom="0cm" loext:contextual-spacing="false"/>
      <style:text-properties officeooo:rsid="02ec95ec" officeooo:paragraph-rsid="04f6a08a"/>
    </style:style>
    <style:style style:name="P764" style:family="paragraph" style:parent-style-name="Text_20_body" style:list-style-name="List_20_2">
      <style:paragraph-properties fo:margin-top="0cm" fo:margin-bottom="0cm" loext:contextual-spacing="false"/>
      <style:text-properties style:font-name="Arial3" officeooo:rsid="031cdba3" officeooo:paragraph-rsid="03b662b0"/>
    </style:style>
    <style:style style:name="P765" style:family="paragraph" style:parent-style-name="Text_20_body" style:list-style-name="List_20_2" style:master-page-name="">
      <style:paragraph-properties fo:margin-top="0cm" fo:margin-bottom="0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6" style:family="paragraph" style:parent-style-name="Text_20_body" style:list-style-name="List_20_2" style:master-page-name="">
      <style:paragraph-properties fo:margin-top="0cm" fo:margin-bottom="0cm" loext:contextual-spacing="false" style:page-number="auto"/>
      <style:text-properties officeooo:rsid="03e54155" officeooo:paragraph-rsid="03e54155"/>
    </style:style>
    <style:style style:name="P767" style:family="paragraph" style:parent-style-name="Text_20_body" style:list-style-name="List_20_2">
      <style:paragraph-properties fo:margin-top="0cm" fo:margin-bottom="0cm" loext:contextual-spacing="false" fo:line-height="150%" fo:text-align="justify" style:justify-single-word="false"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68"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4f77cbf" officeooo:paragraph-rsid="04f77cbf" fo:background-color="transparent"/>
    </style:style>
    <style:style style:name="P769" style:family="paragraph" style:parent-style-name="Text_20_body" style:list-style-name="List_20_2">
      <style:paragraph-properties fo:margin-top="0cm" fo:margin-bottom="0cm" loext:contextual-spacing="false"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0" style:family="paragraph" style:parent-style-name="Text_20_body" style:list-style-name="List_20_2">
      <style:paragraph-properties fo:margin-top="0cm" fo:margin-bottom="0cm" loext:contextual-spacing="false" fo:line-height="150%" fo:text-align="justify" style:justify-single-word="false" fo:background-color="transparent">
        <style:tab-stops>
          <style:tab-stop style:position="0.101cm"/>
          <style:tab-stop style:position="0.499cm"/>
        </style:tab-stops>
        <style:background-image/>
      </style:paragraph-properties>
      <style:text-properties fo:language="en" fo:country="US" officeooo:rsid="029eb956" officeooo:paragraph-rsid="04f77cbf" fo:background-color="transparent"/>
    </style:style>
    <style:style style:name="P771"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4f77cbf" officeooo:paragraph-rsid="04f77cbf" fo:background-color="transparent"/>
    </style:style>
    <style:style style:name="P772" style:family="paragraph" style:parent-style-name="Text_20_body" style:list-style-name="List_20_2">
      <style:paragraph-properties fo:margin-top="0cm" fo:margin-bottom="0cm" loext:contextual-spacing="false" fo:line-height="150%" fo:text-align="justify" style:justify-single-word="false" fo:background-color="transparent" style:shadow="none">
        <style:tab-stops>
          <style:tab-stop style:position="0.101cm"/>
        </style:tab-stops>
        <style:background-image/>
      </style:paragraph-properties>
      <style:text-properties fo:language="en" fo:country="US" officeooo:rsid="007359d1" officeooo:paragraph-rsid="04ecf18f" fo:background-color="transparent"/>
    </style:style>
    <style:style style:name="P773" style:family="paragraph" style:parent-style-name="Text_20_body" style:list-style-name="L406">
      <style:paragraph-properties fo:margin-left="-1.905cm" fo:margin-right="0cm" fo:margin-top="0cm" fo:margin-bottom="0cm" loext:contextual-spacing="false" fo:text-align="start" style:justify-single-word="false" fo:text-indent="0cm" style:auto-text-indent="false"/>
      <style:text-properties fo:font-size="8pt" fo:language="en" fo:country="US" officeooo:paragraph-rsid="02454a1c" style:font-size-asian="8pt" style:font-size-complex="8pt"/>
    </style:style>
    <style:style style:name="P774" style:family="paragraph" style:parent-style-name="Text_20_body" style:list-style-name="List_20_2" style:master-page-name="">
      <style:paragraph-properties fo:line-height="100%" style:page-number="auto">
        <style:tab-stops>
          <style:tab-stop style:position="0.487cm"/>
        </style:tab-stops>
      </style:paragraph-properties>
      <style:text-properties fo:language="en" fo:country="US" officeooo:paragraph-rsid="038bb89a" fo:background-color="transparent"/>
    </style:style>
    <style:style style:name="P775" style:family="paragraph" style:parent-style-name="Text_20_body" style:list-style-name="List_20_2" style:master-page-name="">
      <style:paragraph-properties fo:text-align="start" style:justify-single-word="false" style:page-number="auto"/>
      <style:text-properties fo:language="en" fo:country="US" officeooo:paragraph-rsid="03017b4e"/>
    </style:style>
    <style:style style:name="P776" style:family="paragraph" style:parent-style-name="Text_20_body" style:list-style-name="List_20_2">
      <style:paragraph-properties fo:margin-left="0.3cm" fo:margin-right="0cm" fo:line-height="150%" fo:text-indent="-0.3cm" style:auto-text-indent="false">
        <style:tab-stops>
          <style:tab-stop style:position="0.487cm"/>
        </style:tab-stops>
      </style:paragraph-properties>
      <style:text-properties officeooo:paragraph-rsid="038bb89a"/>
    </style:style>
    <style:style style:name="P777" style:family="paragraph" style:parent-style-name="Text_20_body" style:list-style-name="List_20_2" style:master-page-name="">
      <style:paragraph-properties fo:margin-left="0.3cm" fo:margin-right="0cm" fo:margin-top="0cm" fo:margin-bottom="0.212cm" loext:contextual-spacing="false" fo:line-height="150%" fo:text-align="justify" style:justify-single-word="false" fo:text-indent="-0.3cm" style:auto-text-indent="false" style:page-number="auto">
        <style:tab-stops>
          <style:tab-stop style:position="0.508cm"/>
        </style:tab-stops>
      </style:paragraph-properties>
      <style:text-properties officeooo:paragraph-rsid="02f94f95" fo:background-color="transparent"/>
    </style:style>
    <style:style style:name="P778" style:family="paragraph" style:parent-style-name="Text_20_body" style:list-style-name="List_20_2" style:master-page-name="">
      <style:paragraph-properties fo:margin-left="0.3cm" fo:margin-right="0cm" fo:margin-top="0cm" fo:margin-bottom="0.199cm" loext:contextual-spacing="false" fo:orphans="2" fo:widows="2" fo:text-indent="-0.3cm" style:auto-text-indent="false" style:page-number="auto" fo:keep-with-next="always">
        <style:tab-stops>
          <style:tab-stop style:position="0.3cm"/>
        </style:tab-stops>
      </style:paragraph-properties>
      <style:text-properties fo:language="en" fo:country="US" officeooo:rsid="034f3eb5" officeooo:paragraph-rsid="034f3eb5"/>
    </style:style>
    <style:style style:name="P779" style:family="paragraph" style:parent-style-name="Text_20_body" style:list-style-name="List_20_2" style:master-page-name="">
      <style:paragraph-properties fo:margin-top="0cm" fo:margin-bottom="0.199cm" loext:contextual-spacing="false" fo:line-height="150%" fo:text-align="justify" style:justify-single-word="false" style:page-number="auto" fo:background-color="transparent">
        <style:background-image/>
      </style:paragraph-properties>
      <style:text-properties fo:language="zxx" fo:country="none" officeooo:rsid="007359d1" officeooo:paragraph-rsid="02969834" fo:background-color="transparent" style:language-asian="zxx" style:country-asian="none" style:language-complex="zxx" style:country-complex="none"/>
    </style:style>
    <style:style style:name="P780" style:family="paragraph" style:parent-style-name="Text_20_body" style:list-style-name="List_20_2">
      <style:paragraph-properties fo:margin-top="0cm" fo:margin-bottom="0.199cm" loext:contextual-spacing="false" fo:text-align="justify" style:justify-single-word="false">
        <style:tab-stops>
          <style:tab-stop style:position="0.101cm"/>
        </style:tab-stops>
      </style:paragraph-properties>
      <style:text-properties officeooo:paragraph-rsid="030408ec"/>
    </style:style>
    <style:style style:name="P781" style:family="paragraph" style:parent-style-name="Text_20_body" style:list-style-name="List_20_2">
      <style:paragraph-properties fo:margin-top="0cm" fo:margin-bottom="0.199cm" loext:contextual-spacing="false">
        <style:tab-stops>
          <style:tab-stop style:position="0.499cm"/>
        </style:tab-stops>
      </style:paragraph-properties>
      <style:text-properties officeooo:rsid="02eff3c4" officeooo:paragraph-rsid="03165c85"/>
    </style:style>
    <style:style style:name="P782" style:family="paragraph" style:parent-style-name="Text_20_body" style:list-style-name="List_20_2">
      <style:paragraph-properties fo:margin-top="0cm" fo:margin-bottom="0.199cm" loext:contextual-spacing="false" fo:text-align="justify" style:justify-single-word="false">
        <style:tab-stops>
          <style:tab-stop style:position="0.101cm"/>
          <style:tab-stop style:position="0.499cm"/>
        </style:tab-stops>
      </style:paragraph-properties>
      <style:text-properties fo:language="en" fo:country="US" officeooo:paragraph-rsid="03af0ced"/>
    </style:style>
    <style:style style:name="P783" style:family="paragraph" style:parent-style-name="Text_20_body" style:list-style-name="List_20_2">
      <style:paragraph-properties fo:margin-top="0cm" fo:margin-bottom="0.199cm" loext:contextual-spacing="false" fo:text-align="justify" style:justify-single-word="false"/>
      <style:text-properties fo:language="en" fo:country="US" officeooo:paragraph-rsid="0312d170"/>
    </style:style>
    <style:style style:name="P784"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017b4e"/>
    </style:style>
    <style:style style:name="P785" style:family="paragraph" style:parent-style-name="Text_20_body" style:list-style-name="List_20_2">
      <style:paragraph-properties fo:margin-top="0cm" fo:margin-bottom="0.199cm" loext:contextual-spacing="false" fo:text-align="start" style:justify-single-word="false"/>
      <style:text-properties fo:language="en" fo:country="US" officeooo:paragraph-rsid="0315b3ec"/>
    </style:style>
    <style:style style:name="P786" style:family="paragraph" style:parent-style-name="Text_20_body" style:list-style-name="List_20_2" style:master-page-name="">
      <style:paragraph-properties fo:margin-left="0.4cm" fo:margin-right="0cm" fo:margin-top="0cm" fo:margin-bottom="0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7" style:family="paragraph" style:parent-style-name="Text_20_body" style:list-style-name="List_20_2">
      <style:paragraph-properties fo:margin-left="0.4cm" fo:margin-right="0cm" fo:margin-top="0cm" fo:margin-bottom="0cm" loext:contextual-spacing="false" fo:line-height="150%" fo:text-align="justify" style:justify-single-word="false" fo:text-indent="-0.4cm" style:auto-text-indent="false"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88" style:family="paragraph" style:parent-style-name="Text_20_body" style:list-style-name="List_20_2">
      <style:paragraph-properties fo:margin-left="0.4cm" fo:margin-right="0cm" fo:margin-top="0cm" fo:margin-bottom="0cm" loext:contextual-spacing="false" fo:text-align="justify" style:justify-single-word="false" fo:text-indent="-0.4cm" style:auto-text-indent="false">
        <style:tab-stops>
          <style:tab-stop style:position="0.101cm"/>
        </style:tab-stops>
      </style:paragraph-properties>
      <style:text-properties fo:language="en" fo:country="US" officeooo:rsid="007359d1" officeooo:paragraph-rsid="0111bde2"/>
    </style:style>
    <style:style style:name="P789" style:family="paragraph" style:parent-style-name="Text_20_body" style:list-style-name="List_20_2">
      <style:paragraph-properties fo:margin-left="0.4cm" fo:margin-right="0cm" fo:margin-top="0cm" fo:margin-bottom="0cm" loext:contextual-spacing="false" fo:text-indent="-0.4cm" style:auto-text-indent="false">
        <style:tab-stops>
          <style:tab-stop style:position="0.499cm"/>
        </style:tab-stops>
      </style:paragraph-properties>
      <style:text-properties officeooo:paragraph-rsid="02eff3c4"/>
    </style:style>
    <style:style style:name="P790" style:family="paragraph" style:parent-style-name="Text_20_body" style:list-style-name="List_20_2" style:master-page-name="">
      <style:paragraph-properties fo:margin-left="0.4cm" fo:margin-right="0cm" fo:margin-top="0cm" fo:margin-bottom="0.199cm" loext:contextual-spacing="false" fo:line-height="150%" fo:text-align="justify" style:justify-single-word="false" fo:text-indent="-0.4cm" style:auto-text-indent="false" style:page-number="auto" fo:background-color="transparent">
        <style:tab-stops>
          <style:tab-stop style:position="0.6cm"/>
        </style:tab-stops>
        <style:background-image/>
      </style:paragraph-properties>
      <style:text-properties style:font-name="Arial" fo:font-size="10pt" fo:language="zxx" fo:country="none" officeooo:rsid="007359d1" officeooo:paragraph-rsid="029a1d61" fo:background-color="transparent" style:font-size-asian="10.5pt" style:language-asian="zxx" style:country-asian="none" style:language-complex="zxx" style:country-complex="none"/>
    </style:style>
    <style:style style:name="P791" style:family="paragraph" style:parent-style-name="Text_20_body" style:list-style-name="List_20_2">
      <style:paragraph-properties fo:margin-left="0.4cm" fo:margin-right="0cm" fo:margin-top="0cm" fo:margin-bottom="0.199cm" loext:contextual-spacing="false" fo:text-align="justify" style:justify-single-word="false" fo:text-indent="-0.4cm" style:auto-text-indent="false" fo:background-color="transparent">
        <style:tab-stops>
          <style:tab-stop style:position="0.101cm"/>
        </style:tab-stops>
        <style:background-image/>
      </style:paragraph-properties>
      <style:text-properties fo:language="en" fo:country="US" officeooo:rsid="029eb956" officeooo:paragraph-rsid="029eb956" fo:background-color="transparent"/>
    </style:style>
    <style:style style:name="P792" style:family="paragraph" style:parent-style-name="Text_20_body" style:list-style-name="List_20_2">
      <style:paragraph-properties fo:margin-top="0cm" fo:margin-bottom="0.212cm" loext:contextual-spacing="false" fo:line-height="150%" fo:text-align="justify" style:justify-single-word="false">
        <style:tab-stops>
          <style:tab-stop style:position="0.508cm"/>
        </style:tab-stops>
      </style:paragraph-properties>
      <style:text-properties officeooo:paragraph-rsid="03af0ced" fo:background-color="transparent"/>
    </style:style>
    <style:style style:name="P793" style:family="paragraph" style:parent-style-name="Text_20_body" style:list-style-name="Numbering_20_2">
      <style:paragraph-properties fo:background-color="transparent">
        <style:tab-stops>
          <style:tab-stop style:position="0.499cm"/>
        </style:tab-stops>
        <style:background-image/>
      </style:paragraph-properties>
      <style:text-properties officeooo:paragraph-rsid="03b0010a"/>
    </style:style>
    <style:style style:name="P794" style:family="paragraph" style:parent-style-name="Text_20_body" style:list-style-name="Numbering_20_2">
      <style:paragraph-properties fo:background-color="transparent">
        <style:tab-stops/>
        <style:background-image/>
      </style:paragraph-properties>
      <style:text-properties fo:language="en" fo:country="US" officeooo:paragraph-rsid="03b0010a"/>
    </style:style>
    <style:style style:name="P795" style:family="paragraph" style:parent-style-name="Heading_20_1">
      <style:text-properties fo:language="en" fo:country="US"/>
    </style:style>
    <style:style style:name="P796" style:family="paragraph" style:parent-style-name="Heading_20_1">
      <style:text-properties fo:language="en" fo:country="US" officeooo:rsid="00351664" officeooo:paragraph-rsid="00351664"/>
    </style:style>
    <style:style style:name="P797" style:family="paragraph" style:parent-style-name="Heading_20_1">
      <style:text-properties fo:language="en" fo:country="US" officeooo:rsid="00db9478" officeooo:paragraph-rsid="028e684b"/>
    </style:style>
    <style:style style:name="P798" style:family="paragraph" style:parent-style-name="Heading_20_1">
      <style:text-properties officeooo:rsid="04a11ad3" officeooo:paragraph-rsid="04a11ad3"/>
    </style:style>
    <style:style style:name="P799" style:family="paragraph" style:parent-style-name="Heading_20_1">
      <style:text-properties officeooo:rsid="01d648ed" officeooo:paragraph-rsid="03017b4e"/>
    </style:style>
    <style:style style:name="P800" style:family="paragraph" style:parent-style-name="Heading_20_1">
      <style:text-properties officeooo:paragraph-rsid="01fd3f17"/>
    </style:style>
    <style:style style:name="P801" style:family="paragraph" style:parent-style-name="Heading_20_1">
      <style:paragraph-properties fo:break-before="page"/>
      <style:text-properties fo:language="en" fo:country="US"/>
    </style:style>
    <style:style style:name="P802" style:family="paragraph" style:parent-style-name="Heading_20_1">
      <style:paragraph-properties fo:break-before="page"/>
      <style:text-properties fo:language="en" fo:country="US" officeooo:paragraph-rsid="03b44729"/>
    </style:style>
    <style:style style:name="P803" style:family="paragraph" style:parent-style-name="Heading_20_1">
      <style:paragraph-properties fo:break-before="page"/>
      <style:text-properties officeooo:rsid="02b59dba" officeooo:paragraph-rsid="028e684b"/>
    </style:style>
    <style:style style:name="P804" style:family="paragraph" style:parent-style-name="Heading_20_2">
      <style:text-properties fo:language="en" fo:country="US"/>
    </style:style>
    <style:style style:name="P805" style:family="paragraph" style:parent-style-name="Heading_20_2">
      <style:text-properties fo:language="en" fo:country="US" officeooo:paragraph-rsid="03017b4e"/>
    </style:style>
    <style:style style:name="P806" style:family="paragraph" style:parent-style-name="Heading_20_2">
      <style:text-properties fo:language="en" fo:country="US" officeooo:rsid="0339f447" officeooo:paragraph-rsid="0339f447"/>
    </style:style>
    <style:style style:name="P807" style:family="paragraph" style:parent-style-name="Heading_20_2">
      <style:text-properties officeooo:paragraph-rsid="03017b4e"/>
    </style:style>
    <style:style style:name="P808" style:family="paragraph" style:parent-style-name="Heading_20_2">
      <style:text-properties officeooo:rsid="0140deff" officeooo:paragraph-rsid="03017b4e"/>
    </style:style>
    <style:style style:name="P809" style:family="paragraph" style:parent-style-name="Heading_20_2">
      <style:text-properties officeooo:paragraph-rsid="03099e23"/>
    </style:style>
    <style:style style:name="P810" style:family="paragraph" style:parent-style-name="Heading_20_2">
      <style:text-properties officeooo:rsid="014a5cca" officeooo:paragraph-rsid="03017b4e"/>
    </style:style>
    <style:style style:name="P811" style:family="paragraph" style:parent-style-name="Heading_20_2">
      <style:text-properties officeooo:paragraph-rsid="043a7319"/>
    </style:style>
    <style:style style:name="P812" style:family="paragraph" style:parent-style-name="Heading_20_2">
      <style:text-properties fo:language="zxx" fo:country="none" style:language-asian="zxx" style:country-asian="none" style:language-complex="zxx" style:country-complex="none"/>
    </style:style>
    <style:style style:name="P813" style:family="paragraph" style:parent-style-name="Heading_20_2">
      <style:text-properties officeooo:rsid="002380d6" officeooo:paragraph-rsid="002380d6"/>
    </style:style>
    <style:style style:name="P814" style:family="paragraph" style:parent-style-name="Heading_20_2">
      <style:text-properties officeooo:rsid="0017dee0" officeooo:paragraph-rsid="001dc3e9"/>
    </style:style>
    <style:style style:name="P815" style:family="paragraph" style:parent-style-name="Heading_20_2">
      <style:text-properties officeooo:rsid="022ca52d" officeooo:paragraph-rsid="022ca52d"/>
    </style:style>
    <style:style style:name="P816" style:family="paragraph" style:parent-style-name="Heading_20_2">
      <style:text-properties officeooo:rsid="03375c85"/>
    </style:style>
    <style:style style:name="P817" style:family="paragraph" style:parent-style-name="Heading_20_2">
      <style:text-properties officeooo:rsid="03375c85" officeooo:paragraph-rsid="03375c85"/>
    </style:style>
    <style:style style:name="P818" style:family="paragraph" style:parent-style-name="Heading_20_2">
      <style:text-properties officeooo:rsid="034268b4" officeooo:paragraph-rsid="034268b4"/>
    </style:style>
    <style:style style:name="P819" style:family="paragraph" style:parent-style-name="Heading_20_2">
      <style:text-properties officeooo:rsid="04b8931e" officeooo:paragraph-rsid="04b8931e"/>
    </style:style>
    <style:style style:name="P820" style:family="paragraph" style:parent-style-name="Heading_20_2">
      <style:text-properties officeooo:rsid="03db6371" officeooo:paragraph-rsid="03db6371"/>
    </style:style>
    <style:style style:name="P821" style:family="paragraph" style:parent-style-name="Heading_20_2">
      <style:paragraph-properties fo:margin-top="0.203cm" fo:margin-bottom="0.203cm" loext:contextual-spacing="false" fo:keep-with-next="always"/>
      <style:text-properties fo:language="en" fo:country="US"/>
    </style:style>
    <style:style style:name="P822" style:family="paragraph" style:parent-style-name="Heading_20_2">
      <style:paragraph-properties fo:margin-top="0.423cm" fo:margin-bottom="0.212cm" loext:contextual-spacing="false" fo:keep-with-next="always"/>
      <style:text-properties fo:font-size="12pt" fo:language="en" fo:country="US" style:font-name-asian="TimesNewRomanPSMT" style:font-size-asian="12pt" style:font-name-complex="TimesNewRomanPSMT" style:font-size-complex="12pt"/>
    </style:style>
    <style:style style:name="P823" style:family="paragraph" style:parent-style-name="Heading_20_2">
      <style:paragraph-properties fo:margin-top="0.423cm" fo:margin-bottom="0.212cm" loext:contextual-spacing="false" fo:keep-with-next="always"/>
      <style:text-properties fo:language="en" fo:country="US"/>
    </style:style>
    <style:style style:name="P824" style:family="paragraph" style:parent-style-name="Heading_20_2" style:master-page-name="">
      <style:paragraph-properties fo:margin-top="0.423cm" fo:margin-bottom="0.212cm" loext:contextual-spacing="false" style:page-number="auto" fo:break-before="auto" fo:break-after="auto"/>
      <style:text-properties fo:language="en" fo:country="US"/>
    </style:style>
    <style:style style:name="P825" style:family="paragraph" style:parent-style-name="Heading_20_2">
      <style:paragraph-properties fo:break-before="page"/>
    </style:style>
    <style:style style:name="P826" style:family="paragraph" style:parent-style-name="Heading_20_2">
      <style:paragraph-properties fo:break-before="page"/>
      <style:text-properties fo:language="en" fo:country="US"/>
    </style:style>
    <style:style style:name="P827" style:family="paragraph" style:parent-style-name="Heading_20_2">
      <style:paragraph-properties fo:break-before="page"/>
      <style:text-properties fo:language="en" fo:country="US" officeooo:paragraph-rsid="008adebf"/>
    </style:style>
    <style:style style:name="P828" style:family="paragraph" style:parent-style-name="Heading_20_2">
      <style:paragraph-properties fo:break-before="page"/>
      <style:text-properties fo:language="en" fo:country="US" fo:font-style="normal" officeooo:rsid="0121d67a" officeooo:paragraph-rsid="0121d67a" style:font-style-asian="normal" style:font-style-complex="normal"/>
    </style:style>
    <style:style style:name="P829" style:family="paragraph" style:parent-style-name="Heading_20_2">
      <style:paragraph-properties fo:break-before="page"/>
      <style:text-properties fo:font-size="12pt" style:font-size-asian="12pt" style:font-size-complex="12pt"/>
    </style:style>
    <style:style style:name="P830" style:family="paragraph" style:parent-style-name="Heading_20_2">
      <style:paragraph-properties fo:break-before="page"/>
      <style:text-properties style:font-name="Arial3" fo:font-style="normal" officeooo:paragraph-rsid="0272205f" fo:background-color="transparent" style:font-style-asian="normal" style:font-style-complex="normal"/>
    </style:style>
    <style:style style:name="P831" style:family="paragraph" style:parent-style-name="Heading_20_2">
      <style:paragraph-properties fo:break-before="page"/>
      <style:text-properties officeooo:paragraph-rsid="01360af8"/>
    </style:style>
    <style:style style:name="P832" style:family="paragraph" style:parent-style-name="Heading_20_2">
      <style:paragraph-properties fo:break-before="page"/>
      <style:text-properties officeooo:paragraph-rsid="0133c226"/>
    </style:style>
    <style:style style:name="P833" style:family="paragraph" style:parent-style-name="Heading_20_2">
      <style:paragraph-properties fo:break-before="page"/>
      <style:text-properties officeooo:paragraph-rsid="03b44729"/>
    </style:style>
    <style:style style:name="P834" style:family="paragraph" style:parent-style-name="Heading_20_2">
      <style:paragraph-properties fo:break-before="page"/>
      <style:text-properties officeooo:rsid="0201a6fe" officeooo:paragraph-rsid="03b662b0"/>
    </style:style>
    <style:style style:name="P835" style:family="paragraph" style:parent-style-name="Heading_20_2" style:master-page-name="">
      <style:paragraph-properties style:page-number="auto"/>
    </style:style>
    <style:style style:name="P836" style:family="paragraph" style:parent-style-name="Heading_20_2" style:master-page-name="">
      <style:paragraph-properties style:page-number="auto"/>
      <style:text-properties style:font-name="Arial5" fo:font-size="12pt" fo:language="en" fo:country="US" style:font-name-asian="TimesNewRomanPSMT" style:font-size-asian="10pt" style:font-name-complex="TimesNewRomanPSMT" style:font-size-complex="10pt" style:font-weight-complex="bold"/>
    </style:style>
    <style:style style:name="P837" style:family="paragraph" style:parent-style-name="Heading_20_2" style:master-page-name="">
      <style:paragraph-properties style:page-number="auto" fo:break-before="auto" fo:break-after="auto"/>
    </style:style>
    <style:style style:name="P838" style:family="paragraph" style:parent-style-name="Heading_20_2" style:master-page-name="">
      <style:paragraph-properties style:page-number="auto" fo:break-before="auto" fo:break-after="auto"/>
      <style:text-properties fo:language="en" fo:country="US"/>
    </style:style>
    <style:style style:name="P839" style:family="paragraph" style:parent-style-name="Heading_20_2" style:master-page-name="">
      <style:paragraph-properties style:page-number="auto" fo:break-before="auto" fo:break-after="auto"/>
      <style:text-properties officeooo:rsid="0201a6fe" officeooo:paragraph-rsid="0201a6fe"/>
    </style:style>
    <style:style style:name="P840" style:family="paragraph" style:parent-style-name="Bib" style:list-style-name="">
      <style:paragraph-properties fo:margin-top="0.199cm" fo:margin-bottom="0.4cm" loext:contextual-spacing="false"/>
    </style:style>
    <style:style style:name="P841" style:family="paragraph" style:parent-style-name="Bib" style:list-style-name="Numbering_20_2" style:master-page-name="">
      <style:paragraph-properties fo:margin-top="0cm" fo:margin-bottom="0.199cm" loext:contextual-spacing="false" style:page-number="auto"/>
    </style:style>
    <style:style style:name="P842" style:family="paragraph" style:parent-style-name="Bib" style:list-style-name="Numbering_20_2" style:master-page-name="">
      <style:paragraph-properties fo:margin-top="0cm" fo:margin-bottom="0.199cm" loext:contextual-spacing="false" style:page-number="auto"/>
      <style:text-properties officeooo:paragraph-rsid="0366de48"/>
    </style:style>
    <style:style style:name="P843" style:family="paragraph" style:parent-style-name="Bib" style:list-style-name="Numbering_20_2">
      <style:paragraph-properties fo:margin-top="0cm" fo:margin-bottom="0.199cm" loext:contextual-spacing="false"/>
      <style:text-properties officeooo:rsid="00c7972a" officeooo:paragraph-rsid="0366de48"/>
    </style:style>
    <style:style style:name="P844" style:family="paragraph" style:parent-style-name="Bib" style:list-style-name="Numbering_20_2">
      <style:paragraph-properties fo:margin-top="0cm" fo:margin-bottom="0.199cm" loext:contextual-spacing="false"/>
    </style:style>
    <style:style style:name="P845" style:family="paragraph" style:parent-style-name="Bib" style:list-style-name="Numbering_20_2">
      <style:paragraph-properties fo:margin-top="0cm" fo:margin-bottom="0.199cm" loext:contextual-spacing="false"/>
      <style:text-properties officeooo:paragraph-rsid="0366de48"/>
    </style:style>
    <style:style style:name="P846" style:family="paragraph" style:parent-style-name="Bib" style:list-style-name="Numbering_20_2">
      <style:paragraph-properties fo:margin-top="0cm" fo:margin-bottom="0.199cm" loext:contextual-spacing="false"/>
      <style:text-properties officeooo:paragraph-rsid="03677979"/>
    </style:style>
    <style:style style:name="P847" style:family="paragraph" style:parent-style-name="Bib" style:list-style-name="Numbering_20_2">
      <style:paragraph-properties fo:margin-top="0cm" fo:margin-bottom="0.199cm" loext:contextual-spacing="false"/>
      <style:text-properties officeooo:paragraph-rsid="036925f2"/>
    </style:style>
    <style:style style:name="P848" style:family="paragraph" style:parent-style-name="Bib" style:list-style-name="Numbering_20_2">
      <style:paragraph-properties fo:margin-top="0cm" fo:margin-bottom="0.199cm" loext:contextual-spacing="false"/>
      <style:text-properties officeooo:paragraph-rsid="03619051"/>
    </style:style>
    <style:style style:name="P849" style:family="paragraph" style:parent-style-name="Bib" style:list-style-name="Numbering_20_2">
      <style:paragraph-properties fo:margin-top="0cm" fo:margin-bottom="0.199cm" loext:contextual-spacing="false"/>
      <style:text-properties fo:language="zxx" fo:country="none" style:language-asian="zxx" style:country-asian="none" style:language-complex="zxx" style:country-complex="none"/>
    </style:style>
    <style:style style:name="P850" style:family="paragraph" style:parent-style-name="Bib" style:list-style-name="Numbering_20_2">
      <style:paragraph-properties fo:margin-left="0cm" fo:margin-right="0cm" fo:margin-top="0cm" fo:margin-bottom="0.199cm" loext:contextual-spacing="false" fo:text-indent="0cm" style:auto-text-indent="false">
        <style:tab-stops/>
      </style:paragraph-properties>
      <style:text-properties officeooo:paragraph-rsid="0356dc59"/>
    </style:style>
    <style:style style:name="P851" style:family="paragraph" style:parent-style-name="Preformatted_20_Text">
      <style:paragraph-properties fo:margin-top="0cm" fo:margin-bottom="0.4cm" loext:contextual-spacing="false" fo:line-height="150%" fo:text-align="justify" style:justify-single-word="false"/>
      <style:text-properties fo:language="en" fo:country="US" officeooo:paragraph-rsid="05138717"/>
    </style:style>
    <style:style style:name="P852" style:family="paragraph">
      <style:paragraph-properties fo:margin-left="0cm" fo:margin-right="0cm" fo:margin-top="0cm" fo:margin-bottom="0cm" fo:line-height="100%" fo:text-align="center" fo:text-indent="0cm"/>
    </style:style>
    <style:style style:name="P8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5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6" style:family="paragraph">
      <style:paragraph-properties fo:margin-left="0cm" fo:margin-right="0cm" fo:margin-top="0cm" fo:margin-bottom="0cm" fo:line-height="100%" fo:text-indent="0cm"/>
    </style:style>
    <style:style style:name="P857" style:family="paragraph">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5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5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solid" style:text-underline-width="auto" style:text-underline-color="font-color"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66"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7"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68"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P869"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text-position="0% 100%"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normal" style:letter-kerning="true" style:font-name-asian="Droid Sans Fallback"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P87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P8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7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italic" fo:text-shadow="none" style:text-underline-style="none" fo:font-weight="bold" style:letter-kerning="true" style:font-name-asian="Droid Sans Fallback" style:font-size-asian="18pt" style:font-style-asian="italic" style:font-weight-asian="bold" style:font-name-complex="FreeSans" style:font-size-complex="18pt" style:font-style-complex="italic" style:font-weight-complex="bold" style:text-emphasize="none" style:font-relief="none" style:text-overline-style="none" style:text-overline-color="font-color"/>
    </style:style>
    <style:style style:name="P874"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75"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76" style:family="paragraph">
      <style:paragraph-properties fo:text-align="center"/>
    </style:style>
    <style:style style:name="P877" style:family="paragraph">
      <style:paragraph-properties fo:margin-left="0cm" fo:margin-right="0cm" fo:margin-top="0cm" fo:margin-bottom="0cm" fo:line-height="150%" fo:text-align="center" fo:text-indent="0cm"/>
    </style:style>
    <style:style style:name="P878"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79" style:family="paragraph">
      <style:paragraph-properties fo:margin-left="0cm" fo:margin-right="0cm" fo:margin-top="0cm" fo:margin-bottom="0cm" fo:line-height="100%" fo:text-align="end" fo:text-indent="0cm"/>
    </style:style>
    <style:style style:name="P880" style:family="paragraph">
      <style:paragraph-properties fo:margin-left="0cm" fo:margin-right="0cm" fo:margin-top="0cm" fo:margin-bottom="0cm" fo:line-height="100%" fo:text-align="end"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1"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P882" style:family="paragraph">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83" style:family="paragraph">
      <style:paragraph-properties fo:margin-left="0cm" fo:margin-right="0cm" fo:margin-top="0cm" fo:margin-bottom="0cm" fo:line-height="150%" fo:text-align="center" fo:text-indent="0cm"/>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884"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8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P886" style:family="paragraph">
      <style:paragraph-properties fo:margin-left="0cm" fo:margin-right="0cm" fo:margin-top="0cm" fo:margin-bottom="0cm" fo:line-height="100%" fo:text-align="start" fo:text-indent="0cm"/>
    </style:style>
    <style:style style:name="P887" style:family="paragraph">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8"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889"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90"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P891"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P89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P89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style:font-name="Symbol"/>
    </style:style>
    <style:style style:name="T2" style:family="text">
      <style:text-properties style:font-name="Symbol" fo:font-size="10pt" fo:font-style="normal" style:font-size-asian="10pt" style:font-style-asian="normal" style:font-size-complex="10pt" style:font-style-complex="normal"/>
    </style:style>
    <style:style style:name="T3" style:family="text">
      <style:text-properties style:font-name="Symbol"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 style:family="text">
      <style:text-properties fo:font-variant="normal" fo:text-transform="none" style:text-position="sub 58%"/>
    </style:style>
    <style:style style:name="T5" style:family="text">
      <style:text-properties fo:font-variant="normal" fo:text-transform="none" style:text-position="sub 58%" fo:font-size="10pt" fo:font-weight="normal" style:font-size-asian="10pt" style:font-weight-asian="normal" style:font-weight-complex="normal"/>
    </style:style>
    <style:style style:name="T6" style:family="text">
      <style:text-properties fo:font-variant="normal" fo:text-transform="none" style:text-position="sub 58%" style:font-name-complex="FreeSans1"/>
    </style:style>
    <style:style style:name="T7" style:family="text">
      <style:text-properties fo:font-variant="normal" fo:text-transform="none" style:text-position="sub 58%" officeooo:rsid="027af4f1"/>
    </style:style>
    <style:style style:name="T8" style:family="text">
      <style:text-properties fo:font-variant="normal" fo:text-transform="none" style:text-position="0% 100%"/>
    </style:style>
    <style:style style:name="T9" style:family="text">
      <style:text-properties fo:font-variant="normal" fo:text-transform="none" style:text-position="0% 100%" style:font-name-complex="FreeSans1"/>
    </style:style>
    <style:style style:name="T10" style:family="text">
      <style:text-properties fo:font-variant="normal" fo:text-transform="none" style:text-position="0% 100%" officeooo:rsid="02cb7078"/>
    </style:style>
    <style:style style:name="T11" style:family="text">
      <style:text-properties fo:font-variant="normal" fo:text-transform="none" style:text-position="0% 100%" officeooo:rsid="02ceaaec"/>
    </style:style>
    <style:style style:name="T12" style:family="text">
      <style:text-properties fo:font-variant="normal" fo:text-transform="none" style:text-position="0% 100%" fo:font-size="10pt" fo:font-weight="normal" officeooo:rsid="02ccb0a4" style:font-size-asian="10pt" style:font-weight-asian="normal" style:font-weight-complex="normal"/>
    </style:style>
    <style:style style:name="T13" style:family="text">
      <style:text-properties fo:font-variant="normal" fo:text-transform="none" style:text-position="0% 100%" fo:font-size="10pt" fo:font-weight="normal" officeooo:rsid="027af4f1" style:font-size-asian="10.5pt"/>
    </style:style>
    <style:style style:name="T14" style:family="text">
      <style:text-properties fo:font-variant="normal" fo:text-transform="none" style:text-position="0% 100%" officeooo:rsid="02ccb0a4"/>
    </style:style>
    <style:style style:name="T15" style:family="text">
      <style:text-properties fo:font-variant="normal" fo:text-transform="none" style:text-position="0% 100%" officeooo:rsid="027af4f1"/>
    </style:style>
    <style:style style:name="T16" style:family="text">
      <style:text-properties fo:font-variant="normal" fo:text-transform="none" style:text-position="-30% 40%" style:font-name-complex="FreeSans1"/>
    </style:style>
    <style:style style:name="T17" style:family="text">
      <style:text-properties fo:font-variant="normal" fo:text-transform="none" officeooo:rsid="02cb7078"/>
    </style:style>
    <style:style style:name="T18" style:family="text">
      <style:text-properties style:text-underline-style="none"/>
    </style:style>
    <style:style style:name="T19" style:family="text">
      <style:text-properties style:text-underline-style="none" officeooo:rsid="00d81001"/>
    </style:style>
    <style:style style:name="T20" style:family="text">
      <style:text-properties style:text-underline-style="none" fo:background-color="transparent" loext:char-shading-value="0"/>
    </style:style>
    <style:style style:name="T21" style:family="text">
      <style:text-properties style:text-underline-style="none" officeooo:rsid="019f4f46" fo:background-color="transparent" loext:char-shading-value="0"/>
    </style:style>
    <style:style style:name="T22" style:family="text">
      <style:text-properties style:text-underline-style="none" officeooo:rsid="02fc0fca" fo:background-color="transparent" loext:char-shading-value="0"/>
    </style:style>
    <style:style style:name="T23" style:family="text">
      <style:text-properties style:text-underline-style="none" officeooo:rsid="00f7ecd3" fo:background-color="transparent" loext:char-shading-value="0"/>
    </style:style>
    <style:style style:name="T24" style:family="text">
      <style:text-properties style:text-underline-style="none" officeooo:rsid="03b0010a" fo:background-color="transparent" loext:char-shading-value="0"/>
    </style:style>
    <style:style style:name="T25" style:family="text">
      <style:text-properties style:text-underline-style="none" officeooo:rsid="03c72b02" fo:background-color="transparent" loext:char-shading-value="0"/>
    </style:style>
    <style:style style:name="T26" style:family="text">
      <style:text-properties style:text-underline-style="none" officeooo:rsid="03bac2db" fo:background-color="transparent" loext:char-shading-value="0"/>
    </style:style>
    <style:style style:name="T27" style:family="text">
      <style:text-properties style:text-underline-style="none" officeooo:rsid="04f77cbf" fo:background-color="transparent" loext:char-shading-value="0"/>
    </style:style>
    <style:style style:name="T28" style:family="text">
      <style:text-properties style:text-underline-style="none" officeooo:rsid="04f783ba" fo:background-color="transparent" loext:char-shading-value="0"/>
    </style:style>
    <style:style style:name="T29" style:family="text">
      <style:text-properties style:text-underline-style="none" officeooo:rsid="01385db8"/>
    </style:style>
    <style:style style:name="T30" style:family="text">
      <style:text-properties style:text-underline-style="none" officeooo:rsid="00f73035"/>
    </style:style>
    <style:style style:name="T31" style:family="text">
      <style:text-properties style:text-underline-style="none" officeooo:rsid="01b450bc"/>
    </style:style>
    <style:style style:name="T32" style:family="text">
      <style:text-properties style:text-underline-style="none" officeooo:rsid="02d8dd54"/>
    </style:style>
    <style:style style:name="T33" style:family="text">
      <style:text-properties style:text-underline-style="none" officeooo:rsid="02eff3c4"/>
    </style:style>
    <style:style style:name="T34" style:family="text">
      <style:text-properties style:text-underline-style="none" officeooo:rsid="02fc0fca"/>
    </style:style>
    <style:style style:name="T35" style:family="text">
      <style:text-properties style:text-underline-style="none" officeooo:rsid="031eb6e5"/>
    </style:style>
    <style:style style:name="T36" style:family="text">
      <style:text-properties style:text-underline-style="none" officeooo:rsid="03a80d4b"/>
    </style:style>
    <style:style style:name="T37" style:family="text">
      <style:text-properties style:text-underline-style="none" officeooo:rsid="0201b8c1"/>
    </style:style>
    <style:style style:name="T38" style:family="text">
      <style:text-properties style:text-underline-style="none" officeooo:rsid="03de2505"/>
    </style:style>
    <style:style style:name="T39" style:family="text">
      <style:text-properties style:text-underline-style="none" officeooo:rsid="0428eb90"/>
    </style:style>
    <style:style style:name="T40" style:family="text">
      <style:text-properties style:text-underline-style="none" officeooo:rsid="040d09f4"/>
    </style:style>
    <style:style style:name="T41" style:family="text">
      <style:text-properties style:text-underline-style="none" fo:font-weight="normal" style:font-weight-asian="normal" style:font-weight-complex="normal"/>
    </style:style>
    <style:style style:name="T42" style:family="text">
      <style:text-properties style:text-underline-style="none" fo:font-weight="normal" officeooo:rsid="0440e15e" style:font-weight-asian="normal" style:font-weight-complex="normal"/>
    </style:style>
    <style:style style:name="T43" style:family="text">
      <style:text-properties style:text-underline-style="none" fo:font-weight="normal" officeooo:rsid="0174807a" style:font-weight-asian="normal" style:font-weight-complex="normal"/>
    </style:style>
    <style:style style:name="T44" style:family="text">
      <style:text-properties style:text-underline-style="none" fo:font-weight="normal" officeooo:rsid="0482c19b" style:font-weight-asian="normal" style:font-weight-complex="normal"/>
    </style:style>
    <style:style style:name="T45" style:family="text">
      <style:text-properties style:text-underline-style="none" fo:font-weight="normal" officeooo:rsid="04851cde" style:font-weight-asian="normal" style:font-weight-complex="normal"/>
    </style:style>
    <style:style style:name="T46" style:family="text">
      <style:text-properties style:text-underline-style="none" fo:font-weight="bold" officeooo:rsid="0201b8c1" style:font-weight-asian="bold" style:font-weight-complex="bold"/>
    </style:style>
    <style:style style:name="T47" style:family="text">
      <style:text-properties style:text-underline-style="none" fo:font-weight="bold" fo:background-color="transparent" loext:char-shading-value="0" style:font-weight-asian="bold" style:font-weight-complex="bold"/>
    </style:style>
    <style:style style:name="T48" style:family="text">
      <style:text-properties style:text-underline-style="none" officeooo:rsid="049c37c1"/>
    </style:style>
    <style:style style:name="T49" style:family="text">
      <style:text-properties style:text-underline-style="none" officeooo:rsid="04d7af9c"/>
    </style:style>
    <style:style style:name="T50" style:family="text">
      <style:text-properties style:text-underline-style="none" officeooo:rsid="04f4a20f"/>
    </style:style>
    <style:style style:name="T51" style:family="text">
      <style:text-properties fo:font-style="italic" style:font-style-asian="italic" style:font-style-complex="italic"/>
    </style:style>
    <style:style style:name="T52" style:family="text">
      <style:text-properties fo:font-style="italic" officeooo:rsid="0074b7d2" style:font-style-asian="italic" style:font-style-complex="italic"/>
    </style:style>
    <style:style style:name="T53" style:family="text">
      <style:text-properties fo:font-style="italic" officeooo:rsid="0076dbab" style:font-style-asian="italic" style:font-style-complex="italic"/>
    </style:style>
    <style:style style:name="T54" style:family="text">
      <style:text-properties fo:font-style="italic" officeooo:rsid="007a4ad7" style:font-style-asian="italic" style:font-style-complex="italic"/>
    </style:style>
    <style:style style:name="T55" style:family="text">
      <style:text-properties fo:font-style="italic" officeooo:rsid="008c3ca6" style:font-style-asian="italic" style:font-style-complex="italic"/>
    </style:style>
    <style:style style:name="T56" style:family="text">
      <style:text-properties fo:font-style="italic" officeooo:rsid="008d2966" style:font-style-asian="italic" style:font-style-complex="italic"/>
    </style:style>
    <style:style style:name="T57" style:family="text">
      <style:text-properties fo:font-style="italic" officeooo:rsid="009208c0" style:font-style-asian="italic" style:font-style-complex="italic"/>
    </style:style>
    <style:style style:name="T58" style:family="text">
      <style:text-properties fo:font-style="italic" officeooo:rsid="00948bce" style:font-style-asian="italic" style:font-style-complex="italic"/>
    </style:style>
    <style:style style:name="T59" style:family="text">
      <style:text-properties fo:font-style="italic" officeooo:rsid="00a1e64a" style:font-style-asian="italic" style:font-style-complex="italic"/>
    </style:style>
    <style:style style:name="T60" style:family="text">
      <style:text-properties fo:font-style="italic" officeooo:rsid="00a4cabe" style:font-style-asian="italic" style:font-style-complex="italic"/>
    </style:style>
    <style:style style:name="T61" style:family="text">
      <style:text-properties fo:font-style="italic" officeooo:rsid="00a791eb" style:font-style-asian="italic" style:font-style-complex="italic"/>
    </style:style>
    <style:style style:name="T62" style:family="text">
      <style:text-properties fo:font-style="italic" officeooo:rsid="00ba52a7" style:font-style-asian="italic" style:font-style-complex="italic"/>
    </style:style>
    <style:style style:name="T63" style:family="text">
      <style:text-properties fo:font-style="italic" officeooo:rsid="00bb9b7c" style:font-style-asian="italic" style:font-style-complex="italic"/>
    </style:style>
    <style:style style:name="T64" style:family="text">
      <style:text-properties fo:font-style="italic" officeooo:rsid="00bf402a" style:font-style-asian="italic" style:font-style-complex="italic"/>
    </style:style>
    <style:style style:name="T65" style:family="text">
      <style:text-properties fo:font-style="italic" officeooo:rsid="00c5d92d" style:font-style-asian="italic" style:font-style-complex="italic"/>
    </style:style>
    <style:style style:name="T66" style:family="text">
      <style:text-properties fo:font-style="italic" officeooo:rsid="00cc1765" style:font-style-asian="italic" style:font-style-complex="italic"/>
    </style:style>
    <style:style style:name="T67" style:family="text">
      <style:text-properties fo:font-style="italic" officeooo:rsid="00dea920" style:font-style-asian="italic" style:font-style-complex="italic"/>
    </style:style>
    <style:style style:name="T68" style:family="text">
      <style:text-properties fo:font-style="italic" officeooo:rsid="00e2967e" style:font-style-asian="italic" style:font-style-complex="italic"/>
    </style:style>
    <style:style style:name="T69" style:family="text">
      <style:text-properties fo:font-style="italic" officeooo:rsid="00e60ce6" style:font-style-asian="italic" style:font-style-complex="italic"/>
    </style:style>
    <style:style style:name="T70" style:family="text">
      <style:text-properties fo:font-style="italic" officeooo:rsid="0114282e" style:font-style-asian="italic" style:font-style-complex="italic"/>
    </style:style>
    <style:style style:name="T71" style:family="text">
      <style:text-properties fo:font-style="italic" officeooo:rsid="01148007" style:font-style-asian="italic" style:font-style-complex="italic"/>
    </style:style>
    <style:style style:name="T72" style:family="text">
      <style:text-properties fo:font-style="italic" officeooo:rsid="0114bd26" style:font-style-asian="italic" style:font-style-complex="italic"/>
    </style:style>
    <style:style style:name="T73" style:family="text">
      <style:text-properties fo:font-style="italic" officeooo:rsid="011aa58c" style:font-style-asian="italic" style:font-style-complex="italic"/>
    </style:style>
    <style:style style:name="T74" style:family="text">
      <style:text-properties fo:font-style="italic" officeooo:rsid="01497c0b" style:font-style-asian="italic" style:font-style-complex="italic"/>
    </style:style>
    <style:style style:name="T75" style:family="text">
      <style:text-properties fo:font-style="italic" officeooo:rsid="016daf4a" style:font-style-asian="italic" style:font-style-complex="italic"/>
    </style:style>
    <style:style style:name="T76" style:family="text">
      <style:text-properties fo:font-style="italic" officeooo:rsid="01ec2cc2" style:font-style-asian="italic" style:font-style-complex="italic"/>
    </style:style>
    <style:style style:name="T77" style:family="text">
      <style:text-properties fo:font-style="italic" officeooo:rsid="01ea6e0c" style:font-style-asian="italic" style:font-style-complex="italic"/>
    </style:style>
    <style:style style:name="T78" style:family="text">
      <style:text-properties fo:font-style="italic" officeooo:rsid="01f5dd02" style:font-style-asian="italic" style:font-style-complex="italic"/>
    </style:style>
    <style:style style:name="T79" style:family="text">
      <style:text-properties fo:font-style="italic" officeooo:rsid="01e749f1" style:font-style-asian="italic" style:font-style-complex="italic"/>
    </style:style>
    <style:style style:name="T80" style:family="text">
      <style:text-properties fo:font-style="italic" officeooo:rsid="026655dc" style:font-style-asian="italic" style:font-style-complex="italic"/>
    </style:style>
    <style:style style:name="T81" style:family="text">
      <style:text-properties fo:font-style="italic" officeooo:rsid="026983c6" style:font-style-asian="italic" style:font-style-complex="italic"/>
    </style:style>
    <style:style style:name="T82" style:family="text">
      <style:text-properties fo:font-style="italic" officeooo:rsid="026e589a" style:font-style-asian="italic" style:font-style-complex="italic"/>
    </style:style>
    <style:style style:name="T83" style:family="text">
      <style:text-properties fo:font-style="italic" officeooo:rsid="02797eb3" style:font-style-asian="italic" style:font-style-complex="italic"/>
    </style:style>
    <style:style style:name="T84" style:family="text">
      <style:text-properties fo:font-style="italic" officeooo:rsid="028076b6" style:font-style-asian="italic" style:font-style-complex="italic"/>
    </style:style>
    <style:style style:name="T85" style:family="text">
      <style:text-properties fo:font-style="italic" officeooo:rsid="0286330c" style:font-style-asian="italic" style:font-style-complex="italic"/>
    </style:style>
    <style:style style:name="T86" style:family="text">
      <style:text-properties fo:font-style="italic" officeooo:rsid="0286585a" style:font-style-asian="italic" style:font-style-complex="italic"/>
    </style:style>
    <style:style style:name="T87" style:family="text">
      <style:text-properties fo:font-style="italic" officeooo:rsid="02875c90" style:font-style-asian="italic" style:font-style-complex="italic"/>
    </style:style>
    <style:style style:name="T88" style:family="text">
      <style:text-properties fo:font-style="italic" officeooo:rsid="028863d9" style:font-style-asian="italic" style:font-style-complex="italic"/>
    </style:style>
    <style:style style:name="T89" style:family="text">
      <style:text-properties fo:font-style="italic" officeooo:rsid="02969834" style:font-style-asian="italic" style:font-style-complex="italic"/>
    </style:style>
    <style:style style:name="T90" style:family="text">
      <style:text-properties fo:font-style="italic" officeooo:rsid="029a1d61" style:font-style-asian="italic" style:font-style-complex="italic"/>
    </style:style>
    <style:style style:name="T91" style:family="text">
      <style:text-properties fo:font-style="italic" officeooo:rsid="029d2286" style:font-style-asian="italic" style:font-style-complex="italic"/>
    </style:style>
    <style:style style:name="T92" style:family="text">
      <style:text-properties fo:font-style="italic" officeooo:rsid="02a2867f" style:font-style-asian="italic" style:font-style-complex="italic"/>
    </style:style>
    <style:style style:name="T93" style:family="text">
      <style:text-properties fo:font-style="italic" officeooo:rsid="02aa0c10" style:font-style-asian="italic" style:font-style-complex="italic"/>
    </style:style>
    <style:style style:name="T94" style:family="text">
      <style:text-properties fo:font-style="italic" officeooo:rsid="02bdc0c5" style:font-style-asian="italic" style:font-style-complex="italic"/>
    </style:style>
    <style:style style:name="T95" style:family="text">
      <style:text-properties fo:font-style="italic" officeooo:rsid="02c9b8a4" style:font-style-asian="italic" style:font-style-complex="italic"/>
    </style:style>
    <style:style style:name="T96" style:family="text">
      <style:text-properties fo:font-style="italic" officeooo:rsid="02cafa14" style:font-style-asian="italic" style:font-style-complex="italic"/>
    </style:style>
    <style:style style:name="T97" style:family="text">
      <style:text-properties fo:font-style="italic" officeooo:rsid="02ceaaec" style:font-style-asian="italic" style:font-style-complex="italic"/>
    </style:style>
    <style:style style:name="T98" style:family="text">
      <style:text-properties fo:font-style="italic" officeooo:rsid="02cf66d5" style:font-style-asian="italic" style:font-style-complex="italic"/>
    </style:style>
    <style:style style:name="T99" style:family="text">
      <style:text-properties fo:font-style="italic" officeooo:rsid="02eb5619" style:font-style-asian="italic" style:font-style-complex="italic"/>
    </style:style>
    <style:style style:name="T100" style:family="text">
      <style:text-properties fo:font-style="italic" officeooo:rsid="02ee073d" style:font-style-asian="italic" style:font-style-complex="italic"/>
    </style:style>
    <style:style style:name="T101" style:family="text">
      <style:text-properties fo:font-style="italic" officeooo:rsid="02eeb44d" style:font-style-asian="italic" style:font-style-complex="italic"/>
    </style:style>
    <style:style style:name="T102" style:family="text">
      <style:text-properties fo:font-style="italic" officeooo:rsid="030bb8bf" style:font-style-asian="italic" style:font-style-complex="italic"/>
    </style:style>
    <style:style style:name="T103" style:family="text">
      <style:text-properties fo:font-style="italic" officeooo:rsid="030d39ef" style:font-style-asian="italic" style:font-style-complex="italic"/>
    </style:style>
    <style:style style:name="T104" style:family="text">
      <style:text-properties fo:font-style="italic" officeooo:rsid="030f667f" style:font-style-asian="italic" style:font-style-complex="italic"/>
    </style:style>
    <style:style style:name="T105" style:family="text">
      <style:text-properties fo:font-style="italic" officeooo:rsid="039b7995" style:font-style-asian="italic" style:font-style-complex="italic"/>
    </style:style>
    <style:style style:name="T106" style:family="text">
      <style:text-properties fo:font-style="italic" officeooo:rsid="03a58364" style:font-style-asian="italic" style:font-style-complex="italic"/>
    </style:style>
    <style:style style:name="T107" style:family="text">
      <style:text-properties fo:font-style="italic" officeooo:rsid="02fe5ad1" style:font-style-asian="italic" style:font-style-complex="italic"/>
    </style:style>
    <style:style style:name="T108" style:family="text">
      <style:text-properties fo:font-style="italic" officeooo:rsid="03a5fc34" style:font-style-asian="italic" style:font-style-complex="italic"/>
    </style:style>
    <style:style style:name="T109" style:family="text">
      <style:text-properties fo:font-style="italic" officeooo:rsid="00c6e0d6" style:font-style-asian="italic" style:font-style-complex="italic"/>
    </style:style>
    <style:style style:name="T110" style:family="text">
      <style:text-properties fo:font-style="italic" officeooo:rsid="03b32705" style:font-style-asian="italic" style:font-style-complex="italic"/>
    </style:style>
    <style:style style:name="T111" style:family="text">
      <style:text-properties fo:font-style="italic" officeooo:rsid="03b32a99" style:font-style-asian="italic" style:font-style-complex="italic"/>
    </style:style>
    <style:style style:name="T112" style:family="text">
      <style:text-properties fo:font-style="italic" officeooo:rsid="03db6371" style:font-style-asian="italic" style:font-style-complex="italic"/>
    </style:style>
    <style:style style:name="T113" style:family="text">
      <style:text-properties fo:font-style="italic" officeooo:rsid="03de2505" style:font-style-asian="italic" style:font-style-complex="italic"/>
    </style:style>
    <style:style style:name="T114" style:family="text">
      <style:text-properties fo:font-style="italic" officeooo:rsid="03e00714" style:font-style-asian="italic" style:font-style-complex="italic"/>
    </style:style>
    <style:style style:name="T115" style:family="text">
      <style:text-properties fo:font-style="italic" officeooo:rsid="041ea08c" style:font-style-asian="italic" style:font-style-complex="italic"/>
    </style:style>
    <style:style style:name="T116" style:family="text">
      <style:text-properties fo:font-style="italic" officeooo:rsid="04213613" style:font-style-asian="italic" style:font-style-complex="italic"/>
    </style:style>
    <style:style style:name="T117" style:family="text">
      <style:text-properties fo:font-style="italic" officeooo:rsid="04478d3c" style:font-style-asian="italic" style:font-style-complex="italic"/>
    </style:style>
    <style:style style:name="T118" style:family="text">
      <style:text-properties fo:font-style="italic" officeooo:rsid="0465f9ee" style:font-style-asian="italic" style:font-style-complex="italic"/>
    </style:style>
    <style:style style:name="T119" style:family="text">
      <style:text-properties fo:font-style="italic" officeooo:rsid="045939cc" style:font-style-asian="italic" style:font-style-complex="italic"/>
    </style:style>
    <style:style style:name="T120" style:family="text">
      <style:text-properties fo:font-style="italic" officeooo:rsid="01f8eba5" style:font-style-asian="italic" style:font-style-complex="italic"/>
    </style:style>
    <style:style style:name="T121" style:family="text">
      <style:text-properties fo:font-style="italic" officeooo:rsid="005441cb" style:font-style-asian="italic" style:font-style-complex="italic"/>
    </style:style>
    <style:style style:name="T122" style:family="text">
      <style:text-properties fo:font-style="italic" officeooo:rsid="04ba6034" style:font-style-asian="italic" style:font-style-complex="italic"/>
    </style:style>
    <style:style style:name="T123" style:family="text">
      <style:text-properties fo:font-style="italic" officeooo:rsid="043acc52" style:font-style-asian="italic" style:font-style-complex="italic"/>
    </style:style>
    <style:style style:name="T124" style:family="text">
      <style:text-properties fo:font-style="italic" officeooo:rsid="007a4ad7" style:font-style-asian="italic" style:font-size-complex="10pt" style:font-style-complex="italic"/>
    </style:style>
    <style:style style:name="T125" style:family="text">
      <style:text-properties fo:font-style="italic" officeooo:rsid="00a791eb" style:font-style-asian="italic" style:font-size-complex="10pt" style:font-style-complex="italic"/>
    </style:style>
    <style:style style:name="T126" style:family="text">
      <style:text-properties fo:font-style="italic" officeooo:rsid="0118f6ad" style:font-style-asian="italic" style:font-size-complex="10pt" style:font-style-complex="italic"/>
    </style:style>
    <style:style style:name="T127" style:family="text">
      <style:text-properties fo:font-style="italic" officeooo:rsid="01100cd4" style:font-style-asian="italic" style:font-size-complex="10pt" style:font-style-complex="italic"/>
    </style:style>
    <style:style style:name="T128" style:family="text">
      <style:text-properties fo:font-style="italic" officeooo:rsid="010b4322" style:font-style-asian="italic" style:font-size-complex="10pt" style:font-style-complex="italic"/>
    </style:style>
    <style:style style:name="T129" style:family="text">
      <style:text-properties fo:font-style="italic" officeooo:rsid="0076dbab" style:font-style-asian="italic" style:font-size-complex="10pt" style:font-style-complex="italic"/>
    </style:style>
    <style:style style:name="T130" style:family="text">
      <style:text-properties fo:font-style="italic" officeooo:rsid="029d2286" style:font-style-asian="italic" style:font-size-complex="10pt" style:font-style-complex="italic"/>
    </style:style>
    <style:style style:name="T131" style:family="text">
      <style:text-properties fo:font-style="italic" officeooo:rsid="038d1ece" style:font-style-asian="italic" style:font-size-complex="10pt" style:font-style-complex="italic"/>
    </style:style>
    <style:style style:name="T132" style:family="text">
      <style:text-properties fo:font-style="italic" fo:font-weight="normal" style:font-style-asian="italic" style:font-weight-asian="normal" style:font-style-complex="italic" style:font-weight-complex="normal"/>
    </style:style>
    <style:style style:name="T133" style:family="text">
      <style:text-properties fo:font-style="italic" fo:font-weight="normal" officeooo:rsid="00a7b17a" style:font-style-asian="italic" style:font-weight-asian="normal" style:font-style-complex="italic" style:font-weight-complex="normal"/>
    </style:style>
    <style:style style:name="T134" style:family="text">
      <style:text-properties fo:font-style="italic" fo:font-weight="normal" officeooo:rsid="00ab3d05" style:font-style-asian="italic" style:font-weight-asian="normal" style:font-style-complex="italic" style:font-weight-complex="normal"/>
    </style:style>
    <style:style style:name="T135" style:family="text">
      <style:text-properties fo:font-style="italic" fo:font-weight="normal" officeooo:rsid="007a4ad7" style:font-style-asian="italic" style:font-weight-asian="normal" style:font-style-complex="italic" style:font-weight-complex="normal"/>
    </style:style>
    <style:style style:name="T136" style:family="text">
      <style:text-properties fo:font-style="italic" fo:font-weight="normal" officeooo:rsid="028076b6" style:font-style-asian="italic" style:font-weight-asian="normal" style:font-style-complex="italic" style:font-weight-complex="normal"/>
    </style:style>
    <style:style style:name="T137" style:family="text">
      <style:text-properties fo:font-style="italic" fo:font-weight="normal" officeooo:rsid="0074b7d2" style:font-style-asian="italic" style:font-weight-asian="normal" style:font-style-complex="italic" style:font-weight-complex="normal"/>
    </style:style>
    <style:style style:name="T138" style:family="text">
      <style:text-properties fo:font-style="italic" fo:font-weight="normal" officeooo:rsid="011aa58c" style:font-style-asian="italic" style:font-weight-asian="normal" style:font-style-complex="italic" style:font-weight-complex="normal"/>
    </style:style>
    <style:style style:name="T139" style:family="text">
      <style:text-properties fo:font-style="italic" fo:font-weight="normal" officeooo:rsid="010dc743" style:font-style-asian="italic" style:font-weight-asian="normal" style:font-style-complex="italic" style:font-weight-complex="normal"/>
    </style:style>
    <style:style style:name="T140" style:family="text">
      <style:text-properties fo:font-style="italic" fo:font-weight="normal" officeooo:rsid="0076dbab" style:font-style-asian="italic" style:font-weight-asian="normal" style:font-style-complex="italic" style:font-weight-complex="normal"/>
    </style:style>
    <style:style style:name="T141" style:family="text">
      <style:text-properties fo:font-style="italic" fo:font-weight="normal" officeooo:rsid="02998743" style:font-style-asian="italic" style:font-weight-asian="normal" style:font-style-complex="italic" style:font-weight-complex="normal"/>
    </style:style>
    <style:style style:name="T142" style:family="text">
      <style:text-properties fo:font-style="italic" fo:font-weight="normal" officeooo:rsid="029a5b18" style:font-style-asian="italic" style:font-weight-asian="normal" style:font-style-complex="italic" style:font-weight-complex="normal"/>
    </style:style>
    <style:style style:name="T143" style:family="text">
      <style:text-properties fo:font-style="italic" fo:font-weight="normal" officeooo:rsid="029c6b72" style:font-style-asian="italic" style:font-weight-asian="normal" style:font-style-complex="italic" style:font-weight-complex="normal"/>
    </style:style>
    <style:style style:name="T144" style:family="text">
      <style:text-properties fo:font-style="italic" fo:font-weight="normal" officeooo:rsid="02ceaaec" style:font-style-asian="italic" style:font-weight-asian="normal" style:font-style-complex="italic" style:font-weight-complex="normal"/>
    </style:style>
    <style:style style:name="T145" style:family="text">
      <style:text-properties fo:font-style="italic" fo:font-weight="normal" officeooo:rsid="030bb8bf" style:font-style-asian="italic" style:font-weight-asian="normal" style:font-style-complex="italic" style:font-weight-complex="normal"/>
    </style:style>
    <style:style style:name="T146" style:family="text">
      <style:text-properties fo:font-style="italic" fo:font-weight="normal" officeooo:rsid="038d1ece" style:font-style-asian="italic" style:font-weight-asian="normal" style:font-style-complex="italic" style:font-weight-complex="normal"/>
    </style:style>
    <style:style style:name="T147" style:family="text">
      <style:text-properties fo:font-style="italic" fo:font-weight="normal" style:font-style-asian="italic" style:font-weight-asian="normal" style:font-size-complex="10pt" style:font-style-complex="italic" style:font-weight-complex="normal"/>
    </style:style>
    <style:style style:name="T148" style:family="text">
      <style:text-properties fo:font-style="italic" fo:font-weight="normal" officeooo:rsid="0076dbab" style:font-style-asian="italic" style:font-weight-asian="normal" style:font-size-complex="10pt" style:font-style-complex="italic" style:font-weight-complex="normal"/>
    </style:style>
    <style:style style:name="T149" style:family="text">
      <style:text-properties fo:font-style="italic" fo:font-weight="normal" officeooo:rsid="007a4ad7" style:font-style-asian="italic" style:font-weight-asian="normal" style:font-size-complex="10pt" style:font-style-complex="italic" style:font-weight-complex="normal"/>
    </style:style>
    <style:style style:name="T150" style:family="text">
      <style:text-properties fo:font-style="italic" fo:font-weight="normal" officeooo:rsid="007ca613" style:font-style-asian="italic" style:font-weight-asian="normal" style:font-size-complex="10pt" style:font-style-complex="italic" style:font-weight-complex="normal"/>
    </style:style>
    <style:style style:name="T151" style:family="text">
      <style:text-properties fo:font-style="italic" fo:font-weight="normal" officeooo:rsid="0088adaa" style:font-style-asian="italic" style:font-weight-asian="normal" style:font-size-complex="10pt" style:font-style-complex="italic" style:font-weight-complex="normal"/>
    </style:style>
    <style:style style:name="T152" style:family="text">
      <style:text-properties fo:font-style="italic" fo:font-weight="normal" officeooo:rsid="01148007" style:font-style-asian="italic" style:font-weight-asian="normal" style:font-size-complex="10pt" style:font-style-complex="italic" style:font-weight-complex="normal"/>
    </style:style>
    <style:style style:name="T153" style:family="text">
      <style:text-properties fo:font-style="italic" fo:font-weight="normal" officeooo:rsid="0114bd26" style:font-style-asian="italic" style:font-weight-asian="normal" style:font-size-complex="10pt" style:font-style-complex="italic" style:font-weight-complex="normal"/>
    </style:style>
    <style:style style:name="T154" style:family="text">
      <style:text-properties fo:font-style="italic" fo:font-weight="normal" officeooo:rsid="026655dc" style:font-style-asian="italic" style:font-weight-asian="normal" style:font-size-complex="10pt" style:font-style-complex="italic" style:font-weight-complex="normal"/>
    </style:style>
    <style:style style:name="T155" style:family="text">
      <style:text-properties fo:font-style="italic" fo:font-weight="normal" officeooo:rsid="029eb956" style:font-style-asian="italic" style:font-weight-asian="normal" style:font-size-complex="10pt" style:font-style-complex="italic" style:font-weight-complex="normal"/>
    </style:style>
    <style:style style:name="T156" style:family="text">
      <style:text-properties fo:font-style="italic" fo:font-weight="normal" officeooo:rsid="02a16236" style:font-style-asian="italic" style:font-weight-asian="normal" style:font-size-complex="10pt" style:font-style-complex="italic" style:font-weight-complex="normal"/>
    </style:style>
    <style:style style:name="T157" style:family="text">
      <style:text-properties fo:font-style="italic" fo:font-weight="normal" officeooo:rsid="0114282e" style:font-style-asian="italic" style:font-weight-asian="normal" style:font-size-complex="10pt" style:font-style-complex="italic" style:font-weight-complex="normal"/>
    </style:style>
    <style:style style:name="T158" style:family="text">
      <style:text-properties fo:font-style="italic" fo:font-weight="normal" officeooo:rsid="02aa0c10" style:font-style-asian="italic" style:font-weight-asian="normal" style:font-size-complex="10pt" style:font-style-complex="italic" style:font-weight-complex="normal"/>
    </style:style>
    <style:style style:name="T159" style:family="text">
      <style:text-properties fo:font-style="italic" fo:font-weight="normal" officeooo:rsid="00a791eb" fo:background-color="transparent" loext:char-shading-value="0" style:font-style-asian="italic" style:font-weight-asian="normal" style:font-style-complex="italic" style:font-weight-complex="normal"/>
    </style:style>
    <style:style style:name="T160" style:family="text">
      <style:text-properties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61" style:family="text">
      <style:text-properties fo:font-style="italic" fo:font-weight="normal" officeooo:rsid="02aa0c10" style:language-asian="zxx" style:country-asian="none" style:font-style-asian="italic" style:font-weight-asian="normal" style:font-size-complex="10pt" style:language-complex="zxx" style:country-complex="none" style:font-style-complex="italic" style:font-weight-complex="normal"/>
    </style:style>
    <style:style style:name="T162" style:family="text">
      <style:text-properties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63" style:family="text">
      <style:text-properties fo:font-style="italic" fo:font-weight="normal" officeooo:rsid="026655dc" style:language-asian="zxx" style:country-asian="none" style:font-style-asian="italic" style:font-weight-asian="normal" style:font-size-complex="10pt" style:language-complex="zxx" style:country-complex="none" style:font-style-complex="italic" style:font-weight-complex="normal"/>
    </style:style>
    <style:style style:name="T164" style:family="text">
      <style:text-properties fo:font-style="italic" fo:font-weight="normal" officeooo:rsid="0117374b" style:language-asian="zxx" style:country-asian="none" style:font-style-asian="italic" style:font-weight-asian="normal" style:font-size-complex="10pt" style:language-complex="zxx" style:country-complex="none" style:font-style-complex="italic" style:font-weight-complex="normal"/>
    </style:style>
    <style:style style:name="T165" style:family="text">
      <style:text-properties fo:font-style="italic" style:text-underline-style="none" style:font-style-asian="italic" style:font-style-complex="italic"/>
    </style:style>
    <style:style style:name="T166" style:family="text">
      <style:text-properties fo:font-style="italic" style:text-underline-style="none" officeooo:rsid="01385db8" style:font-style-asian="italic" style:font-style-complex="italic"/>
    </style:style>
    <style:style style:name="T167" style:family="text">
      <style:text-properties fo:font-style="italic" style:text-underline-style="none" officeooo:rsid="02d8dd54" style:font-style-asian="italic" style:font-style-complex="italic"/>
    </style:style>
    <style:style style:name="T168" style:family="text">
      <style:text-properties fo:font-style="italic" style:text-underline-style="none" officeooo:rsid="03a80d4b" style:font-style-asian="italic" style:font-style-complex="italic"/>
    </style:style>
    <style:style style:name="T169" style:family="text">
      <style:text-properties fo:font-style="italic" style:text-underline-style="none" officeooo:rsid="041ea08c" style:font-style-asian="italic" style:font-style-complex="italic"/>
    </style:style>
    <style:style style:name="T170" style:family="text">
      <style:text-properties fo:font-style="italic" style:text-underline-style="none" officeooo:rsid="04d7af9c" style:font-style-asian="italic" style:font-style-complex="italic"/>
    </style:style>
    <style:style style:name="T171" style:family="text">
      <style:text-properties fo:font-style="italic" style:text-underline-style="none" officeooo:rsid="04f4a20f" style:font-style-asian="italic" style:font-style-complex="italic"/>
    </style:style>
    <style:style style:name="T172" style:family="text">
      <style:text-properties fo:font-style="italic" style:text-underline-style="none" officeooo:rsid="02fc0fca" fo:background-color="transparent" loext:char-shading-value="0" style:font-style-asian="italic" style:font-style-complex="italic"/>
    </style:style>
    <style:style style:name="T173" style:family="text">
      <style:text-properties fo:font-style="italic" fo:background-color="transparent" loext:char-shading-value="0" style:font-style-asian="italic" style:font-style-complex="italic"/>
    </style:style>
    <style:style style:name="T174" style:family="text">
      <style:text-properties fo:font-style="italic" officeooo:rsid="009208c0" fo:background-color="transparent" loext:char-shading-value="0" style:font-style-asian="italic" style:font-style-complex="italic"/>
    </style:style>
    <style:style style:name="T175" style:family="text">
      <style:text-properties fo:font-style="italic" officeooo:rsid="00a791eb" fo:background-color="transparent" loext:char-shading-value="0" style:font-style-asian="italic" style:font-style-complex="italic"/>
    </style:style>
    <style:style style:name="T176" style:family="text">
      <style:text-properties fo:font-style="italic" officeooo:rsid="00b54e79" fo:background-color="transparent" loext:char-shading-value="0" style:font-style-asian="italic" style:font-style-complex="italic"/>
    </style:style>
    <style:style style:name="T177" style:family="text">
      <style:text-properties fo:font-style="italic" officeooo:rsid="00e60ce6" fo:background-color="transparent" loext:char-shading-value="0" style:font-style-asian="italic" style:font-style-complex="italic"/>
    </style:style>
    <style:style style:name="T178" style:family="text">
      <style:text-properties fo:font-style="italic" officeooo:rsid="026a9ca4" fo:background-color="transparent" loext:char-shading-value="0" style:font-style-asian="italic" style:font-style-complex="italic"/>
    </style:style>
    <style:style style:name="T179" style:family="text">
      <style:text-properties fo:font-style="italic" officeooo:rsid="027085c8" fo:background-color="transparent" loext:char-shading-value="0" style:font-style-asian="italic" style:font-style-complex="italic"/>
    </style:style>
    <style:style style:name="T180" style:family="text">
      <style:text-properties fo:font-style="italic" officeooo:rsid="02797eb3" fo:background-color="transparent" loext:char-shading-value="0" style:font-style-asian="italic" style:font-style-complex="italic"/>
    </style:style>
    <style:style style:name="T181" style:family="text">
      <style:text-properties fo:font-style="italic" officeooo:rsid="027e54b4" fo:background-color="transparent" loext:char-shading-value="0" style:font-style-asian="italic" style:font-style-complex="italic"/>
    </style:style>
    <style:style style:name="T182" style:family="text">
      <style:text-properties fo:font-style="italic" officeooo:rsid="02f90dcc" fo:background-color="transparent" loext:char-shading-value="0" style:font-style-asian="italic" style:font-style-complex="italic"/>
    </style:style>
    <style:style style:name="T183" style:family="text">
      <style:text-properties fo:font-style="italic" officeooo:rsid="030f667f" fo:background-color="transparent" loext:char-shading-value="0" style:font-style-asian="italic" style:font-style-complex="italic"/>
    </style:style>
    <style:style style:name="T184" style:family="text">
      <style:text-properties fo:font-style="italic" officeooo:rsid="03111452" fo:background-color="transparent" loext:char-shading-value="0" style:font-style-asian="italic" style:font-style-complex="italic"/>
    </style:style>
    <style:style style:name="T185" style:family="text">
      <style:text-properties fo:font-style="italic" officeooo:rsid="03a0e05f" fo:background-color="transparent" loext:char-shading-value="0" style:font-style-asian="italic" style:font-style-complex="italic"/>
    </style:style>
    <style:style style:name="T186" style:family="text">
      <style:text-properties fo:font-style="italic" officeooo:rsid="03a58364" fo:background-color="transparent" loext:char-shading-value="0" style:font-style-asian="italic" style:font-style-complex="italic"/>
    </style:style>
    <style:style style:name="T187" style:family="text">
      <style:text-properties fo:font-style="italic" officeooo:rsid="03a5fc34" fo:background-color="transparent" loext:char-shading-value="0" style:font-style-asian="italic" style:font-style-complex="italic"/>
    </style:style>
    <style:style style:name="T188" style:family="text">
      <style:text-properties fo:font-style="italic" officeooo:rsid="010b4322" fo:background-color="transparent" loext:char-shading-value="0" style:font-style-asian="italic" style:font-size-complex="10pt" style:font-style-complex="italic"/>
    </style:style>
    <style:style style:name="T189" style:family="text">
      <style:text-properties fo:font-style="italic" officeooo:rsid="029d2286" fo:background-color="transparent" loext:char-shading-value="0" style:font-style-asian="italic" style:font-size-complex="10pt" style:font-style-complex="italic"/>
    </style:style>
    <style:style style:name="T190" style:family="text">
      <style:text-properties fo:font-style="italic" officeooo:rsid="02aa0c10" style:language-asian="zxx" style:country-asian="none" style:font-style-asian="italic" style:language-complex="zxx" style:country-complex="none" style:font-style-complex="italic"/>
    </style:style>
    <style:style style:name="T191" style:family="text">
      <style:text-properties fo:font-style="italic" officeooo:rsid="01148007" style:language-asian="zxx" style:country-asian="none" style:font-style-asian="italic" style:language-complex="zxx" style:country-complex="none" style:font-style-complex="italic"/>
    </style:style>
    <style:style style:name="T192" style:family="text">
      <style:text-properties fo:font-style="normal" style:font-style-asian="normal" style:font-style-complex="normal"/>
    </style:style>
    <style:style style:name="T193" style:family="text">
      <style:text-properties fo:font-style="normal" officeooo:rsid="002c63b5" style:font-style-asian="normal" style:font-style-complex="normal"/>
    </style:style>
    <style:style style:name="T194" style:family="text">
      <style:text-properties fo:font-style="normal" officeooo:rsid="007560bd" style:font-style-asian="normal" style:font-style-complex="normal"/>
    </style:style>
    <style:style style:name="T195" style:family="text">
      <style:text-properties fo:font-style="normal" officeooo:rsid="007a4ad7" style:font-style-asian="normal" style:font-style-complex="normal"/>
    </style:style>
    <style:style style:name="T196" style:family="text">
      <style:text-properties fo:font-style="normal" officeooo:rsid="0085c2ee" style:font-style-asian="normal" style:font-style-complex="normal"/>
    </style:style>
    <style:style style:name="T197" style:family="text">
      <style:text-properties fo:font-style="normal" officeooo:rsid="008c3ca6" style:font-style-asian="normal" style:font-style-complex="normal"/>
    </style:style>
    <style:style style:name="T198" style:family="text">
      <style:text-properties fo:font-style="normal" officeooo:rsid="008d2966" style:font-style-asian="normal" style:font-style-complex="normal"/>
    </style:style>
    <style:style style:name="T199" style:family="text">
      <style:text-properties fo:font-style="normal" officeooo:rsid="0093b8d4" style:font-style-asian="normal" style:font-style-complex="normal"/>
    </style:style>
    <style:style style:name="T200" style:family="text">
      <style:text-properties fo:font-style="normal" officeooo:rsid="00948bce" style:font-style-asian="normal" style:font-style-complex="normal"/>
    </style:style>
    <style:style style:name="T201" style:family="text">
      <style:text-properties fo:font-style="normal" officeooo:rsid="0095179f" style:font-style-asian="normal" style:font-style-complex="normal"/>
    </style:style>
    <style:style style:name="T202" style:family="text">
      <style:text-properties fo:font-style="normal" officeooo:rsid="00a791eb" style:font-style-asian="normal" style:font-style-complex="normal"/>
    </style:style>
    <style:style style:name="T203" style:family="text">
      <style:text-properties fo:font-style="normal" officeooo:rsid="00cc1765" style:font-style-asian="normal" style:font-style-complex="normal"/>
    </style:style>
    <style:style style:name="T204" style:family="text">
      <style:text-properties fo:font-style="normal" officeooo:rsid="00ccf8d0" style:font-style-asian="normal" style:font-style-complex="normal"/>
    </style:style>
    <style:style style:name="T205" style:family="text">
      <style:text-properties fo:font-style="normal" officeooo:rsid="00e60ce6" style:font-style-asian="normal" style:font-style-complex="normal"/>
    </style:style>
    <style:style style:name="T206" style:family="text">
      <style:text-properties fo:font-style="normal" officeooo:rsid="00ed4955" style:font-style-asian="normal" style:font-style-complex="normal"/>
    </style:style>
    <style:style style:name="T207" style:family="text">
      <style:text-properties fo:font-style="normal" officeooo:rsid="0101da7e" style:font-style-asian="normal" style:font-style-complex="normal"/>
    </style:style>
    <style:style style:name="T208" style:family="text">
      <style:text-properties fo:font-style="normal" officeooo:rsid="010b0744" style:font-style-asian="normal" style:font-style-complex="normal"/>
    </style:style>
    <style:style style:name="T209" style:family="text">
      <style:text-properties fo:font-style="normal" officeooo:rsid="010b4322" style:font-style-asian="normal" style:font-style-complex="normal"/>
    </style:style>
    <style:style style:name="T210" style:family="text">
      <style:text-properties fo:font-style="normal" officeooo:rsid="011aa58c" style:font-style-asian="normal" style:font-style-complex="normal"/>
    </style:style>
    <style:style style:name="T211" style:family="text">
      <style:text-properties fo:font-style="normal" officeooo:rsid="00a5c197" style:font-style-asian="normal" style:font-style-complex="normal"/>
    </style:style>
    <style:style style:name="T212" style:family="text">
      <style:text-properties fo:font-style="normal" officeooo:rsid="011dc813" style:font-style-asian="normal" style:font-style-complex="normal"/>
    </style:style>
    <style:style style:name="T213" style:family="text">
      <style:text-properties fo:font-style="normal" officeooo:rsid="0121d67a" style:font-style-asian="normal" style:font-style-complex="normal"/>
    </style:style>
    <style:style style:name="T214" style:family="text">
      <style:text-properties fo:font-style="normal" officeooo:rsid="012f23a4" style:font-style-asian="normal" style:font-style-complex="normal"/>
    </style:style>
    <style:style style:name="T215" style:family="text">
      <style:text-properties fo:font-style="normal" officeooo:rsid="0153a762" style:font-style-asian="normal" style:font-style-complex="normal"/>
    </style:style>
    <style:style style:name="T216" style:family="text">
      <style:text-properties fo:font-style="normal" officeooo:rsid="01b0cb00" style:font-style-asian="normal" style:font-style-complex="normal"/>
    </style:style>
    <style:style style:name="T217" style:family="text">
      <style:text-properties fo:font-style="normal" officeooo:rsid="01f5dd02" style:font-style-asian="normal" style:font-style-complex="normal"/>
    </style:style>
    <style:style style:name="T218" style:family="text">
      <style:text-properties fo:font-style="normal" officeooo:rsid="01dd9f60" style:font-style-asian="normal" style:font-style-complex="normal"/>
    </style:style>
    <style:style style:name="T219" style:family="text">
      <style:text-properties fo:font-style="normal" officeooo:rsid="01f7be62" style:font-style-asian="normal" style:font-style-complex="normal"/>
    </style:style>
    <style:style style:name="T220" style:family="text">
      <style:text-properties fo:font-style="normal" officeooo:rsid="01ea6e0c" style:font-style-asian="normal" style:font-style-complex="normal"/>
    </style:style>
    <style:style style:name="T221" style:family="text">
      <style:text-properties fo:font-style="normal" officeooo:rsid="0279c78b" style:font-style-asian="normal" style:font-style-complex="normal"/>
    </style:style>
    <style:style style:name="T222" style:family="text">
      <style:text-properties fo:font-style="normal" officeooo:rsid="0286330c" style:font-style-asian="normal" style:font-style-complex="normal"/>
    </style:style>
    <style:style style:name="T223" style:family="text">
      <style:text-properties fo:font-style="normal" officeooo:rsid="0083334c" style:font-style-asian="normal" style:font-style-complex="normal"/>
    </style:style>
    <style:style style:name="T224" style:family="text">
      <style:text-properties fo:font-style="normal" officeooo:rsid="02969834" style:font-style-asian="normal" style:font-style-complex="normal"/>
    </style:style>
    <style:style style:name="T225" style:family="text">
      <style:text-properties fo:font-style="normal" officeooo:rsid="02998743" style:font-style-asian="normal" style:font-style-complex="normal"/>
    </style:style>
    <style:style style:name="T226" style:family="text">
      <style:text-properties fo:font-style="normal" officeooo:rsid="029a1d61" style:font-style-asian="normal" style:font-style-complex="normal"/>
    </style:style>
    <style:style style:name="T227" style:family="text">
      <style:text-properties fo:font-style="normal" officeooo:rsid="02b0a07d" style:font-style-asian="normal" style:font-style-complex="normal"/>
    </style:style>
    <style:style style:name="T228" style:family="text">
      <style:text-properties fo:font-style="normal" officeooo:rsid="02ceaaec" style:font-style-asian="normal" style:font-style-complex="normal"/>
    </style:style>
    <style:style style:name="T229" style:family="text">
      <style:text-properties fo:font-style="normal" officeooo:rsid="02cf66d5" style:font-style-asian="normal" style:font-style-complex="normal"/>
    </style:style>
    <style:style style:name="T230" style:family="text">
      <style:text-properties fo:font-style="normal" officeooo:rsid="02f6d7bb" style:font-style-asian="normal" style:font-style-complex="normal"/>
    </style:style>
    <style:style style:name="T231" style:family="text">
      <style:text-properties fo:font-style="normal" officeooo:rsid="030f667f" style:font-style-asian="normal" style:font-style-complex="normal"/>
    </style:style>
    <style:style style:name="T232" style:family="text">
      <style:text-properties fo:font-style="normal" officeooo:rsid="03128329" style:font-style-asian="normal" style:font-style-complex="normal"/>
    </style:style>
    <style:style style:name="T233" style:family="text">
      <style:text-properties fo:font-style="normal" officeooo:rsid="0383a39a" style:font-style-asian="normal" style:font-style-complex="normal"/>
    </style:style>
    <style:style style:name="T234" style:family="text">
      <style:text-properties fo:font-style="normal" officeooo:rsid="03849380" style:font-style-asian="normal" style:font-style-complex="normal"/>
    </style:style>
    <style:style style:name="T235" style:family="text">
      <style:text-properties fo:font-style="normal" officeooo:rsid="038d1ece" style:font-style-asian="normal" style:font-style-complex="normal"/>
    </style:style>
    <style:style style:name="T236" style:family="text">
      <style:text-properties fo:font-style="normal" officeooo:rsid="0390a025" style:font-style-asian="normal" style:font-style-complex="normal"/>
    </style:style>
    <style:style style:name="T237" style:family="text">
      <style:text-properties fo:font-style="normal" officeooo:rsid="039155ce" style:font-style-asian="normal" style:font-style-complex="normal"/>
    </style:style>
    <style:style style:name="T238" style:family="text">
      <style:text-properties fo:font-style="normal" officeooo:rsid="039673fb" style:font-style-asian="normal" style:font-style-complex="normal"/>
    </style:style>
    <style:style style:name="T239" style:family="text">
      <style:text-properties fo:font-style="normal" officeooo:rsid="03a5fc34" style:font-style-asian="normal" style:font-style-complex="normal"/>
    </style:style>
    <style:style style:name="T240" style:family="text">
      <style:text-properties fo:font-style="normal" officeooo:rsid="00bf402a" style:font-style-asian="normal" style:font-style-complex="normal"/>
    </style:style>
    <style:style style:name="T241" style:family="text">
      <style:text-properties fo:font-style="normal" officeooo:rsid="03a7b0bd" style:font-style-asian="normal" style:font-style-complex="normal"/>
    </style:style>
    <style:style style:name="T242" style:family="text">
      <style:text-properties fo:font-style="normal" officeooo:rsid="03ff4e78" style:font-style-asian="normal" style:font-style-complex="normal"/>
    </style:style>
    <style:style style:name="T243" style:family="text">
      <style:text-properties fo:font-style="normal" officeooo:rsid="04193221" style:font-style-asian="normal" style:font-style-complex="normal"/>
    </style:style>
    <style:style style:name="T244" style:family="text">
      <style:text-properties fo:font-style="normal" officeooo:rsid="043acc52" style:font-style-asian="normal" style:font-style-complex="normal"/>
    </style:style>
    <style:style style:name="T245" style:family="text">
      <style:text-properties fo:font-style="normal" officeooo:rsid="0482c19b" style:font-style-asian="normal" style:font-style-complex="normal"/>
    </style:style>
    <style:style style:name="T246" style:family="text">
      <style:text-properties fo:font-style="normal" officeooo:rsid="04907aed" style:font-style-asian="normal" style:font-style-complex="normal"/>
    </style:style>
    <style:style style:name="T247" style:family="text">
      <style:text-properties fo:font-style="normal" style:font-style-asian="normal" style:font-size-complex="10pt" style:font-style-complex="normal"/>
    </style:style>
    <style:style style:name="T248" style:family="text">
      <style:text-properties fo:font-style="normal" officeooo:rsid="006f59c1" style:font-style-asian="normal" style:font-size-complex="10pt" style:font-style-complex="normal"/>
    </style:style>
    <style:style style:name="T249" style:family="text">
      <style:text-properties fo:font-style="normal" officeooo:rsid="0118f6ad" style:font-style-asian="normal" style:font-size-complex="10pt" style:font-style-complex="normal"/>
    </style:style>
    <style:style style:name="T250" style:family="text">
      <style:text-properties fo:font-style="normal" officeooo:rsid="01196e39" style:font-style-asian="normal" style:font-size-complex="10pt" style:font-style-complex="normal"/>
    </style:style>
    <style:style style:name="T251" style:family="text">
      <style:text-properties fo:font-style="normal" officeooo:rsid="010b4322" style:font-style-asian="normal" style:font-size-complex="10pt" style:font-style-complex="normal"/>
    </style:style>
    <style:style style:name="T252" style:family="text">
      <style:text-properties fo:font-style="normal" officeooo:rsid="029d2286" style:font-style-asian="normal" style:font-size-complex="10pt" style:font-style-complex="normal"/>
    </style:style>
    <style:style style:name="T253" style:family="text">
      <style:text-properties fo:font-style="normal" officeooo:rsid="029eb956" style:font-style-asian="normal" style:font-size-complex="10pt" style:font-style-complex="normal"/>
    </style:style>
    <style:style style:name="T254" style:family="text">
      <style:text-properties fo:font-style="normal" officeooo:rsid="0076dbab" style:font-style-asian="normal" style:font-size-complex="10pt" style:font-style-complex="normal"/>
    </style:style>
    <style:style style:name="T255" style:family="text">
      <style:text-properties fo:font-style="normal" officeooo:rsid="029eee53" style:font-style-asian="normal" style:font-size-complex="10pt" style:font-style-complex="normal"/>
    </style:style>
    <style:style style:name="T256" style:family="text">
      <style:text-properties fo:font-style="normal" officeooo:rsid="029fa553" style:font-style-asian="normal" style:font-size-complex="10pt" style:font-style-complex="normal"/>
    </style:style>
    <style:style style:name="T257" style:family="text">
      <style:text-properties fo:font-style="normal" officeooo:rsid="038ec6c0" style:font-style-asian="normal" style:font-size-complex="10pt" style:font-style-complex="normal"/>
    </style:style>
    <style:style style:name="T258" style:family="text">
      <style:text-properties fo:font-style="normal" officeooo:rsid="03fd81bc" style:font-style-asian="normal" style:font-size-complex="10pt" style:font-style-complex="normal"/>
    </style:style>
    <style:style style:name="T259" style:family="text">
      <style:text-properties fo:font-style="normal" fo:font-weight="normal" style:font-style-asian="normal" style:font-weight-asian="normal" style:font-style-complex="normal" style:font-weight-complex="normal"/>
    </style:style>
    <style:style style:name="T260" style:family="text">
      <style:text-properties fo:font-style="normal" fo:font-weight="normal" officeooo:rsid="00a7b17a" style:font-style-asian="normal" style:font-weight-asian="normal" style:font-style-complex="normal" style:font-weight-complex="normal"/>
    </style:style>
    <style:style style:name="T261" style:family="text">
      <style:text-properties fo:font-style="normal" fo:font-weight="normal" officeooo:rsid="01cc2e5e" style:font-style-asian="normal" style:font-weight-asian="normal" style:font-style-complex="normal" style:font-weight-complex="normal"/>
    </style:style>
    <style:style style:name="T262" style:family="text">
      <style:text-properties fo:font-style="normal" fo:font-weight="normal" officeooo:rsid="020f01c4" style:font-style-asian="normal" style:font-weight-asian="normal" style:font-style-complex="normal" style:font-weight-complex="normal"/>
    </style:style>
    <style:style style:name="T263" style:family="text">
      <style:text-properties fo:font-style="normal" fo:font-weight="normal" officeooo:rsid="00493d7d" style:font-style-asian="normal" style:font-weight-asian="normal" style:font-style-complex="normal" style:font-weight-complex="normal"/>
    </style:style>
    <style:style style:name="T264" style:family="text">
      <style:text-properties fo:font-style="normal" fo:font-weight="normal" officeooo:rsid="023cf6a4" style:font-style-asian="normal" style:font-weight-asian="normal" style:font-style-complex="normal" style:font-weight-complex="normal"/>
    </style:style>
    <style:style style:name="T265" style:family="text">
      <style:text-properties fo:font-style="normal" fo:font-weight="normal" officeooo:rsid="02400fa4" style:font-style-asian="normal" style:font-weight-asian="normal" style:font-style-complex="normal" style:font-weight-complex="normal"/>
    </style:style>
    <style:style style:name="T266" style:family="text">
      <style:text-properties fo:font-style="normal" fo:font-weight="normal" officeooo:rsid="028076b6" style:font-style-asian="normal" style:font-weight-asian="normal" style:font-style-complex="normal" style:font-weight-complex="normal"/>
    </style:style>
    <style:style style:name="T267" style:family="text">
      <style:text-properties fo:font-style="normal" fo:font-weight="normal" officeooo:rsid="007560bd" style:font-style-asian="normal" style:font-weight-asian="normal" style:font-style-complex="normal" style:font-weight-complex="normal"/>
    </style:style>
    <style:style style:name="T268" style:family="text">
      <style:text-properties fo:font-style="normal" fo:font-weight="normal" officeooo:rsid="011aa58c" style:font-style-asian="normal" style:font-weight-asian="normal" style:font-style-complex="normal" style:font-weight-complex="normal"/>
    </style:style>
    <style:style style:name="T269" style:family="text">
      <style:text-properties fo:font-style="normal" fo:font-weight="normal" officeooo:rsid="007a4ad7" style:font-style-asian="normal" style:font-weight-asian="normal" style:font-style-complex="normal" style:font-weight-complex="normal"/>
    </style:style>
    <style:style style:name="T270" style:family="text">
      <style:text-properties fo:font-style="normal" fo:font-weight="normal" officeooo:rsid="02969834" style:font-style-asian="normal" style:font-weight-asian="normal" style:font-style-complex="normal" style:font-weight-complex="normal"/>
    </style:style>
    <style:style style:name="T271" style:family="text">
      <style:text-properties fo:font-style="normal" fo:font-weight="normal" officeooo:rsid="02998743" style:font-style-asian="normal" style:font-weight-asian="normal" style:font-style-complex="normal" style:font-weight-complex="normal"/>
    </style:style>
    <style:style style:name="T272" style:family="text">
      <style:text-properties fo:font-style="normal" fo:font-weight="normal" officeooo:rsid="02ceaaec" style:font-style-asian="normal" style:font-weight-asian="normal" style:font-style-complex="normal" style:font-weight-complex="normal"/>
    </style:style>
    <style:style style:name="T273" style:family="text">
      <style:text-properties fo:font-style="normal" fo:font-weight="normal" officeooo:rsid="037b914c" style:font-style-asian="normal" style:font-weight-asian="normal" style:font-style-complex="normal" style:font-weight-complex="normal"/>
    </style:style>
    <style:style style:name="T274" style:family="text">
      <style:text-properties fo:font-style="normal" fo:font-weight="normal" officeooo:rsid="038015c6" style:font-style-asian="normal" style:font-weight-asian="normal" style:font-style-complex="normal" style:font-weight-complex="normal"/>
    </style:style>
    <style:style style:name="T275" style:family="text">
      <style:text-properties fo:font-style="normal" fo:font-weight="normal" officeooo:rsid="038d1ece" style:font-style-asian="normal" style:font-weight-asian="normal" style:font-style-complex="normal" style:font-weight-complex="normal"/>
    </style:style>
    <style:style style:name="T276" style:family="text">
      <style:text-properties fo:font-style="normal" fo:font-weight="normal" officeooo:rsid="039d0f3e" style:font-style-asian="normal" style:font-weight-asian="normal" style:font-style-complex="normal" style:font-weight-complex="normal"/>
    </style:style>
    <style:style style:name="T277" style:family="text">
      <style:text-properties fo:font-style="normal" fo:font-weight="normal" officeooo:rsid="0403043b" style:font-style-asian="normal" style:font-weight-asian="normal" style:font-style-complex="normal" style:font-weight-complex="normal"/>
    </style:style>
    <style:style style:name="T278" style:family="text">
      <style:text-properties fo:font-style="normal" fo:font-weight="normal" officeooo:rsid="04efe79a" style:font-style-asian="normal" style:font-weight-asian="normal" style:font-style-complex="normal" style:font-weight-complex="normal"/>
    </style:style>
    <style:style style:name="T279" style:family="text">
      <style:text-properties fo:font-style="normal" fo:font-weight="normal" style:font-style-asian="normal" style:font-weight-asian="normal" style:font-size-complex="10pt" style:font-style-complex="normal" style:font-weight-complex="normal"/>
    </style:style>
    <style:style style:name="T280" style:family="text">
      <style:text-properties fo:font-style="normal" fo:font-weight="normal" officeooo:rsid="007ca613" style:font-style-asian="normal" style:font-weight-asian="normal" style:font-size-complex="10pt" style:font-style-complex="normal" style:font-weight-complex="normal"/>
    </style:style>
    <style:style style:name="T281" style:family="text">
      <style:text-properties fo:font-style="normal" fo:font-weight="normal" officeooo:rsid="0118f6ad" style:font-style-asian="normal" style:font-weight-asian="normal" style:font-size-complex="10pt" style:font-style-complex="normal" style:font-weight-complex="normal"/>
    </style:style>
    <style:style style:name="T282" style:family="text">
      <style:text-properties fo:font-style="normal" fo:font-weight="normal" officeooo:rsid="029eb956" style:font-style-asian="normal" style:font-weight-asian="normal" style:font-size-complex="10pt" style:font-style-complex="normal" style:font-weight-complex="normal"/>
    </style:style>
    <style:style style:name="T283" style:family="text">
      <style:text-properties fo:font-style="normal" fo:font-weight="normal" officeooo:rsid="010b4322" style:font-style-asian="normal" style:font-weight-asian="normal" style:font-size-complex="10pt" style:font-style-complex="normal" style:font-weight-complex="normal"/>
    </style:style>
    <style:style style:name="T284" style:family="text">
      <style:text-properties fo:font-style="normal" fo:font-weight="normal" officeooo:rsid="010c3805" style:font-style-asian="normal" style:font-weight-asian="normal" style:font-size-complex="10pt" style:font-style-complex="normal" style:font-weight-complex="normal"/>
    </style:style>
    <style:style style:name="T285" style:family="text">
      <style:text-properties fo:font-style="normal" fo:font-weight="normal" officeooo:rsid="02a16236" style:font-style-asian="normal" style:font-weight-asian="normal" style:font-size-complex="10pt" style:font-style-complex="normal" style:font-weight-complex="normal"/>
    </style:style>
    <style:style style:name="T286" style:family="text">
      <style:text-properties fo:font-style="normal" fo:font-weight="normal" officeooo:rsid="02a8aa55" style:font-style-asian="normal" style:font-weight-asian="normal" style:font-size-complex="10pt" style:font-style-complex="normal" style:font-weight-complex="normal"/>
    </style:style>
    <style:style style:name="T287" style:family="text">
      <style:text-properties fo:font-style="normal" fo:font-weight="normal" officeooo:rsid="02e110ee" style:font-style-asian="normal" style:font-weight-asian="normal" style:font-size-complex="10pt" style:font-style-complex="normal" style:font-weight-complex="normal"/>
    </style:style>
    <style:style style:name="T288" style:family="text">
      <style:text-properties fo:font-style="normal" fo:font-weight="normal" officeooo:rsid="038bb89a" style:font-style-asian="normal" style:font-weight-asian="normal" style:font-size-complex="10pt" style:font-style-complex="normal" style:font-weight-complex="normal"/>
    </style:style>
    <style:style style:name="T289" style:family="text">
      <style:text-properties fo:font-style="normal" fo:font-weight="normal" officeooo:rsid="03af0ced" style:font-style-asian="normal" style:font-weight-asian="normal" style:font-size-complex="10pt" style:font-style-complex="normal" style:font-weight-complex="normal"/>
    </style:style>
    <style:style style:name="T290" style:family="text">
      <style:text-properties fo:font-style="normal" fo:font-weight="normal" officeooo:rsid="038cc203" style:language-asian="zxx" style:country-asian="none" style:font-style-asian="normal" style:font-weight-asian="normal" style:font-size-complex="10pt" style:language-complex="zxx" style:country-complex="none" style:font-style-complex="normal" style:font-weight-complex="normal"/>
    </style:style>
    <style:style style:name="T291" style:family="text">
      <style:text-properties fo:font-style="normal" fo:background-color="transparent" loext:char-shading-value="0" style:font-style-asian="normal" style:font-style-complex="normal"/>
    </style:style>
    <style:style style:name="T292" style:family="text">
      <style:text-properties fo:font-style="normal" officeooo:rsid="008c3ca6" fo:background-color="transparent" loext:char-shading-value="0" style:font-style-asian="normal" style:font-style-complex="normal"/>
    </style:style>
    <style:style style:name="T293" style:family="text">
      <style:text-properties fo:font-style="normal" officeooo:rsid="00948bce" fo:background-color="transparent" loext:char-shading-value="0" style:font-style-asian="normal" style:font-style-complex="normal"/>
    </style:style>
    <style:style style:name="T294" style:family="text">
      <style:text-properties fo:font-style="normal" officeooo:rsid="00a1e64a" fo:background-color="transparent" loext:char-shading-value="0" style:font-style-asian="normal" style:font-style-complex="normal"/>
    </style:style>
    <style:style style:name="T295" style:family="text">
      <style:text-properties fo:font-style="normal" officeooo:rsid="00a4cabe" fo:background-color="transparent" loext:char-shading-value="0" style:font-style-asian="normal" style:font-style-complex="normal"/>
    </style:style>
    <style:style style:name="T296" style:family="text">
      <style:text-properties fo:font-style="normal" officeooo:rsid="00b54e79" fo:background-color="transparent" loext:char-shading-value="0" style:font-style-asian="normal" style:font-style-complex="normal"/>
    </style:style>
    <style:style style:name="T297" style:family="text">
      <style:text-properties fo:font-style="normal" officeooo:rsid="00e60ce6" fo:background-color="transparent" loext:char-shading-value="0" style:font-style-asian="normal" style:font-style-complex="normal"/>
    </style:style>
    <style:style style:name="T298" style:family="text">
      <style:text-properties fo:font-style="normal" officeooo:rsid="00ed4955" fo:background-color="transparent" loext:char-shading-value="0" style:font-style-asian="normal" style:font-style-complex="normal"/>
    </style:style>
    <style:style style:name="T299" style:family="text">
      <style:text-properties fo:font-style="normal" officeooo:rsid="01693aab" fo:background-color="transparent" loext:char-shading-value="0" style:font-style-asian="normal" style:font-style-complex="normal"/>
    </style:style>
    <style:style style:name="T300" style:family="text">
      <style:text-properties fo:font-style="normal" officeooo:rsid="016a14aa" fo:background-color="transparent" loext:char-shading-value="0" style:font-style-asian="normal" style:font-style-complex="normal"/>
    </style:style>
    <style:style style:name="T301" style:family="text">
      <style:text-properties fo:font-style="normal" officeooo:rsid="0177a6a3" fo:background-color="transparent" loext:char-shading-value="0" style:font-style-asian="normal" style:font-style-complex="normal"/>
    </style:style>
    <style:style style:name="T302" style:family="text">
      <style:text-properties fo:font-style="normal" officeooo:rsid="01795dd1" fo:background-color="transparent" loext:char-shading-value="0" style:font-style-asian="normal" style:font-style-complex="normal"/>
    </style:style>
    <style:style style:name="T303" style:family="text">
      <style:text-properties fo:font-style="normal" officeooo:rsid="01dfda93" fo:background-color="transparent" loext:char-shading-value="0" style:font-style-asian="normal" style:font-style-complex="normal"/>
    </style:style>
    <style:style style:name="T304" style:family="text">
      <style:text-properties fo:font-style="normal" officeooo:rsid="027b601b" fo:background-color="transparent" loext:char-shading-value="0" style:font-style-asian="normal" style:font-style-complex="normal"/>
    </style:style>
    <style:style style:name="T305" style:family="text">
      <style:text-properties fo:font-style="normal" officeooo:rsid="027e54b4" fo:background-color="transparent" loext:char-shading-value="0" style:font-style-asian="normal" style:font-style-complex="normal"/>
    </style:style>
    <style:style style:name="T306" style:family="text">
      <style:text-properties fo:font-style="normal" officeooo:rsid="028076b6" fo:background-color="transparent" loext:char-shading-value="0" style:font-style-asian="normal" style:font-style-complex="normal"/>
    </style:style>
    <style:style style:name="T307" style:family="text">
      <style:text-properties fo:font-style="normal" officeooo:rsid="02c260cb" fo:background-color="transparent" loext:char-shading-value="0" style:font-style-asian="normal" style:font-style-complex="normal"/>
    </style:style>
    <style:style style:name="T308" style:family="text">
      <style:text-properties fo:font-style="normal" officeooo:rsid="02c710ed" fo:background-color="transparent" loext:char-shading-value="0" style:font-style-asian="normal" style:font-style-complex="normal"/>
    </style:style>
    <style:style style:name="T309" style:family="text">
      <style:text-properties fo:font-style="normal" officeooo:rsid="02d6be15" fo:background-color="transparent" loext:char-shading-value="0" style:font-style-asian="normal" style:font-style-complex="normal"/>
    </style:style>
    <style:style style:name="T310" style:family="text">
      <style:text-properties fo:font-style="normal" officeooo:rsid="02e6f077" fo:background-color="transparent" loext:char-shading-value="0" style:font-style-asian="normal" style:font-style-complex="normal"/>
    </style:style>
    <style:style style:name="T311" style:family="text">
      <style:text-properties fo:font-style="normal" officeooo:rsid="02ea65d0" fo:background-color="transparent" loext:char-shading-value="0" style:font-style-asian="normal" style:font-style-complex="normal"/>
    </style:style>
    <style:style style:name="T312" style:family="text">
      <style:text-properties fo:font-style="normal" officeooo:rsid="030f667f" fo:background-color="transparent" loext:char-shading-value="0" style:font-style-asian="normal" style:font-style-complex="normal"/>
    </style:style>
    <style:style style:name="T313" style:family="text">
      <style:text-properties fo:font-style="normal" officeooo:rsid="0312d170" fo:background-color="transparent" loext:char-shading-value="0" style:font-style-asian="normal" style:font-style-complex="normal"/>
    </style:style>
    <style:style style:name="T314" style:family="text">
      <style:text-properties fo:font-style="normal" officeooo:rsid="03128329" fo:background-color="transparent" loext:char-shading-value="0" style:font-style-asian="normal" style:font-style-complex="normal"/>
    </style:style>
    <style:style style:name="T315" style:family="text">
      <style:text-properties fo:font-style="normal" officeooo:rsid="0395a9ec" fo:background-color="transparent" loext:char-shading-value="0" style:font-style-asian="normal" style:font-style-complex="normal"/>
    </style:style>
    <style:style style:name="T316" style:family="text">
      <style:text-properties fo:font-style="normal" officeooo:rsid="03a293f7" fo:background-color="transparent" loext:char-shading-value="0" style:font-style-asian="normal" style:font-style-complex="normal"/>
    </style:style>
    <style:style style:name="T317" style:family="text">
      <style:text-properties fo:font-style="normal" officeooo:rsid="012f23a4" fo:background-color="transparent" loext:char-shading-value="0" style:font-style-asian="normal" style:font-style-complex="normal"/>
    </style:style>
    <style:style style:name="T318" style:family="text">
      <style:text-properties fo:font-style="normal" officeooo:rsid="03af0ced" fo:background-color="transparent" loext:char-shading-value="0" style:font-style-asian="normal" style:font-style-complex="normal"/>
    </style:style>
    <style:style style:name="T319" style:family="text">
      <style:text-properties fo:font-style="normal" officeooo:rsid="0412ea24" fo:background-color="transparent" loext:char-shading-value="0" style:font-style-asian="normal" style:font-style-complex="normal"/>
    </style:style>
    <style:style style:name="T320" style:family="text">
      <style:text-properties fo:font-style="normal" officeooo:rsid="0415fab5" fo:background-color="transparent" loext:char-shading-value="0" style:font-style-asian="normal" style:font-style-complex="normal"/>
    </style:style>
    <style:style style:name="T321" style:family="text">
      <style:text-properties fo:font-style="normal" officeooo:rsid="0417f350" fo:background-color="transparent" loext:char-shading-value="0" style:font-style-asian="normal" style:font-style-complex="normal"/>
    </style:style>
    <style:style style:name="T322" style:family="text">
      <style:text-properties fo:font-style="normal" officeooo:rsid="029eb956" fo:background-color="transparent" loext:char-shading-value="0" style:font-style-asian="normal" style:font-size-complex="10pt" style:font-style-complex="normal"/>
    </style:style>
    <style:style style:name="T323" style:family="text">
      <style:text-properties fo:font-style="normal" officeooo:rsid="010b4322" fo:background-color="transparent" loext:char-shading-value="0" style:font-style-asian="normal" style:font-size-complex="10pt" style:font-style-complex="normal"/>
    </style:style>
    <style:style style:name="T324" style:family="text">
      <style:text-properties fo:font-style="normal" officeooo:rsid="0118f6ad" fo:background-color="transparent" loext:char-shading-value="0" style:font-style-asian="normal" style:font-size-complex="10pt" style:font-style-complex="normal"/>
    </style:style>
    <style:style style:name="T325" style:family="text">
      <style:text-properties fo:font-style="normal" officeooo:rsid="029d2286" fo:background-color="transparent" loext:char-shading-value="0" style:font-style-asian="normal" style:font-size-complex="10pt" style:font-style-complex="normal"/>
    </style:style>
    <style:style style:name="T326" style:family="text">
      <style:text-properties fo:font-style="normal" officeooo:rsid="01196e39" fo:background-color="transparent" loext:char-shading-value="0" style:font-style-asian="normal" style:font-size-complex="10pt" style:font-style-complex="normal"/>
    </style:style>
    <style:style style:name="T327" style:family="text">
      <style:text-properties fo:font-style="normal" officeooo:rsid="029eee53" fo:background-color="transparent" loext:char-shading-value="0" style:font-style-asian="normal" style:font-size-complex="10pt" style:font-style-complex="normal"/>
    </style:style>
    <style:style style:name="T328" style:family="text">
      <style:text-properties fo:font-style="normal" officeooo:rsid="02f90dcc" fo:background-color="transparent" loext:char-shading-value="0" style:font-style-asian="normal" style:font-size-complex="10pt" style:font-style-complex="normal"/>
    </style:style>
    <style:style style:name="T329" style:family="text">
      <style:text-properties fo:font-style="normal" style:text-underline-style="solid" style:text-underline-width="auto" style:text-underline-color="font-color" style:font-style-asian="normal" style:font-style-complex="normal"/>
    </style:style>
    <style:style style:name="T330" style:family="text">
      <style:text-properties fo:font-style="normal" style:text-underline-style="solid" style:text-underline-width="auto" style:text-underline-color="font-color" officeooo:rsid="03017b4e" style:font-style-asian="normal" style:font-style-complex="normal"/>
    </style:style>
    <style:style style:name="T331" style:family="text">
      <style:text-properties fo:font-style="normal" style:text-underline-style="solid" style:text-underline-width="auto" style:text-underline-color="font-color" officeooo:rsid="00a4cabe" style:font-style-asian="normal" style:font-style-complex="normal"/>
    </style:style>
    <style:style style:name="T332" style:family="text">
      <style:text-properties fo:font-style="normal" style:text-underline-style="solid" style:text-underline-width="auto" style:text-underline-color="font-color" officeooo:rsid="027b601b" fo:background-color="transparent" loext:char-shading-value="0" style:font-style-asian="normal" style:font-style-complex="normal"/>
    </style:style>
    <style:style style:name="T33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334" style:family="text">
      <style:text-properties fo:font-style="normal" style:text-underline-style="solid" style:text-underline-width="auto" style:text-underline-color="font-color" fo:font-weight="normal" officeooo:rsid="00a5c197" style:font-style-asian="normal" style:font-weight-asian="normal" style:font-style-complex="normal" style:font-weight-complex="normal"/>
    </style:style>
    <style:style style:name="T335" style:family="text">
      <style:text-properties fo:font-style="normal" style:text-underline-style="none" style:font-style-asian="normal" style:font-style-complex="normal"/>
    </style:style>
    <style:style style:name="T336" style:family="text">
      <style:text-properties fo:font-size="10pt"/>
    </style:style>
    <style:style style:name="T337" style:family="text">
      <style:text-properties fo:font-size="10pt" style:font-name-asian="TimesNewRomanPSMT" style:font-size-asian="10pt" style:font-name-complex="TimesNewRomanPSMT" style:font-size-complex="10pt"/>
    </style:style>
    <style:style style:name="T338" style:family="text">
      <style:text-properties fo:font-size="10pt" style:font-name-asian="TimesNewRomanPSMT" style:font-size-asian="10pt" style:font-name-complex="TimesNewRomanPSMT" style:font-size-complex="10pt" style:font-weight-complex="bold"/>
    </style:style>
    <style:style style:name="T339" style:family="text">
      <style:text-properties fo:font-size="10pt" officeooo:rsid="036d7629" style:font-name-asian="TimesNewRomanPSMT" style:font-size-asian="10pt" style:font-name-complex="TimesNewRomanPSMT" style:font-size-complex="10pt" style:font-weight-complex="bold"/>
    </style:style>
    <style:style style:name="T340" style:family="text">
      <style:text-properties fo:font-size="10pt" officeooo:rsid="036ce612" style:font-name-asian="TimesNewRomanPSMT" style:font-size-asian="10pt" style:font-name-complex="TimesNewRomanPSMT" style:font-size-complex="10pt"/>
    </style:style>
    <style:style style:name="T341" style:family="text">
      <style:text-properties fo:font-size="10pt" fo:font-weight="normal" style:font-size-asian="10pt" style:font-weight-asian="normal" style:font-weight-complex="normal"/>
    </style:style>
    <style:style style:name="T342" style:family="text">
      <style:text-properties fo:font-size="10pt" fo:font-weight="normal" officeooo:rsid="00bf402a" style:font-size-asian="10pt" style:font-weight-asian="normal" style:font-weight-complex="normal"/>
    </style:style>
    <style:style style:name="T343" style:family="text">
      <style:text-properties fo:font-size="10pt" fo:font-weight="normal" officeooo:rsid="02ccb0a4" style:font-size-asian="10pt" style:font-weight-asian="normal" style:font-weight-complex="normal"/>
    </style:style>
    <style:style style:name="T344" style:family="text">
      <style:text-properties fo:font-size="10pt" fo:font-weight="normal" style:font-size-asian="10pt" style:font-weight-asian="normal" style:font-size-complex="10pt" style:font-weight-complex="normal"/>
    </style:style>
    <style:style style:name="T345" style:family="text">
      <style:text-properties fo:font-size="10pt" fo:font-weight="normal" officeooo:rsid="01443858" style:font-size-asian="10pt" style:font-weight-asian="normal" style:font-size-complex="10pt" style:font-weight-complex="normal"/>
    </style:style>
    <style:style style:name="T346" style:family="text">
      <style:text-properties fo:font-size="10pt" fo:font-weight="normal" officeooo:rsid="02c86ee2" style:font-size-asian="10pt" style:font-weight-asian="normal" style:font-size-complex="10pt" style:font-weight-complex="normal"/>
    </style:style>
    <style:style style:name="T347" style:family="text">
      <style:text-properties fo:font-size="10pt" fo:font-weight="normal" officeooo:rsid="03a0e05f" style:font-size-asian="10pt" style:font-weight-asian="normal" style:font-size-complex="10pt" style:font-weight-complex="normal"/>
    </style:style>
    <style:style style:name="T348" style:family="text">
      <style:text-properties fo:font-size="10pt" fo:font-weight="normal" officeooo:rsid="03a0fa1d" style:font-size-asian="10pt" style:font-weight-asian="normal" style:font-size-complex="10pt" style:font-weight-complex="normal"/>
    </style:style>
    <style:style style:name="T349" style:family="text">
      <style:text-properties fo:font-size="10pt" fo:font-weight="normal" officeooo:rsid="01443858" fo:background-color="transparent" loext:char-shading-value="0" style:font-size-asian="10pt" style:font-weight-asian="normal" style:font-size-complex="10pt" style:font-weight-complex="normal"/>
    </style:style>
    <style:style style:name="T350" style:family="text">
      <style:text-properties fo:font-size="10pt" fo:font-weight="normal" officeooo:rsid="014480f1" fo:background-color="transparent" loext:char-shading-value="0" style:font-size-asian="10pt" style:font-weight-asian="normal" style:font-size-complex="10pt" style:font-weight-complex="normal"/>
    </style:style>
    <style:style style:name="T351" style:family="text">
      <style:text-properties fo:font-size="10pt" fo:font-weight="normal" officeooo:rsid="02c86ee2" fo:background-color="transparent" loext:char-shading-value="0" style:font-size-asian="10pt" style:font-weight-asian="normal" style:font-size-complex="10pt" style:font-weight-complex="normal"/>
    </style:style>
    <style:style style:name="T352" style:family="text">
      <style:text-properties fo:font-size="10pt" fo:font-weight="normal" officeooo:rsid="03a0e05f" fo:background-color="transparent" loext:char-shading-value="0" style:font-size-asian="10pt" style:font-weight-asian="normal" style:font-size-complex="10pt" style:font-weight-complex="normal"/>
    </style:style>
    <style:style style:name="T353" style:family="text">
      <style:text-properties fo:font-size="10pt" style:text-underline-style="solid" style:text-underline-width="auto" style:text-underline-color="font-color" fo:font-weight="normal" style:font-size-asian="10pt" style:font-weight-asian="normal" style:font-weight-complex="normal"/>
    </style:style>
    <style:style style:name="T354" style:family="text">
      <style:text-properties fo:font-size="10pt" style:text-underline-style="solid" style:text-underline-width="auto" style:text-underline-color="font-color" style:font-name-asian="TimesNewRomanPSMT" style:font-size-asian="10pt" style:font-name-complex="TimesNewRomanPSMT" style:font-size-complex="10pt"/>
    </style:style>
    <style:style style:name="T355" style:family="text">
      <style:text-properties fo:font-size="10pt" style:text-underline-style="solid" style:text-underline-width="auto" style:text-underline-color="font-color" officeooo:rsid="023b81c3" fo:background-color="transparent" loext:char-shading-value="0"/>
    </style:style>
    <style:style style:name="T356" style:family="text">
      <style:text-properties fo:font-size="10pt" style:text-underline-style="solid" style:text-underline-width="auto" style:text-underline-color="font-color" officeooo:rsid="037b914c" fo:background-color="transparent" loext:char-shading-value="0"/>
    </style:style>
    <style:style style:name="T35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58" style:family="text">
      <style:text-properties fo:font-size="10pt" fo:font-style="normal" fo:font-weight="normal" officeooo:rsid="014480f1" style:font-size-asian="10pt" style:font-style-asian="normal" style:font-weight-asian="normal" style:font-size-complex="10pt" style:font-style-complex="normal" style:font-weight-complex="normal"/>
    </style:style>
    <style:style style:name="T359" style:family="text">
      <style:text-properties fo:font-size="10pt" fo:font-style="normal" fo:font-weight="normal" officeooo:rsid="01456d6e" style:font-size-asian="10pt" style:font-style-asian="normal" style:font-weight-asian="normal" style:font-size-complex="10pt" style:font-style-complex="normal" style:font-weight-complex="normal"/>
    </style:style>
    <style:style style:name="T360" style:family="text">
      <style:text-properties fo:font-size="10pt" fo:font-style="normal" fo:font-weight="normal" officeooo:rsid="02c86ee2" style:font-size-asian="10pt" style:font-style-asian="normal" style:font-weight-asian="normal" style:font-size-complex="10pt" style:font-style-complex="normal" style:font-weight-complex="normal"/>
    </style:style>
    <style:style style:name="T361" style:family="text">
      <style:text-properties fo:font-size="10pt" fo:font-style="normal" fo:font-weight="normal" officeooo:rsid="0415fab5" style:font-size-asian="10pt" style:font-style-asian="normal" style:font-weight-asian="normal" style:font-size-complex="10pt" style:font-style-complex="normal" style:font-weight-complex="normal"/>
    </style:style>
    <style:style style:name="T362" style:family="text">
      <style:text-properties fo:font-size="10pt" fo:font-style="normal" fo:font-weight="normal" officeooo:rsid="02c86ee2" fo:background-color="transparent" loext:char-shading-value="0" style:font-size-asian="10pt" style:font-style-asian="normal" style:font-weight-asian="normal" style:font-size-complex="10pt" style:font-style-complex="normal" style:font-weight-complex="normal"/>
    </style:style>
    <style:style style:name="T363"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364" style:family="text">
      <style:text-properties fo:font-size="10pt" fo:language="en" fo:country="US" fo:font-style="normal" fo:font-weight="normal" officeooo:rsid="01459751" style:font-size-asian="10pt" style:font-style-asian="normal" style:font-weight-asian="normal" style:font-size-complex="10pt" style:font-style-complex="normal" style:font-weight-complex="normal"/>
    </style:style>
    <style:style style:name="T365" style:family="text">
      <style:text-properties fo:font-size="10pt" fo:language="en" fo:country="US" fo:font-style="normal" fo:font-weight="normal" officeooo:rsid="02c86ee2" style:font-size-asian="10pt" style:font-style-asian="normal" style:font-weight-asian="normal" style:font-size-complex="10pt" style:font-style-complex="normal" style:font-weight-complex="normal"/>
    </style:style>
    <style:style style:name="T366" style:family="text">
      <style:text-properties fo:font-size="10pt" fo:language="en" fo:country="US" fo:font-style="normal" fo:font-weight="normal" officeooo:rsid="00d2445d" style:font-size-asian="10pt" style:font-style-asian="normal" style:font-weight-asian="normal" style:font-size-complex="10pt" style:font-style-complex="normal" style:font-weight-complex="normal"/>
    </style:style>
    <style:style style:name="T367" style:family="text">
      <style:text-properties fo:font-size="10pt" fo:language="en" fo:country="US" fo:font-style="normal" fo:font-weight="normal" officeooo:rsid="03a0fa1d" style:font-size-asian="10pt" style:font-style-asian="normal" style:font-weight-asian="normal" style:font-size-complex="10pt" style:font-style-complex="normal" style:font-weight-complex="normal"/>
    </style:style>
    <style:style style:name="T368" style:family="text">
      <style:text-properties fo:font-size="10pt" fo:language="en" fo:country="US" fo:font-style="normal" fo:font-weight="normal" officeooo:rsid="0415fab5" style:font-size-asian="10pt" style:font-style-asian="normal" style:font-weight-asian="normal" style:font-size-complex="10pt" style:font-style-complex="normal" style:font-weight-complex="normal"/>
    </style:style>
    <style:style style:name="T369" style:family="text">
      <style:text-properties fo:font-size="10pt" fo:language="en" fo:country="US"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370" style:family="text">
      <style:text-properties fo:font-size="10pt" fo:language="en" fo:country="US" fo:font-style="normal" fo:background-color="transparent" loext:char-shading-value="0" style:font-style-asian="normal" style:font-style-complex="normal"/>
    </style:style>
    <style:style style:name="T371" style:family="text">
      <style:text-properties fo:font-size="10pt" fo:language="en" fo:country="US" fo:font-style="normal" officeooo:rsid="00f64b97" fo:background-color="transparent" loext:char-shading-value="0" style:font-style-asian="normal" style:font-style-complex="normal"/>
    </style:style>
    <style:style style:name="T372" style:family="text">
      <style:text-properties fo:font-size="10pt" fo:language="en" fo:country="US" fo:font-style="normal" officeooo:rsid="01c87083" fo:background-color="transparent" loext:char-shading-value="0" style:font-style-asian="normal" style:font-style-complex="normal"/>
    </style:style>
    <style:style style:name="T373" style:family="text">
      <style:text-properties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374" style:family="text">
      <style:text-properties fo:font-size="10pt" fo:font-style="italic" style:text-underline-style="none" fo:font-weight="normal" style:font-size-asian="10pt" style:font-style-asian="italic" style:font-weight-asian="normal" style:font-size-complex="10pt" style:font-style-complex="italic" style:font-weight-complex="normal"/>
    </style:style>
    <style:style style:name="T375" style:family="text">
      <style:text-properties fo:font-size="10pt" fo:background-color="transparent" loext:char-shading-value="0"/>
    </style:style>
    <style:style style:name="T376" style:family="text">
      <style:text-properties fo:font-size="10pt" officeooo:rsid="0239d81f" fo:background-color="transparent" loext:char-shading-value="0"/>
    </style:style>
    <style:style style:name="T377" style:family="text">
      <style:text-properties fo:font-size="10pt" officeooo:rsid="023b81c3" fo:background-color="transparent" loext:char-shading-value="0"/>
    </style:style>
    <style:style style:name="T378" style:family="text">
      <style:text-properties fo:font-size="10pt" officeooo:rsid="023c5b4e" fo:background-color="transparent" loext:char-shading-value="0"/>
    </style:style>
    <style:style style:name="T379" style:family="text">
      <style:text-properties fo:font-size="10pt" fo:background-color="transparent" loext:char-shading-value="0" style:font-name-asian="TimesNewRomanPSMT" style:font-size-asian="10pt" style:font-name-complex="TimesNewRomanPSMT" style:font-size-complex="10pt"/>
    </style:style>
    <style:style style:name="T380" style:family="text">
      <style:text-properties fo:font-size="10pt" officeooo:rsid="023c5b4e" fo:background-color="transparent" loext:char-shading-value="0" style:font-name-asian="TimesNewRomanPSMT" style:font-size-asian="10pt" style:font-name-complex="TimesNewRomanPSMT" style:font-size-complex="10pt"/>
    </style:style>
    <style:style style:name="T381" style:family="text">
      <style:text-properties fo:font-size="10pt" officeooo:rsid="02558c7c" fo:background-color="transparent" loext:char-shading-value="0" style:font-name-asian="TimesNewRomanPSMT" style:font-size-asian="10pt" style:font-name-complex="TimesNewRomanPSMT" style:font-size-complex="10pt"/>
    </style:style>
    <style:style style:name="T382" style:family="text">
      <style:text-properties fo:font-size="10pt" officeooo:rsid="037b914c" fo:background-color="transparent" loext:char-shading-value="0" style:font-name-asian="TimesNewRomanPSMT" style:font-size-asian="10pt" style:font-name-complex="TimesNewRomanPSMT" style:font-size-complex="10pt"/>
    </style:style>
    <style:style style:name="T383" style:family="text">
      <style:text-properties fo:font-size="10pt" officeooo:rsid="037e059c" fo:background-color="transparent" loext:char-shading-value="0" style:font-name-asian="TimesNewRomanPSMT" style:font-size-asian="10pt" style:font-name-complex="TimesNewRomanPSMT" style:font-size-complex="10pt"/>
    </style:style>
    <style:style style:name="T384" style:family="text">
      <style:text-properties fo:font-size="10pt" officeooo:rsid="02122197" fo:background-color="transparent" loext:char-shading-value="0" style:font-name-asian="TimesNewRomanPSMT" style:font-size-asian="10pt" style:font-name-complex="TimesNewRomanPSMT" style:font-size-complex="10pt"/>
    </style:style>
    <style:style style:name="T385" style:family="text">
      <style:text-properties fo:font-size="10pt" officeooo:rsid="037850bf" fo:background-color="transparent" loext:char-shading-value="0" style:font-name-asian="TimesNewRomanPSMT" style:font-size-asian="10pt" style:font-name-complex="TimesNewRomanPSMT" style:font-size-complex="10pt"/>
    </style:style>
    <style:style style:name="T386" style:family="text">
      <style:text-properties fo:font-size="10pt" officeooo:rsid="03792fdc" fo:background-color="transparent" loext:char-shading-value="0" style:font-name-asian="TimesNewRomanPSMT" style:font-size-asian="10pt" style:font-name-complex="TimesNewRomanPSMT" style:font-size-complex="10pt"/>
    </style:style>
    <style:style style:name="T387" style:family="text">
      <style:text-properties fo:font-size="10pt" officeooo:rsid="03a0fa1d" fo:background-color="transparent" loext:char-shading-value="0" style:font-name-asian="TimesNewRomanPSMT" style:font-size-asian="10pt" style:font-name-complex="TimesNewRomanPSMT" style:font-size-complex="10pt"/>
    </style:style>
    <style:style style:name="T388" style:family="text">
      <style:text-properties fo:font-size="10pt" officeooo:rsid="03f8a154" fo:background-color="transparent" loext:char-shading-value="0" style:font-name-asian="TimesNewRomanPSMT" style:font-size-asian="10pt" style:font-name-complex="TimesNewRomanPSMT" style:font-size-complex="10pt"/>
    </style:style>
    <style:style style:name="T389" style:family="text">
      <style:text-properties fo:font-size="10pt" officeooo:rsid="04e8a331" fo:background-color="transparent" loext:char-shading-value="0" style:font-name-asian="TimesNewRomanPSMT" style:font-size-asian="10pt" style:font-name-complex="TimesNewRomanPSMT" style:font-size-complex="10pt"/>
    </style:style>
    <style:style style:name="T390" style:family="text">
      <style:text-properties fo:font-size="10pt" officeooo:rsid="023e7a3b" fo:background-color="transparent" loext:char-shading-value="0"/>
    </style:style>
    <style:style style:name="T391" style:family="text">
      <style:text-properties fo:font-size="10pt" officeooo:rsid="025419b6" fo:background-color="transparent" loext:char-shading-value="0"/>
    </style:style>
    <style:style style:name="T392" style:family="text">
      <style:text-properties fo:font-size="10pt" officeooo:rsid="02558c7c" fo:background-color="transparent" loext:char-shading-value="0"/>
    </style:style>
    <style:style style:name="T393" style:family="text">
      <style:text-properties fo:font-size="10pt" officeooo:rsid="037b914c" fo:background-color="transparent" loext:char-shading-value="0"/>
    </style:style>
    <style:style style:name="T394" style:family="text">
      <style:text-properties fo:font-size="10pt" fo:language="zxx" fo:country="none" officeooo:rsid="037b914c" fo:background-color="transparent" loext:char-shading-value="0" style:language-asian="zxx" style:country-asian="none" style:language-complex="zxx" style:country-complex="none"/>
    </style:style>
    <style:style style:name="T395" style:family="text">
      <style:text-properties style:text-position="sub 58%"/>
    </style:style>
    <style:style style:name="T396" style:family="text">
      <style:text-properties style:text-position="sub 58%" fo:font-size="10pt" style:font-name-asian="TimesNewRomanPSMT" style:font-size-asian="10pt" style:font-name-complex="TimesNewRomanPSMT" style:font-size-complex="10pt"/>
    </style:style>
    <style:style style:name="T397" style:family="text">
      <style:text-properties style:text-position="sub 58%" fo:font-size="10pt" fo:font-weight="normal" style:font-size-asian="10pt" style:font-weight-asian="normal" style:font-weight-complex="normal"/>
    </style:style>
    <style:style style:name="T398" style:family="text">
      <style:text-properties style:text-position="sub 58%" style:font-name="Arial5" fo:font-size="10pt" style:font-name-asian="TimesNewRomanPSMT" style:font-size-asian="10pt" style:font-name-complex="TimesNewRomanPSMT" style:font-size-complex="10pt"/>
    </style:style>
    <style:style style:name="T399" style:family="text">
      <style:text-properties style:text-position="sub 58%" style:font-name="Arial3"/>
    </style:style>
    <style:style style:name="T400" style:family="text">
      <style:text-properties style:text-position="sub 58%" style:font-name="Arial3" fo:font-size="10pt" fo:font-style="normal" style:font-name-asian="Arial3" style:font-size-asian="10pt" style:font-style-asian="normal" style:font-name-complex="Arial3" style:font-size-complex="10pt" style:font-style-complex="normal"/>
    </style:style>
    <style:style style:name="T401" style:family="text">
      <style:text-properties style:text-position="sub 58%"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402" style:family="text">
      <style:text-properties style:text-position="sub 58%"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03" style:family="text">
      <style:text-properties style:text-position="sub 58%" style:font-name="Arial3" fo:font-style="italic" fo:font-weight="normal" style:font-size-asian="10pt" style:font-style-asian="italic" style:font-weight-asian="normal" style:font-size-complex="10pt" style:font-style-complex="italic" style:font-weight-complex="normal"/>
    </style:style>
    <style:style style:name="T404" style:family="text">
      <style:text-properties style:text-position="sub 58%" style:font-name="Arial3" fo:font-style="italic" fo:font-weight="normal" officeooo:rsid="02ceaaec" style:font-size-asian="10pt" style:font-style-asian="italic" style:font-weight-asian="normal" style:font-size-complex="10pt" style:font-style-complex="italic" style:font-weight-complex="normal"/>
    </style:style>
    <style:style style:name="T405" style:family="text">
      <style:text-properties style:text-position="sub 58%" style:font-name="Arial3" fo:font-size="8pt" fo:language="en" fo:country="US" fo:font-style="normal" fo:font-weight="normal" officeooo:rsid="028b6c38" style:font-size-asian="8pt" style:font-style-asian="normal" style:font-weight-asian="normal" style:font-size-complex="8pt" style:font-style-complex="normal" style:font-weight-complex="normal"/>
    </style:style>
    <style:style style:name="T406" style:family="text">
      <style:text-properties style:text-position="sub 58%" style:font-name="Arial3" fo:language="en" fo:country="US" fo:font-style="normal" fo:font-weight="normal" style:font-style-asian="normal" style:font-weight-asian="normal" style:font-style-complex="normal" style:font-weight-complex="normal"/>
    </style:style>
    <style:style style:name="T407" style:family="text">
      <style:text-properties style:text-position="sub 58%" style:font-name="Arial3" fo:language="en" fo:country="US" fo:font-style="normal" fo:background-color="transparent" loext:char-shading-value="0" style:font-style-asian="normal" style:font-style-complex="normal"/>
    </style:style>
    <style:style style:name="T408" style:family="text">
      <style:text-properties style:text-position="sub 58%" style:font-name="Arial3" fo:language="en" fo:country="US" fo:font-style="normal" officeooo:rsid="0289ea68" fo:background-color="transparent" loext:char-shading-value="0" style:font-style-asian="normal" style:font-style-complex="normal"/>
    </style:style>
    <style:style style:name="T409" style:family="text">
      <style:text-properties style:text-position="sub 58%" style:font-name="Arial3" officeooo:rsid="028130e2"/>
    </style:style>
    <style:style style:name="T410" style:family="text">
      <style:text-properties style:text-position="sub 58%" style:font-name="Arial3" officeooo:rsid="0284921e"/>
    </style:style>
    <style:style style:name="T411" style:family="text">
      <style:text-properties style:text-position="sub 58%" style:font-name="Bitstream Charter"/>
    </style:style>
    <style:style style:name="T412" style:family="text">
      <style:text-properties style:text-position="sub 58%" style:font-name="Bitstream Charter" officeooo:rsid="00eb22fb"/>
    </style:style>
    <style:style style:name="T413" style:family="text">
      <style:text-properties style:text-position="sub 58%" style:font-name="Bitstream Charter" officeooo:rsid="00eeb964"/>
    </style:style>
    <style:style style:name="T414" style:family="text">
      <style:text-properties style:text-position="sub 58%" style:font-name="Bitstream Charter" fo:font-size="10pt" officeooo:rsid="01719cc9" style:font-size-asian="10.5pt"/>
    </style:style>
    <style:style style:name="T415" style:family="text">
      <style:text-properties style:text-position="sub 58%" style:font-name="Bitstream Charter" fo:font-size="10pt" officeooo:rsid="0312d170" style:font-size-asian="10.5pt"/>
    </style:style>
    <style:style style:name="T416" style:family="text">
      <style:text-properties style:text-position="sub 58%" style:font-name="Bitstream Charter" officeooo:rsid="01719cc9"/>
    </style:style>
    <style:style style:name="T417" style:family="text">
      <style:text-properties style:text-position="sub 58%" style:font-name="Bitstream Charter" officeooo:rsid="0174807a"/>
    </style:style>
    <style:style style:name="T418" style:family="text">
      <style:text-properties style:text-position="sub 58%" style:font-size-asian="10.5pt"/>
    </style:style>
    <style:style style:name="T419" style:family="text">
      <style:text-properties style:text-position="sub 58%" fo:font-style="italic" style:font-style-asian="italic" style:font-style-complex="italic"/>
    </style:style>
    <style:style style:name="T420" style:family="text">
      <style:text-properties style:text-position="sub 58%" fo:font-style="italic" officeooo:rsid="007560bd" style:font-style-asian="italic" style:font-style-complex="italic"/>
    </style:style>
    <style:style style:name="T421" style:family="text">
      <style:text-properties style:text-position="sub 58%" fo:font-style="italic" officeooo:rsid="00a791eb" style:font-style-asian="italic" style:font-style-complex="italic"/>
    </style:style>
    <style:style style:name="T422" style:family="text">
      <style:text-properties style:text-position="sub 58%" fo:font-style="italic" officeooo:rsid="00cc1765" style:font-style-asian="italic" style:font-style-complex="italic"/>
    </style:style>
    <style:style style:name="T423" style:family="text">
      <style:text-properties style:text-position="sub 58%" fo:font-style="italic" officeooo:rsid="028076b6" style:font-style-asian="italic" style:font-style-complex="italic"/>
    </style:style>
    <style:style style:name="T424" style:family="text">
      <style:text-properties style:text-position="sub 58%" fo:font-style="italic" officeooo:rsid="0284921e" style:font-style-asian="italic" style:font-style-complex="italic"/>
    </style:style>
    <style:style style:name="T425" style:family="text">
      <style:text-properties style:text-position="sub 58%" fo:font-style="italic" officeooo:rsid="02969834" style:font-style-asian="italic" style:font-style-complex="italic"/>
    </style:style>
    <style:style style:name="T426" style:family="text">
      <style:text-properties style:text-position="sub 58%" fo:font-style="italic" officeooo:rsid="029a1d61" style:font-style-asian="italic" style:font-style-complex="italic"/>
    </style:style>
    <style:style style:name="T427" style:family="text">
      <style:text-properties style:text-position="sub 58%" fo:font-style="italic" fo:font-weight="normal" style:font-style-asian="italic" style:font-weight-asian="normal" style:font-style-complex="italic" style:font-weight-complex="normal"/>
    </style:style>
    <style:style style:name="T428" style:family="text">
      <style:text-properties style:text-position="sub 58%" fo:font-style="italic" fo:font-weight="normal" officeooo:rsid="007560bd" style:font-style-asian="italic" style:font-weight-asian="normal" style:font-style-complex="italic" style:font-weight-complex="normal"/>
    </style:style>
    <style:style style:name="T429" style:family="text">
      <style:text-properties style:text-position="sub 58%" fo:font-style="italic" fo:font-weight="normal" officeooo:rsid="02969834" style:font-style-asian="italic" style:font-weight-asian="normal" style:font-style-complex="italic" style:font-weight-complex="normal"/>
    </style:style>
    <style:style style:name="T430" style:family="text">
      <style:text-properties style:text-position="sub 58%" fo:font-style="italic" fo:font-weight="normal" officeooo:rsid="029a1d61" style:font-style-asian="italic" style:font-weight-asian="normal" style:font-style-complex="italic" style:font-weight-complex="normal"/>
    </style:style>
    <style:style style:name="T431" style:family="text">
      <style:text-properties style:text-position="sub 58%" fo:font-style="italic" fo:font-weight="normal" officeooo:rsid="029ba973" style:font-style-asian="italic" style:font-weight-asian="normal" style:font-style-complex="italic" style:font-weight-complex="normal"/>
    </style:style>
    <style:style style:name="T432" style:family="text">
      <style:text-properties style:text-position="sub 58%" fo:font-style="italic" fo:font-weight="normal" officeooo:rsid="02ceaaec" style:font-style-asian="italic" style:font-weight-asian="normal" style:font-style-complex="italic" style:font-weight-complex="normal"/>
    </style:style>
    <style:style style:name="T433" style:family="text">
      <style:text-properties style:text-position="sub 58%" fo:background-color="transparent" loext:char-shading-value="0"/>
    </style:style>
    <style:style style:name="T434" style:family="text">
      <style:text-properties style:text-position="sub 58%" style:font-name-complex="FreeSans1"/>
    </style:style>
    <style:style style:name="T435" style:family="text">
      <style:text-properties style:text-position="sub 58%" officeooo:rsid="000c69fe"/>
    </style:style>
    <style:style style:name="T436" style:family="text">
      <style:text-properties style:text-position="sub 58%" officeooo:rsid="000ea655"/>
    </style:style>
    <style:style style:name="T437" style:family="text">
      <style:text-properties style:text-position="sub 58%" officeooo:rsid="0014edf3"/>
    </style:style>
    <style:style style:name="T438" style:family="text">
      <style:text-properties style:text-position="sub 58%" officeooo:rsid="001f36f9"/>
    </style:style>
    <style:style style:name="T439" style:family="text">
      <style:text-properties style:text-position="sub 58%" officeooo:rsid="005441cb"/>
    </style:style>
    <style:style style:name="T440" style:family="text">
      <style:text-properties style:text-position="sub 58%" officeooo:rsid="00f6782c"/>
    </style:style>
    <style:style style:name="T441" style:family="text">
      <style:text-properties style:text-position="sub 58%" fo:language="en" fo:country="US"/>
    </style:style>
    <style:style style:name="T442" style:family="text">
      <style:text-properties style:text-position="sub 58%" fo:language="en" fo:country="US" fo:font-style="italic" style:text-underline-style="none" officeooo:rsid="00d81001" style:font-style-asian="italic" style:font-style-complex="italic"/>
    </style:style>
    <style:style style:name="T443" style:family="text">
      <style:text-properties style:text-position="sub 58%" fo:language="en" fo:country="US" fo:font-style="italic" style:text-underline-style="none" officeooo:rsid="00d81001" fo:background-color="transparent" loext:char-shading-value="0" style:font-style-asian="italic" style:font-style-complex="italic"/>
    </style:style>
    <style:style style:name="T444" style:family="text">
      <style:text-properties style:text-position="sub 58%" fo:language="en" fo:country="US" officeooo:rsid="02fb1d2e"/>
    </style:style>
    <style:style style:name="T445" style:family="text">
      <style:text-properties style:text-position="sub 58%" officeooo:rsid="028076b6"/>
    </style:style>
    <style:style style:name="T446" style:family="text">
      <style:text-properties style:text-position="sub 58%" officeooo:rsid="028130e2"/>
    </style:style>
    <style:style style:name="T447" style:family="text">
      <style:text-properties style:text-position="sub 58%" officeooo:rsid="0284921e"/>
    </style:style>
    <style:style style:name="T448" style:family="text">
      <style:text-properties style:text-position="sub 58%" style:font-name="Arial" fo:font-size="10pt" fo:font-style="italic" officeooo:rsid="0085c2ee" style:font-size-asian="10.5pt" style:font-style-asian="italic" style:font-style-complex="italic"/>
    </style:style>
    <style:style style:name="T449" style:family="text">
      <style:text-properties style:text-position="sub 58%" fo:language="zxx" fo:country="none" fo:font-style="italic" officeooo:rsid="0074b7d2" style:language-asian="zxx" style:country-asian="none" style:font-style-asian="italic" style:language-complex="zxx" style:country-complex="none" style:font-style-complex="italic"/>
    </style:style>
    <style:style style:name="T450" style:family="text">
      <style:text-properties style:text-position="sub 58%" fo:language="zxx" fo:country="none" fo:font-style="italic" officeooo:rsid="0085c2ee" style:language-asian="zxx" style:country-asian="none" style:font-style-asian="italic" style:language-complex="zxx" style:country-complex="none" style:font-style-complex="italic"/>
    </style:style>
    <style:style style:name="T451" style:family="text">
      <style:text-properties style:text-position="sub 58%" fo:language="zxx" fo:country="none" fo:font-style="italic" officeooo:rsid="0268ebe4" style:language-asian="zxx" style:country-asian="none" style:font-style-asian="italic" style:language-complex="zxx" style:country-complex="none" style:font-style-complex="italic"/>
    </style:style>
    <style:style style:name="T452" style:family="text">
      <style:text-properties style:text-position="sub 58%" fo:language="zxx" fo:country="none" fo:font-style="italic" style:text-underline-style="none" officeooo:rsid="0095179f" style:language-asian="zxx" style:country-asian="none" style:font-style-asian="italic" style:language-complex="zxx" style:country-complex="none" style:font-style-complex="italic"/>
    </style:style>
    <style:style style:name="T453" style:family="text">
      <style:text-properties style:text-position="sub 58%" fo:language="zxx" fo:country="none" fo:font-style="italic" style:text-underline-style="none" officeooo:rsid="03abdff7" fo:background-color="transparent" loext:char-shading-value="0" style:language-asian="zxx" style:country-asian="none" style:font-style-asian="italic" style:language-complex="zxx" style:country-complex="none" style:font-style-complex="italic"/>
    </style:style>
    <style:style style:name="T454" style:family="text">
      <style:text-properties style:text-position="sub 58%"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455" style:family="text">
      <style:text-properties style:text-position="sub 58%" officeooo:rsid="03da329c"/>
    </style:style>
    <style:style style:name="T456" style:family="text">
      <style:text-properties style:text-position="sub 58%" officeooo:rsid="03777800"/>
    </style:style>
    <style:style style:name="T457" style:family="text">
      <style:text-properties style:text-position="0% 100%"/>
    </style:style>
    <style:style style:name="T458" style:family="text">
      <style:text-properties style:text-position="0% 100%" style:font-name="Arial3" fo:font-size="8pt" fo:language="en" fo:country="US" fo:font-style="normal" fo:font-weight="normal" officeooo:rsid="011bdc17" style:font-size-asian="8pt" style:font-style-asian="normal" style:font-weight-asian="normal" style:font-size-complex="8pt" style:font-style-complex="normal" style:font-weight-complex="normal"/>
    </style:style>
    <style:style style:name="T459" style:family="text">
      <style:text-properties style:text-position="0% 100%" style:font-name="Arial3" fo:font-size="10pt" style:font-size-asian="10pt" style:font-size-complex="10pt"/>
    </style:style>
    <style:style style:name="T460" style:family="text">
      <style:text-properties style:text-position="0% 100%" style:font-name="Arial3" fo:font-size="10pt" fo:font-style="italic" style:font-size-asian="10pt" style:font-style-asian="italic" style:font-size-complex="10pt" style:font-style-complex="italic"/>
    </style:style>
    <style:style style:name="T461" style:family="text">
      <style:text-properties style:text-position="0% 100%" style:font-name="Arial3" fo:font-size="10pt"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2" style:family="text">
      <style:text-properties style:text-position="0% 100%" style:font-name="Arial3" fo:font-size="10pt" fo:language="en" fo:country="US" fo:font-style="normal" fo:font-weight="normal" officeooo:rsid="03a7b0bd"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463" style:family="text">
      <style:text-properties style:text-position="0% 100%" style:font-name="Arial3" fo:background-color="transparent" loext:char-shading-value="0"/>
    </style:style>
    <style:style style:name="T464" style:family="text">
      <style:text-properties style:text-position="0% 100%" style:font-name="Arial3" officeooo:rsid="01bf33c6" fo:background-color="transparent" loext:char-shading-value="0"/>
    </style:style>
    <style:style style:name="T465" style:family="text">
      <style:text-properties style:text-position="0% 100%" style:font-name="Arial3" officeooo:rsid="0366de48" fo:background-color="transparent" loext:char-shading-value="0"/>
    </style:style>
    <style:style style:name="T466" style:family="text">
      <style:text-properties style:text-position="0% 100%" style:font-name="Arial3" officeooo:rsid="0502f825" fo:background-color="transparent" loext:char-shading-value="0"/>
    </style:style>
    <style:style style:name="T467" style:family="text">
      <style:text-properties style:text-position="0% 100%" fo:font-style="normal" officeooo:rsid="01f5dd02" style:font-style-asian="normal" style:font-style-complex="normal"/>
    </style:style>
    <style:style style:name="T468" style:family="text">
      <style:text-properties style:text-position="0% 100%" style:font-name="Arial5" fo:font-size="10pt" officeooo:rsid="03777800" style:font-name-asian="TimesNewRomanPSMT" style:font-size-asian="10pt" style:font-name-complex="TimesNewRomanPSMT" style:font-size-complex="10pt" style:font-weight-complex="bold"/>
    </style:style>
    <style:style style:name="T469" style:family="text">
      <style:text-properties style:text-position="0% 100%" style:font-name="Arial5" fo:font-size="10pt" officeooo:rsid="040201fc" style:font-name-asian="TimesNewRomanPSMT" style:font-size-asian="10pt" style:font-name-complex="TimesNewRomanPSMT" style:font-size-complex="10pt" style:font-weight-complex="bold"/>
    </style:style>
    <style:style style:name="T470" style:family="text">
      <style:text-properties style:text-position="0% 100%" style:font-name="Arial5" fo:font-size="10pt" officeooo:rsid="04d68003" style:font-name-asian="TimesNewRomanPSMT" style:font-size-asian="10pt" style:font-name-complex="TimesNewRomanPSMT" style:font-size-complex="10pt" style:font-weight-complex="bold"/>
    </style:style>
    <style:style style:name="T471" style:family="text">
      <style:text-properties style:text-position="0% 100%" style:font-name="Arial5" fo:font-size="10pt" officeooo:rsid="039a940d" style:font-name-asian="TimesNewRomanPSMT" style:font-size-asian="10pt" style:font-name-complex="TimesNewRomanPSMT" style:font-size-complex="10pt"/>
    </style:style>
    <style:style style:name="T472" style:family="text">
      <style:text-properties style:text-position="0% 100%" style:font-name="Arial5" fo:font-size="10pt" officeooo:rsid="02b0a07d" fo:background-color="transparent" loext:char-shading-value="0" style:font-name-asian="TimesNewRomanPSMT" style:font-size-asian="10pt" style:font-name-complex="TimesNewRomanPSMT" style:font-size-complex="10pt"/>
    </style:style>
    <style:style style:name="T473" style:family="text">
      <style:text-properties style:text-position="0% 100%" style:font-name="Arial5" fo:font-size="10pt" officeooo:rsid="039a940d" fo:background-color="transparent" loext:char-shading-value="0" style:font-name-asian="TimesNewRomanPSMT" style:font-size-asian="10pt" style:font-name-complex="TimesNewRomanPSMT" style:font-size-complex="10pt"/>
    </style:style>
    <style:style style:name="T474" style:family="text">
      <style:text-properties style:text-position="0% 100%" style:font-name="Arial5" fo:font-size="10pt" officeooo:rsid="0272bd25" fo:background-color="transparent" loext:char-shading-value="0" style:font-name-asian="TimesNewRomanPSMT" style:font-size-asian="10pt" style:font-name-complex="TimesNewRomanPSMT" style:font-size-complex="10pt"/>
    </style:style>
    <style:style style:name="T475" style:family="text">
      <style:text-properties style:text-position="0% 100%" style:font-name="Arial5" fo:font-size="10pt" officeooo:rsid="039b7995" fo:background-color="transparent" loext:char-shading-value="0" style:font-name-asian="TimesNewRomanPSMT" style:font-size-asian="10pt" style:font-name-complex="TimesNewRomanPSMT" style:font-size-complex="10pt"/>
    </style:style>
    <style:style style:name="T476" style:family="text">
      <style:text-properties style:text-position="0% 100%" style:font-name="Arial5" fo:font-size="10pt" officeooo:rsid="04e8a331" fo:background-color="transparent" loext:char-shading-value="0" style:font-name-asian="TimesNewRomanPSMT" style:font-size-asian="10pt" style:font-name-complex="TimesNewRomanPSMT" style:font-size-complex="10pt"/>
    </style:style>
    <style:style style:name="T477" style:family="text">
      <style:text-properties style:text-position="0% 100%" style:font-name="Arial5" fo:font-size="10pt" fo:language="en" fo:country="US" style:text-underline-style="solid" style:text-underline-width="auto" style:text-underline-color="font-color" fo:background-color="transparent" loext:char-shading-value="0" style:font-name-asian="TimesNewRomanPSMT" style:font-size-asian="10pt" style:font-name-complex="TimesNewRomanPSMT" style:font-size-complex="10pt"/>
    </style:style>
    <style:style style:name="T478" style:family="text">
      <style:text-properties style:text-position="0% 100%" style:font-name="Arial5" fo:font-size="10pt" fo:language="en" fo:country="US" fo:background-color="transparent" loext:char-shading-value="0" style:font-name-asian="TimesNewRomanPSMT" style:font-size-asian="10pt" style:font-name-complex="TimesNewRomanPSMT" style:font-size-complex="10pt"/>
    </style:style>
    <style:style style:name="T479" style:family="text">
      <style:text-properties style:text-position="0% 100%" style:font-name="Arial5" fo:font-size="10pt" fo:font-style="normal" style:text-underline-style="solid" style:text-underline-width="auto" style:text-underline-color="font-color" officeooo:rsid="02b0a07d" fo:background-color="transparent" loext:char-shading-value="0" style:font-name-asian="TimesNewRomanPSMT" style:font-size-asian="10pt" style:font-style-asian="normal" style:font-name-complex="TimesNewRomanPSMT" style:font-size-complex="10pt" style:font-style-complex="normal"/>
    </style:style>
    <style:style style:name="T480" style:family="text">
      <style:text-properties style:text-position="0% 100%" fo:font-style="italic" officeooo:rsid="028076b6" style:font-style-asian="italic" style:font-style-complex="italic"/>
    </style:style>
    <style:style style:name="T481" style:family="text">
      <style:text-properties style:text-position="0% 100%" fo:font-style="italic" officeooo:rsid="02ceaaec" style:font-style-asian="italic" style:font-style-complex="italic"/>
    </style:style>
    <style:style style:name="T482" style:family="text">
      <style:text-properties style:text-position="0% 100%" fo:font-style="italic" officeooo:rsid="04ba6034" style:font-style-asian="italic" style:font-style-complex="italic"/>
    </style:style>
    <style:style style:name="T483" style:family="text">
      <style:text-properties style:text-position="0% 100%" fo:font-style="italic" officeooo:rsid="04cae610" style:font-style-asian="italic" style:font-style-complex="italic"/>
    </style:style>
    <style:style style:name="T484" style:family="text">
      <style:text-properties style:text-position="0% 100%" officeooo:rsid="028130e2"/>
    </style:style>
    <style:style style:name="T485" style:family="text">
      <style:text-properties style:text-position="0% 100%" fo:font-size="10pt" style:font-size-asian="10pt" style:font-size-complex="10pt"/>
    </style:style>
    <style:style style:name="T486" style:family="text">
      <style:text-properties style:text-position="0% 100%" fo:font-size="10pt" fo:font-weight="normal" officeooo:rsid="02ceaaec" style:font-size-asian="10pt" style:font-weight-asian="normal" style:font-weight-complex="normal"/>
    </style:style>
    <style:style style:name="T487" style:family="text">
      <style:text-properties style:text-position="0% 100%" officeooo:rsid="02ceaaec"/>
    </style:style>
    <style:style style:name="T488" style:family="text">
      <style:text-properties style:text-position="0% 100%" officeooo:rsid="02ccb0a4"/>
    </style:style>
    <style:style style:name="T489" style:family="text">
      <style:text-properties style:text-position="0% 100%" officeooo:rsid="02ccb0a4" style:font-name-complex="FreeSans1"/>
    </style:style>
    <style:style style:name="T490" style:family="text">
      <style:text-properties style:text-position="0% 100%" fo:language="en" fo:country="US" officeooo:rsid="00e089ea" fo:background-color="transparent" loext:char-shading-value="0"/>
    </style:style>
    <style:style style:name="T491" style:family="text">
      <style:text-properties style:text-position="0% 100%" fo:language="en" fo:country="US" officeooo:rsid="04cca34f" fo:background-color="transparent" loext:char-shading-value="0"/>
    </style:style>
    <style:style style:name="T492" style:family="text">
      <style:text-properties style:text-position="0% 100%" fo:language="en" fo:country="US" officeooo:rsid="034d1da8"/>
    </style:style>
    <style:style style:name="T493" style:family="text">
      <style:text-properties style:text-position="0% 100%" fo:language="en" fo:country="US" officeooo:rsid="0348e9fc"/>
    </style:style>
    <style:style style:name="T494" style:family="text">
      <style:text-properties style:text-position="0% 100%" fo:language="en" fo:country="US" style:text-underline-style="solid" style:text-underline-width="auto" style:text-underline-color="font-color" officeooo:rsid="034d1da8"/>
    </style:style>
    <style:style style:name="T495" style:family="text">
      <style:text-properties style:text-position="0% 100%" fo:language="en" fo:country="US" officeooo:rsid="03bd77c4"/>
    </style:style>
    <style:style style:name="T496" style:family="text">
      <style:text-properties style:text-position="0% 100%" fo:language="en" fo:country="US" officeooo:rsid="03b5e541"/>
    </style:style>
    <style:style style:name="T497" style:family="text">
      <style:text-properties style:text-position="0% 100%" fo:language="en" fo:country="US" officeooo:rsid="0332c7ea"/>
    </style:style>
    <style:style style:name="T498" style:family="text">
      <style:text-properties style:text-position="0% 100%" fo:language="en" fo:country="US" officeooo:rsid="0437f910"/>
    </style:style>
    <style:style style:name="T499" style:family="text">
      <style:text-properties style:text-position="0% 100%" fo:language="en" fo:country="US" officeooo:rsid="04ba6034"/>
    </style:style>
    <style:style style:name="T500" style:family="text">
      <style:text-properties style:text-position="0% 100%" fo:language="en" fo:country="US" officeooo:rsid="04bb3631"/>
    </style:style>
    <style:style style:name="T501" style:family="text">
      <style:text-properties style:text-position="0% 100%" fo:language="en" fo:country="US" officeooo:rsid="04bd210b"/>
    </style:style>
    <style:style style:name="T502" style:family="text">
      <style:text-properties style:text-position="0% 100%" fo:language="en" fo:country="US" officeooo:rsid="0191c899"/>
    </style:style>
    <style:style style:name="T503" style:family="text">
      <style:text-properties style:text-position="0% 100%" fo:language="en" fo:country="US" officeooo:rsid="04cae610"/>
    </style:style>
    <style:style style:name="T504" style:family="text">
      <style:text-properties style:text-position="0% 100%" fo:language="en" fo:country="US" officeooo:rsid="04cca34f"/>
    </style:style>
    <style:style style:name="T505" style:family="text">
      <style:text-properties style:text-position="0% 100%" fo:language="en" fo:country="US" officeooo:rsid="04cd3e5f"/>
    </style:style>
    <style:style style:name="T506" style:family="text">
      <style:text-properties style:text-position="0% 100%" officeooo:rsid="00e089ea"/>
    </style:style>
    <style:style style:name="T507" style:family="text">
      <style:text-properties style:text-position="0% 100%" officeooo:rsid="0348e9fc"/>
    </style:style>
    <style:style style:name="T508" style:family="text">
      <style:text-properties style:text-position="0% 100%" officeooo:rsid="0349ab4e"/>
    </style:style>
    <style:style style:name="T509" style:family="text">
      <style:text-properties style:text-position="0% 100%" officeooo:rsid="03470344"/>
    </style:style>
    <style:style style:name="T510" style:family="text">
      <style:text-properties style:text-position="0% 100%" officeooo:rsid="034bbdca"/>
    </style:style>
    <style:style style:name="T511" style:family="text">
      <style:text-properties style:text-position="0% 100%" officeooo:rsid="034d1da8"/>
    </style:style>
    <style:style style:name="T512" style:family="text">
      <style:text-properties style:text-position="0% 100%" officeooo:rsid="034f0063"/>
    </style:style>
    <style:style style:name="T513" style:family="text">
      <style:text-properties style:text-position="0% 100%" officeooo:rsid="036925f2"/>
    </style:style>
    <style:style style:name="T514" style:family="text">
      <style:text-properties style:text-position="0% 100%" officeooo:rsid="013ef365"/>
    </style:style>
    <style:style style:name="T515" style:family="text">
      <style:text-properties style:text-position="0% 10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516" style:family="text">
      <style:text-properties style:text-position="0% 100%" fo:language="zxx" fo:country="none" officeooo:rsid="01d814a2" style:language-asian="zxx" style:country-asian="none" style:language-complex="zxx" style:country-complex="none"/>
    </style:style>
    <style:style style:name="T517" style:family="text">
      <style:text-properties style:text-position="0% 100%" officeooo:rsid="03bd77c4"/>
    </style:style>
    <style:style style:name="T518" style:family="text">
      <style:text-properties style:text-position="0% 100%" officeooo:rsid="03be9a7f"/>
    </style:style>
    <style:style style:name="T519" style:family="text">
      <style:text-properties style:text-position="0% 100%" officeooo:rsid="03c15a46"/>
    </style:style>
    <style:style style:name="T520" style:family="text">
      <style:text-properties style:text-position="0% 100%" officeooo:rsid="03fb3003"/>
    </style:style>
    <style:style style:name="T521" style:family="text">
      <style:text-properties style:text-position="0% 100%" style:text-underline-style="solid" style:text-underline-width="auto" style:text-underline-color="font-color" officeooo:rsid="0332c7ea"/>
    </style:style>
    <style:style style:name="T522" style:family="text">
      <style:text-properties style:text-position="0% 100%" officeooo:rsid="0332c7ea"/>
    </style:style>
    <style:style style:name="T523" style:family="text">
      <style:text-properties style:text-position="0% 100%" officeooo:rsid="03b5e541"/>
    </style:style>
    <style:style style:name="T524" style:family="text">
      <style:text-properties style:text-position="0% 100%" officeooo:rsid="045e289e"/>
    </style:style>
    <style:style style:name="T525" style:family="text">
      <style:text-properties style:text-position="0% 100%" officeooo:rsid="045ef1e4"/>
    </style:style>
    <style:style style:name="T526" style:family="text">
      <style:text-properties style:text-position="0% 100%" officeooo:rsid="0191c899"/>
    </style:style>
    <style:style style:name="T527" style:family="text">
      <style:text-properties style:text-position="0% 100%" officeooo:rsid="04ba6034"/>
    </style:style>
    <style:style style:name="T528" style:family="text">
      <style:text-properties style:text-position="0% 100%" officeooo:rsid="04bc124e"/>
    </style:style>
    <style:style style:name="T529" style:family="text">
      <style:text-properties style:text-position="0% 100%" officeooo:rsid="04c946a8"/>
    </style:style>
    <style:style style:name="T530" style:family="text">
      <style:text-properties style:text-position="0% 100%" officeooo:rsid="04cae610"/>
    </style:style>
    <style:style style:name="T531" style:family="text">
      <style:text-properties style:text-position="0% 100%" officeooo:rsid="04d48e8a"/>
    </style:style>
    <style:style style:name="T532" style:family="text">
      <style:text-properties style:text-position="0% 100%" officeooo:rsid="04ff9932"/>
    </style:style>
    <style:style style:name="T533" style:family="text">
      <style:text-properties fo:text-transform="lowercase" style:text-position="sub 58%"/>
    </style:style>
    <style:style style:name="T534" style:family="text">
      <style:text-properties fo:text-transform="lowercase" style:text-position="sub 58%" fo:language="zxx" fo:country="none" fo:font-style="italic" style:language-asian="zxx" style:country-asian="none" style:font-style-asian="italic" style:language-complex="zxx" style:country-complex="none" style:font-style-complex="italic"/>
    </style:style>
    <style:style style:name="T535" style:family="text">
      <style:text-properties fo:text-transform="lowercase" style:text-position="0% 100%"/>
    </style:style>
    <style:style style:name="T536" style:family="text">
      <style:text-properties fo:text-transform="lowercase" style:text-position="0% 100%" fo:font-style="normal" style:font-style-asian="normal" style:font-style-complex="normal"/>
    </style:style>
    <style:style style:name="T537" style:family="text">
      <style:text-properties fo:text-transform="lowercase" style:text-position="0% 100%" fo:font-style="normal" officeooo:rsid="0249c997" style:font-style-asian="normal" style:font-style-complex="normal"/>
    </style:style>
    <style:style style:name="T538" style:family="text">
      <style:text-properties fo:text-transform="lowercase" style:text-position="0% 100%" fo:language="zxx" fo:country="none" fo:font-style="italic" style:language-asian="zxx" style:country-asian="none" style:font-style-asian="italic" style:language-complex="zxx" style:country-complex="none" style:font-style-complex="italic"/>
    </style:style>
    <style:style style:name="T539" style:family="text">
      <style:text-properties fo:text-transform="lowercase" officeooo:rsid="028076b6"/>
    </style:style>
    <style:style style:name="T540" style:family="text">
      <style:text-properties style:font-name="Arial3"/>
    </style:style>
    <style:style style:name="T541" style:family="text">
      <style:text-properties style:font-name="Arial3" fo:font-size="10pt"/>
    </style:style>
    <style:style style:name="T542" style:family="text">
      <style:text-properties style:font-name="Arial3" fo:font-size="10pt" fo:font-style="normal" style:font-name-asian="Arial3" style:font-size-asian="10pt" style:font-style-asian="normal" style:font-name-complex="Arial3" style:font-size-complex="10pt" style:font-style-complex="normal"/>
    </style:style>
    <style:style style:name="T543" style:family="text">
      <style:text-properties style:font-name="Arial3" fo:font-size="10pt" fo:font-style="normal" officeooo:rsid="02242184" style:font-name-asian="Arial3" style:font-size-asian="10pt" style:font-style-asian="normal" style:font-name-complex="Arial3" style:font-size-complex="10pt" style:font-style-complex="normal"/>
    </style:style>
    <style:style style:name="T544" style:family="text">
      <style:text-properties style:font-name="Arial3" fo:font-size="10pt" fo:font-style="normal" fo:font-weight="normal" officeooo:rsid="0095179f" style:font-size-asian="10pt" style:font-style-asian="normal" style:font-weight-asian="normal" style:font-size-complex="10pt" style:font-style-complex="normal" style:font-weight-complex="normal"/>
    </style:style>
    <style:style style:name="T545" style:family="text">
      <style:text-properties style:font-name="Arial3" fo:font-size="10pt" fo:font-style="normal" fo:font-weight="normal" officeooo:rsid="0140deff" style:font-size-asian="10pt" style:font-style-asian="normal" style:font-weight-asian="normal" style:font-size-complex="10pt" style:font-style-complex="normal" style:font-weight-complex="normal"/>
    </style:style>
    <style:style style:name="T546" style:family="text">
      <style:text-properties style:font-name="Arial3" fo:font-size="10pt" fo:font-style="normal" fo:font-weight="normal" officeooo:rsid="03082635" style:font-size-asian="10pt" style:font-style-asian="normal" style:font-weight-asian="normal" style:font-size-complex="10pt" style:font-style-complex="normal" style:font-weight-complex="normal"/>
    </style:style>
    <style:style style:name="T547" style:family="text">
      <style:text-properties style:font-name="Arial3" fo:font-size="10pt" fo:font-style="normal" fo:font-weight="normal" officeooo:rsid="0165cae6" style:font-size-asian="10pt" style:font-style-asian="normal" style:font-weight-asian="normal" style:font-size-complex="10pt" style:font-style-complex="normal" style:font-weight-complex="normal"/>
    </style:style>
    <style:style style:name="T548" style:family="text">
      <style:text-properties style:font-name="Arial3" fo:font-size="10pt" fo:font-style="normal" fo:font-weight="normal" officeooo:rsid="0482c19b" style:font-size-asian="10pt" style:font-style-asian="normal" style:font-weight-asian="normal" style:font-size-complex="10pt" style:font-style-complex="normal" style:font-weight-complex="normal"/>
    </style:style>
    <style:style style:name="T549" style:family="text">
      <style:text-properties style:font-name="Arial3" fo:font-size="10pt" fo:font-style="normal" fo:font-weight="normal" officeooo:rsid="04c9287d" style:font-size-asian="10pt" style:font-style-asian="normal" style:font-weight-asian="normal" style:font-size-complex="10pt" style:font-style-complex="normal" style:font-weight-complex="normal"/>
    </style:style>
    <style:style style:name="T550" style:family="text">
      <style:text-properties style:font-name="Arial3" fo:font-size="10pt" fo:font-style="normal" fo:font-weight="normal" officeooo:rsid="0140deff" fo:background-color="transparent" loext:char-shading-value="0" style:font-size-asian="10pt" style:font-style-asian="normal" style:font-weight-asian="normal" style:font-size-complex="10pt" style:font-style-complex="normal" style:font-weight-complex="normal"/>
    </style:style>
    <style:style style:name="T551" style:family="text">
      <style:text-properties style:font-name="Arial3" fo:font-size="10pt" fo:font-style="normal" fo:font-weight="normal" officeooo:rsid="03082635" fo:background-color="transparent" loext:char-shading-value="0" style:font-size-asian="10pt" style:font-style-asian="normal" style:font-weight-asian="normal" style:font-size-complex="10pt" style:font-style-complex="normal" style:font-weight-complex="normal"/>
    </style:style>
    <style:style style:name="T552" style:family="text">
      <style:text-properties style:font-name="Arial3" fo:font-size="10pt" fo:font-style="normal" fo:font-weight="normal" officeooo:rsid="0165cae6" fo:background-color="transparent" loext:char-shading-value="0" style:font-size-asian="10pt" style:font-style-asian="normal" style:font-weight-asian="normal" style:font-size-complex="10pt" style:font-style-complex="normal" style:font-weight-complex="normal"/>
    </style:style>
    <style:style style:name="T553" style:family="text">
      <style:text-properties style:font-name="Arial3" fo:font-size="10pt" fo:font-style="normal" fo:font-weight="normal" officeooo:rsid="0482c19b" fo:background-color="transparent" loext:char-shading-value="0" style:font-size-asian="10pt" style:font-style-asian="normal" style:font-weight-asian="normal" style:font-size-complex="10pt" style:font-style-complex="normal" style:font-weight-complex="normal"/>
    </style:style>
    <style:style style:name="T554" style:family="text">
      <style:text-properties style:font-name="Arial3" fo:font-size="10pt" fo:font-style="normal" fo:font-weight="normal" officeooo:rsid="0486ca06" fo:background-color="transparent" loext:char-shading-value="0" style:font-size-asian="10pt" style:font-style-asian="normal" style:font-weight-asian="normal" style:font-size-complex="10pt" style:font-style-complex="normal" style:font-weight-complex="normal"/>
    </style:style>
    <style:style style:name="T555" style:family="text">
      <style:text-properties style:font-name="Arial3" fo:font-size="10pt" fo:font-style="normal" fo:font-weight="normal" officeooo:rsid="04c9287d" fo:background-color="transparent" loext:char-shading-value="0" style:font-size-asian="10pt" style:font-style-asian="normal" style:font-weight-asian="normal" style:font-size-complex="10pt" style:font-style-complex="normal" style:font-weight-complex="normal"/>
    </style:style>
    <style:style style:name="T556" style:family="text">
      <style:text-properties style:font-name="Arial3" fo:font-size="10pt" style:font-size-asian="10pt" style:font-size-complex="10pt"/>
    </style:style>
    <style:style style:name="T557" style:family="text">
      <style:text-properties style:font-name="Arial3" fo:font-size="10pt" officeooo:rsid="021684f8" style:font-size-asian="10pt" style:font-size-complex="10pt"/>
    </style:style>
    <style:style style:name="T558" style:family="text">
      <style:text-properties style:font-name="Arial3" fo:font-size="10pt" officeooo:rsid="02174624" style:font-size-asian="10pt" style:font-size-complex="10pt"/>
    </style:style>
    <style:style style:name="T559" style:family="text">
      <style:text-properties style:font-name="Arial3" fo:font-size="10pt" officeooo:rsid="022f67d4" style:font-size-asian="10pt" style:font-size-complex="10pt"/>
    </style:style>
    <style:style style:name="T560" style:family="text">
      <style:text-properties style:font-name="Arial3" fo:font-size="10pt" officeooo:rsid="03700ea0" style:font-size-asian="10pt" style:font-size-complex="10pt"/>
    </style:style>
    <style:style style:name="T561" style:family="text">
      <style:text-properties style:font-name="Arial3" fo:font-size="10pt" officeooo:rsid="03705063" style:font-size-asian="10pt" style:font-size-complex="10pt"/>
    </style:style>
    <style:style style:name="T562" style:family="text">
      <style:text-properties style:font-name="Arial3" fo:font-size="10pt" fo:background-color="transparent" loext:char-shading-value="0"/>
    </style:style>
    <style:style style:name="T563" style:family="text">
      <style:text-properties style:font-name="Arial3" fo:font-size="10pt" officeooo:rsid="0245bd40" fo:background-color="transparent" loext:char-shading-value="0" style:font-size-asian="10pt" style:font-size-complex="10pt"/>
    </style:style>
    <style:style style:name="T564" style:family="text">
      <style:text-properties style:font-name="Arial3" fo:font-size="10pt" officeooo:rsid="0249c997" fo:background-color="transparent" loext:char-shading-value="0" style:font-size-asian="10pt" style:font-size-complex="10pt"/>
    </style:style>
    <style:style style:name="T565" style:family="text">
      <style:text-properties style:font-name="Arial3" fo:font-size="10pt" officeooo:rsid="03554a74" fo:background-color="transparent" loext:char-shading-value="0"/>
    </style:style>
    <style:style style:name="T566" style:family="text">
      <style:text-properties style:font-name="Arial3" fo:font-size="10pt" officeooo:rsid="036925f2" fo:background-color="transparent" loext:char-shading-value="0"/>
    </style:style>
    <style:style style:name="T567" style:family="text">
      <style:text-properties style:font-name="Arial3" fo:font-size="10pt" officeooo:rsid="0502f825" fo:background-color="transparent" loext:char-shading-value="0"/>
    </style:style>
    <style:style style:name="T568" style:family="text">
      <style:text-properties style:font-name="Arial3" fo:font-size="10pt" fo:language="en" fo:country="US"/>
    </style:style>
    <style:style style:name="T569" style:family="text">
      <style:text-properties style:font-name="Arial3" fo:font-size="10pt" fo:language="en" fo:country="US" fo:background-color="transparent" loext:char-shading-value="0"/>
    </style:style>
    <style:style style:name="T570" style:family="text">
      <style:text-properties style:font-name="Arial3" fo:font-size="10pt" fo:language="en" fo:country="US" officeooo:rsid="035c2858" fo:background-color="transparent" loext:char-shading-value="0"/>
    </style:style>
    <style:style style:name="T571" style:family="text">
      <style:text-properties style:font-name="Arial3" fo:font-size="10pt" fo:language="en" fo:country="US" officeooo:rsid="035c5460" fo:background-color="transparent" loext:char-shading-value="0"/>
    </style:style>
    <style:style style:name="T572" style:family="text">
      <style:text-properties style:font-name="Arial3" fo:font-size="10pt" fo:language="en" fo:country="US" officeooo:rsid="0245bd40" fo:background-color="transparent" loext:char-shading-value="0" style:font-size-asian="10pt" style:font-size-complex="10pt"/>
    </style:style>
    <style:style style:name="T573" style:family="text">
      <style:text-properties style:font-name="Arial3" fo:font-size="10pt" fo:language="en" fo:country="US" officeooo:rsid="024e0dfe" fo:background-color="transparent" loext:char-shading-value="0" style:font-size-asian="10pt" style:font-size-complex="10pt"/>
    </style:style>
    <style:style style:name="T574" style:family="text">
      <style:text-properties style:font-name="Arial3" fo:font-size="10pt" fo:language="en" fo:country="US" officeooo:rsid="024cf2da" fo:background-color="transparent" loext:char-shading-value="0" style:font-size-asian="10pt" style:font-size-complex="10pt"/>
    </style:style>
    <style:style style:name="T575" style:family="text">
      <style:text-properties style:font-name="Arial3" fo:font-size="10pt" fo:language="en" fo:country="US" officeooo:rsid="038323b0" fo:background-color="transparent" loext:char-shading-value="0" style:font-size-asian="10pt" style:font-size-complex="10pt"/>
    </style:style>
    <style:style style:name="T576" style:family="text">
      <style:text-properties style:font-name="Arial3" fo:font-size="10pt" fo:language="en" fo:country="US" officeooo:rsid="026153f8"/>
    </style:style>
    <style:style style:name="T577" style:family="text">
      <style:text-properties style:font-name="Arial3" fo:font-size="10pt" fo:language="en" fo:country="US" fo:font-style="normal" fo:background-color="transparent" loext:char-shading-value="0" style:font-style-asian="normal" style:font-style-complex="normal"/>
    </style:style>
    <style:style style:name="T578" style:family="text">
      <style:text-properties style:font-name="Arial3" fo:font-size="10pt" fo:language="en" fo:country="US" fo:font-style="normal" officeooo:rsid="01bf33c6" fo:background-color="transparent" loext:char-shading-value="0" style:font-style-asian="normal" style:font-style-complex="normal"/>
    </style:style>
    <style:style style:name="T579" style:family="text">
      <style:text-properties style:font-name="Arial3" fo:font-size="10pt" fo:language="en" fo:country="US" fo:font-style="normal" officeooo:rsid="0362ce91" fo:background-color="transparent" loext:char-shading-value="0" style:font-style-asian="normal" style:font-style-complex="normal"/>
    </style:style>
    <style:style style:name="T580" style:family="text">
      <style:text-properties style:font-name="Arial3" fo:font-size="10pt" fo:language="en" fo:country="US" fo:font-style="normal" officeooo:rsid="0362dd83" fo:background-color="transparent" loext:char-shading-value="0" style:font-style-asian="normal" style:font-style-complex="normal"/>
    </style:style>
    <style:style style:name="T581" style:family="text">
      <style:text-properties style:font-name="Arial3" fo:font-size="10pt" fo:language="en" fo:country="US" fo:font-style="normal" officeooo:rsid="00c7972a" fo:background-color="transparent" loext:char-shading-value="0" style:font-style-asian="normal" style:font-style-complex="normal"/>
    </style:style>
    <style:style style:name="T582" style:family="text">
      <style:text-properties style:font-name="Arial3" fo:font-size="10pt" fo:language="en" fo:country="US" fo:font-style="normal" officeooo:rsid="036321c9" fo:background-color="transparent" loext:char-shading-value="0" style:font-style-asian="normal" style:font-style-complex="normal"/>
    </style:style>
    <style:style style:name="T583" style:family="text">
      <style:text-properties style:font-name="Arial3" fo:font-size="10pt" fo:language="en" fo:country="US"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4" style:family="text">
      <style:text-properties style:font-name="Arial3" fo:font-size="10pt" fo:language="en" fo:country="US"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5" style:family="text">
      <style:text-properties style:font-name="Arial3" fo:font-size="10pt" fo:language="en" fo:country="US" fo:font-style="normal" fo:font-weight="normal" officeooo:rsid="0413e51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586" style:family="text">
      <style:text-properties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587" style:family="text">
      <style:text-properties style:font-name="Arial3" fo:font-size="10pt" fo:language="en" fo:country="US" fo:font-style="normal" style:text-underline-style="none" fo:font-weight="normal" officeooo:rsid="01a0c040" style:font-size-asian="10pt" style:font-style-asian="normal" style:font-weight-asian="normal" style:font-size-complex="10pt" style:font-style-complex="normal" style:font-weight-complex="normal"/>
    </style:style>
    <style:style style:name="T588" style:family="text">
      <style:text-properties style:font-name="Arial3" fo:font-size="10pt" fo:language="en" fo:country="US" fo:font-style="normal" style:text-underline-style="none" fo:font-weight="normal" officeooo:rsid="01a10ff6" style:font-size-asian="10pt" style:font-style-asian="normal" style:font-weight-asian="normal" style:font-size-complex="10pt" style:font-style-complex="normal" style:font-weight-complex="normal"/>
    </style:style>
    <style:style style:name="T589" style:family="text">
      <style:text-properties style:font-name="Arial3" fo:font-size="10pt" fo:language="en" fo:country="US" fo:font-style="normal" style:text-underline-style="none" fo:font-weight="normal" officeooo:rsid="02d8dd54" style:font-size-asian="10pt" style:font-style-asian="normal" style:font-weight-asian="normal" style:font-size-complex="10pt" style:font-style-complex="normal" style:font-weight-complex="normal"/>
    </style:style>
    <style:style style:name="T590" style:family="text">
      <style:text-properties style:font-name="Arial3" fo:font-size="10pt" fo:language="en" fo:country="US" fo:font-style="normal" style:text-underline-style="none" fo:font-weight="normal" officeooo:rsid="03a80d4b" style:font-size-asian="10pt" style:font-style-asian="normal" style:font-weight-asian="normal" style:font-size-complex="10pt" style:font-style-complex="normal" style:font-weight-complex="normal"/>
    </style:style>
    <style:style style:name="T591" style:family="text">
      <style:text-properties style:font-name="Arial3" fo:font-size="10pt" fo:language="en" fo:country="US" fo:font-style="normal" style:text-underline-style="none" fo:font-weight="normal" officeooo:rsid="01ac326a" style:font-size-asian="10pt" style:font-style-asian="normal" style:font-weight-asian="normal" style:font-size-complex="10pt" style:font-style-complex="normal" style:font-weight-complex="normal"/>
    </style:style>
    <style:style style:name="T592" style:family="text">
      <style:text-properties style:font-name="Arial3" fo:font-size="10pt" fo:language="en" fo:country="US" fo:font-style="normal" style:text-underline-style="none" fo:font-weight="normal" officeooo:rsid="03a9232e" style:font-size-asian="10pt" style:font-style-asian="normal" style:font-weight-asian="normal" style:font-size-complex="10pt" style:font-style-complex="normal" style:font-weight-complex="normal"/>
    </style:style>
    <style:style style:name="T593" style:family="text">
      <style:text-properties style:font-name="Arial3" fo:font-size="10pt" fo:language="en" fo:country="US" fo:font-style="normal" style:text-underline-style="none" fo:font-weight="normal" officeooo:rsid="03ab4aeb" style:font-size-asian="10pt" style:font-style-asian="normal" style:font-weight-asian="normal" style:font-size-complex="10pt" style:font-style-complex="normal" style:font-weight-complex="normal"/>
    </style:style>
    <style:style style:name="T594" style:family="text">
      <style:text-properties style:font-name="Arial3" fo:font-size="10pt" fo:language="en" fo:country="US" fo:font-style="normal" style:text-underline-style="none" fo:font-weight="normal" officeooo:rsid="042c30d1" style:font-size-asian="10pt" style:font-style-asian="normal" style:font-weight-asian="normal" style:font-size-complex="10pt" style:font-style-complex="normal" style:font-weight-complex="normal"/>
    </style:style>
    <style:style style:name="T595" style:family="text">
      <style:text-properties style:font-name="Arial3" fo:font-size="10pt" fo:language="en" fo:country="US" officeooo:rsid="037850bf"/>
    </style:style>
    <style:style style:name="T596" style:family="text">
      <style:text-properties style:font-name="Arial3" fo:font-size="10pt" fo:language="en" fo:country="US" style:text-underline-style="solid" style:text-underline-width="auto" style:text-underline-color="font-color" officeooo:rsid="024d6f34" fo:background-color="transparent" loext:char-shading-value="0" style:font-size-asian="10pt" style:font-size-complex="10pt"/>
    </style:style>
    <style:style style:name="T597" style:family="text">
      <style:text-properties style:font-name="Arial3" fo:font-size="10pt" fo:language="en" fo:country="US" style:text-underline-style="solid" style:text-underline-width="auto" style:text-underline-color="font-color" officeooo:rsid="024cf2da" fo:background-color="transparent" loext:char-shading-value="0" style:font-size-asian="10pt" style:font-size-complex="10pt"/>
    </style:style>
    <style:style style:name="T598" style:family="text">
      <style:text-properties style:font-name="Arial3" fo:font-size="10pt"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99" style:family="text">
      <style:text-properties style:font-name="Arial3" fo:font-size="10pt" fo:language="en" fo:country="US" officeooo:rsid="03f01999"/>
    </style:style>
    <style:style style:name="T600" style:family="text">
      <style:text-properties style:font-name="Arial3" fo:font-size="10pt" fo:language="en" fo:country="US" officeooo:rsid="04e8a331"/>
    </style:style>
    <style:style style:name="T601" style:family="text">
      <style:text-properties style:font-name="Arial3" fo:font-size="10pt" officeooo:rsid="0217754a"/>
    </style:style>
    <style:style style:name="T602" style:family="text">
      <style:text-properties style:font-name="Arial3" fo:font-size="10pt" officeooo:rsid="02277e27"/>
    </style:style>
    <style:style style:name="T603" style:family="text">
      <style:text-properties style:font-name="Arial3" fo:font-size="10pt" fo:language="zxx" fo:country="none" style:text-underline-style="none" officeooo:rsid="0201b8c1" style:font-size-asian="10pt" style:language-asian="zxx" style:country-asian="none" style:font-size-complex="10pt" style:language-complex="zxx" style:country-complex="none"/>
    </style:style>
    <style:style style:name="T604" style:family="text">
      <style:text-properties style:font-name="Arial3" fo:font-size="10pt" fo:language="zxx" fo:country="none" fo:background-color="transparent" loext:char-shading-value="0" style:language-asian="zxx" style:country-asian="none" style:language-complex="zxx" style:country-complex="none"/>
    </style:style>
    <style:style style:name="T605" style:family="text">
      <style:text-properties style:font-name="Arial3" fo:font-size="10pt" fo:language="zxx" fo:country="none" officeooo:rsid="035c5460" fo:background-color="transparent" loext:char-shading-value="0" style:language-asian="zxx" style:country-asian="none" style:language-complex="zxx" style:country-complex="none"/>
    </style:style>
    <style:style style:name="T606" style:family="text">
      <style:text-properties style:font-name="Arial3" fo:font-size="10pt" fo:language="zxx" fo:country="none" fo:font-style="italic" style:text-underline-style="none" officeooo:rsid="03554a74" fo:background-color="transparent" loext:char-shading-value="0" style:font-size-asian="10pt" style:language-asian="zxx" style:country-asian="none" style:font-style-asian="italic" style:font-size-complex="10pt" style:language-complex="zxx" style:country-complex="none" style:font-style-complex="italic"/>
    </style:style>
    <style:style style:name="T607" style:family="text">
      <style:text-properties style:font-name="Arial3" fo:font-size="10pt" fo:language="zxx" fo:country="none" fo:font-style="italic" style:text-underline-style="none" fo:font-weight="normal"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08" style:family="text">
      <style:text-properties style:font-name="Arial3" fo:font-size="10pt" fo:language="zxx" fo:country="none" fo:font-style="italic" style:text-underline-style="none" fo:font-weight="normal" officeooo:rsid="0095179f"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T609" style:family="text">
      <style:text-properties style:font-name="Arial3" fo:font-size="10pt" officeooo:rsid="03705063"/>
    </style:style>
    <style:style style:name="T610" style:family="text">
      <style:text-properties style:font-name="Arial3" fo:font-size="10pt" fo:font-style="italic" style:font-size-asian="10pt" style:font-style-asian="italic" style:font-size-complex="10pt" style:font-style-complex="italic"/>
    </style:style>
    <style:style style:name="T611" style:family="text">
      <style:text-properties style:font-name="Arial3" fo:font-size="10pt" fo:font-weight="normal" officeooo:rsid="01dd9f60" style:font-size-asian="10pt" style:font-weight-asian="normal" style:font-size-complex="10pt" style:font-weight-complex="normal"/>
    </style:style>
    <style:style style:name="T612" style:family="text">
      <style:text-properties style:font-name="Arial3" fo:font-style="normal" fo:background-color="transparent" loext:char-shading-value="0" style:font-style-asian="normal" style:font-style-complex="normal"/>
    </style:style>
    <style:style style:name="T613" style:family="text">
      <style:text-properties style:font-name="Arial3" fo:font-style="normal" style:text-underline-style="solid" style:text-underline-width="auto" style:text-underline-color="font-color" officeooo:rsid="03017b4e" style:font-style-asian="normal" style:font-style-complex="normal"/>
    </style:style>
    <style:style style:name="T614" style:family="text">
      <style:text-properties style:font-name="Arial3" fo:font-size="8pt" fo:font-style="normal" fo:font-weight="normal" style:font-size-asian="8pt" style:font-style-asian="normal" style:font-weight-asian="normal" style:font-size-complex="8pt" style:font-style-complex="normal" style:font-weight-complex="normal"/>
    </style:style>
    <style:style style:name="T615" style:family="text">
      <style:text-properties style:font-name="Arial3" fo:font-size="8pt" fo:font-style="normal" fo:font-weight="normal" officeooo:rsid="009d6aad" style:font-size-asian="8pt" style:font-style-asian="normal" style:font-weight-asian="normal" style:font-size-complex="8pt" style:font-style-complex="normal" style:font-weight-complex="normal"/>
    </style:style>
    <style:style style:name="T616" style:family="text">
      <style:text-properties style:font-name="Arial3" fo:font-size="8pt" fo:font-style="normal" fo:font-weight="normal" officeooo:rsid="00a06d47" style:font-size-asian="8pt" style:font-style-asian="normal" style:font-weight-asian="normal" style:font-size-complex="8pt" style:font-style-complex="normal" style:font-weight-complex="normal"/>
    </style:style>
    <style:style style:name="T617" style:family="text">
      <style:text-properties style:font-name="Arial3" fo:font-size="8pt" fo:font-style="normal" fo:font-weight="normal" officeooo:rsid="00b0c526" style:font-size-asian="8pt" style:font-style-asian="normal" style:font-weight-asian="normal" style:font-size-complex="8pt" style:font-style-complex="normal" style:font-weight-complex="normal"/>
    </style:style>
    <style:style style:name="T618" style:family="text">
      <style:text-properties style:font-name="Arial3" fo:font-size="8pt" fo:font-style="normal" fo:font-weight="normal" officeooo:rsid="00d81001" style:font-size-asian="8pt" style:font-style-asian="normal" style:font-weight-asian="normal" style:font-size-complex="8pt" style:font-style-complex="normal" style:font-weight-complex="normal"/>
    </style:style>
    <style:style style:name="T619" style:family="text">
      <style:text-properties style:font-name="Arial3" fo:font-size="8pt" fo:font-style="normal" fo:font-weight="normal" officeooo:rsid="010029e5" style:font-size-asian="8pt" style:font-style-asian="normal" style:font-weight-asian="normal" style:font-size-complex="8pt" style:font-style-complex="normal" style:font-weight-complex="normal"/>
    </style:style>
    <style:style style:name="T620" style:family="text">
      <style:text-properties style:font-name="Arial3" fo:font-size="8pt" fo:font-style="normal" fo:font-weight="normal" officeooo:rsid="00db9478" style:font-size-asian="8pt" style:font-style-asian="normal" style:font-weight-asian="normal" style:font-size-complex="8pt" style:font-style-complex="normal" style:font-weight-complex="normal"/>
    </style:style>
    <style:style style:name="T621" style:family="text">
      <style:text-properties style:font-name="Arial3" fo:font-size="8pt" fo:font-style="normal" fo:font-weight="normal" officeooo:rsid="016a14aa" style:font-size-asian="8pt" style:font-style-asian="normal" style:font-weight-asian="normal" style:font-size-complex="8pt" style:font-style-complex="normal" style:font-weight-complex="normal"/>
    </style:style>
    <style:style style:name="T622" style:family="text">
      <style:text-properties style:font-name="Arial3" fo:font-size="8pt" fo:font-style="normal" fo:font-weight="normal" officeooo:rsid="021dfc63" style:font-size-asian="8pt" style:font-style-asian="normal" style:font-weight-asian="normal" style:font-size-complex="8pt" style:font-style-complex="normal" style:font-weight-complex="normal"/>
    </style:style>
    <style:style style:name="T623" style:family="text">
      <style:text-properties style:font-name="Arial3" fo:font-size="8pt" fo:font-style="normal" fo:font-weight="normal" officeooo:rsid="022198ce" style:font-size-asian="8pt" style:font-style-asian="normal" style:font-weight-asian="normal" style:font-size-complex="8pt" style:font-style-complex="normal" style:font-weight-complex="normal"/>
    </style:style>
    <style:style style:name="T624" style:family="text">
      <style:text-properties style:font-name="Arial3" fo:font-size="8pt" fo:font-style="normal" fo:font-weight="normal" officeooo:rsid="02277e27" style:font-size-asian="8pt" style:font-style-asian="normal" style:font-weight-asian="normal" style:font-size-complex="8pt" style:font-style-complex="normal" style:font-weight-complex="normal"/>
    </style:style>
    <style:style style:name="T625" style:family="text">
      <style:text-properties style:font-name="Arial3" fo:font-size="8pt" fo:font-style="normal" fo:font-weight="normal" officeooo:rsid="022b93f3" style:font-size-asian="8pt" style:font-style-asian="normal" style:font-weight-asian="normal" style:font-size-complex="8pt" style:font-style-complex="normal" style:font-weight-complex="normal"/>
    </style:style>
    <style:style style:name="T626" style:family="text">
      <style:text-properties style:font-name="Arial3" fo:font-size="8pt" fo:font-style="normal" fo:font-weight="normal" officeooo:rsid="02454a1c" style:font-size-asian="8pt" style:font-style-asian="normal" style:font-weight-asian="normal" style:font-size-complex="8pt" style:font-style-complex="normal" style:font-weight-complex="normal"/>
    </style:style>
    <style:style style:name="T627" style:family="text">
      <style:text-properties style:font-name="Arial3" fo:font-size="8pt" fo:font-style="normal" fo:font-weight="normal" officeooo:rsid="02630ebd" style:font-size-asian="8pt" style:font-style-asian="normal" style:font-weight-asian="normal" style:font-size-complex="8pt" style:font-style-complex="normal" style:font-weight-complex="normal"/>
    </style:style>
    <style:style style:name="T628" style:family="text">
      <style:text-properties style:font-name="Arial3" fo:font-size="8pt" fo:font-style="normal" fo:font-weight="normal" officeooo:rsid="028076b6" style:font-size-asian="8pt" style:font-style-asian="normal" style:font-weight-asian="normal" style:font-size-complex="8pt" style:font-style-complex="normal" style:font-weight-complex="normal"/>
    </style:style>
    <style:style style:name="T629" style:family="text">
      <style:text-properties style:font-name="Arial3" fo:font-size="8pt" fo:font-style="normal" fo:font-weight="normal" officeooo:rsid="02969834" style:font-size-asian="8pt" style:font-style-asian="normal" style:font-weight-asian="normal" style:font-size-complex="8pt" style:font-style-complex="normal" style:font-weight-complex="normal"/>
    </style:style>
    <style:style style:name="T630" style:family="text">
      <style:text-properties style:font-name="Arial3" fo:font-size="8pt" fo:font-style="normal" fo:font-weight="normal" officeooo:rsid="038bb89a" style:font-size-asian="8pt" style:font-style-asian="normal" style:font-weight-asian="normal" style:font-size-complex="8pt" style:font-style-complex="normal" style:font-weight-complex="normal"/>
    </style:style>
    <style:style style:name="T631" style:family="text">
      <style:text-properties style:font-name="Arial3" fo:font-size="8pt" fo:font-style="normal" fo:font-weight="normal" officeooo:rsid="038ec6c0" style:font-size-asian="8pt" style:font-style-asian="normal" style:font-weight-asian="normal" style:font-size-complex="8pt" style:font-style-complex="normal" style:font-weight-complex="normal"/>
    </style:style>
    <style:style style:name="T632" style:family="text">
      <style:text-properties style:font-name="Arial3" fo:font-size="8pt" fo:font-style="normal" fo:font-weight="normal" officeooo:rsid="0505cf7e" style:font-size-asian="8pt" style:font-style-asian="normal" style:font-weight-asian="normal" style:font-size-complex="8pt" style:font-style-complex="normal" style:font-weight-complex="normal"/>
    </style:style>
    <style:style style:name="T633" style:family="text">
      <style:text-properties style:font-name="Arial3"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34" style:family="text">
      <style:text-properties style:font-name="Arial3" fo:font-size="8pt" fo:font-style="normal" fo:font-weight="normal" officeooo:rsid="009358f9" fo:background-color="transparent" loext:char-shading-value="0" style:font-size-asian="8pt" style:font-style-asian="normal" style:font-weight-asian="normal" style:font-size-complex="8pt" style:font-style-complex="normal" style:font-weight-complex="normal"/>
    </style:style>
    <style:style style:name="T635" style:family="text">
      <style:text-properties style:font-name="Arial3" fo:font-size="8pt" fo:font-style="normal" fo:font-weight="normal" officeooo:rsid="01263322" fo:background-color="transparent" loext:char-shading-value="0" style:font-size-asian="8pt" style:font-style-asian="normal" style:font-weight-asian="normal" style:font-size-complex="8pt" style:font-style-complex="normal" style:font-weight-complex="normal"/>
    </style:style>
    <style:style style:name="T636" style:family="text">
      <style:text-properties style:font-name="Arial3" fo:font-size="8pt" fo:font-style="normal" fo:font-weight="normal" officeooo:rsid="01209c67" fo:background-color="transparent" loext:char-shading-value="0" style:font-size-asian="8pt" style:font-style-asian="normal" style:font-weight-asian="normal" style:font-size-complex="8pt" style:font-style-complex="normal" style:font-weight-complex="normal"/>
    </style:style>
    <style:style style:name="T637" style:family="text">
      <style:text-properties style:font-name="Arial3" fo:font-size="8pt" fo:font-style="normal" style:text-underline-style="none" fo:font-weight="normal" style:font-size-asian="8pt" style:font-style-asian="normal" style:font-weight-asian="normal" style:font-size-complex="8pt" style:font-style-complex="normal" style:font-weight-complex="normal"/>
    </style:style>
    <style:style style:name="T638" style:family="text">
      <style:text-properties style:font-name="Arial3" fo:font-size="8pt" fo:font-style="normal" style:text-underline-style="none" fo:font-weight="normal" officeooo:rsid="00ba9ccf" style:font-size-asian="8pt" style:font-style-asian="normal" style:font-weight-asian="normal" style:font-size-complex="8pt" style:font-style-complex="normal" style:font-weight-complex="normal"/>
    </style:style>
    <style:style style:name="T639" style:family="text">
      <style:text-properties style:font-name="Arial3" fo:font-size="8pt" fo:font-style="normal" style:text-underline-style="none" fo:font-weight="normal" fo:background-color="transparent" loext:char-shading-value="0" style:font-size-asian="8pt" style:font-style-asian="normal" style:font-weight-asian="normal" style:font-size-complex="8pt" style:font-style-complex="normal" style:font-weight-complex="normal"/>
    </style:style>
    <style:style style:name="T640" style:family="text">
      <style:text-properties style:font-name="Arial3" fo:font-size="8pt" fo:font-style="normal" style:text-underline-style="none" fo:font-weight="normal" officeooo:rsid="00be9c75" fo:background-color="transparent" loext:char-shading-value="0" style:font-size-asian="8pt" style:font-style-asian="normal" style:font-weight-asian="normal" style:font-size-complex="8pt" style:font-style-complex="normal" style:font-weight-complex="normal"/>
    </style:style>
    <style:style style:name="T641" style:family="text">
      <style:text-properties style:font-name="Arial3" fo:font-size="8pt" fo:font-style="normal"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T642" style:family="text">
      <style:text-properties style:font-name="Arial3" fo:font-size="8pt" fo:font-style="normal" style:text-underline-style="solid" style:text-underline-width="auto" style:text-underline-color="font-color" fo:font-weight="normal" officeooo:rsid="00b0c526" style:font-size-asian="8pt" style:font-style-asian="normal" style:font-weight-asian="normal" style:font-size-complex="8pt" style:font-style-complex="normal" style:font-weight-complex="normal"/>
    </style:style>
    <style:style style:name="T643" style:family="text">
      <style:text-properties style:font-name="Arial3" fo:font-size="8pt" fo:language="en" fo:country="US" fo:font-style="normal" fo:font-weight="normal" style:font-size-asian="8pt" style:font-style-asian="normal" style:font-weight-asian="normal" style:font-size-complex="8pt" style:font-style-complex="normal" style:font-weight-complex="normal"/>
    </style:style>
    <style:style style:name="T644" style:family="text">
      <style:text-properties style:font-name="Arial3" fo:font-size="8pt" fo:language="en" fo:country="US" fo:font-style="normal" fo:font-weight="normal" officeooo:rsid="00af001d" style:font-size-asian="8pt" style:font-style-asian="normal" style:font-weight-asian="normal" style:font-size-complex="8pt" style:font-style-complex="normal" style:font-weight-complex="normal"/>
    </style:style>
    <style:style style:name="T645" style:family="text">
      <style:text-properties style:font-name="Arial3" fo:font-size="8pt" fo:language="en" fo:country="US" fo:font-style="normal" fo:font-weight="normal" officeooo:rsid="012b343e" style:font-size-asian="8pt" style:font-style-asian="normal" style:font-weight-asian="normal" style:font-size-complex="8pt" style:font-style-complex="normal" style:font-weight-complex="normal"/>
    </style:style>
    <style:style style:name="T646" style:family="text">
      <style:text-properties style:font-name="Arial3" fo:font-size="8pt" officeooo:rsid="03554a74" fo:background-color="transparent" loext:char-shading-value="0" style:font-size-asian="8pt" style:font-size-complex="8pt"/>
    </style:style>
    <style:style style:name="T647" style:family="text">
      <style:text-properties style:font-name="Arial3" fo:font-size="8pt" fo:language="zxx" fo:country="none" fo:font-style="normal" style:text-underline-style="solid" style:text-underline-width="auto" style:text-underline-color="font-color"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48" style:family="text">
      <style:text-properties style:font-name="Arial3" fo:font-size="8pt" fo:language="zxx" fo:country="none" fo:font-style="normal" style:text-underline-style="solid" style:text-underline-width="auto" style:text-underline-color="font-color"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49" style:family="text">
      <style:text-properties style:font-name="Arial3" fo:font-size="8pt" fo:language="zxx" fo:country="none" fo:font-style="normal" fo:font-weight="normal"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0" style:family="text">
      <style:text-properties style:font-name="Arial3" fo:font-size="8pt" fo:language="zxx" fo:country="none" fo:font-style="normal" fo:font-weight="normal" officeooo:rsid="00b0c526" style:font-size-asian="8pt" style:language-asian="zxx" style:country-asian="none" style:font-style-asian="normal" style:font-weight-asian="normal" style:font-size-complex="8pt" style:language-complex="zxx" style:country-complex="none" style:font-style-complex="normal" style:font-weight-complex="normal"/>
    </style:style>
    <style:style style:name="T651" style:family="text">
      <style:text-properties style:font-name="Arial3" style:font-size-asian="10.5pt"/>
    </style:style>
    <style:style style:name="T652" style:family="text">
      <style:text-properties style:font-name="Arial3" fo:font-style="italic" officeooo:rsid="00a791eb" fo:background-color="transparent" loext:char-shading-value="0" style:font-size-asian="10.5pt" style:font-style-asian="italic" style:font-style-complex="italic"/>
    </style:style>
    <style:style style:name="T653" style:family="text">
      <style:text-properties style:font-name="Arial3" fo:font-style="italic" officeooo:rsid="028863d9" fo:background-color="transparent" loext:char-shading-value="0" style:font-size-asian="10.5pt" style:font-style-asian="italic" style:font-style-complex="italic"/>
    </style:style>
    <style:style style:name="T654" style:family="text">
      <style:text-properties style:font-name="Arial3" fo:language="en" fo:country="US"/>
    </style:style>
    <style:style style:name="T655" style:family="text">
      <style:text-properties style:font-name="Arial3" fo:language="en" fo:country="US" fo:background-color="transparent" loext:char-shading-value="0"/>
    </style:style>
    <style:style style:name="T656" style:family="text">
      <style:text-properties style:font-name="Arial3" fo:language="en" fo:country="US" officeooo:rsid="02bc16f5" fo:background-color="transparent" loext:char-shading-value="0"/>
    </style:style>
    <style:style style:name="T657" style:family="text">
      <style:text-properties style:font-name="Arial3" fo:language="en" fo:country="US" fo:font-style="normal" fo:font-weight="normal" style:font-style-asian="normal" style:font-weight-asian="normal" style:font-style-complex="normal" style:font-weight-complex="normal"/>
    </style:style>
    <style:style style:name="T658" style:family="text">
      <style:text-properties style:font-name="Arial3" fo:language="en" fo:country="US" fo:font-style="normal" fo:font-weight="normal" officeooo:rsid="02454a1c" style:font-style-asian="normal" style:font-weight-asian="normal" style:font-style-complex="normal" style:font-weight-complex="normal"/>
    </style:style>
    <style:style style:name="T659" style:family="text">
      <style:text-properties style:font-name="Arial3" fo:language="en" fo:country="US" fo:font-style="normal" fo:font-weight="normal" officeooo:rsid="0380c999" style:font-style-asian="normal" style:font-weight-asian="normal" style:font-style-complex="normal" style:font-weight-complex="normal"/>
    </style:style>
    <style:style style:name="T660" style:family="text">
      <style:text-properties style:font-name="Arial3" fo:language="en" fo:country="US" fo:font-style="normal" fo:background-color="transparent" loext:char-shading-value="0" style:font-style-asian="normal" style:font-style-complex="normal"/>
    </style:style>
    <style:style style:name="T661" style:family="text">
      <style:text-properties style:font-name="Arial3" fo:language="en" fo:country="US" fo:font-style="normal" officeooo:rsid="0289ea68" fo:background-color="transparent" loext:char-shading-value="0" style:font-style-asian="normal" style:font-style-complex="normal"/>
    </style:style>
    <style:style style:name="T662" style:family="text">
      <style:text-properties style:font-name="Arial3" fo:language="en" fo:country="US" fo:font-style="normal" officeooo:rsid="028863d9" fo:background-color="transparent" loext:char-shading-value="0" style:font-size-asian="10.5pt" style:font-style-asian="normal" style:font-style-complex="normal"/>
    </style:style>
    <style:style style:name="T663" style:family="text">
      <style:text-properties style:font-name="Arial3" fo:language="en" fo:country="US" fo:font-style="normal" officeooo:rsid="02875c90" fo:background-color="transparent" loext:char-shading-value="0" style:font-size-asian="10.5pt" style:font-style-asian="normal" style:font-style-complex="normal"/>
    </style:style>
    <style:style style:name="T664" style:family="text">
      <style:text-properties style:font-name="Arial3" fo:language="en" fo:country="US" fo:font-style="normal" style:text-underline-style="solid" style:text-underline-width="auto" style:text-underline-color="font-color" fo:font-weight="normal" style:font-style-asian="normal" style:font-weight-asian="normal" style:font-style-complex="normal" style:font-weight-complex="normal"/>
    </style:style>
    <style:style style:name="T665" style:family="text">
      <style:text-properties style:font-name="Arial3" fo:language="en" fo:country="US" fo:font-style="italic" officeooo:rsid="00a791eb" fo:background-color="transparent" loext:char-shading-value="0" style:font-size-asian="10.5pt" style:font-style-asian="italic" style:font-style-complex="italic"/>
    </style:style>
    <style:style style:name="T666" style:family="text">
      <style:text-properties style:font-name="Arial3" fo:language="en" fo:country="US" fo:font-style="italic" officeooo:rsid="028863d9" fo:background-color="transparent" loext:char-shading-value="0" style:font-size-asian="10.5pt" style:font-style-asian="italic" style:font-style-complex="italic"/>
    </style:style>
    <style:style style:name="T667" style:family="text">
      <style:text-properties style:font-name="Arial3" fo:language="en" fo:country="US" officeooo:rsid="048a5a43"/>
    </style:style>
    <style:style style:name="T668" style:family="text">
      <style:text-properties style:font-name="Arial3" fo:language="en" fo:country="US" officeooo:rsid="048bf4a7"/>
    </style:style>
    <style:style style:name="T669" style:family="text">
      <style:text-properties style:font-name="Arial3" officeooo:rsid="00eb22fb"/>
    </style:style>
    <style:style style:name="T670" style:family="text">
      <style:text-properties style:font-name="Arial3" officeooo:rsid="023cf6a4"/>
    </style:style>
    <style:style style:name="T671" style:family="text">
      <style:text-properties style:font-name="Arial3" officeooo:rsid="02400fa4"/>
    </style:style>
    <style:style style:name="T672" style:family="text">
      <style:text-properties style:font-name="Arial3" fo:background-color="transparent" loext:char-shading-value="0"/>
    </style:style>
    <style:style style:name="T673" style:family="text">
      <style:text-properties style:font-name="Arial3" officeooo:rsid="02400fa4" fo:background-color="transparent" loext:char-shading-value="0"/>
    </style:style>
    <style:style style:name="T674" style:family="text">
      <style:text-properties style:font-name="Arial3" officeooo:rsid="023cf6a4" fo:background-color="transparent" loext:char-shading-value="0"/>
    </style:style>
    <style:style style:name="T675" style:family="text">
      <style:text-properties style:font-name="Arial3" officeooo:rsid="0240c635" fo:background-color="transparent" loext:char-shading-value="0"/>
    </style:style>
    <style:style style:name="T676" style:family="text">
      <style:text-properties style:font-name="Arial3" officeooo:rsid="0243b95d" fo:background-color="transparent" loext:char-shading-value="0"/>
    </style:style>
    <style:style style:name="T677" style:family="text">
      <style:text-properties style:font-name="Arial3" officeooo:rsid="02454a1c" fo:background-color="transparent" loext:char-shading-value="0"/>
    </style:style>
    <style:style style:name="T678" style:family="text">
      <style:text-properties style:font-name="Arial3" officeooo:rsid="0245bd40" fo:background-color="transparent" loext:char-shading-value="0"/>
    </style:style>
    <style:style style:name="T679" style:family="text">
      <style:text-properties style:font-name="Arial3" officeooo:rsid="0245e8f5" fo:background-color="transparent" loext:char-shading-value="0"/>
    </style:style>
    <style:style style:name="T680" style:family="text">
      <style:text-properties style:font-name="Arial3" officeooo:rsid="0249c997" fo:background-color="transparent" loext:char-shading-value="0"/>
    </style:style>
    <style:style style:name="T681" style:family="text">
      <style:text-properties style:font-name="Arial3" officeooo:rsid="02558c7c" fo:background-color="transparent" loext:char-shading-value="0"/>
    </style:style>
    <style:style style:name="T682" style:family="text">
      <style:text-properties style:font-name="Arial3" officeooo:rsid="01bf33c6" fo:background-color="transparent" loext:char-shading-value="0"/>
    </style:style>
    <style:style style:name="T683" style:family="text">
      <style:text-properties style:font-name="Arial3" officeooo:rsid="0362dd83" fo:background-color="transparent" loext:char-shading-value="0"/>
    </style:style>
    <style:style style:name="T684" style:family="text">
      <style:text-properties style:font-name="Arial3" officeooo:rsid="038015c6" fo:background-color="transparent" loext:char-shading-value="0"/>
    </style:style>
    <style:style style:name="T685" style:family="text">
      <style:text-properties style:font-name="Arial3" officeooo:rsid="038228a2" fo:background-color="transparent" loext:char-shading-value="0"/>
    </style:style>
    <style:style style:name="T686" style:family="text">
      <style:text-properties style:font-name="Arial3" officeooo:rsid="03fb3003" fo:background-color="transparent" loext:char-shading-value="0"/>
    </style:style>
    <style:style style:name="T687" style:family="text">
      <style:text-properties style:font-name="Arial3" officeooo:rsid="0249c997"/>
    </style:style>
    <style:style style:name="T688" style:family="text">
      <style:text-properties style:font-name="Arial3" officeooo:rsid="02558c7c"/>
    </style:style>
    <style:style style:name="T689" style:family="text">
      <style:text-properties style:font-name="Arial3" officeooo:rsid="028130e2"/>
    </style:style>
    <style:style style:name="T690" style:family="text">
      <style:text-properties style:font-name="Arial3" officeooo:rsid="0284921e"/>
    </style:style>
    <style:style style:name="T691" style:family="text">
      <style:text-properties style:font-name="Arial3" officeooo:rsid="01719cc9"/>
    </style:style>
    <style:style style:name="T692" style:family="text">
      <style:text-properties style:font-name="Arial3" officeooo:rsid="037d35e6"/>
    </style:style>
    <style:style style:name="T693" style:family="text">
      <style:text-properties style:font-name="Arial3" officeooo:rsid="037e059c"/>
    </style:style>
    <style:style style:name="T694" style:family="text">
      <style:text-properties style:font-name="Arial3" officeooo:rsid="037ece49"/>
    </style:style>
    <style:style style:name="T695" style:family="text">
      <style:text-properties style:font-name="Arial3" officeooo:rsid="03f8a154"/>
    </style:style>
    <style:style style:name="T696" style:family="text">
      <style:text-properties style:font-name="Arial3" officeooo:rsid="03017b4e"/>
    </style:style>
    <style:style style:name="T697" style:family="text">
      <style:text-properties style:font-name="Arial3" officeooo:rsid="03b662b0"/>
    </style:style>
    <style:style style:name="T698" style:family="text">
      <style:text-properties style:font-name="Arial3" officeooo:rsid="049aa1fd"/>
    </style:style>
    <style:style style:name="T699" style:family="text">
      <style:text-properties style:font-name="Arial3" officeooo:rsid="049b4a10"/>
    </style:style>
    <style:style style:name="T700" style:family="text">
      <style:text-properties style:font-name="Arial3" officeooo:rsid="0499efa7"/>
    </style:style>
    <style:style style:name="T701" style:family="text">
      <style:text-properties style:font-name="Arial3" fo:font-size="12pt" style:font-size-asian="12pt" style:font-size-complex="12pt"/>
    </style:style>
    <style:style style:name="T702" style:family="text">
      <style:text-properties style:font-name="Arial3" fo:font-size="12pt" officeooo:rsid="04e0b28f" style:font-size-asian="12pt" style:font-size-complex="12pt"/>
    </style:style>
    <style:style style:name="T703" style:family="text">
      <style:text-properties style:font-name="Arial3" fo:font-size="12pt" officeooo:rsid="051269b0" style:font-size-asian="12pt" style:font-size-complex="12pt"/>
    </style:style>
    <style:style style:name="T704" style:family="text">
      <style:text-properties style:font-name="Arial3" fo:font-size="12pt" officeooo:rsid="05138717" style:font-size-asian="12pt" style:font-size-complex="12pt"/>
    </style:style>
    <style:style style:name="T705" style:family="text">
      <style:text-properties style:font-name="Arial3" officeooo:rsid="04d7af9c"/>
    </style:style>
    <style:style style:name="T706" style:family="text">
      <style:text-properties style:text-position="super 58%"/>
    </style:style>
    <style:style style:name="T707" style:family="text">
      <style:text-properties style:text-position="super 58%" style:font-name="Arial5" fo:font-size="10pt" fo:font-style="normal" style:font-name-asian="Arial3" style:font-size-asian="10pt" style:font-style-asian="normal" style:font-name-complex="Arial3" style:font-size-complex="10pt" style:font-style-complex="normal"/>
    </style:style>
    <style:style style:name="T708" style:family="text">
      <style:text-properties style:text-position="super 58%"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09" style:family="text">
      <style:text-properties style:text-position="super 58%" style:font-name="Arial5" fo:font-size="10pt" fo:font-style="normal" fo:font-weight="normal" officeooo:rsid="01606a1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0" style:family="text">
      <style:text-properties style:text-position="super 58%" style:font-name="Arial5" fo:font-size="10pt" fo:font-style="normal"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1" style:family="text">
      <style:text-properties style:text-position="super 58%"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2" style:family="text">
      <style:text-properties style:text-position="super 58%"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3" style:family="text">
      <style:text-properties style:text-position="super 58%"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4" style:family="text">
      <style:text-properties style:text-position="super 58%"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5" style:family="text">
      <style:text-properties style:text-position="super 58%"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716" style:family="text">
      <style:text-properties style:text-position="super 58%" style:font-name="Arial5" fo:font-size="10pt" fo:font-style="normal" officeooo:rsid="03017b4e" style:font-name-asian="TimesNewRomanPSMT" style:font-size-asian="10pt" style:font-style-asian="normal" style:font-name-complex="TimesNewRomanPSMT" style:font-size-complex="10pt" style:font-style-complex="normal"/>
    </style:style>
    <style:style style:name="T717" style:family="text">
      <style:text-properties style:text-position="super 58%" style:font-name="Arial5" fo:font-size="10pt" fo:font-style="normal" style:text-underline-style="none" fo:font-weight="normal" officeooo:rsid="03017b4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8" style:family="text">
      <style:text-properties style:text-position="super 58%" style:font-name="Arial5" fo:font-size="10pt" fo:font-style="normal" style:text-underline-style="none"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19" style:family="text">
      <style:text-properties style:text-position="super 58%" style:font-name="Arial5" fo:font-size="10pt" fo:font-style="normal" style:text-underline-style="none" fo:font-weight="normal" officeooo:rsid="00f3a0e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0" style:family="text">
      <style:text-properties style:text-position="super 58%" style:font-name="Arial5" fo:font-size="10pt" fo:font-style="normal" style:text-underline-style="none"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1" style:family="text">
      <style:text-properties style:text-position="super 58%"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22" style:family="text">
      <style:text-properties style:text-position="super 58%" fo:background-color="transparent" loext:char-shading-value="0"/>
    </style:style>
    <style:style style:name="T723" style:family="text">
      <style:text-properties style:text-position="super 58%" officeooo:rsid="00f6782c" fo:background-color="transparent" loext:char-shading-value="0"/>
    </style:style>
    <style:style style:name="T724" style:family="text">
      <style:text-properties style:text-position="super 58%" officeooo:rsid="00f73035" fo:background-color="transparent" loext:char-shading-value="0"/>
    </style:style>
    <style:style style:name="T725" style:family="text">
      <style:text-properties style:text-position="super 58%" officeooo:rsid="03017b4e" fo:background-color="transparent" loext:char-shading-value="0"/>
    </style:style>
    <style:style style:name="T726" style:family="text">
      <style:text-properties style:text-position="super 58%" officeooo:rsid="013546ee" fo:background-color="transparent" loext:char-shading-value="0"/>
    </style:style>
    <style:style style:name="T727" style:family="text">
      <style:text-properties style:text-position="super 58%" officeooo:rsid="042bafa4" fo:background-color="transparent" loext:char-shading-value="0"/>
    </style:style>
    <style:style style:name="T728" style:family="text">
      <style:text-properties style:text-position="super 58%" officeooo:rsid="00f3a0e9" fo:background-color="transparent" loext:char-shading-value="0"/>
    </style:style>
    <style:style style:name="T729" style:family="text">
      <style:text-properties style:text-position="super 58%" fo:font-weight="normal" style:font-weight-asian="normal" style:font-weight-complex="normal"/>
    </style:style>
    <style:style style:name="T730" style:family="text">
      <style:text-properties style:text-position="super 58%" fo:font-weight="normal" officeooo:rsid="0086e96a" style:font-weight-asian="normal" style:font-weight-complex="normal"/>
    </style:style>
    <style:style style:name="T731" style:family="text">
      <style:text-properties style:text-position="super 58%" fo:language="en" fo:country="US"/>
    </style:style>
    <style:style style:name="T732" style:family="text">
      <style:text-properties style:text-position="super 58%" fo:language="en" fo:country="US" fo:background-color="transparent" loext:char-shading-value="0"/>
    </style:style>
    <style:style style:name="T733" style:family="text">
      <style:text-properties style:text-position="super 58%" fo:language="en" fo:country="US" officeooo:rsid="00dea920" fo:background-color="transparent" loext:char-shading-value="0"/>
    </style:style>
    <style:style style:name="T734" style:family="text">
      <style:text-properties style:text-position="super 58%" fo:language="en" fo:country="US" officeooo:rsid="00f3a0e9" fo:background-color="transparent" loext:char-shading-value="0"/>
    </style:style>
    <style:style style:name="T735" style:family="text">
      <style:text-properties style:text-position="super 58%" fo:language="en" fo:country="US" fo:font-style="normal" style:text-underline-style="none" style:font-style-asian="normal" style:font-style-complex="normal"/>
    </style:style>
    <style:style style:name="T736" style:family="text">
      <style:text-properties style:text-position="super 58%" fo:language="en" fo:country="US" fo:font-style="normal" style:text-underline-style="none" officeooo:rsid="00c9276c" style:font-style-asian="normal" style:font-style-complex="normal"/>
    </style:style>
    <style:style style:name="T737" style:family="text">
      <style:text-properties style:text-position="super 58%" fo:language="en" fo:country="US" fo:font-style="normal" style:text-underline-style="none" officeooo:rsid="02ea65d0" style:font-style-asian="normal" style:font-style-complex="normal"/>
    </style:style>
    <style:style style:name="T738" style:family="text">
      <style:text-properties style:text-position="super 58%" fo:language="en" fo:country="US" fo:font-style="normal" style:text-underline-style="none" officeooo:rsid="012c3156" fo:background-color="transparent" loext:char-shading-value="0" style:font-style-asian="normal" style:font-style-complex="normal"/>
    </style:style>
    <style:style style:name="T739" style:family="text">
      <style:text-properties style:text-position="super 58%" fo:language="en" fo:country="US" fo:font-style="normal" style:text-underline-style="none" fo:font-weight="normal" officeooo:rsid="03017b4e" style:font-style-asian="normal" style:font-weight-asian="normal" style:font-style-complex="normal" style:font-weight-complex="normal"/>
    </style:style>
    <style:style style:name="T740" style:family="text">
      <style:text-properties style:text-position="super 58%" fo:language="en" fo:country="US" fo:font-style="normal" style:text-underline-style="none" fo:font-weight="normal" officeooo:rsid="030bb8bf" style:font-style-asian="normal" style:font-weight-asian="normal" style:font-style-complex="normal" style:font-weight-complex="normal"/>
    </style:style>
    <style:style style:name="T741" style:family="text">
      <style:text-properties style:text-position="super 58%" fo:language="en" fo:country="US" fo:font-style="normal" officeooo:rsid="00c9276c" fo:background-color="transparent" loext:char-shading-value="0" style:font-style-asian="normal" style:font-style-complex="normal"/>
    </style:style>
    <style:style style:name="T742" style:family="text">
      <style:text-properties style:text-position="super 58%" fo:language="en" fo:country="US" officeooo:rsid="00cda313"/>
    </style:style>
    <style:style style:name="T743" style:family="text">
      <style:text-properties style:text-position="super 58%" fo:language="en" fo:country="US" style:text-underline-style="none" officeooo:rsid="02dcc019" fo:background-color="transparent" loext:char-shading-value="0"/>
    </style:style>
    <style:style style:name="T744" style:family="text">
      <style:text-properties style:text-position="super 58%" fo:language="en" fo:country="US" officeooo:rsid="03017b4e"/>
    </style:style>
    <style:style style:name="T745" style:family="text">
      <style:text-properties style:text-position="super 58%" fo:language="en" fo:country="US" officeooo:rsid="001a3a2c"/>
    </style:style>
    <style:style style:name="T746" style:family="text">
      <style:text-properties style:text-position="super 58%" fo:language="en" fo:country="US" officeooo:rsid="01958a13"/>
    </style:style>
    <style:style style:name="T747" style:family="text">
      <style:text-properties style:text-position="super 58%" fo:language="en" fo:country="US" officeooo:rsid="034d1da8"/>
    </style:style>
    <style:style style:name="T748" style:family="text">
      <style:text-properties style:text-position="super 58%" fo:language="en" fo:country="US" fo:font-weight="normal" officeooo:rsid="0086e96a" style:font-weight-asian="normal" style:font-weight-complex="normal"/>
    </style:style>
    <style:style style:name="T749" style:family="text">
      <style:text-properties style:text-position="super 58%" style:font-size-asian="10.5pt"/>
    </style:style>
    <style:style style:name="T750" style:family="text">
      <style:text-properties style:text-position="super 58%" officeooo:rsid="00169112"/>
    </style:style>
    <style:style style:name="T751" style:family="text">
      <style:text-properties style:text-position="super 58%" fo:font-style="normal" officeooo:rsid="00c9276c" style:font-style-asian="normal" style:font-style-complex="normal"/>
    </style:style>
    <style:style style:name="T752" style:family="text">
      <style:text-properties style:text-position="super 58%" fo:font-style="normal" officeooo:rsid="00ed4955" style:font-style-asian="normal" style:font-style-complex="normal"/>
    </style:style>
    <style:style style:name="T753" style:family="text">
      <style:text-properties style:text-position="super 58%" fo:font-style="normal" officeooo:rsid="0121d67a" style:font-style-asian="normal" style:font-style-complex="normal"/>
    </style:style>
    <style:style style:name="T754" style:family="text">
      <style:text-properties style:text-position="super 58%" fo:font-style="normal" officeooo:rsid="030f667f" style:font-style-asian="normal" style:font-style-complex="normal"/>
    </style:style>
    <style:style style:name="T755" style:family="text">
      <style:text-properties style:text-position="super 58%" fo:font-style="normal" officeooo:rsid="01f5dd02" style:font-style-asian="normal" style:font-style-complex="normal"/>
    </style:style>
    <style:style style:name="T756" style:family="text">
      <style:text-properties style:text-position="super 58%" fo:font-style="normal" style:font-style-asian="normal" style:font-size-complex="10pt" style:font-style-complex="normal"/>
    </style:style>
    <style:style style:name="T757" style:family="text">
      <style:text-properties style:text-position="super 58%" fo:font-style="normal" fo:background-color="transparent" loext:char-shading-value="0" style:font-style-asian="normal" style:font-style-complex="normal"/>
    </style:style>
    <style:style style:name="T758" style:family="text">
      <style:text-properties style:text-position="super 58%" fo:font-style="normal" officeooo:rsid="00ed4955" fo:background-color="transparent" loext:char-shading-value="0" style:font-style-asian="normal" style:font-style-complex="normal"/>
    </style:style>
    <style:style style:name="T759" style:family="text">
      <style:text-properties style:text-position="super 58%" fo:font-style="normal" officeooo:rsid="0177a6a3" fo:background-color="transparent" loext:char-shading-value="0" style:font-style-asian="normal" style:font-style-complex="normal"/>
    </style:style>
    <style:style style:name="T760" style:family="text">
      <style:text-properties style:text-position="super 58%" fo:font-style="normal" officeooo:rsid="02d6be15" fo:background-color="transparent" loext:char-shading-value="0" style:font-style-asian="normal" style:font-style-complex="normal"/>
    </style:style>
    <style:style style:name="T761" style:family="text">
      <style:text-properties style:text-position="super 58%" fo:font-style="normal" officeooo:rsid="02fe5ad1" fo:background-color="transparent" loext:char-shading-value="0" style:font-style-asian="normal" style:font-style-complex="normal"/>
    </style:style>
    <style:style style:name="T762" style:family="text">
      <style:text-properties style:text-position="super 58%" fo:font-style="normal" officeooo:rsid="030f667f" fo:background-color="transparent" loext:char-shading-value="0" style:font-style-asian="normal" style:font-style-complex="normal"/>
    </style:style>
    <style:style style:name="T763" style:family="text">
      <style:text-properties style:text-position="super 58%" fo:font-style="normal" officeooo:rsid="031446d9" fo:background-color="transparent" loext:char-shading-value="0" style:font-style-asian="normal" style:font-style-complex="normal"/>
    </style:style>
    <style:style style:name="T764" style:family="text">
      <style:text-properties style:text-position="super 58%" fo:font-style="normal" fo:font-weight="normal" officeooo:rsid="01508a99" style:font-style-asian="normal" style:font-weight-asian="normal" style:font-style-complex="normal" style:font-weight-complex="normal"/>
    </style:style>
    <style:style style:name="T765" style:family="text">
      <style:text-properties style:text-position="super 58%" officeooo:rsid="00c6e0d6"/>
    </style:style>
    <style:style style:name="T766" style:family="text">
      <style:text-properties style:text-position="super 58%" officeooo:rsid="00dea920"/>
    </style:style>
    <style:style style:name="T767" style:family="text">
      <style:text-properties style:text-position="super 58%" fo:font-size="10pt" fo:font-style="normal" fo:font-weight="normal" style:font-size-asian="10pt" style:font-style-asian="normal" style:font-weight-asian="normal" style:font-size-complex="10pt" style:font-style-complex="normal" style:font-weight-complex="normal"/>
    </style:style>
    <style:style style:name="T768" style:family="text">
      <style:text-properties style:text-position="super 58%" fo:font-size="10pt" fo:language="en" fo:country="US" fo:font-style="normal" fo:font-weight="normal" officeooo:rsid="03017b4e" fo:background-color="transparent" loext:char-shading-value="0" style:font-size-asian="10pt" style:font-style-asian="normal" style:font-weight-asian="normal" style:font-size-complex="10pt" style:font-style-complex="normal" style:font-weight-complex="normal"/>
    </style:style>
    <style:style style:name="T769" style:family="text">
      <style:text-properties style:text-position="super 58%" fo:font-size="10pt" fo:language="en" fo:country="US" fo:font-style="normal" fo:font-weight="normal" officeooo:rsid="013ef365" fo:background-color="transparent" loext:char-shading-value="0" style:font-size-asian="10pt" style:font-style-asian="normal" style:font-weight-asian="normal" style:font-size-complex="10pt" style:font-style-complex="normal" style:font-weight-complex="normal"/>
    </style:style>
    <style:style style:name="T770" style:family="text">
      <style:text-properties style:text-position="super 58%" fo:font-size="10pt" fo:language="en" fo:country="US" fo:font-style="normal" fo:font-weight="normal" officeooo:rsid="03a0fa1d" fo:background-color="transparent" loext:char-shading-value="0" style:font-size-asian="10pt" style:font-style-asian="normal" style:font-weight-asian="normal" style:font-size-complex="10pt" style:font-style-complex="normal" style:font-weight-complex="normal"/>
    </style:style>
    <style:style style:name="T771" style:family="text">
      <style:text-properties style:text-position="super 58%" fo:font-size="10pt" fo:language="en" fo:country="US" fo:font-style="normal" fo:font-weight="normal" officeooo:rsid="0143ad2c" fo:background-color="transparent" loext:char-shading-value="0" style:font-size-asian="10pt" style:font-style-asian="normal" style:font-weight-asian="normal" style:font-size-complex="10pt" style:font-style-complex="normal" style:font-weight-complex="normal"/>
    </style:style>
    <style:style style:name="T772" style:family="text">
      <style:text-properties style:text-position="super 58%" style:font-name="Arial3" fo:font-size="10pt" fo:font-style="normal" fo:font-weight="normal" style:font-size-asian="10pt" style:font-style-asian="normal" style:font-weight-asian="normal" style:font-size-complex="10pt" style:font-style-complex="normal" style:font-weight-complex="normal"/>
    </style:style>
    <style:style style:name="T773" style:family="text">
      <style:text-properties style:text-position="super 58%" style:font-name="Arial3" fo:font-size="10pt" fo:font-style="normal" fo:font-weight="normal" officeooo:rsid="02fe5ad1" style:font-size-asian="10pt" style:font-style-asian="normal" style:font-weight-asian="normal" style:font-size-complex="10pt" style:font-style-complex="normal" style:font-weight-complex="normal"/>
    </style:style>
    <style:style style:name="T774" style:family="text">
      <style:text-properties style:text-position="super 58%" style:font-name="Arial3" fo:font-size="10pt" fo:font-style="normal" fo:font-weight="normal" officeooo:rsid="00f3a0e9" fo:background-color="transparent" loext:char-shading-value="0" style:font-size-asian="10pt" style:font-style-asian="normal" style:font-weight-asian="normal" style:font-size-complex="10pt" style:font-style-complex="normal" style:font-weight-complex="normal"/>
    </style:style>
    <style:style style:name="T775" style:family="text">
      <style:text-properties style:text-position="super 58%" style:font-name="Arial3"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6" style:family="text">
      <style:text-properties style:text-position="super 58%" style:font-name="Arial3"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7" style:family="text">
      <style:text-properties style:text-position="super 58%" style:font-name="Arial3"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778" style:family="text">
      <style:text-properties style:text-position="super 58%" style:font-name="Arial3" fo:font-size="10pt"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79" style:family="text">
      <style:text-properties style:text-position="super 58%" style:font-name="Arial3" fo:font-size="10pt" fo:font-style="normal" fo:font-weight="normal" officeooo:rsid="00b80658"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0" style:family="text">
      <style:text-properties style:text-position="super 58%" style:font-name="Arial3" fo:font-size="10pt" officeooo:rsid="03250ee9" style:font-size-asian="10pt" style:font-size-complex="10pt"/>
    </style:style>
    <style:style style:name="T781" style:family="text">
      <style:text-properties style:text-position="super 58%" style:font-name="Arial3" fo:font-size="10pt" fo:language="en" fo:country="US" officeooo:rsid="0245bd40" fo:background-color="transparent" loext:char-shading-value="0" style:font-size-asian="10pt" style:font-size-complex="10pt"/>
    </style:style>
    <style:style style:name="T782" style:family="text">
      <style:text-properties style:text-position="super 58%" style:font-name="Arial3" fo:font-size="10pt" fo:language="en" fo:country="US" fo:font-style="normal"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3" style:family="text">
      <style:text-properties style:text-position="super 58%" style:font-name="Arial3" fo:font-size="10pt" fo:language="en" fo:country="US" fo:font-style="normal"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4" style:family="text">
      <style:text-properties style:text-position="super 58%" style:font-name="Arial3" fo:font-size="10pt" fo:language="en" fo:country="US" fo:font-style="normal" fo:font-weight="normal" officeooo:rsid="02cf66d5"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5" style:family="text">
      <style:text-properties style:text-position="super 58%" style:font-name="Arial3" fo:font-size="10pt" fo:language="en" fo:country="US" fo:font-style="normal" style:text-underline-style="none" fo:font-weight="normal" style:font-size-asian="10pt" style:font-style-asian="normal" style:font-weight-asian="normal" style:font-size-complex="10pt" style:font-style-complex="normal" style:font-weight-complex="normal"/>
    </style:style>
    <style:style style:name="T786" style:family="text">
      <style:text-properties style:text-position="super 58%" style:font-name="Arial3" fo:font-size="10pt" fo:language="en" fo:country="US" fo:font-style="normal" style:text-underline-style="none" fo:font-weight="normal"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7" style:family="text">
      <style:text-properties style:text-position="super 58%" style:font-name="Arial3" fo:font-size="10pt" fo:language="en" fo:country="US" fo:font-style="normal" style:text-underline-style="none" fo:font-weight="normal" officeooo:rsid="02fe5ad1"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8" style:family="text">
      <style:text-properties style:text-position="super 58%" style:font-name="Arial3" fo:font-size="10pt" fo:language="en" fo:country="US" fo:font-style="normal" style:text-underline-style="none" fo:font-weight="normal" officeooo:rsid="01ac326a"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89" style:family="text">
      <style:text-properties style:text-position="super 58%" style:font-name="Arial3" fo:font-size="10pt" fo:language="en" fo:country="US" fo:font-style="normal" style:text-underline-style="none" fo:font-weight="normal" officeooo:rsid="02fe5ad1"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0" style:family="text">
      <style:text-properties style:text-position="super 58%" style:font-name="Arial3" fo:font-size="10pt" fo:language="en" fo:country="US" fo:font-style="normal" style:text-underline-style="none" fo:font-weight="normal" officeooo:rsid="02e110ee"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791" style:family="text">
      <style:text-properties style:text-position="super 58%" style:font-name="Arial3" officeooo:rsid="01bf33c6" fo:background-color="transparent" loext:char-shading-value="0"/>
    </style:style>
    <style:style style:name="T792" style:family="text">
      <style:text-properties style:text-position="super 58%" style:font-name="Arial3" fo:language="en" fo:country="US"/>
    </style:style>
    <style:style style:name="T793" style:family="text">
      <style:text-properties style:text-position="super 58%" style:font-name="Arial3" fo:language="en" fo:country="US" officeooo:rsid="024b8a8c" fo:background-color="transparent" loext:char-shading-value="0"/>
    </style:style>
    <style:style style:name="T794" style:family="text">
      <style:text-properties style:text-position="super 58%" style:font-name="Arial6" fo:font-size="10pt" fo:language="en" fo:country="US" fo:font-style="normal" officeooo:rsid="01b0cb00" style:font-style-asian="normal" style:font-style-complex="normal"/>
    </style:style>
    <style:style style:name="T795" style:family="text">
      <style:text-properties style:text-position="super 58%" officeooo:rsid="01c8fceb"/>
    </style:style>
    <style:style style:name="T796" style:family="text">
      <style:text-properties style:text-position="super 58%" officeooo:rsid="01f5dd02"/>
    </style:style>
    <style:style style:name="T797" style:family="text">
      <style:text-properties style:text-position="super 58%" officeooo:rsid="02343709"/>
    </style:style>
    <style:style style:name="T798" style:family="text">
      <style:text-properties style:text-position="super 58%" officeooo:rsid="02bdd6cd"/>
    </style:style>
    <style:style style:name="T799" style:family="text">
      <style:text-properties style:text-position="super 58%" officeooo:rsid="00f3a0e9"/>
    </style:style>
    <style:style style:name="T800" style:family="text">
      <style:text-properties style:text-position="super 58%" officeooo:rsid="00f6782c"/>
    </style:style>
    <style:style style:name="T801" style:family="text">
      <style:text-properties style:text-position="super 58%" officeooo:rsid="00f73035"/>
    </style:style>
    <style:style style:name="T802" style:family="text">
      <style:text-properties style:text-position="super 58%" officeooo:rsid="01b0ee8c"/>
    </style:style>
    <style:style style:name="T803" style:family="text">
      <style:text-properties style:text-position="super 58%" officeooo:rsid="02fe5ad1"/>
    </style:style>
    <style:style style:name="T804" style:family="text">
      <style:text-properties style:text-position="super 58%" officeooo:rsid="03017b4e"/>
    </style:style>
    <style:style style:name="T805" style:family="text">
      <style:text-properties style:text-position="super 58%" officeooo:rsid="0305498e"/>
    </style:style>
    <style:style style:name="T806" style:family="text">
      <style:text-properties style:text-position="super 58%" officeooo:rsid="013ef365"/>
    </style:style>
    <style:style style:name="T807" style:family="text">
      <style:text-properties style:text-position="super 58%" officeooo:rsid="0307349d"/>
    </style:style>
    <style:style style:name="T808" style:family="text">
      <style:text-properties style:text-position="super 58%" officeooo:rsid="0143ad2c"/>
    </style:style>
    <style:style style:name="T809" style:family="text">
      <style:text-properties style:text-position="super 58%" officeooo:rsid="030d39ef"/>
    </style:style>
    <style:style style:name="T810" style:family="text">
      <style:text-properties style:text-position="super 58%" officeooo:rsid="01e8f2a4"/>
    </style:style>
    <style:style style:name="T811" style:family="text">
      <style:text-properties style:text-position="super 58%" officeooo:rsid="0318c130"/>
    </style:style>
    <style:style style:name="T812" style:family="text">
      <style:text-properties style:text-position="super 58%" officeooo:rsid="024cf2da"/>
    </style:style>
    <style:style style:name="T813" style:family="text">
      <style:text-properties style:text-position="super 58%" officeooo:rsid="032a15b0"/>
    </style:style>
    <style:style style:name="T814" style:family="text">
      <style:text-properties style:text-position="super 58%" officeooo:rsid="0011cbc4"/>
    </style:style>
    <style:style style:name="T815" style:family="text">
      <style:text-properties style:text-position="super 58%" officeooo:rsid="0017dee0"/>
    </style:style>
    <style:style style:name="T816" style:family="text">
      <style:text-properties style:text-position="super 58%" officeooo:rsid="022ca52d"/>
    </style:style>
    <style:style style:name="T817" style:family="text">
      <style:text-properties style:text-position="super 58%" officeooo:rsid="03375c85"/>
    </style:style>
    <style:style style:name="T818" style:family="text">
      <style:text-properties style:text-position="super 58%" officeooo:rsid="0052e17d"/>
    </style:style>
    <style:style style:name="T819" style:family="text">
      <style:text-properties style:text-position="super 58%" officeooo:rsid="01958a13"/>
    </style:style>
    <style:style style:name="T820" style:family="text">
      <style:text-properties style:text-position="super 58%" officeooo:rsid="034d1da8"/>
    </style:style>
    <style:style style:name="T821" style:family="text">
      <style:text-properties style:text-position="super 58%" officeooo:rsid="024b8a8c"/>
    </style:style>
    <style:style style:name="T822" style:family="text">
      <style:text-properties style:text-position="super 58%"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823" style:family="text">
      <style:text-properties style:text-position="super 58%" officeooo:rsid="03017b4e" style:language-asian="zxx" style:country-asian="none" style:language-complex="zxx" style:country-complex="none"/>
    </style:style>
    <style:style style:name="T824" style:family="text">
      <style:text-properties style:text-position="super 58%" officeooo:rsid="01c83ce6" style:language-asian="zxx" style:country-asian="none" style:language-complex="zxx" style:country-complex="none"/>
    </style:style>
    <style:style style:name="T825" style:family="text">
      <style:text-properties style:text-position="super 58%" officeooo:rsid="0321a109"/>
    </style:style>
    <style:style style:name="T826" style:family="text">
      <style:text-properties style:text-position="super 58%" officeooo:rsid="04b15c89"/>
    </style:style>
    <style:style style:name="T827" style:family="text">
      <style:text-properties style:text-position="super 58%" officeooo:rsid="04e6bccb"/>
    </style:style>
    <style:style style:name="T828" style:family="text">
      <style:text-properties style:font-name="Arial6" fo:font-size="10pt" fo:language="en" fo:country="US" fo:font-style="normal" officeooo:rsid="016ad77f" style:font-style-asian="normal" style:font-style-complex="normal"/>
    </style:style>
    <style:style style:name="T829" style:family="text">
      <style:text-properties style:font-name="Arial6" fo:font-size="10pt" fo:language="en" fo:country="US" fo:font-style="normal" officeooo:rsid="03af0ced" style:font-style-asian="normal" style:font-style-complex="normal"/>
    </style:style>
    <style:style style:name="T830" style:family="text">
      <style:text-properties style:font-name="Arial6" fo:font-size="10pt" fo:language="en" fo:country="US" fo:font-style="normal" officeooo:rsid="01b0cb00" style:font-style-asian="normal" style:font-style-complex="normal"/>
    </style:style>
    <style:style style:name="T831" style:family="text">
      <style:text-properties style:font-name="Arial6" fo:font-size="10pt" fo:language="en" fo:country="US" fo:font-style="normal" officeooo:rsid="02f94f95" style:font-style-asian="normal" style:font-style-complex="normal"/>
    </style:style>
    <style:style style:name="T832" style:family="text">
      <style:text-properties style:font-name="Arial6" fo:font-size="10pt" fo:language="en" fo:country="US" fo:font-style="normal" officeooo:rsid="042fbc74" style:font-style-asian="normal" style:font-style-complex="normal"/>
    </style:style>
    <style:style style:name="T833" style:family="text">
      <style:text-properties style:font-name="Arial6" fo:font-size="10pt" fo:language="en" fo:country="US" fo:font-style="normal" style:text-underline-style="solid" style:text-underline-width="auto" style:text-underline-color="font-color" officeooo:rsid="02f94f95" style:font-style-asian="normal" style:font-style-complex="normal"/>
    </style:style>
    <style:style style:name="T834" style:family="text">
      <style:text-properties style:font-name="Arial6" fo:font-size="10pt" fo:language="en" fo:country="US" fo:font-style="normal" style:text-underline-style="solid" style:text-underline-width="auto" style:text-underline-color="font-color" fo:font-weight="normal" officeooo:rsid="02f94f95" style:font-style-asian="normal" style:font-weight-asian="normal" style:font-style-complex="normal" style:font-weight-complex="normal"/>
    </style:style>
    <style:style style:name="T835" style:family="text">
      <style:text-properties style:font-name="Arial6" fo:font-size="10pt" fo:language="en" fo:country="US" fo:font-style="normal" style:text-underline-style="none" officeooo:rsid="02f94f95" style:font-style-asian="normal" style:font-style-complex="normal"/>
    </style:style>
    <style:style style:name="T836" style:family="text">
      <style:text-properties style:font-name="Arial6" fo:font-size="10pt" fo:language="en" fo:country="US" fo:font-style="normal" style:text-underline-style="none" officeooo:rsid="03af0ced" style:font-style-asian="normal" style:font-style-complex="normal"/>
    </style:style>
    <style:style style:name="T837" style:family="text">
      <style:text-properties style:font-name="Arial5"/>
    </style:style>
    <style:style style:name="T838" style:family="text">
      <style:text-properties style:font-name="Arial5" fo:font-size="10pt" style:font-size-asian="10pt" style:font-size-complex="10pt"/>
    </style:style>
    <style:style style:name="T839" style:family="text">
      <style:text-properties style:font-name="Arial5" fo:font-size="10pt" officeooo:rsid="021684f8" style:font-size-asian="10pt" style:font-size-complex="10pt"/>
    </style:style>
    <style:style style:name="T840" style:family="text">
      <style:text-properties style:font-name="Arial5" fo:font-size="10pt" officeooo:rsid="036f1281" style:font-size-asian="10pt" style:font-size-complex="10pt"/>
    </style:style>
    <style:style style:name="T841" style:family="text">
      <style:text-properties style:font-name="Arial5" fo:font-size="10pt" officeooo:rsid="03f1d3f1" style:font-size-asian="10pt" style:font-size-complex="10pt"/>
    </style:style>
    <style:style style:name="T842" style:family="text">
      <style:text-properties style:font-name="Arial5" fo:font-size="10pt" officeooo:rsid="03f3b905" style:font-size-asian="10pt" style:font-size-complex="10pt"/>
    </style:style>
    <style:style style:name="T843" style:family="text">
      <style:text-properties style:font-name="Arial5" fo:font-size="10pt" style:font-name-asian="TimesNewRomanPSMT" style:font-size-asian="10pt" style:font-name-complex="TimesNewRomanPSMT" style:font-size-complex="10pt"/>
    </style:style>
    <style:style style:name="T844" style:family="text">
      <style:text-properties style:font-name="Arial5" fo:font-size="10pt" style:font-name-asian="TimesNewRomanPSMT" style:font-size-asian="10pt" style:font-name-complex="TimesNewRomanPSMT" style:font-size-complex="10pt" style:font-weight-complex="bold"/>
    </style:style>
    <style:style style:name="T845" style:family="text">
      <style:text-properties style:font-name="Arial5" fo:font-size="10pt" officeooo:rsid="0236bc15" style:font-name-asian="TimesNewRomanPSMT" style:font-size-asian="10pt" style:font-name-complex="TimesNewRomanPSMT" style:font-size-complex="10pt" style:font-weight-complex="bold"/>
    </style:style>
    <style:style style:name="T846" style:family="text">
      <style:text-properties style:font-name="Arial5" fo:font-size="10pt" officeooo:rsid="03777800" style:font-name-asian="TimesNewRomanPSMT" style:font-size-asian="10pt" style:font-name-complex="TimesNewRomanPSMT" style:font-size-complex="10pt" style:font-weight-complex="bold"/>
    </style:style>
    <style:style style:name="T847" style:family="text">
      <style:text-properties style:font-name="Arial5" fo:font-size="10pt" officeooo:rsid="013ef365" style:font-name-asian="TimesNewRomanPSMT" style:font-size-asian="10pt" style:font-name-complex="TimesNewRomanPSMT" style:font-size-complex="10pt"/>
    </style:style>
    <style:style style:name="T848" style:family="text">
      <style:text-properties style:font-name="Arial5" fo:font-size="10pt" officeooo:rsid="021542ac" style:font-name-asian="TimesNewRomanPSMT" style:font-size-asian="10pt" style:font-name-complex="TimesNewRomanPSMT" style:font-size-complex="10pt"/>
    </style:style>
    <style:style style:name="T849" style:family="text">
      <style:text-properties style:font-name="Arial5" fo:font-size="10pt" officeooo:rsid="021684f8" style:font-name-asian="TimesNewRomanPSMT" style:font-size-asian="10pt" style:font-name-complex="TimesNewRomanPSMT" style:font-size-complex="10pt"/>
    </style:style>
    <style:style style:name="T850" style:family="text">
      <style:text-properties style:font-name="Arial5" fo:font-size="10pt" officeooo:rsid="02174624" style:font-name-asian="TimesNewRomanPSMT" style:font-size-asian="10pt" style:font-name-complex="TimesNewRomanPSMT" style:font-size-complex="10pt"/>
    </style:style>
    <style:style style:name="T851" style:family="text">
      <style:text-properties style:font-name="Arial5" fo:font-size="10pt" officeooo:rsid="02c710ed" style:font-name-asian="TimesNewRomanPSMT" style:font-size-asian="10pt" style:font-name-complex="TimesNewRomanPSMT" style:font-size-complex="10pt"/>
    </style:style>
    <style:style style:name="T852" style:family="text">
      <style:text-properties style:font-name="Arial5" fo:font-size="10pt" officeooo:rsid="036d7629" style:font-name-asian="TimesNewRomanPSMT" style:font-size-asian="10pt" style:font-name-complex="TimesNewRomanPSMT" style:font-size-complex="10pt"/>
    </style:style>
    <style:style style:name="T853" style:family="text">
      <style:text-properties style:font-name="Arial5" fo:font-size="10pt" officeooo:rsid="036dd06b" style:font-name-asian="TimesNewRomanPSMT" style:font-size-asian="10pt" style:font-name-complex="TimesNewRomanPSMT" style:font-size-complex="10pt"/>
    </style:style>
    <style:style style:name="T854" style:family="text">
      <style:text-properties style:font-name="Arial5" fo:font-size="10pt" officeooo:rsid="03700ea0" style:font-name-asian="TimesNewRomanPSMT" style:font-size-asian="10pt" style:font-name-complex="TimesNewRomanPSMT" style:font-size-complex="10pt"/>
    </style:style>
    <style:style style:name="T855" style:family="text">
      <style:text-properties style:font-name="Arial5" fo:font-size="10pt" officeooo:rsid="03792fdc" style:font-name-asian="TimesNewRomanPSMT" style:font-size-asian="10pt" style:font-name-complex="TimesNewRomanPSMT" style:font-size-complex="10pt"/>
    </style:style>
    <style:style style:name="T856" style:family="text">
      <style:text-properties style:font-name="Arial5" fo:font-size="10pt" officeooo:rsid="0379b032" style:font-name-asian="TimesNewRomanPSMT" style:font-size-asian="10pt" style:font-name-complex="TimesNewRomanPSMT" style:font-size-complex="10pt"/>
    </style:style>
    <style:style style:name="T857" style:family="text">
      <style:text-properties style:font-name="Arial5" fo:font-size="10pt" officeooo:rsid="03a0e05f" style:font-name-asian="TimesNewRomanPSMT" style:font-size-asian="10pt" style:font-name-complex="TimesNewRomanPSMT" style:font-size-complex="10pt"/>
    </style:style>
    <style:style style:name="T858" style:family="text">
      <style:text-properties style:font-name="Arial5" fo:font-size="10pt" officeooo:rsid="04e8a331" style:font-name-asian="TimesNewRomanPSMT" style:font-size-asian="10pt" style:font-name-complex="TimesNewRomanPSMT" style:font-size-complex="10pt"/>
    </style:style>
    <style:style style:name="T859" style:family="text">
      <style:text-properties style:font-name="Arial5" fo:font-size="10pt" officeooo:rsid="04e993b6" style:font-name-asian="TimesNewRomanPSMT" style:font-size-asian="10pt" style:font-name-complex="TimesNewRomanPSMT" style:font-size-complex="10pt"/>
    </style:style>
    <style:style style:name="T860" style:family="text">
      <style:text-properties style:font-name="Arial5" fo:font-size="10pt" style:font-name-asian="Arial3" style:font-size-asian="10pt" style:font-name-complex="Arial3" style:font-size-complex="10pt"/>
    </style:style>
    <style:style style:name="T861" style:family="text">
      <style:text-properties style:font-name="Arial5" fo:font-size="10pt" fo:font-style="normal" style:font-name-asian="Arial3" style:font-size-asian="10pt" style:font-style-asian="normal" style:font-name-complex="Arial3" style:font-size-complex="10pt" style:font-style-complex="normal"/>
    </style:style>
    <style:style style:name="T862" style:family="text">
      <style:text-properties style:font-name="Arial5" fo:font-size="10pt" fo:font-style="normal" officeooo:rsid="036dd06b" style:font-name-asian="Arial3" style:font-size-asian="10pt" style:font-style-asian="normal" style:font-name-complex="Arial3" style:font-size-complex="10pt" style:font-style-complex="normal"/>
    </style:style>
    <style:style style:name="T863" style:family="text">
      <style:text-properties style:font-name="Arial5" fo:font-size="10pt" fo:font-style="normal" officeooo:rsid="03f267d2" style:font-name-asian="Arial3" style:font-size-asian="10pt" style:font-style-asian="normal" style:font-name-complex="Arial3" style:font-size-complex="10pt" style:font-style-complex="normal"/>
    </style:style>
    <style:style style:name="T864" style:family="text">
      <style:text-properties style:font-name="Arial5" fo:font-size="10pt" fo:font-style="normal" officeooo:rsid="04e993b6" style:font-name-asian="Arial3" style:font-size-asian="10pt" style:font-style-asian="normal" style:font-name-complex="Arial3" style:font-size-complex="10pt" style:font-style-complex="normal"/>
    </style:style>
    <style:style style:name="T865" style:family="text">
      <style:text-properties style:font-name="Arial5" fo:font-size="10pt" fo:font-style="normal" officeooo:rsid="013ef365" style:font-name-asian="TimesNewRomanPSMT" style:font-size-asian="10pt" style:font-style-asian="normal" style:font-name-complex="TimesNewRomanPSMT" style:font-size-complex="10pt" style:font-style-complex="normal"/>
    </style:style>
    <style:style style:name="T866" style:family="text">
      <style:text-properties style:font-name="Arial5" fo:font-size="10pt" fo:font-style="normal" officeooo:rsid="02bdc0c5" style:font-name-asian="TimesNewRomanPSMT" style:font-size-asian="10pt" style:font-style-asian="normal" style:font-name-complex="TimesNewRomanPSMT" style:font-size-complex="10pt" style:font-style-complex="normal"/>
    </style:style>
    <style:style style:name="T867" style:family="text">
      <style:text-properties style:font-name="Arial5" fo:font-size="10pt" fo:font-style="normal" officeooo:rsid="03a0e05f" style:font-name-asian="TimesNewRomanPSMT" style:font-size-asian="10pt" style:font-style-asian="normal" style:font-name-complex="TimesNewRomanPSMT" style:font-size-complex="10pt" style:font-style-complex="normal"/>
    </style:style>
    <style:style style:name="T868" style:family="text">
      <style:text-properties style:font-name="Arial5" fo:font-size="10pt" fo:font-style="normal" fo:font-weight="normal"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69" style:family="text">
      <style:text-properties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0" style:family="text">
      <style:text-properties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1" style:family="text">
      <style:text-properties style:font-name="Arial5" fo:font-size="10pt" fo:font-style="normal" fo:font-weight="normal" officeooo:rsid="0142ca0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2" style:family="text">
      <style:text-properties style:font-name="Arial5" fo:font-size="10pt" fo:font-style="normal" fo:font-weight="normal" officeooo:rsid="02bde7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3" style:family="text">
      <style:text-properties style:font-name="Arial5" fo:font-size="10pt" fo:font-style="normal" fo:font-weight="normal" officeooo:rsid="0166a26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4" style:family="text">
      <style:text-properties style:font-name="Arial5" fo:font-size="10pt" fo:font-style="normal" fo:font-weight="normal" officeooo:rsid="0177a6a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5" style:family="text">
      <style:text-properties style:font-name="Arial5" fo:font-size="10pt" fo:font-style="normal" fo:font-weight="normal" officeooo:rsid="013546e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6" style:family="text">
      <style:text-properties style:font-name="Arial5" fo:font-size="10pt" fo:font-style="normal" fo:font-weight="normal" officeooo:rsid="01693aa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7" style:family="text">
      <style:text-properties style:font-name="Arial5" fo:font-size="10pt" fo:font-style="normal" fo:font-weight="normal" officeooo:rsid="0140deff"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8" style:family="text">
      <style:text-properties style:font-name="Arial5" fo:font-size="10pt" fo:font-style="normal"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79" style:family="text">
      <style:text-properties style:font-name="Arial5" fo:font-size="10pt" fo:font-style="normal" fo:font-weight="normal" officeooo:rsid="02bfb0b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0" style:family="text">
      <style:text-properties style:font-name="Arial5" fo:font-size="10pt" fo:font-style="normal" fo:font-weight="normal" officeooo:rsid="01b0ee8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1" style:family="text">
      <style:text-properties style:font-name="Arial5" fo:font-size="10pt" fo:font-style="normal" fo:font-weight="normal" officeooo:rsid="02c260cb"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2" style:family="text">
      <style:text-properties style:font-name="Arial5" fo:font-size="10pt" fo:font-style="normal" fo:font-weight="normal" officeooo:rsid="02c710e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3" style:family="text">
      <style:text-properties style:font-name="Arial5" fo:font-size="10pt" fo:font-style="normal"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4" style:family="text">
      <style:text-properties style:font-name="Arial5" fo:font-size="10pt" fo:font-style="normal" fo:font-weight="normal" officeooo:rsid="016a14a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5" style:family="text">
      <style:text-properties style:font-name="Arial5" fo:font-size="10pt" fo:font-style="normal" fo:font-weight="normal" officeooo:rsid="017c487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6" style:family="text">
      <style:text-properties style:font-name="Arial5" fo:font-size="10pt" fo:font-style="normal" fo:font-weight="normal" officeooo:rsid="02d6be1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7" style:family="text">
      <style:text-properties style:font-name="Arial5" fo:font-size="10pt" fo:font-style="normal" fo:font-weight="normal" officeooo:rsid="02df460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8" style:family="text">
      <style:text-properties style:font-name="Arial5" fo:font-size="10pt" fo:font-style="normal" fo:font-weight="normal" officeooo:rsid="02fe5ad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89" style:family="text">
      <style:text-properties style:font-name="Arial5" fo:font-size="10pt" fo:font-style="normal" fo:font-weight="normal" officeooo:rsid="0309f52e"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0" style:family="text">
      <style:text-properties style:font-name="Arial5" fo:font-size="10pt" fo:font-style="normal"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1" style:family="text">
      <style:text-properties style:font-name="Arial5" fo:font-size="10pt" fo:font-style="normal" fo:font-weight="normal" officeooo:rsid="03a5836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2" style:family="text">
      <style:text-properties style:font-name="Arial5" fo:font-size="10pt" fo:font-style="normal"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3" style:family="text">
      <style:text-properties style:font-name="Arial5" fo:font-size="10pt" fo:font-style="normal" fo:font-weight="normal" officeooo:rsid="0419322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894" style:family="text">
      <style:text-properties style:font-name="Arial5" fo:font-size="10pt" fo:font-style="normal" fo:font-weight="normal" style:font-name-asian="TimesNewRomanPSMT" style:font-size-asian="10pt" style:font-style-asian="normal" style:font-weight-asian="normal" style:font-name-complex="TimesNewRomanPSMT" style:font-size-complex="10pt" style:font-style-complex="normal" style:font-weight-complex="normal"/>
    </style:style>
    <style:style style:name="T895" style:family="text">
      <style:text-properties style:font-name="Arial5" fo:font-size="10pt" fo:font-style="normal" fo:font-weight="normal" officeooo:rsid="013ef365" style:font-name-asian="TimesNewRomanPSMT" style:font-size-asian="10pt" style:font-style-asian="normal" style:font-weight-asian="normal" style:font-name-complex="TimesNewRomanPSMT" style:font-size-complex="10pt" style:font-style-complex="normal" style:font-weight-complex="normal"/>
    </style:style>
    <style:style style:name="T896" style:family="text">
      <style:text-properties style:font-name="Arial5" fo:font-size="10pt" fo:font-style="normal" fo:font-weight="normal" officeooo:rsid="02bdc0c5" style:font-name-asian="TimesNewRomanPSMT" style:font-size-asian="10pt" style:font-style-asian="normal" style:font-weight-asian="normal" style:font-name-complex="TimesNewRomanPSMT" style:font-size-complex="10pt" style:font-style-complex="normal" style:font-weight-complex="normal"/>
    </style:style>
    <style:style style:name="T897" style:family="text">
      <style:text-properties style:font-name="Arial5" fo:font-size="10pt" fo:font-style="normal" fo:font-weight="normal" officeooo:rsid="02c710ed" style:font-name-asian="TimesNewRomanPSMT" style:font-size-asian="10pt" style:font-style-asian="normal" style:font-weight-asian="normal" style:font-name-complex="TimesNewRomanPSMT" style:font-size-complex="10pt" style:font-style-complex="normal" style:font-weight-complex="normal"/>
    </style:style>
    <style:style style:name="T898" style:family="text">
      <style:text-properties style:font-name="Arial5" fo:font-size="10pt" fo:font-style="normal" fo:font-weight="normal" officeooo:rsid="015c00f7" style:font-name-asian="TimesNewRomanPSMT" style:font-size-asian="10pt" style:font-style-asian="normal" style:font-weight-asian="normal" style:font-name-complex="TimesNewRomanPSMT" style:font-size-complex="10pt" style:font-style-complex="normal" style:font-weight-complex="normal"/>
    </style:style>
    <style:style style:name="T899" style:family="text">
      <style:text-properties style:font-name="Arial5" fo:font-size="10pt" fo:font-style="normal" fo:font-weight="normal" officeooo:rsid="00d2f21a" style:font-name-asian="TimesNewRomanPSMT" style:font-size-asian="10pt" style:font-style-asian="normal" style:font-weight-asian="normal" style:font-name-complex="TimesNewRomanPSMT" style:font-size-complex="10pt" style:font-style-complex="normal" style:font-weight-complex="normal"/>
    </style:style>
    <style:style style:name="T900" style:family="text">
      <style:text-properties style:font-name="Arial5" fo:font-size="10pt" fo:font-style="normal" style:text-underline-style="none" fo:font-weight="normal" officeooo:rsid="0143ad2c"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1" style:family="text">
      <style:text-properties style:font-name="Arial5" fo:font-size="10pt" fo:font-style="normal" style:text-underline-style="none" fo:font-weight="normal" officeooo:rsid="017d9056"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2" style:family="text">
      <style:text-properties style:font-name="Arial5" fo:font-size="10pt"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3" style:family="text">
      <style:text-properties style:font-name="Arial5" fo:font-size="10pt" fo:font-style="normal" style:text-underline-style="none" fo:font-weight="normal" officeooo:rsid="02d5b439"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4" style:family="text">
      <style:text-properties style:font-name="Arial5" fo:font-size="10pt" fo:font-style="normal" style:text-underline-style="none" fo:font-weight="normal" officeooo:rsid="03a293f7"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5" style:family="text">
      <style:text-properties style:font-name="Arial5" fo:font-size="10pt" fo:font-style="normal" style:text-underline-style="none"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6" style:family="text">
      <style:text-properties style:font-name="Arial5" fo:font-size="10pt"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7" style:family="text">
      <style:text-properties style:font-name="Arial5" fo:font-size="10pt" fo:font-style="normal" style:text-underline-style="none" fo:font-weight="normal" officeooo:rsid="0415fab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8" style:family="text">
      <style:text-properties style:font-name="Arial5" fo:font-size="10pt" fo:font-style="normal" style:text-underline-style="none"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09" style:family="text">
      <style:text-properties style:font-name="Arial5" fo:font-size="10pt" fo:font-style="normal" style:text-underline-style="none" fo:font-weight="normal" officeooo:rsid="04f3108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0" style:family="text">
      <style:text-properties style:font-name="Arial5" fo:font-size="10pt" fo:font-style="normal" style:text-underline-style="solid" style:text-underline-width="auto" style:text-underline-color="font-color" style:font-size-asian="10pt" style:font-style-asian="normal" style:font-size-complex="10pt" style:font-style-complex="normal"/>
    </style:style>
    <style:style style:name="T911" style:family="text">
      <style:text-properties style:font-name="Arial5" fo:font-size="10pt" fo:font-style="normal" style:text-underline-style="solid" style:text-underline-width="auto" style:text-underline-color="font-color" fo:font-weight="normal" officeooo:rsid="03a39061"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2" style:family="text">
      <style:text-properties style:font-name="Arial5" fo:font-size="10pt" fo:font-style="normal" style:text-underline-style="solid" style:text-underline-width="auto" style:text-underline-color="font-color" fo:font-weight="normal" officeooo:rsid="0417f35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13"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style>
    <style:style style:name="T914" style:family="text">
      <style:text-properties style:font-name="Arial5" fo:font-size="10pt" style:text-underline-style="solid" style:text-underline-width="auto" style:text-underline-color="font-color" style:font-name-asian="TimesNewRomanPSMT" style:font-size-asian="10pt" style:font-name-complex="TimesNewRomanPSMT" style:font-size-complex="10pt" style:font-weight-complex="bold"/>
    </style:style>
    <style:style style:name="T915" style:family="text">
      <style:text-properties style:font-name="Arial5" fo:font-size="10pt" style:text-underline-style="solid" style:text-underline-width="auto" style:text-underline-color="font-color" officeooo:rsid="04e8a331" style:font-name-asian="TimesNewRomanPSMT" style:font-size-asian="10pt" style:font-name-complex="TimesNewRomanPSMT" style:font-size-complex="10pt"/>
    </style:style>
    <style:style style:name="T916" style:family="text">
      <style:text-properties style:font-name="Arial5" fo:font-size="10pt" style:text-underline-style="solid" style:text-underline-width="auto" style:text-underline-color="font-color" style:font-name-asian="Arial3" style:font-size-asian="10pt" style:font-name-complex="Arial3" style:font-size-complex="10pt"/>
    </style:style>
    <style:style style:name="T917" style:family="text">
      <style:text-properties style:font-name="Arial5" fo:font-size="10pt" fo:font-style="italic" officeooo:rsid="015c00f7" fo:background-color="transparent" loext:char-shading-value="0" style:font-name-asian="TimesNewRomanPSMT" style:font-size-asian="10pt" style:font-style-asian="italic" style:font-name-complex="TimesNewRomanPSMT" style:font-size-complex="10pt" style:font-style-complex="italic"/>
    </style:style>
    <style:style style:name="T918" style:family="text">
      <style:text-properties style:font-name="Arial5" fo:font-size="10pt" fo:font-style="italic" fo:font-weight="normal" style:font-name-asian="TimesNewRomanPSMT" style:font-size-asian="10pt" style:font-style-asian="italic" style:font-weight-asian="normal" style:font-name-complex="TimesNewRomanPSMT" style:font-size-complex="10pt" style:font-style-complex="italic" style:font-weight-complex="normal"/>
    </style:style>
    <style:style style:name="T919" style:family="text">
      <style:text-properties style:font-name="Arial5" fo:font-size="10pt" fo:font-style="italic" fo:font-weight="normal" officeooo:rsid="03a293f7" style:font-name-asian="TimesNewRomanPSMT" style:font-size-asian="10pt" style:font-style-asian="italic" style:font-weight-asian="normal" style:font-name-complex="TimesNewRomanPSMT" style:font-size-complex="10pt" style:font-style-complex="italic" style:font-weight-complex="normal"/>
    </style:style>
    <style:style style:name="T920" style:family="text">
      <style:text-properties style:font-name="Arial5" fo:font-size="10pt" fo:font-style="italic" fo:font-weight="normal"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1" style:family="text">
      <style:text-properties style:font-name="Arial5" fo:font-size="10pt" fo:font-style="italic" fo:font-weight="normal" officeooo:rsid="02c260cb"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2" style:family="text">
      <style:text-properties style:font-name="Arial5" fo:font-size="10pt" fo:language="en" fo:country="US" fo:font-style="italic" style:text-underline-style="none" fo:font-weight="normal" officeooo:rsid="01a880ea"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3" style:family="text">
      <style:text-properties style:font-name="Arial5" fo:font-size="10pt" fo:language="en" fo:country="US" fo:font-style="italic" style:text-underline-style="none" fo:font-weight="normal" officeooo:rsid="03a516e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4" style:family="text">
      <style:text-properties style:font-name="Arial5" fo:font-size="10pt" fo:language="en" fo:country="US" fo:font-style="italic" style:text-underline-style="none" fo:font-weight="normal" officeooo:rsid="01bd4f1d"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5" style:family="text">
      <style:text-properties style:font-name="Arial5" fo:font-size="10pt" fo:language="en" fo:country="US" fo:font-style="italic" style:text-underline-style="none" fo:font-weight="normal" officeooo:rsid="0412ea24" fo:background-color="transparent" loext:char-shading-value="0" style:font-name-asian="TimesNewRomanPSMT" style:font-size-asian="10pt" style:font-style-asian="italic" style:font-weight-asian="normal" style:font-name-complex="TimesNewRomanPSMT" style:font-size-complex="10pt" style:font-style-complex="italic" style:font-weight-complex="normal"/>
    </style:style>
    <style:style style:name="T926" style:family="text">
      <style:text-properties style:font-name="Arial5" fo:font-size="10pt" fo:language="en" fo:country="US" fo:font-style="normal" style:text-underline-style="none" fo:font-weight="normal" officeooo:rsid="00cc17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7" style:family="text">
      <style:text-properties style:font-name="Arial5" fo:font-size="10pt" fo:language="en" fo:country="US" fo:font-style="normal" style:text-underline-style="none" fo:font-weight="normal" officeooo:rsid="01a880e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8" style:family="text">
      <style:text-properties style:font-name="Arial5" fo:font-size="10pt" fo:language="en" fo:country="US" fo:font-style="normal" style:text-underline-style="none" fo:font-weight="normal" officeooo:rsid="019cf743"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29" style:family="text">
      <style:text-properties style:font-name="Arial5" fo:font-size="10pt" fo:language="en" fo:country="US" fo:font-style="normal" style:text-underline-style="none" fo:font-weight="normal" officeooo:rsid="01bd4f1d"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0" style:family="text">
      <style:text-properties style:font-name="Arial5" fo:font-size="10pt" fo:language="en" fo:country="US" fo:font-style="normal" style:text-underline-style="none" fo:font-weight="normal" officeooo:rsid="03a516e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1" style:family="text">
      <style:text-properties style:font-name="Arial5" fo:font-size="10pt" fo:language="en" fo:country="US" fo:font-style="normal" style:text-underline-style="none" fo:font-weight="normal" officeooo:rsid="0412ea24"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932" style:family="text">
      <style:text-properties style:font-name="Arial5" fo:font-size="10pt" fo:font-weight="normal" style:font-name-asian="TimesNewRomanPSMT" style:font-size-asian="10pt" style:font-weight-asian="normal" style:font-name-complex="TimesNewRomanPSMT" style:font-size-complex="10pt" style:font-weight-complex="normal"/>
    </style:style>
    <style:style style:name="T933" style:family="text">
      <style:text-properties style:font-name="Arial5" fo:font-size="10pt" fo:font-weight="normal" officeooo:rsid="013ef365" style:font-name-asian="TimesNewRomanPSMT" style:font-size-asian="10pt" style:font-weight-asian="normal" style:font-name-complex="TimesNewRomanPSMT" style:font-size-complex="10pt" style:font-weight-complex="normal"/>
    </style:style>
    <style:style style:name="T934" style:family="text">
      <style:text-properties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5" style:family="text">
      <style:text-properties style:font-name="Arial5" fo:font-size="10pt" fo:language="zxx" fo:country="none" fo:font-style="italic" fo:font-weight="normal" officeooo:rsid="00d2f21a"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6" style:family="text">
      <style:text-properties style:font-name="Arial5" fo:font-size="10pt" fo:language="zxx" fo:country="none" fo:font-style="italic" fo:font-weight="normal" officeooo:rsid="03a293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7" style:family="text">
      <style:text-properties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938" style:family="text">
      <style:text-properties style:font-name="Arial5" fo:font-size="10pt" fo:language="zxx" fo:country="none" fo:font-style="italic" officeooo:rsid="015c00f7" fo:background-color="transparent" loext:char-shading-value="0" style:font-name-asian="TimesNewRomanPSMT" style:font-size-asian="10pt" style:language-asian="zxx" style:country-asian="none" style:font-style-asian="italic" style:font-name-complex="TimesNewRomanPSMT" style:font-size-complex="10pt" style:language-complex="zxx" style:country-complex="none" style:font-style-complex="italic"/>
    </style:style>
    <style:style style:name="T939" style:family="text">
      <style:text-properties style:font-name="Arial5" fo:font-size="10pt" fo:language="zxx" fo:country="none" fo:font-weight="normal" officeooo:rsid="015c00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0" style:family="text">
      <style:text-properties style:font-name="Arial5" fo:font-size="10pt" fo:language="zxx" fo:country="none" fo:font-weight="normal" officeooo:rsid="00d2f21a"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1" style:family="text">
      <style:text-properties style:font-name="Arial5" fo:font-size="10pt" fo:language="zxx" fo:country="none" fo:font-weight="normal" officeooo:rsid="03a293f7" style:font-name-asian="TimesNewRomanPSMT" style:font-size-asian="10pt" style:language-asian="zxx" style:country-asian="none" style:font-weight-asian="normal" style:font-name-complex="TimesNewRomanPSMT" style:font-size-complex="10pt" style:language-complex="zxx" style:country-complex="none" style:font-weight-complex="normal"/>
    </style:style>
    <style:style style:name="T942"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text-overline-style="solid" style:text-overline-width="auto" style:text-overline-color="font-color"/>
    </style:style>
    <style:style style:name="T943" style:family="text">
      <style:text-properties style:font-name="Arial5" fo:font-size="10pt" fo:language="zxx" fo:country="none" fo:font-style="normal" style:text-underline-style="none" fo:font-weight="normal" officeooo:rsid="0143ad2c" fo:background-color="transparent" loext:char-shading-value="0" style:font-name-asian="TimesNewRomanPSMT" style:font-size-asian="10pt" style:language-asian="zxx" style:country-asian="none" style:font-style-asian="normal" style:font-weight-asian="normal" style:font-name-complex="TimesNewRomanPSMT" style:font-size-complex="10pt" style:language-complex="zxx" style:country-complex="none" style:font-style-complex="normal" style:font-weight-complex="normal"/>
    </style:style>
    <style:style style:name="T944" style:family="text">
      <style:text-properties style:font-name="Arial5" fo:font-size="10pt" style:text-underline-style="none" officeooo:rsid="04e8a331" style:font-name-asian="TimesNewRomanPSMT" style:font-size-asian="10pt" style:font-name-complex="TimesNewRomanPSMT" style:font-size-complex="10pt"/>
    </style:style>
    <style:style style:name="T945" style:family="text">
      <style:text-properties style:font-name="Arial5" fo:font-style="normal" fo:background-color="transparent" loext:char-shading-value="0" style:font-name-asian="TimesNewRomanPSMT" style:font-style-asian="normal" style:font-name-complex="TimesNewRomanPSMT" style:font-style-complex="normal"/>
    </style:style>
    <style:style style:name="T946" style:family="text">
      <style:text-properties style:font-name="Arial5" fo:font-style="normal" officeooo:rsid="013ef365" fo:background-color="transparent" loext:char-shading-value="0" style:font-name-asian="TimesNewRomanPSMT" style:font-style-asian="normal" style:font-name-complex="TimesNewRomanPSMT" style:font-style-complex="normal"/>
    </style:style>
    <style:style style:name="T947" style:family="text">
      <style:text-properties style:font-name="Bitstream Charter"/>
    </style:style>
    <style:style style:name="T948" style:family="text">
      <style:text-properties style:font-name="Bitstream Charter" officeooo:rsid="00eb22fb"/>
    </style:style>
    <style:style style:name="T949" style:family="text">
      <style:text-properties style:font-name="Bitstream Charter" officeooo:rsid="00eeb964"/>
    </style:style>
    <style:style style:name="T950" style:family="text">
      <style:text-properties style:font-name="Bitstream Charter" officeooo:rsid="01719cc9"/>
    </style:style>
    <style:style style:name="T951" style:family="text">
      <style:text-properties style:font-name="Bitstream Charter" fo:font-size="10pt" officeooo:rsid="00eb22fb" style:font-size-asian="10.5pt"/>
    </style:style>
    <style:style style:name="T952" style:family="text">
      <style:text-properties style:font-name="Bitstream Charter" fo:font-size="10pt" officeooo:rsid="01719cc9" style:font-size-asian="10.5pt"/>
    </style:style>
    <style:style style:name="T953" style:family="text">
      <style:text-properties style:font-name="Bitstream Charter" fo:font-size="10pt" officeooo:rsid="0174807a" style:font-size-asian="10.5pt"/>
    </style:style>
    <style:style style:name="T954" style:family="text">
      <style:text-properties style:font-name="Bitstream Charter" fo:font-size="10pt" officeooo:rsid="03111452" style:font-size-asian="10.5pt"/>
    </style:style>
    <style:style style:name="T955" style:family="text">
      <style:text-properties style:font-name="Bitstream Charter" fo:font-size="10pt" officeooo:rsid="0312d170" style:font-size-asian="10.5pt"/>
    </style:style>
    <style:style style:name="T956" style:family="text">
      <style:text-properties style:font-name="Bitstream Charter" officeooo:rsid="0174807a"/>
    </style:style>
    <style:style style:name="T957" style:family="text">
      <style:text-properties style:font-name="Bitstream Charter" officeooo:rsid="0312d170"/>
    </style:style>
    <style:style style:name="T958" style:family="text">
      <style:text-properties style:font-name="Bitstream Charter" officeooo:rsid="0315b3ec"/>
    </style:style>
    <style:style style:name="T959" style:family="text">
      <style:text-properties fo:font-size="8pt" fo:font-style="normal" fo:font-weight="normal" style:font-size-asian="8pt" style:font-style-asian="normal" style:font-weight-asian="normal" style:font-size-complex="8pt" style:font-style-complex="normal" style:font-weight-complex="normal"/>
    </style:style>
    <style:style style:name="T960" style:family="text">
      <style:text-properties fo:font-size="8pt" fo:font-style="normal" fo:font-weight="normal" officeooo:rsid="011bdc17" style:font-size-asian="8pt" style:font-style-asian="normal" style:font-weight-asian="normal" style:font-size-complex="8pt" style:font-style-complex="normal" style:font-weight-complex="normal"/>
    </style:style>
    <style:style style:name="T961" style:family="text">
      <style:text-properties fo:font-weight="normal" style:font-weight-asian="normal" style:font-weight-complex="normal"/>
    </style:style>
    <style:style style:name="T962" style:family="text">
      <style:text-properties fo:font-weight="normal" officeooo:rsid="007186bc" style:font-weight-asian="normal" style:font-weight-complex="normal"/>
    </style:style>
    <style:style style:name="T963" style:family="text">
      <style:text-properties fo:font-weight="normal" officeooo:rsid="006f59c1" style:font-weight-asian="normal" style:font-weight-complex="normal"/>
    </style:style>
    <style:style style:name="T964" style:family="text">
      <style:text-properties fo:font-weight="normal" officeooo:rsid="0086e96a" style:font-weight-asian="normal" style:font-weight-complex="normal"/>
    </style:style>
    <style:style style:name="T965" style:family="text">
      <style:text-properties fo:font-weight="normal" officeooo:rsid="00a7b17a" style:font-weight-asian="normal" style:font-weight-complex="normal"/>
    </style:style>
    <style:style style:name="T966" style:family="text">
      <style:text-properties fo:font-weight="normal" officeooo:rsid="00ab3d05" style:font-weight-asian="normal" style:font-weight-complex="normal"/>
    </style:style>
    <style:style style:name="T967" style:family="text">
      <style:text-properties fo:font-weight="normal" officeooo:rsid="0291f614" style:font-weight-asian="normal" style:font-weight-complex="normal"/>
    </style:style>
    <style:style style:name="T968" style:family="text">
      <style:text-properties fo:font-weight="normal" officeooo:rsid="029eee53" style:font-weight-asian="normal" style:font-weight-complex="normal"/>
    </style:style>
    <style:style style:name="T969" style:family="text">
      <style:text-properties fo:font-weight="normal" officeooo:rsid="029fa553" style:font-weight-asian="normal" style:font-weight-complex="normal"/>
    </style:style>
    <style:style style:name="T970" style:family="text">
      <style:text-properties fo:font-weight="normal" officeooo:rsid="02ceaaec" style:font-weight-asian="normal" style:font-weight-complex="normal"/>
    </style:style>
    <style:style style:name="T971" style:family="text">
      <style:text-properties fo:font-weight="normal" officeooo:rsid="0174807a" style:font-weight-asian="normal" style:font-weight-complex="normal"/>
    </style:style>
    <style:style style:name="T972" style:family="text">
      <style:text-properties fo:font-weight="normal" officeooo:rsid="03a5fc34" style:font-weight-asian="normal" style:font-weight-complex="normal"/>
    </style:style>
    <style:style style:name="T973" style:family="text">
      <style:text-properties fo:font-weight="normal" officeooo:rsid="042b0173" style:font-weight-asian="normal" style:font-weight-complex="normal"/>
    </style:style>
    <style:style style:name="T974" style:family="text">
      <style:text-properties fo:font-weight="normal" officeooo:rsid="0440e15e" style:font-weight-asian="normal" style:font-weight-complex="normal"/>
    </style:style>
    <style:style style:name="T975" style:family="text">
      <style:text-properties fo:font-weight="normal" officeooo:rsid="0482c19b" style:font-weight-asian="normal" style:font-weight-complex="normal"/>
    </style:style>
    <style:style style:name="T976" style:family="text">
      <style:text-properties fo:font-weight="normal" officeooo:rsid="04f4a20f" style:font-weight-asian="normal" style:font-weight-complex="normal"/>
    </style:style>
    <style:style style:name="T977" style:family="text">
      <style:text-properties fo:font-weight="normal" officeooo:rsid="0085c2ee" style:font-weight-asian="normal" style:font-size-complex="10pt" style:font-weight-complex="normal"/>
    </style:style>
    <style:style style:name="T978" style:family="text">
      <style:text-properties fo:font-weight="normal" officeooo:rsid="0088adaa" style:font-weight-asian="normal" style:font-size-complex="10pt" style:font-weight-complex="normal"/>
    </style:style>
    <style:style style:name="T979" style:family="text">
      <style:text-properties fo:font-weight="normal" officeooo:rsid="01148007" style:font-weight-asian="normal" style:font-size-complex="10pt" style:font-weight-complex="normal"/>
    </style:style>
    <style:style style:name="T980" style:family="text">
      <style:text-properties fo:font-weight="normal" officeooo:rsid="006a65c5" style:font-weight-asian="normal" style:font-size-complex="10pt" style:font-weight-complex="normal"/>
    </style:style>
    <style:style style:name="T981" style:family="text">
      <style:text-properties fo:font-weight="normal" officeooo:rsid="006bfcb3" style:font-weight-asian="normal" style:font-size-complex="10pt" style:font-weight-complex="normal"/>
    </style:style>
    <style:style style:name="T982" style:family="text">
      <style:text-properties fo:font-weight="normal" officeooo:rsid="0114bd26" style:font-weight-asian="normal" style:font-size-complex="10pt" style:font-weight-complex="normal"/>
    </style:style>
    <style:style style:name="T983" style:family="text">
      <style:text-properties fo:font-weight="normal" officeooo:rsid="01164106" style:font-weight-asian="normal" style:font-size-complex="10pt" style:font-weight-complex="normal"/>
    </style:style>
    <style:style style:name="T984" style:family="text">
      <style:text-properties fo:font-weight="normal" officeooo:rsid="00733a9a" style:font-weight-asian="normal" style:font-size-complex="10pt" style:font-weight-complex="normal"/>
    </style:style>
    <style:style style:name="T985" style:family="text">
      <style:text-properties fo:font-weight="normal" officeooo:rsid="0268c43b" style:font-weight-asian="normal" style:font-size-complex="10pt" style:font-weight-complex="normal"/>
    </style:style>
    <style:style style:name="T986" style:family="text">
      <style:text-properties fo:font-weight="normal" officeooo:rsid="02a16236" style:font-weight-asian="normal" style:font-size-complex="10pt" style:font-weight-complex="normal"/>
    </style:style>
    <style:style style:name="T987" style:family="text">
      <style:text-properties fo:font-weight="normal" officeooo:rsid="02a2867f" style:font-weight-asian="normal" style:font-size-complex="10pt" style:font-weight-complex="normal"/>
    </style:style>
    <style:style style:name="T988" style:family="text">
      <style:text-properties fo:font-weight="normal" officeooo:rsid="02a746b0" style:font-weight-asian="normal" style:font-size-complex="10pt" style:font-weight-complex="normal"/>
    </style:style>
    <style:style style:name="T989" style:family="text">
      <style:text-properties fo:font-weight="normal" officeooo:rsid="02a8aa55" style:font-weight-asian="normal" style:font-size-complex="10pt" style:font-weight-complex="normal"/>
    </style:style>
    <style:style style:name="T990" style:family="text">
      <style:text-properties fo:font-weight="normal" officeooo:rsid="0114282e" style:font-weight-asian="normal" style:font-size-complex="10pt" style:font-weight-complex="normal"/>
    </style:style>
    <style:style style:name="T991" style:family="text">
      <style:text-properties fo:font-weight="normal" officeooo:rsid="02aa0c10" style:font-weight-asian="normal" style:font-size-complex="10pt" style:font-weight-complex="normal"/>
    </style:style>
    <style:style style:name="T992" style:family="text">
      <style:text-properties fo:font-weight="normal" officeooo:rsid="02e110ee" style:font-weight-asian="normal" style:font-size-complex="10pt" style:font-weight-complex="normal"/>
    </style:style>
    <style:style style:name="T993" style:family="text">
      <style:text-properties fo:font-weight="normal" officeooo:rsid="02e1f91e" style:font-weight-asian="normal" style:font-size-complex="10pt" style:font-weight-complex="normal"/>
    </style:style>
    <style:style style:name="T994" style:family="text">
      <style:text-properties fo:font-weight="normal" officeooo:rsid="038bb89a" style:font-weight-asian="normal" style:font-size-complex="10pt" style:font-weight-complex="normal"/>
    </style:style>
    <style:style style:name="T995" style:family="text">
      <style:text-properties fo:font-weight="normal" officeooo:rsid="038cc0df" style:font-weight-asian="normal" style:font-size-complex="10pt" style:font-weight-complex="normal"/>
    </style:style>
    <style:style style:name="T996" style:family="text">
      <style:text-properties fo:font-weight="normal" officeooo:rsid="038cc203" style:font-weight-asian="normal" style:font-size-complex="10pt" style:font-weight-complex="normal"/>
    </style:style>
    <style:style style:name="T997" style:family="text">
      <style:text-properties fo:font-weight="normal" officeooo:rsid="03fcfed2" style:font-weight-asian="normal" style:font-size-complex="10pt" style:font-weight-complex="normal"/>
    </style:style>
    <style:style style:name="T998" style:family="text">
      <style:text-properties style:text-position="sub 40%" fo:font-style="italic" style:font-style-asian="italic" style:font-style-complex="italic"/>
    </style:style>
    <style:style style:name="T999" style:family="text">
      <style:text-properties style:text-position="sub 40%" fo:font-style="italic" officeooo:rsid="00bf402a" style:font-style-asian="italic" style:font-style-complex="italic"/>
    </style:style>
    <style:style style:name="T1000" style:family="text">
      <style:text-properties style:text-position="sub 40%" fo:font-style="italic" officeooo:rsid="00e60ce6" style:font-style-asian="italic" style:font-style-complex="italic"/>
    </style:style>
    <style:style style:name="T1001" style:family="text">
      <style:text-properties style:text-position="sub 40%" fo:font-style="italic" style:text-underline-style="none" style:font-size-asian="10.5pt" style:font-style-asian="italic" style:font-style-complex="italic"/>
    </style:style>
    <style:style style:name="T1002" style:family="text">
      <style:text-properties style:text-position="sub 40%" fo:font-style="italic" officeooo:rsid="00e60ce6" fo:background-color="transparent" loext:char-shading-value="0" style:font-style-asian="italic" style:font-style-complex="italic"/>
    </style:style>
    <style:style style:name="T1003" style:family="text">
      <style:text-properties style:text-position="sub 40%" fo:language="zxx" fo:country="none" fo:font-style="italic" officeooo:rsid="0114282e" style:language-asian="zxx" style:country-asian="none" style:font-style-asian="italic" style:language-complex="zxx" style:country-complex="none" style:font-style-complex="italic"/>
    </style:style>
    <style:style style:name="T1004" style:family="text">
      <style:text-properties style:text-position="sub 40%" fo:language="zxx" fo:country="none" fo:font-style="italic" officeooo:rsid="010a2c1d" style:language-asian="zxx" style:country-asian="none" style:font-style-asian="italic" style:language-complex="zxx" style:country-complex="none" style:font-style-complex="italic"/>
    </style:style>
    <style:style style:name="T1005" style:family="text">
      <style:text-properties style:text-position="sub 40%"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006" style:family="text">
      <style:text-properties style:text-position="-30% 40%"/>
    </style:style>
    <style:style style:name="T1007" style:family="text">
      <style:text-properties style:text-position="-30% 40%" style:font-name-complex="FreeSans1"/>
    </style:style>
    <style:style style:name="T1008" style:family="text">
      <style:text-properties style:text-position="-30% 40%" fo:font-size="10pt" fo:font-weight="normal" style:font-size-asian="10pt" style:font-weight-asian="normal" style:font-weight-complex="normal"/>
    </style:style>
    <style:style style:name="T1009" style:family="text">
      <style:text-properties style:text-position="-30% 40%" fo:font-style="italic" style:font-style-asian="italic" style:font-style-complex="italic"/>
    </style:style>
    <style:style style:name="T1010" style:family="text">
      <style:text-properties style:text-position="-30% 40%" fo:font-style="italic" fo:font-weight="normal" style:font-style-asian="italic" style:font-weight-asian="normal" style:font-style-complex="italic" style:font-weight-complex="normal"/>
    </style:style>
    <style:style style:name="T1011" style:family="text">
      <style:text-properties style:text-position="-30% 40%" fo:font-style="italic" fo:font-weight="normal" officeooo:rsid="02ceaaec" style:font-style-asian="italic" style:font-weight-asian="normal" style:font-style-complex="italic" style:font-weight-complex="normal"/>
    </style:style>
    <style:style style:name="T1012" style:family="text">
      <style:text-properties style:font-name-complex="FreeSans1"/>
    </style:style>
    <style:style style:name="T1013" style:family="text">
      <style:text-properties officeooo:rsid="02ccb0a4" style:font-name-complex="FreeSans1"/>
    </style:style>
    <style:style style:name="T1014" style:family="text">
      <style:text-properties fo:background-color="transparent" loext:char-shading-value="0"/>
    </style:style>
    <style:style style:name="T1015" style:family="text">
      <style:text-properties officeooo:rsid="004c9c33" fo:background-color="transparent" loext:char-shading-value="0"/>
    </style:style>
    <style:style style:name="T1016" style:family="text">
      <style:text-properties officeooo:rsid="008c3ca6" fo:background-color="transparent" loext:char-shading-value="0"/>
    </style:style>
    <style:style style:name="T1017" style:family="text">
      <style:text-properties officeooo:rsid="0095179f" fo:background-color="transparent" loext:char-shading-value="0"/>
    </style:style>
    <style:style style:name="T1018" style:family="text">
      <style:text-properties officeooo:rsid="00f6782c" fo:background-color="transparent" loext:char-shading-value="0"/>
    </style:style>
    <style:style style:name="T1019" style:family="text">
      <style:text-properties officeooo:rsid="00f73035" fo:background-color="transparent" loext:char-shading-value="0"/>
    </style:style>
    <style:style style:name="T1020" style:family="text">
      <style:text-properties officeooo:rsid="013546ee" fo:background-color="transparent" loext:char-shading-value="0"/>
    </style:style>
    <style:style style:name="T1021" style:family="text">
      <style:text-properties officeooo:rsid="0142ca07" fo:background-color="transparent" loext:char-shading-value="0"/>
    </style:style>
    <style:style style:name="T1022" style:family="text">
      <style:text-properties officeooo:rsid="020f01c4" fo:background-color="transparent" loext:char-shading-value="0"/>
    </style:style>
    <style:style style:name="T1023" style:family="text">
      <style:text-properties officeooo:rsid="02454a1c" fo:background-color="transparent" loext:char-shading-value="0"/>
    </style:style>
    <style:style style:name="T1024" style:family="text">
      <style:text-properties officeooo:rsid="02536029" fo:background-color="transparent" loext:char-shading-value="0"/>
    </style:style>
    <style:style style:name="T1025" style:family="text">
      <style:text-properties officeooo:rsid="02bdc0c5" fo:background-color="transparent" loext:char-shading-value="0"/>
    </style:style>
    <style:style style:name="T1026" style:family="text">
      <style:text-properties officeooo:rsid="02bdd6cd" fo:background-color="transparent" loext:char-shading-value="0"/>
    </style:style>
    <style:style style:name="T1027" style:family="text">
      <style:text-properties officeooo:rsid="029d2286" fo:background-color="transparent" loext:char-shading-value="0"/>
    </style:style>
    <style:style style:name="T1028" style:family="text">
      <style:text-properties officeooo:rsid="029a1d61" fo:background-color="transparent" loext:char-shading-value="0"/>
    </style:style>
    <style:style style:name="T1029" style:family="text">
      <style:text-properties officeooo:rsid="02f90dcc" fo:background-color="transparent" loext:char-shading-value="0"/>
    </style:style>
    <style:style style:name="T1030" style:family="text">
      <style:text-properties officeooo:rsid="029eb956" fo:background-color="transparent" loext:char-shading-value="0"/>
    </style:style>
    <style:style style:name="T1031" style:family="text">
      <style:text-properties officeooo:rsid="02fbf1ea" fo:background-color="transparent" loext:char-shading-value="0"/>
    </style:style>
    <style:style style:name="T1032" style:family="text">
      <style:text-properties officeooo:rsid="037850bf" fo:background-color="transparent" loext:char-shading-value="0"/>
    </style:style>
    <style:style style:name="T1033" style:family="text">
      <style:text-properties officeooo:rsid="038228a2" fo:background-color="transparent" loext:char-shading-value="0"/>
    </style:style>
    <style:style style:name="T1034" style:family="text">
      <style:text-properties officeooo:rsid="0385a765" fo:background-color="transparent" loext:char-shading-value="0"/>
    </style:style>
    <style:style style:name="T1035" style:family="text">
      <style:text-properties officeooo:rsid="038813c1" fo:background-color="transparent" loext:char-shading-value="0"/>
    </style:style>
    <style:style style:name="T1036" style:family="text">
      <style:text-properties officeooo:rsid="03b0010a" fo:background-color="transparent" loext:char-shading-value="0"/>
    </style:style>
    <style:style style:name="T1037" style:family="text">
      <style:text-properties officeooo:rsid="03ec7b13" fo:background-color="transparent" loext:char-shading-value="0"/>
    </style:style>
    <style:style style:name="T1038" style:family="text">
      <style:text-properties officeooo:rsid="03f267d2" fo:background-color="transparent" loext:char-shading-value="0"/>
    </style:style>
    <style:style style:name="T1039" style:family="text">
      <style:text-properties officeooo:rsid="040bcf51" fo:background-color="transparent" loext:char-shading-value="0"/>
    </style:style>
    <style:style style:name="T1040" style:family="text">
      <style:text-properties officeooo:rsid="0153a762" fo:background-color="transparent" loext:char-shading-value="0"/>
    </style:style>
    <style:style style:name="T1041" style:family="text">
      <style:text-properties officeooo:rsid="043292b3" fo:background-color="transparent" loext:char-shading-value="0"/>
    </style:style>
    <style:style style:name="T1042" style:family="text">
      <style:text-properties officeooo:rsid="034f0063" fo:background-color="transparent" loext:char-shading-value="0"/>
    </style:style>
    <style:style style:name="T1043" style:family="text">
      <style:text-properties officeooo:rsid="04d29565" fo:background-color="transparent" loext:char-shading-value="0"/>
    </style:style>
    <style:style style:name="T1044" style:family="text">
      <style:text-properties officeooo:rsid="04ebd72d" fo:background-color="transparent" loext:char-shading-value="0"/>
    </style:style>
    <style:style style:name="T1045" style:family="text">
      <style:text-properties style:text-position="sub 5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046" style:family="text">
      <style:text-properties style:text-position="sub 50%" officeooo:rsid="03d9575c"/>
    </style:style>
    <style:style style:name="T1047" style:family="text">
      <style:text-properties style:use-window-font-color="true" style:font-name="Arial3" fo:font-size="10pt" fo:language="en" fo:country="US" style:text-underline-style="none" officeooo:rsid="0359e192" fo:background-color="transparent" loext:char-shading-value="0"/>
    </style:style>
    <style:style style:name="T1048" style:family="text">
      <style:text-properties style:use-window-font-color="true" style:font-name="Arial3" fo:font-size="10pt" fo:language="en" fo:country="US" style:text-underline-style="none" officeooo:rsid="035c2858" fo:background-color="transparent" loext:char-shading-value="0"/>
    </style:style>
    <style:style style:name="T1049" style:family="text">
      <style:text-properties style:use-window-font-color="true" style:font-name="Arial3" fo:font-size="10pt" fo:language="en" fo:country="US" style:text-underline-style="none" officeooo:rsid="03677979" fo:background-color="transparent" loext:char-shading-value="0"/>
    </style:style>
    <style:style style:name="T1050" style:family="text">
      <style:text-properties style:use-window-font-color="true" style:font-name="Arial3" fo:font-size="10pt" fo:language="en" fo:country="US" style:text-underline-style="none" officeooo:rsid="035c5460" fo:background-color="transparent" loext:char-shading-value="0"/>
    </style:style>
    <style:style style:name="T1051" style:family="text">
      <style:text-properties style:use-window-font-color="true" style:font-name="Arial3" fo:font-size="10pt" fo:language="zxx" fo:country="none" style:text-underline-style="none" officeooo:rsid="03585d0c" fo:background-color="transparent" loext:char-shading-value="0" style:language-asian="zxx" style:country-asian="none" style:language-complex="zxx" style:country-complex="none"/>
    </style:style>
    <style:style style:name="T1052" style:family="text">
      <style:text-properties style:use-window-font-color="true" style:font-name="Arial3" fo:font-size="10pt" fo:language="zxx" fo:country="none" fo:font-style="italic" style:text-underline-style="none" officeooo:rsid="035c5460" fo:background-color="transparent" loext:char-shading-value="0" style:language-asian="zxx" style:country-asian="none" style:font-style-asian="italic" style:language-complex="zxx" style:country-complex="none" style:font-style-complex="italic"/>
    </style:style>
    <style:style style:name="T1053" style:family="text">
      <style:text-properties style:use-window-font-color="true" style:font-name="Arial3" fo:font-size="10pt" fo:font-style="normal" fo:font-weight="normal" officeooo:rsid="047475dc" style:font-size-asian="10pt" style:font-style-asian="normal" style:font-weight-asian="normal" style:font-size-complex="10pt" style:font-style-complex="normal" style:font-weight-complex="normal"/>
    </style:style>
    <style:style style:name="T1054" style:family="text">
      <style:text-properties style:use-window-font-color="true" style:font-name="Arial6" fo:font-size="10pt" fo:language="en" fo:country="US" fo:font-style="normal" officeooo:rsid="02eff3c4" fo:background-color="transparent" loext:char-shading-value="0" style:font-style-asian="normal" style:font-style-complex="normal"/>
    </style:style>
    <style:style style:name="T1055" style:family="text">
      <style:text-properties style:use-window-font-color="true" style:font-name="Arial6" fo:font-size="10pt" fo:language="en" fo:country="US" fo:font-style="normal" officeooo:rsid="03165c85" fo:background-color="transparent" loext:char-shading-value="0" style:font-style-asian="normal" style:font-style-complex="normal"/>
    </style:style>
    <style:style style:name="T1056" style:family="text">
      <style:text-properties style:use-window-font-color="true" style:font-name="Arial6" fo:font-size="10pt" fo:language="en" fo:country="US" fo:font-style="italic" officeooo:rsid="00e60ce6" fo:background-color="transparent" loext:char-shading-value="0" style:font-style-asian="italic" style:font-style-complex="italic"/>
    </style:style>
    <style:style style:name="T1057" style:family="text">
      <style:text-properties style:use-window-font-color="true" style:font-name="Arial6" fo:font-size="10pt" fo:language="en" fo:country="US" fo:font-style="italic" officeooo:rsid="00e60ce6" style:font-style-asian="italic" style:font-style-complex="italic"/>
    </style:style>
    <style:style style:name="T1058" style:family="text">
      <style:text-properties style:use-window-font-color="true" style:text-position="super 58%" style:font-name="Arial6" fo:font-size="10pt" fo:font-style="normal" officeooo:rsid="02ec95ec" fo:background-color="transparent" loext:char-shading-value="0" style:font-style-asian="normal" style:font-style-complex="normal"/>
    </style:style>
    <style:style style:name="T1059" style:family="text">
      <style:text-properties style:use-window-font-color="true" style:text-position="super 58%" style:font-name="Arial6" fo:font-size="10pt" fo:font-style="normal" fo:background-color="transparent" loext:char-shading-value="0" style:font-style-asian="normal" style:font-size-complex="10pt" style:font-style-complex="normal"/>
    </style:style>
    <style:style style:name="T1060" style:family="text">
      <style:text-properties style:use-window-font-color="true" style:text-position="super 58%" style:font-name="Arial6" fo:font-size="10pt" fo:font-style="normal" officeooo:rsid="02ec95ec" fo:background-color="transparent" loext:char-shading-value="0" style:font-style-asian="normal" style:font-size-complex="10pt" style:font-style-complex="normal"/>
    </style:style>
    <style:style style:name="T1061" style:family="text">
      <style:text-properties style:use-window-font-color="true" style:text-position="super 58%" style:font-name="Arial6" fo:font-size="10pt" fo:font-style="normal" fo:font-weight="normal" officeooo:rsid="02ec95ec" fo:background-color="transparent" loext:char-shading-value="0" style:font-style-asian="normal" style:font-weight-asian="normal" style:font-style-complex="normal" style:font-weight-complex="normal"/>
    </style:style>
    <style:style style:name="T1062" style:family="text">
      <style:text-properties style:use-window-font-color="true" style:text-position="super 58%" style:font-name="Arial6" fo:font-size="10pt" fo:language="en" fo:country="US" fo:font-style="normal" officeooo:rsid="02ec95ec" fo:background-color="transparent" loext:char-shading-value="0" style:font-style-asian="normal" style:font-style-complex="normal"/>
    </style:style>
    <style:style style:name="T1063" style:family="text">
      <style:text-properties style:use-window-font-color="true" style:text-position="super 58%" style:font-name="Arial6" fo:font-size="10pt" fo:language="en" fo:country="US" fo:font-style="normal" officeooo:rsid="01aeac40" fo:background-color="transparent" loext:char-shading-value="0" style:font-style-asian="normal" style:font-style-complex="normal"/>
    </style:style>
    <style:style style:name="T1064" style:family="text">
      <style:text-properties style:use-window-font-color="true" style:text-position="super 58%" style:font-name="Arial6" fo:font-size="10pt" fo:language="en" fo:country="US" fo:font-style="normal" officeooo:rsid="02ec95ec" style:font-style-asian="normal" style:font-style-complex="normal"/>
    </style:style>
    <style:style style:name="T1065" style:family="text">
      <style:text-properties style:use-window-font-color="true" style:text-position="sub 40%" style:font-name="Arial6" fo:font-size="10pt" fo:language="en" fo:country="US" fo:font-style="italic" officeooo:rsid="00e60ce6" fo:background-color="transparent" loext:char-shading-value="0" style:font-style-asian="italic" style:font-style-complex="italic"/>
    </style:style>
    <style:style style:name="T1066" style:family="text">
      <style:text-properties style:use-window-font-color="true" style:text-position="sub 40%" style:font-name="Arial6" fo:font-size="10pt" fo:language="en" fo:country="US" fo:font-style="italic" officeooo:rsid="00e60ce6" style:font-style-asian="italic" style:font-style-complex="italic"/>
    </style:style>
    <style:style style:name="T1067" style:family="text">
      <style:text-properties style:use-window-font-color="true" style:text-position="0% 100%" style:font-name="Arial6" fo:font-size="10pt" fo:language="en" fo:country="US" fo:font-style="normal" officeooo:rsid="03165c85" fo:background-color="transparent" loext:char-shading-value="0" style:font-style-asian="normal" style:font-style-complex="normal"/>
    </style:style>
    <style:style style:name="T1068" style:family="text">
      <style:text-properties style:use-window-font-color="true" style:text-position="0% 100%" style:font-name="Arial6" fo:font-size="10pt" fo:language="en" fo:country="US" fo:font-style="italic" officeooo:rsid="00e60ce6" fo:background-color="transparent" loext:char-shading-value="0" style:font-style-asian="italic" style:font-style-complex="italic"/>
    </style:style>
    <style:style style:name="T1069" style:family="text">
      <style:text-properties style:use-window-font-color="true" fo:language="zxx" fo:country="none" style:text-underline-style="none" style:language-asian="zxx" style:country-asian="none" style:language-complex="zxx" style:country-complex="none"/>
    </style:style>
    <style:style style:name="T1070" style:family="text">
      <style:text-properties style:text-position="super 60%"/>
    </style:style>
    <style:style style:name="T1071" style:family="text">
      <style:text-properties style:text-position="super 60%" style:font-name="Arial5" fo:font-size="10pt" style:font-name-asian="TimesNewRomanPSMT" style:font-size-asian="10pt" style:font-name-complex="TimesNewRomanPSMT" style:font-size-complex="10pt"/>
    </style:style>
    <style:style style:name="T1072" style:family="text">
      <style:text-properties style:text-position="super 60%" style:font-name="Arial5" fo:font-size="10pt" style:font-name-asian="TimesNewRomanPSMT" style:font-size-asian="10pt" style:font-name-complex="TimesNewRomanPSMT" style:font-size-complex="10pt" style:font-weight-complex="bold"/>
    </style:style>
    <style:style style:name="T1073" style:family="text">
      <style:text-properties style:text-position="super 60%" style:font-name="Arial5" fo:font-size="10pt" officeooo:rsid="0236bc15" style:font-name-asian="TimesNewRomanPSMT" style:font-size-asian="10pt" style:font-name-complex="TimesNewRomanPSMT" style:font-size-complex="10pt" style:font-weight-complex="bold"/>
    </style:style>
    <style:style style:name="T1074" style:family="text">
      <style:text-properties style:text-position="super 60%" style:font-name="Arial5" fo:font-size="10pt" officeooo:rsid="040201fc" style:font-name-asian="TimesNewRomanPSMT" style:font-size-asian="10pt" style:font-name-complex="TimesNewRomanPSMT" style:font-size-complex="10pt" style:font-weight-complex="bold"/>
    </style:style>
    <style:style style:name="T1075" style:family="text">
      <style:text-properties style:text-position="super 60%" style:font-name="Arial5" fo:font-size="10pt" style:font-name-asian="TimesNewRomanPSMT" style:font-size-asian="8.75pt" style:font-name-complex="TimesNewRomanPSMT" style:font-size-complex="10pt"/>
    </style:style>
    <style:style style:name="T1076" style:family="text">
      <style:text-properties style:text-position="super 60%" style:font-name="Arial5" fo:font-size="10pt" style:font-name-asian="Arial3" style:font-size-asian="10pt" style:font-name-complex="Arial3" style:font-size-complex="10pt"/>
    </style:style>
    <style:style style:name="T1077" style:family="text">
      <style:text-properties style:text-position="super 60%" style:font-name="Arial5" fo:font-size="10pt" style:font-size-asian="10pt" style:font-size-complex="10pt"/>
    </style:style>
    <style:style style:name="T1078" style:family="text">
      <style:text-properties style:text-position="super 60%" style:font-name="Arial5" fo:font-size="10pt" fo:font-style="normal" style:font-name-asian="TimesNewRomanPSMT" style:font-size-asian="10pt" style:font-style-asian="normal" style:font-name-complex="TimesNewRomanPSMT" style:font-size-complex="10pt" style:font-style-complex="normal" style:font-weight-complex="bold"/>
    </style:style>
    <style:style style:name="T1079" style:family="text">
      <style:text-properties style:text-position="super 60%" style:font-name="Arial5" fo:font-size="10pt" fo:font-style="normal" officeooo:rsid="03700ea0" style:font-name-asian="TimesNewRomanPSMT" style:font-size-asian="10pt" style:font-style-asian="normal" style:font-name-complex="TimesNewRomanPSMT" style:font-size-complex="10pt" style:font-style-complex="normal" style:font-weight-complex="bold"/>
    </style:style>
    <style:style style:name="T1080" style:family="text">
      <style:text-properties style:text-position="super 60%" style:font-name="Arial5" fo:font-size="10pt" fo:font-style="normal" fo:font-weight="normal" officeooo:rsid="013ef36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1" style:family="text">
      <style:text-properties style:text-position="super 60%" style:font-name="Arial5" fo:font-size="10pt" fo:font-style="normal" fo:font-weight="normal" officeooo:rsid="02c269b2"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2" style:family="text">
      <style:text-properties style:text-position="super 60%" style:font-name="Arial5" fo:font-size="10pt" fo:font-style="normal" fo:font-weight="normal" officeooo:rsid="02bdc0c5"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3" style:family="text">
      <style:text-properties style:text-position="super 60%" style:font-name="Arial5" fo:font-size="10pt" fo:font-style="normal" fo:font-weight="normal" officeooo:rsid="00d2f21a"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084" style:family="text">
      <style:text-properties style:text-position="super 60%" style:font-name="Arial5" fo:font-size="10pt"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85" style:family="text">
      <style:text-properties style:text-position="super 60%" style:font-name="Arial5" fo:font-size="10pt" fo:font-style="normal" officeooo:rsid="002801a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086" style:family="text">
      <style:text-properties style:text-position="super 60%" style:font-name="Arial5" fo:font-size="10pt" fo:font-style="normal" officeooo:rsid="02746b64" fo:background-color="transparent" loext:char-shading-value="0" style:font-name-asian="TimesNewRomanPSMT" style:font-size-asian="10pt" style:font-style-asian="normal" style:font-name-complex="TimesNewRomanPSMT" style:font-size-complex="10pt" style:font-style-complex="normal"/>
    </style:style>
    <style:style style:name="T1087" style:family="text">
      <style:text-properties style:text-position="super 60%" style:font-name="Arial5" fo:font-size="10pt" fo:font-style="normal" officeooo:rsid="02b1bbed" fo:background-color="transparent" loext:char-shading-value="0" style:font-name-asian="TimesNewRomanPSMT" style:font-size-asian="10pt" style:font-style-asian="normal" style:font-name-complex="TimesNewRomanPSMT" style:font-size-complex="10pt" style:font-style-complex="normal"/>
    </style:style>
    <style:style style:name="T1088"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font-style-asian="normal" style:font-name-complex="TimesNewRomanPSMT" style:font-size-complex="10pt" style:font-style-complex="normal" style:font-weight-complex="bold"/>
    </style:style>
    <style:style style:name="T1089" style:family="text">
      <style:text-properties style:text-position="super 60%" style:font-name="Arial5" fo:font-size="10pt" fo:language="en" fo:country="US"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0" style:family="text">
      <style:text-properties style:text-position="super 60%" style:font-name="Arial5" fo:font-size="10pt" fo:language="en" fo:country="US" fo:font-style="normal" officeooo:rsid="021542a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1" style:family="text">
      <style:text-properties style:text-position="super 60%" style:font-name="Arial5" fo:font-size="10pt" fo:language="en" fo:country="US" fo:font-style="normal" officeooo:rsid="0384938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2" style:family="text">
      <style:text-properties style:text-position="super 60%" style:font-name="Arial5" fo:font-size="10pt" fo:background-color="transparent" loext:char-shading-value="0" style:font-name-asian="TimesNewRomanPSMT" style:font-size-asian="8.75pt" style:font-name-complex="TimesNewRomanPSMT" style:font-size-complex="10pt"/>
    </style:style>
    <style:style style:name="T1093" style:family="text">
      <style:text-properties style:text-position="super 60%" style:font-name="Arial3" fo:font-size="10pt" fo:background-color="transparent" loext:char-shading-value="0"/>
    </style:style>
    <style:style style:name="T1094" style:family="text">
      <style:text-properties style:text-position="super 60%" style:font-name="Arial3" fo:font-size="10pt" officeooo:rsid="023c5b4e" fo:background-color="transparent" loext:char-shading-value="0" style:font-name-asian="TimesNewRomanPSMT" style:font-size-asian="10pt" style:font-name-complex="TimesNewRomanPSMT" style:font-size-complex="10pt"/>
    </style:style>
    <style:style style:name="T1095" style:family="text">
      <style:text-properties style:text-position="super 60%" style:font-name="Arial3" fo:font-size="10pt" style:font-size-asian="10pt" style:font-size-complex="10pt"/>
    </style:style>
    <style:style style:name="T1096" style:family="text">
      <style:text-properties style:text-position="super 60%" style:font-name="Arial3" fo:font-size="10pt" officeooo:rsid="022a3b3a" style:font-size-asian="10pt" style:font-size-complex="10pt"/>
    </style:style>
    <style:style style:name="T1097" style:family="text">
      <style:text-properties style:text-position="super 60%" style:font-name="Arial3" fo:font-size="10pt" fo:font-style="normal" officeooo:rsid="0029f544" style:font-size-asian="10.5pt" style:font-style-asian="normal" style:font-style-complex="normal"/>
    </style:style>
    <style:style style:name="T1098" style:family="text">
      <style:text-properties style:text-position="super 60%" style:font-name="Arial3" fo:font-size="10pt" fo:font-style="normal"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099" style:family="text">
      <style:text-properties style:text-position="super 60%" style:font-name="Arial3" fo:font-size="10pt" fo:font-style="normal" officeooo:rsid="02558c7c"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0" style:family="text">
      <style:text-properties style:text-position="super 60%" style:font-name="Arial3" fo:font-size="10pt"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1" style:family="text">
      <style:text-properties style:text-position="super 60%" style:font-name="Arial3" fo:font-size="10pt" fo:language="en" fo:country="US" fo:font-style="normal" officeooo:rsid="023cf6a4"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2" style:family="text">
      <style:text-properties style:text-position="super 60%" style:font-name="Arial3" fo:font-size="10pt" fo:language="en" fo:country="US" fo:font-style="normal" officeooo:rsid="0245e8f5"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3" style:family="text">
      <style:text-properties style:text-position="super 60%" style:font-name="Arial3" fo:font-size="10pt" fo:language="en" fo:country="US" fo:font-style="normal" officeooo:rsid="0245bd40" fo:background-color="transparent" loext:char-shading-value="0" style:font-name-asian="TimesNewRomanPSMT" style:font-size-asian="8.75pt" style:language-asian="zxx" style:country-asian="none" style:font-style-asian="normal" style:font-name-complex="TimesNewRomanPSMT" style:font-size-complex="10pt" style:language-complex="zxx" style:country-complex="none" style:font-style-complex="normal" style:font-weight-complex="bold"/>
    </style:style>
    <style:style style:name="T1104" style:family="text">
      <style:text-properties style:text-position="super 60%" style:font-name="Arial3" fo:font-size="10pt" fo:language="en" fo:country="US" fo:font-style="normal" officeooo:rsid="024cf2da"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5" style:family="text">
      <style:text-properties style:text-position="super 60%" style:font-name="Arial3" fo:font-size="10pt" fo:language="en" fo:country="US" fo:font-style="normal" officeooo:rsid="0245bd40"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6" style:family="text">
      <style:text-properties style:text-position="super 60%" style:font-name="Arial3" fo:font-size="10pt" fo:language="en" fo:country="US" fo:font-style="normal" officeooo:rsid="024e0dfe" fo:background-color="transparent" loext:char-shading-value="0" style:font-name-asian="TimesNewRomanPSMT" style:font-size-asian="10pt" style:language-asian="zxx" style:country-asian="none" style:font-style-asian="normal" style:font-name-complex="TimesNewRomanPSMT" style:font-size-complex="10pt" style:language-complex="zxx" style:country-complex="none" style:font-style-complex="normal" style:font-weight-complex="bold"/>
    </style:style>
    <style:style style:name="T1107" style:family="text">
      <style:text-properties style:text-position="super 60%" style:font-name="Arial3" fo:font-size="10pt" fo:language="en" fo:country="US" officeooo:rsid="023c5b4e" fo:background-color="transparent" loext:char-shading-value="0" style:font-name-asian="TimesNewRomanPSMT" style:font-size-asian="10pt" style:font-name-complex="TimesNewRomanPSMT" style:font-size-complex="10pt"/>
    </style:style>
    <style:style style:name="T1108" style:family="text">
      <style:text-properties style:text-position="super 60%" style:font-name="Arial3" officeooo:rsid="023cf6a4"/>
    </style:style>
    <style:style style:name="T1109" style:family="text">
      <style:text-properties style:text-position="super 60%" style:font-name="Arial3" officeooo:rsid="02558c7c"/>
    </style:style>
    <style:style style:name="T1110" style:family="text">
      <style:text-properties style:text-position="super 60%" style:font-name="Arial3" officeooo:rsid="038015c6" fo:background-color="transparent" loext:char-shading-value="0"/>
    </style:style>
    <style:style style:name="T1111" style:family="text">
      <style:text-properties style:text-position="super 60%" style:font-name="Arial3" fo:language="en" fo:country="US" officeooo:rsid="038015c6" fo:background-color="transparent" loext:char-shading-value="0"/>
    </style:style>
    <style:style style:name="T1112" style:family="text">
      <style:text-properties style:text-position="super 60%" style:font-name="Arial3" style:font-size-asian="10.5pt"/>
    </style:style>
    <style:style style:name="T1113" style:family="text">
      <style:text-properties style:text-position="super 60%" style:font-name="Arial3" officeooo:rsid="0286585a" style:font-size-asian="10.5pt"/>
    </style:style>
    <style:style style:name="T1114" style:family="text">
      <style:text-properties style:text-position="super 60%" fo:font-size="10pt" style:font-name-asian="TimesNewRomanPSMT" style:font-size-asian="8.75pt" style:font-name-complex="TimesNewRomanPSMT" style:font-size-complex="10pt" style:font-weight-complex="bold"/>
    </style:style>
    <style:style style:name="T1115" style:family="text">
      <style:text-properties style:text-position="super 60%" fo:font-size="10pt" style:font-name-asian="TimesNewRomanPSMT" style:font-size-asian="10pt" style:font-name-complex="TimesNewRomanPSMT" style:font-size-complex="10pt" style:font-weight-complex="bold"/>
    </style:style>
    <style:style style:name="T1116" style:family="text">
      <style:text-properties style:text-position="super 60%" fo:font-size="10pt" officeooo:rsid="0029f544" fo:background-color="transparent" loext:char-shading-value="0" style:font-size-asian="10.5pt"/>
    </style:style>
    <style:style style:name="T1117" style:family="text">
      <style:text-properties style:text-position="super 60%" fo:font-size="10pt" officeooo:rsid="023c5b4e" fo:background-color="transparent" loext:char-shading-value="0" style:font-name-asian="TimesNewRomanPSMT" style:font-size-asian="10pt" style:font-name-complex="TimesNewRomanPSMT" style:font-size-complex="10pt"/>
    </style:style>
    <style:style style:name="T1118" style:family="text">
      <style:text-properties style:text-position="super 60%" style:font-size-asian="8.75pt"/>
    </style:style>
    <style:style style:name="T1119" style:family="text">
      <style:text-properties style:text-position="super 60%" officeooo:rsid="002b6706"/>
    </style:style>
    <style:style style:name="T1120" style:family="text">
      <style:text-properties style:text-position="super 60%" fo:language="en" fo:country="US"/>
    </style:style>
    <style:style style:name="T1121" style:family="text">
      <style:text-properties style:text-position="super 60%" fo:language="en" fo:country="US" officeooo:rsid="0368b33d"/>
    </style:style>
    <style:style style:name="T1122" style:family="text">
      <style:text-properties style:text-position="super 60%" fo:language="en" fo:country="US" officeooo:rsid="0264cff2" fo:background-color="transparent" loext:char-shading-value="0"/>
    </style:style>
    <style:style style:name="T1123" style:family="text">
      <style:text-properties style:text-position="super 60%" fo:language="en" fo:country="US" officeooo:rsid="0060488a" fo:background-color="transparent" loext:char-shading-value="0"/>
    </style:style>
    <style:style style:name="T1124" style:family="text">
      <style:text-properties style:text-position="super 60%" fo:language="en" fo:country="US" officeooo:rsid="02c269b2" fo:background-color="transparent" loext:char-shading-value="0"/>
    </style:style>
    <style:style style:name="T1125" style:family="text">
      <style:text-properties style:text-position="super 60%" fo:language="en" fo:country="US" officeooo:rsid="0411b287" fo:background-color="transparent" loext:char-shading-value="0"/>
    </style:style>
    <style:style style:name="T1126" style:family="text">
      <style:text-properties style:text-position="super 60%" fo:language="en" fo:country="US" officeooo:rsid="008d2966"/>
    </style:style>
    <style:style style:name="T1127" style:family="text">
      <style:text-properties style:text-position="super 60%" fo:language="en" fo:country="US" fo:font-style="normal" fo:font-weight="normal" officeooo:rsid="007359d1" style:font-style-asian="normal" style:font-weight-asian="normal" style:font-size-complex="10pt" style:font-style-complex="normal" style:font-weight-complex="normal"/>
    </style:style>
    <style:style style:name="T1128" style:family="text">
      <style:text-properties style:text-position="super 60%" fo:language="en" fo:country="US" style:text-underline-style="none" officeooo:rsid="02c269b2" fo:background-color="transparent" loext:char-shading-value="0"/>
    </style:style>
    <style:style style:name="T1129" style:family="text">
      <style:text-properties style:text-position="super 60%" officeooo:rsid="013ef365"/>
    </style:style>
    <style:style style:name="T1130" style:family="text">
      <style:text-properties style:text-position="super 60%" officeooo:rsid="02aee4ed"/>
    </style:style>
    <style:style style:name="T1131" style:family="text">
      <style:text-properties style:text-position="super 60%" officeooo:rsid="0362ce91"/>
    </style:style>
    <style:style style:name="T1132" style:family="text">
      <style:text-properties style:text-position="super 60%" officeooo:rsid="021542ac" fo:background-color="transparent" loext:char-shading-value="0" style:font-size-asian="8.75pt"/>
    </style:style>
    <style:style style:name="T1133" style:family="text">
      <style:text-properties style:text-position="super 60%" officeooo:rsid="0264cff2" fo:background-color="transparent" loext:char-shading-value="0"/>
    </style:style>
    <style:style style:name="T1134" style:family="text">
      <style:text-properties style:text-position="super 60%" officeooo:rsid="036d7629" fo:background-color="transparent" loext:char-shading-value="0"/>
    </style:style>
    <style:style style:name="T1135" style:family="text">
      <style:text-properties style:text-position="super 60%" officeooo:rsid="04a99a70" fo:background-color="transparent" loext:char-shading-value="0" style:font-size-asian="10.5pt"/>
    </style:style>
    <style:style style:name="T1136" style:family="text">
      <style:text-properties style:text-position="super 60%" officeooo:rsid="02558c7c"/>
    </style:style>
    <style:style style:name="T1137" style:family="text">
      <style:text-properties style:text-position="super 60%" officeooo:rsid="038081e5"/>
    </style:style>
    <style:style style:name="T1138" style:family="text">
      <style:text-properties style:text-position="super 60%" officeooo:rsid="02433b14"/>
    </style:style>
    <style:style style:name="T1139" style:family="text">
      <style:text-properties style:text-position="super 60%" officeooo:rsid="002d47fe"/>
    </style:style>
    <style:style style:name="T1140" style:family="text">
      <style:text-properties style:text-position="super 60%" officeooo:rsid="02536029"/>
    </style:style>
    <style:style style:name="T1141" style:family="text">
      <style:text-properties style:text-position="super 60%" officeooo:rsid="0385a765"/>
    </style:style>
    <style:style style:name="T1142" style:family="text">
      <style:text-properties style:text-position="super 60%" officeooo:rsid="0062d1eb"/>
    </style:style>
    <style:style style:name="T1143" style:family="text">
      <style:text-properties style:text-position="super 60%" officeooo:rsid="0060488a"/>
    </style:style>
    <style:style style:name="T1144" style:family="text">
      <style:text-properties style:text-position="super 60%" officeooo:rsid="0264cff2"/>
    </style:style>
    <style:style style:name="T1145" style:family="text">
      <style:text-properties style:text-position="super 60%" fo:font-weight="normal" officeooo:rsid="02a16236" fo:background-color="transparent" loext:char-shading-value="0" style:font-weight-asian="normal" style:font-size-complex="10pt" style:font-weight-complex="normal"/>
    </style:style>
    <style:style style:name="T1146" style:family="text">
      <style:text-properties style:text-position="super 60%" fo:font-weight="normal" officeooo:rsid="0264cff2" fo:background-color="transparent" loext:char-shading-value="0" style:font-weight-asian="normal" style:font-size-complex="10pt" style:font-weight-complex="normal"/>
    </style:style>
    <style:style style:name="T1147" style:family="text">
      <style:text-properties style:text-position="super 60%" fo:font-style="normal" style:font-style-asian="normal" style:font-size-complex="10pt" style:font-style-complex="normal"/>
    </style:style>
    <style:style style:name="T1148" style:family="text">
      <style:text-properties style:text-position="super 60%" fo:font-style="normal" officeooo:rsid="0279c78b" style:font-style-asian="normal" style:font-style-complex="normal"/>
    </style:style>
    <style:style style:name="T1149" style:family="text">
      <style:text-properties style:text-position="super 60%" fo:font-style="normal" officeooo:rsid="011dc813" style:font-style-asian="normal" style:font-style-complex="normal"/>
    </style:style>
    <style:style style:name="T1150" style:family="text">
      <style:text-properties style:text-position="super 60%" fo:font-style="normal" style:language-asian="zxx" style:country-asian="none" style:font-style-asian="normal" style:language-complex="zxx" style:country-complex="none" style:font-style-complex="normal"/>
    </style:style>
    <style:style style:name="T1151" style:family="text">
      <style:text-properties style:text-position="super 60%" fo:font-style="normal" officeooo:rsid="027b601b" fo:background-color="transparent" loext:char-shading-value="0" style:language-asian="zxx" style:country-asian="none" style:font-style-asian="normal" style:language-complex="zxx" style:country-complex="none" style:font-style-complex="normal"/>
    </style:style>
    <style:style style:name="T1152" style:family="text">
      <style:text-properties style:text-position="super 60%" fo:font-style="normal" fo:font-weight="normal" style:font-style-asian="normal" style:font-weight-asian="normal" style:font-style-complex="normal" style:font-weight-complex="normal"/>
    </style:style>
    <style:style style:name="T1153" style:family="text">
      <style:text-properties style:text-position="super 60%" officeooo:rsid="008d2966"/>
    </style:style>
    <style:style style:name="T1154" style:family="text">
      <style:text-properties style:text-position="super 60%" officeooo:rsid="00948bce"/>
    </style:style>
    <style:style style:name="T1155" style:family="text">
      <style:text-properties style:text-position="super 60%" officeooo:rsid="0279c78b"/>
    </style:style>
    <style:style style:name="T1156" style:family="text">
      <style:text-properties style:text-position="super 60%" officeooo:rsid="011dc813"/>
    </style:style>
    <style:style style:name="T1157" style:family="text">
      <style:text-properties style:text-position="super 60%" officeooo:rsid="0284921e"/>
    </style:style>
    <style:style style:name="T1158" style:family="text">
      <style:text-properties style:text-position="super 60%" officeooo:rsid="02af2919"/>
    </style:style>
    <style:style style:name="T1159" style:family="text">
      <style:text-properties style:text-position="super 60%" officeooo:rsid="02b1bbed"/>
    </style:style>
    <style:style style:name="T1160" style:family="text">
      <style:text-properties style:text-position="super 60%" officeooo:rsid="018fc8ed"/>
    </style:style>
    <style:style style:name="T1161" style:family="text">
      <style:text-properties style:text-position="super 60%" officeooo:rsid="03bd77c4"/>
    </style:style>
    <style:style style:name="T1162" style:family="text">
      <style:text-properties style:text-position="super 60%" officeooo:rsid="03d9575c"/>
    </style:style>
    <style:style style:name="T1163" style:family="text">
      <style:text-properties style:text-position="super 60%" fo:language="zxx" fo:country="none" style:font-size-asian="10.5pt" style:language-asian="zxx" style:country-asian="none" style:language-complex="zxx" style:country-complex="none"/>
    </style:style>
    <style:style style:name="T1164" style:family="text">
      <style:text-properties style:text-position="super 60%" officeooo:rsid="040a3489"/>
    </style:style>
    <style:style style:name="T1165" style:family="text">
      <style:text-properties style:text-position="super 60%" officeooo:rsid="040b32f0"/>
    </style:style>
    <style:style style:name="T1166" style:family="text">
      <style:text-properties style:text-position="super 60%" officeooo:rsid="040bcf51"/>
    </style:style>
    <style:style style:name="T1167" style:family="text">
      <style:text-properties style:text-position="super 60%" officeooo:rsid="040d09f4"/>
    </style:style>
    <style:style style:name="T1168" style:family="text">
      <style:text-properties style:text-position="super 60%" officeooo:rsid="04213613"/>
    </style:style>
    <style:style style:name="T1169" style:family="text">
      <style:text-properties style:text-position="super 60%" officeooo:rsid="0453a411"/>
    </style:style>
    <style:style style:name="T1170" style:family="text">
      <style:text-properties style:text-line-through-style="none" style:text-line-through-type="none" style:font-name="Arial3" fo:font-size="10pt" fo:font-weight="normal" style:font-name-asian="TimesNewRomanPSMT" style:font-size-asian="10pt" style:font-weight-asian="normal" style:font-name-complex="TimesNewRomanPSMT" style:font-size-complex="10pt" style:font-weight-complex="normal"/>
    </style:style>
    <style:style style:name="T1171" style:family="text">
      <style:text-properties style:text-line-through-style="none" style:text-line-through-type="none" style:font-name="Arial3" fo:font-size="10pt" fo:font-weight="normal" officeooo:rsid="03700ea0" style:font-name-asian="TimesNewRomanPSMT" style:font-size-asian="10pt" style:font-weight-asian="normal" style:font-name-complex="TimesNewRomanPSMT" style:font-size-complex="10pt" style:font-weight-complex="normal"/>
    </style:style>
    <style:style style:name="T1172" style:family="text">
      <style:text-properties style:text-line-through-style="none" style:text-line-through-type="none" style:font-name="Arial3" fo:font-size="10pt" fo:font-style="normal" style:text-underline-style="none" fo:background-color="transparent" loext:char-shading-value="0" style:font-name-asian="Arial3" style:font-size-asian="10pt" style:font-style-asian="normal" style:font-name-complex="Arial3" style:font-size-complex="10pt" style:font-style-complex="normal"/>
    </style:style>
    <style:style style:name="T1173" style:family="text">
      <style:text-properties style:text-line-through-style="none" style:text-line-through-type="none" style:font-name="Arial3" fo:font-size="10pt"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4" style:family="text">
      <style:text-properties style:text-line-through-style="none" style:text-line-through-type="none" style:font-name="Arial3" fo:font-size="10pt" fo:font-style="normal" style:text-underline-style="none" officeooo:rsid="02223dbf" fo:background-color="transparent" loext:char-shading-value="0" style:font-name-asian="Arial3" style:font-size-asian="10pt" style:font-style-asian="normal" style:font-name-complex="Arial3" style:font-size-complex="10pt" style:font-style-complex="normal"/>
    </style:style>
    <style:style style:name="T1175" style:family="text">
      <style:text-properties style:text-line-through-style="none" style:text-line-through-type="none" style:font-name="Arial3" fo:font-size="10pt"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76" style:family="text">
      <style:text-properties style:text-line-through-style="none" style:text-line-through-type="none" style:font-name="Arial3" fo:font-size="10pt" fo:font-style="normal" style:text-underline-style="none" officeooo:rsid="03f3bc27" fo:background-color="transparent" loext:char-shading-value="0" style:font-name-asian="Arial3" style:font-size-asian="10pt" style:font-style-asian="normal" style:font-name-complex="Arial3" style:font-size-complex="10pt" style:font-style-complex="normal"/>
    </style:style>
    <style:style style:name="T1177" style:family="text">
      <style:text-properties style:text-line-through-style="none" style:text-line-through-type="none"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78" style:family="text">
      <style:text-properties style:text-line-through-style="none" style:text-line-through-type="none" style:font-name="Arial3"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79" style:family="text">
      <style:text-properties style:text-line-through-style="none" style:text-line-through-type="none" style:font-name="Arial3" fo:font-size="10pt" fo:language="zxx" fo:country="none" fo:font-style="normal" style:text-underline-style="none" officeooo:rsid="022b93f3" fo:background-color="transparent" loext:char-shading-value="0" style:font-name-asian="Arial3" style:font-size-asian="10pt" style:language-asian="zxx" style:country-asian="none" style:font-style-asian="normal" style:font-name-complex="Arial3" style:font-size-complex="10pt" style:language-complex="zxx" style:country-complex="none" style:font-style-complex="normal"/>
    </style:style>
    <style:style style:name="T1180" style:family="text">
      <style:text-properties style:text-line-through-style="none" style:text-line-through-type="none" style:text-position="super 60%" style:font-name="Arial3" fo:font-size="10pt" fo:font-weight="normal" style:font-name-asian="TimesNewRomanPSMT" style:font-size-asian="10pt" style:font-weight-asian="normal" style:font-name-complex="TimesNewRomanPSMT" style:font-size-complex="10pt" style:font-weight-complex="normal"/>
    </style:style>
    <style:style style:name="T1181" style:family="text">
      <style:text-properties style:text-line-through-style="none" style:text-line-through-type="none" style:text-position="super 60%" style:font-name="Arial3" fo:font-size="10pt" fo:font-style="normal" style:text-underline-style="none" fo:font-weight="normal" officeooo:rsid="021e2690" fo:background-color="transparent" loext:char-shading-value="0" style:font-name-asian="TimesNewRomanPSMT" style:font-size-asian="10pt" style:font-style-asian="normal" style:font-weight-asian="normal" style:font-name-complex="TimesNewRomanPSMT" style:font-size-complex="10pt" style:font-style-complex="normal" style:font-weight-complex="normal"/>
    </style:style>
    <style:style style:name="T1182" style:family="text">
      <style:text-properties style:text-line-through-style="none" style:text-line-through-type="none" style:text-position="super 60%" style:font-name="Arial3" fo:font-size="10pt" fo:font-style="normal" fo:font-weight="normal" officeooo:rsid="022f67d4" style:font-name-asian="TimesNewRomanPSMT" style:font-size-asian="10pt" style:font-style-asian="normal" style:font-weight-asian="normal" style:font-name-complex="TimesNewRomanPSMT" style:font-size-complex="10pt" style:font-style-complex="normal" style:font-weight-complex="normal"/>
    </style:style>
    <style:style style:name="T1183" style:family="text">
      <style:text-properties style:text-line-through-style="none" style:text-line-through-type="none" style:text-position="super 60%" style:font-name="Arial5" fo:font-size="10pt" fo:font-style="normal" fo:font-weight="normal" officeooo:rsid="021542ac" fo:background-color="transparent" loext:char-shading-value="0" style:font-name-asian="TimesNewRomanPSMT" style:font-size-asian="8.75pt" style:language-asian="zxx" style:country-asian="none" style:font-style-asian="normal" style:font-weight-asian="normal" style:font-name-complex="TimesNewRomanPSMT" style:font-size-complex="10pt" style:language-complex="zxx" style:country-complex="none" style:font-style-complex="normal" style:font-weight-complex="bold"/>
    </style:style>
    <style:style style:name="T1184"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85" style:family="text">
      <style:text-properties style:text-line-through-style="none" style:text-line-through-type="none"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6"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text-overline-style="solid" style:text-overline-width="auto" style:text-overline-color="font-color"/>
    </style:style>
    <style:style style:name="T1187" style:family="text">
      <style:text-properties style:text-line-through-style="none" style:text-line-through-type="none" style:font-name="Arial5" fo:font-size="10pt" fo:language="en" fo:country="US" fo:font-style="normal" style:text-underline-style="none" officeooo:rsid="02242184" fo:background-color="transparent" loext:char-shading-value="0" style:font-name-asian="Arial3" style:font-size-asian="10pt" style:font-style-asian="normal" style:font-name-complex="Arial3" style:font-size-complex="10pt" style:font-style-complex="normal"/>
    </style:style>
    <style:style style:name="T1188" style:family="text">
      <style:text-properties style:text-line-through-style="none" style:text-line-through-type="none" style:font-name="Arial5" fo:font-size="10pt" fo:language="en" fo:country="US" fo:font-style="normal" style:text-underline-style="none" officeooo:rsid="02261926" fo:background-color="transparent" loext:char-shading-value="0" style:font-name-asian="Arial3" style:font-size-asian="10pt" style:font-style-asian="normal" style:font-name-complex="Arial3" style:font-size-complex="10pt" style:font-style-complex="normal"/>
    </style:style>
    <style:style style:name="T1189" style:family="text">
      <style:text-properties style:text-line-through-style="none" style:text-line-through-type="none" style:font-name="Arial5" fo:font-size="10pt" fo:language="en" fo:country="US" fo:font-style="normal" style:text-underline-style="none" officeooo:rsid="0217754a" fo:background-color="transparent" loext:char-shading-value="0" style:font-name-asian="Arial3" style:font-size-asian="10pt" style:font-style-asian="normal" style:font-name-complex="Arial3" style:font-size-complex="10pt" style:font-style-complex="normal"/>
    </style:style>
    <style:style style:name="T1190" style:family="text">
      <style:text-properties style:text-line-through-style="none" style:text-line-through-type="none"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1" style:family="text">
      <style:text-properties style:text-line-through-style="none" style:text-line-through-type="none" style:font-name="Arial5" fo:font-size="10pt" fo:language="en" fo:country="US" fo:font-style="normal" style:text-underline-style="none" officeooo:rsid="037120cd" fo:background-color="transparent" loext:char-shading-value="0" style:font-name-asian="Arial3" style:font-size-asian="10pt" style:font-style-asian="normal" style:font-name-complex="Arial3" style:font-size-complex="10pt" style:font-style-complex="normal"/>
    </style:style>
    <style:style style:name="T1192" style:family="text">
      <style:text-properties style:text-line-through-style="none" style:text-line-through-type="none" style:font-name="Arial5" fo:font-size="10pt" fo:language="en" fo:country="US" fo:font-style="normal" style:text-underline-style="none" officeooo:rsid="0379b032" fo:background-color="transparent" loext:char-shading-value="0" style:font-name-asian="Arial3" style:font-size-asian="10pt" style:font-style-asian="normal" style:font-name-complex="Arial3" style:font-size-complex="10pt" style:font-style-complex="normal"/>
    </style:style>
    <style:style style:name="T1193" style:family="text">
      <style:text-properties style:text-line-through-style="none" style:text-line-through-type="none" style:text-position="super 58%" style:font-name="Arial5"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4" style:family="text">
      <style:text-properties style:text-line-through-style="none" style:text-line-through-type="none" style:text-position="sub 58%" style:font-name="Arial3" fo:font-size="10pt" fo:language="en" fo:country="US" fo:font-style="normal" style:text-underline-style="none" officeooo:rsid="021e2690" fo:background-color="transparent" loext:char-shading-value="0" style:font-name-asian="Arial3" style:font-size-asian="10pt" style:font-style-asian="normal" style:font-name-complex="Arial3" style:font-size-complex="10pt" style:font-style-complex="normal"/>
    </style:style>
    <style:style style:name="T1195" style:family="text">
      <style:text-properties style:text-line-through-style="none" style:text-line-through-type="none" style:text-position="sub 60%" style:font-name="Arial5" fo:font-size="10pt" fo:language="en" fo:country="US" fo:font-style="normal" style:text-underline-style="none" officeooo:rsid="022b93f3" fo:background-color="transparent" loext:char-shading-value="0" style:font-name-asian="Arial3" style:font-size-asian="10pt" style:font-style-asian="normal" style:font-name-complex="Arial3" style:font-size-complex="10pt" style:font-style-complex="normal"/>
    </style:style>
    <style:style style:name="T1196" style:family="text">
      <style:text-properties style:text-position="sub 60%"/>
    </style:style>
    <style:style style:name="T1197" style:family="text">
      <style:text-properties style:text-position="sub 60%" fo:font-style="italic" style:font-style-asian="italic" style:font-style-complex="italic"/>
    </style:style>
    <style:style style:name="T1198" style:family="text">
      <style:text-properties style:text-position="sub 60%" fo:font-style="italic" officeooo:rsid="029a1d61" style:font-style-asian="italic" style:font-style-complex="italic"/>
    </style:style>
    <style:style style:name="T1199" style:family="text">
      <style:text-properties style:text-position="sub 60%" fo:font-style="italic" fo:font-weight="normal" officeooo:rsid="0088adaa" style:font-style-asian="italic" style:font-weight-asian="normal" style:font-size-complex="10pt" style:font-style-complex="italic" style:font-weight-complex="normal"/>
    </style:style>
    <style:style style:name="T1200" style:family="text">
      <style:text-properties style:text-position="sub 60%" fo:font-style="italic" fo:font-weight="normal" officeooo:rsid="01164106" style:font-style-asian="italic" style:font-weight-asian="normal" style:font-size-complex="10pt" style:font-style-complex="italic" style:font-weight-complex="normal"/>
    </style:style>
    <style:style style:name="T1201" style:family="text">
      <style:text-properties style:text-position="sub 60%" fo:font-style="italic" fo:font-weight="normal" officeooo:rsid="0076dbab" style:font-style-asian="italic" style:font-weight-asian="normal" style:font-size-complex="10pt" style:font-style-complex="italic" style:font-weight-complex="normal"/>
    </style:style>
    <style:style style:name="T1202" style:family="text">
      <style:text-properties style:text-position="sub 60%" fo:font-style="italic" fo:font-weight="normal" officeooo:rsid="00ab3d05" style:font-style-asian="italic" style:font-weight-asian="normal" style:font-style-complex="italic" style:font-weight-complex="normal"/>
    </style:style>
    <style:style style:name="T1203" style:family="text">
      <style:text-properties style:text-position="sub 60%" fo:font-style="italic" fo:font-weight="normal" officeooo:rsid="02ceaaec" style:font-style-asian="italic" style:font-weight-asian="normal" style:font-style-complex="italic" style:font-weight-complex="normal"/>
    </style:style>
    <style:style style:name="T1204" style:family="text">
      <style:text-properties style:text-position="sub 60%" fo:font-style="italic" style:text-underline-style="none" officeooo:rsid="02ab9b95" style:font-style-asian="italic" style:font-style-complex="italic"/>
    </style:style>
    <style:style style:name="T1205" style:family="text">
      <style:text-properties style:text-position="sub 60%" fo:font-style="italic" style:text-underline-style="none" officeooo:rsid="03a80d4b" style:font-style-asian="italic" style:font-style-complex="italic"/>
    </style:style>
    <style:style style:name="T1206" style:family="text">
      <style:text-properties style:text-position="sub 60%" fo:font-style="italic" officeooo:rsid="02f90dcc" fo:background-color="transparent" loext:char-shading-value="0" style:font-style-asian="italic" style:font-style-complex="italic"/>
    </style:style>
    <style:style style:name="T1207" style:family="text">
      <style:text-properties style:text-position="sub 60%" style:font-name="Arial" fo:font-size="10pt" fo:font-style="italic" fo:font-weight="normal" officeooo:rsid="01148007" style:font-size-asian="10.5pt" style:language-asian="zxx" style:country-asian="none" style:font-style-asian="italic" style:font-weight-asian="normal" style:font-size-complex="10pt" style:language-complex="zxx" style:country-complex="none" style:font-style-complex="italic" style:font-weight-complex="normal"/>
    </style:style>
    <style:style style:name="T1208" style:family="text">
      <style:text-properties style:text-position="sub 60%" style:font-name="Arial" fo:font-size="10pt" fo:language="zxx" fo:country="none" fo:font-style="italic" officeooo:rsid="01148007" style:font-size-asian="10.5pt" style:language-asian="zxx" style:country-asian="none" style:font-style-asian="italic" style:language-complex="zxx" style:country-complex="none" style:font-style-complex="italic"/>
    </style:style>
    <style:style style:name="T1209" style:family="text">
      <style:text-properties style:text-position="sub 60%" fo:language="en" fo:country="US" fo:font-style="italic" fo:font-weight="normal" officeooo:rsid="030d39ef" style:font-style-asian="italic" style:font-weight-asian="normal" style:font-style-complex="italic" style:font-weight-complex="normal"/>
    </style:style>
    <style:style style:name="T1210" style:family="text">
      <style:text-properties style:text-position="sub 60%" fo:language="en" fo:country="US" officeooo:rsid="02fb1d2e"/>
    </style:style>
    <style:style style:name="T1211" style:family="text">
      <style:text-properties style:text-position="sub 60%" fo:language="en" fo:country="US" fo:font-weight="normal" officeooo:rsid="0394128e" style:font-weight-asian="normal" style:font-weight-complex="normal"/>
    </style:style>
    <style:style style:name="T1212" style:family="text">
      <style:text-properties style:text-position="sub 60%" fo:font-size="8pt" fo:font-style="normal" fo:font-weight="normal" officeooo:rsid="028b6c38" style:font-size-asian="8pt" style:font-style-asian="normal" style:font-weight-asian="normal" style:font-size-complex="8pt" style:font-style-complex="normal" style:font-weight-complex="normal"/>
    </style:style>
    <style:style style:name="T1213" style:family="text">
      <style:text-properties style:text-position="sub 60%" fo:font-size="10pt" fo:font-style="italic" fo:font-weight="normal" officeooo:rsid="01443858" fo:background-color="transparent" loext:char-shading-value="0" style:font-size-asian="10pt" style:font-style-asian="italic" style:font-weight-asian="normal" style:font-size-complex="10pt" style:font-style-complex="italic" style:font-weight-complex="normal"/>
    </style:style>
    <style:style style:name="T1214" style:family="text">
      <style:text-properties style:text-position="sub 60%" fo:font-size="10pt" fo:font-style="italic" style:text-underline-style="none" fo:font-weight="normal" officeooo:rsid="02ab9b95" style:font-size-asian="10pt" style:font-style-asian="italic" style:font-weight-asian="normal" style:font-size-complex="10pt" style:font-style-complex="italic" style:font-weight-complex="normal"/>
    </style:style>
    <style:style style:name="T1215" style:family="text">
      <style:text-properties style:text-position="sub 60%" style:font-name="Arial5" fo:font-size="10pt" fo:language="zxx" fo:country="none" fo:font-style="italic" fo:font-weight="normal" officeooo:rsid="015c00f7"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6" style:family="text">
      <style:text-properties style:text-position="sub 60%" style:font-name="Arial5" fo:font-size="10pt" fo:language="zxx" fo:country="none" fo:font-style="italic" fo:font-weight="normal" officeooo:rsid="00d4cd08"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7" style:family="text">
      <style:text-properties style:text-position="sub 60%" style:font-name="Arial5" fo:font-size="10pt" fo:language="zxx" fo:country="none" fo:font-style="italic" fo:font-weight="normal" officeooo:rsid="015c00f7" fo:background-color="transparent" loext:char-shading-value="0" style:font-name-asian="TimesNewRomanPSMT" style:font-size-asian="10pt" style:language-asian="zxx" style:country-asian="none" style:font-style-asian="italic" style:font-weight-asian="normal" style:font-name-complex="TimesNewRomanPSMT" style:font-size-complex="10pt" style:language-complex="zxx" style:country-complex="none" style:font-style-complex="italic" style:font-weight-complex="normal"/>
    </style:style>
    <style:style style:name="T1218" style:family="text">
      <style:text-properties style:text-position="sub 60%" officeooo:rsid="018861f3"/>
    </style:style>
    <style:style style:name="T1219" style:family="text">
      <style:text-properties style:text-position="sub 60%" officeooo:rsid="01ea6e0c"/>
    </style:style>
    <style:style style:name="T1220" style:family="text">
      <style:text-properties style:text-position="sub 60%" officeooo:rsid="01dd9f60"/>
    </style:style>
    <style:style style:name="T1221" style:family="text">
      <style:text-properties style:text-position="sub 60%" fo:font-style="normal" officeooo:rsid="01dd9f60" fo:background-color="transparent" loext:char-shading-value="0" style:font-style-asian="normal" style:font-style-complex="normal"/>
    </style:style>
    <style:style style:name="T1222" style:family="text">
      <style:text-properties style:text-position="sub 60%" fo:font-style="normal" officeooo:rsid="0415fab5" fo:background-color="transparent" loext:char-shading-value="0" style:font-style-asian="normal" style:font-style-complex="normal"/>
    </style:style>
    <style:style style:name="T1223" style:family="text">
      <style:text-properties style:text-position="sub 60%" fo:font-style="normal" style:font-style-asian="normal" style:font-style-complex="normal"/>
    </style:style>
    <style:style style:name="T1224" style:family="text">
      <style:text-properties style:text-position="sub 60%" fo:font-style="normal" officeooo:rsid="01dd9f60" style:font-style-asian="normal" style:font-style-complex="normal"/>
    </style:style>
    <style:style style:name="T1225" style:family="text">
      <style:text-properties style:text-position="sub 60%" style:font-name="Arial3" fo:language="en" fo:country="US" fo:font-style="normal" fo:font-weight="normal" officeooo:rsid="02454a1c" style:font-style-asian="normal" style:font-weight-asian="normal" style:font-style-complex="normal" style:font-weight-complex="normal"/>
    </style:style>
    <style:style style:name="T1226" style:family="text">
      <style:text-properties style:text-position="sub 60%" style:font-name="Arial3" fo:font-style="italic" officeooo:rsid="028863d9" fo:background-color="transparent" loext:char-shading-value="0" style:font-size-asian="10.5pt" style:font-style-asian="italic" style:font-style-complex="italic"/>
    </style:style>
    <style:style style:name="T1227" style:family="text">
      <style:text-properties style:text-position="sub 60%" style:font-name="Arial3" fo:font-size="10pt" fo:font-style="italic" officeooo:rsid="028863d9" fo:background-color="transparent" loext:char-shading-value="0" style:font-size-asian="10.5pt" style:font-style-asian="italic" style:font-style-complex="italic"/>
    </style:style>
    <style:style style:name="T1228" style:family="text">
      <style:text-properties style:text-position="sub 60%" style:font-name="Arial3" fo:font-size="10pt" style:font-size-asian="10pt" style:font-size-complex="10pt"/>
    </style:style>
    <style:style style:name="T1229" style:family="text">
      <style:text-properties style:text-position="sub 60%" style:font-name="Arial3" fo:font-size="10pt" fo:font-weight="normal" officeooo:rsid="01dd9f60" style:font-size-asian="10pt" style:font-weight-asian="normal" style:font-size-complex="10pt" style:font-weight-complex="normal"/>
    </style:style>
    <style:style style:name="T1230" style:family="text">
      <style:text-properties style:text-position="sub 60%" style:font-name="Arial3" officeooo:rsid="031cdba3"/>
    </style:style>
    <style:style style:name="T1231" style:family="text">
      <style:text-properties style:text-position="sub 60%" officeooo:rsid="026983c6"/>
    </style:style>
    <style:style style:name="T1232" style:family="text">
      <style:text-properties style:text-position="sub 60%" fo:font-weight="normal" officeooo:rsid="00ab3d05" style:font-weight-asian="normal" style:font-weight-complex="normal"/>
    </style:style>
    <style:style style:name="T1233" style:family="text">
      <style:text-properties style:text-position="sub 60%" officeooo:rsid="02ab9b95"/>
    </style:style>
    <style:style style:name="T1234" style:family="text">
      <style:text-properties style:text-position="sub 60%" officeooo:rsid="0339f447"/>
    </style:style>
    <style:style style:name="T1235" style:family="text">
      <style:text-properties style:text-position="sub 60%" officeooo:rsid="0382020e"/>
    </style:style>
    <style:style style:name="T1236" style:family="text">
      <style:text-properties style:text-position="sub 60%" officeooo:rsid="038228a2"/>
    </style:style>
    <style:style style:name="T1237" style:family="text">
      <style:text-properties style:text-position="sub 60%" fo:language="zxx" fo:country="none" fo:font-style="italic" style:language-asian="zxx" style:country-asian="none" style:font-style-asian="italic" style:language-complex="zxx" style:country-complex="none" style:font-style-complex="italic"/>
    </style:style>
    <style:style style:name="T1238" style:family="text">
      <style:text-properties style:text-position="sub 60%" fo:language="zxx" fo:country="none" fo:font-style="italic" officeooo:rsid="0114282e" style:language-asian="zxx" style:country-asian="none" style:font-style-asian="italic" style:language-complex="zxx" style:country-complex="none" style:font-style-complex="italic"/>
    </style:style>
    <style:style style:name="T1239" style:family="text">
      <style:text-properties style:text-position="sub 60%" fo:language="zxx" fo:country="none" fo:font-style="italic" officeooo:rsid="01148007" style:language-asian="zxx" style:country-asian="none" style:font-style-asian="italic" style:language-complex="zxx" style:country-complex="none" style:font-style-complex="italic"/>
    </style:style>
    <style:style style:name="T1240" style:family="text">
      <style:text-properties style:text-position="sub 60%" fo:language="zxx" fo:country="none" fo:font-style="italic" officeooo:rsid="027e54b4" style:language-asian="zxx" style:country-asian="none" style:font-style-asian="italic" style:language-complex="zxx" style:country-complex="none" style:font-style-complex="italic"/>
    </style:style>
    <style:style style:name="T1241" style:family="text">
      <style:text-properties style:text-position="sub 60%" fo:language="zxx" fo:country="none" fo:font-style="italic" officeooo:rsid="0286330c" style:language-asian="zxx" style:country-asian="none" style:font-style-asian="italic" style:language-complex="zxx" style:country-complex="none" style:font-style-complex="italic"/>
    </style:style>
    <style:style style:name="T1242" style:family="text">
      <style:text-properties style:text-position="sub 60%" fo:language="zxx" fo:country="none" fo:font-style="italic" officeooo:rsid="02e1f91e" style:language-asian="zxx" style:country-asian="none" style:font-style-asian="italic" style:language-complex="zxx" style:country-complex="none" style:font-style-complex="italic"/>
    </style:style>
    <style:style style:name="T1243" style:family="text">
      <style:text-properties style:text-position="sub 60%" fo:language="zxx" fo:country="none" fo:font-style="italic" officeooo:rsid="02ee073d" style:language-asian="zxx" style:country-asian="none" style:font-style-asian="italic" style:language-complex="zxx" style:country-complex="none" style:font-style-complex="italic"/>
    </style:style>
    <style:style style:name="T1244" style:family="text">
      <style:text-properties style:text-position="sub 60%" fo:language="zxx" fo:country="none" fo:font-style="italic" officeooo:rsid="02eeb44d" style:language-asian="zxx" style:country-asian="none" style:font-style-asian="italic" style:language-complex="zxx" style:country-complex="none" style:font-style-complex="italic"/>
    </style:style>
    <style:style style:name="T1245" style:family="text">
      <style:text-properties style:text-position="sub 60%" fo:language="zxx" fo:country="none" fo:font-style="italic" officeooo:rsid="030f667f" style:language-asian="zxx" style:country-asian="none" style:font-style-asian="italic" style:language-complex="zxx" style:country-complex="none" style:font-style-complex="italic"/>
    </style:style>
    <style:style style:name="T1246" style:family="text">
      <style:text-properties style:text-position="sub 60%"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247" style:family="text">
      <style:text-properties style:text-position="sub 60%"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248" style:family="text">
      <style:text-properties style:text-position="sub 60%"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249" style:family="text">
      <style:text-properties style:text-position="sub 60%"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250" style:family="text">
      <style:text-properties style:text-position="sub 60%" fo:language="zxx" fo:country="none" fo:font-style="italic" fo:font-weight="normal" officeooo:rsid="01164106" style:language-asian="zxx" style:country-asian="none" style:font-style-asian="italic" style:font-weight-asian="normal" style:font-size-complex="10pt" style:language-complex="zxx" style:country-complex="none" style:font-style-complex="italic" style:font-weight-complex="normal"/>
    </style:style>
    <style:style style:name="T1251" style:family="text">
      <style:text-properties style:text-position="sub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252" style:family="text">
      <style:text-properties style:text-position="sub 60%" fo:language="zxx" fo:country="none" fo:font-style="italic" style:text-underline-style="none" officeooo:rsid="02ab9b95" style:language-asian="zxx" style:country-asian="none" style:font-style-asian="italic" style:language-complex="zxx" style:country-complex="none" style:font-style-complex="italic"/>
    </style:style>
    <style:style style:name="T1253" style:family="text">
      <style:text-properties style:text-position="sub 60%" fo:language="zxx" fo:country="none" fo:font-style="italic" style:text-underline-style="none" officeooo:rsid="02e110ee" style:language-asian="zxx" style:country-asian="none" style:font-style-asian="italic" style:language-complex="zxx" style:country-complex="none" style:font-style-complex="italic"/>
    </style:style>
    <style:style style:name="T1254" style:family="text">
      <style:text-properties style:text-position="sub 60%"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255" style:family="text">
      <style:text-properties style:text-position="sub 60%" fo:language="zxx" fo:country="none" fo:font-style="italic" style:text-underline-style="none" officeooo:rsid="02e110ee" fo:background-color="transparent" loext:char-shading-value="0" style:language-asian="zxx" style:country-asian="none" style:font-style-asian="italic" style:language-complex="zxx" style:country-complex="none" style:font-style-complex="italic"/>
    </style:style>
    <style:style style:name="T1256" style:family="text">
      <style:text-properties style:text-position="sub 60%"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257" style:family="text">
      <style:text-properties style:text-position="sub 60%"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258" style:family="text">
      <style:text-properties style:text-position="sub 60%" officeooo:rsid="03c4ed19"/>
    </style:style>
    <style:style style:name="T1259" style:family="text">
      <style:text-properties style:text-position="sub 60%" officeooo:rsid="001f36f9"/>
    </style:style>
    <style:style style:name="T1260" style:family="text">
      <style:text-properties style:text-position="sub 60%" officeooo:rsid="03dbe6e0"/>
    </style:style>
    <style:style style:name="T1261" style:family="text">
      <style:text-properties style:text-position="sub 60%" officeooo:rsid="0435926f"/>
    </style:style>
    <style:style style:name="T1262" style:family="text">
      <style:text-properties style:text-position="sub 60%" officeooo:rsid="031cdba3"/>
    </style:style>
    <style:style style:name="T1263" style:family="text">
      <style:text-properties style:text-position="sub 60%" officeooo:rsid="044da04f"/>
    </style:style>
    <style:style style:name="T1264" style:family="text">
      <style:text-properties style:text-position="sub 60%" officeooo:rsid="045939cc"/>
    </style:style>
    <style:style style:name="T1265" style:family="text">
      <style:text-properties style:text-position="sub 60%" officeooo:rsid="01f8eba5"/>
    </style:style>
    <style:style style:name="T1266" style:family="text">
      <style:text-properties style:text-underline-style="solid" style:text-underline-width="auto" style:text-underline-color="font-color"/>
    </style:style>
    <style:style style:name="T1267" style:family="text">
      <style:text-properties style:text-underline-style="solid" style:text-underline-width="auto" style:text-underline-color="font-color" officeooo:rsid="01b1e259"/>
    </style:style>
    <style:style style:name="T1268" style:family="text">
      <style:text-properties style:text-underline-style="solid" style:text-underline-width="auto" style:text-underline-color="font-color" officeooo:rsid="024cf2da"/>
    </style:style>
    <style:style style:name="T1269" style:family="text">
      <style:text-properties style:text-underline-style="solid" style:text-underline-width="auto" style:text-underline-color="font-color" officeooo:rsid="024d6f34"/>
    </style:style>
    <style:style style:name="T1270" style:family="text">
      <style:text-properties style:text-underline-style="solid" style:text-underline-width="auto" style:text-underline-color="font-color" officeooo:rsid="00dea920"/>
    </style:style>
    <style:style style:name="T1271" style:family="text">
      <style:text-properties style:text-underline-style="solid" style:text-underline-width="auto" style:text-underline-color="font-color" officeooo:rsid="02f0fd5f"/>
    </style:style>
    <style:style style:name="T1272" style:family="text">
      <style:text-properties style:text-underline-style="solid" style:text-underline-width="auto" style:text-underline-color="font-color" fo:background-color="transparent" loext:char-shading-value="0"/>
    </style:style>
    <style:style style:name="T1273" style:family="text">
      <style:text-properties style:text-underline-style="solid" style:text-underline-width="auto" style:text-underline-color="font-color" officeooo:rsid="02fbf1ea" fo:background-color="transparent" loext:char-shading-value="0"/>
    </style:style>
    <style:style style:name="T1274" style:family="text">
      <style:text-properties style:text-underline-style="solid" style:text-underline-width="auto" style:text-underline-color="font-color" officeooo:rsid="03bac2db" fo:background-color="transparent" loext:char-shading-value="0"/>
    </style:style>
    <style:style style:name="T1275" style:family="text">
      <style:text-properties style:text-underline-style="solid" style:text-underline-width="auto" style:text-underline-color="font-color" officeooo:rsid="04fa13d4" fo:background-color="transparent" loext:char-shading-value="0"/>
    </style:style>
    <style:style style:name="T1276" style:family="text">
      <style:text-properties style:text-underline-style="solid" style:text-underline-width="auto" style:text-underline-color="font-color" officeooo:rsid="030408ec"/>
    </style:style>
    <style:style style:name="T1277" style:family="text">
      <style:text-properties style:text-underline-style="solid" style:text-underline-width="auto" style:text-underline-color="font-color" officeooo:rsid="0020beb4"/>
    </style:style>
    <style:style style:name="T1278" style:family="text">
      <style:text-properties style:text-underline-style="solid" style:text-underline-width="auto" style:text-underline-color="font-color" officeooo:rsid="0308b9fa"/>
    </style:style>
    <style:style style:name="T1279" style:family="text">
      <style:text-properties style:text-underline-style="solid" style:text-underline-width="auto" style:text-underline-color="font-color" officeooo:rsid="016daf4a"/>
    </style:style>
    <style:style style:name="T1280" style:family="text">
      <style:text-properties style:text-underline-style="solid" style:text-underline-width="auto" style:text-underline-color="font-color" officeooo:rsid="0318632b"/>
    </style:style>
    <style:style style:name="T1281" style:family="text">
      <style:text-properties style:text-underline-style="solid" style:text-underline-width="auto" style:text-underline-color="font-color" officeooo:rsid="0201b8c1"/>
    </style:style>
    <style:style style:name="T1282" style:family="text">
      <style:text-properties style:text-underline-style="solid" style:text-underline-width="auto" style:text-underline-color="font-color" officeooo:rsid="031eb6e5"/>
    </style:style>
    <style:style style:name="T1283" style:family="text">
      <style:text-properties style:text-underline-style="solid" style:text-underline-width="auto" style:text-underline-color="font-color" officeooo:rsid="0017dee0"/>
    </style:style>
    <style:style style:name="T1284" style:family="text">
      <style:text-properties style:text-underline-style="solid" style:text-underline-width="auto" style:text-underline-color="font-color" officeooo:rsid="032d4a4b"/>
    </style:style>
    <style:style style:name="T1285" style:family="text">
      <style:text-properties style:text-underline-style="solid" style:text-underline-width="auto" style:text-underline-color="font-color" officeooo:rsid="002601df"/>
    </style:style>
    <style:style style:name="T1286" style:family="text">
      <style:text-properties style:text-underline-style="solid" style:text-underline-width="auto" style:text-underline-color="font-color" officeooo:rsid="033f0c2b"/>
    </style:style>
    <style:style style:name="T1287" style:family="text">
      <style:text-properties style:text-underline-style="solid" style:text-underline-width="auto" style:text-underline-color="font-color" officeooo:rsid="0344664e"/>
    </style:style>
    <style:style style:name="T1288" style:family="text">
      <style:text-properties style:text-underline-style="solid" style:text-underline-width="auto" style:text-underline-color="font-color" officeooo:rsid="034f3eb5"/>
    </style:style>
    <style:style style:name="T1289" style:family="text">
      <style:text-properties style:text-underline-style="solid" style:text-underline-width="auto" style:text-underline-color="font-color" officeooo:rsid="005b2e6e"/>
    </style:style>
    <style:style style:name="T1290" style:family="text">
      <style:text-properties style:text-underline-style="solid" style:text-underline-width="auto" style:text-underline-color="font-color" officeooo:rsid="0371bb13"/>
    </style:style>
    <style:style style:name="T1291" style:family="text">
      <style:text-properties style:text-underline-style="solid" style:text-underline-width="auto" style:text-underline-color="font-color" officeooo:rsid="038081e5"/>
    </style:style>
    <style:style style:name="T1292" style:family="text">
      <style:text-properties style:text-underline-style="solid" style:text-underline-width="auto" style:text-underline-color="font-color" officeooo:rsid="0398c579"/>
    </style:style>
    <style:style style:name="T1293" style:family="text">
      <style:text-properties style:text-underline-style="solid" style:text-underline-width="auto" style:text-underline-color="font-color" officeooo:rsid="02af2919"/>
    </style:style>
    <style:style style:name="T1294" style:family="text">
      <style:text-properties style:text-underline-style="solid" style:text-underline-width="auto" style:text-underline-color="font-color" officeooo:rsid="01f17a66"/>
    </style:style>
    <style:style style:name="T1295" style:family="text">
      <style:text-properties style:text-underline-style="solid" style:text-underline-width="auto" style:text-underline-color="font-color" officeooo:rsid="03c87bc0"/>
    </style:style>
    <style:style style:name="T1296" style:family="text">
      <style:text-properties style:text-underline-style="solid" style:text-underline-width="auto" style:text-underline-color="font-color" officeooo:rsid="03c87398"/>
    </style:style>
    <style:style style:name="T1297" style:family="text">
      <style:text-properties style:text-underline-style="solid" style:text-underline-width="auto" style:text-underline-color="font-color" officeooo:rsid="03db6371"/>
    </style:style>
    <style:style style:name="T1298" style:family="text">
      <style:text-properties style:text-underline-style="solid" style:text-underline-width="auto" style:text-underline-color="font-color" officeooo:rsid="03de2505"/>
    </style:style>
    <style:style style:name="T1299" style:family="text">
      <style:text-properties style:text-underline-style="solid" style:text-underline-width="auto" style:text-underline-color="font-color" style:text-overline-style="solid" style:text-overline-width="auto" style:text-overline-color="font-color"/>
    </style:style>
    <style:style style:name="T1300" style:family="text">
      <style:text-properties style:text-underline-style="solid" style:text-underline-width="auto" style:text-underline-color="font-color" officeooo:rsid="0042b34d"/>
    </style:style>
    <style:style style:name="T1301" style:family="text">
      <style:text-properties style:text-underline-style="solid" style:text-underline-width="auto" style:text-underline-color="font-color" officeooo:rsid="040a3489"/>
    </style:style>
    <style:style style:name="T1302" style:family="text">
      <style:text-properties style:text-underline-style="solid" style:text-underline-width="auto" style:text-underline-color="font-color" officeooo:rsid="040b32f0"/>
    </style:style>
    <style:style style:name="T1303" style:family="text">
      <style:text-properties style:text-underline-style="solid" style:text-underline-width="auto" style:text-underline-color="font-color" officeooo:rsid="040bcf51"/>
    </style:style>
    <style:style style:name="T1304" style:family="text">
      <style:text-properties style:text-underline-style="solid" style:text-underline-width="auto" style:text-underline-color="font-color" officeooo:rsid="040d09f4"/>
    </style:style>
    <style:style style:name="T1305" style:family="text">
      <style:text-properties style:text-underline-style="solid" style:text-underline-width="auto" style:text-underline-color="font-color" officeooo:rsid="04259ca1"/>
    </style:style>
    <style:style style:name="T1306" style:family="text">
      <style:text-properties style:text-underline-style="solid" style:text-underline-width="auto" style:text-underline-color="font-color" officeooo:rsid="00ea51ad"/>
    </style:style>
    <style:style style:name="T1307" style:family="text">
      <style:text-properties style:text-underline-style="solid" style:text-underline-width="auto" style:text-underline-color="font-color" officeooo:rsid="043292b3"/>
    </style:style>
    <style:style style:name="T1308" style:family="text">
      <style:text-properties style:text-underline-style="solid" style:text-underline-width="auto" style:text-underline-color="font-color" officeooo:rsid="02fbf1ea"/>
    </style:style>
    <style:style style:name="T1309" style:family="text">
      <style:text-properties style:text-underline-style="solid" style:text-underline-width="auto" style:text-underline-color="font-color" officeooo:rsid="049c37c1"/>
    </style:style>
    <style:style style:name="T1310" style:family="text">
      <style:text-properties style:text-underline-style="solid" style:text-underline-width="auto" style:text-underline-color="font-color" officeooo:rsid="04d7af9c"/>
    </style:style>
    <style:style style:name="T1311" style:family="text">
      <style:text-properties style:text-underline-style="solid" style:text-underline-width="auto" style:text-underline-color="font-color" officeooo:rsid="04b2b990"/>
    </style:style>
    <style:style style:name="T1312" style:family="text">
      <style:text-properties style:text-position="-20% 60%" fo:font-style="italic" fo:font-weight="normal" officeooo:rsid="0085c2ee" style:font-style-asian="italic" style:font-weight-asian="normal" style:font-size-complex="10pt" style:font-style-complex="italic" style:font-weight-complex="normal"/>
    </style:style>
    <style:style style:name="T1313" style:family="text">
      <style:text-properties style:text-position="-20% 60%" fo:language="zxx" fo:country="none" fo:font-style="italic" fo:font-weight="normal" officeooo:rsid="02f90dcc" style:language-asian="zxx" style:country-asian="none" style:font-style-asian="italic" style:font-weight-asian="normal" style:font-size-complex="10pt" style:language-complex="zxx" style:country-complex="none" style:font-style-complex="italic" style:font-weight-complex="normal"/>
    </style:style>
    <style:style style:name="T1314" style:family="text">
      <style:text-properties style:text-position="-20% 60%" fo:language="zxx" fo:country="none" fo:font-style="italic" fo:font-weight="normal" officeooo:rsid="0085c2ee" style:language-asian="zxx" style:country-asian="none" style:font-style-asian="italic" style:font-weight-asian="normal" style:font-size-complex="10pt" style:language-complex="zxx" style:country-complex="none" style:font-style-complex="italic" style:font-weight-complex="normal"/>
    </style:style>
    <style:style style:name="T1315" style:family="text">
      <style:text-properties style:text-position="-1% 60%" fo:font-style="italic" fo:font-weight="normal" officeooo:rsid="0114bd26" style:font-style-asian="italic" style:font-weight-asian="normal" style:font-size-complex="10pt" style:font-style-complex="italic" style:font-weight-complex="normal"/>
    </style:style>
    <style:style style:name="T1316" style:family="text">
      <style:text-properties style:text-position="-1% 60%"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317" style:family="text">
      <style:text-properties fo:language="en" fo:country="US"/>
    </style:style>
    <style:style style:name="T1318" style:family="text">
      <style:text-properties fo:language="en" fo:country="US" fo:background-color="transparent" loext:char-shading-value="0"/>
    </style:style>
    <style:style style:name="T1319" style:family="text">
      <style:text-properties fo:language="en" fo:country="US" officeooo:rsid="0060488a" fo:background-color="transparent" loext:char-shading-value="0"/>
    </style:style>
    <style:style style:name="T1320" style:family="text">
      <style:text-properties fo:language="en" fo:country="US" officeooo:rsid="0106e67a" fo:background-color="transparent" loext:char-shading-value="0"/>
    </style:style>
    <style:style style:name="T1321" style:family="text">
      <style:text-properties fo:language="en" fo:country="US" officeooo:rsid="021e2690" fo:background-color="transparent" loext:char-shading-value="0"/>
    </style:style>
    <style:style style:name="T1322" style:family="text">
      <style:text-properties fo:language="en" fo:country="US" officeooo:rsid="0264cff2" fo:background-color="transparent" loext:char-shading-value="0"/>
    </style:style>
    <style:style style:name="T1323" style:family="text">
      <style:text-properties fo:language="en" fo:country="US" officeooo:rsid="02a2867f" fo:background-color="transparent" loext:char-shading-value="0"/>
    </style:style>
    <style:style style:name="T1324" style:family="text">
      <style:text-properties fo:language="en" fo:country="US" officeooo:rsid="0114282e" fo:background-color="transparent" loext:char-shading-value="0"/>
    </style:style>
    <style:style style:name="T1325" style:family="text">
      <style:text-properties fo:language="en" fo:country="US" officeooo:rsid="00e089ea" fo:background-color="transparent" loext:char-shading-value="0"/>
    </style:style>
    <style:style style:name="T1326" style:family="text">
      <style:text-properties fo:language="en" fo:country="US" officeooo:rsid="00e27dc8" fo:background-color="transparent" loext:char-shading-value="0"/>
    </style:style>
    <style:style style:name="T1327" style:family="text">
      <style:text-properties fo:language="en" fo:country="US" officeooo:rsid="00dea920" fo:background-color="transparent" loext:char-shading-value="0"/>
    </style:style>
    <style:style style:name="T1328" style:family="text">
      <style:text-properties fo:language="en" fo:country="US" officeooo:rsid="02c269b2" fo:background-color="transparent" loext:char-shading-value="0"/>
    </style:style>
    <style:style style:name="T1329" style:family="text">
      <style:text-properties fo:language="en" fo:country="US" officeooo:rsid="02ffe4f9" fo:background-color="transparent" loext:char-shading-value="0"/>
    </style:style>
    <style:style style:name="T1330" style:family="text">
      <style:text-properties fo:language="en" fo:country="US" officeooo:rsid="02c710ed" fo:background-color="transparent" loext:char-shading-value="0"/>
    </style:style>
    <style:style style:name="T1331" style:family="text">
      <style:text-properties fo:language="en" fo:country="US" officeooo:rsid="038adf1a" fo:background-color="transparent" loext:char-shading-value="0"/>
    </style:style>
    <style:style style:name="T1332" style:family="text">
      <style:text-properties fo:language="en" fo:country="US" officeooo:rsid="039f74ac" fo:background-color="transparent" loext:char-shading-value="0"/>
    </style:style>
    <style:style style:name="T1333" style:family="text">
      <style:text-properties fo:language="en" fo:country="US" officeooo:rsid="03acfebb" fo:background-color="transparent" loext:char-shading-value="0"/>
    </style:style>
    <style:style style:name="T1334" style:family="text">
      <style:text-properties fo:language="en" fo:country="US" officeooo:rsid="0411b287" fo:background-color="transparent" loext:char-shading-value="0"/>
    </style:style>
    <style:style style:name="T1335" style:family="text">
      <style:text-properties fo:language="en" fo:country="US" fo:font-weight="normal" style:font-weight-asian="normal" style:font-weight-complex="normal"/>
    </style:style>
    <style:style style:name="T1336" style:family="text">
      <style:text-properties fo:language="en" fo:country="US" fo:font-weight="normal" officeooo:rsid="0107e480" style:font-weight-asian="normal" style:font-weight-complex="normal"/>
    </style:style>
    <style:style style:name="T1337" style:family="text">
      <style:text-properties fo:language="en" fo:country="US" fo:font-weight="normal" officeooo:rsid="038d1ece" style:font-weight-asian="normal" style:font-weight-complex="normal"/>
    </style:style>
    <style:style style:name="T1338" style:family="text">
      <style:text-properties fo:language="en" fo:country="US" fo:font-weight="normal" officeooo:rsid="029eee53" style:font-weight-asian="normal" style:font-weight-complex="normal"/>
    </style:style>
    <style:style style:name="T1339" style:family="text">
      <style:text-properties fo:language="en" fo:country="US" fo:font-weight="normal" officeooo:rsid="006f59c1" style:font-weight-asian="normal" style:font-weight-complex="normal"/>
    </style:style>
    <style:style style:name="T1340" style:family="text">
      <style:text-properties fo:language="en" fo:country="US" fo:font-weight="normal" officeooo:rsid="0086e96a" style:font-weight-asian="normal" style:font-weight-complex="normal"/>
    </style:style>
    <style:style style:name="T1341" style:family="text">
      <style:text-properties fo:language="en" fo:country="US" fo:font-weight="normal" officeooo:rsid="029fa553" style:font-weight-asian="normal" style:font-weight-complex="normal"/>
    </style:style>
    <style:style style:name="T1342" style:family="text">
      <style:text-properties fo:language="en" fo:country="US" fo:font-weight="normal" officeooo:rsid="03931cd9" style:font-weight-asian="normal" style:font-weight-complex="normal"/>
    </style:style>
    <style:style style:name="T1343" style:family="text">
      <style:text-properties fo:language="en" fo:country="US" fo:font-weight="normal" officeooo:rsid="0394128e" style:font-weight-asian="normal" style:font-weight-complex="normal"/>
    </style:style>
    <style:style style:name="T1344" style:family="text">
      <style:text-properties fo:language="en" fo:country="US" fo:font-weight="normal" officeooo:rsid="03fd81bc" style:font-weight-asian="normal" style:font-weight-complex="normal"/>
    </style:style>
    <style:style style:name="T1345" style:family="text">
      <style:text-properties fo:language="en" fo:country="US" fo:font-weight="normal" officeooo:rsid="02aa0c10" fo:background-color="transparent" loext:char-shading-value="0" style:font-weight-asian="normal" style:font-size-complex="10pt" style:font-weight-complex="normal"/>
    </style:style>
    <style:style style:name="T1346" style:family="text">
      <style:text-properties fo:language="en" fo:country="US" fo:font-style="normal" fo:background-color="transparent" loext:char-shading-value="0" style:font-style-asian="normal" style:font-style-complex="normal"/>
    </style:style>
    <style:style style:name="T1347" style:family="text">
      <style:text-properties fo:language="en" fo:country="US" fo:font-style="normal" officeooo:rsid="008c3ca6" fo:background-color="transparent" loext:char-shading-value="0" style:font-style-asian="normal" style:font-style-complex="normal"/>
    </style:style>
    <style:style style:name="T1348" style:family="text">
      <style:text-properties fo:language="en" fo:country="US" fo:font-style="normal" officeooo:rsid="0279c78a" fo:background-color="transparent" loext:char-shading-value="0" style:font-style-asian="normal" style:font-style-complex="normal"/>
    </style:style>
    <style:style style:name="T1349" style:family="text">
      <style:text-properties fo:language="en" fo:country="US" fo:font-style="normal" officeooo:rsid="026c74ba" fo:background-color="transparent" loext:char-shading-value="0" style:font-style-asian="normal" style:font-style-complex="normal"/>
    </style:style>
    <style:style style:name="T1350" style:family="text">
      <style:text-properties fo:language="en" fo:country="US" fo:font-style="normal" officeooo:rsid="00c6e0d6" fo:background-color="transparent" loext:char-shading-value="0" style:font-style-asian="normal" style:font-style-complex="normal"/>
    </style:style>
    <style:style style:name="T1351" style:family="text">
      <style:text-properties fo:language="en" fo:country="US" fo:font-style="normal" officeooo:rsid="0364bb52" fo:background-color="transparent" loext:char-shading-value="0" style:font-style-asian="normal" style:font-style-complex="normal"/>
    </style:style>
    <style:style style:name="T1352" style:family="text">
      <style:text-properties fo:language="en" fo:country="US" fo:font-style="normal" officeooo:rsid="03fecf33" fo:background-color="transparent" loext:char-shading-value="0" style:font-style-asian="normal" style:font-style-complex="normal"/>
    </style:style>
    <style:style style:name="T1353" style:family="text">
      <style:text-properties fo:language="en" fo:country="US" fo:font-style="normal" officeooo:rsid="042c30d1" fo:background-color="transparent" loext:char-shading-value="0" style:font-style-asian="normal" style:font-style-complex="normal"/>
    </style:style>
    <style:style style:name="T1354" style:family="text">
      <style:text-properties fo:language="en" fo:country="US" fo:font-style="normal" style:font-style-asian="normal" style:font-style-complex="normal"/>
    </style:style>
    <style:style style:name="T1355" style:family="text">
      <style:text-properties fo:language="en" fo:country="US" fo:font-style="normal" officeooo:rsid="00f6782c" style:font-style-asian="normal" style:font-style-complex="normal"/>
    </style:style>
    <style:style style:name="T1356" style:family="text">
      <style:text-properties fo:language="en" fo:country="US" fo:font-style="normal" officeooo:rsid="01c751a9" style:font-style-asian="normal" style:font-style-complex="normal"/>
    </style:style>
    <style:style style:name="T1357" style:family="text">
      <style:text-properties fo:language="en" fo:country="US" fo:font-style="normal" officeooo:rsid="0364bb52" style:font-style-asian="normal" style:font-style-complex="normal"/>
    </style:style>
    <style:style style:name="T1358" style:family="text">
      <style:text-properties fo:language="en" fo:country="US" fo:font-style="normal" officeooo:rsid="0365204e" style:font-style-asian="normal" style:font-style-complex="normal"/>
    </style:style>
    <style:style style:name="T1359" style:family="text">
      <style:text-properties fo:language="en" fo:country="US" fo:font-style="normal" style:text-underline-style="none" style:font-style-asian="normal" style:font-style-complex="normal"/>
    </style:style>
    <style:style style:name="T1360" style:family="text">
      <style:text-properties fo:language="en" fo:country="US" fo:font-style="normal" style:text-underline-style="none" officeooo:rsid="012c3156" style:font-style-asian="normal" style:font-style-complex="normal"/>
    </style:style>
    <style:style style:name="T1361" style:family="text">
      <style:text-properties fo:language="en" fo:country="US" fo:font-style="normal" style:text-underline-style="none" officeooo:rsid="02e49952" style:font-style-asian="normal" style:font-style-complex="normal"/>
    </style:style>
    <style:style style:name="T1362" style:family="text">
      <style:text-properties fo:language="en" fo:country="US" fo:font-style="normal" style:text-underline-style="none" officeooo:rsid="01aeac40" style:font-style-asian="normal" style:font-style-complex="normal"/>
    </style:style>
    <style:style style:name="T1363" style:family="text">
      <style:text-properties fo:language="en" fo:country="US" fo:font-style="normal" style:text-underline-style="none" officeooo:rsid="012e09e1" style:font-style-asian="normal" style:font-style-complex="normal"/>
    </style:style>
    <style:style style:name="T1364" style:family="text">
      <style:text-properties fo:language="en" fo:country="US" fo:font-style="normal" style:text-underline-style="none" officeooo:rsid="00c6e0d6" style:font-style-asian="normal" style:font-style-complex="normal"/>
    </style:style>
    <style:style style:name="T1365" style:family="text">
      <style:text-properties fo:language="en" fo:country="US" fo:font-style="normal" style:text-underline-style="none" officeooo:rsid="02ea65d0" style:font-style-asian="normal" style:font-style-complex="normal"/>
    </style:style>
    <style:style style:name="T1366" style:family="text">
      <style:text-properties fo:language="en" fo:country="US" fo:font-style="normal" style:text-underline-style="none" officeooo:rsid="02eb5619" style:font-style-asian="normal" style:font-style-complex="normal"/>
    </style:style>
    <style:style style:name="T1367" style:family="text">
      <style:text-properties fo:language="en" fo:country="US" fo:font-style="normal" style:text-underline-style="none" officeooo:rsid="03abdff7" style:font-style-asian="normal" style:font-style-complex="normal"/>
    </style:style>
    <style:style style:name="T1368" style:family="text">
      <style:text-properties fo:language="en" fo:country="US" fo:font-style="normal" style:text-underline-style="none" officeooo:rsid="042d4737" style:font-style-asian="normal" style:font-style-complex="normal"/>
    </style:style>
    <style:style style:name="T1369" style:family="text">
      <style:text-properties fo:language="en" fo:country="US" fo:font-style="normal" style:text-underline-style="none" officeooo:rsid="0431ae94" style:font-style-asian="normal" style:font-style-complex="normal"/>
    </style:style>
    <style:style style:name="T1370" style:family="text">
      <style:text-properties fo:language="en" fo:country="US" fo:font-style="normal" style:text-underline-style="none" officeooo:rsid="04f6550e" style:font-style-asian="normal" style:font-style-complex="normal"/>
    </style:style>
    <style:style style:name="T1371" style:family="text">
      <style:text-properties fo:language="en" fo:country="US" fo:font-style="normal" style:text-underline-style="none" fo:background-color="transparent" loext:char-shading-value="0" style:font-style-asian="normal" style:font-style-complex="normal"/>
    </style:style>
    <style:style style:name="T1372" style:family="text">
      <style:text-properties fo:language="en" fo:country="US" fo:font-style="normal" style:text-underline-style="none" officeooo:rsid="012c3156" fo:background-color="transparent" loext:char-shading-value="0" style:font-style-asian="normal" style:font-style-complex="normal"/>
    </style:style>
    <style:style style:name="T1373" style:family="text">
      <style:text-properties fo:language="en" fo:country="US" fo:font-style="normal" style:text-underline-style="none" officeooo:rsid="02e49952" fo:background-color="transparent" loext:char-shading-value="0" style:font-style-asian="normal" style:font-style-complex="normal"/>
    </style:style>
    <style:style style:name="T1374" style:family="text">
      <style:text-properties fo:language="en" fo:country="US" fo:font-style="normal" style:text-underline-style="none" officeooo:rsid="03abdff7" fo:background-color="transparent" loext:char-shading-value="0" style:font-style-asian="normal" style:font-style-complex="normal"/>
    </style:style>
    <style:style style:name="T1375" style:family="text">
      <style:text-properties fo:language="en" fo:country="US" fo:font-style="normal" style:text-underline-style="none" officeooo:rsid="042d4737" fo:background-color="transparent" loext:char-shading-value="0" style:font-style-asian="normal" style:font-style-complex="normal"/>
    </style:style>
    <style:style style:name="T1376" style:family="text">
      <style:text-properties fo:language="en" fo:country="US" fo:font-style="normal" fo:font-weight="normal" officeooo:rsid="030bb8bf" style:font-style-asian="normal" style:font-weight-asian="normal" style:font-style-complex="normal" style:font-weight-complex="normal"/>
    </style:style>
    <style:style style:name="T1377" style:family="text">
      <style:text-properties fo:language="en" fo:country="US" fo:font-style="normal" style:text-underline-style="solid" style:text-underline-width="auto" style:text-underline-color="font-color" officeooo:rsid="03abdff7" style:font-style-asian="normal" style:font-style-complex="normal"/>
    </style:style>
    <style:style style:name="T1378" style:family="text">
      <style:text-properties fo:language="en" fo:country="US" fo:font-style="normal" style:text-underline-style="solid" style:text-underline-width="auto" style:text-underline-color="font-color" officeooo:rsid="02e49952" style:font-style-asian="normal" style:font-style-complex="normal"/>
    </style:style>
    <style:style style:name="T1379" style:family="text">
      <style:text-properties fo:language="en" fo:country="US" fo:font-style="normal" style:text-underline-style="solid" style:text-underline-width="auto" style:text-underline-color="font-color" officeooo:rsid="042d4737" style:font-style-asian="normal" style:font-style-complex="normal"/>
    </style:style>
    <style:style style:name="T1380" style:family="text">
      <style:text-properties fo:language="en" fo:country="US" officeooo:rsid="00b3fb5d"/>
    </style:style>
    <style:style style:name="T1381" style:family="text">
      <style:text-properties fo:language="en" fo:country="US" officeooo:rsid="00d81001"/>
    </style:style>
    <style:style style:name="T1382" style:family="text">
      <style:text-properties fo:language="en" fo:country="US" fo:font-style="italic" style:font-style-asian="italic" style:font-style-complex="italic"/>
    </style:style>
    <style:style style:name="T1383" style:family="text">
      <style:text-properties fo:language="en" fo:country="US" fo:font-style="italic" officeooo:rsid="0249c997" style:font-style-asian="italic" style:font-style-complex="italic"/>
    </style:style>
    <style:style style:name="T1384" style:family="text">
      <style:text-properties fo:language="en" fo:country="US" fo:font-style="italic" officeooo:rsid="008c3ca6" style:font-style-asian="italic" style:font-style-complex="italic"/>
    </style:style>
    <style:style style:name="T1385" style:family="text">
      <style:text-properties fo:language="en" fo:country="US" fo:font-style="italic" officeooo:rsid="02ab5079" style:font-style-asian="italic" style:font-style-complex="italic"/>
    </style:style>
    <style:style style:name="T1386" style:family="text">
      <style:text-properties fo:language="en" fo:country="US" fo:font-style="italic" officeooo:rsid="0371bb13" style:font-style-asian="italic" style:font-style-complex="italic"/>
    </style:style>
    <style:style style:name="T1387" style:family="text">
      <style:text-properties fo:language="en" fo:country="US" fo:font-style="italic" officeooo:rsid="02797eb3" style:font-style-asian="italic" style:font-style-complex="italic"/>
    </style:style>
    <style:style style:name="T1388" style:family="text">
      <style:text-properties fo:language="en" fo:country="US" fo:font-style="italic" officeooo:rsid="027fea5b" style:font-style-asian="italic" style:font-style-complex="italic"/>
    </style:style>
    <style:style style:name="T1389" style:family="text">
      <style:text-properties fo:language="en" fo:country="US" fo:font-style="italic" officeooo:rsid="04f4a20f" style:font-style-asian="italic" style:font-style-complex="italic"/>
    </style:style>
    <style:style style:name="T1390" style:family="text">
      <style:text-properties fo:language="en" fo:country="US" fo:font-style="italic" officeooo:rsid="01552eae" style:font-style-asian="italic" style:font-style-complex="italic"/>
    </style:style>
    <style:style style:name="T1391" style:family="text">
      <style:text-properties fo:language="en" fo:country="US" fo:font-style="italic" fo:font-weight="normal" style:font-style-asian="italic" style:font-weight-asian="normal" style:font-style-complex="italic" style:font-weight-complex="normal"/>
    </style:style>
    <style:style style:name="T1392" style:family="text">
      <style:text-properties fo:language="en" fo:country="US" fo:font-style="italic" fo:font-weight="normal" officeooo:rsid="014f0af5" style:font-style-asian="italic" style:font-weight-asian="normal" style:font-style-complex="italic" style:font-weight-complex="normal"/>
    </style:style>
    <style:style style:name="T1393" style:family="text">
      <style:text-properties fo:language="en" fo:country="US" fo:font-style="italic" fo:font-weight="normal" officeooo:rsid="030bb8bf" style:font-style-asian="italic" style:font-weight-asian="normal" style:font-style-complex="italic" style:font-weight-complex="normal"/>
    </style:style>
    <style:style style:name="T1394" style:family="text">
      <style:text-properties fo:language="en" fo:country="US" fo:font-style="italic" fo:font-weight="normal" officeooo:rsid="01148007" fo:background-color="transparent" loext:char-shading-value="0" style:font-style-asian="italic" style:font-weight-asian="normal" style:font-size-complex="10pt" style:font-style-complex="italic" style:font-weight-complex="normal"/>
    </style:style>
    <style:style style:name="T1395" style:family="text">
      <style:text-properties fo:language="en" fo:country="US" fo:font-style="italic" style:text-underline-style="none" officeooo:rsid="00d81001" style:font-style-asian="italic" style:font-style-complex="italic"/>
    </style:style>
    <style:style style:name="T1396" style:family="text">
      <style:text-properties fo:language="en" fo:country="US" fo:font-style="italic" style:text-underline-style="none" officeooo:rsid="01267355" style:font-style-asian="italic" style:font-style-complex="italic"/>
    </style:style>
    <style:style style:name="T1397" style:family="text">
      <style:text-properties fo:language="en" fo:country="US" fo:font-style="italic" style:text-underline-style="none" officeooo:rsid="02dac01f" style:font-style-asian="italic" style:font-style-complex="italic"/>
    </style:style>
    <style:style style:name="T1398" style:family="text">
      <style:text-properties fo:language="en" fo:country="US" fo:font-style="italic" style:text-underline-style="none" officeooo:rsid="02e110ee" style:font-style-asian="italic" style:font-style-complex="italic"/>
    </style:style>
    <style:style style:name="T1399" style:family="text">
      <style:text-properties fo:language="en" fo:country="US" fo:font-style="italic" style:text-underline-style="none" officeooo:rsid="02e49952" style:font-style-asian="italic" style:font-style-complex="italic"/>
    </style:style>
    <style:style style:name="T1400" style:family="text">
      <style:text-properties fo:language="en" fo:country="US" fo:font-style="italic" style:text-underline-style="none" fo:background-color="transparent" loext:char-shading-value="0" style:font-style-asian="italic" style:font-style-complex="italic"/>
    </style:style>
    <style:style style:name="T1401" style:family="text">
      <style:text-properties fo:language="en" fo:country="US" fo:font-style="italic" style:text-underline-style="none" officeooo:rsid="00d81001" fo:background-color="transparent" loext:char-shading-value="0" style:font-style-asian="italic" style:font-style-complex="italic"/>
    </style:style>
    <style:style style:name="T1402" style:family="text">
      <style:text-properties fo:language="en" fo:country="US" fo:font-style="italic" style:text-underline-style="none" officeooo:rsid="02dac01f" fo:background-color="transparent" loext:char-shading-value="0" style:font-style-asian="italic" style:font-style-complex="italic"/>
    </style:style>
    <style:style style:name="T1403" style:family="text">
      <style:text-properties fo:language="en" fo:country="US" fo:font-style="italic" style:text-underline-style="none" officeooo:rsid="01267355" fo:background-color="transparent" loext:char-shading-value="0" style:font-style-asian="italic" style:font-style-complex="italic"/>
    </style:style>
    <style:style style:name="T1404" style:family="text">
      <style:text-properties fo:language="en" fo:country="US" fo:font-style="italic" fo:background-color="transparent" loext:char-shading-value="0" style:font-style-asian="italic" style:font-style-complex="italic"/>
    </style:style>
    <style:style style:name="T1405" style:family="text">
      <style:text-properties fo:language="en" fo:country="US" fo:font-style="italic" officeooo:rsid="026c74ba" fo:background-color="transparent" loext:char-shading-value="0" style:font-style-asian="italic" style:font-style-complex="italic"/>
    </style:style>
    <style:style style:name="T1406" style:family="text">
      <style:text-properties fo:language="en" fo:country="US" fo:font-style="italic" officeooo:rsid="00c6e0d6" fo:background-color="transparent" loext:char-shading-value="0" style:font-style-asian="italic" style:font-style-complex="italic"/>
    </style:style>
    <style:style style:name="T1407" style:family="text">
      <style:text-properties fo:language="en" fo:country="US" fo:font-style="italic" officeooo:rsid="02a2867f" fo:background-color="transparent" loext:char-shading-value="0" style:font-style-asian="italic" style:font-style-complex="italic"/>
    </style:style>
    <style:style style:name="T1408" style:family="text">
      <style:text-properties fo:language="en" fo:country="US" fo:font-style="italic" officeooo:rsid="02decb93" fo:background-color="transparent" loext:char-shading-value="0" style:font-style-asian="italic" style:font-style-complex="italic"/>
    </style:style>
    <style:style style:name="T1409" style:family="text">
      <style:text-properties fo:language="en" fo:country="US" fo:font-style="italic" officeooo:rsid="00e60ce6" fo:background-color="transparent" loext:char-shading-value="0" style:font-style-asian="italic" style:font-style-complex="italic"/>
    </style:style>
    <style:style style:name="T1410" style:family="text">
      <style:text-properties fo:language="en" fo:country="US" fo:font-style="italic" officeooo:rsid="02797eb3" fo:background-color="transparent" loext:char-shading-value="0" style:font-style-asian="italic" style:font-style-complex="italic"/>
    </style:style>
    <style:style style:name="T1411" style:family="text">
      <style:text-properties fo:language="en" fo:country="US" fo:font-style="italic" officeooo:rsid="027fea5b" fo:background-color="transparent" loext:char-shading-value="0" style:font-style-asian="italic" style:font-style-complex="italic"/>
    </style:style>
    <style:style style:name="T1412" style:family="text">
      <style:text-properties fo:language="en" fo:country="US" fo:font-style="italic" officeooo:rsid="026a9ca4" fo:background-color="transparent" loext:char-shading-value="0" style:font-style-asian="italic" style:font-style-complex="italic"/>
    </style:style>
    <style:style style:name="T1413" style:family="text">
      <style:text-properties fo:language="en" fo:country="US" officeooo:rsid="01148007"/>
    </style:style>
    <style:style style:name="T1414" style:family="text">
      <style:text-properties fo:language="en" fo:country="US" officeooo:rsid="0118f6ad"/>
    </style:style>
    <style:style style:name="T1415" style:family="text">
      <style:text-properties fo:language="en" fo:country="US" style:text-underline-style="none"/>
    </style:style>
    <style:style style:name="T1416" style:family="text">
      <style:text-properties fo:language="en" fo:country="US" style:text-underline-style="none" officeooo:rsid="00d81001"/>
    </style:style>
    <style:style style:name="T1417" style:family="text">
      <style:text-properties fo:language="en" fo:country="US" style:text-underline-style="none" officeooo:rsid="0129b00b"/>
    </style:style>
    <style:style style:name="T1418" style:family="text">
      <style:text-properties fo:language="en" fo:country="US" style:text-underline-style="none" officeooo:rsid="02dcc019"/>
    </style:style>
    <style:style style:name="T1419" style:family="text">
      <style:text-properties fo:language="en" fo:country="US" style:text-underline-style="none" officeooo:rsid="02e110ee"/>
    </style:style>
    <style:style style:name="T1420" style:family="text">
      <style:text-properties fo:language="en" fo:country="US" style:text-underline-style="none" officeooo:rsid="02e1f91e"/>
    </style:style>
    <style:style style:name="T1421" style:family="text">
      <style:text-properties fo:language="en" fo:country="US" style:text-underline-style="none" fo:background-color="transparent" loext:char-shading-value="0"/>
    </style:style>
    <style:style style:name="T1422" style:family="text">
      <style:text-properties fo:language="en" fo:country="US" style:text-underline-style="none" officeooo:rsid="02e49952" fo:background-color="transparent" loext:char-shading-value="0"/>
    </style:style>
    <style:style style:name="T1423" style:family="text">
      <style:text-properties fo:language="en" fo:country="US" style:text-underline-style="none" officeooo:rsid="03abdff7" fo:background-color="transparent" loext:char-shading-value="0"/>
    </style:style>
    <style:style style:name="T1424" style:family="text">
      <style:text-properties fo:language="en" fo:country="US" officeooo:rsid="013201a8"/>
    </style:style>
    <style:style style:name="T1425" style:family="text">
      <style:text-properties fo:language="en" fo:country="US" officeooo:rsid="00cda313"/>
    </style:style>
    <style:style style:name="T1426" style:family="text">
      <style:text-properties fo:language="en" fo:country="US" officeooo:rsid="00ce0df2"/>
    </style:style>
    <style:style style:name="T1427" style:family="text">
      <style:text-properties fo:language="en" fo:country="US" officeooo:rsid="013ed160"/>
    </style:style>
    <style:style style:name="T1428" style:family="text">
      <style:text-properties fo:language="en" fo:country="US" officeooo:rsid="0153a762"/>
    </style:style>
    <style:style style:name="T1429" style:family="text">
      <style:text-properties fo:language="en" fo:country="US" officeooo:rsid="01552eae"/>
    </style:style>
    <style:style style:name="T1430" style:family="text">
      <style:text-properties fo:language="en" fo:country="US" officeooo:rsid="0156a8fc"/>
    </style:style>
    <style:style style:name="T1431" style:family="text">
      <style:text-properties fo:language="en" fo:country="US" officeooo:rsid="015872a1"/>
    </style:style>
    <style:style style:name="T1432" style:family="text">
      <style:text-properties fo:language="en" fo:country="US" officeooo:rsid="015a0bce"/>
    </style:style>
    <style:style style:name="T1433" style:family="text">
      <style:text-properties fo:language="en" fo:country="US" officeooo:rsid="0249c997"/>
    </style:style>
    <style:style style:name="T1434" style:family="text">
      <style:text-properties fo:language="en" fo:country="US" officeooo:rsid="008d2966"/>
    </style:style>
    <style:style style:name="T1435" style:family="text">
      <style:text-properties fo:language="en" fo:country="US" officeooo:rsid="008c3ca6"/>
    </style:style>
    <style:style style:name="T1436" style:family="text">
      <style:text-properties fo:language="en" fo:country="US" officeooo:rsid="0279c78a"/>
    </style:style>
    <style:style style:name="T1437" style:family="text">
      <style:text-properties fo:language="en" fo:country="US" officeooo:rsid="02aa0c10"/>
    </style:style>
    <style:style style:name="T1438" style:family="text">
      <style:text-properties fo:language="en" fo:country="US" officeooo:rsid="02ab5079"/>
    </style:style>
    <style:style style:name="T1439" style:family="text">
      <style:text-properties fo:language="en" fo:country="US" officeooo:rsid="02b737e2"/>
    </style:style>
    <style:style style:name="T1440" style:family="text">
      <style:text-properties fo:language="en" fo:country="US" officeooo:rsid="02b86e4f"/>
    </style:style>
    <style:style style:name="T1441" style:family="text">
      <style:text-properties fo:language="en" fo:country="US" officeooo:rsid="02bc16f5"/>
    </style:style>
    <style:style style:name="T1442" style:family="text">
      <style:text-properties fo:language="en" fo:country="US" officeooo:rsid="02bdc0c5"/>
    </style:style>
    <style:style style:name="T1443" style:family="text">
      <style:text-properties fo:language="en" fo:country="US" officeooo:rsid="02bdd6cd"/>
    </style:style>
    <style:style style:name="T1444" style:family="text">
      <style:text-properties fo:language="en" fo:country="US" officeooo:rsid="02bde790"/>
    </style:style>
    <style:style style:name="T1445" style:family="text">
      <style:text-properties fo:language="en" fo:country="US" officeooo:rsid="02bdfa7b"/>
    </style:style>
    <style:style style:name="T1446" style:family="text">
      <style:text-properties fo:language="en" fo:country="US" officeooo:rsid="02c710ed"/>
    </style:style>
    <style:style style:name="T1447" style:family="text">
      <style:text-properties fo:language="en" fo:country="US" officeooo:rsid="02cf66d5"/>
    </style:style>
    <style:style style:name="T1448" style:family="text">
      <style:text-properties fo:language="en" fo:country="US" officeooo:rsid="02d15655"/>
    </style:style>
    <style:style style:name="T1449" style:family="text">
      <style:text-properties fo:language="en" fo:country="US" officeooo:rsid="02d34493"/>
    </style:style>
    <style:style style:name="T1450" style:family="text">
      <style:text-properties fo:language="en" fo:country="US" officeooo:rsid="00f6782c"/>
    </style:style>
    <style:style style:name="T1451" style:family="text">
      <style:text-properties fo:language="en" fo:country="US" officeooo:rsid="02fb1d2e"/>
    </style:style>
    <style:style style:name="T1452" style:family="text">
      <style:text-properties fo:language="en" fo:country="US" officeooo:rsid="00c6e0d6"/>
    </style:style>
    <style:style style:name="T1453" style:family="text">
      <style:text-properties fo:language="en" fo:country="US" officeooo:rsid="02d6be15"/>
    </style:style>
    <style:style style:name="T1454" style:family="text">
      <style:text-properties fo:language="en" fo:country="US" officeooo:rsid="002601df"/>
    </style:style>
    <style:style style:name="T1455" style:family="text">
      <style:text-properties fo:language="en" fo:country="US" style:text-underline-style="solid" style:text-underline-width="auto" style:text-underline-color="font-color"/>
    </style:style>
    <style:style style:name="T1456" style:family="text">
      <style:text-properties fo:language="en" fo:country="US" style:text-underline-style="solid" style:text-underline-width="auto" style:text-underline-color="font-color" officeooo:rsid="002601df"/>
    </style:style>
    <style:style style:name="T1457" style:family="text">
      <style:text-properties fo:language="en" fo:country="US" style:text-underline-style="solid" style:text-underline-width="auto" style:text-underline-color="font-color" officeooo:rsid="033f0c2b"/>
    </style:style>
    <style:style style:name="T1458" style:family="text">
      <style:text-properties fo:language="en" fo:country="US" style:text-underline-style="solid" style:text-underline-width="auto" style:text-underline-color="font-color" officeooo:rsid="0344664e"/>
    </style:style>
    <style:style style:name="T1459" style:family="text">
      <style:text-properties fo:language="en" fo:country="US" style:text-underline-style="solid" style:text-underline-width="auto" style:text-underline-color="font-color" fo:font-weight="normal" style:font-weight-asian="normal" style:font-weight-complex="normal"/>
    </style:style>
    <style:style style:name="T1460" style:family="text">
      <style:text-properties fo:language="en" fo:country="US" style:text-underline-style="solid" style:text-underline-width="auto" style:text-underline-color="font-color" officeooo:rsid="02e49952" fo:background-color="transparent" loext:char-shading-value="0"/>
    </style:style>
    <style:style style:name="T1461" style:family="text">
      <style:text-properties fo:language="en" fo:country="US" style:text-underline-style="solid" style:text-underline-width="auto" style:text-underline-color="font-color" officeooo:rsid="042d4737" fo:background-color="transparent" loext:char-shading-value="0"/>
    </style:style>
    <style:style style:name="T1462" style:family="text">
      <style:text-properties fo:language="en" fo:country="US" style:text-underline-style="solid" style:text-underline-width="auto" style:text-underline-color="font-color" officeooo:rsid="03abdff7" fo:background-color="transparent" loext:char-shading-value="0"/>
    </style:style>
    <style:style style:name="T1463" style:family="text">
      <style:text-properties fo:language="en" fo:country="US" officeooo:rsid="0338275e"/>
    </style:style>
    <style:style style:name="T1464" style:family="text">
      <style:text-properties fo:language="en" fo:country="US" officeooo:rsid="033f0c2b"/>
    </style:style>
    <style:style style:name="T1465" style:family="text">
      <style:text-properties fo:language="en" fo:country="US" officeooo:rsid="0344664e"/>
    </style:style>
    <style:style style:name="T1466" style:family="text">
      <style:text-properties fo:language="en" fo:country="US" officeooo:rsid="0198c5a4"/>
    </style:style>
    <style:style style:name="T1467" style:family="text">
      <style:text-properties fo:language="en" fo:country="US" officeooo:rsid="034d1da8"/>
    </style:style>
    <style:style style:name="T1468" style:family="text">
      <style:text-properties fo:language="en" fo:country="US" officeooo:rsid="034f0063"/>
    </style:style>
    <style:style style:name="T1469" style:family="text">
      <style:text-properties fo:language="en" fo:country="US" officeooo:rsid="01ce1070"/>
    </style:style>
    <style:style style:name="T1470" style:family="text">
      <style:text-properties fo:language="en" fo:country="US" officeooo:rsid="0368b33d"/>
    </style:style>
    <style:style style:name="T1471" style:family="text">
      <style:text-properties fo:language="en" fo:country="US" officeooo:rsid="0371bb13"/>
    </style:style>
    <style:style style:name="T1472" style:family="text">
      <style:text-properties fo:language="en" fo:country="US" officeooo:rsid="0374c8a7"/>
    </style:style>
    <style:style style:name="T1473" style:family="text">
      <style:text-properties fo:language="en" fo:country="US" officeooo:rsid="03849380"/>
    </style:style>
    <style:style style:name="T1474" style:family="text">
      <style:text-properties fo:language="en" fo:country="US" officeooo:rsid="0390a025"/>
    </style:style>
    <style:style style:name="T1475" style:family="text">
      <style:text-properties fo:language="en" fo:country="US" officeooo:rsid="039155ce"/>
    </style:style>
    <style:style style:name="T1476" style:family="text">
      <style:text-properties fo:language="en" fo:country="US" officeooo:rsid="00a06d47"/>
    </style:style>
    <style:style style:name="T1477" style:family="text">
      <style:text-properties fo:language="en" fo:country="US" officeooo:rsid="03b0010a"/>
    </style:style>
    <style:style style:name="T1478" style:family="text">
      <style:text-properties fo:language="en" fo:country="US" officeooo:rsid="03b662b0"/>
    </style:style>
    <style:style style:name="T1479" style:family="text">
      <style:text-properties fo:language="en" fo:country="US" officeooo:rsid="03c4b158"/>
    </style:style>
    <style:style style:name="T1480" style:family="text">
      <style:text-properties fo:language="en" fo:country="US" officeooo:rsid="03c72b02"/>
    </style:style>
    <style:style style:name="T1481" style:family="text">
      <style:text-properties fo:language="en" fo:country="US" officeooo:rsid="03f01999"/>
    </style:style>
    <style:style style:name="T1482" style:family="text">
      <style:text-properties fo:language="en" fo:country="US" officeooo:rsid="03fcfed2"/>
    </style:style>
    <style:style style:name="T1483" style:family="text">
      <style:text-properties fo:language="en" fo:country="US" officeooo:rsid="0411b287"/>
    </style:style>
    <style:style style:name="T1484" style:family="text">
      <style:text-properties fo:language="en" fo:country="US" officeooo:rsid="030408ec"/>
    </style:style>
    <style:style style:name="T1485" style:family="text">
      <style:text-properties fo:language="en" fo:country="US" officeooo:rsid="043fe31c"/>
    </style:style>
    <style:style style:name="T1486" style:family="text">
      <style:text-properties fo:language="en" fo:country="US" fo:font-weight="bold" style:font-weight-asian="bold" style:font-weight-complex="bold"/>
    </style:style>
    <style:style style:name="T1487" style:family="text">
      <style:text-properties fo:language="en" fo:country="US" fo:font-weight="bold" officeooo:rsid="002601df" style:font-weight-asian="bold" style:font-weight-complex="bold"/>
    </style:style>
    <style:style style:name="T1488" style:family="text">
      <style:text-properties fo:language="en" fo:country="US" officeooo:rsid="044c2c2f"/>
    </style:style>
    <style:style style:name="T1489" style:family="text">
      <style:text-properties fo:language="en" fo:country="US" officeooo:rsid="04792f19"/>
    </style:style>
    <style:style style:name="T1490" style:family="text">
      <style:text-properties fo:language="en" fo:country="US" officeooo:rsid="04cd3e5f"/>
    </style:style>
    <style:style style:name="T1491" style:family="text">
      <style:text-properties fo:language="en" fo:country="US" officeooo:rsid="04e993b6"/>
    </style:style>
    <style:style style:name="T1492" style:family="text">
      <style:text-properties fo:language="en" fo:country="US" officeooo:rsid="04f77cbf"/>
    </style:style>
    <style:style style:name="T1493" style:family="text">
      <style:text-properties fo:language="en" fo:country="US" officeooo:rsid="04f81dff"/>
    </style:style>
    <style:style style:name="T1494" style:family="text">
      <style:text-properties fo:language="en" fo:country="US" officeooo:rsid="04ff9932"/>
    </style:style>
    <style:style style:name="T1495" style:family="text">
      <style:text-properties style:font-size-asian="10.5pt"/>
    </style:style>
    <style:style style:name="T1496" style:family="text">
      <style:text-properties officeooo:rsid="000c69fe"/>
    </style:style>
    <style:style style:name="T1497" style:family="text">
      <style:text-properties officeooo:rsid="000ea655"/>
    </style:style>
    <style:style style:name="T1498" style:family="text">
      <style:text-properties officeooo:rsid="00169112"/>
    </style:style>
    <style:style style:name="T1499" style:family="text">
      <style:text-properties officeooo:rsid="00171633"/>
    </style:style>
    <style:style style:name="T1500" style:family="text">
      <style:text-properties officeooo:rsid="0017dee0"/>
    </style:style>
    <style:style style:name="T1501" style:family="text">
      <style:text-properties officeooo:rsid="001f36f9"/>
    </style:style>
    <style:style style:name="T1502" style:family="text">
      <style:text-properties officeooo:rsid="0020beb4"/>
    </style:style>
    <style:style style:name="T1503" style:family="text">
      <style:text-properties officeooo:rsid="002601df"/>
    </style:style>
    <style:style style:name="T1504" style:family="text">
      <style:text-properties officeooo:rsid="002d47fe"/>
    </style:style>
    <style:style style:name="T1505" style:family="text">
      <style:text-properties officeooo:rsid="0031b480"/>
    </style:style>
    <style:style style:name="T1506" style:family="text">
      <style:text-properties officeooo:rsid="00343cb8"/>
    </style:style>
    <style:style style:name="T1507" style:family="text">
      <style:text-properties officeooo:rsid="00351664"/>
    </style:style>
    <style:style style:name="T1508" style:family="text">
      <style:text-properties officeooo:rsid="003695d5"/>
    </style:style>
    <style:style style:name="T1509" style:family="text">
      <style:text-properties officeooo:rsid="0037b078"/>
    </style:style>
    <style:style style:name="T1510" style:family="text">
      <style:text-properties officeooo:rsid="0039397d"/>
    </style:style>
    <style:style style:name="T1511" style:family="text">
      <style:text-properties officeooo:rsid="003b45b0"/>
    </style:style>
    <style:style style:name="T1512" style:family="text">
      <style:text-properties officeooo:rsid="003d0836"/>
    </style:style>
    <style:style style:name="T1513" style:family="text">
      <style:text-properties officeooo:rsid="0040ecfd"/>
    </style:style>
    <style:style style:name="T1514" style:family="text">
      <style:text-properties officeooo:rsid="00415d24"/>
    </style:style>
    <style:style style:name="T1515" style:family="text">
      <style:text-properties officeooo:rsid="0042b34d"/>
    </style:style>
    <style:style style:name="T1516" style:family="text">
      <style:text-properties officeooo:rsid="00436a48"/>
    </style:style>
    <style:style style:name="T1517" style:family="text">
      <style:text-properties officeooo:rsid="0047aa7a"/>
    </style:style>
    <style:style style:name="T1518" style:family="text">
      <style:text-properties officeooo:rsid="00493d7d"/>
    </style:style>
    <style:style style:name="T1519" style:family="text">
      <style:text-properties officeooo:rsid="004c2269"/>
    </style:style>
    <style:style style:name="T1520" style:family="text">
      <style:text-properties officeooo:rsid="004c9c33"/>
    </style:style>
    <style:style style:name="T1521" style:family="text">
      <style:text-properties officeooo:rsid="004daad2"/>
    </style:style>
    <style:style style:name="T1522" style:family="text">
      <style:text-properties officeooo:rsid="004fc2c8"/>
    </style:style>
    <style:style style:name="T1523" style:family="text">
      <style:text-properties officeooo:rsid="005441cb"/>
    </style:style>
    <style:style style:name="T1524" style:family="text">
      <style:text-properties officeooo:rsid="0055c62a"/>
    </style:style>
    <style:style style:name="T1525" style:family="text">
      <style:text-properties officeooo:rsid="0056cf7f"/>
    </style:style>
    <style:style style:name="T1526" style:family="text">
      <style:text-properties officeooo:rsid="005874a5"/>
    </style:style>
    <style:style style:name="T1527" style:family="text">
      <style:text-properties officeooo:rsid="005a6737"/>
    </style:style>
    <style:style style:name="T1528" style:family="text">
      <style:text-properties officeooo:rsid="005b2e6e"/>
    </style:style>
    <style:style style:name="T1529" style:family="text">
      <style:text-properties officeooo:rsid="005d03bf"/>
    </style:style>
    <style:style style:name="T1530" style:family="text">
      <style:text-properties officeooo:rsid="0060488a"/>
    </style:style>
    <style:style style:name="T1531" style:family="text">
      <style:text-properties officeooo:rsid="0062d1eb"/>
    </style:style>
    <style:style style:name="T1532" style:family="text">
      <style:text-properties officeooo:rsid="00670793"/>
    </style:style>
    <style:style style:name="T1533" style:family="text">
      <style:text-properties officeooo:rsid="0083334c"/>
    </style:style>
    <style:style style:name="T1534" style:family="text">
      <style:text-properties officeooo:rsid="008c3ca6"/>
    </style:style>
    <style:style style:name="T1535" style:family="text">
      <style:text-properties officeooo:rsid="008d2966"/>
    </style:style>
    <style:style style:name="T1536" style:family="text">
      <style:text-properties officeooo:rsid="0093b8d4"/>
    </style:style>
    <style:style style:name="T1537" style:family="text">
      <style:text-properties officeooo:rsid="00948bce"/>
    </style:style>
    <style:style style:name="T1538" style:family="text">
      <style:text-properties officeooo:rsid="0095179f"/>
    </style:style>
    <style:style style:name="T1539" style:family="text">
      <style:text-properties officeooo:rsid="00a1e64a"/>
    </style:style>
    <style:style style:name="T1540" style:family="text">
      <style:text-properties officeooo:rsid="00a36971"/>
    </style:style>
    <style:style style:name="T1541" style:family="text">
      <style:text-properties officeooo:rsid="00a4cabe"/>
    </style:style>
    <style:style style:name="T1542" style:family="text">
      <style:text-properties officeooo:rsid="00a5643f"/>
    </style:style>
    <style:style style:name="T1543" style:family="text">
      <style:text-properties officeooo:rsid="00a791eb"/>
    </style:style>
    <style:style style:name="T1544" style:family="text">
      <style:text-properties officeooo:rsid="00b54e79"/>
    </style:style>
    <style:style style:name="T1545" style:family="text">
      <style:text-properties officeooo:rsid="00b80658"/>
    </style:style>
    <style:style style:name="T1546" style:family="text">
      <style:text-properties officeooo:rsid="00bb9b7c"/>
    </style:style>
    <style:style style:name="T1547" style:family="text">
      <style:text-properties officeooo:rsid="00bf402a"/>
    </style:style>
    <style:style style:name="T1548" style:family="text">
      <style:text-properties officeooo:rsid="00c6e0d6"/>
    </style:style>
    <style:style style:name="T1549" style:family="text">
      <style:text-properties officeooo:rsid="00cc1765"/>
    </style:style>
    <style:style style:name="T1550" style:family="text">
      <style:text-properties officeooo:rsid="00cda313"/>
    </style:style>
    <style:style style:name="T1551" style:family="text">
      <style:text-properties officeooo:rsid="00db9478"/>
    </style:style>
    <style:style style:name="T1552" style:family="text">
      <style:text-properties officeooo:rsid="00dea920"/>
    </style:style>
    <style:style style:name="T1553" style:family="text">
      <style:text-properties officeooo:rsid="00df3a17"/>
    </style:style>
    <style:style style:name="T1554" style:family="text">
      <style:text-properties officeooo:rsid="00e60ce6"/>
    </style:style>
    <style:style style:name="T1555" style:family="text">
      <style:text-properties officeooo:rsid="00ea51ad"/>
    </style:style>
    <style:style style:name="T1556" style:family="text">
      <style:text-properties officeooo:rsid="00eb22fb"/>
    </style:style>
    <style:style style:name="T1557" style:family="text">
      <style:text-properties officeooo:rsid="00eeb964"/>
    </style:style>
    <style:style style:name="T1558" style:family="text">
      <style:text-properties officeooo:rsid="00f3a0e9"/>
    </style:style>
    <style:style style:name="T1559" style:family="text">
      <style:text-properties officeooo:rsid="00f6782c"/>
    </style:style>
    <style:style style:name="T1560" style:family="text">
      <style:text-properties officeooo:rsid="00f73035"/>
    </style:style>
    <style:style style:name="T1561" style:family="text">
      <style:text-properties officeooo:rsid="0109b671"/>
    </style:style>
    <style:style style:name="T1562" style:family="text">
      <style:text-properties officeooo:rsid="010b0744"/>
    </style:style>
    <style:style style:name="T1563" style:family="text">
      <style:text-properties officeooo:rsid="0114282e"/>
    </style:style>
    <style:style style:name="T1564" style:family="text">
      <style:text-properties officeooo:rsid="01148007"/>
    </style:style>
    <style:style style:name="T1565" style:family="text">
      <style:text-properties officeooo:rsid="00a5c197"/>
    </style:style>
    <style:style style:name="T1566" style:family="text">
      <style:text-properties officeooo:rsid="011dc344"/>
    </style:style>
    <style:style style:name="T1567" style:family="text">
      <style:text-properties officeooo:rsid="012f23a4"/>
    </style:style>
    <style:style style:name="T1568" style:family="text">
      <style:text-properties officeooo:rsid="013ef365"/>
    </style:style>
    <style:style style:name="T1569" style:family="text">
      <style:text-properties officeooo:rsid="0143ad2c"/>
    </style:style>
    <style:style style:name="T1570" style:family="text">
      <style:text-properties officeooo:rsid="0153a762"/>
    </style:style>
    <style:style style:name="T1571" style:family="text">
      <style:text-properties officeooo:rsid="0165cae6"/>
    </style:style>
    <style:style style:name="T1572" style:family="text">
      <style:text-properties officeooo:rsid="016daf4a"/>
    </style:style>
    <style:style style:name="T1573" style:family="text">
      <style:text-properties officeooo:rsid="01719cc9"/>
    </style:style>
    <style:style style:name="T1574" style:family="text">
      <style:text-properties officeooo:rsid="0174807a"/>
    </style:style>
    <style:style style:name="T1575" style:family="text">
      <style:text-properties officeooo:rsid="018382e4"/>
    </style:style>
    <style:style style:name="T1576" style:family="text">
      <style:text-properties officeooo:rsid="018861f3"/>
    </style:style>
    <style:style style:name="T1577" style:family="text">
      <style:text-properties officeooo:rsid="018e7e7b"/>
    </style:style>
    <style:style style:name="T1578" style:family="text">
      <style:text-properties officeooo:rsid="0191c899"/>
    </style:style>
    <style:style style:name="T1579" style:family="text">
      <style:text-properties officeooo:rsid="019a59a7"/>
    </style:style>
    <style:style style:name="T1580" style:family="text">
      <style:text-properties officeooo:rsid="01a5110f"/>
    </style:style>
    <style:style style:name="T1581" style:family="text">
      <style:text-properties officeooo:rsid="01b1e259"/>
    </style:style>
    <style:style style:name="T1582" style:family="text">
      <style:text-properties officeooo:rsid="01b450bc"/>
    </style:style>
    <style:style style:name="T1583" style:family="text">
      <style:text-properties officeooo:rsid="01b9b974"/>
    </style:style>
    <style:style style:name="T1584" style:family="text">
      <style:text-properties officeooo:rsid="01babaa0"/>
    </style:style>
    <style:style style:name="T1585" style:family="text">
      <style:text-properties officeooo:rsid="01bf1d42"/>
    </style:style>
    <style:style style:name="T1586" style:family="text">
      <style:text-properties officeooo:rsid="01c6135f"/>
    </style:style>
    <style:style style:name="T1587" style:family="text">
      <style:text-properties officeooo:rsid="01c83ce6"/>
    </style:style>
    <style:style style:name="T1588" style:family="text">
      <style:text-properties officeooo:rsid="01cc2e5e"/>
    </style:style>
    <style:style style:name="T1589" style:family="text">
      <style:text-properties officeooo:rsid="01dd9f60"/>
    </style:style>
    <style:style style:name="T1590" style:family="text">
      <style:text-properties officeooo:rsid="01e749f1"/>
    </style:style>
    <style:style style:name="T1591" style:family="text">
      <style:text-properties officeooo:rsid="01ea6e0c"/>
    </style:style>
    <style:style style:name="T1592" style:family="text">
      <style:text-properties officeooo:rsid="01f0d024"/>
    </style:style>
    <style:style style:name="T1593" style:family="text">
      <style:text-properties officeooo:rsid="01f17a66"/>
    </style:style>
    <style:style style:name="T1594" style:family="text">
      <style:text-properties officeooo:rsid="01f2e0e5"/>
    </style:style>
    <style:style style:name="T1595" style:family="text">
      <style:text-properties officeooo:rsid="01f5dd02"/>
    </style:style>
    <style:style style:name="T1596" style:family="text">
      <style:text-properties officeooo:rsid="01f7be62"/>
    </style:style>
    <style:style style:name="T1597" style:family="text">
      <style:text-properties officeooo:rsid="01f8babf"/>
    </style:style>
    <style:style style:name="T1598" style:family="text">
      <style:text-properties officeooo:rsid="01f8eba5"/>
    </style:style>
    <style:style style:name="T1599" style:family="text">
      <style:text-properties officeooo:rsid="01fa7f25"/>
    </style:style>
    <style:style style:name="T1600" style:family="text">
      <style:text-properties officeooo:rsid="0201b8c1"/>
    </style:style>
    <style:style style:name="T1601" style:family="text">
      <style:text-properties officeooo:rsid="020ac49e"/>
    </style:style>
    <style:style style:name="T1602" style:family="text">
      <style:text-properties officeooo:rsid="020c299b"/>
    </style:style>
    <style:style style:name="T1603" style:family="text">
      <style:text-properties officeooo:rsid="020d971f"/>
    </style:style>
    <style:style style:name="T1604" style:family="text">
      <style:text-properties officeooo:rsid="020f01c4"/>
    </style:style>
    <style:style style:name="T1605" style:family="text">
      <style:text-properties officeooo:rsid="0210631b"/>
    </style:style>
    <style:style style:name="T1606" style:family="text">
      <style:text-properties officeooo:rsid="021542ac"/>
    </style:style>
    <style:style style:name="T1607" style:family="text">
      <style:text-properties officeooo:rsid="02198a81"/>
    </style:style>
    <style:style style:name="T1608" style:family="text">
      <style:text-properties officeooo:rsid="02223dbf"/>
    </style:style>
    <style:style style:name="T1609" style:family="text">
      <style:text-properties officeooo:rsid="02242184"/>
    </style:style>
    <style:style style:name="T1610" style:family="text">
      <style:text-properties officeooo:rsid="02261926"/>
    </style:style>
    <style:style style:name="T1611" style:family="text">
      <style:text-properties officeooo:rsid="022ca52d"/>
    </style:style>
    <style:style style:name="T1612" style:family="text">
      <style:text-properties officeooo:rsid="022dc04d"/>
    </style:style>
    <style:style style:name="T1613" style:family="text">
      <style:text-properties officeooo:rsid="022fb4d6"/>
    </style:style>
    <style:style style:name="T1614" style:family="text">
      <style:text-properties officeooo:rsid="02316b65"/>
    </style:style>
    <style:style style:name="T1615" style:family="text">
      <style:text-properties officeooo:rsid="0232d144"/>
    </style:style>
    <style:style style:name="T1616" style:family="text">
      <style:text-properties officeooo:rsid="02343709"/>
    </style:style>
    <style:style style:name="T1617" style:family="text">
      <style:text-properties officeooo:rsid="0236bc15"/>
    </style:style>
    <style:style style:name="T1618" style:family="text">
      <style:text-properties officeooo:rsid="0238b24c"/>
    </style:style>
    <style:style style:name="T1619" style:family="text">
      <style:text-properties officeooo:rsid="023cf6a4"/>
    </style:style>
    <style:style style:name="T1620" style:family="text">
      <style:text-properties officeooo:rsid="02400fa4"/>
    </style:style>
    <style:style style:name="T1621" style:family="text">
      <style:text-properties officeooo:rsid="0240a7d0"/>
    </style:style>
    <style:style style:name="T1622" style:family="text">
      <style:text-properties officeooo:rsid="0240c635"/>
    </style:style>
    <style:style style:name="T1623" style:family="text">
      <style:text-properties officeooo:rsid="02433b14"/>
    </style:style>
    <style:style style:name="T1624" style:family="text">
      <style:text-properties officeooo:rsid="0249c997"/>
    </style:style>
    <style:style style:name="T1625" style:family="text">
      <style:text-properties officeooo:rsid="024cf2da"/>
    </style:style>
    <style:style style:name="T1626" style:family="text">
      <style:text-properties officeooo:rsid="02536029"/>
    </style:style>
    <style:style style:name="T1627" style:family="text">
      <style:text-properties officeooo:rsid="02558c7c"/>
    </style:style>
    <style:style style:name="T1628" style:family="text">
      <style:text-properties officeooo:rsid="02574e38"/>
    </style:style>
    <style:style style:name="T1629" style:family="text">
      <style:text-properties officeooo:rsid="025dc79b"/>
    </style:style>
    <style:style style:name="T1630" style:family="text">
      <style:text-properties officeooo:rsid="025e1897"/>
    </style:style>
    <style:style style:name="T1631" style:family="text">
      <style:text-properties officeooo:rsid="025e4e66"/>
    </style:style>
    <style:style style:name="T1632" style:family="text">
      <style:text-properties officeooo:rsid="0264cff2"/>
    </style:style>
    <style:style style:name="T1633" style:family="text">
      <style:text-properties officeooo:rsid="026983c6"/>
    </style:style>
    <style:style style:name="T1634" style:family="text">
      <style:text-properties officeooo:rsid="026f0458"/>
    </style:style>
    <style:style style:name="T1635" style:family="text">
      <style:text-properties officeooo:rsid="0279c78a"/>
    </style:style>
    <style:style style:name="T1636" style:family="text">
      <style:text-properties officeooo:rsid="027b601b"/>
    </style:style>
    <style:style style:name="T1637" style:family="text">
      <style:text-properties officeooo:rsid="027e54b4"/>
    </style:style>
    <style:style style:name="T1638" style:family="text">
      <style:text-properties officeooo:rsid="027fea5b"/>
    </style:style>
    <style:style style:name="T1639" style:family="text">
      <style:text-properties officeooo:rsid="028076b6"/>
    </style:style>
    <style:style style:name="T1640" style:family="text">
      <style:text-properties officeooo:rsid="028130e2"/>
    </style:style>
    <style:style style:name="T1641" style:family="text">
      <style:text-properties officeooo:rsid="0282d70e"/>
    </style:style>
    <style:style style:name="T1642" style:family="text">
      <style:text-properties officeooo:rsid="0284921e"/>
    </style:style>
    <style:style style:name="T1643" style:family="text">
      <style:text-properties officeooo:rsid="0286585a"/>
    </style:style>
    <style:style style:name="T1644" style:family="text">
      <style:text-properties officeooo:rsid="02875c90"/>
    </style:style>
    <style:style style:name="T1645" style:family="text">
      <style:text-properties officeooo:rsid="028863d9"/>
    </style:style>
    <style:style style:name="T1646" style:family="text">
      <style:text-properties officeooo:rsid="0289ea68"/>
    </style:style>
    <style:style style:name="T1647" style:family="text">
      <style:text-properties officeooo:rsid="02918cd3"/>
    </style:style>
    <style:style style:name="T1648" style:family="text">
      <style:text-properties style:font-name="Arial" fo:font-size="10pt" style:font-size-asian="10.5pt"/>
    </style:style>
    <style:style style:name="T1649" style:family="text">
      <style:text-properties style:font-name="Arial" fo:font-size="10pt" officeooo:rsid="0356dc59" style:font-size-asian="10.5pt"/>
    </style:style>
    <style:style style:name="T1650" style:family="text">
      <style:text-properties style:font-name="Arial" fo:font-size="10pt" officeooo:rsid="0109b671" style:font-size-asian="10.5pt"/>
    </style:style>
    <style:style style:name="T1651" style:family="text">
      <style:text-properties style:font-name="Arial" fo:font-size="10pt" officeooo:rsid="007359d1" style:font-size-asian="10.5pt"/>
    </style:style>
    <style:style style:name="T1652" style:family="text">
      <style:text-properties style:font-name="Arial" fo:font-size="10pt" officeooo:rsid="0085c2ee" style:font-size-asian="10.5pt"/>
    </style:style>
    <style:style style:name="T1653" style:family="text">
      <style:text-properties style:font-name="Arial" fo:font-size="10pt" fo:language="zxx" fo:country="none" officeooo:rsid="0356dc59" style:font-size-asian="10.5pt" style:language-asian="zxx" style:country-asian="none" style:language-complex="zxx" style:country-complex="none"/>
    </style:style>
    <style:style style:name="T1654" style:family="text">
      <style:text-properties style:font-name="Arial" fo:font-size="10pt" fo:font-style="italic" officeooo:rsid="007359d1" style:font-size-asian="10.5pt" style:font-style-asian="italic" style:font-style-complex="italic"/>
    </style:style>
    <style:style style:name="T1655" style:family="text">
      <style:text-properties style:font-name="Arial" fo:font-size="10pt" fo:font-style="italic" officeooo:rsid="026983c6" style:font-size-asian="10.5pt" style:font-style-asian="italic" style:font-style-complex="italic"/>
    </style:style>
    <style:style style:name="T1656" style:family="text">
      <style:text-properties officeooo:rsid="02998743"/>
    </style:style>
    <style:style style:name="T1657" style:family="text">
      <style:text-properties officeooo:rsid="029d2286"/>
    </style:style>
    <style:style style:name="T1658" style:family="text">
      <style:text-properties officeooo:rsid="029eb956"/>
    </style:style>
    <style:style style:name="T1659" style:family="text">
      <style:text-properties officeooo:rsid="0070b30f"/>
    </style:style>
    <style:style style:name="T1660" style:family="text">
      <style:text-properties officeooo:rsid="006f59c1"/>
    </style:style>
    <style:style style:name="T1661" style:family="text">
      <style:text-properties officeooo:rsid="02a2867f"/>
    </style:style>
    <style:style style:name="T1662" style:family="text">
      <style:text-properties officeooo:rsid="02a746b0"/>
    </style:style>
    <style:style style:name="T1663" style:family="text">
      <style:text-properties officeooo:rsid="02aee4ed"/>
    </style:style>
    <style:style style:name="T1664" style:family="text">
      <style:text-properties officeooo:rsid="02af2919"/>
    </style:style>
    <style:style style:name="T1665" style:family="text">
      <style:text-properties officeooo:rsid="02b0a07d"/>
    </style:style>
    <style:style style:name="T1666" style:family="text">
      <style:text-properties officeooo:rsid="02b1bbed"/>
    </style:style>
    <style:style style:name="T1667" style:family="text">
      <style:text-properties officeooo:rsid="02b1f157"/>
    </style:style>
    <style:style style:name="T1668" style:family="text">
      <style:text-properties officeooo:rsid="02bdc0c5"/>
    </style:style>
    <style:style style:name="T1669" style:family="text">
      <style:text-properties officeooo:rsid="02bdd6cd"/>
    </style:style>
    <style:style style:name="T1670" style:family="text">
      <style:text-properties officeooo:rsid="02c269b2"/>
    </style:style>
    <style:style style:name="T1671" style:family="text">
      <style:text-properties officeooo:rsid="02c4193e"/>
    </style:style>
    <style:style style:name="T1672" style:family="text">
      <style:text-properties officeooo:rsid="02c710ed"/>
    </style:style>
    <style:style style:name="T1673" style:family="text">
      <style:text-properties officeooo:rsid="02cafa14"/>
    </style:style>
    <style:style style:name="T1674" style:family="text">
      <style:text-properties officeooo:rsid="02ccb0a4"/>
    </style:style>
    <style:style style:name="T1675" style:family="text">
      <style:text-properties officeooo:rsid="02ceaaec"/>
    </style:style>
    <style:style style:name="T1676" style:family="text">
      <style:text-properties style:font-name="Courier 10 Pitch" fo:language="en" fo:country="US" officeooo:rsid="015872a1"/>
    </style:style>
    <style:style style:name="T1677" style:family="text">
      <style:text-properties style:font-name="Courier 10 Pitch" fo:language="en" fo:country="US" officeooo:rsid="015a0bce"/>
    </style:style>
    <style:style style:name="T1678" style:family="text">
      <style:text-properties officeooo:rsid="02dcc019"/>
    </style:style>
    <style:style style:name="T1679" style:family="text">
      <style:text-properties officeooo:rsid="02decb93"/>
    </style:style>
    <style:style style:name="T1680" style:family="text">
      <style:text-properties officeooo:rsid="02e49952"/>
    </style:style>
    <style:style style:name="T1681" style:family="text">
      <style:text-properties officeooo:rsid="02ee073d"/>
    </style:style>
    <style:style style:name="T1682" style:family="text">
      <style:text-properties officeooo:rsid="02eff3c4"/>
    </style:style>
    <style:style style:name="T1683" style:family="text">
      <style:text-properties officeooo:rsid="02f0fd5f"/>
    </style:style>
    <style:style style:name="T1684" style:family="text">
      <style:text-properties officeooo:rsid="02f90dcc"/>
    </style:style>
    <style:style style:name="T1685" style:family="text">
      <style:text-properties officeooo:rsid="02fbf1ea"/>
    </style:style>
    <style:style style:name="T1686" style:family="text">
      <style:text-properties officeooo:rsid="02fc0fca"/>
    </style:style>
    <style:style style:name="T1687" style:family="text">
      <style:text-properties officeooo:rsid="02fe5ad1"/>
    </style:style>
    <style:style style:name="T1688" style:family="text">
      <style:text-properties officeooo:rsid="01443858"/>
    </style:style>
    <style:style style:name="T1689" style:family="text">
      <style:text-properties officeooo:rsid="03017b4e"/>
    </style:style>
    <style:style style:name="T1690" style:family="text">
      <style:text-properties officeooo:rsid="03029da8"/>
    </style:style>
    <style:style style:name="T1691" style:family="text">
      <style:text-properties officeooo:rsid="03037cb5"/>
    </style:style>
    <style:style style:name="T1692" style:family="text">
      <style:text-properties officeooo:rsid="030408ec"/>
    </style:style>
    <style:style style:name="T1693" style:family="text">
      <style:text-properties officeooo:rsid="0307349d"/>
    </style:style>
    <style:style style:name="T1694" style:family="text">
      <style:text-properties officeooo:rsid="03082635"/>
    </style:style>
    <style:style style:name="T1695" style:family="text">
      <style:text-properties officeooo:rsid="0308b9fa"/>
    </style:style>
    <style:style style:name="T1696" style:family="text">
      <style:text-properties officeooo:rsid="03099e23"/>
    </style:style>
    <style:style style:name="T1697" style:family="text">
      <style:text-properties officeooo:rsid="030bb8bf"/>
    </style:style>
    <style:style style:name="T1698" style:family="text">
      <style:text-properties officeooo:rsid="030d39ef"/>
    </style:style>
    <style:style style:name="T1699" style:family="text">
      <style:text-properties officeooo:rsid="030f5e49"/>
    </style:style>
    <style:style style:name="T1700" style:family="text">
      <style:text-properties officeooo:rsid="030f667f"/>
    </style:style>
    <style:style style:name="T1701" style:family="text">
      <style:text-properties fo:font-weight="bold" style:font-weight-asian="bold" style:font-weight-complex="bold"/>
    </style:style>
    <style:style style:name="T1702" style:family="text">
      <style:text-properties fo:font-weight="bold" officeooo:rsid="03017b4e" style:font-weight-asian="bold" style:font-weight-complex="bold"/>
    </style:style>
    <style:style style:name="T1703" style:family="text">
      <style:text-properties fo:font-weight="bold" officeooo:rsid="0020beb4" style:font-weight-asian="bold" style:font-weight-complex="bold"/>
    </style:style>
    <style:style style:name="T1704" style:family="text">
      <style:text-properties fo:font-weight="bold" officeooo:rsid="03174e30" style:font-weight-asian="bold" style:font-weight-complex="bold"/>
    </style:style>
    <style:style style:name="T1705" style:family="text">
      <style:text-properties fo:font-weight="bold" officeooo:rsid="0318c130" style:font-weight-asian="bold" style:font-weight-complex="bold"/>
    </style:style>
    <style:style style:name="T1706" style:family="text">
      <style:text-properties fo:font-weight="bold" officeooo:rsid="0201b8c1" style:font-weight-asian="bold" style:font-weight-complex="bold"/>
    </style:style>
    <style:style style:name="T1707" style:family="text">
      <style:text-properties fo:font-weight="bold" officeooo:rsid="0017dee0" style:font-weight-asian="bold" style:font-weight-complex="bold"/>
    </style:style>
    <style:style style:name="T1708" style:family="text">
      <style:text-properties fo:font-weight="bold" officeooo:rsid="002601df" style:font-weight-asian="bold" style:font-weight-complex="bold"/>
    </style:style>
    <style:style style:name="T1709" style:family="text">
      <style:text-properties fo:font-weight="bold" officeooo:rsid="03c87398" style:font-weight-asian="bold" style:font-weight-complex="bold"/>
    </style:style>
    <style:style style:name="T1710" style:family="text">
      <style:text-properties officeooo:rsid="03111452"/>
    </style:style>
    <style:style style:name="T1711" style:family="text">
      <style:text-properties officeooo:rsid="03128329"/>
    </style:style>
    <style:style style:name="T1712" style:family="text">
      <style:text-properties officeooo:rsid="031446d9"/>
    </style:style>
    <style:style style:name="T1713" style:family="text">
      <style:text-properties officeooo:rsid="0315b3ec"/>
    </style:style>
    <style:style style:name="T1714" style:family="text">
      <style:text-properties officeooo:rsid="03174e30"/>
    </style:style>
    <style:style style:name="T1715" style:family="text">
      <style:text-properties officeooo:rsid="0318632b"/>
    </style:style>
    <style:style style:name="T1716" style:family="text">
      <style:text-properties officeooo:rsid="01e8f2a4"/>
    </style:style>
    <style:style style:name="T1717" style:family="text">
      <style:text-properties officeooo:rsid="0319934a"/>
    </style:style>
    <style:style style:name="T1718" style:family="text">
      <style:text-properties officeooo:rsid="031bc04b"/>
    </style:style>
    <style:style style:name="T1719" style:family="text">
      <style:text-properties officeooo:rsid="031cdba3"/>
    </style:style>
    <style:style style:name="T1720" style:family="text">
      <style:text-properties officeooo:rsid="031eb6e5"/>
    </style:style>
    <style:style style:name="T1721" style:family="text">
      <style:text-properties fo:language="zxx" fo:country="none" style:language-asian="zxx" style:country-asian="none" style:language-complex="zxx" style:country-complex="none"/>
    </style:style>
    <style:style style:name="T1722" style:family="text">
      <style:text-properties fo:language="zxx" fo:country="none" officeooo:rsid="032e079b" style:language-asian="zxx" style:country-asian="none" style:language-complex="zxx" style:country-complex="none"/>
    </style:style>
    <style:style style:name="T1723" style:family="text">
      <style:text-properties fo:language="zxx" fo:country="none" officeooo:rsid="02316b65" style:language-asian="zxx" style:country-asian="none" style:language-complex="zxx" style:country-complex="none"/>
    </style:style>
    <style:style style:name="T1724" style:family="text">
      <style:text-properties fo:language="zxx" fo:country="none" officeooo:rsid="0359e192" style:language-asian="zxx" style:country-asian="none" style:language-complex="zxx" style:country-complex="none"/>
    </style:style>
    <style:style style:name="T1725" style:family="text">
      <style:text-properties fo:language="zxx" fo:country="none" officeooo:rsid="03619051" style:language-asian="zxx" style:country-asian="none" style:language-complex="zxx" style:country-complex="none"/>
    </style:style>
    <style:style style:name="T1726" style:family="text">
      <style:text-properties fo:language="zxx" fo:country="none" officeooo:rsid="037120cd" style:language-asian="zxx" style:country-asian="none" style:language-complex="zxx" style:country-complex="none"/>
    </style:style>
    <style:style style:name="T1727" style:family="text">
      <style:text-properties fo:language="zxx" fo:country="none" officeooo:rsid="010a2c1d" style:language-asian="zxx" style:country-asian="none" style:language-complex="zxx" style:country-complex="none"/>
    </style:style>
    <style:style style:name="T1728" style:family="text">
      <style:text-properties fo:language="zxx" fo:country="none" officeooo:rsid="038d1ece" style:language-asian="zxx" style:country-asian="none" style:language-complex="zxx" style:country-complex="none"/>
    </style:style>
    <style:style style:name="T1729" style:family="text">
      <style:text-properties fo:language="zxx" fo:country="none" officeooo:rsid="0095179f" style:language-asian="zxx" style:country-asian="none" style:language-complex="zxx" style:country-complex="none"/>
    </style:style>
    <style:style style:name="T1730" style:family="text">
      <style:text-properties fo:language="zxx" fo:country="none" officeooo:rsid="00a4cabe" style:language-asian="zxx" style:country-asian="none" style:language-complex="zxx" style:country-complex="none"/>
    </style:style>
    <style:style style:name="T1731" style:family="text">
      <style:text-properties fo:language="zxx" fo:country="none" officeooo:rsid="00b80658" style:language-asian="zxx" style:country-asian="none" style:language-complex="zxx" style:country-complex="none"/>
    </style:style>
    <style:style style:name="T1732" style:family="text">
      <style:text-properties fo:language="zxx" fo:country="none" officeooo:rsid="02ee073d" style:language-asian="zxx" style:country-asian="none" style:language-complex="zxx" style:country-complex="none"/>
    </style:style>
    <style:style style:name="T1733" style:family="text">
      <style:text-properties fo:language="zxx" fo:country="none" officeooo:rsid="02fbf1ea" style:language-asian="zxx" style:country-asian="none" style:language-complex="zxx" style:country-complex="none"/>
    </style:style>
    <style:style style:name="T1734" style:family="text">
      <style:text-properties fo:language="zxx" fo:country="none" officeooo:rsid="03dbe6e0" style:language-asian="zxx" style:country-asian="none" style:language-complex="zxx" style:country-complex="none"/>
    </style:style>
    <style:style style:name="T1735" style:family="text">
      <style:text-properties fo:language="zxx" fo:country="none" officeooo:rsid="03e00714" style:language-asian="zxx" style:country-asian="none" style:language-complex="zxx" style:country-complex="none"/>
    </style:style>
    <style:style style:name="T1736" style:family="text">
      <style:text-properties fo:language="zxx" fo:country="none" officeooo:rsid="03db6371" style:language-asian="zxx" style:country-asian="none" style:language-complex="zxx" style:country-complex="none"/>
    </style:style>
    <style:style style:name="T1737" style:family="text">
      <style:text-properties fo:language="zxx" fo:country="none" officeooo:rsid="0481b684" style:language-asian="zxx" style:country-asian="none" style:language-complex="zxx" style:country-complex="none"/>
    </style:style>
    <style:style style:name="T1738" style:family="text">
      <style:text-properties fo:language="zxx" fo:country="none" officeooo:rsid="04a840a9" style:language-asian="zxx" style:country-asian="none" style:language-complex="zxx" style:country-complex="none"/>
    </style:style>
    <style:style style:name="T1739" style:family="text">
      <style:text-properties fo:language="zxx" fo:country="none" officeooo:rsid="040d09f4" style:language-asian="zxx" style:country-asian="none" style:language-complex="zxx" style:country-complex="none"/>
    </style:style>
    <style:style style:name="T1740" style:family="text">
      <style:text-properties fo:language="zxx" fo:country="none" officeooo:rsid="01c83ce6" style:language-asian="zxx" style:country-asian="none" style:language-complex="zxx" style:country-complex="none"/>
    </style:style>
    <style:style style:name="T1741" style:family="text">
      <style:text-properties fo:language="zxx" fo:country="none" officeooo:rsid="04fa13d4" style:language-asian="zxx" style:country-asian="none" style:language-complex="zxx" style:country-complex="none"/>
    </style:style>
    <style:style style:name="T1742" style:family="text">
      <style:text-properties fo:language="zxx" fo:country="none" officeooo:rsid="022ca52d" style:language-asian="zxx" style:country-asian="none" style:language-complex="zxx" style:country-complex="none"/>
    </style:style>
    <style:style style:name="T1743" style:family="text">
      <style:text-properties fo:language="zxx" fo:country="none" style:text-underline-style="solid" style:text-underline-width="auto" style:text-underline-color="font-color" officeooo:rsid="027e54b4" style:language-asian="zxx" style:country-asian="none" style:language-complex="zxx" style:country-complex="none"/>
    </style:style>
    <style:style style:name="T1744" style:family="text">
      <style:text-properties fo:language="zxx" fo:country="none" style:text-underline-style="solid" style:text-underline-width="auto" style:text-underline-color="font-color" officeooo:rsid="008c3ca6" style:language-asian="zxx" style:country-asian="none" style:language-complex="zxx" style:country-complex="none"/>
    </style:style>
    <style:style style:name="T1745" style:family="text">
      <style:text-properties fo:language="zxx" fo:country="none" style:text-underline-style="solid" style:text-underline-width="auto" style:text-underline-color="font-color" officeooo:rsid="00948bce" style:language-asian="zxx" style:country-asian="none" style:language-complex="zxx" style:country-complex="none"/>
    </style:style>
    <style:style style:name="T1746" style:family="text">
      <style:text-properties fo:language="zxx" fo:country="none" style:text-underline-style="none" officeooo:rsid="04b97c09" style:language-asian="zxx" style:country-asian="none" style:language-complex="zxx" style:country-complex="none"/>
    </style:style>
    <style:style style:name="T1747" style:family="text">
      <style:text-properties fo:language="zxx" fo:country="none" style:text-underline-style="none" fo:background-color="transparent" loext:char-shading-value="0" style:language-asian="zxx" style:country-asian="none" style:language-complex="zxx" style:country-complex="none"/>
    </style:style>
    <style:style style:name="T1748" style:family="text">
      <style:text-properties fo:language="zxx" fo:country="none" style:text-underline-style="none" officeooo:rsid="04fa13d4" fo:background-color="transparent" loext:char-shading-value="0" style:language-asian="zxx" style:country-asian="none" style:language-complex="zxx" style:country-complex="none"/>
    </style:style>
    <style:style style:name="T1749" style:family="text">
      <style:text-properties fo:language="zxx" fo:country="none" style:text-underline-style="none" officeooo:rsid="050780d9" fo:background-color="transparent" loext:char-shading-value="0" style:language-asian="zxx" style:country-asian="none" style:language-complex="zxx" style:country-complex="none"/>
    </style:style>
    <style:style style:name="T1750" style:family="text">
      <style:text-properties fo:language="zxx" fo:country="none" style:text-underline-style="none" officeooo:rsid="04d174e6" fo:background-color="transparent" loext:char-shading-value="0" style:language-asian="zxx" style:country-asian="none" style:language-complex="zxx" style:country-complex="none"/>
    </style:style>
    <style:style style:name="T1751" style:family="text">
      <style:text-properties fo:language="zxx" fo:country="none" style:text-underline-style="none" officeooo:rsid="04fc0a31" fo:background-color="transparent" loext:char-shading-value="0" style:language-asian="zxx" style:country-asian="none" style:language-complex="zxx" style:country-complex="none"/>
    </style:style>
    <style:style style:name="T1752" style:family="text">
      <style:text-properties fo:language="zxx" fo:country="none" style:text-underline-style="none" officeooo:rsid="0509cf09" fo:background-color="transparent" loext:char-shading-value="0" style:language-asian="zxx" style:country-asian="none" style:language-complex="zxx" style:country-complex="none"/>
    </style:style>
    <style:style style:name="T1753" style:family="text">
      <style:text-properties fo:language="zxx" fo:country="none" fo:font-style="italic" style:language-asian="zxx" style:country-asian="none" style:font-style-asian="italic" style:language-complex="zxx" style:country-complex="none" style:font-style-complex="italic"/>
    </style:style>
    <style:style style:name="T1754" style:family="text">
      <style:text-properties fo:language="zxx" fo:country="none" fo:font-style="italic" officeooo:rsid="0217d313" style:language-asian="zxx" style:country-asian="none" style:font-style-asian="italic" style:language-complex="zxx" style:country-complex="none" style:font-style-complex="italic"/>
    </style:style>
    <style:style style:name="T1755" style:family="text">
      <style:text-properties fo:language="zxx" fo:country="none" fo:font-style="italic" officeooo:rsid="0356dc59" style:language-asian="zxx" style:country-asian="none" style:font-style-asian="italic" style:language-complex="zxx" style:country-complex="none" style:font-style-complex="italic"/>
    </style:style>
    <style:style style:name="T1756" style:family="text">
      <style:text-properties fo:language="zxx" fo:country="none" fo:font-style="italic" officeooo:rsid="03609143" style:language-asian="zxx" style:country-asian="none" style:font-style-asian="italic" style:language-complex="zxx" style:country-complex="none" style:font-style-complex="italic"/>
    </style:style>
    <style:style style:name="T1757" style:family="text">
      <style:text-properties fo:language="zxx" fo:country="none" fo:font-style="italic" officeooo:rsid="03619051" style:language-asian="zxx" style:country-asian="none" style:font-style-asian="italic" style:language-complex="zxx" style:country-complex="none" style:font-style-complex="italic"/>
    </style:style>
    <style:style style:name="T1758" style:family="text">
      <style:text-properties fo:language="zxx" fo:country="none" fo:font-style="italic" officeooo:rsid="01bf33c6" style:language-asian="zxx" style:country-asian="none" style:font-style-asian="italic" style:language-complex="zxx" style:country-complex="none" style:font-style-complex="italic"/>
    </style:style>
    <style:style style:name="T1759" style:family="text">
      <style:text-properties fo:language="zxx" fo:country="none" fo:font-style="italic" officeooo:rsid="01c87083" style:language-asian="zxx" style:country-asian="none" style:font-style-asian="italic" style:language-complex="zxx" style:country-complex="none" style:font-style-complex="italic"/>
    </style:style>
    <style:style style:name="T1760" style:family="text">
      <style:text-properties fo:language="zxx" fo:country="none" fo:font-style="italic" officeooo:rsid="01c751a9" style:language-asian="zxx" style:country-asian="none" style:font-style-asian="italic" style:language-complex="zxx" style:country-complex="none" style:font-style-complex="italic"/>
    </style:style>
    <style:style style:name="T1761" style:family="text">
      <style:text-properties fo:language="zxx" fo:country="none" fo:font-style="italic" officeooo:rsid="03849380" style:language-asian="zxx" style:country-asian="none" style:font-style-asian="italic" style:language-complex="zxx" style:country-complex="none" style:font-style-complex="italic"/>
    </style:style>
    <style:style style:name="T1762" style:family="text">
      <style:text-properties fo:language="zxx" fo:country="none" fo:font-style="italic" officeooo:rsid="0114282e" style:language-asian="zxx" style:country-asian="none" style:font-style-asian="italic" style:language-complex="zxx" style:country-complex="none" style:font-style-complex="italic"/>
    </style:style>
    <style:style style:name="T1763" style:family="text">
      <style:text-properties fo:language="zxx" fo:country="none" fo:font-style="italic" officeooo:rsid="026655dc" style:language-asian="zxx" style:country-asian="none" style:font-style-asian="italic" style:language-complex="zxx" style:country-complex="none" style:font-style-complex="italic"/>
    </style:style>
    <style:style style:name="T1764" style:family="text">
      <style:text-properties fo:language="zxx" fo:country="none" fo:font-style="italic" officeooo:rsid="01148007" style:language-asian="zxx" style:country-asian="none" style:font-style-asian="italic" style:language-complex="zxx" style:country-complex="none" style:font-style-complex="italic"/>
    </style:style>
    <style:style style:name="T1765" style:family="text">
      <style:text-properties fo:language="zxx" fo:country="none" fo:font-style="italic" officeooo:rsid="01164106" style:language-asian="zxx" style:country-asian="none" style:font-style-asian="italic" style:language-complex="zxx" style:country-complex="none" style:font-style-complex="italic"/>
    </style:style>
    <style:style style:name="T1766" style:family="text">
      <style:text-properties fo:language="zxx" fo:country="none" fo:font-style="italic" officeooo:rsid="0114bd26" style:language-asian="zxx" style:country-asian="none" style:font-style-asian="italic" style:language-complex="zxx" style:country-complex="none" style:font-style-complex="italic"/>
    </style:style>
    <style:style style:name="T1767" style:family="text">
      <style:text-properties fo:language="zxx" fo:country="none" fo:font-style="italic" officeooo:rsid="02aa0c10" style:language-asian="zxx" style:country-asian="none" style:font-style-asian="italic" style:language-complex="zxx" style:country-complex="none" style:font-style-complex="italic"/>
    </style:style>
    <style:style style:name="T1768" style:family="text">
      <style:text-properties fo:language="zxx" fo:country="none" fo:font-style="italic" officeooo:rsid="011aa58c" style:language-asian="zxx" style:country-asian="none" style:font-style-asian="italic" style:language-complex="zxx" style:country-complex="none" style:font-style-complex="italic"/>
    </style:style>
    <style:style style:name="T1769" style:family="text">
      <style:text-properties fo:language="zxx" fo:country="none" fo:font-style="italic" officeooo:rsid="0074b7d2" style:language-asian="zxx" style:country-asian="none" style:font-style-asian="italic" style:language-complex="zxx" style:country-complex="none" style:font-style-complex="italic"/>
    </style:style>
    <style:style style:name="T1770" style:family="text">
      <style:text-properties fo:language="zxx" fo:country="none" fo:font-style="italic" officeooo:rsid="0297c653" style:language-asian="zxx" style:country-asian="none" style:font-style-asian="italic" style:language-complex="zxx" style:country-complex="none" style:font-style-complex="italic"/>
    </style:style>
    <style:style style:name="T1771" style:family="text">
      <style:text-properties fo:language="zxx" fo:country="none" fo:font-style="italic" officeooo:rsid="0109b671" style:language-asian="zxx" style:country-asian="none" style:font-style-asian="italic" style:language-complex="zxx" style:country-complex="none" style:font-style-complex="italic"/>
    </style:style>
    <style:style style:name="T1772" style:family="text">
      <style:text-properties fo:language="zxx" fo:country="none" fo:font-style="italic" officeooo:rsid="010a2c1d" style:language-asian="zxx" style:country-asian="none" style:font-style-asian="italic" style:language-complex="zxx" style:country-complex="none" style:font-style-complex="italic"/>
    </style:style>
    <style:style style:name="T1773" style:family="text">
      <style:text-properties fo:language="zxx" fo:country="none" fo:font-style="italic" officeooo:rsid="0268ebe4" style:language-asian="zxx" style:country-asian="none" style:font-style-asian="italic" style:language-complex="zxx" style:country-complex="none" style:font-style-complex="italic"/>
    </style:style>
    <style:style style:name="T1774" style:family="text">
      <style:text-properties fo:language="zxx" fo:country="none" fo:font-style="italic" officeooo:rsid="0095179f" style:language-asian="zxx" style:country-asian="none" style:font-style-asian="italic" style:language-complex="zxx" style:country-complex="none" style:font-style-complex="italic"/>
    </style:style>
    <style:style style:name="T1775" style:family="text">
      <style:text-properties fo:language="zxx" fo:country="none" fo:font-style="italic" officeooo:rsid="027e54b4" style:language-asian="zxx" style:country-asian="none" style:font-style-asian="italic" style:language-complex="zxx" style:country-complex="none" style:font-style-complex="italic"/>
    </style:style>
    <style:style style:name="T1776" style:family="text">
      <style:text-properties fo:language="zxx" fo:country="none" fo:font-style="italic" officeooo:rsid="028130e2" style:language-asian="zxx" style:country-asian="none" style:font-style-asian="italic" style:language-complex="zxx" style:country-complex="none" style:font-style-complex="italic"/>
    </style:style>
    <style:style style:name="T1777" style:family="text">
      <style:text-properties fo:language="zxx" fo:country="none" fo:font-style="italic" officeooo:rsid="0286330c" style:language-asian="zxx" style:country-asian="none" style:font-style-asian="italic" style:language-complex="zxx" style:country-complex="none" style:font-style-complex="italic"/>
    </style:style>
    <style:style style:name="T1778" style:family="text">
      <style:text-properties fo:language="zxx" fo:country="none" fo:font-style="italic" officeooo:rsid="02e2d645" style:language-asian="zxx" style:country-asian="none" style:font-style-asian="italic" style:language-complex="zxx" style:country-complex="none" style:font-style-complex="italic"/>
    </style:style>
    <style:style style:name="T1779" style:family="text">
      <style:text-properties fo:language="zxx" fo:country="none" fo:font-style="italic" officeooo:rsid="02ee073d" style:language-asian="zxx" style:country-asian="none" style:font-style-asian="italic" style:language-complex="zxx" style:country-complex="none" style:font-style-complex="italic"/>
    </style:style>
    <style:style style:name="T1780" style:family="text">
      <style:text-properties fo:language="zxx" fo:country="none" fo:font-style="italic" officeooo:rsid="03acfebb" style:language-asian="zxx" style:country-asian="none" style:font-style-asian="italic" style:language-complex="zxx" style:country-complex="none" style:font-style-complex="italic"/>
    </style:style>
    <style:style style:name="T1781" style:family="text">
      <style:text-properties fo:language="zxx" fo:country="none" fo:font-style="italic" officeooo:rsid="030f667f" style:language-asian="zxx" style:country-asian="none" style:font-style-asian="italic" style:language-complex="zxx" style:country-complex="none" style:font-style-complex="italic"/>
    </style:style>
    <style:style style:name="T1782" style:family="text">
      <style:text-properties fo:language="zxx" fo:country="none" fo:font-style="italic" officeooo:rsid="01e749f1" style:language-asian="zxx" style:country-asian="none" style:font-style-asian="italic" style:language-complex="zxx" style:country-complex="none" style:font-style-complex="italic"/>
    </style:style>
    <style:style style:name="T1783" style:family="text">
      <style:text-properties fo:language="zxx" fo:country="none" fo:font-style="italic" officeooo:rsid="01fb89ba" style:language-asian="zxx" style:country-asian="none" style:font-style-asian="italic" style:language-complex="zxx" style:country-complex="none" style:font-style-complex="italic"/>
    </style:style>
    <style:style style:name="T1784" style:family="text">
      <style:text-properties fo:language="zxx" fo:country="none" fo:font-style="italic" officeooo:rsid="03db6371" style:language-asian="zxx" style:country-asian="none" style:font-style-asian="italic" style:language-complex="zxx" style:country-complex="none" style:font-style-complex="italic"/>
    </style:style>
    <style:style style:name="T1785" style:family="text">
      <style:text-properties fo:language="zxx" fo:country="none" fo:font-style="italic" officeooo:rsid="03dbe6e0" style:language-asian="zxx" style:country-asian="none" style:font-style-asian="italic" style:language-complex="zxx" style:country-complex="none" style:font-style-complex="italic"/>
    </style:style>
    <style:style style:name="T1786" style:family="text">
      <style:text-properties fo:language="zxx" fo:country="none" fo:font-style="italic" officeooo:rsid="03e00714" style:language-asian="zxx" style:country-asian="none" style:font-style-asian="italic" style:language-complex="zxx" style:country-complex="none" style:font-style-complex="italic"/>
    </style:style>
    <style:style style:name="T1787" style:family="text">
      <style:text-properties fo:language="zxx" fo:country="none" fo:font-style="italic" officeooo:rsid="041ea08c" style:language-asian="zxx" style:country-asian="none" style:font-style-asian="italic" style:language-complex="zxx" style:country-complex="none" style:font-style-complex="italic"/>
    </style:style>
    <style:style style:name="T1788" style:family="text">
      <style:text-properties fo:language="zxx" fo:country="none" fo:font-style="italic" officeooo:rsid="045939cc" style:language-asian="zxx" style:country-asian="none" style:font-style-asian="italic" style:language-complex="zxx" style:country-complex="none" style:font-style-complex="italic"/>
    </style:style>
    <style:style style:name="T1789" style:family="text">
      <style:text-properties fo:language="zxx" fo:country="none" fo:font-style="italic" officeooo:rsid="04ee1555" style:language-asian="zxx" style:country-asian="none" style:font-style-asian="italic" style:language-complex="zxx" style:country-complex="none" style:font-style-complex="italic"/>
    </style:style>
    <style:style style:name="T1790" style:family="text">
      <style:text-properties fo:language="zxx" fo:country="none" fo:font-style="italic" officeooo:rsid="0118f6ad" style:language-asian="zxx" style:country-asian="none" style:font-style-asian="italic" style:font-size-complex="10pt" style:language-complex="zxx" style:country-complex="none" style:font-style-complex="italic"/>
    </style:style>
    <style:style style:name="T1791" style:family="text">
      <style:text-properties fo:language="zxx" fo:country="none" fo:font-style="italic" officeooo:rsid="029eee53" style:language-asian="zxx" style:country-asian="none" style:font-style-asian="italic" style:font-size-complex="10pt" style:language-complex="zxx" style:country-complex="none" style:font-style-complex="italic"/>
    </style:style>
    <style:style style:name="T1792" style:family="text">
      <style:text-properties fo:language="zxx" fo:country="none" fo:font-style="italic" officeooo:rsid="010b4322" style:language-asian="zxx" style:country-asian="none" style:font-style-asian="italic" style:font-size-complex="10pt" style:language-complex="zxx" style:country-complex="none" style:font-style-complex="italic"/>
    </style:style>
    <style:style style:name="T1793" style:family="text">
      <style:text-properties fo:language="zxx" fo:country="none" fo:font-style="italic" officeooo:rsid="01100cd4" style:language-asian="zxx" style:country-asian="none" style:font-style-asian="italic" style:font-size-complex="10pt" style:language-complex="zxx" style:country-complex="none" style:font-style-complex="italic"/>
    </style:style>
    <style:style style:name="T1794" style:family="text">
      <style:text-properties fo:language="zxx" fo:country="none" fo:font-style="italic" officeooo:rsid="007a4ad7" style:language-asian="zxx" style:country-asian="none" style:font-style-asian="italic" style:font-size-complex="10pt" style:language-complex="zxx" style:country-complex="none" style:font-style-complex="italic"/>
    </style:style>
    <style:style style:name="T1795" style:family="text">
      <style:text-properties fo:language="zxx" fo:country="none" fo:font-style="italic" officeooo:rsid="0076dbab" style:language-asian="zxx" style:country-asian="none" style:font-style-asian="italic" style:font-size-complex="10pt" style:language-complex="zxx" style:country-complex="none" style:font-style-complex="italic"/>
    </style:style>
    <style:style style:name="T1796" style:family="text">
      <style:text-properties fo:language="zxx" fo:country="none" fo:font-style="italic" fo:font-weight="normal" style:language-asian="zxx" style:country-asian="none" style:font-style-asian="italic" style:font-weight-asian="normal" style:font-size-complex="10pt" style:language-complex="zxx" style:country-complex="none" style:font-style-complex="italic" style:font-weight-complex="normal"/>
    </style:style>
    <style:style style:name="T1797" style:family="text">
      <style:text-properties fo:language="zxx" fo:country="none" fo:font-style="italic" fo:font-weight="normal" officeooo:rsid="01148007" style:language-asian="zxx" style:country-asian="none" style:font-style-asian="italic" style:font-weight-asian="normal" style:font-size-complex="10pt" style:language-complex="zxx" style:country-complex="none" style:font-style-complex="italic" style:font-weight-complex="normal"/>
    </style:style>
    <style:style style:name="T1798" style:family="text">
      <style:text-properties fo:language="zxx" fo:country="none" fo:font-style="italic" fo:font-weight="normal" officeooo:rsid="0088adaa" style:language-asian="zxx" style:country-asian="none" style:font-style-asian="italic" style:font-weight-asian="normal" style:font-size-complex="10pt" style:language-complex="zxx" style:country-complex="none" style:font-style-complex="italic" style:font-weight-complex="normal"/>
    </style:style>
    <style:style style:name="T1799" style:family="text">
      <style:text-properties fo:language="zxx" fo:country="none" fo:font-style="italic" fo:font-weight="normal" officeooo:rsid="029eb956" style:language-asian="zxx" style:country-asian="none" style:font-style-asian="italic" style:font-weight-asian="normal" style:font-size-complex="10pt" style:language-complex="zxx" style:country-complex="none" style:font-style-complex="italic" style:font-weight-complex="normal"/>
    </style:style>
    <style:style style:name="T1800" style:family="text">
      <style:text-properties fo:language="zxx" fo:country="none" fo:font-style="italic" fo:font-weight="normal" officeooo:rsid="0114bd26" style:language-asian="zxx" style:country-asian="none" style:font-style-asian="italic" style:font-weight-asian="normal" style:font-size-complex="10pt" style:language-complex="zxx" style:country-complex="none" style:font-style-complex="italic" style:font-weight-complex="normal"/>
    </style:style>
    <style:style style:name="T1801" style:family="text">
      <style:text-properties fo:language="zxx" fo:country="none" fo:font-style="italic" fo:font-weight="normal" officeooo:rsid="02e2d645" style:language-asian="zxx" style:country-asian="none" style:font-style-asian="italic" style:font-weight-asian="normal" style:font-size-complex="10pt" style:language-complex="zxx" style:country-complex="none" style:font-style-complex="italic" style:font-weight-complex="normal"/>
    </style:style>
    <style:style style:name="T1802" style:family="text">
      <style:text-properties fo:language="zxx" fo:country="none" fo:font-style="italic" fo:font-weight="normal" officeooo:rsid="007a4ad7" style:language-asian="zxx" style:country-asian="none" style:font-style-asian="italic" style:font-weight-asian="normal" style:font-size-complex="10pt" style:language-complex="zxx" style:country-complex="none" style:font-style-complex="italic" style:font-weight-complex="normal"/>
    </style:style>
    <style:style style:name="T1803" style:family="text">
      <style:text-properties fo:language="zxx" fo:country="none" fo:font-style="italic" fo:font-weight="normal" officeooo:rsid="0076dbab" style:language-asian="zxx" style:country-asian="none" style:font-style-asian="italic" style:font-weight-asian="normal" style:font-size-complex="10pt" style:language-complex="zxx" style:country-complex="none" style:font-style-complex="italic" style:font-weight-complex="normal"/>
    </style:style>
    <style:style style:name="T1804" style:family="text">
      <style:text-properties fo:language="zxx" fo:country="none" fo:font-style="italic" fo:font-weight="normal" officeooo:rsid="04f77cbf" style:language-asian="zxx" style:country-asian="none" style:font-style-asian="italic" style:font-weight-asian="normal" style:font-size-complex="10pt" style:language-complex="zxx" style:country-complex="none" style:font-style-complex="italic" style:font-weight-complex="normal"/>
    </style:style>
    <style:style style:name="T1805" style:family="text">
      <style:text-properties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806" style:family="text">
      <style:text-properties fo:language="zxx" fo:country="none" fo:font-style="italic" fo:font-weight="normal" officeooo:rsid="028130e2" style:language-asian="zxx" style:country-asian="none" style:font-style-asian="italic" style:font-weight-asian="normal" style:language-complex="zxx" style:country-complex="none" style:font-style-complex="italic" style:font-weight-complex="normal"/>
    </style:style>
    <style:style style:name="T1807" style:family="text">
      <style:text-properties fo:language="zxx" fo:country="none" fo:font-style="italic" fo:font-weight="normal" officeooo:rsid="0282d70e" style:language-asian="zxx" style:country-asian="none" style:font-style-asian="italic" style:font-weight-asian="normal" style:language-complex="zxx" style:country-complex="none" style:font-style-complex="italic" style:font-weight-complex="normal"/>
    </style:style>
    <style:style style:name="T1808" style:family="text">
      <style:text-properties fo:language="zxx" fo:country="none" fo:font-style="italic" officeooo:rsid="026c74ba" fo:background-color="transparent" loext:char-shading-value="0" style:language-asian="zxx" style:country-asian="none" style:font-style-asian="italic" style:language-complex="zxx" style:country-complex="none" style:font-style-complex="italic"/>
    </style:style>
    <style:style style:name="T1809" style:family="text">
      <style:text-properties fo:language="zxx" fo:country="none" fo:font-style="italic" officeooo:rsid="0114282e" fo:background-color="transparent" loext:char-shading-value="0" style:language-asian="zxx" style:country-asian="none" style:font-style-asian="italic" style:language-complex="zxx" style:country-complex="none" style:font-style-complex="italic"/>
    </style:style>
    <style:style style:name="T1810" style:family="text">
      <style:text-properties fo:language="zxx" fo:country="none" fo:font-style="italic" officeooo:rsid="026655dc" fo:background-color="transparent" loext:char-shading-value="0" style:language-asian="zxx" style:country-asian="none" style:font-style-asian="italic" style:language-complex="zxx" style:country-complex="none" style:font-style-complex="italic"/>
    </style:style>
    <style:style style:name="T1811" style:family="text">
      <style:text-properties fo:language="zxx" fo:country="none" fo:font-style="italic" officeooo:rsid="00e089ea" fo:background-color="transparent" loext:char-shading-value="0" style:language-asian="zxx" style:country-asian="none" style:font-style-asian="italic" style:language-complex="zxx" style:country-complex="none" style:font-style-complex="italic"/>
    </style:style>
    <style:style style:name="T1812" style:family="text">
      <style:text-properties fo:language="zxx" fo:country="none" fo:font-style="italic" officeooo:rsid="02decb93" fo:background-color="transparent" loext:char-shading-value="0" style:language-asian="zxx" style:country-asian="none" style:font-style-asian="italic" style:language-complex="zxx" style:country-complex="none" style:font-style-complex="italic"/>
    </style:style>
    <style:style style:name="T1813" style:family="text">
      <style:text-properties fo:language="zxx" fo:country="none" fo:font-style="italic" officeooo:rsid="030f667f" fo:background-color="transparent" loext:char-shading-value="0" style:language-asian="zxx" style:country-asian="none" style:font-style-asian="italic" style:language-complex="zxx" style:country-complex="none" style:font-style-complex="italic"/>
    </style:style>
    <style:style style:name="T1814" style:family="text">
      <style:text-properties fo:language="zxx" fo:country="none" fo:font-style="italic" officeooo:rsid="0118f6ad" fo:background-color="transparent" loext:char-shading-value="0" style:language-asian="zxx" style:country-asian="none" style:font-style-asian="italic" style:font-size-complex="10pt" style:language-complex="zxx" style:country-complex="none" style:font-style-complex="italic"/>
    </style:style>
    <style:style style:name="T1815" style:family="text">
      <style:text-properties fo:language="zxx" fo:country="none" fo:font-style="italic" officeooo:rsid="029eee53" fo:background-color="transparent" loext:char-shading-value="0" style:language-asian="zxx" style:country-asian="none" style:font-style-asian="italic" style:font-size-complex="10pt" style:language-complex="zxx" style:country-complex="none" style:font-style-complex="italic"/>
    </style:style>
    <style:style style:name="T1816" style:family="text">
      <style:text-properties fo:language="zxx" fo:country="none" fo:font-style="italic" officeooo:rsid="02f90dcc" fo:background-color="transparent" loext:char-shading-value="0" style:language-asian="zxx" style:country-asian="none" style:font-style-asian="italic" style:font-size-complex="10pt" style:language-complex="zxx" style:country-complex="none" style:font-style-complex="italic"/>
    </style:style>
    <style:style style:name="T1817" style:family="text">
      <style:text-properties fo:language="zxx" fo:country="none" fo:font-style="italic" style:text-underline-style="none" officeooo:rsid="0095179f" style:language-asian="zxx" style:country-asian="none" style:font-style-asian="italic" style:language-complex="zxx" style:country-complex="none" style:font-style-complex="italic"/>
    </style:style>
    <style:style style:name="T1818" style:family="text">
      <style:text-properties fo:language="zxx" fo:country="none" fo:font-style="italic" style:text-underline-style="none" officeooo:rsid="02e110ee" style:language-asian="zxx" style:country-asian="none" style:font-style-asian="italic" style:language-complex="zxx" style:country-complex="none" style:font-style-complex="italic"/>
    </style:style>
    <style:style style:name="T1819" style:family="text">
      <style:text-properties fo:language="zxx" fo:country="none" fo:font-style="italic" style:text-underline-style="none" officeooo:rsid="03dbe6e0" style:language-asian="zxx" style:country-asian="none" style:font-style-asian="italic" style:language-complex="zxx" style:country-complex="none" style:font-style-complex="italic"/>
    </style:style>
    <style:style style:name="T1820" style:family="text">
      <style:text-properties fo:language="zxx" fo:country="none" fo:font-style="italic" style:text-underline-style="none" fo:background-color="transparent" loext:char-shading-value="0" style:language-asian="zxx" style:country-asian="none" style:font-style-asian="italic" style:language-complex="zxx" style:country-complex="none" style:font-style-complex="italic"/>
    </style:style>
    <style:style style:name="T1821" style:family="text">
      <style:text-properties fo:language="zxx" fo:country="none" fo:font-style="italic" style:text-underline-style="none" officeooo:rsid="026c74ba" fo:background-color="transparent" loext:char-shading-value="0" style:language-asian="zxx" style:country-asian="none" style:font-style-asian="italic" style:language-complex="zxx" style:country-complex="none" style:font-style-complex="italic"/>
    </style:style>
    <style:style style:name="T1822" style:family="text">
      <style:text-properties fo:language="zxx" fo:country="none" fo:font-style="italic" style:text-underline-style="none" officeooo:rsid="00d81001" fo:background-color="transparent" loext:char-shading-value="0" style:language-asian="zxx" style:country-asian="none" style:font-style-asian="italic" style:language-complex="zxx" style:country-complex="none" style:font-style-complex="italic"/>
    </style:style>
    <style:style style:name="T1823" style:family="text">
      <style:text-properties fo:language="zxx" fo:country="none" fo:font-style="italic" style:text-underline-style="none" officeooo:rsid="02dac01f" fo:background-color="transparent" loext:char-shading-value="0" style:language-asian="zxx" style:country-asian="none" style:font-style-asian="italic" style:language-complex="zxx" style:country-complex="none" style:font-style-complex="italic"/>
    </style:style>
    <style:style style:name="T1824" style:family="text">
      <style:text-properties fo:language="zxx" fo:country="none" fo:font-style="italic" style:text-underline-style="none" officeooo:rsid="01267355" fo:background-color="transparent" loext:char-shading-value="0" style:language-asian="zxx" style:country-asian="none" style:font-style-asian="italic" style:language-complex="zxx" style:country-complex="none" style:font-style-complex="italic"/>
    </style:style>
    <style:style style:name="T1825" style:family="text">
      <style:text-properties fo:language="zxx" fo:country="none" fo:font-style="normal" fo:background-color="transparent" loext:char-shading-value="0" style:language-asian="zxx" style:country-asian="none" style:font-style-asian="normal" style:language-complex="zxx" style:country-complex="none" style:font-style-complex="normal"/>
    </style:style>
    <style:style style:name="T1826" style:family="text">
      <style:text-properties fo:language="zxx" fo:country="none" fo:font-style="normal" officeooo:rsid="026c74ba" fo:background-color="transparent" loext:char-shading-value="0" style:language-asian="zxx" style:country-asian="none" style:font-style-asian="normal" style:language-complex="zxx" style:country-complex="none" style:font-style-complex="normal"/>
    </style:style>
    <style:style style:name="T1827" style:family="text">
      <style:text-properties fo:language="zxx" fo:country="none" fo:font-style="normal" officeooo:rsid="0412ea24" fo:background-color="transparent" loext:char-shading-value="0" style:language-asian="zxx" style:country-asian="none" style:font-style-asian="normal" style:language-complex="zxx" style:country-complex="none" style:font-style-complex="normal" style:text-overline-style="solid" style:text-overline-width="auto" style:text-overline-color="font-color"/>
    </style:style>
    <style:style style:name="T1828" style:family="text">
      <style:text-properties fo:language="zxx" fo:country="none" fo:font-style="normal" officeooo:rsid="04a6e1fe" fo:background-color="transparent" loext:char-shading-value="0" style:language-asian="zxx" style:country-asian="none" style:font-style-asian="normal" style:language-complex="zxx" style:country-complex="none" style:font-style-complex="normal"/>
    </style:style>
    <style:style style:name="T1829" style:family="text">
      <style:text-properties fo:language="zxx" fo:country="none" fo:font-style="normal" style:language-asian="zxx" style:country-asian="none" style:font-style-asian="normal" style:language-complex="zxx" style:country-complex="none" style:font-style-complex="normal"/>
    </style:style>
    <style:style style:name="T1830" style:family="text">
      <style:text-properties fo:language="zxx" fo:country="none" fo:font-style="normal" officeooo:rsid="03849380" style:language-asian="zxx" style:country-asian="none" style:font-style-asian="normal" style:language-complex="zxx" style:country-complex="none" style:font-style-complex="normal"/>
    </style:style>
    <style:style style:name="T1831" style:family="text">
      <style:text-properties fo:language="zxx" fo:country="none" fo:font-style="normal" officeooo:rsid="010a2c1d" style:language-asian="zxx" style:country-asian="none" style:font-style-asian="normal" style:language-complex="zxx" style:country-complex="none" style:font-style-complex="normal"/>
    </style:style>
    <style:style style:name="T1832" style:family="text">
      <style:text-properties fo:language="zxx" fo:country="none" fo:font-style="normal" officeooo:rsid="04ecf18f" style:language-asian="zxx" style:country-asian="none" style:font-style-asian="normal" style:language-complex="zxx" style:country-complex="none" style:font-style-complex="normal"/>
    </style:style>
    <style:style style:name="T1833" style:family="text">
      <style:text-properties fo:language="zxx" fo:country="none" fo:font-style="normal" officeooo:rsid="029eee53" style:language-asian="zxx" style:country-asian="none" style:font-style-asian="normal" style:font-size-complex="10pt" style:language-complex="zxx" style:country-complex="none" style:font-style-complex="normal"/>
    </style:style>
    <style:style style:name="T1834" style:family="text">
      <style:text-properties fo:language="zxx" fo:country="none" fo:font-style="normal" style:text-underline-style="solid" style:text-underline-width="auto" style:text-underline-color="font-color" style:language-asian="zxx" style:country-asian="none" style:font-style-asian="normal" style:language-complex="zxx" style:country-complex="none" style:font-style-complex="normal"/>
    </style:style>
    <style:style style:name="T1835" style:family="text">
      <style:text-properties fo:language="zxx" fo:country="none" fo:font-style="normal" style:text-underline-style="solid" style:text-underline-width="auto" style:text-underline-color="font-color" officeooo:rsid="0060488a" style:language-asian="zxx" style:country-asian="none" style:font-style-asian="normal" style:language-complex="zxx" style:country-complex="none" style:font-style-complex="normal"/>
    </style:style>
    <style:style style:name="T1836" style:family="text">
      <style:text-properties fo:language="zxx" fo:country="none" fo:font-style="normal" style:text-underline-style="solid" style:text-underline-width="auto" style:text-underline-color="font-color" officeooo:rsid="027e54b4" style:language-asian="zxx" style:country-asian="none" style:font-style-asian="normal" style:language-complex="zxx" style:country-complex="none" style:font-style-complex="normal"/>
    </style:style>
    <style:style style:name="T1837" style:family="text">
      <style:text-properties fo:language="zxx" fo:country="none" fo:font-style="normal" style:text-underline-style="solid" style:text-underline-width="auto" style:text-underline-color="font-color" officeooo:rsid="008c3ca6" style:language-asian="zxx" style:country-asian="none" style:font-style-asian="normal" style:language-complex="zxx" style:country-complex="none" style:font-style-complex="normal"/>
    </style:style>
    <style:style style:name="T1838" style:family="text">
      <style:text-properties fo:language="zxx" fo:country="none" fo:font-style="normal" style:text-underline-style="solid" style:text-underline-width="auto" style:text-underline-color="font-color" officeooo:rsid="00948bce" style:language-asian="zxx" style:country-asian="none" style:font-style-asian="normal" style:language-complex="zxx" style:country-complex="none" style:font-style-complex="normal"/>
    </style:style>
    <style:style style:name="T1839" style:family="text">
      <style:text-properties fo:language="zxx" fo:country="none" fo:font-style="normal" style:text-underline-style="solid" style:text-underline-width="auto" style:text-underline-color="font-color" officeooo:rsid="00a4cabe" style:language-asian="zxx" style:country-asian="none" style:font-style-asian="normal" style:language-complex="zxx" style:country-complex="none" style:font-style-complex="normal"/>
    </style:style>
    <style:style style:name="T1840" style:family="text">
      <style:text-properties fo:language="zxx" fo:country="none" fo:font-style="normal" style:text-underline-style="solid" style:text-underline-width="auto" style:text-underline-color="font-color" officeooo:rsid="00b80658" style:language-asian="zxx" style:country-asian="none" style:font-style-asian="normal" style:language-complex="zxx" style:country-complex="none" style:font-style-complex="normal"/>
    </style:style>
    <style:style style:name="T1841" style:family="text">
      <style:text-properties fo:language="zxx" fo:country="none" fo:font-style="normal" style:text-underline-style="solid" style:text-underline-width="auto" style:text-underline-color="font-color" officeooo:rsid="0060488a" fo:background-color="transparent" loext:char-shading-value="0" style:language-asian="zxx" style:country-asian="none" style:font-style-asian="normal" style:language-complex="zxx" style:country-complex="none" style:font-style-complex="normal"/>
    </style:style>
    <style:style style:name="T1842" style:family="text">
      <style:text-properties fo:language="zxx" fo:country="none" fo:font-style="normal" style:text-underline-style="solid" style:text-underline-width="auto" style:text-underline-color="font-color" officeooo:rsid="0279c78a" fo:background-color="transparent" loext:char-shading-value="0" style:language-asian="zxx" style:country-asian="none" style:font-style-asian="normal" style:language-complex="zxx" style:country-complex="none" style:font-style-complex="normal"/>
    </style:style>
    <style:style style:name="T1843" style:family="text">
      <style:text-properties fo:language="zxx" fo:country="none" fo:font-style="normal" style:text-underline-style="solid" style:text-underline-width="auto" style:text-underline-color="font-color" officeooo:rsid="008c3ca6" fo:background-color="transparent" loext:char-shading-value="0" style:language-asian="zxx" style:country-asian="none" style:font-style-asian="normal" style:language-complex="zxx" style:country-complex="none" style:font-style-complex="normal"/>
    </style:style>
    <style:style style:name="T1844" style:family="text">
      <style:text-properties fo:language="zxx" fo:country="none" fo:font-style="normal" style:text-underline-style="solid" style:text-underline-width="auto" style:text-underline-color="font-color" fo:font-weight="normal" officeooo:rsid="0279c78a"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5" style:family="text">
      <style:text-properties fo:language="zxx" fo:country="none" fo:font-style="normal" style:text-underline-style="solid" style:text-underline-width="auto" style:text-underline-color="font-color" fo:font-weight="normal" officeooo:rsid="008c3ca6" fo:background-color="transparent" loext:char-shading-value="0" style:language-asian="zxx" style:country-asian="none" style:font-style-asian="normal" style:font-weight-asian="normal" style:language-complex="zxx" style:country-complex="none" style:font-style-complex="normal" style:font-weight-complex="normal"/>
    </style:style>
    <style:style style:name="T1846" style:family="text">
      <style:text-properties fo:language="zxx" fo:country="none" fo:font-style="normal" style:text-underline-style="solid" style:text-underline-width="auto" style:text-underline-color="font-color" fo:font-weight="normal" style:language-asian="zxx" style:country-asian="none" style:font-style-asian="normal" style:font-weight-asian="normal" style:language-complex="zxx" style:country-complex="none" style:font-style-complex="normal" style:font-weight-complex="normal"/>
    </style:style>
    <style:style style:name="T1847" style:family="text">
      <style:text-properties fo:language="zxx" fo:country="none" fo:font-style="normal" style:text-underline-style="solid" style:text-underline-width="auto" style:text-underline-color="font-color" fo:font-weight="normal" officeooo:rsid="027085c8" style:language-asian="zxx" style:country-asian="none" style:font-style-asian="normal" style:font-weight-asian="normal" style:language-complex="zxx" style:country-complex="none" style:font-style-complex="normal" style:font-weight-complex="normal"/>
    </style:style>
    <style:style style:name="T1848" style:family="text">
      <style:text-properties fo:language="zxx" fo:country="none" fo:font-style="normal" style:text-underline-style="solid" style:text-underline-width="auto" style:text-underline-color="font-color" fo:font-weight="normal" officeooo:rsid="0390a025" style:language-asian="zxx" style:country-asian="none" style:font-style-asian="normal" style:font-weight-asian="normal" style:language-complex="zxx" style:country-complex="none" style:font-style-complex="normal" style:font-weight-complex="normal"/>
    </style:style>
    <style:style style:name="T1849" style:family="text">
      <style:text-properties fo:language="zxx" fo:country="none" fo:font-style="normal" style:text-underline-style="solid" style:text-underline-width="auto" style:text-underline-color="font-color" fo:font-weight="normal" officeooo:rsid="008c3ca6" style:language-asian="zxx" style:country-asian="none" style:font-style-asian="normal" style:font-weight-asian="normal" style:language-complex="zxx" style:country-complex="none" style:font-style-complex="normal" style:font-weight-complex="normal"/>
    </style:style>
    <style:style style:name="T1850" style:family="text">
      <style:text-properties fo:language="zxx" fo:country="none" fo:font-style="normal" fo:font-weight="normal" officeooo:rsid="04ecf18f" style:language-asian="zxx" style:country-asian="none" style:font-style-asian="normal" style:font-weight-asian="normal" style:font-size-complex="10pt" style:language-complex="zxx" style:country-complex="none" style:font-style-complex="normal" style:font-weight-complex="normal"/>
    </style:style>
    <style:style style:name="T1851" style:family="text">
      <style:text-properties fo:language="zxx" fo:country="none" fo:font-style="normal" fo:font-weight="normal" officeooo:rsid="04f77cbf" style:language-asian="zxx" style:country-asian="none" style:font-style-asian="normal" style:font-weight-asian="normal" style:font-size-complex="10pt" style:language-complex="zxx" style:country-complex="none" style:font-style-complex="normal" style:font-weight-complex="normal"/>
    </style:style>
    <style:style style:name="T1852" style:family="text">
      <style:text-properties fo:language="zxx" fo:country="none" fo:font-style="normal" fo:font-weight="normal" officeooo:rsid="02f90dcc" style:language-asian="zxx" style:country-asian="none" style:font-style-asian="normal" style:font-weight-asian="normal" style:font-size-complex="10pt" style:language-complex="zxx" style:country-complex="none" style:font-style-complex="normal" style:font-weight-complex="normal"/>
    </style:style>
    <style:style style:name="T1853" style:family="text">
      <style:text-properties fo:language="zxx" fo:country="none" fo:font-style="normal" fo:font-weight="normal" officeooo:rsid="007ca613" style:language-asian="zxx" style:country-asian="none" style:font-style-asian="normal" style:font-weight-asian="normal" style:font-size-complex="10pt" style:language-complex="zxx" style:country-complex="none" style:font-style-complex="normal" style:font-weight-complex="normal"/>
    </style:style>
    <style:style style:name="T1854" style:family="text">
      <style:text-properties fo:language="zxx" fo:country="none" fo:font-style="normal" style:text-underline-style="none" officeooo:rsid="026c74ba" fo:background-color="transparent" loext:char-shading-value="0" style:language-asian="zxx" style:country-asian="none" style:font-style-asian="normal" style:language-complex="zxx" style:country-complex="none" style:font-style-complex="normal"/>
    </style:style>
    <style:style style:name="T1855" style:family="text">
      <style:text-properties fo:language="zxx" fo:country="none" fo:font-style="normal" style:text-underline-style="none" style:language-asian="zxx" style:country-asian="none" style:font-style-asian="normal" style:language-complex="zxx" style:country-complex="none" style:font-style-complex="normal"/>
    </style:style>
    <style:style style:name="T1856" style:family="text">
      <style:text-properties fo:language="zxx" fo:country="none" fo:font-weight="normal" officeooo:rsid="01148007" style:language-asian="zxx" style:country-asian="none" style:font-weight-asian="normal" style:font-size-complex="10pt" style:language-complex="zxx" style:country-complex="none" style:font-weight-complex="normal"/>
    </style:style>
    <style:style style:name="T1857" style:family="text">
      <style:text-properties officeooo:rsid="03235234"/>
    </style:style>
    <style:style style:name="T1858" style:family="text">
      <style:text-properties officeooo:rsid="03250ee9"/>
    </style:style>
    <style:style style:name="T1859" style:family="text">
      <style:text-properties officeooo:rsid="03255a16"/>
    </style:style>
    <style:style style:name="T1860" style:family="text">
      <style:text-properties officeooo:rsid="0325c2dc"/>
    </style:style>
    <style:style style:name="T1861" style:family="text">
      <style:text-properties officeooo:rsid="032a15b0"/>
    </style:style>
    <style:style style:name="T1862" style:family="text">
      <style:text-properties officeooo:rsid="032bb2f1"/>
    </style:style>
    <style:style style:name="T1863" style:family="text">
      <style:text-properties officeooo:rsid="032d4a4b"/>
    </style:style>
    <style:style style:name="T1864" style:family="text">
      <style:text-properties officeooo:rsid="0217d313"/>
    </style:style>
    <style:style style:name="T1865" style:family="text">
      <style:text-properties officeooo:rsid="032e079b"/>
    </style:style>
    <style:style style:name="T1866" style:family="text">
      <style:text-properties officeooo:rsid="03351f2e"/>
    </style:style>
    <style:style style:name="T1867" style:family="text">
      <style:text-properties officeooo:rsid="03375c85"/>
    </style:style>
    <style:style style:name="T1868" style:family="text">
      <style:text-properties officeooo:rsid="0339f447"/>
    </style:style>
    <style:style style:name="T1869" style:family="text">
      <style:text-properties officeooo:rsid="033aa89a"/>
    </style:style>
    <style:style style:name="T1870" style:family="text">
      <style:text-properties officeooo:rsid="033bfb76"/>
    </style:style>
    <style:style style:name="T1871" style:family="text">
      <style:text-properties officeooo:rsid="033f0c2b"/>
    </style:style>
    <style:style style:name="T1872" style:family="text">
      <style:text-properties officeooo:rsid="0340fae6"/>
    </style:style>
    <style:style style:name="T1873" style:family="text">
      <style:text-properties officeooo:rsid="034268b4"/>
    </style:style>
    <style:style style:name="T1874" style:family="text">
      <style:text-properties officeooo:rsid="0344664e"/>
    </style:style>
    <style:style style:name="T1875" style:family="text">
      <style:text-properties officeooo:rsid="034497e8"/>
    </style:style>
    <style:style style:name="T1876" style:family="text">
      <style:text-properties officeooo:rsid="0349ab4e"/>
    </style:style>
    <style:style style:name="T1877" style:family="text">
      <style:text-properties officeooo:rsid="01945ae5"/>
    </style:style>
    <style:style style:name="T1878" style:family="text">
      <style:text-properties officeooo:rsid="034d1da8"/>
    </style:style>
    <style:style style:name="T1879" style:family="text">
      <style:text-properties officeooo:rsid="034f0063"/>
    </style:style>
    <style:style style:name="T1880" style:family="text">
      <style:text-properties officeooo:rsid="034f3eb5"/>
    </style:style>
    <style:style style:name="T1881" style:family="text">
      <style:text-properties officeooo:rsid="0350fa13"/>
    </style:style>
    <style:style style:name="T1882" style:family="text">
      <style:text-properties officeooo:rsid="0356a491"/>
    </style:style>
    <style:style style:name="T1883" style:family="text">
      <style:text-properties officeooo:rsid="0356dc59"/>
    </style:style>
    <style:style style:name="T1884" style:family="text">
      <style:text-properties officeooo:rsid="0359e192"/>
    </style:style>
    <style:style style:name="T1885" style:family="text">
      <style:text-properties officeooo:rsid="035a5a22"/>
    </style:style>
    <style:style style:name="T1886" style:family="text">
      <style:text-properties officeooo:rsid="035b5d49"/>
    </style:style>
    <style:style style:name="T1887" style:family="text">
      <style:text-properties style:text-position="30% 60%" officeooo:rsid="035b5d49"/>
    </style:style>
    <style:style style:name="T1888" style:family="text">
      <style:text-properties style:text-position="30% 60%" style:font-name="Arial3" officeooo:rsid="035b5d49" fo:background-color="transparent" loext:char-shading-value="0"/>
    </style:style>
    <style:style style:name="T1889" style:family="text">
      <style:text-properties style:text-position="30% 60%" style:font-name="Arial3" fo:font-size="10pt" fo:language="en" fo:country="US" fo:font-style="normal" officeooo:rsid="035b5d49" fo:background-color="transparent" loext:char-shading-value="0" style:font-style-asian="normal" style:font-style-complex="normal"/>
    </style:style>
    <style:style style:name="T1890" style:family="text">
      <style:text-properties officeooo:rsid="03609143"/>
    </style:style>
    <style:style style:name="T1891" style:family="text">
      <style:text-properties officeooo:rsid="03619051"/>
    </style:style>
    <style:style style:name="T1892" style:family="text">
      <style:text-properties officeooo:rsid="0362ce91"/>
    </style:style>
    <style:style style:name="T1893" style:family="text">
      <style:text-properties officeooo:rsid="01bf33c6"/>
    </style:style>
    <style:style style:name="T1894" style:family="text">
      <style:text-properties officeooo:rsid="0364bb52"/>
    </style:style>
    <style:style style:name="T1895" style:family="text">
      <style:text-properties officeooo:rsid="0365204e"/>
    </style:style>
    <style:style style:name="T1896" style:family="text">
      <style:text-properties officeooo:rsid="0368b33d"/>
    </style:style>
    <style:style style:name="T1897" style:family="text">
      <style:text-properties officeooo:rsid="036c2edd"/>
    </style:style>
    <style:style style:name="T1898" style:family="text">
      <style:text-properties officeooo:rsid="036ce612"/>
    </style:style>
    <style:style style:name="T1899" style:family="text">
      <style:text-properties officeooo:rsid="036d7629"/>
    </style:style>
    <style:style style:name="T1900" style:family="text">
      <style:text-properties officeooo:rsid="037120cd"/>
    </style:style>
    <style:style style:name="T1901" style:family="text">
      <style:text-properties officeooo:rsid="0371bb13"/>
    </style:style>
    <style:style style:name="T1902" style:family="text">
      <style:text-properties officeooo:rsid="0371eb37"/>
    </style:style>
    <style:style style:name="T1903" style:family="text">
      <style:text-properties officeooo:rsid="0374c8a7"/>
    </style:style>
    <style:style style:name="T1904" style:family="text">
      <style:text-properties officeooo:rsid="0375e9e4"/>
    </style:style>
    <style:style style:name="T1905" style:family="text">
      <style:text-properties officeooo:rsid="03777800"/>
    </style:style>
    <style:style style:name="T1906" style:family="text">
      <style:text-properties officeooo:rsid="037b914c"/>
    </style:style>
    <style:style style:name="T1907" style:family="text">
      <style:text-properties officeooo:rsid="037ece49"/>
    </style:style>
    <style:style style:name="T1908" style:family="text">
      <style:text-properties officeooo:rsid="024b8a8c"/>
    </style:style>
    <style:style style:name="T1909" style:family="text">
      <style:text-properties officeooo:rsid="038081e5"/>
    </style:style>
    <style:style style:name="T1910" style:family="text">
      <style:text-properties officeooo:rsid="0382020e"/>
    </style:style>
    <style:style style:name="T1911" style:family="text">
      <style:text-properties officeooo:rsid="038228a2"/>
    </style:style>
    <style:style style:name="T1912" style:family="text">
      <style:text-properties officeooo:rsid="03849380"/>
    </style:style>
    <style:style style:name="T1913" style:family="text">
      <style:text-properties officeooo:rsid="0385a765"/>
    </style:style>
    <style:style style:name="T1914" style:family="text">
      <style:text-properties officeooo:rsid="038bb89a"/>
    </style:style>
    <style:style style:name="T1915" style:family="text">
      <style:text-properties officeooo:rsid="038d1ece"/>
    </style:style>
    <style:style style:name="T1916" style:family="text">
      <style:text-properties officeooo:rsid="038f7716"/>
    </style:style>
    <style:style style:name="T1917" style:family="text">
      <style:text-properties officeooo:rsid="027af4f1"/>
    </style:style>
    <style:style style:name="T1918" style:family="text">
      <style:text-properties officeooo:rsid="039155ce"/>
    </style:style>
    <style:style style:name="T1919" style:family="text">
      <style:text-properties officeooo:rsid="039673fb"/>
    </style:style>
    <style:style style:name="T1920" style:family="text">
      <style:text-properties officeooo:rsid="0398c579"/>
    </style:style>
    <style:style style:name="T1921" style:family="text">
      <style:text-properties officeooo:rsid="039a940d"/>
    </style:style>
    <style:style style:name="T1922" style:family="text">
      <style:text-properties officeooo:rsid="039b7995"/>
    </style:style>
    <style:style style:name="T1923" style:family="text">
      <style:text-properties officeooo:rsid="039d0f3e"/>
    </style:style>
    <style:style style:name="T1924" style:family="text">
      <style:text-properties officeooo:rsid="03a58364"/>
    </style:style>
    <style:style style:name="T1925" style:family="text">
      <style:text-properties officeooo:rsid="03a5fc34"/>
    </style:style>
    <style:style style:name="T1926" style:family="text">
      <style:text-properties officeooo:rsid="03ab0a74"/>
    </style:style>
    <style:style style:name="T1927" style:family="text">
      <style:text-properties officeooo:rsid="03acfebb"/>
    </style:style>
    <style:style style:name="T1928" style:family="text">
      <style:text-properties officeooo:rsid="03af0ced"/>
    </style:style>
    <style:style style:name="T1929" style:family="text">
      <style:text-properties officeooo:rsid="03b0010a"/>
    </style:style>
    <style:style style:name="T1930" style:family="text">
      <style:text-properties officeooo:rsid="03b3165d"/>
    </style:style>
    <style:style style:name="T1931" style:family="text">
      <style:text-properties officeooo:rsid="03b32705"/>
    </style:style>
    <style:style style:name="T1932" style:family="text">
      <style:text-properties officeooo:rsid="03b32a99"/>
    </style:style>
    <style:style style:name="T1933" style:family="text">
      <style:text-properties officeooo:rsid="03b44729"/>
    </style:style>
    <style:style style:name="T1934" style:family="text">
      <style:text-properties officeooo:rsid="03b5e541"/>
    </style:style>
    <style:style style:name="T1935" style:family="text">
      <style:text-properties officeooo:rsid="03b662b0"/>
    </style:style>
    <style:style style:name="T1936" style:family="text">
      <style:text-properties officeooo:rsid="03b837d4"/>
    </style:style>
    <style:style style:name="T1937" style:family="text">
      <style:text-properties officeooo:rsid="03b9b568"/>
    </style:style>
    <style:style style:name="T1938" style:family="text">
      <style:text-properties officeooo:rsid="03bac2db"/>
    </style:style>
    <style:style style:name="T1939" style:family="text">
      <style:text-properties officeooo:rsid="018fc8ed"/>
    </style:style>
    <style:style style:name="T1940" style:family="text">
      <style:text-properties officeooo:rsid="03bb7b2d"/>
    </style:style>
    <style:style style:name="T1941" style:family="text">
      <style:text-properties officeooo:rsid="03bd77c4"/>
    </style:style>
    <style:style style:name="T1942" style:family="text">
      <style:text-properties officeooo:rsid="03be9a7f"/>
    </style:style>
    <style:style style:name="T1943" style:family="text">
      <style:text-properties officeooo:rsid="03c15a46"/>
    </style:style>
    <style:style style:name="T1944" style:family="text">
      <style:text-properties officeooo:rsid="03c4ed19"/>
    </style:style>
    <style:style style:name="T1945" style:family="text">
      <style:text-properties officeooo:rsid="03c87398"/>
    </style:style>
    <style:style style:name="T1946" style:family="text">
      <style:text-properties officeooo:rsid="03c87bc0"/>
    </style:style>
    <style:style style:name="T1947" style:family="text">
      <style:text-properties officeooo:rsid="03cde2ec"/>
    </style:style>
    <style:style style:name="T1948" style:family="text">
      <style:text-properties officeooo:rsid="03cfb852"/>
    </style:style>
    <style:style style:name="T1949" style:family="text">
      <style:text-properties officeooo:rsid="03d9575c"/>
    </style:style>
    <style:style style:name="T1950" style:family="text">
      <style:text-properties officeooo:rsid="03da329c"/>
    </style:style>
    <style:style style:name="T1951" style:family="text">
      <style:text-properties officeooo:rsid="03db6371"/>
    </style:style>
    <style:style style:name="T1952" style:family="text">
      <style:text-properties officeooo:rsid="03dbe6e0"/>
    </style:style>
    <style:style style:name="T1953" style:family="text">
      <style:text-properties officeooo:rsid="03dcc9be"/>
    </style:style>
    <style:style style:name="T1954" style:family="text">
      <style:text-properties officeooo:rsid="03de2505"/>
    </style:style>
    <style:style style:name="T1955" style:family="text">
      <style:text-properties officeooo:rsid="03e00714"/>
    </style:style>
    <style:style style:name="T1956" style:family="text">
      <style:text-properties style:text-overline-style="solid" style:text-overline-width="auto" style:text-overline-color="font-color"/>
    </style:style>
    <style:style style:name="T1957" style:family="text">
      <style:text-properties officeooo:rsid="03e1ee06"/>
    </style:style>
    <style:style style:name="T1958" style:family="text">
      <style:text-properties officeooo:rsid="03e42054"/>
    </style:style>
    <style:style style:name="T1959" style:family="text">
      <style:text-properties officeooo:rsid="03ebd8de"/>
    </style:style>
    <style:style style:name="T1960" style:family="text">
      <style:text-properties officeooo:rsid="03ec7b13"/>
    </style:style>
    <style:style style:name="T1961" style:family="text">
      <style:text-properties officeooo:rsid="03ecd9dc"/>
    </style:style>
    <style:style style:name="T1962" style:family="text">
      <style:text-properties officeooo:rsid="03ed2658"/>
    </style:style>
    <style:style style:name="T1963" style:family="text">
      <style:text-properties officeooo:rsid="03f267d2"/>
    </style:style>
    <style:style style:name="T1964" style:family="text">
      <style:text-properties officeooo:rsid="03f3b905"/>
    </style:style>
    <style:style style:name="T1965" style:family="text">
      <style:text-properties officeooo:rsid="03f41b9d"/>
    </style:style>
    <style:style style:name="T1966" style:family="text">
      <style:text-properties officeooo:rsid="03f605e0"/>
    </style:style>
    <style:style style:name="T1967" style:family="text">
      <style:text-properties officeooo:rsid="03f7f200"/>
    </style:style>
    <style:style style:name="T1968" style:family="text">
      <style:text-properties officeooo:rsid="03f8a154"/>
    </style:style>
    <style:style style:name="T1969" style:family="text">
      <style:text-properties officeooo:rsid="03f9f16c"/>
    </style:style>
    <style:style style:name="T1970" style:family="text">
      <style:text-properties officeooo:rsid="03fa4636"/>
    </style:style>
    <style:style style:name="T1971" style:family="text">
      <style:text-properties officeooo:rsid="03fb3003"/>
    </style:style>
    <style:style style:name="T1972" style:family="text">
      <style:text-properties officeooo:rsid="03fbd2c9"/>
    </style:style>
    <style:style style:name="T1973" style:family="text">
      <style:text-properties officeooo:rsid="04012080"/>
    </style:style>
    <style:style style:name="T1974" style:family="text">
      <style:text-properties officeooo:rsid="0403043b"/>
    </style:style>
    <style:style style:name="T1975" style:family="text">
      <style:text-properties officeooo:rsid="0405649e"/>
    </style:style>
    <style:style style:name="T1976" style:family="text">
      <style:text-properties officeooo:rsid="04062d7f"/>
    </style:style>
    <style:style style:name="T1977" style:family="text">
      <style:text-properties officeooo:rsid="04078490"/>
    </style:style>
    <style:style style:name="T1978" style:family="text">
      <style:text-properties officeooo:rsid="040a3489"/>
    </style:style>
    <style:style style:name="T1979" style:family="text">
      <style:text-properties officeooo:rsid="040b32f0"/>
    </style:style>
    <style:style style:name="T1980" style:family="text">
      <style:text-properties officeooo:rsid="040bcf51"/>
    </style:style>
    <style:style style:name="T1981" style:family="text">
      <style:text-properties officeooo:rsid="040d09f4"/>
    </style:style>
    <style:style style:name="T1982" style:family="text">
      <style:text-properties officeooo:rsid="0411b287"/>
    </style:style>
    <style:style style:name="T1983" style:family="text">
      <style:text-properties officeooo:rsid="04193221"/>
    </style:style>
    <style:style style:name="T1984" style:family="text">
      <style:text-properties officeooo:rsid="041ec7cc"/>
    </style:style>
    <style:style style:name="T1985" style:family="text">
      <style:text-properties officeooo:rsid="041f8f9e"/>
    </style:style>
    <style:style style:name="T1986" style:family="text">
      <style:text-properties officeooo:rsid="04213613"/>
    </style:style>
    <style:style style:name="T1987" style:family="text">
      <style:text-properties officeooo:rsid="042477f1"/>
    </style:style>
    <style:style style:name="T1988" style:family="text">
      <style:text-properties officeooo:rsid="0426ec6c"/>
    </style:style>
    <style:style style:name="T1989" style:family="text">
      <style:text-properties officeooo:rsid="042b0173"/>
    </style:style>
    <style:style style:name="T1990" style:family="text">
      <style:text-properties officeooo:rsid="042bc657"/>
    </style:style>
    <style:style style:name="T1991" style:family="text">
      <style:text-properties officeooo:rsid="042dc4d8"/>
    </style:style>
    <style:style style:name="T1992" style:family="text">
      <style:text-properties officeooo:rsid="043292b3"/>
    </style:style>
    <style:style style:name="T1993" style:family="text">
      <style:text-properties officeooo:rsid="0435926f"/>
    </style:style>
    <style:style style:name="T1994" style:family="text">
      <style:text-properties officeooo:rsid="0435b1e0"/>
    </style:style>
    <style:style style:name="T1995" style:family="text">
      <style:text-properties officeooo:rsid="0438f13e"/>
    </style:style>
    <style:style style:name="T1996" style:family="text">
      <style:text-properties officeooo:rsid="043a7319"/>
    </style:style>
    <style:style style:name="T1997" style:family="text">
      <style:text-properties officeooo:rsid="043cdb08"/>
    </style:style>
    <style:style style:name="T1998" style:family="text">
      <style:text-properties officeooo:rsid="0321a109"/>
    </style:style>
    <style:style style:name="T1999" style:family="text">
      <style:text-properties officeooo:rsid="043d4397"/>
    </style:style>
    <style:style style:name="T2000" style:family="text">
      <style:text-properties officeooo:rsid="0440e15e"/>
    </style:style>
    <style:style style:name="T2001" style:family="text">
      <style:text-properties officeooo:rsid="04422993"/>
    </style:style>
    <style:style style:name="T2002" style:family="text">
      <style:text-properties officeooo:rsid="04478d3c"/>
    </style:style>
    <style:style style:name="T2003" style:family="text">
      <style:text-properties officeooo:rsid="0449a653"/>
    </style:style>
    <style:style style:name="T2004" style:family="text">
      <style:text-properties officeooo:rsid="044b16cc"/>
    </style:style>
    <style:style style:name="T2005" style:family="text">
      <style:text-properties officeooo:rsid="044da04f"/>
    </style:style>
    <style:style style:name="T2006" style:family="text">
      <style:text-properties officeooo:rsid="01e56b1a"/>
    </style:style>
    <style:style style:name="T2007" style:family="text">
      <style:text-properties officeooo:rsid="0453a411"/>
    </style:style>
    <style:style style:name="T2008" style:family="text">
      <style:text-properties officeooo:rsid="0455e256"/>
    </style:style>
    <style:style style:name="T2009" style:family="text">
      <style:text-properties officeooo:rsid="04565604"/>
    </style:style>
    <style:style style:name="T2010" style:family="text">
      <style:text-properties officeooo:rsid="045939cc"/>
    </style:style>
    <style:style style:name="T2011" style:family="text">
      <style:text-properties officeooo:rsid="0461d322"/>
    </style:style>
    <style:style style:name="T2012" style:family="text">
      <style:text-properties officeooo:rsid="0464de44"/>
    </style:style>
    <style:style style:name="T2013" style:family="text">
      <style:text-properties officeooo:rsid="0467e3f4"/>
    </style:style>
    <style:style style:name="T2014" style:family="text">
      <style:text-properties officeooo:rsid="0473e982"/>
    </style:style>
    <style:style style:name="T2015" style:family="text">
      <style:text-properties officeooo:rsid="04792f19"/>
    </style:style>
    <style:style style:name="T2016" style:family="text">
      <style:text-properties officeooo:rsid="047b459e"/>
    </style:style>
    <style:style style:name="T2017" style:family="text">
      <style:text-properties officeooo:rsid="047c6207"/>
    </style:style>
    <style:style style:name="T2018" style:family="text">
      <style:text-properties officeooo:rsid="047d7f1f"/>
    </style:style>
    <style:style style:name="T2019" style:family="text">
      <style:text-properties officeooo:rsid="047f6220"/>
    </style:style>
    <style:style style:name="T2020" style:family="text">
      <style:text-properties officeooo:rsid="0480e814"/>
    </style:style>
    <style:style style:name="T2021" style:family="text">
      <style:text-properties officeooo:rsid="0481b684"/>
    </style:style>
    <style:style style:name="T2022" style:family="text">
      <style:text-properties officeooo:rsid="0482fe27"/>
    </style:style>
    <style:style style:name="T2023" style:family="text">
      <style:text-properties officeooo:rsid="04844aac"/>
    </style:style>
    <style:style style:name="T2024" style:family="text">
      <style:text-properties officeooo:rsid="04884500"/>
    </style:style>
    <style:style style:name="T2025" style:family="text">
      <style:text-properties officeooo:rsid="0489f415"/>
    </style:style>
    <style:style style:name="T2026" style:family="text">
      <style:text-properties officeooo:rsid="04907aed"/>
    </style:style>
    <style:style style:name="T2027" style:family="text">
      <style:text-properties officeooo:rsid="04926c20"/>
    </style:style>
    <style:style style:name="T2028" style:family="text">
      <style:text-properties officeooo:rsid="0493b387"/>
    </style:style>
    <style:style style:name="T2029" style:family="text">
      <style:text-properties officeooo:rsid="0499efa7"/>
    </style:style>
    <style:style style:name="T2030" style:family="text">
      <style:text-properties officeooo:rsid="049aa1fd"/>
    </style:style>
    <style:style style:name="T2031" style:family="text">
      <style:text-properties officeooo:rsid="049b4a10"/>
    </style:style>
    <style:style style:name="T2032" style:family="text">
      <style:text-properties officeooo:rsid="049d9901"/>
    </style:style>
    <style:style style:name="T2033" style:family="text">
      <style:text-properties officeooo:rsid="04a04aa7"/>
    </style:style>
    <style:style style:name="T2034" style:family="text">
      <style:text-properties officeooo:rsid="04a8db92"/>
    </style:style>
    <style:style style:name="T2035" style:family="text">
      <style:text-properties officeooo:rsid="04aae019"/>
    </style:style>
    <style:style style:name="T2036" style:family="text">
      <style:text-properties officeooo:rsid="04afd21e"/>
    </style:style>
    <style:style style:name="T2037" style:family="text">
      <style:text-properties officeooo:rsid="04b15c89"/>
    </style:style>
    <style:style style:name="T2038" style:family="text">
      <style:text-properties officeooo:rsid="04b178c9"/>
    </style:style>
    <style:style style:name="T2039" style:family="text">
      <style:text-properties officeooo:rsid="04b2b990"/>
    </style:style>
    <style:style style:name="T2040" style:family="text">
      <style:text-properties officeooo:rsid="04b62fad"/>
    </style:style>
    <style:style style:name="T2041" style:family="text">
      <style:text-properties officeooo:rsid="01a9261d"/>
    </style:style>
    <style:style style:name="T2042" style:family="text">
      <style:text-properties officeooo:rsid="04ba6034"/>
    </style:style>
    <style:style style:name="T2043" style:family="text">
      <style:text-properties officeooo:rsid="04bea53a"/>
    </style:style>
    <style:style style:name="T2044" style:family="text">
      <style:text-properties officeooo:rsid="04bea848"/>
    </style:style>
    <style:style style:name="T2045" style:family="text">
      <style:text-properties officeooo:rsid="04c09ddc"/>
    </style:style>
    <style:style style:name="T2046" style:family="text">
      <style:text-properties officeooo:rsid="04c3251e"/>
    </style:style>
    <style:style style:name="T2047" style:family="text">
      <style:text-properties officeooo:rsid="04c946a8"/>
    </style:style>
    <style:style style:name="T2048" style:family="text">
      <style:text-properties officeooo:rsid="04cca34f"/>
    </style:style>
    <style:style style:name="T2049" style:family="text">
      <style:text-properties officeooo:rsid="04cd3e5f"/>
    </style:style>
    <style:style style:name="T2050" style:family="text">
      <style:text-properties officeooo:rsid="04cdbcf4"/>
    </style:style>
    <style:style style:name="T2051" style:family="text">
      <style:text-properties officeooo:rsid="04d52807"/>
    </style:style>
    <style:style style:name="T2052" style:family="text">
      <style:text-properties officeooo:rsid="01a4c2a6"/>
    </style:style>
    <style:style style:name="T2053" style:family="text">
      <style:text-properties officeooo:rsid="04d56b5c"/>
    </style:style>
    <style:style style:name="T2054" style:family="text">
      <style:text-properties officeooo:rsid="04d8105c"/>
    </style:style>
    <style:style style:name="T2055" style:family="text">
      <style:text-properties officeooo:rsid="04e0b28f"/>
    </style:style>
    <style:style style:name="T2056" style:family="text">
      <style:text-properties officeooo:rsid="04e2b59d"/>
    </style:style>
    <style:style style:name="T2057" style:family="text">
      <style:text-properties officeooo:rsid="04e44553"/>
    </style:style>
    <style:style style:name="T2058" style:family="text">
      <style:text-properties officeooo:rsid="04e5bdd3"/>
    </style:style>
    <style:style style:name="T2059" style:family="text">
      <style:text-properties officeooo:rsid="04e6bccb"/>
    </style:style>
    <style:style style:name="T2060" style:family="text">
      <style:text-properties officeooo:rsid="04e7b7ec"/>
    </style:style>
    <style:style style:name="T2061" style:family="text">
      <style:text-properties officeooo:rsid="04e993b6"/>
    </style:style>
    <style:style style:name="T2062" style:family="text">
      <style:text-properties officeooo:rsid="04ea21b6"/>
    </style:style>
    <style:style style:name="T2063" style:family="text">
      <style:text-properties officeooo:rsid="04eb2270"/>
    </style:style>
    <style:style style:name="T2064" style:family="text">
      <style:text-properties officeooo:rsid="04ecf18f"/>
    </style:style>
    <style:style style:name="T2065" style:family="text">
      <style:text-properties officeooo:rsid="04ed25fb"/>
    </style:style>
    <style:style style:name="T2066" style:family="text">
      <style:text-properties officeooo:rsid="04f11633"/>
    </style:style>
    <style:style style:name="T2067" style:family="text">
      <style:text-properties officeooo:rsid="04f5bd09"/>
    </style:style>
    <style:style style:name="T2068" style:family="text">
      <style:text-properties officeooo:rsid="04f6550e"/>
    </style:style>
    <style:style style:name="T2069" style:family="text">
      <style:text-properties officeooo:rsid="04f6a08a"/>
    </style:style>
    <style:style style:name="T2070" style:family="text">
      <style:text-properties officeooo:rsid="04f77cbf"/>
    </style:style>
    <style:style style:name="T2071" style:family="text">
      <style:text-properties officeooo:rsid="04fc0b40"/>
    </style:style>
    <style:style style:name="T2072" style:family="text">
      <style:text-properties officeooo:rsid="04fd7aed"/>
    </style:style>
    <style:style style:name="T2073" style:family="text">
      <style:text-properties officeooo:rsid="04fe6c79"/>
    </style:style>
    <style:style style:name="T2074" style:family="text">
      <style:text-properties officeooo:rsid="04ff9932"/>
    </style:style>
    <style:style style:name="T2075" style:family="text">
      <style:text-properties officeooo:rsid="05011a55"/>
    </style:style>
    <style:style style:name="T2076" style:family="text">
      <style:text-properties officeooo:rsid="05014c72"/>
    </style:style>
    <style:style style:name="T2077" style:family="text">
      <style:text-properties officeooo:rsid="0502f825"/>
    </style:style>
    <style:style style:name="T2078" style:family="text">
      <style:text-properties officeooo:rsid="050490c7"/>
    </style:style>
    <style:style style:name="T2079" style:family="text">
      <style:text-properties officeooo:rsid="05095974"/>
    </style:style>
    <style:style style:name="T2080" style:family="text">
      <style:text-properties officeooo:rsid="04c6b4b0"/>
    </style:style>
    <style:style style:name="T2081" style:family="text">
      <style:text-properties officeooo:rsid="0509cf09"/>
    </style:style>
    <style:style style:name="T2082" style:family="text">
      <style:text-properties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3" style:family="text">
      <style:text-properties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4" style:family="text">
      <style:text-properties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5" style:family="text">
      <style:text-properties fo:color="#000000"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086" style:family="text">
      <style:text-properties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7" style:family="text">
      <style:text-properties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88" style:family="text">
      <style:text-properties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89" style:family="text">
      <style:text-properties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0" style:family="text">
      <style:text-properties fo:font-variant="normal" fo:text-transform="none" style:use-window-font-color="true" style:text-outline="false" style:text-line-through-style="none" style:text-line-through-type="none" style:font-name="Arial3" fo:font-size="10pt" fo:font-style="normal" fo:text-shadow="none" style:text-underline-style="solid" style:text-underline-width="auto" style:text-underline-color="font-color"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091" style:family="text">
      <style:text-properties fo:font-variant="normal" fo:text-transform="none" style:use-window-font-color="true" style:text-outline="false" style:text-line-through-style="none" style:text-line-through-type="none" style:text-position="0% 10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2" style:family="text">
      <style:text-properties fo:font-variant="normal" fo:text-transform="none" style:use-window-font-color="true" style:text-outline="false" style:text-line-through-style="none" style:text-line-through-type="none" style:text-position="sub 58%"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3"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4"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5" style:family="text">
      <style:text-properties fo:font-variant="normal" fo:text-transform="none" style:use-window-font-color="true"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6" style:family="text">
      <style:text-properties fo:font-variant="normal" fo:text-transform="none" fo:color="#000000" style:text-outline="false" style:text-line-through-style="none" style:text-line-through-type="none" style:text-position="sub 6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7" style:family="text">
      <style:text-properties fo:font-variant="normal" fo:text-transform="none" style:use-window-font-color="true" style:text-outline="false" style:text-line-through-style="none" style:text-line-through-type="none" style:font-name="Arial3" fo:font-size="8pt" fo:font-style="normal" fo:text-shadow="none" style:text-underline-style="solid" style:text-underline-width="auto" style:text-underline-color="font-color"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8"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099"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0"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1"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2" style:family="text">
      <style:text-properties fo:font-variant="normal" fo:text-transform="none" style:use-window-font-color="true" style:text-outline="false" style:text-line-through-style="none" style:text-line-through-type="none" style:text-position="-50% 50%"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3" style:family="text">
      <style:text-properties fo:font-variant="normal" fo:text-transform="none"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4" style:family="text">
      <style:text-properties fo:font-variant="normal" fo:text-transform="none" style:use-window-font-color="true" style:text-outline="false" style:text-line-through-style="none" style:text-line-through-type="none" style:text-position="-15% 58%" style:font-name="Arial3" fo:font-size="8pt" fo:font-style="italic"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05"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6" style:family="text">
      <style:text-properties fo:font-variant="normal" fo:text-transform="none" fo:color="#000000"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7" style:family="text">
      <style:text-properties fo:font-variant="normal" fo:text-transform="none" fo:color="#000000" style:text-outline="false" style:text-line-through-style="none" style:text-line-through-type="none" style:text-position="sub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8"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09" style:family="text">
      <style:text-properties fo:font-variant="normal" fo:text-transform="none" style:use-window-font-color="true" style:text-outline="false" style:text-line-through-style="none" style:text-line-through-type="none" style:text-position="0% 100%"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0" style:family="text">
      <style:text-properties fo:font-variant="normal" fo:text-transform="none" style:use-window-font-color="true" style:text-outline="false" style:text-line-through-style="none" style:text-line-through-type="none" style:text-position="sub 58%" style:font-name="Arial3"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2111"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12" style:family="text">
      <style:text-properties fo:font-variant="normal" fo:text-transform="none" fo:color="#000000"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14" style:family="text">
      <style:text-properties fo:font-variant="normal" fo:text-transform="none" fo:color="#000000" style:text-outline="false" style:text-line-through-style="none" style:text-line-through-type="none" style:font-name="Liberation Sans"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5" style:family="text">
      <style:text-properties style:use-window-font-color="true"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6" style:family="text">
      <style:text-properties style:use-window-font-color="true" style:text-outline="false" style:text-line-through-style="none" style:text-line-through-type="none" style:text-position="-37% 58%"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17" style:family="text">
      <style:text-properties fo:font-variant="normal" fo:text-transform="none" fo:color="#000000" style:text-outline="false" style:text-line-through-style="none" style:text-line-through-type="none" style:font-name="Arial3"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211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119" style:family="text">
      <style:text-properties fo:font-variant="normal" fo:text-transform="none" style:use-window-font-color="true" style:text-outline="false" style:text-line-through-style="none" style:text-line-through-type="none" style:font-name="Arial3" fo:font-size="8pt" fo:font-style="normal" fo:text-shadow="none" style:text-underline-style="none" fo:font-weight="normal" style:letter-kerning="true" style:font-name-asian="Droid Sans Fallback" style:font-size-asian="6pt" style:font-style-asian="normal" style:font-weight-asian="normal" style:font-name-complex="FreeSans" style:font-size-complex="6pt" style:font-style-complex="normal" style:font-weight-complex="normal" style:text-emphasize="none" style:font-relief="none" style:text-overline-style="none" style:text-overline-color="font-color"/>
    </style:style>
    <style:style style:name="T2120"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1" style:family="text">
      <style:text-properties fo:font-variant="normal" fo:text-transform="none" style:use-window-font-color="true"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2" style:family="text">
      <style:text-properties fo:font-variant="normal" fo:text-transform="none" fo:color="#000000"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3" style:family="text">
      <style:text-properties fo:font-variant="normal" fo:text-transform="none" fo:color="#000000" style:text-outline="false" style:text-line-through-style="none" style:text-line-through-type="none" style:text-position="-20% 60%"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T2124" style:family="text">
      <style:text-properties fo:font-variant="normal" fo:text-transform="none" fo:color="#000000" style:text-outline="false" style:text-line-through-style="none" style:text-line-through-type="none"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25" style:family="text">
      <style:text-properties fo:font-variant="normal" fo:text-transform="none" style:use-window-font-color="true" style:text-outline="false" style:text-line-through-style="none" style:text-line-through-type="none" style:font-name="Arial3"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126" style:family="text">
      <style:text-properties fo:font-variant="normal" fo:text-transform="none"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7" style:family="text">
      <style:text-properties fo:font-variant="normal" fo:text-transform="none" fo:color="#000000"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28" style:family="text">
      <style:text-properties fo:font-variant="normal" fo:text-transform="none" fo:color="#000000" style:text-outline="false" style:text-line-through-style="none" style:text-line-through-type="none"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29" style:family="text">
      <style:text-properties fo:font-variant="normal" fo:text-transform="none" fo:color="#000000" style:text-outline="false" style:text-line-through-style="none" style:text-line-through-type="none" style:text-position="-20% 60%" style:font-name="Arial3" fo:font-size="10pt" fo:font-style="italic" fo:text-shadow="none" style:text-underline-style="none" fo:font-weight="normal" style:letter-kerning="true" style:font-name-asian="Droid Sans Fallback" style:font-size-asian="10pt" style:font-style-asian="italic" style:font-weight-asian="normal" style:font-name-complex="FreeSans" style:font-size-complex="10pt" style:font-style-complex="italic" style:font-weight-complex="normal" style:text-emphasize="none" style:font-relief="none" style:text-overline-style="none" style:text-overline-color="font-color"/>
    </style:style>
    <style:style style:name="T2130" style:family="text">
      <style:text-properties style:use-window-font-color="true" style:text-outline="false" style:text-line-through-style="none" style:text-line-through-type="none" style:font-name="Arial3"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solid" style:text-overline-width="auto" style:text-overline-color="font-color"/>
    </style:style>
    <style:style style:name="T2131" style:family="text">
      <style:text-properties fo:font-variant="normal" fo:text-transform="none" style:use-window-font-color="true" style:text-outline="false" style:text-line-through-style="none" style:text-line-through-type="none" style:text-position="-33% 5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2" style:family="text">
      <style:text-properties fo:font-variant="normal" fo:text-transform="none" style:use-window-font-color="true" style:text-outline="false" style:text-line-through-style="none" style:text-line-through-type="none" style:text-position="-50% 100%"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3" style:family="text">
      <style:text-properties fo:font-variant="normal" fo:text-transform="none" style:use-window-font-color="true" style:text-outline="false" style:text-line-through-style="none" style:text-line-through-type="none" style:text-position="sub 51%" style:font-name="Arial3"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2134" style:family="text">
      <style:text-properties fo:font-variant="normal" fo:text-transform="none" style:use-window-font-color="true" style:text-outline="false" style:text-line-through-style="none" style:text-line-through-type="none" style:font-name="Liberation Sans1"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135"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2136"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2137" style:family="text">
      <style:text-properties fo:font-variant="normal" fo:text-transform="none" style:use-window-font-color="true" style:text-outline="false" style:text-line-through-style="none" style:text-line-through-type="none" style:font-name="Liberation Sans1" fo:font-size="20pt"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solid" style:text-overline-width="auto" style:text-overline-color="font-color"/>
    </style:style>
    <style:style style:name="T2138"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none" style:text-overline-color="font-color"/>
    </style:style>
    <style:style style:name="T2139" style:family="text">
      <style:text-properties fo:font-variant="normal" fo:text-transform="none" style:use-window-font-color="true" style:text-outline="false" style:text-line-through-style="none" style:text-line-through-type="none" style:font-name="Liberation Sans1" fo:font-size="7pt" fo:font-style="normal" fo:text-shadow="none" style:text-underline-style="none" fo:font-weight="normal" style:letter-kerning="true" style:font-name-asian="Droid Sans Fallback" style:font-size-asian="7pt" style:font-style-asian="normal" style:font-weight-asian="normal" style:font-name-complex="FreeSans" style:font-size-complex="7pt" style:font-style-complex="normal" style:font-weight-complex="normal" style:text-emphasize="none" style:font-relief="none" style:text-overline-style="solid" style:text-overline-width="auto" style:text-overline-color="font-color"/>
    </style:style>
    <style:style style:name="T21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draw:fill="solid" fo:padding="0cm" fo:border-left="none" fo:border-right="none" fo:border-top="0.06pt solid #000000" fo:border-bottom="0.06pt solid #000000" style:shadow="none" draw:shadow-opacity="100%">
        <style:background-image/>
      </style:graphic-properties>
    </style:style>
    <style:style style:name="fr3" style:family="graphic" style:parent-style-name="Frame">
      <style:graphic-properties fo:margin-left="0cm" fo:margin-right="0cm" fo:margin-top="0.199cm" fo:margin-bottom="0.199cm" style:run-through="foreground" style:wrap="none" style:vertical-pos="from-top" style:vertical-rel="paragraph" style:horizontal-pos="from-left" style:horizontal-rel="paragraph" fo:background-color="transparent" style:background-transparency="100%" draw:fill="solid" fo:padding="0.199cm" fo:border-left="none" fo:border-right="none" fo:border-top="0.06pt solid #000000" fo:border-bottom="0.06pt solid #000000" style:shadow="none" draw:shadow-opacity="100%">
        <style:background-image/>
        <style:columns fo:column-count="2" fo:column-gap="0.399cm">
          <style:column-sep style:width="0.009cm" style:color="#000000" style:height="100%" style:style="solid"/>
          <style:column style:rel-width="32767*" fo:start-indent="0cm" fo:end-indent="0.199cm"/>
          <style:column style:rel-width="32768*" fo:start-indent="0.199cm" fo:end-indent="0cm"/>
        </style:columns>
      </style:graphic-properties>
    </style:style>
    <style:style style:name="fr4" style:family="graphic" style:parent-style-name="Frame">
      <style:graphic-properties style:run-through="foreground" style:wrap="none"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5" style:family="graphic" style:parent-style-name="Frame">
      <style:graphic-properties style:vertical-pos="from-top" style:vertical-rel="paragraph" style:horizontal-pos="from-left" style:horizontal-rel="paragraph" fo:padding="0cm" fo:border="none" style:shadow="none" draw:shadow-opacity="100%"/>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0cm" fo:border-left="none" fo:border-right="none" fo:border-top="0.06pt solid #000000" fo:border-bottom="0.06pt solid #000000" style:shadow="none" draw:shadow-opacity="100%">
        <style:columns fo:column-count="1" fo:column-gap="0cm"/>
      </style:graphic-properties>
    </style:style>
    <style:style style:name="fr7" style:family="graphic" style:parent-style-name="Frame">
      <style:graphic-properties fo:margin-left="0cm" fo:margin-right="0cm" fo:margin-top="0cm" fo:margin-bottom="0cm" style:run-through="foreground"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left="none" fo:border-right="none" fo:border-top="0.06pt solid #000000" fo:border-bottom="0.06pt solid #000000" style:shadow="none" draw:shadow-opacity="100%">
        <style:columns fo:column-count="1" fo:column-gap="0cm"/>
      </style:graphic-properties>
    </style:style>
    <style:style style:name="fr9"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1" fo:column-gap="0cm"/>
      </style:graphic-properties>
    </style:style>
    <style:style style:name="fr10"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51cm" fo:border-left="none" fo:border-right="none" fo:border-top="0.06pt solid #000000" fo:border-bottom="0.06pt solid #000000" style:shadow="none" draw:shadow-opacity="100%">
        <style:columns fo:column-count="1" fo:column-gap="0cm"/>
      </style:graphic-properties>
    </style:style>
    <style:style style:name="fr11" style:family="graphic" style:parent-style-name="Frame">
      <style:graphic-properties fo:margin-left="0cm" fo:margin-right="0cm" fo:margin-top="0cm" fo:margin-bottom="0cm" style:vertical-pos="from-top" style:vertical-rel="paragraph" style:horizontal-pos="from-left" style:horizontal-rel="paragraph" fo:background-color="transparent" style:background-transparency="100%" draw:fill="solid" fo:padding="0.051cm" fo:border-left="none" fo:border-right="0.06pt solid #000000" fo:border-top="none" fo:border-bottom="none" style:shadow="none" draw:shadow-opacity="100%">
        <style:background-image/>
      </style:graphic-properties>
    </style:style>
    <style:style style:name="fr1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 fo:padding="0.049cm" fo:border-left="none" fo:border-right="none" fo:border-top="0.06pt solid #000000" fo:border-bottom="0.06pt solid #000000" style:shadow="none" draw:shadow-opacity="100%"/>
    </style:style>
    <style:style style:name="fr13" style:family="graphic" style:parent-style-name="Frame">
      <style:graphic-properties style:vertical-pos="from-top" style:vertical-rel="paragraph" style:horizontal-pos="from-left" style:horizontal-rel="paragraph" fo:padding-left="0.499cm" fo:padding-right="0.199cm" fo:padding-top="0cm" fo:padding-bottom="0cm" fo:border-left="0.06pt solid #000000" fo:border-right="none" fo:border-top="none" fo:border-bottom="none" style:shadow="none" draw:shadow-opacity="100%"/>
    </style:style>
    <style:style style:name="fr14" style:family="graphic" style:parent-style-name="Frame">
      <style:graphic-properties fo:margin-left="0cm" fo:margin-right="0cm" fo:margin-top="0cm" fo:margin-bottom="0cm" style:wrap="none" style:vertical-pos="top" style:vertical-rel="paragraph-content" style:horizontal-pos="left" style:horizontal-rel="paragraph" fo:background-color="transparent" style:background-transparency="100%" draw:fill="solid" fo:padding="0cm" fo:border="none" style:shadow="none" draw:shadow-opacity="100%">
        <style:background-image/>
        <style:columns fo:column-count="2" fo:column-gap="0cm">
          <style:column style:rel-width="32767*" fo:start-indent="0cm" fo:end-indent="0cm"/>
          <style:column style:rel-width="32768*" fo:start-indent="0cm" fo:end-indent="0cm"/>
        </style:columns>
      </style:graphic-properties>
    </style:style>
    <style:style style:name="fr15" style:family="graphic" style:parent-style-name="Frame">
      <style:graphic-properties style:run-through="foreground" style:wrap="none" style:vertical-pos="from-top" style:vertical-rel="paragraph" style:horizontal-pos="from-left" style:horizontal-rel="paragraph" fo:background-color="transparent" style:background-transparency="100%" draw:fill="solid" fo:padding="0cm" fo:border="none" style:shadow="none" draw:shadow-opacity="100%">
        <style:background-image/>
        <style:columns fo:column-count="3" fo:column-gap="0cm">
          <style:column style:rel-width="21845*" fo:start-indent="0cm" fo:end-indent="0cm"/>
          <style:column style:rel-width="21845*" fo:start-indent="0cm" fo:end-indent="0cm"/>
          <style:column style:rel-width="21845*" fo:start-indent="0cm" fo:end-indent="0cm"/>
        </style:columns>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padding-top="0.136cm" fo:padding-bottom="0.136cm" fo:padding-left="0.259cm" fo:padding-right="0.259cm" draw:shadow="hidden" draw:shadow-offset-x="0.199cm" draw:shadow-offset-y="0.199cm" draw:shadow-color="#808080" draw:shadow-opacity="100%" style:run-through="foreground"/>
    </style:style>
    <style:style style:name="gr4"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35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2.295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5cm" fo:padding-top="0.136cm" fo:padding-bottom="0.136cm" fo:padding-left="0.259cm" fo:padding-right="0.259cm" draw:shadow="hidden" draw:shadow-offset-x="0.199cm" draw:shadow-offset-y="0.199cm" draw:shadow-color="#808080" draw:shadow-opacity="100%" style:run-through="foreground"/>
    </style:style>
    <style:style style:name="gr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5cm" fo:padding-top="0.136cm" fo:padding-bottom="0.136cm" fo:padding-left="0.259cm" fo:padding-right="0.259cm" draw:shadow="hidden" draw:shadow-offset-x="0.199cm" draw:shadow-offset-y="0.199cm" draw:shadow-color="#808080" draw:shadow-opacity="100%" style:run-through="foreground"/>
    </style:style>
    <style:style style:name="gr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1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2cm" fo:padding-top="0.136cm" fo:padding-bottom="0.136cm" fo:padding-left="0.259cm" fo:padding-right="0.259cm" draw:shadow="hidden" draw:shadow-offset-x="0.199cm" draw:shadow-offset-y="0.199cm" draw:shadow-color="#808080" draw:shadow-opacity="100%" style:run-through="foreground"/>
    </style:style>
    <style:style style:name="gr1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884cm" fo:padding-top="0.136cm" fo:padding-bottom="0.136cm" fo:padding-left="0.259cm" fo:padding-right="0.259cm" draw:shadow="hidden" draw:shadow-offset-x="0.199cm" draw:shadow-offset-y="0.199cm" draw:shadow-color="#808080" draw:shadow-opacity="100%" style:run-through="foreground"/>
    </style:style>
    <style:style style:name="gr1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1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4cm" fo:padding-top="0.136cm" fo:padding-bottom="0.136cm" fo:padding-left="0.259cm" fo:padding-right="0.259cm" draw:shadow="hidden" draw:shadow-offset-x="0.199cm" draw:shadow-offset-y="0.199cm" draw:shadow-color="#808080" draw:shadow-opacity="100%" style:run-through="foreground"/>
    </style:style>
    <style:style style:name="gr1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1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100%" style:run-through="foreground"/>
    </style:style>
    <style:style style:name="gr1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2cm" fo:padding-top="0.136cm" fo:padding-bottom="0.136cm" fo:padding-left="0.259cm" fo:padding-right="0.259cm" draw:shadow="hidden" draw:shadow-offset-x="0.199cm" draw:shadow-offset-y="0.199cm" draw:shadow-color="#808080" draw:shadow-opacity="10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0.44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26cm" fo:min-width="2.891cm" fo:padding-top="0cm" fo:padding-bottom="0cm" fo:padding-left="0cm" fo:padding-right="0cm" draw:shadow="hidden" draw:shadow-offset-x="0.199cm" draw:shadow-offset-y="0.199cm" draw:shadow-color="#808080" style:run-through="foreground"/>
    </style:style>
    <style:style style:name="gr1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2cm" fo:padding-top="0.136cm" fo:padding-bottom="0.136cm" fo:padding-left="0.259cm" fo:padding-right="0.259cm" draw:shadow="hidden" draw:shadow-offset-x="0.199cm" draw:shadow-offset-y="0.199cm" draw:shadow-color="#808080" draw:shadow-opacity="100%" style:run-through="foreground"/>
    </style:style>
    <style:style style:name="gr20" style:family="graphic">
      <style:graphic-properties draw:stroke="solid" svg:stroke-width="0.019cm" svg:stroke-color="#000000" draw:marker-start="" draw:marker-start-width="0.229cm" draw:marker-start-center="false" draw:marker-end="Symmetric_20_Arrow" draw:marker-end-width="0.19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379cm" fo:padding-top="0cm" fo:padding-bottom="0cm" fo:padding-left="0cm" fo:padding-right="0cm" draw:shadow="hidden" draw:shadow-offset-x="0.199cm" draw:shadow-offset-y="0.199cm" draw:shadow-color="#808080" style:run-through="foreground"/>
    </style:style>
    <style:style style:name="gr2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5cm" fo:padding-top="0.136cm" fo:padding-bottom="0.136cm" fo:padding-left="0.259cm" fo:padding-right="0.259cm" draw:shadow="hidden" draw:shadow-offset-x="0.199cm" draw:shadow-offset-y="0.199cm" draw:shadow-color="#808080" draw:shadow-opacity="10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346cm" fo:min-width="1.168cm" fo:padding-top="0cm" fo:padding-bottom="0cm" fo:padding-left="0cm" fo:padding-right="0cm" draw:shadow="hidden" draw:shadow-offset-x="0.199cm" draw:shadow-offset-y="0.199cm" draw:shadow-color="#808080" style:run-through="foreground"/>
    </style:style>
    <style:style style:name="gr2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6cm" fo:padding-top="0.136cm" fo:padding-bottom="0.136cm" fo:padding-left="0.259cm" fo:padding-right="0.259cm" draw:shadow="hidden" draw:shadow-offset-x="0.199cm" draw:shadow-offset-y="0.199cm" draw:shadow-color="#808080" draw:shadow-opacity="10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0.4cm" fo:min-width="1.803cm" fo:padding-top="0cm" fo:padding-bottom="0cm" fo:padding-left="0cm" fo:padding-right="0cm" draw:shadow="hidden" draw:shadow-offset-x="0.199cm" draw:shadow-offset-y="0.199cm" draw:shadow-color="#808080" style:run-through="foreground"/>
    </style:style>
    <style:style style:name="gr2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31cm" fo:min-width="2.482cm" fo:padding-top="0.136cm" fo:padding-bottom="0.136cm" fo:padding-left="0.259cm" fo:padding-right="0.259cm" draw:shadow="hidden" draw:shadow-offset-x="0.199cm" draw:shadow-offset-y="0.199cm" draw:shadow-color="#808080" draw:shadow-opacity="100%" style:run-through="foreground"/>
    </style:style>
    <style:style style:name="gr27"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2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cm" fo:padding-top="0.136cm" fo:padding-bottom="0.136cm" fo:padding-left="0.259cm" fo:padding-right="0.259cm" draw:shadow="hidden" draw:shadow-offset-x="0.199cm" draw:shadow-offset-y="0.199cm" draw:shadow-color="#808080" draw:shadow-opacity="100%" style:run-through="foreground"/>
    </style:style>
    <style:style style:name="gr3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2.482cm" fo:padding-top="0.136cm" fo:padding-bottom="0.136cm" fo:padding-left="0.259cm" fo:padding-right="0.259cm" draw:shadow="hidden" draw:shadow-offset-x="0.199cm" draw:shadow-offset-y="0.199cm" draw:shadow-color="#808080" draw:shadow-opacity="100%" style:run-through="foreground"/>
    </style:style>
    <style:style style:name="gr31"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3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2cm" fo:padding-top="0.136cm" fo:padding-bottom="0.136cm" fo:padding-left="0.259cm" fo:padding-right="0.259cm" draw:shadow="hidden" draw:shadow-offset-x="0.199cm" draw:shadow-offset-y="0.199cm" draw:shadow-color="#808080" draw:shadow-opacity="100%" style:run-through="foreground"/>
    </style:style>
    <style:style style:name="gr3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9cm" fo:min-width="0.483cm" fo:padding-top="0.136cm" fo:padding-bottom="0.136cm" fo:padding-left="0.259cm" fo:padding-right="0.259cm" draw:shadow="hidden" draw:shadow-offset-x="0.199cm" draw:shadow-offset-y="0.199cm" draw:shadow-color="#808080" draw:shadow-opacity="100%" style:run-through="foreground"/>
    </style:style>
    <style:style style:name="gr3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284cm" fo:padding-top="0.136cm" fo:padding-bottom="0.136cm" fo:padding-left="0.259cm" fo:padding-right="0.259cm" draw:shadow="hidden" draw:shadow-offset-x="0.199cm" draw:shadow-offset-y="0.199cm" draw:shadow-color="#808080" draw:shadow-opacity="100%" style:run-through="foreground"/>
    </style:style>
    <style:style style:name="gr3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127cm" fo:min-width="0.48cm" fo:padding-top="0.136cm" fo:padding-bottom="0.136cm" fo:padding-left="0.259cm" fo:padding-right="0.259cm" draw:shadow="hidden" draw:shadow-offset-x="0.199cm" draw:shadow-offset-y="0.199cm" draw:shadow-color="#808080" draw:shadow-opacity="100%" style:run-through="foreground"/>
    </style:style>
    <style:style style:name="gr36"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3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0%" style:run-through="foreground"/>
    </style:style>
    <style:style style:name="gr3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0%" style:run-through="foreground"/>
    </style:style>
    <style:style style:name="gr3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93cm" fo:min-width="1.882cm" fo:padding-top="0.136cm" fo:padding-bottom="0.136cm" fo:padding-left="0.259cm" fo:padding-right="0.259cm" draw:shadow="hidden" draw:shadow-offset-x="0.199cm" draw:shadow-offset-y="0.199cm" draw:shadow-color="#808080" draw:shadow-opacity="100%" style:run-through="foreground"/>
    </style:style>
    <style:style style:name="gr4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4cm" fo:padding-top="0.136cm" fo:padding-bottom="0.136cm" fo:padding-left="0.259cm" fo:padding-right="0.259cm" draw:shadow="hidden" draw:shadow-offset-x="0.199cm" draw:shadow-offset-y="0.199cm" draw:shadow-color="#808080" draw:shadow-opacity="100%" style:run-through="foreground"/>
    </style:style>
    <style:style style:name="gr4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31cm" fo:padding-top="0cm" fo:padding-bottom="0cm" fo:padding-left="0cm" fo:padding-right="-1.271cm" draw:shadow="hidden" draw:shadow-offset-x="0.199cm" draw:shadow-offset-y="0.199cm" draw:shadow-color="#808080" draw:shadow-opacity="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1.699cm" fo:padding-top="0cm" fo:padding-bottom="0cm" fo:padding-left="0cm" fo:padding-right="0cm" draw:shadow="hidden" draw:shadow-offset-x="0.199cm" draw:shadow-offset-y="0.199cm" draw:shadow-color="#808080" style:run-through="foreground"/>
    </style:style>
    <style:style style:name="gr43" style:family="graphic">
      <style:graphic-properties draw:stroke="dash" draw:stroke-dash="Dashed_20__28_var_29__20_1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4" style:family="graphic">
      <style:graphic-properties draw:stroke="dash" draw:stroke-dash="Dashed_20__28_var_29__20_2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5" style:family="graphic">
      <style:graphic-properties draw:stroke="dash" draw:stroke-dash="Dashed_20__28_var_29__20_2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3cm" fo:padding-top="0.136cm" fo:padding-bottom="0.136cm" fo:padding-left="0.259cm" fo:padding-right="0.259cm" draw:shadow="hidden" draw:shadow-offset-x="0.199cm" draw:shadow-offset-y="0.199cm" draw:shadow-color="#808080" draw:shadow-opacity="100%" style:run-through="foreground"/>
    </style:style>
    <style:style style:name="gr46" style:family="graphic">
      <style:graphic-properties draw:stroke="dash" draw:stroke-dash="Dashed_20__28_var_29__20_2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48cm" fo:padding-top="0.136cm" fo:padding-bottom="0.136cm" fo:padding-left="0.259cm" fo:padding-right="0.259cm" draw:shadow="hidden" draw:shadow-offset-x="0.199cm" draw:shadow-offset-y="0.199cm" draw:shadow-color="#808080" draw:shadow-opacity="100%" style:run-through="foreground"/>
    </style:style>
    <style:style style:name="gr4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48" style:family="graphic">
      <style:graphic-properties draw:stroke="dash" draw:stroke-dash="Dashed_20__28_var_29__20_9"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49" style:family="graphic">
      <style:graphic-properties draw:stroke="dash" draw:stroke-dash="Dashed_20__28_var_29__20_10"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2cm" fo:padding-top="0.136cm" fo:padding-bottom="0.136cm" fo:padding-left="0.259cm" fo:padding-right="0.259cm" draw:shadow="hidden" draw:shadow-offset-x="0.199cm" draw:shadow-offset-y="0.199cm" draw:shadow-color="#808080" draw:shadow-opacity="100%" style:run-through="foreground"/>
    </style:style>
    <style:style style:name="gr50" style:family="graphic">
      <style:graphic-properties draw:stroke="dash" draw:stroke-dash="Dashed_20__28_var_29__20_11"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8cm" fo:min-width="0.485cm" fo:padding-top="0.136cm" fo:padding-bottom="0.136cm" fo:padding-left="0.259cm" fo:padding-right="0.259cm" draw:shadow="hidden" draw:shadow-offset-x="0.199cm" draw:shadow-offset-y="0.199cm" draw:shadow-color="#808080" draw:shadow-opacity="100%" style:run-through="foreground"/>
    </style:style>
    <style:style style:name="gr5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3cm" fo:min-width="2.482cm" fo:padding-top="0.136cm" fo:padding-bottom="0.136cm" fo:padding-left="0.259cm" fo:padding-right="0.259cm" draw:shadow="hidden" draw:shadow-offset-x="0.199cm" draw:shadow-offset-y="0.199cm" draw:shadow-color="#808080" draw:shadow-opacity="100%" style:run-through="foreground"/>
    </style:style>
    <style:style style:name="gr52"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5" style:family="graphic">
      <style:graphic-properties draw:stroke="dash" draw:stroke-dash="Dashed_20__28_var_29__20_12"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3cm" fo:padding-top="0.136cm" fo:padding-bottom="0.136cm" fo:padding-left="0.259cm" fo:padding-right="0.259cm" draw:shadow="hidden" draw:shadow-offset-x="0.199cm" draw:shadow-offset-y="0.199cm" draw:shadow-color="#808080" draw:shadow-opacity="100%" style:run-through="foreground"/>
    </style:style>
    <style:style style:name="gr56" style:family="graphic">
      <style:graphic-properties draw:stroke="dash" draw:stroke-dash="Dashed_20__28_var_29__20_13"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27cm" fo:min-width="0.482cm" fo:padding-top="0.136cm" fo:padding-bottom="0.136cm" fo:padding-left="0.259cm" fo:padding-right="0.259cm" draw:shadow="hidden" draw:shadow-offset-x="0.199cm" draw:shadow-offset-y="0.199cm" draw:shadow-color="#808080" draw:shadow-opacity="100%" style:run-through="foreground"/>
    </style:style>
    <style:style style:name="gr57"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091cm" style:run-through="foreground"/>
    </style:style>
    <style:style style:name="gr58"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182cm" draw:start-line-spacing-vertical="0.091cm" draw:end-line-spacing-horizontal="0cm" draw:end-line-spacing-vertical="0cm" style:run-through="foreground"/>
    </style:style>
    <style:style style:name="gr59" style:family="graphic">
      <style:graphic-properties draw:stroke="dash" draw:stroke-dash="Dashed_20__28_var_29__20_14"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0.483cm" fo:padding-top="0.136cm" fo:padding-bottom="0.136cm" fo:padding-left="0.259cm" fo:padding-right="0.259cm" draw:shadow="hidden" draw:shadow-offset-x="0.199cm" draw:shadow-offset-y="0.199cm" draw:shadow-color="#808080" draw:shadow-opacity="10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019cm" svg:stroke-color="#000000" draw:marker-start="Arrow" draw:marker-start-width="0.229cm" draw:marker-start-center="false" draw:marker-end=""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877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cm" fo:min-width="0.993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Arrow" draw:marker-end-width="0.229cm" draw:marker-end-center="false" draw:fill="none" draw:fill-color="#cfe7f5" draw:textarea-horizontal-align="left" draw:textarea-vertical-align="bottom" fo:padding-top="0cm" fo:padding-bottom="0.499cm" fo:padding-left="1cm" fo:padding-right="0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878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92cm" fo:min-width="0.99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4cm" fo:padding-top="0.136cm" fo:padding-bottom="0.136cm" fo:padding-left="0.259cm" fo:padding-right="0.259cm" draw:shadow="hidden" draw:shadow-offset-x="0.199cm" draw:shadow-offset-y="0.199cm" draw:shadow-color="#808080" draw:shadow-opacity="100%" style:run-through="foreground"/>
    </style:style>
    <style:style style:name="gr6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2.484cm" fo:padding-top="0.136cm" fo:padding-bottom="0.136cm" fo:padding-left="0.259cm" fo:padding-right="0.259cm" draw:shadow="hidden" draw:shadow-offset-x="0.199cm" draw:shadow-offset-y="0.199cm" draw:shadow-color="#808080" draw:shadow-opacity="100%" style:run-through="foreground"/>
    </style:style>
    <style:style style:name="gr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26cm" fo:min-width="1.305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3cm" fo:padding-top="0.136cm" fo:padding-bottom="0.136cm" fo:padding-left="0.259cm" fo:padding-right="0.259cm" draw:shadow="hidden" draw:shadow-offset-x="0.199cm" draw:shadow-offset-y="0.199cm" draw:shadow-color="#808080" draw:shadow-opacity="100%" style:run-through="foreground"/>
    </style:style>
    <style:style style:name="gr7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1.483cm" fo:padding-top="0.136cm" fo:padding-bottom="0.136cm" fo:padding-left="0.259cm" fo:padding-right="0.259cm" draw:shadow="hidden" draw:shadow-offset-x="0.199cm" draw:shadow-offset-y="0.199cm" draw:shadow-color="#808080" draw:shadow-opacity="100%" style:run-through="foreground"/>
    </style:style>
    <style:style style:name="gr7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5cm" fo:padding-top="0.136cm" fo:padding-bottom="0.136cm" fo:padding-left="0.259cm" fo:padding-right="0.259cm" draw:shadow="hidden" draw:shadow-offset-x="0.199cm" draw:shadow-offset-y="0.199cm" draw:shadow-color="#808080" draw:shadow-opacity="100%" style:run-through="foreground"/>
    </style:style>
    <style:style style:name="gr7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9cm" fo:min-width="1.483cm" fo:padding-top="0.136cm" fo:padding-bottom="0.136cm" fo:padding-left="0.259cm" fo:padding-right="0.259cm" draw:shadow="hidden" draw:shadow-offset-x="0.199cm" draw:shadow-offset-y="0.199cm" draw:shadow-color="#808080" draw:shadow-opacity="100%" style:run-through="foreground"/>
    </style:style>
    <style:style style:name="gr74"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2cm" fo:padding-top="0.136cm" fo:padding-bottom="0.136cm" fo:padding-left="0.259cm" fo:padding-right="0.259cm" draw:shadow="hidden" draw:shadow-offset-x="0.199cm" draw:shadow-offset-y="0.199cm" draw:shadow-color="#808080" draw:shadow-opacity="100%" style:run-through="foreground"/>
    </style:style>
    <style:style style:name="gr7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cm" fo:padding-top="0.136cm" fo:padding-bottom="0.136cm" fo:padding-left="0.259cm" fo:padding-right="0.259cm" draw:shadow="hidden" draw:shadow-offset-x="0.199cm" draw:shadow-offset-y="0.199cm" draw:shadow-color="#808080" draw:shadow-opacity="100%" style:run-through="foreground"/>
    </style:style>
    <style:style style:name="gr76"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485cm" fo:padding-top="0.136cm" fo:padding-bottom="0.136cm" fo:padding-left="0.259cm" fo:padding-right="0.259cm" draw:shadow="hidden" draw:shadow-offset-x="0.199cm" draw:shadow-offset-y="0.199cm" draw:shadow-color="#808080" draw:shadow-opacity="100%" style:run-through="foreground"/>
    </style:style>
    <style:style style:name="gr77" style:family="graphic">
      <style:graphic-properties draw:stroke="dash" draw:stroke-dash="Dashed_20__28_var_29__20_68"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dash" draw:stroke-dash="Dashed_20__28_var_29__20_69"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2cm" fo:padding-top="0.136cm" fo:padding-bottom="0.136cm" fo:padding-left="0.259cm" fo:padding-right="0.259cm" draw:shadow="hidden" draw:shadow-offset-x="0.199cm" draw:shadow-offset-y="0.199cm" draw:shadow-color="#808080" draw:shadow-opacity="100%" style:run-through="foreground"/>
    </style:style>
    <style:style style:name="gr80"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2cm" fo:min-width="1.48cm" fo:padding-top="0.136cm" fo:padding-bottom="0.136cm" fo:padding-left="0.259cm" fo:padding-right="0.259cm" draw:shadow="hidden" draw:shadow-offset-x="0.199cm" draw:shadow-offset-y="0.199cm" draw:shadow-color="#808080" draw:shadow-opacity="100%"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opacity="0%" draw:textarea-horizontal-align="justify" draw:textarea-vertical-align="middle" draw:auto-grow-height="false" fo:min-height="1.021cm" fo:min-width="0.898cm" fo:padding-top="0.125cm" fo:padding-bottom="0.125cm" fo:padding-left="0.25cm" fo:padding-right="0.25cm" draw:shadow="hidden" draw:shadow-offset-x="0.203cm" draw:shadow-offset-y="0.203cm" draw:shadow-color="#808080" draw:shadow-opacity="0%" style:run-through="foreground"/>
    </style:style>
    <style:style style:name="gr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4cm" fo:padding-top="0cm" fo:padding-bottom="0cm" fo:padding-left="0cm" fo:padding-right="-1.288cm" draw:shadow="hidden" draw:shadow-offset-x="0.199cm" draw:shadow-offset-y="0.199cm" draw:shadow-color="#808080" draw:shadow-opacity="0%" style:run-through="foreground"/>
    </style:style>
    <style:style style:name="gr8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6cm" fo:padding-top="0cm" fo:padding-bottom="0cm" fo:padding-left="0cm" fo:padding-right="-1.288cm" draw:shadow="hidden" draw:shadow-offset-x="0.199cm" draw:shadow-offset-y="0.199cm" draw:shadow-color="#808080" draw:shadow-opacity="0%" style:run-through="foreground"/>
    </style:style>
    <style:style style:name="gr8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cm" fo:padding-top="0cm" fo:padding-bottom="-0.227cm" fo:padding-left="0cm" fo:padding-right="0cm" draw:shadow="hidden" draw:shadow-offset-x="0.199cm" draw:shadow-offset-y="0.199cm" draw:shadow-color="#808080" draw:shadow-opacity="0%" style:run-through="foreground"/>
    </style:style>
    <style:style style:name="gr8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42cm" fo:min-width="0.302cm" fo:padding-top="0cm" fo:padding-bottom="-0.227cm" fo:padding-left="0cm" fo:padding-right="0cm" draw:shadow="hidden" draw:shadow-offset-x="0.199cm" draw:shadow-offset-y="0.199cm" draw:shadow-color="#808080" draw:shadow-opacity="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5.299cm" fo:padding-top="0cm" fo:padding-bottom="-0.877cm" fo:padding-left="0cm" fo:padding-right="0cm" draw:shadow="hidden" draw:shadow-offset-x="0.199cm" draw:shadow-offset-y="0.199cm" draw:shadow-color="#808080" draw:shadow-opacity="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center" draw:textarea-vertical-align="middle" draw:auto-grow-height="true" draw:auto-grow-width="true" fo:min-height="1.499cm" fo:min-width="0.302cm" fo:padding-top="0cm" fo:padding-bottom="0cm" fo:padding-left="0cm" fo:padding-right="0cm" draw:shadow="hidden" draw:shadow-offset-x="0.199cm" draw:shadow-offset-y="0.199cm" draw:shadow-color="#808080" style:run-through="foreground"/>
    </style:style>
    <style:style style:name="gr88" style:family="graphic">
      <style:graphic-properties draw:stroke="dash" draw:stroke-dash="Dashed_20__28_var_29__20_7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dash" draw:stroke-dash="Dashed_20__28_var_29__20_7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dash" draw:stroke-dash="Dashed_20__28_var_29__20_7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dash" draw:stroke-dash="Dashed_20__28_var_29__20_7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dash" draw:stroke-dash="Dashed_20__28_var_29__20_7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dash" draw:stroke-dash="Dashed_20__28_var_29__20_7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dash" draw:stroke-dash="Dashed_20__28_var_29__20_7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Dashed_20__28_var_29__20_7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dash" draw:stroke-dash="Dashed_20__28_var_29__20_7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dash" draw:stroke-dash="Dashed_20__28_var_29__20_7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dash" draw:stroke-dash="Dashed_20__28_var_29__20_8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dash" draw:stroke-dash="Dashed_20__28_var_29__20_8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dash" draw:stroke-dash="Dashed_20__28_var_29__20_8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dash" draw:stroke-dash="Dashed_20__28_var_29__20_8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dash" draw:stroke-dash="Dashed_20__28_var_29__20_8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dash" draw:stroke-dash="Dashed_20__28_var_29__20_8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598cm" fo:min-width="2.6cm" fo:padding-top="-0.484cm" fo:padding-bottom="0cm" fo:padding-left="0cm" fo:padding-right="0cm" draw:shadow="hidden" draw:shadow-offset-x="0.199cm" draw:shadow-offset-y="0.199cm" draw:shadow-color="#808080" draw:shadow-opacity="0%" style:run-through="foreground"/>
    </style:style>
    <style:style style:name="gr10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2cm" fo:min-width="0.302cm" fo:padding-top="-0.227cm" fo:padding-bottom="0cm" fo:padding-left="0cm" fo:padding-right="0cm" draw:shadow="hidden" draw:shadow-offset-x="0.199cm" draw:shadow-offset-y="0.199cm" draw:shadow-color="#808080" draw:shadow-opacity="0%" style:run-through="foreground"/>
    </style:style>
    <style:style style:name="gr10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middle" draw:auto-grow-height="false" fo:min-height="1.501cm" fo:min-width="0.302cm" fo:padding-top="0cm" fo:padding-bottom="0cm" fo:padding-left="0cm" fo:padding-right="0cm" draw:shadow="hidden" draw:shadow-offset-x="0.199cm" draw:shadow-offset-y="0.199cm" draw:shadow-color="#808080" draw:shadow-opacity="0%" style:run-through="foreground"/>
    </style:style>
    <style:style style:name="gr107"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bottom" draw:auto-grow-height="false" fo:min-height="2.993cm" fo:min-width="7.703cm" fo:padding-top="0cm" fo:padding-bottom="-0.877cm" fo:padding-left="0cm" fo:padding-right="0cm" draw:shadow="hidden" draw:shadow-offset-x="0.199cm" draw:shadow-offset-y="0.199cm" draw:shadow-color="#808080" draw:shadow-opacity="0%" style:run-through="foreground"/>
    </style:style>
    <style:style style:name="gr108" style:family="graphic">
      <style:graphic-properties draw:stroke="dash" draw:stroke-dash="Dashed_20__28_var_29__20_8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dash" draw:stroke-dash="Dashed_20__28_var_29__20_8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dash" draw:stroke-dash="Dashed_20__28_var_29__20_8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dash" draw:stroke-dash="Dashed_20__28_var_29__20_8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dash" draw:stroke-dash="Dashed_20__28_var_29__20_9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dash" draw:stroke-dash="Dashed_20__28_var_29__20_9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dash" draw:stroke-dash="Dashed_20__28_var_29__20_9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dash" draw:stroke-dash="Dashed_20__28_var_29__20_9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dash" draw:stroke-dash="Dashed_20__28_var_29__20_9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dash" draw:stroke-dash="Dashed_20__28_var_29__20_9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dash" draw:stroke-dash="Dashed_20__28_var_29__20_9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Dashed_20__28_var_29__20_9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dash" draw:stroke-dash="Dashed_20__28_var_29__20_9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Dashed_20__28_var_29__20_9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dash" draw:stroke-dash="Dashed_20__28_var_29__20_100"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dash" draw:stroke-dash="Dashed_20__28_var_29__20_101"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Dashed_20__28_var_29__20_102"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dash" draw:stroke-dash="Dashed_20__28_var_29__20_103"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dash" draw:stroke-dash="Dashed_20__28_var_29__20_104"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dash" draw:stroke-dash="Dashed_20__28_var_29__20_105"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dash" draw:stroke-dash="Dashed_20__28_var_29__20_106"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dash" draw:stroke-dash="Dashed_20__28_var_29__20_107"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dash" draw:stroke-dash="Dashed_20__28_var_29__20_108"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dash" draw:stroke-dash="Dashed_20__28_var_29__20_109" svg:stroke-width="0cm" svg:stroke-color="#000000" draw:marker-start="" draw:marker-start-width="0.199cm" draw:marker-start-center="false" draw:marker-end="Arrow" draw:marker-end-width="0.101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000000" draw:marker-start="" draw:marker-start-width="0.182cm" draw:marker-start-center="false" draw:marker-end="" draw:marker-end-width="0.182cm" draw:marker-end-center="false" draw:fill="none" draw:fill-color="#ffffff" draw:opacity="100%" draw:textarea-horizontal-align="justify" draw:textarea-vertical-align="top" draw:auto-grow-height="false" fo:min-height="1.515cm" fo:min-width="5.015cm" fo:padding-top="-0.391cm" fo:padding-bottom="0cm" fo:padding-left="0cm" fo:padding-right="0cm" draw:shadow="hidden" draw:shadow-offset-x="0.199cm" draw:shadow-offset-y="0.199cm" draw:shadow-color="#808080" draw:shadow-opacity="100%" style:run-through="foreground"/>
    </style:style>
    <style:style style:name="gr133"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3cm" fo:padding-top="0.136cm" fo:padding-bottom="0.136cm" fo:padding-left="0.259cm" fo:padding-right="0.259cm" draw:shadow="hidden" draw:shadow-offset-x="0.199cm" draw:shadow-offset-y="0.199cm" draw:shadow-color="#808080" draw:shadow-opacity="0%" style:run-through="foreground"/>
    </style:style>
    <style:style style:name="gr134"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487cm" fo:padding-top="0.136cm" fo:padding-bottom="0.136cm" fo:padding-left="0.259cm" fo:padding-right="0.259cm" draw:shadow="hidden" draw:shadow-offset-x="0.199cm" draw:shadow-offset-y="0.199cm" draw:shadow-color="#808080" draw:shadow-opacity="0%" style:run-through="foreground"/>
    </style:style>
    <style:style style:name="gr13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justify" draw:textarea-vertical-align="middle" draw:auto-grow-height="false" fo:min-height="0.728cm" fo:min-width="0cm" fo:padding-top="0.136cm" fo:padding-bottom="0.136cm" fo:padding-left="0.259cm" fo:padding-right="0.259cm" draw:shadow="hidden" draw:shadow-offset-x="0.199cm" draw:shadow-offset-y="0.199cm" draw:shadow-color="#808080" draw:shadow-opacity="0%" style:run-through="foreground"/>
    </style:style>
    <style:style style:name="gr136" style:family="graphic">
      <style:graphic-properties draw:stroke="solid" svg:stroke-width="0.019cm" svg:stroke-color="#000000" draw:marker-start="" draw:marker-start-width="0.24cm" draw:marker-start-center="false" draw:marker-end="" draw:marker-end-width="0.24cm" draw:marker-end-center="false" draw:fill="none" draw:fill-color="#ffffff" draw:opacity="100%" draw:textarea-horizontal-align="justify" draw:textarea-vertical-align="middle" draw:auto-grow-height="false" fo:min-height="1.729cm" fo:min-width="4.482cm" fo:padding-top="0.136cm" fo:padding-bottom="0.136cm" fo:padding-left="0.259cm" fo:padding-right="0.259cm" draw:shadow="hidden" draw:shadow-offset-x="0.199cm" draw:shadow-offset-y="0.199cm" draw:shadow-color="#808080" draw:shadow-opacity="100%" style:run-through="foreground"/>
    </style:style>
    <style:style style:name="gr1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cm" fo:min-width="2.143cm" fo:padding-top="0cm" fo:padding-bottom="0cm" fo:padding-left="0cm" fo:padding-right="0cm" draw:shadow="hidden" draw:shadow-offset-x="0.199cm" draw:shadow-offset-y="0.199cm" draw:shadow-color="#808080" style:run-through="foreground"/>
    </style:style>
    <style:style style:name="gr138"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bottom" fo:padding-top="0cm" fo:padding-bottom="0cm" fo:padding-left="0cm" fo:padding-right="0cm" draw:shadow="hidden" draw:shadow-offset-x="0.199cm" draw:shadow-offset-y="0.199cm" draw:shadow-color="#808080" style:run-through="foreground"/>
    </style:style>
    <style:style style:name="gr139" style:family="graphic">
      <style:graphic-properties draw:stroke="dash" draw:stroke-dash="Fine_20_Dashed" svg:stroke-width="0cm" svg:stroke-color="#000000" draw:marker-start="" draw:marker-start-width="0.199cm" draw:marker-start-center="false" draw:marker-end="Short_20_line_20_Arrow"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Triangle_20_unfilled" draw:marker-end-width="0.199cm" draw:marker-end-center="false" draw:fill="none" draw:fill-color="#729fcf" draw:textarea-horizontal-align="justify" draw:textarea-vertical-align="top" fo:padding-top="-0.232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4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5cm" fo:min-width="1.482cm" fo:padding-top="0.136cm" fo:padding-bottom="0.136cm" fo:padding-left="0.259cm" fo:padding-right="0.259cm" draw:shadow="hidden" draw:shadow-offset-x="0.199cm" draw:shadow-offset-y="0.199cm" draw:shadow-color="#808080" draw:shadow-opacity="100%" style:run-through="foreground"/>
    </style:style>
    <style:style style:name="gr143" style:family="graphic">
      <style:graphic-properties draw:stroke="solid" svg:stroke-width="0cm" svg:stroke-color="#000000" draw:marker-start="" draw:marker-start-width="0.199cm" draw:marker-start-center="false" draw:marker-end="Symmetric_20_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solid" svg:stroke-width="0.019cm" svg:stroke-color="#000000" draw:marker-start="" draw:marker-start-width="0.229cm" draw:marker-start-center="false" draw:marker-end="Symmetric_20_Arrow" draw:marker-end-width="0.25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4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77cm" fo:min-width="1.48cm" fo:padding-top="0.136cm" fo:padding-bottom="0.136cm" fo:padding-left="0.259cm" fo:padding-right="0.259cm" draw:shadow="hidden" draw:shadow-offset-x="0.199cm" draw:shadow-offset-y="0.199cm" draw:shadow-color="#808080" draw:shadow-opacity="100%" style:run-through="foreground"/>
    </style:style>
    <style:style style:name="gr14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702cm" fo:padding-top="0cm" fo:padding-bottom="0cm" fo:padding-left="0cm" fo:padding-right="-1.285cm" draw:shadow="hidden" draw:shadow-offset-x="0.199cm" draw:shadow-offset-y="0.199cm" draw:shadow-color="#808080" draw:shadow-opacity="0%" style:run-through="foreground"/>
    </style:style>
    <style:style style:name="gr147"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5cm" fo:padding-bottom="0cm" fo:padding-left="0cm" fo:padding-right="0cm" draw:shadow="hidden" draw:shadow-offset-x="0.199cm" draw:shadow-offset-y="0.199cm" draw:shadow-color="#808080" draw:shadow-opacity="0%" style:run-through="foreground"/>
    </style:style>
    <style:style style:name="gr14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38cm" fo:min-width="0.302cm" fo:padding-top="0cm" fo:padding-bottom="-0.225cm" fo:padding-left="0cm" fo:padding-right="0cm" draw:shadow="hidden" draw:shadow-offset-x="0.199cm" draw:shadow-offset-y="0.199cm" draw:shadow-color="#808080" draw:shadow-opacity="0%" style:run-through="foreground"/>
    </style:style>
    <style:style style:name="gr149"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5.299cm" fo:padding-top="-0.881cm" fo:padding-bottom="0cm" fo:padding-left="0cm" fo:padding-right="0cm" draw:shadow="hidden" draw:shadow-offset-x="0.199cm" draw:shadow-offset-y="0.199cm" draw:shadow-color="#808080" draw:shadow-opacity="0%" style:run-through="foreground"/>
    </style:style>
    <style:style style:name="gr150"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99cm" fo:min-width="7.705cm" fo:padding-top="-0.881cm" fo:padding-bottom="0cm" fo:padding-left="0cm" fo:padding-right="0cm" draw:shadow="hidden" draw:shadow-offset-x="0.199cm" draw:shadow-offset-y="0.199cm" draw:shadow-color="#808080" draw:shadow-opacity="0%" style:run-through="foreground"/>
    </style:style>
    <style:style style:name="gr15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38cm" fo:min-width="0.302cm" fo:padding-top="-0.225cm" fo:padding-bottom="0cm" fo:padding-left="0cm" fo:padding-right="0cm" draw:shadow="hidden" draw:shadow-offset-x="0.199cm" draw:shadow-offset-y="0.199cm" draw:shadow-color="#808080" draw:shadow-opacity="0%" style:run-through="foreground"/>
    </style:style>
    <style:style style:name="gr152"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8cm"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draw:textarea-vertical-align="middle" draw:auto-grow-height="false" fo:min-height="0.45cm" fo:min-width="1.499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2cm" fo:padding-bottom="0cm" fo:padding-left="0cm" fo:padding-right="0cm" draw:shadow="hidden" draw:shadow-offset-x="0.199cm" draw:shadow-offset-y="0.199cm" draw:shadow-color="#808080" style:run-through="foreground"/>
    </style:style>
    <style:style style:name="gr155"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28cm" fo:min-width="2.482cm" fo:padding-top="0.136cm" fo:padding-bottom="0.136cm" fo:padding-left="0.259cm" fo:padding-right="0.259cm" draw:shadow="hidden" draw:shadow-offset-x="0.199cm" draw:shadow-offset-y="0.199cm" draw:shadow-color="#808080" draw:shadow-opacity="100%" style:run-through="foreground"/>
    </style:style>
    <style:style style:name="gr156" style:family="graphic">
      <style:graphic-properties draw:stroke="solid" svg:stroke-width="0.019cm" svg:stroke-color="#000000" draw:marker-start="Symmetric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draw:start-line-spacing-horizontal="0cm" draw:start-line-spacing-vertical="0cm" draw:end-line-spacing-horizontal="0cm" draw:end-line-spacing-vertical="0cm" style:run-through="foreground"/>
    </style:style>
    <style:style style:name="gr15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1.231cm" fo:min-width="2.485cm" fo:padding-top="0.136cm" fo:padding-bottom="0.136cm" fo:padding-left="0.259cm" fo:padding-right="0.259cm" draw:shadow="hidden" draw:shadow-offset-x="0.199cm" draw:shadow-offset-y="0.199cm" draw:shadow-color="#808080" draw:shadow-opacity="100%" style:run-through="foreground"/>
    </style:style>
    <style:style style:name="gr15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15cm" fo:min-width="3.314cm" fo:padding-top="0cm" fo:padding-bottom="0cm" fo:padding-left="0cm" fo:padding-right="0cm" draw:shadow="hidden" draw:shadow-offset-x="0.199cm" draw:shadow-offset-y="0.199cm" draw:shadow-color="#808080" style:run-through="foreground"/>
    </style:style>
    <style:style style:name="gr159" style:family="graphic">
      <style:graphic-properties draw:stroke="dash" draw:stroke-dash="Dashed_20__28_var_29__20_111"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751cm" fo:min-width="1.002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019cm" svg:stroke-color="#000000" draw:marker-start="" draw:marker-start-width="0.229cm" draw:marker-start-center="false" draw:marker-end="" draw:marker-end-width="0.229cm" draw:marker-end-center="false" draw:fill="solid" draw:fill-color="#ffffff" draw:textarea-horizontal-align="justify" draw:textarea-vertical-align="middle" draw:auto-grow-height="false" fo:min-height="0.73cm" fo:min-width="0cm" fo:padding-top="0.136cm" fo:padding-bottom="0.136cm" fo:padding-left="0.259cm" fo:padding-right="0.259cm" draw:shadow="hidden" draw:shadow-offset-x="0.199cm" draw:shadow-offset-y="0.199cm" draw:shadow-color="#808080" style:run-through="foreground"/>
    </style:style>
    <style:style style:name="gr161"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1.882cm" fo:padding-top="0.136cm" fo:padding-bottom="0.136cm" fo:padding-left="0.259cm" fo:padding-right="0.259cm" draw:shadow="hidden" draw:shadow-offset-x="0.199cm" draw:shadow-offset-y="0.199cm" draw:shadow-color="#808080" draw:shadow-opacity="100%" style:run-through="foreground"/>
    </style:style>
    <style:style style:name="gr162"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5cm" fo:padding-top="0.136cm" fo:padding-bottom="0.136cm" fo:padding-left="0.259cm" fo:padding-right="0.259cm" draw:shadow="hidden" draw:shadow-offset-x="0.199cm" draw:shadow-offset-y="0.199cm" draw:shadow-color="#808080" draw:shadow-opacity="100%" style:run-through="foreground"/>
    </style:style>
    <style:style style:name="gr163"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427cm" fo:min-width="0.882cm" fo:padding-top="0.136cm" fo:padding-bottom="0.136cm" fo:padding-left="0.259cm" fo:padding-right="0.259cm" draw:shadow="hidden" draw:shadow-offset-x="0.199cm" draw:shadow-offset-y="0.199cm" draw:shadow-color="#808080" draw:shadow-opacity="100%" style:run-through="foreground"/>
    </style:style>
    <style:style style:name="gr164" style:family="graphic">
      <style:graphic-properties draw:stroke="solid" svg:stroke-width="0.019cm" svg:stroke-color="#000000" draw:marker-start="Rounded_20_short_20_Arrow" draw:marker-start-width="0.229cm" draw:marker-start-center="false" draw:marker-end="" draw:marker-end-width="0.229cm" draw:marker-end-center="false" draw:fill="solid"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5"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437cm" fo:padding-top="0cm" fo:padding-bottom="0cm" fo:padding-left="0cm" fo:padding-right="-0.23cm" draw:shadow="hidden" draw:shadow-offset-x="0.199cm" draw:shadow-offset-y="0.199cm" draw:shadow-color="#808080" draw:shadow-opacity="0%" style:run-through="foreground"/>
    </style:style>
    <style:style style:name="gr166"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437cm" fo:padding-top="0cm" fo:padding-bottom="0cm" fo:padding-left="-0.23cm" fo:padding-right="0cm" draw:shadow="hidden" draw:shadow-offset-x="0.199cm" draw:shadow-offset-y="0.199cm" draw:shadow-color="#808080" draw:shadow-opacity="0%" style:run-through="foreground"/>
    </style:style>
    <style:style style:name="gr167"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73cm" fo:min-width="0.882cm" fo:padding-top="0.136cm" fo:padding-bottom="0.136cm" fo:padding-left="0.259cm" fo:padding-right="0.259cm" draw:shadow="hidden" draw:shadow-offset-x="0.199cm" draw:shadow-offset-y="0.199cm" draw:shadow-color="#808080" draw:shadow-opacity="100%" style:run-through="foreground"/>
    </style:style>
    <style:style style:name="gr16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91cm" fo:padding-top="0cm" fo:padding-bottom="0cm" fo:padding-left="0cm" fo:padding-right="-1.38cm" draw:shadow="hidden" draw:shadow-offset-x="0.199cm" draw:shadow-offset-y="0.199cm" draw:shadow-color="#808080" draw:shadow-opacity="0%" style:run-through="foreground"/>
    </style:style>
    <style:style style:name="gr16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51cm"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9cm" fo:min-width="1.646cm"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019cm" svg:stroke-color="#000000" draw:marker-start="Rounded_20_short_20_Arrow" draw:marker-start-width="0.229cm" draw:marker-start-center="false" draw:marker-end=""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2"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73"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3cm" fo:padding-bottom="0cm" fo:padding-left="0cm" fo:padding-right="0cm" draw:shadow="hidden" draw:shadow-offset-x="0.199cm" draw:shadow-offset-y="0.199cm" draw:shadow-color="#808080" style:run-through="foreground"/>
    </style:style>
    <style:style style:name="gr174"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bottom"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000000" draw:marker-start="Rounded_20_short_20_Arrow" draw:marker-start-width="0.229cm" draw:marker-start-center="false" draw:marker-end=""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7" style:family="graphic">
      <style:graphic-properties draw:stroke="solid" svg:stroke-width="0cm" svg:stroke-color="#000000" draw:marker-start="" draw:marker-start-width="0.199cm" draw:marker-start-center="false" draw:marker-end="Symmetric_20_Arrow" draw:marker-end-width="0.229cm" draw:marker-end-center="false" draw:fill="none" draw:fill-color="#729fcf" draw:textarea-horizontal-align="justify" draw:textarea-vertical-align="middle" fo:padding-top="0cm" fo:padding-bottom="0cm" fo:padding-left="0cm" fo:padding-right="0cm" draw:shadow="hidden" draw:shadow-offset-x="0.199cm" draw:shadow-offset-y="0.199cm" draw:shadow-color="#808080" style:run-through="foreground"/>
    </style:style>
    <style:style style:name="gr178" style:family="graphic">
      <style:graphic-properties draw:stroke="solid" svg:stroke-width="0.019cm" svg:stroke-color="#000000" draw:marker-start="" draw:marker-start-width="0.24cm" draw:marker-start-center="false" draw:marker-end="" draw:marker-end-width="0.24cm" draw:marker-end-center="false" draw:fill="solid" draw:fill-color="#ffffff" draw:opacity="100%" draw:textarea-horizontal-align="justify" draw:textarea-vertical-align="middle" draw:auto-grow-height="false" fo:min-height="0.887cm" fo:min-width="1.482cm" fo:padding-top="0.136cm" fo:padding-bottom="0.136cm" fo:padding-left="0.259cm" fo:padding-right="0.259cm" draw:shadow="hidden" draw:shadow-offset-x="0.199cm" draw:shadow-offset-y="0.199cm" draw:shadow-color="#808080" draw:shadow-opacity="100%" style:run-through="foreground"/>
    </style:style>
    <style:style style:name="gr17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501cm" fo:min-width="1.688cm" fo:padding-top="0cm" fo:padding-bottom="0cm" fo:padding-left="0cm" fo:padding-right="-1.283cm" draw:shadow="hidden" draw:shadow-offset-x="0.199cm" draw:shadow-offset-y="0.199cm" draw:shadow-color="#808080" draw:shadow-opacity="0%" style:run-through="foreground"/>
    </style:style>
    <style:style style:name="gr18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49cm" fo:min-width="0.302cm" fo:padding-top="-0.242cm" fo:padding-bottom="0cm" fo:padding-left="0cm" fo:padding-right="0cm" draw:shadow="hidden" draw:shadow-offset-x="0.199cm" draw:shadow-offset-y="0.199cm" draw:shadow-color="#808080" draw:shadow-opacity="0%" style:run-through="foreground"/>
    </style:style>
    <style:style style:name="gr181"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top" draw:auto-grow-height="false" fo:min-height="1.824cm" fo:min-width="0.302cm" fo:padding-top="-0.223cm" fo:padding-bottom="0cm" fo:padding-left="0cm" fo:padding-right="0cm" draw:shadow="hidden" draw:shadow-offset-x="0.199cm" draw:shadow-offset-y="0.199cm" draw:shadow-color="#808080" draw:shadow-opacity="0%" style:run-through="foreground"/>
    </style:style>
    <style:style style:name="gr182"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center" draw:textarea-vertical-align="bottom" draw:auto-grow-height="false" fo:min-height="1.824cm" fo:min-width="0.302cm" fo:padding-top="0cm" fo:padding-bottom="-0.223cm" fo:padding-left="0cm" fo:padding-right="0cm" draw:shadow="hidden" draw:shadow-offset-x="0.199cm" draw:shadow-offset-y="0.199cm" draw:shadow-color="#808080" draw:shadow-opacity="0%" style:run-through="foreground"/>
    </style:style>
    <style:style style:name="gr183"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5.299cm" fo:padding-top="-0.877cm" fo:padding-bottom="0cm" fo:padding-left="0cm" fo:padding-right="0cm" draw:shadow="hidden" draw:shadow-offset-x="0.199cm" draw:shadow-offset-y="0.199cm" draw:shadow-color="#808080" draw:shadow-opacity="0%" style:run-through="foreground"/>
    </style:style>
    <style:style style:name="gr184" style:family="graphic">
      <style:graphic-properties draw:stroke="solid" svg:stroke-width="0cm" svg:stroke-color="#808080" draw:marker-start="" draw:marker-start-width="0.199cm" draw:marker-start-center="false" draw:marker-end="" draw:marker-end-width="0.199cm" draw:marker-end-center="false" draw:fill="solid" draw:fill-color="#cfe7f5" draw:opacity="0%" draw:textarea-horizontal-align="justify" draw:textarea-vertical-align="top" draw:auto-grow-height="false" fo:min-height="2.986cm" fo:min-width="7.705cm" fo:padding-top="-0.877cm" fo:padding-bottom="0cm" fo:padding-left="0cm" fo:padding-right="0cm" draw:shadow="hidden" draw:shadow-offset-x="0.199cm" draw:shadow-offset-y="0.199cm" draw:shadow-color="#808080" draw:shadow-opacity="0%" style:run-through="foreground"/>
    </style:style>
    <style:style style:name="gr18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84cm" fo:min-width="1.939cm"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019cm" svg:stroke-color="#000000" draw:marker-start="Symmetric_20_Arrow" draw:marker-start-width="0.199cm" draw:marker-start-center="false" draw:marker-end="" draw:marker-end-width="0.199cm" draw:marker-end-center="false"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87"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801cm" fo:padding-bottom="0cm" fo:padding-left="0cm" fo:padding-right="0cm" draw:shadow="hidden" draw:shadow-offset-x="0.199cm" draw:shadow-offset-y="0.199cm" draw:shadow-color="#808080" style:run-through="foreground"/>
    </style:style>
    <style:style style:name="gr188"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top" fo:padding-top="0cm" fo:padding-bottom="0.4cm" fo:padding-left="0cm" fo:padding-right="0cm"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563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9cm" fo:min-width="0.693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2.461cm" fo:padding-top="0.145cm" fo:padding-bottom="0.145cm" fo:padding-left="0.27cm" fo:padding-right="0.27cm" draw:shadow="hidden" draw:shadow-offset-x="0.199cm" draw:shadow-offset-y="0.199cm" draw:shadow-color="#808080" draw:shadow-opacity="100%" style:run-through="foreground"/>
    </style:style>
    <style:style style:name="gr192" style:family="graphic">
      <style:graphic-properties draw:stroke="dash" draw:stroke-dash="Dashed_20__28_var_29__20_115" svg:stroke-width="0.041cm" svg:stroke-color="#000000" draw:marker-start="" draw:marker-start-width="0.355cm" draw:marker-start-center="false" draw:marker-end="" draw:marker-end-width="0.355cm" draw:marker-end-center="false" draw:fill="hatch" draw:fill-color="#ffffff" draw:fill-hatch-name="Hatching_20_3"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3" style:family="graphic">
      <style:graphic-properties draw:stroke="dash" draw:stroke-dash="Dashed_20__28_var_29__20_11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1cm" fo:min-width="5.463cm" fo:padding-top="0.145cm" fo:padding-bottom="0.145cm" fo:padding-left="0.27cm" fo:padding-right="0.27cm" draw:shadow="hidden" draw:shadow-offset-x="0.199cm" draw:shadow-offset-y="0.199cm" draw:shadow-color="#808080" draw:shadow-opacity="100%" style:run-through="foreground"/>
    </style:style>
    <style:style style:name="gr194" style:family="graphic">
      <style:graphic-properties draw:stroke="dash" draw:stroke-dash="Dashed_20__28_var_29__20_117" svg:stroke-width="0.041cm" svg:stroke-color="#000000" draw:marker-start="" draw:marker-start-width="0.355cm" draw:marker-start-center="false" draw:marker-end="" draw:marker-end-width="0.355cm" draw:marker-end-center="false" draw:fill="hatch" draw:fill-color="#ffffff" draw:fill-hatch-name="Hatching_20_4" draw:fill-hatch-solid="false" draw:opacity="100%" draw:textarea-horizontal-align="justify" draw:textarea-vertical-align="middle" draw:auto-grow-height="false" fo:min-height="1.711cm" fo:min-width="0.464cm" fo:padding-top="0.145cm" fo:padding-bottom="0.145cm" fo:padding-left="0.27cm" fo:padding-right="0.27cm" draw:shadow="hidden" draw:shadow-offset-x="0.199cm" draw:shadow-offset-y="0.199cm" draw:shadow-color="#808080" draw:shadow-opacity="100%" style:run-through="foreground"/>
    </style:style>
    <style:style style:name="gr195"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6" style:family="graphic">
      <style:graphic-properties draw:stroke="dash" draw:stroke-dash="Dashed_20__28_var_29__20_138" svg:stroke-width="0.041cm" svg:stroke-color="#000000" draw:marker-start="" draw:marker-start-width="0.355cm" draw:marker-start-center="false" draw:marker-end="" draw:marker-end-width="0.355cm" draw:marker-end-center="false" draw:fill="hatch" draw:fill-color="#ffffff" draw:fill-hatch-name="Hatching_20_15"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7" style:family="graphic">
      <style:graphic-properties draw:stroke="dash" draw:stroke-dash="Dashed_20__28_var_29__20_139"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1.466cm" fo:padding-top="0.145cm" fo:padding-bottom="0.145cm" fo:padding-left="0.27cm" fo:padding-right="0.27cm" draw:shadow="hidden" draw:shadow-offset-x="0.199cm" draw:shadow-offset-y="0.199cm" draw:shadow-color="#808080" draw:shadow-opacity="100%" style:run-through="foreground"/>
    </style:style>
    <style:style style:name="gr198" style:family="graphic">
      <style:graphic-properties draw:stroke="dash" draw:stroke-dash="Dashed_20__28_var_29__20_136" svg:stroke-width="0.041cm" svg:stroke-color="#000000" draw:marker-start="" draw:marker-start-width="0.355cm" draw:marker-start-center="false" draw:marker-end="" draw:marker-end-width="0.355cm" draw:marker-end-center="false" draw:fill="hatch" draw:fill-color="#ffffff" draw:fill-hatch-name="Hatching_20_16" draw:fill-hatch-solid="false" draw:opacity="100%" draw:textarea-horizontal-align="justify" draw:textarea-vertical-align="middle" draw:auto-grow-height="false" fo:min-height="1.722cm" fo:min-width="0.466cm" fo:padding-top="0.145cm" fo:padding-bottom="0.145cm" fo:padding-left="0.27cm" fo:padding-right="0.27cm" draw:shadow="hidden" draw:shadow-offset-x="0.199cm" draw:shadow-offset-y="0.199cm" draw:shadow-color="#808080" draw:shadow-opacity="100%" style:run-through="foreground"/>
    </style:style>
    <style:style style:name="gr19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813cm" fo:min-width="2.591cm"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552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69cm"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dash" draw:stroke-dash="Dashed_20__28_var_29__20_137" svg:stroke-width="0.041cm" svg:stroke-color="#000000" draw:marker-start="" draw:marker-start-width="0.355cm" draw:marker-start-center="false" draw:marker-end="" draw:marker-end-width="0.355cm" draw:marker-end-center="false" draw:fill="hatch" draw:fill-color="#ffffff" draw:fill-hatch-name="Hatching_20_17" draw:fill-hatch-solid="false" draw:opacity="100%" draw:textarea-horizontal-align="justify" draw:textarea-vertical-align="middle" draw:auto-grow-height="false" fo:min-height="1.722cm" fo:min-width="0.464cm" fo:padding-top="0.145cm" fo:padding-bottom="0.145cm" fo:padding-left="0.27cm" fo:padding-right="0.27cm" draw:shadow="hidden" draw:shadow-offset-x="0.199cm" draw:shadow-offset-y="0.199cm" draw:shadow-color="#808080" draw:shadow-opacity="100%" style:run-through="foreground"/>
    </style:style>
    <style:style style:name="gr203"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22cm" fo:min-width="4.461cm" fo:padding-top="0.145cm" fo:padding-bottom="0.145cm" fo:padding-left="0.27cm" fo:padding-right="0.27cm" draw:shadow="hidden" draw:shadow-offset-x="0.199cm" draw:shadow-offset-y="0.199cm" draw:shadow-color="#808080" draw:shadow-opacity="100%" style:run-through="foreground"/>
    </style:style>
    <style:style style:name="gr204" style:family="graphic">
      <style:graphic-properties draw:stroke="solid"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3cm" fo:min-width="1.464cm" fo:padding-top="0.145cm" fo:padding-bottom="0.145cm" fo:padding-left="0.27cm" fo:padding-right="0.27cm" draw:shadow="hidden" draw:shadow-offset-x="0.199cm" draw:shadow-offset-y="0.199cm" draw:shadow-color="#808080" draw:shadow-opacity="100%" style:run-through="foreground"/>
    </style:style>
    <style:style style:name="gr205" style:family="graphic">
      <style:graphic-properties draw:stroke="dash" draw:stroke-dash="Dashed_20__28_var_29__20_140" svg:stroke-width="0.041cm" svg:stroke-color="#000000" draw:marker-start="" draw:marker-start-width="0.355cm" draw:marker-start-center="false" draw:marker-end="" draw:marker-end-width="0.355cm" draw:marker-end-center="false" draw:fill="hatch" draw:fill-color="#ffffff" draw:fill-hatch-name="Hatching_20_18"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06" style:family="graphic">
      <style:graphic-properties draw:stroke="solid" draw:stroke-dash="Dashed_20__28_var_29__20_141"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7" style:family="graphic">
      <style:graphic-properties draw:stroke="dash" draw:stroke-dash="Dashed_20__28_var_29__20_142"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4cm" fo:padding-top="0.145cm" fo:padding-bottom="0.145cm" fo:padding-left="0.27cm" fo:padding-right="0.27cm" draw:shadow="hidden" draw:shadow-offset-x="0.199cm" draw:shadow-offset-y="0.199cm" draw:shadow-color="#808080" draw:shadow-opacity="100%" style:run-through="foreground"/>
    </style:style>
    <style:style style:name="gr208" style:family="graphic">
      <style:graphic-properties draw:stroke="dash" draw:stroke-dash="Dashed_20__28_var_29__20_143" svg:stroke-width="0.041cm" svg:stroke-color="#000000" draw:marker-start="" draw:marker-start-width="0.355cm" draw:marker-start-center="false" draw:marker-end="" draw:marker-end-width="0.355cm" draw:marker-end-center="false" draw:fill="hatch" draw:fill-color="#ffffff" draw:fill-hatch-name="Hatching_20_19" draw:fill-hatch-solid="false" draw:opacity="100%" draw:textarea-horizontal-align="justify" draw:textarea-vertical-align="middle" draw:auto-grow-height="false" fo:min-height="1.715cm" fo:min-width="0.464cm" fo:padding-top="0.145cm" fo:padding-bottom="0.145cm" fo:padding-left="0.27cm" fo:padding-right="0.27cm" draw:shadow="hidden" draw:shadow-offset-x="0.199cm" draw:shadow-offset-y="0.199cm" draw:shadow-color="#808080" draw:shadow-opacity="100%" style:run-through="foreground"/>
    </style:style>
    <style:style style:name="gr209" style:family="graphic">
      <style:graphic-properties draw:stroke="dash" draw:stroke-dash="Dashed_20__28_var_29__20_144" svg:stroke-width="0.041cm" svg:stroke-color="#000000" draw:marker-start="" draw:marker-start-width="0.355cm" draw:marker-start-center="false" draw:marker-end="" draw:marker-end-width="0.355cm" draw:marker-end-center="false" draw:fill="hatch" draw:fill-color="#ffffff" draw:fill-hatch-name="Hatching_20_20" draw:fill-hatch-solid="false" draw:opacity="100%" draw:textarea-horizontal-align="justify" draw:textarea-vertical-align="middle" draw:auto-grow-height="false" fo:min-height="1.713cm" fo:min-width="0.464cm" fo:padding-top="0.145cm" fo:padding-bottom="0.145cm" fo:padding-left="0.27cm" fo:padding-right="0.27cm" draw:shadow="hidden" draw:shadow-offset-x="0.199cm" draw:shadow-offset-y="0.199cm" draw:shadow-color="#808080" draw:shadow-opacity="100%" style:run-through="foreground"/>
    </style:style>
    <style:style style:name="gr210" style:family="graphic">
      <style:graphic-properties draw:stroke="dash" draw:stroke-dash="Dashed_20__28_var_29__20_145" svg:stroke-width="0.041cm" svg:stroke-color="#000000" draw:marker-start="" draw:marker-start-width="0.355cm" draw:marker-start-center="false" draw:marker-end="" draw:marker-end-width="0.355cm" draw:marker-end-center="false" draw:fill="hatch" draw:fill-color="#ffffff" draw:fill-hatch-name="Hatching_20_21" draw:fill-hatch-solid="false" draw:opacity="100%" draw:textarea-horizontal-align="justify" draw:textarea-vertical-align="middle" draw:auto-grow-height="false" fo:min-height="1.715cm" fo:min-width="0.462cm" fo:padding-top="0.145cm" fo:padding-bottom="0.145cm" fo:padding-left="0.27cm" fo:padding-right="0.27cm" draw:shadow="hidden" draw:shadow-offset-x="0.199cm" draw:shadow-offset-y="0.199cm" draw:shadow-color="#808080" draw:shadow-opacity="100%" style:run-through="foreground"/>
    </style:style>
    <style:style style:name="gr211" style:family="graphic">
      <style:graphic-properties draw:stroke="dash" draw:stroke-dash="Dashed_20__28_var_29__20_146" svg:stroke-width="0.041cm" svg:stroke-color="#000000" draw:marker-start="" draw:marker-start-width="0.355cm" draw:marker-start-center="false" draw:marker-end="" draw:marker-end-width="0.355cm" draw:marker-end-center="false" draw:fill="solid" draw:fill-color="#ffffff" draw:opacity="100%" draw:textarea-horizontal-align="justify" draw:textarea-vertical-align="middle" draw:auto-grow-height="false" fo:min-height="1.715cm" fo:min-width="1.462cm" fo:padding-top="0.145cm" fo:padding-bottom="0.145cm" fo:padding-left="0.27cm" fo:padding-right="0.27cm" draw:shadow="hidden" draw:shadow-offset-x="0.199cm" draw:shadow-offset-y="0.199cm" draw:shadow-color="#808080" draw:shadow-opacity="100%" style:run-through="foreground"/>
    </style:style>
    <style:style style:name="gr212" style:family="graphic">
      <style:graphic-properties draw:stroke="dash" draw:stroke-dash="_32__20_Dots_20_1_20_Dash" svg:stroke-width="0.011cm" svg:stroke-color="#000000" draw:marker-start="" draw:marker-start-width="0.273cm" draw:marker-start-center="false" draw:marker-end="" draw:marker-end-width="0.273cm" draw:marker-end-center="false" draw:fill="none" draw:fill-color="#ffffff" draw:fill-hatch-solid="false" draw:opacity="100%" draw:textarea-horizontal-align="justify" draw:textarea-vertical-align="middle" draw:auto-grow-height="false" fo:min-height="1.743cm" fo:min-width="1.492cm" fo:padding-top="0.131cm" fo:padding-bottom="0.131cm" fo:padding-left="0.256cm" fo:padding-right="0.256cm" draw:shadow="hidden" draw:shadow-offset-x="0.199cm" draw:shadow-offset-y="0.199cm" draw:shadow-color="#808080" draw:shadow-opacity="100%" style:run-through="foreground"/>
    </style:style>
    <style:style style:name="gr213"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left" draw:textarea-vertical-align="top" fo:padding-top="0cm" fo:padding-bottom="0.499cm" fo:padding-left="0cm" fo:padding-right="0cm" draw:shadow="hidden" draw:shadow-offset-x="0.199cm" draw:shadow-offset-y="0.199cm" draw:shadow-color="#808080" style:run-through="foreground"/>
    </style:style>
    <style:style style:name="gr214" style:family="graphic">
      <style:graphic-properties draw:stroke="solid"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5" style:family="graphic">
      <style:graphic-properties draw:stroke="dash" draw:stroke-dash="Dashed_20__28_var_29__20_147"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6" style:family="graphic">
      <style:graphic-properties draw:stroke="dash" draw:stroke-dash="Dashed_20__28_var_29__20_148" svg:stroke-width="0.019cm" svg:stroke-color="#000000" draw:marker-start="Triangle_20_unfilled" draw:marker-start-width="0.199cm" draw:marker-start-center="false" draw:marker-end="Triangle_20_unfilled" draw:marker-end-width="0.199cm" draw:marker-end-center="false" draw:fill="none" draw:fill-color="#729fcf" draw:textarea-horizontal-align="justify" draw:textarea-vertical-align="bottom" fo:padding-top="0.4cm" fo:padding-bottom="0cm" fo:padding-left="0cm" fo:padding-right="0cm" draw:shadow="hidden" draw:shadow-offset-x="0.199cm" draw:shadow-offset-y="0.199cm" draw:shadow-color="#808080" style:run-through="foreground"/>
    </style:style>
    <style:style style:name="gr217" style:family="graphic">
      <style:graphic-properties draw:stroke="solid" svg:stroke-width="0.019cm" svg:stroke-color="#000000" draw:marker-start="" draw:marker-start-width="0.229cm" draw:marker-start-center="false" draw:marker-end="Symmetric_20_Arrow" draw:marker-end-width="0.229cm" draw:marker-end-center="false" draw:fill="solid" draw:fill-color="#cfe7f5" draw:textarea-horizontal-align="justify" draw:textarea-vertical-align="middle" fo:padding-top="0cm" fo:padding-bottom="0cm" fo:padding-left="0cm" fo:padding-right="0cm" draw:shadow="hidden" draw:shadow-offset-x="0.199cm" draw:shadow-offset-y="0.199cm" draw:shadow-color="#808080" draw:start-line-spacing-horizontal="0cm" draw:start-line-spacing-vertical="0cm" draw:end-line-spacing-horizontal="0cm" draw:end-line-spacing-vertical="0cm" style:run-through="foreground"/>
    </style:style>
    <style:style style:name="gr218"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0.7cm" fo:min-width="0.369cm" fo:padding-top="0cm" fo:padding-bottom="0cm" fo:padding-left="0cm" fo:padding-right="-0.23cm" draw:shadow="hidden" draw:shadow-offset-x="0.199cm" draw:shadow-offset-y="0.199cm" draw:shadow-color="#808080" draw:shadow-opacity="0%" style:run-through="foreground"/>
    </style:style>
    <style:style style:name="gr219"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left" draw:textarea-vertical-align="middle" draw:auto-grow-height="false" fo:min-height="0.699cm" fo:min-width="0.369cm" fo:padding-top="0cm" fo:padding-bottom="0cm" fo:padding-left="-0.23cm" fo:padding-right="0cm" draw:shadow="hidden" draw:shadow-offset-x="0.199cm" draw:shadow-offset-y="0.199cm" draw:shadow-color="#808080" draw:shadow-opacity="0%" style:run-through="foreground"/>
    </style:style>
    <style:style style:name="gr220" style:family="graphic">
      <style:graphic-properties draw:stroke="solid" svg:stroke-width="0.019cm" svg:stroke-color="#000000" draw:marker-start="" draw:marker-start-width="0.24cm" draw:marker-start-center="false" draw:marker-end="" draw:marker-end-width="0.24cm" draw:marker-end-center="false" draw:fill="solid" draw:fill-color="#cfe7f5" draw:opacity="0%" draw:textarea-horizontal-align="right" draw:textarea-vertical-align="middle" draw:auto-grow-height="false" fo:min-height="1.002cm" fo:min-width="1.52cm" fo:padding-top="0cm" fo:padding-bottom="0cm" fo:padding-left="0cm" fo:padding-right="-1.38cm" draw:shadow="hidden" draw:shadow-offset-x="0.199cm" draw:shadow-offset-y="0.199cm" draw:shadow-color="#808080" draw:shadow-opacity="0%" style:run-through="foreground"/>
    </style:style>
    <style:style style:name="gr2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346cm" fo:min-width="2.175cm" fo:padding-top="0cm" fo:padding-bottom="0cm" fo:padding-left="0cm" fo:padding-right="0cm" draw:shadow="hidden" draw:shadow-offset-x="0.199cm" draw:shadow-offset-y="0.199cm" draw:shadow-color="#808080" style:run-through="foreground"/>
    </style:style>
    <style:style style:name="gr222" style:family="graphic">
      <style:graphic-properties draw:stroke="solid" svg:stroke-width="0.019cm" svg:stroke-color="#000000" draw:marker-start="" draw:marker-start-width="0.229cm" draw:marker-start-center="false" draw:marker-end="Symmetric_20_Arrow" draw:marker-end-width="0.229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23" style:family="graphic">
      <style:graphic-properties draw:stroke="solid" svg:stroke-width="0.019cm" svg:stroke-color="#000000" draw:marker-start="" draw:marker-start-width="0.229cm" draw:marker-start-center="false" draw:marker-end="Triangle_20_unfilled" draw:marker-end-width="0.229cm" draw:marker-end-center="false" draw:fill="none" draw:fill-color="#cfe7f5" draw:textarea-horizontal-align="justify" draw:textarea-vertical-align="top" fo:padding-top="-0.26cm" fo:padding-bottom="0cm" fo:padding-left="0cm" fo:padding-right="0cm" draw:shadow="hidden" draw:shadow-offset-x="0.199cm" draw:shadow-offset-y="0.199cm" draw:shadow-color="#808080" style:run-through="foreground"/>
    </style:style>
    <style:style style:name="gr224" style:family="graphic">
      <style:graphic-properties draw:stroke="solid" svg:stroke-width="0.019cm" svg:stroke-color="#000000" draw:marker-start="Triangle_20_unfilled" draw:marker-start-width="0.229cm" draw:marker-start-center="false" draw:marker-end="" draw:marker-end-width="0.229cm" draw:marker-end-center="false" draw:fill="none" draw:fill-color="#cfe7f5" draw:textarea-horizontal-align="justify" draw:textarea-vertical-align="top" fo:padding-top="-0.26cm" fo:padding-bottom="0cm" fo:padding-left="0cm" fo:padding-right="0cm" draw:shadow="hidden" draw:shadow-offset-x="0.199cm" draw:shadow-offset-y="0.199cm" draw:shadow-color="#808080" style:run-through="foreground"/>
    </style: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text-style style:name="N100">
      <number:text-content/>
    </number:text-style>
    <number:number-style style:name="N120">
      <number:number number:decimal-places="3"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0"><text:span text:style-name="T2055">The </text:span>Content Scramble System<text:span text:style-name="T1505"> – A Study</text:span></text:p>
      <text:p text:style-name="P721">https://github.com/helo2804/css_study</text:p>
      <text:p text:style-name="P851"><text:span text:style-name="T704">2015-05-18: V</text:span><text:span text:style-name="T701">ersion</text:span><text:span text:style-name="T704"> 1 (this is still a draft, no reviews yet)</text:span></text:p>
      <text:p text:style-name="P44">This document was created with LibreOffice (version 4.3.3.2).</text:p>
      <text:p text:style-name="P55"/>
      <text:p text:style-name="P54"/>
      <text:p text:style-name="P54"/>
      <text:p text:style-name="P325">Motivation</text:p>
      <text:p text:style-name="P507">The playback of a video DVD is obstructed by the Content Scramble System (CSS)<text:span text:style-name="T2078">. Its</text:span> details are only given to licensees for a fee. The license itself is bound to a non-disclosure agreement. Thus, based on a CSS license, it wouldn't be possible to develop an open-source software player. However, open-source is a vital requirement for trusted software.</text:p>
      <text:p text:style-name="P507">Luckily there <text:span text:style-name="T2078">are</text:span> people who addressed this issue. People who re-engineered software, published the mechanism, analyzed the algorithms and revealed their weaknesses. In the end there were the developers of libdvdcss who put all this together and made their software available on many computer platforms.</text:p>
      <text:p text:style-name="P507">Despite the success of libdvdcss, the CSS documentation remain<text:span text:style-name="T2078">ed</text:span> rather poor. This project is intended to close the gap. It provides a detailed description of the CSS mechanism. If public sources are available they are cited. In fact the source-code of libdvdcss is invaluable. There are also secondary sources which may help understand CSS. </text:p>
      <text:p text:style-name="P507">Alongside, this project is accompanied with a piece of software that is used to run some tests to verify CSS details.</text:p>
      <text:p text:style-name="P170"/>
      <text:p text:style-name="P231"/>
      <text:p text:style-name="P170"/>
      <text:p text:style-name="P573">Copyright (c) 2015, helo2804<text:span text:style-name="T2045">. All rights reserved.</text:span></text:p>
      <text:p text:style-name="P571">Redistribution and use in source and compiled forms <text:span text:style-name="T2046">w</text:span>ith or without modification, are permitted provided that the following conditions are met:</text:p>
      <text:p text:style-name="P574"><text:span text:style-name="T2078">— </text:span>Redistributions of source code must retain the above copyright notice, this list of conditions and the following disclaimer.</text:p>
      <text:p text:style-name="P571"><text:span text:style-name="T2045">— </text:span>Redistributions in compiled form must reproduce the above copyright notice, this list of conditions and the following disclaimer in the documentation and/or other materials provided with the distribution.</text:p>
      <text:p text:style-name="P572">This documentation is provided by the copyright holders and contributors "as is" and any express or implied warranties, including, but not limited to, the implied warranties of merchantability and fitness for a particular purpose are disclaimed. In no event shall the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text:p text:style-name="P5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0"><text:a xlink:type="simple" xlink:href="#__RefHeading__3565_309438263" text:style-name="Index_20_Link" text:visited-style-name="Index_20_Link">1 Introduction<text:tab/>5</text:a></text:p>
          <text:p text:style-name="P730"><text:a xlink:type="simple" xlink:href="#__RefHeading__3569_309438263" text:style-name="Index_20_Link" text:visited-style-name="Index_20_Link">2 DVD-Video<text:tab/>7</text:a></text:p>
          <text:p text:style-name="P729"><text:a xlink:type="simple" xlink:href="#__RefHeading__3571_309438263" text:style-name="Index_20_Link" text:visited-style-name="Index_20_Link">2.1 DVD-ROM<text:tab/>7</text:a></text:p>
          <text:p text:style-name="P729"><text:a xlink:type="simple" xlink:href="#__RefHeading__7487_2075100171" text:style-name="Index_20_Link" text:visited-style-name="Index_20_Link">2.2 Copyright Information<text:tab/>7</text:a></text:p>
          <text:p text:style-name="P729"><text:a xlink:type="simple" xlink:href="#__RefHeading__12747_2075100171" text:style-name="Index_20_Link" text:visited-style-name="Index_20_Link">2.3 Region-Code<text:tab/>7</text:a></text:p>
          <text:p text:style-name="P729"><text:a xlink:type="simple" xlink:href="#__RefHeading__6145_309438263" text:style-name="Index_20_Link" text:visited-style-name="Index_20_Link">2.4 Disc-Key-Block<text:tab/>8</text:a></text:p>
          <text:p text:style-name="P729"><text:a xlink:type="simple" xlink:href="#__RefHeading__6147_309438263" text:style-name="Index_20_Link" text:visited-style-name="Index_20_Link">2.5 Copyright Management Information<text:tab/>8</text:a></text:p>
          <text:p text:style-name="P729"><text:a xlink:type="simple" xlink:href="#__RefHeading__4233_1853143972" text:style-name="Index_20_Link" text:visited-style-name="Index_20_Link">2.6 Title-Key<text:tab/>8</text:a></text:p>
          <text:p text:style-name="P729"><text:a xlink:type="simple" xlink:href="#__RefHeading__3573_309438263" text:style-name="Index_20_Link" text:visited-style-name="Index_20_Link">2.7 File-System<text:tab/>8</text:a></text:p>
          <text:p text:style-name="P729"><text:a xlink:type="simple" xlink:href="#__RefHeading__3575_309438263" text:style-name="Index_20_Link" text:visited-style-name="Index_20_Link">2.8 DVD-Feature<text:tab/>9</text:a></text:p>
          <text:p text:style-name="P729"><text:a xlink:type="simple" xlink:href="#__RefHeading__3577_309438263" text:style-name="Index_20_Link" text:visited-style-name="Index_20_Link">2.9 DVD-Pack<text:tab/>10</text:a></text:p>
          <text:p text:style-name="P729"><text:a xlink:type="simple" xlink:href="#__RefHeading__40168_1576935100" text:style-name="Index_20_Link" text:visited-style-name="Index_20_Link">2.10 Feature Encryption<text:tab/>11</text:a></text:p>
          <text:p text:style-name="P730"><text:a xlink:type="simple" xlink:href="#__RefHeading__3583_309438263" text:style-name="Index_20_Link" text:visited-style-name="Index_20_Link">3 DVD Drive<text:tab/>12</text:a></text:p>
          <text:p text:style-name="P729"><text:a xlink:type="simple" xlink:href="#__RefHeading__19727_2122514721" text:style-name="Index_20_Link" text:visited-style-name="Index_20_Link">3.1 Authentication Handshake<text:tab/>13</text:a></text:p>
          <text:p text:style-name="P729"><text:a xlink:type="simple" xlink:href="#__RefHeading__20144_2122514721" text:style-name="Index_20_Link" text:visited-style-name="Index_20_Link">3.2 Title-Key Handshake<text:tab/>14</text:a></text:p>
          <text:p text:style-name="P729"><text:a xlink:type="simple" xlink:href="#__RefHeading__21396_2122514721" text:style-name="Index_20_Link" text:visited-style-name="Index_20_Link">3.3 Obfuscation<text:tab/>15</text:a></text:p>
          <text:p text:style-name="P729"><text:a xlink:type="simple" xlink:href="#__RefHeading__3591_309438263" text:style-name="Index_20_Link" text:visited-style-name="Index_20_Link">3.4 Regional Playback Control<text:tab/>15</text:a></text:p>
          <text:p text:style-name="P730"><text:a xlink:type="simple" xlink:href="#__RefHeading__3593_309438263" text:style-name="Index_20_Link" text:visited-style-name="Index_20_Link">4 CSS Cipher<text:tab/>16</text:a></text:p>
          <text:p text:style-name="P729"><text:a xlink:type="simple" xlink:href="#__RefHeading__1569_249676230" text:style-name="Index_20_Link" text:visited-style-name="Index_20_Link">4.1 Keystream Generator<text:tab/>17</text:a></text:p>
          <text:p text:style-name="P729"><text:a xlink:type="simple" xlink:href="#__RefHeading__10652_1013616884" text:style-name="Index_20_Link" text:visited-style-name="Index_20_Link">4.2 Linear Feedback Shift Register (LFSR)<text:tab/>19</text:a></text:p>
          <text:p text:style-name="P729"><text:a xlink:type="simple" xlink:href="#__RefHeading__1446_249676230" text:style-name="Index_20_Link" text:visited-style-name="Index_20_Link">4.3 Disc-Key Decryption<text:tab/>21</text:a></text:p>
          <text:p text:style-name="P729"><text:a xlink:type="simple" xlink:href="#__RefHeading__3595_309438263" text:style-name="Index_20_Link" text:visited-style-name="Index_20_Link">4.4 Title-Key Decryption<text:tab/>22</text:a></text:p>
          <text:p text:style-name="P729"><text:a xlink:type="simple" xlink:href="#__RefHeading__3597_309438263" text:style-name="Index_20_Link" text:visited-style-name="Index_20_Link">4.5 Feature Decryption<text:tab/>23</text:a></text:p>
          <text:p text:style-name="P729"><text:a xlink:type="simple" xlink:href="#__RefHeading__3277_309438263" text:style-name="Index_20_Link" text:visited-style-name="Index_20_Link">4.6 Authentication-Key Encryption<text:tab/>24</text:a></text:p>
          <text:p text:style-name="P729"><text:a xlink:type="simple" xlink:href="#__RefHeading__12715_1839873828" text:style-name="Index_20_Link" text:visited-style-name="Index_20_Link">4.7 Lookup Tables<text:tab/>27</text:a></text:p>
          <text:p text:style-name="P730"><text:a xlink:type="simple" xlink:href="#__RefHeading__30977_843865429" text:style-name="Index_20_Link" text:visited-style-name="Index_20_Link">5 DVD-Video Decryption<text:tab/>28</text:a></text:p>
          <text:p text:style-name="P730"><text:a xlink:type="simple" xlink:href="#__RefHeading__2113_249676230" text:style-name="Index_20_Link" text:visited-style-name="Index_20_Link">6 Cryptanalysis<text:tab/>29</text:a></text:p>
          <text:p text:style-name="P729"><text:a xlink:type="simple" xlink:href="#__RefHeading__20072_834288412" text:style-name="Index_20_Link" text:visited-style-name="Index_20_Link">6.1 Disc-Key<text:tab/>30</text:a></text:p>
          <text:p text:style-name="P729"><text:a xlink:type="simple" xlink:href="#__RefHeading__21114_834288412" text:style-name="Index_20_Link" text:visited-style-name="Index_20_Link">6.2 Player-Keys<text:tab/>31</text:a></text:p>
          <text:p text:style-name="P729"><text:a xlink:type="simple" xlink:href="#__RefHeading__18550_1138896406" text:style-name="Index_20_Link" text:visited-style-name="Index_20_Link">6.3 Title-Keys<text:tab/>33</text:a></text:p>
          <text:p text:style-name="P729"><text:a xlink:type="simple" xlink:href="#__RefHeading__17153_149943340" text:style-name="Index_20_Link" text:visited-style-name="Index_20_Link">6.4 Disc-Key Exploit<text:tab/>34</text:a></text:p>
          <text:p text:style-name="P729"><text:a xlink:type="simple" xlink:href="#__RefHeading__14557_1031845421" text:style-name="Index_20_Link" text:visited-style-name="Index_20_Link">6.5 Player-Key Keystream Exploit<text:tab/>36</text:a></text:p>
          <text:p text:style-name="P729"><text:a xlink:type="simple" xlink:href="#__RefHeading__5031_807995423" text:style-name="Index_20_Link" text:visited-style-name="Index_20_Link">6.6 Keystream Correlation Exploit<text:tab/>37</text:a></text:p>
          <text:p text:style-name="P729"><text:a xlink:type="simple" xlink:href="#__RefHeading__25756_1989897726" text:style-name="Index_20_Link" text:visited-style-name="Index_20_Link">6.7 Generator Elimination<text:tab/>38</text:a></text:p>
          <text:p text:style-name="P729"><text:a xlink:type="simple" xlink:href="#__RefHeading__9002_807995423" text:style-name="Index_20_Link" text:visited-style-name="Index_20_Link">6.8 LFSR Reversal<text:tab/>39</text:a></text:p>
          <text:p text:style-name="P729"><text:a xlink:type="simple" xlink:href="#__RefHeading__16514_353829011" text:style-name="Index_20_Link" text:visited-style-name="Index_20_Link">6.9 Feature Prediction<text:tab/>40</text:a></text:p>
          <text:p text:style-name="P730"><text:a xlink:type="simple" xlink:href="#__RefHeading__48155_954524978" text:style-name="Index_20_Link" text:visited-style-name="Index_20_Link">7 Test Program<text:tab/>41</text:a></text:p>
          <text:p text:style-name="P730"><text:a xlink:type="simple" xlink:href="#__RefHeading__18552_1138896406" text:style-name="Index_20_Link" text:visited-style-name="Index_20_Link">8 Test Suit (Cryptanalysis)<text:tab/>42</text:a></text:p>
          <text:p text:style-name="P729"><text:soft-page-break/><text:a xlink:type="simple" xlink:href="#__RefHeading__16416_2075100171" text:style-name="Index_20_Link" text:visited-style-name="Index_20_Link">8.1 LFSR-A Period<text:tab/>42</text:a></text:p>
          <text:p text:style-name="P729"><text:a xlink:type="simple" xlink:href="#__RefHeading__16418_2075100171" text:style-name="Index_20_Link" text:visited-style-name="Index_20_Link">8.2 LFSR-B Period<text:tab/>42</text:a></text:p>
          <text:p text:style-name="P729"><text:a xlink:type="simple" xlink:href="#__RefHeading__12204_1760835080" text:style-name="Index_20_Link" text:visited-style-name="Index_20_Link">8.3 Disc-Key Study<text:tab/>42</text:a></text:p>
          <text:p text:style-name="P729"><text:a xlink:type="simple" xlink:href="#__RefHeading__12560_1760835080" text:style-name="Index_20_Link" text:visited-style-name="Index_20_Link">8.4 Disc-Key Exploit<text:tab/>42</text:a></text:p>
          <text:p text:style-name="P729"><text:a xlink:type="simple" xlink:href="#__RefHeading__13446_1031845421" text:style-name="Index_20_Link" text:visited-style-name="Index_20_Link">8.5 Player-Key Study<text:tab/>43</text:a></text:p>
          <text:p text:style-name="P729"><text:a xlink:type="simple" xlink:href="#__RefHeading__13444_1031845421" text:style-name="Index_20_Link" text:visited-style-name="Index_20_Link">8.6 Player-Key Exploit<text:tab/>43</text:a></text:p>
          <text:p text:style-name="P729"><text:a xlink:type="simple" xlink:href="#__RefHeading__17592_1760835080" text:style-name="Index_20_Link" text:visited-style-name="Index_20_Link">8.7 LFSR-B Seed / Keystream Correlation<text:tab/>43</text:a></text:p>
          <text:p text:style-name="P729"><text:a xlink:type="simple" xlink:href="#__RefHeading__18112_1031845421" text:style-name="Index_20_Link" text:visited-style-name="Index_20_Link">8.8 Unique (0,0)-Mode Keystream Heads (with a valid start state)<text:tab/>44</text:a></text:p>
          <text:p text:style-name="P729"><text:a xlink:type="simple" xlink:href="#__RefHeading__18114_1031845421" text:style-name="Index_20_Link" text:visited-style-name="Index_20_Link">8.9 Unique (1,0)-Mode Keystream Heads (with a valid start state)<text:tab/>45</text:a></text:p>
          <text:p text:style-name="P729"><text:a xlink:type="simple" xlink:href="#__RefHeading__15394_353829011" text:style-name="Index_20_Link" text:visited-style-name="Index_20_Link">8.10 Unique (1,0)-Mode Keystream Snippets (with any start state)<text:tab/>46</text:a></text:p>
          <text:p text:style-name="P730"><text:a xlink:type="simple" xlink:href="#__RefHeading__28414_313424621" text:style-name="Index_20_Link" text:visited-style-name="Index_20_Link">9 Drive Survey<text:tab/>47</text:a></text:p>
          <text:p text:style-name="P729"><text:a xlink:type="simple" xlink:href="#__RefHeading__28416_313424621" text:style-name="Index_20_Link" text:visited-style-name="Index_20_Link">9.1 Drives<text:tab/>47</text:a></text:p>
          <text:p text:style-name="P729"><text:a xlink:type="simple" xlink:href="#__RefHeading__28418_313424621" text:style-name="Index_20_Link" text:visited-style-name="Index_20_Link">9.2 AGID Management<text:tab/>48</text:a></text:p>
          <text:p text:style-name="P729"><text:a xlink:type="simple" xlink:href="#__RefHeading__28422_313424621" text:style-name="Index_20_Link" text:visited-style-name="Index_20_Link">9.3 Copyright Management Information and Title-Key<text:tab/>49</text:a></text:p>
          <text:p text:style-name="P729"><text:a xlink:type="simple" xlink:href="#__RefHeading__28424_313424621" text:style-name="Index_20_Link" text:visited-style-name="Index_20_Link">9.4 Title-Key without Authentication<text:tab/>50</text:a></text:p>
          <text:p text:style-name="P729"><text:a xlink:type="simple" xlink:href="#__RefHeading__28426_313424621" text:style-name="Index_20_Link" text:visited-style-name="Index_20_Link">9.5 Handshakes for Non-DVD-ROM<text:tab/>50</text:a></text:p>
          <text:p text:style-name="P729"><text:a xlink:type="simple" xlink:href="#__RefHeading__28428_313424621" text:style-name="Index_20_Link" text:visited-style-name="Index_20_Link">9.6 Region-Code Mismatch<text:tab/>51</text:a></text:p>
          <text:p text:style-name="P729"><text:a xlink:type="simple" xlink:href="#__RefHeading__48157_954524978" text:style-name="Index_20_Link" text:visited-style-name="Index_20_Link">9.7 Title-Key and CPR_MAI Throughput<text:tab/>52</text:a></text:p>
          <text:p text:style-name="P730"><text:a xlink:type="simple" xlink:href="#__RefHeading__16406_2075100171" text:style-name="Index_20_Link" text:visited-style-name="Index_20_Link">10 DVD Survey<text:tab/>53</text:a></text:p>
          <text:p text:style-name="P729"><text:a xlink:type="simple" xlink:href="#__RefHeading__16408_2075100171" text:style-name="Index_20_Link" text:visited-style-name="Index_20_Link">10.1 Copyright Information<text:tab/>53</text:a></text:p>
          <text:p text:style-name="P729"><text:a xlink:type="simple" xlink:href="#__RefHeading__16410_2075100171" text:style-name="Index_20_Link" text:visited-style-name="Index_20_Link">10.2 Region-Code<text:tab/>53</text:a></text:p>
          <text:p text:style-name="P729"><text:a xlink:type="simple" xlink:href="#__RefHeading__23171_1554759640" text:style-name="Index_20_Link" text:visited-style-name="Index_20_Link">10.3 Copyright Management Information<text:tab/>54</text:a></text:p>
          <text:p text:style-name="P729"><text:a xlink:type="simple" xlink:href="#__RefHeading__24960_2103497117" text:style-name="Index_20_Link" text:visited-style-name="Index_20_Link">10.4 ISO Integrity<text:tab/>54</text:a></text:p>
          <text:p text:style-name="P729"><text:a xlink:type="simple" xlink:href="#__RefHeading__24962_2103497117" text:style-name="Index_20_Link" text:visited-style-name="Index_20_Link">10.5 Maximum File Size<text:tab/>54</text:a></text:p>
          <text:p text:style-name="P729"><text:a xlink:type="simple" xlink:href="#__RefHeading__20233_1457324281" text:style-name="Index_20_Link" text:visited-style-name="Index_20_Link">10.6 Feature Contiguity and Integrity<text:tab/>54</text:a></text:p>
          <text:p text:style-name="P729"><text:a xlink:type="simple" xlink:href="#__RefHeading__24964_2103497117" text:style-name="Index_20_Link" text:visited-style-name="Index_20_Link">10.7 Optional VOB Menus<text:tab/>55</text:a></text:p>
          <text:p text:style-name="P729"><text:a xlink:type="simple" xlink:href="#__RefHeading__16412_2075100171" text:style-name="Index_20_Link" text:visited-style-name="Index_20_Link">10.8 PES ID<text:tab/>55</text:a></text:p>
          <text:p text:style-name="P729"><text:a xlink:type="simple" xlink:href="#__RefHeading__16414_2075100171" text:style-name="Index_20_Link" text:visited-style-name="Index_20_Link">10.9 Number of Encrypted DVD-Packs<text:tab/>56</text:a></text:p>
          <text:p text:style-name="P729"><text:a xlink:type="simple" xlink:href="#__RefHeading__8223_1022426910" text:style-name="Index_20_Link" text:visited-style-name="Index_20_Link">10.10 Scrambling Control Field on Offset 14H<text:tab/>56</text:a></text:p>
          <text:p text:style-name="P729"><text:a xlink:type="simple" xlink:href="#__RefHeading__8225_1022426910" text:style-name="Index_20_Link" text:visited-style-name="Index_20_Link">10.11 Scrambling Control Field and Copyright Management Information<text:tab/>56</text:a></text:p>
          <text:p text:style-name="P729"><text:a xlink:type="simple" xlink:href="#__RefHeading__8227_1022426910" text:style-name="Index_20_Link" text:visited-style-name="Index_20_Link">10.12 Locked Blocks<text:tab/>56</text:a></text:p>
          <text:p text:style-name="P729"><text:a xlink:type="simple" xlink:href="#__RefHeading__31222_353829011" text:style-name="Index_20_Link" text:visited-style-name="Index_20_Link">10.13 Disc-Key Hash-Value<text:tab/>57</text:a></text:p>
          <text:p text:style-name="P729"><text:a xlink:type="simple" xlink:href="#__RefHeading__31224_353829011" text:style-name="Index_20_Link" text:visited-style-name="Index_20_Link">10.14 Number of Player Keys<text:tab/>57</text:a></text:p>
          <text:p text:style-name="P729"><text:a xlink:type="simple" xlink:href="#__RefHeading__14660_353829011" text:style-name="Index_20_Link" text:visited-style-name="Index_20_Link">10.15 Player-Key Keystream<text:tab/>58</text:a></text:p>
          <text:p text:style-name="P729"><text:a xlink:type="simple" xlink:href="#__RefHeading__31226_353829011" text:style-name="Index_20_Link" text:visited-style-name="Index_20_Link">10.16 Genuine Disc-Keys<text:tab/>58</text:a></text:p>
          <text:p text:style-name="P729"><text:a xlink:type="simple" xlink:href="#__RefHeading__23446_1616708549" text:style-name="Index_20_Link" text:visited-style-name="Index_20_Link">10.17 Player-Keys<text:tab/>59</text:a></text:p>
          <text:p text:style-name="P729"><text:a xlink:type="simple" xlink:href="#__RefHeading__31228_353829011" text:style-name="Index_20_Link" text:visited-style-name="Index_20_Link">10.18 Disc-Key Distribution<text:tab/>60</text:a></text:p>
          <text:p text:style-name="P729"><text:a xlink:type="simple" xlink:href="#__RefHeading__40171_1576935100" text:style-name="Index_20_Link" text:visited-style-name="Index_20_Link">10.19 Title-Keys<text:tab/>60</text:a></text:p>
          <text:p text:style-name="P729"><text:a xlink:type="simple" xlink:href="#__RefHeading__3623_309438263" text:style-name="Index_20_Link" text:visited-style-name="Index_20_Link">10.20 Data Padding<text:tab/>60</text:a></text:p>
          <text:p text:style-name="P729"><text:a xlink:type="simple" xlink:href="#__RefHeading__40827_1576935100" text:style-name="Index_20_Link" text:visited-style-name="Index_20_Link">10.21 Data Cycles<text:tab/>61</text:a></text:p>
          <text:p text:style-name="P729"><text:a xlink:type="simple" xlink:href="#__RefHeading__24324_1268296501" text:style-name="Index_20_Link" text:visited-style-name="Index_20_Link">10.22 Title-Key Recovery<text:tab/>62</text:a></text:p>
          <text:p text:style-name="P730"><text:soft-page-break/><text:a xlink:type="simple" xlink:href="#__RefHeading__5595_1132875736" text:style-name="Index_20_Link" text:visited-style-name="Index_20_Link">11 Bibliography<text:tab/>64</text:a></text:p>
        </text:index-body>
      </text:table-of-content>
      <text:h text:style-name="P796" text:outline-level="1"><text:bookmark-start text:name="__RefHeading__3565_309438263"/>Introduction<text:bookmark-end text:name="__RefHeading__3565_309438263"/></text:h>
      <text:p text:style-name="P179">The content scramb<text:span text:style-name="T1629">le</text:span> system (CSS) is a collection of proprietary protection mechanisms used on <text:span text:style-name="T1508">a </text:span>DVD<text:note text:id="ftn1" text:note-class="footnote"><text:note-citation>1</text:note-citation><text:note-body><text:p text:style-name="P415">http://en.wikipedia.org/wiki/DVD-Video</text:p></text:note-body></text:note>. <text:span text:style-name="T1506">CSS</text:span> attempts <text:span text:style-name="T1601">to restrict</text:span> access to the content <text:span text:style-name="T1601">only for </text:span>license<text:span text:style-name="T1506">d applications. According to the DVD Copy Control Association</text:span><text:span text:style-name="T1506"><text:note text:id="ftn2" text:note-class="footnote"><text:note-citation>2</text:note-citation><text:note-body><text:p text:style-name="P416">http://www.dvdcca.org</text:p></text:note-body></text:note></text:span><text:span text:style-name="T1506"> (CCA), which is the consortium that grants licenses, CSS is supposed to protect the intellectual property rights of the content owner. </text:span></text:p>
      <text:p text:style-name="P180"><text:span text:style-name="T1507">F</text:span>rom a technical point of view<text:span text:style-name="T1507">,</text:span> CSS deals with three participants: the DVD, the drive and the <text:span text:style-name="T1507">player</text:span>. The DVD holds <text:span text:style-name="T2056">the copyright information and </text:span>the <text:span text:style-name="T1513">encrypted </text:span>feature<text:span text:style-name="T1522">. T</text:span>he drive provides all means to access the DVD<text:span text:style-name="T1522">. T</text:span>he <text:span text:style-name="T1509"><text:s/>player</text:span> <text:span text:style-name="T1508">reads, decrypts</text:span> <text:span text:style-name="T1509">and presents the audio and visual content of the feature. </text:span>All participants must be licensed and <text:span text:style-name="T1509">must </text:span>conform to the license agreement. </text:p>
      <text:p text:style-name="P189"><text:span text:style-name="T1511">The</text:span> CSS <text:span text:style-name="T1511">implementation</text:span> <text:span text:style-name="T1602">itself is based</text:span> <text:span text:style-name="T2056">on </text:span>three methods of protection<text:span text:style-name="T1511">:</text:span> playback protection, copy protection and regional restriction. Playback protection is based on encryption: the player <text:span text:style-name="T1583">uses</text:span> a secret key <text:span text:style-name="T1996">(or a set of secret keys</text:span><text:span text:style-name="T1996"><text:note text:id="ftn3" text:note-class="footnote"><text:note-citation>3</text:note-citation><text:note-body><text:p text:style-name="P421">MMC<text:span text:style-name="T1070"><text:bookmark-ref text:reference-format="number" text:ref-name="__RefNumPara__7764_1159668703">[8]</text:bookmark-ref></text:span> section 4.10.2.1</text:p></text:note-body></text:note></text:span><text:span text:style-name="T1996">) </text:span>to decrypt the feature. Copy protection is based on <text:span text:style-name="T1512">the </text:span>drive: access to the DVD is only granted if the player authenticates successfully. Regional restriction is based <text:span text:style-name="T1512">on the </text:span>DVD and <text:span text:style-name="T1514">the </text:span>drive: access to the DVD is only granted <text:span text:style-name="T1959">by the drive to the player </text:span>if the DVD belongs to the drive's geographic region.</text:p>
      <text:p text:style-name="P186"><text:span text:style-name="T1515">For </text:span><text:span text:style-name="T1300">p</text:span><text:span text:style-name="T1266">layback protection</text:span><text:span text:style-name="T1515">, the feature is encrypted.</text:span> Three different kind<text:span text:style-name="T1630">s</text:span> of keys are <text:span text:style-name="T1515">required</text:span> to decrypt the feature: <text:span text:style-name="T1516">the </text:span>player-key<text:span text:style-name="T1516">, which is stored in the player; and</text:span> <text:span text:style-name="T1583">the </text:span>disc- and <text:span text:style-name="T1515">title-keys, both stored on the DVD as cipher text</text:span>. </text:p>
      <text:p text:style-name="P154">The player-key is used to decrypt the disc-key. The disc-key in turn is used to decrypt the title-key<text:span text:style-name="T1518">s</text:span>. Finally, the title-key<text:span text:style-name="T1518">s</text:span> <text:span text:style-name="T1518">are</text:span> used to decrypt the feature. T<text:span text:style-name="T1517">he player has to perform</text:span> a handshake<text:span text:style-name="T1517"> with the drive to retrieve the encrypted disc- and title-keys from the DVD. </text:span></text:p>
      <text:p text:style-name="P155">Each DVD-release uses <text:span text:style-name="T1959">its</text:span> own disc- and title-keys. Hence, revealing these keys would not effect other DVD releases. However, the player-key is kind of a master key. If the player-key is revealed, the playback protection <text:span text:style-name="T1603">will be</text:span> broken<text:span text:style-name="T1959"> for all DVDs</text:span>. That<text:span text:style-name="T1603">'s why</text:span> there <text:span text:style-name="T1603">exist</text:span> multiple player-keys. Each DVD holds 408 encrypted variants of the disc-key. Each of them can be assigned to a dedicated player-key. Different player-keys can be assigned to different player vendors. If a certain player-key is revealed, future DVD<text:span text:style-name="T1603">-releases</text:span> <text:span text:style-name="T1959">might not</text:span> provide an encrypted <text:span text:style-name="T2057">disc-key-</text:span>variant for th<text:span text:style-name="T1603">e revealed</text:span> player-key<text:span text:style-name="T1603"> </text:span>any longer.</text:p>
      <text:p text:style-name="P187"><text:span text:style-name="T1517">For</text:span> <text:span text:style-name="T1266">copy protection</text:span><text:span text:style-name="T1517">, the </text:span>drive <text:span text:style-name="T1517">locks a set of disc-blocks of the feature</text:span>. <text:span text:style-name="T1517">A</text:span>n attempt <text:span text:style-name="T1959">of the player </text:span>to read <text:span text:style-name="T1584">the</text:span> locked <text:span text:style-name="T1959">blocks results in an access error</text:span>. To unlock the <text:span text:style-name="T1959">blocks</text:span>, a handshake between player and drive needs to be performed. </text:p>
      <text:p text:style-name="P188">The <text:span text:style-name="T1266">regional restriction</text:span> is based on the region<text:span text:style-name="T1959">-</text:span>code. Both, the DVD and the drive hold their own region<text:span text:style-name="T1959">-</text:span>code. If the drive detects a <text:span text:style-name="T1604">DVD</text:span> with a different region<text:span text:style-name="T1959">-</text:span>code, the player <text:span text:style-name="T1631">might</text:span> still <text:span text:style-name="T2057">be permitted to </text:span>read the feature. However, the drive does not permit access to the title-keys<text:span text:style-name="T1604">;</text:span> which are <text:span text:style-name="T1518">required</text:span> to decrypt the feature.<text:span text:style-name="T1960"> Still, it's possible for a consumer to change the drive's region-code manually for up to five times.</text:span><text:span text:style-name="T1960"><text:note text:id="ftn4" text:note-class="footnote"><text:note-citation>4</text:note-citation><text:note-body><text:p text:style-name="P423">Rather four times. Brand-new drives hold no region-code. So the first region-code setup is performed by <text:span text:style-name="T2058">(</text:span>most<text:span text:style-name="T2058">)</text:span> players automatically when the first DVD is played.</text:p></text:note-body></text:note></text:span></text:p>
      <text:p text:style-name="P386"><text:soft-page-break/>All three protection methods have been <text:span text:style-name="T1585">virtually </text:span>broken<text:span text:style-name="T1959">:</text:span> </text:p>
      <text:p text:style-name="P380"><text:span text:style-name="T2059">A</text:span>ll it <text:span text:style-name="T2059">requires</text:span> <text:span text:style-name="T1519">to circumvent the copy protection (without any special tools) is a licensed DVD player. </text:span>Immediately at start<text:span text:style-name="T1959">-</text:span>up, the player<text:span text:style-name="T1586"> performs a handshake with the drive, and so</text:span> unlocks the DVD for all applications on the PC. After that, any application can read the encrypted feature and <text:span text:style-name="T1519">save</text:span> <text:span text:style-name="T1519">a</text:span> <text:span text:style-name="T1519">copy</text:span>. </text:p>
      <text:p text:style-name="P380"><text:span text:style-name="T1586">The</text:span> authentication handshake <text:span text:style-name="T2059">to unlock the DVD and to retrieve the disc- and title-keys </text:span>was <text:span text:style-name="T1586">published</text:span> in 199<text:span text:style-name="T1587">9 by Derek </text:span><text:span text:style-name="T1740">Fawcus</text:span><text:span text:style-name="T824"><text:bookmark-ref text:reference-format="number" text:ref-name="__RefHeading__26657_353829011">[1]</text:bookmark-ref></text:span>. The handshake doesn't depend on any keys and is the same for every drive<text:span text:style-name="T1587">. </text:span></text:p>
      <text:p text:style-name="P274"><text:span text:style-name="T2059">Derek Fawcus also published the CSS playback encryption system. Its</text:span> cipher <text:span text:style-name="T2058">u</text:span>ses only 40-bit keys. A brute-force attack was already feasible the date CSS was introduced. Major flaws in the cipher <text:span text:style-name="T2059">were revealed by Frank A. Stevenson</text:span><text:span text:style-name="T827"><text:bookmark-ref text:reference-format="number" text:ref-name="__RefHeading__13566_353829011">[2]</text:bookmark-ref></text:span><text:span text:style-name="T2059"> within a few days in </text:span>the end of 1999<text:span text:style-name="T2059">. So</text:span> it became possible for everyone to generate <text:span text:style-name="T1519">a list of valid</text:span> player-keys <text:span text:style-name="T1604">with</text:span>in a few minutes on a consumer PC.</text:p>
      <text:p text:style-name="P381"><text:span text:style-name="T1588">In case of regional restrictions, the drive refuses access to the title-keys</text:span><text:span text:style-name="T262">;</text:span><text:span text:style-name="T261"> which are </text:span><text:span text:style-name="T263">required</text:span><text:span text:style-name="T261"> to decrypt the feature.</text:span><text:span text:style-name="T1588"> However, Ethan Hawke</text:span><text:span text:style-name="T795"><text:bookmark-ref text:reference-format="number" text:ref-name="__RefHeading__23856_1576935100">[3]</text:bookmark-ref></text:span><text:span text:style-name="T1588"> discovered </text:span>a flaw in the <text:span text:style-name="T1520">feature</text:span> encryption which makes it <text:span text:style-name="T1959">easily </text:span>possible to predict <text:span text:style-name="T2060">plain-text</text:span> data. <text:span text:style-name="T1604">This enables the recovery of most </text:span>title-key<text:span text:style-name="T1588">s</text:span> <text:span text:style-name="T1521">in</text:span> a fraction of a second.<text:span text:style-name="T1520"> </text:span></text:p>
      <text:p text:style-name="P275"><text:span text:style-name="T2060">For many</text:span><text:span text:style-name="T1015"> drives there is also the option to flash another firmware with</text:span><text:span text:style-name="T1022"> a degraded set of </text:span><text:span text:style-name="T1015">regional protection.</text:span><text:span text:style-name="T1037"> If this still doesn't work, there is always the option to purchase a drive for the desired region. Only a few regions exist.</text:span></text:p>
      <text:p text:style-name="P217">Note<text:span text:style-name="T1510"> that</text:span> a DVD can be produced with or without CSS. The publisher may for instance <text:span text:style-name="T1605">decide to </text:span>go without CSS protection <text:span text:style-name="T1605">to</text:span> save <text:span text:style-name="T2060">production costs</text:span>. The situation is not that simple for <text:span text:style-name="T1962">the </text:span>drive manufacturers: <text:span text:style-name="T1961">consumers who buy </text:span>a drive <text:span text:style-name="T1961">without</text:span> CSS <text:span text:style-name="T2060">might fear to be unable to play their DVD videos. That</text:span> <text:span text:style-name="T1961">would </text:span>make <text:span text:style-name="T1961">it </text:span>difficult to sell <text:span text:style-name="T1961">such </text:span>drive<text:span text:style-name="T2060">s</text:span>. Besides, the CCA is eagerly interested that all drives implement CSS. Otherwise <text:span text:style-name="T1962">CSS</text:span> would render mostly useless. As of today, it appears that all consumer drives implement some kind of CSS protection. <text:span text:style-name="T1605">However, one could try to modify a consumer drive in a way that it provides raw access.</text:span><text:span text:style-name="T1605"><text:note text:id="ftn5" text:note-class="footnote"><text:note-citation>5</text:note-citation><text:note-body><text:p text:style-name="P395">http://debugmo.de/2007/07/read-your-dvds-the-raw-way</text:p></text:note-body></text:note></text:span></text:p>
      <text:h text:style-name="P795" text:outline-level="1"><text:bookmark-start text:name="__RefHeading__3569_309438263"/>DVD-Video<text:bookmark-end text:name="__RefHeading__3569_309438263"/></text:h>
      <text:p text:style-name="P238"><text:span text:style-name="T1317">DVD-Video is </text:span><text:span text:style-name="T1441">a</text:span><text:span text:style-name="T1317"> proprietary video format</text:span><text:span text:style-name="T655"> </text:span><text:span text:style-name="T656">to play</text:span><text:span text:style-name="T569"> movies. </text:span><text:span text:style-name="T1317">The </text:span><text:span text:style-name="T569">official format</text:span><text:span text:style-name="T1317"> specification is not publicly acces</text:span><text:span text:style-name="T1481">­</text:span><text:span text:style-name="T1317">sible. It is controlled by the DVD-Forum</text:span><text:span text:style-name="T569"> consortium</text:span><text:span text:style-name="T569"><text:note text:id="ftn6" text:note-class="footnote"><text:note-citation>6</text:note-citation><text:note-body><text:p text:style-name="P399">http://www.dvdforum.org</text:p></text:note-body></text:note></text:span><text:span text:style-name="T1317"> and can be bought for a license fee.</text:span><text:span text:style-name="T654"> </text:span><text:span text:style-name="T568">The license is at</text:span><text:span text:style-name="T599">­</text:span><text:span text:style-name="T568">tached to a non-disclosure agree­ment</text:span><text:span text:style-name="T576">.</text:span><text:span text:style-name="T568"> </text:span><text:span text:style-name="T576">That</text:span><text:span text:style-name="T568"> make</text:span><text:span text:style-name="T576">s</text:span><text:span text:style-name="T568"> it pointless </text:span><text:span text:style-name="T600">to purchase a license </text:span><text:span text:style-name="T568">for the sake of docu</text:span><text:span text:style-name="T600">­</text:span><text:span text:style-name="T568">mentation.</text:span><text:span text:style-name="T595"> Luckily there are other sources.</text:span></text:p>
      <text:h text:style-name="P821" text:outline-level="2"><text:bookmark-start text:name="__RefHeading__3571_309438263"/>DVD-ROM <text:bookmark-end text:name="__RefHeading__3571_309438263"/></text:h>
      <text:p text:style-name="P359"><text:span text:style-name="T838">DVD-ROM is the basic technology for DVD-Video. This chapter summarizes briefly a view details of the DVD-ROM specification</text:span><text:span text:style-name="T1077"><text:bookmark-ref text:reference-format="number" text:ref-name="__RefNumPara__6967_1159668703">[7]</text:bookmark-ref></text:span><text:span text:style-name="T838"> that might be relevant to understand the sub­sequent text.</text:span></text:p>
      <text:list xml:id="list1312017009883399058" text:style-name="L405">
        <text:list-item>
          <text:p text:style-name="P744">The information on a disc-layer is stored as a sequence of pits and lands on a single path. The path is the 360°-turn of a spiral from the disc's center to the disc's rim. A bit-stream is generated through the transition from land to pit and pit to land. The bit-stream carries the <text:span text:style-name="T1266">payload</text:span> alongside with self-clocking- and error-correction-cod<text:span text:style-name="T838">e. </text:span><text:span text:style-name="T841">A DVD may hold up to four layers.</text:span></text:p>
        </text:list-item>
        <text:list-item>
          <text:p text:style-name="P745">The DVD's payload is provided in <text:span text:style-name="T1898">(logical) </text:span><text:span text:style-name="T1266">data-frames</text:span>. Each frame holds a 10<text:span text:style-name="T395">H</text:span>-byte header plus 800<text:span text:style-name="T395">H</text:span> bytes of <text:span text:style-name="T1266">main-data</text:span>. The first 30,000<text:span text:style-name="T395">H</text:span> frames form the <text:span text:style-name="T1266">lead-in-zone</text:span>. Subsequent frames form the <text:span text:style-name="T1266">data-zone</text:span>. At the end follows the lead-out-zone. </text:p>
        </text:list-item>
        <text:list-item>
          <text:p text:style-name="P745">The lead-in-zone holds, besides others, control-data-block<text:span text:style-name="T1898">s. There is one frame for</text:span> p<text:span text:style-name="T337">hysical format infor­mation, </text:span><text:span text:style-name="T340">one frame for</text:span><text:span text:style-name="T337"> disk manufacturing information and </text:span><text:span text:style-name="T340">14 frames</text:span><text:span text:style-name="T337"> </text:span><text:span text:style-name="T340">for </text:span><text:span text:style-name="T354">content provider information</text:span><text:span text:style-name="T337">.</text:span></text:p>
        </text:list-item>
        <text:list-item>
          <text:p text:style-name="P744"><text:bookmark-start text:name="__RefHeading__15172_2122514721"/><text:span text:style-name="T337">The data-frame's main-data in </text:span><text:span text:style-name="T843">the</text:span><text:span text:style-name="T337"> data-zone are the </text:span><text:span text:style-name="T354">user-data</text:span><text:span text:style-name="T337">. These are </text:span><text:span text:style-name="T354">logical-blocks</text:span><text:span text:style-name="T337"> of 800</text:span><text:span text:style-name="T396">H</text:span><text:span text:style-name="T337"> bytes, starting with the logical</text:span><text:span text:style-name="T340">-</text:span><text:span text:style-name="T337">block-address (LBA) 0 (zero) at data-frame 30,000</text:span><text:span text:style-name="T396">H</text:span><text:span text:style-name="T337">. </text:span><text:bookmark-end text:name="__RefHeading__15172_2122514721"/></text:p>
        </text:list-item>
      </text:list>
      <text:h text:style-name="P822" text:outline-level="2"><text:bookmark-start text:name="__RefHeading__6985_309438263"/><text:bookmark-start text:name="__RefHeading__7487_2075100171"/>Copyright Information<text:bookmark-end text:name="__RefHeading__6985_309438263"/><text:bookmark-end text:name="__RefHeading__7487_2075100171"/></text:h>
      <text:p text:style-name="P233">The copyright information<text:span text:style-name="T1130"><text:bookmark-ref text:reference-format="number" text:ref-name="__RefNumPara__7764_1159668703">[8]</text:bookmark-ref></text:span> is part of the content provider infor<text:span text:style-name="T1663">­</text:span>mation in the lead-in-zone.<text:span text:style-name="T1014"> There are two fields. </text:span><text:span text:style-name="T1032">The first </text:span><text:span text:style-name="T1038">field</text:span><text:span text:style-name="T1014"> indicates whether CSS is applied to this DVD</text:span><text:span text:style-name="T1032">-Video</text:span><text:span text:style-name="T1014">, or not. </text:span><text:span text:style-name="T1032">The second </text:span><text:span text:style-name="T1038">field</text:span><text:span text:style-name="T1032"> </text:span><text:span text:style-name="T1038">holds</text:span><text:span text:style-name="T1014"> the region-code for th</text:span><text:span text:style-name="T1032">is</text:span><text:span text:style-name="T1014"> DVD</text:span><text:span text:style-name="T1032">-Video.</text:span></text:p>
      <text:h text:style-name="P804" text:outline-level="2"><text:bookmark-start text:name="__RefHeading__4231_1853143972"/><text:bookmark-start text:name="__RefHeading__12747_2075100171"/>Region-Code<text:bookmark-end text:name="__RefHeading__4231_1853143972"/><text:bookmark-end text:name="__RefHeading__12747_2075100171"/></text:h>
      <text:p text:style-name="P170"><text:span text:style-name="T379">The 8-bit region</text:span><text:span text:style-name="T384">-</text:span><text:span text:style-name="T379">management</text:span><text:span text:style-name="T384">-</text:span><text:span text:style-name="T379">information</text:span><text:span text:style-name="T1092"><text:bookmark-ref text:reference-format="number" text:ref-name="__RefNumPara__7764_1159668703">[8]</text:bookmark-ref></text:span><text:span text:style-name="T379"> (region-code) describes the geographic regions in that a DVD</text:span><text:span text:style-name="T385">-Video</text:span><text:span text:style-name="T379"> may be played. Each bit represents one of eight regions. If a bit is not set, the DVD</text:span><text:span text:style-name="T386">-Video</text:span><text:span text:style-name="T379"> </text:span><text:span text:style-name="T389">is permitted to</text:span><text:span text:style-name="T379"> be played in the corresponding region. </text:span><text:span text:style-name="T389">Hence, i</text:span><text:span text:style-name="T379">f a bit is set, the DVD</text:span><text:span text:style-name="T386">-Video</text:span><text:span text:style-name="T379"> </text:span><text:span text:style-name="T389">is forbidden to</text:span><text:span text:style-name="T379"> be played in the corresponding region.</text:span><text:span text:style-name="T387"> </text:span></text:p>
      <text:h text:style-name="P826" text:outline-level="2"><text:bookmark-start text:name="__RefHeading__6145_309438263"/><text:bookmark-start text:name="__RefNumPara__6276_2072336594"/>Disc-Key<text:span text:style-name="T1625">-Block</text:span><text:bookmark-end text:name="__RefHeading__6145_309438263"/><text:bookmark-end text:name="__RefNumPara__6276_2072336594"/></text:h>
      <text:p text:style-name="P170"><text:span text:style-name="T837">The </text:span><text:span text:style-name="T843">content provider information</text:span><text:span text:style-name="T1075"><text:bookmark-ref text:reference-format="number" text:ref-name="__RefNumPara__7764_1159668703">[8]</text:bookmark-ref></text:span><text:span text:style-name="T843"> in the lead-in zone contains an 800</text:span><text:span text:style-name="T398">H</text:span><text:span text:style-name="T843">-byte block with encrypted </text:span><text:span text:style-name="T913">disc-keys</text:span><text:span text:style-name="T843">, if the DVD is CSS-encrypted.</text:span></text:p>
      <text:p text:style-name="P228"><text:span text:style-name="T843">There are 409 5-byte </text:span><text:span text:style-name="T858">slots</text:span><text:span text:style-name="T843">. The first </text:span><text:span text:style-name="T858">slot</text:span><text:span text:style-name="T843"> holds </text:span><text:span text:style-name="T858">the</text:span><text:span text:style-name="T843"> </text:span><text:span text:style-name="T913">hash-value</text:span><text:span text:style-name="T843"> of the disc-key. The next 408 </text:span><text:span text:style-name="T858">slots</text:span><text:span text:style-name="T843"> are </text:span><text:span text:style-name="T913">player-key</text:span><text:span text:style-name="T915">-encrypted</text:span><text:span text:style-name="T944"> </text:span><text:span text:style-name="T915">disc-key-variants</text:span><text:span text:style-name="T855">.</text:span><text:span text:style-name="T843"> The remaining <text:s/>three bytes at the end are not used.</text:span><text:span text:style-name="T1071"><text:bookmark-ref text:reference-format="number" text:ref-name="__RefNumPara__8561_1159668703">[4]</text:bookmark-ref></text:span><text:span text:style-name="T471"> </text:span></text:p>
      <text:p text:style-name="P62">The hash-value is used to <text:span text:style-name="T329">match</text:span> <text:span text:style-name="T1922">the</text:span> <text:span text:style-name="T1667">genuine </text:span>disc-key<text:span text:style-name="T1667">.</text:span></text:p>
      <text:p text:style-name="P62"><text:span text:style-name="T1665">That is:</text:span> <text:span text:style-name="T1922">( </text:span><text:span text:style-name="T57">k</text:span><text:span text:style-name="T51"> </text:span><text:span text:style-name="T105">,</text:span><text:span text:style-name="T51"> c </text:span><text:span text:style-name="T105">) </text:span><text:span text:style-name="T51">→ </text:span><text:span text:style-name="T57">k</text:span><text:span text:style-name="T227"> </text:span></text:p>
      <text:p text:style-name="P63"><text:span text:style-name="T81"><text:tab/>k</text:span><text:span text:style-name="T1633">: 5-byte genuine disc-key</text:span></text:p>
      <text:p text:style-name="P64"><text:span text:style-name="T81"><text:tab/>c</text:span><text:span text:style-name="T1633">: 5-byte hash-value (cipher)</text:span></text:p>
      <text:p text:style-name="P683"><text:span text:style-name="T1665">So</text:span>, the decryption<text:span text:style-name="T1070">↳</text:span><text:span text:style-name="T1159"><text:bookmark-ref text:reference-format="number" text:ref-name="__RefHeading__1446_249676230">4.3</text:bookmark-ref></text:span><text:span text:style-name="T1666"> </text:span>of a <text:span text:style-name="T1922">genuine </text:span>disc-key <text:span text:style-name="T1666">with the hash-value </text:span>results in the disc-key itself.</text:p>
      <text:p text:style-name="P684"><text:span text:style-name="T473">An application</text:span><text:span text:style-name="T472">,</text:span><text:span text:style-name="T473"> that possesses a player-key</text:span><text:span text:style-name="T472">,</text:span><text:span text:style-name="T473"> </text:span><text:span text:style-name="T472">decrypts</text:span><text:span text:style-name="T1086">↳</text:span><text:span text:style-name="T1087"><text:bookmark-ref text:reference-format="number" text:ref-name="__RefHeading__1446_249676230">4.3</text:bookmark-ref></text:span><text:span text:style-name="T472"> successively </text:span><text:span text:style-name="T474">all the 408 player-key</text:span><text:span text:style-name="T476">-</text:span><text:span text:style-name="T474">encrypted </text:span><text:span text:style-name="T476">disc-key-variants</text:span><text:span text:style-name="T472">. If </text:span><text:span text:style-name="T476">a decrypted disc-key-variant</text:span><text:span text:style-name="T472"> </text:span><text:span text:style-name="T479">matches</text:span><text:span text:style-name="T472"> the hash</text:span><text:span text:style-name="T476">-</text:span><text:span text:style-name="T472">value, the </text:span><text:span text:style-name="T476">decrypted disc-key-variant is the </text:span><text:span text:style-name="T475">genuine</text:span><text:span text:style-name="T472"> disc-key.</text:span></text:p>
      <text:h text:style-name="P836" text:outline-level="2"><text:bookmark-start text:name="__RefHeading__6147_309438263"/><text:bookmark-start text:name="__RefNumPara__6278_2072336594"/>Copyright Management Information<text:bookmark-end text:name="__RefHeading__6147_309438263"/><text:bookmark-end text:name="__RefNumPara__6278_2072336594"/></text:h>
      <text:p text:style-name="P232"><text:span text:style-name="T338">The header of each data-frame </text:span><text:span text:style-name="T339">on</text:span><text:span text:style-name="T338"> the main</text:span><text:span text:style-name="T339">-</text:span><text:span text:style-name="T338">data carries, besides others, one byte with copyright manage­ment information (CPR_MAI). This byte is defined as follows:</text:span><text:span text:style-name="T1115"><text:bookmark-ref text:reference-format="number" text:ref-name="__RefNumPara__6967_1159668703">[7]</text:bookmark-ref></text:span><text:span text:style-name="T1115">,</text:span><text:span text:style-name="T1114"><text:bookmark-ref text:reference-format="number" text:ref-name="__RefNumPara__7764_1159668703">[8]</text:bookmark-ref></text:span></text:p>
      <table:table table:name="Table20" table:style-name="Table20">
        <table:table-column table:style-name="Table20.A"/>
        <table:table-column table:style-name="Table20.B"/>
        <table:table-column table:style-name="Table20.C"/>
        <table:table-row>
          <table:table-cell table:style-name="Table20.A1" office:value-type="string">
            <text:p text:style-name="P7">Field</text:p>
          </table:table-cell>
          <table:table-cell table:style-name="Table20.B1" office:value-type="string">
            <text:p text:style-name="P8">Mask</text:p>
          </table:table-cell>
          <table:table-cell table:style-name="Table20.B1" office:value-type="string">
            <text:p text:style-name="P8">Description</text:p>
          </table:table-cell>
        </table:table-row>
        <table:table-row>
          <table:table-cell table:style-name="Table20.A2" office:value-type="string">
            <text:p text:style-name="P7">CPM </text:p>
          </table:table-cell>
          <table:table-cell table:style-name="Table20.B2" office:value-type="string">
            <text:p text:style-name="P8">80<text:span text:style-name="T418">H</text:span></text:p>
          </table:table-cell>
          <table:table-cell table:style-name="Table20.B2" office:value-type="string">
            <text:p text:style-name="P9">00<text:span text:style-name="T418">H</text:span>: not copyrighted (fields below are not used)<text:line-break/>80<text:span text:style-name="T418">H</text:span>: copyrighted (see fields <text:span text:style-name="T338">CP_SEC and CGMS)</text:span></text:p>
          </table:table-cell>
        </table:table-row>
        <table:table-row>
          <table:table-cell table:style-name="Table20.A2" office:value-type="string">
            <text:p text:style-name="P7">CP_SEC </text:p>
          </table:table-cell>
          <table:table-cell table:style-name="Table20.B2" office:value-type="string">
            <text:p text:style-name="P8">40<text:span text:style-name="T418">H</text:span></text:p>
          </table:table-cell>
          <table:table-cell table:style-name="Table20.B2" office:value-type="string">
            <text:p text:style-name="P9">00<text:span text:style-name="T418">H</text:span>: field CP_MOD is not used<text:line-break/>40<text:span text:style-name="T418">H</text:span>: field CP_MOD is used</text:p>
          </table:table-cell>
        </table:table-row>
        <table:table-row>
          <table:table-cell table:style-name="Table20.A2" office:value-type="string">
            <text:p text:style-name="P7">CGMS </text:p>
          </table:table-cell>
          <table:table-cell table:style-name="Table20.B2" office:value-type="string">
            <text:p text:style-name="P8">30<text:span text:style-name="T418">H</text:span></text:p>
          </table:table-cell>
          <table:table-cell table:style-name="Table20.B2" office:value-type="string">
            <text:p text:style-name="P9">00<text:span text:style-name="T418">H</text:span>: copying is permitted without restriction <text:line-break/>10<text:span text:style-name="T418">H</text:span>: reserved <text:line-break/>20<text:span text:style-name="T418">H</text:span>: one generation of copies may be made <text:line-break/>30<text:span text:style-name="T418">H</text:span>: no copying is allowed </text:p>
          </table:table-cell>
        </table:table-row>
        <table:table-row>
          <table:table-cell table:style-name="Table20.A2" office:value-type="string">
            <text:p text:style-name="P7">CP_MOD </text:p>
          </table:table-cell>
          <table:table-cell table:style-name="Table20.B2" office:value-type="string">
            <text:p text:style-name="P8">0F<text:span text:style-name="T418">H</text:span></text:p>
          </table:table-cell>
          <table:table-cell table:style-name="Table20.B2" office:value-type="string">
            <text:p text:style-name="P10">00<text:span text:style-name="T418">H</text:span>: the sector is scrambled by CSS with a title-key</text:p>
          </table:table-cell>
        </table:table-row>
      </table:table>
      <text:p text:style-name="P563"/>
      <text:h text:style-name="P804" text:outline-level="2"><text:bookmark-start text:name="__RefHeading__4233_1853143972"/><text:bookmark-start text:name="__RefNumPara__6280_2072336594"/>Title-Key<text:bookmark-end text:name="__RefHeading__4233_1853143972"/><text:bookmark-end text:name="__RefNumPara__6280_2072336594"/></text:h>
      <text:p text:style-name="P377">The header of each data-frame <text:span text:style-name="T1963">of</text:span> the main<text:span text:style-name="T1899">-</text:span>data<text:span text:style-name="T1899"> </text:span>carries, besides others, an e<text:span text:style-name="T1899">n</text:span>crypted 5-byte title-key, if the <text:span text:style-name="T1606">main-data is CSS-encrypted</text:span>.<text:span text:style-name="T1070"><text:bookmark-ref text:reference-format="number" text:ref-name="__RefNumPara__6967_1159668703">[7]</text:bookmark-ref></text:span><text:span text:style-name="T1070">,</text:span><text:span text:style-name="T1118"><text:bookmark-ref text:reference-format="number" text:ref-name="__RefNumPara__7764_1159668703">[8]</text:bookmark-ref></text:span> The title-key <text:span text:style-name="T2061">needs to be decrypted</text:span><text:span text:style-name="T1132">↳</text:span><text:span text:style-name="T1134"><text:bookmark-ref text:reference-format="number" text:ref-name="__RefHeading__3595_309438263">4.4</text:bookmark-ref></text:span><text:span text:style-name="T1899"> with the</text:span> disc-key<text:span text:style-name="T1899">.</text:span> </text:p>
      <text:h text:style-name="P823" text:outline-level="2"><text:bookmark-start text:name="__RefHeading__3573_309438263"/>File-System<text:bookmark-end text:name="__RefHeading__3573_309438263"/></text:h>
      <text:p text:style-name="P272"><text:span text:style-name="T843">The universal</text:span><text:span text:style-name="T859">-</text:span><text:span text:style-name="T843">disk</text:span><text:span text:style-name="T859">-</text:span><text:span text:style-name="T843">format (UDF) </text:span><text:span text:style-name="T856">version</text:span><text:span text:style-name="T843"> 1.02 serves as </text:span><text:span text:style-name="T856">DVD </text:span><text:span text:style-name="T843">file-system. The user</text:span><text:span text:style-name="T848">-</text:span><text:span text:style-name="T843">data</text:span><text:span text:style-name="T853">'s </text:span><text:span text:style-name="T843">logical</text:span><text:span text:style-name="T852">-</text:span><text:span text:style-name="T843">blocks are the file system's building blocks. </text:span><text:span text:style-name="T861">Files on </text:span><text:span text:style-name="T862">a </text:span><text:span text:style-name="T861">DVD-Video are required to be less</text:span><text:span text:style-name="T864">-than </text:span><text:span text:style-name="T861">or equal</text:span><text:span text:style-name="T864">-</text:span><text:span text:style-name="T861">to 2</text:span><text:span text:style-name="T707">30</text:span><text:span text:style-name="T861">-1 bytes.</text:span><text:span text:style-name="T1078"><text:bookmark-ref text:reference-format="number" text:ref-name="__RefNumPara__9895_1159668703">[9]</text:bookmark-ref></text:span><text:span text:style-name="T853"> </text:span><text:soft-page-break/><text:span text:style-name="T843">A</text:span><text:span text:style-name="T860"> UDF-format­ted DVD may also include the </text:span><text:span text:style-name="T916">ISO-9660</text:span><text:span text:style-name="T1076"><text:bookmark-ref text:reference-format="number" text:ref-name="__RefNumPara__9897_1159668703">[6]</text:bookmark-ref></text:span><text:span text:style-name="T860"> file-system and so become a </text:span><text:span text:style-name="T861">UDF-bridge-disc.</text:span><text:span text:style-name="T862"> It appears</text:span><text:span text:style-name="T1088">↳</text:span><text:span text:style-name="T1088"><text:bookmark-ref text:reference-format="number" text:ref-name="__RefHeading__24960_2103497117">10.4</text:bookmark-ref></text:span><text:span text:style-name="T862"> </text:span><text:span text:style-name="T863">that</text:span><text:span text:style-name="T862"> all DVD-Videos support the ISO-9660 file-system.</text:span></text:p>
      <text:h text:style-name="P824" text:outline-level="2"><text:bookmark-start text:name="__RefHeading__3575_309438263"/>DVD-Feature<text:bookmark-end text:name="__RefHeading__3575_309438263"/></text:h>
      <text:p text:style-name="P369"><text:span text:style-name="T838">This document uses the term </text:span><text:span text:style-name="T910">feature</text:span><text:span text:style-name="T838"> to refer to the DVD's user-data</text:span><text:span text:style-name="T842">;</text:span><text:span text:style-name="T838"> which may hold several video and audio tracks, subtitles and menus.</text:span><text:span text:style-name="T839"> T</text:span><text:span text:style-name="T838">he distinction between </text:span><text:span text:style-name="T842">a </text:span><text:span text:style-name="T838">DVD and its feature is relevant for a </text:span><text:span text:style-name="T840">CSS-</text:span><text:span text:style-name="T838">encrypted DVD-Video: CSS stores keys in the </text:span><text:span text:style-name="T840">DVD</text:span><text:span text:style-name="T838">'s lead-in</text:span><text:span text:style-name="T1084">↳</text:span><text:span text:style-name="T1077"><text:bookmark-ref text:reference-format="number" text:ref-name="__RefNumPara__6276_2072336594">2.4</text:bookmark-ref></text:span><text:span text:style-name="T838"> and in the header of the data-frames</text:span><text:span text:style-name="T1084">↳</text:span><text:span text:style-name="T1077"><text:bookmark-ref text:reference-format="number" text:ref-name="__RefNumPara__6280_2072336594">2.6</text:bookmark-ref></text:span><text:span text:style-name="T838">, which is both outside </text:span><text:span text:style-name="T842">the</text:span><text:span text:style-name="T838"> </text:span><text:span text:style-name="T842">feature</text:span><text:span text:style-name="T838">.</text:span></text:p>
      <text:p text:style-name="P370"><text:span text:style-name="T838">The feature </text:span><text:span text:style-name="T839">area is </text:span><text:span text:style-name="T557">the UDF</text:span><text:span text:style-name="T560"> file-system</text:span><text:span text:style-name="T1084">↳</text:span><text:span text:style-name="T1096"><text:bookmark-ref text:reference-format="number" text:ref-name="__RefHeading__3573_309438263">2.7</text:bookmark-ref></text:span><text:span text:style-name="T557">: a</text:span><text:span text:style-name="T556"> contiguous area of </text:span><text:span text:style-name="T843">800</text:span><text:span text:style-name="T398">H</text:span><text:span text:style-name="T843">-byte blocks. </text:span><text:span text:style-name="T849">The file</text:span><text:span text:style-name="T854">-</text:span><text:span text:style-name="T849">system must at least</text:span><text:span text:style-name="T850"> </text:span><text:span text:style-name="T849">contain </text:span><text:span text:style-name="T843">a </text:span><text:span text:style-name="T1170">VIDEO_TS.IFO</text:span><text:span text:style-name="T843"> file-record</text:span><text:span text:style-name="T1170"> in the VIDEO_TS directory</text:span><text:span text:style-name="T556">.</text:span><text:span text:style-name="T557"> Th</text:span><text:span text:style-name="T556">e first block of the </text:span><text:span text:style-name="T1170">VIDEO_TS.IFO file appears</text:span><text:span text:style-name="T1180"><text:bookmark-ref text:reference-format="number" text:ref-name="__RefNumPara__7653_2072336594">[10]</text:bookmark-ref></text:span><text:span text:style-name="T1170"> to contain all information and pointers to play the feature</text:span><text:span text:style-name="T1171">.</text:span><text:span text:style-name="T459"> </text:span><text:span text:style-name="T559">There are additional</text:span><text:span text:style-name="T556"> file-records </text:span><text:span text:style-name="T559">to describe the content</text:span><text:span text:style-name="T556">, but </text:span><text:span text:style-name="T559">they </text:span><text:span text:style-name="T561">are</text:span><text:span text:style-name="T556"> </text:span><text:span text:style-name="T558">actually </text:span><text:span text:style-name="T556">not </text:span><text:span text:style-name="T561">necessary</text:span><text:span text:style-name="T556">.</text:span><text:span text:style-name="T1078"><text:bookmark-ref text:reference-format="number" text:ref-name="__RefNumPara__9895_1159668703">[9]</text:bookmark-ref></text:span><text:span text:style-name="T1079">,</text:span><text:span text:style-name="T1183">↳</text:span><text:span text:style-name="T1182"><text:bookmark-ref text:reference-format="number" text:ref-name="__RefHeading__20233_1457324281">10.6</text:bookmark-ref></text:span></text:p>
      <text:p text:style-name="P680"><draw:frame draw:style-name="fr1" draw:name="Frame21" text:anchor-type="paragraph" svg:x="0cm" svg:y="-0.021cm" svg:width="14.788cm" draw:z-index="22"><draw:text-box fo:min-height="5.082cm"><text:p text:style-name="Drawing"><draw:g text:anchor-type="paragraph" draw:z-index="44" draw:style-name="gr1"><draw:custom-shape draw:style-name="gr204" draw:text-style-name="P893" svg:width="2.005cm" svg:height="2.003cm" svg:x="1.445cm" svg:y="1.226cm"><text:p text:style-name="P852"><text:span text:style-name="T2140">VMG</text:span></text:p><draw:enhanced-geometry svg:viewBox="0 0 21600 21600" draw:type="rectangle" draw:enhanced-path="M 0 0 L 21600 0 21600 21600 0 21600 0 0 Z N"/></draw:custom-shape><draw:custom-shape draw:style-name="gr205" draw:text-style-name="P859" svg:width="1.004cm" svg:height="2.003cm" svg:x="0.445cm" svg:y="1.226cm"><text:p/><draw:enhanced-geometry svg:viewBox="0 0 21600 21600" draw:type="rectangle" draw:enhanced-path="M 0 0 L 21600 0 21600 21600 0 21600 0 0 Z N"/></draw:custom-shape><draw:custom-shape draw:style-name="gr206" draw:text-style-name="P893" svg:width="2.005cm" svg:height="2.005cm" svg:x="4.447cm" svg:y="1.226cm"><text:p text:style-name="P852"><text:span text:style-name="T2140">VTS#1</text:span></text:p><draw:enhanced-geometry svg:viewBox="0 0 21600 21600" draw:type="rectangle" draw:enhanced-path="M 0 0 L 21600 0 21600 21600 0 21600 0 0 Z N"/></draw:custom-shape><draw:custom-shape draw:style-name="gr207" draw:text-style-name="P893" svg:width="2.005cm" svg:height="2.005cm" svg:x="11.446cm" svg:y="1.226cm"><text:p text:style-name="P852"><text:span text:style-name="T2140">VTS#99</text:span></text:p><draw:enhanced-geometry svg:viewBox="0 0 21600 21600" draw:type="rectangle" draw:enhanced-path="M 0 0 L 21600 0 21600 21600 0 21600 0 0 Z N"/></draw:custom-shape><draw:custom-shape draw:style-name="gr208" draw:text-style-name="P859" svg:width="1.004cm" svg:height="2.005cm" svg:x="6.449cm" svg:y="1.226cm"><text:p/><draw:enhanced-geometry svg:viewBox="0 0 21600 21600" draw:type="rectangle" draw:enhanced-path="M 0 0 L 21600 0 21600 21600 0 21600 0 0 Z N"/></draw:custom-shape><draw:custom-shape draw:style-name="gr209" draw:text-style-name="P859" svg:width="1.004cm" svg:height="2.003cm" svg:x="3.445cm" svg:y="1.226cm"><text:p/><draw:enhanced-geometry svg:viewBox="0 0 21600 21600" draw:mirror-horizontal="false" draw:mirror-vertical="false" draw:type="rectangle" draw:enhanced-path="M 0 0 L 21600 0 21600 21600 0 21600 0 0 Z N"/></draw:custom-shape><draw:custom-shape draw:style-name="gr210" draw:text-style-name="P859" svg:width="1.003cm" svg:height="2.005cm" svg:x="13.448cm" svg:y="1.226cm"><text:p/><draw:enhanced-geometry svg:viewBox="0 0 21600 21600" draw:type="rectangle" draw:enhanced-path="M 0 0 L 21600 0 21600 21600 0 21600 0 0 Z N"/></draw:custom-shape><draw:custom-shape draw:style-name="gr211" draw:text-style-name="P893" svg:width="2.003cm" svg:height="2.005cm" svg:x="7.448cm" svg:y="1.226cm"><text:p text:style-name="P852"><text:span text:style-name="T2140">VTS#2</text:span></text:p><draw:enhanced-geometry svg:viewBox="0 0 21600 21600" draw:type="rectangle" draw:enhanced-path="M 0 0 L 21600 0 21600 21600 0 21600 0 0 Z N"/></draw:custom-shape><draw:custom-shape draw:style-name="gr212" draw:text-style-name="P893" svg:width="2.005cm" svg:height="2.005cm" svg:x="9.446cm" svg:y="1.226cm"><text:p text:style-name="P852"><text:span text:style-name="T2140">...</text:span></text:p><draw:enhanced-geometry svg:viewBox="0 0 21600 21600" draw:type="rectangle" draw:enhanced-path="M 0 0 L 21600 0 21600 21600 0 21600 0 0 Z N"/></draw:custom-shape><draw:line draw:style-name="gr213" draw:text-style-name="P863" svg:x1="0.449cm" svg:y1="0.828cm" svg:x2="1.449cm" svg:y2="0.827cm"><text:p text:style-name="P852"><text:span text:style-name="T2093">VIDEO_TS/VIDEO_TS.IFO</text:span></text:p></draw:line><draw:line draw:style-name="gr214" draw:text-style-name="P863" svg:x1="1.45cm" svg:y1="3.727cm" svg:x2="4.45cm" svg:y2="3.727cm"><text:p/></draw:line><draw:line draw:style-name="gr215" draw:text-style-name="P863" svg:x1="1.45cm" svg:y1="4.027cm" svg:x2="7.45cm" svg:y2="4.027cm"><text:p/></draw:line><draw:line draw:style-name="gr216" draw:text-style-name="P863" svg:x1="1.45cm" svg:y1="4.327cm" svg:x2="11.45cm" svg:y2="4.327cm"><text:p text:style-name="P852"><text:span text:style-name="T2093">LBA Offsets in </text:span><text:span text:style-name="T2112">VIDEO_TS.IFO (VMG)</text:span></text:p></draw:line></draw:g></text:p></draw:text-box></draw:frame><text:span text:style-name="T614">Figure </text:span><text:span text:style-name="T614"><text:sequence text:ref-name="refFigure0" text:name="Figure" text:formula="ooow:Figure+1" style:num-format="1">1</text:sequence></text:span><text:span text:style-name="T614">: </text:span><text:span text:style-name="T624">Feature</text:span><text:span text:style-name="T625"> Area</text:span></text:p>
      <text:p text:style-name="P497"><text:span text:style-name="T541">The feature</text:span><text:span text:style-name="T601">'s content</text:span><text:span text:style-name="T1095"><text:bookmark-ref text:reference-format="number" text:ref-name="__RefNumPara__5107_1159668703">[5]</text:bookmark-ref></text:span><text:span text:style-name="T541"> starts with the video-manager (VMG) followed by the first video-title-set (VTS) and up to 98 other </text:span><text:span text:style-name="T602">optional </text:span><text:span text:style-name="T541">VTS. Both, VMG and VTS, have almost the same structure: First comes the infor</text:span><text:span text:style-name="T609">­</text:span><text:span text:style-name="T541">mation area (IFO), followed by the </text:span><text:span text:style-name="T601">optional </text:span><text:span text:style-name="T541">video-object-stream (VOB), finalized by a backup (BUP) of the initial IFO. </text:span></text:p>
      <text:p text:style-name="P678"><draw:frame draw:style-name="fr2" draw:name="Frame17" text:anchor-type="paragraph" svg:x="0cm" svg:y="0.042cm" svg:width="17.022cm" draw:z-index="20"><draw:text-box fo:min-height="6.394cm"><text:p text:style-name="Drawing"><draw:g text:anchor-type="paragraph" draw:z-index="42" draw:style-name="gr1"><draw:frame draw:style-name="gr185" draw:text-style-name="P889" svg:width="2.44cm" svg:height="1.235cm" svg:x="0.019cm" svg:y="2.594cm"><draw:text-box><text:p text:style-name="P856"><text:span text:style-name="T2134">VMG</text:span></text:p></draw:text-box></draw:frame><draw:line draw:style-name="gr186" draw:text-style-name="P859" svg:x1="3.018cm" svg:y1="4.495cm" svg:x2="3.018cm" svg:y2="5.595cm"><text:p/></draw:line><draw:line draw:style-name="gr186" draw:text-style-name="P859" svg:x1="7.015cm" svg:y1="4.495cm" svg:x2="7.015cm" svg:y2="5.595cm"><text:p/></draw:line><draw:line draw:style-name="gr186" draw:text-style-name="P859" svg:x1="14.019cm" svg:y1="4.495cm" svg:x2="14.019cm" svg:y2="5.595cm"><text:p/></draw:line><draw:line draw:style-name="gr187" draw:text-style-name="P863" svg:x1="3.018cm" svg:y1="4.995cm" svg:x2="6.018cm" svg:y2="4.995cm"><text:p text:style-name="P852"><text:span text:style-name="T2093">VIDEO_TS.IFO</text:span></text:p></draw:line><draw:line draw:style-name="gr188" draw:text-style-name="P863" svg:x1="3.018cm" svg:y1="1.793cm" svg:x2="5.618cm" svg:y2="1.792cm"><text:p text:style-name="P852"><text:span text:style-name="T2093">ifoL</text:span></text:p></draw:line><draw:line draw:style-name="gr188" draw:text-style-name="P863" svg:x1="3.018cm" svg:y1="1.195cm" svg:x2="7.018cm" svg:y2="1.195cm"><text:p text:style-name="P852"><text:span text:style-name="T2093">vobF</text:span></text:p></draw:line><draw:line draw:style-name="gr188" draw:text-style-name="P863" svg:x1="3.018cm" svg:y1="0.595cm" svg:x2="16.718cm" svg:y2="0.595cm"><text:p text:style-name="P852"><text:span text:style-name="T2093">bupL</text:span></text:p></draw:line><draw:line draw:style-name="gr187" draw:text-style-name="P863" svg:x1="7.015cm" svg:y1="4.995cm" svg:x2="13.015cm" svg:y2="4.995cm"><text:p text:style-name="P852"><text:span text:style-name="T2093">VIDEO_TS.VOB</text:span></text:p></draw:line><draw:line draw:style-name="gr187" draw:text-style-name="P863" svg:x1="14.019cm" svg:y1="4.995cm" svg:x2="17.019cm" svg:y2="4.995cm"><text:p text:style-name="P852"><text:span text:style-name="T2093">VIDEO_TS.BUP</text:span></text:p></draw:line><draw:frame draw:style-name="gr189" draw:text-style-name="P890" svg:width="1.064cm" svg:height="0.66cm" svg:x="1.518cm" svg:y="4.794cm"><draw:text-box><text:p text:style-name="P856"><text:span text:style-name="T2135">FS:</text:span></text:p></draw:text-box></draw:frame><draw:frame draw:style-name="gr190" draw:text-style-name="P890" svg:width="1.195cm" svg:height="0.66cm" svg:x="1.619cm" svg:y="0.85cm"><draw:text-box><text:p text:style-name="P856"><text:span text:style-name="T2135">IFO:</text:span></text:p></draw:text-box></draw:frame><draw:custom-shape draw:style-name="gr191" draw:text-style-name="P859" svg:width="3.001cm" svg:height="2.001cm" svg:x="3.019cm" svg:y="2.194cm"><text:p text:style-name="P852"><text:span text:style-name="T2118">IFO</text:span></text:p><draw:enhanced-geometry svg:viewBox="0 0 21600 21600" draw:type="rectangle" draw:enhanced-path="M 0 0 L 21600 0 21600 21600 0 21600 0 0 Z N"/></draw:custom-shape><draw:custom-shape draw:style-name="gr192" draw:text-style-name="P859" svg:width="1.004cm" svg:height="2.001cm" svg:x="6.02cm" svg:y="2.194cm"><text:p/><draw:enhanced-geometry svg:viewBox="0 0 21600 21600" draw:type="rectangle" draw:enhanced-path="M 0 0 L 21600 0 21600 21600 0 21600 0 0 Z N"/></draw:custom-shape><draw:custom-shape draw:style-name="gr193" draw:text-style-name="P859" svg:width="6.003cm" svg:height="2.001cm" svg:x="7.02cm" svg:y="2.194cm"><text:p text:style-name="P852"><text:span text:style-name="T2118">VOB</text:span></text:p><draw:enhanced-geometry svg:viewBox="0 0 21600 21600" draw:type="rectangle" draw:enhanced-path="M 0 0 L 21600 0 21600 21600 0 21600 0 0 Z N"/></draw:custom-shape><draw:custom-shape draw:style-name="gr191" draw:text-style-name="P859" svg:width="3.001cm" svg:height="2.001cm" svg:x="14.019cm" svg:y="2.194cm"><text:p text:style-name="P852"><text:span text:style-name="T2118">BUP</text:span></text:p><draw:enhanced-geometry svg:viewBox="0 0 21600 21600" draw:type="rectangle" draw:enhanced-path="M 0 0 L 21600 0 21600 21600 0 21600 0 0 Z N"/></draw:custom-shape><draw:custom-shape draw:style-name="gr194" draw:text-style-name="P859" svg:width="1.004cm" svg:height="2.001cm" svg:x="13.019cm" svg:y="2.194cm"><text:p/><draw:enhanced-geometry svg:viewBox="0 0 21600 21600" draw:type="rectangle" draw:enhanced-path="M 0 0 L 21600 0 21600 21600 0 21600 0 0 Z N"/></draw:custom-shape></draw:g></text:p></draw:text-box></draw:frame><text:span text:style-name="T614">Figure </text:span><text:span text:style-name="T614"><text:sequence text:ref-name="refFigure1" text:name="Figure" text:formula="ooow:Figure+1" style:num-format="1">2</text:sequence></text:span><text:span text:style-name="T614">: </text:span><text:span text:style-name="T622">Video Manager (VMG)</text:span></text:p>
      <text:p text:style-name="P501">The <text:span text:style-name="T1608">first </text:span>IFO <text:span text:style-name="T1608">block</text:span><text:span text:style-name="T1180"><text:bookmark-ref text:reference-format="number" text:ref-name="__RefNumPara__7653_2072336594">[10]</text:bookmark-ref></text:span> holds, besides others, three pointers (<text:span text:style-name="T1609">each an </text:span>offset <text:span text:style-name="T1608">as a</text:span> number of blocks): <text:span text:style-name="T1964">a pointer to the last IFO block (</text:span><text:span text:style-name="T1726">ifoL</text:span><text:span text:style-name="T1900">), a pointer to the first VOB block (</text:span><text:span text:style-name="T1726">vobF</text:span><text:span text:style-name="T1900">) which is optional (zero if none) and a pointer to the last BUP block (</text:span><text:span text:style-name="T1726">bupL</text:span><text:span text:style-name="T1900">).</text:span></text:p>
      <text:p text:style-name="P502"><text:soft-page-break/>Similar information can be obtained from the records of the file-system. The file<text:span text:style-name="T1610"> records</text:span> VIDEO_TS.IFO, VIDEO_TS.VOB and VIDEO_TS.BUP hold each the start LBA of the corresponding area, and <text:span text:style-name="T1610">its</text:span> size i<text:span text:style-name="T1609">n</text:span> bytes. The size of each<text:span text:style-name="T861"> file is </text:span><text:span text:style-name="T542">a multiple of 800</text:span><text:span text:style-name="T400">H</text:span><text:span text:style-name="T542">.</text:span><text:span text:style-name="T543"> </text:span>If there is no VOB area, the <text:s/>VIDEO_TS.VOB file<text:span text:style-name="T2061">-record</text:span> is omitted, or <text:span text:style-name="T2061">its</text:span> file size is <text:span text:style-name="T1609">set to </text:span>zero. </text:p>
      <text:p text:style-name="P466"><draw:frame draw:style-name="fr1" draw:name="Frame18" text:anchor-type="paragraph" svg:x="0cm" svg:y="-0.18cm" svg:width="17.023cm" draw:z-index="21"><draw:text-box fo:min-height="7.084cm"><text:p text:style-name="Drawing"><draw:g text:anchor-type="paragraph" draw:z-index="43" draw:style-name="gr1"><draw:custom-shape draw:style-name="gr195" draw:text-style-name="P859" svg:width="2.006cm" svg:height="2.012cm" svg:x="3.134cm" svg:y="2.683cm"><text:p text:style-name="P852"><text:span text:style-name="T2118">IFO</text:span></text:p><draw:enhanced-geometry svg:viewBox="0 0 21600 21600" draw:type="rectangle" draw:enhanced-path="M 0 0 L 21600 0 21600 21600 0 21600 0 0 Z N"/></draw:custom-shape><draw:custom-shape draw:style-name="gr196" draw:text-style-name="P859" svg:width="1.006cm" svg:height="2.012cm" svg:x="5.131cm" svg:y="2.683cm"><text:p/><draw:enhanced-geometry svg:viewBox="0 0 21600 21600" draw:type="rectangle" draw:enhanced-path="M 0 0 L 21600 0 21600 21600 0 21600 0 0 Z N"/></draw:custom-shape><draw:custom-shape draw:style-name="gr197" draw:text-style-name="P859" svg:width="2.006cm" svg:height="2.012cm" svg:x="6.131cm" svg:y="2.683cm"><text:p text:style-name="P852"><text:span text:style-name="T2118">VOBM</text:span></text:p><draw:enhanced-geometry svg:viewBox="0 0 21600 21600" draw:type="rectangle" draw:enhanced-path="M 0 0 L 21600 0 21600 21600 0 21600 0 0 Z N"/></draw:custom-shape><draw:custom-shape draw:style-name="gr195" draw:text-style-name="P859" svg:width="2.006cm" svg:height="2.012cm" svg:x="15.134cm" svg:y="2.683cm"><text:p text:style-name="P852"><text:span text:style-name="T2118">BUP</text:span></text:p><draw:enhanced-geometry svg:viewBox="0 0 21600 21600" draw:type="rectangle" draw:enhanced-path="M 0 0 L 21600 0 21600 21600 0 21600 0 0 Z N"/></draw:custom-shape><draw:custom-shape draw:style-name="gr198" draw:text-style-name="P859" svg:width="1.006cm" svg:height="2.012cm" svg:x="14.132cm" svg:y="2.683cm"><text:p/><draw:enhanced-geometry svg:viewBox="0 0 21600 21600" draw:type="rectangle" draw:enhanced-path="M 0 0 L 21600 0 21600 21600 0 21600 0 0 Z N"/></draw:custom-shape><draw:frame draw:style-name="gr199" draw:text-style-name="P891" svg:width="3.093cm" svg:height="1.064cm" svg:x="-0.161cm" svg:y="3.114cm"><draw:text-box><text:p text:style-name="P856"><text:span text:style-name="T2136">VTS </text:span><text:span text:style-name="T2137">NN</text:span></text:p></draw:text-box></draw:frame><draw:line draw:style-name="gr186" draw:text-style-name="P859" svg:x1="3.13cm" svg:y1="4.99cm" svg:x2="3.13cm" svg:y2="6.093cm"><text:p/></draw:line><draw:line draw:style-name="gr186" draw:text-style-name="P859" svg:x1="6.132cm" svg:y1="4.99cm" svg:x2="6.132cm" svg:y2="6.093cm"><text:p/></draw:line><draw:line draw:style-name="gr186" draw:text-style-name="P859" svg:x1="15.127cm" svg:y1="4.99cm" svg:x2="15.127cm" svg:y2="6.093cm"><text:p/></draw:line><draw:line draw:style-name="gr187" draw:text-style-name="P892" svg:x1="3.13cm" svg:y1="5.491cm" svg:x2="5.13cm" svg:y2="5.491cm"><text:p text:style-name="P852"><text:span text:style-name="T2138">VTS_</text:span><text:span text:style-name="T2139">NN</text:span><text:span text:style-name="T2138">_0.IFO</text:span></text:p></draw:line><draw:line draw:style-name="gr188" draw:text-style-name="P863" svg:x1="3.13cm" svg:y1="2.282cm" svg:x2="4.83cm" svg:y2="2.281cm"><text:p text:style-name="P852"><text:span text:style-name="T2093">ifoL</text:span></text:p></draw:line><draw:line draw:style-name="gr188" draw:text-style-name="P863" svg:x1="3.13cm" svg:y1="1.685cm" svg:x2="6.13cm" svg:y2="1.685cm"><text:p text:style-name="P852"><text:span text:style-name="T2093">vobMenuF</text:span></text:p></draw:line><draw:line draw:style-name="gr188" draw:text-style-name="P863" svg:x1="3.13cm" svg:y1="0.376cm" svg:x2="16.828cm" svg:y2="0.376cm"><text:p text:style-name="P852"><text:span text:style-name="T2093">bupL</text:span></text:p></draw:line><draw:line draw:style-name="gr187" draw:text-style-name="P892" svg:x1="6.132cm" svg:y1="5.491cm" svg:x2="8.132cm" svg:y2="5.491cm"><text:p text:style-name="P852"><text:span text:style-name="T2138">VTS_</text:span><text:span text:style-name="T2139">NN</text:span><text:span text:style-name="T2138">_0.VOB</text:span></text:p></draw:line><draw:line draw:style-name="gr187" draw:text-style-name="P892" svg:x1="15.127cm" svg:y1="5.491cm" svg:x2="17.127cm" svg:y2="5.491cm"><text:p text:style-name="P852"><text:span text:style-name="T2138">VTS_</text:span><text:span text:style-name="T2139">NN</text:span><text:span text:style-name="T2138">_0.BUP</text:span></text:p></draw:line><draw:frame draw:style-name="gr200" draw:text-style-name="P890" svg:width="1.054cm" svg:height="0.659cm" svg:x="1.633cm" svg:y="5.288cm"><draw:text-box><text:p text:style-name="P856"><text:span text:style-name="T2135">FS:</text:span></text:p></draw:text-box></draw:frame><draw:frame draw:style-name="gr201" draw:text-style-name="P890" svg:width="1.191cm" svg:height="0.659cm" svg:x="1.732cm" svg:y="1.336cm"><draw:text-box><text:p text:style-name="P856"><text:span text:style-name="T2135">IFO:</text:span></text:p></draw:text-box></draw:frame><draw:custom-shape draw:style-name="gr202" draw:text-style-name="P859" svg:width="1.004cm" svg:height="2.012cm" svg:x="8.133cm" svg:y="2.683cm"><text:p/><draw:enhanced-geometry svg:viewBox="0 0 21600 21600" draw:mirror-horizontal="false" draw:mirror-vertical="false" draw:type="rectangle" draw:enhanced-path="M 0 0 L 21600 0 21600 21600 0 21600 0 0 Z N"/></draw:custom-shape><draw:custom-shape draw:style-name="gr203" draw:text-style-name="P859" svg:width="5.001cm" svg:height="2.012cm" svg:x="9.133cm" svg:y="2.683cm"><text:p text:style-name="P852"><text:span text:style-name="T2118">VOBT</text:span></text:p><draw:enhanced-geometry svg:viewBox="0 0 21600 21600" draw:type="rectangle" draw:enhanced-path="M 0 0 L 21600 0 21600 21600 0 21600 0 0 Z N"/></draw:custom-shape><draw:line draw:style-name="gr186" draw:text-style-name="P859" svg:x1="9.129cm" svg:y1="4.99cm" svg:x2="9.129cm" svg:y2="6.093cm"><text:p/></draw:line><draw:line draw:style-name="gr187" draw:text-style-name="P892" svg:x1="9.129cm" svg:y1="5.491cm" svg:x2="12.129cm" svg:y2="5.491cm"><text:p text:style-name="P852"><text:span text:style-name="T2138">VTS_</text:span><text:span text:style-name="T2139">NN</text:span><text:span text:style-name="T2138">_1.VOB</text:span></text:p></draw:line><draw:line draw:style-name="gr188" draw:text-style-name="P863" svg:x1="3.13cm" svg:y1="1.077cm" svg:x2="9.13cm" svg:y2="1.077cm"><text:p text:style-name="P852"><text:span text:style-name="T2093">vobTitleF</text:span></text:p></draw:line><draw:line draw:style-name="gr186" draw:text-style-name="P859" svg:x1="12.131cm" svg:y1="4.99cm" svg:x2="12.131cm" svg:y2="6.093cm"><text:p/></draw:line><draw:line draw:style-name="gr187" draw:text-style-name="P892" svg:x1="12.131cm" svg:y1="5.491cm" svg:x2="14.131cm" svg:y2="5.491cm"><text:p text:style-name="P852"><text:span text:style-name="T2138">VTS_</text:span><text:span text:style-name="T2139">NN</text:span><text:span text:style-name="T2138">_2.VOB</text:span></text:p></draw:line></draw:g></text:p></draw:text-box></draw:frame><text:span text:style-name="T614">Figure </text:span><text:span text:style-name="T614"><text:sequence text:ref-name="refFigure2" text:name="Figure" text:formula="ooow:Figure+1" style:num-format="1">3</text:sequence></text:span><text:span text:style-name="T614">: </text:span><text:span text:style-name="T622">Video </text:span><text:span text:style-name="T623">Title Set</text:span><text:span text:style-name="T622"> (</text:span><text:span text:style-name="T623">VTS</text:span><text:span text:style-name="T622">)</text:span><text:span text:style-name="T623"> with two VOBT files</text:span></text:p>
      <text:p text:style-name="P506">The structure of the VTS<text:span text:style-name="T1181"><text:bookmark-ref text:reference-format="number" text:ref-name="__RefNumPara__7653_2072336594">[10]</text:bookmark-ref></text:span> is similar to the VMG. <text:span text:style-name="T1173">The </text:span><text:span text:style-name="T1174">first </text:span><text:span text:style-name="T1173">IFO </text:span><text:span text:style-name="T1174">block</text:span><text:span text:style-name="T1173"> holds, besides others, </text:span><text:span text:style-name="T1172">four</text:span><text:span text:style-name="T1173"> pointers (</text:span><text:span text:style-name="T1172">each an </text:span><text:span text:style-name="T1173">offset </text:span><text:span text:style-name="T1174">as a</text:span><text:span text:style-name="T1173"> number of blocks): </text:span><text:span text:style-name="T1176">a pointer to </text:span><text:span text:style-name="T1175">the last IFO block (</text:span><text:span text:style-name="T1179">ifoL</text:span><text:span text:style-name="T1175">), </text:span><text:span text:style-name="T1176">a pointer to </text:span><text:span text:style-name="T1175">the first VOB menu block (</text:span><text:span text:style-name="T1179">vobMenuF</text:span><text:span text:style-name="T1175">) which is optional (zero if none), </text:span><text:span text:style-name="T1176">a pointer to </text:span><text:span text:style-name="T1175">the first VOB title block (</text:span><text:span text:style-name="T1179">vobTitleF</text:span><text:span text:style-name="T1175">) and </text:span><text:span text:style-name="T1176">a pointer </text:span><text:span text:style-name="T1175">the last BUP block (</text:span><text:span text:style-name="T1179">bupL</text:span><text:span text:style-name="T1175">).</text:span></text:p>
      <text:p text:style-name="P508"><text:span text:style-name="T1321">Similar information can be obtained from the records of the file-system. </text:span><text:span text:style-name="T1178">There are up to 99 VTS, here numbered with two digits: </text:span><text:span text:style-name="T1186">NN</text:span><text:span text:style-name="T1189"> = </text:span><text:span text:style-name="T1187">01..99</text:span><text:span text:style-name="T1178">. </text:span><text:span text:style-name="T1177">The files </text:span><text:span text:style-name="T1184">VTS_</text:span><text:span text:style-name="T1185">NN</text:span><text:span text:style-name="T1184">_0.IFO, VTS_</text:span><text:span text:style-name="T1185">NN</text:span><text:span text:style-name="T1184">_1.VOB, and VTS_</text:span><text:span text:style-name="T1185">NN</text:span><text:span text:style-name="T1184">_0.BUP are mandatory. The file VTS_</text:span><text:span text:style-name="T1185">NN</text:span><text:span text:style-name="T1184">_0.VOB, which contains menu information, is optional. If the </text:span><text:span text:style-name="T1191">VOBT</text:span><text:span text:style-name="T1184"> </text:span><text:span text:style-name="T1192">area </text:span><text:span text:style-name="T1184">require</text:span><text:span text:style-name="T1192">s</text:span><text:span text:style-name="T1184"> more than 2</text:span><text:span text:style-name="T1193">30</text:span><text:span text:style-name="T1184">-</text:span><text:span text:style-name="T1190">800</text:span><text:span text:style-name="T1195">H</text:span><text:span text:style-name="T1184"> bytes, VTS_</text:span><text:span text:style-name="T1185">NN</text:span><text:span text:style-name="T1184">_1.VOB is continued by VTS_</text:span><text:span text:style-name="T1185">NN</text:span><text:span text:style-name="T1184">_2.VOB, and so on, if necessary up to <text:s/>VTS_</text:span><text:span text:style-name="T1185">NN</text:span><text:span text:style-name="T1184">_9.VOB</text:span><text:span text:style-name="T1190">, each with a maximum size of </text:span><text:span text:style-name="T1184">2</text:span><text:span text:style-name="T1193">30</text:span><text:span text:style-name="T1184">-</text:span><text:span text:style-name="T1190">800</text:span><text:span text:style-name="T1195">H</text:span><text:span text:style-name="T1184"> bytes</text:span><text:span text:style-name="T1190">.</text:span><text:span text:style-name="T1187"> </text:span><text:span text:style-name="T1188">The consecutive</text:span><text:span text:style-name="T1187"> VOB files VTS_</text:span><text:span text:style-name="T1186">NN</text:span><text:span text:style-name="T1187">_1.VOB to VTS_</text:span><text:span text:style-name="T1186">NN</text:span><text:span text:style-name="T1187">_9.VOB form a contiguous area</text:span><text:span text:style-name="T1191"> without gaps</text:span><text:span text:style-name="T1187">.</text:span><text:span text:style-name="T1190"> </text:span><text:span text:style-name="T1184">The size of each file is </text:span><text:span text:style-name="T1177">a multiple of 800</text:span><text:span text:style-name="T1194">H</text:span><text:span text:style-name="T1177">.</text:span><text:span text:style-name="T1178"> </text:span></text:p>
      <text:h text:style-name="P837" text:outline-level="2"><text:bookmark-start text:name="__RefNumPara__5948_230087615"/><text:bookmark-start text:name="__RefHeading__3577_309438263"/>DVD-Pack<text:bookmark-end text:name="__RefNumPara__5948_230087615"/><text:bookmark-end text:name="__RefHeading__3577_309438263"/></text:h>
      <text:p text:style-name="P218">A VOB is kind of an MPEG-2 program-stream<text:span text:style-name="T1070"><text:bookmark-ref text:reference-format="number" text:ref-name="__RefNumPara__9823_2072336594">[11]</text:bookmark-ref></text:span> (PS).<text:span text:style-name="T1070"><text:bookmark-ref text:reference-format="number" text:ref-name="__RefNumPara__5107_1159668703">[5]</text:bookmark-ref></text:span> A PS consists of so-called Packs. Packs on<text:span text:style-name="T1965"> a</text:span> DVD-Video are slightly restricted, hence they are named DVD-Pack in the rest of the document. They have a fixed size of 800<text:span text:style-name="T395">H</text:span> bytes. <text:span text:style-name="T1901">So e</text:span>ach DVD-Pack fits exactly in<text:span text:style-name="T1901">to</text:span> one logical-block. A DVD-Pack contains one or two <text:span text:style-name="T1266">packeti</text:span><text:span text:style-name="T1290">z</text:span><text:span text:style-name="T1266">ed</text:span><text:span text:style-name="T1290"> </text:span><text:span text:style-name="T1266">elementary</text:span><text:span text:style-name="T1290"> </text:span><text:span text:style-name="T1266">streams</text:span> (PES). </text:p>
      <text:p text:style-name="P387"><text:soft-page-break/><text:span text:style-name="T1906">Valid</text:span> stream<text:span text:style-name="T1901"> </text:span>identifiers <text:span text:style-name="T1906">are:</text:span><text:span text:style-name="T1070"><text:bookmark-ref text:reference-format="number" text:ref-name="__RefNumPara__7653_2072336594">[10]</text:bookmark-ref></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24">Identifier</text:p>
          </table:table-cell>
          <table:table-cell table:style-name="Table11.B1" office:value-type="string">
            <text:p text:style-name="P424">Type</text:p>
          </table:table-cell>
          <table:table-cell table:style-name="Table11.B1" office:value-type="string">
            <text:p text:style-name="P425">Extended</text:p>
          </table:table-cell>
        </table:table-row>
        <table:table-row>
          <table:table-cell table:style-name="Table11.A2" office:value-type="string">
            <text:p text:style-name="P424">BD<text:span text:style-name="T395">H</text:span></text:p>
          </table:table-cell>
          <table:table-cell table:style-name="Table11.B2" office:value-type="string">
            <text:p text:style-name="P445">Private-1-stream: contains subpictures<text:span text:style-name="T1901"> or </text:span>non-MPEG-audio</text:p>
          </table:table-cell>
          <table:table-cell table:style-name="Table11.B2" office:value-type="string">
            <text:p text:style-name="P425">✓</text:p>
          </table:table-cell>
        </table:table-row>
        <table:table-row>
          <table:table-cell table:style-name="Table11.A2" office:value-type="string">
            <text:p text:style-name="P424">BE<text:span text:style-name="T395">H</text:span></text:p>
          </table:table-cell>
          <table:table-cell table:style-name="Table11.B2" office:value-type="string">
            <text:p text:style-name="P444">Padding-stream: contains FF<text:span text:style-name="T395">H</text:span> filler bytes</text:p>
          </table:table-cell>
          <table:table-cell table:style-name="Table11.B2" office:value-type="string">
            <text:p text:style-name="P425"/>
          </table:table-cell>
        </table:table-row>
        <table:table-row>
          <table:table-cell table:style-name="Table11.A2" office:value-type="string">
            <text:p text:style-name="P424">BF<text:span text:style-name="T395">H</text:span></text:p>
          </table:table-cell>
          <table:table-cell table:style-name="Table11.B2" office:value-type="string">
            <text:p text:style-name="P444">Private-2-stream: contains navigation data</text:p>
          </table:table-cell>
          <table:table-cell table:style-name="Table11.B2" office:value-type="string">
            <text:p text:style-name="P425"/>
          </table:table-cell>
        </table:table-row>
        <table:table-row>
          <table:table-cell table:style-name="Table11.A2" office:value-type="string">
            <text:p text:style-name="P424">C<text:span text:style-name="T1903">#</text:span><text:span text:style-name="T395">H</text:span></text:p>
          </table:table-cell>
          <table:table-cell table:style-name="Table11.B2" office:value-type="string">
            <text:p text:style-name="P446">MPEG-audio-stream<text:span text:style-name="T1901">, </text:span><text:span text:style-name="T1471">the symbol </text:span><text:span text:style-name="T1386">#</text:span><text:span text:style-name="T1471"> is used </text:span><text:span text:style-name="T1472">for </text:span><text:span text:style-name="T1491">digits</text:span><text:span text:style-name="T1472"> </text:span>0 to 7</text:p>
          </table:table-cell>
          <table:table-cell table:style-name="Table11.B2" office:value-type="string">
            <text:p text:style-name="P425">✓</text:p>
          </table:table-cell>
        </table:table-row>
        <table:table-row>
          <table:table-cell table:style-name="Table11.A2" office:value-type="string">
            <text:p text:style-name="P424">E0<text:span text:style-name="T395">H</text:span></text:p>
          </table:table-cell>
          <table:table-cell table:style-name="Table11.B2" office:value-type="string">
            <text:p text:style-name="P444">Video-stream </text:p>
          </table:table-cell>
          <table:table-cell table:style-name="Table11.B2" office:value-type="string">
            <text:p text:style-name="P425">✓</text:p>
          </table:table-cell>
        </table:table-row>
      </table:table>
      <text:p text:style-name="P695">A DVD-Pack appears<text:span text:style-name="T1084">↳</text:span><text:span text:style-name="T1070"><text:bookmark-ref text:reference-format="number" text:ref-name="__RefNumPara__5682_230087615">10.8</text:bookmark-ref></text:span> to contain either one or two PES: (BD<text:span text:style-name="T395">H</text:span>), (BD<text:span text:style-name="T395">H</text:span>,BE<text:span text:style-name="T395">H</text:span>),<text:span text:style-name="T1497"> (BE</text:span><text:span text:style-name="T436">H</text:span><text:span text:style-name="T1497">),</text:span> (BF<text:span text:style-name="T395">H</text:span>,BF<text:span text:style-name="T395">H</text:span>), (C#<text:span text:style-name="T395">H</text:span>), (C#<text:span text:style-name="T395">H</text:span>,BE<text:span text:style-name="T395">H</text:span>), (E0<text:span text:style-name="T395">H</text:span>) or (E0<text:span text:style-name="T395">H</text:span>,BE<text:span text:style-name="T395">H</text:span>)<text:span text:style-name="T1617">.</text:span></text:p>
      <text:p text:style-name="P371">An extended PES holds additional information including a scrambling-control-field<text:span text:style-name="T1084">↳</text:span><text:span text:style-name="T1070"><text:bookmark-ref text:reference-format="number" text:ref-name="__RefHeading__6149_309438263">2.10</text:bookmark-ref></text:span>. This field is used to signal that the DVD-Pack is CSS-encrypted.<text:span text:style-name="T1902"> </text:span></text:p>
      <text:h text:style-name="P823" text:outline-level="2"><text:bookmark-start text:name="__RefHeading__6149_309438263"/><text:bookmark-start text:name="__RefHeading__11628_2075100171"/><text:bookmark-start text:name="__RefHeading__40168_1576935100"/><text:span text:style-name="T1966">Feature </text:span>Encryption<text:bookmark-end text:name="__RefHeading__6149_309438263"/><text:bookmark-end text:name="__RefHeading__11628_2075100171"/><text:bookmark-end text:name="__RefHeading__40168_1576935100"/></text:h>
      <text:p text:style-name="P216">If the first PES of a DVD-Pack is a private-1-stream (BD<text:span text:style-name="T395">H</text:span>), an audio-stream (C#<text:span text:style-name="T395">H</text:span>) or a video-stream (E0<text:span text:style-name="T395">H</text:span>) then it contains extended information including an MPEG-2-PS 2-bit <text:span text:style-name="T1266">scrambling-control-field</text:span>.<text:span text:style-name="T1070"><text:bookmark-ref text:reference-format="number" text:ref-name="__RefNumPara__9823_2072336594">[11]</text:bookmark-ref></text:span> <text:span text:style-name="T1949">The field signals that the pack is encrypted if bit 4 or bit 5 (bit-mask 30</text:span><text:span text:style-name="T1046">H</text:span><text:span text:style-name="T1949">) are set.</text:span></text:p>
      <text:p text:style-name="P219"><text:span text:style-name="T1950">The location of the scrambling-control-field in a PS may vary. However, for a DVD-</text:span>Pack<text:span text:style-name="T1950"> the scrambling- control-field is always located on offset 14</text:span><text:span text:style-name="T455">H</text:span><text:span text:style-name="T1949">. Even if the PES is not extended. That is, a DVD-Pack is con­sidered as encrypted if [14</text:span><text:span text:style-name="T1046">H</text:span><text:span text:style-name="T1949">] &amp; 30</text:span><text:span text:style-name="T1046">H </text:span><text:span text:style-name="T1949">≠ 00</text:span><text:span text:style-name="T1046">H</text:span><text:span text:style-name="T1950">.</text:span><text:span text:style-name="T1162"><text:bookmark-ref text:reference-format="number" text:ref-name="__RefNumPara__8561_1159668703">[4]</text:bookmark-ref></text:span><text:span text:style-name="T1949"> This value</text:span> <text:span text:style-name="T1905">appears</text:span><text:span text:style-name="T1084">↳</text:span><text:span text:style-name="T1085"><text:bookmark-ref text:reference-format="number" text:ref-name="__RefHeading__8223_1022426910">10.10</text:bookmark-ref></text:span><text:span text:style-name="T1905"> to be always zero for navigation data (BF</text:span><text:span text:style-name="T456">H</text:span><text:span text:style-name="T1905">). </text:span></text:p>
      <text:p text:style-name="P205">If a DVD-Pack is marked as encrypted then all data in this DVD-Pack from offset 80<text:span text:style-name="T395">H</text:span> to 7FF<text:span text:style-name="T395">H</text:span> are encrypted. Data before offset 80<text:span text:style-name="T395">H</text:span> are never encrypted.<text:span text:style-name="T1070"><text:bookmark-ref text:reference-format="number" text:ref-name="__RefNumPara__8561_1159668703">[4]</text:bookmark-ref></text:span> </text:p>
      <text:p text:style-name="P229">The encryption <text:span text:style-name="T1905">key is the </text:span>title-key. Additionally, the five bytes from offset 54<text:span text:style-name="T395">H</text:span> to 58<text:span text:style-name="T395">H</text:span> in the DVD-Pack, which <text:span text:style-name="T1967">are </text:span>actually ordinary stream data, serve as salt.<text:span text:style-name="T1084">↳</text:span><text:span text:style-name="T1072"><text:bookmark-ref text:reference-format="number" text:ref-name="__RefHeading__3597_309438263">4.5</text:bookmark-ref></text:span><text:span text:style-name="T469"> It appears</text:span><text:span text:style-name="T1084">↳</text:span><text:span text:style-name="T1074"><text:bookmark-ref text:reference-format="number" text:ref-name="__RefHeading__40171_1576935100">10.19</text:bookmark-ref></text:span><text:span text:style-name="T469"> that one and the same title-key is </text:span><text:span text:style-name="T470">used for all VMG DVD-Packs. There is also one dedicated title-key for each of the (up to) 99 VTS. </text:span></text:p>
      <text:p text:style-name="P229"><text:span text:style-name="T914">Note</text:span><text:span text:style-name="T844">:</text:span><text:span text:style-name="T846"> T</text:span><text:span text:style-name="T844">he scrambling-control-field </text:span><text:span text:style-name="T845">appears</text:span><text:span text:style-name="T1084">↳</text:span><text:span text:style-name="T1073"><text:bookmark-ref text:reference-format="number" text:ref-name="__RefHeading__8225_1022426910">10.11</text:bookmark-ref></text:span><text:span text:style-name="T845"> to </text:span><text:span text:style-name="T844">correspond to the CP_MOD field of the CPR_MAI</text:span><text:span text:style-name="T1084">↳</text:span><text:span text:style-name="T1084"><text:bookmark-ref text:reference-format="number" text:ref-name="__RefHeading__6147_309438263">2.5</text:bookmark-ref></text:span><text:span text:style-name="T844"> in the frame-header</text:span><text:span text:style-name="T846">.</text:span><text:span text:style-name="T468"> </text:span></text:p>
      <text:h text:style-name="P801" text:outline-level="1"><text:bookmark-start text:name="__RefHeading__3583_309438263"/>DVD Drive<text:bookmark-end text:name="__RefHeading__3583_309438263"/></text:h>
      <text:p text:style-name="P509"><text:span text:style-name="T375">The </text:span><text:span text:style-name="T377">SCSI</text:span><text:span text:style-name="T377"><text:note text:id="ftn7" text:note-class="footnote"><text:note-citation>7</text:note-citation><text:note-body><text:p text:style-name="P400">http://en.wikipedia.org/wiki/SCSI</text:p></text:note-body></text:note></text:span><text:span text:style-name="T377"> </text:span><text:span text:style-name="T375">interface</text:span><text:span text:style-name="T391"> to </text:span><text:span text:style-name="T393">a DVD</text:span><text:span text:style-name="T375"> drive provides </text:span><text:span text:style-name="T391">all</text:span><text:span text:style-name="T376"> means to</text:span><text:span text:style-name="T375"> </text:span><text:span text:style-name="T390">read information</text:span><text:span text:style-name="T375"> </text:span><text:span text:style-name="T390">from </text:span><text:span text:style-name="T376">a</text:span><text:span text:style-name="T375"> DVD</text:span><text:span text:style-name="T393"> through </text:span><text:span text:style-name="T394">multi-media</text:span><text:span text:style-name="T393"> commands (</text:span><text:span text:style-name="T356">MMC</text:span><text:span text:style-name="T393">).</text:span><text:span text:style-name="T1116"><text:bookmark-ref text:reference-format="number" text:ref-name="__RefNumPara__7764_1159668703">[8]</text:bookmark-ref></text:span><text:span text:style-name="T375"> </text:span><text:span text:style-name="T377">In SCSI terms, the player-software is the </text:span><text:span text:style-name="T355">host</text:span><text:span text:style-name="T377">, the drive is the logical unit (LU).</text:span><text:span text:style-name="T378"> </text:span></text:p>
      <text:p text:style-name="P510"><text:span text:style-name="T392">The</text:span><text:span text:style-name="T378"> </text:span><text:span text:style-name="T393">MMC </text:span><text:span text:style-name="T378">read-command </text:span><text:span text:style-name="T392">is used </text:span><text:span text:style-name="T378">to retrieve</text:span><text:span text:style-name="T380"> </text:span><text:span text:style-name="T382">logical-</text:span><text:span text:style-name="T380">blocks </text:span><text:span text:style-name="T388">from</text:span><text:span text:style-name="T383"> the </text:span><text:span text:style-name="T380">user-data</text:span><text:span text:style-name="T383"> area</text:span><text:span text:style-name="T382">.</text:span><text:span text:style-name="T1084">↳</text:span><text:span text:style-name="T1117"><text:bookmark-ref text:reference-format="number" text:ref-name="__RefHeading__3571_309438263">2.1</text:bookmark-ref></text:span><text:span text:style-name="T380"> </text:span><text:span text:style-name="T381">However, w</text:span>henever a drive detects a CSS-<text:span text:style-name="T1906">encrypted</text:span> DVD<text:span text:style-name="T1619">-Video</text:span><text:span text:style-name="T1084">↳</text:span><text:span text:style-name="T1070"><text:bookmark-ref text:reference-format="number" text:ref-name="__RefHeading__6985_309438263">2.2</text:bookmark-ref></text:span>, it locks all blocks <text:span text:style-name="T1620">that are </text:span>marked as copy­righted<text:span text:style-name="T1906">.</text:span><text:span text:style-name="T1084">↳</text:span><text:span text:style-name="T1070"><text:bookmark-ref text:reference-format="number" text:ref-name="__RefHeading__6147_309438263">2.5</text:bookmark-ref></text:span> <text:span text:style-name="T259">A</text:span><text:span text:style-name="T274">n</text:span><text:span text:style-name="T259"> </text:span><text:span text:style-name="T273">MMC</text:span><text:span text:style-name="T259"> read-</text:span><text:span text:style-name="T273">com­mand</text:span><text:span text:style-name="T264"> for those blocks </text:span><text:span text:style-name="T259">fails with </text:span><text:span text:style-name="T264">an</text:span><text:span text:style-name="T259"> error</text:span><text:span text:style-name="T264">. To </text:span><text:span text:style-name="T265">unlock</text:span><text:span text:style-name="T264"> these blocks, </text:span><text:span text:style-name="T1619">an</text:span> <text:span text:style-name="T1266">authentication</text:span>-handshake<text:span text:style-name="T1627">, that is a sequence of MMC commands,</text:span> <text:span text:style-name="T1619">needs to </text:span>be <text:span text:style-name="T1627">executed.</text:span><text:span text:style-name="T1084">↳</text:span><text:span text:style-name="T1136"><text:bookmark-ref text:reference-format="number" text:ref-name="__RefHeading__27460_468220729">3.1</text:bookmark-ref></text:span> </text:p>
      <text:p text:style-name="P505"><text:span text:style-name="T693">I</text:span><text:span text:style-name="T670">n order to decrypt </text:span><text:span text:style-name="T695">a </text:span><text:span text:style-name="T693">DVD-Pack</text:span><text:span text:style-name="T1084">↳</text:span><text:span text:style-name="T1084"><text:bookmark-ref text:reference-format="number" text:ref-name="__RefHeading__11628_2075100171">2.10</text:bookmark-ref></text:span><text:span text:style-name="T670">, the host </text:span><text:span text:style-name="T671">has to retrieve</text:span><text:span text:style-name="T670"> the disc-key</text:span><text:span text:style-name="T687">-block</text:span><text:span text:style-name="T1084">↳</text:span><text:span text:style-name="T1108"><text:bookmark-ref text:reference-format="number" text:ref-name="__RefHeading__6145_309438263">2.4</text:bookmark-ref></text:span><text:span text:style-name="T670"> and the title-keys</text:span><text:span text:style-name="T1084">↳</text:span><text:span text:style-name="T1108"><text:bookmark-ref text:reference-format="number" text:ref-name="__RefHeading__4233_1853143972">2.6</text:bookmark-ref></text:span><text:span text:style-name="T670">. The authentication</text:span><text:span text:style-name="T671">-</text:span><text:span text:style-name="T670">handshake provide</text:span><text:span text:style-name="T671">s</text:span><text:span text:style-name="T670"> the disc-key</text:span><text:span text:style-name="T687">-block</text:span><text:span text:style-name="T670">. </text:span><text:span text:style-name="T671">A similar handshake is </text:span><text:span text:style-name="T694">executed</text:span><text:span text:style-name="T671"> to retrieve title-keys</text:span><text:span text:style-name="T694">.</text:span><text:span text:style-name="T1084">↳</text:span><text:span text:style-name="T1109"><text:bookmark-ref text:reference-format="number" text:ref-name="__RefHeading__20144_2122514721">3.2</text:bookmark-ref></text:span><text:span text:style-name="T688"> The disc-key-block and the title-keys are obfuscated</text:span><text:span text:style-name="T1084">↳</text:span><text:span text:style-name="T1099"><text:bookmark-ref text:reference-format="number" text:ref-name="__RefHeading__21396_2122514721">3.3</text:bookmark-ref></text:span><text:span text:style-name="T688"> </text:span><text:span text:style-name="T694">by the drive </text:span><text:span text:style-name="T688">to prevent snooping them on the </text:span><text:span text:style-name="T692">SCSI </text:span><text:span text:style-name="T688">bus</text:span><text:span text:style-name="T694"> (</text:span><text:span text:style-name="T688">even though they are </text:span><text:span text:style-name="T694">already </text:span><text:span text:style-name="T688">encrypted</text:span><text:span text:style-name="T694">)</text:span><text:span text:style-name="T688">.</text:span></text:p>
      <text:p text:style-name="P505"><text:span text:style-name="T1968">Also, a licensed drive implements the regional playback control.</text:span><text:span text:style-name="T1084">↳</text:span><text:span text:style-name="T1099"><text:bookmark-ref text:reference-format="number" text:ref-name="__RefHeading__3591_309438263">3.4</text:bookmark-ref></text:span><text:span text:style-name="T1907"> That is, i</text:span><text:span text:style-name="T688">f the DVD-Video's region</text:span><text:span text:style-name="T694">-</text:span><text:span text:style-name="T688">code</text:span><text:span text:style-name="T1084">↳</text:span><text:span text:style-name="T1084"><text:bookmark-ref text:reference-format="number" text:ref-name="__RefHeading__12747_2075100171">2.3</text:bookmark-ref></text:span><text:span text:style-name="T688"> doesn't match the drive's region</text:span><text:span text:style-name="T694">-</text:span><text:span text:style-name="T688">code, the drive </text:span><text:span text:style-name="T694">is supposed to</text:span><text:span text:style-name="T688"> prevent playback</text:span><text:span text:style-name="T695">.</text:span></text:p>
      <text:h text:style-name="P826" text:outline-level="2"><text:bookmark-start text:name="__RefHeading__27460_468220729"/><text:bookmark-start text:name="__RefHeading__3585_309438263"/><text:bookmark-start text:name="__RefHeading__19727_2122514721"/><text:bookmark text:name="Authentication"/>Authentication<text:span text:style-name="T1621"> Handshake</text:span><text:bookmark-end text:name="__RefHeading__27460_468220729"/><text:bookmark-end text:name="__RefHeading__3585_309438263"/><text:bookmark-end text:name="__RefHeading__19727_2122514721"/></text:h>
      <text:p text:style-name="P28"><text:span text:style-name="T1014">The authentication handshake is used to unlock </text:span><text:span text:style-name="T672">all </text:span><text:span text:style-name="T684">logical-</text:span><text:span text:style-name="T672">blocks</text:span><text:span text:style-name="T1084">↳</text:span><text:span text:style-name="T1094"><text:bookmark-ref text:reference-format="number" text:ref-name="__RefHeading__3571_309438263">2.1</text:bookmark-ref></text:span><text:span text:style-name="T672"> </text:span><text:span text:style-name="T673">that are </text:span><text:span text:style-name="T672">marked as copy­righted</text:span><text:span text:style-name="T1084">↳</text:span><text:span text:style-name="T1098"><text:bookmark-ref text:reference-format="number" text:ref-name="__RefHeading__6147_309438263">2.5</text:bookmark-ref></text:span><text:span text:style-name="T675">. </text:span><text:span text:style-name="T674">Furthermore, </text:span><text:span text:style-name="T675">the handshake is used</text:span><text:span text:style-name="T673"> retrieve</text:span><text:span text:style-name="T674"> the </text:span><text:span text:style-name="T678">encrypted </text:span><text:span text:style-name="T674">disc-key</text:span><text:span text:style-name="T680">-block</text:span><text:span text:style-name="T1084">↳</text:span><text:span text:style-name="T1100"><text:bookmark-ref text:reference-format="number" text:ref-name="__RefHeading__6145_309438263">2.4</text:bookmark-ref></text:span><text:span text:style-name="T675">. </text:span><text:span text:style-name="T676">The handshake </text:span><text:span text:style-name="T684">consists of seven MMC commands</text:span><text:span text:style-name="T1110"><text:bookmark-ref text:reference-format="number-all-superior" text:ref-name="__RefNumPara__7764_1159668703">[8]</text:bookmark-ref></text:span><text:span text:style-name="T684"> as illustrated in figure </text:span><text:span text:style-name="T684"><text:sequence-ref text:reference-format="value" text:ref-name="refFigure3">4</text:sequence-ref></text:span><text:span text:style-name="T684">.</text:span></text:p>
      <table:table table:name="Table9" table:style-name="Table9">
        <table:table-column table:style-name="Table9.A"/>
        <table:table-column table:style-name="Table9.B"/>
        <table:table-row table:style-name="Table9.1">
          <table:table-cell table:style-name="Table9.A1" office:value-type="string">
            <text:p text:style-name="P68"><draw:g text:anchor-type="paragraph" draw:z-index="23" draw:style-name="gr1"><draw:line draw:style-name="gr60" draw:text-style-name="P859" svg:x1="0.691cm" svg:y1="1.055cm" svg:x2="0.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9" svg:x1="8.691cm" svg:y1="1.055cm" svg:x2="8.691cm" svg:y2="6.055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9" svg:x1="0.691cm" svg:y1="1.157cm" svg:x2="8.691cm" svg:y2="1.157cm"><text:p text:style-name="P852"><text:span text:style-name="T2112">(1) A4:00 AGID</text:span></text:p></draw:line><draw:frame draw:style-name="gr62" draw:text-style-name="P874" svg:width="1.378cm" svg:height="0.742cm" svg:x="-0.009cm" svg:y="0.055cm"><draw:text-box><text:p text:style-name="P856"><text:span text:style-name="T2113">Host</text:span></text:p></draw:text-box></draw:frame><draw:frame draw:style-name="gr63" draw:text-style-name="P874" svg:width="1.495cm" svg:height="0.742cm" svg:x="7.891cm" svg:y="0.055cm"><draw:text-box><text:p text:style-name="P856"><text:span text:style-name="T2113">Drive</text:span></text:p></draw:text-box></draw:frame><draw:line draw:style-name="gr64" draw:text-style-name="P859" svg:x1="0.691cm" svg:y1="1.956cm" svg:x2="8.691cm" svg:y2="1.956cm"><text:p text:style-name="P852"><text:span text:style-name="T2112">(2) A3:01 Challenge for KEY1</text:span></text:p></draw:line><draw:line draw:style-name="gr61" draw:text-style-name="P859" svg:x1="0.691cm" svg:y1="2.757cm" svg:x2="8.691cm" svg:y2="2.757cm"><text:p text:style-name="P852"><text:span text:style-name="T2112">(3) A4:02 KEY1</text:span></text:p></draw:line><draw:line draw:style-name="gr61" draw:text-style-name="P859" svg:x1="0.691cm" svg:y1="3.556cm" svg:x2="8.691cm" svg:y2="3.556cm"><text:p text:style-name="P852"><text:span text:style-name="T2112">(4) A4:01 Challenge for KEY2</text:span></text:p></draw:line><draw:line draw:style-name="gr64" draw:text-style-name="P859" svg:x1="0.691cm" svg:y1="4.355cm" svg:x2="8.691cm" svg:y2="4.355cm"><text:p text:style-name="P852"><text:span text:style-name="T2112">(5) A3:03 KEY2</text:span></text:p></draw:line><draw:line draw:style-name="gr61" draw:text-style-name="P859" svg:x1="0.691cm" svg:y1="5.155cm" svg:x2="8.691cm" svg:y2="5.155cm"><text:p text:style-name="P852"><text:span text:style-name="T2112">(6) AD:02 Disc-Key</text:span></text:p></draw:line><draw:line draw:style-name="gr61" draw:text-style-name="P859" svg:x1="0.691cm" svg:y1="5.955cm" svg:x2="8.691cm" svg:y2="5.955cm"><text:p text:style-name="P852"><text:span text:style-name="T2112">(7) A4:05 ASF</text:span></text:p></draw:line></draw:g></text:p>
          </table:table-cell>
          <table:table-cell table:style-name="Table9.B1" office:value-type="string">
            <text:p text:style-name="P68"><text:span text:style-name="T1910">MMC</text:span> Commands:</text:p>
            <text:p text:style-name="P31">Send Key (<text:span text:style-name="T1910">operation code </text:span>A3<text:span text:style-name="T1235">H</text:span>) </text:p>
            <text:list xml:id="list3437712752972882752" text:style-name="List_20_2">
              <text:list-item>
                <text:p text:style-name="P751">key format 01: send challenge for KEY1</text:p>
              </text:list-item>
              <text:list-item>
                <text:p text:style-name="P751">key format 03: send KEY2</text:p>
              </text:list-item>
            </text:list>
            <text:p text:style-name="P31">Report Key (<text:span text:style-name="T1910">operation code </text:span>A4<text:span text:style-name="T1235">H</text:span>) </text:p>
            <text:list xml:id="list182355452736295" text:continue-numbering="true" text:style-name="List_20_2">
              <text:list-item>
                <text:p text:style-name="P751">key format 00: get <text:span text:style-name="T1721">auth.</text:span> grant identifier (AGID)</text:p>
              </text:list-item>
              <text:list-item>
                <text:p text:style-name="P751">key format 01: get challenge for KEY2</text:p>
              </text:list-item>
              <text:list-item>
                <text:p text:style-name="P751">key format 02: get KEY1</text:p>
              </text:list-item>
              <text:list-item>
                <text:p text:style-name="P751">key format 05: get authentication success flag (ASF)</text:p>
              </text:list-item>
            </text:list>
            <text:p text:style-name="P31">Read Disc Structure (<text:span text:style-name="T1910">operation code </text:span>AD<text:span text:style-name="T1235">H</text:span>) </text:p>
            <text:list xml:id="list6122377300160795602" text:style-name="List_20_2">
              <text:list-item>
                <text:p text:style-name="P751">format code 02: get disc-key<text:span text:style-name="T1969">-block</text:span></text:p>
              </text:list-item>
            </text:list>
            <text:p text:style-name="P328"/>
          </table:table-cell>
        </table:table-row>
      </table:table>
      <text:p text:style-name="P464"><text:span text:style-name="T614">Figure </text:span><text:span text:style-name="T614"><text:sequence text:ref-name="refFigure3" text:name="Figure" text:formula="ooow:Figure+1" style:num-format="1">4</text:sequence></text:span><text:span text:style-name="T614">: Authentication Handshake</text:span></text:p>
      <text:p text:style-name="P503"><draw:frame draw:style-name="fr3" draw:name="Frame23" text:anchor-type="paragraph" svg:x="0cm" svg:y="0cm" svg:width="16.785cm" draw:z-index="24"><draw:text-box fo:min-height="6.876cm"><text:p text:style-name="P564">1. The <text:span text:style-name="T1266">AGID</text:span> <text:span text:style-name="T1622">is a number from 0 to 3. It </text:span>is <text:span text:style-name="T1622">allotted by the drive and used as </text:span>unique session identifier. </text:p><text:p text:style-name="P566">2. <text:span text:style-name="T1622">A</text:span> 10-byte <text:span text:style-name="T1266">challenge</text:span><text:span text:style-name="T1909"> for </text:span><text:span text:style-name="T1291">KEY1</text:span> is sent to the drive. Th<text:span text:style-name="T1909">e challenge (also called nonce) </text:span><text:s/>is a random number generated by the host. <text:span text:style-name="T1622">(</text:span>How­ever, if the host doesn't care, it could always use the same<text:span text:style-name="T1622"> (not-random)</text:span> value.<text:span text:style-name="T1119"><text:bookmark-ref text:reference-format="number" text:ref-name="__RefNumPara__8561_1159668703">[4]</text:bookmark-ref></text:span><text:span text:style-name="T1622">)</text:span></text:p><text:p text:style-name="P566">3. There are 32 so-called encryption-<text:span text:style-name="T1266">variants</text:span>. The drive selects <text:span text:style-name="T2062">(randomly) </text:span>one of them, encrypts<text:span text:style-name="T1137">↳</text:span><text:span text:style-name="T1138"><text:bookmark-ref text:reference-format="number" text:ref-name="__RefHeading__3277_309438263">4.6</text:bookmark-ref></text:span> <text:span text:style-name="T1623">the </text:span>challenge<text:span text:style-name="T1909"> for KEY1</text:span> and returns the 5-byte result, which is KEY1. </text:p><text:p text:style-name="P566">The host encrypts also <text:span text:style-name="T1622">the </text:span>challenge<text:span text:style-name="T1909"> for KEY1</text:span>. It tries all 32 variants until the result matches the returned KEY1. The <text:span text:style-name="T2063">mat­ching </text:span>variant is saved by the host for later use. </text:p><text:p text:style-name="P564">4. The host <text:span text:style-name="T1909">requests</text:span> the 10-byte challenge<text:span text:style-name="T1909"> for </text:span><text:span text:style-name="T1291">KEY</text:span><text:span text:style-name="T1266">2</text:span><text:span text:style-name="T1909"> from the drive</text:span>. This is a <text:span text:style-name="T2063">(</text:span>random<text:span text:style-name="T2063">)</text:span> number generated by the drive.</text:p><text:p text:style-name="P565">5. The <text:span text:style-name="T1970">host encrypts the </text:span>challenge<text:span text:style-name="T1909"> for KEY</text:span>2<text:span text:style-name="T1909"> </text:span>with the saved variant <text:span text:style-name="T1909">(from</text:span> step <text:span text:style-name="T1623">3)</text:span>. The 5-byte result, which is KEY2, is <text:span text:style-name="T1623">sent</text:span> to the drive. The drive verifies KEY2. On mismatch, subsequent com<text:span text:style-name="T1909">­</text:span>mands of the handshake will result in an error. </text:p><text:p text:style-name="P566">6. The host requests the encrypted disc-key<text:span text:style-name="T1909">-block</text:span><text:span text:style-name="T1137">↳</text:span><text:span text:style-name="T1137"><text:bookmark-ref text:reference-format="number" text:ref-name="__RefHeading__6145_309438263">2.4</text:bookmark-ref></text:span>. The disc-key<text:span text:style-name="T1909">-block</text:span> is obfuscated<text:span text:style-name="T1137">↳</text:span><text:span text:style-name="T821"><text:bookmark-ref text:reference-format="number" text:ref-name="__RefHeading__21396_2122514721">3.3</text:bookmark-ref></text:span> with the <text:span text:style-name="T1266">buskey</text:span> by the drive before trans­mission. This 5-byte buskey is the encrypted result<text:span text:style-name="T1623"> </text:span>of KEY1, KEY2 and the saved variant <text:span text:style-name="T1909">(from </text:span>step 3<text:span text:style-name="T1909">)</text:span>. In order to remove the obfuscation, the host has to XOR the disc-key<text:span text:style-name="T2063">-block</text:span> with the bus<text:span text:style-name="T2063">­</text:span>key. When the drive <text:span text:style-name="T1623">returns</text:span> the obfuscated disc-key<text:span text:style-name="T2063">-block</text:span>, it also sets the authentication-success-flag (<text:span text:style-name="T1266">ASF</text:span>). All previously locked logical-blocks are unlocked, so read access is granted.</text:p><text:p text:style-name="P564">7. Finally the host requests the ASF<text:span text:style-name="T1618">; and so</text:span> verif<text:span text:style-name="T1618">ies</text:span> whether <text:span text:style-name="T1909">the </text:span>authentication<text:span text:style-name="T1909">-handshake</text:span> was successful. </text:p></draw:text-box></draw:frame><text:span text:style-name="T1269">Re</text:span><text:span text:style-name="T1268">ference</text:span><text:span text:style-name="T1269">s</text:span><text:span text:style-name="T1908">: </text:span><text:span text:style-name="T1908"><text:bookmark-ref text:reference-format="text" text:ref-name="__RefHeading__6145_309438263">Disc-Key-Block</text:bookmark-ref></text:span><text:span text:style-name="T1908"> </text:span><text:span text:style-name="T821">↳</text:span><text:span text:style-name="T821"><text:bookmark-ref text:reference-format="number" text:ref-name="__RefHeading__6145_309438263">2.4</text:bookmark-ref></text:span><text:span text:style-name="T1908">, </text:span><text:span text:style-name="T1908"><text:bookmark-ref text:reference-format="text" text:ref-name="__RefHeading__6147_309438263">Copyright Management Information</text:bookmark-ref></text:span><text:span text:style-name="T821">↳</text:span><text:span text:style-name="T821"><text:bookmark-ref text:reference-format="number" text:ref-name="__RefHeading__6147_309438263">2.5</text:bookmark-ref></text:span><text:span text:style-name="T1908">, </text:span><text:span text:style-name="T1908"><text:bookmark-ref text:reference-format="text" text:ref-name="__RefHeading__21396_2122514721">Obfuscation</text:bookmark-ref></text:span><text:span text:style-name="T821">↳</text:span><text:span text:style-name="T821"><text:bookmark-ref text:reference-format="number" text:ref-name="__RefHeading__21396_2122514721">3.3</text:bookmark-ref></text:span><text:span text:style-name="T1908">, </text:span><text:span text:style-name="T1908"><text:bookmark-ref text:reference-format="text" text:ref-name="__RefHeading__3277_309438263">Authentication-Key Encryption</text:bookmark-ref></text:span><text:span text:style-name="T821">↳</text:span><text:span text:style-name="T812"><text:bookmark-ref text:reference-format="number" text:ref-name="__RefHeading__3277_309438263">4.6</text:bookmark-ref></text:span><text:span text:style-name="T1625">, </text:span><text:span text:style-name="T1625"><text:bookmark-ref text:reference-format="text" text:ref-name="__RefHeading__28418_313424621">AGID Management</text:bookmark-ref></text:span><text:span text:style-name="T821">↳</text:span><text:span text:style-name="T812"><text:bookmark-ref text:reference-format="number" text:ref-name="__RefHeading__28418_313424621">9.2</text:bookmark-ref></text:span></text:p>
      <text:p text:style-name="P48"><text:span text:style-name="T664">Note</text:span><text:span text:style-name="T657">: </text:span><text:span text:style-name="T658">T</text:span><text:span text:style-name="T657">he drive locks all logical-blocks </text:span><text:span text:style-name="T658">that are </text:span><text:span text:style-name="T657">marked as copy­righted</text:span><text:span text:style-name="T659">;</text:span><text:span text:style-name="T658"> unless authenticated</text:span><text:span text:style-name="T657">. A</text:span><text:span text:style-name="T659">n</text:span><text:span text:style-name="T657"> </text:span><text:span text:style-name="T659">MMC</text:span><text:span text:style-name="T657"> read-</text:span><text:span text:style-name="T659">command</text:span><text:span text:style-name="T657"> (e.g. operation code 28</text:span><text:span text:style-name="T406">H</text:span><text:span text:style-name="T657"> or A8</text:span><text:span text:style-name="T406">H</text:span><text:span text:style-name="T657">) fails with the error message “scrambled sector without authen­tication”</text:span><text:span text:style-name="T658"> (sense</text:span><text:span text:style-name="T659">-</text:span><text:span text:style-name="T658">code 6F03</text:span><text:span text:style-name="T1225">H</text:span><text:span text:style-name="T658">)</text:span><text:span text:style-name="T657">. However, a read access through the </text:span><text:span text:style-name="T658">PC's </text:span><text:span text:style-name="T657">operating system may just report an input-output- (IO-) error, which might be confusing to someone not familiar with CSS.</text:span></text:p>
      <text:h text:style-name="P825" text:outline-level="2"><text:bookmark-start text:name="__RefHeading__20144_2122514721"/>Title-Key Handshake<text:bookmark-end text:name="__RefHeading__20144_2122514721"/></text:h>
      <text:p text:style-name="P297"><text:span text:style-name="T1033">T</text:span><text:span text:style-name="T1014">he </text:span><text:span text:style-name="T1023">title-key</text:span><text:span text:style-name="T1033">-</text:span><text:span text:style-name="T1014">handshake is </text:span><text:span text:style-name="T1033">executed</text:span><text:span text:style-name="T1014"> to </text:span><text:span text:style-name="T673">retrieve</text:span><text:span text:style-name="T674"> </text:span><text:span text:style-name="T681">the</text:span><text:span text:style-name="T678"> encrypted</text:span><text:span text:style-name="T674"> </text:span><text:span text:style-name="T677">title</text:span><text:span text:style-name="T674">-key</text:span><text:span text:style-name="T681">s</text:span><text:span text:style-name="T1090">↳</text:span><text:span text:style-name="T1101"><text:bookmark-ref text:reference-format="number" text:ref-name="__RefNumPara__6280_2072336594">2.6</text:bookmark-ref></text:span><text:span text:style-name="T675">. </text:span><text:span text:style-name="T676">The handshake consists of </text:span><text:span text:style-name="T678">six</text:span><text:span text:style-name="T676"> </text:span><text:span text:style-name="T685">MMC commands</text:span><text:span text:style-name="T1111"><text:bookmark-ref text:reference-format="number-all-superior" text:ref-name="__RefNumPara__7764_1159668703">[8]</text:bookmark-ref></text:span><text:span text:style-name="T676"> as illustrated </text:span><text:span text:style-name="T685">in figure </text:span><text:span text:style-name="T685"><text:sequence-ref text:reference-format="value" text:ref-name="refFigure4">5</text:sequence-ref></text:span><text:span text:style-name="T685">.</text:span><text:span text:style-name="T677"> </text:span></text:p>
      <table:table table:name="Table22" table:style-name="Table22">
        <table:table-column table:style-name="Table22.A"/>
        <table:table-column table:style-name="Table22.B"/>
        <table:table-row table:style-name="Table22.1">
          <table:table-cell table:style-name="Table22.A1" office:value-type="string">
            <text:p text:style-name="P74"><draw:g text:anchor-type="paragraph" draw:z-index="25" draw:style-name="gr1"><draw:line draw:style-name="gr60" draw:text-style-name="P859" svg:x1="0.702cm" svg:y1="1.004cm" svg:x2="0.702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horizontal"/><text:p/></draw:line><draw:line draw:style-name="gr60" draw:text-style-name="P859" svg:x1="8.703cm" svg:y1="1.004cm" svg:x2="8.703cm" svg:y2="5.204cm"><draw:glue-point draw:id="4" svg:x="0cm" svg:y="-2.4cm"/><draw:glue-point draw:id="5" svg:x="0cm" svg:y="-1cm"/><draw:glue-point draw:id="6" svg:x="0cm" svg:y="0.4cm"/><draw:glue-point draw:id="7" svg:x="0cm" svg:y="1.8cm"/><draw:glue-point draw:id="8" svg:x="0cm" svg:y="3.2cm"/><draw:glue-point draw:id="9" svg:x="10cm" svg:y="4.6cm"/><draw:glue-point draw:id="10" svg:x="0cm" svg:y="-1.9cm" draw:align="center" draw:escape-direction="left"/><text:p/></draw:line><draw:line draw:style-name="gr61" draw:text-style-name="P859" svg:x1="0.702cm" svg:y1="1.106cm" svg:x2="8.702cm" svg:y2="1.106cm"><text:p text:style-name="P852"><text:span text:style-name="T2112">(1) A4:00 AGID</text:span></text:p></draw:line><draw:frame draw:style-name="gr65" draw:text-style-name="P874" svg:width="1.38cm" svg:height="0.743cm" svg:x="0.002cm" svg:y="0.004cm"><draw:text-box><text:p text:style-name="P856"><text:span text:style-name="T2113">Host</text:span></text:p></draw:text-box></draw:frame><draw:frame draw:style-name="gr66" draw:text-style-name="P874" svg:width="1.497cm" svg:height="0.743cm" svg:x="7.902cm" svg:y="0.004cm"><draw:text-box><text:p text:style-name="P856"><text:span text:style-name="T2113">Drive</text:span></text:p></draw:text-box></draw:frame><draw:line draw:style-name="gr64" draw:text-style-name="P859" svg:x1="0.702cm" svg:y1="1.905cm" svg:x2="8.702cm" svg:y2="1.905cm"><text:p text:style-name="P852"><text:span text:style-name="T2112">(2) A3:01 Challenge for KEY1</text:span></text:p></draw:line><draw:line draw:style-name="gr61" draw:text-style-name="P859" svg:x1="0.702cm" svg:y1="2.705cm" svg:x2="8.702cm" svg:y2="2.705cm"><text:p text:style-name="P852"><text:span text:style-name="T2112">(3) A4:02 KEY1</text:span></text:p></draw:line><draw:line draw:style-name="gr61" draw:text-style-name="P859" svg:x1="0.702cm" svg:y1="3.505cm" svg:x2="8.702cm" svg:y2="3.505cm"><text:p text:style-name="P852"><text:span text:style-name="T2112">(4) A4:01 Challenge for KEY2</text:span></text:p></draw:line><draw:line draw:style-name="gr64" draw:text-style-name="P859" svg:x1="0.702cm" svg:y1="4.304cm" svg:x2="8.702cm" svg:y2="4.304cm"><text:p text:style-name="P852"><text:span text:style-name="T2112">(5) A3:03 KEY2</text:span></text:p></draw:line><draw:line draw:style-name="gr61" draw:text-style-name="P875" svg:x1="0.702cm" svg:y1="5.104cm" svg:x2="8.702cm" svg:y2="5.104cm"><text:p text:style-name="P852"><text:span text:style-name="T2114">(6) A4:04 Title-Key</text:span></text:p></draw:line></draw:g></text:p>
          </table:table-cell>
          <table:table-cell table:style-name="Table22.B1" office:value-type="string">
            <text:p text:style-name="P69"><text:span text:style-name="T1911">MMC</text:span> Commands:</text:p>
            <text:p text:style-name="P30">Send Key (<text:span text:style-name="T1911">operation code </text:span>A3<text:span text:style-name="T1236">H</text:span>) </text:p>
            <text:list xml:id="list2268010505894055201" text:style-name="L406">
              <text:list-item>
                <text:list>
                  <text:list-item>
                    <text:p text:style-name="P773">key format 01: send challenge for KEY1</text:p>
                  </text:list-item>
                  <text:list-item>
                    <text:p text:style-name="P773">key format 03: send KEY2</text:p>
                  </text:list-item>
                </text:list>
              </text:list-item>
            </text:list>
            <text:p text:style-name="P32">Report Key (<text:span text:style-name="T1911">operation code </text:span>A4<text:span text:style-name="T1236">H</text:span>) </text:p>
            <text:list xml:id="list182357397807284" text:continue-numbering="true" text:style-name="L406">
              <text:list-item>
                <text:list>
                  <text:list-item>
                    <text:p text:style-name="P773">key format 00: get <text:span text:style-name="T1721">auth.</text:span> grant identifier (AGID)</text:p>
                  </text:list-item>
                  <text:list-item>
                    <text:p text:style-name="P773">key format 01: get challenge for KEY2</text:p>
                  </text:list-item>
                  <text:list-item>
                    <text:p text:style-name="P773">key format 02: get KEY1</text:p>
                  </text:list-item>
                  <text:list-item>
                    <text:p text:style-name="P773">key format 04: get title-key</text:p>
                    <text:p text:style-name="P773"/>
                  </text:list-item>
                </text:list>
              </text:list-item>
            </text:list>
          </table:table-cell>
        </table:table-row>
      </table:table>
      <text:p text:style-name="P465"><text:span text:style-name="T614">Figure </text:span><text:span text:style-name="T614"><text:sequence text:ref-name="refFigure4" text:name="Figure" text:formula="ooow:Figure+1" style:num-format="1">5</text:sequence></text:span><text:span text:style-name="T614">: </text:span><text:span text:style-name="T626">Title-Key</text:span><text:span text:style-name="T614"> Handshake</text:span></text:p>
      <text:p text:style-name="P294"><text:span text:style-name="T677">The first five commands, which are used for KEY1 / KEY2 exchange, are identical to the authentication-handshake</text:span><text:span text:style-name="T1090">↳</text:span><text:span text:style-name="T1102"><text:bookmark-ref text:reference-format="number" text:ref-name="__RefHeading__19727_2122514721">3.1</text:bookmark-ref></text:span><text:span text:style-name="T677">.</text:span><text:span text:style-name="T678"> Then, the command to </text:span><text:span text:style-name="T686">retrieve</text:span><text:span text:style-name="T678"> a </text:span><text:span text:style-name="T685">logical-</text:span><text:span text:style-name="T678">block's</text:span><text:span text:style-name="T1090">↳</text:span><text:span text:style-name="T1107"><text:bookmark-ref text:reference-format="number" text:ref-name="__RefHeading__3571_309438263">2.1</text:bookmark-ref></text:span><text:span text:style-name="T678"> title-key</text:span><text:span text:style-name="T679"> is issued.</text:span><text:span text:style-name="T678"> The returned 6-byte field contains one byte copyright</text:span><text:span text:style-name="T685"> </text:span><text:span text:style-name="T678">management</text:span><text:span text:style-name="T685"> </text:span><text:span text:style-name="T678">information</text:span><text:span text:style-name="T1090">↳</text:span><text:span text:style-name="T1103"><text:bookmark-ref text:reference-format="number" text:ref-name="__RefHeading__6147_309438263">2.5</text:bookmark-ref></text:span><text:span text:style-name="T678"> and five bytes with the obfuscated</text:span><text:span text:style-name="T793">↳</text:span><text:span text:style-name="T793"><text:bookmark-ref text:reference-format="number" text:ref-name="__RefHeading__21396_2122514721">3.3</text:bookmark-ref></text:span><text:span text:style-name="T678"> </text:span><text:span text:style-name="T685">and encrypted</text:span><text:span text:style-name="T793">↳</text:span><text:span text:style-name="T781"><text:bookmark-ref text:reference-format="number" text:ref-name="__RefHeading__3595_309438263">4.4</text:bookmark-ref></text:span><text:span text:style-name="T685"> </text:span><text:span text:style-name="T678">title-key.</text:span><text:span text:style-name="T563"> In order to remove the obfuscation</text:span><text:span text:style-name="T564"> from the title-key</text:span><text:span text:style-name="T563">, the host has to XOR the title-key with the buskey.</text:span></text:p>
      <text:p text:style-name="P525"><text:span text:style-name="T596">Re</text:span><text:span text:style-name="T597">ference</text:span><text:span text:style-name="T596">s</text:span><text:span text:style-name="T572">: </text:span><text:span text:style-name="T572"><text:bookmark-ref text:reference-format="text" text:ref-name="__RefHeading__6147_309438263">Copyright Management Information</text:bookmark-ref></text:span><text:span text:style-name="T1090">↳</text:span><text:span text:style-name="T1105"><text:bookmark-ref text:reference-format="number" text:ref-name="__RefHeading__6147_309438263">2.5</text:bookmark-ref></text:span><text:span text:style-name="T572">, </text:span><text:span text:style-name="T572"><text:bookmark-ref text:reference-format="text" text:ref-name="__RefHeading__4233_1853143972">Title-Key</text:bookmark-ref></text:span><text:span text:style-name="T1090">↳</text:span><text:span text:style-name="T1105"><text:bookmark-ref text:reference-format="number" text:ref-name="__RefHeading__4233_1853143972">2.6</text:bookmark-ref></text:span><text:span text:style-name="T573">, </text:span><text:span text:style-name="T573"><text:bookmark-ref text:reference-format="text" text:ref-name="__RefHeading__27460_468220729">Authentication Handshake</text:bookmark-ref></text:span><text:span text:style-name="T1090">↳</text:span><text:span text:style-name="T1106"><text:bookmark-ref text:reference-format="number" text:ref-name="__RefHeading__27460_468220729">3.1</text:bookmark-ref></text:span><text:span text:style-name="T573">,</text:span><text:span text:style-name="T575"> <text:s/></text:span><text:span text:style-name="T573"><text:s/></text:span><text:span text:style-name="T572"><text:bookmark-ref text:reference-format="text" text:ref-name="__RefHeading__21396_2122514721">Obfuscation</text:bookmark-ref></text:span><text:span text:style-name="T1090">↳</text:span><text:span text:style-name="T1105"><text:bookmark-ref text:reference-format="number" text:ref-name="__RefHeading__21396_2122514721">3.3</text:bookmark-ref></text:span><text:span text:style-name="T572">,</text:span><text:span text:style-name="T573"> </text:span><text:span text:style-name="T573"><text:bookmark-ref text:reference-format="text" text:ref-name="__RefHeading__3595_309438263">Title-Key Decryption</text:bookmark-ref></text:span><text:span text:style-name="T1090">↳</text:span><text:span text:style-name="T1105"><text:bookmark-ref text:reference-format="number" text:ref-name="__RefHeading__3595_309438263">4.4</text:bookmark-ref></text:span><text:span text:style-name="T574">, <text:s/></text:span><text:span text:style-name="T574"><text:bookmark-ref text:reference-format="text" text:ref-name="__RefHeading__3277_309438263">Authentication-Key Encryption</text:bookmark-ref></text:span><text:span text:style-name="T1090">↳</text:span><text:span text:style-name="T1104"><text:bookmark-ref text:reference-format="number" text:ref-name="__RefHeading__3277_309438263">4.6</text:bookmark-ref></text:span><text:span text:style-name="T574"> </text:span></text:p>
      <text:p text:style-name="P176"><text:span text:style-name="T329">Note</text:span><text:span text:style-name="T192">: </text:span><text:span text:style-name="T244">In the context of the</text:span><text:span text:style-name="T192"> </text:span><text:span text:style-name="T233">MMC</text:span><text:span text:style-name="T1097"><text:bookmark-ref text:reference-format="number" text:ref-name="__RefNumPara__7764_1159668703">[8]</text:bookmark-ref></text:span><text:span text:style-name="T233"> </text:span><text:span text:style-name="T193">specification</text:span><text:span text:style-name="T244"> (section 4.10.2.2), the term </text:span><text:span text:style-name="T123">"authentication"</text:span><text:span text:style-name="T244"> is used for the KEY1 / KEY2 exchange. </text:span></text:p>
      <text:h text:style-name="P829" text:outline-level="2"><text:bookmark-start text:name="__RefHeading__21396_2122514721"/><text:span text:style-name="T678">O</text:span><text:span text:style-name="T672">bfuscation</text:span><text:bookmark-end text:name="__RefHeading__21396_2122514721"/></text:h>
      <text:p text:style-name="P295">The disc-<text:span text:style-name="T1624">key-block</text:span> and <text:span text:style-name="T1624">the </text:span>title-keys, that are transmitted in the handshakes<text:span text:style-name="T1090">↳</text:span><text:span text:style-name="T1089"><text:bookmark-ref text:reference-format="number" text:ref-name="__RefHeading__3585_309438263">3.1</text:bookmark-ref></text:span><text:span text:style-name="T1091">,</text:span><text:span text:style-name="T1089"><text:bookmark-ref text:reference-format="number" text:ref-name="__RefHeading__20144_2122514721">3.2</text:bookmark-ref></text:span>, are obfuscated by the buskey<text:span text:style-name="T1090">↳</text:span><text:span text:style-name="T1104"><text:bookmark-ref text:reference-format="number" text:ref-name="__RefHeading__3277_309438263">4.6</text:bookmark-ref></text:span>. The buskey differs for each session and is a result of KEY1, KEY2 and the encryption-variant.</text:p>
      <text:p text:style-name="P237"><text:span text:style-name="T1433">In order to remove the obfuscation from a</text:span><text:span text:style-name="T1317"> disc-key</text:span><text:span text:style-name="T1433">-block</text:span><text:span text:style-name="T1317"> </text:span><text:span text:style-name="T1383">p</text:span><text:span text:style-name="T1433">, </text:span><text:span text:style-name="T1317">the </text:span><text:span text:style-name="T1433">obfuscated disc-key-</text:span><text:span text:style-name="T1317">block </text:span><text:span text:style-name="T1383">c</text:span><text:span text:style-name="T1433"> </text:span><text:span text:style-name="T1317">needs to be </text:span><text:span text:style-name="T1473">XOR</text:span><text:span text:style-name="T1317">ed</text:span><text:span text:style-name="T1317"><text:note text:id="ftn8" text:note-class="footnote"><text:note-citation>8</text:note-citation><text:note-body><text:p text:style-name="P401">http://en.wiktionary.org/wiki/XORed</text:p></text:note-body></text:note></text:span><text:span text:style-name="T1317"> with the buskey</text:span><text:span text:style-name="T1433"> </text:span><text:span text:style-name="T1383">k</text:span><text:span text:style-name="T1317">:</text:span></text:p>
      <text:p text:style-name="P276"><text:s text:c="2"/>p<text:span text:style-name="T533">i</text:span> = c<text:span text:style-name="T533">i</text:span><text:span text:style-name="T1912"> ⊕</text:span> k<text:span text:style-name="T533">i mod 5</text:span><text:span text:style-name="T535"> | i=</text:span><text:span text:style-name="T8">0..7FF</text:span><text:span text:style-name="T4">H</text:span><text:span text:style-name="T536">,</text:span><text:span text:style-name="T537"> </text:span><text:span text:style-name="T1912">⊕</text:span><text:span text:style-name="T234"> i</text:span><text:span text:style-name="T192">s the XOR-operator</text:span><text:span text:style-name="T192"><text:note text:id="ftn9" text:note-class="footnote"><text:note-citation>9</text:note-citation><text:note-body><text:p text:style-name="P401">http://en.wikipedia.org/wiki/Exclusive_or#Truth_table</text:p></text:note-body></text:note></text:span><text:span text:style-name="T192">, </text:span><text:span text:style-name="T18">mod</text:span><text:span text:style-name="T192"> is the modulus</text:span><text:span text:style-name="T234">-</text:span><text:span text:style-name="T192">operator</text:span><text:span text:style-name="T192"><text:note text:id="ftn10" text:note-class="footnote"><text:note-citation>10</text:note-citation><text:note-body><text:p text:style-name="P401">http://en.wikipedia.org/wiki/Modulo_operation</text:p></text:note-body></text:note></text:span></text:p>
      <text:p text:style-name="P190"><text:span text:style-name="T1624">In order t</text:span>o remove the obfuscation <text:span text:style-name="T1624">from a </text:span>title-key <text:span text:style-name="T51">p</text:span>, the obfuscated title-key <text:span text:style-name="T51">c</text:span> needs to be XORed with the buskey <text:span text:style-name="T51">k</text:span>:</text:p>
      <text:p text:style-name="P296"><text:span text:style-name="T1753"><text:s text:c="2"/>p</text:span><text:span text:style-name="T534">i</text:span><text:span text:style-name="T1753"> = c</text:span><text:span text:style-name="T534">i</text:span><text:span text:style-name="T1753"> </text:span><text:span text:style-name="T1761">⊕ </text:span><text:span text:style-name="T1753">k</text:span><text:span text:style-name="T534">i</text:span><text:span text:style-name="T538"> | i=0..4,</text:span><text:span text:style-name="T1761">⊕</text:span><text:span text:style-name="T1830"> i</text:span><text:span text:style-name="T1829">s the XOR</text:span><text:span text:style-name="T1830">-</text:span><text:span text:style-name="T1829">operat</text:span><text:span text:style-name="T1830">or </text:span></text:p>
      <text:h text:style-name="P838" text:outline-level="2"><text:bookmark-start text:name="__RefHeading__3591_309438263"/>Regional Playback Control<text:bookmark-end text:name="__RefHeading__3591_309438263"/></text:h>
      <text:p text:style-name="P230">There are RPC-1 and RPC-2 drives.<text:span text:style-name="T1166"><text:bookmark-ref text:reference-format="number" text:ref-name="__RefNumPara__7764_1159668703">[8]</text:bookmark-ref></text:span> RPC-2 <text:span text:style-name="T1628">drives appear to implement </text:span>a <text:span text:style-name="T1628">rigid </text:span>region-code<text:span text:style-name="T1070">↳</text:span><text:span text:style-name="T1139"><text:bookmark-ref text:reference-format="number" text:ref-name="__RefHeading__4231_1853143972">2.3</text:bookmark-ref></text:span><text:span text:style-name="T1628"> manage­ment</text:span>. If the region-code of the RPC-2 drive does not match the region-code of a DVD<text:span text:style-name="T1504">-Video</text:span> then the drive can take appropriate measures.<text:span text:style-name="T1980"> It is still possible to change the region of a drive a few times (see sections 6.28.3.1.7 and 6.34.3.1.4</text:span><text:span text:style-name="T1166"><text:bookmark-ref text:reference-format="number" text:ref-name="__RefNumPara__7764_1159668703">[8]</text:bookmark-ref></text:span><text:span text:style-name="T1980">). Thereafter the drive is stuck with the last chosen region. </text:span></text:p>
      <text:p text:style-name="P206"><text:span text:style-name="T1626">It appears</text:span><text:span text:style-name="T1140">↳</text:span><text:span text:style-name="T1140"><text:bookmark-ref text:reference-format="number" text:ref-name="__RefHeading__28428_313424621">9.6</text:bookmark-ref></text:span><text:span text:style-name="T1626"> that many</text:span> RPC-2 drives reject title-key requests<text:span text:style-name="T1070">↳</text:span><text:span text:style-name="T1070"><text:bookmark-ref text:reference-format="number" text:ref-name="__RefHeading__20144_2122514721">3.2</text:bookmark-ref></text:span><text:span text:style-name="T1626"> on region mismatch.</text:span> <text:span text:style-name="T1626">Hence,</text:span> licensed video playback <text:span text:style-name="T1626">would not be</text:span> possible. However, <text:span text:style-name="T1971">reading user-data and the retrieval of the disc-key-block may still work. Due</text:span> to the weak CSS design<text:span text:style-name="T1626">,</text:span> it is <text:span text:style-name="T1014">almost always possible</text:span> to recover the title-keys from the encrypted <text:span text:style-name="T1913">f</text:span>eature<text:span text:style-name="T1141">↳</text:span><text:span text:style-name="T1141"><text:bookmark-ref text:reference-format="number" text:ref-name="__RefHeading__18550_1138896406">6.3</text:bookmark-ref></text:span><text:span text:style-name="T520">, and so to decrypt the feature.</text:span></text:p>
      <text:p text:style-name="P230"><text:span text:style-name="T1024">O</text:span><text:span text:style-name="T1014">ther RPC-2 drives appear to disable </text:span><text:span text:style-name="T1034">the </text:span><text:span text:style-name="T1014">access </text:span><text:span text:style-name="T1044">to locked blocks</text:span><text:span text:style-name="T1135">↳</text:span><text:span text:style-name="T1135"><text:bookmark-ref text:reference-format="number" text:ref-name="__RefHeading__28428_313424621">9.6</text:bookmark-ref></text:span><text:span text:style-name="T1044"> or </text:span><text:span text:style-name="T1034">to the </text:span><text:span text:style-name="T1044">complete </text:span><text:span text:style-name="T1034">DVD-Video</text:span><text:span text:style-name="T1034"><text:note text:id="ftn11" text:note-class="footnote"><text:note-citation>11</text:note-citation><text:note-body><text:p text:style-name="P418">http://www.videolan.org/support/faq.html#DVDS</text:p></text:note-body></text:note></text:span><text:span text:style-name="T1034"> </text:span><text:span text:style-name="T1014">on region mismatch. On those drives, there is the option to flash a</text:span><text:span text:style-name="T1035">n</text:span><text:span text:style-name="T1014"> RPC-1 firmware, if available.</text:span><text:span text:style-name="T1014"><text:note text:id="ftn12" text:note-class="footnote"><text:note-citation>12</text:note-citation><text:note-body><text:p text:style-name="P402">http://www.rpc1.org</text:p></text:note-body></text:note></text:span><text:span text:style-name="T1039"> </text:span><text:span text:style-name="T1037">If this still doesn't work, </text:span><text:span text:style-name="T1044">one</text:span><text:span text:style-name="T1039"> can always</text:span><text:span text:style-name="T1037"> purchase a drive for the desired region. Only a few regions exist.</text:span></text:p>
      <text:p text:style-name="P175"/>
      <text:h text:style-name="P795" text:outline-level="1"><text:bookmark-start text:name="__RefHeading__3593_309438263"/>CSS Cipher<text:bookmark-end text:name="__RefHeading__3593_309438263"/></text:h>
      <text:p text:style-name="P298"><text:span text:style-name="T1317">Libdvdcss</text:span><text:span text:style-name="T1120"><text:bookmark-ref text:reference-format="number" text:ref-name="__RefNumPara__8561_1159668703">[4]</text:bookmark-ref></text:span><text:span text:style-name="T1317">, respectively the publication of the first re-engineered CSS source code by Derek </text:span><text:span text:style-name="T1721">Fawcus</text:span><text:span text:style-name="T1120"><text:bookmark-ref text:reference-format="number" text:ref-name="__RefHeading__21677_2117797551">[1]</text:bookmark-ref></text:span><text:span text:style-name="T1317">, are used as basis for the descriptions in this chapter.</text:span></text:p>
      <text:p text:style-name="P39"><text:span text:style-name="T1318">There are four different </text:span><text:span text:style-name="T1331">CSS </text:span><text:span text:style-name="T1319">cipher </text:span><text:span text:style-name="T1318">applications</text:span><text:span text:style-name="T1320"> as illustrated in f</text:span><text:span text:style-name="T1319">igure </text:span><text:span text:style-name="T1319"><text:sequence-ref text:reference-format="value" text:ref-name="refFigure5">6</text:sequence-ref></text:span><text:span text:style-name="T1320">.</text:span></text:p>
      <text:p text:style-name="P717"><text:span text:style-name="T1531">(1) </text:span>decryption of a disc-key with a player-key<text:span text:style-name="T1070">↳</text:span><text:span text:style-name="T1142"><text:bookmark-ref text:reference-format="number" text:ref-name="__RefHeading__1446_249676230">4.3</text:bookmark-ref></text:span>, </text:p>
      <text:p text:style-name="P717"><text:span text:style-name="T1531">(2) </text:span>decryption of a title-key with a disc-key<text:span text:style-name="T1070">↳</text:span><text:span text:style-name="T1142"><text:bookmark-ref text:reference-format="number" text:ref-name="__RefHeading__3595_309438263">4.4</text:bookmark-ref></text:span>, </text:p>
      <text:p text:style-name="P717"><text:span text:style-name="T1531">(3) </text:span>decryption of <text:span text:style-name="T1530">the</text:span> feature with a title-key<text:span text:style-name="T1070">↳</text:span><text:span text:style-name="T1142"><text:bookmark-ref text:reference-format="number" text:ref-name="__RefHeading__3597_309438263">4.5</text:bookmark-ref></text:span> and </text:p>
      <text:p text:style-name="P717"><draw:frame draw:style-name="fr1" draw:name="Frame11" text:anchor-type="paragraph" svg:x="0.041cm" svg:y="0.818cm" svg:width="17.02cm" draw:z-index="2"><draw:text-box fo:min-height="14.129cm"><text:p text:style-name="P467"><draw:g text:anchor-type="paragraph" draw:z-index="27" draw:style-name="gr1"><draw:custom-shape draw:style-name="gr70" draw:text-style-name="P859" xml:id="id50" draw:id="id50" svg:width="2.003cm" svg:height="1.004cm" svg:x="3.017cm" svg:y="0.381cm"><draw:glue-point draw:id="4" svg:x="0cm" svg:y="-5cm"/><draw:glue-point draw:id="5" svg:x="0cm" svg:y="5cm"/><text:p text:style-name="P852"><text:span text:style-name="T2094">player-key</text:span></text:p><draw:enhanced-geometry svg:viewBox="0 0 21600 21600" draw:type="rectangle" draw:enhanced-path="M 0 0 L 21600 0 21600 21600 0 21600 0 0 Z N"/></draw:custom-shape><draw:custom-shape draw:style-name="gr71" draw:text-style-name="P878" xml:id="id51" draw:id="id51" svg:width="2.003cm" svg:height="1.5cm" svg:x="3.017cm" svg:y="2.381cm"><draw:glue-point draw:id="4" svg:x="0cm" svg:y="-5cm"/><draw:glue-point draw:id="5" svg:x="0cm" svg:y="5cm"/><text:p text:style-name="P877"><text:span text:style-name="T2094">generator</text:span></text:p><text:p text:style-name="P877"><text:span text:style-name="T2094">(0,0)-mode</text:span></text:p><draw:enhanced-geometry svg:viewBox="0 0 21600 21600" draw:type="rectangle" draw:enhanced-path="M 0 0 L 21600 0 21600 21600 0 21600 0 0 Z N"/></draw:custom-shape><draw:custom-shape draw:style-name="gr71" draw:text-style-name="P862" xml:id="id52" draw:id="id52" svg:width="2.003cm" svg:height="1.5cm" svg:x="3.017cm" svg:y="4.88cm"><draw:glue-point draw:id="4" svg:x="0cm" svg:y="-5cm"/><draw:glue-point draw:id="5" svg:x="0cm" svg:y="5cm"/><text:p text:style-name="P852"><text:span text:style-name="T2097">decryptKey</text:span></text:p><draw:enhanced-geometry svg:viewBox="0 0 21600 21600" draw:type="rectangle" draw:enhanced-path="M 0 0 L 21600 0 21600 21600 0 21600 0 0 Z N"/></draw:custom-shape><draw:custom-shape draw:style-name="gr72" draw:text-style-name="P859" xml:id="id53" draw:id="id53" svg:width="2.005cm" svg:height="1.004cm" svg:x="0.018cm" svg:y="5.131cm"><draw:glue-point draw:id="4" svg:x="0cm" svg:y="-5cm"/><draw:glue-point draw:id="5" svg:x="0cm" svg:y="5cm"/><text:p text:style-name="P852"><text:span text:style-name="T2094">encrypted</text:span></text:p><text:p text:style-name="P852"><text:span text:style-name="T2094">disc-key</text:span></text:p><draw:enhanced-geometry svg:viewBox="0 0 21600 21600" draw:type="rectangle" draw:enhanced-path="M 0 0 L 21600 0 21600 21600 0 21600 0 0 Z N"/></draw:custom-shape><draw:custom-shape draw:style-name="gr72" draw:text-style-name="P859" xml:id="id54" draw:id="id54" svg:width="2.005cm" svg:height="1.004cm" svg:x="6.017cm" svg:y="5.131cm"><draw:glue-point draw:id="4" svg:x="0cm" svg:y="-5cm"/><draw:glue-point draw:id="5" svg:x="0cm" svg:y="5cm"/><text:p text:style-name="P852"><text:span text:style-name="T2094">decrypted</text:span></text:p><text:p text:style-name="P852"><text:span text:style-name="T2094">disc-key</text:span></text:p><draw:enhanced-geometry svg:viewBox="0 0 21600 21600" draw:type="rectangle" draw:enhanced-path="M 0 0 L 21600 0 21600 21600 0 21600 0 0 Z N"/></draw:custom-shape><draw:connector draw:style-name="gr20" draw:text-style-name="P859" svg:x1="4.017cm" svg:y1="1.383cm" svg:x2="4.017cm" svg:y2="2.381cm" draw:start-shape="id50" draw:start-glue-point="5" draw:end-shape="id51" draw:end-glue-point="4" svg:d="M4017 1383v998" svg:viewBox="0 0 2 1000"><text:p/></draw:connector><draw:connector draw:style-name="gr20" draw:text-style-name="P859" svg:x1="4.017cm" svg:y1="3.88cm" svg:x2="4.017cm" svg:y2="4.88cm" draw:start-shape="id51" draw:start-glue-point="5" draw:end-shape="id52" draw:end-glue-point="4" svg:d="M4017 3880v1000" svg:viewBox="0 0 2 1002"><text:p/></draw:connector><draw:connector draw:style-name="gr20" draw:text-style-name="P859" svg:x1="2.022cm" svg:y1="5.632cm" svg:x2="3.017cm" svg:y2="5.63cm" draw:start-shape="id53" draw:start-glue-point="1" draw:end-shape="id52" draw:end-glue-point="3" svg:d="M2022 5632h498v-2h497" svg:viewBox="0 0 997 4"><text:p/></draw:connector><draw:connector draw:style-name="gr20" draw:text-style-name="P859" svg:x1="5.019cm" svg:y1="5.63cm" svg:x2="6.018cm" svg:y2="5.632cm" draw:start-shape="id52" draw:start-glue-point="1" draw:end-shape="id54" draw:end-glue-point="3" svg:d="M5019 5630h499v2h500" svg:viewBox="0 0 1000 4"><text:p/></draw:connector><draw:custom-shape draw:style-name="gr71" draw:text-style-name="P878" xml:id="id55" draw:id="id55" svg:width="2.003cm" svg:height="1.5cm" svg:x="12.018cm" svg:y="9.38cm"><draw:glue-point draw:id="4" svg:x="0cm" svg:y="-5cm"/><draw:glue-point draw:id="5" svg:x="0cm" svg:y="5cm"/><draw:glue-point draw:id="6" svg:x="-2.5cm" svg:y="5cm"/><draw:glue-point draw:id="7" svg:x="2.5cm" svg:y="5cm"/><text:p text:style-name="P877"><text:span text:style-name="T2117">generator</text:span></text:p><text:p text:style-name="P877"><text:span text:style-name="T2117">(1,1)-mode</text:span></text:p><draw:enhanced-geometry svg:viewBox="0 0 21600 21600" draw:type="rectangle" draw:enhanced-path="M 0 0 L 21600 0 21600 21600 0 21600 0 0 Z N"/></draw:custom-shape><draw:custom-shape draw:style-name="gr73" draw:text-style-name="P862" xml:id="id56" draw:id="id56" svg:width="2.003cm" svg:height="1.502cm" svg:x="12.018cm" svg:y="11.88cm"><draw:glue-point draw:id="4" svg:x="0cm" svg:y="-5cm"/><draw:glue-point draw:id="5" svg:x="0cm" svg:y="5cm"/><draw:glue-point draw:id="6" svg:x="-2.5cm" svg:y="-5cm"/><draw:glue-point draw:id="7" svg:x="2.5cm" svg:y="-5cm"/><text:p text:style-name="P852"><text:span text:style-name="T2097">encryptAuth</text:span></text:p><draw:enhanced-geometry svg:viewBox="0 0 21600 21600" draw:type="rectangle" draw:enhanced-path="M 0 0 L 21600 0 21600 21600 0 21600 0 0 Z N"/></draw:custom-shape><draw:custom-shape draw:style-name="gr74" draw:text-style-name="P859" xml:id="id57" draw:id="id57" svg:width="2.001cm" svg:height="1.003cm" svg:x="9.019cm" svg:y="12.13cm"><draw:glue-point draw:id="4" svg:x="0cm" svg:y="-5cm"/><draw:glue-point draw:id="5" svg:x="0cm" svg:y="5cm"/><text:p text:style-name="P852"><text:span text:style-name="T2094">nonce+variant</text:span></text:p><draw:enhanced-geometry svg:viewBox="0 0 21600 21600" draw:type="rectangle" draw:enhanced-path="M 0 0 L 21600 0 21600 21600 0 21600 0 0 Z N"/></draw:custom-shape><draw:custom-shape draw:style-name="gr75" draw:text-style-name="P859" xml:id="id58" draw:id="id58" svg:width="1.999cm" svg:height="1.003cm" svg:x="15.02cm" svg:y="12.13cm"><draw:glue-point draw:id="4" svg:x="0cm" svg:y="-5cm"/><draw:glue-point draw:id="5" svg:x="0cm" svg:y="5cm"/><text:p text:style-name="P852"><text:span text:style-name="T2094">authentication</text:span></text:p><text:p text:style-name="P852"><text:span text:style-name="T2094">key</text:span></text:p><draw:enhanced-geometry svg:viewBox="0 0 21600 21600" draw:type="rectangle" draw:enhanced-path="M 0 0 L 21600 0 21600 21600 0 21600 0 0 Z N"/></draw:custom-shape><draw:connector draw:style-name="gr20" draw:text-style-name="P859" svg:x1="13.517cm" svg:y1="10.879cm" svg:x2="13.517cm" svg:y2="11.879cm" draw:start-shape="id55" draw:start-glue-point="7" draw:end-shape="id56" draw:end-glue-point="7" svg:d="M13517 10879v1000" svg:viewBox="0 0 2 1002"><text:p/></draw:connector><draw:connector draw:style-name="gr20" draw:text-style-name="P859" svg:x1="11.019cm" svg:y1="12.631cm" svg:x2="12.017cm" svg:y2="12.629cm" draw:start-shape="id57" draw:start-glue-point="1" draw:end-shape="id56" draw:end-glue-point="3" svg:d="M11019 12631h499v-2h499" svg:viewBox="0 0 1000 4"><text:p/></draw:connector><draw:connector draw:style-name="gr20" draw:text-style-name="P859" svg:x1="14.02cm" svg:y1="12.629cm" svg:x2="15.021cm" svg:y2="12.631cm" draw:start-shape="id56" draw:start-glue-point="1" draw:end-shape="id58" draw:end-glue-point="3" svg:d="M14020 12629h500v2h501" svg:viewBox="0 0 1002 4"><text:p/></draw:connector><draw:custom-shape draw:style-name="gr70" draw:text-style-name="P859" xml:id="id59" draw:id="id59" svg:width="2.003cm" svg:height="1.004cm" svg:x="3.017cm" svg:y="7.38cm"><draw:glue-point draw:id="4" svg:x="0cm" svg:y="-5cm"/><draw:glue-point draw:id="5" svg:x="0cm" svg:y="5cm"/><text:p text:style-name="P852"><text:span text:style-name="T2094">salted</text:span></text:p><text:p text:style-name="P852"><text:span text:style-name="T2094">title-key</text:span></text:p><draw:enhanced-geometry svg:viewBox="0 0 21600 21600" draw:type="rectangle" draw:enhanced-path="M 0 0 L 21600 0 21600 21600 0 21600 0 0 Z N"/></draw:custom-shape><draw:custom-shape draw:style-name="gr71" draw:text-style-name="P878" xml:id="id60" draw:id="id60" svg:width="2.003cm" svg:height="1.5cm" svg:x="3.017cm" svg:y="9.38cm"><draw:glue-point draw:id="4" svg:x="0cm" svg:y="-5cm"/><draw:glue-point draw:id="5" svg:x="0cm" svg:y="5cm"/><text:p text:style-name="P877"><text:span text:style-name="T2117">generator</text:span></text:p><text:p text:style-name="P877"><text:span text:style-name="T2117">(1,0)-mode</text:span></text:p><draw:enhanced-geometry svg:viewBox="0 0 21600 21600" draw:type="rectangle" draw:enhanced-path="M 0 0 L 21600 0 21600 21600 0 21600 0 0 Z N"/></draw:custom-shape><draw:custom-shape draw:style-name="gr73" draw:text-style-name="P862" xml:id="id61" draw:id="id61" svg:width="2.003cm" svg:height="1.502cm" svg:x="3.017cm" svg:y="11.88cm"><draw:glue-point draw:id="4" svg:x="0cm" svg:y="-5cm"/><draw:glue-point draw:id="5" svg:x="0cm" svg:y="5cm"/><text:p text:style-name="P852"><text:span text:style-name="T2097">decryptFeature</text:span></text:p><draw:enhanced-geometry svg:viewBox="0 0 21600 21600" draw:type="rectangle" draw:enhanced-path="M 0 0 L 21600 0 21600 21600 0 21600 0 0 Z N"/></draw:custom-shape><draw:custom-shape draw:style-name="gr76" draw:text-style-name="P859" xml:id="id62" draw:id="id62" svg:width="2.005cm" svg:height="1.003cm" svg:x="0.018cm" svg:y="12.13cm"><draw:glue-point draw:id="4" svg:x="0cm" svg:y="-5cm"/><draw:glue-point draw:id="5" svg:x="0cm" svg:y="5cm"/><text:p text:style-name="P852"><text:span text:style-name="T2094">encrypted</text:span></text:p><text:p text:style-name="P852"><text:span text:style-name="T2094">feature</text:span></text:p><draw:enhanced-geometry svg:viewBox="0 0 21600 21600" draw:type="rectangle" draw:enhanced-path="M 0 0 L 21600 0 21600 21600 0 21600 0 0 Z N"/></draw:custom-shape><draw:custom-shape draw:style-name="gr76" draw:text-style-name="P859" xml:id="id63" draw:id="id63" svg:width="2.005cm" svg:height="1.003cm" svg:x="6.017cm" svg:y="12.13cm"><draw:glue-point draw:id="4" svg:x="0cm" svg:y="-5cm"/><draw:glue-point draw:id="5" svg:x="0cm" svg:y="5cm"/><text:p text:style-name="P852"><text:span text:style-name="T2094">decrypted</text:span></text:p><text:p text:style-name="P852"><text:span text:style-name="T2094">feature</text:span></text:p><draw:enhanced-geometry svg:viewBox="0 0 21600 21600" draw:type="rectangle" draw:enhanced-path="M 0 0 L 21600 0 21600 21600 0 21600 0 0 Z N"/></draw:custom-shape><draw:connector draw:style-name="gr20" draw:text-style-name="P859" svg:x1="4.017cm" svg:y1="8.382cm" svg:x2="4.017cm" svg:y2="9.38cm" draw:start-shape="id59" draw:start-glue-point="5" draw:end-shape="id60" draw:end-glue-point="4" svg:d="M4017 8382v998" svg:viewBox="0 0 2 1000"><text:p/></draw:connector><draw:connector draw:style-name="gr20" draw:text-style-name="P859" svg:x1="4.017cm" svg:y1="10.879cm" svg:x2="4.017cm" svg:y2="11.879cm" draw:start-shape="id60" draw:start-glue-point="5" draw:end-shape="id61" draw:end-glue-point="4" svg:d="M4017 10879v1000" svg:viewBox="0 0 2 1002"><text:p/></draw:connector><draw:connector draw:style-name="gr20" draw:text-style-name="P859" svg:x1="2.022cm" svg:y1="12.631cm" svg:x2="3.017cm" svg:y2="12.629cm" draw:start-shape="id62" draw:start-glue-point="1" draw:end-shape="id61" draw:end-glue-point="3" svg:d="M2022 12631h498v-2h497" svg:viewBox="0 0 997 4"><text:p/></draw:connector><draw:connector draw:style-name="gr20" draw:text-style-name="P859" svg:x1="5.019cm" svg:y1="12.629cm" svg:x2="6.018cm" svg:y2="12.631cm" draw:start-shape="id61" draw:start-glue-point="1" draw:end-shape="id63" draw:end-glue-point="3" svg:d="M5019 12629h499v2h500" svg:viewBox="0 0 1000 4"><text:p/></draw:connector><draw:line draw:style-name="gr77" draw:text-style-name="P859" svg:x1="8.516cm" svg:y1="0.38cm" svg:x2="8.516cm" svg:y2="13.38cm"><text:p/></draw:line><draw:line draw:style-name="gr78" draw:text-style-name="P859" svg:x1="0.018cm" svg:y1="6.884cm" svg:x2="17.018cm" svg:y2="6.884cm"><text:p/></draw:line><draw:custom-shape draw:style-name="gr70" draw:text-style-name="P859" xml:id="id64" draw:id="id64" svg:width="2.003cm" svg:height="1.004cm" svg:x="12.018cm" svg:y="0.381cm"><draw:glue-point draw:id="4" svg:x="0cm" svg:y="-5cm"/><draw:glue-point draw:id="5" svg:x="0cm" svg:y="5cm"/><text:p text:style-name="P852"><text:span text:style-name="T2094">disc-key</text:span></text:p><draw:enhanced-geometry svg:viewBox="0 0 21600 21600" draw:type="rectangle" draw:enhanced-path="M 0 0 L 21600 0 21600 21600 0 21600 0 0 Z N"/></draw:custom-shape><draw:custom-shape draw:style-name="gr71" draw:text-style-name="P878" xml:id="id65" draw:id="id65" svg:width="2.003cm" svg:height="1.5cm" svg:x="12.018cm" svg:y="2.381cm"><draw:glue-point draw:id="4" svg:x="0cm" svg:y="-5cm"/><draw:glue-point draw:id="5" svg:x="0cm" svg:y="5cm"/><text:p text:style-name="P877"><text:span text:style-name="T2117">generator</text:span></text:p><text:p text:style-name="P877"><text:span text:style-name="T2117">(0,1)-mode</text:span></text:p><draw:enhanced-geometry svg:viewBox="0 0 21600 21600" draw:type="rectangle" draw:enhanced-path="M 0 0 L 21600 0 21600 21600 0 21600 0 0 Z N"/></draw:custom-shape><draw:custom-shape draw:style-name="gr71" draw:text-style-name="P862" xml:id="id66" draw:id="id66" svg:width="2.003cm" svg:height="1.5cm" svg:x="12.018cm" svg:y="4.88cm"><draw:glue-point draw:id="4" svg:x="0cm" svg:y="-5cm"/><draw:glue-point draw:id="5" svg:x="0cm" svg:y="5cm"/><text:p text:style-name="P852"><text:span text:style-name="T2097">decryptKey</text:span></text:p><draw:enhanced-geometry svg:viewBox="0 0 21600 21600" draw:type="rectangle" draw:enhanced-path="M 0 0 L 21600 0 21600 21600 0 21600 0 0 Z N"/></draw:custom-shape><draw:custom-shape draw:style-name="gr79" draw:text-style-name="P859" xml:id="id67" draw:id="id67" svg:width="2.001cm" svg:height="1.004cm" svg:x="9.019cm" svg:y="5.131cm"><draw:glue-point draw:id="4" svg:x="0cm" svg:y="-5cm"/><draw:glue-point draw:id="5" svg:x="0cm" svg:y="5cm"/><text:p text:style-name="P852"><text:span text:style-name="T2094">encrypted</text:span></text:p><text:p text:style-name="P852"><text:span text:style-name="T2094">title-key</text:span></text:p><draw:enhanced-geometry svg:viewBox="0 0 21600 21600" draw:type="rectangle" draw:enhanced-path="M 0 0 L 21600 0 21600 21600 0 21600 0 0 Z N"/></draw:custom-shape><draw:custom-shape draw:style-name="gr80" draw:text-style-name="P859" xml:id="id68" draw:id="id68" svg:width="1.999cm" svg:height="1.004cm" svg:x="15.02cm" svg:y="5.131cm"><draw:glue-point draw:id="4" svg:x="0cm" svg:y="-5cm"/><draw:glue-point draw:id="5" svg:x="0cm" svg:y="5cm"/><text:p text:style-name="P852"><text:span text:style-name="T2094">decrypted</text:span></text:p><text:p text:style-name="P852"><text:span text:style-name="T2094">title-key</text:span></text:p><draw:enhanced-geometry svg:viewBox="0 0 21600 21600" draw:type="rectangle" draw:enhanced-path="M 0 0 L 21600 0 21600 21600 0 21600 0 0 Z N"/></draw:custom-shape><draw:connector draw:style-name="gr20" draw:text-style-name="P859" svg:x1="13.018cm" svg:y1="1.383cm" svg:x2="13.018cm" svg:y2="2.381cm" draw:start-shape="id64" draw:start-glue-point="5" draw:end-shape="id65" draw:end-glue-point="4" svg:d="M13018 1383v998" svg:viewBox="0 0 2 1000"><text:p/></draw:connector><draw:connector draw:style-name="gr20" draw:text-style-name="P859" svg:x1="13.018cm" svg:y1="3.88cm" svg:x2="13.018cm" svg:y2="4.88cm" draw:start-shape="id65" draw:start-glue-point="5" draw:end-shape="id66" draw:end-glue-point="4" svg:d="M13018 3880v1000" svg:viewBox="0 0 2 1002"><text:p/></draw:connector><draw:connector draw:style-name="gr20" draw:text-style-name="P859" svg:x1="11.019cm" svg:y1="5.632cm" svg:x2="12.017cm" svg:y2="5.63cm" draw:start-shape="id67" draw:start-glue-point="1" draw:end-shape="id66" draw:end-glue-point="3" svg:d="M11019 5632h499v-2h499" svg:viewBox="0 0 1000 4"><text:p/></draw:connector><draw:connector draw:style-name="gr20" draw:text-style-name="P859" svg:x1="14.02cm" svg:y1="5.63cm" svg:x2="15.021cm" svg:y2="5.632cm" draw:start-shape="id66" draw:start-glue-point="1" draw:end-shape="id68" draw:end-glue-point="3" svg:d="M14020 5630h500v2h501" svg:viewBox="0 0 1002 4"><text:p/></draw:connector><draw:connector draw:style-name="gr20" draw:text-style-name="P859" svg:x1="12.519cm" svg:y1="11.879cm" svg:x2="12.519cm" svg:y2="10.879cm" draw:start-shape="id56" draw:start-glue-point="6" draw:end-shape="id55" draw:end-glue-point="6" svg:d="M12519 11879v-1000" svg:viewBox="0 0 2 1002"><text:p/></draw:connector><draw:custom-shape draw:style-name="gr81" draw:text-style-name="P880" svg:width="1.4cm" svg:height="1.273cm" svg:x="0.018cm" svg:y="0.381cm"><text:p text:style-name="P879"><text:span text:style-name="T2118">1</text:span></text:p><draw:enhanced-geometry svg:viewBox="0 0 21600 21600" draw:type="rectangle" draw:enhanced-path="M 0 0 L 21600 0 21600 21600 0 21600 0 0 Z N"/></draw:custom-shape><draw:custom-shape draw:style-name="gr81" draw:text-style-name="P880" svg:width="1.4cm" svg:height="1.273cm" svg:x="8.527cm" svg:y="0.381cm"><text:p text:style-name="P879"><text:span text:style-name="T2118">2</text:span></text:p><draw:enhanced-geometry svg:viewBox="0 0 21600 21600" draw:type="rectangle" draw:enhanced-path="M 0 0 L 21600 0 21600 21600 0 21600 0 0 Z N"/></draw:custom-shape><draw:custom-shape draw:style-name="gr81" draw:text-style-name="P880" svg:width="1.4cm" svg:height="1.273cm" svg:x="0.018cm" svg:y="6.858cm"><text:p text:style-name="P879"><text:span text:style-name="T2118">3</text:span></text:p><draw:enhanced-geometry svg:viewBox="0 0 21600 21600" draw:type="rectangle" draw:enhanced-path="M 0 0 L 21600 0 21600 21600 0 21600 0 0 Z N"/></draw:custom-shape><draw:custom-shape draw:style-name="gr81" draw:text-style-name="P880" svg:width="1.4cm" svg:height="1.273cm" svg:x="8.527cm" svg:y="6.858cm"><text:p text:style-name="P879"><text:span text:style-name="T2118">4</text:span></text:p><draw:enhanced-geometry svg:viewBox="0 0 21600 21600" draw:type="rectangle" draw:enhanced-path="M 0 0 L 21600 0 21600 21600 0 21600 0 0 Z N"/></draw:custom-shape></draw:g></text:p></draw:text-box></draw:frame><text:span text:style-name="T1531">(4) </text:span>encryption of <text:span text:style-name="T1972">a challenge (nonce) and a variant to an </text:span>authentication<text:span text:style-name="T1647">-</text:span>key<text:span text:style-name="T1070">↳</text:span><text:span text:style-name="T1142"><text:bookmark-ref text:reference-format="number" text:ref-name="__RefHeading__3277_309438263">4.6</text:bookmark-ref></text:span>. </text:p>
      <text:p text:style-name="P332"><text:span text:style-name="T614">Figure </text:span><text:span text:style-name="T614"><text:sequence text:ref-name="refFigure5" text:name="Figure" text:formula="ooow:Figure+1" style:num-format="1">6</text:sequence></text:span><text:span text:style-name="T614">: </text:span><text:span text:style-name="T627">The four </text:span><text:span text:style-name="T630">CSS </text:span><text:span text:style-name="T627">Cipher Applications</text:span></text:p>
      <text:p text:style-name="P19">Three different crypt-functions are involved: </text:p>
      <text:list xml:id="list182356072778022" text:continue-list="list182355452736295" text:style-name="List_20_2">
        <text:list-item>
          <text:p text:style-name="P774"><text:span text:style-name="T1835">decryptKey</text:span><text:span text:style-name="T1530"> for disc- and title-key decryption</text:span><text:span text:style-name="T1143">↳</text:span><text:span text:style-name="T1143"><text:bookmark-ref text:reference-format="number" text:ref-name="__RefHeading__1446_249676230">4.3</text:bookmark-ref></text:span><text:span text:style-name="T1530">, </text:span></text:p>
        </text:list-item>
        <text:list-item>
          <text:p text:style-name="P733"><text:span text:style-name="T1835">decryptFeature</text:span><text:span text:style-name="T1530"> for feature decryption</text:span><text:span text:style-name="T1143">↳</text:span><text:span text:style-name="T1143"><text:bookmark-ref text:reference-format="number" text:ref-name="__RefHeading__3597_309438263">4.5</text:bookmark-ref></text:span><text:span text:style-name="T1530"> and </text:span></text:p>
          <text:list>
            <text:list-item>
              <text:list>
                <text:list-item>
                  <text:p text:style-name="P776"><text:span text:style-name="T1841">encryptAuth</text:span><text:span text:style-name="T1319"> </text:span><text:span text:style-name="T1322">for authentication-key encryption</text:span><text:span text:style-name="T1122">↳</text:span><text:span text:style-name="T1123"><text:bookmark-ref text:reference-format="number" text:ref-name="__RefHeading__3277_309438263">4.6</text:bookmark-ref></text:span><text:span text:style-name="T1319">. </text:span></text:p>
                </text:list-item>
              </text:list>
            </text:list-item>
          </text:list>
        </text:list-item>
      </text:list>
      <text:p text:style-name="P172"><text:span text:style-name="T1632">All applications use the same keystream generator as basis which is described in the next chapter</text:span><text:span text:style-name="T1144">↳</text:span><text:span text:style-name="T1144"><text:bookmark-ref text:reference-format="number" text:ref-name="__RefHeading__1569_249676230">4.1</text:bookmark-ref></text:span><text:span text:style-name="T1632">. </text:span></text:p>
      <text:h text:style-name="P826" text:outline-level="2"><text:bookmark-start text:name="__RefHeading__1569_249676230"/>Keystream Generator<text:bookmark-end text:name="__RefHeading__1569_249676230"/></text:h>
      <text:p text:style-name="P191">The keystream generator<text:note text:id="ftn13" text:note-class="footnote"><text:note-citation>13</text:note-citation><text:note-body><text:p text:style-name="P403">http://en.wikipedia.org/wiki/Stream_cipher</text:p></text:note-body></text:note> is used to produce <text:span text:style-name="T1662">the</text:span> keystream<text:note text:id="ftn14" text:note-class="footnote"><text:note-citation>14</text:note-citation><text:note-body><text:p text:style-name="P404">http://en.wikipedia.org/wiki/Keystream</text:p></text:note-body></text:note>. <text:span text:style-name="T1662">The generator is configured with</text:span><text:span text:style-name="T988"> </text:span><text:span text:style-name="T989">a </text:span><text:span text:style-name="T986">5-byte seed </text:span><text:span text:style-name="T156">k</text:span><text:span text:style-name="T285"> </text:span><text:span text:style-name="T286">and </text:span><text:span text:style-name="T288">with</text:span><text:span text:style-name="T988"> </text:span><text:span text:style-name="T979">two inverting bits </text:span><text:span text:style-name="T1797">ι</text:span><text:span text:style-name="T1045">A</text:span><text:span text:style-name="T979"> and </text:span><text:span text:style-name="T1797">ι</text:span><text:span text:style-name="T1045">B</text:span><text:span text:style-name="T989">. So it </text:span><text:span text:style-name="T979">operate</text:span><text:span text:style-name="T986">s</text:span><text:span text:style-name="T979"> in four different </text:span><text:span text:style-name="T1797">(ι</text:span><text:span text:style-name="T1045">A</text:span><text:span text:style-name="T1797">,ι</text:span><text:span text:style-name="T1045">B</text:span><text:span text:style-name="T1797">)</text:span><text:span text:style-name="T979">-modes</text:span><text:span text:style-name="T989"> fo</text:span><text:span text:style-name="T979">r </text:span><text:span text:style-name="T989">four </text:span><text:span text:style-name="T979">different </text:span><text:span text:style-name="T984">kind</text:span><text:span text:style-name="T994">s</text:span><text:span text:style-name="T984"> of </text:span><text:span text:style-name="T979">application</text:span><text:span text:style-name="T989">. </text:span><text:span text:style-name="T986">With each clock-pulse </text:span><text:span text:style-name="T997">(</text:span><text:span text:style-name="T987">⎍</text:span><text:span text:style-name="T997">)</text:span><text:span text:style-name="T986"> a new keystream bit </text:span><text:span text:style-name="T156">s</text:span><text:span text:style-name="T986"> is produced</text:span><text:span text:style-name="T994"> as illustrated in figure </text:span><text:span text:style-name="T994"><text:sequence-ref text:reference-format="value" text:ref-name="refFigure6">7</text:sequence-ref></text:span><text:span text:style-name="T986">.</text:span></text:p>
      <text:p text:style-name="P331"><draw:frame draw:style-name="fr4" draw:name="Frame24" text:anchor-type="paragraph" svg:x="0cm" svg:y="-0.016cm" svg:width="16.895cm" draw:z-index="30"><draw:text-box fo:min-height="6.435cm"><text:p text:style-name="P693"><draw:frame draw:style-name="fr5" draw:name="Frame25" text:anchor-type="paragraph" svg:x="7.706cm" svg:y="1.436cm" svg:width="7.685cm" draw:z-index="31"><draw:text-box fo:min-height="3.171cm"><table:table table:name="Table15" table:style-name="Table15"><table:table-column table:style-name="Table15.A"/><table:table-column table:style-name="Table15.B"/><table:table-column table:style-name="Table15.C"/><table:table-row><table:table-cell table:style-name="Table15.A1" office:value-type="string"><text:p text:style-name="P447"><text:span text:style-name="T51">ι</text:span><text:span text:style-name="T419">A</text:span></text:p></table:table-cell><table:table-cell table:style-name="Table15.B1" office:value-type="string"><text:p text:style-name="P447"><text:span text:style-name="T51">ι</text:span><text:span text:style-name="T419">B</text:span></text:p></table:table-cell><table:table-cell table:style-name="Table15.B1" office:value-type="string"><text:p text:style-name="P431">Application</text:p></table:table-cell></table:table-row><table:table-row><table:table-cell table:style-name="Table15.A2" office:value-type="string"><text:p text:style-name="P692">0</text:p></table:table-cell><table:table-cell table:style-name="Table15.B2" office:value-type="string"><text:p text:style-name="P692">0</text:p></table:table-cell><table:table-cell table:style-name="Table15.B2" office:value-type="string"><text:p text:style-name="P432"><text:span text:style-name="T1914">(1) </text:span>disc-key decryption</text:p></table:table-cell></table:table-row><table:table-row><table:table-cell table:style-name="Table15.A3" office:value-type="string"><text:p text:style-name="P692">0</text:p></table:table-cell><table:table-cell table:style-name="Table15.B3" office:value-type="string"><text:p text:style-name="P692">1</text:p></table:table-cell><table:table-cell table:style-name="Table15.B3" office:value-type="string"><text:p text:style-name="P432"><text:span text:style-name="T1914">(2) </text:span>title-key decryption</text:p></table:table-cell></table:table-row><table:table-row><table:table-cell table:style-name="Table15.A3" office:value-type="string"><text:p text:style-name="P692">1</text:p></table:table-cell><table:table-cell table:style-name="Table15.B3" office:value-type="string"><text:p text:style-name="P692">0</text:p></table:table-cell><table:table-cell table:style-name="Table15.B3" office:value-type="string"><text:p text:style-name="P430"><text:span text:style-name="T1914">(3) f</text:span>eature<text:span text:style-name="T1532"> decryption</text:span></text:p></table:table-cell></table:table-row><table:table-row><table:table-cell table:style-name="Table15.A5" office:value-type="string"><text:p text:style-name="P692">1</text:p></table:table-cell><table:table-cell table:style-name="Table15.B5" office:value-type="string"><text:p text:style-name="P692">1</text:p></table:table-cell><table:table-cell table:style-name="Table15.B5" office:value-type="string"><text:p text:style-name="P432"><text:span text:style-name="T1914">(4) </text:span>encryption of authentication keys</text:p></table:table-cell></table:table-row></table:table><text:p text:style-name="P2"/></draw:text-box></draw:frame><draw:g text:anchor-type="paragraph" draw:z-index="32" draw:style-name="gr1"><draw:g draw:style-name="gr2" xml:id="id149" draw:id="id149"><draw:custom-shape draw:style-name="gr132" draw:text-style-name="P860" svg:width="5.001cm" svg:height="1.001cm" svg:x="1.159cm" svg:y="0.836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117">seed </text:span><text:span text:style-name="T2124">k</text:span></text:p><draw:enhanced-geometry svg:viewBox="0 0 21600 21600" draw:type="rectangle" draw:enhanced-path="M 0 0 L 21600 0 21600 21600 0 21600 0 0 Z N"/></draw:custom-shape><draw:custom-shape draw:style-name="gr133" draw:text-style-name="P859" svg:width="1.003cm" svg:height="1.001cm" svg:x="4.16cm" svg:y="0.836cm"><text:p text:style-name="P852"><text:span text:style-name="T2094">k</text:span><text:span text:style-name="T2092">3</text:span></text:p><draw:enhanced-geometry svg:viewBox="0 0 21600 21600" draw:type="rectangle" draw:enhanced-path="M 0 0 L 21600 0 21600 21600 0 21600 0 0 Z N"/></draw:custom-shape><draw:custom-shape draw:style-name="gr134" draw:text-style-name="P859" svg:width="1.006cm" svg:height="1.001cm" svg:x="3.16cm" svg:y="0.836cm"><text:p text:style-name="P852"><text:span text:style-name="T2094">k</text:span><text:span text:style-name="T2092">2</text:span></text:p><draw:enhanced-geometry svg:viewBox="0 0 21600 21600" draw:type="rectangle" draw:enhanced-path="M 0 0 L 21600 0 21600 21600 0 21600 0 0 Z N"/></draw:custom-shape><draw:custom-shape draw:style-name="gr133" draw:text-style-name="P859" svg:width="1.003cm" svg:height="1.001cm" svg:x="5.16cm" svg:y="0.836cm"><text:p text:style-name="P852"><text:span text:style-name="T2094">k</text:span><text:span text:style-name="T2092">4</text:span></text:p><draw:enhanced-geometry svg:viewBox="0 0 21600 21600" draw:type="rectangle" draw:enhanced-path="M 0 0 L 21600 0 21600 21600 0 21600 0 0 Z N"/></draw:custom-shape><draw:custom-shape draw:style-name="gr14" draw:text-style-name="P859" svg:width="1.004cm" svg:height="1.001cm" svg:x="2.161cm" svg:y="0.836cm"><text:p text:style-name="P852"><text:span text:style-name="T2094">k</text:span><text:span text:style-name="T2092">1</text:span></text:p><draw:enhanced-geometry svg:viewBox="0 0 21600 21600" draw:type="rectangle" draw:enhanced-path="M 0 0 L 21600 0 21600 21600 0 21600 0 0 Z N"/></draw:custom-shape><draw:custom-shape draw:style-name="gr15" draw:text-style-name="P860" svg:width="1.003cm" svg:height="1.001cm" svg:x="1.159cm" svg:y="0.836cm"><text:p text:style-name="P852"><text:span text:style-name="T2094">k</text:span><text:span text:style-name="T2092">0</text:span></text:p><draw:enhanced-geometry svg:viewBox="0 0 21600 21600" draw:type="rectangle" draw:enhanced-path="M 0 0 L 21600 0 21600 21600 0 21600 0 0 Z N"/></draw:custom-shape></draw:g><draw:custom-shape draw:style-name="gr135" draw:text-style-name="P860" svg:width="0.302cm" svg:height="1.001cm" svg:x="5.858cm" svg:y="2.834cm"><draw:glue-point draw:id="4" svg:x="5cm" svg:y="0cm" draw:escape-direction="right"/><draw:glue-point draw:id="5" svg:x="-5cm" svg:y="0cm"/><text:p text:style-name="P852"><text:span text:style-name="T2124">ι</text:span><text:span text:style-name="T2107">A</text:span></text:p><draw:enhanced-geometry svg:viewBox="0 0 21600 21600" draw:mirror-horizontal="false" draw:mirror-vertical="false" draw:type="rectangle" draw:enhanced-path="M 0 0 L 21600 0 21600 21600 0 21600 0 0 Z N"/></draw:custom-shape><draw:custom-shape draw:style-name="gr136" draw:text-style-name="P883" xml:id="id150" draw:id="id150" svg:width="5.001cm" svg:height="2.001cm" svg:x="1.159cm" svg:y="2.8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77"><text:span text:style-name="T2125">Keystream</text:span></text:p><text:p text:style-name="P877"><text:span text:style-name="T2125">Generator</text:span></text:p><draw:enhanced-geometry svg:viewBox="0 0 21600 21600" draw:type="rectangle" draw:enhanced-path="M 0 0 L 21600 0 21600 21600 0 21600 0 0 Z N"/></draw:custom-shape><draw:frame draw:style-name="gr137" draw:text-style-name="P860" svg:width="2.144cm" svg:height="0.401cm" svg:x="2.616cm" svg:y="5.734cm"><draw:text-box><text:p text:style-name="P852"><text:span text:style-name="T2094">Keystream Bits </text:span><text:span text:style-name="T2103">s</text:span></text:p></draw:text-box></draw:frame><draw:line draw:style-name="gr138" draw:text-style-name="P859" svg:x1="3.661cm" svg:y1="4.835cm" svg:x2="3.661cm" svg:y2="5.635cm"><text:p/></draw:line><draw:connector draw:style-name="gr139" draw:text-style-name="P859" draw:type="line" svg:x1="3.661cm" svg:y1="1.836cm" svg:x2="3.659cm" svg:y2="2.835cm" draw:start-shape="id149" draw:start-glue-point="2" draw:end-shape="id150" draw:end-glue-point="6" svg:d="M3661 1836l-2 999" svg:viewBox="0 0 4 1000"><text:p/></draw:connector><draw:custom-shape draw:style-name="gr135" draw:text-style-name="P860" svg:width="0.302cm" svg:height="1.001cm" svg:x="5.858cm" svg:y="3.835cm"><draw:glue-point draw:id="4" svg:x="5cm" svg:y="0cm" draw:escape-direction="right"/><draw:glue-point draw:id="5" svg:x="-5cm" svg:y="0cm"/><text:p text:style-name="P852"><text:span text:style-name="T2124">ι</text:span><text:span text:style-name="T2107">B</text:span></text:p><draw:enhanced-geometry svg:viewBox="0 0 21600 21600" draw:mirror-horizontal="false" draw:mirror-vertical="false" draw:type="rectangle" draw:enhanced-path="M 0 0 L 21600 0 21600 21600 0 21600 0 0 Z N"/></draw:custom-shape><draw:line draw:style-name="gr140" draw:text-style-name="P863" svg:x1="0.16cm" svg:y1="3.835cm" svg:x2="1.16cm" svg:y2="3.835cm"><text:p text:style-name="P852"><text:span text:style-name="T2093">⎍</text:span></text:p></draw:line></draw:g></text:p></draw:text-box></draw:frame><text:span text:style-name="T614">Figure </text:span><text:span text:style-name="T614"><text:sequence text:ref-name="refFigure6" text:name="Figure" text:formula="ooow:Figure+1" style:num-format="1">7</text:sequence></text:span><text:span text:style-name="T614">: Keystream Generator</text:span><text:span text:style-name="T630"> (Overview)</text:span></text:p>
      <text:p text:style-name="P207"><text:span text:style-name="T1661">The generator </text:span><text:span text:style-name="T92">g</text:span><text:span text:style-name="T1661"> in</text:span><text:span text:style-name="T979"> </text:span><text:span text:style-name="T1797">(ι</text:span><text:span text:style-name="T1045">A</text:span><text:span text:style-name="T1797">,ι</text:span><text:span text:style-name="T1045">B</text:span><text:span text:style-name="T1797">)</text:span><text:span text:style-name="T979">-mode</text:span><text:span text:style-name="T996"> </text:span><text:span text:style-name="T1661">consists of two LFSR</text:span><text:span text:style-name="T1133">↳</text:span><text:span text:style-name="T1145"><text:bookmark-ref text:reference-format="number" text:ref-name="__RefHeading__10652_1013616884">4.2</text:bookmark-ref></text:span><text:span text:style-name="T1661"> registers, that is the LFSR-A register </text:span><text:span text:style-name="T1762">r</text:span><text:span text:style-name="T1238">A</text:span><text:span text:style-name="T1563"> and the LFSR-B register </text:span><text:span text:style-name="T1762">r</text:span><text:span text:style-name="T1238">B</text:span><text:span text:style-name="T995">,</text:span><text:span text:style-name="T989"> and </text:span><text:span text:style-name="T981">a </text:span><text:span text:style-name="T985">1-bit </text:span><text:span text:style-name="T981">full</text:span><text:span text:style-name="T987">-</text:span><text:span text:style-name="T981">adder</text:span><text:span text:style-name="T981"><text:note text:id="ftn15" text:note-class="footnote"><text:note-citation>15</text:note-citation><text:note-body><text:p text:style-name="P405">http://en.wikipedia.org/wiki/Adder_%28electronics%29#Full_adder</text:p></text:note-body></text:note></text:span><text:span text:style-name="T981"> (ADD)</text:span><text:span text:style-name="T989"> with </text:span><text:span text:style-name="T995">the</text:span><text:span text:style-name="T989"> </text:span><text:span text:style-name="T990">carry-over </text:span><text:span text:style-name="T991">bit</text:span><text:span text:style-name="T990"> </text:span><text:span text:style-name="T157">c</text:span><text:span text:style-name="T989"> </text:span><text:span text:style-name="T996">as illustrated in figure </text:span><text:span text:style-name="T996"><text:sequence-ref text:reference-format="value" text:ref-name="refFigure7">8</text:sequence-ref></text:span><text:span text:style-name="T996">.</text:span></text:p>
      <text:p text:style-name="P331"><draw:frame draw:style-name="fr6" draw:name="Frame3" text:anchor-type="paragraph" svg:x="0cm" svg:y="-0.016cm" svg:width="8.883cm" draw:z-index="33"><draw:text-box fo:min-height="7.033cm"><text:p text:style-name="P693"><draw:g text:anchor-type="paragraph" draw:z-index="46" draw:style-name="gr1"><draw:custom-shape draw:style-name="gr161" draw:text-style-name="P860" xml:id="id187" draw:id="id187" svg:width="2.401cm" svg:height="1.003cm" svg:x="1.296cm" svg:y="0.235cm"><draw:glue-point draw:id="4" svg:x="0cm" svg:y="5cm" draw:escape-direction="down"/><draw:glue-point draw:id="5" svg:x="0cm" svg:y="-5cm" draw:escape-direction="up"/><text:p text:style-name="P852"><text:span text:style-name="T2094">LFSR-A</text:span></text:p><draw:enhanced-geometry svg:viewBox="0 0 21600 21600" draw:type="rectangle" draw:enhanced-path="M 0 0 L 21600 0 21600 21600 0 21600 0 0 Z N"/></draw:custom-shape><draw:custom-shape draw:style-name="gr162" draw:text-style-name="P860" xml:id="id188" draw:id="id188" svg:width="1.405cm" svg:height="0.699cm" svg:x="1.496cm" svg:y="2.535cm"><draw:glue-point draw:id="4" svg:x="-2.142cm" svg:y="-5cm" draw:escape-direction="up"/><draw:glue-point draw:id="5" svg:x="2.142cm" svg:y="-5cm" draw:escape-direction="up"/><text:p text:style-name="P852"><text:span text:style-name="T2094">XOR</text:span></text:p><draw:enhanced-geometry svg:viewBox="0 0 21600 21600" draw:mirror-horizontal="false" draw:mirror-vertical="false" draw:type="rectangle" draw:enhanced-path="M 0 0 L 21600 0 21600 21600 0 21600 0 0 Z N"/></draw:custom-shape><draw:custom-shape draw:style-name="gr161" draw:text-style-name="P860" xml:id="id190" draw:id="id190" svg:width="2.401cm" svg:height="1.003cm" svg:x="4.898cm" svg:y="0.235cm"><draw:glue-point draw:id="4" svg:x="0cm" svg:y="5cm" draw:escape-direction="down"/><draw:glue-point draw:id="5" svg:x="0cm" svg:y="-5cm" draw:escape-direction="up"/><text:p text:style-name="P852"><text:span text:style-name="T2094">LFSR-B</text:span></text:p><draw:enhanced-geometry svg:viewBox="0 0 21600 21600" draw:mirror-horizontal="false" draw:mirror-vertical="false" draw:type="rectangle" draw:enhanced-path="M 0 0 L 21600 0 21600 21600 0 21600 0 0 Z N"/></draw:custom-shape><draw:connector draw:style-name="gr4" draw:text-style-name="P863" svg:x1="2.496cm" svg:y1="1.237cm" svg:x2="2.498cm" svg:y2="2.536cm" draw:start-shape="id187" draw:start-glue-point="4" draw:end-shape="id188" draw:end-glue-point="5" svg:d="M2496 1237v650h2v649" svg:viewBox="0 0 4 1300"><text:p/></draw:connector><draw:connector draw:style-name="gr217" draw:text-style-name="P859" draw:line-skew="0cm -0.384cm" svg:x1="1.196cm" svg:y1="2.884cm" svg:x2="1.898cm" svg:y2="2.535cm" draw:start-shape="id189" draw:start-glue-point="4" draw:end-shape="id188" draw:end-glue-point="4" svg:d="M1196 2884h150v-744h552v395" svg:viewBox="0 0 704 746"><text:p/></draw:connector><draw:custom-shape draw:style-name="gr163" draw:text-style-name="P860" xml:id="id191" draw:id="id191" svg:width="1.401cm" svg:height="0.699cm" svg:x="5.697cm" svg:y="2.535cm"><draw:glue-point draw:id="4" svg:x="-2.142cm" svg:y="-5cm" draw:escape-direction="up"/><draw:glue-point draw:id="5" svg:x="2.142cm" svg:y="-5cm" draw:escape-direction="up"/><text:p text:style-name="P852"><text:span text:style-name="T2094">XOR</text:span></text:p><draw:enhanced-geometry svg:viewBox="0 0 21600 21600" draw:type="rectangle" draw:enhanced-path="M 0 0 L 21600 0 21600 21600 0 21600 0 0 Z N"/></draw:custom-shape><draw:connector draw:style-name="gr4" draw:text-style-name="P859" svg:x1="6.098cm" svg:y1="1.237cm" svg:x2="6.098cm" svg:y2="2.536cm" draw:start-shape="id190" draw:start-glue-point="4" draw:end-shape="id191" draw:end-glue-point="4" svg:d="M6098 1237v1299" svg:viewBox="0 0 2 1300"><text:p/></draw:connector><draw:custom-shape draw:style-name="gr218" draw:text-style-name="P860" xml:id="id192" draw:id="id192" svg:width="0.101cm" svg:height="0.701cm" svg:x="7.496cm" svg:y="2.533cm"><draw:glue-point draw:id="4" svg:x="5cm" svg:y="0cm" draw:escape-direction="right"/><draw:glue-point draw:id="5" svg:x="-5cm" svg:y="0cm"/><text:p text:style-name="P852"><text:span text:style-name="T2103">ι</text:span><text:span text:style-name="T2132">B</text:span></text:p><draw:enhanced-geometry svg:viewBox="0 0 21600 21600" draw:mirror-horizontal="false" draw:mirror-vertical="false" draw:type="rectangle" draw:enhanced-path="M 0 0 L 21600 0 21600 21600 0 21600 0 0 Z N"/></draw:custom-shape><draw:connector draw:style-name="gr36" draw:text-style-name="P859" draw:line-skew="2.111cm" svg:x1="7.497cm" svg:y1="2.883cm" svg:x2="6.697cm" svg:y2="2.536cm" draw:start-shape="id192" draw:start-glue-point="5" draw:end-shape="id191" draw:end-glue-point="5" svg:d="M7497 2883h-198v-861h-602v514" svg:viewBox="0 0 801 863"><text:p/></draw:connector><draw:custom-shape draw:style-name="gr219" draw:text-style-name="P860" xml:id="id189" draw:id="id189" svg:width="0.101cm" svg:height="0.699cm" svg:x="1.097cm" svg:y="2.535cm"><draw:glue-point draw:id="4" svg:x="5cm" svg:y="0cm" draw:escape-direction="right"/><draw:glue-point draw:id="5" svg:x="-5cm" svg:y="0cm"/><text:p text:style-name="P852"><text:span text:style-name="T2103">ι</text:span><text:span text:style-name="T2132">A</text:span></text:p><draw:enhanced-geometry svg:viewBox="0 0 21600 21600" draw:mirror-horizontal="false" draw:mirror-vertical="false" draw:type="rectangle" draw:enhanced-path="M 0 0 L 21600 0 21600 21600 0 21600 0 0 Z N"/></draw:custom-shape><draw:custom-shape draw:style-name="gr167" draw:text-style-name="P860" xml:id="id194" draw:id="id194" svg:width="1.401cm" svg:height="1.003cm" svg:x="3.598cm" svg:y="4.334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ADD</text:span></text:p><draw:enhanced-geometry svg:viewBox="0 0 21600 21600" draw:type="rectangle" draw:enhanced-path="M 0 0 L 21600 0 21600 21600 0 21600 0 0 Z N"/></draw:custom-shape><draw:custom-shape draw:style-name="gr220" draw:text-style-name="P887" xml:id="id193" draw:id="id193" svg:width="0.101cm" svg:height="1.003cm" svg:x="5.496cm" svg:y="4.234cm"><draw:glue-point draw:id="4" svg:x="5cm" svg:y="0cm" draw:escape-direction="right"/><draw:glue-point draw:id="5" svg:x="-5cm" svg:y="0cm"/><draw:glue-point draw:id="6" svg:x="0cm" svg:y="-5cm" draw:escape-direction="up"/><draw:glue-point draw:id="7" svg:x="0cm" svg:y="5cm" draw:escape-direction="down"/><text:p text:style-name="P886"><text:span text:style-name="T2117">carry-over</text:span></text:p><draw:enhanced-geometry svg:viewBox="0 0 21600 21600" draw:mirror-horizontal="false" draw:mirror-vertical="false" draw:type="rectangle" draw:enhanced-path="M 0 0 L 21600 0 21600 21600 0 21600 0 0 Z N"/></draw:custom-shape><draw:frame draw:style-name="gr169" draw:text-style-name="P888" svg:width="2.153cm" svg:height="0.71cm" svg:x="0.349cm" svg:y="1.235cm"><draw:text-box><text:p text:style-name="P856"><text:span text:style-name="T2094">keystream s</text:span><text:span text:style-name="T2133">A</text:span></text:p></draw:text-box></draw:frame><draw:frame draw:style-name="gr170" draw:text-style-name="P888" svg:width="2.147cm" svg:height="0.71cm" svg:x="6.098cm" svg:y="1.258cm"><draw:text-box><text:p text:style-name="P856"><text:span text:style-name="T2094">keystream </text:span><text:span text:style-name="T2103">s</text:span><text:span text:style-name="T2133">B</text:span></text:p></draw:text-box></draw:frame><draw:frame draw:style-name="gr221" draw:text-style-name="P860" svg:width="2.176cm" svg:height="0.346cm" svg:x="3.498cm" svg:y="6.435cm"><draw:text-box><text:p text:style-name="P852"><text:span text:style-name="T2094">Keystream Bits </text:span><text:span text:style-name="T2103">s</text:span></text:p></draw:text-box></draw:frame><draw:line draw:style-name="gr222" draw:text-style-name="P859" svg:x1="4.298cm" svg:y1="5.336cm" svg:x2="4.298cm" svg:y2="6.334cm"><text:p/></draw:line><draw:line draw:style-name="gr223" draw:text-style-name="P860" svg:x1="0.298cm" svg:y1="0.734cm" svg:x2="1.298cm" svg:y2="0.732cm"><text:p text:style-name="P852"><text:span text:style-name="T2117">⎍</text:span></text:p></draw:line><draw:line draw:style-name="gr224" draw:text-style-name="P860" svg:x1="7.298cm" svg:y1="0.734cm" svg:x2="8.298cm" svg:y2="0.732cm"><text:p text:style-name="P852"><text:span text:style-name="T2117">⎍</text:span></text:p></draw:line><draw:connector draw:style-name="gr174" draw:text-style-name="P868" draw:line-skew="0.212cm" svg:x1="5.546cm" svg:y1="4.234cm" svg:x2="4.598cm" svg:y2="4.335cm" draw:start-shape="id193" draw:start-glue-point="6" draw:end-shape="id194" draw:end-glue-point="5" svg:d="M5546 4234v-298h-948v399" svg:viewBox="0 0 949 400"><text:p text:style-name="P852"><text:span text:style-name="T2103">C</text:span></text:p></draw:connector><draw:connector draw:style-name="gr175" draw:text-style-name="P868" svg:x1="4.598cm" svg:y1="5.337cm" svg:x2="5.546cm" svg:y2="5.236cm" draw:start-shape="id194" draw:start-glue-point="8" draw:end-shape="id193" draw:end-glue-point="7" svg:d="M4598 5337v510h948v-611" svg:viewBox="0 0 949 612"><text:p text:style-name="P852"><text:span text:style-name="T2103">C'</text:span></text:p></draw:connector><draw:connector draw:style-name="gr177" draw:text-style-name="P859" svg:x1="6.398cm" svg:y1="3.234cm" svg:x2="4.299cm" svg:y2="4.335cm" draw:start-shape="id191" draw:start-glue-point="2" draw:end-shape="id194" draw:end-glue-point="6" svg:d="M6398 3234v551h-2099v550" svg:viewBox="0 0 2101 1102"><text:p/></draw:connector><draw:connector draw:style-name="gr177" draw:text-style-name="P859" svg:x1="2.198cm" svg:y1="3.234cm" svg:x2="3.999cm" svg:y2="4.335cm" draw:start-shape="id188" draw:start-glue-point="2" draw:end-shape="id194" draw:end-glue-point="4" svg:d="M2198 3234v551h1801v550" svg:viewBox="0 0 1803 1102"><text:p/></draw:connector><draw:line draw:style-name="gr224" draw:text-style-name="P860" svg:x1="5.596cm" svg:y1="4.434cm" svg:x2="6.596cm" svg:y2="4.432cm"><text:p text:style-name="P852"><text:span text:style-name="T2117">⎍</text:span></text:p></draw:line></draw:g></text:p></draw:text-box></draw:frame><text:span text:style-name="T614">Figure </text:span><text:span text:style-name="T614"><text:sequence text:ref-name="refFigure7" text:name="Figure" text:formula="ooow:Figure+1" style:num-format="1">8</text:sequence></text:span><text:span text:style-name="T614">: Keystream Generator</text:span><text:span text:style-name="T630"> (Details)</text:span></text:p>
      <text:p text:style-name="P207"><text:span text:style-name="T986">With each clock-pulse </text:span><text:span text:style-name="T997">(</text:span><text:span text:style-name="T987">⎍</text:span><text:span text:style-name="T997">)</text:span><text:span text:style-name="T986"> </text:span><text:span text:style-name="T991">the generator </text:span><text:span text:style-name="T158">g</text:span><text:span text:style-name="T991"> transitions into its next state </text:span><text:span text:style-name="T158">g'</text:span><text:span text:style-name="T991"> and </text:span><text:span text:style-name="T996">so </text:span><text:span text:style-name="T986">a new keystream bit </text:span><text:span text:style-name="T156">s</text:span><text:span text:style-name="T986"> is produced.</text:span><text:span text:style-name="T991"> A</text:span><text:span text:style-name="T1661"> generator state </text:span><text:span text:style-name="T92">g</text:span><text:span text:style-name="T1661"> can be described as </text:span><text:span text:style-name="T70">g =</text:span><text:span text:style-name="T1762"> ( r</text:span><text:span text:style-name="T1003">A</text:span><text:span text:style-name="T1763">,</text:span><text:span text:style-name="T1762"> r</text:span><text:span text:style-name="T1003">B</text:span><text:span text:style-name="T1763">,</text:span><text:span text:style-name="T1762"> c )</text:span><text:span text:style-name="T1563">. Initially t</text:span><text:span text:style-name="T978">he first two bytes of the seed </text:span><text:span text:style-name="T151">k</text:span><text:span text:style-name="T978"> </text:span><text:span text:style-name="T979">are used to set up</text:span><text:span text:style-name="T1856"> </text:span><text:span text:style-name="T1797">r</text:span><text:span text:style-name="T1247">A</text:span><text:span text:style-name="T978">. The last three bytes of the seed </text:span><text:span text:style-name="T153">k</text:span><text:span text:style-name="T982"> </text:span><text:span text:style-name="T979">are used to set up </text:span><text:span text:style-name="T1797">r</text:span><text:span text:style-name="T1247">B</text:span><text:span text:style-name="T996">.</text:span><text:span text:style-name="T1146">↳</text:span><text:span text:style-name="T1145"><text:bookmark-ref text:reference-format="number" text:ref-name="__RefHeading__10652_1013616884">4.2</text:bookmark-ref></text:span><text:span text:style-name="T991"> The carry-over bit</text:span><text:span text:style-name="T978"> </text:span><text:span text:style-name="T151">c</text:span><text:span text:style-name="T978"> is set </text:span><text:span text:style-name="T985">up </text:span><text:span text:style-name="T978">to</text:span><text:span text:style-name="T996"> </text:span><text:span text:style-name="T978">0. </text:span></text:p>
      <text:p text:style-name="P6"><text:soft-page-break/><text:span text:style-name="T979">Each</text:span><text:span text:style-name="T1564"> LFSR</text:span><text:span text:style-name="T1146">↳</text:span><text:span text:style-name="T1145"><text:bookmark-ref text:reference-format="number" text:ref-name="__RefHeading__10652_1013616884">4.2</text:bookmark-ref></text:span><text:span text:style-name="T1564"> has a </text:span><text:span text:style-name="T71">tap</text:span><text:span text:style-name="T1564">-method to provide a keystream bit: </text:span><text:span text:style-name="T1764">s</text:span><text:span text:style-name="T1239">A</text:span><text:span text:style-name="T1764"> </text:span><text:span text:style-name="T1765">:</text:span><text:span text:style-name="T1764">= r</text:span><text:span text:style-name="T1208">A</text:span><text:span text:style-name="T1764">.tap()</text:span><text:span text:style-name="T1564"> respectively </text:span><text:span text:style-name="T1766">s</text:span><text:span text:style-name="T1208">B</text:span><text:span text:style-name="T1764"> </text:span><text:span text:style-name="T1765">:</text:span><text:span text:style-name="T1764">= r</text:span><text:span text:style-name="T1208">B</text:span><text:span text:style-name="T1764">.tap()</text:span><text:span text:style-name="T991">. </text:span><text:span text:style-name="T978">The key</text:span><text:span text:style-name="T996">­</text:span><text:span text:style-name="T978">stream</text:span><text:span text:style-name="T982"> bits</text:span><text:span text:style-name="T978"> </text:span><text:span text:style-name="T1798">s</text:span><text:span text:style-name="T1248">A</text:span><text:span text:style-name="T978"> </text:span><text:span text:style-name="T979">and</text:span><text:span text:style-name="T978"> </text:span><text:span text:style-name="T1798">s</text:span><text:span text:style-name="T1248">B</text:span><text:span text:style-name="T978"> are optionally inverted </text:span><text:span text:style-name="T980">by XOR</text:span><text:span text:style-name="T980"><text:note text:id="ftn16" text:note-class="footnote"><text:note-citation>16</text:note-citation><text:note-body><text:p text:style-name="P406">http://en.wikipedia.org/wiki/Exclusive_or#Truth_table</text:p></text:note-body></text:note></text:span><text:span text:style-name="T980"> </text:span><text:span text:style-name="T997">(</text:span><text:span text:style-name="T980">with the</text:span><text:span text:style-name="T978"> bits </text:span><text:span text:style-name="T1798">ι</text:span><text:span text:style-name="T1248">A</text:span><text:span text:style-name="T978"> and </text:span><text:span text:style-name="T1798">ι</text:span><text:span text:style-name="T1248">B</text:span><text:span text:style-name="T997">) </text:span><text:span text:style-name="T978">and then fed </text:span><text:span text:style-name="T981">to </text:span><text:span text:style-name="T991">the</text:span><text:span text:style-name="T981"> </text:span><text:span text:style-name="T985">1-bit </text:span><text:span text:style-name="T981">full</text:span><text:span text:style-name="T991">-</text:span><text:span text:style-name="T981">adder (ADD)</text:span><text:span text:style-name="T978"> that </text:span><text:span text:style-name="T979">provides</text:span><text:span text:style-name="T978"> the </text:span><text:span text:style-name="T979">generator's</text:span><text:span text:style-name="T978"> keystream</text:span><text:span text:style-name="T991"> bit</text:span><text:span text:style-name="T978"> </text:span><text:span text:style-name="T151">s</text:span><text:span text:style-name="T979"> and the carry-over bit </text:span><text:span text:style-name="T152">c</text:span><text:span text:style-name="T154">'</text:span><text:span text:style-name="T983">:</text:span></text:p>
      <text:p text:style-name="P268"><text:span text:style-name="T93"><text:tab/></text:span><text:span text:style-name="T71">(</text:span><text:span text:style-name="T72"> </text:span><text:span text:style-name="T71">s,</text:span><text:span text:style-name="T72"> </text:span><text:span text:style-name="T80">c</text:span><text:span text:style-name="T93">'</text:span><text:span text:style-name="T72"> </text:span><text:span text:style-name="T71">)</text:span><text:span text:style-name="T72"> :</text:span><text:span text:style-name="T71">=</text:span><text:span text:style-name="T72"> </text:span><text:span text:style-name="T151">(</text:span><text:span text:style-name="T153"> </text:span><text:span text:style-name="T151">s</text:span><text:span text:style-name="T1199">A</text:span><text:span text:style-name="T1315"> </text:span><text:span text:style-name="T151">⊕</text:span><text:span text:style-name="T153"> </text:span><text:span text:style-name="T151">ι</text:span><text:span text:style-name="T1199">A</text:span><text:span text:style-name="T153"> ) </text:span><text:span text:style-name="T151">+</text:span><text:span text:style-name="T153"> </text:span><text:span text:style-name="T151">(</text:span><text:span text:style-name="T153"> </text:span><text:span text:style-name="T151">s</text:span><text:span text:style-name="T1200">B</text:span><text:span text:style-name="T1315"> </text:span><text:span text:style-name="T151">⊕</text:span><text:span text:style-name="T153"> </text:span><text:span text:style-name="T151">ι</text:span><text:span text:style-name="T1199">B</text:span><text:span text:style-name="T153"> ) </text:span><text:span text:style-name="T151">+</text:span><text:span text:style-name="T153"> </text:span><text:span text:style-name="T151">c</text:span></text:p>
      <text:p text:style-name="P49"><text:span text:style-name="T1437">Each LFSR has a method to transition into the next state: </text:span><text:span text:style-name="T1764">r</text:span><text:span text:style-name="T1208">A</text:span><text:span text:style-name="T1764">' </text:span><text:span text:style-name="T1765">:</text:span><text:span text:style-name="T1764">= r</text:span><text:span text:style-name="T1208">A</text:span><text:span text:style-name="T1764">.</text:span><text:span text:style-name="T1767">next</text:span><text:span text:style-name="T1764">()</text:span><text:span text:style-name="T1413"> respectively </text:span><text:span text:style-name="T1764">r</text:span><text:span text:style-name="T1208">B</text:span><text:span text:style-name="T1764">' </text:span><text:span text:style-name="T1765">:</text:span><text:span text:style-name="T1764">= r</text:span><text:span text:style-name="T1208">B</text:span><text:span text:style-name="T1764">.</text:span><text:span text:style-name="T1767">next</text:span><text:span text:style-name="T1764">()</text:span><text:span text:style-name="T1413">. The </text:span><text:span text:style-name="T1414">method to transition </text:span><text:span text:style-name="T1438">from a generator state </text:span><text:span text:style-name="T1385">g</text:span><text:span text:style-name="T1438"> </text:span><text:span text:style-name="T1414">into the next </text:span><text:span text:style-name="T1413">generator</text:span><text:span text:style-name="T1414"> </text:span><text:span text:style-name="T1413">state</text:span><text:span text:style-name="T1414"> </text:span><text:span text:style-name="T1385">g'</text:span><text:span text:style-name="T1438"> </text:span><text:span text:style-name="T1482">can then be described </text:span><text:span text:style-name="T1414">as: </text:span></text:p>
      <text:p text:style-name="P277"><text:span text:style-name="T190"><text:tab/></text:span><text:span text:style-name="T191">g' </text:span><text:span text:style-name="T160">= </text:span><text:span text:style-name="T161">g.next() := </text:span><text:span text:style-name="T162">( </text:span><text:span text:style-name="T160">r</text:span><text:span text:style-name="T1207">A</text:span><text:span text:style-name="T160">'</text:span><text:span text:style-name="T162">, </text:span><text:span text:style-name="T160">r</text:span><text:span text:style-name="T1207">B</text:span><text:span text:style-name="T160">'</text:span><text:span text:style-name="T162">, c</text:span><text:span text:style-name="T163">'</text:span><text:span text:style-name="T164"> </text:span><text:span text:style-name="T162">)</text:span><text:span text:style-name="T290"> </text:span></text:p>
      <text:h text:style-name="P825" text:outline-level="2"><text:bookmark-start text:name="__RefHeading__10652_1013616884"/><text:span text:style-name="T962">L</text:span><text:span text:style-name="T961">inear Feedback Shift Register</text:span><text:span text:style-name="T967"> (LFSR)</text:span><text:bookmark-end text:name="__RefHeading__10652_1013616884"/></text:h>
      <text:p text:style-name="P239"><text:span text:style-name="T1336">The keystream</text:span><text:span text:style-name="T1337"> </text:span><text:span text:style-name="T1336">generator employs two linear-feedback-shift-registers</text:span><text:span text:style-name="T1336"><text:note text:id="ftn17" text:note-class="footnote"><text:note-citation>17</text:note-citation><text:note-body><text:p text:style-name="Footnote"><text:a xlink:type="simple" xlink:href="http://en.wikipedia.org/wiki/Linear_feedback_shift_register" text:style-name="Internet_20_link" text:visited-style-name="Visited_20_Internet_20_Link"><text:span text:style-name="T1069">http://en.wikipedia.org/wiki/Linear_feedback_shift_register</text:span></text:a></text:p></text:note-body></text:note></text:span><text:span text:style-name="T1336">: LFSR-A and LFSR-B.</text:span></text:p>
      <text:p text:style-name="P383">LFSR-A <text:span text:style-name="T1533">consists of a</text:span> 17-bit register<text:span text:style-name="T1721"> </text:span><text:span text:style-name="T1753">r</text:span><text:span text:style-name="T1768"> </text:span><text:span text:style-name="T1769">=</text:span><text:span text:style-name="T1768"> </text:span><text:span text:style-name="T1769">(</text:span><text:span text:style-name="T1768"> </text:span><text:span text:style-name="T1769">r</text:span><text:span text:style-name="T449">0</text:span><text:span text:style-name="T1770"> ,</text:span><text:span text:style-name="T1771">..,</text:span><text:span text:style-name="T1768"> </text:span><text:span text:style-name="T1769">r</text:span><text:span text:style-name="T449">16</text:span><text:span text:style-name="T1768"> )</text:span><text:span text:style-name="T1721"> </text:span><text:span text:style-name="T1727">with </text:span><text:span text:style-name="T1772">r</text:span><text:span text:style-name="T1004">i</text:span><text:span text:style-name="T1772"> = 0 | 1</text:span><text:span text:style-name="T1727"> for </text:span><text:span text:style-name="T1772">i = 0..16</text:span><text:span text:style-name="T1831">.</text:span></text:p>
      <text:p text:style-name="P682"><text:span text:style-name="T192">LFSR-</text:span><text:span text:style-name="T196">B</text:span><text:span text:style-name="T192"> </text:span><text:span text:style-name="T223">consists of a</text:span><text:span text:style-name="T192"> </text:span><text:span text:style-name="T196">25</text:span><text:span text:style-name="T192">-bit register</text:span><text:span text:style-name="T1829"> </text:span><text:span text:style-name="T1753">r</text:span><text:span text:style-name="T1773"> </text:span><text:span text:style-name="T1769">=</text:span><text:span text:style-name="T1773"> </text:span><text:span text:style-name="T1769">(</text:span><text:span text:style-name="T1773"> </text:span><text:span text:style-name="T1769">r</text:span><text:span text:style-name="T449">0</text:span><text:span text:style-name="T1770"> ,</text:span><text:span text:style-name="T1773">.., </text:span><text:span text:style-name="T1769">r</text:span><text:span text:style-name="T450">2</text:span><text:span text:style-name="T451">4</text:span><text:span text:style-name="T1773"> ) </text:span><text:span text:style-name="T1772">with r</text:span><text:span text:style-name="T1004">i</text:span><text:span text:style-name="T1772"> = 0 | 1 for i = 0..</text:span><text:span text:style-name="T1773">24</text:span><text:span text:style-name="T1831">.</text:span><text:span text:style-name="T1829"> </text:span></text:p>
      <text:p text:style-name="P681">LFSR-A and LFSR-B are set up by a 5-byte seed <text:span text:style-name="T51">k</text:span> as <text:span text:style-name="T1656">illustrated</text:span> in figure <text:sequence-ref text:reference-format="value" text:ref-name="refFigure8">9</text:sequence-ref>.</text:p>
      <text:p text:style-name="P504"><draw:frame draw:style-name="fr1" draw:name="Frame20" text:anchor-type="paragraph" svg:x="0.002cm" svg:y="0.03cm" svg:width="14.744cm" draw:z-index="18"><draw:text-box fo:min-height="7.37cm"><text:p text:style-name="P468"><draw:g text:anchor-type="paragraph" draw:z-index="28" draw:style-name="gr1"><draw:custom-shape draw:style-name="gr82" draw:text-style-name="P860" xml:id="id72" draw:id="id72" svg:width="0.301cm" svg:height="1.502cm" svg:x="2.2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8" draw:id="id88" svg:width="0.301cm" svg:height="1.502cm" svg:x="1.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6" draw:id="id86" svg:width="0.302cm" svg:height="1.502cm" svg:x="1.6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4" draw:id="id84"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2" draw:id="id82" svg:width="0.302cm" svg:height="1.502cm" svg:x="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0" draw:id="id80" svg:width="0.302cm" svg:height="1.502cm" svg:x="0.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78" draw:id="id78" svg:width="0.301cm" svg:height="1.502cm" svg:x="0.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60" xml:id="id70" draw:id="id70" svg:width="0.301cm" svg:height="1.502cm" svg:x="0.0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00" draw:id="id100" svg:width="0.302cm" svg:height="1.502cm" svg:x="4.5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8" draw:id="id98" svg:width="0.301cm" svg:height="1.502cm" svg:x="4.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6" draw:id="id96" svg:width="0.301cm" svg:height="1.502cm" svg:x="3.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4" draw:id="id94" svg:width="0.302cm" svg:height="1.502cm" svg:x="3.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2" draw:id="id92" svg:width="0.302cm" svg:height="1.502cm" svg:x="3.3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0" draw:id="id90" svg:width="0.302cm" svg:height="1.502cm" svg:x="3.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4" draw:id="id74" svg:width="0.302cm" svg:height="1.502cm" svg:x="2.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svg:width="0.302cm" svg:height="1.502cm" svg:x="2.4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8</text:span></text:p><draw:enhanced-geometry svg:viewBox="0 0 21600 21600" draw:mirror-horizontal="false" draw:mirror-vertical="false" draw:type="rectangle" draw:enhanced-path="M 0 0 L 21600 0 21600 21600 0 21600 0 0 Z N"/></draw:custom-shape><draw:custom-shape draw:style-name="gr85" draw:text-style-name="P860" xml:id="id76" draw:id="id76" svg:width="0.302cm" svg:height="1.502cm" svg:x="4.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86" draw:text-style-name="P859" svg:width="5.299cm" svg:height="2.001cm" svg:x="0cm" svg:y="3.852cm"><text:p text:style-name="P852"><text:span text:style-name="T2118">LFSR-A</text:span></text:p><draw:enhanced-geometry svg:viewBox="0 0 21600 21600" draw:type="rectangle" draw:enhanced-path="M 0 0 L 21600 0 21600 21600 0 21600 0 0 Z N"/></draw:custom-shape><draw:frame draw:style-name="gr87" draw:text-style-name="P881" svg:width="0.302cm" svg:height="1.5cm" svg:x="2.499cm" svg:y="3.953cm"><draw:text-box draw:corner-radius="0.101cm"><text:p text:style-name="P852"><text:span text:style-name="T2119">1</text:span></text:p></draw:text-box></draw:frame><draw:connector draw:style-name="gr88" draw:text-style-name="P859" draw:type="line" svg:x1="0.848cm" svg:y1="2.852cm" svg:x2="0.249cm" svg:y2="3.953cm" draw:start-shape="id69" draw:start-glue-point="7" draw:end-shape="id70" draw:end-glue-point="6" svg:d="M848 2852l-599 1101" svg:viewBox="0 0 601 1102"><text:p/></draw:connector><draw:connector draw:style-name="gr89" draw:text-style-name="P859" draw:type="line" svg:x1="2.949cm" svg:y1="2.852cm" svg:x2="2.35cm" svg:y2="3.953cm" draw:start-shape="id71" draw:start-glue-point="7" draw:end-shape="id72" draw:end-glue-point="6" svg:d="M2949 2852l-599 1101" svg:viewBox="0 0 601 1102"><text:p/></draw:connector><draw:connector draw:style-name="gr90" draw:text-style-name="P859" draw:type="line" svg:x1="3.448cm" svg:y1="2.852cm" svg:x2="2.949cm" svg:y2="3.953cm" draw:start-shape="id73" draw:start-glue-point="7" draw:end-shape="id74" draw:end-glue-point="6" svg:d="M3448 2852l-499 1101" svg:viewBox="0 0 501 1102"><text:p/></draw:connector><draw:connector draw:style-name="gr91" draw:text-style-name="P859" draw:type="line" svg:x1="5.549cm" svg:y1="2.852cm" svg:x2="5.05cm" svg:y2="3.953cm" draw:start-shape="id75" draw:start-glue-point="7" draw:end-shape="id76" draw:end-glue-point="6" svg:d="M5549 2852l-499 1101" svg:viewBox="0 0 501 1102"><text:p/></draw:connector><draw:connector draw:style-name="gr92" draw:text-style-name="P859" draw:type="line" svg:x1="1.15cm" svg:y1="2.852cm" svg:x2="0.549cm" svg:y2="3.953cm" draw:start-shape="id77" draw:start-glue-point="7" draw:end-shape="id78" draw:end-glue-point="6" svg:d="M1150 2852l-601 1101" svg:viewBox="0 0 603 1102"><text:p/></draw:connector><draw:connector draw:style-name="gr93" draw:text-style-name="P859" draw:type="line" svg:x1="1.45cm" svg:y1="2.852cm" svg:x2="0.848cm" svg:y2="3.953cm" draw:start-shape="id79" draw:start-glue-point="7" draw:end-shape="id80" draw:end-glue-point="6" svg:d="M1450 2852l-602 1101" svg:viewBox="0 0 603 1102"><text:p/></draw:connector><draw:connector draw:style-name="gr94" draw:text-style-name="P859" draw:type="line" svg:x1="1.75cm" svg:y1="2.852cm" svg:x2="1.15cm" svg:y2="3.953cm" draw:start-shape="id81" draw:start-glue-point="7" draw:end-shape="id82" draw:end-glue-point="6" svg:d="M1750 2852l-600 1101" svg:viewBox="0 0 601 1102"><text:p/></draw:connector><draw:connector draw:style-name="gr95" draw:text-style-name="P859" draw:type="line" svg:x1="2.05cm" svg:y1="2.852cm" svg:x2="1.45cm" svg:y2="3.953cm" draw:start-shape="id83" draw:start-glue-point="7" draw:end-shape="id84" draw:end-glue-point="6" svg:d="M2050 2852l-600 1101" svg:viewBox="0 0 601 1102"><text:p/></draw:connector><draw:connector draw:style-name="gr96" draw:text-style-name="P859" draw:type="line" svg:x1="2.35cm" svg:y1="2.852cm" svg:x2="1.75cm" svg:y2="3.953cm" draw:start-shape="id85" draw:start-glue-point="7" draw:end-shape="id86" draw:end-glue-point="6" svg:d="M2350 2852l-600 1101" svg:viewBox="0 0 601 1102"><text:p/></draw:connector><draw:connector draw:style-name="gr97" draw:text-style-name="P859" draw:type="line" svg:x1="2.649cm" svg:y1="2.852cm" svg:x2="2.05cm" svg:y2="3.953cm" draw:start-shape="id87" draw:start-glue-point="7" draw:end-shape="id88" draw:end-glue-point="6" svg:d="M2649 2852l-599 1101" svg:viewBox="0 0 601 1102"><text:p/></draw:connector><draw:connector draw:style-name="gr98" draw:text-style-name="P859" draw:type="line" svg:x1="3.75cm" svg:y1="2.852cm" svg:x2="3.249cm" svg:y2="3.953cm" draw:start-shape="id89" draw:start-glue-point="7" draw:end-shape="id90" draw:end-glue-point="6" svg:d="M3750 2852l-501 1101" svg:viewBox="0 0 503 1102"><text:p/></draw:connector><draw:connector draw:style-name="gr99" draw:text-style-name="P859" draw:type="line" svg:x1="4.05cm" svg:y1="2.852cm" svg:x2="3.549cm" svg:y2="3.953cm" draw:start-shape="id91" draw:start-glue-point="7" draw:end-shape="id92" draw:end-glue-point="6" svg:d="M4050 2852l-501 1101" svg:viewBox="0 0 503 1102"><text:p/></draw:connector><draw:connector draw:style-name="gr100" draw:text-style-name="P859" draw:type="line" svg:x1="4.35cm" svg:y1="2.852cm" svg:x2="3.849cm" svg:y2="3.953cm" draw:start-shape="id93" draw:start-glue-point="7" draw:end-shape="id94" draw:end-glue-point="6" svg:d="M4350 2852l-501 1101" svg:viewBox="0 0 503 1102"><text:p/></draw:connector><draw:connector draw:style-name="gr101" draw:text-style-name="P859" draw:type="line" svg:x1="4.65cm" svg:y1="2.852cm" svg:x2="4.149cm" svg:y2="3.953cm" draw:start-shape="id95" draw:start-glue-point="7" draw:end-shape="id96" draw:end-glue-point="6" svg:d="M4650 2852l-501 1101" svg:viewBox="0 0 503 1102"><text:p/></draw:connector><draw:connector draw:style-name="gr102" draw:text-style-name="P859" draw:type="line" svg:x1="4.949cm" svg:y1="2.852cm" svg:x2="4.449cm" svg:y2="3.953cm" draw:start-shape="id97" draw:start-glue-point="7" draw:end-shape="id98" draw:end-glue-point="6" svg:d="M4949 2852l-500 1101" svg:viewBox="0 0 503 1102"><text:p/></draw:connector><draw:connector draw:style-name="gr103" draw:text-style-name="P859" draw:type="line" svg:x1="5.249cm" svg:y1="2.852cm" svg:x2="4.748cm" svg:y2="3.953cm" draw:start-shape="id99" draw:start-glue-point="7" draw:end-shape="id100" draw:end-glue-point="6" svg:d="M5249 2852l-501 1101" svg:viewBox="0 0 503 1102"><text:p/></draw:connector><draw:custom-shape draw:style-name="gr104" draw:text-style-name="P859" svg:width="2.601cm" svg:height="2.001cm" svg:x="0.6cm" svg:y="0.954cm"><text:p text:style-name="P852"><text:span text:style-name="T2120">k</text:span><text:span text:style-name="T2121">0</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3.2cm" svg:y="0.954cm"><text:p text:style-name="P852"><text:span text:style-name="T2122">k</text:span><text:span text:style-name="T2123">1</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5.8cm" svg:y="0.954cm"><text:p text:style-name="P852"><text:span text:style-name="T2122">k</text:span><text:span text:style-name="T2123">2</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8.4cm" svg:y="0.954cm"><text:p text:style-name="P852"><text:span text:style-name="T2122">k</text:span><text:span text:style-name="T2123">3</text:span></text:p><draw:enhanced-geometry svg:viewBox="0 0 21600 21600" draw:mirror-horizontal="false" draw:mirror-vertical="false" draw:type="rectangle" draw:enhanced-path="M 0 0 L 21600 0 21600 21600 0 21600 0 0 Z N"/></draw:custom-shape><draw:custom-shape draw:style-name="gr104" draw:text-style-name="P882" svg:width="2.601cm" svg:height="2.001cm" svg:x="11cm" svg:y="0.954cm"><text:p text:style-name="P852"><text:span text:style-name="T2122">k</text:span><text:span text:style-name="T2123">4</text:span></text:p><draw:enhanced-geometry svg:viewBox="0 0 21600 21600" draw:mirror-horizontal="false" draw:mirror-vertical="false" draw:type="rectangle" draw:enhanced-path="M 0 0 L 21600 0 21600 21600 0 21600 0 0 Z N"/></draw:custom-shape><draw:custom-shape draw:style-name="gr83" draw:text-style-name="P860" xml:id="id87" draw:id="id87" svg:width="0.302cm" svg:height="1.502cm" svg:x="2.4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5" draw:id="id85" svg:width="0.301cm" svg:height="1.502cm" svg:x="2.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83" draw:id="id83" svg:width="0.301cm" svg:height="1.502cm" svg:x="1.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1" draw:id="id81" svg:width="0.302cm" svg:height="1.502cm" svg:x="1.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9" draw:id="id79" svg:width="0.302cm" svg:height="1.502cm" svg:x="1.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77" draw:id="id77" svg:width="0.302cm" svg:height="1.502cm" svg:x="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60" xml:id="id69" draw:id="id69" svg:width="0.302cm" svg:height="1.502cm" svg:x="0.6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99" draw:id="id99" svg:width="0.302cm" svg:height="1.502cm" svg:x="5.0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7" draw:id="id97" svg:width="0.301cm" svg:height="1.502cm" svg:x="4.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95" draw:id="id95" svg:width="0.301cm" svg:height="1.502cm" svg:x="4.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3" draw:id="id93" svg:width="0.302cm" svg:height="1.502cm" svg:x="4.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91" draw:id="id91" svg:width="0.302cm" svg:height="1.502cm" svg:x="3.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89" draw:id="id89" svg:width="0.302cm" svg:height="1.502cm" svg:x="3.6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7" draw:id="id107" svg:width="0.302cm" svg:height="1.502cm" svg:x="7.6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5" draw:id="id105" svg:width="0.301cm" svg:height="1.502cm" svg:x="7.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3" draw:id="id103" svg:width="0.301cm" svg:height="1.502cm" svg:x="7.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1" draw:id="id101" svg:width="0.302cm" svg:height="1.502cm" svg:x="6.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3" draw:id="id143" svg:width="0.302cm" svg:height="1.502cm" svg:x="6.5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5" draw:id="id145" svg:width="0.302cm" svg:height="1.502cm" svg:x="6.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3" draw:id="id123" svg:width="0.302cm" svg:height="1.502cm" svg:x="10.2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1" draw:id="id121" svg:width="0.302cm" svg:height="1.502cm" svg:x="9.9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9" draw:id="id119" svg:width="0.301cm" svg:height="1.502cm" svg:x="9.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7" draw:id="id117" svg:width="0.301cm" svg:height="1.502cm" svg:x="9.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5" draw:id="id115" svg:width="0.302cm" svg:height="1.502cm" svg:x="9.1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3" draw:id="id113" svg:width="0.302cm" svg:height="1.502cm" svg:x="8.8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9" draw:id="id139" svg:width="0.302cm" svg:height="1.502cm" svg:x="12.8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7" draw:id="id137" svg:width="0.302cm" svg:height="1.502cm" svg:x="12.599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5" draw:id="id135" svg:width="0.301cm" svg:height="1.502cm" svg:x="12.3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3" draw:id="id133" svg:width="0.301cm" svg:height="1.502cm" svg:x="12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1" draw:id="id131" svg:width="0.302cm" svg:height="1.502cm" svg:x="11.7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9" draw:id="id129" svg:width="0.302cm" svg:height="1.502cm" svg:x="11.4cm" svg:y="1.3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5" draw:text-style-name="P860" xml:id="id71" draw:id="id71" svg:width="0.302cm" svg:height="1.502cm" svg:x="2.7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73" draw:id="id73" svg:width="0.302cm" svg:height="1.502cm" svg:x="3.2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147" draw:id="id147" svg:width="0.302cm" svg:height="1.502cm" svg:x="5.8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75" draw:id="id75" svg:width="0.302cm" svg:height="1.502cm" svg:x="5.3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09" draw:id="id109" svg:width="0.302cm" svg:height="1.502cm" svg:x="7.9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41" draw:id="id141" svg:width="0.302cm" svg:height="1.502cm" svg:x="13.1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25" draw:id="id125" svg:width="0.302cm" svg:height="1.502cm" svg:x="10.599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7</text:span></text:p><draw:enhanced-geometry svg:viewBox="0 0 21600 21600" draw:mirror-horizontal="false" draw:mirror-vertical="false" draw:type="rectangle" draw:enhanced-path="M 0 0 L 21600 0 21600 21600 0 21600 0 0 Z N"/></draw:custom-shape><draw:custom-shape draw:style-name="gr105" draw:text-style-name="P860" xml:id="id111" draw:id="id111" svg:width="0.302cm" svg:height="1.502cm" svg:x="8.498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05" draw:text-style-name="P860" xml:id="id127" draw:id="id127" svg:width="0.302cm" svg:height="1.502cm" svg:x="11.1cm" svg:y="1.3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08" draw:id="id108" svg:width="0.302cm" svg:height="1.502cm" svg:x="8.49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6" draw:id="id106" svg:width="0.301cm" svg:height="1.502cm" svg:x="8.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04" draw:id="id104" svg:width="0.301cm" svg:height="1.502cm" svg:x="7.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02" draw:id="id102" svg:width="0.302cm" svg:height="1.502cm" svg:x="7.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svg:width="0.302cm" svg:height="1.502cm" svg:x="7.2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3</text:span></text:p><draw:enhanced-geometry svg:viewBox="0 0 21600 21600" draw:mirror-horizontal="false" draw:mirror-vertical="false" draw:type="rectangle" draw:enhanced-path="M 0 0 L 21600 0 21600 21600 0 21600 0 0 Z N"/></draw:custom-shape><draw:custom-shape draw:style-name="gr83" draw:text-style-name="P860" xml:id="id144" draw:id="id144" svg:width="0.302cm" svg:height="1.502cm" svg:x="6.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46" draw:id="id146" svg:width="0.302cm" svg:height="1.502cm" svg:x="6.6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5" draw:text-style-name="P860" xml:id="id148" draw:id="id148" svg:width="0.302cm" svg:height="1.502cm" svg:x="6.399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83" draw:text-style-name="P860" xml:id="id124" draw:id="id124" svg:width="0.302cm" svg:height="1.502cm" svg:x="10.8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2" draw:id="id122" svg:width="0.302cm" svg:height="1.502cm" svg:x="10.5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0" draw:id="id120" svg:width="0.302cm" svg:height="1.502cm" svg:x="10.2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8" draw:id="id118" svg:width="0.302cm" svg:height="1.502cm" svg:x="9.9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6" draw:id="id116" svg:width="0.301cm" svg:height="1.502cm" svg:x="9.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14" draw:id="id114" svg:width="0.301cm" svg:height="1.502cm" svg:x="9.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12" draw:id="id112" svg:width="0.302cm" svg:height="1.502cm" svg:x="9.1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xml:id="id110" draw:id="id110" svg:width="0.302cm" svg:height="1.502cm" svg:x="8.8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6" draw:id="id126" svg:width="0.302cm" svg:height="1.502cm" svg:x="11.1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7" draw:text-style-name="P859" svg:width="7.704cm" svg:height="2.001cm" svg:x="6.299cm" svg:y="3.852cm"><text:p text:style-name="P852"><text:span text:style-name="T2118">LFSR-B</text:span></text:p><draw:enhanced-geometry svg:viewBox="0 0 21600 21600" draw:type="rectangle" draw:enhanced-path="M 0 0 L 21600 0 21600 21600 0 21600 0 0 Z N"/></draw:custom-shape><draw:custom-shape draw:style-name="gr82" draw:text-style-name="P860" xml:id="id140" draw:id="id140" svg:width="0.301cm" svg:height="1.502cm" svg:x="13.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8" draw:id="id138" svg:width="0.302cm" svg:height="1.502cm" svg:x="13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6" draw:id="id136" svg:width="0.302cm" svg:height="1.502cm" svg:x="12.7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4" draw:id="id134" svg:width="0.302cm" svg:height="1.502cm" svg:x="12.4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32" draw:id="id132" svg:width="0.302cm" svg:height="1.502cm" svg:x="12.0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2" draw:text-style-name="P860" xml:id="id130" draw:id="id130" svg:width="0.301cm" svg:height="1.502cm" svg:x="11.7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3" draw:text-style-name="P860" xml:id="id128" draw:id="id128" svg:width="0.302cm" svg:height="1.502cm" svg:x="11.499cm" svg:y="3.953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84" draw:text-style-name="P860" xml:id="id142" draw:id="id142" svg:width="0.301cm" svg:height="1.502cm" svg:x="13.6cm" svg:y="3.953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frame draw:style-name="gr87" draw:text-style-name="P881" svg:width="0.302cm" svg:height="1.5cm" svg:x="7.299cm" svg:y="3.953cm"><draw:text-box draw:corner-radius="0.101cm"><text:p text:style-name="P852"><text:span text:style-name="T2119">1</text:span></text:p></draw:text-box></draw:frame><draw:connector draw:style-name="gr108" draw:text-style-name="P859" draw:type="line" svg:x1="6.95cm" svg:y1="2.852cm" svg:x2="7.749cm" svg:y2="3.953cm" draw:start-shape="id101" draw:start-glue-point="7" draw:end-shape="id102" draw:end-glue-point="6" svg:d="M6950 2852l799 1101" svg:viewBox="0 0 801 1102"><text:p/></draw:connector><draw:connector draw:style-name="gr109" draw:text-style-name="P859" draw:type="line" svg:x1="7.25cm" svg:y1="2.852cm" svg:x2="8.049cm" svg:y2="3.953cm" draw:start-shape="id103" draw:start-glue-point="7" draw:end-shape="id104" draw:end-glue-point="6" svg:d="M7250 2852l799 1101" svg:viewBox="0 0 801 1102"><text:p/></draw:connector><draw:connector draw:style-name="gr110" draw:text-style-name="P859" draw:type="line" svg:x1="7.549cm" svg:y1="2.852cm" svg:x2="8.348cm" svg:y2="3.953cm" draw:start-shape="id105" draw:start-glue-point="7" draw:end-shape="id106" draw:end-glue-point="6" svg:d="M7549 2852l799 1101" svg:viewBox="0 0 801 1102"><text:p/></draw:connector><draw:connector draw:style-name="gr111" draw:text-style-name="P859" draw:type="line" svg:x1="7.849cm" svg:y1="2.852cm" svg:x2="8.648cm" svg:y2="3.953cm" draw:start-shape="id107" draw:start-glue-point="7" draw:end-shape="id108" draw:end-glue-point="6" svg:d="M7849 2852l799 1101" svg:viewBox="0 0 801 1102"><text:p/></draw:connector><draw:connector draw:style-name="gr112" draw:text-style-name="P859" draw:type="line" svg:x1="8.149cm" svg:y1="2.852cm" svg:x2="8.95cm" svg:y2="3.953cm" draw:start-shape="id109" draw:start-glue-point="7" draw:end-shape="id110" draw:end-glue-point="6" svg:d="M8149 2852l801 1101" svg:viewBox="0 0 803 1102"><text:p/></draw:connector><draw:connector draw:style-name="gr113" draw:text-style-name="P859" draw:type="line" svg:x1="8.648cm" svg:y1="2.854cm" svg:x2="9.25cm" svg:y2="3.953cm" draw:start-shape="id111" draw:end-shape="id112" draw:end-glue-point="6" svg:d="M8648 2854l602 1099" svg:viewBox="0 0 603 1101"><text:p/></draw:connector><draw:connector draw:style-name="gr114" draw:text-style-name="P859" draw:type="line" svg:x1="8.95cm" svg:y1="2.852cm" svg:x2="9.55cm" svg:y2="3.953cm" draw:start-shape="id113" draw:start-glue-point="7" draw:end-shape="id114" draw:end-glue-point="6" svg:d="M8950 2852l600 1101" svg:viewBox="0 0 601 1102"><text:p/></draw:connector><draw:connector draw:style-name="gr115" draw:text-style-name="P859" draw:type="line" svg:x1="9.25cm" svg:y1="2.852cm" svg:x2="9.85cm" svg:y2="3.953cm" draw:start-shape="id115" draw:start-glue-point="7" draw:end-shape="id116" draw:end-glue-point="6" svg:d="M9250 2852l600 1101" svg:viewBox="0 0 601 1102"><text:p/></draw:connector><draw:connector draw:style-name="gr116" draw:text-style-name="P859" draw:type="line" svg:x1="9.55cm" svg:y1="2.852cm" svg:x2="10.149cm" svg:y2="3.953cm" draw:start-shape="id117" draw:start-glue-point="7" draw:end-shape="id118" draw:end-glue-point="6" svg:d="M9550 2852l599 1101" svg:viewBox="0 0 601 1102"><text:p/></draw:connector><draw:connector draw:style-name="gr117" draw:text-style-name="P859" draw:type="line" svg:x1="9.85cm" svg:y1="2.852cm" svg:x2="10.449cm" svg:y2="3.953cm" draw:start-shape="id119" draw:start-glue-point="7" draw:end-shape="id120" draw:end-glue-point="6" svg:d="M9850 2852l599 1101" svg:viewBox="0 0 601 1102"><text:p/></draw:connector><draw:connector draw:style-name="gr118" draw:text-style-name="P859" draw:type="line" svg:x1="10.149cm" svg:y1="2.852cm" svg:x2="10.749cm" svg:y2="3.953cm" draw:start-shape="id121" draw:start-glue-point="7" draw:end-shape="id122" draw:end-glue-point="6" svg:d="M10149 2852l600 1101" svg:viewBox="0 0 601 1102"><text:p/></draw:connector><draw:connector draw:style-name="gr119" draw:text-style-name="P859" draw:type="line" svg:x1="10.449cm" svg:y1="2.852cm" svg:x2="11.049cm" svg:y2="3.953cm" draw:start-shape="id123" draw:start-glue-point="7" draw:end-shape="id124" draw:end-glue-point="6" svg:d="M10449 2852l600 1101" svg:viewBox="0 0 601 1102"><text:p/></draw:connector><draw:connector draw:style-name="gr120" draw:text-style-name="P859" draw:type="line" svg:x1="10.749cm" svg:y1="2.852cm" svg:x2="11.349cm" svg:y2="3.953cm" draw:start-shape="id125" draw:start-glue-point="7" draw:end-shape="id126" draw:end-glue-point="6" svg:d="M10749 2852l600 1101" svg:viewBox="0 0 601 1102"><text:p/></draw:connector><draw:connector draw:style-name="gr121" draw:text-style-name="P859" draw:type="line" svg:x1="11.25cm" svg:y1="2.852cm" svg:x2="11.649cm" svg:y2="3.953cm" draw:start-shape="id127" draw:start-glue-point="7" draw:end-shape="id128" draw:end-glue-point="6" svg:d="M11250 2852l399 1101" svg:viewBox="0 0 400 1102"><text:p/></draw:connector><draw:connector draw:style-name="gr122" draw:text-style-name="P859" draw:type="line" svg:x1="11.55cm" svg:y1="2.852cm" svg:x2="11.949cm" svg:y2="3.953cm" draw:start-shape="id129" draw:start-glue-point="7" draw:end-shape="id130" draw:end-glue-point="6" svg:d="M11550 2852l399 1101" svg:viewBox="0 0 400 1102"><text:p/></draw:connector><draw:connector draw:style-name="gr123" draw:text-style-name="P859" draw:type="line" svg:x1="11.85cm" svg:y1="2.852cm" svg:x2="12.248cm" svg:y2="3.953cm" draw:start-shape="id131" draw:start-glue-point="7" draw:end-shape="id132" svg:d="M11850 2852l398 1101" svg:viewBox="0 0 400 1102"><text:p/></draw:connector><draw:connector draw:style-name="gr124" draw:text-style-name="P859" draw:type="line" svg:x1="12.15cm" svg:y1="2.852cm" svg:x2="12.55cm" svg:y2="3.953cm" draw:start-shape="id133" draw:start-glue-point="7" draw:end-shape="id134" draw:end-glue-point="6" svg:d="M12150 2852l400 1101" svg:viewBox="0 0 402 1102"><text:p/></draw:connector><draw:connector draw:style-name="gr125" draw:text-style-name="P859" draw:type="line" svg:x1="12.45cm" svg:y1="2.852cm" svg:x2="12.85cm" svg:y2="3.953cm" draw:start-shape="id135" draw:start-glue-point="7" draw:end-shape="id136" draw:end-glue-point="6" svg:d="M12450 2852l400 1101" svg:viewBox="0 0 402 1102"><text:p/></draw:connector><draw:connector draw:style-name="gr126" draw:text-style-name="P859" draw:type="line" svg:x1="12.749cm" svg:y1="2.852cm" svg:x2="13.15cm" svg:y2="3.953cm" draw:start-shape="id137" draw:start-glue-point="7" draw:end-shape="id138" draw:end-glue-point="6" svg:d="M12749 2852l401 1101" svg:viewBox="0 0 402 1102"><text:p/></draw:connector><draw:connector draw:style-name="gr127" draw:text-style-name="P859" draw:type="line" svg:x1="13.049cm" svg:y1="2.852cm" svg:x2="13.45cm" svg:y2="3.953cm" draw:start-shape="id139" draw:start-glue-point="7" draw:end-shape="id140" draw:end-glue-point="6" svg:d="M13049 2852l401 1101" svg:viewBox="0 0 402 1102"><text:p/></draw:connector><draw:connector draw:style-name="gr128" draw:text-style-name="P859" draw:type="line" svg:x1="13.349cm" svg:y1="2.852cm" svg:x2="13.75cm" svg:y2="3.953cm" draw:start-shape="id141" draw:start-glue-point="7" draw:end-shape="id142" svg:d="M13349 2852l401 1101" svg:viewBox="0 0 402 1102"><text:p/></draw:connector><draw:connector draw:style-name="gr129" draw:text-style-name="P859" draw:type="line" svg:x1="6.65cm" svg:y1="2.852cm" svg:x2="7.149cm" svg:y2="3.953cm" draw:start-shape="id143" draw:start-glue-point="7" draw:end-shape="id144" draw:end-glue-point="6" svg:d="M6650 2852l499 1101" svg:viewBox="0 0 501 1102"><text:p/></draw:connector><draw:connector draw:style-name="gr130" draw:text-style-name="P859" draw:type="line" svg:x1="6.35cm" svg:y1="2.852cm" svg:x2="6.849cm" svg:y2="3.953cm" draw:start-shape="id145" draw:start-glue-point="7" draw:end-shape="id146" draw:end-glue-point="6" svg:d="M6350 2852l499 1101" svg:viewBox="0 0 501 1102"><text:p/></draw:connector><draw:connector draw:style-name="gr131" draw:text-style-name="P859" draw:type="line" svg:x1="6.048cm" svg:y1="2.852cm" svg:x2="6.549cm" svg:y2="3.953cm" draw:start-shape="id147" draw:start-glue-point="7" draw:end-shape="id148" draw:end-glue-point="6" svg:d="M6048 2852l501 1101" svg:viewBox="0 0 503 1102"><text:p/></draw:connector></draw:g></text:p></draw:text-box></draw:frame><text:span text:style-name="T614">Figure </text:span><text:span text:style-name="T614"><text:sequence text:ref-name="refFigure8" text:name="Figure" text:formula="ooow:Figure+1" style:num-format="1">9</text:sequence></text:span><text:span text:style-name="T614">: </text:span><text:span text:style-name="T619">LFSR-A </text:span><text:span text:style-name="T629">and LFSR-B Setup</text:span></text:p>
      <text:p text:style-name="P66"><text:span text:style-name="T1561">LFSR-A is</text:span> <text:span text:style-name="T1561">set up</text:span> with the <text:span text:style-name="T1562">first</text:span> two bytes <text:span text:style-name="T51">k</text:span><text:span text:style-name="T419">0</text:span> and <text:span text:style-name="T51">k</text:span><text:span text:style-name="T419">1</text:span><text:span text:style-name="T208"> of the seed:</text:span></text:p>
      <text:list xml:id="list182356118377653" text:continue-numbering="true" text:style-name="List_20_2">
        <text:list-item>
          <text:p text:style-name="P765"><text:span text:style-name="T224">B</text:span><text:span text:style-name="T192">its </text:span><text:span text:style-name="T137">(</text:span><text:span text:style-name="T138"> </text:span><text:span text:style-name="T137">r</text:span><text:span text:style-name="T429">0</text:span><text:span text:style-name="T141"> </text:span><text:span text:style-name="T142">,</text:span><text:span text:style-name="T139">..,</text:span><text:span text:style-name="T138"> </text:span><text:span text:style-name="T137">r</text:span><text:span text:style-name="T429">7</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19">0</text:span><text:span text:style-name="T420">:0</text:span><text:span text:style-name="T225"> </text:span><text:span text:style-name="T226">,</text:span><text:span text:style-name="T209">..,</text:span><text:span text:style-name="T210"> </text:span><text:span text:style-name="T51">k</text:span><text:span text:style-name="T419">0</text:span><text:span text:style-name="T420">:7</text:span><text:span text:style-name="T210"> )</text:span><text:span text:style-name="T224">, that is</text:span><text:span text:style-name="T192"> </text:span><text:span text:style-name="T51">r</text:span><text:span text:style-name="T1197">i</text:span><text:span text:style-name="T73"> :</text:span><text:span text:style-name="T53">=</text:span><text:span text:style-name="T54"> </text:span><text:span text:style-name="T51">k</text:span><text:span text:style-name="T1197">0:i</text:span><text:span text:style-name="T195"> f</text:span><text:span text:style-name="T192">or</text:span><text:span text:style-name="T195"> </text:span><text:span text:style-name="T51">i</text:span><text:span text:style-name="T73"> </text:span><text:span text:style-name="T51">=</text:span><text:span text:style-name="T73"> </text:span><text:span text:style-name="T51">0..7</text:span><text:span text:style-name="T192">. </text:span></text:p>
        </text:list-item>
        <text:list-item>
          <text:p text:style-name="P767"><text:span text:style-name="T224">Bit </text:span><text:span text:style-name="T52">r</text:span><text:span text:style-name="T425">8</text:span><text:span text:style-name="T224"> i</text:span><text:span text:style-name="T192">s initialized </text:span><text:span text:style-name="T207">to</text:span><text:span text:style-name="T192"> 1</text:span><text:span text:style-name="T224">, that is</text:span><text:span text:style-name="T192"> </text:span><text:span text:style-name="T51">r</text:span><text:span text:style-name="T425">8</text:span><text:span text:style-name="T89"> :</text:span><text:span text:style-name="T53">=</text:span><text:span text:style-name="T89"> </text:span><text:span text:style-name="T51">1</text:span><text:span text:style-name="T192">. </text:span></text:p>
        </text:list-item>
        <text:list-item>
          <text:p text:style-name="P779"><text:span text:style-name="T270">B</text:span><text:span text:style-name="T259">its </text:span><text:span text:style-name="T137">(</text:span><text:span text:style-name="T138"> </text:span><text:span text:style-name="T137">r</text:span><text:span text:style-name="T428">9</text:span><text:span text:style-name="T138"> </text:span><text:span text:style-name="T141">,</text:span><text:span text:style-name="T139">..,</text:span><text:span text:style-name="T138"> </text:span><text:span text:style-name="T137">r</text:span><text:span text:style-name="T428">16</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28">1:0</text:span><text:span text:style-name="T268"> </text:span><text:span text:style-name="T271">,</text:span><text:span text:style-name="T268">.</text:span><text:span text:style-name="T267">.</text:span><text:span text:style-name="T268">, </text:span><text:span text:style-name="T132">k</text:span><text:span text:style-name="T428">1:7</text:span><text:span text:style-name="T268"> ), </text:span><text:span text:style-name="T270">that is</text:span><text:span text:style-name="T259"> </text:span><text:span text:style-name="T132">r</text:span><text:span text:style-name="T427">9+i</text:span><text:span text:style-name="T135"> :</text:span><text:span text:style-name="T140">=</text:span><text:span text:style-name="T135"> </text:span><text:span text:style-name="T132">k</text:span><text:span text:style-name="T427">1:i</text:span><text:span text:style-name="T269"> </text:span><text:span text:style-name="T259">for</text:span><text:span text:style-name="T269"> </text:span><text:span text:style-name="T132">i=0..7</text:span><text:span text:style-name="T259">.</text:span></text:p>
        </text:list-item>
      </text:list>
      <text:list xml:id="list3855764629281337555" text:style-name="L407">
        <text:list-header>
          <text:p text:style-name="P747"><text:span text:style-name="T1650">LFSR-B is</text:span><text:span text:style-name="T1651"> </text:span><text:span text:style-name="T1650">set up</text:span><text:span text:style-name="T1651"> with the </text:span><text:span text:style-name="T1652">last three</text:span><text:span text:style-name="T1651"> bytes </text:span><text:span text:style-name="T1654">k</text:span><text:span text:style-name="T448">2</text:span><text:span text:style-name="T1652">, </text:span><text:span text:style-name="T1654">k</text:span><text:span text:style-name="T448">3</text:span><text:span text:style-name="T1652"> </text:span><text:span text:style-name="T1651">and </text:span><text:span text:style-name="T1654">k</text:span><text:span text:style-name="T448">4</text:span><text:span text:style-name="T1651"> of the seed</text:span><text:span text:style-name="T1655">:</text:span></text:p>
        </text:list-header>
        <text:list-item text:style-override="List_20_2">
          <text:p text:style-name="P786"><text:span text:style-name="T224">B</text:span><text:span text:style-name="T192">its </text:span><text:span text:style-name="T137">(</text:span><text:span text:style-name="T138"> </text:span><text:span text:style-name="T137">r</text:span><text:span text:style-name="T429">0</text:span><text:span text:style-name="T141"> </text:span><text:span text:style-name="T146">,</text:span><text:span text:style-name="T139">..,</text:span><text:span text:style-name="T138"> </text:span><text:span text:style-name="T137">r</text:span><text:span text:style-name="T430">2</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26">2</text:span><text:span text:style-name="T420">:0</text:span><text:span text:style-name="T225"> </text:span><text:span text:style-name="T226">,</text:span><text:span text:style-name="T209">..,</text:span><text:span text:style-name="T210"> </text:span><text:span text:style-name="T51">k</text:span><text:span text:style-name="T426">2</text:span><text:span text:style-name="T420">:</text:span><text:span text:style-name="T426">2</text:span><text:span text:style-name="T210"> )</text:span><text:span text:style-name="T224">, that is</text:span><text:span text:style-name="T192"> </text:span><text:span text:style-name="T51">r</text:span><text:span text:style-name="T1197">i</text:span><text:span text:style-name="T73"> :</text:span><text:span text:style-name="T53">=</text:span><text:span text:style-name="T54"> </text:span><text:span text:style-name="T51">k</text:span><text:span text:style-name="T1198">2</text:span><text:span text:style-name="T1197">:i</text:span><text:span text:style-name="T195"> f</text:span><text:span text:style-name="T192">or</text:span><text:span text:style-name="T195"> </text:span><text:span text:style-name="T51">i</text:span><text:span text:style-name="T73"> </text:span><text:span text:style-name="T51">=</text:span><text:span text:style-name="T73"> </text:span><text:span text:style-name="T51">0..</text:span><text:span text:style-name="T90">2</text:span><text:span text:style-name="T226">.</text:span></text:p>
        </text:list-item>
        <text:list-item text:style-override="List_20_2">
          <text:p text:style-name="P787"><text:span text:style-name="T224">Bit </text:span><text:span text:style-name="T52">r</text:span><text:span text:style-name="T426">3</text:span><text:span text:style-name="T224"> i</text:span><text:span text:style-name="T226">s initialized </text:span><text:span text:style-name="T207">to</text:span><text:span text:style-name="T226"> 1</text:span><text:span text:style-name="T224">, that is</text:span><text:span text:style-name="T226"> </text:span><text:span text:style-name="T90">r</text:span><text:span text:style-name="T426">3</text:span><text:span text:style-name="T89"> :</text:span><text:span text:style-name="T53">=</text:span><text:span text:style-name="T89"> </text:span><text:span text:style-name="T90">1</text:span><text:span text:style-name="T226">.</text:span></text:p>
        </text:list-item>
        <text:list-item text:style-override="List_20_2">
          <text:p text:style-name="P786"><text:span text:style-name="T224">B</text:span><text:span text:style-name="T192">its </text:span><text:span text:style-name="T137">(</text:span><text:span text:style-name="T138"> </text:span><text:span text:style-name="T137">r</text:span><text:span text:style-name="T430">4</text:span><text:span text:style-name="T141"> </text:span><text:span text:style-name="T146">,</text:span><text:span text:style-name="T139">..,</text:span><text:span text:style-name="T138"> </text:span><text:span text:style-name="T137">r</text:span><text:span text:style-name="T430">8</text:span><text:span text:style-name="T138"> )</text:span><text:span text:style-name="T192"> are init</text:span><text:span text:style-name="T235">i</text:span><text:span text:style-name="T192">alized with </text:span><text:span text:style-name="T194">(</text:span><text:span text:style-name="T210"> </text:span><text:span text:style-name="T51">k</text:span><text:span text:style-name="T426">2</text:span><text:span text:style-name="T420">:</text:span><text:span text:style-name="T426">3</text:span><text:span text:style-name="T225"> </text:span><text:span text:style-name="T226">,</text:span><text:span text:style-name="T209">..,</text:span><text:span text:style-name="T210"> </text:span><text:span text:style-name="T51">k</text:span><text:span text:style-name="T426">2</text:span><text:span text:style-name="T420">:</text:span><text:span text:style-name="T426">7</text:span><text:span text:style-name="T210"> )</text:span><text:span text:style-name="T224">, that is</text:span><text:span text:style-name="T192"> </text:span><text:span text:style-name="T132">r</text:span><text:span text:style-name="T430">4+</text:span><text:span text:style-name="T427">i</text:span><text:span text:style-name="T135"> :</text:span><text:span text:style-name="T140">=</text:span><text:span text:style-name="T135"> </text:span><text:span text:style-name="T132">k</text:span><text:span text:style-name="T430">2</text:span><text:span text:style-name="T427">:</text:span><text:span text:style-name="T431">3+</text:span><text:span text:style-name="T427">i</text:span><text:span text:style-name="T269"> </text:span><text:span text:style-name="T259">for</text:span><text:span text:style-name="T269"> </text:span><text:span text:style-name="T132">i=0..</text:span><text:span text:style-name="T143">4</text:span><text:span text:style-name="T226">.</text:span></text:p>
        </text:list-item>
        <text:list-item text:style-override="List_20_2">
          <text:p text:style-name="P786"><text:span text:style-name="T270">B</text:span><text:span text:style-name="T259">its </text:span><text:span text:style-name="T137">(</text:span><text:span text:style-name="T138"> </text:span><text:span text:style-name="T137">r</text:span><text:span text:style-name="T428">9</text:span><text:span text:style-name="T138"> </text:span><text:span text:style-name="T141">,</text:span><text:span text:style-name="T139">..,</text:span><text:span text:style-name="T138"> </text:span><text:span text:style-name="T137">r</text:span><text:span text:style-name="T428">16</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30">3</text:span><text:span text:style-name="T428">:0</text:span><text:span text:style-name="T268"> </text:span><text:span text:style-name="T271">,</text:span><text:span text:style-name="T268">.</text:span><text:span text:style-name="T267">.</text:span><text:span text:style-name="T268">, </text:span><text:span text:style-name="T132">k</text:span><text:span text:style-name="T430">3</text:span><text:span text:style-name="T428">:7</text:span><text:span text:style-name="T268"> ), </text:span><text:span text:style-name="T270">that is</text:span><text:span text:style-name="T259"> </text:span><text:span text:style-name="T132">r</text:span><text:span text:style-name="T427">9+i</text:span><text:span text:style-name="T135"> :</text:span><text:span text:style-name="T140">=</text:span><text:span text:style-name="T135"> </text:span><text:span text:style-name="T132">k</text:span><text:span text:style-name="T430">3</text:span><text:span text:style-name="T427">:i</text:span><text:span text:style-name="T269"> </text:span><text:span text:style-name="T259">for</text:span><text:span text:style-name="T269"> </text:span><text:span text:style-name="T132">i=0..7</text:span><text:span text:style-name="T259">.</text:span></text:p>
        </text:list-item>
        <text:list-item text:style-override="List_20_2">
          <text:p text:style-name="P790"><text:span text:style-name="T270">B</text:span><text:span text:style-name="T259">its </text:span><text:span text:style-name="T137">(</text:span><text:span text:style-name="T138"> </text:span><text:span text:style-name="T137">r</text:span><text:span text:style-name="T430">17</text:span><text:span text:style-name="T138"> </text:span><text:span text:style-name="T141">,</text:span><text:span text:style-name="T139">..,</text:span><text:span text:style-name="T138"> </text:span><text:span text:style-name="T137">r</text:span><text:span text:style-name="T430">24</text:span><text:span text:style-name="T138"> )</text:span><text:span text:style-name="T259"> are init</text:span><text:span text:style-name="T275">i</text:span><text:span text:style-name="T259">alized with</text:span><text:span text:style-name="T267"> (</text:span><text:span text:style-name="T268"> </text:span><text:span text:style-name="T132">k</text:span><text:span text:style-name="T430">4</text:span><text:span text:style-name="T428">:0</text:span><text:span text:style-name="T268"> </text:span><text:span text:style-name="T271">,</text:span><text:span text:style-name="T268">.</text:span><text:span text:style-name="T267">.</text:span><text:span text:style-name="T268">, </text:span><text:span text:style-name="T132">k</text:span><text:span text:style-name="T430">4</text:span><text:span text:style-name="T428">:7</text:span><text:span text:style-name="T268"> ), </text:span><text:span text:style-name="T270">that is</text:span><text:span text:style-name="T259"> </text:span><text:span text:style-name="T132">r</text:span><text:span text:style-name="T430">17</text:span><text:span text:style-name="T427">+i</text:span><text:span text:style-name="T135"> :</text:span><text:span text:style-name="T140">=</text:span><text:span text:style-name="T135"> </text:span><text:span text:style-name="T132">k</text:span><text:span text:style-name="T430">4</text:span><text:span text:style-name="T427">:i</text:span><text:span text:style-name="T269"> </text:span><text:span text:style-name="T259">for</text:span><text:span text:style-name="T269"> </text:span><text:span text:style-name="T132">i=0..7</text:span><text:span text:style-name="T259">.</text:span></text:p>
        </text:list-item>
      </text:list>
      <text:p text:style-name="P59"/>
      <text:p text:style-name="P539"><text:span text:style-name="T1657">Both</text:span> LFSR<text:span text:style-name="T1657">s</text:span> <text:span text:style-name="T1657">are</text:span> driven <text:span text:style-name="T1915">through</text:span> XOR<text:span text:style-name="T980"><text:note text:id="ftn18" text:note-class="footnote"><text:note-citation>18</text:note-citation><text:note-body><text:p text:style-name="P406">http://en.wikipedia.org/wiki/Exclusive_or#Truth_table</text:p></text:note-body></text:note></text:span> of <text:span text:style-name="T1728">pre-selected</text:span> <text:span text:style-name="T1657">register </text:span>bits.<text:span text:style-name="T1657"> </text:span>The bit positions that affect the next <text:span text:style-name="T1915">LFSR </text:span>state are called the taps.<text:span text:style-name="T1658"> The tapped value </text:span><text:span text:style-name="T253">is</text:span><text:span text:style-name="T251"> the keystream</text:span><text:span text:style-name="T249"> bit</text:span><text:span text:style-name="T251"> </text:span><text:span text:style-name="T128">s</text:span><text:span text:style-name="T253">.</text:span></text:p>
      <text:p text:style-name="P534"><text:span text:style-name="T1657">LFSR-A taps bits 2 and 16, that is </text:span><text:span text:style-name="T91">s = </text:span><text:span text:style-name="T128">r</text:span><text:span text:style-name="T126">.tap()</text:span><text:span text:style-name="T127"> </text:span><text:span text:style-name="T131">:</text:span><text:span text:style-name="T127">=</text:span><text:span text:style-name="T124"> </text:span><text:span text:style-name="T129">r</text:span><text:span text:style-name="T1201">2</text:span><text:span text:style-name="T149"> </text:span><text:span text:style-name="T148">⊕</text:span><text:span text:style-name="T149"> </text:span><text:span text:style-name="T148">r</text:span><text:span text:style-name="T1201">16</text:span><text:span text:style-name="T254">.</text:span></text:p>
      <text:p text:style-name="P538"><text:span text:style-name="T1657">LFSR-B taps bits 12, 20, 21 and 24, that is </text:span><text:span text:style-name="T91">s = </text:span><text:span text:style-name="T128">r</text:span><text:span text:style-name="T126">.tap()</text:span><text:span text:style-name="T127"> </text:span><text:span text:style-name="T131">:</text:span><text:span text:style-name="T127">=</text:span><text:span text:style-name="T124"> </text:span><text:span text:style-name="T148">r</text:span><text:span text:style-name="T1312">12</text:span><text:span text:style-name="T149"> </text:span><text:span text:style-name="T148">⊕</text:span><text:span text:style-name="T149"> </text:span><text:span text:style-name="T148">r</text:span><text:span text:style-name="T1312">20</text:span><text:span text:style-name="T149"> </text:span><text:span text:style-name="T148">⊕</text:span><text:span text:style-name="T149"> </text:span><text:span text:style-name="T148">r</text:span><text:span text:style-name="T1312">21</text:span><text:span text:style-name="T149"> </text:span><text:span text:style-name="T148">⊕</text:span><text:span text:style-name="T149"> </text:span><text:span text:style-name="T148">r</text:span><text:span text:style-name="T1312">24</text:span><text:span text:style-name="T977">.</text:span></text:p>
      <text:p text:style-name="P58"><text:span text:style-name="T252">T</text:span><text:span text:style-name="T249">o transition </text:span><text:span text:style-name="T258">(</text:span><text:span text:style-name="T249">⎍</text:span><text:span text:style-name="T258">)</text:span><text:span text:style-name="T257"> </text:span><text:span text:style-name="T252">from </text:span><text:span text:style-name="T253">an</text:span><text:span text:style-name="T252"> LFSR state </text:span><text:span text:style-name="T130">r</text:span><text:span text:style-name="T252"> </text:span><text:span text:style-name="T249">into the next </text:span><text:span text:style-name="T250">LFSR </text:span><text:span text:style-name="T249">state </text:span><text:span text:style-name="T1790">r'</text:span><text:span text:style-name="T1791"> = r.next()</text:span><text:span text:style-name="T1833">:</text:span></text:p>
      <text:list xml:id="list4865393943919775352" text:style-name="List_20_2">
        <text:list-item>
          <text:p text:style-name="P771">the tap is applied,</text:p>
        </text:list-item>
        <text:list-item>
          <text:p text:style-name="P772"><text:span text:style-name="T281">t</text:span><text:span text:style-name="T280">he </text:span><text:span text:style-name="T155">n</text:span><text:span text:style-name="T282">-bit </text:span><text:span text:style-name="T280">register </text:span><text:span text:style-name="T150">r</text:span><text:span text:style-name="T280"> is shifted </text:span><text:span text:style-name="T283">upward</text:span><text:span text:style-name="T284">s</text:span><text:span text:style-name="T281">,</text:span><text:span text:style-name="T284"> </text:span><text:span text:style-name="T282">that is </text:span><text:span text:style-name="T1799">r'</text:span><text:span text:style-name="T1249">i+1</text:span><text:span text:style-name="T1799"> := r</text:span><text:span text:style-name="T1249">i</text:span><text:span text:style-name="T1799"> | i = 0 .. (n-2)</text:span><text:span text:style-name="T1850">, </text:span></text:p>
        </text:list-item>
        <text:list-item>
          <text:p text:style-name="P791">the lowest bit is set to the <text:span text:style-name="T2070">previously </text:span>tapped value, that is <text:span text:style-name="T1753">r'</text:span><text:span text:style-name="T1237">0</text:span><text:span text:style-name="T1753"> := r.tap()</text:span><text:span text:style-name="T1832">.</text:span></text:p>
        </text:list-item>
      </text:list>
      <text:p text:style-name="P333"><draw:frame draw:style-name="fr1" draw:name="Frame16" text:anchor-type="paragraph" svg:x="0.002cm" svg:y="0.03cm" svg:width="16.205cm" draw:z-index="29"><draw:text-box fo:min-height="8.082cm"><text:p text:style-name="P468"/></draw:text-box></draw:frame><draw:g text:anchor-type="paragraph" draw:z-index="34" draw:style-name="gr1"><draw:line draw:style-name="gr141" draw:text-style-name="P860" svg:x1="0.13cm" svg:y1="1.75cm" svg:x2="1.13cm" svg:y2="1.748cm"><text:p text:style-name="P852"><text:span text:style-name="T2117">⎍</text:span></text:p></draw:line><draw:custom-shape draw:style-name="gr142" draw:text-style-name="P884" xml:id="id151" draw:id="id151" svg:width="2.001cm" svg:height="1.158cm" svg:x="10.427cm" svg:y="4.649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draw:line-skew="-0.013cm" svg:x1="11.277cm" svg:y1="3.249cm" svg:x2="10.827cm" svg:y2="4.65cm" draw:end-shape="id151" draw:end-glue-point="4" svg:d="M11277 3249v432h-450v969" svg:viewBox="0 0 452 1402"><text:p/></draw:connector><draw:connector draw:style-name="gr143" draw:text-style-name="P859" svg:x1="13.678cm" svg:y1="3.249cm" svg:x2="11.228cm" svg:y2="4.65cm" draw:end-shape="id151" draw:end-glue-point="7" svg:d="M13678 3249v446h-2450v955" svg:viewBox="0 0 2452 1402"><text:p/></draw:connector><draw:connector draw:style-name="gr143" draw:text-style-name="P859" draw:line-skew="0.155cm" svg:x1="13.977cm" svg:y1="3.249cm" svg:x2="11.626cm" svg:y2="4.65cm" draw:end-shape="id151" draw:end-glue-point="8" svg:d="M13977 3249v602h-2351v799" svg:viewBox="0 0 2353 1402"><text:p/></draw:connector><draw:connector draw:style-name="gr143" draw:text-style-name="P859" draw:line-skew="0.356cm" svg:x1="14.879cm" svg:y1="3.249cm" svg:x2="12.027cm" svg:y2="4.65cm" draw:end-shape="id151" draw:end-glue-point="5" svg:d="M14879 3249v803h-2852v598" svg:viewBox="0 0 2854 1402"><text:p/></draw:connector><draw:connector draw:style-name="gr143" draw:text-style-name="P859" svg:x1="11.427cm" svg:y1="5.807cm" svg:x2="7.427cm" svg:y2="2.351cm" draw:start-shape="id151" draw:start-glue-point="6" draw:end-shape="id152" draw:end-glue-point="3" svg:d="M11427 5807v509h-4501v-3965h501" svg:viewBox="0 0 4503 3967"><text:p/></draw:connector><draw:connector draw:style-name="gr144" draw:text-style-name="P859" svg:x1="11.427cm" svg:y1="5.806cm" svg:x2="11.427cm" svg:y2="7.049cm" draw:start-shape="id151" draw:start-glue-point="6" draw:end-shape="id153" svg:d="M11427 5806v1243" svg:viewBox="0 0 2 1245"><text:p/></draw:connector><draw:custom-shape draw:style-name="gr145" draw:text-style-name="P884" xml:id="id154" draw:id="id154" svg:width="1.999cm" svg:height="1.149cm" svg:x="2.429cm" svg:y="4.658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3.428cm" svg:y1="5.805cm" svg:x2="1.128cm" svg:y2="2.351cm" draw:start-shape="id154" draw:start-glue-point="6" draw:end-shape="id155" draw:end-glue-point="3" svg:d="M3428 5805v510h-2801v-3964h501" svg:viewBox="0 0 2803 3965"><text:p/></draw:connector><draw:connector draw:style-name="gr144" draw:text-style-name="P859" svg:x1="3.428cm" svg:y1="5.805cm" svg:x2="3.428cm" svg:y2="7.05cm" draw:start-shape="id154" draw:start-glue-point="6" draw:end-shape="id156" draw:end-glue-point="0" svg:d="M3428 5805v1245" svg:viewBox="0 0 2 1247"><text:p/></draw:connector><draw:connector draw:style-name="gr143" draw:text-style-name="P859" svg:x1="6.178cm" svg:y1="3.249cm" svg:x2="4.026cm" svg:y2="4.658cm" draw:end-shape="id154" draw:end-glue-point="5" svg:d="M6178 3249v450h-2152v959" svg:viewBox="0 0 2154 1411"><text:p/></draw:connector><draw:connector draw:style-name="gr143" draw:text-style-name="P859" svg:x1="1.976cm" svg:y1="3.249cm" svg:x2="2.829cm" svg:y2="4.658cm" draw:end-shape="id154" draw:end-glue-point="4" svg:d="M1976 3249v450h853v959" svg:viewBox="0 0 855 1411"><text:p/></draw:connector><draw:custom-shape draw:style-name="gr146" draw:text-style-name="P860" svg:width="0.302cm" svg:height="1.502cm" svg:x="3.3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3.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4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2.1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826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5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226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4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5.1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8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4.2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3.9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60" svg:width="0.302cm" svg:height="1.502cm" svg:x="3.6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6.028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149" draw:text-style-name="P859" xml:id="id155" draw:id="id155" svg:width="5.299cm" svg:height="2.005cm" svg:x="1.128cm" svg:y="1.349cm"><text:p text:style-name="P852"><text:span text:style-name="T2118">LFSR-A</text:span></text:p><draw:enhanced-geometry svg:viewBox="0 0 21600 21600" draw:type="rectangle" draw:enhanced-path="M 0 0 L 21600 0 21600 21600 0 21600 0 0 Z N"/></draw:custom-shape><draw:custom-shape draw:style-name="gr146" draw:text-style-name="P860" svg:width="0.302cm" svg:height="1.502cm" svg:x="9.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9.3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9.0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8.7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8" draw:text-style-name="P860" svg:width="0.302cm" svg:height="1.502cm" svg:x="8.4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8.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7.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7.5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0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1.7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1.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1.1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12</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8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5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0.229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svg:width="0.302cm" svg:height="1.502cm" svg:x="9.9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3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0" draw:text-style-name="P859" xml:id="id152" draw:id="id152" svg:width="7.705cm" svg:height="2.005cm" svg:x="7.426cm" svg:y="1.349cm"><text:p text:style-name="P852"><text:span text:style-name="T2118">LFSR-B</text:span></text:p><draw:enhanced-geometry svg:viewBox="0 0 21600 21600" draw:type="rectangle" draw:enhanced-path="M 0 0 L 21600 0 21600 21600 0 21600 0 0 Z N"/></draw:custom-shape><draw:custom-shape draw:style-name="gr146" draw:text-style-name="P860" svg:width="0.302cm" svg:height="1.502cm" svg:x="14.4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4.127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51" draw:text-style-name="P860" svg:width="0.302cm" svg:height="1.502cm" svg:x="13.828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3.528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0</text:spa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3.2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9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6" draw:text-style-name="P860" svg:width="0.302cm" svg:height="1.502cm" svg:x="12.626cm" svg:y="1.749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47" draw:text-style-name="P860" svg:width="0.302cm" svg:height="1.502cm" svg:x="14.727cm" svg:y="1.749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custom-shape draw:style-name="gr152" draw:text-style-name="P859" xml:id="id156" draw:id="id156" svg:width="1.999cm" svg:height="0.701cm" svg:x="2.429cm" svg:y="7.05cm"><text:p text:style-name="P852"><text:span text:style-name="T2127">keystream </text:span><text:span text:style-name="T2128">s</text:span><text:span text:style-name="T2129">A</text:span></text:p><draw:enhanced-geometry svg:viewBox="0 0 21600 21600" draw:type="rectangle" draw:enhanced-path="M 0 0 L 21600 0 21600 21600 0 21600 0 0 Z N"/></draw:custom-shape><draw:custom-shape draw:style-name="gr153" draw:text-style-name="P859" xml:id="id153" draw:id="id153" svg:width="2.001cm" svg:height="0.701cm" svg:x="10.427cm" svg:y="7.05cm"><text:p text:style-name="P852"><text:span text:style-name="T2127">keystream </text:span><text:span text:style-name="T2128">s</text:span><text:span text:style-name="T2129">B</text:span></text:p><draw:enhanced-geometry svg:viewBox="0 0 21600 21600" draw:type="rectangle" draw:enhanced-path="M 0 0 L 21600 0 21600 21600 0 21600 0 0 Z N"/></draw:custom-shape><draw:line draw:style-name="gr154" draw:text-style-name="P860" svg:x1="15.13cm" svg:y1="1.75cm" svg:x2="16.13cm" svg:y2="1.748cm"><text:p text:style-name="P852"><text:span text:style-name="T2117">⎍</text:span></text:p></draw:line></draw:g><text:span text:style-name="T614">Figure </text:span><text:span text:style-name="T614"><text:sequence text:ref-name="refFigure9" text:name="Figure" text:formula="ooow:Figure+1" style:num-format="1">10</text:sequence></text:span><text:span text:style-name="T614">: </text:span><text:span text:style-name="T619">LFSR-A </text:span><text:span text:style-name="T629">and LFSR-B </text:span><text:span text:style-name="T631">Transition</text:span></text:p>
      <text:p text:style-name="P532">If all bits of register <text:span text:style-name="T51">r</text:span> are zero, all of <text:span text:style-name="T51">r'</text:span> bits are also zero. This <text:span text:style-name="T1916">zero-register</text:span> <text:span text:style-name="T1916">cycle has</text:span> a period<text:span text:style-name="T2015"> length</text:span> of 1<text:span text:style-name="T1660">.</text:span></text:p>
      <text:p text:style-name="P60">For none-zero registers<text:span text:style-name="T2064">:</text:span></text:p>
      <text:list xml:id="list4416904285239099352" text:style-name="List_20_2">
        <text:list-item>
          <text:p text:style-name="P788"><text:span text:style-name="T255">t</text:span><text:span text:style-name="T248">he </text:span><text:span text:style-name="T247">LFSR-A cycle has a period with 2</text:span><text:span text:style-name="T756">17</text:span><text:span text:style-name="T247">-1 </text:span><text:span text:style-name="T256">different </text:span><text:span text:style-name="T247">states</text:span><text:span text:style-name="T1147">↳</text:span><text:span text:style-name="T1147"><text:bookmark-ref text:reference-format="number" text:ref-name="__RefNumPara__19874_807995423">8.1</text:bookmark-ref></text:span><text:span text:style-name="T255">,</text:span></text:p>
        </text:list-item>
        <text:list-item>
          <text:p text:style-name="P780"><text:span text:style-name="T1338">t</text:span><text:span text:style-name="T1339">he </text:span><text:span text:style-name="T1335">LFSR-</text:span><text:span text:style-name="T1340">B</text:span><text:span text:style-name="T1335"> cycle has a period with 2</text:span><text:span text:style-name="T748">25</text:span><text:span text:style-name="T1335">-1 </text:span><text:span text:style-name="T1341">different </text:span><text:span text:style-name="T1335">states</text:span><text:span text:style-name="T1127">↳</text:span><text:span text:style-name="T1127"><text:bookmark-ref text:reference-format="number" text:ref-name="__RefHeading__16418_2075100171">8.2</text:bookmark-ref></text:span><text:span text:style-name="T1335">. </text:span></text:p>
        </text:list-item>
      </text:list>
      <text:p text:style-name="P526"><text:span text:style-name="T1459">Note</text:span><text:span text:style-name="T1335">: A binary register can be implemented with the least significant bit first (and so the most significant bit last) or with the most significant </text:span><text:span text:style-name="T1343">bit </text:span><text:span text:style-name="T1335">first (and so the least significant bit last). In this document</text:span><text:span text:style-name="T1342"> and the accompanied program</text:span><text:span text:style-name="T1335">, the first approach is chosen.</text:span><text:span text:style-name="T1342"> Also, illustrations</text:span><text:span text:style-name="T1343"> in this document</text:span><text:span text:style-name="T1342"> for binary values show the least significant bit left and the most significant bit right, while numbers in the text start with the most significant digit left (as commonly used).</text:span><text:span text:style-name="T1343"> For example, the number A3</text:span><text:span text:style-name="T1211">H</text:span><text:span text:style-name="T1343"> </text:span><text:span text:style-name="T1344">is illustrated by its </text:span><text:span text:style-name="T1343">binary </text:span><text:span text:style-name="T1344">represen­tation</text:span><text:span text:style-name="T1343"> 1100-0101</text:span><text:span text:style-name="T1211">B</text:span><text:span text:style-name="T1343">.</text:span></text:p>
      <text:h text:style-name="P827" text:outline-level="2"><text:bookmark-start text:name="__RefHeading__1446_249676230"/>Disc-Key Decryption<text:bookmark-end text:name="__RefHeading__1446_249676230"/></text:h>
      <text:p text:style-name="P13">The disc-key<text:span text:style-name="T1070">↳</text:span><text:span text:style-name="T1070"><text:bookmark-ref text:reference-format="number" text:ref-name="__RefHeading__6145_309438263">2.4</text:bookmark-ref></text:span> decryption is defined as<text:span text:style-name="T1635">: </text:span><text:span text:style-name="T83">( </text:span><text:span text:style-name="T173">k </text:span><text:span text:style-name="T180">,</text:span><text:span text:style-name="T173"> c </text:span><text:span text:style-name="T180">) </text:span><text:span text:style-name="T178">→</text:span><text:span text:style-name="T173"> p.</text:span><text:span text:style-name="T179"> </text:span></text:p>
      <text:p text:style-name="P14"><text:span text:style-name="T81"><text:tab/>k</text:span><text:span text:style-name="T1633">: 5-byte player-key</text:span></text:p>
      <text:p text:style-name="P12"><text:span text:style-name="T81"><text:tab/>c</text:span><text:span text:style-name="T1633">: 5-byte encrypted disc-key (cipher-text)</text:span></text:p>
      <text:p text:style-name="P498"><text:span text:style-name="T82"><text:tab/></text:span><text:span text:style-name="T81">p</text:span><text:span text:style-name="T1633">: 5-byte decrypted disc-key (plain-text)</text:span></text:p>
      <text:p text:style-name="P50"><draw:frame draw:style-name="fr1" draw:name="Frame5" text:anchor-type="paragraph" svg:x="0.06cm" svg:y="2.595cm" svg:width="15.533cm" draw:z-index="0"><draw:text-box fo:min-height="8.892cm"><text:p text:style-name="P462"><draw:g text:anchor-type="paragraph" draw:z-index="26" draw:style-name="gr1"><draw:g draw:style-name="gr2"><draw:custom-shape draw:style-name="gr67" draw:text-style-name="P853" xml:id="id45" draw:id="id45" svg:width="3.003cm" svg:height="1.5cm" svg:x="5.999cm" svg:y="2.381cm"><draw:glue-point draw:id="4" svg:x="0cm" svg:y="-5cm"/><draw:glue-point draw:id="5" svg:x="0cm" svg:y="5cm"/><text:p text:style-name="P852"><text:span text:style-name="T2082">Generator</text:span></text:p><text:p text:style-name="P876"><text:span text:style-name="T2082">(</text:span><text:span text:style-name="T2115">ι</text:span><text:span text:style-name="T2116">A</text:span><text:span text:style-name="T2082">,</text:span><text:span text:style-name="T2115">ι</text:span><text:span text:style-name="T2116">B</text:span><text:span text:style-name="T2082">) = (0,0)</text:span></text:p><draw:enhanced-geometry svg:viewBox="0 0 21600 21600" draw:type="rectangle" draw:enhanced-path="M 0 0 L 21600 0 21600 21600 0 21600 0 0 Z N"/></draw:custom-shape><draw:g draw:style-name="gr2" xml:id="id44" draw:id="id44"><draw:glue-point draw:id="4" svg:x="0cm" svg:y="5cm"/><draw:custom-shape draw:style-name="gr10" draw:text-style-name="P854" svg:width="1.001cm" svg:height="1.003cm" svg:x="4.999cm" svg:y="0.381cm"><text:p text:style-name="P852"><text:span text:style-name="T2086">k</text:span><text:span text:style-name="T2087">0</text:span></text:p><draw:enhanced-geometry svg:viewBox="0 0 21600 21600" draw:type="rectangle" draw:enhanced-path="M 0 0 L 21600 0 21600 21600 0 21600 0 0 Z N"/></draw:custom-shape><draw:custom-shape draw:style-name="gr9" draw:text-style-name="P853" svg:width="1.003cm" svg:height="1.003cm" svg:x="8.999cm" svg:y="0.381cm"><text:p text:style-name="P852"><text:span text:style-name="T2086">k</text:span><text:span text:style-name="T2087">4</text:span></text:p><draw:enhanced-geometry svg:viewBox="0 0 21600 21600" draw:type="rectangle" draw:enhanced-path="M 0 0 L 21600 0 21600 21600 0 21600 0 0 Z N"/></draw:custom-shape><draw:custom-shape draw:style-name="gr9" draw:text-style-name="P853" svg:width="1.003cm" svg:height="1.003cm" svg:x="7.999cm" svg:y="0.381cm"><text:p text:style-name="P852"><text:span text:style-name="T2086">k</text:span><text:span text:style-name="T2087">3</text:span></text:p><draw:enhanced-geometry svg:viewBox="0 0 21600 21600" draw:type="rectangle" draw:enhanced-path="M 0 0 L 21600 0 21600 21600 0 21600 0 0 Z N"/></draw:custom-shape><draw:custom-shape draw:style-name="gr9" draw:text-style-name="P853" svg:width="1.003cm" svg:height="1.003cm" svg:x="6.999cm" svg:y="0.381cm"><text:p text:style-name="P852"><text:span text:style-name="T2086">k</text:span><text:span text:style-name="T2087">2</text:span></text:p><draw:enhanced-geometry svg:viewBox="0 0 21600 21600" draw:type="rectangle" draw:enhanced-path="M 0 0 L 21600 0 21600 21600 0 21600 0 0 Z N"/></draw:custom-shape><draw:custom-shape draw:style-name="gr9" draw:text-style-name="P853" svg:width="1.003cm" svg:height="1.003cm" svg:x="5.999cm" svg:y="0.381cm"><text:p text:style-name="P852"><text:span text:style-name="T2086">k</text:span><text:span text:style-name="T2087">1</text:span></text:p><draw:enhanced-geometry svg:viewBox="0 0 21600 21600" draw:type="rectangle" draw:enhanced-path="M 0 0 L 21600 0 21600 21600 0 21600 0 0 Z N"/></draw:custom-shape></draw:g><draw:g draw:style-name="gr2" xml:id="id46" draw:id="id46"><draw:glue-point draw:id="4" svg:x="0cm" svg:y="-5cm"/><draw:glue-point draw:id="5" svg:x="0cm" svg:y="5cm"/><draw:custom-shape draw:style-name="gr10" draw:text-style-name="P854" svg:width="1.001cm" svg:height="1.003cm" svg:x="4.999cm" svg:y="4.78cm"><text:p text:style-name="P852"><text:span text:style-name="T2082">s</text:span><text:span text:style-name="T2087">0</text:span></text:p><draw:enhanced-geometry svg:viewBox="0 0 21600 21600" draw:type="rectangle" draw:enhanced-path="M 0 0 L 21600 0 21600 21600 0 21600 0 0 Z N"/></draw:custom-shape><draw:custom-shape draw:style-name="gr9" draw:text-style-name="P853" svg:width="1.003cm" svg:height="1.003cm" svg:x="8.999cm" svg:y="4.78cm"><text:p text:style-name="P852"><text:span text:style-name="T2082">s</text:span><text:span text:style-name="T2087">4</text:span></text:p><draw:enhanced-geometry svg:viewBox="0 0 21600 21600" draw:type="rectangle" draw:enhanced-path="M 0 0 L 21600 0 21600 21600 0 21600 0 0 Z N"/></draw:custom-shape><draw:custom-shape draw:style-name="gr9" draw:text-style-name="P853" svg:width="1.003cm" svg:height="1.003cm" svg:x="7.999cm" svg:y="4.78cm"><text:p text:style-name="P852"><text:span text:style-name="T2082">s</text:span><text:span text:style-name="T2087">3</text:span></text:p><draw:enhanced-geometry svg:viewBox="0 0 21600 21600" draw:type="rectangle" draw:enhanced-path="M 0 0 L 21600 0 21600 21600 0 21600 0 0 Z N"/></draw:custom-shape><draw:custom-shape draw:style-name="gr9" draw:text-style-name="P853" svg:width="1.003cm" svg:height="1.003cm" svg:x="6.999cm" svg:y="4.78cm"><text:p text:style-name="P852"><text:span text:style-name="T2082">s</text:span><text:span text:style-name="T2087">2</text:span></text:p><draw:enhanced-geometry svg:viewBox="0 0 21600 21600" draw:type="rectangle" draw:enhanced-path="M 0 0 L 21600 0 21600 21600 0 21600 0 0 Z N"/></draw:custom-shape><draw:custom-shape draw:style-name="gr9" draw:text-style-name="P853" svg:width="1.003cm" svg:height="1.003cm" svg:x="5.999cm" svg:y="4.78cm"><text:p text:style-name="P852"><text:span text:style-name="T2082">s</text:span><text:span text:style-name="T2087">1</text:span></text:p><draw:enhanced-geometry svg:viewBox="0 0 21600 21600" draw:type="rectangle" draw:enhanced-path="M 0 0 L 21600 0 21600 21600 0 21600 0 0 Z N"/></draw:custom-shape></draw:g><draw:g draw:style-name="gr2" xml:id="id48" draw:id="id48"><draw:glue-point draw:id="4" svg:x="5cm" svg:y="-0.5cm"/><draw:custom-shape draw:style-name="gr9" draw:text-style-name="P854" svg:width="1.003cm" svg:height="1.003cm" svg:x="0cm" svg:y="7.13cm"><text:p text:style-name="P852"><text:span text:style-name="T2086">c</text:span><text:span text:style-name="T2087">0</text:span></text:p><draw:enhanced-geometry svg:viewBox="0 0 21600 21600" draw:type="rectangle" draw:enhanced-path="M 0 0 L 21600 0 21600 21600 0 21600 0 0 Z N"/></draw:custom-shape><draw:custom-shape draw:style-name="gr10" draw:text-style-name="P853" svg:width="1.001cm" svg:height="1.003cm" svg:x="3.999cm" svg:y="7.13cm"><text:p text:style-name="P852"><text:span text:style-name="T2086">c</text:span><text:span text:style-name="T2087">4</text:span></text:p><draw:enhanced-geometry svg:viewBox="0 0 21600 21600" draw:type="rectangle" draw:enhanced-path="M 0 0 L 21600 0 21600 21600 0 21600 0 0 Z N"/></draw:custom-shape><draw:custom-shape draw:style-name="gr10" draw:text-style-name="P853" svg:width="1.001cm" svg:height="1.003cm" svg:x="2.999cm" svg:y="7.13cm"><text:p text:style-name="P852"><text:span text:style-name="T2086">c</text:span><text:span text:style-name="T2087">3</text:span></text:p><draw:enhanced-geometry svg:viewBox="0 0 21600 21600" draw:type="rectangle" draw:enhanced-path="M 0 0 L 21600 0 21600 21600 0 21600 0 0 Z N"/></draw:custom-shape><draw:custom-shape draw:style-name="gr28" draw:text-style-name="P853" svg:width="0.999cm" svg:height="1.003cm" svg:x="2cm" svg:y="7.13cm"><text:p text:style-name="P852"><text:span text:style-name="T2086">c</text:span><text:span text:style-name="T2087">2</text:span></text:p><draw:enhanced-geometry svg:viewBox="0 0 21600 21600" draw:type="rectangle" draw:enhanced-path="M 0 0 L 21600 0 21600 21600 0 21600 0 0 Z N"/></draw:custom-shape><draw:custom-shape draw:style-name="gr9" draw:text-style-name="P853" svg:width="1.003cm" svg:height="1.003cm" svg:x="1cm" svg:y="7.13cm"><text:p text:style-name="P852"><text:span text:style-name="T2086">c</text:span><text:span text:style-name="T2087">1</text:span></text:p><draw:enhanced-geometry svg:viewBox="0 0 21600 21600" draw:type="rectangle" draw:enhanced-path="M 0 0 L 21600 0 21600 21600 0 21600 0 0 Z N"/></draw:custom-shape></draw:g><draw:g draw:style-name="gr2" xml:id="id49" draw:id="id49"><draw:glue-point draw:id="4" svg:x="-5cm" svg:y="-0.5cm"/><draw:custom-shape draw:style-name="gr10" draw:text-style-name="P854" svg:width="1.001cm" svg:height="1.003cm" svg:x="9.999cm" svg:y="7.13cm"><text:p text:style-name="P852"><text:span text:style-name="T2086">p</text:span><text:span text:style-name="T2087">0</text:span></text:p><draw:enhanced-geometry svg:viewBox="0 0 21600 21600" draw:type="rectangle" draw:enhanced-path="M 0 0 L 21600 0 21600 21600 0 21600 0 0 Z N"/></draw:custom-shape><draw:custom-shape draw:style-name="gr9" draw:text-style-name="P853" svg:width="1.003cm" svg:height="1.003cm" svg:x="14cm" svg:y="7.13cm"><text:p text:style-name="P852"><text:span text:style-name="T2086">p</text:span><text:span text:style-name="T2087">4</text:span></text:p><draw:enhanced-geometry svg:viewBox="0 0 21600 21600" draw:type="rectangle" draw:enhanced-path="M 0 0 L 21600 0 21600 21600 0 21600 0 0 Z N"/></draw:custom-shape><draw:custom-shape draw:style-name="gr10" draw:text-style-name="P853" svg:width="1.001cm" svg:height="1.003cm" svg:x="13cm" svg:y="7.13cm"><text:p text:style-name="P852"><text:span text:style-name="T2086">p</text:span><text:span text:style-name="T2087">3</text:span></text:p><draw:enhanced-geometry svg:viewBox="0 0 21600 21600" draw:type="rectangle" draw:enhanced-path="M 0 0 L 21600 0 21600 21600 0 21600 0 0 Z N"/></draw:custom-shape><draw:custom-shape draw:style-name="gr10" draw:text-style-name="P853" svg:width="1.001cm" svg:height="1.003cm" svg:x="12cm" svg:y="7.13cm"><text:p text:style-name="P852"><text:span text:style-name="T2086">p</text:span><text:span text:style-name="T2087">2</text:span></text:p><draw:enhanced-geometry svg:viewBox="0 0 21600 21600" draw:type="rectangle" draw:enhanced-path="M 0 0 L 21600 0 21600 21600 0 21600 0 0 Z N"/></draw:custom-shape><draw:custom-shape draw:style-name="gr10" draw:text-style-name="P853" svg:width="1.001cm" svg:height="1.003cm" svg:x="11cm" svg:y="7.13cm"><text:p text:style-name="P852"><text:span text:style-name="T2086">p</text:span><text:span text:style-name="T2087">1</text:span></text:p><draw:enhanced-geometry svg:viewBox="0 0 21600 21600" draw:type="rectangle" draw:enhanced-path="M 0 0 L 21600 0 21600 21600 0 21600 0 0 Z N"/></draw:custom-shape></draw:g><draw:custom-shape draw:style-name="gr68" draw:text-style-name="P855" xml:id="id47" draw:id="id47" svg:width="3.003cm" svg:height="1.502cm" svg:x="5.999cm" svg:y="6.881cm"><draw:glue-point draw:id="4" svg:x="0cm" svg:y="-5cm"/><draw:glue-point draw:id="5" svg:x="-5cm" svg:y="-0.333cm"/><draw:glue-point draw:id="6" svg:x="5cm" svg:y="-0.333cm"/><text:p text:style-name="P852"><text:span text:style-name="T2088">decryptKey</text:span></text:p><draw:enhanced-geometry svg:viewBox="0 0 21600 21600" draw:type="rectangle" draw:enhanced-path="M 0 0 L 21600 0 21600 21600 0 21600 0 0 Z N"/></draw:custom-shape><draw:connector draw:style-name="gr4" draw:text-style-name="P853" svg:x1="7.5cm" svg:y1="1.383cm" svg:x2="7.5cm" svg:y2="2.381cm" draw:start-shape="id44" draw:start-glue-point="4" draw:end-shape="id45" draw:end-glue-point="4" svg:d="M7500 1383v998" svg:viewBox="0 0 2 1000"><text:p/></draw:connector><draw:connector draw:style-name="gr4" draw:text-style-name="P853" svg:x1="7.5cm" svg:y1="3.881cm" svg:x2="7.5cm" svg:y2="4.78cm" draw:start-shape="id45" draw:start-glue-point="5" draw:end-shape="id46" draw:end-glue-point="4" svg:d="M7500 3881v899" svg:viewBox="0 0 2 901"><text:p/></draw:connector><draw:connector draw:style-name="gr4" draw:text-style-name="P853" svg:x1="7.5cm" svg:y1="5.782cm" svg:x2="7.5cm" svg:y2="6.881cm" draw:start-shape="id46" draw:start-glue-point="5" draw:end-shape="id47" svg:d="M7500 5782v1099" svg:viewBox="0 0 2 1101"><text:p/></draw:connector><draw:connector draw:style-name="gr4" draw:text-style-name="P853" svg:x1="4.999cm" svg:y1="7.581cm" svg:x2="5.999cm" svg:y2="7.581cm" draw:start-shape="id48" draw:start-glue-point="4" draw:end-shape="id47" draw:end-glue-point="5" svg:d="M4999 7581h1000" svg:viewBox="0 0 1002 2"><text:p/></draw:connector><draw:connector draw:style-name="gr4" draw:text-style-name="P853" svg:x1="9.001cm" svg:y1="7.581cm" svg:x2="9.999cm" svg:y2="7.581cm" draw:start-shape="id47" draw:start-glue-point="6" draw:end-shape="id49" draw:end-glue-point="4" svg:d="M9001 7581h998" svg:viewBox="0 0 1000 2"><text:p/></draw:connector></draw:g><draw:frame draw:style-name="gr69" draw:text-style-name="P857" svg:width="1.807cm" svg:height="0.578cm" svg:x="3.101cm" svg:y="0.612cm"><draw:text-box><text:p text:style-name="P856"><text:span text:style-name="T2089">player-key</text:span></text:p></draw:text-box></draw:frame><draw:frame draw:style-name="gr5" draw:text-style-name="P857" svg:width="2.858cm" svg:height="0.578cm" svg:x="1.037cm" svg:y="6.512cm"><draw:text-box><text:p text:style-name="P856"><text:span text:style-name="T2089">encrypted disc-key</text:span></text:p></draw:text-box></draw:frame><draw:frame draw:style-name="gr5" draw:text-style-name="P857" svg:width="2.858cm" svg:height="0.578cm" svg:x="11.1cm" svg:y="6.512cm"><draw:text-box><text:p text:style-name="P856"><text:span text:style-name="T2089">decrypted disc-key</text:span></text:p></draw:text-box></draw:frame></draw:g></text:p></draw:text-box></draw:frame><text:span text:style-name="T1347">The decryption is a two step operation as illustrated in figure </text:span><text:span text:style-name="T1347"><text:sequence-ref text:reference-format="value" text:ref-name="refFigure10">11</text:sequence-ref></text:span><text:span text:style-name="T1348">. </text:span><text:span text:style-name="T1317">The 5-byte player-key </text:span><text:span text:style-name="T1384">k</text:span><text:span text:style-name="T1435"> </text:span><text:span text:style-name="T1317">serves as seed for the keystream</text:span><text:span text:style-name="T1474"> </text:span><text:span text:style-name="T1317">generator</text:span><text:span text:style-name="T1120">↳</text:span><text:span text:style-name="T1126"><text:bookmark-ref text:reference-format="number" text:ref-name="__RefHeading__1569_249676230">4.1</text:bookmark-ref></text:span><text:span text:style-name="T1436"> which operates </text:span><text:span text:style-name="T1317">in (0,0)-mode</text:span><text:span text:style-name="T1436">. The generator </text:span><text:span text:style-name="T1435">produce</text:span><text:span text:style-name="T1475">s</text:span><text:span text:style-name="T1317"> </text:span><text:span text:style-name="T1435">the </text:span><text:span text:style-name="T1317">5</text:span><text:span text:style-name="T1435">-</text:span><text:span text:style-name="T1317">byte</text:span><text:span text:style-name="T1435"> </text:span><text:span text:style-name="T1317">keystream </text:span><text:span text:style-name="T1382">s</text:span><text:span text:style-name="T1317">. </text:span><text:span text:style-name="T1349">The encrypted disc-key </text:span><text:span text:style-name="T1405">c </text:span><text:span text:style-name="T1349">and the keystream </text:span><text:span text:style-name="T1405">s</text:span><text:span text:style-name="T1349"> are fed to the </text:span><text:span text:style-name="T1844">de</text:span><text:span text:style-name="T1845">cryptKey</text:span><text:span text:style-name="T1808">-</text:span><text:span text:style-name="T1826">function</text:span><text:span text:style-name="T1348"> which returns the</text:span><text:span text:style-name="T1349"> de</text:span><text:span text:style-name="T1352">­</text:span><text:span text:style-name="T1349">crypted disc-key </text:span><text:span text:style-name="T1405">p</text:span><text:span text:style-name="T1349">. </text:span></text:p>
      <text:p text:style-name="P177"><text:span text:style-name="T614">Figure </text:span><text:span text:style-name="T614"><text:sequence text:ref-name="refFigure10" text:name="Figure" text:formula="ooow:Figure+1" style:num-format="1">11</text:sequence></text:span><text:span text:style-name="T614">: Disc-Key Decryption</text:span></text:p>
      <text:p text:style-name="P181"><text:span text:style-name="T192">The </text:span><text:span text:style-name="T1847">de</text:span><text:span text:style-name="T1848">c</text:span><text:span text:style-name="T1849">ryptKey</text:span><text:span text:style-name="T1753">-</text:span><text:span text:style-name="T1829">function</text:span><text:span text:style-name="T192"> is a set of 10 equations</text:span><text:span text:style-name="T221"> with</text:span><text:span text:style-name="T192"> two almost identical blocks of five equations. The first block compute</text:span><text:span text:style-name="T236">s</text:span><text:span text:style-name="T192"> an intermediate 5-byte value </text:span><text:span text:style-name="T51">t</text:span><text:span text:style-name="T192"> from the keystream </text:span><text:span text:style-name="T51">s</text:span><text:span text:style-name="T192"> and the encrypted disc-key </text:span><text:span text:style-name="T51">c</text:span><text:span text:style-name="T192">. The second block compute</text:span><text:span text:style-name="T236">s</text:span><text:span text:style-name="T192"> the decrypted disc-key </text:span><text:span text:style-name="T51">p</text:span><text:span text:style-name="T192"> from the keystream </text:span><text:span text:style-name="T51">s</text:span><text:span text:style-name="T192"> and the intermediate value </text:span><text:span text:style-name="T51">t</text:span><text:span text:style-name="T192">.</text:span></text:p>
      <table:table table:name="Table12" table:style-name="Table12">
        <table:table-column table:style-name="Table12.A"/>
        <table:table-column table:style-name="Table12.B"/>
        <table:table-column table:style-name="Table12.C"/>
        <table:table-column table:style-name="Table12.D"/>
        <table:table-row>
          <table:table-cell table:style-name="Table12.A1" table:number-columns-spanned="2" office:value-type="string">
            <text:p text:style-name="P560">Block # 1</text:p>
          </table:table-cell>
          <table:covered-table-cell/>
          <table:table-cell table:style-name="Table12.C1" table:number-columns-spanned="2" office:value-type="string">
            <text:p text:style-name="P559">Block # 2</text:p>
          </table:table-cell>
          <table:covered-table-cell/>
        </table:table-row>
        <table:table-row>
          <table:table-cell table:style-name="Table12.A2" office:value-type="string">
            <text:p text:style-name="P561">t<text:span text:style-name="T4">4</text:span><text:span text:style-name="T7"> </text:span>=<text:span text:style-name="T1917"> </text:span>s<text:span text:style-name="T4">4</text:span><text:span text:style-name="T15"> ⊕ </text:span>[<text:span text:style-name="T15"> </text:span>c<text:span text:style-name="T4">4</text:span><text:span text:style-name="T15"> </text:span>]<text:span text:style-name="T1233">#A</text:span><text:span text:style-name="T15"> ⊕</text:span><text:span text:style-name="T1917"> </text:span>c<text:span text:style-name="T4">3</text:span></text:p>
          </table:table-cell>
          <table:table-cell table:style-name="Table12.B2" office:value-type="string">
            <text:p text:style-name="P562">(eqn. 1)</text:p>
          </table:table-cell>
          <table:table-cell table:style-name="Table12.A2" office:value-type="string">
            <text:p text:style-name="P561">p<text:span text:style-name="T4">4</text:span><text:span text:style-name="T15"> </text:span>=<text:span text:style-name="T15"> </text:span>s<text:span text:style-name="T4">4</text:span><text:span text:style-name="T15"> ⊕ </text:span>[<text:span text:style-name="T15"> </text:span>t<text:span text:style-name="T4">4</text:span><text:span text:style-name="T15"> </text:span>]<text:span text:style-name="T1233">#A</text:span><text:span text:style-name="T15"> ⊕</text:span><text:span text:style-name="T1917"> </text:span>t<text:span text:style-name="T4">3</text:span></text:p>
          </table:table-cell>
          <table:table-cell table:style-name="Table12.A2" office:value-type="string">
            <text:p text:style-name="P562">(eqn. 6)</text:p>
          </table:table-cell>
        </table:table-row>
        <table:table-row>
          <table:table-cell table:style-name="Table12.A2" office:value-type="string">
            <text:p text:style-name="P561">t<text:span text:style-name="T4">3</text:span><text:span text:style-name="T7"> </text:span>=<text:span text:style-name="T1917"> </text:span>s<text:span text:style-name="T4">3</text:span><text:span text:style-name="T13"> ⊕</text:span><text:span text:style-name="T15"> </text:span>[<text:span text:style-name="T15"> </text:span>c<text:span text:style-name="T4">3</text:span><text:span text:style-name="T15"> </text:span><text:span text:style-name="T1566">]</text:span><text:span text:style-name="T1233">#A</text:span><text:span text:style-name="T15"> ⊕</text:span><text:span text:style-name="T1917"> </text:span>c<text:span text:style-name="T4">2</text:span></text:p>
          </table:table-cell>
          <table:table-cell table:style-name="Table12.B2" office:value-type="string">
            <text:p text:style-name="P562">(eqn. 2)</text:p>
          </table:table-cell>
          <table:table-cell table:style-name="Table12.A2" office:value-type="string">
            <text:p text:style-name="P561">p<text:span text:style-name="T4">3</text:span><text:span text:style-name="T15"> </text:span>=<text:span text:style-name="T15"> </text:span>s<text:span text:style-name="T4">3</text:span><text:span text:style-name="T15"> ⊕ </text:span>[<text:span text:style-name="T15"> </text:span>t<text:span text:style-name="T4">3</text:span><text:span text:style-name="T15"> </text:span>]<text:span text:style-name="T1233">#A</text:span><text:span text:style-name="T15"> ⊕ </text:span>t<text:span text:style-name="T4">2</text:span></text:p>
          </table:table-cell>
          <table:table-cell table:style-name="Table12.A2" office:value-type="string">
            <text:p text:style-name="P562">(eqn. 7)</text:p>
          </table:table-cell>
        </table:table-row>
        <table:table-row>
          <table:table-cell table:style-name="Table12.A2" office:value-type="string">
            <text:p text:style-name="P561">t<text:span text:style-name="T4">2</text:span><text:span text:style-name="T7"> </text:span>=<text:span text:style-name="T1917"> </text:span>s<text:span text:style-name="T4">2</text:span><text:span text:style-name="T13"> ⊕</text:span><text:span text:style-name="T15"> </text:span>[<text:span text:style-name="T15"> </text:span>c<text:span text:style-name="T4">2</text:span><text:span text:style-name="T15"> </text:span><text:span text:style-name="T1566">]</text:span><text:span text:style-name="T1233">#A</text:span><text:span text:style-name="T15"> ⊕</text:span><text:span text:style-name="T1917"> </text:span>c<text:span text:style-name="T4">1</text:span></text:p>
          </table:table-cell>
          <table:table-cell table:style-name="Table12.B2" office:value-type="string">
            <text:p text:style-name="P562">(eqn. 3)</text:p>
          </table:table-cell>
          <table:table-cell table:style-name="Table12.A2" office:value-type="string">
            <text:p text:style-name="P561">p<text:span text:style-name="T4">2</text:span><text:span text:style-name="T15"> </text:span>=<text:span text:style-name="T15"> </text:span>s<text:span text:style-name="T4">2</text:span><text:span text:style-name="T15"> ⊕ </text:span>[<text:span text:style-name="T15"> </text:span>t<text:span text:style-name="T4">2</text:span><text:span text:style-name="T15"> </text:span>]<text:span text:style-name="T1233">#A</text:span><text:span text:style-name="T15"> ⊕</text:span><text:span text:style-name="T1917"> </text:span>t<text:span text:style-name="T4">1</text:span></text:p>
          </table:table-cell>
          <table:table-cell table:style-name="Table12.A2" office:value-type="string">
            <text:p text:style-name="P562">(eqn. 8)</text:p>
          </table:table-cell>
        </table:table-row>
        <table:table-row>
          <table:table-cell table:style-name="Table12.A2" office:value-type="string">
            <text:p text:style-name="P561">t<text:span text:style-name="T4">1</text:span><text:span text:style-name="T7"> </text:span>=<text:span text:style-name="T1917"> </text:span>s<text:span text:style-name="T4">1</text:span><text:span text:style-name="T15"> ⊕ </text:span>[<text:span text:style-name="T15"> </text:span>c<text:span text:style-name="T4">1</text:span><text:span text:style-name="T15"> </text:span>]<text:span text:style-name="T1233">#A</text:span><text:span text:style-name="T15"> ⊕</text:span><text:span text:style-name="T1917"> </text:span>c<text:span text:style-name="T4">0</text:span></text:p>
          </table:table-cell>
          <table:table-cell table:style-name="Table12.B2" office:value-type="string">
            <text:p text:style-name="P562">(eqn. 4)</text:p>
          </table:table-cell>
          <table:table-cell table:style-name="Table12.A2" office:value-type="string">
            <text:p text:style-name="P561">p<text:span text:style-name="T4">1</text:span><text:span text:style-name="T15"> </text:span>=<text:span text:style-name="T15"> </text:span>s<text:span text:style-name="T4">1</text:span><text:span text:style-name="T15"> ⊕ </text:span>[<text:span text:style-name="T15"> </text:span>t<text:span text:style-name="T4">1</text:span><text:span text:style-name="T15"> </text:span>]<text:span text:style-name="T1233">#A</text:span><text:span text:style-name="T15"> ⊕</text:span><text:span text:style-name="T1917"> </text:span>t<text:span text:style-name="T4">0</text:span></text:p>
          </table:table-cell>
          <table:table-cell table:style-name="Table12.A2" office:value-type="string">
            <text:p text:style-name="P562">(eqn. 9)</text:p>
          </table:table-cell>
        </table:table-row>
        <table:table-row>
          <table:table-cell table:style-name="Table12.C1" office:value-type="string">
            <text:p text:style-name="P561">t<text:span text:style-name="T4">0</text:span><text:span text:style-name="T7"> </text:span>=<text:span text:style-name="T1917"> </text:span>s<text:span text:style-name="T4">0</text:span><text:span text:style-name="T15"> ⊕ </text:span>[<text:span text:style-name="T15"> </text:span>c<text:span text:style-name="T4">0</text:span><text:span text:style-name="T15"> </text:span><text:span text:style-name="T1566">]</text:span><text:span text:style-name="T1233">#A</text:span><text:span text:style-name="T15"> ⊕</text:span><text:span text:style-name="T1917"> t</text:span><text:span text:style-name="T4">4</text:span></text:p>
          </table:table-cell>
          <table:table-cell table:style-name="Table12.A1" office:value-type="string">
            <text:p text:style-name="P562">(eqn. 5)</text:p>
          </table:table-cell>
          <table:table-cell table:style-name="Table12.C1" office:value-type="string">
            <text:p text:style-name="P561">p<text:span text:style-name="T4">0</text:span><text:span text:style-name="T15"> </text:span>=<text:span text:style-name="T15"> </text:span>s<text:span text:style-name="T4">0</text:span><text:span text:style-name="T15"> ⊕ </text:span>[<text:span text:style-name="T15"> </text:span>t<text:span text:style-name="T4">0</text:span><text:span text:style-name="T15"> </text:span>]<text:span text:style-name="T1233">#A</text:span></text:p>
          </table:table-cell>
          <table:table-cell table:style-name="Table12.C1" office:value-type="string">
            <text:p text:style-name="P562">(eqn. 10)</text:p>
          </table:table-cell>
        </table:table-row>
      </table:table>
      <text:p text:style-name="P696"><text:span text:style-name="T192">The symbol ⊕</text:span><text:span text:style-name="T2"> </text:span><text:span text:style-name="T192">is the XOR-operator. </text:span><text:span text:style-name="T198">The b</text:span><text:span text:style-name="T192">racket </text:span><text:span text:style-name="T374">[ ]</text:span><text:span text:style-name="T1214">#A</text:span><text:span text:style-name="T192"> </text:span><text:span text:style-name="T198">defines a 256-byte lookup</text:span><text:span text:style-name="T236">-</text:span><text:span text:style-name="T221">table</text:span><text:span text:style-name="T1148">↳</text:span><text:span text:style-name="T1149"><text:bookmark-ref text:reference-format="number" text:ref-name="__RefHeading__12715_1839873828">4.7</text:bookmark-ref></text:span><text:span text:style-name="T212">.</text:span><text:span text:style-name="T237"> </text:span></text:p>
      <text:h text:style-name="P826" text:outline-level="2"><text:bookmark-start text:name="__RefHeading__3595_309438263"/>Title-Key Decryption<text:bookmark-end text:name="__RefHeading__3595_309438263"/></text:h>
      <text:p text:style-name="P29">The <text:span text:style-name="T1634">title</text:span>-key<text:span text:style-name="T1070">↳</text:span><text:span text:style-name="T1070"><text:bookmark-ref text:reference-format="number" text:ref-name="__RefHeading__4233_1853143972">2.6</text:bookmark-ref></text:span> decryption is defined as<text:span text:style-name="T1635"> </text:span><text:span text:style-name="T83">( </text:span><text:span text:style-name="T173">k </text:span><text:span text:style-name="T180">,</text:span><text:span text:style-name="T173"> c </text:span><text:span text:style-name="T180">) </text:span><text:span text:style-name="T178">→</text:span><text:span text:style-name="T173"> p.</text:span></text:p>
      <text:p text:style-name="P15"><text:span text:style-name="T81"><text:tab/>k</text:span><text:span text:style-name="T1633">: 5-byte disc-key</text:span></text:p>
      <text:p text:style-name="P18"><text:span text:style-name="T81"><text:tab/>c</text:span><text:span text:style-name="T1633">: 5-byte encrypted title-key (cipher-text)</text:span></text:p>
      <text:p text:style-name="P499"><text:span text:style-name="T82"><text:tab/></text:span><text:span text:style-name="T81">p</text:span><text:span text:style-name="T1633">: 5-byte decrypted title-key (plain-text)</text:span></text:p>
      <text:p text:style-name="P208"><text:span text:style-name="T292">The decryption is a two step operation as illustrated in figure </text:span><text:span text:style-name="T292"><text:sequence-ref text:reference-format="value" text:ref-name="refFigure11">12</text:sequence-ref></text:span><text:span text:style-name="T304">. </text:span>The 5-byte <text:span text:style-name="T1536">disc</text:span>-key <text:span text:style-name="T55">k</text:span><text:span text:style-name="T1534"> </text:span>serves as seed for the keystream<text:span text:style-name="T1918"> </text:span>generator<text:span text:style-name="T1070">↳</text:span><text:span text:style-name="T1153"><text:bookmark-ref text:reference-format="number" text:ref-name="__RefHeading__1569_249676230">4.1</text:bookmark-ref></text:span> <text:span text:style-name="T1636">which</text:span> operates in (0,<text:span text:style-name="T1536">1</text:span>)-mode. <text:span text:style-name="T1534">The generator produces</text:span> <text:span text:style-name="T1534">the </text:span>5<text:span text:style-name="T1534">-</text:span>byte<text:span text:style-name="T1534"> </text:span>keystream <text:span text:style-name="T51">s</text:span>. The encrypted <text:span text:style-name="T1536">title</text:span>-key<text:span text:style-name="T192"> </text:span><text:span text:style-name="T51">c </text:span><text:span text:style-name="T192">and the </text:span>keystream <text:span text:style-name="T51">s</text:span> are fed to the <text:span text:style-name="T1847">de</text:span><text:span text:style-name="T1848">c</text:span><text:span text:style-name="T1849">ryptKey</text:span><text:span text:style-name="T1753">-</text:span><text:span text:style-name="T1829">function</text:span><text:span text:style-name="T1150">↳</text:span><text:span text:style-name="T1151"><text:bookmark-ref text:reference-format="number" text:ref-name="__RefHeading__1446_249676230">4.3</text:bookmark-ref></text:span><text:span text:style-name="T304"> </text:span><text:span text:style-name="T1636">which returns</text:span><text:span text:style-name="T192"> </text:span><text:span text:style-name="T237">the </text:span><text:span text:style-name="T192">decrypted </text:span><text:span text:style-name="T199">title</text:span><text:span text:style-name="T192">-key </text:span><text:span text:style-name="T51">p</text:span><text:span text:style-name="T192">. </text:span></text:p>
      <text:p text:style-name="P177"><draw:frame draw:style-name="fr1" draw:name="Frame13" text:anchor-type="paragraph" svg:x="0.06cm" svg:y="-0.182cm" svg:width="15.023cm" draw:z-index="3"><draw:text-box fo:min-height="8.788cm"><text:p text:style-name="P462"/></draw:text-box></draw:frame><draw:g text:anchor-type="paragraph" draw:z-index="4" draw:style-name="gr1"><draw:g draw:style-name="gr2"><draw:custom-shape draw:style-name="gr3" draw:text-style-name="P853" xml:id="id2" draw:id="id2" svg:width="3.003cm" svg:height="1.5cm" svg:x="6.059cm" svg:y="2.22cm"><draw:glue-point draw:id="4" svg:x="0cm" svg:y="-5cm"/><draw:glue-point draw:id="5" svg:x="0cm" svg:y="5cm"/><text:p text:style-name="P852"><text:span text:style-name="T2082">Generator</text:span></text:p><text:p text:style-name="P852"><text:span text:style-name="T2083">(</text:span><text:span text:style-name="T2084">ι</text:span><text:span text:style-name="T2085">A</text:span><text:span text:style-name="T2083">,</text:span><text:span text:style-name="T2084">ι</text:span><text:span text:style-name="T2085">B</text:span><text:span text:style-name="T2083">)</text:span><text:span text:style-name="T2082"> = (0,1)</text:span></text:p><draw:enhanced-geometry svg:viewBox="0 0 21600 21600" draw:type="rectangle" draw:enhanced-path="M 0 0 L 21600 0 21600 21600 0 21600 0 0 Z N"/></draw:custom-shape><draw:g draw:style-name="gr2" xml:id="id1" draw:id="id1"><draw:glue-point draw:id="4" svg:x="0cm" svg:y="5cm"/><draw:custom-shape draw:style-name="gr3" draw:text-style-name="P854" svg:width="1.001cm" svg:height="1.003cm" svg:x="5.059cm" svg:y="0.22cm"><text:p text:style-name="P852"><text:span text:style-name="T2086">k</text:span><text:span text:style-name="T2087">0</text:span></text:p><draw:enhanced-geometry svg:viewBox="0 0 21600 21600" draw:type="rectangle" draw:enhanced-path="M 0 0 L 21600 0 21600 21600 0 21600 0 0 Z N"/></draw:custom-shape><draw:custom-shape draw:style-name="gr3" draw:text-style-name="P853" svg:width="1.003cm" svg:height="1.003cm" svg:x="9.059cm" svg:y="0.22cm"><text:p text:style-name="P852"><text:span text:style-name="T2086">k</text:span><text:span text:style-name="T2087">4</text:span></text:p><draw:enhanced-geometry svg:viewBox="0 0 21600 21600" draw:type="rectangle" draw:enhanced-path="M 0 0 L 21600 0 21600 21600 0 21600 0 0 Z N"/></draw:custom-shape><draw:custom-shape draw:style-name="gr3" draw:text-style-name="P853" svg:width="1.003cm" svg:height="1.003cm" svg:x="8.059cm" svg:y="0.22cm"><text:p text:style-name="P852"><text:span text:style-name="T2086">k</text:span><text:span text:style-name="T2087">3</text:span></text:p><draw:enhanced-geometry svg:viewBox="0 0 21600 21600" draw:type="rectangle" draw:enhanced-path="M 0 0 L 21600 0 21600 21600 0 21600 0 0 Z N"/></draw:custom-shape><draw:custom-shape draw:style-name="gr3" draw:text-style-name="P853" svg:width="1.003cm" svg:height="1.003cm" svg:x="7.059cm" svg:y="0.22cm"><text:p text:style-name="P852"><text:span text:style-name="T2086">k</text:span><text:span text:style-name="T2087">2</text:span></text:p><draw:enhanced-geometry svg:viewBox="0 0 21600 21600" draw:type="rectangle" draw:enhanced-path="M 0 0 L 21600 0 21600 21600 0 21600 0 0 Z N"/></draw:custom-shape><draw:custom-shape draw:style-name="gr3" draw:text-style-name="P853" svg:width="1.003cm" svg:height="1.003cm" svg:x="6.059cm" svg:y="0.22cm"><text:p text:style-name="P852"><text:span text:style-name="T2086">k</text:span><text:span text:style-name="T2087">1</text:span></text:p><draw:enhanced-geometry svg:viewBox="0 0 21600 21600" draw:type="rectangle" draw:enhanced-path="M 0 0 L 21600 0 21600 21600 0 21600 0 0 Z N"/></draw:custom-shape></draw:g><draw:g draw:style-name="gr2" xml:id="id3" draw:id="id3"><draw:glue-point draw:id="4" svg:x="0cm" svg:y="-5cm"/><draw:glue-point draw:id="5" svg:x="0cm" svg:y="5cm"/><draw:custom-shape draw:style-name="gr3" draw:text-style-name="P854" svg:width="1.001cm" svg:height="1.003cm" svg:x="5.059cm" svg:y="4.619cm"><text:p text:style-name="P852"><text:span text:style-name="T2082">s</text:span><text:span text:style-name="T2087">0</text:span></text:p><draw:enhanced-geometry svg:viewBox="0 0 21600 21600" draw:type="rectangle" draw:enhanced-path="M 0 0 L 21600 0 21600 21600 0 21600 0 0 Z N"/></draw:custom-shape><draw:custom-shape draw:style-name="gr3" draw:text-style-name="P853" svg:width="1.003cm" svg:height="1.003cm" svg:x="9.059cm" svg:y="4.619cm"><text:p text:style-name="P852"><text:span text:style-name="T2082">s</text:span><text:span text:style-name="T2087">4</text:span></text:p><draw:enhanced-geometry svg:viewBox="0 0 21600 21600" draw:type="rectangle" draw:enhanced-path="M 0 0 L 21600 0 21600 21600 0 21600 0 0 Z N"/></draw:custom-shape><draw:custom-shape draw:style-name="gr3" draw:text-style-name="P853" svg:width="1.003cm" svg:height="1.003cm" svg:x="8.059cm" svg:y="4.619cm"><text:p text:style-name="P852"><text:span text:style-name="T2082">s</text:span><text:span text:style-name="T2087">3</text:span></text:p><draw:enhanced-geometry svg:viewBox="0 0 21600 21600" draw:type="rectangle" draw:enhanced-path="M 0 0 L 21600 0 21600 21600 0 21600 0 0 Z N"/></draw:custom-shape><draw:custom-shape draw:style-name="gr3" draw:text-style-name="P853" svg:width="1.003cm" svg:height="1.003cm" svg:x="7.059cm" svg:y="4.619cm"><text:p text:style-name="P852"><text:span text:style-name="T2082">s</text:span><text:span text:style-name="T2087">2</text:span></text:p><draw:enhanced-geometry svg:viewBox="0 0 21600 21600" draw:type="rectangle" draw:enhanced-path="M 0 0 L 21600 0 21600 21600 0 21600 0 0 Z N"/></draw:custom-shape><draw:custom-shape draw:style-name="gr3" draw:text-style-name="P853" svg:width="1.003cm" svg:height="1.003cm" svg:x="6.059cm" svg:y="4.619cm"><text:p text:style-name="P852"><text:span text:style-name="T2082">s</text:span><text:span text:style-name="T2087">1</text:span></text:p><draw:enhanced-geometry svg:viewBox="0 0 21600 21600" draw:type="rectangle" draw:enhanced-path="M 0 0 L 21600 0 21600 21600 0 21600 0 0 Z N"/></draw:custom-shape></draw:g><draw:g draw:style-name="gr2" xml:id="id5" draw:id="id5"><draw:glue-point draw:id="4" svg:x="5cm" svg:y="-0.5cm"/><draw:custom-shape draw:style-name="gr3" draw:text-style-name="P854" svg:width="1.003cm" svg:height="1.003cm" svg:x="0.06cm" svg:y="6.969cm"><text:p text:style-name="P852"><text:span text:style-name="T2086">c</text:span><text:span text:style-name="T2087">0</text:span></text:p><draw:enhanced-geometry svg:viewBox="0 0 21600 21600" draw:type="rectangle" draw:enhanced-path="M 0 0 L 21600 0 21600 21600 0 21600 0 0 Z N"/></draw:custom-shape><draw:custom-shape draw:style-name="gr3" draw:text-style-name="P853" svg:width="1.001cm" svg:height="1.003cm" svg:x="4.059cm" svg:y="6.969cm"><text:p text:style-name="P852"><text:span text:style-name="T2086">c</text:span><text:span text:style-name="T2087">4</text:span></text:p><draw:enhanced-geometry svg:viewBox="0 0 21600 21600" draw:type="rectangle" draw:enhanced-path="M 0 0 L 21600 0 21600 21600 0 21600 0 0 Z N"/></draw:custom-shape><draw:custom-shape draw:style-name="gr3" draw:text-style-name="P853" svg:width="1.001cm" svg:height="1.003cm" svg:x="3.059cm" svg:y="6.969cm"><text:p text:style-name="P852"><text:span text:style-name="T2086">c</text:span><text:span text:style-name="T2087">3</text:span></text:p><draw:enhanced-geometry svg:viewBox="0 0 21600 21600" draw:type="rectangle" draw:enhanced-path="M 0 0 L 21600 0 21600 21600 0 21600 0 0 Z N"/></draw:custom-shape><draw:custom-shape draw:style-name="gr3" draw:text-style-name="P853" svg:width="0.999cm" svg:height="1.003cm" svg:x="2.06cm" svg:y="6.969cm"><text:p text:style-name="P852"><text:span text:style-name="T2086">c</text:span><text:span text:style-name="T2087">2</text:span></text:p><draw:enhanced-geometry svg:viewBox="0 0 21600 21600" draw:type="rectangle" draw:enhanced-path="M 0 0 L 21600 0 21600 21600 0 21600 0 0 Z N"/></draw:custom-shape><draw:custom-shape draw:style-name="gr3" draw:text-style-name="P853" svg:width="1.003cm" svg:height="1.003cm" svg:x="1.06cm" svg:y="6.969cm"><text:p text:style-name="P852"><text:span text:style-name="T2086">c</text:span><text:span text:style-name="T2087">1</text:span></text:p><draw:enhanced-geometry svg:viewBox="0 0 21600 21600" draw:type="rectangle" draw:enhanced-path="M 0 0 L 21600 0 21600 21600 0 21600 0 0 Z N"/></draw:custom-shape></draw:g><draw:g draw:style-name="gr2" xml:id="id6" draw:id="id6"><draw:glue-point draw:id="4" svg:x="-5cm" svg:y="-0.5cm"/><draw:custom-shape draw:style-name="gr3" draw:text-style-name="P854" svg:width="1.001cm" svg:height="1.003cm" svg:x="10.059cm" svg:y="6.969cm"><text:p text:style-name="P852"><text:span text:style-name="T2086">p</text:span><text:span text:style-name="T2087">0</text:span></text:p><draw:enhanced-geometry svg:viewBox="0 0 21600 21600" draw:type="rectangle" draw:enhanced-path="M 0 0 L 21600 0 21600 21600 0 21600 0 0 Z N"/></draw:custom-shape><draw:custom-shape draw:style-name="gr3" draw:text-style-name="P853" svg:width="1.003cm" svg:height="1.003cm" svg:x="14.06cm" svg:y="6.969cm"><text:p text:style-name="P852"><text:span text:style-name="T2086">p</text:span><text:span text:style-name="T2087">4</text:span></text:p><draw:enhanced-geometry svg:viewBox="0 0 21600 21600" draw:type="rectangle" draw:enhanced-path="M 0 0 L 21600 0 21600 21600 0 21600 0 0 Z N"/></draw:custom-shape><draw:custom-shape draw:style-name="gr3" draw:text-style-name="P853" svg:width="1.001cm" svg:height="1.003cm" svg:x="13.06cm" svg:y="6.969cm"><text:p text:style-name="P852"><text:span text:style-name="T2086">p</text:span><text:span text:style-name="T2087">3</text:span></text:p><draw:enhanced-geometry svg:viewBox="0 0 21600 21600" draw:type="rectangle" draw:enhanced-path="M 0 0 L 21600 0 21600 21600 0 21600 0 0 Z N"/></draw:custom-shape><draw:custom-shape draw:style-name="gr3" draw:text-style-name="P853" svg:width="1.001cm" svg:height="1.003cm" svg:x="12.06cm" svg:y="6.969cm"><text:p text:style-name="P852"><text:span text:style-name="T2086">p</text:span><text:span text:style-name="T2087">2</text:span></text:p><draw:enhanced-geometry svg:viewBox="0 0 21600 21600" draw:type="rectangle" draw:enhanced-path="M 0 0 L 21600 0 21600 21600 0 21600 0 0 Z N"/></draw:custom-shape><draw:custom-shape draw:style-name="gr3" draw:text-style-name="P853" svg:width="1.001cm" svg:height="1.003cm" svg:x="11.06cm" svg:y="6.969cm"><text:p text:style-name="P852"><text:span text:style-name="T2086">p</text:span><text:span text:style-name="T2087">1</text:span></text:p><draw:enhanced-geometry svg:viewBox="0 0 21600 21600" draw:type="rectangle" draw:enhanced-path="M 0 0 L 21600 0 21600 21600 0 21600 0 0 Z N"/></draw:custom-shape></draw:g><draw:custom-shape draw:style-name="gr3" draw:text-style-name="P855" xml:id="id4" draw:id="id4" svg:width="3.003cm" svg:height="1.502cm" svg:x="6.059cm" svg:y="6.72cm"><draw:glue-point draw:id="4" svg:x="0cm" svg:y="-5cm"/><draw:glue-point draw:id="5" svg:x="-5cm" svg:y="-0.333cm"/><draw:glue-point draw:id="6" svg:x="5cm" svg:y="-0.333cm"/><text:p text:style-name="P852"><text:span text:style-name="T2088">decryptKey</text:span></text:p><draw:enhanced-geometry svg:viewBox="0 0 21600 21600" draw:type="rectangle" draw:enhanced-path="M 0 0 L 21600 0 21600 21600 0 21600 0 0 Z N"/></draw:custom-shape><draw:connector draw:style-name="gr4" draw:text-style-name="P853" svg:x1="7.56cm" svg:y1="1.222cm" svg:x2="7.56cm" svg:y2="2.221cm" draw:start-shape="id1" draw:start-glue-point="4" draw:end-shape="id2" draw:end-glue-point="4" svg:d="M7560 1222v999" svg:viewBox="0 0 2 1000"><text:p/></draw:connector><draw:connector draw:style-name="gr4" draw:text-style-name="P853" svg:x1="7.56cm" svg:y1="3.72cm" svg:x2="7.56cm" svg:y2="4.62cm" draw:start-shape="id2" draw:start-glue-point="5" draw:end-shape="id3" draw:end-glue-point="4" svg:d="M7560 3720v900" svg:viewBox="0 0 2 901"><text:p/></draw:connector><draw:connector draw:style-name="gr4" draw:text-style-name="P853" svg:x1="7.56cm" svg:y1="5.621cm" svg:x2="7.56cm" svg:y2="6.719cm" draw:start-shape="id3" draw:start-glue-point="5" draw:end-shape="id4" svg:d="M7560 5621v1098" svg:viewBox="0 0 2 1101"><text:p/></draw:connector><draw:connector draw:style-name="gr4" draw:text-style-name="P853" svg:x1="5.059cm" svg:y1="7.42cm" svg:x2="6.059cm" svg:y2="7.42cm" draw:start-shape="id5" draw:start-glue-point="4" draw:end-shape="id4" draw:end-glue-point="5" svg:d="M5059 7420h1000" svg:viewBox="0 0 1002 2"><text:p/></draw:connector><draw:connector draw:style-name="gr4" draw:text-style-name="P853" svg:x1="9.061cm" svg:y1="7.42cm" svg:x2="10.059cm" svg:y2="7.42cm" draw:start-shape="id4" draw:start-glue-point="6" draw:end-shape="id6" draw:end-glue-point="4" svg:d="M9061 7420h998" svg:viewBox="0 0 1000 2"><text:p/></draw:connector></draw:g><draw:frame draw:style-name="gr5" draw:text-style-name="P857" svg:width="2.858cm" svg:height="0.578cm" svg:x="2.196cm" svg:y="0.421cm"><draw:text-box><text:p text:style-name="P856"><text:span text:style-name="T2089">decrypted disc-key</text:span></text:p></draw:text-box></draw:frame><draw:frame draw:style-name="gr6" draw:text-style-name="P857" svg:width="2.797cm" svg:height="0.578cm" svg:x="1.097cm" svg:y="6.351cm"><draw:text-box><text:p text:style-name="P856"><text:span text:style-name="T2089">encrypted title-key</text:span></text:p></draw:text-box></draw:frame><draw:frame draw:style-name="gr6" draw:text-style-name="P857" svg:width="2.797cm" svg:height="0.578cm" svg:x="11.16cm" svg:y="6.351cm"><draw:text-box><text:p text:style-name="P856"><text:span text:style-name="T2089">decrypted title-key</text:span></text:p></draw:text-box></draw:frame></draw:g><text:span text:style-name="T633">Figure </text:span><text:span text:style-name="T633"><text:sequence text:ref-name="refFigure11" text:name="Figure" text:formula="ooow:Figure+1" style:num-format="1">12</text:sequence></text:span><text:span text:style-name="T633">: </text:span><text:span text:style-name="T634">Title</text:span><text:span text:style-name="T633">-Key Decryption</text:span></text:p>
      <text:p text:style-name="P208"><text:span text:style-name="T332">Note</text:span><text:span text:style-name="T304">: </text:span>The title-key decryption is almost identical to the disc-key decryption<text:span text:style-name="T1150">↳</text:span><text:span text:style-name="T1151"><text:bookmark-ref text:reference-format="number" text:ref-name="__RefHeading__1446_249676230">4.3</text:bookmark-ref></text:span>. Only the generator operates in (0,1)-<text:span text:style-name="T1536">mode</text:span> instead of (0,0)-mode. </text:p>
      <text:h text:style-name="P826" text:outline-level="2"><text:bookmark-start text:name="__RefHeading__3597_309438263"/>Feature Decryption<text:bookmark-end text:name="__RefHeading__3597_309438263"/></text:h>
      <text:p text:style-name="P71">The decryption of <text:span text:style-name="T1918">a DVD-Pack</text:span><text:span text:style-name="T1154">↳</text:span><text:span text:style-name="T1154"><text:bookmark-ref text:reference-format="number" text:ref-name="__RefHeading__11628_2075100171">2.10</text:bookmark-ref></text:span><text:span text:style-name="T1537"> </text:span>is defined as:<text:span text:style-name="T1635"> </text:span><text:span text:style-name="T83">( </text:span><text:span text:style-name="T173">k </text:span><text:span text:style-name="T180">,</text:span><text:span text:style-name="T173"> </text:span><text:span text:style-name="T181">z</text:span><text:span text:style-name="T173"> </text:span><text:span text:style-name="T180">,</text:span><text:span text:style-name="T173"> c </text:span><text:span text:style-name="T180">) </text:span><text:span text:style-name="T178">→</text:span><text:span text:style-name="T173"> p.</text:span><text:span text:style-name="T291"> </text:span></text:p>
      <text:p text:style-name="P16"><text:span text:style-name="T81"><text:tab/>k</text:span><text:span text:style-name="T1633">: 5-byte title-key</text:span></text:p>
      <text:p text:style-name="P21"><text:tab/><text:span text:style-name="T51">z</text:span>: 5-byte salt</text:p>
      <text:p text:style-name="P20"><text:span text:style-name="T81"><text:tab/>c</text:span><text:span text:style-name="T1633">: 780</text:span><text:span text:style-name="T1231">H</text:span><text:span text:style-name="T1633">-byte encrypted feature (cipher-text)</text:span></text:p>
      <text:p text:style-name="P500"><text:span text:style-name="T82"><text:tab/></text:span><text:span text:style-name="T81">p</text:span><text:span text:style-name="T1633">: 780</text:span><text:span text:style-name="T1231">H</text:span><text:span text:style-name="T1633">-byte decrypted feature (plain-text)</text:span></text:p>
      <text:p text:style-name="P84"><text:span text:style-name="T292">The decryption is a </text:span><text:span text:style-name="T293">three</text:span><text:span text:style-name="T292"> step operation as illustrated in figure </text:span><text:span text:style-name="T292"><text:sequence-ref text:reference-format="value" text:ref-name="refFigure12">13</text:sequence-ref></text:span><text:span text:style-name="T305">. </text:span><text:span text:style-name="T1537">The title-key </text:span><text:span text:style-name="T58">k</text:span><text:span text:style-name="T1537"> and the salt </text:span><text:span text:style-name="T58">z</text:span><text:span text:style-name="T1537"> are XORed. </text:span>The <text:span text:style-name="T200">result</text:span><text:span text:style-name="T197"> </text:span>serves as seed for the keystream<text:span text:style-name="T1918"> </text:span>generator<text:span text:style-name="T1154">↳</text:span><text:span text:style-name="T1153"><text:bookmark-ref text:reference-format="number" text:ref-name="__RefHeading__1569_249676230">4.1</text:bookmark-ref></text:span><text:span text:style-name="T1535"> which</text:span> operates in (<text:span text:style-name="T1537">1</text:span>,<text:span text:style-name="T1537">0</text:span>)-mode. <text:span text:style-name="T1534">The generator produces</text:span> <text:span text:style-name="T1538">a 780</text:span><text:span text:style-name="T1231">H</text:span><text:span text:style-name="T1633">-byte </text:span>keystream <text:span text:style-name="T51">s</text:span><text:span text:style-name="T1537">. </text:span>The encrypted <text:span text:style-name="T1537">feature</text:span><text:span text:style-name="T192"> </text:span><text:span text:style-name="T51">c </text:span><text:span text:style-name="T192">and the </text:span>keystream <text:span text:style-name="T51">s</text:span> are fed to the <text:span text:style-name="T1836">dec</text:span><text:span text:style-name="T1837">rypt</text:span><text:span text:style-name="T1838">Feature</text:span><text:span text:style-name="T1753">-</text:span><text:span text:style-name="T1721">function</text:span><text:span text:style-name="T1637"> which returns the</text:span><text:span text:style-name="T200"> decrypted feature </text:span><text:span text:style-name="T58">p</text:span><text:span text:style-name="T201">.</text:span></text:p>
      <text:p text:style-name="P177"><draw:frame draw:style-name="fr1" draw:name="Frame6" text:anchor-type="paragraph" svg:x="0.023cm" svg:y="-0.051cm" svg:width="11.135cm" draw:z-index="5"><draw:text-box fo:min-height="11.185cm"><text:p text:style-name="P462"><draw:g text:anchor-type="paragraph" draw:z-index="6" draw:style-name="gr1"><draw:custom-shape draw:style-name="gr7" draw:text-style-name="P853" xml:id="id7" draw:id="id7" svg:width="3.005cm" svg:height="1.502cm" svg:x="4.001cm" svg:y="4.792cm"><draw:glue-point draw:id="4" svg:x="0cm" svg:y="-5cm"/><draw:glue-point draw:id="5" svg:x="0cm" svg:y="5cm"/><text:p text:style-name="P852"><text:span text:style-name="T2082">Generator</text:span></text:p><text:p text:style-name="P852"><text:span text:style-name="T2082">(i</text:span><text:span text:style-name="T2087">A</text:span><text:span text:style-name="T2082">,i</text:span><text:span text:style-name="T2087">B</text:span><text:span text:style-name="T2082">) = (1,0)</text:span></text:p><draw:enhanced-geometry svg:viewBox="0 0 21600 21600" draw:type="rectangle" draw:enhanced-path="M 0 0 L 21600 0 21600 21600 0 21600 0 0 Z N"/></draw:custom-shape><draw:g draw:style-name="gr2" xml:id="id9" draw:id="id9"><draw:glue-point draw:id="4" svg:x="0cm" svg:y="5cm"/><draw:glue-point draw:id="5" svg:x="0cm" svg:y="5cm"/><draw:custom-shape draw:style-name="gr8" draw:text-style-name="P854" svg:width="1.004cm" svg:height="1.003cm" svg:x="0cm" svg:y="0.794cm"><text:p text:style-name="P852"><text:span text:style-name="T2086">k</text:span><text:span text:style-name="T2087">0</text:span></text:p><draw:enhanced-geometry svg:viewBox="0 0 21600 21600" draw:type="rectangle" draw:enhanced-path="M 0 0 L 21600 0 21600 21600 0 21600 0 0 Z N"/></draw:custom-shape><draw:custom-shape draw:style-name="gr8" draw:text-style-name="P853" svg:width="1.004cm" svg:height="1.003cm" svg:x="4.001cm" svg:y="0.794cm"><text:p text:style-name="P852"><text:span text:style-name="T2086">k</text:span><text:span text:style-name="T2087">4</text:span></text:p><draw:enhanced-geometry svg:viewBox="0 0 21600 21600" draw:type="rectangle" draw:enhanced-path="M 0 0 L 21600 0 21600 21600 0 21600 0 0 Z N"/></draw:custom-shape><draw:custom-shape draw:style-name="gr8" draw:text-style-name="P853" svg:width="1.004cm" svg:height="1.003cm" svg:x="3cm" svg:y="0.794cm"><text:p text:style-name="P852"><text:span text:style-name="T2086">k</text:span><text:span text:style-name="T2087">3</text:span></text:p><draw:enhanced-geometry svg:viewBox="0 0 21600 21600" draw:type="rectangle" draw:enhanced-path="M 0 0 L 21600 0 21600 21600 0 21600 0 0 Z N"/></draw:custom-shape><draw:custom-shape draw:style-name="gr8" draw:text-style-name="P853" svg:width="1.004cm" svg:height="1.003cm" svg:x="2cm" svg:y="0.794cm"><text:p text:style-name="P852"><text:span text:style-name="T2086">k</text:span><text:span text:style-name="T2087">2</text:span></text:p><draw:enhanced-geometry svg:viewBox="0 0 21600 21600" draw:type="rectangle" draw:enhanced-path="M 0 0 L 21600 0 21600 21600 0 21600 0 0 Z N"/></draw:custom-shape><draw:custom-shape draw:style-name="gr8" draw:text-style-name="P853" svg:width="1.004cm" svg:height="1.003cm" svg:x="1cm" svg:y="0.794cm"><text:p text:style-name="P852"><text:span text:style-name="T2086">k</text:span><text:span text:style-name="T2087">1</text:span></text:p><draw:enhanced-geometry svg:viewBox="0 0 21600 21600" draw:type="rectangle" draw:enhanced-path="M 0 0 L 21600 0 21600 21600 0 21600 0 0 Z N"/></draw:custom-shape></draw:g><draw:connector draw:style-name="gr4" draw:text-style-name="P853" svg:x1="5.502cm" svg:y1="6.292cm" svg:x2="5.503cm" svg:y2="7.292cm" draw:start-shape="id7" draw:start-glue-point="5" draw:end-shape="id8" draw:end-glue-point="5" svg:d="M5502 6292v499h1v501" svg:viewBox="0 0 4 1002"><text:p/></draw:connector><draw:g draw:style-name="gr2" xml:id="id11" draw:id="id11"><draw:glue-point draw:id="4" svg:x="0cm" svg:y="5cm"/><draw:custom-shape draw:style-name="gr9" draw:text-style-name="P854" svg:width="1.003cm" svg:height="1.003cm" svg:x="6.003cm" svg:y="0.794cm"><text:p text:style-name="P852"><text:span text:style-name="T2086">z</text:span><text:span text:style-name="T2087">0</text:span></text:p><draw:enhanced-geometry svg:viewBox="0 0 21600 21600" draw:type="rectangle" draw:enhanced-path="M 0 0 L 21600 0 21600 21600 0 21600 0 0 Z N"/></draw:custom-shape><draw:custom-shape draw:style-name="gr10" draw:text-style-name="P853" svg:width="1.001cm" svg:height="1.003cm" svg:x="10.005cm" svg:y="0.794cm"><text:p text:style-name="P852"><text:span text:style-name="T2086">z</text:span><text:span text:style-name="T2087">4</text:span></text:p><draw:enhanced-geometry svg:viewBox="0 0 21600 21600" draw:type="rectangle" draw:enhanced-path="M 0 0 L 21600 0 21600 21600 0 21600 0 0 Z N"/></draw:custom-shape><draw:custom-shape draw:style-name="gr10" draw:text-style-name="P853" svg:width="1.001cm" svg:height="1.003cm" svg:x="9.005cm" svg:y="0.794cm"><text:p text:style-name="P852"><text:span text:style-name="T2086">z</text:span><text:span text:style-name="T2087">3</text:span></text:p><draw:enhanced-geometry svg:viewBox="0 0 21600 21600" draw:type="rectangle" draw:enhanced-path="M 0 0 L 21600 0 21600 21600 0 21600 0 0 Z N"/></draw:custom-shape><draw:custom-shape draw:style-name="gr9" draw:text-style-name="P853" svg:width="1.003cm" svg:height="1.003cm" svg:x="8.003cm" svg:y="0.794cm"><text:p text:style-name="P852"><text:span text:style-name="T2086">z</text:span><text:span text:style-name="T2087">2</text:span></text:p><draw:enhanced-geometry svg:viewBox="0 0 21600 21600" draw:type="rectangle" draw:enhanced-path="M 0 0 L 21600 0 21600 21600 0 21600 0 0 Z N"/></draw:custom-shape><draw:custom-shape draw:style-name="gr9" draw:text-style-name="P853" svg:width="1.003cm" svg:height="1.003cm" svg:x="7.003cm" svg:y="0.794cm"><text:p text:style-name="P852"><text:span text:style-name="T2086">z</text:span><text:span text:style-name="T2087">1</text:span></text:p><draw:enhanced-geometry svg:viewBox="0 0 21600 21600" draw:type="rectangle" draw:enhanced-path="M 0 0 L 21600 0 21600 21600 0 21600 0 0 Z N"/></draw:custom-shape></draw:g><draw:custom-shape draw:style-name="gr11" draw:text-style-name="P853" xml:id="id10" draw:id="id10" svg:width="1.403cm" svg:height="0.999cm" svg:x="4.801cm" svg:y="2.794cm"><draw:glue-point draw:id="4" svg:x="0cm" svg:y="-5cm"/><draw:glue-point draw:id="5" svg:x="-5cm" svg:y="-0.333cm"/><draw:glue-point draw:id="6" svg:x="5cm" svg:y="-0.333cm"/><draw:glue-point draw:id="7" svg:x="0cm" svg:y="5cm"/><draw:glue-point draw:id="8" svg:x="2.142cm" svg:y="-5cm"/><draw:glue-point draw:id="9" svg:x="-2.142cm" svg:y="-5cm"/><text:p text:style-name="P852"><text:span text:style-name="T2082">XOR</text:span></text:p><draw:enhanced-geometry svg:viewBox="0 0 21600 21600" draw:type="rectangle" draw:enhanced-path="M 0 0 L 21600 0 21600 21600 0 21600 0 0 Z N"/></draw:custom-shape><draw:connector draw:style-name="gr4" draw:text-style-name="P853" svg:x1="2.501cm" svg:y1="1.796cm" svg:x2="5.202cm" svg:y2="2.794cm" draw:start-shape="id9" draw:start-glue-point="4" draw:end-shape="id10" draw:end-glue-point="9" svg:d="M2501 1796v499h2701v499" svg:viewBox="0 0 2702 1000"><text:p/></draw:connector><draw:connector draw:style-name="gr4" draw:text-style-name="P853" svg:x1="8.504cm" svg:y1="1.796cm" svg:x2="5.801cm" svg:y2="2.794cm" draw:start-shape="id11" draw:start-glue-point="4" draw:end-shape="id10" draw:end-glue-point="8" svg:d="M8504 1796v499h-2703v499" svg:viewBox="0 0 2704 1000"><text:p/></draw:connector><draw:connector draw:style-name="gr4" draw:text-style-name="P853" svg:x1="5.502cm" svg:y1="3.792cm" svg:x2="5.502cm" svg:y2="4.792cm" draw:start-shape="id10" draw:start-glue-point="7" draw:end-shape="id7" draw:end-glue-point="4" svg:d="M5502 3792v1000" svg:viewBox="0 0 2 1002"><text:p/></draw:connector><draw:g draw:style-name="gr2" xml:id="id8" draw:id="id8"><draw:glue-point draw:id="4" svg:x="5cm" svg:y="0cm"/><draw:glue-point draw:id="5" svg:x="0cm" svg:y="-5cm"/><draw:glue-point draw:id="6" svg:x="0cm" svg:y="5cm"/><draw:glue-point draw:id="7" svg:x="5cm" svg:y="0cm"/><draw:custom-shape draw:style-name="gr12" draw:text-style-name="P854" svg:width="1.003cm" svg:height="1.004cm" svg:x="4.002cm" svg:y="7.292cm"><text:p text:style-name="P852"><text:span text:style-name="T2086">s</text:span><text:span text:style-name="T2087">0</text:span></text:p><draw:enhanced-geometry svg:viewBox="0 0 21600 21600" draw:type="rectangle" draw:enhanced-path="M 0 0 L 21600 0 21600 21600 0 21600 0 0 Z N"/></draw:custom-shape><draw:custom-shape draw:style-name="gr12" draw:text-style-name="P853" svg:width="1.003cm" svg:height="1.004cm" svg:x="6.003cm" svg:y="7.292cm"><text:p text:style-name="P852"><text:span text:style-name="T2082">...</text:span></text:p><draw:enhanced-geometry svg:viewBox="0 0 21600 21600" draw:type="rectangle" draw:enhanced-path="M 0 0 L 21600 0 21600 21600 0 21600 0 0 Z N"/></draw:custom-shape><draw:custom-shape draw:style-name="gr12" draw:text-style-name="P853" svg:width="1.003cm" svg:height="1.004cm" svg:x="5.002cm" svg:y="7.292cm"><text:p text:style-name="P852"><text:span text:style-name="T2086">s</text:span><text:span text:style-name="T2087">1</text:span></text:p><draw:enhanced-geometry svg:viewBox="0 0 21600 21600" draw:type="rectangle" draw:enhanced-path="M 0 0 L 21600 0 21600 21600 0 21600 0 0 Z N"/></draw:custom-shape></draw:g><draw:custom-shape draw:style-name="gr13" draw:text-style-name="P855" xml:id="id12" draw:id="id12" svg:width="3.003cm" svg:height="1.505cm" svg:x="4.002cm" svg:y="9.292cm"><draw:glue-point draw:id="4" svg:x="0cm" svg:y="-5cm"/><draw:glue-point draw:id="5" svg:x="0cm" svg:y="5cm"/><text:p text:style-name="P852"><text:span text:style-name="T2088">decryptFeature</text:span></text:p><draw:enhanced-geometry svg:viewBox="0 0 21600 21600" draw:type="rectangle" draw:enhanced-path="M 0 0 L 21600 0 21600 21600 0 21600 0 0 Z N"/></draw:custom-shape><draw:g draw:style-name="gr2" xml:id="id13" draw:id="id13"><draw:glue-point draw:id="4" svg:x="5cm" svg:y="0cm"/><draw:custom-shape draw:style-name="gr14" draw:text-style-name="P854" svg:width="1.004cm" svg:height="1.001cm" svg:x="0cm" svg:y="9.544cm"><text:p text:style-name="P852"><text:span text:style-name="T2086">c</text:span><text:span text:style-name="T2087">0</text:span></text:p><draw:enhanced-geometry svg:viewBox="0 0 21600 21600" draw:type="rectangle" draw:enhanced-path="M 0 0 L 21600 0 21600 21600 0 21600 0 0 Z N"/></draw:custom-shape><draw:custom-shape draw:style-name="gr15" draw:text-style-name="P853" svg:width="1.003cm" svg:height="1.001cm" svg:x="2cm" svg:y="9.544cm"><text:p text:style-name="P852"><text:span text:style-name="T2082">...</text:span></text:p><draw:enhanced-geometry svg:viewBox="0 0 21600 21600" draw:type="rectangle" draw:enhanced-path="M 0 0 L 21600 0 21600 21600 0 21600 0 0 Z N"/></draw:custom-shape><draw:custom-shape draw:style-name="gr14" draw:text-style-name="P853" svg:width="1.004cm" svg:height="1.001cm" svg:x="1cm" svg:y="9.544cm"><text:p text:style-name="P852"><text:span text:style-name="T2086">c</text:span><text:span text:style-name="T2087">1</text:span></text:p><draw:enhanced-geometry svg:viewBox="0 0 21600 21600" draw:type="rectangle" draw:enhanced-path="M 0 0 L 21600 0 21600 21600 0 21600 0 0 Z N"/></draw:custom-shape></draw:g><draw:g draw:style-name="gr2" xml:id="id14" draw:id="id14"><draw:glue-point draw:id="4" svg:x="-5cm" svg:y="0cm"/><draw:custom-shape draw:style-name="gr15" draw:text-style-name="P854" svg:width="1.003cm" svg:height="1.001cm" svg:x="8.003cm" svg:y="9.544cm"><text:p text:style-name="P852"><text:span text:style-name="T2086">p</text:span><text:span text:style-name="T2087">0</text:span></text:p><draw:enhanced-geometry svg:viewBox="0 0 21600 21600" draw:type="rectangle" draw:enhanced-path="M 0 0 L 21600 0 21600 21600 0 21600 0 0 Z N"/></draw:custom-shape><draw:custom-shape draw:style-name="gr16" draw:text-style-name="P853" svg:width="1.001cm" svg:height="1.001cm" svg:x="10.003cm" svg:y="9.544cm"><text:p text:style-name="P852"><text:span text:style-name="T2082">...</text:span></text:p><draw:enhanced-geometry svg:viewBox="0 0 21600 21600" draw:type="rectangle" draw:enhanced-path="M 0 0 L 21600 0 21600 21600 0 21600 0 0 Z N"/></draw:custom-shape><draw:custom-shape draw:style-name="gr15" draw:text-style-name="P853" svg:width="1.003cm" svg:height="1.001cm" svg:x="9.003cm" svg:y="9.544cm"><text:p text:style-name="P852"><text:span text:style-name="T2086">p</text:span><text:span text:style-name="T2087">1</text:span></text:p><draw:enhanced-geometry svg:viewBox="0 0 21600 21600" draw:type="rectangle" draw:enhanced-path="M 0 0 L 21600 0 21600 21600 0 21600 0 0 Z N"/></draw:custom-shape></draw:g><draw:connector draw:style-name="gr4" draw:text-style-name="P853" svg:x1="5.503cm" svg:y1="8.294cm" svg:x2="5.503cm" svg:y2="9.292cm" draw:end-shape="id12" draw:end-glue-point="4" svg:d="M5503 8294v998" svg:viewBox="0 0 2 1000"><text:p/></draw:connector><draw:connector draw:style-name="gr4" draw:text-style-name="P853" svg:x1="3.002cm" svg:y1="10.044cm" svg:x2="4.002cm" svg:y2="10.044cm" draw:start-shape="id13" draw:start-glue-point="4" draw:end-shape="id12" draw:end-glue-point="3" svg:d="M3002 10044h1000" svg:viewBox="0 0 1002 2"><text:p/></draw:connector><draw:connector draw:style-name="gr4" draw:text-style-name="P853" svg:x1="7.004cm" svg:y1="10.044cm" svg:x2="8.003cm" svg:y2="10.044cm" draw:start-shape="id12" draw:start-glue-point="1" draw:end-shape="id14" draw:end-glue-point="4" svg:d="M7004 10044h999" svg:viewBox="0 0 1000 2"><text:p/></draw:connector><draw:frame draw:style-name="gr6" draw:text-style-name="P857" svg:width="2.797cm" svg:height="0.578cm" svg:x="1.201cm" svg:y="0.224cm"><draw:text-box><text:p text:style-name="P856"><text:span text:style-name="T2089">decrypted title-key</text:span></text:p></draw:text-box></draw:frame><draw:frame draw:style-name="gr17" draw:text-style-name="P857" svg:width="0.944cm" svg:height="0.578cm" svg:x="7.989cm" svg:y="0.224cm"><draw:text-box><text:p text:style-name="P856"><text:span text:style-name="T2089">salt</text:span></text:p></draw:text-box></draw:frame><draw:frame draw:style-name="gr18" draw:text-style-name="P857" svg:width="2.892cm" svg:height="0.327cm" svg:x="0.101cm" svg:y="8.904cm"><draw:text-box><text:p text:style-name="P856"><text:span text:style-name="T2089">encrypted DVD-feature</text:span></text:p></draw:text-box></draw:frame><draw:frame draw:style-name="gr18" draw:text-style-name="P857" svg:width="2.892cm" svg:height="0.327cm" svg:x="7.989cm" svg:y="8.938cm"><draw:text-box><text:p text:style-name="P856"><text:span text:style-name="T2089">decrypted DVD-feature</text:span></text:p></draw:text-box></draw:frame></draw:g></text:p></draw:text-box></draw:frame><text:span text:style-name="T614">Figure </text:span><text:span text:style-name="T614"><text:sequence text:ref-name="refFigure12" text:name="Figure" text:formula="ooow:Figure+1" style:num-format="1">13</text:sequence></text:span><text:span text:style-name="T614">: Feature Decryption</text:span></text:p>
      <text:p text:style-name="P89"><text:span text:style-name="T1538">T</text:span>he <text:span text:style-name="T1743">dec</text:span><text:span text:style-name="T1744">rypt</text:span><text:span text:style-name="T1745">Feature</text:span><text:span text:style-name="T1753">-</text:span><text:span text:style-name="T1721">function</text:span><text:span text:style-name="T1538"> </text:span><text:span text:style-name="T1016">is </text:span><text:span text:style-name="T1017">defined </text:span><text:span text:style-name="T1016">a</text:span><text:span text:style-name="T1017">s follows: </text:span><text:span text:style-name="T1817">p</text:span><text:span text:style-name="T452">i</text:span><text:span text:style-name="T1817"> := s</text:span><text:span text:style-name="T452">i</text:span><text:span text:style-name="T1817"> ⊕ [ c</text:span><text:span text:style-name="T452">i</text:span><text:span text:style-name="T1817"> ]</text:span><text:span text:style-name="T1252">#A</text:span><text:span text:style-name="T1729"> where </text:span><text:span text:style-name="T1774">i=0..</text:span><text:span text:style-name="T1775">77F</text:span><text:span text:style-name="T1240">H</text:span><text:span text:style-name="T1729">.</text:span></text:p>
      <text:p text:style-name="P79">The symbol <text:span text:style-name="T1817">⊕</text:span><text:span text:style-name="T1"> </text:span>is the XOR-operator. <text:span text:style-name="T1535">The b</text:span>racket <text:span text:style-name="T165">[ ]</text:span><text:span text:style-name="T1204">#A</text:span> <text:span text:style-name="T1535">defines a 256-byte lookup-table</text:span><text:span text:style-name="T1155">↳</text:span><text:span text:style-name="T1156"><text:bookmark-ref text:reference-format="number" text:ref-name="__RefHeading__12715_1839873828">4.7</text:bookmark-ref></text:span><text:span text:style-name="T1535">. </text:span></text:p>
      <text:h text:style-name="P826" text:outline-level="2"><text:bookmark-start text:name="__RefHeading__3277_309438263"/>Authentication<text:span text:style-name="T1638">-Key Encryption</text:span><text:bookmark-end text:name="__RefHeading__3277_309438263"/></text:h>
      <text:p text:style-name="P75"><text:span text:style-name="T1317">The </text:span><text:span text:style-name="T1476">encryption of an authentication</text:span><text:span text:style-name="T1317"> </text:span><text:span text:style-name="T1476">key </text:span><text:span text:style-name="T1317">is defined as: </text:span><text:span text:style-name="T1387">( </text:span><text:span text:style-name="T1388">p</text:span><text:span text:style-name="T1404"> </text:span><text:span text:style-name="T1410">,</text:span><text:span text:style-name="T1404"> </text:span><text:span text:style-name="T1411">v</text:span><text:span text:style-name="T1404"> </text:span><text:span text:style-name="T1410">) </text:span><text:span text:style-name="T1412">→</text:span><text:span text:style-name="T1404"> c.</text:span><text:span text:style-name="T1346"> </text:span></text:p>
      <text:p text:style-name="P17"><text:span text:style-name="T81"><text:tab/></text:span><text:span text:style-name="T84">p</text:span><text:span text:style-name="T1633">: 10-byte challenge (nonce</text:span><text:span text:style-name="T1633"><text:note text:id="ftn19" text:note-class="footnote"><text:note-citation>19</text:note-citation><text:note-body><text:p text:style-name="P407">http://en.wikipedia.org/wiki/Cryptographic_nonce</text:p></text:note-body></text:note></text:span><text:span text:style-name="T1633">) (plain-text)</text:span></text:p>
      <text:p text:style-name="P22"><text:span text:style-name="T81"><text:tab/></text:span><text:span text:style-name="T84">v</text:span><text:span text:style-name="T1633">: 5-bit variant number 0..31</text:span></text:p>
      <text:p text:style-name="P110"><text:span text:style-name="T82"><text:tab/></text:span><text:span text:style-name="T84">c</text:span><text:span text:style-name="T1633">: 5-byte authentication key (cipher-text)</text:span></text:p>
      <text:p text:style-name="P88"><text:span text:style-name="T315">T</text:span><text:span text:style-name="T291">he generator operates in (1,1)-mode and produce</text:span><text:span text:style-name="T315">s</text:span><text:span text:style-name="T291"> a 30-byte key</text:span><text:span text:style-name="T306">­</text:span><text:span text:style-name="T291">stream</text:span><text:span text:style-name="T306"> </text:span><text:span text:style-name="T173">s</text:span><text:span text:style-name="T291">.</text:span><text:span text:style-name="T306"> </text:span><text:span text:style-name="T291">The 5-byte </text:span><text:span text:style-name="T295">seed</text:span><text:span text:style-name="T291"> </text:span><text:span text:style-name="T173">k</text:span><text:span text:style-name="T291"> for the generator </text:span><text:span text:style-name="T295">is</text:span><text:span text:style-name="T291"> extracted from the </text:span><text:span text:style-name="T306">nonce</text:span><text:span text:style-name="T291">. </text:span><text:span text:style-name="T294"><text:s/></text:span><text:span text:style-name="T315">This is illustrated in </text:span><text:span text:style-name="T294">figure </text:span><text:span text:style-name="T294"><text:sequence-ref text:reference-format="value" text:ref-name="refFigure13">14</text:sequence-ref></text:span><text:span text:style-name="T315">, and in more detail in figure </text:span><text:span text:style-name="T315"><text:sequence-ref text:reference-format="value" text:ref-name="refFigure14">15</text:sequence-ref></text:span><text:span text:style-name="T315">.</text:span></text:p>
      <text:p text:style-name="P178"><draw:frame draw:style-name="fr1" draw:name="Frame15" text:anchor-type="paragraph" svg:x="0cm" svg:y="-0.314cm" svg:width="17.064cm" draw:z-index="7"><draw:text-box fo:min-height="7.869cm"><text:p text:style-name="P462"><draw:g text:anchor-type="paragraph" draw:z-index="8" draw:style-name="gr1"><draw:custom-shape draw:style-name="gr19" draw:text-style-name="P858" xml:id="id18" draw:id="id18" svg:width="3.001cm" svg:height="1.504cm" svg:x="6.433cm" svg:y="5.414cm"><draw:glue-point draw:id="4" svg:x="0cm" svg:y="-5cm"/><draw:glue-point draw:id="5" svg:x="0cm" svg:y="5cm"/><draw:glue-point draw:id="6" svg:x="-2.5cm" svg:y="-5cm"/><draw:glue-point draw:id="7" svg:x="2.5cm" svg:y="-5cm"/><text:p text:style-name="P852"><text:span text:style-name="T2090">encryptAuth</text:span></text:p><draw:enhanced-geometry svg:viewBox="0 0 21600 21600" draw:type="rectangle" draw:enhanced-path="M 0 0 L 21600 0 21600 21600 0 21600 0 0 Z N"/></draw:custom-shape><draw:connector draw:style-name="gr20" draw:text-style-name="P859" svg:x1="8.481cm" svg:y1="1.613cm" svg:x2="10.933cm" svg:y2="2.763cm" draw:start-shape="id15" draw:start-glue-point="8" draw:end-shape="id16" draw:end-glue-point="4" svg:d="M8481 1613v575h2452v575" svg:viewBox="0 0 2454 1152"><text:p/></draw:connector><draw:connector draw:style-name="gr20" draw:text-style-name="P859" svg:x1="4.937cm" svg:y1="5.401cm" svg:x2="6.433cm" svg:y2="6.165cm" draw:start-shape="id17" draw:start-glue-point="4" draw:end-shape="id18" draw:end-glue-point="3" svg:d="M4937 5401h748v764h748" svg:viewBox="0 0 1498 766"><text:p/></draw:connector><draw:connector draw:style-name="gr20" draw:text-style-name="P859" svg:x1="9.433cm" svg:y1="6.165cm" svg:x2="10.432cm" svg:y2="6.165cm" draw:start-shape="id18" draw:start-glue-point="1" draw:end-shape="id19" draw:end-glue-point="3" svg:d="M9433 6165h999" svg:viewBox="0 0 1000 2"><text:p/></draw:connector><draw:connector draw:style-name="gr20" draw:text-style-name="P859" svg:x1="7.183cm" svg:y1="5.414cm" svg:x2="4.932cm" svg:y2="3.763cm" draw:start-shape="id18" draw:start-glue-point="6" draw:end-shape="id20" draw:end-glue-point="2" svg:d="M7183 5414v-825h-2251v-826" svg:viewBox="0 0 2252 1653"><text:p/></draw:connector><draw:g draw:style-name="gr2" xml:id="id19" draw:id="id19"><draw:glue-point draw:id="4" svg:x="-5cm" svg:y="-0.5cm"/><draw:custom-shape draw:style-name="gr15" draw:text-style-name="P860" svg:width="1.003cm" svg:height="1.001cm" svg:x="10.432cm" svg:y="5.666cm"><text:p text:style-name="P852"><text:span text:style-name="T2091">c</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4.434cm" svg:y="5.666cm"><text:p text:style-name="P852"><text:span text:style-name="T2091">c</text:span><text:span text:style-name="T2092">4</text:span></text:p><draw:enhanced-geometry svg:viewBox="0 0 21600 21600" draw:type="rectangle" draw:enhanced-path="M 0 0 L 21600 0 21600 21600 0 21600 0 0 Z N"/></draw:custom-shape><draw:custom-shape draw:style-name="gr16" draw:text-style-name="P859" svg:width="1.001cm" svg:height="1.001cm" svg:x="13.434cm" svg:y="5.666cm"><text:p text:style-name="P852"><text:span text:style-name="T2091">c</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2.432cm" svg:y="5.666cm"><text:p text:style-name="P852"><text:span text:style-name="T2091">c</text:span><text:span text:style-name="T2092">2</text:span></text:p><draw:enhanced-geometry svg:viewBox="0 0 21600 21600" draw:type="rectangle" draw:enhanced-path="M 0 0 L 21600 0 21600 21600 0 21600 0 0 Z N"/></draw:custom-shape><draw:custom-shape draw:style-name="gr16" draw:text-style-name="P859" svg:width="1.001cm" svg:height="1.001cm" svg:x="11.437cm" svg:y="5.666cm"><text:p text:style-name="P852"><text:span text:style-name="T2091">c</text:span><text:span text:style-name="T2092">1</text:span></text:p><draw:enhanced-geometry svg:viewBox="0 0 21600 21600" draw:type="rectangle" draw:enhanced-path="M 0 0 L 21600 0 21600 21600 0 21600 0 0 Z N"/></draw:custom-shape></draw:g><draw:frame draw:style-name="gr21" draw:text-style-name="P861" svg:width="1.38cm" svg:height="0.346cm" svg:x="12.3cm" svg:y="5.213cm"><draw:text-box><text:p text:style-name="P856"><text:span text:style-name="T2093">cipher-text</text:span></text:p></draw:text-box></draw:frame><draw:g draw:style-name="gr2"><draw:g draw:style-name="gr2"><draw:custom-shape draw:style-name="gr22" draw:text-style-name="P860" svg:width="1.004cm" svg:height="1.004cm" svg:x="0.933cm" svg:y="4.9cm"><text:p text:style-name="P852"><text:span text:style-name="T2091">p</text:span><text:span text:style-name="T2092">0</text:span></text:p><draw:enhanced-geometry svg:viewBox="0 0 21600 21600" draw:type="rectangle" draw:enhanced-path="M 0 0 L 21600 0 21600 21600 0 21600 0 0 Z N"/></draw:custom-shape><draw:custom-shape draw:style-name="gr12" draw:text-style-name="P859" xml:id="id17" draw:id="id17" svg:width="1.003cm" svg:height="1.004cm" svg:x="3.935cm" svg:y="4.9cm"><draw:glue-point draw:id="4" svg:x="5cm" svg:y="0cm"/><text:p text:style-name="P852"><text:span text:style-name="T2091">p</text:span><text:span text:style-name="T2092">9</text:span></text:p><draw:enhanced-geometry svg:viewBox="0 0 21600 21600" draw:type="rectangle" draw:enhanced-path="M 0 0 L 21600 0 21600 21600 0 21600 0 0 Z N"/></draw:custom-shape><draw:custom-shape draw:style-name="gr12" draw:text-style-name="P859" svg:width="1.003cm" svg:height="1.004cm" svg:x="2.935cm" svg:y="4.9cm"><text:p text:style-name="P852"><text:span text:style-name="T2094">...</text:span></text:p><draw:enhanced-geometry svg:viewBox="0 0 21600 21600" draw:type="rectangle" draw:enhanced-path="M 0 0 L 21600 0 21600 21600 0 21600 0 0 Z N"/></draw:custom-shape><draw:custom-shape draw:style-name="gr12" draw:text-style-name="P859" svg:width="1.003cm" svg:height="1.004cm" svg:x="1.935cm" svg:y="4.9cm"><text:p text:style-name="P852"><text:span text:style-name="T2091">p</text:span><text:span text:style-name="T2092">1</text:span></text:p><draw:enhanced-geometry svg:viewBox="0 0 21600 21600" draw:type="rectangle" draw:enhanced-path="M 0 0 L 21600 0 21600 21600 0 21600 0 0 Z N"/></draw:custom-shape><draw:frame draw:style-name="gr23" draw:text-style-name="P861" svg:width="1.168cm" svg:height="0.346cm" svg:x="2.259cm" svg:y="4.463cm"><draw:text-box><text:p text:style-name="P856"><text:span text:style-name="T2093">plain-text</text:span></text:p></draw:text-box></draw:frame></draw:g><draw:g draw:style-name="gr2"><draw:custom-shape draw:style-name="gr24" draw:text-style-name="P860" xml:id="id21" draw:id="id21" svg:width="0.805cm" svg:height="1.003cm" svg:x="4.133cm" svg:y="6.407cm"><draw:glue-point draw:id="4" svg:x="5cm" svg:y="0cm"/><text:p text:style-name="P852"><text:span text:style-name="T2094">v</text:span></text:p><draw:enhanced-geometry svg:viewBox="0 0 21600 21600" draw:mirror-horizontal="false" draw:mirror-vertical="false" draw:type="rectangle" draw:enhanced-path="M 0 0 L 21600 0 21600 21600 0 21600 0 0 Z N"/></draw:custom-shape><draw:frame draw:style-name="gr25" draw:text-style-name="P861" svg:width="1.803cm" svg:height="0.401cm" svg:x="2.014cm" svg:y="6.707cm"><draw:text-box><text:p text:style-name="P856"><text:span text:style-name="T2093">variant (0..31)</text:span></text:p></draw:text-box></draw:frame></draw:g></draw:g><draw:connector draw:style-name="gr20" draw:text-style-name="P859" svg:x1="4.937cm" svg:y1="6.907cm" svg:x2="6.433cm" svg:y2="6.165cm" draw:start-shape="id21" draw:start-glue-point="4" draw:end-shape="id18" draw:end-glue-point="3" svg:d="M4937 6907h748v-742h748" svg:viewBox="0 0 1498 744"><text:p/></draw:connector><draw:g draw:style-name="gr2" xml:id="id16" draw:id="id16"><draw:glue-point draw:id="4" svg:x="0cm" svg:y="-5cm"/><draw:glue-point draw:id="5" svg:x="0cm" svg:y="5cm"/><draw:custom-shape draw:style-name="gr15" draw:text-style-name="P860" svg:width="1.003cm" svg:height="1.001cm" svg:x="8.433cm" svg:y="2.763cm"><text:p text:style-name="P852"><text:span text:style-name="T2094">s</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2.434cm" svg:y="2.763cm"><text:p text:style-name="P852"><text:span text:style-name="T2094">s</text:span><text:span text:style-name="T2092">29</text:span></text:p><draw:enhanced-geometry svg:viewBox="0 0 21600 21600" draw:type="rectangle" draw:enhanced-path="M 0 0 L 21600 0 21600 21600 0 21600 0 0 Z N"/></draw:custom-shape><draw:custom-shape draw:style-name="gr15" draw:text-style-name="P859" svg:width="1.003cm" svg:height="1.001cm" svg:x="11.435cm" svg:y="2.763cm"><text:p text:style-name="P852"><text:span text:style-name="T2094">...</text:span></text:p><draw:enhanced-geometry svg:viewBox="0 0 21600 21600" draw:type="rectangle" draw:enhanced-path="M 0 0 L 21600 0 21600 21600 0 21600 0 0 Z N"/></draw:custom-shape><draw:custom-shape draw:style-name="gr15" draw:text-style-name="P859" svg:width="1.003cm" svg:height="1.001cm" svg:x="10.433cm" svg:y="2.763cm"><text:p text:style-name="P852"><text:span text:style-name="T2094">s</text:span><text:span text:style-name="T2092">2</text:span></text:p><draw:enhanced-geometry svg:viewBox="0 0 21600 21600" draw:type="rectangle" draw:enhanced-path="M 0 0 L 21600 0 21600 21600 0 21600 0 0 Z N"/></draw:custom-shape><draw:custom-shape draw:style-name="gr15" draw:text-style-name="P859" svg:width="1.003cm" svg:height="1.001cm" svg:x="9.433cm" svg:y="2.763cm"><text:p text:style-name="P852"><text:span text:style-name="T2094">s</text:span><text:span text:style-name="T2092">1</text:span></text:p><draw:enhanced-geometry svg:viewBox="0 0 21600 21600" draw:type="rectangle" draw:enhanced-path="M 0 0 L 21600 0 21600 21600 0 21600 0 0 Z N"/></draw:custom-shape></draw:g><draw:custom-shape draw:style-name="gr26" draw:text-style-name="P859" xml:id="id15" draw:id="id15" svg:width="3.001cm" svg:height="1.403cm" svg:x="6.482cm" svg:y="0.212cm"><draw:glue-point draw:id="4" svg:x="0cm" svg:y="-5cm"/><draw:glue-point draw:id="5" svg:x="0cm" svg:y="5cm"/><draw:glue-point draw:id="6" svg:x="-5cm" svg:y="0cm"/><draw:glue-point draw:id="7" svg:x="-1.666cm" svg:y="4.996cm"/><draw:glue-point draw:id="8" svg:x="1.666cm" svg:y="4.996cm"/><text:p text:style-name="P852"><text:span text:style-name="T2094">Generator</text:span></text:p><text:p text:style-name="P852"><text:span text:style-name="T2094">(i</text:span><text:span text:style-name="T2092">A</text:span><text:span text:style-name="T2094">,i</text:span><text:span text:style-name="T2092">B</text:span><text:span text:style-name="T2094">) = (1,1)</text:span></text:p><draw:enhanced-geometry svg:viewBox="0 0 21600 21600" draw:type="rectangle" draw:enhanced-path="M 0 0 L 21600 0 21600 21600 0 21600 0 0 Z N"/></draw:custom-shape><draw:g draw:style-name="gr2" xml:id="id20" draw:id="id20"><draw:glue-point draw:id="4" svg:x="-5cm" svg:y="-0.5cm"/><draw:custom-shape draw:style-name="gr15" draw:text-style-name="P860" svg:width="1.003cm" svg:height="1.001cm" svg:x="2.431cm" svg:y="2.763cm"><text:p text:style-name="P852"><text:span text:style-name="T2091">k</text:span><text:span text:style-name="T2092">0</text:span></text:p><draw:enhanced-geometry svg:viewBox="0 0 21600 21600" draw:type="rectangle" draw:enhanced-path="M 0 0 L 21600 0 21600 21600 0 21600 0 0 Z N"/></draw:custom-shape><draw:custom-shape draw:style-name="gr16" draw:text-style-name="P859" svg:width="1.001cm" svg:height="1.001cm" svg:x="6.433cm" svg:y="2.763cm"><text:p text:style-name="P852"><text:span text:style-name="T2091">k</text:span><text:span text:style-name="T2092">4</text:span></text:p><draw:enhanced-geometry svg:viewBox="0 0 21600 21600" draw:type="rectangle" draw:enhanced-path="M 0 0 L 21600 0 21600 21600 0 21600 0 0 Z N"/></draw:custom-shape><draw:custom-shape draw:style-name="gr16" draw:text-style-name="P859" svg:width="1.001cm" svg:height="1.001cm" svg:x="5.433cm" svg:y="2.763cm"><text:p text:style-name="P852"><text:span text:style-name="T2091">k</text:span><text:span text:style-name="T2092">3</text:span></text:p><draw:enhanced-geometry svg:viewBox="0 0 21600 21600" draw:type="rectangle" draw:enhanced-path="M 0 0 L 21600 0 21600 21600 0 21600 0 0 Z N"/></draw:custom-shape><draw:custom-shape draw:style-name="gr15" draw:text-style-name="P859" svg:width="1.003cm" svg:height="1.001cm" svg:x="4.431cm" svg:y="2.763cm"><text:p text:style-name="P852"><text:span text:style-name="T2091">k</text:span><text:span text:style-name="T2092">2</text:span></text:p><draw:enhanced-geometry svg:viewBox="0 0 21600 21600" draw:type="rectangle" draw:enhanced-path="M 0 0 L 21600 0 21600 21600 0 21600 0 0 Z N"/></draw:custom-shape><draw:custom-shape draw:style-name="gr16" draw:text-style-name="P859" svg:width="1.001cm" svg:height="1.001cm" svg:x="3.436cm" svg:y="2.763cm"><text:p text:style-name="P852"><text:span text:style-name="T2091">k</text:span><text:span text:style-name="T2092">1</text:span></text:p><draw:enhanced-geometry svg:viewBox="0 0 21600 21600" draw:type="rectangle" draw:enhanced-path="M 0 0 L 21600 0 21600 21600 0 21600 0 0 Z N"/></draw:custom-shape></draw:g><draw:connector draw:style-name="gr20" draw:text-style-name="P859" svg:x1="10.933cm" svg:y1="3.761cm" svg:x2="8.682cm" svg:y2="5.413cm" draw:start-shape="id16" draw:start-glue-point="5" draw:end-shape="id18" draw:end-glue-point="7" svg:d="M10933 3761v827h-2251v825" svg:viewBox="0 0 2252 1655"><text:p/></draw:connector><draw:connector draw:style-name="gr20" draw:text-style-name="P859" svg:x1="4.932cm" svg:y1="2.763cm" svg:x2="7.482cm" svg:y2="1.613cm" draw:start-shape="id20" draw:start-glue-point="0" draw:end-shape="id15" draw:end-glue-point="7" svg:d="M4932 2763v-575h2550v-575" svg:viewBox="0 0 2552 1152"><text:p/></draw:connector></draw:g></text:p></draw:text-box></draw:frame><text:span text:style-name="T614">Figure </text:span><text:span text:style-name="T614"><text:sequence text:ref-name="refFigure13" text:name="Figure" text:formula="ooow:Figure+1" style:num-format="1">14</text:sequence></text:span><text:span text:style-name="T614">: </text:span><text:span text:style-name="T628">Overview: </text:span><text:span text:style-name="T614">Encryption </text:span><text:span text:style-name="T615">of</text:span><text:span text:style-name="T614"> Authentication</text:span><text:span text:style-name="T628">-</text:span><text:span text:style-name="T615">Keys</text:span></text:p>
      <text:p text:style-name="P177"><draw:frame draw:style-name="fr1" draw:name="Frame7" text:anchor-type="paragraph" svg:x="0.009cm" svg:y="0.019cm" svg:width="17.233cm" draw:z-index="9"><draw:text-box fo:min-height="9.932cm"><text:p text:style-name="P463"><draw:g text:anchor-type="paragraph" draw:z-index="10" draw:style-name="gr27"><draw:g draw:style-name="gr2" xml:id="id25" draw:id="id25"><draw:glue-point draw:id="4" svg:x="0cm" svg:y="5cm"/><draw:glue-point draw:id="5" svg:x="5cm" svg:y="0cm"/><draw:custom-shape draw:style-name="gr9" draw:text-style-name="P860" svg:width="1.003cm" svg:height="1.003cm" svg:x="2.512cm" svg:y="0.213cm"><text:p text:style-name="P852"><text:span text:style-name="T2094">F4</text:span><text:span text:style-name="T2095">H</text:span></text:p><draw:enhanced-geometry svg:viewBox="0 0 21600 21600" draw:type="rectangle" draw:enhanced-path="M 0 0 L 21600 0 21600 21600 0 21600 0 0 Z N"/></draw:custom-shape><draw:custom-shape draw:style-name="gr9" draw:text-style-name="P859" svg:width="1.003cm" svg:height="1.003cm" svg:x="6.514cm" svg:y="0.213cm"><text:p text:style-name="P852"><text:span text:style-name="T2094">E2</text:span><text:span text:style-name="T2096">H</text:span></text:p><draw:enhanced-geometry svg:viewBox="0 0 21600 21600" draw:type="rectangle" draw:enhanced-path="M 0 0 L 21600 0 21600 21600 0 21600 0 0 Z N"/></draw:custom-shape><draw:custom-shape draw:style-name="gr10" draw:text-style-name="P859" svg:width="1.001cm" svg:height="1.003cm" svg:x="5.511cm" svg:y="0.213cm"><text:p text:style-name="P852"><text:span text:style-name="T2094">A3</text:span><text:span text:style-name="T2096">H</text:span></text:p><draw:enhanced-geometry svg:viewBox="0 0 21600 21600" draw:type="rectangle" draw:enhanced-path="M 0 0 L 21600 0 21600 21600 0 21600 0 0 Z N"/></draw:custom-shape><draw:custom-shape draw:style-name="gr28" draw:text-style-name="P859" svg:width="0.999cm" svg:height="1.003cm" svg:x="4.512cm" svg:y="0.213cm"><text:p text:style-name="P852"><text:span text:style-name="T2094">45</text:span><text:span text:style-name="T2096">H</text:span></text:p><draw:enhanced-geometry svg:viewBox="0 0 21600 21600" draw:type="rectangle" draw:enhanced-path="M 0 0 L 21600 0 21600 21600 0 21600 0 0 Z N"/></draw:custom-shape><draw:custom-shape draw:style-name="gr9" draw:text-style-name="P859" svg:width="1.003cm" svg:height="1.003cm" svg:x="3.512cm" svg:y="0.213cm"><text:p text:style-name="P852"><text:span text:style-name="T2094">10</text:span><text:span text:style-name="T2096">H</text:span></text:p><draw:enhanced-geometry svg:viewBox="0 0 21600 21600" draw:type="rectangle" draw:enhanced-path="M 0 0 L 21600 0 21600 21600 0 21600 0 0 Z N"/></draw:custom-shape></draw:g><draw:g draw:style-name="gr2" xml:id="id27" draw:id="id27"><draw:glue-point draw:id="4" svg:x="5cm" svg:y="-0.5cm"/><draw:glue-point draw:id="5" svg:x="5.02cm" svg:y="0cm"/><draw:glue-point draw:id="6" svg:x="-5cm" svg:y="0cm"/><draw:custom-shape draw:style-name="gr15" draw:text-style-name="P860" svg:width="1.003cm" svg:height="1.001cm" svg:x="2.512cm" svg:y="1.614cm"><text:p text:style-name="P852"><text:span text:style-name="T2091">t</text:span><text:span text:style-name="T2092">0</text:span></text:p><draw:enhanced-geometry svg:viewBox="0 0 21600 21600" draw:type="rectangle" draw:enhanced-path="M 0 0 L 21600 0 21600 21600 0 21600 0 0 Z N"/></draw:custom-shape><draw:custom-shape draw:style-name="gr15" draw:text-style-name="P859" svg:width="1.003cm" svg:height="1.001cm" svg:x="6.514cm" svg:y="1.614cm"><text:p text:style-name="P852"><text:span text:style-name="T2091">t</text:span><text:span text:style-name="T2092">4</text:span></text:p><draw:enhanced-geometry svg:viewBox="0 0 21600 21600" draw:type="rectangle" draw:enhanced-path="M 0 0 L 21600 0 21600 21600 0 21600 0 0 Z N"/></draw:custom-shape><draw:custom-shape draw:style-name="gr16" draw:text-style-name="P859" svg:width="1.001cm" svg:height="1.001cm" svg:x="5.511cm" svg:y="1.614cm"><text:p text:style-name="P852"><text:span text:style-name="T2091">t</text:span><text:span text:style-name="T2092">3</text:span></text:p><draw:enhanced-geometry svg:viewBox="0 0 21600 21600" draw:type="rectangle" draw:enhanced-path="M 0 0 L 21600 0 21600 21600 0 21600 0 0 Z N"/></draw:custom-shape><draw:custom-shape draw:style-name="gr29" draw:text-style-name="P859" svg:width="0.999cm" svg:height="1.001cm" svg:x="4.512cm" svg:y="1.614cm"><text:p text:style-name="P852"><text:span text:style-name="T2091">t</text:span><text:span text:style-name="T2092">2</text:span></text:p><draw:enhanced-geometry svg:viewBox="0 0 21600 21600" draw:type="rectangle" draw:enhanced-path="M 0 0 L 21600 0 21600 21600 0 21600 0 0 Z N"/></draw:custom-shape><draw:custom-shape draw:style-name="gr15" draw:text-style-name="P859" svg:width="1.003cm" svg:height="1.001cm" svg:x="3.512cm" svg:y="1.614cm"><text:p text:style-name="P852"><text:span text:style-name="T2091">t</text:span><text:span text:style-name="T2092">1</text:span></text:p><draw:enhanced-geometry svg:viewBox="0 0 21600 21600" draw:type="rectangle" draw:enhanced-path="M 0 0 L 21600 0 21600 21600 0 21600 0 0 Z N"/></draw:custom-shape></draw:g><draw:g draw:style-name="gr2" xml:id="id24" draw:id="id24"><draw:glue-point draw:id="4" svg:x="-5cm" svg:y="-0.5cm"/><draw:custom-shape draw:style-name="gr15" draw:text-style-name="P860" svg:width="1.003cm" svg:height="1.001cm" svg:x="12.21cm" svg:y="7.814cm"><text:p text:style-name="P852"><text:span text:style-name="T2091">c</text:span><text:span text:style-name="T2092">0</text:span></text:p><draw:enhanced-geometry svg:viewBox="0 0 21600 21600" draw:type="rectangle" draw:enhanced-path="M 0 0 L 21600 0 21600 21600 0 21600 0 0 Z N"/></draw:custom-shape><draw:custom-shape draw:style-name="gr16" draw:text-style-name="P859" svg:width="1.001cm" svg:height="1.001cm" svg:x="16.212cm" svg:y="7.814cm"><text:p text:style-name="P852"><text:span text:style-name="T2091">c</text:span><text:span text:style-name="T2092">4</text:span></text:p><draw:enhanced-geometry svg:viewBox="0 0 21600 21600" draw:type="rectangle" draw:enhanced-path="M 0 0 L 21600 0 21600 21600 0 21600 0 0 Z N"/></draw:custom-shape><draw:custom-shape draw:style-name="gr16" draw:text-style-name="P859" svg:width="1.001cm" svg:height="1.001cm" svg:x="15.212cm" svg:y="7.814cm"><text:p text:style-name="P852"><text:span text:style-name="T2091">c</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4.21cm" svg:y="7.814cm"><text:p text:style-name="P852"><text:span text:style-name="T2091">c</text:span><text:span text:style-name="T2092">2</text:span></text:p><draw:enhanced-geometry svg:viewBox="0 0 21600 21600" draw:type="rectangle" draw:enhanced-path="M 0 0 L 21600 0 21600 21600 0 21600 0 0 Z N"/></draw:custom-shape><draw:custom-shape draw:style-name="gr16" draw:text-style-name="P859" svg:width="1.001cm" svg:height="1.001cm" svg:x="13.215cm" svg:y="7.814cm"><text:p text:style-name="P852"><text:span text:style-name="T2091">c</text:span><text:span text:style-name="T2092">1</text:span></text:p><draw:enhanced-geometry svg:viewBox="0 0 21600 21600" draw:type="rectangle" draw:enhanced-path="M 0 0 L 21600 0 21600 21600 0 21600 0 0 Z N"/></draw:custom-shape></draw:g><draw:custom-shape draw:style-name="gr30" draw:text-style-name="P862" xml:id="id23" draw:id="id23" svg:width="3.001cm" svg:height="1.401cm" svg:x="8.511cm" svg:y="7.613cm"><draw:glue-point draw:id="4" svg:x="0cm" svg:y="-5cm"/><draw:glue-point draw:id="5" svg:x="-5cm" svg:y="-0.333cm"/><draw:glue-point draw:id="6" svg:x="5cm" svg:y="-0.333cm"/><draw:glue-point draw:id="7" svg:x="-5cm" svg:y="-2.142cm"/><draw:glue-point draw:id="8" svg:x="-5cm" svg:y="2.142cm"/><text:p text:style-name="P852"><text:span text:style-name="T2097">scramble</text:span></text:p><draw:enhanced-geometry svg:viewBox="0 0 21600 21600" draw:type="rectangle" draw:enhanced-path="M 0 0 L 21600 0 21600 21600 0 21600 0 0 Z N"/></draw:custom-shape><draw:connector draw:style-name="gr31" draw:text-style-name="P859" svg:x1="12.458cm" svg:y1="6.614cm" svg:x2="10.01cm" svg:y2="7.612cm" draw:start-shape="id22" draw:start-glue-point="5" draw:end-shape="id23" draw:end-glue-point="4" svg:d="M12458 6614v499h-2448v499" svg:viewBox="0 0 2450 1000"><text:p/></draw:connector><draw:connector draw:style-name="gr4" draw:text-style-name="P859" svg:x1="11.51cm" svg:y1="8.266cm" svg:x2="12.211cm" svg:y2="8.263cm" draw:start-shape="id23" draw:start-glue-point="6" draw:end-shape="id24" draw:end-glue-point="4" svg:d="M11510 8266h351v-3h350" svg:viewBox="0 0 702 5"><text:p/></draw:connector><draw:custom-shape draw:style-name="gr32" draw:text-style-name="P859" xml:id="id26" draw:id="id26" svg:width="1.001cm" svg:height="1.401cm" svg:x="8.448cm" svg:y="0.626cm"><draw:glue-point draw:id="4" svg:x="0cm" svg:y="-5cm"/><draw:glue-point draw:id="5" svg:x="-5cm" svg:y="0cm"/><draw:glue-point draw:id="6" svg:x="5cm" svg:y="0cm"/><draw:glue-point draw:id="7" svg:x="-5cm" svg:y="-2.142cm"/><draw:glue-point draw:id="8" svg:x="-5cm" svg:y="2.142cm"/><text:p text:style-name="P852"><text:span text:style-name="T2094">XOR</text:span></text:p><draw:enhanced-geometry svg:viewBox="0 0 21600 21600" draw:type="rectangle" draw:enhanced-path="M 0 0 L 21600 0 21600 21600 0 21600 0 0 Z N"/></draw:custom-shape><draw:custom-shape draw:style-name="gr33" draw:text-style-name="P862" xml:id="id28" draw:id="id28" svg:width="1.003cm" svg:height="1.401cm" svg:x="0.512cm" svg:y="2.813cm"><draw:glue-point draw:id="4" svg:x="0cm" svg:y="-5cm"/><draw:glue-point draw:id="5" svg:x="-5cm" svg:y="0cm"/><draw:glue-point draw:id="6" svg:x="5cm" svg:y="0cm"/><text:p text:style-name="P852"><text:span text:style-name="T2097">shuffle</text:span></text:p><draw:enhanced-geometry svg:viewBox="0 0 21600 21600" draw:type="rectangle" draw:enhanced-path="M 0 0 L 21600 0 21600 21600 0 21600 0 0 Z N"/></draw:custom-shape><draw:g draw:style-name="gr2" xml:id="id29" draw:id="id29"><draw:glue-point draw:id="4" svg:x="-5cm" svg:y="0cm"/><draw:glue-point draw:id="5" svg:x="5cm" svg:y="0cm"/><draw:glue-point draw:id="6" svg:x="5cm" svg:y="0cm"/><draw:custom-shape draw:style-name="gr9" draw:text-style-name="P860" svg:width="1.003cm" svg:height="1.003cm" svg:x="2.512cm" svg:y="4.413cm"><text:p text:style-name="P852"><text:span text:style-name="T2091">t</text:span><text:span text:style-name="T2092">5</text:span></text:p><draw:enhanced-geometry svg:viewBox="0 0 21600 21600" draw:type="rectangle" draw:enhanced-path="M 0 0 L 21600 0 21600 21600 0 21600 0 0 Z N"/></draw:custom-shape><draw:custom-shape draw:style-name="gr9" draw:text-style-name="P859" svg:width="1.003cm" svg:height="1.003cm" svg:x="6.514cm" svg:y="4.413cm"><text:p text:style-name="P852"><text:span text:style-name="T2091">t</text:span><text:span text:style-name="T2092">9</text:span></text:p><draw:enhanced-geometry svg:viewBox="0 0 21600 21600" draw:type="rectangle" draw:enhanced-path="M 0 0 L 21600 0 21600 21600 0 21600 0 0 Z N"/></draw:custom-shape><draw:custom-shape draw:style-name="gr10" draw:text-style-name="P859" svg:width="1.001cm" svg:height="1.003cm" svg:x="5.511cm" svg:y="4.413cm"><text:p text:style-name="P852"><text:span text:style-name="T2091">t</text:span><text:span text:style-name="T2092">8</text:span></text:p><draw:enhanced-geometry svg:viewBox="0 0 21600 21600" draw:type="rectangle" draw:enhanced-path="M 0 0 L 21600 0 21600 21600 0 21600 0 0 Z N"/></draw:custom-shape><draw:custom-shape draw:style-name="gr28" draw:text-style-name="P859" svg:width="0.999cm" svg:height="1.003cm" svg:x="4.512cm" svg:y="4.413cm"><text:p text:style-name="P852"><text:span text:style-name="T2091">t</text:span><text:span text:style-name="T2092">7</text:span></text:p><draw:enhanced-geometry svg:viewBox="0 0 21600 21600" draw:type="rectangle" draw:enhanced-path="M 0 0 L 21600 0 21600 21600 0 21600 0 0 Z N"/></draw:custom-shape><draw:custom-shape draw:style-name="gr9" draw:text-style-name="P859" svg:width="1.003cm" svg:height="1.003cm" svg:x="3.512cm" svg:y="4.413cm"><text:p text:style-name="P852"><text:span text:style-name="T2091">t</text:span><text:span text:style-name="T2092">6</text:span></text:p><draw:enhanced-geometry svg:viewBox="0 0 21600 21600" draw:type="rectangle" draw:enhanced-path="M 0 0 L 21600 0 21600 21600 0 21600 0 0 Z N"/></draw:custom-shape></draw:g><draw:custom-shape draw:style-name="gr10" draw:text-style-name="P860" xml:id="id32" draw:id="id32" svg:width="1.001cm" svg:height="1.003cm" svg:x="6.514cm" svg:y="8.413cm"><draw:glue-point draw:id="4" svg:x="-5cm" svg:y="0cm"/><draw:glue-point draw:id="5" svg:x="5cm" svg:y="0cm"/><text:p text:style-name="P852"><text:span text:style-name="T2094">v'</text:span></text:p><draw:enhanced-geometry svg:viewBox="0 0 21600 21600" draw:type="rectangle" draw:enhanced-path="M 0 0 L 21600 0 21600 21600 0 21600 0 0 Z N"/></draw:custom-shape><draw:custom-shape draw:style-name="gr34" draw:text-style-name="P860" xml:id="id30" draw:id="id30" svg:width="0.803cm" svg:height="1.003cm" svg:x="0.009cm" svg:y="8.413cm"><draw:glue-point draw:id="4" svg:x="5cm" svg:y="0cm"/><text:p text:style-name="P852"><text:span text:style-name="T2094">v</text:span></text:p><draw:enhanced-geometry svg:viewBox="0 0 21600 21600" draw:mirror-horizontal="false" draw:mirror-vertical="false" draw:type="rectangle" draw:enhanced-path="M 0 0 L 21600 0 21600 21600 0 21600 0 0 Z N"/></draw:custom-shape><draw:custom-shape draw:style-name="gr35" draw:text-style-name="P862" xml:id="id31" draw:id="id31" svg:width="0.999cm" svg:height="1.4cm" svg:x="4.512cm" svg:y="8.214cm"><draw:glue-point draw:id="4" svg:x="0cm" svg:y="-5cm"/><draw:glue-point draw:id="5" svg:x="-5cm" svg:y="0cm"/><draw:glue-point draw:id="6" svg:x="5cm" svg:y="0cm"/><text:p text:style-name="P852"><text:span text:style-name="T2097">xlat</text:span></text:p><draw:enhanced-geometry svg:viewBox="0 0 21600 21600" draw:type="rectangle" draw:enhanced-path="M 0 0 L 21600 0 21600 21600 0 21600 0 0 Z N"/></draw:custom-shape><draw:custom-shape draw:style-name="gr15" draw:text-style-name="P860" svg:width="1.003cm" svg:height="1.001cm" svg:x="0.009cm" svg:y="7.209cm"><text:p text:style-name="P852"><text:span text:style-name="T2091">p</text:span><text:span text:style-name="T2092">0</text:span></text:p><draw:enhanced-geometry svg:viewBox="0 0 21600 21600" draw:type="rectangle" draw:enhanced-path="M 0 0 L 21600 0 21600 21600 0 21600 0 0 Z N"/></draw:custom-shape><draw:custom-shape draw:style-name="gr16" draw:text-style-name="P859" xml:id="id33" draw:id="id33" svg:width="1.001cm" svg:height="1.001cm" svg:x="3.011cm" svg:y="7.209cm"><draw:glue-point draw:id="4" svg:x="5cm" svg:y="0cm"/><text:p text:style-name="P852"><text:span text:style-name="T2091">p</text:span><text:span text:style-name="T2092">9</text:span></text:p><draw:enhanced-geometry svg:viewBox="0 0 21600 21600" draw:type="rectangle" draw:enhanced-path="M 0 0 L 21600 0 21600 21600 0 21600 0 0 Z N"/></draw:custom-shape><draw:custom-shape draw:style-name="gr16" draw:text-style-name="P859" svg:width="1.001cm" svg:height="1.001cm" svg:x="2.011cm" svg:y="7.209cm"><text:p text:style-name="P852"><text:span text:style-name="T2094">...</text:span></text:p><draw:enhanced-geometry svg:viewBox="0 0 21600 21600" draw:type="rectangle" draw:enhanced-path="M 0 0 L 21600 0 21600 21600 0 21600 0 0 Z N"/></draw:custom-shape><draw:custom-shape draw:style-name="gr16" draw:text-style-name="P859" svg:width="1.001cm" svg:height="1.001cm" svg:x="1.011cm" svg:y="7.209cm"><text:p text:style-name="P852"><text:span text:style-name="T2091">p</text:span><text:span text:style-name="T2092">1</text:span></text:p><draw:enhanced-geometry svg:viewBox="0 0 21600 21600" draw:type="rectangle" draw:enhanced-path="M 0 0 L 21600 0 21600 21600 0 21600 0 0 Z N"/></draw:custom-shape><draw:connector draw:style-name="gr4" draw:text-style-name="P859" svg:x1="7.514cm" svg:y1="0.714cm" svg:x2="8.447cm" svg:y2="1.027cm" draw:start-shape="id25" draw:start-glue-point="5" draw:end-shape="id26" draw:end-glue-point="7" svg:d="M7514 714h468v313h465" svg:viewBox="0 0 935 314"><text:p/></draw:connector><draw:connector draw:style-name="gr4" draw:text-style-name="P859" svg:x1="7.516cm" svg:y1="2.113cm" svg:x2="8.447cm" svg:y2="1.626cm" draw:start-shape="id27" draw:start-glue-point="5" draw:end-shape="id26" draw:end-glue-point="8" svg:d="M7516 2113h466v-487h465" svg:viewBox="0 0 933 489"><text:p/></draw:connector><draw:connector draw:style-name="gr31" draw:text-style-name="P859" svg:x1="1.514cm" svg:y1="3.514cm" svg:x2="2.513cm" svg:y2="2.113cm" draw:start-shape="id28" draw:start-glue-point="6" draw:end-shape="id27" draw:end-glue-point="6" svg:d="M1514 3514h500v-1401h499" svg:viewBox="0 0 1000 1402"><text:p/></draw:connector><draw:connector draw:style-name="gr31" draw:text-style-name="P859" svg:x1="1.514cm" svg:y1="3.513cm" svg:x2="2.513cm" svg:y2="4.913cm" draw:start-shape="id28" draw:start-glue-point="6" draw:end-shape="id29" draw:end-glue-point="4" svg:d="M1514 3513h500v1400h499" svg:viewBox="0 0 1000 1402"><text:p/></draw:connector><draw:connector draw:style-name="gr4" draw:text-style-name="P859" svg:x1="0.81cm" svg:y1="8.915cm" svg:x2="4.512cm" svg:y2="8.913cm" draw:start-shape="id30" draw:start-glue-point="4" draw:end-shape="id31" draw:end-glue-point="5" svg:d="M810 8915h1852v-2h1850" svg:viewBox="0 0 3704 4"><text:p/></draw:connector><draw:connector draw:style-name="gr4" draw:text-style-name="P859" svg:x1="5.511cm" svg:y1="8.913cm" svg:x2="6.515cm" svg:y2="8.915cm" draw:start-shape="id31" draw:start-glue-point="6" draw:end-shape="id32" draw:end-glue-point="4" svg:d="M5511 8913h501v2h503" svg:viewBox="0 0 1005 4"><text:p/></draw:connector><draw:connector draw:style-name="gr4" draw:text-style-name="P859" svg:x1="7.513cm" svg:y1="8.915cm" svg:x2="8.512cm" svg:y2="8.613cm" draw:start-shape="id32" draw:start-glue-point="5" draw:end-shape="id23" draw:end-glue-point="8" svg:d="M7513 8915h500v-302h499" svg:viewBox="0 0 1000 303"><text:p/></draw:connector><draw:connector draw:style-name="gr31" draw:text-style-name="P859" svg:x1="7.514cm" svg:y1="4.914cm" svg:x2="8.511cm" svg:y2="8.013cm" draw:start-shape="id29" draw:start-glue-point="5" draw:end-shape="id23" draw:end-glue-point="7" svg:d="M7514 4914h499v3099h498" svg:viewBox="0 0 998 3101"><text:p/></draw:connector><draw:connector draw:style-name="gr36" draw:text-style-name="P863" draw:line-skew="0cm 1.102cm" svg:x1="4.009cm" svg:y1="7.707cm" svg:x2="0.512cm" svg:y2="3.513cm" draw:start-shape="id33" draw:start-glue-point="4" draw:end-shape="id28" draw:end-glue-point="5" svg:d="M4009 7707h510v-894h-4517v-3300h510" svg:viewBox="0 0 4519 4196"><text:p/></draw:connector><draw:connector draw:style-name="gr20" draw:text-style-name="P859" svg:x1="12.459cm" svg:y1="5.111cm" svg:x2="12.459cm" svg:y2="5.612cm" draw:start-shape="id34" draw:start-glue-point="5" draw:end-shape="id22" draw:end-glue-point="4" svg:d="M12459 5111v501" svg:viewBox="0 0 2 503"><text:p/></draw:connector><draw:g draw:style-name="gr2" xml:id="id22" draw:id="id22"><draw:glue-point draw:id="4" svg:x="0cm" svg:y="-5cm"/><draw:glue-point draw:id="5" svg:x="0cm" svg:y="5cm"/><draw:custom-shape draw:style-name="gr9" draw:text-style-name="P860" svg:width="1.003cm" svg:height="1.003cm" svg:x="9.959cm" svg:y="5.612cm"><text:p text:style-name="P852"><text:span text:style-name="T2094">s</text:span><text:span text:style-name="T2092">0</text:span></text:p><draw:enhanced-geometry svg:viewBox="0 0 21600 21600" draw:type="rectangle" draw:enhanced-path="M 0 0 L 21600 0 21600 21600 0 21600 0 0 Z N"/></draw:custom-shape><draw:custom-shape draw:style-name="gr10" draw:text-style-name="P859" svg:width="1.001cm" svg:height="1.003cm" svg:x="13.96cm" svg:y="5.612cm"><text:p text:style-name="P852"><text:span text:style-name="T2094">s</text:span><text:span text:style-name="T2092">29</text:span></text:p><draw:enhanced-geometry svg:viewBox="0 0 21600 21600" draw:type="rectangle" draw:enhanced-path="M 0 0 L 21600 0 21600 21600 0 21600 0 0 Z N"/></draw:custom-shape><draw:custom-shape draw:style-name="gr9" draw:text-style-name="P859" svg:width="1.003cm" svg:height="1.003cm" svg:x="12.961cm" svg:y="5.612cm"><text:p text:style-name="P852"><text:span text:style-name="T2094">...</text:span></text:p><draw:enhanced-geometry svg:viewBox="0 0 21600 21600" draw:type="rectangle" draw:enhanced-path="M 0 0 L 21600 0 21600 21600 0 21600 0 0 Z N"/></draw:custom-shape><draw:custom-shape draw:style-name="gr9" draw:text-style-name="P859" svg:width="1.003cm" svg:height="1.003cm" svg:x="11.959cm" svg:y="5.612cm"><text:p text:style-name="P852"><text:span text:style-name="T2094">s</text:span><text:span text:style-name="T2092">2</text:span></text:p><draw:enhanced-geometry svg:viewBox="0 0 21600 21600" draw:type="rectangle" draw:enhanced-path="M 0 0 L 21600 0 21600 21600 0 21600 0 0 Z N"/></draw:custom-shape><draw:custom-shape draw:style-name="gr9" draw:text-style-name="P859" svg:width="1.003cm" svg:height="1.003cm" svg:x="10.959cm" svg:y="5.612cm"><text:p text:style-name="P852"><text:span text:style-name="T2094">s</text:span><text:span text:style-name="T2092">1</text:span></text:p><draw:enhanced-geometry svg:viewBox="0 0 21600 21600" draw:type="rectangle" draw:enhanced-path="M 0 0 L 21600 0 21600 21600 0 21600 0 0 Z N"/></draw:custom-shape></draw:g><draw:custom-shape draw:style-name="gr26" draw:text-style-name="P859" xml:id="id34" draw:id="id34" svg:width="3.001cm" svg:height="1.403cm" svg:x="10.959cm" svg:y="3.711cm"><draw:glue-point draw:id="4" svg:x="0cm" svg:y="-5cm"/><draw:glue-point draw:id="5" svg:x="0cm" svg:y="5cm"/><draw:glue-point draw:id="6" svg:x="-5cm" svg:y="0cm"/><draw:glue-point draw:id="7" svg:x="-1.666cm" svg:y="4.996cm"/><draw:glue-point draw:id="8" svg:x="1.666cm" svg:y="4.996cm"/><text:p text:style-name="P852"><text:span text:style-name="T2094">Generator</text:span></text:p><text:p text:style-name="P852"><text:span text:style-name="T2094">(i</text:span><text:span text:style-name="T2092">A</text:span><text:span text:style-name="T2094">,i</text:span><text:span text:style-name="T2092">B</text:span><text:span text:style-name="T2094">) = (1,1)</text:span></text:p><draw:enhanced-geometry svg:viewBox="0 0 21600 21600" draw:type="rectangle" draw:enhanced-path="M 0 0 L 21600 0 21600 21600 0 21600 0 0 Z N"/></draw:custom-shape><draw:g draw:style-name="gr2" xml:id="id35" draw:id="id35"><draw:glue-point draw:id="4" svg:x="-5cm" svg:y="-0.5cm"/><draw:custom-shape draw:style-name="gr10" draw:text-style-name="P860" svg:width="1.001cm" svg:height="1.003cm" svg:x="9.961cm" svg:y="2.162cm"><text:p text:style-name="P852"><text:span text:style-name="T2091">k</text:span><text:span text:style-name="T2092">0</text:span></text:p><draw:enhanced-geometry svg:viewBox="0 0 21600 21600" draw:type="rectangle" draw:enhanced-path="M 0 0 L 21600 0 21600 21600 0 21600 0 0 Z N"/></draw:custom-shape><draw:custom-shape draw:style-name="gr10" draw:text-style-name="P859" svg:width="1.001cm" svg:height="1.003cm" svg:x="13.961cm" svg:y="2.162cm"><text:p text:style-name="P852"><text:span text:style-name="T2091">k</text:span><text:span text:style-name="T2092">4</text:span></text:p><draw:enhanced-geometry svg:viewBox="0 0 21600 21600" draw:type="rectangle" draw:enhanced-path="M 0 0 L 21600 0 21600 21600 0 21600 0 0 Z N"/></draw:custom-shape><draw:custom-shape draw:style-name="gr9" draw:text-style-name="P859" svg:width="1.003cm" svg:height="1.003cm" svg:x="12.961cm" svg:y="2.162cm"><text:p text:style-name="P852"><text:span text:style-name="T2091">k</text:span><text:span text:style-name="T2092">3</text:span></text:p><draw:enhanced-geometry svg:viewBox="0 0 21600 21600" draw:type="rectangle" draw:enhanced-path="M 0 0 L 21600 0 21600 21600 0 21600 0 0 Z N"/></draw:custom-shape><draw:custom-shape draw:style-name="gr8" draw:text-style-name="P859" svg:width="1.004cm" svg:height="1.003cm" svg:x="11.959cm" svg:y="2.162cm"><text:p text:style-name="P852"><text:span text:style-name="T2091">k</text:span><text:span text:style-name="T2092">2</text:span></text:p><draw:enhanced-geometry svg:viewBox="0 0 21600 21600" draw:type="rectangle" draw:enhanced-path="M 0 0 L 21600 0 21600 21600 0 21600 0 0 Z N"/></draw:custom-shape><draw:custom-shape draw:style-name="gr10" draw:text-style-name="P859" svg:width="1.001cm" svg:height="1.003cm" svg:x="10.965cm" svg:y="2.162cm"><text:p text:style-name="P852"><text:span text:style-name="T2091">k</text:span><text:span text:style-name="T2092">1</text:span></text:p><draw:enhanced-geometry svg:viewBox="0 0 21600 21600" draw:type="rectangle" draw:enhanced-path="M 0 0 L 21600 0 21600 21600 0 21600 0 0 Z N"/></draw:custom-shape></draw:g><draw:connector draw:style-name="gr20" draw:text-style-name="P859" svg:x1="12.461cm" svg:y1="3.164cm" svg:x2="12.459cm" svg:y2="3.711cm" draw:start-shape="id35" draw:start-glue-point="2" draw:end-shape="id34" draw:end-glue-point="4" svg:d="M12461 3164v274h-2v273" svg:viewBox="0 0 4 549"><text:p/></draw:connector><draw:connector draw:style-name="gr4" draw:text-style-name="P859" svg:x1="9.446cm" svg:y1="1.326cm" svg:x2="12.46cm" svg:y2="2.163cm" draw:start-shape="id26" draw:start-glue-point="6" draw:end-shape="id35" draw:end-glue-point="0" svg:d="M9446 1326h3014v837" svg:viewBox="0 0 3016 838"><text:p/></draw:connector></draw:g></text:p></draw:text-box></draw:frame><text:span text:style-name="T614">Figure </text:span><text:span text:style-name="T614"><text:sequence text:ref-name="refFigure14" text:name="Figure" text:formula="ooow:Figure+1" style:num-format="1">15</text:sequence></text:span><text:span text:style-name="T614">: </text:span><text:span text:style-name="T628">Details: </text:span><text:span text:style-name="T616">Encryption of Authentication</text:span><text:span text:style-name="T628">-</text:span><text:span text:style-name="T616">Keys</text:span></text:p>
      <text:p text:style-name="P83"><text:soft-page-break/><text:span text:style-name="T1541">The </text:span><text:span text:style-name="T331">shuffle</text:span><text:span text:style-name="T1541">-function </text:span>split<text:span text:style-name="T1541">s</text:span> up <text:span text:style-name="T1541">and transforms t</text:span>he 10-byte <text:span text:style-name="T1639">nonce</text:span> <text:span text:style-name="T51">p</text:span> <text:span text:style-name="T1541">into</text:span> two <text:span text:style-name="T1539">5-byte </text:span>blocks. The first block (<text:span text:style-name="T1639"> </text:span><text:span text:style-name="T51">t</text:span><text:span text:style-name="T419">0</text:span><text:span text:style-name="T480"> </text:span><text:span text:style-name="T84">,.., </text:span><text:span text:style-name="T51">t</text:span><text:span text:style-name="T419">4</text:span><text:span text:style-name="T480"> </text:span>) is <text:span text:style-name="T1541">XORed </text:span>with the <text:span text:style-name="T1539">5-byte </text:span>sequence <text:span text:style-name="T1539">(</text:span>F4<text:span text:style-name="T395">H</text:span><text:span text:style-name="T1539">,</text:span>10<text:span text:style-name="T395">H</text:span><text:span text:style-name="T1539">,</text:span>45<text:span text:style-name="T395">H</text:span><text:span text:style-name="T1539">,</text:span>A3<text:span text:style-name="T395">H</text:span><text:span text:style-name="T1539">,</text:span>E2<text:span text:style-name="T395">H</text:span><text:span text:style-name="T1539">). The result</text:span> <text:span text:style-name="T1541">is the</text:span> <text:span text:style-name="T1539">5-byte </text:span>seed<text:span text:style-name="T1539"> </text:span><text:span text:style-name="T59">k</text:span><text:span text:style-name="T1539"> </text:span>for the keystream<text:span text:style-name="T1919"> </text:span>generator.<text:span text:style-name="T1541"> </text:span>The second block (<text:span text:style-name="T1639"> </text:span><text:span text:style-name="T51">t</text:span><text:span text:style-name="T423">5</text:span><text:span text:style-name="T480"> </text:span><text:span text:style-name="T84">,.., </text:span><text:span text:style-name="T51">t</text:span><text:span text:style-name="T423">9</text:span><text:span text:style-name="T480"> </text:span>) <text:span text:style-name="T1639">serves as one of the three inputs to</text:span> the <text:span text:style-name="T335">scramble</text:span>-function. The variant <text:span text:style-name="T51">v</text:span> is translated <text:span text:style-name="T1541">by the </text:span><text:span text:style-name="T1839">xlat</text:span><text:span text:style-name="T1730">-function</text:span> to the <text:span text:style-name="T1540">1-byte</text:span> variant <text:span text:style-name="T51">v'</text:span>, <text:span text:style-name="T1541">which serves as another input to </text:span>the <text:span text:style-name="T335">scramble</text:span><text:span text:style-name="T51">-</text:span>function. Finally, the 30-byte keystream <text:span text:style-name="T60">s</text:span> <text:span text:style-name="T1541">serves as</text:span> <text:span text:style-name="T1542">third input to the</text:span> <text:span text:style-name="T335">scramble</text:span>-function. The result of the <text:span text:style-name="T329">scramble</text:span>-function is the 5-byte <text:span text:style-name="T2065">authentication key</text:span> <text:span text:style-name="T51">c</text:span>.</text:p>
      <text:p text:style-name="P182">So<text:span text:style-name="T1543">,</text:span> there are three functions: <text:span text:style-name="T335">scramble</text:span><text:span text:style-name="T18">, </text:span><text:span text:style-name="T335">shuffle</text:span><text:span text:style-name="T18"> and </text:span><text:span text:style-name="T1855">xlat</text:span>.</text:p>
      <text:p text:style-name="P11"><text:span text:style-name="T961">The </text:span><text:span text:style-name="T333">scramble</text:span><text:span text:style-name="T259">-function </text:span><text:span text:style-name="T132">(</text:span><text:span text:style-name="T136"> </text:span><text:span text:style-name="T132">v'</text:span><text:span text:style-name="T136"> </text:span><text:span text:style-name="T132">,</text:span><text:span text:style-name="T136"> </text:span><text:span text:style-name="T133">t</text:span><text:span text:style-name="T1202">5</text:span><text:span text:style-name="T136"> ,.., </text:span><text:span text:style-name="T134">t</text:span><text:span text:style-name="T1202">9</text:span><text:span text:style-name="T136"> </text:span><text:span text:style-name="T132">,</text:span><text:span text:style-name="T136"> </text:span><text:span text:style-name="T132">s</text:span><text:span text:style-name="T136"> </text:span><text:span text:style-name="T132">)</text:span><text:span text:style-name="T159"> → </text:span><text:span text:style-name="T133">c</text:span><text:span text:style-name="T260"> </text:span><text:span text:style-name="T266">consists of</text:span><text:span text:style-name="T259"> </text:span>the <text:span text:style-name="T1639">following </text:span>1<text:span text:style-name="T1640">4</text:span> equations<text:span text:style-name="T1639">:</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689">1:</text:p>
          </table:table-cell>
          <table:table-cell table:style-name="Table5.A1" office:value-type="string">
            <text:p text:style-name="P40">c = <text:span text:style-name="T961">( </text:span><text:span text:style-name="T965">t</text:span><text:span text:style-name="T1232">5</text:span><text:span text:style-name="T961"> ,.., </text:span><text:span text:style-name="T966">t</text:span><text:span text:style-name="T1232">9</text:span><text:span text:style-name="T961"> )</text:span></text:p>
          </table:table-cell>
          <table:table-cell table:style-name="Table5.C1" office:value-type="string">
            <text:p text:style-name="P690"/>
          </table:table-cell>
          <table:table-cell table:style-name="Table5.A1" office:value-type="string">
            <text:p text:style-name="P57"/>
          </table:table-cell>
          <table:table-cell table:style-name="Table5.C1" office:value-type="string">
            <text:p text:style-name="P690"/>
          </table:table-cell>
          <table:table-cell table:style-name="Table5.A1" office:value-type="string">
            <text:p text:style-name="P45"/>
          </table:table-cell>
        </table:table-row>
        <table:table-row table:style-name="Table5.1">
          <table:table-cell table:style-name="Table5.A2" office:value-type="string">
            <text:p text:style-name="P690"><text:span text:style-name="T1640">2</text:span>:</text:p>
          </table:table-cell>
          <table:table-cell table:style-name="Table5.B2" office:value-type="string">
            <text:p text:style-name="P41"><text:span text:style-name="T1639">c </text:span>= f<text:span text:style-name="T1641"> </text:span>(<text:span text:style-name="T1641"> </text:span>s<text:span text:style-name="T433">0</text:span><text:span text:style-name="T1641"> ,.., </text:span>s<text:span text:style-name="T395">4</text:span>,<text:span text:style-name="T1641"> </text:span>v<text:span text:style-name="T1640">'</text:span>,<text:span text:style-name="T1641"> c </text:span>)</text:p>
          </table:table-cell>
          <table:table-cell table:style-name="Table5.C2" office:value-type="string">
            <text:p text:style-name="P690"/>
          </table:table-cell>
          <table:table-cell table:style-name="Table5.D2" office:value-type="string">
            <text:p text:style-name="P57"/>
          </table:table-cell>
          <table:table-cell table:style-name="Table5.C2" office:value-type="string">
            <text:p text:style-name="P690"><text:span text:style-name="T1640">3</text:span>:</text:p>
          </table:table-cell>
          <table:table-cell table:style-name="Table5.F2" office:value-type="string">
            <text:p text:style-name="P42">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0"><text:span text:style-name="T1640">4</text:span>:</text:p>
          </table:table-cell>
          <table:table-cell table:style-name="Table5.B6" office:value-type="string">
            <text:p text:style-name="P41"><text:span text:style-name="T1639">c </text:span>= f<text:span text:style-name="T1641"> </text:span>(<text:span text:style-name="T1641"> </text:span>s<text:span text:style-name="T433">5</text:span><text:span text:style-name="T1641"> ,.., </text:span>s<text:span text:style-name="T395">9</text:span>,<text:span text:style-name="T1641"> </text:span>v<text:span text:style-name="T1640">'</text:span>,<text:span text:style-name="T1641"> c </text:span>)</text:p>
          </table:table-cell>
          <table:table-cell table:style-name="Table5.C2" office:value-type="string">
            <text:p text:style-name="P690"/>
          </table:table-cell>
          <table:table-cell table:style-name="Table5.D6" office:value-type="string">
            <text:p text:style-name="P57"/>
          </table:table-cell>
          <table:table-cell table:style-name="Table5.C2" office:value-type="string">
            <text:p text:style-name="P690"><text:span text:style-name="T1640">5</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0"><text:span text:style-name="T1640">6</text:span>:</text:p>
          </table:table-cell>
          <table:table-cell table:style-name="Table5.B6" office:value-type="string">
            <text:p text:style-name="P41"><text:span text:style-name="T1639">c </text:span>= f<text:span text:style-name="T1641"> </text:span>(<text:span text:style-name="T1641"> </text:span>s<text:span text:style-name="T433">10</text:span><text:span text:style-name="T1641"> ,.., </text:span>s<text:span text:style-name="T395">14</text:span>,<text:span text:style-name="T1641"> </text:span>v<text:span text:style-name="T1640">'</text:span>,<text:span text:style-name="T1641"> c </text:span>)</text:p>
          </table:table-cell>
          <table:table-cell table:style-name="Table5.C2" office:value-type="string">
            <text:p text:style-name="P690"><text:span text:style-name="T1640">7</text:span>:</text:p>
          </table:table-cell>
          <table:table-cell table:style-name="Table5.D6" office:value-type="string">
            <text:p text:style-name="P42"><text:span text:style-name="T539">C</text:span><text:span text:style-name="T533">1</text:span> = [ <text:span text:style-name="T1639">c</text:span><text:span text:style-name="T395">1</text:span> ]<text:span text:style-name="T445">#</text:span><text:span text:style-name="T447">D</text:span><text:span text:style-name="T395"> </text:span></text:p>
          </table:table-cell>
          <table:table-cell table:style-name="Table5.C2" office:value-type="string">
            <text:p text:style-name="P690"><text:span text:style-name="T1640">8</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0"><text:span text:style-name="T1640">9</text:span>:</text:p>
          </table:table-cell>
          <table:table-cell table:style-name="Table5.B6" office:value-type="string">
            <text:p text:style-name="P41"><text:span text:style-name="T1639">c </text:span>= f<text:span text:style-name="T1641"> </text:span>(<text:span text:style-name="T1641"> </text:span>s<text:span text:style-name="T433">15</text:span><text:span text:style-name="T1641"> ,.., </text:span>s<text:span text:style-name="T395">19</text:span>,<text:span text:style-name="T1641"> </text:span>v<text:span text:style-name="T1640">'</text:span>,<text:span text:style-name="T1641"> c </text:span>)</text:p>
          </table:table-cell>
          <table:table-cell table:style-name="Table5.C2" office:value-type="string">
            <text:p text:style-name="P690"><text:span text:style-name="T1640">10</text:span>:</text:p>
          </table:table-cell>
          <table:table-cell table:style-name="Table5.D6" office:value-type="string">
            <text:p text:style-name="P42"><text:span text:style-name="T539">c</text:span><text:span text:style-name="T533">1</text:span> = [ <text:span text:style-name="T1639">c</text:span><text:span text:style-name="T395">1</text:span> ]<text:span text:style-name="T445">#</text:span><text:span text:style-name="T447">D</text:span></text:p>
          </table:table-cell>
          <table:table-cell table:style-name="Table5.C2" office:value-type="string">
            <text:p text:style-name="P690">1<text:span text:style-name="T1640">1</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6" office:value-type="string">
            <text:p text:style-name="P690">1<text:span text:style-name="T1640">2</text:span>:</text:p>
          </table:table-cell>
          <table:table-cell table:style-name="Table5.B6" office:value-type="string">
            <text:p text:style-name="P41"><text:span text:style-name="T1639">c </text:span>= f<text:span text:style-name="T1641"> </text:span>(<text:span text:style-name="T1641"> </text:span>s<text:span text:style-name="T433">20</text:span><text:span text:style-name="T1641"> ,.., </text:span>s<text:span text:style-name="T395">24</text:span>,<text:span text:style-name="T1641"> </text:span>v<text:span text:style-name="T1640">'</text:span>,<text:span text:style-name="T1641"> c </text:span>)</text:p>
          </table:table-cell>
          <table:table-cell table:style-name="Table5.C2" office:value-type="string">
            <text:p text:style-name="P690"/>
          </table:table-cell>
          <table:table-cell table:style-name="Table5.D6" office:value-type="string">
            <text:p text:style-name="P57"/>
          </table:table-cell>
          <table:table-cell table:style-name="Table5.C2" office:value-type="string">
            <text:p text:style-name="P690">1<text:span text:style-name="T1640">3</text:span>:</text:p>
          </table:table-cell>
          <table:table-cell table:style-name="Table5.F6" office:value-type="string">
            <text:p text:style-name="P43">c<text:span text:style-name="T395">0</text:span> = c<text:span text:style-name="T395">0</text:span><text:span text:style-name="T457"> ⊕ </text:span>c<text:span text:style-name="T395">4</text:span></text:p>
          </table:table-cell>
        </table:table-row>
        <table:table-row table:style-name="Table5.1">
          <table:table-cell table:style-name="Table5.A7" office:value-type="string">
            <text:p text:style-name="P691">1<text:span text:style-name="T1640">4</text:span>:</text:p>
          </table:table-cell>
          <table:table-cell table:style-name="Table5.B7" office:value-type="string">
            <text:p text:style-name="P41"><text:span text:style-name="T1639">c </text:span>= f<text:span text:style-name="T1641"> </text:span>(<text:span text:style-name="T1641"> </text:span>s<text:span text:style-name="T433">25</text:span><text:span text:style-name="T1641"> ,.., </text:span>s<text:span text:style-name="T395">29</text:span>,<text:span text:style-name="T1641"> </text:span>v<text:span text:style-name="T1640">'</text:span>,<text:span text:style-name="T1641"> c </text:span><text:span text:style-name="T457">)</text:span></text:p>
          </table:table-cell>
          <table:table-cell table:style-name="Table5.C7" office:value-type="string">
            <text:p text:style-name="P690"/>
          </table:table-cell>
          <table:table-cell table:style-name="Table5.D7" office:value-type="string">
            <text:p text:style-name="P57"/>
          </table:table-cell>
          <table:table-cell table:style-name="Table5.C7" office:value-type="string">
            <text:p text:style-name="P690"/>
          </table:table-cell>
          <table:table-cell table:style-name="Table5.F7" office:value-type="string">
            <text:p text:style-name="P42"/>
          </table:table-cell>
        </table:table-row>
      </table:table>
      <text:p text:style-name="P697"><text:span text:style-name="T651">The symbol </text:span><text:span text:style-name="T460">⊕</text:span><text:span text:style-name="T556"> </text:span><text:span text:style-name="T651">is the XOR-operator. </text:span></text:p>
      <text:p text:style-name="P362"><text:span text:style-name="T651">T</text:span>he function <text:span text:style-name="T1776">c</text:span><text:span text:style-name="T1806"> </text:span><text:span text:style-name="T1805">= f</text:span><text:span text:style-name="T1807"> </text:span><text:span text:style-name="T1805">(</text:span><text:span text:style-name="T1807"> </text:span><text:span text:style-name="T1805">s</text:span><text:span text:style-name="T454">n+0</text:span><text:span text:style-name="T1807"> ,.., </text:span><text:span text:style-name="T1805">s</text:span><text:span text:style-name="T454">n+4</text:span><text:span text:style-name="T1805">,</text:span><text:span text:style-name="T1807"> </text:span><text:span text:style-name="T1805">v',</text:span><text:span text:style-name="T1807"> </text:span><text:span text:style-name="T1806">c</text:span><text:span text:style-name="T1807"> </text:span><text:span text:style-name="T1805">)</text:span> is defined as:</text:p>
      <text:p text:style-name="P67"><text:span text:style-name="T690"><text:tab/></text:span><text:span text:style-name="T689">c</text:span><text:span text:style-name="T399">0</text:span><text:span text:style-name="T540"> = [ [ </text:span><text:span text:style-name="T689">c</text:span><text:span text:style-name="T399">0</text:span><text:span text:style-name="T540"> </text:span><text:span text:style-name="T459">⊕</text:span><text:span text:style-name="T540"> s</text:span><text:span text:style-name="T399">n+0</text:span><text:span text:style-name="T540"> ]</text:span><text:span text:style-name="T410">#B</text:span><text:span text:style-name="T540"> </text:span><text:span text:style-name="T459">⊕</text:span><text:span text:style-name="T540"> v' ]</text:span><text:span text:style-name="T409">#</text:span><text:span text:style-name="T410">C</text:span></text:p>
      <text:p text:style-name="P336"><text:span text:style-name="T1642"><text:tab/>c</text:span><text:span text:style-name="T395">i</text:span> = [ [ <text:span text:style-name="T1640">c</text:span><text:span text:style-name="T395">i</text:span> <text:span text:style-name="T485">⊕</text:span> s<text:span text:style-name="T395">n+i</text:span> ]<text:span text:style-name="T447">#B</text:span> <text:span text:style-name="T485">⊕</text:span> v' ]<text:span text:style-name="T446">#</text:span><text:span text:style-name="T447">C</text:span> <text:span text:style-name="T485">⊕</text:span> <text:span text:style-name="T1640">c</text:span><text:span text:style-name="T395">i-1</text:span><text:span text:style-name="T457"> | i</text:span><text:span text:style-name="T484"> </text:span><text:span text:style-name="T457">=</text:span><text:span text:style-name="T484"> </text:span><text:span text:style-name="T457">1..4</text:span></text:p>
      <text:p text:style-name="P337">Brackets <text:span text:style-name="T51">[ ]</text:span><text:span text:style-name="T424">#B</text:span>, <text:span text:style-name="T51">[ ]</text:span><text:span text:style-name="T424">#C</text:span>, and <text:span text:style-name="T51">[ ]</text:span><text:span text:style-name="T424">#D</text:span> are used <text:span text:style-name="T2065">for </text:span>lookup-tables<text:span text:style-name="T1070">↳</text:span><text:span text:style-name="T1157"><text:bookmark-ref text:reference-format="number" text:ref-name="__RefHeading__12715_1839873828">4.7</text:bookmark-ref></text:span><text:span text:style-name="T1642">.</text:span></text:p>
      <text:p text:style-name="P360"><text:span text:style-name="T1565">The </text:span><text:span text:style-name="T334">shuffle</text:span><text:span text:style-name="T211">-function</text:span><text:span text:style-name="T1565"> </text:span><text:span text:style-name="T61">(p</text:span><text:span text:style-name="T421">0</text:span><text:span text:style-name="T85"> ,.., </text:span><text:span text:style-name="T61">p</text:span><text:span text:style-name="T421">9</text:span><text:span text:style-name="T85">)</text:span><text:span text:style-name="T175"> → </text:span><text:span text:style-name="T61">(t</text:span><text:span text:style-name="T421">0</text:span><text:span text:style-name="T85"> ,.., </text:span><text:span text:style-name="T61">t</text:span><text:span text:style-name="T421">9</text:span><text:span text:style-name="T85">)</text:span><text:span text:style-name="T1565"> describes a permutation </text:span><text:span text:style-name="T1777">(σ(p</text:span><text:span text:style-name="T1241">0</text:span><text:span text:style-name="T1777">) ··· σ(p</text:span><text:span text:style-name="T1241">9</text:span><text:span text:style-name="T1777">))</text:span><text:span text:style-name="T1565"><text:note text:id="ftn20" text:note-class="footnote"><text:note-citation>20</text:note-citation><text:note-body><text:p text:style-name="P408">http://en.wikipedia.org/wiki/Permutation</text:p></text:note-body></text:note></text:span><text:span text:style-name="T202">.</text:span><text:span text:style-name="T211"> </text:span><text:span text:style-name="T202">That is, </text:span><text:span text:style-name="T61">(p</text:span><text:span text:style-name="T421">0</text:span><text:span text:style-name="T85"> ,.., </text:span><text:span text:style-name="T61">p</text:span><text:span text:style-name="T421">9</text:span><text:span text:style-name="T85">)</text:span><text:span text:style-name="T202"> and </text:span><text:span text:style-name="T61">(t</text:span><text:span text:style-name="T421">0</text:span><text:span text:style-name="T85"> ,.., </text:span><text:span text:style-name="T61">t</text:span><text:span text:style-name="T421">9</text:span><text:span text:style-name="T85">)</text:span><text:span text:style-name="T202"> contain exactly the same </text:span><text:span text:style-name="T222">ten elements</text:span><text:span text:style-name="T202">, however, the order</text:span><text:span text:style-name="T222"> may </text:span><text:span text:style-name="T202">be different.</text:span></text:p>
      <text:p text:style-name="P183">The <text:span text:style-name="T1846">xlat</text:span><text:span text:style-name="T1721">-function</text:span><text:span text:style-name="T61"> v</text:span><text:span text:style-name="T175"> → </text:span><text:span text:style-name="T51">v'</text:span><text:span text:style-name="T202"> </text:span><text:span text:style-name="T242">is</text:span><text:span text:style-name="T202"> </text:span><text:span text:style-name="T1543">a 32-byte</text:span> <text:span text:style-name="T1919">lookup-table. </text:span><text:span text:style-name="T198">That is, </text:span><text:span text:style-name="T61">v' := </text:span><text:span text:style-name="T56">[</text:span><text:span text:style-name="T124"> </text:span><text:span text:style-name="T125">v</text:span><text:span text:style-name="T124"> </text:span><text:span text:style-name="T56">]</text:span><text:span text:style-name="T202">, which </text:span><text:span text:style-name="T198">is the value at address </text:span><text:span text:style-name="T61">v</text:span><text:span text:style-name="T198"> in the lookup-table.</text:span><text:span text:style-name="T202"> </text:span><text:span text:style-name="T238">It</text:span><text:span text:style-name="T202"> transforms the variant </text:span><text:span text:style-name="T61">v</text:span><text:span text:style-name="T202">, which is in the range from 0 to 31, to the 1-byte value </text:span><text:span text:style-name="T61">v'</text:span><text:span text:style-name="T202">.</text:span></text:p>
      <text:p text:style-name="P209"><text:span text:style-name="T1643">For t</text:span>he authentication <text:span text:style-name="T1643">handshake </text:span>between host and drive<text:span text:style-name="T1112">↳</text:span><text:span text:style-name="T1112"><text:bookmark-ref text:reference-format="number" text:ref-name="__RefHeading__3585_309438263">3.1</text:bookmark-ref></text:span><text:span text:style-name="T1113">,</text:span><text:span text:style-name="T1113"><text:bookmark-ref text:reference-format="number" text:ref-name="__RefHeading__20144_2122514721">3.2</text:bookmark-ref></text:span> <text:span text:style-name="T1643">t</text:span>hree types of encryption are used: the encryption of <text:span text:style-name="T18">KEY1, the encryption of KEY2 and the encryption of the buskey</text:span>. In each of these cases there are 10 bytes of plain<text:span text:style-name="T1919">-</text:span>text <text:span text:style-name="T51">p</text:span> <text:span text:style-name="T1643">(e.g. a nonce) </text:span>and a 5-bit variant <text:span text:style-name="T51">v</text:span> in the range from 0 to 31. </text:p>
      <text:p text:style-name="P170">For the <text:span text:style-name="T1266">KEY1</text:span>-encryption, the 10-byte challenge, that is sent by the host to the drive, serves as plain<text:span text:style-name="T1919">-</text:span>text <text:span text:style-name="T51">p</text:span>. The drive encrypts <text:span text:style-name="T51">p</text:span> with a randomly chosen variant <text:span text:style-name="T51">v</text:span>. The cipher-text <text:span text:style-name="T51">c</text:span>, which is KEY1, is sent back to the host. So the host knows <text:span text:style-name="T51">p</text:span> and <text:span text:style-name="T51">c</text:span>, but not <text:span text:style-name="T51">v</text:span>, yet. To determine the value of <text:span text:style-name="T51">v</text:span>, the host performs the encryption of <text:span text:style-name="T51">p</text:span> for each possible <text:span text:style-name="T51">v=0..31</text:span>, until the cipher-text <text:span text:style-name="T51">c</text:span> matches the received KEY1.</text:p>
      <text:p text:style-name="P359">For the <text:span text:style-name="T1266">KEY2</text:span>-encryption, the 10-byte challenge, that is sent by the drive to the host, serves as plain<text:span text:style-name="T1919">-</text:span>text <text:span text:style-name="T51">p</text:span>. Both sides encrypt <text:span text:style-name="T51">p</text:span> and the variant <text:span text:style-name="T51">v</text:span>, <text:span text:style-name="T1643">that is </text:span>the same variant <text:span text:style-name="T51">v</text:span> that was chosen for KEY1, to the cipher-text <text:span text:style-name="T51">c</text:span>, which is KEY2.</text:p>
      <text:p text:style-name="P376"><text:soft-page-break/>For the <text:span text:style-name="T1834">buskey</text:span><text:span text:style-name="T1721">-encryption</text:span>, the concatenation of KEY1 and KEY2 serves a plain<text:span text:style-name="T1919">-</text:span>text <text:span text:style-name="T51">p</text:span>. That is <text:span text:style-name="T51">p</text:span><text:span text:style-name="T86"> </text:span><text:span text:style-name="T51">=</text:span><text:span text:style-name="T86"> </text:span><text:span text:style-name="T51">KEY1</text:span><text:span text:style-name="T419">0</text:span><text:span text:style-name="T86"> ,.., </text:span><text:span text:style-name="T51">KEY1</text:span><text:span text:style-name="T419">4</text:span><text:span text:style-name="T86"> , </text:span><text:span text:style-name="T51">KEY2</text:span><text:span text:style-name="T419">0</text:span><text:span text:style-name="T86"> ,.., </text:span><text:span text:style-name="T51">KEY2</text:span><text:span text:style-name="T419">4</text:span>. Both sides encrypt <text:span text:style-name="T51">p</text:span> and the variant <text:span text:style-name="T51">v</text:span>, <text:span text:style-name="T1643">that is </text:span>the same variant <text:span text:style-name="T51">v</text:span> that was chosen for KEY1 and KEY2 encryption, to the cipher-text <text:span text:style-name="T51">c</text:span>, which is the buskey.</text:p>
      <text:p text:style-name="P378">For each of these three encryption types, different <text:span text:style-name="T1644">permutation- </text:span>and <text:span text:style-name="T1644">lookup</text:span><text:span text:style-name="T51">-</text:span>tables are used.</text:p>
      <text:p text:style-name="P361"><draw:frame draw:style-name="fr7" draw:name="Frame4" text:anchor-type="paragraph" svg:width="16.672cm" svg:height="4.874cm" draw:z-index="11"><draw:text-box><table:table table:name="Table8" table:style-name="Table8"><table:table-column table:style-name="Table8.A"/><table:table-column table:style-name="Table8.B"/><table:table-column table:style-name="Table8.C"/><table:table-header-rows><table:table-row><table:table-cell table:style-name="Table8.A1" office:value-type="string"><text:p text:style-name="P426"/></table:table-cell><table:table-cell table:style-name="Table8.B1" office:value-type="string"><text:p text:style-name="P428"><text:span text:style-name="T1777">σ</text:span><text:span text:style-name="T1789">:</text:span><text:span text:style-name="T88"> </text:span><text:span text:style-name="T61">p</text:span><text:span text:style-name="T175"> → </text:span><text:span text:style-name="T61">t</text:span></text:p></table:table-cell><table:table-cell table:style-name="Table8.B1" office:value-type="string"><text:p text:style-name="P427"><text:span text:style-name="T1644">Lookup-Table </text:span><text:span text:style-name="T87">[ ]</text:span> <text:span text:style-name="T1645">for <text:s/>v</text:span><text:span text:style-name="T175"> → </text:span><text:span text:style-name="T88">v'</text:span><text:span text:style-name="T1644"> (hexadecimal)</text:span></text:p></table:table-cell></table:table-row></table:table-header-rows><table:table-row><table:table-cell table:style-name="Table8.A2" office:value-type="string"><text:p text:style-name="P429">KEY1</text:p></table:table-cell><table:table-cell table:style-name="Table8.B2" office:value-type="string"><text:p text:style-name="P433"><text:span text:style-name="T1644">( </text:span>1 5 3 0 7</text:p><text:p text:style-name="P433"><text:span text:style-name="T1644"><text:s text:c="2"/></text:span>4 2 9 6 8<text:span text:style-name="T1644"> )</text:span></text:p></table:table-cell><table:table-cell table:style-name="Table8.C2" office:value-type="string"><text:p text:style-name="P434"><text:span text:style-name="T1644">[ </text:span>00 01 04 05 10 11 14 15 20 21 24 25 30 31 34 35 </text:p><text:p text:style-name="P434"><text:span text:style-name="T1644"><text:s text:c="2"/></text:span>80 81 84 85 90 91 94 95 <text:span text:style-name="T1644">A</text:span>0 <text:span text:style-name="T1644">A</text:span>1 <text:span text:style-name="T1644">A</text:span>4 <text:span text:style-name="T1644">A</text:span>5 <text:span text:style-name="T1644">B</text:span>0 <text:span text:style-name="T1644">B</text:span>1 <text:span text:style-name="T1644">B</text:span>4 <text:span text:style-name="T1644">B</text:span>5 <text:span text:style-name="T1644">]</text:span></text:p></table:table-cell></table:table-row><table:table-row><table:table-cell table:style-name="Table8.A2" office:value-type="string"><text:p text:style-name="P429">KEY2</text:p></table:table-cell><table:table-cell table:style-name="Table8.B3" office:value-type="string"><text:p text:style-name="P433"><text:span text:style-name="T1644">( </text:span>7 9 5 2 4 </text:p><text:p text:style-name="P433"><text:span text:style-name="T1644"><text:s text:c="2"/></text:span>1 6 0 8 3<text:span text:style-name="T1644"> )</text:span></text:p></table:table-cell><table:table-cell table:style-name="Table8.C3" office:value-type="string"><text:p text:style-name="P434"><text:span text:style-name="T1644">[ </text:span>24 20 34 30 25 21 35 31 <text:span text:style-name="T1644">A</text:span>4 <text:span text:style-name="T1644">A</text:span>0 <text:span text:style-name="T1644">B</text:span>4 <text:span text:style-name="T1644">B</text:span>0 <text:span text:style-name="T1644">A</text:span>5 <text:span text:style-name="T1644">A</text:span>1 <text:span text:style-name="T1644">B</text:span>5 <text:span text:style-name="T1644">B</text:span>1 </text:p><text:p text:style-name="P434"><text:span text:style-name="T1644"><text:s text:c="2"/></text:span>04 00 14 10 05 01 15 11 84 80 94 90 85 81 95 91<text:span text:style-name="T1644"> ]</text:span></text:p></table:table-cell></table:table-row><table:table-row><table:table-cell table:style-name="Table8.A4" office:value-type="string"><text:p text:style-name="P339">Buskey</text:p></table:table-cell><table:table-cell table:style-name="Table8.B4" office:value-type="string"><text:p text:style-name="P340"><text:span text:style-name="T1644">( </text:span>5 3 8 6 2 </text:p><text:p text:style-name="P340"><text:span text:style-name="T1644"><text:s text:c="2"/></text:span>7 9 1 4 0<text:span text:style-name="T1644"> )</text:span></text:p></table:table-cell><table:table-cell table:style-name="Table8.C4" office:value-type="string"><text:p text:style-name="P341"><text:span text:style-name="T1644">[ </text:span>84 <text:span text:style-name="T1644">A</text:span>4 94 <text:span text:style-name="T1644">B</text:span>4 04 24 14 34 80 <text:span text:style-name="T1644">A</text:span>0 90 <text:span text:style-name="T1644">B</text:span>0 00 20 10 30 </text:p><text:p text:style-name="P341"><text:span text:style-name="T1644"><text:s text:c="2"/></text:span>85 <text:span text:style-name="T1644">A</text:span>5 95 <text:span text:style-name="T1644">B</text:span>5 05 25 15 35 81 <text:span text:style-name="T1644">A</text:span>1 91 <text:span text:style-name="T1644">B</text:span>1 01 21 11 31<text:span text:style-name="T1644"> ]</text:span></text:p></table:table-cell></table:table-row></table:table><text:p text:style-name="P330"><text:span text:style-name="T614">Figure </text:span><text:span text:style-name="T614"><text:sequence text:ref-name="refFigure15" text:name="Figure" text:formula="ooow:Figure+1" style:num-format="1">16</text:sequence></text:span><text:span text:style-name="T614">: </text:span><text:span text:style-name="T617">Authentication: </text:span><text:span text:style-name="T642">s</text:span><text:span text:style-name="T641">huffle</text:span><text:span text:style-name="T617">-</text:span><text:span text:style-name="T614"> and </text:span><text:span text:style-name="T648">x</text:span><text:span text:style-name="T647">lat</text:span><text:span text:style-name="T650">-v</text:span><text:span text:style-name="T649">alues</text:span></text:p></draw:text-box></draw:frame><text:span text:style-name="T612">For example, </text:span><text:span text:style-name="T652">p → t </text:span><text:span text:style-name="T612">for KEY1:</text:span><text:span text:style-name="T653"> (p</text:span><text:span text:style-name="T1226">1</text:span><text:span text:style-name="T653">, p</text:span><text:span text:style-name="T1227">5</text:span><text:span text:style-name="T653">, p</text:span><text:span text:style-name="T1227">3</text:span><text:span text:style-name="T653">, p</text:span><text:span text:style-name="T1227">0</text:span><text:span text:style-name="T653">, p</text:span><text:span text:style-name="T1227">7</text:span><text:span text:style-name="T653">, p</text:span><text:span text:style-name="T1227">4</text:span><text:span text:style-name="T653">, p</text:span><text:span text:style-name="T1227">2</text:span><text:span text:style-name="T653">, p</text:span><text:span text:style-name="T1227">9</text:span><text:span text:style-name="T653">, p</text:span><text:span text:style-name="T1227">6</text:span><text:span text:style-name="T653">, p</text:span><text:span text:style-name="T1227">8</text:span><text:span text:style-name="T653">)</text:span></text:p>
      <text:p text:style-name="P375"><text:span text:style-name="T660">For example, </text:span><text:span text:style-name="T662">v</text:span><text:span text:style-name="T665"> → </text:span><text:span text:style-name="T666">v'</text:span><text:span text:style-name="T663"> </text:span><text:span text:style-name="T660">for KEY2: v'(0) = 24</text:span><text:span text:style-name="T407">H</text:span><text:span text:style-name="T660">, v'(1) = 20</text:span><text:span text:style-name="T407">H</text:span><text:span text:style-name="T660">, v'(2) = 34</text:span><text:span text:style-name="T407">H</text:span><text:span text:style-name="T1646">, ..., <text:s/></text:span><text:span text:style-name="T661">v'(31) = 91</text:span><text:span text:style-name="T408">H</text:span></text:p>
      <text:h text:style-name="P830" text:outline-level="2"><text:bookmark-start text:name="__RefHeading__12715_1839873828"/>Lookup Tables<text:span text:style-name="T1434"><text:note text:id="ftn21" text:note-class="footnote"><text:note-citation>21</text:note-citation><text:note-body><text:p text:style-name="P409">http://en.wikipedia.org/wiki/Lookup_table</text:p></text:note-body></text:note></text:span><text:bookmark-end text:name="__RefHeading__12715_1839873828"/></text:h>
      <table:table table:name="Table10" table:style-name="Table10">
        <table:table-column table:style-name="Table10.A"/>
        <table:table-column table:style-name="Table10.B"/>
        <table:table-row>
          <table:table-cell table:style-name="Table10.A1" office:value-type="string">
            <text:p text:style-name="P435"/>
          </table:table-cell>
          <table:table-cell table:style-name="Table10.B1" office:value-type="string">
            <text:p text:style-name="P107">00 01 02 03 04 05 06 07 08 09 0A 0B 0C 0D 0E 0F 10 11 12 13 14 15 16 17 18 19 1A 1B 1C 1D 1E 1F</text:p>
          </table:table-cell>
        </table:table-row>
        <table:table-row>
          <table:table-cell table:style-name="Table10.A2" office:value-type="string">
            <text:p text:style-name="P435">00</text:p>
          </table:table-cell>
          <table:table-cell table:style-name="Table10.B2" office:value-type="string">
            <text:p text:style-name="P108">33 73 3B 26 63 23 6B 76 3E 7E 36 2B 6E 2E 66 7B D3 93 DB 06 43 03 4B 96 DE 9E D6 0B 4E 0E 46 9B</text:p>
          </table:table-cell>
        </table:table-row>
        <table:table-row>
          <table:table-cell table:style-name="Table10.A2" office:value-type="string">
            <text:p text:style-name="P435">20</text:p>
          </table:table-cell>
          <table:table-cell table:style-name="Table10.B2" office:value-type="string">
            <text:p text:style-name="P91">57 17 5F 82 C7 87 CF 12 5A 1A 52 8F CA 8A C2 1F D9 99 D1 00 49 09 41 90 D8 98 D0 01 48 08 40 91</text:p>
          </table:table-cell>
        </table:table-row>
        <table:table-row>
          <table:table-cell table:style-name="Table10.A2" office:value-type="string">
            <text:p text:style-name="P435">40</text:p>
          </table:table-cell>
          <table:table-cell table:style-name="Table10.B2" office:value-type="string">
            <text:p text:style-name="P91">3D 7D 35 24 6D 2D 65 74 3C 7C 34 25 6C 2C 64 75 DD 9D D5 04 4D 0D 45 94 DC 9C D4 05 4C 0C 44 95</text:p>
          </table:table-cell>
        </table:table-row>
        <table:table-row>
          <table:table-cell table:style-name="Table10.A2" office:value-type="string">
            <text:p text:style-name="P435">60</text:p>
          </table:table-cell>
          <table:table-cell table:style-name="Table10.B2" office:value-type="string">
            <text:p text:style-name="P91">59 19 51 80 C9 89 C1 10 58 18 50 81 C8 88 C0 11 D7 97 DF 02 47 07 4F 92 DA 9A D2 0F 4A 0A 42 9F</text:p>
          </table:table-cell>
        </table:table-row>
        <table:table-row>
          <table:table-cell table:style-name="Table10.A2" office:value-type="string">
            <text:p text:style-name="P435">80</text:p>
          </table:table-cell>
          <table:table-cell table:style-name="Table10.B2" office:value-type="string">
            <text:p text:style-name="P91">53 13 5B 86 C3 83 CB 16 5E 1E 56 8B CE 8E C6 1B B3 F3 BB A6 E3 A3 EB F6 BE FE B6 AB EE AE E6 FB</text:p>
          </table:table-cell>
        </table:table-row>
        <table:table-row>
          <table:table-cell table:style-name="Table10.A2" office:value-type="string">
            <text:p text:style-name="P435">A0</text:p>
          </table:table-cell>
          <table:table-cell table:style-name="Table10.B2" office:value-type="string">
            <text:p text:style-name="P91">37 77 3F 22 67 27 6F 72 3A 7A 32 2F 6A 2A 62 7F B9 F9 B1 A0 E9 A9 E1 F0 B8 F8 B0 A1 E8 A8 E0 F1</text:p>
          </table:table-cell>
        </table:table-row>
        <table:table-row>
          <table:table-cell table:style-name="Table10.A2" office:value-type="string">
            <text:p text:style-name="P435">C0</text:p>
          </table:table-cell>
          <table:table-cell table:style-name="Table10.B2" office:value-type="string">
            <text:p text:style-name="P91">5D 1D 55 84 CD 8D C5 14 5C 1C 54 85 CC 8C C4 15 BD FD B5 A4 ED AD E5 F4 BC FC B4 A5 EC AC E4 F5</text:p>
          </table:table-cell>
        </table:table-row>
        <table:table-row>
          <table:table-cell table:style-name="Table10.A2" office:value-type="string">
            <text:p text:style-name="P435">E0</text:p>
          </table:table-cell>
          <table:table-cell table:style-name="Table10.B2" office:value-type="string">
            <text:p text:style-name="P109">39 79 31 20 69 29 61 70 38 78 30 21 68 28 60 71 B7 F7 BF A2 E7 A7 EF F2 BA FA B2 AF EA AA E2 FF</text:p>
          </table:table-cell>
        </table:table-row>
      </table:table>
      <text:p text:style-name="P398"><text:span text:style-name="T959">Figure </text:span><text:span text:style-name="T959"><text:sequence text:ref-name="refFigure16" text:name="Figure" text:formula="ooow:Figure+1" style:num-format="1">17</text:sequence></text:span><text:span text:style-name="T959">: Lookup-Table</text:span><text:span text:style-name="T960"> [ ]</text:span><text:span text:style-name="T1212">#A</text:span><text:span text:style-name="T960"> (Application 1,2 and 3)</text:span></text:p>
      <table:table table:name="Table6" table:style-name="Table6">
        <table:table-column table:style-name="Table6.A"/>
        <table:table-column table:style-name="Table6.B"/>
        <table:table-row>
          <table:table-cell table:style-name="Table6.A1" office:value-type="string">
            <text:p text:style-name="P435"/>
          </table:table-cell>
          <table:table-cell table:style-name="Table6.B1" office:value-type="string">
            <text:p text:style-name="P107">00 01 02 03 04 05 06 07 08 09 0A 0B 0C 0D 0E 0F 10 11 12 13 14 15 16 17 18 19 1A 1B 1C 1D 1E 1F</text:p>
          </table:table-cell>
        </table:table-row>
        <table:table-row>
          <table:table-cell table:style-name="Table6.A2" office:value-type="string">
            <text:p text:style-name="P435">00</text:p>
          </table:table-cell>
          <table:table-cell table:style-name="Table6.B2" office:value-type="string">
            <text:p text:style-name="P70">C4 CD CE CB C8 C9 CA CF CC C5 C6 C3 C0 C1 C2 C7 14 1D 1E 1B 18 19 1A 1F 1C 15 16 13 10 11 12 17</text:p>
          </table:table-cell>
        </table:table-row>
        <table:table-row>
          <table:table-cell table:style-name="Table6.A2" office:value-type="string">
            <text:p text:style-name="P435">20</text:p>
          </table:table-cell>
          <table:table-cell table:style-name="Table6.B2" office:value-type="string">
            <text:p text:style-name="P70">24 2D 2E 2B 28 29 2A 2F 2C 25 26 23 20 21 22 27 34 3D 3E 3B 38 39 3A 3F 3C 35 36 33 30 31 32 37</text:p>
          </table:table-cell>
        </table:table-row>
        <table:table-row>
          <table:table-cell table:style-name="Table6.A2" office:value-type="string">
            <text:p text:style-name="P435">40</text:p>
          </table:table-cell>
          <table:table-cell table:style-name="Table6.B2" office:value-type="string">
            <text:p text:style-name="P70">04 0D 0E 0B 08 09 0A 0F 0C 05 06 03 00 01 02 07 D4 DD DE DB D8 D9 DA DF DC D5 D6 D3 D0 D1 D2 D7</text:p>
          </table:table-cell>
        </table:table-row>
        <table:table-row>
          <table:table-cell table:style-name="Table6.A2" office:value-type="string">
            <text:p text:style-name="P435">60</text:p>
          </table:table-cell>
          <table:table-cell table:style-name="Table6.B2" office:value-type="string">
            <text:p text:style-name="P70">E4 ED EE EB E8 E9 EA EF EC E5 E6 E3 E0 E1 E2 E7 F4 FD FE FB F8 F9 FA FF FC F5 F6 F3 F0 F1 F2 F7</text:p>
          </table:table-cell>
        </table:table-row>
        <table:table-row>
          <table:table-cell table:style-name="Table6.A2" office:value-type="string">
            <text:p text:style-name="P435">80</text:p>
          </table:table-cell>
          <table:table-cell table:style-name="Table6.B2" office:value-type="string">
            <text:p text:style-name="P70">44 4D 4E 4B 48 49 4A 4F 4C 45 46 43 40 41 42 47 94 9D 9E 9B 98 99 9A 9F 9C 95 96 93 90 91 92 97</text:p>
          </table:table-cell>
        </table:table-row>
        <table:table-row>
          <table:table-cell table:style-name="Table6.A2" office:value-type="string">
            <text:p text:style-name="P435">A0</text:p>
          </table:table-cell>
          <table:table-cell table:style-name="Table6.B2" office:value-type="string">
            <text:p text:style-name="P70">A4 AD AE AB A8 A9 AA AF AC A5 A6 A3 A0 A1 A2 A7 B4 BD BE BB B8 B9 BA BF BC B5 B6 B3 B0 B1 B2 B7</text:p>
          </table:table-cell>
        </table:table-row>
        <table:table-row>
          <table:table-cell table:style-name="Table6.A2" office:value-type="string">
            <text:p text:style-name="P435">C0</text:p>
          </table:table-cell>
          <table:table-cell table:style-name="Table6.B2" office:value-type="string">
            <text:p text:style-name="P70">84 8D 8E 8B 88 89 8A 8F 8C 85 86 83 80 81 82 87 54 5D 5E 5B 58 59 5A 5F 5C 55 56 53 50 51 52 57</text:p>
          </table:table-cell>
        </table:table-row>
        <table:table-row>
          <table:table-cell table:style-name="Table6.A2" office:value-type="string">
            <text:p text:style-name="P435">E0</text:p>
          </table:table-cell>
          <table:table-cell table:style-name="Table6.B2" office:value-type="string">
            <text:p text:style-name="P81">64 6D 6E 6B 68 69 6A 6F 6C 65 66 63 60 61 62 67 74 7D 7E 7B 78 79 7A 7F 7C 75 76 73 70 71 72 77</text:p>
          </table:table-cell>
        </table:table-row>
      </table:table>
      <text:p text:style-name="P541"><text:span text:style-name="T643">Figure </text:span><text:span text:style-name="T643"><text:sequence text:ref-name="refFigure17" text:name="Figure" text:formula="ooow:Figure+1" style:num-format="1">18</text:sequence></text:span><text:span text:style-name="T643">: Lookup-Table</text:span><text:span text:style-name="T644"> [ ]</text:span><text:span text:style-name="T405">#B</text:span><text:span text:style-name="T458"> (Authentication)</text:span></text:p>
      <table:table table:name="Table7" table:style-name="Table7">
        <table:table-column table:style-name="Table7.A"/>
        <table:table-column table:style-name="Table7.B"/>
        <table:table-row>
          <table:table-cell table:style-name="Table7.A1" office:value-type="string">
            <text:p text:style-name="P435"/>
          </table:table-cell>
          <table:table-cell table:style-name="Table7.B1" office:value-type="string">
            <text:p text:style-name="P107">00 01 02 03 04 05 06 07 08 09 0A 0B 0C 0D 0E 0F 10 11 12 13 14 15 16 17 18 19 1A 1B 1C 1D 1E 1F</text:p>
          </table:table-cell>
        </table:table-row>
        <table:table-row>
          <table:table-cell table:style-name="Table7.A2" office:value-type="string">
            <text:p text:style-name="P435">00</text:p>
          </table:table-cell>
          <table:table-cell table:style-name="Table7.B2" office:value-type="string">
            <text:p text:style-name="P70">C4 24 14 34 CE 2E 1E 3E CD 2D 1D 3D CB 2B 1B 3B 44 A4 94 B4 4E AE 9E BE 4D AD 9D BD 4B AB 9B BB</text:p>
          </table:table-cell>
        </table:table-row>
        <table:table-row>
          <table:table-cell table:style-name="Table7.A2" office:value-type="string">
            <text:p text:style-name="P435">20</text:p>
          </table:table-cell>
          <table:table-cell table:style-name="Table7.B2" office:value-type="string">
            <text:p text:style-name="P70">04 E4 D4 F4 0E EE DE FE 0D ED DD FD 0B EB DB FB 84 64 54 74 8E 6E 5E 7E 8D 6D 5D 7D 8B 6B 5B 7B</text:p>
          </table:table-cell>
        </table:table-row>
        <table:table-row>
          <table:table-cell table:style-name="Table7.A2" office:value-type="string">
            <text:p text:style-name="P435">40</text:p>
          </table:table-cell>
          <table:table-cell table:style-name="Table7.B2" office:value-type="string">
            <text:p text:style-name="P70">CC 2C 1C 3C C6 26 16 36 C5 25 15 35 C3 23 13 33 4C AC 9C BC 46 A6 96 B6 45 A5 95 B5 43 A3 93 B3</text:p>
          </table:table-cell>
        </table:table-row>
        <table:table-row>
          <table:table-cell table:style-name="Table7.A2" office:value-type="string">
            <text:p text:style-name="P435">60</text:p>
          </table:table-cell>
          <table:table-cell table:style-name="Table7.B2" office:value-type="string">
            <text:p text:style-name="P70">0C EC DC FC 06 E6 D6 F6 05 E5 D5 F5 03 E3 D3 F3 8C 6C 5C 7C 86 66 56 76 85 65 55 75 83 63 53 73</text:p>
          </table:table-cell>
        </table:table-row>
        <table:table-row>
          <table:table-cell table:style-name="Table7.A2" office:value-type="string">
            <text:p text:style-name="P435">80</text:p>
          </table:table-cell>
          <table:table-cell table:style-name="Table7.B2" office:value-type="string">
            <text:p text:style-name="P70">C8 28 18 38 CA 2A 1A 3A C9 29 19 39 CF 2F 1F 3F 48 A8 98 B8 4A AA 9A BA 49 A9 99 B9 4F AF 9F BF</text:p>
          </table:table-cell>
        </table:table-row>
        <table:table-row>
          <table:table-cell table:style-name="Table7.A2" office:value-type="string">
            <text:p text:style-name="P435">A0</text:p>
          </table:table-cell>
          <table:table-cell table:style-name="Table7.B2" office:value-type="string">
            <text:p text:style-name="P70">08 E8 D8 F8 0A EA DA FA 09 E9 D9 F9 0F EF DF FF 88 68 58 78 8A 6A 5A 7A 89 69 59 79 8F 6F 5F 7F</text:p>
          </table:table-cell>
        </table:table-row>
        <table:table-row>
          <table:table-cell table:style-name="Table7.A2" office:value-type="string">
            <text:p text:style-name="P435">C0</text:p>
          </table:table-cell>
          <table:table-cell table:style-name="Table7.B2" office:value-type="string">
            <text:p text:style-name="P70">C0 20 10 30 C2 22 12 32 C1 21 11 31 C7 27 17 37 40 A0 90 B0 42 A2 92 B2 41 A1 91 B1 47 A7 97 B7</text:p>
          </table:table-cell>
        </table:table-row>
        <table:table-row>
          <table:table-cell table:style-name="Table7.A2" office:value-type="string">
            <text:p text:style-name="P435">E0</text:p>
          </table:table-cell>
          <table:table-cell table:style-name="Table7.B2" office:value-type="string">
            <text:p text:style-name="P81">00 E0 D0 F0 02 E2 D2 F2 01 E1 D1 F1 07 E7 D7 F7 80 60 50 70 82 62 52 72 81 61 51 71 87 67 57 77</text:p>
          </table:table-cell>
        </table:table-row>
      </table:table>
      <text:p text:style-name="P541"><text:span text:style-name="T643">Figure </text:span><text:span text:style-name="T643"><text:sequence text:ref-name="refFigure18" text:name="Figure" text:formula="ooow:Figure+1" style:num-format="1">19</text:sequence></text:span><text:span text:style-name="T643">: Lookup-Table</text:span><text:span text:style-name="T644"> [ ]</text:span><text:span text:style-name="T405">#C</text:span><text:span text:style-name="T458"> (Authentication)</text:span></text:p>
      <table:table table:name="Table14" table:style-name="Table14">
        <table:table-column table:style-name="Table14.A"/>
        <table:table-column table:style-name="Table14.B"/>
        <table:table-row>
          <table:table-cell table:style-name="Table14.A1" office:value-type="string">
            <text:p text:style-name="P435"/>
          </table:table-cell>
          <table:table-cell table:style-name="Table14.B1" office:value-type="string">
            <text:p text:style-name="P107">00 01 02 03 04 05 06 07 08 09 0A 0B 0C 0D 0E 0F 10 11 12 13 14 15 16 17 18 19 1A 1B 1C 1D 1E 1F</text:p>
          </table:table-cell>
        </table:table-row>
        <table:table-row>
          <table:table-cell table:style-name="Table14.A2" office:value-type="string">
            <text:p text:style-name="P435">00</text:p>
          </table:table-cell>
          <table:table-cell table:style-name="Table14.B2" office:value-type="string">
            <text:p text:style-name="P80">00 81 03 82 06 87 05 84 0C 8D 0F 8E 0A 8B 09 88 18 99 1B 9A 1E 9F 1D 9C 14 95 17 96 12 93 11 90</text:p>
          </table:table-cell>
        </table:table-row>
        <table:table-row>
          <table:table-cell table:style-name="Table14.A2" office:value-type="string">
            <text:p text:style-name="P435">20</text:p>
          </table:table-cell>
          <table:table-cell table:style-name="Table14.B2" office:value-type="string">
            <text:p text:style-name="P70">30 B1 33 B2 36 B7 35 B4 3C BD 3F BE 3A BB 39 B8 28 A9 2B AA 2E AF 2D AC 24 A5 27 A6 22 A3 21 A0</text:p>
          </table:table-cell>
        </table:table-row>
        <table:table-row>
          <table:table-cell table:style-name="Table14.A2" office:value-type="string">
            <text:p text:style-name="P435">40</text:p>
          </table:table-cell>
          <table:table-cell table:style-name="Table14.B2" office:value-type="string">
            <text:p text:style-name="P70">60 E1 63 E2 66 E7 65 E4 6C ED 6F EE 6A EB 69 E8 78 F9 7B FA 7E FF 7D FC 74 F5 77 F6 72 F3 71 F0</text:p>
          </table:table-cell>
        </table:table-row>
        <table:table-row>
          <table:table-cell table:style-name="Table14.A2" office:value-type="string">
            <text:p text:style-name="P435">60</text:p>
          </table:table-cell>
          <table:table-cell table:style-name="Table14.B2" office:value-type="string">
            <text:p text:style-name="P70">50 D1 53 D2 56 D7 55 D4 5C DD 5F DE 5A DB 59 D8 48 C9 4B CA 4E CF 4D CC 44 C5 47 C6 42 C3 41 C0</text:p>
          </table:table-cell>
        </table:table-row>
        <table:table-row>
          <table:table-cell table:style-name="Table14.A2" office:value-type="string">
            <text:p text:style-name="P435">80</text:p>
          </table:table-cell>
          <table:table-cell table:style-name="Table14.B2" office:value-type="string">
            <text:p text:style-name="P70">C0 41 C3 42 C6 47 C5 44 CC 4D CF 4E CA 4B C9 48 D8 59 DB 5A DE 5F DD 5C D4 55 D7 56 D2 53 D1 50</text:p>
          </table:table-cell>
        </table:table-row>
        <table:table-row>
          <table:table-cell table:style-name="Table14.A2" office:value-type="string">
            <text:p text:style-name="P435">A0</text:p>
          </table:table-cell>
          <table:table-cell table:style-name="Table14.B2" office:value-type="string">
            <text:p text:style-name="P70">F0 71 F3 72 F6 77 F5 74 FC 7D FF 7E FA 7B F9 78 E8 69 EB 6A EE 6F ED 6C E4 65 E7 66 E2 63 E1 60</text:p>
          </table:table-cell>
        </table:table-row>
        <table:table-row>
          <table:table-cell table:style-name="Table14.A2" office:value-type="string">
            <text:p text:style-name="P435">C0</text:p>
          </table:table-cell>
          <table:table-cell table:style-name="Table14.B2" office:value-type="string">
            <text:p text:style-name="P70">A0 21 A3 22 A6 27 A5 24 AC 2D AF 2E AA 2B A9 28 B8 39 BB 3A BE 3F BD 3C B4 35 B7 36 B2 33 B1 30</text:p>
          </table:table-cell>
        </table:table-row>
        <table:table-row>
          <table:table-cell table:style-name="Table14.A2" office:value-type="string">
            <text:p text:style-name="P435">E0</text:p>
          </table:table-cell>
          <table:table-cell table:style-name="Table14.B2" office:value-type="string">
            <text:p text:style-name="P81">90 11 93 12 96 17 95 14 9C 1D 9F 1E 9A 1B 99 18 88 09 8B 0A 8E 0F 8D 0C 84 05 87 06 82 03 81 00</text:p>
          </table:table-cell>
        </table:table-row>
      </table:table>
      <text:p text:style-name="P541"><text:span text:style-name="T643">Figure </text:span><text:span text:style-name="T643"><text:sequence text:ref-name="refFigure19" text:name="Figure" text:formula="ooow:Figure+1" style:num-format="1">20</text:sequence></text:span><text:span text:style-name="T643">: Lookup-Table</text:span><text:span text:style-name="T644"> [ ]</text:span><text:span text:style-name="T405">#D</text:span><text:span text:style-name="T458"> (Authentication)</text:span></text:p>
      <text:h text:style-name="P803" text:outline-level="1"><text:bookmark-start text:name="__RefHeading__30977_843865429"/>DVD-Video Decryption<text:bookmark-end text:name="__RefHeading__30977_843865429"/></text:h>
      <text:p text:style-name="P241">Th<text:span text:style-name="T1973">e illustration below</text:span> describes how to decrypt the feature<text:span text:style-name="T1070">↳</text:span><text:span text:style-name="T1070"><text:bookmark-ref text:reference-format="number" text:ref-name="__RefHeading__3575_309438263">2.8</text:bookmark-ref></text:span> of a CSS-encrypted DVD-Video.</text:p>
      <table:table table:name="Table16" table:style-name="Table16">
        <table:table-column table:style-name="Table16.A"/>
        <table:table-column table:style-name="Table16.B" table:number-columns-repeated="2"/>
        <table:table-column table:style-name="Table16.D"/>
        <table:table-column table:style-name="Table16.E"/>
        <table:table-row>
          <table:table-cell table:style-name="Table16.A1" office:value-type="string">
            <text:p text:style-name="P567">Ⅰ</text:p>
          </table:table-cell>
          <table:table-cell table:style-name="Table16.B1" table:number-columns-spanned="3" office:value-type="string">
            <text:p text:style-name="P567">Verify whether the DVD is CSS-encrypted<text:span text:style-name="T1130">↳</text:span><text:span text:style-name="T1070"><text:bookmark-ref text:reference-format="number" text:ref-name="__RefHeading__7487_2075100171">2.2</text:bookmark-ref></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Ⅱ</text:p>
          </table:table-cell>
          <table:table-cell table:style-name="Table16.B1" table:number-columns-spanned="3" office:value-type="string">
            <text:p text:style-name="P568"><text:span text:style-name="T1664">Execute</text:span> the authentication-handshake<text:span text:style-name="T1130">↳</text:span><text:span text:style-name="T1070"><text:bookmark-ref text:reference-format="number" text:ref-name="__RefHeading__19727_2122514721">3.1</text:bookmark-ref></text:span><text:span text:style-name="T1664"> </text:span>to unlock <text:span text:style-name="T1920">read-protected logical-blocks</text:span><text:span text:style-name="T1130">↳</text:span><text:span text:style-name="T1158"><text:bookmark-ref text:reference-format="number" text:ref-name="__RefHeading__6147_309438263">2.5</text:bookmark-ref></text:span><text:span text:style-name="T1664">. </text:span></text:p>
            <text:p text:style-name="P568"><text:span text:style-name="T1664">The handshake is also used to </text:span>retrieve the <text:span text:style-name="T1664">encrypted </text:span><text:span text:style-name="T1266">disc-key-block</text:span><text:span text:style-name="T1130">↳</text:span><text:span text:style-name="T1158"><text:bookmark-ref text:reference-format="number" text:ref-name="__RefHeading__6145_309438263">2.4</text:bookmark-ref></text:span><text:span text:style-name="T1664">.</text:span></text:p>
          </table:table-cell>
          <table:covered-table-cell/>
          <table:covered-table-cell/>
          <table:table-cell table:style-name="Table16.E1" office:value-type="string">
            <text:p text:style-name="P439"/>
          </table:table-cell>
        </table:table-row>
        <table:table-row>
          <table:table-cell table:style-name="Table16.A1" office:value-type="string">
            <text:p text:style-name="P567">Ⅲ</text:p>
          </table:table-cell>
          <table:table-cell table:style-name="Table16.B1" table:number-columns-spanned="3" office:value-type="string">
            <text:p text:style-name="P569"><text:span text:style-name="T1920">Determine the </text:span><text:span text:style-name="T1292">disc-key</text:span><text:span text:style-name="T1920"> by decrypting</text:span> the disc-key-block with a <text:span text:style-name="T1266">player-key</text:span><text:span text:style-name="T1920">.</text:span><text:span text:style-name="T1130">↳</text:span><text:span text:style-name="T1158"><text:bookmark-ref text:reference-format="number" text:ref-name="__RefHeading__6145_309438263">2.4</text:bookmark-ref></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Ⅳ</text:p>
          </table:table-cell>
          <table:table-cell table:style-name="Table16.B4" table:number-columns-spanned="3" office:value-type="string">
            <text:p text:style-name="P567"><text:span text:style-name="T1664">For each: the </text:span>feature's video manager (VMG) and all video title sets (VTS)<text:span text:style-name="T1130">↳</text:span><text:span text:style-name="T1070"><text:bookmark-ref text:reference-format="number" text:ref-name="__RefHeading__3575_309438263">2.8</text:bookmark-ref></text:span><text:span text:style-name="T1920">:</text:span></text:p>
          </table:table-cell>
          <table:covered-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5" office:value-type="string">
            <text:p text:style-name="P567">A</text:p>
          </table:table-cell>
          <table:table-cell table:style-name="Table16.A1" table:number-columns-spanned="2" office:value-type="string">
            <text:p text:style-name="P570"><text:span text:style-name="T1920">Choose</text:span> any<text:span text:style-name="T1664"> </text:span>logical block address<text:span text:style-name="T1664"> (LBA) of the VMG / VTS VOB area (for example, the first LBA of the VOB) and retrieve the encrypted </text:span><text:span text:style-name="T1293">title-key</text:span><text:span text:style-name="T1664"> for this LBA by execution of the title-key-handshake</text:span><text:span text:style-name="T1130">↳</text:span><text:span text:style-name="T1158"><text:bookmark-ref text:reference-format="number" text:ref-name="__RefHeading__20144_2122514721">3.2</text:bookmark-ref></text:span><text:span text:style-name="T1664">.</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6" office:value-type="string">
            <text:p text:style-name="P567">B</text:p>
          </table:table-cell>
          <table:table-cell table:style-name="Table16.A1" table:number-columns-spanned="2" office:value-type="string">
            <text:p text:style-name="P569">Decrypt the <text:span text:style-name="T1920">encrypted </text:span>title-key with the disc-key<text:span text:style-name="T1920">.</text:span><text:span text:style-name="T1070">↳</text:span><text:span text:style-name="T1070"><text:bookmark-ref text:reference-format="number" text:ref-name="__RefHeading__3595_309438263">4.4</text:bookmark-ref></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C</text:p>
          </table:table-cell>
          <table:table-cell table:style-name="Table16.E1" table:number-columns-spanned="2" office:value-type="string">
            <text:p text:style-name="P567">For all DVD-Packs<text:span text:style-name="T1921">:</text:span></text:p>
          </table:table-cell>
          <table:covered-table-cell/>
          <table:table-cell table:style-name="Table16.E1" office:value-type="string">
            <text:p text:style-name="P439"/>
          </table:table-cell>
        </table:table-row>
        <table:table-row>
          <table:table-cell table:style-name="Table16.E1" office:value-type="string">
            <text:p text:style-name="P567"/>
          </table:table-cell>
          <table:table-cell table:style-name="Table16.B7" office:value-type="string">
            <text:p text:style-name="P567"/>
          </table:table-cell>
          <table:table-cell table:style-name="Table16.C8" office:value-type="string">
            <text:p text:style-name="P567">(1)</text:p>
          </table:table-cell>
          <table:table-cell table:style-name="Table16.E1" office:value-type="string">
            <text:p text:style-name="P567"><text:span text:style-name="T1664">I</text:span>f <text:span text:style-name="T1664">the</text:span> <text:span text:style-name="T1664">DVD-Pack</text:span> is marked as encrypted<text:span text:style-name="T1070">↳</text:span><text:span text:style-name="T1070"><text:bookmark-ref text:reference-format="number" text:ref-name="__RefHeading__11628_2075100171">2.10</text:bookmark-ref></text:span><text:span text:style-name="T1664"> then</text:span> decrypt the <text:span text:style-name="T1664">DVD-Pack with the title-key</text:span><text:span text:style-name="T1070">↳</text:span><text:span text:style-name="T1070"><text:bookmark-ref text:reference-format="number" text:ref-name="__RefHeading__3597_309438263">4.5</text:bookmark-ref></text:span><text:span text:style-name="T1920">.</text:span></text:p>
          </table:table-cell>
          <table:table-cell table:style-name="Table16.E1" office:value-type="string">
            <text:p text:style-name="P439"/>
          </table:table-cell>
        </table:table-row>
      </table:table>
      <text:p text:style-name="P706"><text:span text:style-name="T477">Note</text:span><text:span text:style-name="T478">:</text:span></text:p>
      <text:p text:style-name="P171"><text:span text:style-name="T1923">It is possible to</text:span> access<text:span text:style-name="T1923"> all</text:span> <text:span text:style-name="T1923">read-protected logical-blocks </text:span>without using <text:span text:style-name="T1975">a</text:span> re-engineered <text:span text:style-name="T1923">authentication hand­shake (see next paragraph)</text:span>. This might come in handy for backup purposes in countries where backups are legal, but breaking a<text:span text:style-name="T1923"> so-called</text:span> <text:span text:style-name="T1923">"</text:span>active copy protection<text:span text:style-name="T1923">" is illegal.</text:span><text:span text:style-name="T1923"><text:note text:id="ftn22" text:note-class="footnote"><text:note-citation>22</text:note-citation><text:note-body><text:p text:style-name="P419">http://de.wikipedia.org/wiki/Privatkopie#Technische_Schutzma.C3.9Fnahmen</text:p></text:note-body></text:note></text:span></text:p>
      <text:p text:style-name="P220">A licensed DVD player-software <text:span text:style-name="T1671">always executes the authentication handshake before</text:span> <text:span text:style-name="T1976">the</text:span> playback<text:span text:style-name="T1976"> starts</text:span>. <text:span text:style-name="T1923">This</text:span> <text:span text:style-name="T1923">unlocks the read-protection,</text:span> <text:span text:style-name="T1671">s</text:span>ystem-wide<text:span text:style-name="T1670">!</text:span> <text:span text:style-name="T1671">So</text:span> all it needs to <text:span text:style-name="T1923">read (and save) the</text:span> <text:span text:style-name="T1923">complete f</text:span>eature is to start a licensed player-soft­ware. </text:p>
      <text:p text:style-name="P220"><text:span text:style-name="T1974">A licensed player-software comes mostly with each new DVD drive. This makes </text:span>the <text:span text:style-name="T1923">CSS mechanism for read</text:span>-protection <text:span text:style-name="T1923">virtually</text:span> useless<text:span text:style-name="T1974">. </text:span></text:p>
      <text:p text:style-name="P163"><text:span text:style-name="T277">However, t</text:span><text:span text:style-name="T259">his approach does not provide the disc- and </text:span><text:span text:style-name="T278">title</text:span><text:span text:style-name="T259">-keys</text:span><text:span text:style-name="T278"> to decrypt the feature</text:span><text:span text:style-name="T259">. </text:span><text:span text:style-name="T277">To retrieve them</text:span><text:span text:style-name="T259">, the </text:span><text:span text:style-name="T277">re-engineered</text:span><text:span text:style-name="T259"> handshake</text:span><text:span text:style-name="T277">s</text:span><text:span text:style-name="T259"> need to be </text:span><text:span text:style-name="T277">executed</text:span><text:span text:style-name="T259">. Though, it </text:span><text:span text:style-name="T276">appears </text:span><text:span text:style-name="T277">to be </text:span><text:span text:style-name="T259">almost always possible to play an encrypted feature </text:span><text:span text:style-name="T278">without the original disc- and title-keys </text:span><text:span text:style-name="T277">by </text:span><text:span text:style-name="T278">recovering</text:span><text:span text:style-name="T277"> </text:span><text:span text:style-name="T278">the </text:span><text:span text:style-name="T259">title-keys</text:span><text:span text:style-name="T278"> from the encrypted feature</text:span><text:span text:style-name="T259">.</text:span><text:span text:style-name="T1152">↳</text:span><text:span text:style-name="T1152"><text:bookmark-ref text:reference-format="number" text:ref-name="__RefHeading__18550_1138896406">6.3</text:bookmark-ref></text:span><text:span text:style-name="T277"> </text:span></text:p>
      <text:h text:style-name="P797" text:outline-level="1"><text:bookmark-start text:name="__RefHeading__2113_249676230"/>Cryptanalysis<text:bookmark-end text:name="__RefHeading__2113_249676230"/></text:h>
      <text:p text:style-name="P310"><text:span text:style-name="T1317">CSS employs cryptographic key</text:span><text:span text:style-name="T1439">s</text:span><text:span text:style-name="T1442"> </text:span><text:span text:style-name="T1445">with a size </text:span><text:span text:style-name="T1442">of </text:span><text:span text:style-name="T1427">only </text:span><text:span text:style-name="T1442">40</text:span><text:span text:style-name="T1444"> </text:span><text:span text:style-name="T1442">bit</text:span><text:span text:style-name="T1444">s</text:span><text:span text:style-name="T1317">. This makes CSS vulnerable to a brute-force attack</text:span><text:span text:style-name="T1317"><text:note text:id="ftn23" text:note-class="footnote"><text:note-citation>23</text:note-citation><text:note-body><text:p text:style-name="P399">http://en.wikipedia.org/wiki/Brute-force_attack</text:p></text:note-body></text:note></text:span><text:span text:style-name="T1317">. That is, a disc-key, a player-key or a title-key can be guessed in a matter of hours on an entry-level computer by </text:span><text:span text:style-name="T1440">testing</text:span><text:span text:style-name="T1317"> all possible 2</text:span><text:span text:style-name="T1120">40</text:span><text:span text:style-name="T1317"> keys. </text:span><text:span text:style-name="T1446">Even w</text:span><text:span text:style-name="T1427">orse</text:span><text:span text:style-name="T1317">, </text:span><text:span text:style-name="T1424">due to the weak CSS design</text:span><text:span text:style-name="T1427">,</text:span><text:span text:style-name="T1424"> there </text:span><text:span text:style-name="T1443">are</text:span><text:span text:style-name="T1317"> exploits to guess a key within a few </text:span><text:span text:style-name="T1380">seconds </text:span><text:span text:style-name="T1317">or even </text:span><text:span text:style-name="T1446">within </text:span><text:span text:style-name="T1317">a fraction of a second.</text:span></text:p>
      <text:p text:style-name="P313"><text:span text:style-name="T1483">(1) </text:span><text:span text:style-name="T1317">In 1999, </text:span><text:span text:style-name="T1721">Derek Fawcus</text:span><text:span text:style-name="T1120"><text:bookmark-ref text:reference-format="number" text:ref-name="__RefHeading__26772_2055932189">[1]</text:bookmark-ref></text:span><text:span text:style-name="T1317"> published </text:span><text:span text:style-name="T1483">an implementation</text:span><text:span text:style-name="T1317"> </text:span><text:span text:style-name="T1483">for the drive's handshakes</text:span><text:span text:style-name="T1124">↳</text:span><text:span text:style-name="T1124"><text:bookmark-ref text:reference-format="number" text:ref-name="__RefHeading__27460_468220729">3.1</text:bookmark-ref></text:span><text:span text:style-name="T1125">,</text:span><text:span text:style-name="T1124"><text:bookmark-ref text:reference-format="number" text:ref-name="__RefHeading__20144_2122514721">3.2</text:bookmark-ref></text:span><text:span text:style-name="T1317"> and </text:span><text:span text:style-name="T1483">for </text:span><text:span text:style-name="T1317">the </text:span><text:span text:style-name="T1483">CSS ciphers</text:span><text:span text:style-name="T1124">↳</text:span><text:span text:style-name="T1124"><text:bookmark-ref text:reference-format="number" text:ref-name="__RefHeading__3593_309438263">4</text:bookmark-ref></text:span><text:span text:style-name="T1317">. Although the program wasn't usable without one of the secret player-keys, it was invaluable because it revealed the details of the CSS design. </text:span></text:p>
      <text:p text:style-name="P311"><text:span text:style-name="T1982">(2) </text:span>On 2<text:span text:style-name="T1978">7</text:span> Oct 1999, Frank A. Stevenson<text:span text:style-name="T1124"><text:bookmark-ref text:reference-format="number" text:ref-name="__RefHeading__22752_2055932189">[2]</text:bookmark-ref></text:span> published <text:span text:style-name="T1982">the exploit</text:span> to <text:span text:style-name="T1266">recover </text:span><text:span text:style-name="T1301">the seed</text:span><text:span text:style-name="T1124">↳</text:span><text:span text:style-name="T1124"><text:bookmark-ref text:reference-format="number" text:ref-name="__RefHeading__5031_807995423">6.6</text:bookmark-ref></text:span><text:span text:style-name="T1980"> </text:span>from <text:span text:style-name="T1978">a generator's</text:span> keystream at a complexity of 2<text:span text:style-name="T1070">16</text:span>. <text:span text:style-name="T1978">One day later, on 28 Oct 1999, he published the exploit to </text:span><text:span text:style-name="T1301">recover the keystream</text:span><text:span text:style-name="T1124">↳</text:span><text:span text:style-name="T1124"><text:bookmark-ref text:reference-format="number" text:ref-name="__RefHeading__14557_1031845421">6.5</text:bookmark-ref></text:span><text:span text:style-name="T1978"> from an encrypted disc-key at a complexity of 2</text:span><text:span text:style-name="T1164">8</text:span><text:span text:style-name="T1978">. </text:span></text:p>
      <text:p text:style-name="P312">As a disc-key-block<text:span text:style-name="T1124">↳</text:span><text:span text:style-name="T1070"><text:bookmark-ref text:reference-format="number" text:ref-name="__RefHeading__6145_309438263">2.4</text:bookmark-ref></text:span> holds 408 player-key-encrypted disc-keys<text:span text:style-name="T1979">,</text:span> it became now possible to recover all the player-keys that were used for this disc-key-block within seconds. Since a player-key is kind of a master key, the CSS encryption was virtually broken at this point. Still<text:span text:style-name="T1979">, it required</text:span> <text:span text:style-name="T1979">a single</text:span> decrypted disc-key<text:span text:style-name="T1979"> to recover all the player-keys</text:span>. And it took probably a few days to recover <text:span text:style-name="T1979">a disc-key</text:span> by brute force<text:span text:style-name="T1979"> on a consumer PC</text:span> at this time<text:span text:style-name="T1979">.</text:span></text:p>
      <text:p text:style-name="P311">On <text:span text:style-name="T1979">30</text:span> Oct 1999, Frank A. Stevenson<text:span text:style-name="T1979"> published the exploit to </text:span><text:span text:style-name="T1302">recover </text:span><text:span text:style-name="T1303">the</text:span><text:span text:style-name="T1302"> disc-key</text:span><text:span text:style-name="T1124">↳</text:span><text:span text:style-name="T1124"><text:bookmark-ref text:reference-format="number" text:ref-name="__RefHeading__17153_149943340">6.4</text:bookmark-ref></text:span><text:span text:style-name="T1979"> from its hash-value</text:span><text:span text:style-name="T1124">↳</text:span><text:span text:style-name="T1165"><text:bookmark-ref text:reference-format="number" text:ref-name="__RefHeading__6145_309438263">2.4</text:bookmark-ref></text:span><text:span text:style-name="T1979"> at a complexity of 2</text:span><text:span text:style-name="T1165">25</text:span><text:span text:style-name="T1979"> in less than 20 seconds. Now it was possible to reveal all the secret player-keys within less than a minute on a consumer PC. The CSS design was not only proven to be flawed, it couldn't be taken seriously at all.</text:span></text:p>
      <text:p text:style-name="P316"><text:span text:style-name="T1982">(3) </text:span>There <text:span text:style-name="T1982">was</text:span> still a little issue with the regional playback control.<text:span text:style-name="T1124">↳</text:span><text:span text:style-name="T1124"><text:bookmark-ref text:reference-format="number" text:ref-name="__RefHeading__3591_309438263">3.4</text:bookmark-ref></text:span> If the DVD-Video doesn't match the drive's region, access to title-keys won't be granted<text:span text:style-name="T1981">. However the (encrypted) feature may still be readable. Ethan </text:span><text:span text:style-name="T1739">Hawke</text:span><text:span text:style-name="T1167"><text:bookmark-ref text:reference-format="number" text:ref-name="__RefHeading__25416_2055932189">[3]</text:bookmark-ref></text:span><text:span text:style-name="T1981"> published in 2000 an approach to </text:span><text:span text:style-name="T1304">predict</text:span><text:span text:style-name="T1128">↳</text:span><text:span text:style-name="T1128"><text:bookmark-ref text:reference-format="number" text:ref-name="__RefHeading__16514_353829011">6.9</text:bookmark-ref></text:span><text:span text:style-name="T39"> plain-text</text:span><text:span text:style-name="T40"> feature data</text:span><text:span text:style-name="T1981">. This kind of prediction can be used to </text:span><text:span text:style-name="T1304">recover title-keys</text:span><text:span text:style-name="T1981">. It needs only one correct prediction in all of the encrypted DVD-Packs</text:span><text:span text:style-name="T1124">↳</text:span><text:span text:style-name="T1124"><text:bookmark-ref text:reference-format="number" text:ref-name="__RefHeading__6149_309438263">2.10</text:bookmark-ref></text:span><text:span text:style-name="T1981"> to decrypt a complete VMG/VTS.</text:span></text:p>
      <text:p text:style-name="P90"><text:span text:style-name="T1334">(4) </text:span><text:span text:style-name="T1318">The </text:span><text:span text:style-name="T1328">encryption of authentication keys</text:span><text:span text:style-name="T1124">↳</text:span><text:span text:style-name="T1124"><text:bookmark-ref text:reference-format="number" text:ref-name="__RefHeading__27460_468220729">3.1</text:bookmark-ref></text:span><text:span text:style-name="T1124">,</text:span><text:span text:style-name="T1124"><text:bookmark-ref text:reference-format="number" text:ref-name="__RefHeading__20144_2122514721">3.2</text:bookmark-ref></text:span><text:span text:style-name="T1328"> </text:span><text:span text:style-name="T1329">was</text:span><text:span text:style-name="T1318"> </text:span><text:span text:style-name="T1334">already </text:span><text:span text:style-name="T1318">completely</text:span><text:span text:style-name="T1328"> </text:span><text:span text:style-name="T1318">re-engineered</text:span><text:span text:style-name="T1124">↳</text:span><text:span text:style-name="T1124"><text:bookmark-ref text:reference-format="number" text:ref-name="__RefHeading__3277_309438263">4.6</text:bookmark-ref></text:span><text:span text:style-name="T1318">. It</text:span><text:span text:style-name="T1328">'s the same for all drives and</text:span><text:span text:style-name="T1318"> </text:span><text:span text:style-name="T1330">it's </text:span><text:span text:style-name="T1318">merely a security-through-obscurity</text:span><text:span text:style-name="T1318"><text:note text:id="ftn24" text:note-class="footnote"><text:note-citation>24</text:note-citation><text:note-body><text:p text:style-name="P399">http://en.wikipedia.org/wiki/Security_through_obscurity</text:p></text:note-body></text:note></text:span><text:span text:style-name="T1318"> mechanism. </text:span><text:span text:style-name="T1328">N</text:span><text:span text:style-name="T1318">o keys </text:span><text:span text:style-name="T1328">are </text:span><text:span text:style-name="T1318">involved. Hence, further analysis </text:span><text:span text:style-name="T1330">appears</text:span><text:span text:style-name="T1318"> </text:span><text:span text:style-name="T1332">to be </text:span><text:span text:style-name="T1318">pointless. </text:span></text:p>
      <text:h text:style-name="P825" text:outline-level="2"><text:bookmark-start text:name="__RefHeading__20072_834288412"/>Disc-Key<text:bookmark-end text:name="__RefHeading__20072_834288412"/></text:h>
      <text:p text:style-name="P384"><text:span text:style-name="T847">Each DVD</text:span><text:span text:style-name="T857">-Video</text:span><text:span text:style-name="T847"> </text:span><text:span text:style-name="T857">holds</text:span><text:span text:style-name="T847"> a</text:span><text:span text:style-name="T865"> </text:span><text:span text:style-name="T866">disc-key-block</text:span><text:span text:style-name="T716">↳</text:span><text:span text:style-name="T715"><text:bookmark-ref text:reference-format="number" text:ref-name="__RefHeading__6145_309438263">2.4</text:bookmark-ref></text:span><text:span text:style-name="T867">. The first entry is the</text:span><text:span text:style-name="T866"> hash-value</text:span><text:span text:style-name="T847">.</text:span><text:span text:style-name="T857"> </text:span><text:span text:style-name="T851">If t</text:span>he <text:span text:style-name="T2066">genuine </text:span>disc-key <text:span text:style-name="T94">k</text:span><text:span text:style-name="T1668"> is </text:span>decrypted with th<text:span text:style-name="T1544">e</text:span> hash-value<text:span text:style-name="T1668"> </text:span><text:span text:style-name="T94">c</text:span><text:span text:style-name="T1668"> it will </text:span>result in the disc-key<text:span text:style-name="T1568"> </text:span>itself<text:span text:style-name="T1544">: ( </text:span><text:span text:style-name="T57">k</text:span><text:span text:style-name="T176"> </text:span><text:span text:style-name="T185">,</text:span><text:span text:style-name="T176"> c </text:span><text:span text:style-name="T185">) </text:span><text:span text:style-name="T176">→ </text:span><text:span text:style-name="T174">k</text:span><text:span text:style-name="T185"> </text:span><text:span text:style-name="T296">. </text:span></text:p>
      <text:p text:style-name="P221"><text:span text:style-name="T308">I</text:span>t is <text:span text:style-name="T1672">feasible</text:span> <text:span text:style-name="T1568">to decrypt all possible 2</text:span><text:span text:style-name="T1129">40</text:span><text:span text:style-name="T1568"> disc-keys with the hash-value. This produces</text:span><text:span text:style-name="T514"> </text:span><text:span text:style-name="T1568">a set of matching disc-keys at a complexity of 2</text:span><text:span text:style-name="T1129">40</text:span><text:span text:style-name="T1568"> within a matter of hours.</text:span><text:span text:style-name="T804">↳</text:span><text:span text:style-name="T806"><text:bookmark-ref text:reference-format="number" text:ref-name="__RefHeading__12204_1760835080">8.3</text:bookmark-ref></text:span><text:span text:style-name="T1021"> </text:span><text:span text:style-name="T1026">Even better, a</text:span><text:span text:style-name="T1025">n</text:span><text:span text:style-name="T1020"> exploit</text:span><text:span text:style-name="T725">↳</text:span><text:span text:style-name="T726"><text:bookmark-ref text:reference-format="number" text:ref-name="__RefHeading__17153_149943340">6.4</text:bookmark-ref></text:span> <text:span text:style-name="T1669">of the weak CSS design reduces the complexity to 2</text:span><text:span text:style-name="T798">25</text:span><text:span text:style-name="T1669"> and provides the set of matching disc-keys </text:span>within a few seconds<text:span text:style-name="T1569">.</text:span><text:span text:style-name="T804">↳</text:span><text:span text:style-name="T808"><text:bookmark-ref text:reference-format="number" text:ref-name="__RefHeading__12560_1760835080">8.4</text:bookmark-ref></text:span></text:p>
      <text:p text:style-name="P299"><text:span text:style-name="T344">The </text:span><text:span text:style-name="T347">disc-key </text:span><text:span text:style-name="T345">recovery</text:span><text:span text:style-name="T344">, regardless w</text:span><text:span text:style-name="T346">h</text:span><text:span text:style-name="T344">ether by brute-force or exploit, may result in </text:span><text:span text:style-name="T347">several</text:span><text:span text:style-name="T344"> </text:span><text:span text:style-name="T346">matching </text:span><text:span text:style-name="T344">disc-keys. There might be </text:span><text:span text:style-name="T346">also</text:span><text:span text:style-name="T344"> no disc-key at all if the hash-value is invalid</text:span><text:span text:style-name="T348">:</text:span><text:span text:style-name="T345"> </text:span><text:span text:style-name="T348">f</text:span><text:span text:style-name="T349">or example</text:span><text:span text:style-name="T350">, there </text:span><text:span text:style-name="T351">is</text:span><text:span text:style-name="T350"> no disc-key for</text:span><text:span text:style-name="T349"> </text:span><text:span text:style-name="T350">the hash-va</text:span><text:span text:style-name="T352">l</text:span><text:span text:style-name="T350">ue </text:span><text:span text:style-name="T373">( 00</text:span><text:span text:style-name="T1213">H</text:span><text:span text:style-name="T373">,00</text:span><text:span text:style-name="T1213">H</text:span><text:span text:style-name="T373">,00</text:span><text:span text:style-name="T1213">H</text:span><text:span text:style-name="T373">,00</text:span><text:span text:style-name="T1213">H</text:span><text:span text:style-name="T373">,02</text:span><text:span text:style-name="T1213">H</text:span><text:span text:style-name="T373"> )</text:span><text:span text:style-name="T362">.</text:span><text:span text:style-name="T768">↳</text:span><text:span text:style-name="T769"><text:bookmark-ref text:reference-format="number" text:ref-name="__RefHeading__12204_1760835080">8.3</text:bookmark-ref></text:span><text:span text:style-name="T770">,</text:span><text:span text:style-name="T771"><text:bookmark-ref text:reference-format="number" text:ref-name="__RefHeading__12560_1760835080">8.4</text:bookmark-ref></text:span></text:p>
      <text:p text:style-name="P242"><text:span text:style-name="T359">I</text:span><text:span text:style-name="T358">f</text:span><text:span text:style-name="T357"> m</text:span><text:span text:style-name="T360">ore than one</text:span><text:span text:style-name="T357"> disc-key </text:span><text:span text:style-name="T360">is</text:span><text:span text:style-name="T357"> found</text:span><text:span text:style-name="T359">,</text:span><text:span text:style-name="T357"> Frank A. Stevenson</text:span><text:span text:style-name="T767"><text:bookmark-ref text:reference-format="number" text:ref-name="__RefHeading__13272_1760835080">[2]</text:bookmark-ref></text:span><text:span text:style-name="T357"> suggests </text:span><text:span text:style-name="T359">the </text:span><text:span text:style-name="T357">decryption of the feature </text:span><text:span text:style-name="T358">with each </text:span><text:span text:style-name="T360">of these </text:span><text:span text:style-name="T358">key</text:span><text:span text:style-name="T360">s</text:span><text:span text:style-name="T358">.</text:span><text:span text:style-name="T357"> The genuine disc-key is then selected by actually watching the feature, or</text:span><text:span text:style-name="T358">,</text:span><text:span text:style-name="T357"> by </text:span><text:span text:style-name="T360">verifying</text:span><text:span text:style-name="T357"> the integrity of </text:span><text:span text:style-name="T360">the feature's</text:span><text:span text:style-name="T358"> </text:span><text:span text:style-name="T361">content</text:span><text:span text:style-name="T357">. </text:span></text:p>
      <text:p text:style-name="P299"><text:span text:style-name="T363">A</text:span><text:span text:style-name="T364">n</text:span><text:span text:style-name="T363"> alternative</text:span><text:span text:style-name="T367"> approach</text:span><text:span text:style-name="T364">, without walking into the details of the feature</text:span><text:span text:style-name="T365">'s </text:span><text:span text:style-name="T368">content</text:span><text:span text:style-name="T364">, is using the </text:span><text:span text:style-name="T365">disc-key-block</text:span><text:span text:style-name="T364"> to recover all player-keys by exploit.</text:span><text:span text:style-name="T768">↳</text:span><text:span text:style-name="T768"><text:bookmark-ref text:reference-format="number" text:ref-name="__RefHeading__21114_834288412">6.2</text:bookmark-ref></text:span><text:span text:style-name="T364"> </text:span><text:span text:style-name="T363">The disc-key w</text:span><text:span text:style-name="T366">hich</text:span><text:span text:style-name="T363"> </text:span><text:span text:style-name="T364">produces</text:span><text:span text:style-name="T363"> most player-keys </text:span><text:span text:style-name="T365">appears to be</text:span><text:span text:style-name="T363"> the genuine disc-key.</text:span><text:span text:style-name="T768">↳</text:span><text:span text:style-name="T768"><text:bookmark-ref text:reference-format="number" text:ref-name="__RefHeading__31226_353829011">10.16</text:bookmark-ref></text:span><text:span text:style-name="T369"> </text:span></text:p>
      <text:h text:style-name="P829" text:outline-level="2"><text:bookmark-start text:name="__RefHeading__21114_834288412"/><text:span text:style-name="T1688">P</text:span>layer-Keys<text:bookmark-end text:name="__RefHeading__21114_834288412"/></text:h>
      <text:p text:style-name="P195"><text:span text:style-name="T933">Each DVD contains a</text:span><text:span text:style-name="T895"> </text:span><text:span text:style-name="T896">disc-key-block</text:span><text:span text:style-name="T897"> with 408 player-key-encrypted disc-key variants.</text:span><text:span text:style-name="T1081">↳</text:span><text:span text:style-name="T1082"><text:bookmark-ref text:reference-format="number" text:ref-name="__RefHeading__6145_309438263">2.4</text:bookmark-ref></text:span><text:span text:style-name="T894"> </text:span><text:span text:style-name="T897">That is, there are </text:span><text:span text:style-name="T896"><text:s/></text:span><text:span text:style-name="T918">i=</text:span><text:span text:style-name="T919">1..</text:span><text:span text:style-name="T918">408</text:span><text:span text:style-name="T898"> </text:span><text:span text:style-name="T899">varia</text:span><text:span text:style-name="T898">nts</text:span><text:span text:style-name="T899"> </text:span><text:span text:style-name="T934">c</text:span><text:span text:style-name="T1215">i</text:span><text:span text:style-name="T897"> of</text:span><text:span text:style-name="T894"> the disc-key </text:span><text:span text:style-name="T918">p</text:span><text:span text:style-name="T897">, each of them </text:span><text:span text:style-name="T932">encrypted with a player-key </text:span><text:span text:style-name="T934">k</text:span><text:span text:style-name="T1215">i</text:span><text:span text:style-name="T939">:</text:span><text:span text:style-name="T940"> </text:span><text:span text:style-name="T941">( </text:span><text:span text:style-name="T935">k</text:span><text:span text:style-name="T1216">i</text:span><text:span text:style-name="T935"> </text:span><text:span text:style-name="T936">,</text:span><text:span text:style-name="T935"> c</text:span><text:span text:style-name="T1216">i</text:span><text:span text:style-name="T935"> </text:span><text:span text:style-name="T936">) </text:span><text:span text:style-name="T935">→ p</text:span><text:span text:style-name="T936"> </text:span><text:span text:style-name="T1081">↳</text:span><text:span text:style-name="T1083"><text:bookmark-ref text:reference-format="number" text:ref-name="__RefHeading__1446_249676230">4.3</text:bookmark-ref></text:span><text:span text:style-name="T879">. </text:span></text:p>
      <text:p text:style-name="P197"><text:span text:style-name="T890">If</text:span><text:span text:style-name="T868"> the disc-key </text:span><text:span text:style-name="T920">p</text:span><text:span text:style-name="T868"> is known then it </text:span><text:span text:style-name="T890">will be</text:span><text:span text:style-name="T868"> </text:span><text:span text:style-name="T882">feasible</text:span><text:span text:style-name="T868"> </text:span><text:span text:style-name="T869">to </text:span><text:span text:style-name="T868">test</text:span><text:span text:style-name="T883"> </text:span><text:span text:style-name="T872">a</text:span><text:span text:style-name="T868">ll </text:span><text:span text:style-name="T869">possible 2</text:span><text:span text:style-name="T1080">40</text:span><text:span text:style-name="T869"> player-keys</text:span><text:span text:style-name="T868"> </text:span><text:span text:style-name="T937">k</text:span><text:span text:style-name="T1217">i</text:span><text:span text:style-name="T869"> </text:span><text:span text:style-name="T868">for any </text:span><text:span text:style-name="T869">variant</text:span><text:span text:style-name="T870"> </text:span><text:span text:style-name="T937">c</text:span><text:span text:style-name="T1217">i</text:span><text:span text:style-name="T868">.</text:span><text:span text:style-name="T872"> </text:span><text:span text:style-name="T869">This provide</text:span><text:span text:style-name="T872">s</text:span><text:span text:style-name="T869"> a</text:span><text:span text:style-name="T883"> set of</text:span><text:span text:style-name="T869"> matching player-keys</text:span><text:span text:style-name="T890"> </text:span><text:span text:style-name="T869">at a complexity of 2</text:span><text:span text:style-name="T1080">40 </text:span><text:span text:style-name="T869">for th</text:span><text:span text:style-name="T872">e</text:span><text:span text:style-name="T869"> variant </text:span><text:span text:style-name="T937">c</text:span><text:span text:style-name="T1217">i</text:span><text:span text:style-name="T869"> within a matter of hours</text:span><text:span text:style-name="T889">.</text:span><text:span text:style-name="T710">↳</text:span><text:span text:style-name="T711"><text:bookmark-ref text:reference-format="number" text:ref-name="__RefHeading__13446_1031845421">8.5</text:bookmark-ref></text:span><text:span text:style-name="T889"> </text:span><text:span text:style-name="T872">Even better</text:span><text:span text:style-name="T871">, </text:span><text:span text:style-name="T874">an</text:span><text:span text:style-name="T875"> exploit </text:span><text:span text:style-name="T876">of the weak CSS design</text:span><text:span text:style-name="T871"> </text:span><text:span text:style-name="T872">reduces the </text:span><text:span text:style-name="T877">complex</text:span><text:span text:style-name="T887">i</text:span><text:span text:style-name="T877">ty </text:span><text:span text:style-name="T872">to</text:span><text:span text:style-name="T871"> ≤2</text:span><text:span text:style-name="T709">24</text:span><text:span text:style-name="T872"> and p</text:span><text:span text:style-name="T877">rovides a</text:span><text:span text:style-name="T883"> set of</text:span><text:span text:style-name="T877"> matching player-keys </text:span><text:span text:style-name="T871">within a </text:span><text:span text:style-name="T873">fraction of a</text:span><text:span text:style-name="T871"> second</text:span><text:span text:style-name="T878">.</text:span><text:span text:style-name="T710">↳</text:span><text:span text:style-name="T712"><text:bookmark-ref text:reference-format="number" text:ref-name="__RefHeading__13444_1031845421">8.6</text:bookmark-ref></text:span></text:p>
      <text:p text:style-name="P23"><text:span text:style-name="T299">The </text:span><text:span text:style-name="T309">exploit</text:span><text:span text:style-name="T299"> is a 4-step operation:</text:span></text:p>
      <text:list xml:id="list1379771854930529473" text:style-name="Numbering_20_2">
        <text:list-item text:start-value="1">
          <text:p text:style-name="P752"><text:span text:style-name="T291">Recover all </text:span><text:span text:style-name="T871">≤</text:span><text:span text:style-name="T291">2</text:span><text:span text:style-name="T757">8</text:span><text:span text:style-name="T291"> possible 40-bit keystream</text:span><text:span text:style-name="T301">s</text:span><text:span text:style-name="T291"> </text:span><text:span text:style-name="T319">(</text:span><text:span text:style-name="T1827">decryptKey</text:span><text:span text:style-name="T319">) </text:span><text:span text:style-name="T291">f</text:span><text:span text:style-name="T316">or</text:span><text:span text:style-name="T291"> the variant </text:span><text:span text:style-name="T938">c</text:span><text:span text:style-name="T291"> and disc-key </text:span><text:span text:style-name="T917">p</text:span><text:span text:style-name="T300">.</text:span><text:span text:style-name="T710">↳</text:span><text:span text:style-name="T708"><text:bookmark-ref text:reference-format="number" text:ref-name="__RefHeading__14557_1031845421">6.5</text:bookmark-ref></text:span></text:p>
        </text:list-item>
        <text:list-item>
          <text:p text:style-name="P753"><text:span text:style-name="T291">Recover all 2</text:span><text:span text:style-name="T757">1</text:span><text:span text:style-name="T759">6</text:span><text:span text:style-name="T291"> generator</text:span><text:span text:style-name="T321">s, one</text:span><text:span text:style-name="T291"> f</text:span><text:span text:style-name="T311">or</text:span><text:span text:style-name="T291"> </text:span><text:span text:style-name="T300">each of </text:span><text:span text:style-name="T291">the 25-bit keystream head</text:span><text:span text:style-name="T316">s</text:span><text:span text:style-name="T320"> ( s</text:span><text:span text:style-name="T1222">0</text:span><text:span text:style-name="T320"> ,.., s</text:span><text:span text:style-name="T1222">24</text:span><text:span text:style-name="T320"> )</text:span><text:span text:style-name="T300">.</text:span><text:span text:style-name="T710">↳</text:span><text:span text:style-name="T708"><text:bookmark-ref text:reference-format="number" text:ref-name="__RefHeading__5031_807995423">6.6</text:bookmark-ref></text:span></text:p>
        </text:list-item>
        <text:list-item>
          <text:p text:style-name="P752"><text:span text:style-name="T291">Single out </text:span><text:span text:style-name="T309">th</text:span><text:span text:style-name="T310">ose</text:span><text:span text:style-name="T309"> </text:span><text:span text:style-name="T291">generator</text:span><text:span text:style-name="T302">s</text:span><text:span text:style-name="T291"> </text:span><text:span text:style-name="T310">that match</text:span><text:span text:style-name="T291"> the 15-bit keystream tail</text:span><text:span text:style-name="T316">s</text:span><text:span text:style-name="T320"> ( s</text:span><text:span text:style-name="T1222">25</text:span><text:span text:style-name="T320"> ,.., s</text:span><text:span text:style-name="T1222">39</text:span><text:span text:style-name="T320"> )</text:span><text:span text:style-name="T309">.</text:span><text:span text:style-name="T710">↳</text:span><text:span text:style-name="T713"><text:bookmark-ref text:reference-format="number" text:ref-name="__RefHeading__25756_1989897726">6.7</text:bookmark-ref></text:span></text:p>
        </text:list-item>
        <text:list-item>
          <text:p text:style-name="P734"><text:span text:style-name="T878">Cycle back</text:span><text:span text:style-name="T710">↳</text:span><text:span text:style-name="T714"><text:bookmark-ref text:reference-format="number" text:ref-name="__RefHeading__9002_807995423">6.8</text:bookmark-ref></text:span><text:span text:style-name="T878"> </text:span><text:span text:style-name="T885">the</text:span><text:span text:style-name="T884"> </text:span><text:span text:style-name="T878">generators </text:span><text:span text:style-name="T884">to the start state and extract the seed, which is a </text:span><text:span text:style-name="T886">matching </text:span><text:span text:style-name="T884">player-key.</text:span></text:p>
        </text:list-item>
      </text:list>
      <text:p text:style-name="P194"><draw:frame draw:style-name="fr1" draw:name="Frame1" text:anchor-type="paragraph" svg:x="-0.005cm" svg:y="-0.065cm" svg:width="14.995cm" draw:z-index="35"><draw:text-box fo:min-height="8.908cm"><text:p text:style-name="P462"><draw:g text:anchor-type="paragraph" draw:z-index="36" draw:style-name="gr1"><draw:custom-shape draw:style-name="gr16" draw:text-style-name="P853" xml:id="id161" draw:id="id161" svg:width="1.001cm" svg:height="1.001cm" svg:x="9.192cm" svg:y="4.971cm"><draw:glue-point draw:id="4" svg:x="0cm" svg:y="-5cm"/><text:p text:style-name="P852"><text:span text:style-name="T2082">s</text:span><text:span text:style-name="T2087">4</text:span></text:p><draw:enhanced-geometry svg:viewBox="0 0 21600 21600" draw:type="rectangle" draw:enhanced-path="M 0 0 L 21600 0 21600 21600 0 21600 0 0 Z N"/></draw:custom-shape><draw:g draw:style-name="gr2" xml:id="id157" draw:id="id157"><draw:glue-point draw:id="4" svg:x="0cm" svg:y="5cm"/><draw:glue-point draw:id="5" svg:x="0cm" svg:y="-5cm"/><draw:custom-shape draw:style-name="gr16" draw:text-style-name="P854" svg:width="1.001cm" svg:height="1.001cm" svg:x="4.793cm" svg:y="4.971cm"><text:p text:style-name="P852"><text:span text:style-name="T2082">s</text:span><text:span text:style-name="T2087">0</text:span></text:p><draw:enhanced-geometry svg:viewBox="0 0 21600 21600" draw:type="rectangle" draw:enhanced-path="M 0 0 L 21600 0 21600 21600 0 21600 0 0 Z N"/></draw:custom-shape><draw:custom-shape draw:style-name="gr16" draw:text-style-name="P853" svg:width="1.001cm" svg:height="1.001cm" svg:x="7.793cm" svg:y="4.971cm"><text:p text:style-name="P852"><text:span text:style-name="T2082">s</text:span><text:span text:style-name="T2087">3</text:span></text:p><draw:enhanced-geometry svg:viewBox="0 0 21600 21600" draw:type="rectangle" draw:enhanced-path="M 0 0 L 21600 0 21600 21600 0 21600 0 0 Z N"/></draw:custom-shape><draw:custom-shape draw:style-name="gr16" draw:text-style-name="P853" svg:width="1.001cm" svg:height="1.001cm" svg:x="6.793cm" svg:y="4.971cm"><text:p text:style-name="P852"><text:span text:style-name="T2082">s</text:span><text:span text:style-name="T2087">2</text:span></text:p><draw:enhanced-geometry svg:viewBox="0 0 21600 21600" draw:type="rectangle" draw:enhanced-path="M 0 0 L 21600 0 21600 21600 0 21600 0 0 Z N"/></draw:custom-shape><draw:custom-shape draw:style-name="gr16" draw:text-style-name="P853" svg:width="1.001cm" svg:height="1.001cm" svg:x="5.793cm" svg:y="4.971cm"><text:p text:style-name="P852"><text:span text:style-name="T2082">s</text:span><text:span text:style-name="T2087">1</text:span></text:p><draw:enhanced-geometry svg:viewBox="0 0 21600 21600" draw:type="rectangle" draw:enhanced-path="M 0 0 L 21600 0 21600 21600 0 21600 0 0 Z N"/></draw:custom-shape></draw:g><draw:g draw:style-name="gr2" xml:id="id159" draw:id="id159"><draw:glue-point draw:id="4" svg:x="5cm" svg:y="-0.5cm"/><draw:custom-shape draw:style-name="gr16" draw:text-style-name="P854" svg:width="1.001cm" svg:height="1.001cm" svg:x="-0.007cm" svg:y="7.321cm"><text:p text:style-name="P852"><text:span text:style-name="T2086">c</text:span><text:span text:style-name="T2087">0</text:span></text:p><draw:enhanced-geometry svg:viewBox="0 0 21600 21600" draw:type="rectangle" draw:enhanced-path="M 0 0 L 21600 0 21600 21600 0 21600 0 0 Z N"/></draw:custom-shape><draw:custom-shape draw:style-name="gr16" draw:text-style-name="P853" svg:width="1.001cm" svg:height="1.001cm" svg:x="3.992cm" svg:y="7.321cm"><text:p text:style-name="P852"><text:span text:style-name="T2086">c</text:span><text:span text:style-name="T2087">4</text:span></text:p><draw:enhanced-geometry svg:viewBox="0 0 21600 21600" draw:type="rectangle" draw:enhanced-path="M 0 0 L 21600 0 21600 21600 0 21600 0 0 Z N"/></draw:custom-shape><draw:custom-shape draw:style-name="gr16" draw:text-style-name="P853" svg:width="1.001cm" svg:height="1.001cm" svg:x="2.992cm" svg:y="7.321cm"><text:p text:style-name="P852"><text:span text:style-name="T2086">c</text:span><text:span text:style-name="T2087">3</text:span></text:p><draw:enhanced-geometry svg:viewBox="0 0 21600 21600" draw:type="rectangle" draw:enhanced-path="M 0 0 L 21600 0 21600 21600 0 21600 0 0 Z N"/></draw:custom-shape><draw:custom-shape draw:style-name="gr29" draw:text-style-name="P853" svg:width="0.999cm" svg:height="1.001cm" svg:x="1.993cm" svg:y="7.321cm"><text:p text:style-name="P852"><text:span text:style-name="T2086">c</text:span><text:span text:style-name="T2087">2</text:span></text:p><draw:enhanced-geometry svg:viewBox="0 0 21600 21600" draw:type="rectangle" draw:enhanced-path="M 0 0 L 21600 0 21600 21600 0 21600 0 0 Z N"/></draw:custom-shape><draw:custom-shape draw:style-name="gr16" draw:text-style-name="P853" svg:width="1.001cm" svg:height="1.001cm" svg:x="0.993cm" svg:y="7.321cm"><text:p text:style-name="P852"><text:span text:style-name="T2086">c</text:span><text:span text:style-name="T2087">1</text:span></text:p><draw:enhanced-geometry svg:viewBox="0 0 21600 21600" draw:type="rectangle" draw:enhanced-path="M 0 0 L 21600 0 21600 21600 0 21600 0 0 Z N"/></draw:custom-shape></draw:g><draw:g draw:style-name="gr2" xml:id="id160" draw:id="id160"><draw:glue-point draw:id="4" svg:x="-5cm" svg:y="-0.5cm"/><draw:custom-shape draw:style-name="gr16" draw:text-style-name="P854" svg:width="1.001cm" svg:height="1.001cm" svg:x="9.992cm" svg:y="7.321cm"><text:p text:style-name="P852"><text:span text:style-name="T2086">p</text:span><text:span text:style-name="T2087">0</text:span></text:p><draw:enhanced-geometry svg:viewBox="0 0 21600 21600" draw:type="rectangle" draw:enhanced-path="M 0 0 L 21600 0 21600 21600 0 21600 0 0 Z N"/></draw:custom-shape><draw:custom-shape draw:style-name="gr16" draw:text-style-name="P853" svg:width="1.001cm" svg:height="1.001cm" svg:x="13.993cm" svg:y="7.321cm"><text:p text:style-name="P852"><text:span text:style-name="T2086">p</text:span><text:span text:style-name="T2087">4</text:span></text:p><draw:enhanced-geometry svg:viewBox="0 0 21600 21600" draw:type="rectangle" draw:enhanced-path="M 0 0 L 21600 0 21600 21600 0 21600 0 0 Z N"/></draw:custom-shape><draw:custom-shape draw:style-name="gr16" draw:text-style-name="P853" svg:width="1.001cm" svg:height="1.001cm" svg:x="12.993cm" svg:y="7.321cm"><text:p text:style-name="P852"><text:span text:style-name="T2086">p</text:span><text:span text:style-name="T2087">3</text:span></text:p><draw:enhanced-geometry svg:viewBox="0 0 21600 21600" draw:type="rectangle" draw:enhanced-path="M 0 0 L 21600 0 21600 21600 0 21600 0 0 Z N"/></draw:custom-shape><draw:custom-shape draw:style-name="gr16" draw:text-style-name="P853" svg:width="1.001cm" svg:height="1.001cm" svg:x="11.993cm" svg:y="7.321cm"><text:p text:style-name="P852"><text:span text:style-name="T2086">p</text:span><text:span text:style-name="T2087">2</text:span></text:p><draw:enhanced-geometry svg:viewBox="0 0 21600 21600" draw:type="rectangle" draw:enhanced-path="M 0 0 L 21600 0 21600 21600 0 21600 0 0 Z N"/></draw:custom-shape><draw:custom-shape draw:style-name="gr16" draw:text-style-name="P853" svg:width="1.001cm" svg:height="1.001cm" svg:x="10.993cm" svg:y="7.321cm"><text:p text:style-name="P852"><text:span text:style-name="T2086">p</text:span><text:span text:style-name="T2087">1</text:span></text:p><draw:enhanced-geometry svg:viewBox="0 0 21600 21600" draw:type="rectangle" draw:enhanced-path="M 0 0 L 21600 0 21600 21600 0 21600 0 0 Z N"/></draw:custom-shape></draw:g><draw:custom-shape draw:style-name="gr155" draw:text-style-name="P885" xml:id="id158" draw:id="id158" svg:width="3.001cm" svg:height="1.5cm" svg:x="5.992cm" svg:y="7.072cm"><draw:glue-point draw:id="4" svg:x="0cm" svg:y="-5cm"/><draw:glue-point draw:id="5" svg:x="-5cm" svg:y="-0.333cm"/><draw:glue-point draw:id="6" svg:x="5cm" svg:y="-0.333cm"/><draw:glue-point draw:id="7" svg:x="-1.666cm" svg:y="-5cm"/><draw:glue-point draw:id="8" svg:x="1.666cm" svg:y="-5cm"/><text:p text:style-name="P852"><text:span text:style-name="T2130">decryptKey</text:span></text:p><draw:enhanced-geometry svg:viewBox="0 0 21600 21600" draw:type="rectangle" draw:enhanced-path="M 0 0 L 21600 0 21600 21600 0 21600 0 0 Z N"/></draw:custom-shape><draw:connector draw:style-name="gr52" draw:text-style-name="P853" svg:x1="6.793cm" svg:y1="5.97cm" svg:x2="6.992cm" svg:y2="7.072cm" draw:start-shape="id157" draw:start-glue-point="4" draw:end-shape="id158" draw:end-glue-point="7" svg:d="M6793 5970v552h199v550" svg:viewBox="0 0 201 1104"><text:p/></draw:connector><draw:connector draw:style-name="gr4" draw:text-style-name="P853" svg:x1="4.992cm" svg:y1="7.77cm" svg:x2="5.992cm" svg:y2="7.772cm" draw:start-shape="id159" draw:start-glue-point="4" draw:end-shape="id158" draw:end-glue-point="5" svg:d="M4992 7770h499v2h501" svg:viewBox="0 0 1002 4"><text:p/></draw:connector><draw:connector draw:style-name="gr52" draw:text-style-name="P853" svg:x1="8.991cm" svg:y1="7.772cm" svg:x2="9.992cm" svg:y2="7.77cm" draw:start-shape="id158" draw:start-glue-point="6" draw:end-shape="id160" draw:end-glue-point="4" svg:d="M8991 7772h500v-2h501" svg:viewBox="0 0 1004 4"><text:p/></draw:connector><draw:connector draw:style-name="gr4" draw:text-style-name="P853" svg:x1="9.691cm" svg:y1="5.971cm" svg:x2="7.99cm" svg:y2="7.071cm" draw:start-shape="id161" draw:start-glue-point="2" draw:end-shape="id158" draw:end-glue-point="8" svg:d="M9691 5971v550h-1701v550" svg:viewBox="0 0 1702 1102"><text:p/></draw:connector><draw:custom-shape draw:style-name="gr155" draw:text-style-name="P853" xml:id="id163" draw:id="id163" svg:width="3.001cm" svg:height="1.5cm" svg:x="5.992cm" svg:y="2.572cm"><draw:glue-point draw:id="4" svg:x="0cm" svg:y="-5cm"/><draw:glue-point draw:id="5" svg:x="0cm" svg:y="5cm"/><draw:glue-point draw:id="6" svg:x="1.666cm" svg:y="-5cm"/><draw:glue-point draw:id="7" svg:x="-1.666cm" svg:y="-5cm"/><text:p text:style-name="P852"><text:span text:style-name="T2082">Reversed Generator</text:span></text:p><text:p text:style-name="P852"><text:span text:style-name="T2082">(i</text:span><text:span text:style-name="T2087">A</text:span><text:span text:style-name="T2082">,i</text:span><text:span text:style-name="T2087">B</text:span><text:span text:style-name="T2082">) = (0,0)</text:span></text:p><draw:enhanced-geometry svg:viewBox="0 0 21600 21600" draw:type="rectangle" draw:enhanced-path="M 0 0 L 21600 0 21600 21600 0 21600 0 0 Z N"/></draw:custom-shape><draw:g draw:style-name="gr2" xml:id="id162" draw:id="id162"><draw:glue-point draw:id="4" svg:x="0cm" svg:y="5cm"/><draw:custom-shape draw:style-name="gr16" draw:text-style-name="P853" svg:width="1.001cm" svg:height="1.001cm" svg:x="9.192cm" svg:y="0.572cm"><text:p text:style-name="P852"><text:span text:style-name="T2086">k</text:span><text:span text:style-name="T2087">4</text:span></text:p><draw:enhanced-geometry svg:viewBox="0 0 21600 21600" draw:type="rectangle" draw:enhanced-path="M 0 0 L 21600 0 21600 21600 0 21600 0 0 Z N"/></draw:custom-shape><draw:custom-shape draw:style-name="gr16" draw:text-style-name="P853" svg:width="1.001cm" svg:height="1.001cm" svg:x="8.192cm" svg:y="0.572cm"><text:p text:style-name="P852"><text:span text:style-name="T2086">k</text:span><text:span text:style-name="T2087">3</text:span></text:p><draw:enhanced-geometry svg:viewBox="0 0 21600 21600" draw:type="rectangle" draw:enhanced-path="M 0 0 L 21600 0 21600 21600 0 21600 0 0 Z N"/></draw:custom-shape><draw:custom-shape draw:style-name="gr29" draw:text-style-name="P853" svg:width="0.999cm" svg:height="1.001cm" svg:x="7.193cm" svg:y="0.572cm"><text:p text:style-name="P852"><text:span text:style-name="T2086">k</text:span><text:span text:style-name="T2087">2</text:span></text:p><draw:enhanced-geometry svg:viewBox="0 0 21600 21600" draw:type="rectangle" draw:enhanced-path="M 0 0 L 21600 0 21600 21600 0 21600 0 0 Z N"/></draw:custom-shape></draw:g><draw:g draw:style-name="gr2" xml:id="id164" draw:id="id164"><draw:glue-point draw:id="4" svg:x="0cm" svg:y="5cm"/><draw:custom-shape draw:style-name="gr16" draw:text-style-name="P854" svg:width="1.001cm" svg:height="1.001cm" svg:x="4.793cm" svg:y="0.572cm"><text:p text:style-name="P852"><text:span text:style-name="T2086">k</text:span><text:span text:style-name="T2087">0</text:span></text:p><draw:enhanced-geometry svg:viewBox="0 0 21600 21600" draw:type="rectangle" draw:enhanced-path="M 0 0 L 21600 0 21600 21600 0 21600 0 0 Z N"/></draw:custom-shape><draw:custom-shape draw:style-name="gr16" draw:text-style-name="P853" svg:width="1.001cm" svg:height="1.001cm" svg:x="5.793cm" svg:y="0.572cm"><text:p text:style-name="P852"><text:span text:style-name="T2086">k</text:span><text:span text:style-name="T2087">1</text:span></text:p><draw:enhanced-geometry svg:viewBox="0 0 21600 21600" draw:type="rectangle" draw:enhanced-path="M 0 0 L 21600 0 21600 21600 0 21600 0 0 Z N"/></draw:custom-shape></draw:g><draw:connector draw:style-name="gr52" draw:text-style-name="P853" svg:x1="8.692cm" svg:y1="1.57cm" svg:x2="7.99cm" svg:y2="2.572cm" draw:start-shape="id162" draw:start-glue-point="4" draw:end-shape="id163" draw:end-glue-point="6" svg:d="M8692 1570v501h-702v501" svg:viewBox="0 0 704 1004"><text:p/></draw:connector><draw:connector draw:style-name="gr156" draw:text-style-name="P853" svg:x1="7.491cm" svg:y1="4.072cm" svg:x2="6.793cm" svg:y2="4.972cm" draw:start-shape="id163" draw:start-glue-point="5" draw:end-shape="id157" draw:end-glue-point="5" svg:d="M7491 4072v450h-698v450" svg:viewBox="0 0 700 901"><text:p/></draw:connector><draw:connector draw:style-name="gr156" draw:text-style-name="P853" svg:x1="7.491cm" svg:y1="4.072cm" svg:x2="9.691cm" svg:y2="4.972cm" draw:start-shape="id163" draw:start-glue-point="5" draw:end-shape="id161" draw:end-glue-point="4" svg:d="M7491 4072v450h2200v450" svg:viewBox="0 0 2201 901"><text:p/></draw:connector><draw:connector draw:style-name="gr52" draw:text-style-name="P853" svg:x1="6.992cm" svg:y1="2.572cm" svg:x2="5.793cm" svg:y2="1.57cm" draw:start-shape="id163" draw:start-glue-point="7" draw:end-shape="id164" draw:end-glue-point="4" svg:d="M6992 2572v-501h-1199v-501" svg:viewBox="0 0 1201 1004"><text:p/></draw:connector></draw:g></text:p></draw:text-box></draw:frame><text:span text:style-name="T614">Figure </text:span><text:span text:style-name="T614"><text:sequence text:ref-name="refFigure20" text:name="Figure" text:formula="ooow:Figure+1" style:num-format="1">21</text:sequence></text:span><text:span text:style-name="T614">: Player-Key</text:span><text:span text:style-name="T621"> Recovery by Exploit</text:span></text:p>
      <text:p text:style-name="P196"><text:span text:style-name="T900">The procedure to recover a player-key, either by brute force or through exploit, may result</text:span><text:span text:style-name="T903"> in</text:span><text:span text:style-name="T900"> </text:span><text:span text:style-name="T904">none, one or several</text:span><text:span text:style-name="T900"> </text:span><text:span text:style-name="T903">matching </text:span><text:span text:style-name="T900">player-keys.</text:span><text:span text:style-name="T717">↳</text:span><text:span text:style-name="T718"><text:bookmark-ref text:reference-format="number" text:ref-name="__RefHeading__14660_353829011">10.15</text:bookmark-ref></text:span><text:span text:style-name="T900"> </text:span></text:p>
      <text:p text:style-name="P210"><text:span text:style-name="T905">If the </text:span><text:span text:style-name="T942">decryptKey</text:span><text:span text:style-name="T943">-function</text:span><text:span text:style-name="T900"> </text:span><text:span text:style-name="T905">provides</text:span><text:span text:style-name="T900"> no keystream </text:span><text:span text:style-name="T905">then there is no player-key.</text:span></text:p>
      <text:p text:style-name="P212"><text:span text:style-name="T905">If the </text:span><text:span text:style-name="T942">decryptKey</text:span><text:span text:style-name="T943">-function</text:span><text:span text:style-name="T900"> </text:span><text:span text:style-name="T905">provides</text:span><text:span text:style-name="T900"> </text:span><text:span text:style-name="T905">one</text:span><text:span text:style-name="T900"> keystream </text:span><text:span text:style-name="T905">then there is </text:span><text:span text:style-name="T912">one set</text:span><text:span text:style-name="T908"> of player-keys. The set may contain </text:span><text:span text:style-name="T905">none, one or several player-keys.</text:span><text:span text:style-name="T717">↳</text:span><text:span text:style-name="T718"><text:bookmark-ref text:reference-format="number" text:ref-name="__RefHeading__18112_1031845421">8.8</text:bookmark-ref></text:span><text:span text:style-name="T905"> If there are several player-keys, they are all equivalent (since they produce the same keystream).</text:span></text:p>
      <text:p text:style-name="P210"><text:span text:style-name="T905">If the </text:span><text:span text:style-name="T942">decryptKey</text:span><text:span text:style-name="T943">-function</text:span><text:span text:style-name="T900"> </text:span><text:span text:style-name="T905">provides</text:span><text:span text:style-name="T900"> </text:span><text:span text:style-name="T905">several</text:span><text:span text:style-name="T900"> keystream </text:span><text:span text:style-name="T905">then there </text:span><text:span text:style-name="T907">are</text:span><text:span text:style-name="T905"> </text:span><text:span text:style-name="T911">several sets</text:span><text:span text:style-name="T905"> of player-keys. The player-keys within a set (if there are several) are all equivalent (since they produce the same keystream). </text:span></text:p>
      <text:p text:style-name="P211"><text:soft-page-break/><text:span text:style-name="T900">I</text:span><text:span text:style-name="T903">n case</text:span><text:span text:style-name="T900"> there </text:span><text:span text:style-name="T901">are</text:span><text:span text:style-name="T900"> </text:span><text:span text:style-name="T903">several </text:span><text:span text:style-name="T907">sets of </text:span><text:span text:style-name="T903">matching</text:span><text:span text:style-name="T900"> player-key</text:span><text:span text:style-name="T903">s</text:span><text:span text:style-name="T900">, </text:span><text:span text:style-name="T902">the genuine </text:span><text:span text:style-name="T905">set of </text:span><text:span text:style-name="T902">player-keys ha</text:span><text:span text:style-name="T905">s</text:span><text:span text:style-name="T902"> to be sorted out</text:span><text:span text:style-name="T907">. This can be done</text:span><text:span text:style-name="T906"> by analyzing </text:span><text:span text:style-name="T908">various</text:span><text:span text:style-name="T907"> </text:span><text:span text:style-name="T906">encrypted DVD-Videos</text:span><text:span text:style-name="T907">. </text:span><text:span text:style-name="T908">I</text:span><text:span text:style-name="T906">t appears</text:span><text:span text:style-name="T717">↳</text:span><text:span text:style-name="T717"><text:bookmark-ref text:reference-format="number" text:ref-name="__RefHeading__23446_1616708549">10.17</text:bookmark-ref></text:span><text:span text:style-name="T906"> there are 3</text:span><text:span text:style-name="T909">2</text:span><text:span text:style-name="T906"> genuine </text:span><text:span text:style-name="T907">sets of </text:span><text:span text:style-name="T906">player-keys.</text:span></text:p>
      <text:p text:style-name="P300"><text:span text:style-name="T1452">Note:</text:span><text:span text:style-name="T1453"> </text:span><text:span text:style-name="T926">Frank A. Stevenson</text:span><text:span text:style-name="T721"><text:bookmark-ref text:reference-format="number" text:ref-name="__RefHeading__13566_353829011">[2]</text:bookmark-ref></text:span><text:span text:style-name="T927"> writes</text:span><text:span text:style-name="T930"> in his paper</text:span><text:span text:style-name="T928">: </text:span><text:span text:style-name="T922">"Selecting the correct start state is not a problem, as this attack is used in situations where only the first five output bytes are of significance"</text:span><text:span text:style-name="T923">.</text:span><text:span text:style-name="T928"> </text:span><text:span text:style-name="T930">However, t</text:span><text:span text:style-name="T928">his is </text:span><text:span text:style-name="T927">only true if there is </text:span><text:span text:style-name="T930">just</text:span><text:span text:style-name="T927"> one </text:span><text:span text:style-name="T930">matching </text:span><text:span text:style-name="T927">keystream. </text:span><text:span text:style-name="T930">I</text:span><text:span text:style-name="T929">n </text:span><text:span text:style-name="T931">his</text:span><text:span text:style-name="T929"> e</text:span><text:span text:style-name="T930">-m</text:span><text:span text:style-name="T929">ail </text:span><text:span text:style-name="T930">(</text:span><text:span text:style-name="T929">28 </text:span><text:span text:style-name="T930">Oct</text:span><text:span text:style-name="T929"> 1999</text:span><text:span text:style-name="T930">)</text:span><text:span text:style-name="T929"> he writes </text:span><text:span text:style-name="T930">correctly</text:span><text:span text:style-name="T929">: </text:span><text:span text:style-name="T923">"</text:span><text:span text:style-name="T924">[collisions</text:span><text:span text:style-name="T922"> </text:span><text:span text:style-name="T924">are] </text:span><text:span text:style-name="T922">a concern when searching for </text:span><text:span text:style-name="T925">p</text:span><text:span text:style-name="T922">layer</text:span><text:span text:style-name="T925">-</text:span><text:span text:style-name="T922">keys, as</text:span><text:span text:style-name="T924"> </text:span><text:span text:style-name="T922">they have to be elimin</text:span><text:span text:style-name="T923">a</text:span><text:span text:style-name="T922">ted by checking agains</text:span><text:span text:style-name="T923">t</text:span><text:span text:style-name="T922"> other discs</text:span><text:span text:style-name="T923">"</text:span><text:span text:style-name="T930">.</text:span></text:p>
      <text:h text:style-name="P829" text:outline-level="2"><text:bookmark-start text:name="__RefHeading__18550_1138896406"/><text:span text:style-name="T946">T</text:span><text:span text:style-name="T945">itle-Keys</text:span><text:bookmark-end text:name="__RefHeading__18550_1138896406"/></text:h>
      <text:p text:style-name="P85">The decryption of <text:span text:style-name="T1537">the feature</text:span> is defined as:<text:span text:style-name="T1924"> </text:span><text:span text:style-name="T83">( </text:span><text:span text:style-name="T173">k </text:span><text:span text:style-name="T180">,</text:span><text:span text:style-name="T173"> </text:span><text:span text:style-name="T181">z</text:span><text:span text:style-name="T173"> </text:span><text:span text:style-name="T180">,</text:span><text:span text:style-name="T173"> c </text:span><text:span text:style-name="T180">) </text:span><text:span text:style-name="T178">→</text:span><text:span text:style-name="T173"> p</text:span><text:span text:style-name="T186"> </text:span><text:span text:style-name="T717">↳</text:span><text:span text:style-name="T719"><text:bookmark-ref text:reference-format="number" text:ref-name="__RefHeading__3597_309438263">4.5</text:bookmark-ref></text:span><text:span text:style-name="T307">.</text:span><text:span text:style-name="T291"> </text:span><text:span text:style-name="T881">In order to recover a title-key </text:span><text:span text:style-name="T921">k</text:span><text:span text:style-name="T881">, it is necessary to predict</text:span><text:span text:style-name="T882"> </text:span><text:span text:style-name="T881">a </text:span><text:span text:style-name="T892">plain-text</text:span><text:span text:style-name="T881"> </text:span><text:span text:style-name="T880">snippet</text:span><text:span text:style-name="T881"> of the feature </text:span><text:span text:style-name="T921">c</text:span><text:span text:style-name="T881">. </text:span><text:span text:style-name="T880">With such a snippet, the keystream correlation exploit</text:span><text:span text:style-name="T717">↳</text:span><text:span text:style-name="T720"><text:bookmark-ref text:reference-format="number" text:ref-name="__RefHeading__5031_807995423">6.6</text:bookmark-ref></text:span><text:span text:style-name="T880"> enables the recovery of a title-key</text:span><text:span text:style-name="T1080"> </text:span><text:span text:style-name="T880">within a fraction of a second</text:span><text:span text:style-name="T893">.</text:span><text:span text:style-name="T717">↳</text:span><text:span text:style-name="T717"><text:bookmark-ref text:reference-format="number" text:ref-name="__RefHeading__24324_1268296501">10.22</text:bookmark-ref></text:span><text:span text:style-name="T880"> </text:span><text:span text:style-name="T881">Though, feature prediction may be expensive or </text:span><text:span text:style-name="T882">may </text:span><text:span text:style-name="T881">even fail.</text:span></text:p>
      <text:p text:style-name="P72"><text:span text:style-name="T876">The </text:span><text:span text:style-name="T886">exploit</text:span><text:span text:style-name="T876"> is a 4-step operation:</text:span></text:p>
      <text:list xml:id="list182357121474378" text:continue-list="list1379771854930529473" text:style-name="Numbering_20_2">
        <text:list-item text:start-value="1">
          <text:p text:style-name="P754">Predict a <text:span text:style-name="T1687">plain-text</text:span> <text:span text:style-name="T1687">feature </text:span>snippet<text:span text:style-name="T1924">.</text:span><text:span text:style-name="T706">↳</text:span><text:span text:style-name="T802"><text:bookmark-ref text:reference-format="number" text:ref-name="__RefHeading__16514_353829011">6.9</text:bookmark-ref></text:span></text:p>
        </text:list-item>
        <text:list-item>
          <text:p text:style-name="P755"><text:span text:style-name="T1983">Derive</text:span> the keystream <text:span text:style-name="T106">s</text:span><text:span text:style-name="T1924"> from the </text:span>predicted <text:span text:style-name="T1924">plain-text</text:span> <text:span text:style-name="T1983">DVD-Pack </text:span>snippet<text:span text:style-name="T1924"> </text:span><text:span text:style-name="T106">p</text:span><text:span text:style-name="T243"> and </text:span><text:span text:style-name="T1924">the</text:span> <text:span text:style-name="T1989">corresponding </text:span>en<text:span text:style-name="T1989">­</text:span>crypted <text:span text:style-name="T1983">DVD-Pack snippet </text:span><text:span text:style-name="T106">c</text:span>: <text:span text:style-name="T607">s</text:span><text:span text:style-name="T401">i</text:span><text:span text:style-name="T608"> := </text:span><text:span text:style-name="T607">p</text:span><text:span text:style-name="T401">i</text:span><text:span text:style-name="T608"> </text:span><text:span text:style-name="T3">Å</text:span><text:span text:style-name="T608"> [ c</text:span><text:span text:style-name="T401">i</text:span><text:span text:style-name="T608"> ]</text:span><text:span text:style-name="T544"> </text:span><text:span text:style-name="T772">↳</text:span><text:span text:style-name="T774"><text:bookmark-ref text:reference-format="number" text:ref-name="__RefHeading__3597_309438263">4.5</text:bookmark-ref></text:span></text:p>
        </text:list-item>
        <text:list-item>
          <text:p text:style-name="P756"><text:span text:style-name="T1687">Single out the generator's start state for the keystream </text:span><text:span text:style-name="T107">s</text:span><text:span text:style-name="T1687">.</text:span><text:span text:style-name="T773">↳</text:span><text:span text:style-name="T803"> </text:span><text:span text:style-name="T803"><text:bookmark-ref text:reference-format="number" text:ref-name="__RefHeading__5031_807995423">6.6</text:bookmark-ref></text:span><text:span text:style-name="T803">,</text:span><text:span text:style-name="T760"><text:bookmark-ref text:reference-format="number" text:ref-name="__RefHeading__25756_1989897726">6.7</text:bookmark-ref></text:span><text:span text:style-name="T761">,</text:span><text:span text:style-name="T761"><text:bookmark-ref text:reference-format="number" text:ref-name="__RefHeading__9002_807995423">6.8</text:bookmark-ref></text:span></text:p>
        </text:list-item>
        <text:list-item>
          <text:p text:style-name="P735"><text:span text:style-name="T891">XOR t</text:span><text:span text:style-name="T881">he </text:span><text:span text:style-name="T888">start</text:span><text:span text:style-name="T881"> state's seed </text:span><text:span text:style-name="T888">with the</text:span><text:span text:style-name="T881"> salt</text:span><text:span text:style-name="T891">. The </text:span><text:span text:style-name="T881">result </text:span><text:span text:style-name="T891">is a</text:span><text:span text:style-name="T881"> matching title-key</text:span><text:span text:style-name="T891">.</text:span><text:span text:style-name="T776">↳</text:span><text:span text:style-name="T777"><text:bookmark-ref text:reference-format="number" text:ref-name="__RefHeading__11628_2075100171">2.10</text:bookmark-ref></text:span></text:p>
        </text:list-item>
      </text:list>
      <text:p text:style-name="P200"><text:span text:style-name="T1267">Notes</text:span><text:span text:style-name="T1581">:</text:span></text:p>
      <text:list xml:id="list182357854583935" text:continue-list="list182357121474378" text:style-name="List_20_2">
        <text:list-item text:start-value="1">
          <text:p text:style-name="P736">There are mainly two reasons for a missing title-key. First, a drive may deny access to the encrypted title-keys if the region<text:span text:style-name="T1582">-</text:span>code<text:span text:style-name="T1582">s</text:span> of DVD<text:span text:style-name="T1924">-Video</text:span> and drive do not match.<text:span text:style-name="T776">↳</text:span><text:span text:style-name="T775"><text:bookmark-ref text:reference-format="number" text:ref-name="__RefHeading__3591_309438263">3.4</text:bookmark-ref></text:span> Second, only a copy <text:span text:style-name="T1582">(backup) </text:span>of the <text:span text:style-name="T1924">encrypted feature</text:span> is ava<text:span text:style-name="T1924">i</text:span>lable, which includes neither a disc-key nor title-keys.<text:span text:style-name="T776">↳</text:span><text:span text:style-name="T776"><text:bookmark-ref text:reference-format="number" text:ref-name="__RefHeading__30977_843865429">5</text:bookmark-ref></text:span></text:p>
        </text:list-item>
        <text:list-item>
          <text:p text:style-name="P746"><text:span text:style-name="T583">Depending on the quality of the feature prediction, even a brute-force attack </text:span><text:span text:style-name="T585">might</text:span><text:span text:style-name="T584"> be</text:span><text:span text:style-name="T583"> feasible.</text:span><text:span text:style-name="T584"> </text:span></text:p>
        </text:list-item>
      </text:list>
      <text:h text:style-name="P831" text:outline-level="2"><text:bookmark-start text:name="__RefHeading__17153_149943340"/><text:span text:style-name="T1548">Disc-Key </text:span>Exploit<text:bookmark-end text:name="__RefHeading__17153_149943340"/></text:h>
      <text:p text:style-name="P213"><text:span text:style-name="T1548">The exploit to recover a disc-key </text:span><text:span text:style-name="T109">k</text:span><text:span text:style-name="T1548"> at a complexity of 2</text:span><text:span text:style-name="T765">25</text:span><text:span text:style-name="T1548"> from its hash-value</text:span><text:span text:style-name="T778">↳</text:span><text:span text:style-name="T778"><text:bookmark-ref text:reference-format="number" text:ref-name="__RefHeading__6145_309438263">2.4</text:bookmark-ref></text:span><text:span text:style-name="T1548"> </text:span><text:span text:style-name="T109">c</text:span><text:span text:style-name="T1548"> was presented by</text:span><text:span text:style-name="T192"> Frank A. Stevenson.</text:span><text:span text:style-name="T751"><text:bookmark-ref text:reference-format="number" text:ref-name="__RefHeading__14308_149943340">[2]</text:bookmark-ref></text:span></text:p>
      <text:p text:style-name="P213"><text:span text:style-name="T961">Step 1: </text:span>For all 2<text:span text:style-name="T706">24</text:span> 3-byte <text:span text:style-name="T1545">tuples</text:span> <text:span text:style-name="T51">(</text:span><text:span text:style-name="T95"> </text:span><text:span text:style-name="T63">k</text:span><text:span text:style-name="T419">0</text:span><text:span text:style-name="T62">,</text:span><text:span text:style-name="T95"> </text:span><text:span text:style-name="T51">t</text:span><text:span text:style-name="T419">0</text:span><text:span text:style-name="T51">,</text:span><text:span text:style-name="T95"> </text:span><text:span text:style-name="T51">t</text:span><text:span text:style-name="T419">1</text:span><text:span text:style-name="T95"> )</text:span> the values <text:span text:style-name="T51">(</text:span><text:span text:style-name="T96"> </text:span><text:span text:style-name="T63">k</text:span><text:span text:style-name="T419">1</text:span><text:span text:style-name="T62">,</text:span><text:span text:style-name="T96"> </text:span><text:span text:style-name="T51">s</text:span><text:span text:style-name="T419">0</text:span><text:span text:style-name="T51">,</text:span><text:span text:style-name="T96"> </text:span><text:span text:style-name="T51">s</text:span><text:span text:style-name="T419">1</text:span><text:span text:style-name="T51">,</text:span><text:span text:style-name="T96"> </text:span><text:span text:style-name="T51">s</text:span><text:span text:style-name="T419">4</text:span><text:span text:style-name="T51">,</text:span><text:span text:style-name="T96"> </text:span><text:span text:style-name="T51">t</text:span><text:span text:style-name="T419">4</text:span><text:span text:style-name="T96"> )</text:span> are calculated<text:span text:style-name="T1673">. This is done by trans­for­mation of the equations of the </text:span><text:span text:style-name="T1840">decryptKey</text:span><text:span text:style-name="T1731">-function</text:span><text:span text:style-name="T778">↳</text:span><text:span text:style-name="T779"><text:bookmark-ref text:reference-format="number" text:ref-name="__RefHeading__1446_249676230">4.3</text:bookmark-ref></text:span><text:span text:style-name="T1545">.</text:span></text:p>
      <text:p text:style-name="P329"><draw:frame draw:style-name="fr8" draw:name="Frame8" text:anchor-type="paragraph" svg:x="0.002cm" svg:y="-0.162cm" svg:width="17.274cm" draw:z-index="12"><draw:text-box fo:min-height="6.449cm"><text:p text:style-name="P462"><draw:frame draw:style-name="fr9" draw:name="Frame14" text:anchor-type="paragraph" svg:x="-0.019cm" svg:y="1.291cm" svg:width="4.911cm" svg:height="3.403cm" draw:z-index="13"><draw:text-box><table:table table:name="Table1" table:style-name="Table1"><table:table-column table:style-name="Table1.A"/><table:table-column table:style-name="Table1.B"/><table:table-row><table:table-cell table:style-name="Table1.A1" office:value-type="string"><text:p text:style-name="P99">s<text:span text:style-name="T4">0</text:span> = <text:span text:style-name="T1546">k</text:span><text:span text:style-name="T4">0</text:span><text:span text:style-name="T10"> ⊕ </text:span>[ t<text:span text:style-name="T4">0 </text:span>]</text:p></table:table-cell><table:table-cell table:style-name="Table1.B1" office:value-type="string"><text:p text:style-name="P100">(eqn. 10)</text:p></table:table-cell></table:table-row><table:table-row><table:table-cell table:style-name="Table1.A1" office:value-type="string"><text:p text:style-name="P99">t<text:span text:style-name="T4">4</text:span> = s<text:span text:style-name="T4">0</text:span> <text:span text:style-name="T10">⊕</text:span> [ c<text:span text:style-name="T4">0 </text:span>] <text:span text:style-name="T10">⊕</text:span> t<text:span text:style-name="T4">0</text:span></text:p></table:table-cell><table:table-cell table:style-name="Table1.B1" office:value-type="string"><text:p text:style-name="P100">(eqn. 5)</text:p></table:table-cell></table:table-row><table:table-row><table:table-cell table:style-name="Table1.A1" office:value-type="string"><text:p text:style-name="P99">s<text:span text:style-name="T4">4</text:span> = t<text:span text:style-name="T4">4</text:span> <text:span text:style-name="T10">⊕</text:span> [ c<text:span text:style-name="T4">4 </text:span>] <text:span text:style-name="T10">⊕</text:span> c<text:span text:style-name="T4">3</text:span></text:p></table:table-cell><table:table-cell table:style-name="Table1.B1" office:value-type="string"><text:p text:style-name="P100">(eqn. 1)</text:p></table:table-cell></table:table-row><table:table-row><table:table-cell table:style-name="Table1.A1" office:value-type="string"><text:p text:style-name="P99">s<text:span text:style-name="T4">1</text:span> = t<text:span text:style-name="T4">1</text:span> <text:span text:style-name="T10">⊕</text:span> [ c<text:span text:style-name="T4">1 </text:span>] <text:span text:style-name="T10">⊕</text:span> c<text:span text:style-name="T4">0</text:span></text:p></table:table-cell><table:table-cell table:style-name="Table1.B1" office:value-type="string"><text:p text:style-name="P100">(eqn. 4)</text:p></table:table-cell></table:table-row><table:table-row><table:table-cell table:style-name="Table1.A1" office:value-type="string"><text:p text:style-name="P99"><text:span text:style-name="T1546">k</text:span><text:span text:style-name="T4">1</text:span> = s<text:span text:style-name="T4">1</text:span> <text:span text:style-name="T10">⊕</text:span> [ t<text:span text:style-name="T4">1 </text:span>] <text:span text:style-name="T10">⊕</text:span> t<text:span text:style-name="T4">0</text:span></text:p></table:table-cell><table:table-cell table:style-name="Table1.B1" office:value-type="string"><text:p text:style-name="P100">(eqn. 9)</text:p></table:table-cell></table:table-row></table:table></draw:text-box></draw:frame><draw:g text:anchor-type="paragraph" draw:z-index="17" draw:style-name="gr1"><draw:custom-shape draw:style-name="gr47" draw:text-style-name="P868" svg:width="1.001cm" svg:height="1.004cm" svg:x="9.266cm" svg:y="0.445cm"><text:p text:style-name="P852"><text:span text:style-name="T2103">s</text:span><text:span text:style-name="T2105">0</text:span></text:p><draw:enhanced-geometry svg:viewBox="0 0 21600 21600" draw:type="rectangle" draw:enhanced-path="M 0 0 L 21600 0 21600 21600 0 21600 0 0 Z N"/></draw:custom-shape><draw:custom-shape draw:style-name="gr12" draw:text-style-name="P869" svg:width="1.003cm" svg:height="1.004cm" svg:x="13.266cm" svg:y="0.445cm"><text:p text:style-name="P852"><text:span text:style-name="T2106">s</text:span><text:span text:style-name="T2107">4</text:span></text:p><draw:enhanced-geometry svg:viewBox="0 0 21600 21600" draw:type="rectangle" draw:enhanced-path="M 0 0 L 21600 0 21600 21600 0 21600 0 0 Z N"/></draw:custom-shape><draw:custom-shape draw:style-name="gr48" draw:text-style-name="P859" svg:width="1.003cm" svg:height="1.004cm" svg:x="12.266cm" svg:y="0.445cm"><text:p/><draw:enhanced-geometry svg:viewBox="0 0 21600 21600" draw:type="rectangle" draw:enhanced-path="M 0 0 L 21600 0 21600 21600 0 21600 0 0 Z N"/></draw:custom-shape><draw:custom-shape draw:style-name="gr49" draw:text-style-name="P859" svg:width="1.001cm" svg:height="1.004cm" svg:x="11.266cm" svg:y="0.445cm"><text:p/><draw:enhanced-geometry svg:viewBox="0 0 21600 21600" draw:type="rectangle" draw:enhanced-path="M 0 0 L 21600 0 21600 21600 0 21600 0 0 Z N"/></draw:custom-shape><draw:custom-shape draw:style-name="gr47" draw:text-style-name="P870" svg:width="1.001cm" svg:height="1.004cm" svg:x="10.266cm" svg:y="0.445cm"><text:p text:style-name="P852"><text:span text:style-name="T2103">s</text:span><text:span text:style-name="T2105">1</text:span></text:p><draw:enhanced-geometry svg:viewBox="0 0 21600 21600" draw:type="rectangle" draw:enhanced-path="M 0 0 L 21600 0 21600 21600 0 21600 0 0 Z N"/></draw:custom-shape><draw:custom-shape draw:style-name="gr14" draw:text-style-name="P868" svg:width="1.004cm" svg:height="1.001cm" svg:x="5.267cm" svg:y="2.796cm"><text:p text:style-name="P852"><text:span text:style-name="T2108">c</text:span><text:span text:style-name="T2105">0</text:span></text:p><draw:enhanced-geometry svg:viewBox="0 0 21600 21600" draw:type="rectangle" draw:enhanced-path="M 0 0 L 21600 0 21600 21600 0 21600 0 0 Z N"/></draw:custom-shape><draw:custom-shape draw:style-name="gr15" draw:text-style-name="P870" svg:width="1.003cm" svg:height="1.001cm" svg:x="8.267cm" svg:y="2.796cm"><text:p text:style-name="P852"><text:span text:style-name="T2108">c</text:span><text:span text:style-name="T2105">4</text:span></text:p><draw:enhanced-geometry svg:viewBox="0 0 21600 21600" draw:type="rectangle" draw:enhanced-path="M 0 0 L 21600 0 21600 21600 0 21600 0 0 Z N"/></draw:custom-shape><draw:custom-shape draw:style-name="gr14" draw:text-style-name="P870" svg:width="1.004cm" svg:height="1.001cm" svg:x="6.267cm" svg:y="2.796cm"><text:p text:style-name="P852"><text:span text:style-name="T2108">c</text:span><text:span text:style-name="T2105">1</text:span></text:p><draw:enhanced-geometry svg:viewBox="0 0 21600 21600" draw:type="rectangle" draw:enhanced-path="M 0 0 L 21600 0 21600 21600 0 21600 0 0 Z N"/></draw:custom-shape><draw:custom-shape draw:style-name="gr14" draw:text-style-name="P871" xml:id="id41" draw:id="id41" svg:width="1.004cm" svg:height="1.001cm" svg:x="14.266cm" svg:y="2.796cm"><text:p text:style-name="P852"><text:span text:style-name="T2109">k</text:span><text:span text:style-name="T2110">0</text:span></text:p><draw:enhanced-geometry svg:viewBox="0 0 21600 21600" draw:type="rectangle" draw:enhanced-path="M 0 0 L 21600 0 21600 21600 0 21600 0 0 Z N"/></draw:custom-shape><draw:custom-shape draw:style-name="gr50" draw:text-style-name="P859" svg:width="1.004cm" svg:height="1.001cm" svg:x="16.268cm" svg:y="2.796cm"><text:p/><draw:enhanced-geometry svg:viewBox="0 0 21600 21600" draw:type="rectangle" draw:enhanced-path="M 0 0 L 21600 0 21600 21600 0 21600 0 0 Z N"/></draw:custom-shape><draw:custom-shape draw:style-name="gr16" draw:text-style-name="P870" xml:id="id42" draw:id="id42" svg:width="1.001cm" svg:height="1.001cm" svg:x="15.266cm" svg:y="2.796cm"><text:p text:style-name="P852"><text:span text:style-name="T2108">k</text:span><text:span text:style-name="T2105">1</text:span></text:p><draw:enhanced-geometry svg:viewBox="0 0 21600 21600" draw:type="rectangle" draw:enhanced-path="M 0 0 L 21600 0 21600 21600 0 21600 0 0 Z N"/></draw:custom-shape><draw:custom-shape draw:style-name="gr51" draw:text-style-name="P872" xml:id="id40" draw:id="id40" svg:width="3.001cm" svg:height="1.505cm" svg:x="10.266cm" svg:y="2.544cm"><draw:glue-point draw:id="4" svg:x="0cm" svg:y="-5cm"/><draw:glue-point draw:id="5" svg:x="-5cm" svg:y="-0.333cm"/><draw:glue-point draw:id="6" svg:x="5cm" svg:y="-0.333cm"/><draw:glue-point draw:id="7" svg:x="5cm" svg:y="-2.333cm"/><draw:glue-point draw:id="8" svg:x="5cm" svg:y="2.333cm"/><draw:glue-point draw:id="9" svg:x="-2.333cm" svg:y="5cm"/><draw:glue-point draw:id="10" svg:x="2.333cm" svg:y="5cm"/><draw:glue-point draw:id="11" svg:x="0cm" svg:y="5cm"/><text:p text:style-name="P852"><text:span text:style-name="T2111">decryptKey</text:span></text:p><draw:enhanced-geometry svg:viewBox="0 0 21600 21600" draw:type="rectangle" draw:enhanced-path="M 0 0 L 21600 0 21600 21600 0 21600 0 0 Z N"/></draw:custom-shape><draw:connector draw:style-name="gr52" draw:text-style-name="P859" svg:x1="11.767cm" svg:y1="1.445cm" svg:x2="11.765cm" svg:y2="2.544cm" draw:end-shape="id40" svg:d="M11767 1445v294h-2v805" svg:viewBox="0 0 4 1101"><text:p/></draw:connector><draw:connector draw:style-name="gr4" draw:text-style-name="P859" svg:x1="9.266cm" svg:y1="3.244cm" svg:x2="10.266cm" svg:y2="3.246cm" draw:end-shape="id40" draw:end-glue-point="5" svg:d="M9266 3244h245v2h755" svg:viewBox="0 0 1002 4"><text:p/></draw:connector><draw:g draw:style-name="gr2" xml:id="id43" draw:id="id43"><draw:glue-point draw:id="4" svg:x="-4cm" svg:y="-5cm"/><draw:glue-point draw:id="5" svg:x="-2cm" svg:y="-5cm"/><draw:glue-point draw:id="6" svg:x="4cm" svg:y="-5cm"/><draw:glue-point draw:id="7" svg:x="-3cm" svg:y="-5cm"/><draw:custom-shape draw:style-name="gr53" draw:text-style-name="P871" svg:width="1.001cm" svg:height="0.999cm" svg:x="9.266cm" svg:y="5.045cm"><text:p text:style-name="P852"><text:span text:style-name="T2109">t</text:span><text:span text:style-name="T2110">0</text:span></text:p><draw:enhanced-geometry svg:viewBox="0 0 21600 21600" draw:type="rectangle" draw:enhanced-path="M 0 0 L 21600 0 21600 21600 0 21600 0 0 Z N"/></draw:custom-shape><draw:custom-shape draw:style-name="gr54" draw:text-style-name="P870" svg:width="1.003cm" svg:height="0.999cm" svg:x="13.266cm" svg:y="5.045cm"><text:p text:style-name="P852"><text:span text:style-name="T2108">t</text:span><text:span text:style-name="T2105">4</text:span></text:p><draw:enhanced-geometry svg:viewBox="0 0 21600 21600" draw:type="rectangle" draw:enhanced-path="M 0 0 L 21600 0 21600 21600 0 21600 0 0 Z N"/></draw:custom-shape><draw:custom-shape draw:style-name="gr55" draw:text-style-name="P859" svg:width="1.003cm" svg:height="0.999cm" svg:x="12.266cm" svg:y="5.045cm"><text:p/><draw:enhanced-geometry svg:viewBox="0 0 21600 21600" draw:type="rectangle" draw:enhanced-path="M 0 0 L 21600 0 21600 21600 0 21600 0 0 Z N"/></draw:custom-shape><draw:custom-shape draw:style-name="gr56" draw:text-style-name="P859" svg:width="1.001cm" svg:height="0.999cm" svg:x="11.266cm" svg:y="5.045cm"><text:p/><draw:enhanced-geometry svg:viewBox="0 0 21600 21600" draw:type="rectangle" draw:enhanced-path="M 0 0 L 21600 0 21600 21600 0 21600 0 0 Z N"/></draw:custom-shape><draw:custom-shape draw:style-name="gr53" draw:text-style-name="P873" svg:width="1.001cm" svg:height="0.999cm" svg:x="10.266cm" svg:y="5.045cm"><text:p text:style-name="P852"><text:span text:style-name="T2109">t</text:span><text:span text:style-name="T2110">1</text:span></text:p><draw:enhanced-geometry svg:viewBox="0 0 21600 21600" draw:type="rectangle" draw:enhanced-path="M 0 0 L 21600 0 21600 21600 0 21600 0 0 Z N"/></draw:custom-shape></draw:g><draw:connector draw:style-name="gr57" draw:text-style-name="P863" svg:x1="13.264cm" svg:y1="2.944cm" svg:x2="14.767cm" svg:y2="2.796cm" draw:start-shape="id40" draw:start-glue-point="7" draw:end-shape="id41" draw:end-glue-point="0" svg:d="M13264 2944h501v-321h1002v173" svg:viewBox="0 0 1505 323"><text:p/></draw:connector><draw:connector draw:style-name="gr58" draw:text-style-name="P863" svg:x1="15.766cm" svg:y1="3.796cm" svg:x2="13.264cm" svg:y2="3.646cm" draw:start-shape="id42" draw:start-glue-point="2" draw:end-shape="id40" draw:end-glue-point="8" svg:d="M15766 3796v169h-1662v-319h-840" svg:viewBox="0 0 2503 321"><text:p/></draw:connector><draw:connector draw:style-name="gr4" draw:text-style-name="P859" svg:x1="10.268cm" svg:y1="5.046cm" svg:x2="11.067cm" svg:y2="4.047cm" draw:start-shape="id43" draw:start-glue-point="7" draw:end-shape="id40" draw:end-glue-point="9" svg:d="M10268 5046v-499h799v-500" svg:viewBox="0 0 801 1000"><text:p/></draw:connector><draw:connector draw:style-name="gr4" draw:text-style-name="P859" svg:x1="12.464cm" svg:y1="4.047cm" svg:x2="13.767cm" svg:y2="5.046cm" draw:start-shape="id40" draw:start-glue-point="10" draw:end-shape="id43" draw:end-glue-point="6" svg:d="M12464 4047v500h1303v499" svg:viewBox="0 0 1305 1000"><text:p/></draw:connector><draw:custom-shape draw:style-name="gr59" draw:text-style-name="P859" svg:width="1.003cm" svg:height="1.004cm" svg:x="7.267cm" svg:y="2.793cm"><text:p/><draw:enhanced-geometry svg:viewBox="0 0 21600 21600" draw:type="rectangle" draw:enhanced-path="M 0 0 L 21600 0 21600 21600 0 21600 0 0 Z N"/></draw:custom-shape></draw:g></text:p></draw:text-box></draw:frame><text:span text:style-name="T637">Figure </text:span><text:span text:style-name="T637"><text:sequence text:ref-name="refFigure21" text:name="Figure" text:formula="ooow:Figure+1" style:num-format="1">22</text:sequence></text:span><text:span text:style-name="T637">: Disc-Key Exploit</text:span><text:span text:style-name="T638">:</text:span><text:span text:style-name="T637"> Step 1</text:span></text:p>
      <text:p text:style-name="P192"><draw:frame draw:style-name="fr10" draw:name="Frame9" text:anchor-type="paragraph" svg:x="0cm" svg:y="0.012cm" svg:width="17.085cm" draw:z-index="14"><draw:text-box fo:min-height="10.158cm"><text:p text:style-name="P463"><draw:frame draw:style-name="fr11" draw:name="Frame19" text:anchor-type="paragraph" svg:x="0.445cm" svg:y="0.669cm" svg:width="5.644cm" draw:z-index="16"><draw:text-box fo:min-height="8.146cm"><text:p text:style-name="P92"/><text:p text:style-name="P101"><text:span text:style-name="T353">Step 2.1</text:span><text:span text:style-name="T341"> </text:span></text:p><text:p text:style-name="P98"/><text:p text:style-name="P102"><text:span text:style-name="T341">(</text:span><text:span text:style-name="T343"> </text:span><text:span text:style-name="T341">s</text:span><text:span text:style-name="T397">A</text:span><text:span text:style-name="T1008">0</text:span><text:span text:style-name="T341">,</text:span><text:span text:style-name="T343"> </text:span><text:span text:style-name="T341">s</text:span><text:span text:style-name="T397">A</text:span><text:span text:style-name="T1008">1</text:span><text:span text:style-name="T341">,</text:span><text:span text:style-name="T343"> </text:span><text:span text:style-name="T341">s</text:span><text:span text:style-name="T397">A</text:span><text:span text:style-name="T1008">4</text:span><text:span text:style-name="T486"> </text:span><text:span text:style-name="T341">) = LFSR-A</text:span><text:span text:style-name="T343"> </text:span><text:span text:style-name="T341">(</text:span><text:span text:style-name="T343"> </text:span><text:span text:style-name="T342">k</text:span><text:span text:style-name="T5">0</text:span><text:span text:style-name="T341">,</text:span><text:span text:style-name="T343"> </text:span><text:span text:style-name="T342">k</text:span><text:span text:style-name="T5">1</text:span><text:span text:style-name="T12"> </text:span><text:span text:style-name="T341">)</text:span></text:p><text:p text:style-name="P93"/><text:p text:style-name="P92"/><text:p text:style-name="P92">Step 2.2</text:p><text:p text:style-name="P93"/><text:p text:style-name="P96"><text:span text:style-name="T1012">(</text:span><text:span text:style-name="T1013"> </text:span><text:span text:style-name="T1012">s</text:span><text:span text:style-name="T434">B</text:span><text:span text:style-name="T1007">0</text:span><text:span text:style-name="T1012">,</text:span><text:span text:style-name="T1013"> </text:span><text:span text:style-name="T1012">s</text:span><text:span text:style-name="T434">B</text:span><text:span text:style-name="T1007">1</text:span><text:span text:style-name="T489"> </text:span><text:span text:style-name="T1012">)</text:span> = (<text:span text:style-name="T1674"> </text:span>s<text:span text:style-name="T4">0</text:span>,<text:span text:style-name="T1674"> </text:span>s<text:span text:style-name="T4">1</text:span><text:span text:style-name="T14"> </text:span>) <text:span text:style-name="T1674">-</text:span> (<text:span text:style-name="T1674"> </text:span>s<text:span text:style-name="T395">A</text:span><text:span text:style-name="T1006">0</text:span>,<text:span text:style-name="T1674"> </text:span>s<text:span text:style-name="T395">A</text:span><text:span text:style-name="T1006">1</text:span><text:span text:style-name="T488"> </text:span>)</text:p><text:p text:style-name="P94"/><text:p text:style-name="P96"><text:span text:style-name="T9">s</text:span><text:span text:style-name="T6">B</text:span><text:span text:style-name="T16">4,0 </text:span><text:s/>= s<text:span text:style-name="T4">4</text:span> <text:span text:style-name="T1674">-</text:span> s<text:span text:style-name="T395">A</text:span><text:span text:style-name="T1006">4</text:span></text:p><text:p text:style-name="P95"/><text:p text:style-name="P96"><text:span text:style-name="T9">s</text:span><text:span text:style-name="T6">B</text:span><text:span text:style-name="T16">4,1 </text:span><text:s/>= s<text:span text:style-name="T4">4</text:span> <text:span text:style-name="T1674">-</text:span> s<text:span text:style-name="T395">A</text:span><text:span text:style-name="T1006">4 </text:span><text:s/><text:span text:style-name="T1674">-</text:span> 1</text:p><text:p text:style-name="P93"/><text:p text:style-name="P92"/><text:p text:style-name="P92">Step 2.3</text:p><text:p text:style-name="P93"/><text:p text:style-name="P97">(<text:span text:style-name="T1674"> k</text:span><text:span text:style-name="T4">2</text:span>,<text:span text:style-name="T1674"> k</text:span><text:span text:style-name="T4">3</text:span>,<text:span text:style-name="T1674"> k</text:span><text:span text:style-name="T4">4</text:span><text:span text:style-name="T11"> </text:span>) = [<text:span text:style-name="T1674"> </text:span>(<text:span text:style-name="T1674"> </text:span>s<text:span text:style-name="T395">B</text:span><text:span text:style-name="T1006">0</text:span>,<text:span text:style-name="T1674"> </text:span>s<text:span text:style-name="T395">B</text:span><text:span text:style-name="T1006">1</text:span>,<text:span text:style-name="T1674"> </text:span>s<text:span text:style-name="T395">B</text:span><text:span text:style-name="T1006">4</text:span><text:span text:style-name="T487"> </text:span>)<text:span text:style-name="T1674"> </text:span>] <text:span text:style-name="T4">LFSR-B</text:span></text:p></draw:text-box></draw:frame><draw:g text:anchor-type="paragraph" draw:z-index="15" draw:style-name="gr1"><draw:custom-shape draw:style-name="gr37" draw:text-style-name="P864" svg:width="1.003cm" svg:height="1.003cm" svg:x="12.85cm" svg:y="0.296cm"><text:p text:style-name="P852"><text:span text:style-name="T2098">k</text:span><text:span text:style-name="T2099">3</text:span></text:p><draw:enhanced-geometry svg:viewBox="0 0 21600 21600" draw:type="rectangle" draw:enhanced-path="M 0 0 L 21600 0 21600 21600 0 21600 0 0 Z N"/></draw:custom-shape><draw:custom-shape draw:style-name="gr37" draw:text-style-name="P864" svg:width="1.003cm" svg:height="1.003cm" svg:x="11.85cm" svg:y="0.296cm"><text:p text:style-name="P852"><text:span text:style-name="T2098">k</text:span><text:span text:style-name="T2099">2</text:span></text:p><draw:enhanced-geometry svg:viewBox="0 0 21600 21600" draw:type="rectangle" draw:enhanced-path="M 0 0 L 21600 0 21600 21600 0 21600 0 0 Z N"/></draw:custom-shape><draw:custom-shape draw:style-name="gr38" draw:text-style-name="P864" svg:width="0.999cm" svg:height="1.003cm" svg:x="13.85cm" svg:y="0.296cm"><text:p text:style-name="P852"><text:span text:style-name="T2098">k</text:span><text:span text:style-name="T2099">4</text:span></text:p><draw:enhanced-geometry svg:viewBox="0 0 21600 21600" draw:mirror-horizontal="false" draw:mirror-vertical="false" draw:type="rectangle" draw:enhanced-path="M 0 0 L 21600 0 21600 21600 0 21600 0 0 Z N"/></draw:custom-shape><draw:custom-shape draw:style-name="gr9" draw:text-style-name="P865" svg:width="1.003cm" svg:height="1.003cm" svg:x="10.649cm" svg:y="0.296cm"><text:p text:style-name="P852"><text:span text:style-name="T2100">k</text:span><text:span text:style-name="T2101">1</text:span></text:p><draw:enhanced-geometry svg:viewBox="0 0 21600 21600" draw:type="rectangle" draw:enhanced-path="M 0 0 L 21600 0 21600 21600 0 21600 0 0 Z N"/></draw:custom-shape><draw:custom-shape draw:style-name="gr9" draw:text-style-name="P866" svg:width="1.003cm" svg:height="1.003cm" svg:x="9.649cm" svg:y="0.296cm"><text:p text:style-name="P852"><text:span text:style-name="T2100">k</text:span><text:span text:style-name="T2101">0</text:span></text:p><draw:enhanced-geometry svg:viewBox="0 0 21600 21600" draw:type="rectangle" draw:enhanced-path="M 0 0 L 21600 0 21600 21600 0 21600 0 0 Z N"/></draw:custom-shape><draw:custom-shape draw:style-name="gr39" draw:text-style-name="P860" xml:id="id37" draw:id="id37" svg:width="2.401cm" svg:height="1.202cm" svg:x="8.749cm" svg:y="2.196cm"><draw:glue-point draw:id="4" svg:x="0cm" svg:y="5cm" draw:escape-direction="down"/><draw:glue-point draw:id="5" svg:x="0cm" svg:y="-5cm" draw:escape-direction="up"/><draw:glue-point draw:id="6" svg:x="0cm" svg:y="-5cm"/><draw:glue-point draw:id="7" svg:x="0cm" svg:y="5.083cm"/><text:p text:style-name="P852"><text:span text:style-name="T2094">LFSR-A</text:span></text:p><draw:enhanced-geometry svg:viewBox="0 0 21600 21600" draw:type="rectangle" draw:enhanced-path="M 0 0 L 21600 0 21600 21600 0 21600 0 0 Z N"/></draw:custom-shape><draw:custom-shape draw:style-name="gr39" draw:text-style-name="P860" xml:id="id38" draw:id="id38" svg:width="2.401cm" svg:height="1.202cm" svg:x="12.15cm" svg:y="2.196cm"><draw:glue-point draw:id="4" svg:x="0cm" svg:y="5cm" draw:escape-direction="down"/><draw:glue-point draw:id="5" svg:x="0cm" svg:y="-5cm" draw:escape-direction="up"/><draw:glue-point draw:id="6" svg:x="0cm" svg:y="-5cm"/><draw:glue-point draw:id="7" svg:x="0cm" svg:y="5.083cm"/><text:p text:style-name="P852"><text:span text:style-name="T2094">[ ]</text:span><text:span text:style-name="T2102"> LFSR-B</text:span></text:p><draw:enhanced-geometry svg:viewBox="0 0 21600 21600" draw:type="rectangle" draw:enhanced-path="M 0 0 L 21600 0 21600 21600 0 21600 0 0 Z N"/></draw:custom-shape><draw:custom-shape draw:style-name="gr40" draw:text-style-name="P860" xml:id="id36" draw:id="id36" svg:width="1.403cm" svg:height="1.003cm" svg:x="10.949cm" svg:y="6.595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SUB</text:span></text:p><draw:enhanced-geometry svg:viewBox="0 0 21600 21600" draw:type="rectangle" draw:enhanced-path="M 0 0 L 21600 0 21600 21600 0 21600 0 0 Z N"/></draw:custom-shape><draw:custom-shape draw:style-name="gr41" draw:text-style-name="P860" xml:id="id39" draw:id="id39" svg:width="0.101cm" svg:height="1.003cm" svg:x="12.751cm" svg:y="6.595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frame draw:style-name="gr42" draw:text-style-name="P860" svg:width="1.699cm" svg:height="0.346cm" svg:x="12.935cm" svg:y="6.995cm"><draw:text-box><text:p text:style-name="P852"><text:span text:style-name="T2094">Carry-Over </text:span><text:span text:style-name="T2103">c</text:span></text:p></draw:text-box></draw:frame><draw:custom-shape draw:style-name="gr10" draw:text-style-name="P866" svg:width="1.001cm" svg:height="1.003cm" svg:x="9.149cm" svg:y="8.595cm"><text:p text:style-name="P852"><text:span text:style-name="T2100">s</text:span><text:span text:style-name="T2101">0</text:span></text:p><draw:enhanced-geometry svg:viewBox="0 0 21600 21600" draw:type="rectangle" draw:enhanced-path="M 0 0 L 21600 0 21600 21600 0 21600 0 0 Z N"/></draw:custom-shape><draw:custom-shape draw:style-name="gr9" draw:text-style-name="P865" svg:width="1.003cm" svg:height="1.003cm" svg:x="13.15cm" svg:y="8.595cm"><text:p text:style-name="P852"><text:span text:style-name="T2100">s</text:span><text:span text:style-name="T2101">4</text:span></text:p><draw:enhanced-geometry svg:viewBox="0 0 21600 21600" draw:type="rectangle" draw:enhanced-path="M 0 0 L 21600 0 21600 21600 0 21600 0 0 Z N"/></draw:custom-shape><draw:custom-shape draw:style-name="gr43" draw:text-style-name="P865" svg:width="1.003cm" svg:height="1.003cm" svg:x="12.15cm" svg:y="8.595cm"><text:p/><draw:enhanced-geometry svg:viewBox="0 0 21600 21600" draw:type="rectangle" draw:enhanced-path="M 0 0 L 21600 0 21600 21600 0 21600 0 0 Z N"/></draw:custom-shape><draw:custom-shape draw:style-name="gr44" draw:text-style-name="P865" svg:width="1.003cm" svg:height="1.003cm" svg:x="11.15cm" svg:y="8.595cm"><text:p/><draw:enhanced-geometry svg:viewBox="0 0 21600 21600" draw:type="rectangle" draw:enhanced-path="M 0 0 L 21600 0 21600 21600 0 21600 0 0 Z N"/></draw:custom-shape><draw:custom-shape draw:style-name="gr9" draw:text-style-name="P865" svg:width="1.003cm" svg:height="1.003cm" svg:x="10.151cm" svg:y="8.595cm"><text:p text:style-name="P852"><text:span text:style-name="T2100">s</text:span><text:span text:style-name="T2101">1</text:span></text:p><draw:enhanced-geometry svg:viewBox="0 0 21600 21600" draw:type="rectangle" draw:enhanced-path="M 0 0 L 21600 0 21600 21600 0 21600 0 0 Z N"/></draw:custom-shape><draw:custom-shape draw:style-name="gr9" draw:text-style-name="P867" svg:width="1.003cm" svg:height="1.003cm" svg:x="6.65cm" svg:y="4.295cm"><text:p text:style-name="P852"><text:span text:style-name="T2098">s</text:span><text:span text:style-name="T2104">A</text:span><text:span text:style-name="T2099">0</text:span></text:p><draw:enhanced-geometry svg:viewBox="0 0 21600 21600" draw:type="rectangle" draw:enhanced-path="M 0 0 L 21600 0 21600 21600 0 21600 0 0 Z N"/></draw:custom-shape><draw:custom-shape draw:style-name="gr9" draw:text-style-name="P864" svg:width="1.003cm" svg:height="1.003cm" svg:x="10.649cm" svg:y="4.295cm"><text:p text:style-name="P852"><text:span text:style-name="T2098">s</text:span><text:span text:style-name="T2104">A</text:span><text:span text:style-name="T2099">4</text:span></text:p><draw:enhanced-geometry svg:viewBox="0 0 21600 21600" draw:type="rectangle" draw:enhanced-path="M 0 0 L 21600 0 21600 21600 0 21600 0 0 Z N"/></draw:custom-shape><draw:custom-shape draw:style-name="gr9" draw:text-style-name="P864" svg:width="1.003cm" svg:height="1.003cm" svg:x="9.649cm" svg:y="4.295cm"><text:p text:style-name="P852"><text:span text:style-name="T2098">s</text:span><text:span text:style-name="T2104">A</text:span><text:span text:style-name="T2099">3</text:span></text:p><draw:enhanced-geometry svg:viewBox="0 0 21600 21600" draw:type="rectangle" draw:enhanced-path="M 0 0 L 21600 0 21600 21600 0 21600 0 0 Z N"/></draw:custom-shape><draw:custom-shape draw:style-name="gr28" draw:text-style-name="P864" svg:width="0.999cm" svg:height="1.003cm" svg:x="8.65cm" svg:y="4.295cm"><text:p text:style-name="P852"><text:span text:style-name="T2098">s</text:span><text:span text:style-name="T2104">A</text:span><text:span text:style-name="T2099">2</text:span></text:p><draw:enhanced-geometry svg:viewBox="0 0 21600 21600" draw:type="rectangle" draw:enhanced-path="M 0 0 L 21600 0 21600 21600 0 21600 0 0 Z N"/></draw:custom-shape><draw:custom-shape draw:style-name="gr9" draw:text-style-name="P864" svg:width="1.003cm" svg:height="1.003cm" svg:x="7.65cm" svg:y="4.295cm"><text:p text:style-name="P852"><text:span text:style-name="T2098">s</text:span><text:span text:style-name="T2104">A</text:span><text:span text:style-name="T2099">1</text:span></text:p><draw:enhanced-geometry svg:viewBox="0 0 21600 21600" draw:type="rectangle" draw:enhanced-path="M 0 0 L 21600 0 21600 21600 0 21600 0 0 Z N"/></draw:custom-shape><draw:custom-shape draw:style-name="gr9" draw:text-style-name="P867" svg:width="1.003cm" svg:height="1.003cm" svg:x="11.85cm" svg:y="4.295cm"><text:p text:style-name="P852"><text:span text:style-name="T2098">s</text:span><text:span text:style-name="T2104">B</text:span><text:span text:style-name="T2099">0</text:span></text:p><draw:enhanced-geometry svg:viewBox="0 0 21600 21600" draw:type="rectangle" draw:enhanced-path="M 0 0 L 21600 0 21600 21600 0 21600 0 0 Z N"/></draw:custom-shape><draw:custom-shape draw:style-name="gr9" draw:text-style-name="P864" svg:width="1.003cm" svg:height="1.003cm" svg:x="15.849cm" svg:y="4.295cm"><text:p text:style-name="P852"><text:span text:style-name="T2098">s</text:span><text:span text:style-name="T2104">B</text:span><text:span text:style-name="T2099">4</text:span></text:p><draw:enhanced-geometry svg:viewBox="0 0 21600 21600" draw:type="rectangle" draw:enhanced-path="M 0 0 L 21600 0 21600 21600 0 21600 0 0 Z N"/></draw:custom-shape><draw:custom-shape draw:style-name="gr45" draw:text-style-name="P864" svg:width="1.003cm" svg:height="1.003cm" svg:x="14.85cm" svg:y="4.295cm"><text:p/><draw:enhanced-geometry svg:viewBox="0 0 21600 21600" draw:type="rectangle" draw:enhanced-path="M 0 0 L 21600 0 21600 21600 0 21600 0 0 Z N"/></draw:custom-shape><draw:custom-shape draw:style-name="gr46" draw:text-style-name="P864" svg:width="0.999cm" svg:height="1.003cm" svg:x="13.85cm" svg:y="4.295cm"><text:p/><draw:enhanced-geometry svg:viewBox="0 0 21600 21600" draw:type="rectangle" draw:enhanced-path="M 0 0 L 21600 0 21600 21600 0 21600 0 0 Z N"/></draw:custom-shape><draw:custom-shape draw:style-name="gr9" draw:text-style-name="P864" svg:width="1.003cm" svg:height="1.003cm" svg:x="12.85cm" svg:y="4.295cm"><text:p text:style-name="P852"><text:span text:style-name="T2098">s</text:span><text:span text:style-name="T2104">B</text:span><text:span text:style-name="T2099">1</text:span></text:p><draw:enhanced-geometry svg:viewBox="0 0 21600 21600" draw:type="rectangle" draw:enhanced-path="M 0 0 L 21600 0 21600 21600 0 21600 0 0 Z N"/></draw:custom-shape><draw:connector draw:style-name="gr4" draw:text-style-name="P859" svg:x1="11.65cm" svg:y1="8.597cm" svg:x2="11.649cm" svg:y2="7.597cm" draw:end-shape="id36" draw:end-glue-point="7" svg:d="M11650 8597v-245h-1v-755" svg:viewBox="0 0 4 1002"><text:p/></draw:connector><draw:connector draw:style-name="gr4" draw:text-style-name="P859" svg:x1="9.151cm" svg:y1="5.295cm" svg:x2="11.349cm" svg:y2="6.595cm" draw:end-shape="id36" draw:end-glue-point="4" svg:d="M9151 5295v395h2198v905" svg:viewBox="0 0 2200 1302"><text:p/></draw:connector><draw:connector draw:style-name="gr4" draw:text-style-name="P859" svg:x1="11.649cm" svg:y1="6.595cm" svg:x2="14.353cm" svg:y2="5.297cm" draw:start-shape="id36" draw:start-glue-point="6" svg:d="M11649 6595v-903h2704v-395" svg:viewBox="0 0 2706 1300"><text:p/></draw:connector><draw:connector draw:style-name="gr31" draw:text-style-name="P859" svg:x1="10.649cm" svg:y1="1.296cm" svg:x2="9.948cm" svg:y2="2.196cm" draw:end-shape="id37" draw:end-glue-point="5" svg:d="M10649 1296v445h-701v455" svg:viewBox="0 0 702 901"><text:p/></draw:connector><draw:connector draw:style-name="gr31" draw:text-style-name="P859" svg:x1="9.948cm" svg:y1="3.395cm" svg:x2="9.151cm" svg:y2="4.295cm" draw:start-shape="id37" draw:start-glue-point="4" svg:d="M9948 3395v456h-797v444" svg:viewBox="0 0 799 901"><text:p/></draw:connector><draw:connector draw:style-name="gr31" draw:text-style-name="P859" svg:x1="14.351cm" svg:y1="4.295cm" svg:x2="13.349cm" svg:y2="3.395cm" draw:end-shape="id38" draw:end-glue-point="4" svg:d="M14351 4295v-444h-1002v-456" svg:viewBox="0 0 1004 901"><text:p/></draw:connector><draw:connector draw:style-name="gr4" draw:text-style-name="P859" svg:x1="13.349cm" svg:y1="2.196cm" svg:x2="13.349cm" svg:y2="1.296cm" draw:start-shape="id38" draw:start-glue-point="5" svg:d="M13349 2196v-900" svg:viewBox="0 0 2 901"><text:p/></draw:connector><draw:connector draw:style-name="gr4" draw:text-style-name="P859" svg:x1="11.949cm" svg:y1="7.597cm" svg:x2="12.801cm" svg:y2="7.597cm" draw:start-shape="id36" draw:start-glue-point="8" draw:end-shape="id39" draw:end-glue-point="7" svg:d="M11949 7597v510h852v-510" svg:viewBox="0 0 854 512"><text:p/></draw:connector><draw:connector draw:style-name="gr4" draw:text-style-name="P859" svg:x1="12.801cm" svg:y1="6.595cm" svg:x2="11.949cm" svg:y2="6.595cm" draw:start-shape="id39" draw:start-glue-point="6" draw:end-shape="id36" draw:end-glue-point="5" svg:d="M12801 6595v-510h-852v510" svg:viewBox="0 0 854 512"><text:p/></draw:connector></draw:g></text:p></draw:text-box></draw:frame><text:span text:style-name="T639">Figure </text:span><text:span text:style-name="T639"><text:sequence text:ref-name="refFigure22" text:name="Figure" text:formula="ooow:Figure+1" style:num-format="1">23</text:sequence></text:span><text:span text:style-name="T639">: Disc-Key Exploit</text:span><text:span text:style-name="T640">:</text:span><text:span text:style-name="T639"> Step 2</text:span></text:p>
      <text:p text:style-name="P213"><text:span text:style-name="T961">Step 2:</text:span> <text:span text:style-name="T1547">Deduce </text:span><text:span text:style-name="T64">(</text:span><text:span text:style-name="T97"> </text:span><text:span text:style-name="T64">k</text:span><text:span text:style-name="T999">2</text:span><text:span text:style-name="T64">,</text:span><text:span text:style-name="T97"> </text:span><text:span text:style-name="T64">k</text:span><text:span text:style-name="T999">3</text:span><text:span text:style-name="T64">,</text:span><text:span text:style-name="T97"> </text:span><text:span text:style-name="T64">k</text:span><text:span text:style-name="T999">4</text:span><text:span text:style-name="T97"> )</text:span><text:span text:style-name="T239"> from</text:span><text:span text:style-name="T240"> </text:span><text:span text:style-name="T64">(</text:span><text:span text:style-name="T97"> </text:span><text:span text:style-name="T64">k</text:span><text:span text:style-name="T999">0</text:span><text:span text:style-name="T64">,</text:span><text:span text:style-name="T97"> </text:span><text:span text:style-name="T64">k</text:span><text:span text:style-name="T999">1</text:span><text:span text:style-name="T481"> </text:span><text:span text:style-name="T64">)</text:span><text:span text:style-name="T1547"> and </text:span><text:span text:style-name="T64">(</text:span><text:span text:style-name="T97"> </text:span><text:span text:style-name="T64">s</text:span><text:span text:style-name="T999">0</text:span><text:span text:style-name="T64">,</text:span><text:span text:style-name="T97"> </text:span><text:span text:style-name="T64">s</text:span><text:span text:style-name="T999">1</text:span><text:span text:style-name="T64">,</text:span><text:span text:style-name="T97"> </text:span><text:span text:style-name="T64">s</text:span><text:span text:style-name="T999">4</text:span><text:span text:style-name="T481"> </text:span><text:span text:style-name="T64">)</text:span><text:span text:style-name="T1547">:</text:span></text:p>
      <text:p text:style-name="P694"><text:span text:style-name="T259">Step 2.1:</text:span><text:span text:style-name="T192"> </text:span><text:span text:style-name="T51">(</text:span><text:span text:style-name="T97"> </text:span><text:span text:style-name="T65">k</text:span><text:span text:style-name="T419">0</text:span><text:span text:style-name="T51">,</text:span><text:span text:style-name="T97"> </text:span><text:span text:style-name="T65">k</text:span><text:span text:style-name="T419">1</text:span><text:span text:style-name="T97"> )</text:span><text:span text:style-name="T228"> are used to generate t</text:span><text:span text:style-name="T192">he LFSR-A keystream </text:span><text:span text:style-name="T51">(</text:span><text:span text:style-name="T97"> </text:span><text:span text:style-name="T51">s</text:span><text:span text:style-name="T419">A</text:span><text:span text:style-name="T1009">0</text:span><text:span text:style-name="T97"> ,</text:span><text:span text:style-name="T74">..,</text:span><text:span text:style-name="T97"> </text:span><text:span text:style-name="T51">s</text:span><text:span text:style-name="T419">A</text:span><text:span text:style-name="T1009">4</text:span><text:span text:style-name="T97"> )</text:span><text:span text:style-name="T192">.</text:span></text:p>
      <text:p text:style-name="P382"><text:soft-page-break/><text:span text:style-name="T961">Step 2.2: </text:span>The LFSR-A keystream snippet <text:span text:style-name="T51">(</text:span><text:span text:style-name="T97"> </text:span><text:span text:style-name="T51">s</text:span><text:span text:style-name="T419">A</text:span><text:span text:style-name="T1009">0</text:span><text:span text:style-name="T51">,</text:span><text:span text:style-name="T97"> </text:span><text:span text:style-name="T51">s</text:span><text:span text:style-name="T419">A</text:span><text:span text:style-name="T1009">1</text:span><text:span text:style-name="T51">,</text:span><text:span text:style-name="T97"> </text:span><text:span text:style-name="T51">s</text:span><text:span text:style-name="T419">A</text:span><text:span text:style-name="T1009">4</text:span><text:span text:style-name="T97"> )</text:span> is subtracted from the generator <text:span text:style-name="T1925">keystream </text:span>snippet <text:span text:style-name="T51">(</text:span><text:span text:style-name="T97"> </text:span><text:span text:style-name="T51">s</text:span><text:span text:style-name="T419">0</text:span><text:span text:style-name="T51">,</text:span><text:span text:style-name="T97"> </text:span><text:span text:style-name="T51">s</text:span><text:span text:style-name="T419">1</text:span><text:span text:style-name="T51">,</text:span><text:span text:style-name="T97"> </text:span><text:span text:style-name="T51">s</text:span><text:span text:style-name="T419">4</text:span><text:span text:style-name="T97"> )</text:span><text:span text:style-name="T192">. This</text:span> results in two LFSR-B keystream<text:span text:style-name="T1925"> </text:span>snippets <text:span text:style-name="T51">(</text:span><text:span text:style-name="T97"> </text:span><text:span text:style-name="T51">s</text:span><text:span text:style-name="T419">B</text:span><text:span text:style-name="T1009">0</text:span><text:span text:style-name="T51">,</text:span><text:span text:style-name="T97"> </text:span><text:span text:style-name="T51">s</text:span><text:span text:style-name="T419">B</text:span><text:span text:style-name="T1009">1</text:span><text:span text:style-name="T51">,</text:span><text:span text:style-name="T97"> </text:span><text:span text:style-name="T51">s</text:span><text:span text:style-name="T419">B</text:span><text:span text:style-name="T1009">4,0</text:span><text:span text:style-name="T97"> )</text:span> and <text:span text:style-name="T51">(</text:span><text:span text:style-name="T97"> </text:span><text:span text:style-name="T51">s</text:span><text:span text:style-name="T419">B</text:span><text:span text:style-name="T1009">0</text:span><text:span text:style-name="T51">,</text:span><text:span text:style-name="T97"> </text:span><text:span text:style-name="T51">s</text:span><text:span text:style-name="T419">B</text:span><text:span text:style-name="T1009">1</text:span><text:span text:style-name="T51">,</text:span><text:span text:style-name="T97"> </text:span><text:span text:style-name="T51">s</text:span><text:span text:style-name="T419">B</text:span><text:span text:style-name="T1009">4,1</text:span><text:span text:style-name="T97"> )</text:span><text:span text:style-name="T239">.</text:span> There are two possible values for <text:span text:style-name="T51">s</text:span><text:span text:style-name="T419">B</text:span><text:span text:style-name="T1009">4</text:span> <text:span text:style-name="T1989">because</text:span> the <text:span text:style-name="T1925">subtraction's </text:span>carry-over <text:span text:style-name="T1925">at</text:span> index position <text:span text:style-name="T51">3</text:span> is unknown. <text:span text:style-name="T1675">T</text:span>he complexity <text:span text:style-name="T1548">of the exploit </text:span>increases by factor 2 from 2<text:span text:style-name="T1070">24</text:span> to 2<text:span text:style-name="T706">24+1</text:span>.</text:p>
      <text:p text:style-name="P193"><text:span text:style-name="T961">Step 2.3: </text:span><text:span text:style-name="T970">T</text:span><text:span text:style-name="T961">he LFSR-B keystream</text:span><text:span text:style-name="T972"> </text:span><text:span text:style-name="T961">snippet </text:span><text:span text:style-name="T132">(</text:span><text:span text:style-name="T144"> </text:span><text:span text:style-name="T132">s</text:span><text:span text:style-name="T427">B</text:span><text:span text:style-name="T1010">0</text:span><text:span text:style-name="T132">,</text:span><text:span text:style-name="T144"> </text:span><text:span text:style-name="T132">s</text:span><text:span text:style-name="T427">B</text:span><text:span text:style-name="T1010">1</text:span><text:span text:style-name="T132">,</text:span><text:span text:style-name="T144"> </text:span><text:span text:style-name="T132">s</text:span><text:span text:style-name="T427">B</text:span><text:span text:style-name="T1010">4</text:span><text:span text:style-name="T144"> )</text:span><text:span text:style-name="T961"> </text:span><text:span text:style-name="T970">is mapped to the LFSR-B seed </text:span><text:span text:style-name="T144">( k</text:span><text:span text:style-name="T432">2</text:span><text:span text:style-name="T144">, k</text:span><text:span text:style-name="T404">3</text:span><text:span text:style-name="T144">,k</text:span><text:span text:style-name="T404">4</text:span><text:span text:style-name="T144"> )</text:span><text:span text:style-name="T272"> by a lookup-table</text:span><text:span text:style-name="T144">: ( k</text:span><text:span text:style-name="T432">2</text:span><text:span text:style-name="T144">, k</text:span><text:span text:style-name="T404">3</text:span><text:span text:style-name="T144">,k</text:span><text:span text:style-name="T404">4</text:span><text:span text:style-name="T144"> ) := [ ( s</text:span><text:span text:style-name="T432">B</text:span><text:span text:style-name="T1011">0</text:span><text:span text:style-name="T144">, s</text:span><text:span text:style-name="T432">B</text:span><text:span text:style-name="T1011">1</text:span><text:span text:style-name="T144">, s</text:span><text:span text:style-name="T432">B</text:span><text:span text:style-name="T1011">4</text:span><text:span text:style-name="T144"> ) ]</text:span><text:span text:style-name="T1203">LFSR-B</text:span><text:span text:style-name="T144">.</text:span><text:span text:style-name="T272"> This is possible because t</text:span><text:span text:style-name="T961">here is a unique one-to-one mapping from an LFSR-B seed </text:span><text:span text:style-name="T132">(</text:span><text:span text:style-name="T144"> </text:span><text:span text:style-name="T132">k</text:span><text:span text:style-name="T427">2</text:span><text:span text:style-name="T132">,</text:span><text:span text:style-name="T144"> </text:span><text:span text:style-name="T132">k</text:span><text:span text:style-name="T403">3</text:span><text:span text:style-name="T132">,k</text:span><text:span text:style-name="T403">4</text:span><text:span text:style-name="T144"> )</text:span><text:span text:style-name="T961"> to the LFSR-B keystream</text:span><text:span text:style-name="T972"> </text:span><text:span text:style-name="T961">snippet </text:span><text:span text:style-name="T132">(</text:span><text:span text:style-name="T144"> </text:span><text:span text:style-name="T132">s</text:span><text:span text:style-name="T427">B</text:span><text:span text:style-name="T1010">0</text:span><text:span text:style-name="T132">,</text:span><text:span text:style-name="T144"> </text:span><text:span text:style-name="T132">s</text:span><text:span text:style-name="T427">B</text:span><text:span text:style-name="T1010">1</text:span><text:span text:style-name="T132">,</text:span><text:span text:style-name="T144"> </text:span><text:span text:style-name="T132">s</text:span><text:span text:style-name="T427">B</text:span><text:span text:style-name="T1010">4</text:span><text:span text:style-name="T144"> )</text:span><text:span text:style-name="T145">.</text:span><text:span text:style-name="T764">↳</text:span><text:span text:style-name="T764"><text:bookmark-ref text:reference-format="number" text:ref-name="__RefHeading__17592_1760835080">8.7</text:bookmark-ref></text:span><text:span text:style-name="T259"> </text:span><text:span text:style-name="T961">A lookup-table </text:span><text:span text:style-name="T970">with the </text:span><text:span text:style-name="T961">index </text:span><text:span text:style-name="T132">(</text:span><text:span text:style-name="T144"> </text:span><text:span text:style-name="T132">s</text:span><text:span text:style-name="T427">B</text:span><text:span text:style-name="T1010">0</text:span><text:span text:style-name="T132">,</text:span><text:span text:style-name="T144"> </text:span><text:span text:style-name="T132">s</text:span><text:span text:style-name="T427">B</text:span><text:span text:style-name="T1010">1</text:span><text:span text:style-name="T132">,</text:span><text:span text:style-name="T144"> </text:span><text:span text:style-name="T132">s</text:span><text:span text:style-name="T427">B</text:span><text:span text:style-name="T1010">4</text:span><text:span text:style-name="T144"> )</text:span><text:span text:style-name="T961"> needs to be calculated </text:span><text:span text:style-name="T972">beforehand </text:span><text:span text:style-name="T961">for all possible 2</text:span><text:span text:style-name="T729">24</text:span><text:span text:style-name="T961"> LFSR-B seeds </text:span><text:span text:style-name="T132">(</text:span><text:span text:style-name="T144"> </text:span><text:span text:style-name="T132">k</text:span><text:span text:style-name="T427">2</text:span><text:span text:style-name="T132">,</text:span><text:span text:style-name="T144"> </text:span><text:span text:style-name="T132">k</text:span><text:span text:style-name="T403">3</text:span><text:span text:style-name="T132">,</text:span><text:span text:style-name="T144"> </text:span><text:span text:style-name="T132">k</text:span><text:span text:style-name="T403">4</text:span><text:span text:style-name="T144"> )</text:span><text:span text:style-name="T961">.</text:span><text:span text:style-name="T973"> This requires additional CPU time and memory</text:span><text:span text:style-name="T976">.</text:span><text:span text:style-name="T973"> </text:span><text:span text:style-name="T976">H</text:span><text:span text:style-name="T973">owever, the complexity of the exploit </text:span><text:span text:style-name="T976">does</text:span><text:span text:style-name="T973"> not increase.</text:span></text:p>
      <text:p text:style-name="P185">Step 3: <text:span text:style-name="T1925">All the</text:span> <text:span text:style-name="T1040">2</text:span><text:span text:style-name="T727">25</text:span><text:span text:style-name="T1570"> </text:span>key<text:span text:style-name="T1570">s</text:span> <text:span text:style-name="T51">k</text:span> <text:span text:style-name="T1990">need to be verified. A key </text:span><text:span text:style-name="T108">k</text:span><text:span text:style-name="T1925"> matches if </text:span><text:s/><text:span text:style-name="T1925">( </text:span><text:span text:style-name="T57">k</text:span><text:span text:style-name="T176"> </text:span><text:span text:style-name="T187">,</text:span><text:span text:style-name="T176"> c </text:span><text:span text:style-name="T187">) </text:span><text:span text:style-name="T176">→ </text:span><text:span text:style-name="T174">k</text:span><text:span text:style-name="T187"> </text:span><text:span text:style-name="T291">.</text:span><text:span text:style-name="T778">↳</text:span><text:span text:style-name="T778"><text:bookmark-ref text:reference-format="number" text:ref-name="__RefHeading__6145_309438263">2.4</text:bookmark-ref></text:span><text:span text:style-name="T461"> </text:span></text:p>
      <text:p text:style-name="P184"><text:span text:style-name="T1266">Notes</text:span>:</text:p>
      <text:list xml:id="list1095710567239056391" text:style-name="List_20_2">
        <text:list-item>
          <text:p text:style-name="P737"><text:span text:style-name="T1550">T</text:span>h<text:span text:style-name="T1549">e</text:span> approach <text:span text:style-name="T1549">presented in this chapter </text:span>differs slightly from the approach published <text:span text:style-name="T192">by Frank A. Stevenson</text:span><text:span text:style-name="T203">: Instead of guessing</text:span><text:span text:style-name="T66"> (</text:span><text:span text:style-name="T98"> </text:span><text:span text:style-name="T63">k</text:span><text:span text:style-name="T422">0</text:span><text:span text:style-name="T62">,</text:span><text:span text:style-name="T98"> </text:span><text:span text:style-name="T66">t</text:span><text:span text:style-name="T422">0</text:span><text:span text:style-name="T66">,</text:span><text:span text:style-name="T98"> </text:span><text:span text:style-name="T66">t</text:span><text:span text:style-name="T422">1</text:span><text:span text:style-name="T98"> ),</text:span><text:span text:style-name="T66"> </text:span><text:span text:style-name="T203">Frank A. Stevenson guesses</text:span><text:span text:style-name="T229"> the values</text:span><text:span text:style-name="T203"> </text:span><text:span text:style-name="T66">(</text:span><text:span text:style-name="T98"> </text:span><text:span text:style-name="T63">k</text:span><text:span text:style-name="T422">0</text:span><text:span text:style-name="T62">,</text:span><text:span text:style-name="T98"> </text:span><text:span text:style-name="T66">k</text:span><text:span text:style-name="T422">1</text:span><text:span text:style-name="T66">,</text:span><text:span text:style-name="T98"> </text:span><text:span text:style-name="T66">t</text:span><text:span text:style-name="T422">0</text:span><text:span text:style-name="T98"> )</text:span><text:span text:style-name="T203">. </text:span><text:span text:style-name="T192">The latter </text:span><text:span text:style-name="T229">leads to a slig</text:span><text:span text:style-name="T241">h</text:span><text:span text:style-name="T229">tly more extensive </text:span><text:span text:style-name="T203">implementation</text:span><text:span text:style-name="T204"> since it </text:span><text:span text:style-name="T192">require</text:span><text:span text:style-name="T203">s</text:span><text:span text:style-name="T192"> an additional index table to compute</text:span><text:span text:style-name="T203"> the keystream byte</text:span><text:span text:style-name="T192"> </text:span><text:span text:style-name="T51">s</text:span><text:span text:style-name="T419">1</text:span><text:span text:style-name="T192">. </text:span><text:span text:style-name="T215">Anyway</text:span><text:span text:style-name="T192">, the complexity of both approaches is the same.</text:span></text:p>
        </text:list-item>
        <text:list-item>
          <text:p text:style-name="P731"><text:span text:style-name="T1425">The implementation in libdvdcss</text:span><text:span text:style-name="T742"><text:bookmark-ref text:reference-format="number" text:ref-name="__RefNumPara__8561_1159668703">[4]</text:bookmark-ref></text:span><text:span text:style-name="T1425"> is flawed: it considers the first </text:span><text:span text:style-name="T1428">matching</text:span><text:span text:style-name="T1425"> disc-key as genuine disc-key</text:span><text:span text:style-name="T1431">.</text:span><text:span text:style-name="T1429"> </text:span><text:span text:style-name="T1447">For example,</text:span><text:span text:style-name="T1429"> VLC</text:span><text:span text:style-name="T1429"><text:note text:id="ftn25" text:note-class="footnote"><text:note-citation>25</text:note-citation><text:note-body><text:p text:style-name="P410">http://www.videolan.org/vlc/index.html</text:p></text:note-body></text:note></text:span><text:span text:style-name="T1431"> </text:span><text:span text:style-name="T1430">fails</text:span><text:span text:style-name="T1447"> to play</text:span><text:span text:style-name="T1429"> </text:span><text:span text:style-name="T1389">"</text:span><text:span text:style-name="T1390">Alien</text:span><text:span text:style-name="T1389">"</text:span><text:span text:style-name="T1429"> (1979</text:span><text:span text:style-name="T1447">,</text:span><text:span text:style-name="T1429"> EAN</text:span><text:span text:style-name="T1429"><text:note text:id="ftn26" text:note-class="footnote"><text:note-citation>26</text:note-citation><text:note-body><text:p text:style-name="P410">http://en.wikipedia.org/wiki/International_Article_Number_%28EAN%29</text:p></text:note-body></text:note></text:span><text:span text:style-name="T1429">: 4010232109088</text:span><text:span text:style-name="T1447">)</text:span><text:span text:style-name="T1430"> since libdvdcss </text:span><text:span text:style-name="T1431">(</text:span><text:span text:style-name="T1432">with </text:span><text:span text:style-name="T1676">DVD</text:span><text:span text:style-name="T1677">­</text:span><text:span text:style-name="T1676">CSS_METHOD=disc</text:span><text:span text:style-name="T1431">)</text:span><text:span text:style-name="T1432"> </text:span><text:span text:style-name="T1430">uses</text:span><text:span text:style-name="T1429"> </text:span><text:span text:style-name="T1449">the first matching</text:span><text:span text:style-name="T1429"> disc-key</text:span><text:span text:style-name="T1449">, which is not the genuine disc-key.</text:span><text:span text:style-name="T1426"> </text:span><text:span text:style-name="T1429">I</text:span><text:span text:style-name="T1426">t </text:span><text:span text:style-name="T1448">requires</text:span><text:span text:style-name="T1426"> additional measures to determine the </text:span><text:span text:style-name="T1428">genuine </text:span><text:span text:style-name="T1426">disc-key.</text:span><text:span text:style-name="T783">↳</text:span><text:span text:style-name="T784"><text:bookmark-ref text:reference-format="number" text:ref-name="__RefHeading__20072_834288412">6.1</text:bookmark-ref></text:span><text:span text:style-name="T462"> Anyway, the flawed implementation appears to be no problem since libdvdcss uses by default its 30 player-keys to decrypt a feature. </text:span></text:p>
        </text:list-item>
      </text:list>
      <text:h text:style-name="P832" text:outline-level="2"><text:bookmark-start text:name="__RefHeading__14557_1031845421"/><text:span text:style-name="T1746">Player-Key Keystream</text:span><text:span text:style-name="T1317"> E</text:span><text:span text:style-name="T1381">x</text:span><text:span text:style-name="T1317">ploit</text:span><text:bookmark-end text:name="__RefHeading__14557_1031845421"/></text:h>
      <text:p text:style-name="P244"><text:span text:style-name="T1317">The disc-key decryption is a two-step operation. In the 2</text:span><text:span text:style-name="T731">nd</text:span><text:span text:style-name="T1317"> step, t</text:span><text:span text:style-name="T1349">he encrypted disc-key </text:span><text:span text:style-name="T1405">c </text:span><text:span text:style-name="T1349">and the </text:span><text:span text:style-name="T1346">generated </text:span><text:span text:style-name="T1349">keystream </text:span><text:span text:style-name="T1405">s</text:span><text:span text:style-name="T1349"> are fed to the </text:span><text:span text:style-name="T1842">de</text:span><text:span text:style-name="T1843">cryptKey</text:span><text:span text:style-name="T1808">-</text:span><text:span text:style-name="T1826">function</text:span><text:span text:style-name="T1348"> which returns the</text:span><text:span text:style-name="T1349"> decrypted disc-key </text:span><text:span text:style-name="T1405">p</text:span><text:span text:style-name="T1346">.</text:span><text:span text:style-name="T783">↳</text:span><text:span text:style-name="T782"><text:bookmark-ref text:reference-format="number" text:ref-name="__RefHeading__1446_249676230">4.3</text:bookmark-ref></text:span><text:span text:style-name="T1346"> </text:span></text:p>
      <text:p text:style-name="P243"><text:span text:style-name="T1350">The exploit to recover the keystream </text:span><text:span text:style-name="T1406">s</text:span><text:span text:style-name="T1350"> from a</text:span><text:span text:style-name="T1346">n encrypted</text:span><text:span text:style-name="T1350"> disc-key </text:span><text:span text:style-name="T1406">c</text:span><text:span text:style-name="T1350"> and</text:span><text:span text:style-name="T1346"> </text:span><text:span text:style-name="T1353">the</text:span><text:span text:style-name="T1346"> decrypted disc-key</text:span><text:span text:style-name="T1350"> </text:span><text:span text:style-name="T1406">p</text:span><text:span text:style-name="T1350"> was presented by</text:span><text:span text:style-name="T1346"> Frank A. Stevenson</text:span><text:span text:style-name="T741"><text:bookmark-ref text:reference-format="number" text:ref-name="__RefHeading__14308_149943340">[2]</text:bookmark-ref></text:span><text:span text:style-name="T1346"> and is illustrated in figure </text:span><text:span text:style-name="T1346"><text:sequence-ref text:reference-format="value" text:ref-name="refFigure23">24</text:sequence-ref></text:span><text:span text:style-name="T1346">.</text:span></text:p>
      <text:p text:style-name="P840"><draw:frame draw:style-name="fr1" draw:name="Frame2" text:anchor-type="paragraph" svg:x="-0.005cm" svg:y="0.099cm" svg:width="15.81cm" draw:z-index="37"><draw:text-box fo:min-height="4.68cm"><text:p text:style-name="Text_20_body"><draw:g text:anchor-type="paragraph" draw:z-index="38" draw:style-name="gr1"><draw:custom-shape draw:style-name="gr22" draw:text-style-name="P859" xml:id="id169" draw:id="id169" svg:width="1.004cm" svg:height="1.004cm" svg:x="9.199cm" svg:y="0.529cm"><draw:glue-point draw:id="4" svg:x="0cm" svg:y="-5cm"/><text:p text:style-name="P852"><text:span text:style-name="T2094">s</text:span><text:span text:style-name="T2092">4</text:span></text:p><draw:enhanced-geometry svg:viewBox="0 0 21600 21600" draw:type="rectangle" draw:enhanced-path="M 0 0 L 21600 0 21600 21600 0 21600 0 0 Z N"/></draw:custom-shape><draw:g draw:style-name="gr2" xml:id="id165" draw:id="id165"><draw:glue-point draw:id="4" svg:x="0cm" svg:y="5cm"/><draw:glue-point draw:id="5" svg:x="0cm" svg:y="-5cm"/><draw:custom-shape draw:style-name="gr22" draw:text-style-name="P860" svg:width="1.004cm" svg:height="1.004cm" svg:x="4.8cm" svg:y="0.529cm"><text:p text:style-name="P852"><text:span text:style-name="T2094">s</text:span><text:span text:style-name="T2092">0</text:span></text:p><draw:enhanced-geometry svg:viewBox="0 0 21600 21600" draw:type="rectangle" draw:enhanced-path="M 0 0 L 21600 0 21600 21600 0 21600 0 0 Z N"/></draw:custom-shape><draw:custom-shape draw:style-name="gr12" draw:text-style-name="P859" svg:width="1.003cm" svg:height="1.004cm" svg:x="7.802cm" svg:y="0.529cm"><text:p text:style-name="P852"><text:span text:style-name="T2094">s</text:span><text:span text:style-name="T2092">3</text:span></text:p><draw:enhanced-geometry svg:viewBox="0 0 21600 21600" draw:type="rectangle" draw:enhanced-path="M 0 0 L 21600 0 21600 21600 0 21600 0 0 Z N"/></draw:custom-shape><draw:custom-shape draw:style-name="gr12" draw:text-style-name="P859" svg:width="1.003cm" svg:height="1.004cm" svg:x="6.802cm" svg:y="0.529cm"><text:p text:style-name="P852"><text:span text:style-name="T2094">s</text:span><text:span text:style-name="T2092">2</text:span></text:p><draw:enhanced-geometry svg:viewBox="0 0 21600 21600" draw:type="rectangle" draw:enhanced-path="M 0 0 L 21600 0 21600 21600 0 21600 0 0 Z N"/></draw:custom-shape><draw:custom-shape draw:style-name="gr22" draw:text-style-name="P859" svg:width="1.004cm" svg:height="1.004cm" svg:x="5.8cm" svg:y="0.529cm"><text:p text:style-name="P852"><text:span text:style-name="T2094">s</text:span><text:span text:style-name="T2092">1</text:span></text:p><draw:enhanced-geometry svg:viewBox="0 0 21600 21600" draw:type="rectangle" draw:enhanced-path="M 0 0 L 21600 0 21600 21600 0 21600 0 0 Z N"/></draw:custom-shape></draw:g><draw:g draw:style-name="gr2" xml:id="id167" draw:id="id167"><draw:glue-point draw:id="4" svg:x="5cm" svg:y="-0.5cm"/><draw:custom-shape draw:style-name="gr14" draw:text-style-name="P860" svg:width="1.004cm" svg:height="1.001cm" svg:x="0cm" svg:y="2.88cm"><text:p text:style-name="P852"><text:span text:style-name="T2091">c</text:span><text:span text:style-name="T2092">0</text:span></text:p><draw:enhanced-geometry svg:viewBox="0 0 21600 21600" draw:type="rectangle" draw:enhanced-path="M 0 0 L 21600 0 21600 21600 0 21600 0 0 Z N"/></draw:custom-shape><draw:custom-shape draw:style-name="gr15" draw:text-style-name="P859" svg:width="1.003cm" svg:height="1.001cm" svg:x="4.001cm" svg:y="2.88cm"><text:p text:style-name="P852"><text:span text:style-name="T2091">c</text:span><text:span text:style-name="T2092">4</text:span></text:p><draw:enhanced-geometry svg:viewBox="0 0 21600 21600" draw:type="rectangle" draw:enhanced-path="M 0 0 L 21600 0 21600 21600 0 21600 0 0 Z N"/></draw:custom-shape><draw:custom-shape draw:style-name="gr14" draw:text-style-name="P859" svg:width="1.004cm" svg:height="1.001cm" svg:x="2.999cm" svg:y="2.88cm"><text:p text:style-name="P852"><text:span text:style-name="T2091">c</text:span><text:span text:style-name="T2092">3</text:span></text:p><draw:enhanced-geometry svg:viewBox="0 0 21600 21600" draw:type="rectangle" draw:enhanced-path="M 0 0 L 21600 0 21600 21600 0 21600 0 0 Z N"/></draw:custom-shape><draw:custom-shape draw:style-name="gr16" draw:text-style-name="P859" svg:width="1.001cm" svg:height="1.001cm" svg:x="2cm" svg:y="2.88cm"><text:p text:style-name="P852"><text:span text:style-name="T2091">c</text:span><text:span text:style-name="T2092">2</text:span></text:p><draw:enhanced-geometry svg:viewBox="0 0 21600 21600" draw:type="rectangle" draw:enhanced-path="M 0 0 L 21600 0 21600 21600 0 21600 0 0 Z N"/></draw:custom-shape><draw:custom-shape draw:style-name="gr14" draw:text-style-name="P859" svg:width="1.004cm" svg:height="1.001cm" svg:x="1cm" svg:y="2.88cm"><text:p text:style-name="P852"><text:span text:style-name="T2091">c</text:span><text:span text:style-name="T2092">1</text:span></text:p><draw:enhanced-geometry svg:viewBox="0 0 21600 21600" draw:type="rectangle" draw:enhanced-path="M 0 0 L 21600 0 21600 21600 0 21600 0 0 Z N"/></draw:custom-shape></draw:g><draw:g draw:style-name="gr2" xml:id="id168" draw:id="id168"><draw:glue-point draw:id="4" svg:x="-5cm" svg:y="-0.5cm"/><draw:custom-shape draw:style-name="gr15" draw:text-style-name="P860" svg:width="1.003cm" svg:height="1.001cm" svg:x="9.999cm" svg:y="2.88cm"><text:p text:style-name="P852"><text:span text:style-name="T2091">p</text:span><text:span text:style-name="T2092">0</text:span></text:p><draw:enhanced-geometry svg:viewBox="0 0 21600 21600" draw:type="rectangle" draw:enhanced-path="M 0 0 L 21600 0 21600 21600 0 21600 0 0 Z N"/></draw:custom-shape><draw:custom-shape draw:style-name="gr15" draw:text-style-name="P859" svg:width="1.003cm" svg:height="1.001cm" svg:x="14.002cm" svg:y="2.88cm"><text:p text:style-name="P852"><text:span text:style-name="T2091">p</text:span><text:span text:style-name="T2092">4</text:span></text:p><draw:enhanced-geometry svg:viewBox="0 0 21600 21600" draw:type="rectangle" draw:enhanced-path="M 0 0 L 21600 0 21600 21600 0 21600 0 0 Z N"/></draw:custom-shape><draw:custom-shape draw:style-name="gr15" draw:text-style-name="P859" svg:width="1.003cm" svg:height="1.001cm" svg:x="13.002cm" svg:y="2.88cm"><text:p text:style-name="P852"><text:span text:style-name="T2091">p</text:span><text:span text:style-name="T2092">3</text:span></text:p><draw:enhanced-geometry svg:viewBox="0 0 21600 21600" draw:type="rectangle" draw:enhanced-path="M 0 0 L 21600 0 21600 21600 0 21600 0 0 Z N"/></draw:custom-shape><draw:custom-shape draw:style-name="gr15" draw:text-style-name="P859" svg:width="1.003cm" svg:height="1.001cm" svg:x="12.002cm" svg:y="2.88cm"><text:p text:style-name="P852"><text:span text:style-name="T2091">p</text:span><text:span text:style-name="T2092">2</text:span></text:p><draw:enhanced-geometry svg:viewBox="0 0 21600 21600" draw:type="rectangle" draw:enhanced-path="M 0 0 L 21600 0 21600 21600 0 21600 0 0 Z N"/></draw:custom-shape><draw:custom-shape draw:style-name="gr14" draw:text-style-name="P859" svg:width="1.004cm" svg:height="1.001cm" svg:x="11cm" svg:y="2.88cm"><text:p text:style-name="P852"><text:span text:style-name="T2091">p</text:span><text:span text:style-name="T2092">1</text:span></text:p><draw:enhanced-geometry svg:viewBox="0 0 21600 21600" draw:type="rectangle" draw:enhanced-path="M 0 0 L 21600 0 21600 21600 0 21600 0 0 Z N"/></draw:custom-shape></draw:g><draw:custom-shape draw:style-name="gr157" draw:text-style-name="P872" xml:id="id166" draw:id="id166" svg:width="3.005cm" svg:height="1.504cm" svg:x="5.999cm" svg:y="2.628cm"><draw:glue-point draw:id="4" svg:x="0cm" svg:y="-5cm"/><draw:glue-point draw:id="5" svg:x="-5cm" svg:y="-0.333cm"/><draw:glue-point draw:id="6" svg:x="5cm" svg:y="-0.333cm"/><draw:glue-point draw:id="7" svg:x="-1.666cm" svg:y="-5cm"/><draw:glue-point draw:id="8" svg:x="1.666cm" svg:y="-5cm"/><text:p text:style-name="P852"><text:span text:style-name="T2111">decryptKey</text:span></text:p><draw:enhanced-geometry svg:viewBox="0 0 21600 21600" draw:type="rectangle" draw:enhanced-path="M 0 0 L 21600 0 21600 21600 0 21600 0 0 Z N"/></draw:custom-shape><draw:connector draw:style-name="gr52" draw:text-style-name="P859" svg:x1="6.802cm" svg:y1="1.531cm" svg:x2="7.001cm" svg:y2="2.628cm" draw:start-shape="id165" draw:start-glue-point="4" draw:end-shape="id166" draw:end-glue-point="7" svg:d="M6802 1531v549h199v548" svg:viewBox="0 0 201 1099"><text:p/></draw:connector><draw:connector draw:style-name="gr4" draw:text-style-name="P859" svg:x1="5.002cm" svg:y1="3.33cm" svg:x2="5.999cm" svg:y2="3.33cm" draw:start-shape="id167" draw:start-glue-point="4" draw:end-shape="id166" draw:end-glue-point="5" svg:d="M5002 3330h997" svg:viewBox="0 0 998 2"><text:p/></draw:connector><draw:connector draw:style-name="gr52" draw:text-style-name="P859" svg:x1="9.001cm" svg:y1="3.33cm" svg:x2="9.999cm" svg:y2="3.33cm" draw:start-shape="id166" draw:start-glue-point="6" draw:end-shape="id168" draw:end-glue-point="4" svg:d="M9001 3330h998" svg:viewBox="0 0 1000 2"><text:p/></draw:connector><draw:connector draw:style-name="gr4" draw:text-style-name="P859" svg:x1="9.7cm" svg:y1="1.533cm" svg:x2="7.999cm" svg:y2="2.628cm" draw:start-shape="id169" draw:start-glue-point="2" draw:end-shape="id166" draw:end-glue-point="8" svg:d="M9700 1533v547h-1701v548" svg:viewBox="0 0 1702 1097"><text:p/></draw:connector></draw:g></text:p></draw:text-box></draw:frame><text:span text:style-name="T614">Figure </text:span><text:span text:style-name="T614"><text:sequence text:ref-name="refFigure23" text:name="Figure" text:formula="ooow:Figure+1" style:num-format="1">24</text:sequence></text:span><text:span text:style-name="T614">: </text:span><text:span text:style-name="T632">Player-Key</text:span><text:span text:style-name="T621"> </text:span><text:span text:style-name="T620">Keystream </text:span><text:span text:style-name="T621">E</text:span><text:span text:style-name="T618">x</text:span><text:span text:style-name="T621">ploit</text:span></text:p>
      <text:p text:style-name="P214"><text:span text:style-name="T36">The</text:span><text:span text:style-name="T18"> </text:span><text:span text:style-name="T29">4-byte </text:span><text:span text:style-name="T18">keystream</text:span><text:span text:style-name="T36"> snippet</text:span><text:span text:style-name="T18"> (</text:span><text:span text:style-name="T32"> </text:span><text:span text:style-name="T165">s</text:span><text:span text:style-name="T1001">0</text:span><text:span text:style-name="T167"> ,</text:span><text:span text:style-name="T166">..,</text:span><text:span text:style-name="T167"> </text:span><text:span text:style-name="T165">s</text:span><text:span text:style-name="T1001">3</text:span><text:span text:style-name="T32"> )</text:span><text:span text:style-name="T18"> </text:span><text:span text:style-name="T36">is</text:span><text:span text:style-name="T18"> </text:span><text:span text:style-name="T36">deduced from </text:span><text:span text:style-name="T171">c</text:span><text:span text:style-name="T50">, </text:span><text:span text:style-name="T171">p</text:span><text:span text:style-name="T50"> and </text:span><text:span text:style-name="T36">the </text:span><text:span text:style-name="T32">keystream </text:span><text:span text:style-name="T29">byte</text:span><text:span text:style-name="T36"> </text:span><text:span text:style-name="T168">s</text:span><text:span text:style-name="T1205">4</text:span><text:span text:style-name="T18">. </text:span></text:p>
      <text:p text:style-name="P214"><text:span text:style-name="T36">The</text:span><text:span text:style-name="T18"> ten equations of the</text:span><text:span text:style-name="T36"> </text:span><text:span text:style-name="T1842">de</text:span><text:span text:style-name="T1843">cryptKey</text:span><text:span text:style-name="T1821">-</text:span><text:span text:style-name="T1854">function</text:span><text:span text:style-name="T18"> are </text:span><text:span text:style-name="T29">transformed</text:span><text:span text:style-name="T18"> as </text:span><text:span text:style-name="T19">shown</text:span><text:span text:style-name="T18"> </text:span><text:span text:style-name="T21">below:</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3">1</text:p>
          </table:table-cell>
          <table:table-cell table:style-name="Table2.A1" office:value-type="string">
            <text:p text:style-name="P104">t<text:span text:style-name="T4">4</text:span> = s<text:span text:style-name="T4">4</text:span> <text:span text:style-name="T17">⊕</text:span> [ c<text:span text:style-name="T4">4 </text:span>] <text:span text:style-name="T17">⊕</text:span> c<text:span text:style-name="T4">3</text:span></text:p>
          </table:table-cell>
          <table:table-cell table:style-name="Table2.A1" office:value-type="string">
            <text:p text:style-name="P105">(eqn. 1)</text:p>
          </table:table-cell>
          <table:table-cell table:style-name="Table2.A1" office:value-type="string">
            <text:p text:style-name="P103">6</text:p>
          </table:table-cell>
          <table:table-cell table:style-name="Table2.A1" office:value-type="string">
            <text:p text:style-name="P104">t<text:span text:style-name="T4">1</text:span> = s<text:span text:style-name="T4">2</text:span> <text:span text:style-name="T17">⊕</text:span> [ t<text:span text:style-name="T4">2 </text:span>] <text:span text:style-name="T17">⊕</text:span> p<text:span text:style-name="T4">2</text:span></text:p>
          </table:table-cell>
          <table:table-cell table:style-name="Table2.A1" office:value-type="string">
            <text:p text:style-name="P105">(eqn. 8)</text:p>
          </table:table-cell>
        </table:table-row>
        <table:table-row>
          <table:table-cell table:style-name="Table2.A2" office:value-type="string">
            <text:p text:style-name="P103">2</text:p>
          </table:table-cell>
          <table:table-cell table:style-name="Table2.A2" office:value-type="string">
            <text:p text:style-name="P104">t<text:span text:style-name="T4">3</text:span> = s<text:span text:style-name="T4">4</text:span> <text:span text:style-name="T17">⊕</text:span> [ t<text:span text:style-name="T4">4 </text:span>] <text:span text:style-name="T17">⊕</text:span> p<text:span text:style-name="T4">4</text:span></text:p>
          </table:table-cell>
          <table:table-cell table:style-name="Table2.A2" office:value-type="string">
            <text:p text:style-name="P105">(eqn. 6)</text:p>
          </table:table-cell>
          <table:table-cell table:style-name="Table2.A2" office:value-type="string">
            <text:p text:style-name="P103">7</text:p>
          </table:table-cell>
          <table:table-cell table:style-name="Table2.A2" office:value-type="string">
            <text:p text:style-name="P104">s<text:span text:style-name="T4">1</text:span> = t<text:span text:style-name="T4">1</text:span> <text:span text:style-name="T17">⊕</text:span> [ c<text:span text:style-name="T4">1 </text:span>] <text:span text:style-name="T17">⊕</text:span> c<text:span text:style-name="T4">0</text:span></text:p>
          </table:table-cell>
          <table:table-cell table:style-name="Table2.A2" office:value-type="string">
            <text:p text:style-name="P105">(eqn. 4)</text:p>
          </table:table-cell>
        </table:table-row>
        <table:table-row>
          <table:table-cell table:style-name="Table2.A2" office:value-type="string">
            <text:p text:style-name="P103">3</text:p>
          </table:table-cell>
          <table:table-cell table:style-name="Table2.A2" office:value-type="string">
            <text:p text:style-name="P104">s<text:span text:style-name="T4">3</text:span> = t<text:span text:style-name="T4">3</text:span> <text:span text:style-name="T17">⊕</text:span> [ c<text:span text:style-name="T4">3 </text:span>] <text:span text:style-name="T17">⊕</text:span> c<text:span text:style-name="T4">2</text:span></text:p>
          </table:table-cell>
          <table:table-cell table:style-name="Table2.A2" office:value-type="string">
            <text:p text:style-name="P105">(eqn. 2)</text:p>
          </table:table-cell>
          <table:table-cell table:style-name="Table2.A2" office:value-type="string">
            <text:p text:style-name="P103">8</text:p>
          </table:table-cell>
          <table:table-cell table:style-name="Table2.A2" office:value-type="string">
            <text:p text:style-name="P104">t<text:span text:style-name="T4">0</text:span> = s<text:span text:style-name="T4">1</text:span> <text:span text:style-name="T17">⊕</text:span> [ t<text:span text:style-name="T4">1 </text:span>] <text:span text:style-name="T17">⊕</text:span> p<text:span text:style-name="T4">1</text:span></text:p>
          </table:table-cell>
          <table:table-cell table:style-name="Table2.A2" office:value-type="string">
            <text:p text:style-name="P105">(eqn. 9)</text:p>
          </table:table-cell>
        </table:table-row>
        <table:table-row>
          <table:table-cell table:style-name="Table2.A2" office:value-type="string">
            <text:p text:style-name="P103">4</text:p>
          </table:table-cell>
          <table:table-cell table:style-name="Table2.A2" office:value-type="string">
            <text:p text:style-name="P104">t<text:span text:style-name="T4">2</text:span> = s<text:span text:style-name="T4">3</text:span> <text:span text:style-name="T17">⊕</text:span> [ t<text:span text:style-name="T4">3 </text:span>] <text:span text:style-name="T17">⊕</text:span> p<text:span text:style-name="T4">3</text:span></text:p>
          </table:table-cell>
          <table:table-cell table:style-name="Table2.A2" office:value-type="string">
            <text:p text:style-name="P105">(eqn. 7)</text:p>
          </table:table-cell>
          <table:table-cell table:style-name="Table2.A2" office:value-type="string">
            <text:p text:style-name="P103">9</text:p>
          </table:table-cell>
          <table:table-cell table:style-name="Table2.A2" office:value-type="string">
            <text:p text:style-name="P104">s<text:span text:style-name="T4">0</text:span> = t<text:span text:style-name="T4">0</text:span> <text:span text:style-name="T17">⊕</text:span> [ c<text:span text:style-name="T4">0 </text:span>] <text:span text:style-name="T17">⊕</text:span> t<text:span text:style-name="T4">4</text:span></text:p>
          </table:table-cell>
          <table:table-cell table:style-name="Table2.A2" office:value-type="string">
            <text:p text:style-name="P105">(eqn. 5)</text:p>
          </table:table-cell>
        </table:table-row>
        <table:table-row>
          <table:table-cell table:style-name="Table2.A5" office:value-type="string">
            <text:p text:style-name="P103">5</text:p>
          </table:table-cell>
          <table:table-cell table:style-name="Table2.A5" office:value-type="string">
            <text:p text:style-name="P104">s<text:span text:style-name="T4">2</text:span> = t<text:span text:style-name="T4">2</text:span> <text:span text:style-name="T17">⊕</text:span> [ c<text:span text:style-name="T4">2 </text:span>] <text:span text:style-name="T17">⊕</text:span> c<text:span text:style-name="T4">1</text:span></text:p>
          </table:table-cell>
          <table:table-cell table:style-name="Table2.A5" office:value-type="string">
            <text:p text:style-name="P105">(eqn. 3)</text:p>
          </table:table-cell>
          <table:table-cell table:style-name="Table2.A5" office:value-type="string">
            <text:p text:style-name="P106">10</text:p>
          </table:table-cell>
          <table:table-cell table:style-name="Table2.A5" office:value-type="string">
            <text:p text:style-name="P104">p<text:span text:style-name="T4">0</text:span> = s<text:span text:style-name="T4">0</text:span> <text:span text:style-name="T17">⊕</text:span> [ t<text:span text:style-name="T4">0 </text:span>]</text:p>
          </table:table-cell>
          <table:table-cell table:style-name="Table2.A5" office:value-type="string">
            <text:p text:style-name="P105">(eqn. 10)</text:p>
          </table:table-cell>
        </table:table-row>
      </table:table>
      <text:p text:style-name="P699"><text:span text:style-name="T586">The equations are applied for all 2</text:span><text:span text:style-name="T785">8</text:span><text:span text:style-name="T586"> possible </text:span><text:span text:style-name="T598">s</text:span><text:span text:style-name="T402">4</text:span><text:span text:style-name="T586">. </text:span><text:span text:style-name="T587">Whenever</text:span><text:span text:style-name="T586"> equation </text:span><text:span text:style-name="T594">number </text:span><text:span text:style-name="T586">10 </text:span><text:span text:style-name="T587">evaluates to true</text:span><text:span text:style-name="T586">, a </text:span><text:span text:style-name="T587">mat</text:span><text:span text:style-name="T588">c</text:span><text:span text:style-name="T587">hing</text:span><text:span text:style-name="T586"> keystream </text:span><text:span text:style-name="T589">is</text:span><text:span text:style-name="T586"> found</text:span><text:span text:style-name="T589">. </text:span><text:span text:style-name="T590">A</text:span><text:span text:style-name="T589"> survey</text:span><text:span text:style-name="T787">↳</text:span><text:span text:style-name="T788"><text:bookmark-ref text:reference-format="number" text:ref-name="__RefHeading__14660_353829011">10.15</text:bookmark-ref></text:span><text:span text:style-name="T589"> </text:span><text:span text:style-name="T593">yielded</text:span><text:span text:style-name="T590"> </text:span><text:span text:style-name="T589">zero to five matching keystream</text:span><text:span text:style-name="T590">s</text:span><text:span text:style-name="T591"> </text:span><text:span text:style-name="T589">for </text:span><text:span text:style-name="T594">the given</text:span><text:span text:style-name="T590"> </text:span><text:span text:style-name="T592">set of studied</text:span><text:span text:style-name="T590"> DVD-Videos. </text:span></text:p>
      <text:h text:style-name="P826" text:outline-level="2"><text:bookmark-start text:name="__RefHeading__5031_807995423"/><text:span text:style-name="T1551">Keystream </text:span>Correlation Exploit<text:bookmark-end text:name="__RefHeading__5031_807995423"/></text:h>
      <text:p text:style-name="P248"><text:span text:style-name="T1417">The exploit is based on the correlation</text:span><text:span text:style-name="T1416"><text:note text:id="ftn27" text:note-class="footnote"><text:note-citation>27</text:note-citation><text:note-body><text:p text:style-name="P399">http://en.wikipedia.org/wiki/Correlation_attack</text:p></text:note-body></text:note></text:span><text:span text:style-name="T1417"> </text:span><text:span text:style-name="T1418">between </text:span><text:span text:style-name="T1417">the LFSR-A </text:span><text:span text:style-name="T1418">keystream</text:span><text:span text:style-name="T1419"> </text:span><text:span text:style-name="T1818">s</text:span><text:span text:style-name="T1253">A</text:span><text:span text:style-name="T1417">, the LFSR-B </text:span><text:span text:style-name="T1418">keystream</text:span><text:span text:style-name="T1417"> </text:span><text:span text:style-name="T1818">s</text:span><text:span text:style-name="T1253">B</text:span><text:span text:style-name="T1419"> </text:span><text:span text:style-name="T1417">and the generator's keystream</text:span><text:span text:style-name="T1419"> </text:span><text:span text:style-name="T1398">s</text:span><text:span text:style-name="T1399">.</text:span><text:span text:style-name="T1417"> </text:span></text:p>
      <text:p text:style-name="P246"><text:span text:style-name="T1420">In normal operation, t</text:span><text:span text:style-name="T978">he keystream</text:span><text:span text:style-name="T982"> bits</text:span><text:span text:style-name="T978"> </text:span><text:span text:style-name="T1798">s</text:span><text:span text:style-name="T1248">A</text:span><text:span text:style-name="T978"> </text:span><text:span text:style-name="T979">and</text:span><text:span text:style-name="T978"> </text:span><text:span text:style-name="T1798">s</text:span><text:span text:style-name="T1248">B</text:span><text:span text:style-name="T992"> a</text:span><text:span text:style-name="T978">re optionally inverted and then fed </text:span><text:span text:style-name="T981">to </text:span><text:span text:style-name="T991">the</text:span><text:span text:style-name="T981"> </text:span><text:span text:style-name="T985">1-bit </text:span><text:span text:style-name="T981">full</text:span><text:span text:style-name="T991">-</text:span><text:span text:style-name="T981">adder </text:span><text:span text:style-name="T978">that </text:span><text:span text:style-name="T993">produces</text:span><text:span text:style-name="T978"> the </text:span><text:span text:style-name="T979">generator's</text:span><text:span text:style-name="T978"> keystream</text:span><text:span text:style-name="T991"> bit</text:span><text:span text:style-name="T978"> </text:span><text:span text:style-name="T151">s</text:span><text:span text:style-name="T979"> and the carry-over bit </text:span><text:span text:style-name="T152">c</text:span><text:span text:style-name="T154">'</text:span><text:span text:style-name="T983">:</text:span></text:p>
      <text:p text:style-name="P248"><text:span text:style-name="T93"><text:tab/></text:span><text:span text:style-name="T1764">(</text:span><text:span text:style-name="T1766"> </text:span><text:span text:style-name="T1764">s,</text:span><text:span text:style-name="T1766"> </text:span><text:span text:style-name="T1763">c</text:span><text:span text:style-name="T1767">'</text:span><text:span text:style-name="T1766"> </text:span><text:span text:style-name="T1764">)</text:span><text:span text:style-name="T1766"> :</text:span><text:span text:style-name="T1764">=</text:span><text:span text:style-name="T1766"> </text:span><text:span text:style-name="T1798">(</text:span><text:span text:style-name="T1800"> </text:span><text:span text:style-name="T1798">s</text:span><text:span text:style-name="T1248">A</text:span><text:span text:style-name="T515"> </text:span><text:span text:style-name="T1798">⊕</text:span><text:span text:style-name="T1800"> </text:span><text:span text:style-name="T1798">ι</text:span><text:span text:style-name="T1248">A</text:span><text:span text:style-name="T1800"> ) </text:span><text:span text:style-name="T1798">+</text:span><text:span text:style-name="T1800"> </text:span><text:span text:style-name="T1798">(</text:span><text:span text:style-name="T1800"> </text:span><text:span text:style-name="T1798">s</text:span><text:span text:style-name="T1250">B</text:span><text:span text:style-name="T515"> </text:span><text:span text:style-name="T1798">⊕</text:span><text:span text:style-name="T1800"> </text:span><text:span text:style-name="T1798">ι</text:span><text:span text:style-name="T1248">B</text:span><text:span text:style-name="T1800"> ) </text:span><text:span text:style-name="T1798">+</text:span><text:span text:style-name="T1800"> </text:span><text:span text:style-name="T1798">c</text:span><text:span text:style-name="T287"> </text:span><text:span text:style-name="T789">↳</text:span><text:span text:style-name="T790"><text:bookmark-ref text:reference-format="number" text:ref-name="__RefHeading__1569_249676230">4.1</text:bookmark-ref></text:span></text:p>
      <text:p text:style-name="P253"><text:span text:style-name="T1680">However, i</text:span>f the 1-bit full-adder is replaced by an <text:span text:style-name="T1679">1-bit full subtractor</text:span><text:span text:style-name="T1679"><text:note text:id="ftn28" text:note-class="footnote"><text:note-citation>28</text:note-citation><text:note-body><text:p text:style-name="P411">http://en.wikipedia.org/wiki/Subtractor#Full_subtractor</text:p></text:note-body></text:note></text:span><text:span text:style-name="T1679"> (SUB)</text:span>, an LFSR keystream can be recovered <text:span text:style-name="T2067">from</text:span> the generator's keystream<text:span text:style-name="T2067"> and</text:span> the other LFSR keystream. For example, to recover <text:span text:style-name="T1417">the LFSR-B </text:span><text:span text:style-name="T1418">keystream</text:span><text:span text:style-name="T1417"> </text:span><text:span text:style-name="T1818">s</text:span><text:span text:style-name="T1253">B</text:span><text:span text:style-name="T1415">:</text:span></text:p>
      <text:p text:style-name="P245"><text:span text:style-name="T93"><text:tab/></text:span><text:span text:style-name="T1764">(</text:span><text:span text:style-name="T1766"> </text:span><text:span text:style-name="T1764">s</text:span><text:span text:style-name="T1242">B</text:span><text:span text:style-name="T515"> </text:span><text:span text:style-name="T1798">⊕</text:span><text:span text:style-name="T1800"> </text:span><text:span text:style-name="T1798">ι</text:span><text:span text:style-name="T1248">B</text:span><text:span text:style-name="T1766"> </text:span><text:span text:style-name="T1778">, </text:span><text:span text:style-name="T1763">c</text:span><text:span text:style-name="T1767">'</text:span><text:span text:style-name="T1766"> </text:span><text:span text:style-name="T1764">)</text:span><text:span text:style-name="T1766"> :</text:span><text:span text:style-name="T1764">=</text:span><text:span text:style-name="T1800"> </text:span><text:span text:style-name="T1797">s</text:span><text:span text:style-name="T1766"> </text:span><text:span text:style-name="T1778">- </text:span><text:span text:style-name="T1798">(</text:span><text:span text:style-name="T1800"> </text:span><text:span text:style-name="T1798">s</text:span><text:span text:style-name="T1248">A</text:span><text:span text:style-name="T1316"> </text:span><text:span text:style-name="T1798">⊕</text:span><text:span text:style-name="T1800"> </text:span><text:span text:style-name="T1798">ι</text:span><text:span text:style-name="T1248">A</text:span><text:span text:style-name="T1800"> ) </text:span><text:span text:style-name="T1801">-</text:span><text:span text:style-name="T1800"> </text:span><text:span text:style-name="T1798">c</text:span></text:p>
      <text:p text:style-name="P255"><text:span text:style-name="T1423">If</text:span><text:span text:style-name="T1421"> the LFSR-A register </text:span><text:span text:style-name="T1820">r</text:span><text:span text:style-name="T1255">A</text:span><text:span text:style-name="T1421"> is known, alongside with the (initial) carry-over bit </text:span><text:span text:style-name="T1400">c</text:span><text:span text:style-name="T1421">, and </text:span><text:span text:style-name="T1423">if</text:span><text:span text:style-name="T1421"> the 25</text:span><text:span text:style-name="T1423">-bit</text:span><text:span text:style-name="T1421"> keystream </text:span><text:span text:style-name="T1401">(</text:span><text:span text:style-name="T1402"> </text:span><text:span text:style-name="T1401">s</text:span><text:span text:style-name="T443">0</text:span><text:span text:style-name="T1402"> ,</text:span><text:span text:style-name="T1403">..,</text:span><text:span text:style-name="T1402"> </text:span><text:span text:style-name="T1401">s</text:span><text:span text:style-name="T443">24</text:span><text:span text:style-name="T1402"> )</text:span><text:span text:style-name="T1371"> </text:span><text:span text:style-name="T1374">is</text:span><text:span text:style-name="T1371"> also </text:span><text:span text:style-name="T1374">known</text:span><text:span text:style-name="T1371">, then </text:span><text:span text:style-name="T1374">it will be possible to recover </text:span><text:span text:style-name="T1371">the LFSR-B register </text:span><text:span text:style-name="T1820">r</text:span><text:span text:style-name="T1254">B</text:span><text:span text:style-name="T1400">.</text:span></text:p>
      <text:p text:style-name="P679"><draw:frame draw:style-name="fr1" draw:name="Frame22" text:anchor-type="paragraph" svg:x="0.051cm" svg:y="0.032cm" svg:width="8.514cm" draw:z-index="19"><draw:text-box fo:min-height="8.057cm"><text:p text:style-name="P469"><draw:g text:anchor-type="paragraph" draw:z-index="39" draw:style-name="gr1"><draw:frame draw:style-name="gr158" draw:text-style-name="P860" svg:width="3.315cm" svg:height="0.415cm" svg:x="2.856cm" svg:y="7.312cm"><draw:text-box><text:p text:style-name="P852"><text:span text:style-name="T2094">Keystream Bits ( </text:span><text:span text:style-name="T2103">s</text:span><text:span text:style-name="T2131">0</text:span><text:span text:style-name="T2103"> ,.., s</text:span><text:span text:style-name="T2131">24</text:span><text:span text:style-name="T2108"> )</text:span></text:p></draw:text-box></draw:frame><draw:g draw:style-name="gr2"><draw:custom-shape draw:style-name="gr159" draw:text-style-name="P863" svg:width="1.504cm" svg:height="1.003cm" svg:x="3.438cm" svg:y="6.213cm"><text:p text:style-name="P852"><text:span text:style-name="T2093"><text:s text:c="2"/></text:span><text:span text:style-name="T2093">...</text:span></text:p><draw:enhanced-geometry svg:viewBox="0 0 21600 21600" draw:type="rectangle" draw:enhanced-path="M 0 0 L 21600 0 21600 21600 0 21600 0 0 Z N"/></draw:custom-shape><draw:custom-shape draw:style-name="gr160" draw:text-style-name="P859" svg:width="0.204cm" svg:height="1.003cm" svg:x="4.738cm" svg:y="6.213cm"><text:p/><draw:enhanced-geometry svg:viewBox="0 0 21600 21600" draw:mirror-horizontal="false" draw:mirror-vertical="false" draw:type="rectangle" draw:enhanced-path="M 0 0 L 21600 0 21600 21600 0 21600 0 0 Z N"/></draw:custom-shape><draw:custom-shape draw:style-name="gr160" draw:text-style-name="P859" svg:width="0.204cm" svg:height="1.003cm" svg:x="3.639cm" svg:y="6.213cm"><text:p/><draw:enhanced-geometry svg:viewBox="0 0 21600 21600" draw:mirror-horizontal="false" draw:mirror-vertical="false" draw:type="rectangle" draw:enhanced-path="M 0 0 L 21600 0 21600 21600 0 21600 0 0 Z N"/></draw:custom-shape><draw:custom-shape draw:style-name="gr160" draw:text-style-name="P859" svg:width="0.204cm" svg:height="1.003cm" svg:x="3.438cm" svg:y="6.213cm"><text:p/><draw:enhanced-geometry svg:viewBox="0 0 21600 21600" draw:mirror-horizontal="false" draw:mirror-vertical="false" draw:type="rectangle" draw:enhanced-path="M 0 0 L 21600 0 21600 21600 0 21600 0 0 Z N"/></draw:custom-shape></draw:g><draw:custom-shape draw:style-name="gr161" draw:text-style-name="P860" xml:id="id170" draw:id="id170" svg:width="2.401cm" svg:height="1.003cm" svg:x="1.254cm" svg:y="0.212cm"><draw:glue-point draw:id="4" svg:x="0cm" svg:y="5cm" draw:escape-direction="down"/><draw:glue-point draw:id="5" svg:x="0cm" svg:y="-5cm" draw:escape-direction="up"/><text:p text:style-name="P852"><text:span text:style-name="T2094">LFSR-A</text:span></text:p><draw:enhanced-geometry svg:viewBox="0 0 21600 21600" draw:type="rectangle" draw:enhanced-path="M 0 0 L 21600 0 21600 21600 0 21600 0 0 Z N"/></draw:custom-shape><draw:custom-shape draw:style-name="gr162" draw:text-style-name="P860" xml:id="id171" draw:id="id171" svg:width="1.405cm" svg:height="0.699cm" svg:x="1.454cm" svg:y="2.512cm"><draw:glue-point draw:id="4" svg:x="-2.142cm" svg:y="-5cm" draw:escape-direction="up"/><draw:glue-point draw:id="5" svg:x="2.142cm" svg:y="-5cm" draw:escape-direction="up"/><text:p text:style-name="P852"><text:span text:style-name="T2094">XOR</text:span></text:p><draw:enhanced-geometry svg:viewBox="0 0 21600 21600" draw:mirror-horizontal="false" draw:mirror-vertical="false" draw:type="rectangle" draw:enhanced-path="M 0 0 L 21600 0 21600 21600 0 21600 0 0 Z N"/></draw:custom-shape><draw:custom-shape draw:style-name="gr161" draw:text-style-name="P860" xml:id="id173" draw:id="id173" svg:width="2.401cm" svg:height="1.003cm" svg:x="4.856cm" svg:y="0.212cm"><draw:glue-point draw:id="4" svg:x="0cm" svg:y="5cm" draw:escape-direction="down"/><draw:glue-point draw:id="5" svg:x="0cm" svg:y="-5cm" draw:escape-direction="up"/><text:p text:style-name="P852"><text:span text:style-name="T2094">LFSR-B</text:span></text:p><draw:enhanced-geometry svg:viewBox="0 0 21600 21600" draw:mirror-horizontal="false" draw:mirror-vertical="false" draw:type="rectangle" draw:enhanced-path="M 0 0 L 21600 0 21600 21600 0 21600 0 0 Z N"/></draw:custom-shape><draw:connector draw:style-name="gr4" draw:text-style-name="P863" svg:x1="2.454cm" svg:y1="1.214cm" svg:x2="2.455cm" svg:y2="2.512cm" draw:start-shape="id170" draw:start-glue-point="4" draw:end-shape="id171" draw:end-glue-point="5" svg:d="M2454 1214v649h1v649" svg:viewBox="0 0 4 1300"><text:p/></draw:connector><draw:connector draw:style-name="gr36" draw:text-style-name="P859" draw:line-skew="-1.766cm" svg:x1="1.154cm" svg:y1="2.861cm" svg:x2="1.856cm" svg:y2="2.512cm" draw:start-shape="id172" draw:start-glue-point="4" draw:end-shape="id171" draw:end-glue-point="4" svg:d="M1154 2861h446v-859h256v510" svg:viewBox="0 0 704 861"><text:p/></draw:connector><draw:custom-shape draw:style-name="gr163" draw:text-style-name="P860" xml:id="id174" draw:id="id174" svg:width="1.401cm" svg:height="0.699cm" svg:x="5.655cm" svg:y="2.512cm"><draw:glue-point draw:id="4" svg:x="-2.142cm" svg:y="-5cm" draw:escape-direction="up"/><draw:glue-point draw:id="5" svg:x="2.142cm" svg:y="-5cm" draw:escape-direction="up"/><text:p text:style-name="P852"><text:span text:style-name="T2094">XOR</text:span></text:p><draw:enhanced-geometry svg:viewBox="0 0 21600 21600" draw:type="rectangle" draw:enhanced-path="M 0 0 L 21600 0 21600 21600 0 21600 0 0 Z N"/></draw:custom-shape><draw:connector draw:style-name="gr164" draw:text-style-name="P859" svg:x1="6.056cm" svg:y1="1.214cm" svg:x2="6.056cm" svg:y2="2.512cm" draw:start-shape="id173" draw:start-glue-point="4" draw:end-shape="id174" draw:end-glue-point="4" svg:d="M6056 1214v1298" svg:viewBox="0 0 2 1300"><text:p/></draw:connector><draw:custom-shape draw:style-name="gr165" draw:text-style-name="P860" xml:id="id175" draw:id="id175" svg:width="0.101cm" svg:height="0.701cm" svg:x="7.454cm" svg:y="2.51cm"><draw:glue-point draw:id="4" svg:x="5cm" svg:y="0cm" draw:escape-direction="right"/><draw:glue-point draw:id="5" svg:x="-5cm" svg:y="0cm"/><text:p text:style-name="P852"><text:span text:style-name="T2103">ι</text:span><text:span text:style-name="T2132">B</text:span></text:p><draw:enhanced-geometry svg:viewBox="0 0 21600 21600" draw:mirror-horizontal="false" draw:mirror-vertical="false" draw:type="rectangle" draw:enhanced-path="M 0 0 L 21600 0 21600 21600 0 21600 0 0 Z N"/></draw:custom-shape><draw:connector draw:style-name="gr36" draw:text-style-name="P859" draw:line-skew="2.111cm" svg:x1="7.454cm" svg:y1="2.86cm" svg:x2="6.655cm" svg:y2="2.513cm" draw:start-shape="id175" draw:start-glue-point="5" draw:end-shape="id174" draw:end-glue-point="5" svg:d="M7454 2860h-197v-861h-602v514" svg:viewBox="0 0 801 863"><text:p/></draw:connector><draw:custom-shape draw:style-name="gr166" draw:text-style-name="P860" xml:id="id172" draw:id="id172" svg:width="0.101cm" svg:height="0.699cm" svg:x="1.055cm" svg:y="2.512cm"><draw:glue-point draw:id="4" svg:x="5cm" svg:y="0cm" draw:escape-direction="right"/><draw:glue-point draw:id="5" svg:x="-5cm" svg:y="0cm"/><text:p text:style-name="P852"><text:span text:style-name="T2103">ι</text:span><text:span text:style-name="T2132">A</text:span></text:p><draw:enhanced-geometry svg:viewBox="0 0 21600 21600" draw:mirror-horizontal="false" draw:mirror-vertical="false" draw:type="rectangle" draw:enhanced-path="M 0 0 L 21600 0 21600 21600 0 21600 0 0 Z N"/></draw:custom-shape><draw:custom-shape draw:style-name="gr167" draw:text-style-name="P860" xml:id="id177" draw:id="id177" svg:width="1.401cm" svg:height="1.003cm" svg:x="3.556cm" svg:y="4.311cm"><draw:glue-point draw:id="4" svg:x="-2.142cm" svg:y="-5cm" draw:escape-direction="up"/><draw:glue-point draw:id="5" svg:x="2.142cm" svg:y="-5cm" draw:escape-direction="up"/><draw:glue-point draw:id="6" svg:x="0cm" svg:y="-5cm" draw:escape-direction="up"/><draw:glue-point draw:id="7" svg:x="0cm" svg:y="5cm"/><draw:glue-point draw:id="8" svg:x="2.142cm" svg:y="5cm"/><text:p text:style-name="P852"><text:span text:style-name="T2094">SUB</text:span></text:p><draw:enhanced-geometry svg:viewBox="0 0 21600 21600" draw:type="rectangle" draw:enhanced-path="M 0 0 L 21600 0 21600 21600 0 21600 0 0 Z N"/></draw:custom-shape><draw:custom-shape draw:style-name="gr168" draw:text-style-name="P887" xml:id="id176" draw:id="id176" svg:width="0.101cm" svg:height="1.003cm" svg:x="5.454cm" svg:y="4.211cm"><draw:glue-point draw:id="4" svg:x="5cm" svg:y="0cm" draw:escape-direction="right"/><draw:glue-point draw:id="5" svg:x="-5cm" svg:y="0cm"/><draw:glue-point draw:id="6" svg:x="0cm" svg:y="-5cm" draw:escape-direction="up"/><draw:glue-point draw:id="7" svg:x="0cm" svg:y="5cm" draw:escape-direction="down"/><text:p text:style-name="P886"><text:span text:style-name="T2117">carry-over</text:span></text:p><draw:enhanced-geometry svg:viewBox="0 0 21600 21600" draw:mirror-horizontal="false" draw:mirror-vertical="false" draw:type="rectangle" draw:enhanced-path="M 0 0 L 21600 0 21600 21600 0 21600 0 0 Z N"/></draw:custom-shape><draw:frame draw:style-name="gr169" draw:text-style-name="P888" svg:width="2.153cm" svg:height="0.71cm" svg:x="0.307cm" svg:y="1.212cm"><draw:text-box><text:p text:style-name="P856"><text:span text:style-name="T2094">keystream s</text:span><text:span text:style-name="T2133">A</text:span></text:p></draw:text-box></draw:frame><draw:frame draw:style-name="gr170" draw:text-style-name="P888" svg:width="2.147cm" svg:height="0.71cm" svg:x="6.056cm" svg:y="1.235cm"><draw:text-box><text:p text:style-name="P856"><text:span text:style-name="T2094">keystream </text:span><text:span text:style-name="T2103">s</text:span><text:span text:style-name="T2133">B</text:span></text:p></draw:text-box></draw:frame><draw:line draw:style-name="gr171" draw:text-style-name="P859" svg:x1="4.255cm" svg:y1="5.313cm" svg:x2="4.255cm" svg:y2="6.212cm"><text:p/></draw:line><draw:line draw:style-name="gr172" draw:text-style-name="P860" svg:x1="0.255cm" svg:y1="0.711cm" svg:x2="1.255cm" svg:y2="0.709cm"><text:p text:style-name="P852"><text:span text:style-name="T2117">⎍</text:span></text:p></draw:line><draw:line draw:style-name="gr173" draw:text-style-name="P860" svg:x1="7.255cm" svg:y1="0.711cm" svg:x2="8.255cm" svg:y2="0.709cm"><text:p text:style-name="P852"><text:span text:style-name="T2117">⎍</text:span></text:p></draw:line><draw:connector draw:style-name="gr174" draw:text-style-name="P868" draw:line-skew="0.212cm" svg:x1="5.503cm" svg:y1="4.211cm" svg:x2="4.556cm" svg:y2="4.312cm" draw:start-shape="id176" draw:start-glue-point="6" draw:end-shape="id177" draw:end-glue-point="5" svg:d="M5503 4211v-298h-947v399" svg:viewBox="0 0 949 400"><text:p text:style-name="P852"><text:span text:style-name="T2103">C</text:span></text:p></draw:connector><draw:connector draw:style-name="gr175" draw:text-style-name="P868" svg:x1="4.556cm" svg:y1="5.314cm" svg:x2="5.503cm" svg:y2="5.213cm" draw:start-shape="id177" draw:start-glue-point="8" draw:end-shape="id176" draw:end-glue-point="7" svg:d="M4556 5314v510h947v-611" svg:viewBox="0 0 949 612"><text:p text:style-name="P852"><text:span text:style-name="T2103">C'</text:span></text:p></draw:connector><draw:connector draw:style-name="gr176" draw:text-style-name="P859" svg:x1="6.356cm" svg:y1="3.211cm" svg:x2="4.257cm" svg:y2="4.312cm" draw:start-shape="id174" draw:start-glue-point="2" draw:end-shape="id177" draw:end-glue-point="6" svg:d="M6356 3211v551h-2099v550" svg:viewBox="0 0 2101 1102"><text:p/></draw:connector><draw:connector draw:style-name="gr177" draw:text-style-name="P859" svg:x1="2.156cm" svg:y1="3.211cm" svg:x2="3.957cm" svg:y2="4.312cm" draw:start-shape="id171" draw:start-glue-point="2" draw:end-shape="id177" draw:end-glue-point="4" svg:d="M2156 3211v551h1801v550" svg:viewBox="0 0 1803 1102"><text:p/></draw:connector><draw:line draw:style-name="gr173" draw:text-style-name="P860" svg:x1="5.556cm" svg:y1="4.411cm" svg:x2="6.556cm" svg:y2="4.409cm"><text:p text:style-name="P852"><text:span text:style-name="T2117">⎍</text:span></text:p></draw:line><draw:line draw:style-name="gr173" draw:text-style-name="P860" svg:x1="4.955cm" svg:y1="6.714cm" svg:x2="5.955cm" svg:y2="6.712cm"><text:p text:style-name="P852"><text:span text:style-name="T2117">⎍</text:span></text:p></draw:line></draw:g></text:p></draw:text-box></draw:frame><text:span text:style-name="T643">Figure </text:span><text:span text:style-name="T643"><text:sequence text:ref-name="refFigure24" text:name="Figure" text:formula="ooow:Figure+1" style:num-format="1">25</text:sequence></text:span><text:span text:style-name="T643">: </text:span><text:span text:style-name="T645">Correlation Attack to Recover LFSR-B</text:span></text:p>
      <text:p text:style-name="P256">For a given<text:span text:style-name="T1422"> </text:span><text:span text:style-name="T1421">25-</text:span><text:span text:style-name="T1422">bit</text:span><text:span text:style-name="T1421"> </text:span><text:span text:style-name="T1460">keystream</text:span><text:span text:style-name="T1461">-</text:span><text:span text:style-name="T1462">snippet</text:span><text:span text:style-name="T1422"> </text:span><text:span text:style-name="T1822">(</text:span><text:span text:style-name="T1823"> </text:span><text:span text:style-name="T1822">s</text:span><text:span text:style-name="T453">n+0</text:span><text:span text:style-name="T1823"> ,</text:span><text:span text:style-name="T1824">..,</text:span><text:span text:style-name="T1823"> </text:span><text:span text:style-name="T1822">s</text:span><text:span text:style-name="T453">n+24</text:span><text:span text:style-name="T1823"> )</text:span><text:span text:style-name="T1373"> </text:span><text:span text:style-name="T1371">it would take a</text:span><text:span text:style-name="T1372"> brute</text:span><text:span text:style-name="T1371">-</text:span><text:span text:style-name="T1372">force attack</text:span><text:span text:style-name="T1371"> to test all</text:span><text:span text:style-name="T1372"> 2</text:span><text:span text:style-name="T738">17+25+1</text:span><text:span text:style-name="T1371"> generator states. However, with the correlation exploit it is possible to find all matching generator</text:span><text:span text:style-name="T1375">s</text:span><text:span text:style-name="T1371"> at a complexity of </text:span><text:span text:style-name="T1372">2</text:span><text:span text:style-name="T738">18</text:span><text:span text:style-name="T1371"> </text:span><text:span text:style-name="T1375">(17-bit LFSR-A register, plus the initial carry-over bit).</text:span><text:span text:style-name="T1371"> </text:span></text:p>
      <text:p text:style-name="P247"><text:span text:style-name="T1359">For a given</text:span><text:span text:style-name="T1361"> </text:span><text:span text:style-name="T1359">25-</text:span><text:span text:style-name="T1361">bit</text:span><text:span text:style-name="T1359"> </text:span><text:span text:style-name="T1378">keystream</text:span><text:span text:style-name="T1379">-</text:span><text:span text:style-name="T1377">head</text:span><text:span text:style-name="T1361"> </text:span><text:span text:style-name="T1395">(</text:span><text:span text:style-name="T1397"> </text:span><text:span text:style-name="T1395">s</text:span><text:span text:style-name="T442">0</text:span><text:span text:style-name="T1397"> ,</text:span><text:span text:style-name="T1396">..,</text:span><text:span text:style-name="T1397"> </text:span><text:span text:style-name="T1395">s</text:span><text:span text:style-name="T442">24</text:span><text:span text:style-name="T1397"> )</text:span><text:span text:style-name="T1361"> </text:span><text:span text:style-name="T1359">it would take a</text:span><text:span text:style-name="T1360"> brute</text:span><text:span text:style-name="T1359">-</text:span><text:span text:style-name="T1360">force attack</text:span><text:span text:style-name="T1359"> to test all</text:span><text:span text:style-name="T1360"> 2</text:span><text:span text:style-name="T735">40</text:span><text:span text:style-name="T1359"> generator </text:span><text:span text:style-name="T1377">start</text:span><text:span text:style-name="T1370">-</text:span><text:span text:style-name="T1359">states. However, with the correlation exploit it is possible to find all matching</text:span><text:span text:style-name="T1366"> </text:span><text:span text:style-name="T1359">generator</text:span><text:span text:style-name="T1368">s</text:span><text:span text:style-name="T1359"> at a complexity of </text:span><text:span text:style-name="T1360">2</text:span><text:span text:style-name="T735">16</text:span><text:span text:style-name="T1359">. </text:span><text:span text:style-name="T1369">(</text:span><text:span text:style-name="T1368">T</text:span><text:span text:style-name="T1367">hough </text:span><text:span text:style-name="T1369">it appears </text:span><text:span text:style-name="T1367">there are</text:span><text:span text:style-name="T1365"> only 2</text:span><text:span text:style-name="T737">15</text:span><text:span text:style-name="T1365"> </text:span><text:span text:style-name="T1368">valid </text:span><text:span text:style-name="T1367">start </text:span><text:span text:style-name="T1365">states</text:span><text:span text:style-name="T1368"> since back-shifting the LFSR-B register results </text:span><text:span text:style-name="T1369">half the time </text:span><text:span text:style-name="T1368">in <text:s/>invalid start states.</text:span><text:span text:style-name="T1369">)</text:span><text:span text:style-name="T1365"> </text:span><text:span text:style-name="T1362">Th</text:span><text:span text:style-name="T1359">is</text:span><text:span text:style-name="T1364"> exploit</text:span><text:span text:style-name="T1363"> </text:span><text:span text:style-name="T1362">w</text:span><text:span text:style-name="T1364">as presented by Frank A. Stevenson</text:span><text:span text:style-name="T1363">.</text:span><text:span text:style-name="T736"><text:bookmark-ref text:reference-format="number" text:ref-name="__RefHeading__14308_149943340">[2]</text:bookmark-ref></text:span></text:p>
      <text:p text:style-name="P257"><text:span text:style-name="T2068">S</text:span>ee the next chapter<text:span text:style-name="T2068"> t</text:span>o single out a <text:span text:style-name="T51">genuine</text:span> generator<text:span text:style-name="T2069">.</text:span><text:span text:style-name="T787">↳</text:span><text:span text:style-name="T786"><text:bookmark-ref text:reference-format="number" text:ref-name="__RefHeading__25756_1989897726">6.7</text:bookmark-ref></text:span></text:p>
      <text:h text:style-name="P825" text:outline-level="2"><text:bookmark-start text:name="__RefHeading__25756_1989897726"/>Generator <text:span text:style-name="T1991">Elimination</text:span><text:bookmark-end text:name="__RefHeading__25756_1989897726"/></text:h>
      <text:p text:style-name="P240"><text:span text:style-name="T1345">A</text:span><text:span text:style-name="T1323"> generator state </text:span><text:span text:style-name="T1407">g</text:span><text:span text:style-name="T1323"> can be defined as </text:span><text:span text:style-name="T1809">g = ( r</text:span><text:span text:style-name="T1005">A</text:span><text:span text:style-name="T1810">,</text:span><text:span text:style-name="T1809"> r</text:span><text:span text:style-name="T1005">B</text:span><text:span text:style-name="T1810">,</text:span><text:span text:style-name="T1809"> c )</text:span><text:span text:style-name="T1062">↳</text:span><text:span text:style-name="T743"><text:bookmark-ref text:reference-format="number" text:ref-name="__RefHeading__1569_249676230">4.1</text:bookmark-ref></text:span><text:span text:style-name="T1324">. With the 17-bit register </text:span><text:span text:style-name="T1809">r</text:span><text:span text:style-name="T1005">A</text:span><text:span text:style-name="T1325">, the 25-bit register </text:span><text:span text:style-name="T1809">r</text:span><text:span text:style-name="T1005">B</text:span><text:span text:style-name="T1326"> and the 1-bit carry-over </text:span><text:span text:style-name="T1333">bit </text:span><text:span text:style-name="T1408">c</text:span><text:span text:style-name="T1325">, there are 2</text:span><text:span text:style-name="T733">43</text:span><text:span text:style-name="T490"> </text:span><text:span text:style-name="T1327">different generator states </text:span><text:span text:style-name="T1811">G = { </text:span><text:span text:style-name="T1812">g</text:span><text:span text:style-name="T1256">i</text:span><text:span text:style-name="T1812">  } | i = </text:span><text:span text:style-name="T1811">0..2</text:span><text:span text:style-name="T822">43</text:span><text:span text:style-name="T1811">-1</text:span><text:span text:style-name="T1327">. </text:span></text:p>
      <text:p text:style-name="P173"><text:span text:style-name="T1682">However, a</text:span> keystream<text:span text:style-name="T1679"> </text:span>generator is <text:span text:style-name="T1678">set up with a</text:span> 5-byte seed. <text:span text:style-name="T1679">The initial value of the carry-over bit is zero. Hence, there are 2</text:span><text:span text:style-name="T766">4</text:span><text:span text:style-name="T706">0</text:span><text:span text:style-name="T506"> </text:span><text:span text:style-name="T1552">different generator </text:span><text:span text:style-name="T1270">start</text:span><text:span text:style-name="T33">-</text:span><text:span text:style-name="T1552">states </text:span><text:span text:style-name="T67">G</text:span><text:span text:style-name="T998">0</text:span><text:span text:style-name="T67"> ⊂ </text:span><text:span text:style-name="T68">G</text:span><text:span text:style-name="T1552">.</text:span></text:p>
      <text:p text:style-name="P174">With the keystream correlation exploit<text:span text:style-name="T706">↳</text:span><text:span text:style-name="T706"><text:bookmark-ref text:reference-format="number" text:ref-name="__RefHeading__14557_1031845421">6.5</text:bookmark-ref></text:span> a set of matching generator states <text:span text:style-name="T1683">can be</text:span> <text:span text:style-name="T1683">found</text:span> for a given 25-bit keystream. Additional keystream bits can be used to single out the genuine generator. That is, <text:span text:style-name="T1683">all (remaining)</text:span> generator<text:span text:style-name="T1683">s transition into their next state </text:span>and the produced keystream bit is compared with the given keystream bit until only one generator remains.<text:span text:style-name="T1683"> </text:span></text:p>
      <text:p text:style-name="P363">For every generator state <text:span text:style-name="T1753">g</text:span><text:span text:style-name="T1243">i</text:span> there <text:span text:style-name="T2069">is</text:span> a unique <text:span text:style-name="T100">n</text:span>-bit <text:span text:style-name="T1266">keystream</text:span><text:span text:style-name="T1306"> head</text:span><text:span text:style-name="T1555"> </text:span><text:span text:style-name="T1779">(s</text:span><text:span text:style-name="T1243">0</text:span><text:span text:style-name="T1779"> ,.., s</text:span><text:span text:style-name="T1243">n</text:span><text:span text:style-name="T1244">-1</text:span><text:span text:style-name="T1779"> )</text:span><text:line-break/>‒ <text:span text:style-name="T1553"><text:s/></text:span>where at least one generator state<text:span text:style-name="T1681"> </text:span><text:span text:style-name="T1779">g</text:span><text:span text:style-name="T1243">j</text:span><text:span text:style-name="T1732"> ( i ≠ j )</text:span><text:span text:style-name="T1681"> </text:span>exists <text:span text:style-name="T1681">that produces the same (</text:span><text:span text:style-name="T100">n</text:span><text:span text:style-name="T101">-1)</text:span><text:span text:style-name="T1681">-bit head </text:span><text:span text:style-name="T1779">(s</text:span><text:span text:style-name="T1243">0</text:span><text:span text:style-name="T1779"> ,.., s</text:span><text:span text:style-name="T1243">n-</text:span><text:span text:style-name="T1244">2</text:span><text:span text:style-name="T1779"> )</text:span><text:line-break/>‒ <text:span text:style-name="T1553"><text:s/>but </text:span>where no other generator state<text:span text:style-name="T1681"> </text:span><text:span text:style-name="T1779">g</text:span><text:span text:style-name="T1243">k</text:span><text:span text:style-name="T1732"> ( i ≠ k )</text:span><text:span text:style-name="T1681"> </text:span>exists <text:span text:style-name="T1681">that produces the same </text:span><text:span text:style-name="T100">n</text:span><text:span text:style-name="T1681">-bit head </text:span><text:span text:style-name="T1779">(s</text:span><text:span text:style-name="T1243">0</text:span><text:span text:style-name="T1779"> ,.., s</text:span><text:span text:style-name="T1243">n</text:span><text:span text:style-name="T1244">-1</text:span><text:span text:style-name="T1779"> )</text:span><text:span text:style-name="T1780">.</text:span></text:p>
      <text:p text:style-name="P46">For all generators in <text:span text:style-name="T1409">(1,0)</text:span><text:span text:style-name="T1394">-mode</text:span> the unique keystream<text:span text:style-name="T1927"> heads</text:span> were computed as follows:</text:p>
      <text:list xml:id="list2298265238577191017" text:style-name="List_20_2">
        <text:list-item>
          <text:p text:style-name="P789"><text:span text:style-name="T1055">F</text:span><text:span text:style-name="T1054">or </text:span><text:span text:style-name="T1056">i ∈ G</text:span><text:span text:style-name="T1065">0</text:span><text:span text:style-name="T1054"> the shortest unique keystream has 35 bits and the longest unique keystream has 78 bits</text:span><text:span text:style-name="T1062">↳</text:span><text:span text:style-name="T1063"><text:bookmark-ref text:reference-format="number" text:ref-name="__RefHeading__18114_1031845421">8.9</text:bookmark-ref></text:span><text:span text:style-name="T1067">.</text:span></text:p>
        </text:list-item>
        <text:list-item>
          <text:p text:style-name="P781"><text:span text:style-name="T1067">For </text:span><text:span text:style-name="T1068">i ∈ G</text:span><text:span text:style-name="T1067"> the shortest unique keystream has 39 bits and the longest unique keystream has 88 bits</text:span><text:span text:style-name="T1062">↳</text:span><text:span text:style-name="T1063"><text:bookmark-ref text:reference-format="number" text:ref-name="__RefHeading__15394_353829011">8.10</text:bookmark-ref></text:span><text:span text:style-name="T1067">.</text:span></text:p>
        </text:list-item>
      </text:list>
      <text:p text:style-name="P53">So, </text:p>
      <text:list xml:id="list182358132359343" text:continue-list="list182356118377653" text:style-name="List_20_2">
        <text:list-item>
          <text:p text:style-name="P763"><text:span text:style-name="T2069">to recover a genuine generator </text:span><text:span text:style-name="T1271">start</text:span><text:span text:style-name="T1683">-state in </text:span><text:span text:style-name="T1409">(1,0)</text:span><text:span text:style-name="T1394">-mode</text:span><text:span text:style-name="T1683"> it requires at least 5 bytes and at most 10 bytes;</text:span></text:p>
        </text:list-item>
        <text:list-item>
          <text:p text:style-name="P732"><text:span text:style-name="T2069">to recover any genuine generator state in </text:span><text:span text:style-name="T1409">(1,0)</text:span><text:span text:style-name="T1394">-mode</text:span><text:span text:style-name="T1683"> it requires at least 5 bytes and at most 11 bytes.</text:span></text:p>
        </text:list-item>
      </text:list>
      <text:p text:style-name="P301"/>
      <text:h text:style-name="P828" text:outline-level="2"><text:bookmark-start text:name="__RefHeading__9002_807995423"/>LFSR Reversal<text:bookmark-end text:name="__RefHeading__9002_807995423"/></text:h>
      <text:p text:style-name="P199"><text:span text:style-name="T192">In order to recover the</text:span><text:span text:style-name="T216"> </text:span><text:span text:style-name="T192">seed for a </text:span><text:span text:style-name="T230">generator</text:span><text:span text:style-name="T192">, </text:span><text:span text:style-name="T214">it may be necessary to</text:span><text:span text:style-name="T317"> </text:span><text:span text:style-name="T318">shift</text:span><text:span text:style-name="T317"> </text:span><text:span text:style-name="T214">an</text:span><text:span text:style-name="T192"> </text:span><text:span text:style-name="T213">LFSR</text:span><text:span text:style-name="T1058">↳</text:span><text:span text:style-name="T753"><text:bookmark-ref text:reference-format="number" text:ref-name="__RefHeading__10652_1013616884">4.2</text:bookmark-ref></text:span><text:span text:style-name="T214"> </text:span><text:span text:style-name="T317">backwards</text:span><text:span text:style-name="T213">.</text:span></text:p>
      <text:p text:style-name="P177"><draw:frame draw:style-name="fr12" draw:name="Frame10" text:anchor-type="paragraph" svg:x="0cm" svg:y="0cm" svg:width="16.148cm" draw:z-index="1"><draw:text-box fo:min-height="6.832cm"><text:p text:style-name="P467"/></draw:text-box></draw:frame><draw:g text:anchor-type="paragraph" draw:z-index="40" draw:style-name="gr1"><draw:line draw:style-name="gr172" draw:text-style-name="P860" svg:x1="-0.001cm" svg:y1="1.7cm" svg:x2="0.999cm" svg:y2="1.698cm"><text:p text:style-name="P852"><text:span text:style-name="T2117">⎍</text:span></text:p></draw:line><draw:custom-shape draw:style-name="gr178" draw:text-style-name="P884" xml:id="id179" draw:id="id179" svg:width="2.001cm" svg:height="1.16cm" svg:x="10.296cm" svg:y="4.6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7.546cm" svg:y1="3.2cm" svg:x2="10.696cm" svg:y2="4.6cm" draw:start-shape="id178" draw:start-glue-point="7" draw:end-shape="id179" draw:end-glue-point="4" svg:d="M7546 3200v700h3150v700" svg:viewBox="0 0 3152 1402"><text:p/></draw:connector><draw:connector draw:style-name="gr143" draw:text-style-name="P859" svg:x1="11.445cm" svg:y1="3.2cm" svg:x2="11.096cm" svg:y2="4.6cm" draw:start-shape="id180" draw:start-glue-point="7" draw:end-shape="id179" draw:end-glue-point="7" svg:d="M11445 3200v700h-349v700" svg:viewBox="0 0 351 1402"><text:p/></draw:connector><draw:connector draw:style-name="gr143" draw:text-style-name="P859" draw:line-skew="0.155cm" svg:x1="13.847cm" svg:y1="3.2cm" svg:x2="11.495cm" svg:y2="4.6cm" draw:end-shape="id179" draw:end-glue-point="8" svg:d="M13847 3200v599h-2352v801" svg:viewBox="0 0 2353 1402"><text:p/></draw:connector><draw:connector draw:style-name="gr143" draw:text-style-name="P859" draw:line-skew="0.099cm" svg:x1="14.145cm" svg:y1="3.2cm" svg:x2="11.895cm" svg:y2="4.6cm" draw:start-shape="id181" draw:start-glue-point="7" draw:end-shape="id179" draw:end-glue-point="5" svg:d="M14145 3200v799h-2250v601" svg:viewBox="0 0 2252 1402"><text:p/></draw:connector><draw:connector draw:style-name="gr143" draw:text-style-name="P859" svg:x1="11.296cm" svg:y1="5.757cm" svg:x2="15cm" svg:y2="2.302cm" draw:start-shape="id179" draw:start-glue-point="6" draw:end-shape="id182" draw:end-glue-point="1" svg:d="M11296 5757v510h4205v-3965h-501" svg:viewBox="0 0 4207 3967"><text:p/></draw:connector><draw:custom-shape draw:style-name="gr145" draw:text-style-name="P884" xml:id="id183" draw:id="id183" svg:width="1.999cm" svg:height="1.149cm" svg:x="2.298cm" svg:y="4.609cm"><draw:glue-point draw:id="4" svg:x="-3cm" svg:y="-5cm" draw:escape-direction="up"/><draw:glue-point draw:id="5" svg:x="3cm" svg:y="-5cm" draw:escape-direction="up"/><draw:glue-point draw:id="6" svg:x="0cm" svg:y="5cm" draw:escape-direction="down"/><draw:glue-point draw:id="7" svg:x="-1cm" svg:y="-5cm"/><draw:glue-point draw:id="8" svg:x="1cm" svg:y="-5cm"/><text:p text:style-name="P852"><text:span text:style-name="T2126">XOR</text:span></text:p><draw:enhanced-geometry svg:viewBox="0 0 21600 21600" draw:mirror-horizontal="false" draw:mirror-vertical="false" draw:type="rectangle" draw:enhanced-path="M 0 0 L 21600 0 21600 21600 0 21600 0 0 Z N"/></draw:custom-shape><draw:connector draw:style-name="gr143" draw:text-style-name="P859" svg:x1="3.296cm" svg:y1="5.756cm" svg:x2="6.294cm" svg:y2="2.302cm" draw:start-shape="id183" draw:start-glue-point="6" draw:end-shape="id184" draw:end-glue-point="1" svg:d="M3296 5756v509h3499v-3963h-501" svg:viewBox="0 0 3501 3965"><text:p/></draw:connector><draw:connector draw:style-name="gr143" draw:text-style-name="P859" svg:x1="2.146cm" svg:y1="3.2cm" svg:x2="3.894cm" svg:y2="4.609cm" draw:start-shape="id185" draw:start-glue-point="7" draw:end-shape="id183" draw:end-glue-point="5" svg:d="M2146 3200v703h1748v706" svg:viewBox="0 0 1750 1411"><text:p/></draw:connector><draw:connector draw:style-name="gr143" draw:text-style-name="P859" svg:x1="1.245cm" svg:y1="3.2cm" svg:x2="2.699cm" svg:y2="4.609cm" draw:start-shape="id186" draw:start-glue-point="7" draw:end-shape="id183" draw:end-glue-point="4" svg:d="M1245 3200v703h1454v706" svg:viewBox="0 0 1455 1411"><text:p/></draw:connector><draw:custom-shape draw:style-name="gr179" draw:text-style-name="P860" svg:width="0.302cm" svg:height="1.502cm" svg:x="3.1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8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2.2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5" draw:id="id185" svg:width="0.302cm" svg:height="1.502cm" svg:x="1.9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3</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6" draw:id="id186" svg:width="0.302cm" svg:height="1.502cm" svg:x="1.095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5.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5.2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6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3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4.0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3.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60" svg:width="0.302cm" svg:height="1.502cm" svg:x="3.4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5.8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16</text:span></text:p><draw:enhanced-geometry svg:viewBox="0 0 21600 21600" draw:mirror-horizontal="false" draw:mirror-vertical="false" draw:type="rectangle" draw:enhanced-path="M 0 0 L 21600 0 21600 21600 0 21600 0 0 Z N"/></draw:custom-shape><draw:custom-shape draw:style-name="gr183" draw:text-style-name="P859" xml:id="id184" draw:id="id184" svg:width="5.299cm" svg:height="2.005cm" svg:x="0.996cm" svg:y="1.3cm"><text:p text:style-name="P852"><text:span text:style-name="T2118">LFSR-A</text:span></text:p><draw:enhanced-geometry svg:viewBox="0 0 21600 21600" draw:type="rectangle" draw:enhanced-path="M 0 0 L 21600 0 21600 21600 0 21600 0 0 Z N"/></draw:custom-shape><draw:custom-shape draw:style-name="gr179" draw:text-style-name="P860" svg:width="0.302cm" svg:height="1.502cm" svg:x="9.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9.1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8.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8.5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2" draw:text-style-name="P860" svg:width="0.302cm" svg:height="1.502cm" svg:x="8.2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7.9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7.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78" draw:id="id178" svg:width="0.302cm" svg:height="1.502cm" svg:x="7.3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0</text:spa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1.8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1.5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xml:id="id180" draw:id="id180" svg:width="0.302cm" svg:height="1.502cm" svg:x="11.2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13</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0.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6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3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0.098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06" draw:text-style-name="P860" svg:width="0.302cm" svg:height="1.502cm" svg:x="9.7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1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4" draw:text-style-name="P859" xml:id="id182" draw:id="id182" svg:width="7.705cm" svg:height="2.005cm" svg:x="7.295cm" svg:y="1.3cm"><text:p text:style-name="P852"><text:span text:style-name="T2118">LFSR-B</text:span></text:p><draw:enhanced-geometry svg:viewBox="0 0 21600 21600" draw:type="rectangle" draw:enhanced-path="M 0 0 L 21600 0 21600 21600 0 21600 0 0 Z N"/></draw:custom-shape><draw:custom-shape draw:style-name="gr179" draw:text-style-name="P860" svg:width="0.302cm" svg:height="1.502cm" svg:x="14.2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xml:id="id181" draw:id="id181" svg:width="0.302cm" svg:height="1.502cm" svg:x="13.996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13.6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21</text:span></text:p><draw:enhanced-geometry svg:viewBox="0 0 21600 21600" draw:mirror-horizontal="false" draw:mirror-vertical="false" draw:type="rectangle" draw:enhanced-path="M 0 0 L 21600 0 21600 21600 0 21600 0 0 Z N"/></draw:custom-shape><draw:custom-shape draw:style-name="gr181" draw:text-style-name="P860" svg:width="0.302cm" svg:height="1.502cm" svg:x="13.397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3.0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7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79" draw:text-style-name="P860" svg:width="0.302cm" svg:height="1.502cm" svg:x="12.495cm" svg:y="1.7cm"><draw:glue-point draw:id="4" svg:x="5cm" svg:y="0cm" draw:escape-direction="right"/><draw:glue-point draw:id="5" svg:x="-5cm" svg:y="0cm"/><draw:glue-point draw:id="6" svg:x="0cm" svg:y="-5cm" draw:escape-direction="up"/><draw:glue-point draw:id="7" svg:x="0cm" svg:y="5cm" draw:escape-direction="down"/><text:p/><draw:enhanced-geometry svg:viewBox="0 0 21600 21600" draw:mirror-horizontal="false" draw:mirror-vertical="false" draw:type="rectangle" draw:enhanced-path="M 0 0 L 21600 0 21600 21600 0 21600 0 0 Z N"/></draw:custom-shape><draw:custom-shape draw:style-name="gr180" draw:text-style-name="P860" svg:width="0.302cm" svg:height="1.502cm" svg:x="14.596cm" svg:y="1.7cm"><draw:glue-point draw:id="4" svg:x="5cm" svg:y="0cm" draw:escape-direction="right"/><draw:glue-point draw:id="5" svg:x="-5cm" svg:y="0cm"/><draw:glue-point draw:id="6" svg:x="0cm" svg:y="-5cm" draw:escape-direction="up"/><draw:glue-point draw:id="7" svg:x="0cm" svg:y="5cm" draw:escape-direction="down"/><text:p text:style-name="P852"><text:span text:style-name="T2094">24</text:span></text:p><draw:enhanced-geometry svg:viewBox="0 0 21600 21600" draw:mirror-horizontal="false" draw:mirror-vertical="false" draw:type="rectangle" draw:enhanced-path="M 0 0 L 21600 0 21600 21600 0 21600 0 0 Z N"/></draw:custom-shape><draw:line draw:style-name="gr173" draw:text-style-name="P860" svg:x1="14.999cm" svg:y1="1.7cm" svg:x2="15.999cm" svg:y2="1.698cm"><text:p text:style-name="P852"><text:span text:style-name="T2117">⎍</text:span></text:p></draw:line></draw:g><text:span text:style-name="T614">Figure </text:span><text:span text:style-name="T614"><text:sequence text:ref-name="refFigure25" text:name="Figure" text:formula="ooow:Figure+1" style:num-format="1">26</text:sequence></text:span><text:span text:style-name="T614">: </text:span><text:span text:style-name="T635">Back-</text:span><text:span text:style-name="T636">shifting </text:span><text:span text:style-name="T614">LFSR-A and LFSR-B</text:span></text:p>
      <text:p text:style-name="P198"><text:span text:style-name="T1928">Shifting </text:span>an LFSR <text:span text:style-name="T1567">backwards </text:span>is the reversal of the <text:span text:style-name="T99">next</text:span>-method.<text:span text:style-name="T1684"> </text:span><text:span text:style-name="T1027">Both</text:span><text:span text:style-name="T1028"> LFSR</text:span><text:span text:style-name="T1027">s</text:span><text:span text:style-name="T1028"> </text:span><text:span text:style-name="T1027">are</text:span><text:span text:style-name="T1028"> driven by XOR of </text:span><text:span text:style-name="T1027">selected</text:span><text:span text:style-name="T1028"> </text:span><text:span text:style-name="T1027">register </text:span><text:span text:style-name="T1028">bits.</text:span><text:span text:style-name="T1027"> </text:span><text:span text:style-name="T1028">The bit positions that affect the </text:span><text:span text:style-name="T1029">previous</text:span><text:span text:style-name="T1028"> state are called the taps.</text:span><text:span text:style-name="T1030"> The </text:span><text:span text:style-name="T1029">lowest register bit </text:span><text:span text:style-name="T182">r</text:span><text:span text:style-name="T1206">0</text:span><text:span text:style-name="T1030"> </text:span><text:span text:style-name="T322">is</text:span><text:span text:style-name="T323"> the keystream</text:span><text:span text:style-name="T324"> bit</text:span><text:span text:style-name="T323"> </text:span><text:span text:style-name="T188">s</text:span><text:span text:style-name="T322">.</text:span></text:p>
      <text:p text:style-name="P531"><text:span text:style-name="T1657">LFSR-A taps bits 0 and 3, that is </text:span><text:span text:style-name="T1792">r</text:span><text:span text:style-name="T1790">.tap()</text:span><text:span text:style-name="T1793"> =</text:span><text:span text:style-name="T1794"> </text:span><text:span text:style-name="T1795">r</text:span><text:span text:style-name="T1251">0</text:span><text:span text:style-name="T1802"> </text:span><text:span text:style-name="T1803">⊕</text:span><text:span text:style-name="T1802"> </text:span><text:span text:style-name="T1803">r</text:span><text:span text:style-name="T1251">3</text:span><text:span text:style-name="T254">.</text:span></text:p>
      <text:p text:style-name="P537"><text:span text:style-name="T1657">LFSR-B taps bit 0, 13, 21 and 22, that is </text:span><text:span text:style-name="T1792">r</text:span><text:span text:style-name="T1790">.tap()</text:span><text:span text:style-name="T1793"> =</text:span><text:span text:style-name="T1794"> </text:span><text:span text:style-name="T1803">r</text:span><text:span text:style-name="T1313">0</text:span><text:span text:style-name="T1802"> </text:span><text:span text:style-name="T1803">⊕</text:span><text:span text:style-name="T1802"> </text:span><text:span text:style-name="T1803">r</text:span><text:span text:style-name="T1313">13</text:span><text:span text:style-name="T1802"> </text:span><text:span text:style-name="T1803">⊕</text:span><text:span text:style-name="T1802"> </text:span><text:span text:style-name="T1803">r</text:span><text:span text:style-name="T1313">21</text:span><text:span text:style-name="T1802"> </text:span><text:span text:style-name="T1803">⊕</text:span><text:span text:style-name="T1802"> </text:span><text:span text:style-name="T1803">r</text:span><text:span text:style-name="T1314">2</text:span><text:span text:style-name="T1313">2</text:span><text:span text:style-name="T977">.</text:span></text:p>
      <text:p text:style-name="P65"><text:span text:style-name="T325">T</text:span><text:span text:style-name="T324">o transition </text:span><text:span text:style-name="T325">from </text:span><text:span text:style-name="T322">an</text:span><text:span text:style-name="T325"> LFSR state </text:span><text:span text:style-name="T189">r</text:span><text:span text:style-name="T325"> </text:span><text:span text:style-name="T324">into the </text:span><text:span text:style-name="T328">previous</text:span><text:span text:style-name="T324"> </text:span><text:span text:style-name="T326">LFSR </text:span><text:span text:style-name="T324">state </text:span><text:span text:style-name="T1814">r'</text:span><text:span text:style-name="T1815"> := r.</text:span><text:span text:style-name="T1816">prev</text:span><text:span text:style-name="T1815">()</text:span><text:span text:style-name="T327">:</text:span></text:p>
      <text:list xml:id="list182358330639672" text:continue-list="list4865393943919775352" text:style-name="List_20_2">
        <text:list-item>
          <text:p text:style-name="P768">the tap is applied,</text:p>
        </text:list-item>
        <text:list-item>
          <text:p text:style-name="P769"><text:span text:style-name="T281">t</text:span><text:span text:style-name="T280">he </text:span><text:span text:style-name="T147">n</text:span><text:span text:style-name="T279">-bit </text:span><text:span text:style-name="T280">register </text:span><text:span text:style-name="T150">r</text:span><text:span text:style-name="T280"> is </text:span><text:span text:style-name="T289">left-</text:span><text:span text:style-name="T280">shifted</text:span><text:span text:style-name="T281">,</text:span><text:span text:style-name="T284"> </text:span><text:span text:style-name="T279">that is </text:span><text:span text:style-name="T1796">r'</text:span><text:span text:style-name="T1246">i</text:span><text:span text:style-name="T1796"> := r</text:span><text:span text:style-name="T1246">i</text:span><text:span text:style-name="T1251">+1</text:span><text:span text:style-name="T1796"> | i = 0 .. (n-2)</text:span><text:span text:style-name="T1851">,</text:span></text:p>
        </text:list-item>
        <text:list-item>
          <text:p text:style-name="P770"><text:span text:style-name="T1851">the </text:span><text:span text:style-name="T1852">highest</text:span><text:span text:style-name="T1851"> bit </text:span><text:span text:style-name="T1852">of the</text:span><text:span text:style-name="T1853"> </text:span><text:span text:style-name="T1804">n</text:span><text:span text:style-name="T1851">-bit </text:span><text:span text:style-name="T1853">register</text:span><text:span text:style-name="T1852"> </text:span><text:span text:style-name="T1851">is set to the previously tapped value, that is </text:span><text:span text:style-name="T1804">r'</text:span><text:span text:style-name="T1251">n-1</text:span><text:span text:style-name="T1804"> := r.tap().</text:span></text:p>
        </text:list-item>
      </text:list>
      <text:p text:style-name="P533">If all bits of register <text:span text:style-name="T51">r</text:span> are zero, all of the <text:span text:style-name="T1684">previous</text:span> state <text:span text:style-name="T51">r'</text:span> bits are also zero. This null-cycle <text:span text:style-name="T1659">has</text:span> a period <text:span text:style-name="T2015">length </text:span>of 1<text:span text:style-name="T2015"> state.</text:span></text:p>
      <text:p text:style-name="P61">For none-zero registers,</text:p>
      <text:list xml:id="list182356677937746" text:continue-list="list4416904285239099352" text:style-name="List_20_2">
        <text:list-item>
          <text:p text:style-name="P757"><text:span text:style-name="T255">t</text:span><text:span text:style-name="T248">he </text:span><text:span text:style-name="T247">LFSR-A cycle has a period with 2</text:span><text:span text:style-name="T756">17</text:span><text:span text:style-name="T247">-1 </text:span><text:span text:style-name="T256">different </text:span><text:span text:style-name="T247">states</text:span><text:span text:style-name="T255">,</text:span><text:span text:style-name="T1060">↳</text:span><text:span text:style-name="T1059"><text:bookmark-ref text:reference-format="number" text:ref-name="__RefNumPara__19874_807995423">8.1</text:bookmark-ref></text:span></text:p>
        </text:list-item>
        <text:list-item>
          <text:p text:style-name="P782"><text:span text:style-name="T968">t</text:span><text:span text:style-name="T963">he </text:span><text:span text:style-name="T961">LFSR-</text:span><text:span text:style-name="T964">B</text:span><text:span text:style-name="T961"> cycle has a period with 2</text:span><text:span text:style-name="T730">25</text:span><text:span text:style-name="T961">-1 </text:span><text:span text:style-name="T969">different </text:span><text:span text:style-name="T961">states.</text:span><text:span text:style-name="T1061">↳</text:span><text:span text:style-name="T1061"><text:bookmark-ref text:reference-format="number" text:ref-name="__RefHeading__16418_2075100171">8.2</text:bookmark-ref></text:span><text:span text:style-name="T961"> </text:span></text:p>
        </text:list-item>
      </text:list>
      <text:p text:style-name="P86"><text:span text:style-name="T1266">Notes</text:span>:</text:p>
      <text:list xml:id="list182357382240781" text:continue-list="list182357854583935" text:style-name="List_20_2">
        <text:list-item text:start-value="1">
          <text:p text:style-name="P777"><text:span text:style-name="T828">In general, </text:span><text:span text:style-name="T829">shifting</text:span><text:span text:style-name="T830"> an LFSR</text:span><text:span text:style-name="T828"> </text:span><text:span text:style-name="T829">can</text:span><text:span text:style-name="T828"> lead to an invalid </text:span><text:span text:style-name="T834">start</text:span><text:span text:style-name="T831">-</text:span><text:span text:style-name="T828">state</text:span><text:span text:style-name="T830">. That is, a generator is invalid </text:span><text:span text:style-name="T828">if </text:span><text:span text:style-name="T832">b</text:span><text:span text:style-name="T828">it-8 </text:span><text:span text:style-name="T830">of</text:span><text:span text:style-name="T828"> LFSR-A is not set, if </text:span><text:span text:style-name="T832">b</text:span><text:span text:style-name="T828">it-3 </text:span><text:span text:style-name="T830">of</text:span><text:span text:style-name="T828"> LFSR-B is not set, or, if the carry-</text:span><text:span text:style-name="T829">over </text:span><text:span text:style-name="T830">bit</text:span><text:span text:style-name="T828"> of the generator is set. </text:span></text:p>
        </text:list-item>
        <text:list-item>
          <text:p text:style-name="P792"><text:span text:style-name="T830">If the </text:span><text:span text:style-name="T831">keystream correlation </text:span><text:span text:style-name="T830">exploit</text:span><text:span text:style-name="T1064">↳</text:span><text:span text:style-name="T794"><text:bookmark-ref text:reference-format="number" text:ref-name="__RefHeading__14557_1031845421">6.5</text:bookmark-ref></text:span><text:span text:style-name="T831"> for </text:span><text:span text:style-name="T1057">G</text:span><text:span text:style-name="T1066">0</text:span><text:span text:style-name="T830"> is used</text:span><text:span text:style-name="T831">, </text:span><text:span text:style-name="T828">LFSR-B </text:span><text:span text:style-name="T831">may end up </text:span><text:span text:style-name="T829">in</text:span><text:span text:style-name="T831"> an invalid </text:span><text:span text:style-name="T833">start</text:span><text:span text:style-name="T835">-</text:span><text:span text:style-name="T836">state</text:span><text:span text:style-name="T828">. </text:span><text:span text:style-name="T832">It appears that</text:span><text:span text:style-name="T830"> </text:span><text:span text:style-name="T831">only </text:span><text:span text:style-name="T830">2</text:span><text:span text:style-name="T794">15</text:span><text:span text:style-name="T830"> of the produced 2</text:span><text:span text:style-name="T794">16</text:span><text:span text:style-name="T830"> LFSR-B </text:span><text:span text:style-name="T829">states</text:span><text:span text:style-name="T830"> are valid.</text:span></text:p>
        </text:list-item>
      </text:list>
      <text:p text:style-name="P87"/>
      <text:h text:style-name="P825" text:outline-level="2"><text:bookmark-start text:name="__RefHeading__16514_353829011"/>Feature Prediction<text:bookmark-end text:name="__RefHeading__16514_353829011"/></text:h>
      <text:p text:style-name="P170"><text:span text:style-name="T1558">A</text:span> challenge for the title-key recovery is <text:span text:style-name="T1558">the</text:span> prediction of a<text:span text:style-name="T1582"> plain-text</text:span> feature<text:span text:style-name="T1558"> snippet</text:span>. <text:span text:style-name="T1558">Though, i</text:span>f prediction were easy, we wouldn't <text:span text:style-name="T1558">need</text:span> to decrypt the feature in the first place. Luckily, there are <text:span text:style-name="T2070">a few simple</text:span> approache<text:span text:style-name="T1558">s to predict data snippets in a DVD-Pack</text:span><text:span text:style-name="T799">↳</text:span><text:span text:style-name="T799"><text:bookmark-ref text:reference-format="number" text:ref-name="__RefNumPara__5948_230087615">2.9</text:bookmark-ref></text:span><text:span text:style-name="T1558">. </text:span></text:p>
      <text:list xml:id="list182357790655351" text:continue-list="list182357382240781" text:style-name="Numbering_20_2">
        <text:list-item text:start-value="1">
          <text:p text:style-name="P793"><text:bookmark-start text:name="__RefHeading__33706_498603061"/><text:span text:style-name="T1317">The probably most simple and reliable way to predict </text:span><text:span text:style-name="T1450">a snippet</text:span><text:span text:style-name="T1317"> is a </text:span><text:span text:style-name="T1455">padding stream</text:span><text:span text:style-name="T1317"> (BE</text:span><text:span text:style-name="T441">H</text:span><text:span text:style-name="T1317">) </text:span><text:span text:style-name="T1492">which</text:span><text:span text:style-name="T1317"> </text:span><text:span text:style-name="T1451">6-byte header </text:span><text:span text:style-name="T1492">is located </text:span><text:span text:style-name="T1451">in the not-encrypted area before</text:span><text:span text:style-name="T1317"> </text:span><text:span text:style-name="T1451">offset</text:span><text:span text:style-name="T1317"> 80</text:span><text:span text:style-name="T441">H</text:span><text:span text:style-name="T1317">. </text:span><text:span text:style-name="T1451">Then all plain-text bytes from offset 80</text:span><text:span text:style-name="T1210">H</text:span><text:span text:style-name="T1451"> till the end of the DVD-Pack have to be</text:span><text:span text:style-name="T1317"> </text:span><text:span text:style-name="T1451">FF</text:span><text:span text:style-name="T444">H</text:span><text:span text:style-name="T1477"> f</text:span><text:span text:style-name="T1317">iller bytes.</text:span><text:span text:style-name="T734">↳</text:span><text:span text:style-name="T732"><text:bookmark-ref text:reference-format="number" text:ref-name="__RefHeading__6149_309438263">2.10</text:bookmark-ref></text:span><text:bookmark-end text:name="__RefHeading__33706_498603061"/></text:p>
        </text:list-item>
        <text:list-item>
          <text:p text:style-name="P794"><text:bookmark-start text:name="__RefHeading__33708_498603061"/><text:bookmark-start text:name="__RefHeading__25210_136235525"/><text:span text:style-name="T1992">This is almost the same as the first approach. However, the header of the </text:span><text:span text:style-name="T1307">padding stream</text:span><text:span text:style-name="T1992"> can be located in the encrypted area. If there are two elementary streams (PES) inside a DVD-Pack and the 1</text:span><text:span text:style-name="T800">st</text:span><text:span text:style-name="T1559"> PES is either BD</text:span><text:span text:style-name="T440">H</text:span><text:span text:style-name="T1559">, C#</text:span><text:span text:style-name="T440">H</text:span><text:span text:style-name="T1559">, or E0</text:span><text:span text:style-name="T440">H</text:span><text:span text:style-name="T1559"> then the 2</text:span><text:span text:style-name="T800">nd</text:span><text:span text:style-name="T1559"> PES appears to be a padding stream (BE</text:span><text:span text:style-name="T440">H</text:span><text:span text:style-name="T1559">).</text:span><text:span text:style-name="T723"><text:bookmark-ref text:reference-format="number" text:ref-name="__RefHeading__16412_2075100171">10.8</text:bookmark-ref></text:span><text:span text:style-name="T1031"> </text:span>So <text:span text:style-name="T1685">the plain-text consists of the</text:span> four bytes with the stream-id (00<text:span text:style-name="T395">H</text:span>,00<text:span text:style-name="T395">H</text:span>,01<text:span text:style-name="T395">H</text:span>,BE<text:span text:style-name="T395">H</text:span>), two bytes with the PES length<text:span text:style-name="T1685"> (the length results from the size of the 1</text:span><text:span text:style-name="T800">st</text:span><text:span text:style-name="T1559"> PES)</text:span>, and finally the FF<text:span text:style-name="T395">H</text:span> filler bytes till the end of the pack. –<text:span text:style-name="T1685"> </text:span><text:span text:style-name="T1014">This kind of prediction is mentioned in libdvdcss</text:span><text:span text:style-name="T722"><text:bookmark-ref text:reference-format="number" text:ref-name="__RefNumPara__8561_1159668703">[4]</text:bookmark-ref></text:span><text:span text:style-name="T1018">,</text:span><text:span text:style-name="T1014"> but </text:span><text:span text:style-name="T1018">was never</text:span><text:span text:style-name="T1014"> </text:span><text:span text:style-name="T1031">fully implemented</text:span><text:span text:style-name="T1014">.</text:span><text:bookmark-end text:name="__RefHeading__33708_498603061"/><text:bookmark-end text:name="__RefHeading__25210_136235525"/></text:p>
        </text:list-item>
        <text:list-item>
          <text:p text:style-name="P740"><text:bookmark-start text:name="__RefHeading__33710_498603061"/>The video-data <text:span text:style-name="T1560">of the feature </text:span>is stored <text:span text:style-name="T1685">as</text:span> compressed pixel-blocks. There is a certain likelihood that a pixel-block <text:span text:style-name="T51">w</text:span> <text:span text:style-name="T1560">(word) </text:span>repeats. Even several times forming a <text:span text:style-name="T1266">cyc</text:span><text:span text:style-name="T1308">l</text:span><text:span text:style-name="T1266">e</text:span> <text:span text:style-name="T1753">ww</text:span><text:span text:style-name="T1721">+</text:span><text:span text:style-name="T1721"><text:note text:id="ftn29" text:note-class="footnote"><text:note-citation>29</text:note-citation><text:note-body><text:p text:style-name="P412">http://en.wikipedia.org/wiki/Regular_expression#POSIX_extended</text:p></text:note-body></text:note></text:span>. If such a cycle crosses over <text:span text:style-name="T1929">offset</text:span> 80<text:span text:style-name="T395">H</text:span>, it can be used for prediction: The part of the <text:span text:style-name="T1685">word</text:span> <text:span text:style-name="T51">w</text:span> before the 80<text:span text:style-name="T395">H</text:span>-border is the head <text:span text:style-name="T51">h</text:span>, the part <text:span text:style-name="T1560">at</text:span> the 80<text:span text:style-name="T395">H</text:span>-border is the tail <text:span text:style-name="T51">t</text:span>, so the cycle <text:span text:style-name="T1753">ww+</text:span> becomes <text:span text:style-name="T51">(ht)(ht)+</text:span>. If the not-encrypted part, before the 80<text:span text:style-name="T395">H</text:span>-border, contains any pattern <text:span text:style-name="T1753">h(tw</text:span><text:span text:style-name="T1829">﹡)</text:span><text:span text:style-name="T1753">h</text:span>, then the prediction after the 80<text:span text:style-name="T395">H</text:span>-border is <text:span text:style-name="T1753">tw+</text:span>. –<text:span text:style-name="T1685"> <text:s/>This kind of prediction, in a more conservative variant, was first presented by </text:span><text:span text:style-name="T1733">Ethan Hawke</text:span><text:span text:style-name="T801"><text:bookmark-ref text:reference-format="number" text:ref-name="__RefHeading__33704_498603061">[3]</text:bookmark-ref></text:span><text:span text:style-name="T1685">. Libdvdcss</text:span><text:span text:style-name="T724"><text:bookmark-ref text:reference-format="number" text:ref-name="__RefNumPara__8561_1159668703">[4]</text:bookmark-ref></text:span><text:span text:style-name="T1560"> uses another variant of this kind of prediction. </text:span><text:bookmark-end text:name="__RefHeading__33710_498603061"/></text:p>
        </text:list-item>
      </text:list>
      <text:p text:style-name="P222"><text:span text:style-name="T1014">In order to </text:span><text:span text:style-name="T1019">identify uniquely a generator </text:span><text:span text:style-name="T1273">start</text:span><text:span text:style-name="T1031">-</text:span><text:span text:style-name="T1019">state</text:span><text:span text:style-name="T1014">, </text:span><text:span text:style-name="T1031">a </text:span><text:span text:style-name="T1014">35</text:span><text:span text:style-name="T1031">-</text:span><text:span text:style-name="T1014"> to 78</text:span><text:span text:style-name="T1031">-</text:span><text:span text:style-name="T1014">bit </text:span><text:span text:style-name="T1019">keystream </text:span><text:span text:style-name="T1036">head</text:span><text:span text:style-name="T1031"> is required. A</text:span><text:span text:style-name="T1019"> 39</text:span><text:span text:style-name="T1031">-</text:span><text:span text:style-name="T1019"> to 88</text:span><text:span text:style-name="T1031">-bit</text:span><text:span text:style-name="T1019"> keystream</text:span><text:span text:style-name="T1031"> </text:span><text:span text:style-name="T1019">snippet </text:span><text:span text:style-name="T1041">is required if its not a head keystream</text:span><text:span text:style-name="T1019">. So</text:span><text:span text:style-name="T1014">, five bytes may be sufficient, but </text:span><text:span text:style-name="T1019">ten </text:span><text:span text:style-name="T1014">bytes will always do</text:span><text:span text:style-name="T1019"> for the approaches </text:span><text:span text:style-name="T1019"><text:bookmark-ref text:reference-format="number" text:ref-name="__RefHeading__33706_498603061">[1]</text:bookmark-ref></text:span><text:span text:style-name="T1019"> and </text:span><text:span text:style-name="T1019"><text:bookmark-ref text:reference-format="number" text:ref-name="__RefHeading__33710_498603061">[3]</text:bookmark-ref></text:span><text:span text:style-name="T1019">. Eleven bytes will always do for approach </text:span><text:span text:style-name="T1019"><text:bookmark-ref text:reference-format="number" text:ref-name="__RefHeading__25210_136235525">[2]</text:bookmark-ref></text:span><text:span text:style-name="T1019">. </text:span></text:p>
      <text:p text:style-name="P223"><text:span text:style-name="T1019">U</text:span><text:span text:style-name="T1014">nfortunately it appears</text:span><text:span text:style-name="T728">↳</text:span><text:span text:style-name="T728"><text:bookmark-ref text:reference-format="number" text:ref-name="__RefHeading__3623_309438263">10.20</text:bookmark-ref></text:span><text:span text:style-name="T1014"> that not all VMG/VTS contain at least one encrypted DVD-Pack with a padding stream. Searching for a cycle is more promising. Almost all VMG/VTS appear</text:span><text:span text:style-name="T728">↳</text:span><text:span text:style-name="T728"><text:bookmark-ref text:reference-format="number" text:ref-name="__RefHeading__40827_1576935100">10.21</text:bookmark-ref></text:span><text:span text:style-name="T1014"> to contain at least one DVD-Pack with an easy to predict cycle.</text:span></text:p>
      <text:p text:style-name="P170"><text:span text:style-name="T1266">Notes</text:span>:</text:p>
      <text:list xml:id="list182356929767894" text:continue-list="list182357790655351" text:style-name="List_20_2">
        <text:list-item text:start-value="1">
          <text:p text:style-name="P738">The encryption of a <text:span text:style-name="T1582">DVD-</text:span>Pack is optional. So, if the manufacturer decides not to encrypt vulnerable packs<text:span text:style-name="T1686"> which contain predictable data</text:span> then it won't be possible to recover title-key<text:span text:style-name="T1582">s</text:span>. <text:span text:style-name="T1582">Though, t</text:span><text:span text:style-name="T30">here </text:span><text:span text:style-name="T31">are probably</text:span><text:span text:style-name="T30"> many </text:span><text:span text:style-name="T31">methods of prediction besides those presented here.</text:span><text:span text:style-name="T34"> </text:span></text:p>
        </text:list-item>
        <text:list-item>
          <text:p text:style-name="P739"><text:span text:style-name="T22">The l</text:span><text:span text:style-name="T23">ibdvdcss </text:span><text:span text:style-name="T22">prediction </text:span><text:span text:style-name="T23">is </text:span><text:span text:style-name="T22">kind of strange. It expects the repetition of a word </text:span><text:span text:style-name="T172">w</text:span><text:span text:style-name="T22">, however the last character of the second word is never checked. </text:span><text:span text:style-name="T27">Also, the supposed plain-text might contain cipher-text. </text:span><text:span text:style-name="T28">Anyway</text:span><text:span text:style-name="T24">, w</text:span><text:span text:style-name="T22">hether </text:span><text:span text:style-name="T24">this is </text:span><text:span text:style-name="T22">intended or a bug, it is </text:span><text:span text:style-name="T24">certainly</text:span><text:span text:style-name="T22"> </text:span><text:span text:style-name="T24">still </text:span><text:span text:style-name="T22">effective.</text:span></text:p>
        </text:list-item>
      </text:list>
      <text:h text:style-name="P798" text:outline-level="1"><text:bookmark-start text:name="__RefHeading__48155_954524978"/><text:span text:style-name="T22">T</text:span><text:span text:style-name="T20">est Program</text:span><text:bookmark-end text:name="__RefHeading__48155_954524978"/></text:h>
      <text:p text:style-name="P318"><text:span text:style-name="T20">The accompanied software is available as source code and hosted on </text:span><text:span text:style-name="T1747">GitHub</text:span><text:span text:style-name="T20">.</text:span></text:p>
      <text:p text:style-name="P320">The source code is C++ and written for <text:span text:style-name="T2079">GNU/</text:span>Linux. The implementation makes use of the Linux SCSI <text:span text:style-name="T2079">G</text:span>eneric (SG) driver to access a DVD drive. </text:p>
      <text:p text:style-name="P322"><text:span text:style-name="T1493">T</text:span><text:span text:style-name="T1317">he program implements two keystream generators. There is a bit</text:span><text:span text:style-name="T1489">-</text:span><text:span text:style-name="T1317">stream generator as described in this documents. And there is a faster byte-stream generator that is similar to the one used </text:span><text:span text:style-name="T1485">by</text:span><text:span text:style-name="T1317"> libdvdcss</text:span><text:span text:style-name="T1120"><text:bookmark-ref text:reference-format="number" text:ref-name="__RefNumPara__8561_1159668703">[4]</text:bookmark-ref></text:span><text:span text:style-name="T1317">. </text:span></text:p>
      <text:p text:style-name="P279"><text:span text:style-name="T2079">Compiled</text:span> with GCC 4.7.2 <text:span text:style-name="T2079">(Debian 4.7.2-5) target: x86_64-linux-gnu</text:span>, GNU Make 3.81, libboost 1.49.0<text:span text:style-name="T2081"> on Intel Celeron CPU G530.</text:span></text:p>
      <text:p text:style-name="P280">Compiled with GCC 4.6.3 (Debian 4.6.3-14+rpi1) target: arm-linux-gnueabihf, GNU Make 4.0,<text:span text:style-name="T2080"> libboost 1.49</text:span> <text:span text:style-name="T2081">on ARMv7 Processor rev 5 (v7l).</text:span></text:p>
      <text:p text:style-name="P327"><text:span text:style-name="T1747">For </text:span><text:span text:style-name="T1749">further </text:span><text:span text:style-name="T1747">analysis awk and perl scripts </text:span><text:span text:style-name="T1750">have </text:span><text:span text:style-name="T1752">also </text:span><text:span text:style-name="T1750">been </text:span><text:span text:style-name="T1747">used</text:span><text:span text:style-name="T1751">.</text:span></text:p>
      <text:p text:style-name="P278"/>
      <text:p text:style-name="P320">The user interface is command line based.</text:p>
      <text:p text:style-name="P318"><text:span text:style-name="T47">Synopsis</text:span><text:span text:style-name="T20">: </text:span><text:span text:style-name="T1748">css_study</text:span><text:span text:style-name="T20"> </text:span><text:span text:style-name="T1272">command</text:span><text:span text:style-name="T20"> </text:span><text:span text:style-name="T1272">option</text:span><text:span text:style-name="T20"> </text:span><text:span text:style-name="T1272">argument</text:span><text:span text:style-name="T1275">s</text:span></text:p>
      <text:p text:style-name="P321">The list of available commands is provided by: <text:span text:style-name="T1741">css_study</text:span> help</text:p>
      <text:p text:style-name="P319"><text:span text:style-name="T20">The list of available options is provided by: </text:span><text:span text:style-name="T1748">css_study</text:span><text:span text:style-name="T20"> </text:span><text:span text:style-name="T1272">command</text:span><text:span text:style-name="T20"> help</text:span></text:p>
      <text:p text:style-name="P319"><text:span text:style-name="T20">The list of available arguments is provided by: </text:span><text:span text:style-name="T1748">css_study</text:span><text:span text:style-name="T20"> </text:span><text:span text:style-name="T1272">command</text:span><text:span text:style-name="T20"> </text:span><text:span text:style-name="T1272">option</text:span><text:span text:style-name="T20"> help</text:span></text:p>
      <text:p text:style-name="P320">The purpose of the program is pure academically. </text:p>
      <text:p text:style-name="P323"/>
      <text:h text:style-name="P802" text:outline-level="1"><text:bookmark-start text:name="__RefHeading__18552_1138896406"/>Test Suit<text:span text:style-name="T1933"> (Cryptanalysis)</text:span><text:bookmark-end text:name="__RefHeading__18552_1138896406"/></text:h>
      <text:h text:style-name="P807" text:outline-level="2"><text:bookmark-start text:name="__RefNumPara__19874_807995423"/><text:bookmark-start text:name="__RefHeading__16416_2075100171"/><text:span text:style-name="T1317">LFSR-A </text:span><text:span text:style-name="T1484">Period</text:span><text:bookmark-end text:name="__RefNumPara__19874_807995423"/><text:bookmark-end text:name="__RefHeading__16416_2075100171"/></text:h>
      <text:p text:style-name="P226"><text:span text:style-name="T1484">If the </text:span><text:span text:style-name="T1691">start </text:span><text:span text:style-name="T1484">value is 0, </text:span><text:span text:style-name="T1691">the size of the period is 1. </text:span><text:span text:style-name="T1484">If the </text:span><text:span text:style-name="T1691">start </text:span><text:span text:style-name="T1484">value is </text:span><text:span text:style-name="T1691">not </text:span><text:span text:style-name="T1484">0, </text:span><text:span text:style-name="T1691">the size of the period is 131,071</text:span><text:span text:style-name="T1484">, which is 2</text:span><text:span text:style-name="T805">17</text:span><text:span text:style-name="T1484">-1.</text:span></text:p>
      <text:p text:style-name="P269"><text:span text:style-name="T1702">Test-Case</text:span><text:span text:style-name="T1689">:</text:span> <text:span text:style-name="T540">lfsr-a</text:span><text:span text:style-name="T696"> shift </text:span><text:span text:style-name="T613">value</text:span><text:span text:style-name="T696"> [--verbose 0|1]</text:span></text:p>
      <text:p text:style-name="P225"><text:span text:style-name="T2015">Print the register value and transition into the next LFSR-A state</text:span><text:span text:style-name="T804">↳</text:span><text:span text:style-name="T804"><text:bookmark-ref text:reference-format="number" text:ref-name="__RefHeading__10652_1013616884">4.2</text:bookmark-ref></text:span><text:span text:style-name="T1689">. Repeat </text:span>until the cycle is completed.</text:p>
      <text:p text:style-name="P271"><text:span text:style-name="T1702">Test-Case</text:span><text:span text:style-name="T1689">:</text:span> lfsr-a<text:span text:style-name="T1689"> unshift </text:span><text:span text:style-name="T330">value</text:span><text:span text:style-name="T1689"> [--verbose 0|1]</text:span></text:p>
      <text:p text:style-name="P224"><text:span text:style-name="T1690">Print the register value and transition into the previous LFSR-A state</text:span><text:span text:style-name="T804">↳</text:span><text:span text:style-name="T804"><text:bookmark-ref text:reference-format="number" text:ref-name="__RefHeading__9002_807995423">6.8</text:bookmark-ref></text:span><text:span text:style-name="T1689">. Repeat </text:span>until the cycle is completed.</text:p>
      <text:h text:style-name="P805" text:outline-level="2"><text:bookmark-start text:name="__RefNumPara__19877_807995423"/><text:bookmark-start text:name="__RefHeading__16418_2075100171"/>LFSR-B <text:span text:style-name="T1692">Period</text:span><text:bookmark-end text:name="__RefNumPara__19877_807995423"/><text:bookmark-end text:name="__RefHeading__16418_2075100171"/></text:h>
      <text:p text:style-name="P227"><text:span text:style-name="T1689">If the start value is 0, the size of the period is 1. If the start value is not 0, the size of the period is 33,554,431, which is 2</text:span><text:span text:style-name="T804">25</text:span><text:span text:style-name="T1689">-1.</text:span></text:p>
      <text:p text:style-name="P270"><text:span text:style-name="T1702">Test-Case</text:span><text:span text:style-name="T1689">:</text:span> lfsr-<text:span text:style-name="T1692">b shift </text:span><text:span text:style-name="T1276">value</text:span><text:span text:style-name="T1692"> [--verbose 0|1]</text:span></text:p>
      <text:p text:style-name="P204"><text:span text:style-name="T1690">Print the register value and transition into the next LFSR-B state</text:span><text:span text:style-name="T804">↳</text:span><text:span text:style-name="T804"><text:bookmark-ref text:reference-format="number" text:ref-name="__RefHeading__10652_1013616884">4.2</text:bookmark-ref></text:span><text:span text:style-name="T1689">. Repeat </text:span>until the cycle is completed.</text:p>
      <text:p text:style-name="P271"><text:span text:style-name="T1702">Test-Case</text:span><text:span text:style-name="T1689">:</text:span> lfsr-<text:span text:style-name="T1692">b unshift </text:span><text:span text:style-name="T1276">value</text:span><text:span text:style-name="T1692"> [--verbose 0|1]</text:span></text:p>
      <text:p text:style-name="P215"><text:span text:style-name="T1690">Print the register value and transition into the previous LFSR-B state</text:span><text:span text:style-name="T804">↳</text:span><text:span text:style-name="T823"><text:bookmark-ref text:reference-format="number" text:ref-name="__RefHeading__9002_807995423">6.8</text:bookmark-ref></text:span><text:span text:style-name="T1689">. Repeat </text:span>until the cycle is completed.</text:p>
      <text:h text:style-name="P808" text:outline-level="2"><text:bookmark-start text:name="__RefHeading__12204_1760835080"/>Disc-Key Study<text:bookmark-end text:name="__RefHeading__12204_1760835080"/></text:h>
      <text:p text:style-name="P140">On an Intel Celeron CPU G530 @ 2.40<text:span text:style-name="T2016"> </text:span>GHz it <text:span text:style-name="T2017">would take</text:span> a single thread<text:span text:style-name="T1694"> </text:span>approximately <text:span text:style-name="T1694">24</text:span> hours <text:span text:style-name="T1694">to test all keys. A single thread on an ARMv7</text:span><text:span text:style-name="T1694"><text:note text:id="ftn30" text:note-class="footnote"><text:note-citation>30</text:note-citation><text:note-body><text:p text:style-name="P422">Raspberry Pi 2 Model B</text:p></text:note-body></text:note></text:span><text:span text:style-name="T1694"> CPU @ 0.9 GHz would need approximately 145 hours. An optimized implementation might be considerably faster though.</text:span></text:p>
      <text:p text:style-name="P119"><text:span text:style-name="T1703">Test Case</text:span><text:span text:style-name="T1502">: study disc-key </text:span><text:span text:style-name="T1277">hash</text:span></text:p>
      <text:p text:style-name="P124">Decrypt all possible 2<text:span text:style-name="T706">40</text:span> disc-keys<text:span text:style-name="T2000"> </text:span>with the given hash-value and report if <text:span text:style-name="T1930">a</text:span> result <text:span text:style-name="T2000">matches</text:span>.<text:span text:style-name="T744">↳</text:span><text:span text:style-name="T744"><text:bookmark-ref text:reference-format="number" text:ref-name="__RefHeading__20072_834288412">6.1</text:bookmark-ref></text:span></text:p>
      <text:h text:style-name="P809" text:outline-level="2"><text:bookmark-start text:name="__RefHeading__12560_1760835080"/>Disc-Key Exploit<text:bookmark-end text:name="__RefHeading__12560_1760835080"/></text:h>
      <text:p text:style-name="P138">On an Intel Celeron CPU G530 @ 2.40<text:span text:style-name="T2017"> </text:span>GHz it takes <text:span text:style-name="T1694">a single thread approximately</text:span> <text:span text:style-name="T2017">4 seconds to recover all matching keys</text:span>.<text:span text:style-name="T2017"> A single thread</text:span> <text:span text:style-name="T2017">on an ARMv7 CPU @ 0.9 GHz</text:span> <text:span text:style-name="T2017">needs</text:span> <text:span text:style-name="T1571">approximately</text:span> <text:span text:style-name="T2017">15 seconds</text:span>.</text:p>
      <text:p text:style-name="P120"><text:span text:style-name="T1703">Test Case</text:span><text:span text:style-name="T1502">: recover disc-key </text:span><text:span text:style-name="T1277">hash</text:span></text:p>
      <text:p text:style-name="P125"><text:span text:style-name="T1696">Recover all matching </text:span>disc-keys<text:span text:style-name="T1696"> for the given hash-value</text:span>.<text:span text:style-name="T744">↳</text:span><text:span text:style-name="T744"><text:bookmark-ref text:reference-format="number" text:ref-name="__RefHeading__20072_834288412">6.1</text:bookmark-ref></text:span></text:p>
      <text:h text:style-name="P807" text:outline-level="2"><text:bookmark-start text:name="__RefHeading__13446_1031845421"/><text:soft-page-break/>Player-Key Study<text:bookmark-end text:name="__RefHeading__13446_1031845421"/></text:h>
      <text:p text:style-name="P140">On an Intel Celeron CPU G530 @ 2.40GHz it <text:span text:style-name="T2019">would </text:span>take <text:span text:style-name="T1695">a single thread </text:span>approximately <text:span text:style-name="T1696">24</text:span> hours <text:span text:style-name="T1695">to test all keys</text:span>.<text:span text:style-name="T1930"> A single thread on an ARMv7 CPU @ 0.9 GHz would need approximately 145 hours. An optimized implementation might be considerably faster though.</text:span></text:p>
      <text:p text:style-name="P146"><text:span text:style-name="T1703">Test Case</text:span><text:span text:style-name="T1502">: study player-key </text:span><text:span text:style-name="T1277">disc-key</text:span><text:span text:style-name="T1502"> </text:span><text:span text:style-name="T1278">cipher</text:span></text:p>
      <text:p text:style-name="P151"><text:span text:style-name="T1693">Decrypt the given cipher with all possible 2</text:span><text:span text:style-name="T807">40</text:span><text:span text:style-name="T1693"> player-keys and report if the decrypted result is the given disc-key.</text:span><text:span text:style-name="T744">↳</text:span><text:span text:style-name="T744"><text:bookmark-ref text:reference-format="number" text:ref-name="__RefHeading__21114_834288412">6.2</text:bookmark-ref></text:span></text:p>
      <text:h text:style-name="P807" text:outline-level="2"><text:bookmark-start text:name="__RefHeading__13444_1031845421"/>Player-Key Exploit<text:bookmark-end text:name="__RefHeading__13444_1031845421"/></text:h>
      <text:p text:style-name="P139"><text:span text:style-name="T2020">A</text:span>n Intel Celeron CPU G530 @ 2.40GHz <text:span text:style-name="T2020">as an ARMv7 CPU @ 0.9 GHz need only</text:span> <text:span text:style-name="T2018">a fraction of a second to recover all matching keys.</text:span></text:p>
      <text:p text:style-name="P121"><text:span text:style-name="T1703">Test Case</text:span><text:span text:style-name="T1502">: recover player-key </text:span><text:span text:style-name="T1277">disc-key</text:span><text:span text:style-name="T1502"> </text:span><text:span text:style-name="T1278">cipher</text:span></text:p>
      <text:p text:style-name="P126"><text:span text:style-name="T1696">Recover all matching player-keys for the given cipher and disc-key</text:span>.<text:span text:style-name="T744">↳</text:span><text:span text:style-name="T744"><text:bookmark-ref text:reference-format="number" text:ref-name="__RefHeading__21114_834288412">6.2</text:bookmark-ref></text:span></text:p>
      <text:h text:style-name="P810" text:outline-level="2"><text:bookmark-start text:name="__RefHeading__17592_1760835080"/>LFSR-B <text:span text:style-name="T1697">Seed / </text:span>Keystream<text:span text:style-name="T1697"> Correlation</text:span><text:bookmark-end text:name="__RefHeading__17592_1760835080"/></text:h>
      <text:p text:style-name="P129"><text:span text:style-name="T1701">Test Case</text:span>: lfsr-b stream</text:p>
      <text:p text:style-name="P122">The test case produces for every 3-byte seed <text:span text:style-name="T51">(</text:span><text:span text:style-name="T102"> </text:span><text:span text:style-name="T51">k</text:span><text:span text:style-name="T1197">2</text:span><text:span text:style-name="T51">,</text:span><text:span text:style-name="T102"> </text:span><text:span text:style-name="T51">k</text:span><text:span text:style-name="T1197">3</text:span><text:span text:style-name="T51">,</text:span><text:span text:style-name="T102"> </text:span><text:span text:style-name="T51">k</text:span><text:span text:style-name="T1197">4</text:span><text:span text:style-name="T110"> )</text:span> a 5-byte keystream <text:span text:style-name="T1391">(</text:span><text:span text:style-name="T1393"> </text:span><text:span text:style-name="T1391">s</text:span><text:span text:style-name="T1209">0</text:span><text:span text:style-name="T1393"> ,</text:span><text:span text:style-name="T1392">..,</text:span><text:span text:style-name="T1393"> </text:span><text:span text:style-name="T1391">s</text:span><text:span text:style-name="T1209">4</text:span><text:span text:style-name="T1393"> )</text:span><text:span text:style-name="T1376"> for LFSR-B</text:span><text:span text:style-name="T1393">.</text:span><text:span text:style-name="T739">↳</text:span><text:span text:style-name="T739"><text:bookmark-ref text:reference-format="number" text:ref-name="__RefHeading__10652_1013616884">4.2</text:bookmark-ref></text:span></text:p>
      <text:p text:style-name="P123"><draw:frame draw:style-name="fr13" draw:name="Frame12" text:anchor-type="paragraph" svg:x="10.606cm" svg:y="-0.071cm" svg:width="6.248cm" draw:z-index="41"><draw:text-box fo:min-height="4.687cm"><table:table table:name="Table31" table:style-name="Table31"><table:table-column table:style-name="Table31.A" table:number-columns-repeated="3"/><table:table-column table:style-name="Table31.D"/><table:table-column table:style-name="Table31.E"/><table:table-row><table:table-cell table:style-name="Table31.A1" table:number-columns-spanned="3" office:value-type="string"><text:p text:style-name="P448">Combination</text:p></table:table-cell><table:covered-table-cell/><table:covered-table-cell/><table:table-cell table:style-name="Table31.D1" office:value-type="string"><text:p text:style-name="P440">Unique<text:span text:style-name="T1698"> Values</text:span></text:p></table:table-cell><table:table-cell table:style-name="Table31.E1" office:value-type="string"><text:p text:style-name="P437"/></table:table-cell></table:table-row><table:table-row><table:table-cell table:style-name="Table31.A2" office:value-type="string"><text:p text:style-name="P441">s<text:span text:style-name="T1196">0</text:span></text:p></table:table-cell><table:table-cell table:style-name="Table31.A2" office:value-type="string"><text:p text:style-name="P441">s<text:span text:style-name="T1196">1</text:span></text:p></table:table-cell><table:table-cell table:style-name="Table31.C2" office:value-type="string"><text:p text:style-name="P441">s<text:span text:style-name="T1196">2</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6">0</text:span></text:p></table:table-cell><table:table-cell table:style-name="Table31.A2" office:value-type="string"><text:p text:style-name="P441">s<text:span text:style-name="T1196">1</text:span></text:p></table:table-cell><table:table-cell table:style-name="Table31.C2" office:value-type="string"><text:p text:style-name="P441">s<text:span text:style-name="T1196">3</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6">0</text:span></text:p></table:table-cell><table:table-cell table:style-name="Table31.A2" office:value-type="string"><text:p text:style-name="P441">s<text:span text:style-name="T1196">1</text:span></text:p></table:table-cell><table:table-cell table:style-name="Table31.C2" office:value-type="string"><text:p text:style-name="P441">s<text:span text:style-name="T1196">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6">1</text:span></text:p></table:table-cell><table:table-cell table:style-name="Table31.A2" office:value-type="string"><text:p text:style-name="P441">s<text:span text:style-name="T1196">2</text:span></text:p></table:table-cell><table:table-cell table:style-name="Table31.C2" office:value-type="string"><text:p text:style-name="P441">s<text:span text:style-name="T1196">3</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row><table:table-cell table:style-name="Table31.A2" office:value-type="string"><text:p text:style-name="P441">s<text:span text:style-name="T1196">1</text:span></text:p></table:table-cell><table:table-cell table:style-name="Table31.A2" office:value-type="string"><text:p text:style-name="P441">s<text:span text:style-name="T1196">2</text:span></text:p></table:table-cell><table:table-cell table:style-name="Table31.C2" office:value-type="string"><text:p text:style-name="P441">s<text:span text:style-name="T1196">4</text:span></text:p></table:table-cell><table:table-cell table:style-name="Table31.D2" office:value-type="float" office:value="1048576"><text:p text:style-name="P440">1,048,576</text:p></table:table-cell><table:table-cell table:style-name="Table31.A2" office:value-type="string"><text:p text:style-name="P443">-</text:p></table:table-cell></table:table-row><table:table-row><table:table-cell table:style-name="Table31.A2" office:value-type="string"><text:p text:style-name="P441">s<text:span text:style-name="T1196">2</text:span></text:p></table:table-cell><table:table-cell table:style-name="Table31.A2" office:value-type="string"><text:p text:style-name="P441">s<text:span text:style-name="T1196">3</text:span></text:p></table:table-cell><table:table-cell table:style-name="Table31.C2" office:value-type="string"><text:p text:style-name="P441">s<text:span text:style-name="T1196">4</text:span></text:p></table:table-cell><table:table-cell table:style-name="Table31.D2" office:value-type="float" office:value="16777216"><text:p text:style-name="P440">16,777,216</text:p></table:table-cell><table:table-cell table:style-name="Table31.A2" office:value-type="string"><text:p text:style-name="P437">✓</text:p></table:table-cell></table:table-row></table:table><text:p text:style-name="P3"/></draw:text-box></draw:frame>The table <text:span text:style-name="T1698">lists</text:span> for<text:span text:style-name="T1698"> each </text:span>3-<text:span text:style-name="T1721">byte</text:span><text:span text:style-name="T1737"> </text:span><text:span text:style-name="T1721">keystream</text:span><text:span text:style-name="T1737">-</text:span>snippet<text:span text:style-name="T2000">-combination </text:span>the number of <text:span text:style-name="T1698">unique values</text:span>. <text:span text:style-name="T1932">A combination is considered unique <text:s/>(</text:span>marked as ✓)<text:span text:style-name="T1932"> <text:s/>if it covers all possible 2</text:span><text:span text:style-name="T809">24</text:span><text:span text:style-name="T1698"> 3-byte values. In this case</text:span> the<text:span text:style-name="T1931">re is a one-to-one mapping for each</text:span> 3-byte keystream<text:span text:style-name="T2021">-</text:span>snippet to the 3-byte seed <text:span text:style-name="T51">(</text:span><text:span text:style-name="T102"> </text:span><text:span text:style-name="T51">k</text:span><text:span text:style-name="T1197">2</text:span><text:span text:style-name="T51">,</text:span><text:span text:style-name="T102"> </text:span><text:span text:style-name="T51">k</text:span><text:span text:style-name="T1197">3</text:span><text:span text:style-name="T51">,</text:span><text:span text:style-name="T102"> </text:span><text:span text:style-name="T51">k</text:span><text:span text:style-name="T1197">4</text:span><text:span text:style-name="T111"> )</text:span>. <text:span text:style-name="T1698">Such one-to-one</text:span> mapping is required<text:span text:style-name="T1698"> to perform </text:span>the disc-key exploit<text:span text:style-name="T2071"> </text:span>for <text:span text:style-name="T1698">the keystream-snippet </text:span><text:span text:style-name="T51">(</text:span><text:span text:style-name="T103"> </text:span><text:span text:style-name="T51">s</text:span><text:span text:style-name="T1197">0</text:span><text:span text:style-name="T51">,</text:span><text:span text:style-name="T103"> </text:span><text:span text:style-name="T51">s</text:span><text:span text:style-name="T1197">1</text:span><text:span text:style-name="T51">,</text:span><text:span text:style-name="T103"> </text:span><text:span text:style-name="T51">s</text:span><text:span text:style-name="T1197">4</text:span><text:span text:style-name="T103"> )</text:span>.<text:span text:style-name="T739">↳</text:span><text:span text:style-name="T740"><text:bookmark-ref text:reference-format="number" text:ref-name="__RefHeading__17153_149943340">6.4</text:bookmark-ref></text:span><text:span text:style-name="T1933"> </text:span></text:p>
      <text:h text:style-name="P833" text:outline-level="2"><text:bookmark-start text:name="__RefHeading__18112_1031845421"/><text:span text:style-name="T1933">Unique (0,0)-Mode </text:span>Keystream<text:span text:style-name="T1933"> Heads</text:span> <text:span text:style-name="T1933">(with a valid </text:span><text:span text:style-name="T1279">start</text:span><text:span text:style-name="T1572"> state)</text:span><text:bookmark-end text:name="__RefHeading__18112_1031845421"/></text:h>
      <text:p text:style-name="P130"><text:span text:style-name="T1701">Test Case</text:span>: <text:span text:style-name="T971">spread</text:span><text:span text:style-name="T961"> </text:span><text:span text:style-name="T971">sum </text:span><text:span text:style-name="T974">00:00:00 </text:span><text:span text:style-name="T975">ff</text:span><text:span text:style-name="T42">:</text:span><text:span text:style-name="T44">ff</text:span><text:span text:style-name="T42">:</text:span><text:span text:style-name="T44">ff</text:span><text:span text:style-name="T971"> --invertA 0 --invertB 0 --valid 1</text:span></text:p>
      <text:p text:style-name="P372"><text:span text:style-name="T1554">The </text:span>distribution of<text:span text:style-name="T1700"> the occurrence of</text:span> <text:span text:style-name="T1700">all </text:span><text:span text:style-name="T206">2</text:span><text:span text:style-name="T752">40</text:span><text:span text:style-name="T231"> u</text:span><text:span text:style-name="T192">nique </text:span><text:span text:style-name="T104">n</text:span><text:span text:style-name="T231">-bit </text:span><text:span text:style-name="T192">keystream</text:span><text:span text:style-name="T231">s</text:span><text:span text:style-name="T754">↳</text:span><text:span text:style-name="T754"><text:bookmark-ref text:reference-format="number" text:ref-name="__RefHeading__25756_1989897726">6.7</text:bookmark-ref></text:span><text:span text:style-name="T192"> </text:span><text:span text:style-name="T205">for </text:span><text:span text:style-name="T231">a </text:span><text:span text:style-name="T205">generator</text:span><text:span text:style-name="T231"> </text:span><text:span text:style-name="T1781">g</text:span><text:span text:style-name="T1245">i</text:span><text:span text:style-name="T231"> in </text:span><text:span text:style-name="T69">(</text:span><text:span text:style-name="T75">0</text:span><text:span text:style-name="T69">,0)</text:span><text:span text:style-name="T205">-mode</text:span><text:span text:style-name="T206"> </text:span><text:span text:style-name="T205">with </text:span><text:span text:style-name="T69">i ∈ G</text:span><text:span text:style-name="T1000">0</text:span><text:span text:style-name="T205"> </text:span><text:span text:style-name="T231">was</text:span><text:span text:style-name="T205"> computed as follows</text:span><text:span text:style-name="T232">. </text:span><text:span text:style-name="T245">Note that </text:span><text:span text:style-name="T545">a single thread </text:span><text:span text:style-name="T548">on an </text:span><text:span text:style-name="T545">Intel Celeron CPU G530 @ 2.40</text:span><text:span text:style-name="T548"> </text:span><text:span text:style-name="T545">GHz </text:span><text:span text:style-name="T548">would need</text:span><text:span text:style-name="T546"> </text:span><text:span text:style-name="T545">approximately</text:span><text:span text:style-name="T547"> </text:span><text:span text:style-name="T548">1</text:span><text:span text:style-name="T549">4</text:span><text:span text:style-name="T548">0</text:span><text:span text:style-name="T547"> hours for the computation.</text:span></text:p>
      <table:table table:name="Table4" table:style-name="Table4">
        <table:table-column table:style-name="Table4.A"/>
        <table:table-column table:style-name="Table4.B"/>
        <table:table-column table:style-name="Table4.C" table:number-columns-repeated="2"/>
        <table:table-column table:style-name="Table4.E"/>
        <table:table-column table:style-name="Table4.A" table:number-columns-repeated="2"/>
        <table:table-column table:style-name="Table4.H"/>
        <table:table-column table:style-name="Table4.A"/>
        <table:table-column table:style-name="Table4.J"/>
        <table:table-column table:style-name="Table4.K"/>
        <table:table-row table:style-name="Table4.1">
          <table:table-cell table:style-name="Table4.A1" office:value-type="string">
            <text:p text:style-name="P364">n</text:p>
          </table:table-cell>
          <table:table-cell table:style-name="Table4.B1" office:value-type="string">
            <text:p text:style-name="P366">Occu<text:span text:style-name="T1699">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text:span text:style-name="T1699">r</text:span>r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699">r</text:span>ence</text:p>
          </table:table-cell>
          <table:table-cell table:style-name="Table4.C1" office:value-type="string">
            <text:p text:style-name="P367"/>
          </table:table-cell>
          <table:table-cell table:style-name="Table4.A1" office:value-type="string">
            <text:p text:style-name="P364">n</text:p>
          </table:table-cell>
          <table:table-cell table:style-name="Table4.B1" office:value-type="string">
            <text:p text:style-name="P366">Occur<text:span text:style-name="T1699">r</text:span>ence</text:p>
          </table:table-cell>
        </table:table-row>
        <table:table-row table:style-name="Table4.2">
          <table:table-cell table:style-name="Table4.A2" office:value-type="string">
            <text:p text:style-name="P708">35</text:p>
          </table:table-cell>
          <table:table-cell table:style-name="Table4.B2" office:value-type="float" office:value="1">
            <text:p text:style-name="P710">1</text:p>
          </table:table-cell>
          <table:table-cell table:style-name="Table4.C1" office:value-type="string">
            <text:p text:style-name="P27"/>
          </table:table-cell>
          <table:table-cell table:style-name="Table4.A2" office:value-type="string">
            <text:p text:style-name="P708">46</text:p>
          </table:table-cell>
          <table:table-cell table:style-name="Table4.E2" office:value-type="float" office:value="16926497632">
            <text:p text:style-name="P713">16,926,497,632</text:p>
          </table:table-cell>
          <table:table-cell table:style-name="Table4.C1" office:value-type="string">
            <text:p text:style-name="P27"/>
          </table:table-cell>
          <table:table-cell table:style-name="Table4.A2" office:value-type="string">
            <text:p text:style-name="P708">57</text:p>
          </table:table-cell>
          <table:table-cell table:style-name="Table4.B2" office:value-type="float" office:value="8286261">
            <text:p text:style-name="P710">8,286,261</text:p>
          </table:table-cell>
          <table:table-cell table:style-name="Table4.C1" office:value-type="string">
            <text:p text:style-name="P27"/>
          </table:table-cell>
          <table:table-cell table:style-name="Table4.A2" office:value-type="string">
            <text:p text:style-name="P708">68</text:p>
          </table:table-cell>
          <table:table-cell table:style-name="Table4.B2" office:value-type="float" office:value="4178">
            <text:p text:style-name="P710">4,178</text:p>
          </table:table-cell>
        </table:table-row>
        <table:table-row table:style-name="Table4.3">
          <table:table-cell table:style-name="Table4.A2" office:value-type="string">
            <text:p text:style-name="P708">36</text:p>
          </table:table-cell>
          <table:table-cell table:style-name="Table4.B2" office:value-type="float" office:value="117936">
            <text:p text:style-name="P710">117,936</text:p>
          </table:table-cell>
          <table:table-cell table:style-name="Table4.C1" office:value-type="string">
            <text:p text:style-name="P27"/>
          </table:table-cell>
          <table:table-cell table:style-name="Table4.A2" office:value-type="string">
            <text:p text:style-name="P708">47</text:p>
          </table:table-cell>
          <table:table-cell table:style-name="Table4.E2" office:value-type="float" office:value="8582857523">
            <text:p text:style-name="P713">8,582,857,523</text:p>
          </table:table-cell>
          <table:table-cell table:style-name="Table4.C1" office:value-type="string">
            <text:p text:style-name="P27"/>
          </table:table-cell>
          <table:table-cell table:style-name="Table4.A2" office:value-type="string">
            <text:p text:style-name="P708">58</text:p>
          </table:table-cell>
          <table:table-cell table:style-name="Table4.B2" office:value-type="float" office:value="4137797">
            <text:p text:style-name="P710">4,137,797</text:p>
          </table:table-cell>
          <table:table-cell table:style-name="Table4.C1" office:value-type="string">
            <text:p text:style-name="P27"/>
          </table:table-cell>
          <table:table-cell table:style-name="Table4.A2" office:value-type="string">
            <text:p text:style-name="P708">69</text:p>
          </table:table-cell>
          <table:table-cell table:style-name="Table4.B2" office:value-type="float" office:value="2226">
            <text:p text:style-name="P710">2,226</text:p>
          </table:table-cell>
        </table:table-row>
        <table:table-row table:style-name="Table4.4">
          <table:table-cell table:style-name="Table4.A2" office:value-type="string">
            <text:p text:style-name="P708">37</text:p>
          </table:table-cell>
          <table:table-cell table:style-name="Table4.B2" office:value-type="float" office:value="355436487">
            <text:p text:style-name="P710">355,436,487</text:p>
          </table:table-cell>
          <table:table-cell table:style-name="Table4.C1" office:value-type="string">
            <text:p text:style-name="P27"/>
          </table:table-cell>
          <table:table-cell table:style-name="Table4.A2" office:value-type="string">
            <text:p text:style-name="P708">48</text:p>
          </table:table-cell>
          <table:table-cell table:style-name="Table4.E2" office:value-type="float" office:value="4247999886">
            <text:p text:style-name="P713">4,247,999,886</text:p>
          </table:table-cell>
          <table:table-cell table:style-name="Table4.C1" office:value-type="string">
            <text:p text:style-name="P27"/>
          </table:table-cell>
          <table:table-cell table:style-name="Table4.A2" office:value-type="string">
            <text:p text:style-name="P708">59</text:p>
          </table:table-cell>
          <table:table-cell table:style-name="Table4.B2" office:value-type="float" office:value="2048012">
            <text:p text:style-name="P710">2,048,012</text:p>
          </table:table-cell>
          <table:table-cell table:style-name="Table4.C1" office:value-type="string">
            <text:p text:style-name="P27"/>
          </table:table-cell>
          <table:table-cell table:style-name="Table4.A2" office:value-type="string">
            <text:p text:style-name="P708">70</text:p>
          </table:table-cell>
          <table:table-cell table:style-name="Table4.B2" office:value-type="float" office:value="1024">
            <text:p text:style-name="P710">1,024</text:p>
          </table:table-cell>
        </table:table-row>
        <table:table-row table:style-name="Table4.5">
          <table:table-cell table:style-name="Table4.A2" office:value-type="string">
            <text:p text:style-name="P708">38</text:p>
          </table:table-cell>
          <table:table-cell table:style-name="Table4.B2" office:value-type="float" office:value="19690625748">
            <text:p text:style-name="P710">19,690,625,748</text:p>
          </table:table-cell>
          <table:table-cell table:style-name="Table4.C1" office:value-type="string">
            <text:p text:style-name="P27"/>
          </table:table-cell>
          <table:table-cell table:style-name="Table4.A2" office:value-type="string">
            <text:p text:style-name="P708">49</text:p>
          </table:table-cell>
          <table:table-cell table:style-name="Table4.E2" office:value-type="float" office:value="2139403852">
            <text:p text:style-name="P713">2,139,403,852</text:p>
          </table:table-cell>
          <table:table-cell table:style-name="Table4.C1" office:value-type="string">
            <text:p text:style-name="P27"/>
          </table:table-cell>
          <table:table-cell table:style-name="Table4.A2" office:value-type="string">
            <text:p text:style-name="P708">60</text:p>
          </table:table-cell>
          <table:table-cell table:style-name="Table4.B2" office:value-type="float" office:value="1029062">
            <text:p text:style-name="P710">1,029,062</text:p>
          </table:table-cell>
          <table:table-cell table:style-name="Table4.C1" office:value-type="string">
            <text:p text:style-name="P27"/>
          </table:table-cell>
          <table:table-cell table:style-name="Table4.A2" office:value-type="string">
            <text:p text:style-name="P708">71</text:p>
          </table:table-cell>
          <table:table-cell table:style-name="Table4.B2" office:value-type="float" office:value="586">
            <text:p text:style-name="P710">586</text:p>
          </table:table-cell>
        </table:table-row>
        <table:table-row table:style-name="Table4.6">
          <table:table-cell table:style-name="Table4.A2" office:value-type="string">
            <text:p text:style-name="P708">39</text:p>
          </table:table-cell>
          <table:table-cell table:style-name="Table4.B2" office:value-type="float" office:value="128738762540">
            <text:p text:style-name="P710">128,738,762,540</text:p>
          </table:table-cell>
          <table:table-cell table:style-name="Table4.C1" office:value-type="string">
            <text:p text:style-name="P27"/>
          </table:table-cell>
          <table:table-cell table:style-name="Table4.A2" office:value-type="string">
            <text:p text:style-name="P708">50</text:p>
          </table:table-cell>
          <table:table-cell table:style-name="Table4.E2" office:value-type="float" office:value="1061218157">
            <text:p text:style-name="P713">1,061,218,157</text:p>
          </table:table-cell>
          <table:table-cell table:style-name="Table4.C1" office:value-type="string">
            <text:p text:style-name="P27"/>
          </table:table-cell>
          <table:table-cell table:style-name="Table4.A2" office:value-type="string">
            <text:p text:style-name="P708">61</text:p>
          </table:table-cell>
          <table:table-cell table:style-name="Table4.B2" office:value-type="float" office:value="546934">
            <text:p text:style-name="P710">546,934</text:p>
          </table:table-cell>
          <table:table-cell table:style-name="Table4.C1" office:value-type="string">
            <text:p text:style-name="P27"/>
          </table:table-cell>
          <table:table-cell table:style-name="Table4.A2" office:value-type="string">
            <text:p text:style-name="P708">72</text:p>
          </table:table-cell>
          <table:table-cell table:style-name="Table4.B2" office:value-type="float" office:value="302">
            <text:p text:style-name="P710">302</text:p>
          </table:table-cell>
        </table:table-row>
        <table:table-row table:style-name="Table4.7">
          <table:table-cell table:style-name="Table4.A2" office:value-type="string">
            <text:p text:style-name="P708">40</text:p>
          </table:table-cell>
          <table:table-cell table:style-name="Table4.B2" office:value-type="float" office:value="256055836512">
            <text:p text:style-name="P710">256,055,836,512</text:p>
          </table:table-cell>
          <table:table-cell table:style-name="Table4.C1" office:value-type="string">
            <text:p text:style-name="P27"/>
          </table:table-cell>
          <table:table-cell table:style-name="Table4.A2" office:value-type="string">
            <text:p text:style-name="P708">51</text:p>
          </table:table-cell>
          <table:table-cell table:style-name="Table4.E2" office:value-type="float" office:value="529141036">
            <text:p text:style-name="P713">529,141,036</text:p>
          </table:table-cell>
          <table:table-cell table:style-name="Table4.C1" office:value-type="string">
            <text:p text:style-name="P27"/>
          </table:table-cell>
          <table:table-cell table:style-name="Table4.A2" office:value-type="string">
            <text:p text:style-name="P708">62</text:p>
          </table:table-cell>
          <table:table-cell table:style-name="Table4.B2" office:value-type="float" office:value="263560">
            <text:p text:style-name="P710">263,560</text:p>
          </table:table-cell>
          <table:table-cell table:style-name="Table4.C1" office:value-type="string">
            <text:p text:style-name="P27"/>
          </table:table-cell>
          <table:table-cell table:style-name="Table4.A2" office:value-type="string">
            <text:p text:style-name="P708">73</text:p>
          </table:table-cell>
          <table:table-cell table:style-name="Table4.B2" office:value-type="float" office:value="120">
            <text:p text:style-name="P710">120</text:p>
          </table:table-cell>
        </table:table-row>
        <table:table-row table:style-name="Table4.8">
          <table:table-cell table:style-name="Table4.A2" office:value-type="string">
            <text:p text:style-name="P708">41</text:p>
          </table:table-cell>
          <table:table-cell table:style-name="Table4.B2" office:value-type="float" office:value="262899628144">
            <text:p text:style-name="P710">262,899,628,144</text:p>
          </table:table-cell>
          <table:table-cell table:style-name="Table4.C1" office:value-type="string">
            <text:p text:style-name="P27"/>
          </table:table-cell>
          <table:table-cell table:style-name="Table4.A2" office:value-type="string">
            <text:p text:style-name="P708">52</text:p>
          </table:table-cell>
          <table:table-cell table:style-name="Table4.E2" office:value-type="float" office:value="265492401">
            <text:p text:style-name="P713">265,492,401</text:p>
          </table:table-cell>
          <table:table-cell table:style-name="Table4.C1" office:value-type="string">
            <text:p text:style-name="P27"/>
          </table:table-cell>
          <table:table-cell table:style-name="Table4.A2" office:value-type="string">
            <text:p text:style-name="P708">63</text:p>
          </table:table-cell>
          <table:table-cell table:style-name="Table4.B2" office:value-type="float" office:value="125504">
            <text:p text:style-name="P710">125,504</text:p>
          </table:table-cell>
          <table:table-cell table:style-name="Table4.C1" office:value-type="string">
            <text:p text:style-name="P27"/>
          </table:table-cell>
          <table:table-cell table:style-name="Table4.A2" office:value-type="string">
            <text:p text:style-name="P708">74</text:p>
          </table:table-cell>
          <table:table-cell table:style-name="Table4.B2" office:value-type="float" office:value="74">
            <text:p text:style-name="P710">74</text:p>
          </table:table-cell>
        </table:table-row>
        <table:table-row table:style-name="Table4.9">
          <table:table-cell table:style-name="Table4.A2" office:value-type="string">
            <text:p text:style-name="P708">42</text:p>
          </table:table-cell>
          <table:table-cell table:style-name="Table4.B2" office:value-type="float" office:value="188968309105">
            <text:p text:style-name="P710">188,968,309,105</text:p>
          </table:table-cell>
          <table:table-cell table:style-name="Table4.C1" office:value-type="string">
            <text:p text:style-name="P27"/>
          </table:table-cell>
          <table:table-cell table:style-name="Table4.A2" office:value-type="string">
            <text:p text:style-name="P708">53</text:p>
          </table:table-cell>
          <table:table-cell table:style-name="Table4.E2" office:value-type="float" office:value="132486478">
            <text:p text:style-name="P713">132,486,478</text:p>
          </table:table-cell>
          <table:table-cell table:style-name="Table4.C1" office:value-type="string">
            <text:p text:style-name="P27"/>
          </table:table-cell>
          <table:table-cell table:style-name="Table4.A2" office:value-type="string">
            <text:p text:style-name="P708">64</text:p>
          </table:table-cell>
          <table:table-cell table:style-name="Table4.B2" office:value-type="float" office:value="64634">
            <text:p text:style-name="P710">64,634</text:p>
          </table:table-cell>
          <table:table-cell table:style-name="Table4.C1" office:value-type="string">
            <text:p text:style-name="P27"/>
          </table:table-cell>
          <table:table-cell table:style-name="Table4.A2" office:value-type="string">
            <text:p text:style-name="P708">75</text:p>
          </table:table-cell>
          <table:table-cell table:style-name="Table4.B2" office:value-type="float" office:value="42">
            <text:p text:style-name="P710">42</text:p>
          </table:table-cell>
        </table:table-row>
        <table:table-row table:style-name="Table4.10">
          <table:table-cell table:style-name="Table4.A2" office:value-type="string">
            <text:p text:style-name="P708">43</text:p>
          </table:table-cell>
          <table:table-cell table:style-name="Table4.B2" office:value-type="float" office:value="113687079204">
            <text:p text:style-name="P710">113,687,079,204</text:p>
          </table:table-cell>
          <table:table-cell table:style-name="Table4.C1" office:value-type="string">
            <text:p text:style-name="P27"/>
          </table:table-cell>
          <table:table-cell table:style-name="Table4.A2" office:value-type="string">
            <text:p text:style-name="P708">54</text:p>
          </table:table-cell>
          <table:table-cell table:style-name="Table4.E2" office:value-type="float" office:value="65886365">
            <text:p text:style-name="P713">65,886,365</text:p>
          </table:table-cell>
          <table:table-cell table:style-name="Table4.C1" office:value-type="string">
            <text:p text:style-name="P27"/>
          </table:table-cell>
          <table:table-cell table:style-name="Table4.A2" office:value-type="string">
            <text:p text:style-name="P708">65</text:p>
          </table:table-cell>
          <table:table-cell table:style-name="Table4.B2" office:value-type="float" office:value="32058">
            <text:p text:style-name="P710">32,058</text:p>
          </table:table-cell>
          <table:table-cell table:style-name="Table4.C1" office:value-type="string">
            <text:p text:style-name="P27"/>
          </table:table-cell>
          <table:table-cell table:style-name="Table4.A2" office:value-type="string">
            <text:p text:style-name="P708">76</text:p>
          </table:table-cell>
          <table:table-cell table:style-name="Table4.B2" office:value-type="float" office:value="28">
            <text:p text:style-name="P710">28</text:p>
          </table:table-cell>
        </table:table-row>
        <table:table-row table:style-name="Table4.11">
          <table:table-cell table:style-name="Table4.A2" office:value-type="string">
            <text:p text:style-name="P708">44</text:p>
          </table:table-cell>
          <table:table-cell table:style-name="Table4.B2" office:value-type="float" office:value="62497288445">
            <text:p text:style-name="P710">62,497,288,445</text:p>
          </table:table-cell>
          <table:table-cell table:style-name="Table4.C1" office:value-type="string">
            <text:p text:style-name="P27"/>
          </table:table-cell>
          <table:table-cell table:style-name="Table4.A2" office:value-type="string">
            <text:p text:style-name="P708">55</text:p>
          </table:table-cell>
          <table:table-cell table:style-name="Table4.E2" office:value-type="float" office:value="33068320">
            <text:p text:style-name="P713">33,068,320</text:p>
          </table:table-cell>
          <table:table-cell table:style-name="Table4.C1" office:value-type="string">
            <text:p text:style-name="P27"/>
          </table:table-cell>
          <table:table-cell table:style-name="Table4.A2" office:value-type="string">
            <text:p text:style-name="P708">66</text:p>
          </table:table-cell>
          <table:table-cell table:style-name="Table4.B2" office:value-type="float" office:value="16166">
            <text:p text:style-name="P710">16,166</text:p>
          </table:table-cell>
          <table:table-cell table:style-name="Table4.C1" office:value-type="string">
            <text:p text:style-name="P27"/>
          </table:table-cell>
          <table:table-cell table:style-name="Table4.A2" office:value-type="string">
            <text:p text:style-name="P708">77</text:p>
          </table:table-cell>
          <table:table-cell table:style-name="Table4.B2" office:value-type="float" office:value="6">
            <text:p text:style-name="P710">6</text:p>
          </table:table-cell>
        </table:table-row>
        <table:table-row table:style-name="Table4.12">
          <table:table-cell table:style-name="Table4.A2" office:value-type="string">
            <text:p text:style-name="P708">45</text:p>
          </table:table-cell>
          <table:table-cell table:style-name="Table4.B2" office:value-type="float" office:value="32601371315">
            <text:p text:style-name="P710">32,601,371,315</text:p>
          </table:table-cell>
          <table:table-cell table:style-name="Table4.C1" office:value-type="string">
            <text:p text:style-name="P27"/>
          </table:table-cell>
          <table:table-cell table:style-name="Table4.A2" office:value-type="string">
            <text:p text:style-name="P708">56</text:p>
          </table:table-cell>
          <table:table-cell table:style-name="Table4.E2" office:value-type="float" office:value="16553765">
            <text:p text:style-name="P713">16,553,765</text:p>
          </table:table-cell>
          <table:table-cell table:style-name="Table4.C1" office:value-type="string">
            <text:p text:style-name="P27"/>
          </table:table-cell>
          <table:table-cell table:style-name="Table4.A2" office:value-type="string">
            <text:p text:style-name="P708">67</text:p>
          </table:table-cell>
          <table:table-cell table:style-name="Table4.B2" office:value-type="float" office:value="8346">
            <text:p text:style-name="P710">8,346</text:p>
          </table:table-cell>
          <table:table-cell table:style-name="Table4.C1" office:value-type="string">
            <text:p text:style-name="P27"/>
          </table:table-cell>
          <table:table-cell table:style-name="Table4.A2" office:value-type="string">
            <text:p text:style-name="P708">78</text:p>
          </table:table-cell>
          <table:table-cell table:style-name="Table4.B2" office:value-type="float" office:value="4">
            <text:p text:style-name="P710">4</text:p>
          </table:table-cell>
        </table:table-row>
      </table:table>
      <text:p text:style-name="P715">The <text:span text:style-name="T961">shortest</text:span> unique keystream<text:span text:style-name="T1556"> consists of</text:span> 35 bits<text:span text:style-name="T1574">:</text:span></text:p>
      <text:list xml:id="list182357736400337" text:continue-list="list182358132359343" text:style-name="List_20_2">
        <text:list-item>
          <text:p text:style-name="P775"><text:span text:style-name="T1574">The </text:span>seed <text:span text:style-name="T1711">(</text:span><text:span text:style-name="T947">1</text:span><text:span text:style-name="T950">0</text:span><text:span text:style-name="T411">H</text:span><text:span text:style-name="T948">,</text:span><text:span text:style-name="T950">B8</text:span><text:span text:style-name="T411">H</text:span><text:span text:style-name="T948">,</text:span><text:span text:style-name="T950">E1</text:span><text:span text:style-name="T411">H</text:span><text:span text:style-name="T948">,</text:span><text:span text:style-name="T950">49</text:span><text:span text:style-name="T411">H</text:span><text:span text:style-name="T948">,</text:span><text:span text:style-name="T950">BA</text:span><text:span text:style-name="T411">H</text:span><text:span text:style-name="T1556">) results in the keystream (</text:span><text:span text:style-name="T949">FF</text:span><text:span text:style-name="T413">H</text:span><text:span text:style-name="T949">,FF</text:span><text:span text:style-name="T413">H</text:span><text:span text:style-name="T949">,8F</text:span><text:span text:style-name="T413">H</text:span><text:span text:style-name="T949">,FF</text:span><text:span text:style-name="T413">H</text:span><text:span text:style-name="T949">,1B</text:span><text:span text:style-name="T413">H</text:span><text:span text:style-name="T1557">).</text:span></text:p>
        </text:list-item>
      </text:list>
      <text:p text:style-name="P24">The <text:span text:style-name="T961">longest</text:span> non-unique keystream<text:span text:style-name="T1556"> consists of</text:span> 77 bits. There are two such keystreams<text:span text:style-name="T1574">:</text:span></text:p>
      <text:list xml:id="list182357016290868" text:continue-numbering="true" text:style-name="List_20_2">
        <text:list-item>
          <text:p text:style-name="P758"><text:span text:style-name="T1573">The seed (</text:span><text:span text:style-name="T952">51</text:span><text:span text:style-name="T414">H</text:span><text:span text:style-name="T951">,</text:span><text:span text:style-name="T952">C5</text:span><text:span text:style-name="T414">H</text:span><text:span text:style-name="T951">,</text:span><text:span text:style-name="T952">17</text:span><text:span text:style-name="T414">H</text:span><text:span text:style-name="T951">,</text:span><text:span text:style-name="T952">CB</text:span><text:span text:style-name="T414">H</text:span><text:span text:style-name="T951">,</text:span><text:span text:style-name="T952">37</text:span><text:span text:style-name="T414">H</text:span><text:span text:style-name="T1573">) results in the <text:s/>keystream (</text:span><text:span text:style-name="T952">81</text:span><text:span text:style-name="T414">H</text:span><text:span text:style-name="T951">,</text:span><text:span text:style-name="T952">89</text:span><text:span text:style-name="T414">H</text:span><text:span text:style-name="T951">,</text:span><text:span text:style-name="T952">AB</text:span><text:span text:style-name="T414">H</text:span><text:span text:style-name="T951">,</text:span><text:span text:style-name="T952">A6</text:span><text:span text:style-name="T414">H</text:span><text:span text:style-name="T951">,</text:span><text:span text:style-name="T952">89</text:span><text:span text:style-name="T414">H</text:span><text:span text:style-name="T951">,</text:span><text:span text:style-name="T952">3A</text:span><text:span text:style-name="T414">H</text:span><text:span text:style-name="T951">,</text:span><text:span text:style-name="T952">F6</text:span><text:span text:style-name="T414">H</text:span><text:span text:style-name="T951">,</text:span><text:span text:style-name="T952">36</text:span><text:span text:style-name="T414">H</text:span><text:span text:style-name="T951">,</text:span><text:span text:style-name="T952">ED</text:span><text:span text:style-name="T414">H</text:span><text:span text:style-name="T951">,</text:span><text:span text:style-name="T952">61</text:span><text:span text:style-name="T414">H</text:span><text:span text:style-name="T1573">).</text:span></text:p>
        </text:list-item>
        <text:list-item>
          <text:p text:style-name="P759"><text:span text:style-name="T1574">The seed (B</text:span><text:span text:style-name="T950">9</text:span><text:span text:style-name="T416">H</text:span><text:span text:style-name="T948">,</text:span><text:span text:style-name="T950">B7</text:span><text:span text:style-name="T416">H</text:span><text:span text:style-name="T948">,</text:span><text:span text:style-name="T950">C4</text:span><text:span text:style-name="T416">H</text:span><text:span text:style-name="T948">,</text:span><text:span text:style-name="T950">97</text:span><text:span text:style-name="T416">H</text:span><text:span text:style-name="T948">,</text:span><text:span text:style-name="T950">94</text:span><text:span text:style-name="T416">H</text:span><text:span text:style-name="T1573">) results in the <text:s/>keystream (</text:span><text:span text:style-name="T952">81</text:span><text:span text:style-name="T414">H</text:span><text:span text:style-name="T951">,</text:span><text:span text:style-name="T952">89</text:span><text:span text:style-name="T414">H</text:span><text:span text:style-name="T951">,</text:span><text:span text:style-name="T952">AB</text:span><text:span text:style-name="T414">H</text:span><text:span text:style-name="T951">,</text:span><text:span text:style-name="T952">A6</text:span><text:span text:style-name="T414">H</text:span><text:span text:style-name="T951">,</text:span><text:span text:style-name="T952">89</text:span><text:span text:style-name="T414">H</text:span><text:span text:style-name="T951">,</text:span><text:span text:style-name="T952">3A</text:span><text:span text:style-name="T414">H</text:span><text:span text:style-name="T951">,</text:span><text:span text:style-name="T952">F6</text:span><text:span text:style-name="T414">H</text:span><text:span text:style-name="T951">,</text:span><text:span text:style-name="T952">36</text:span><text:span text:style-name="T414">H</text:span><text:span text:style-name="T951">,</text:span><text:span text:style-name="T952">ED</text:span><text:span text:style-name="T414">H</text:span><text:span text:style-name="T951">,</text:span><text:span text:style-name="T952">81</text:span><text:span text:style-name="T414">H</text:span><text:span text:style-name="T1573">).</text:span></text:p>
        </text:list-item>
        <text:list-item>
          <text:p text:style-name="P758"><text:span text:style-name="T1573">The seed (</text:span><text:span text:style-name="T952">32</text:span><text:span text:style-name="T414">H</text:span><text:span text:style-name="T951">,</text:span><text:span text:style-name="T953">D</text:span><text:span text:style-name="T952">7</text:span><text:span text:style-name="T414">H</text:span><text:span text:style-name="T951">,</text:span><text:span text:style-name="T953">E</text:span><text:span text:style-name="T952">5</text:span><text:span text:style-name="T414">H</text:span><text:span text:style-name="T951">,</text:span><text:span text:style-name="T952">10</text:span><text:span text:style-name="T414">H</text:span><text:span text:style-name="T951">,</text:span><text:span text:style-name="T952">32</text:span><text:span text:style-name="T414">H</text:span><text:span text:style-name="T1573">) results in the <text:s/>keystream (</text:span><text:span text:style-name="T952">92</text:span><text:span text:style-name="T414">H</text:span><text:span text:style-name="T951">,</text:span><text:span text:style-name="T952">9</text:span><text:span text:style-name="T953">E</text:span><text:span text:style-name="T414">H</text:span><text:span text:style-name="T951">,</text:span><text:span text:style-name="T952">79</text:span><text:span text:style-name="T414">H</text:span><text:span text:style-name="T951">,</text:span><text:span text:style-name="T952">25</text:span><text:span text:style-name="T414">H</text:span><text:span text:style-name="T951">,</text:span><text:span text:style-name="T952">9</text:span><text:span text:style-name="T953">B</text:span><text:span text:style-name="T414">H</text:span><text:span text:style-name="T951">,</text:span><text:span text:style-name="T953">A</text:span><text:span text:style-name="T952">8</text:span><text:span text:style-name="T414">H</text:span><text:span text:style-name="T951">,</text:span><text:span text:style-name="T952">9</text:span><text:span text:style-name="T953">D</text:span><text:span text:style-name="T414">H</text:span><text:span text:style-name="T951">,</text:span><text:span text:style-name="T952">64</text:span><text:span text:style-name="T414">H</text:span><text:span text:style-name="T951">,</text:span><text:span text:style-name="T953">AE</text:span><text:span text:style-name="T414">H</text:span><text:span text:style-name="T951">,</text:span><text:span text:style-name="T952">62</text:span><text:span text:style-name="T414">H</text:span><text:span text:style-name="T1573">).</text:span></text:p>
        </text:list-item>
        <text:list-item>
          <text:p text:style-name="P784"><text:span text:style-name="T1573">The seed (F</text:span><text:span text:style-name="T952">6</text:span><text:span text:style-name="T414">H</text:span><text:span text:style-name="T951">,</text:span><text:span text:style-name="T953">D</text:span><text:span text:style-name="T952">5</text:span><text:span text:style-name="T414">H</text:span><text:span text:style-name="T951">,</text:span><text:span text:style-name="T952">65</text:span><text:span text:style-name="T414">H</text:span><text:span text:style-name="T951">,</text:span><text:span text:style-name="T953">DE</text:span><text:span text:style-name="T414">H</text:span><text:span text:style-name="T951">,</text:span><text:span text:style-name="T953">F</text:span><text:span text:style-name="T952">8</text:span><text:span text:style-name="T414">H</text:span><text:span text:style-name="T1573">) results in the <text:s/>keystream (</text:span><text:span text:style-name="T952">92</text:span><text:span text:style-name="T414">H</text:span><text:span text:style-name="T951">,</text:span><text:span text:style-name="T952">9</text:span><text:span text:style-name="T953">E</text:span><text:span text:style-name="T414">H</text:span><text:span text:style-name="T951">,</text:span><text:span text:style-name="T952">79</text:span><text:span text:style-name="T414">H</text:span><text:span text:style-name="T951">,</text:span><text:span text:style-name="T952">25</text:span><text:span text:style-name="T414">H</text:span><text:span text:style-name="T951">,</text:span><text:span text:style-name="T952">9</text:span><text:span text:style-name="T953">B</text:span><text:span text:style-name="T414">H</text:span><text:span text:style-name="T951">,</text:span><text:span text:style-name="T953">A</text:span><text:span text:style-name="T952">8</text:span><text:span text:style-name="T414">H</text:span><text:span text:style-name="T951">,</text:span><text:span text:style-name="T952">9</text:span><text:span text:style-name="T953">D</text:span><text:span text:style-name="T414">H</text:span><text:span text:style-name="T951">,</text:span><text:span text:style-name="T952">64</text:span><text:span text:style-name="T414">H</text:span><text:span text:style-name="T951">,</text:span><text:span text:style-name="T953">AE</text:span><text:span text:style-name="T414">H</text:span><text:span text:style-name="T951">,</text:span><text:span text:style-name="T952">c2</text:span><text:span text:style-name="T414">H</text:span><text:span text:style-name="T1573">).</text:span></text:p>
        </text:list-item>
      </text:list>
      <text:p text:style-name="P201">That means, a 35-bit keystream may be sufficient to uniquely identify a generator. However, a 78-bit keystream <text:span text:style-name="T2022">is</text:span> required in the worst case.</text:p>
      <text:p text:style-name="P142"/>
      <text:h text:style-name="P833" text:outline-level="2"><text:bookmark-start text:name="__RefHeading__18114_1031845421"/><text:span text:style-name="T1700">Unique (1,0)-Mode Keystream Heads <text:s/>(with a valid </text:span><text:span text:style-name="T1279">start</text:span><text:span text:style-name="T1572"> state)</text:span><text:bookmark-end text:name="__RefHeading__18114_1031845421"/></text:h>
      <text:p text:style-name="P131"><text:span text:style-name="T1701">Test Case</text:span>: <text:span text:style-name="T971">spread</text:span><text:span text:style-name="T961"> </text:span><text:span text:style-name="T971">sum </text:span><text:span text:style-name="T974">00:00:00 </text:span><text:span text:style-name="T45">ff:ff:ff</text:span><text:span text:style-name="T971"> --invertA 1 --invertB 0 --valid 1</text:span></text:p>
      <text:p text:style-name="P373"><text:span text:style-name="T297">The distribution of</text:span><text:span text:style-name="T312"> the occurrence of</text:span><text:span text:style-name="T297"> </text:span><text:span text:style-name="T312">all 2</text:span><text:span text:style-name="T758">40</text:span><text:span text:style-name="T312"> u</text:span><text:span text:style-name="T297">nique </text:span><text:span text:style-name="T183">n</text:span><text:span text:style-name="T312">-bit </text:span><text:span text:style-name="T297">keystream</text:span><text:span text:style-name="T312">s</text:span><text:span text:style-name="T762">↳</text:span><text:span text:style-name="T762"><text:bookmark-ref text:reference-format="number" text:ref-name="__RefHeading__25756_1989897726">6.7</text:bookmark-ref></text:span><text:span text:style-name="T297"> for </text:span><text:span text:style-name="T312">a </text:span><text:span text:style-name="T297">generator</text:span><text:span text:style-name="T312"> </text:span><text:span text:style-name="T1813">g</text:span><text:span text:style-name="T1257">i</text:span><text:span text:style-name="T312"> in </text:span><text:span text:style-name="T177">(</text:span><text:span text:style-name="T184">1</text:span><text:span text:style-name="T177">,0)</text:span><text:span text:style-name="T297">-mode</text:span><text:span text:style-name="T298"> </text:span><text:span text:style-name="T297">with </text:span><text:span text:style-name="T177">i ∈ G</text:span><text:span text:style-name="T1002">0</text:span><text:span text:style-name="T297"> </text:span><text:span text:style-name="T312">was</text:span><text:span text:style-name="T297"> computed as follows</text:span><text:span text:style-name="T313">.</text:span><text:span text:style-name="T314"> </text:span><text:span text:style-name="T553">Note that </text:span><text:span text:style-name="T550">a single thread </text:span><text:span text:style-name="T553">on an </text:span><text:span text:style-name="T550">Intel Celeron CPU G530 @ 2.40</text:span><text:span text:style-name="T553"> </text:span><text:span text:style-name="T550">GHz </text:span><text:span text:style-name="T553">would need</text:span><text:span text:style-name="T551"> </text:span><text:span text:style-name="T550">approximately</text:span><text:span text:style-name="T552"> </text:span><text:span text:style-name="T553">1</text:span><text:span text:style-name="T555">4</text:span><text:span text:style-name="T553">0</text:span><text:span text:style-name="T552"> hours for the computation.</text:span></text:p>
      <table:table table:name="Table18" table:style-name="Table18">
        <table:table-column table:style-name="Table18.A"/>
        <table:table-column table:style-name="Table18.B"/>
        <table:table-column table:style-name="Table18.C" table:number-columns-repeated="2"/>
        <table:table-column table:style-name="Table18.E"/>
        <table:table-column table:style-name="Table18.A" table:number-columns-repeated="2"/>
        <table:table-column table:style-name="Table18.H"/>
        <table:table-column table:style-name="Table18.I"/>
        <table:table-column table:style-name="Table18.J"/>
        <table:table-column table:style-name="Table18.K"/>
        <table:table-row table:style-name="Table18.1">
          <table:table-cell table:style-name="Table18.A1" office:value-type="string">
            <text:p text:style-name="P364">n</text:p>
          </table:table-cell>
          <table:table-cell table:style-name="Table18.B1" office:value-type="string">
            <text:p text:style-name="P366">Occu<text:span text:style-name="T1710">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text:span text:style-name="T1710">r</text:span>r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10">r</text:span>ence</text:p>
          </table:table-cell>
          <table:table-cell table:style-name="Table18.C1" office:value-type="string">
            <text:p text:style-name="P367"/>
          </table:table-cell>
          <table:table-cell table:style-name="Table18.A1" office:value-type="string">
            <text:p text:style-name="P364">n</text:p>
          </table:table-cell>
          <table:table-cell table:style-name="Table18.B1" office:value-type="string">
            <text:p text:style-name="P366">Occur<text:span text:style-name="T1710">r</text:span>ence</text:p>
          </table:table-cell>
        </table:table-row>
        <table:table-row table:style-name="Table18.2">
          <table:table-cell table:style-name="Table18.A2" office:value-type="string">
            <text:p text:style-name="P708">35</text:p>
          </table:table-cell>
          <table:table-cell table:style-name="Table18.B2" office:value-type="float" office:value="1">
            <text:p text:style-name="P709">1</text:p>
          </table:table-cell>
          <table:table-cell table:style-name="Table18.C1" office:value-type="string">
            <text:p text:style-name="P27"/>
          </table:table-cell>
          <table:table-cell table:style-name="Table18.A2" office:value-type="string">
            <text:p text:style-name="P708">46</text:p>
          </table:table-cell>
          <table:table-cell table:style-name="Table18.E2" office:value-type="float" office:value="16926467275">
            <text:p text:style-name="P714">16,926,467,275</text:p>
          </table:table-cell>
          <table:table-cell table:style-name="Table18.C1" office:value-type="string">
            <text:p text:style-name="P27"/>
          </table:table-cell>
          <table:table-cell table:style-name="Table18.A2" office:value-type="string">
            <text:p text:style-name="P708">57</text:p>
          </table:table-cell>
          <table:table-cell table:style-name="Table18.B2" office:value-type="float" office:value="8286258">
            <text:p text:style-name="P709">8,286,258</text:p>
          </table:table-cell>
          <table:table-cell table:style-name="Table18.C1" office:value-type="string">
            <text:p text:style-name="P27"/>
          </table:table-cell>
          <table:table-cell table:style-name="Table18.A2" office:value-type="string">
            <text:p text:style-name="P708">68</text:p>
          </table:table-cell>
          <table:table-cell table:style-name="Table18.B2" office:value-type="float" office:value="4178">
            <text:p text:style-name="P709">4,178</text:p>
          </table:table-cell>
        </table:table-row>
        <table:table-row table:style-name="Table18.3">
          <table:table-cell table:style-name="Table18.A2" office:value-type="string">
            <text:p text:style-name="P708">36</text:p>
          </table:table-cell>
          <table:table-cell table:style-name="Table18.B2" office:value-type="float" office:value="117739">
            <text:p text:style-name="P709">117,739</text:p>
          </table:table-cell>
          <table:table-cell table:style-name="Table18.C1" office:value-type="string">
            <text:p text:style-name="P27"/>
          </table:table-cell>
          <table:table-cell table:style-name="Table18.A2" office:value-type="string">
            <text:p text:style-name="P708">47</text:p>
          </table:table-cell>
          <table:table-cell table:style-name="Table18.E2" office:value-type="float" office:value="8582857606">
            <text:p text:style-name="P714">8,582,857,606</text:p>
          </table:table-cell>
          <table:table-cell table:style-name="Table18.C1" office:value-type="string">
            <text:p text:style-name="P27"/>
          </table:table-cell>
          <table:table-cell table:style-name="Table18.A2" office:value-type="string">
            <text:p text:style-name="P708">58</text:p>
          </table:table-cell>
          <table:table-cell table:style-name="Table18.B2" office:value-type="float" office:value="4137779">
            <text:p text:style-name="P709">4,137,779</text:p>
          </table:table-cell>
          <table:table-cell table:style-name="Table18.C1" office:value-type="string">
            <text:p text:style-name="P27"/>
          </table:table-cell>
          <table:table-cell table:style-name="Table18.A2" office:value-type="string">
            <text:p text:style-name="P708">69</text:p>
          </table:table-cell>
          <table:table-cell table:style-name="Table18.B2" office:value-type="float" office:value="2226">
            <text:p text:style-name="P709">2,226</text:p>
          </table:table-cell>
        </table:table-row>
        <table:table-row table:style-name="Table18.4">
          <table:table-cell table:style-name="Table18.A2" office:value-type="string">
            <text:p text:style-name="P708">37</text:p>
          </table:table-cell>
          <table:table-cell table:style-name="Table18.B2" office:value-type="float" office:value="355451181">
            <text:p text:style-name="P709">355,451,181</text:p>
          </table:table-cell>
          <table:table-cell table:style-name="Table18.C1" office:value-type="string">
            <text:p text:style-name="P27"/>
          </table:table-cell>
          <table:table-cell table:style-name="Table18.A2" office:value-type="string">
            <text:p text:style-name="P708">48</text:p>
          </table:table-cell>
          <table:table-cell table:style-name="Table18.E2" office:value-type="float" office:value="4247997201">
            <text:p text:style-name="P714">4,247,997,201</text:p>
          </table:table-cell>
          <table:table-cell table:style-name="Table18.C1" office:value-type="string">
            <text:p text:style-name="P27"/>
          </table:table-cell>
          <table:table-cell table:style-name="Table18.A2" office:value-type="string">
            <text:p text:style-name="P708">59</text:p>
          </table:table-cell>
          <table:table-cell table:style-name="Table18.B2" office:value-type="float" office:value="2048006">
            <text:p text:style-name="P709">2,048,006</text:p>
          </table:table-cell>
          <table:table-cell table:style-name="Table18.C1" office:value-type="string">
            <text:p text:style-name="P27"/>
          </table:table-cell>
          <table:table-cell table:style-name="Table18.A2" office:value-type="string">
            <text:p text:style-name="P708">70</text:p>
          </table:table-cell>
          <table:table-cell table:style-name="Table18.B2" office:value-type="float" office:value="1024">
            <text:p text:style-name="P709">1,024</text:p>
          </table:table-cell>
        </table:table-row>
        <table:table-row table:style-name="Table18.5">
          <table:table-cell table:style-name="Table18.A2" office:value-type="string">
            <text:p text:style-name="P708">38</text:p>
          </table:table-cell>
          <table:table-cell table:style-name="Table18.B2" office:value-type="float" office:value="19690475588">
            <text:p text:style-name="P709">19,690,475,588</text:p>
          </table:table-cell>
          <table:table-cell table:style-name="Table18.C1" office:value-type="string">
            <text:p text:style-name="P27"/>
          </table:table-cell>
          <table:table-cell table:style-name="Table18.A2" office:value-type="string">
            <text:p text:style-name="P708">49</text:p>
          </table:table-cell>
          <table:table-cell table:style-name="Table18.E2" office:value-type="float" office:value="2139404180">
            <text:p text:style-name="P714">2,139,404,180</text:p>
          </table:table-cell>
          <table:table-cell table:style-name="Table18.C1" office:value-type="string">
            <text:p text:style-name="P27"/>
          </table:table-cell>
          <table:table-cell table:style-name="Table18.A2" office:value-type="string">
            <text:p text:style-name="P708">60</text:p>
          </table:table-cell>
          <table:table-cell table:style-name="Table18.B2" office:value-type="float" office:value="1029062">
            <text:p text:style-name="P709">1,029,062</text:p>
          </table:table-cell>
          <table:table-cell table:style-name="Table18.C1" office:value-type="string">
            <text:p text:style-name="P27"/>
          </table:table-cell>
          <table:table-cell table:style-name="Table18.A2" office:value-type="string">
            <text:p text:style-name="P708">71</text:p>
          </table:table-cell>
          <table:table-cell table:style-name="Table18.B2" office:value-type="float" office:value="586">
            <text:p text:style-name="P709">586</text:p>
          </table:table-cell>
        </table:table-row>
        <table:table-row table:style-name="Table18.6">
          <table:table-cell table:style-name="Table18.A2" office:value-type="string">
            <text:p text:style-name="P708">39</text:p>
          </table:table-cell>
          <table:table-cell table:style-name="Table18.B2" office:value-type="float" office:value="128738755565">
            <text:p text:style-name="P709">128,738,755,565</text:p>
          </table:table-cell>
          <table:table-cell table:style-name="Table18.C1" office:value-type="string">
            <text:p text:style-name="P27"/>
          </table:table-cell>
          <table:table-cell table:style-name="Table18.A2" office:value-type="string">
            <text:p text:style-name="P708">50</text:p>
          </table:table-cell>
          <table:table-cell table:style-name="Table18.E2" office:value-type="float" office:value="1061216423">
            <text:p text:style-name="P714">1,061,216,423</text:p>
          </table:table-cell>
          <table:table-cell table:style-name="Table18.C1" office:value-type="string">
            <text:p text:style-name="P27"/>
          </table:table-cell>
          <table:table-cell table:style-name="Table18.A2" office:value-type="string">
            <text:p text:style-name="P708">61</text:p>
          </table:table-cell>
          <table:table-cell table:style-name="Table18.B2" office:value-type="float" office:value="546934">
            <text:p text:style-name="P709">546,934</text:p>
          </table:table-cell>
          <table:table-cell table:style-name="Table18.C1" office:value-type="string">
            <text:p text:style-name="P27"/>
          </table:table-cell>
          <table:table-cell table:style-name="Table18.A2" office:value-type="string">
            <text:p text:style-name="P708">72</text:p>
          </table:table-cell>
          <table:table-cell table:style-name="Table18.B2" office:value-type="float" office:value="302">
            <text:p text:style-name="P709">302</text:p>
          </table:table-cell>
        </table:table-row>
        <table:table-row table:style-name="Table18.7">
          <table:table-cell table:style-name="Table18.A2" office:value-type="string">
            <text:p text:style-name="P708">40</text:p>
          </table:table-cell>
          <table:table-cell table:style-name="Table18.B2" office:value-type="float" office:value="256056799238">
            <text:p text:style-name="P709">256,056,799,238</text:p>
          </table:table-cell>
          <table:table-cell table:style-name="Table18.C1" office:value-type="string">
            <text:p text:style-name="P27"/>
          </table:table-cell>
          <table:table-cell table:style-name="Table18.A2" office:value-type="string">
            <text:p text:style-name="P708">51</text:p>
          </table:table-cell>
          <table:table-cell table:style-name="Table18.E2" office:value-type="float" office:value="529140229">
            <text:p text:style-name="P714">529,140,229</text:p>
          </table:table-cell>
          <table:table-cell table:style-name="Table18.C1" office:value-type="string">
            <text:p text:style-name="P27"/>
          </table:table-cell>
          <table:table-cell table:style-name="Table18.A2" office:value-type="string">
            <text:p text:style-name="P708">62</text:p>
          </table:table-cell>
          <table:table-cell table:style-name="Table18.B2" office:value-type="float" office:value="263560">
            <text:p text:style-name="P709">263,560</text:p>
          </table:table-cell>
          <table:table-cell table:style-name="Table18.C1" office:value-type="string">
            <text:p text:style-name="P27"/>
          </table:table-cell>
          <table:table-cell table:style-name="Table18.A2" office:value-type="string">
            <text:p text:style-name="P708">73</text:p>
          </table:table-cell>
          <table:table-cell table:style-name="Table18.B2" office:value-type="float" office:value="120">
            <text:p text:style-name="P709">120</text:p>
          </table:table-cell>
        </table:table-row>
        <table:table-row table:style-name="Table18.8">
          <table:table-cell table:style-name="Table18.A2" office:value-type="string">
            <text:p text:style-name="P708">41</text:p>
          </table:table-cell>
          <table:table-cell table:style-name="Table18.B2" office:value-type="float" office:value="262899159006">
            <text:p text:style-name="P709">262,899,159,006</text:p>
          </table:table-cell>
          <table:table-cell table:style-name="Table18.C1" office:value-type="string">
            <text:p text:style-name="P27"/>
          </table:table-cell>
          <table:table-cell table:style-name="Table18.A2" office:value-type="string">
            <text:p text:style-name="P708">52</text:p>
          </table:table-cell>
          <table:table-cell table:style-name="Table18.E2" office:value-type="float" office:value="265492032">
            <text:p text:style-name="P714">265,492,032</text:p>
          </table:table-cell>
          <table:table-cell table:style-name="Table18.C1" office:value-type="string">
            <text:p text:style-name="P27"/>
          </table:table-cell>
          <table:table-cell table:style-name="Table18.A2" office:value-type="string">
            <text:p text:style-name="P708">63</text:p>
          </table:table-cell>
          <table:table-cell table:style-name="Table18.B2" office:value-type="float" office:value="125504">
            <text:p text:style-name="P709">125,504</text:p>
          </table:table-cell>
          <table:table-cell table:style-name="Table18.C1" office:value-type="string">
            <text:p text:style-name="P27"/>
          </table:table-cell>
          <table:table-cell table:style-name="Table18.A2" office:value-type="string">
            <text:p text:style-name="P708">74</text:p>
          </table:table-cell>
          <table:table-cell table:style-name="Table18.B2" office:value-type="float" office:value="74">
            <text:p text:style-name="P709">74</text:p>
          </table:table-cell>
        </table:table-row>
        <table:table-row table:style-name="Table18.9">
          <table:table-cell table:style-name="Table18.A2" office:value-type="string">
            <text:p text:style-name="P708">42</text:p>
          </table:table-cell>
          <table:table-cell table:style-name="Table18.B2" office:value-type="float" office:value="188968484329">
            <text:p text:style-name="P709">188,968,484,329</text:p>
          </table:table-cell>
          <table:table-cell table:style-name="Table18.C1" office:value-type="string">
            <text:p text:style-name="P27"/>
          </table:table-cell>
          <table:table-cell table:style-name="Table18.A2" office:value-type="string">
            <text:p text:style-name="P708">53</text:p>
          </table:table-cell>
          <table:table-cell table:style-name="Table18.E2" office:value-type="float" office:value="132486520">
            <text:p text:style-name="P714">132,486,520</text:p>
          </table:table-cell>
          <table:table-cell table:style-name="Table18.C1" office:value-type="string">
            <text:p text:style-name="P27"/>
          </table:table-cell>
          <table:table-cell table:style-name="Table18.A2" office:value-type="string">
            <text:p text:style-name="P708">64</text:p>
          </table:table-cell>
          <table:table-cell table:style-name="Table18.B2" office:value-type="float" office:value="64634">
            <text:p text:style-name="P709">64,634</text:p>
          </table:table-cell>
          <table:table-cell table:style-name="Table18.C1" office:value-type="string">
            <text:p text:style-name="P27"/>
          </table:table-cell>
          <table:table-cell table:style-name="Table18.A2" office:value-type="string">
            <text:p text:style-name="P708">75</text:p>
          </table:table-cell>
          <table:table-cell table:style-name="Table18.B2" office:value-type="float" office:value="42">
            <text:p text:style-name="P709">42</text:p>
          </table:table-cell>
        </table:table-row>
        <table:table-row table:style-name="Table18.10">
          <table:table-cell table:style-name="Table18.A2" office:value-type="string">
            <text:p text:style-name="P708">43</text:p>
          </table:table-cell>
          <table:table-cell table:style-name="Table18.B2" office:value-type="float" office:value="113686736885">
            <text:p text:style-name="P709">113,686,736,885</text:p>
          </table:table-cell>
          <table:table-cell table:style-name="Table18.C1" office:value-type="string">
            <text:p text:style-name="P27"/>
          </table:table-cell>
          <table:table-cell table:style-name="Table18.A2" office:value-type="string">
            <text:p text:style-name="P708">54</text:p>
          </table:table-cell>
          <table:table-cell table:style-name="Table18.E2" office:value-type="float" office:value="65886656">
            <text:p text:style-name="P714">65,886,656</text:p>
          </table:table-cell>
          <table:table-cell table:style-name="Table18.C1" office:value-type="string">
            <text:p text:style-name="P27"/>
          </table:table-cell>
          <table:table-cell table:style-name="Table18.A2" office:value-type="string">
            <text:p text:style-name="P708">65</text:p>
          </table:table-cell>
          <table:table-cell table:style-name="Table18.B2" office:value-type="float" office:value="32058">
            <text:p text:style-name="P709">32,058</text:p>
          </table:table-cell>
          <table:table-cell table:style-name="Table18.C1" office:value-type="string">
            <text:p text:style-name="P27"/>
          </table:table-cell>
          <table:table-cell table:style-name="Table18.A2" office:value-type="string">
            <text:p text:style-name="P708">76</text:p>
          </table:table-cell>
          <table:table-cell table:style-name="Table18.B2" office:value-type="float" office:value="28">
            <text:p text:style-name="P709">28</text:p>
          </table:table-cell>
        </table:table-row>
        <table:table-row table:style-name="Table18.11">
          <table:table-cell table:style-name="Table18.A2" office:value-type="string">
            <text:p text:style-name="P708">44</text:p>
          </table:table-cell>
          <table:table-cell table:style-name="Table18.B2" office:value-type="float" office:value="62497189144">
            <text:p text:style-name="P709">62,497,189,144</text:p>
          </table:table-cell>
          <table:table-cell table:style-name="Table18.C1" office:value-type="string">
            <text:p text:style-name="P27"/>
          </table:table-cell>
          <table:table-cell table:style-name="Table18.A2" office:value-type="string">
            <text:p text:style-name="P708">55</text:p>
          </table:table-cell>
          <table:table-cell table:style-name="Table18.E2" office:value-type="float" office:value="33068428">
            <text:p text:style-name="P714">33,068,428</text:p>
          </table:table-cell>
          <table:table-cell table:style-name="Table18.C1" office:value-type="string">
            <text:p text:style-name="P27"/>
          </table:table-cell>
          <table:table-cell table:style-name="Table18.A2" office:value-type="string">
            <text:p text:style-name="P708">66</text:p>
          </table:table-cell>
          <table:table-cell table:style-name="Table18.B2" office:value-type="float" office:value="16166">
            <text:p text:style-name="P709">16,166</text:p>
          </table:table-cell>
          <table:table-cell table:style-name="Table18.C1" office:value-type="string">
            <text:p text:style-name="P27"/>
          </table:table-cell>
          <table:table-cell table:style-name="Table18.A2" office:value-type="string">
            <text:p text:style-name="P708">77</text:p>
          </table:table-cell>
          <table:table-cell table:style-name="Table18.B2" office:value-type="float" office:value="6">
            <text:p text:style-name="P709">6</text:p>
          </table:table-cell>
        </table:table-row>
        <table:table-row table:style-name="Table18.12">
          <table:table-cell table:style-name="Table18.A2" office:value-type="string">
            <text:p text:style-name="P708">45</text:p>
          </table:table-cell>
          <table:table-cell table:style-name="Table18.B2" office:value-type="float" office:value="32601321930">
            <text:p text:style-name="P709">32,601,321,930</text:p>
          </table:table-cell>
          <table:table-cell table:style-name="Table18.C1" office:value-type="string">
            <text:p text:style-name="P27"/>
          </table:table-cell>
          <table:table-cell table:style-name="Table18.A2" office:value-type="string">
            <text:p text:style-name="P708">56</text:p>
          </table:table-cell>
          <table:table-cell table:style-name="Table18.E2" office:value-type="float" office:value="16553723">
            <text:p text:style-name="P714">16,553,723</text:p>
          </table:table-cell>
          <table:table-cell table:style-name="Table18.C1" office:value-type="string">
            <text:p text:style-name="P27"/>
          </table:table-cell>
          <table:table-cell table:style-name="Table18.A2" office:value-type="string">
            <text:p text:style-name="P708">67</text:p>
          </table:table-cell>
          <table:table-cell table:style-name="Table18.B2" office:value-type="float" office:value="8346">
            <text:p text:style-name="P709">8,346</text:p>
          </table:table-cell>
          <table:table-cell table:style-name="Table18.C1" office:value-type="string">
            <text:p text:style-name="P27"/>
          </table:table-cell>
          <table:table-cell table:style-name="Table18.A2" office:value-type="string">
            <text:p text:style-name="P708">78</text:p>
          </table:table-cell>
          <table:table-cell table:style-name="Table18.B2" office:value-type="float" office:value="4">
            <text:p text:style-name="P709">4</text:p>
          </table:table-cell>
        </table:table-row>
      </table:table>
      <text:p text:style-name="P716">The <text:span text:style-name="T961">shortest</text:span> unique keystream<text:span text:style-name="T1556"> consists of</text:span> 35 bits<text:span text:style-name="T1574">:</text:span></text:p>
      <text:list xml:id="list6824179922672186977" text:style-name="List_20_2">
        <text:list-item>
          <text:p text:style-name="P783"><text:span text:style-name="T1574">The </text:span>seed <text:span text:style-name="T1556">(</text:span><text:span text:style-name="T947">13</text:span><text:span text:style-name="T411">H</text:span><text:span text:style-name="T948">,</text:span><text:span text:style-name="T947">8B</text:span><text:span text:style-name="T411">H</text:span><text:span text:style-name="T948">,</text:span><text:span text:style-name="T947">F9</text:span><text:span text:style-name="T411">H</text:span><text:span text:style-name="T948">,</text:span><text:span text:style-name="T947">C3</text:span><text:span text:style-name="T411">H</text:span><text:span text:style-name="T948">,</text:span><text:span text:style-name="T947">C0</text:span><text:span text:style-name="T411">H</text:span><text:span text:style-name="T1556">) results in the keystream (</text:span><text:span text:style-name="T948">FF</text:span><text:span text:style-name="T412">H</text:span><text:span text:style-name="T948">,FF</text:span><text:span text:style-name="T412">H</text:span><text:span text:style-name="T948">,8F</text:span><text:span text:style-name="T412">H</text:span><text:span text:style-name="T948">,FF</text:span><text:span text:style-name="T412">H</text:span><text:span text:style-name="T1556">,</text:span><text:span text:style-name="T948">DF</text:span><text:span text:style-name="T412">H</text:span><text:span text:style-name="T1556">).</text:span></text:p>
        </text:list-item>
      </text:list>
      <text:p text:style-name="P25">The <text:span text:style-name="T961">longest</text:span> non-unique keystream<text:span text:style-name="T1556"> consists of</text:span> 77 bits. There are two such keystreams<text:span text:style-name="T1574">:</text:span></text:p>
      <text:list xml:id="list182356823570696" text:continue-list="list182357016290868" text:style-name="List_20_2">
        <text:list-item>
          <text:p text:style-name="P760"><text:span text:style-name="T1574">The seed </text:span><text:span text:style-name="T669">(</text:span><text:span text:style-name="T956">51</text:span><text:span text:style-name="T417">H</text:span><text:span text:style-name="T948">,</text:span><text:span text:style-name="T956">C5</text:span><text:span text:style-name="T417">H</text:span><text:span text:style-name="T948">,</text:span><text:span text:style-name="T956">C4</text:span><text:span text:style-name="T417">H</text:span><text:span text:style-name="T948">,</text:span><text:span text:style-name="T956">97</text:span><text:span text:style-name="T417">H</text:span><text:span text:style-name="T948">,</text:span><text:span text:style-name="T956">94</text:span><text:span text:style-name="T417">H</text:span><text:span text:style-name="T669">)</text:span><text:span text:style-name="T1574"> results in the <text:s/>keystream (</text:span><text:span text:style-name="T954">40</text:span><text:span text:style-name="T414">H</text:span><text:span text:style-name="T951">,</text:span><text:span text:style-name="T954">3D</text:span><text:span text:style-name="T414">H</text:span><text:span text:style-name="T951">,</text:span><text:span text:style-name="T955">A</text:span><text:span text:style-name="T954">1</text:span><text:span text:style-name="T414">H</text:span><text:span text:style-name="T951">,</text:span><text:span text:style-name="T954">0D</text:span><text:span text:style-name="T414">H</text:span><text:span text:style-name="T951">,</text:span><text:span text:style-name="T954">87</text:span><text:span text:style-name="T414">H</text:span><text:span text:style-name="T951">,</text:span><text:span text:style-name="T954">C1</text:span><text:span text:style-name="T414">H</text:span><text:span text:style-name="T951">,</text:span><text:span text:style-name="T954">D1</text:span><text:span text:style-name="T414">H</text:span><text:span text:style-name="T951">,</text:span><text:span text:style-name="T954">0D</text:span><text:span text:style-name="T414">H</text:span><text:span text:style-name="T951">,</text:span><text:span text:style-name="T955">A</text:span><text:span text:style-name="T954">C</text:span><text:span text:style-name="T414">H</text:span><text:span text:style-name="T951">,</text:span><text:span text:style-name="T955">C</text:span><text:span text:style-name="T954">9</text:span><text:span text:style-name="T414">H</text:span><text:span text:style-name="T1573">).</text:span></text:p>
        </text:list-item>
        <text:list-item>
          <text:p text:style-name="P761"><text:span text:style-name="T1573">The seed </text:span><text:span text:style-name="T669">(</text:span><text:span text:style-name="T950">B9</text:span><text:span text:style-name="T416">H</text:span><text:span text:style-name="T948">,</text:span><text:span text:style-name="T950">B7</text:span><text:span text:style-name="T416">H</text:span><text:span text:style-name="T948">,</text:span><text:span text:style-name="T950">17</text:span><text:span text:style-name="T416">H</text:span><text:span text:style-name="T948">,</text:span><text:span text:style-name="T950">CB</text:span><text:span text:style-name="T416">H</text:span><text:span text:style-name="T948">,</text:span><text:span text:style-name="T950">37</text:span><text:span text:style-name="T416">H</text:span><text:span text:style-name="T669">)</text:span><text:span text:style-name="T1573"> results in the <text:s/>keystream (</text:span><text:span text:style-name="T954">40</text:span><text:span text:style-name="T414">H</text:span><text:span text:style-name="T951">,</text:span><text:span text:style-name="T954">3D</text:span><text:span text:style-name="T414">H</text:span><text:span text:style-name="T951">,</text:span><text:span text:style-name="T955">A</text:span><text:span text:style-name="T954">1</text:span><text:span text:style-name="T414">H</text:span><text:span text:style-name="T951">,</text:span><text:span text:style-name="T954">0D</text:span><text:span text:style-name="T414">H</text:span><text:span text:style-name="T951">,</text:span><text:span text:style-name="T954">87</text:span><text:span text:style-name="T414">H</text:span><text:span text:style-name="T951">,</text:span><text:span text:style-name="T954">C1</text:span><text:span text:style-name="T414">H</text:span><text:span text:style-name="T951">,</text:span><text:span text:style-name="T954">D1</text:span><text:span text:style-name="T414">H</text:span><text:span text:style-name="T951">,</text:span><text:span text:style-name="T954">0D</text:span><text:span text:style-name="T414">H</text:span><text:span text:style-name="T951">,</text:span><text:span text:style-name="T955">A</text:span><text:span text:style-name="T954">C</text:span><text:span text:style-name="T414">H</text:span><text:span text:style-name="T951">,</text:span><text:span text:style-name="T955">A</text:span><text:span text:style-name="T954">9</text:span><text:span text:style-name="T414">H</text:span><text:span text:style-name="T1573">).</text:span></text:p>
        </text:list-item>
        <text:list-item>
          <text:p text:style-name="P761"><text:span text:style-name="T1573">The seed </text:span><text:span text:style-name="T669">(</text:span><text:span text:style-name="T950">32</text:span><text:span text:style-name="T416">H</text:span><text:span text:style-name="T948">,</text:span><text:span text:style-name="T950">D7</text:span><text:span text:style-name="T416">H</text:span><text:span text:style-name="T948">,</text:span><text:span text:style-name="T950">65</text:span><text:span text:style-name="T416">H</text:span><text:span text:style-name="T948">,</text:span><text:span text:style-name="T950">DE</text:span><text:span text:style-name="T416">H</text:span><text:span text:style-name="T948">,</text:span><text:span text:style-name="T950">F8</text:span><text:span text:style-name="T416">H</text:span><text:span text:style-name="T669">)</text:span><text:span text:style-name="T1573"> results in the <text:s/>keystream (</text:span><text:span text:style-name="T950">C8</text:span><text:span text:style-name="T414">H</text:span><text:span text:style-name="T415">,</text:span><text:span text:style-name="T950">96</text:span><text:span text:style-name="T414">H</text:span><text:span text:style-name="T950">,7B</text:span><text:span text:style-name="T414">H</text:span><text:span text:style-name="T950">,A1</text:span><text:span text:style-name="T414">H</text:span><text:span text:style-name="T950">,DC</text:span><text:span text:style-name="T414">H</text:span><text:span text:style-name="T950">,FF</text:span><text:span text:style-name="T414">H</text:span><text:span text:style-name="T950">,20</text:span><text:span text:style-name="T414">H</text:span><text:span text:style-name="T950">,3C</text:span><text:span text:style-name="T414">H</text:span><text:span text:style-name="T950">,B6</text:span><text:span text:style-name="T414">H</text:span><text:span text:style-name="T950">,04</text:span><text:span text:style-name="T414">H</text:span><text:span text:style-name="T1573">).</text:span></text:p>
        </text:list-item>
        <text:list-item>
          <text:p text:style-name="P741"><text:span text:style-name="T1573">The seed </text:span><text:span text:style-name="T669">(</text:span><text:span text:style-name="T691">F</text:span><text:span text:style-name="T950">6</text:span><text:span text:style-name="T416">H</text:span><text:span text:style-name="T948">,</text:span><text:span text:style-name="T950">D5</text:span><text:span text:style-name="T416">H</text:span><text:span text:style-name="T948">,</text:span><text:span text:style-name="T950">E5</text:span><text:span text:style-name="T416">H</text:span><text:span text:style-name="T948">,</text:span><text:span text:style-name="T950">10</text:span><text:span text:style-name="T416">H</text:span><text:span text:style-name="T948">,</text:span><text:span text:style-name="T950">32</text:span><text:span text:style-name="T416">H</text:span><text:span text:style-name="T669">)</text:span><text:span text:style-name="T1573"> results in the <text:s/>keystream (</text:span><text:span text:style-name="T950">C8</text:span><text:span text:style-name="T414">H</text:span><text:span text:style-name="T415">,</text:span><text:span text:style-name="T950">96</text:span><text:span text:style-name="T414">H</text:span><text:span text:style-name="T950">,7B</text:span><text:span text:style-name="T414">H</text:span><text:span text:style-name="T950">,A1</text:span><text:span text:style-name="T414">H</text:span><text:span text:style-name="T950">,DC</text:span><text:span text:style-name="T414">H</text:span><text:span text:style-name="T950">,FF</text:span><text:span text:style-name="T414">H</text:span><text:span text:style-name="T950">,20</text:span><text:span text:style-name="T414">H</text:span><text:span text:style-name="T950">,3C</text:span><text:span text:style-name="T414">H</text:span><text:span text:style-name="T950">,B6</text:span><text:span text:style-name="T414">H</text:span><text:span text:style-name="T950">,</text:span><text:span text:style-name="T957">A</text:span><text:span text:style-name="T950">4</text:span><text:span text:style-name="T414">H</text:span><text:span text:style-name="T1573">).</text:span></text:p>
        </text:list-item>
      </text:list>
      <text:p text:style-name="P202">That means, a 35-bit keystream may be sufficient to uniquely identify a generator. However, a 78-bit keystream <text:span text:style-name="T2023">is</text:span> required in the worst case.</text:p>
      <text:h text:style-name="P833" text:outline-level="2"><text:bookmark-start text:name="__RefHeading__15394_353829011"/><text:span text:style-name="T1700">Unique (1,0)-Mode Keystream Snippets (with any </text:span><text:span text:style-name="T1279">start</text:span><text:span text:style-name="T1572"> state)</text:span><text:bookmark-end text:name="__RefHeading__15394_353829011"/></text:h>
      <text:p text:style-name="P131"><text:span text:style-name="T1701">Test Case</text:span>: <text:span text:style-name="T43">spread</text:span><text:span text:style-name="T41"> </text:span><text:span text:style-name="T43">sum </text:span><text:span text:style-name="T42">00:00:00 </text:span><text:span text:style-name="T45">ff:ff:ff </text:span><text:span text:style-name="T43">--invertA 1 --invertB 0 --valid 0</text:span></text:p>
      <text:p text:style-name="P374"><text:span text:style-name="T297">The distribution of</text:span><text:span text:style-name="T312"> the occurrence of</text:span><text:span text:style-name="T297"> </text:span><text:span text:style-name="T312">all 2</text:span><text:span text:style-name="T758">4</text:span><text:span text:style-name="T763">3</text:span><text:span text:style-name="T312"> u</text:span><text:span text:style-name="T297">nique </text:span><text:span text:style-name="T183">n</text:span><text:span text:style-name="T312">-bit </text:span><text:span text:style-name="T297">keystream</text:span><text:span text:style-name="T312">s</text:span><text:span text:style-name="T762">↳</text:span><text:span text:style-name="T762"><text:bookmark-ref text:reference-format="number" text:ref-name="__RefHeading__25756_1989897726">6.7</text:bookmark-ref></text:span><text:span text:style-name="T297"> for </text:span><text:span text:style-name="T312">a </text:span><text:span text:style-name="T297">generator</text:span><text:span text:style-name="T312"> </text:span><text:span text:style-name="T1813">g</text:span><text:span text:style-name="T1257">i</text:span><text:span text:style-name="T312"> in </text:span><text:span text:style-name="T177">(</text:span><text:span text:style-name="T184">1</text:span><text:span text:style-name="T177">,0)</text:span><text:span text:style-name="T297">-mode</text:span><text:span text:style-name="T298"> </text:span><text:span text:style-name="T297">with </text:span><text:span text:style-name="T177">i ∈ G</text:span><text:span text:style-name="T297"> </text:span><text:span text:style-name="T312">was</text:span><text:span text:style-name="T297"> computed as follows</text:span><text:span text:style-name="T313">. </text:span><text:span text:style-name="T553">Note that </text:span><text:span text:style-name="T550">a single thread </text:span><text:span text:style-name="T553">on an </text:span><text:span text:style-name="T550">Intel Celeron CPU G530 @ 2.40</text:span><text:span text:style-name="T553"> </text:span><text:span text:style-name="T550">GHz </text:span><text:span text:style-name="T553">would need</text:span><text:span text:style-name="T551"> </text:span><text:span text:style-name="T550">approximately</text:span><text:span text:style-name="T552"> </text:span><text:span text:style-name="T554">89 days</text:span><text:span text:style-name="T552"> for the computation.</text:span></text:p>
      <table:table table:name="Table19" table:style-name="Table19">
        <table:table-column table:style-name="Table19.A"/>
        <table:table-column table:style-name="Table19.B"/>
        <table:table-column table:style-name="Table19.C"/>
        <table:table-column table:style-name="Table19.A"/>
        <table:table-column table:style-name="Table19.E"/>
        <table:table-column table:style-name="Table19.A"/>
        <table:table-column table:style-name="Table19.G"/>
        <table:table-column table:style-name="Table19.H"/>
        <table:table-column table:style-name="Table19.G"/>
        <table:table-column table:style-name="Table19.J"/>
        <table:table-column table:style-name="Table19.K"/>
        <table:table-row>
          <table:table-cell table:style-name="Table19.A1" office:value-type="string">
            <text:p text:style-name="P365">n</text:p>
          </table:table-cell>
          <table:table-cell table:style-name="Table19.B1" office:value-type="string">
            <text:p text:style-name="P368">Occur<text:span text:style-name="T1712">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2">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r<text:span text:style-name="T1712">r</text:span>ence</text:p>
          </table:table-cell>
          <table:table-cell table:style-name="Table19.C1" office:value-type="string">
            <text:p text:style-name="P368"/>
          </table:table-cell>
          <table:table-cell table:style-name="Table19.A1" office:value-type="string">
            <text:p text:style-name="P365">n</text:p>
          </table:table-cell>
          <table:table-cell table:style-name="Table19.B1" office:value-type="string">
            <text:p text:style-name="P368">Occu<text:span text:style-name="T1712">r</text:span>rence</text:p>
          </table:table-cell>
        </table:table-row>
        <table:table-row>
          <table:table-cell table:style-name="Table19.A2" office:value-type="string">
            <text:p text:style-name="P711">39</text:p>
          </table:table-cell>
          <table:table-cell table:style-name="Table19.B2" office:value-type="float" office:value="897381">
            <text:p text:style-name="P712">897,381</text:p>
          </table:table-cell>
          <table:table-cell table:style-name="Table19.C1" office:value-type="string">
            <text:p text:style-name="P711"/>
          </table:table-cell>
          <table:table-cell table:style-name="Table19.A2" office:value-type="string">
            <text:p text:style-name="P711">52</text:p>
          </table:table-cell>
          <table:table-cell table:style-name="Table19.B2" office:value-type="float" office:value="17020924412">
            <text:p text:style-name="P712">17,020,924,412</text:p>
          </table:table-cell>
          <table:table-cell table:style-name="Table19.C1" office:value-type="string">
            <text:p text:style-name="P711"/>
          </table:table-cell>
          <table:table-cell table:style-name="Table19.A2" office:value-type="string">
            <text:p text:style-name="P711">65</text:p>
          </table:table-cell>
          <table:table-cell table:style-name="Table19.B2" office:value-type="float" office:value="2098400">
            <text:p text:style-name="P712">2,098,400</text:p>
          </table:table-cell>
          <table:table-cell table:style-name="Table19.C1" office:value-type="string">
            <text:p text:style-name="P711"/>
          </table:table-cell>
          <table:table-cell table:style-name="Table19.A2" office:value-type="string">
            <text:p text:style-name="P711">78</text:p>
          </table:table-cell>
          <table:table-cell table:style-name="Table19.B2" office:value-type="float" office:value="258">
            <text:p text:style-name="P712">258</text:p>
          </table:table-cell>
        </table:table-row>
        <table:table-row>
          <table:table-cell table:style-name="Table19.A2" office:value-type="string">
            <text:p text:style-name="P711">40</text:p>
          </table:table-cell>
          <table:table-cell table:style-name="Table19.B2" office:value-type="float" office:value="2884305481">
            <text:p text:style-name="P712">2,884,305,481</text:p>
          </table:table-cell>
          <table:table-cell table:style-name="Table19.C1" office:value-type="string">
            <text:p text:style-name="P711"/>
          </table:table-cell>
          <table:table-cell table:style-name="Table19.A2" office:value-type="string">
            <text:p text:style-name="P711">53</text:p>
          </table:table-cell>
          <table:table-cell table:style-name="Table19.B2" office:value-type="float" office:value="8521703685">
            <text:p text:style-name="P712">8,521,703,685</text:p>
          </table:table-cell>
          <table:table-cell table:style-name="Table19.C1" office:value-type="string">
            <text:p text:style-name="P711"/>
          </table:table-cell>
          <table:table-cell table:style-name="Table19.A2" office:value-type="string">
            <text:p text:style-name="P711">66</text:p>
          </table:table-cell>
          <table:table-cell table:style-name="Table19.B2" office:value-type="float" office:value="1039510">
            <text:p text:style-name="P712">1,039,510</text:p>
          </table:table-cell>
          <table:table-cell table:style-name="Table19.C1" office:value-type="string">
            <text:p text:style-name="P711"/>
          </table:table-cell>
          <table:table-cell table:style-name="Table19.A2" office:value-type="string">
            <text:p text:style-name="P711">79</text:p>
          </table:table-cell>
          <table:table-cell table:style-name="Table19.B2" office:value-type="float" office:value="112">
            <text:p text:style-name="P712">112</text:p>
          </table:table-cell>
        </table:table-row>
        <table:table-row>
          <table:table-cell table:style-name="Table19.A2" office:value-type="string">
            <text:p text:style-name="P711">41</text:p>
          </table:table-cell>
          <table:table-cell table:style-name="Table19.B2" office:value-type="float" office:value="157614056282">
            <text:p text:style-name="P712">157,614,056,282</text:p>
          </table:table-cell>
          <table:table-cell table:style-name="Table19.C1" office:value-type="string">
            <text:p text:style-name="P711"/>
          </table:table-cell>
          <table:table-cell table:style-name="Table19.A2" office:value-type="string">
            <text:p text:style-name="P711">54</text:p>
          </table:table-cell>
          <table:table-cell table:style-name="Table19.B2" office:value-type="float" office:value="4258327404">
            <text:p text:style-name="P712">4,258,327,404</text:p>
          </table:table-cell>
          <table:table-cell table:style-name="Table19.C1" office:value-type="string">
            <text:p text:style-name="P711"/>
          </table:table-cell>
          <table:table-cell table:style-name="Table19.A2" office:value-type="string">
            <text:p text:style-name="P711">67</text:p>
          </table:table-cell>
          <table:table-cell table:style-name="Table19.B2" office:value-type="float" office:value="518392">
            <text:p text:style-name="P712">518,392</text:p>
          </table:table-cell>
          <table:table-cell table:style-name="Table19.C1" office:value-type="string">
            <text:p text:style-name="P711"/>
          </table:table-cell>
          <table:table-cell table:style-name="Table19.A2" office:value-type="string">
            <text:p text:style-name="P711">80</text:p>
          </table:table-cell>
          <table:table-cell table:style-name="Table19.B2" office:value-type="float" office:value="38">
            <text:p text:style-name="P712">38</text:p>
          </table:table-cell>
        </table:table-row>
        <table:table-row>
          <table:table-cell table:style-name="Table19.A2" office:value-type="string">
            <text:p text:style-name="P711">42</text:p>
          </table:table-cell>
          <table:table-cell table:style-name="Table19.B2" office:value-type="float" office:value="1029898440795">
            <text:p text:style-name="P712">1,029,898,440,795</text:p>
          </table:table-cell>
          <table:table-cell table:style-name="Table19.C1" office:value-type="string">
            <text:p text:style-name="P711"/>
          </table:table-cell>
          <table:table-cell table:style-name="Table19.A2" office:value-type="string">
            <text:p text:style-name="P711">55</text:p>
          </table:table-cell>
          <table:table-cell table:style-name="Table19.B2" office:value-type="float" office:value="2132367614">
            <text:p text:style-name="P712">2,132,367,614</text:p>
          </table:table-cell>
          <table:table-cell table:style-name="Table19.C1" office:value-type="string">
            <text:p text:style-name="P711"/>
          </table:table-cell>
          <table:table-cell table:style-name="Table19.A2" office:value-type="string">
            <text:p text:style-name="P711">68</text:p>
          </table:table-cell>
          <table:table-cell table:style-name="Table19.B2" office:value-type="float" office:value="259300">
            <text:p text:style-name="P712">259,300</text:p>
          </table:table-cell>
          <table:table-cell table:style-name="Table19.C1" office:value-type="string">
            <text:p text:style-name="P711"/>
          </table:table-cell>
          <table:table-cell table:style-name="Table19.A2" office:value-type="string">
            <text:p text:style-name="P711">81</text:p>
          </table:table-cell>
          <table:table-cell table:style-name="Table19.B2" office:value-type="float" office:value="24">
            <text:p text:style-name="P712">24</text:p>
          </table:table-cell>
        </table:table-row>
        <table:table-row>
          <table:table-cell table:style-name="Table19.A2" office:value-type="string">
            <text:p text:style-name="P711">43</text:p>
          </table:table-cell>
          <table:table-cell table:style-name="Table19.B2" office:value-type="float" office:value="2046259159836">
            <text:p text:style-name="P712">2,046,259,159,836</text:p>
          </table:table-cell>
          <table:table-cell table:style-name="Table19.C1" office:value-type="string">
            <text:p text:style-name="P711"/>
          </table:table-cell>
          <table:table-cell table:style-name="Table19.A2" office:value-type="string">
            <text:p text:style-name="P711">56</text:p>
          </table:table-cell>
          <table:table-cell table:style-name="Table19.B2" office:value-type="float" office:value="1069926770">
            <text:p text:style-name="P712">1,069,926,770</text:p>
          </table:table-cell>
          <table:table-cell table:style-name="Table19.C1" office:value-type="string">
            <text:p text:style-name="P711"/>
          </table:table-cell>
          <table:table-cell table:style-name="Table19.A2" office:value-type="string">
            <text:p text:style-name="P711">69</text:p>
          </table:table-cell>
          <table:table-cell table:style-name="Table19.B2" office:value-type="float" office:value="130296">
            <text:p text:style-name="P712">130,296</text:p>
          </table:table-cell>
          <table:table-cell table:style-name="Table19.C1" office:value-type="string">
            <text:p text:style-name="P711"/>
          </table:table-cell>
          <table:table-cell table:style-name="Table19.A2" office:value-type="string">
            <text:p text:style-name="P711">82</text:p>
          </table:table-cell>
          <table:table-cell table:style-name="Table19.B2" office:value-type="float" office:value="16">
            <text:p text:style-name="P712">16</text:p>
          </table:table-cell>
        </table:table-row>
        <table:table-row>
          <table:table-cell table:style-name="Table19.A2" office:value-type="string">
            <text:p text:style-name="P711">44</text:p>
          </table:table-cell>
          <table:table-cell table:style-name="Table19.B2" office:value-type="float" office:value="2098034657652">
            <text:p text:style-name="P712">2,098,034,657,652</text:p>
          </table:table-cell>
          <table:table-cell table:style-name="Table19.C1" office:value-type="string">
            <text:p text:style-name="P711"/>
          </table:table-cell>
          <table:table-cell table:style-name="Table19.A2" office:value-type="string">
            <text:p text:style-name="P711">57</text:p>
          </table:table-cell>
          <table:table-cell table:style-name="Table19.B2" office:value-type="float" office:value="534965697">
            <text:p text:style-name="P712">534,965,697</text:p>
          </table:table-cell>
          <table:table-cell table:style-name="Table19.C1" office:value-type="string">
            <text:p text:style-name="P711"/>
          </table:table-cell>
          <table:table-cell table:style-name="Table19.A2" office:value-type="string">
            <text:p text:style-name="P711">70</text:p>
          </table:table-cell>
          <table:table-cell table:style-name="Table19.B2" office:value-type="float" office:value="65424">
            <text:p text:style-name="P712">65,424</text:p>
          </table:table-cell>
          <table:table-cell table:style-name="Table19.C1" office:value-type="string">
            <text:p text:style-name="P711"/>
          </table:table-cell>
          <table:table-cell table:style-name="Table19.A2" office:value-type="string">
            <text:p text:style-name="P711">83</text:p>
          </table:table-cell>
          <table:table-cell table:style-name="Table19.B2" office:value-type="float" office:value="12">
            <text:p text:style-name="P712">12</text:p>
          </table:table-cell>
        </table:table-row>
        <table:table-row>
          <table:table-cell table:style-name="Table19.A2" office:value-type="string">
            <text:p text:style-name="P711">45</text:p>
          </table:table-cell>
          <table:table-cell table:style-name="Table19.B2" office:value-type="float" office:value="1514670922228">
            <text:p text:style-name="P712">1,514,670,922,228</text:p>
          </table:table-cell>
          <table:table-cell table:style-name="Table19.C1" office:value-type="string">
            <text:p text:style-name="P711"/>
          </table:table-cell>
          <table:table-cell table:style-name="Table19.A2" office:value-type="string">
            <text:p text:style-name="P711">58</text:p>
          </table:table-cell>
          <table:table-cell table:style-name="Table19.B2" office:value-type="float" office:value="267115519">
            <text:p text:style-name="P712">267,115,519</text:p>
          </table:table-cell>
          <table:table-cell table:style-name="Table19.C1" office:value-type="string">
            <text:p text:style-name="P711"/>
          </table:table-cell>
          <table:table-cell table:style-name="Table19.A2" office:value-type="string">
            <text:p text:style-name="P711">71</text:p>
          </table:table-cell>
          <table:table-cell table:style-name="Table19.B2" office:value-type="float" office:value="32872">
            <text:p text:style-name="P712">32,872</text:p>
          </table:table-cell>
          <table:table-cell table:style-name="Table19.C1" office:value-type="string">
            <text:p text:style-name="P711"/>
          </table:table-cell>
          <table:table-cell table:style-name="Table19.A2" office:value-type="string">
            <text:p text:style-name="P711">84</text:p>
          </table:table-cell>
          <table:table-cell table:style-name="Table19.B2" office:value-type="float" office:value="6">
            <text:p text:style-name="P712">6</text:p>
          </table:table-cell>
        </table:table-row>
        <table:table-row>
          <table:table-cell table:style-name="Table19.A2" office:value-type="string">
            <text:p text:style-name="P711">46</text:p>
          </table:table-cell>
          <table:table-cell table:style-name="Table19.B2" office:value-type="float" office:value="911742449860">
            <text:p text:style-name="P712">911,742,449,860</text:p>
          </table:table-cell>
          <table:table-cell table:style-name="Table19.C1" office:value-type="string">
            <text:p text:style-name="P711"/>
          </table:table-cell>
          <table:table-cell table:style-name="Table19.A2" office:value-type="string">
            <text:p text:style-name="P711">59</text:p>
          </table:table-cell>
          <table:table-cell table:style-name="Table19.B2" office:value-type="float" office:value="133448661">
            <text:p text:style-name="P712">133,448,661</text:p>
          </table:table-cell>
          <table:table-cell table:style-name="Table19.C1" office:value-type="string">
            <text:p text:style-name="P711"/>
          </table:table-cell>
          <table:table-cell table:style-name="Table19.A2" office:value-type="string">
            <text:p text:style-name="P711">72</text:p>
          </table:table-cell>
          <table:table-cell table:style-name="Table19.B2" office:value-type="float" office:value="16470">
            <text:p text:style-name="P712">16,470</text:p>
          </table:table-cell>
          <table:table-cell table:style-name="Table19.C1" office:value-type="string">
            <text:p text:style-name="P711"/>
          </table:table-cell>
          <table:table-cell table:style-name="Table19.A2" office:value-type="string">
            <text:p text:style-name="P711">85</text:p>
          </table:table-cell>
          <table:table-cell table:style-name="Table19.B2" office:value-type="float" office:value="6">
            <text:p text:style-name="P712">6</text:p>
          </table:table-cell>
        </table:table-row>
        <table:table-row>
          <table:table-cell table:style-name="Table19.A2" office:value-type="string">
            <text:p text:style-name="P711">47</text:p>
          </table:table-cell>
          <table:table-cell table:style-name="Table19.B2" office:value-type="float" office:value="500822211152">
            <text:p text:style-name="P712">500,822,211,152</text:p>
          </table:table-cell>
          <table:table-cell table:style-name="Table19.C1" office:value-type="string">
            <text:p text:style-name="P711"/>
          </table:table-cell>
          <table:table-cell table:style-name="Table19.A2" office:value-type="string">
            <text:p text:style-name="P711">60</text:p>
          </table:table-cell>
          <table:table-cell table:style-name="Table19.B2" office:value-type="float" office:value="66626314">
            <text:p text:style-name="P712">66,626,314</text:p>
          </table:table-cell>
          <table:table-cell table:style-name="Table19.C1" office:value-type="string">
            <text:p text:style-name="P711"/>
          </table:table-cell>
          <table:table-cell table:style-name="Table19.A2" office:value-type="string">
            <text:p text:style-name="P711">73</text:p>
          </table:table-cell>
          <table:table-cell table:style-name="Table19.B2" office:value-type="float" office:value="8480">
            <text:p text:style-name="P712">8,480</text:p>
          </table:table-cell>
          <table:table-cell table:style-name="Table19.C1" office:value-type="string">
            <text:p text:style-name="P711"/>
          </table:table-cell>
          <table:table-cell table:style-name="Table19.A2" office:value-type="string">
            <text:p text:style-name="P711">86</text:p>
          </table:table-cell>
          <table:table-cell table:style-name="Table19.B2" office:value-type="float" office:value="4">
            <text:p text:style-name="P712">4</text:p>
          </table:table-cell>
        </table:table-row>
        <table:table-row>
          <table:table-cell table:style-name="Table19.A2" office:value-type="string">
            <text:p text:style-name="P711">48</text:p>
          </table:table-cell>
          <table:table-cell table:style-name="Table19.B2" office:value-type="float" office:value="263205033162">
            <text:p text:style-name="P712">263,205,033,162</text:p>
          </table:table-cell>
          <table:table-cell table:style-name="Table19.C1" office:value-type="string">
            <text:p text:style-name="P711"/>
          </table:table-cell>
          <table:table-cell table:style-name="Table19.A2" office:value-type="string">
            <text:p text:style-name="P711">61</text:p>
          </table:table-cell>
          <table:table-cell table:style-name="Table19.B2" office:value-type="float" office:value="33372808">
            <text:p text:style-name="P712">33,372,808</text:p>
          </table:table-cell>
          <table:table-cell table:style-name="Table19.C1" office:value-type="string">
            <text:p text:style-name="P711"/>
          </table:table-cell>
          <table:table-cell table:style-name="Table19.A2" office:value-type="string">
            <text:p text:style-name="P711">74</text:p>
          </table:table-cell>
          <table:table-cell table:style-name="Table19.B2" office:value-type="float" office:value="4242">
            <text:p text:style-name="P712">4,242</text:p>
          </table:table-cell>
          <table:table-cell table:style-name="Table19.C1" office:value-type="string">
            <text:p text:style-name="P711"/>
          </table:table-cell>
          <table:table-cell table:style-name="Table19.A2" office:value-type="string">
            <text:p text:style-name="P711">87</text:p>
          </table:table-cell>
          <table:table-cell table:style-name="Table19.B2" office:value-type="float" office:value="4">
            <text:p text:style-name="P712">4</text:p>
          </table:table-cell>
        </table:table-row>
        <table:table-row>
          <table:table-cell table:style-name="Table19.A2" office:value-type="string">
            <text:p text:style-name="P711">49</text:p>
          </table:table-cell>
          <table:table-cell table:style-name="Table19.B2" office:value-type="float" office:value="134944113329">
            <text:p text:style-name="P712">134,944,113,329</text:p>
          </table:table-cell>
          <table:table-cell table:style-name="Table19.C1" office:value-type="string">
            <text:p text:style-name="P711"/>
          </table:table-cell>
          <table:table-cell table:style-name="Table19.A2" office:value-type="string">
            <text:p text:style-name="P711">62</text:p>
          </table:table-cell>
          <table:table-cell table:style-name="Table19.B2" office:value-type="float" office:value="16721314">
            <text:p text:style-name="P712">16,721,314</text:p>
          </table:table-cell>
          <table:table-cell table:style-name="Table19.C1" office:value-type="string">
            <text:p text:style-name="P711"/>
          </table:table-cell>
          <table:table-cell table:style-name="Table19.A2" office:value-type="string">
            <text:p text:style-name="P711">75</text:p>
          </table:table-cell>
          <table:table-cell table:style-name="Table19.B2" office:value-type="float" office:value="2204">
            <text:p text:style-name="P712">2,204</text:p>
          </table:table-cell>
          <table:table-cell table:style-name="Table19.C1" office:value-type="string">
            <text:p text:style-name="P711"/>
          </table:table-cell>
          <table:table-cell table:style-name="Table19.A2" office:value-type="string">
            <text:p text:style-name="P711">88</text:p>
          </table:table-cell>
          <table:table-cell table:style-name="Table19.B2" office:value-type="float" office:value="2">
            <text:p text:style-name="P712">2</text:p>
          </table:table-cell>
        </table:table-row>
        <table:table-row>
          <table:table-cell table:style-name="Table19.A2" office:value-type="string">
            <text:p text:style-name="P711">50</text:p>
          </table:table-cell>
          <table:table-cell table:style-name="Table19.B2" office:value-type="float" office:value="67978311025">
            <text:p text:style-name="P712">67,978,311,025</text:p>
          </table:table-cell>
          <table:table-cell table:style-name="Table19.C1" office:value-type="string">
            <text:p text:style-name="P711"/>
          </table:table-cell>
          <table:table-cell table:style-name="Table19.A2" office:value-type="string">
            <text:p text:style-name="P711">63</text:p>
          </table:table-cell>
          <table:table-cell table:style-name="Table19.B2" office:value-type="float" office:value="8384933">
            <text:p text:style-name="P712">8,384,933</text:p>
          </table:table-cell>
          <table:table-cell table:style-name="Table19.C1" office:value-type="string">
            <text:p text:style-name="P711"/>
          </table:table-cell>
          <table:table-cell table:style-name="Table19.A2" office:value-type="string">
            <text:p text:style-name="P711">76</text:p>
          </table:table-cell>
          <table:table-cell table:style-name="Table19.B2" office:value-type="float" office:value="1168">
            <text:p text:style-name="P712">1,168</text:p>
          </table:table-cell>
          <table:table-cell table:style-name="Table19.C1" office:value-type="string">
            <text:p text:style-name="P711"/>
          </table:table-cell>
          <table:table-cell table:style-name="Table19.C1" office:value-type="string">
            <text:p text:style-name="P711"/>
          </table:table-cell>
          <table:table-cell table:style-name="Table19.B2">
            <text:p text:style-name="P712"/>
          </table:table-cell>
        </table:table-row>
        <table:table-row>
          <table:table-cell table:style-name="Table19.A2" office:value-type="string">
            <text:p text:style-name="P711">51</text:p>
          </table:table-cell>
          <table:table-cell table:style-name="Table19.B2" office:value-type="float" office:value="33966201037">
            <text:p text:style-name="P712">33,966,201,037</text:p>
          </table:table-cell>
          <table:table-cell table:style-name="Table19.C1" office:value-type="string">
            <text:p text:style-name="P711"/>
          </table:table-cell>
          <table:table-cell table:style-name="Table19.A2" office:value-type="string">
            <text:p text:style-name="P711">64</text:p>
          </table:table-cell>
          <table:table-cell table:style-name="Table19.B2" office:value-type="float" office:value="4200063">
            <text:p text:style-name="P712">4,200,063</text:p>
          </table:table-cell>
          <table:table-cell table:style-name="Table19.C1" office:value-type="string">
            <text:p text:style-name="P711"/>
          </table:table-cell>
          <table:table-cell table:style-name="Table19.A2" office:value-type="string">
            <text:p text:style-name="P711">77</text:p>
          </table:table-cell>
          <table:table-cell table:style-name="Table19.B2" office:value-type="float" office:value="554">
            <text:p text:style-name="P712">554</text:p>
          </table:table-cell>
          <table:table-cell table:style-name="Table19.C1" office:value-type="string">
            <text:p text:style-name="P711"/>
          </table:table-cell>
          <table:table-cell table:style-name="Table19.C1" office:value-type="string">
            <text:p text:style-name="P711"/>
          </table:table-cell>
          <table:table-cell table:style-name="Table19.B2">
            <text:p text:style-name="P712"/>
          </table:table-cell>
        </table:table-row>
      </table:table>
      <text:p text:style-name="P704">The <text:span text:style-name="T961">shortest</text:span> unique keystream<text:span text:style-name="T1556"> consists of</text:span> 3<text:span text:style-name="T1713">9</text:span> bits<text:span text:style-name="T1713">. There are 897,381 different generators. For example the seed (</text:span><text:span text:style-name="T948">1BCC1</text:span><text:span text:style-name="T412">H</text:span><text:span text:style-name="T1556">,</text:span><text:span text:style-name="T948">41E74E</text:span><text:span text:style-name="T412">H</text:span><text:span text:style-name="T1556">,</text:span><text:span text:style-name="T948">0</text:span><text:span text:style-name="T1556">) results in the unique keystream (</text:span><text:span text:style-name="T958">00</text:span><text:span text:style-name="T412">H</text:span><text:span text:style-name="T948">,</text:span><text:span text:style-name="T958">00</text:span><text:span text:style-name="T412">H</text:span><text:span text:style-name="T948">,</text:span><text:span text:style-name="T958">00</text:span><text:span text:style-name="T412">H</text:span><text:span text:style-name="T948">,</text:span><text:span text:style-name="T958">FC</text:span><text:span text:style-name="T412">H</text:span><text:span text:style-name="T1556">,</text:span><text:span text:style-name="T958">3F</text:span><text:span text:style-name="T412">H</text:span><text:span text:style-name="T1556">). </text:span></text:p>
      <text:p text:style-name="P26">The <text:span text:style-name="T961">longest</text:span> <text:span text:style-name="T1713">non-</text:span>unique keystream<text:span text:style-name="T1556"> consists of</text:span> <text:span text:style-name="T1713">87</text:span> bits. </text:p>
      <text:list xml:id="list182357822270595" text:continue-numbering="true" text:style-name="List_20_2">
        <text:list-item>
          <text:p text:style-name="P762"><text:span text:style-name="T1574">The seed </text:span><text:span text:style-name="T669">(</text:span><text:span text:style-name="T949">1050</text:span><text:span text:style-name="T412">H</text:span><text:span text:style-name="T948">,</text:span><text:span text:style-name="T949">1C3DE11</text:span><text:span text:style-name="T412">H</text:span><text:span text:style-name="T948">,</text:span><text:span text:style-name="T949">0</text:span><text:span text:style-name="T669">)</text:span><text:span text:style-name="T1574"> results in the <text:s/>keystream (</text:span><text:span text:style-name="T949">6F</text:span><text:span text:style-name="T412">H</text:span><text:span text:style-name="T948">,</text:span><text:span text:style-name="T949">66</text:span><text:span text:style-name="T412">H</text:span><text:span text:style-name="T948">,</text:span><text:span text:style-name="T949">BF</text:span><text:span text:style-name="T412">H</text:span><text:span text:style-name="T948">,</text:span><text:span text:style-name="T949">F6</text:span><text:span text:style-name="T412">H</text:span><text:span text:style-name="T948">,</text:span><text:span text:style-name="T949">BA</text:span><text:span text:style-name="T412">H</text:span><text:span text:style-name="T948">,</text:span><text:span text:style-name="T949">AF</text:span><text:span text:style-name="T412">H</text:span><text:span text:style-name="T948">,</text:span><text:span text:style-name="T949">01</text:span><text:span text:style-name="T412">H</text:span><text:span text:style-name="T948">,</text:span><text:span text:style-name="T949">62</text:span><text:span text:style-name="T412">H</text:span><text:span text:style-name="T948">,</text:span><text:span text:style-name="T949">A2</text:span><text:span text:style-name="T412">H</text:span><text:span text:style-name="T948">,</text:span><text:span text:style-name="T949">6E</text:span><text:span text:style-name="T412">H</text:span><text:span text:style-name="T948">,</text:span><text:span text:style-name="T949">DA</text:span><text:span text:style-name="T412">H</text:span><text:span text:style-name="T1557">).</text:span></text:p>
        </text:list-item>
        <text:list-item>
          <text:p text:style-name="P785"><text:span text:style-name="T1573">The seed </text:span><text:span text:style-name="T669">(</text:span><text:span text:style-name="T949">22CE</text:span><text:span text:style-name="T412">H</text:span><text:span text:style-name="T948">,</text:span><text:span text:style-name="T949">1D34FFB</text:span><text:span text:style-name="T412">H</text:span><text:span text:style-name="T948">,</text:span><text:span text:style-name="T949">1</text:span><text:span text:style-name="T669">)</text:span><text:span text:style-name="T1573"> results in the <text:s/>keystream (</text:span><text:span text:style-name="T949">6F</text:span><text:span text:style-name="T412">H</text:span><text:span text:style-name="T948">,</text:span><text:span text:style-name="T949">66</text:span><text:span text:style-name="T412">H</text:span><text:span text:style-name="T948">,</text:span><text:span text:style-name="T949">BF</text:span><text:span text:style-name="T412">H</text:span><text:span text:style-name="T948">,</text:span><text:span text:style-name="T949">F6</text:span><text:span text:style-name="T412">H</text:span><text:span text:style-name="T948">,</text:span><text:span text:style-name="T949">BA</text:span><text:span text:style-name="T412">H</text:span><text:span text:style-name="T948">,</text:span><text:span text:style-name="T949">AF</text:span><text:span text:style-name="T412">H</text:span><text:span text:style-name="T948">,</text:span><text:span text:style-name="T949">01</text:span><text:span text:style-name="T412">H</text:span><text:span text:style-name="T948">,</text:span><text:span text:style-name="T949">62</text:span><text:span text:style-name="T412">H</text:span><text:span text:style-name="T948">,</text:span><text:span text:style-name="T949">A2</text:span><text:span text:style-name="T412">H</text:span><text:span text:style-name="T948">,</text:span><text:span text:style-name="T949">6E</text:span><text:span text:style-name="T412">H</text:span><text:span text:style-name="T948">,</text:span><text:span text:style-name="T949">5A</text:span><text:span text:style-name="T412">H</text:span><text:span text:style-name="T1557">).</text:span></text:p>
        </text:list-item>
      </text:list>
      <text:p text:style-name="P203">That means, a 39-bit keystream may be sufficient to uniquely identify a generator. However, an 88-bit keystream <text:span text:style-name="T2023">is</text:span> required in the worst case.</text:p>
      <text:h text:style-name="P799" text:outline-level="1"><text:bookmark-start text:name="__RefHeading__28414_313424621"/>Drive Survey<text:bookmark-end text:name="__RefHeading__28414_313424621"/></text:h>
      <text:p text:style-name="P234">This survey regards <text:span text:style-name="T2024">ten</text:span> no<text:span text:style-name="T1934">t </text:span>representativ<text:span text:style-name="T2024">ely</text:span> selected consumer <text:span text:style-name="T1597">drives</text:span>.</text:p>
      <text:h text:style-name="Heading_20_2" text:outline-level="2"><text:bookmark-start text:name="__RefHeading__28416_313424621"/>Drives<text:bookmark-end text:name="__RefHeading__28416_313424621"/></text:h>
      <text:p text:style-name="P258"><text:span text:style-name="T1701">Test </text:span><text:span text:style-name="T1704">C</text:span><text:span text:style-name="T1701">ase</text:span>: mmc inquiry <text:span text:style-name="T1280">device</text:span><text:line-break/><text:span text:style-name="T1704">Test Case</text:span><text:span text:style-name="T1714">: </text:span>mmc report<text:span text:style-name="T1715">-rpc </text:span><text:span text:style-name="T1280">device</text:span></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table-cell table:style-name="Table28.A1" office:value-type="string">
            <text:p text:style-name="P604">#</text:p>
          </table:table-cell>
          <table:table-cell table:style-name="Table28.B1" office:value-type="string">
            <text:p text:style-name="P605">Vendor<text:span text:style-name="T2001">-ID</text:span></text:p>
          </table:table-cell>
          <table:table-cell table:style-name="Table28.B1" office:value-type="string">
            <text:p text:style-name="P605"><text:span text:style-name="T2001">Drive-</text:span>ID</text:p>
          </table:table-cell>
          <table:table-cell table:style-name="Table28.B1" office:value-type="string">
            <text:p text:style-name="P605">Revision</text:p>
          </table:table-cell>
          <table:table-cell table:style-name="Table28.B1" office:value-type="string">
            <text:p text:style-name="P611">Vendor</text:p>
          </table:table-cell>
          <table:table-cell table:style-name="Table28.B1" office:value-type="string">
            <text:p text:style-name="P611">Interface</text:p>
          </table:table-cell>
          <table:table-cell table:style-name="Table28.B1" office:value-type="string">
            <text:p text:style-name="P591">Region</text:p>
          </table:table-cell>
        </table:table-row>
        <table:table-row>
          <table:table-cell table:style-name="Table28.A2" office:value-type="string">
            <text:p text:style-name="P606">1</text:p>
          </table:table-cell>
          <table:table-cell table:style-name="Table28.B2" office:value-type="string">
            <text:p text:style-name="P612">TSSTcorp</text:p>
          </table:table-cell>
          <table:table-cell table:style-name="Table28.B2" office:value-type="string">
            <text:p text:style-name="P612">DVD-ROM TS-H352A</text:p>
          </table:table-cell>
          <table:table-cell table:style-name="Table28.B2" office:value-type="string">
            <text:p text:style-name="P612">TS03</text:p>
          </table:table-cell>
          <table:table-cell table:style-name="Table28.B2" office:value-type="string">
            <text:p text:style-name="P613">Samsun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2</text:p>
          </table:table-cell>
          <table:table-cell table:style-name="Table28.B2" office:value-type="string">
            <text:p text:style-name="P616">HL-DT-ST</text:p>
          </table:table-cell>
          <table:table-cell table:style-name="Table28.B2" office:value-type="string">
            <text:p text:style-name="P616">DVD-ROM GDR8164B</text:p>
          </table:table-cell>
          <table:table-cell table:style-name="Table28.B2" office:value-type="string">
            <text:p text:style-name="P616">0L06</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3</text:p>
          </table:table-cell>
          <table:table-cell table:style-name="Table28.B2" office:value-type="string">
            <text:p text:style-name="P616">HL-DT-ST</text:p>
          </table:table-cell>
          <table:table-cell table:style-name="Table28.B2" office:value-type="string">
            <text:p text:style-name="P616">DVDRAM GSA-4163B</text:p>
          </table:table-cell>
          <table:table-cell table:style-name="Table28.B2" office:value-type="string">
            <text:p text:style-name="P616">A103</text:p>
          </table:table-cell>
          <table:table-cell table:style-name="Table28.B2" office:value-type="string">
            <text:p text:style-name="P613">LG</text:p>
          </table:table-cell>
          <table:table-cell table:style-name="Table28.B2" office:value-type="string">
            <text:p text:style-name="P614">PATA</text:p>
          </table:table-cell>
          <table:table-cell table:style-name="Table28.B2" office:value-type="string">
            <text:p text:style-name="P615">2</text:p>
          </table:table-cell>
        </table:table-row>
        <table:table-row>
          <table:table-cell table:style-name="Table28.A2" office:value-type="string">
            <text:p text:style-name="P606">4</text:p>
          </table:table-cell>
          <table:table-cell table:style-name="Table28.B2" office:value-type="string">
            <text:p text:style-name="P616">TOSHIBA</text:p>
          </table:table-cell>
          <table:table-cell table:style-name="Table28.B2" office:value-type="string">
            <text:p text:style-name="P616">DVD-ROM SDM2012C</text:p>
          </table:table-cell>
          <table:table-cell table:style-name="Table28.B2" office:value-type="string">
            <text:p text:style-name="P616">TU01</text:p>
          </table:table-cell>
          <table:table-cell table:style-name="Table28.B2" office:value-type="string">
            <text:p text:style-name="P613">Toshiba</text:p>
          </table:table-cell>
          <table:table-cell table:style-name="Table28.B2" office:value-type="string">
            <text:p text:style-name="P614"><text:span text:style-name="T2010">P</text:span>ATA</text:p>
          </table:table-cell>
          <table:table-cell table:style-name="Table28.B2" office:value-type="string">
            <text:p text:style-name="P615">2</text:p>
          </table:table-cell>
        </table:table-row>
        <table:table-row>
          <table:table-cell table:style-name="Table28.A2" office:value-type="string">
            <text:p text:style-name="P606">5</text:p>
          </table:table-cell>
          <table:table-cell table:style-name="Table28.B2" office:value-type="string">
            <text:p text:style-name="P616">ATAPI</text:p>
          </table:table-cell>
          <table:table-cell table:style-name="Table28.B2" office:value-type="string">
            <text:p text:style-name="P616">iHOS104</text:p>
          </table:table-cell>
          <table:table-cell table:style-name="Table28.B2" office:value-type="string">
            <text:p text:style-name="P616">WL0F</text:p>
          </table:table-cell>
          <table:table-cell table:style-name="Table28.B2" office:value-type="string">
            <text:p text:style-name="P613">Lite-On</text:p>
          </table:table-cell>
          <table:table-cell table:style-name="Table28.B2" office:value-type="string">
            <text:p text:style-name="P614"><text:span text:style-name="T2010">S</text:span>ATA</text:p>
          </table:table-cell>
          <table:table-cell table:style-name="Table28.B2" office:value-type="string">
            <text:p text:style-name="P615">2</text:p>
          </table:table-cell>
        </table:table-row>
        <table:table-row>
          <table:table-cell table:style-name="Table28.A2" office:value-type="string">
            <text:p text:style-name="P606">6</text:p>
          </table:table-cell>
          <table:table-cell table:style-name="Table28.B2" office:value-type="string">
            <text:p text:style-name="P616">Slimtype</text:p>
          </table:table-cell>
          <table:table-cell table:style-name="Table28.B2" office:value-type="string">
            <text:p text:style-name="P616">eTAU108 1</text:p>
          </table:table-cell>
          <table:table-cell table:style-name="Table28.B2" office:value-type="string">
            <text:p text:style-name="P616">EL46</text:p>
          </table:table-cell>
          <table:table-cell table:style-name="Table28.B2" office:value-type="string">
            <text:p text:style-name="P617">Lite-On</text:p>
          </table:table-cell>
          <table:table-cell table:style-name="Table28.B2" office:value-type="string">
            <text:p text:style-name="P614">USB 2.0</text:p>
          </table:table-cell>
          <table:table-cell table:style-name="Table28.B2" office:value-type="string">
            <text:p text:style-name="P615">2</text:p>
          </table:table-cell>
        </table:table-row>
        <table:table-row>
          <table:table-cell table:style-name="Table28.A2" office:value-type="string">
            <text:p text:style-name="P628">7</text:p>
          </table:table-cell>
          <table:table-cell table:style-name="Table28.B2" office:value-type="string">
            <text:p text:style-name="P618">PLDS</text:p>
          </table:table-cell>
          <table:table-cell table:style-name="Table28.B2" office:value-type="string">
            <text:p text:style-name="P618">DVD-RW DS8ABSH</text:p>
          </table:table-cell>
          <table:table-cell table:style-name="Table28.B2" office:value-type="string">
            <text:p text:style-name="P618">AL61</text:p>
          </table:table-cell>
          <table:table-cell table:style-name="Table28.B2" office:value-type="string">
            <text:p text:style-name="P618">Lite-On</text:p>
          </table:table-cell>
          <table:table-cell table:style-name="Table28.B2" office:value-type="string">
            <text:p text:style-name="P618">SATA <text:span text:style-name="T2001">(</text:span>Slim<text:span text:style-name="T1943">l</text:span>ine<text:span text:style-name="T2001">)</text:span></text:p>
          </table:table-cell>
          <table:table-cell table:style-name="Table28.B2" office:value-type="string">
            <text:p text:style-name="P620">2</text:p>
          </table:table-cell>
        </table:table-row>
        <table:table-row>
          <table:table-cell table:style-name="Table28.A2" office:value-type="string">
            <text:p text:style-name="P630">8</text:p>
          </table:table-cell>
          <table:table-cell table:style-name="Table28.B2" office:value-type="string">
            <text:p text:style-name="P621">Optiarc</text:p>
          </table:table-cell>
          <table:table-cell table:style-name="Table28.B2" office:value-type="string">
            <text:p text:style-name="P621">DVD+-RW AD-7700H</text:p>
          </table:table-cell>
          <table:table-cell table:style-name="Table28.B2" office:value-type="string">
            <text:p text:style-name="P621">100A</text:p>
          </table:table-cell>
          <table:table-cell table:style-name="Table28.B2" office:value-type="string">
            <text:p text:style-name="P621">Sony</text:p>
          </table:table-cell>
          <table:table-cell table:style-name="Table28.B2" office:value-type="string">
            <text:p text:style-name="P619">SATA <text:span text:style-name="T2001">(</text:span>Slim<text:span text:style-name="T1943">l</text:span>ine<text:span text:style-name="T2001">)</text:span></text:p>
          </table:table-cell>
          <table:table-cell table:style-name="Table28.B2" office:value-type="string">
            <text:p text:style-name="P622">2</text:p>
          </table:table-cell>
        </table:table-row>
        <table:table-row>
          <table:table-cell table:style-name="Table28.A2" office:value-type="string">
            <text:p text:style-name="P655">9</text:p>
          </table:table-cell>
          <table:table-cell table:style-name="Table28.B2" office:value-type="string">
            <text:p text:style-name="P623">MATSHITA</text:p>
          </table:table-cell>
          <table:table-cell table:style-name="Table28.B2" office:value-type="string">
            <text:p text:style-name="P623">DVD-RAM UJ-841S</text:p>
          </table:table-cell>
          <table:table-cell table:style-name="Table28.B2" office:value-type="string">
            <text:p text:style-name="P623">1.00</text:p>
          </table:table-cell>
          <table:table-cell table:style-name="Table28.B2" office:value-type="string">
            <text:p text:style-name="P623">Panasonic</text:p>
          </table:table-cell>
          <table:table-cell table:style-name="Table28.B2" office:value-type="string">
            <text:p text:style-name="P623">PATA (Slimline)</text:p>
          </table:table-cell>
          <table:table-cell table:style-name="Table28.B2" office:value-type="string">
            <text:p text:style-name="P625">2</text:p>
          </table:table-cell>
        </table:table-row>
        <table:table-row>
          <table:table-cell table:style-name="Table28.A2" office:value-type="string">
            <text:p text:style-name="P660">10</text:p>
          </table:table-cell>
          <table:table-cell table:style-name="Table28.B2" office:value-type="string">
            <text:p text:style-name="P626">HL-DT-ST</text:p>
          </table:table-cell>
          <table:table-cell table:style-name="Table28.B2" office:value-type="string">
            <text:p text:style-name="P626">DVD-RW GWA-4080N</text:p>
          </table:table-cell>
          <table:table-cell table:style-name="Table28.B2" office:value-type="string">
            <text:p text:style-name="P626">0C09</text:p>
          </table:table-cell>
          <table:table-cell table:style-name="Table28.B2" office:value-type="string">
            <text:p text:style-name="P626">LG</text:p>
          </table:table-cell>
          <table:table-cell table:style-name="Table28.B2" office:value-type="string">
            <text:p text:style-name="P624">PATA (Slimline)</text:p>
          </table:table-cell>
          <table:table-cell table:style-name="Table28.B2" office:value-type="string">
            <text:p text:style-name="P627">2</text:p>
          </table:table-cell>
        </table:table-row>
      </table:table>
      <text:p text:style-name="P700"><text:span text:style-name="T1716">All drives come with RPC-2.</text:span><text:span text:style-name="T810">↳</text:span><text:span text:style-name="T810"><text:bookmark-ref text:reference-format="number" text:ref-name="__RefHeading__3591_309438263">3.4</text:bookmark-ref></text:span><text:span text:style-name="T519"> </text:span></text:p>
      <text:p text:style-name="P535"><text:span text:style-name="T521">Note</text:span><text:span text:style-name="T522">: </text:span><text:span text:style-name="T457">Linux </text:span><text:span text:style-name="T523">(kernel 3</text:span><text:span text:style-name="T496">.2.0) appears</text:span><text:span text:style-name="T498"> </text:span><text:span text:style-name="T496">to use </text:span><text:span text:style-name="T498">always</text:span><text:span text:style-name="T497"> the size of the </text:span><text:span text:style-name="T496">first</text:span><text:span text:style-name="T497"> </text:span><text:span text:style-name="T496">inserted </text:span><text:span text:style-name="T497">DVD </text:span><text:span text:style-name="T496">on a</text:span><text:span text:style-name="T457"> USB drive</text:span><text:span text:style-name="T523"> (</text:span><text:span text:style-name="T516">eTAU108</text:span><text:span text:style-name="T522">). That is, </text:span><text:span text:style-name="T525">if</text:span><text:span text:style-name="T522"> </text:span><text:span text:style-name="T525">another</text:span><text:span text:style-name="T522"> DVD </text:span><text:span text:style-name="T525">is</text:span><text:span text:style-name="T522"> </text:span><text:span text:style-name="T524">(manually) </text:span><text:span text:style-name="T525">inserted</text:span><text:span text:style-name="T522">, the read</text:span><text:span text:style-name="T522"><text:note text:id="ftn31" text:note-class="footnote"><text:note-citation>31</text:note-citation><text:note-body><text:p text:style-name="P413">http://man7.org/linux/man-pages/man2/read.2.html</text:p></text:note-body></text:note></text:span><text:span text:style-name="T522"> system call </text:span><text:span text:style-name="T525">will</text:span><text:span text:style-name="T522"> still </text:span><text:span text:style-name="T525">be </text:span><text:span text:style-name="T522">bound to the size of the first DVD, unless the device is manually re-mounted. That may result in odd kinds of errors.</text:span></text:p>
      <text:h text:style-name="P825" text:outline-level="2"><text:bookmark-start text:name="__RefHeading__28418_313424621"/>AGID <text:span text:style-name="T1597">Management</text:span><text:bookmark-end text:name="__RefHeading__28418_313424621"/></text:h>
      <text:p text:style-name="P259"><text:span text:style-name="T1701">Test </text:span><text:span text:style-name="T1705">C</text:span><text:span text:style-name="T1701">ase</text:span>: mmc <text:span text:style-name="T1600">report-agid </text:span><text:span text:style-name="T1281">device</text:span></text:p>
      <text:p text:style-name="P249">An AGID is used as<text:span text:style-name="T1592"> a</text:span> unique session identifier for handshakes.<text:span text:style-name="T706">↳</text:span><text:span text:style-name="T706"><text:bookmark-ref text:reference-format="number" text:ref-name="__RefHeading__19727_2122514721">3.1</text:bookmark-ref></text:span><text:span text:style-name="T811">,</text:span><text:span text:style-name="T706"><text:bookmark-ref text:reference-format="number" text:ref-name="__RefHeading__20144_2122514721">3.2</text:bookmark-ref></text:span> <text:span text:style-name="T1593">F</text:span>our AGID<text:span text:style-name="T1593"> numbers are defined:</text:span> 0..3.<text:span text:style-name="T706"><text:bookmark-ref text:reference-format="number" text:ref-name="__RefNumPara__7764_1159668703">[8]</text:bookmark-ref></text:span> The host requests an AGID from the drive, and the AGID remains <text:span text:style-name="T1592">in use</text:span> until the session completes, or <text:span text:style-name="T1594">until the AGID is invalidated</text:span>. </text:p>
      <text:p text:style-name="P250"><text:span text:style-name="T1593">An AGID is </text:span><text:span text:style-name="T1294">abandoned</text:span><text:span text:style-name="T1593"> if a host doesn't invalidate an AGID for an uncompleted-but-no-longer-used session </text:span>(by intention or fault)<text:span text:style-name="T1593">. The drive doesn't reclaim abandoned AGIDs by timeout. At a certain point there is no AGID available any more if all of them were <text:s/>abandoned. </text:span></text:p>
      <text:p text:style-name="P252">Another problem is the non-existent ownership of an AGID. It is not possible to identify the process that allocated an AGID. As a consequence it's not possible to detect an abandoned AGID that has been left behind <text:span text:style-name="T2072">after a</text:span> process<text:span text:style-name="T2072"> terminated</text:span>. Note that any process can invalidate any (still<text:span text:style-name="T2025">-</text:span>in-use or abandoned) AGID. <text:s/></text:p>
      <text:p text:style-name="P252">This makes it virtually impossible to take the AGID management seriously. </text:p>
      <text:p text:style-name="P251">Moreover, many drives manage AGIDs incompletely. The worst drive did always return AGID number 0 for each request, regardless whether the AGID was in use or not. </text:p>
      <text:p text:style-name="P251">There <text:span text:style-name="T2014">were</text:span> only <text:span text:style-name="T2014">a few</text:span> drive<text:span text:style-name="T2014">s</text:span> in the survey that operated sensible<text:span text:style-name="T1935">. That is:</text:span> <text:span text:style-name="T2014">they</text:span> provided all four AGID numbers, <text:span text:style-name="T2014">they</text:span> returned a reasonable error code when no more AGIDs were available, and <text:span text:style-name="T2014">they</text:span> didn't reclaim an<text:span text:style-name="T2014">y</text:span> AGID that <text:span text:style-name="T2014">might </text:span>still <text:span text:style-name="T2072">be </text:span>in use. </text:p>
      <text:p text:style-name="P251">Actually most drives <text:span text:style-name="T2014">support</text:span> only one AGID number (which is <text:span text:style-name="T2014">actually </text:span>no problem). On a second <text:span text:style-name="T1995">allocation</text:span> <text:span text:style-name="T1995">request </text:span>they respond with a <text:span text:style-name="T77">"command sequence error"</text:span><text:span text:style-name="T1591"> (sense code 2C00</text:span><text:span text:style-name="T1219">H</text:span><text:span text:style-name="T1591">) which is still fine (although reporting a resource problem might be better). At the same moment however, these drives invalidate the AGID on their own, even if the AGID is still in-use. </text:span></text:p>
      <text:p text:style-name="P254">Furthermore it appears that all drives (which support only one AGID number) ignore the AGID number that is actually used in a request.</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P663">#</text:p>
            </table:table-cell>
            <table:table-cell table:style-name="Table30.B1" office:value-type="string">
              <text:p text:style-name="P667">Range</text:p>
            </table:table-cell>
            <table:table-cell table:style-name="Table30.B1" office:value-type="string">
              <text:p text:style-name="P575">If no <text:span text:style-name="T1596">more</text:span> AGID<text:span text:style-name="T1596">s</text:span> are available<text:span text:style-name="T1717">, the drive returns...</text:span></text:p>
            </table:table-cell>
            <table:table-cell table:style-name="Table30.A1" office:value-type="string">
              <text:p text:style-name="P668"/>
            </table:table-cell>
          </table:table-row>
        </table:table-header-rows>
        <table:table-row>
          <table:table-cell table:style-name="Table30.A2" office:value-type="string">
            <text:p text:style-name="P608">1</text:p>
          </table:table-cell>
          <table:table-cell table:style-name="Table30.B2" office:value-type="string">
            <text:p text:style-name="P575">3</text:p>
          </table:table-cell>
          <table:table-cell table:style-name="Table30.B2" office:value-type="string">
            <text:p text:style-name="P587"><text:span text:style-name="T1595">...</text:span><text:span text:style-name="T77">"command sequence error"</text:span><text:span text:style-name="T1591"> (sense code 2C00</text:span><text:span text:style-name="T1219">H</text:span><text:span text:style-name="T1591">) and invalidates the AGID</text:span></text:p>
          </table:table-cell>
          <table:table-cell table:style-name="Table30.A2" office:value-type="string">
            <text:p text:style-name="P669">✗</text:p>
          </table:table-cell>
        </table:table-row>
        <table:table-row>
          <table:table-cell table:style-name="Table30.A2" office:value-type="string">
            <text:p text:style-name="P608">2</text:p>
          </table:table-cell>
          <table:table-cell table:style-name="Table30.B2" office:value-type="string">
            <text:p text:style-name="P575">0</text:p>
          </table:table-cell>
          <table:table-cell table:style-name="Table30.B2" office:value-type="string">
            <text:p text:style-name="P576">...always the same AGID (<text:span text:style-name="T2001">reports </text:span>never an error)</text:p>
          </table:table-cell>
          <table:table-cell table:style-name="Table30.A2" office:value-type="string">
            <text:p text:style-name="P669">✗</text:p>
          </table:table-cell>
        </table:table-row>
        <table:table-row>
          <table:table-cell table:style-name="Table30.A2" office:value-type="string">
            <text:p text:style-name="P608">3</text:p>
          </table:table-cell>
          <table:table-cell table:style-name="Table30.B2" office:value-type="string">
            <text:p text:style-name="P577">0..3</text:p>
          </table:table-cell>
          <table:table-cell table:style-name="Table30.B2" office:value-type="string">
            <text:p text:style-name="P578"><text:span text:style-name="T1595">...</text:span><text:span text:style-name="T76">"s</text:span><text:span text:style-name="T51">ystem resource failure</text:span><text:span text:style-name="T76">"</text:span><text:span text:style-name="T1589"> (sense code 5500</text:span><text:span text:style-name="T1220">H</text:span><text:span text:style-name="T1589">) </text:span></text:p>
          </table:table-cell>
          <table:table-cell table:style-name="Table30.A2" office:value-type="string">
            <text:p text:style-name="P671">✓</text:p>
          </table:table-cell>
        </table:table-row>
        <table:table-row>
          <table:table-cell table:style-name="Table30.A2" office:value-type="string">
            <text:p text:style-name="P608">4</text:p>
          </table:table-cell>
          <table:table-cell table:style-name="Table30.B2" office:value-type="string">
            <text:p text:style-name="P575">3</text:p>
          </table:table-cell>
          <table:table-cell table:style-name="Table30.B2" office:value-type="string">
            <text:p text:style-name="P587"><text:span text:style-name="T1595">...</text:span><text:span text:style-name="T77">"command sequence error"</text:span><text:span text:style-name="T1591"> (sense code 2C00</text:span><text:span text:style-name="T1219">H</text:span><text:span text:style-name="T1591">) and invalidates the AGID</text:span></text:p>
          </table:table-cell>
          <table:table-cell table:style-name="Table30.A2" office:value-type="string">
            <text:p text:style-name="P669">✗</text:p>
          </table:table-cell>
        </table:table-row>
        <table:table-row>
          <table:table-cell table:style-name="Table30.A2" office:value-type="string">
            <text:p text:style-name="P608">5</text:p>
          </table:table-cell>
          <table:table-cell table:style-name="Table30.B2" office:value-type="string">
            <text:p text:style-name="P575">0</text:p>
          </table:table-cell>
          <table:table-cell table:style-name="Table30.B2" office:value-type="string">
            <text:p text:style-name="P629"><text:span text:style-name="T1595">...the same AGID. (reports no error on 1</text:span><text:span text:style-name="T796">st</text:span><text:span text:style-name="T1595"> time)<text:line-break/></text:span><text:span text:style-name="T217">...</text:span><text:span text:style-name="T78">"key not present"</text:span><text:span text:style-name="T217"> (sense code </text:span><text:span text:style-name="T303">6F01</text:span><text:span text:style-name="T1221">H</text:span><text:span text:style-name="T218">)</text:span><text:span text:style-name="T219"> </text:span><text:span text:style-name="T220">and invalidates the AGID</text:span><text:span text:style-name="T217"> (</text:span><text:span text:style-name="T467">after 1</text:span><text:span text:style-name="T755">st</text:span><text:span text:style-name="T467"> time</text:span><text:span text:style-name="T217">)</text:span></text:p>
          </table:table-cell>
          <table:table-cell table:style-name="Table30.A2" office:value-type="string">
            <text:p text:style-name="P670">✗<text:line-break/>✗</text:p>
          </table:table-cell>
        </table:table-row>
        <table:table-row>
          <table:table-cell table:style-name="Table30.A2" office:value-type="string">
            <text:p text:style-name="P608">6</text:p>
          </table:table-cell>
          <table:table-cell table:style-name="Table30.B2" office:value-type="string">
            <text:p text:style-name="P575">3</text:p>
          </table:table-cell>
          <table:table-cell table:style-name="Table30.B2" office:value-type="string">
            <text:p text:style-name="P587"><text:span text:style-name="T1595">...</text:span><text:span text:style-name="T77">"command sequence error"</text:span><text:span text:style-name="T1591"> (sense code 2C00</text:span><text:span text:style-name="T1219">H</text:span><text:span text:style-name="T1591">) and invalidates the AGID</text:span></text:p>
          </table:table-cell>
          <table:table-cell table:style-name="Table30.A2" office:value-type="string">
            <text:p text:style-name="P669">✗</text:p>
          </table:table-cell>
        </table:table-row>
        <table:table-row>
          <table:table-cell table:style-name="Table30.A2" office:value-type="string">
            <text:p text:style-name="P635">7</text:p>
          </table:table-cell>
          <table:table-cell table:style-name="Table30.B2" office:value-type="string">
            <text:p text:style-name="P575">3</text:p>
          </table:table-cell>
          <table:table-cell table:style-name="Table30.B2" office:value-type="string">
            <text:p text:style-name="P587"><text:span text:style-name="T1595">...</text:span><text:span text:style-name="T77">"command sequence error"</text:span><text:span text:style-name="T1591"> (sense code 2C00</text:span><text:span text:style-name="T1219">H</text:span><text:span text:style-name="T1591">) and invalidates the AGID</text:span></text:p>
          </table:table-cell>
          <table:table-cell table:style-name="Table30.A2" office:value-type="string">
            <text:p text:style-name="P669">✗</text:p>
          </table:table-cell>
        </table:table-row>
        <table:table-row>
          <table:table-cell table:style-name="Table30.A2" office:value-type="string">
            <text:p text:style-name="P728">8</text:p>
          </table:table-cell>
          <table:table-cell table:style-name="Table30.B2" office:value-type="string">
            <text:p text:style-name="P632">3</text:p>
          </table:table-cell>
          <table:table-cell table:style-name="Table30.B2" office:value-type="string">
            <text:p text:style-name="P588"><text:span text:style-name="T1595">... no description (sense code 0000</text:span><text:span text:style-name="T1219">H</text:span><text:span text:style-name="T1591">)</text:span></text:p>
          </table:table-cell>
          <table:table-cell table:style-name="Table30.A2" office:value-type="string">
            <text:p text:style-name="P672">✓<text:soft-page-break/></text:p>
          </table:table-cell>
        </table:table-row>
        <table:table-row>
          <table:table-cell table:style-name="Table30.A2" office:value-type="string">
            <text:p text:style-name="P657">9</text:p>
          </table:table-cell>
          <table:table-cell table:style-name="Table30.B2" office:value-type="string">
            <text:p text:style-name="P656">3</text:p>
          </table:table-cell>
          <table:table-cell table:style-name="Table30.B2" office:value-type="string">
            <text:p text:style-name="P589"><text:span text:style-name="T217">...</text:span><text:span text:style-name="T76">"s</text:span><text:span text:style-name="T77">ystem resource failure</text:span><text:span text:style-name="T76">"</text:span><text:span text:style-name="T218"> (sense code 5500</text:span><text:span text:style-name="T1224">H</text:span><text:span text:style-name="T218">)</text:span></text:p>
          </table:table-cell>
          <table:table-cell table:style-name="Table30.A2" office:value-type="string">
            <text:p text:style-name="P673">✓</text:p>
          </table:table-cell>
        </table:table-row>
        <table:table-row>
          <table:table-cell table:style-name="Table30.A2" office:value-type="string">
            <text:p text:style-name="P662">10</text:p>
          </table:table-cell>
          <table:table-cell table:style-name="Table30.B2" office:value-type="string">
            <text:p text:style-name="P661">0..3</text:p>
          </table:table-cell>
          <table:table-cell table:style-name="Table30.B2" office:value-type="string">
            <text:p text:style-name="P578"><text:span text:style-name="T1595">...</text:span><text:span text:style-name="T76">"s</text:span><text:span text:style-name="T51">ystem resource failure</text:span><text:span text:style-name="T76">"</text:span><text:span text:style-name="T1589"> (sense code 5500</text:span><text:span text:style-name="T1220">H</text:span><text:span text:style-name="T1589">) </text:span></text:p>
          </table:table-cell>
          <table:table-cell table:style-name="Table30.A2" office:value-type="string">
            <text:p text:style-name="P674">✓</text:p>
          </table:table-cell>
        </table:table-row>
      </table:table>
      <text:p text:style-name="P698"><text:span text:style-name="T1266">Note</text:span>: libdvdcss<text:span text:style-name="T706"><text:bookmark-ref text:reference-format="number" text:ref-name="__RefNumPara__8561_1159668703">[4]</text:bookmark-ref></text:span> sends MMC commands to invalidate all four AGID<text:span text:style-name="T2013"> numbers</text:span> if a<text:span text:style-name="T1995">n</text:span> AGID <text:span text:style-name="T1995">allocation</text:span> fails<text:span text:style-name="T1718"> and tries then again</text:span>. This appears to be reasonable, considering the circumstances.</text:p>
      <text:h text:style-name="P839" text:outline-level="2"><text:bookmark-start text:name="__RefHeading__28422_313424621"/>Copyright Management Information and Title-Key<text:bookmark-end text:name="__RefHeading__28422_313424621"/></text:h>
      <text:p text:style-name="P260"><text:span text:style-name="T46">Test Case</text:span><text:span text:style-name="T37">: handshake title </text:span><text:span text:style-name="T1281">device</text:span><text:span text:style-name="T35"> </text:span><text:span text:style-name="T1282">lba</text:span></text:p>
      <text:p text:style-name="P302"><text:span text:style-name="T654">The table below lists the result of a title-key </text:span><text:span text:style-name="T668">retrieval</text:span><text:span text:style-name="T792">↳</text:span><text:span text:style-name="T792"><text:bookmark-ref text:reference-format="number" text:ref-name="__RefHeading__20144_2122514721">3.2</text:bookmark-ref></text:span><text:span text:style-name="T654"> depending on the value of </text:span><text:span text:style-name="T667">the </text:span><text:span text:style-name="T654">CPR_MAI field.</text:span></text:p>
      <table:table table:name="Table33" table:style-name="Table33">
        <table:table-column table:style-name="Table33.A"/>
        <table:table-column table:style-name="Table33.B"/>
        <table:table-column table:style-name="Table33.C"/>
        <table:table-column table:style-name="Table33.B"/>
        <table:table-row>
          <table:table-cell table:style-name="Table33.A1" office:value-type="string">
            <text:p text:style-name="P664">#</text:p>
          </table:table-cell>
          <table:table-cell table:style-name="Table33.B1" office:value-type="string">
            <text:p text:style-name="P583"><text:span text:style-name="T2004">CPR_MAI = </text:span>00<text:span text:style-name="T1230">H</text:span></text:p>
          </table:table-cell>
          <table:table-cell table:style-name="Table33.B1" office:value-type="string">
            <text:p text:style-name="P584"><text:span text:style-name="T2004">CPR_MAI = </text:span>B0<text:span text:style-name="T1230">H</text:span></text:p>
          </table:table-cell>
          <table:table-cell table:style-name="Table33.B1" office:value-type="string">
            <text:p text:style-name="P584"><text:span text:style-name="T2004">CPR_MAI = </text:span>F0<text:span text:style-name="T1230">H</text:span></text:p>
          </table:table-cell>
        </table:table-row>
        <table:table-row>
          <table:table-cell table:style-name="Table33.A2" office:value-type="string">
            <text:p text:style-name="P609">1</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2</text:p>
          </table:table-cell>
          <table:table-cell table:style-name="Table33.B2" office:value-type="string">
            <text:p text:style-name="P585"><text:span text:style-name="T1719">sense code </text:span>6F01<text:span text:style-name="T1230">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3</text:p>
          </table:table-cell>
          <table:table-cell table:style-name="Table33.B2" office:value-type="string">
            <text:p text:style-name="P585"><text:span text:style-name="T1719">sense code</text:span> 6F01<text:span text:style-name="T1230">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4</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09">5</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599">6</text:p>
          </table:table-cell>
          <table:table-cell table:style-name="Table33.B2" office:value-type="string">
            <text:p text:style-name="P595">title-key</text:p>
          </table:table-cell>
          <table:table-cell table:style-name="Table33.B2" office:value-type="string">
            <text:p text:style-name="P595">title-key</text:p>
          </table:table-cell>
          <table:table-cell table:style-name="Table33.B2" office:value-type="string">
            <text:p text:style-name="P595">title-key</text:p>
          </table:table-cell>
        </table:table-row>
        <table:table-row>
          <table:table-cell table:style-name="Table33.A2" office:value-type="string">
            <text:p text:style-name="P631">7</text:p>
          </table:table-cell>
          <table:table-cell table:style-name="Table33.B2" office:value-type="string">
            <text:p text:style-name="P582">title-key</text:p>
          </table:table-cell>
          <table:table-cell table:style-name="Table33.B2" office:value-type="string">
            <text:p text:style-name="P593">title-key</text:p>
          </table:table-cell>
          <table:table-cell table:style-name="Table33.B2" office:value-type="string">
            <text:p text:style-name="P593">title-key</text:p>
          </table:table-cell>
        </table:table-row>
        <table:table-row>
          <table:table-cell table:style-name="Table33.A2" office:value-type="string">
            <text:p text:style-name="P634">8</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58">9</text:p>
          </table:table-cell>
          <table:table-cell table:style-name="Table33.B2" office:value-type="string">
            <text:p text:style-name="P581">title-key</text:p>
          </table:table-cell>
          <table:table-cell table:style-name="Table33.B2" office:value-type="string">
            <text:p text:style-name="P594">title-key</text:p>
          </table:table-cell>
          <table:table-cell table:style-name="Table33.B2" office:value-type="string">
            <text:p text:style-name="P594">title-key</text:p>
          </table:table-cell>
        </table:table-row>
        <table:table-row>
          <table:table-cell table:style-name="Table33.A2" office:value-type="string">
            <text:p text:style-name="P662">10</text:p>
          </table:table-cell>
          <table:table-cell table:style-name="Table33.B2" office:value-type="string">
            <text:p text:style-name="P586"><text:span text:style-name="T1719">sense code</text:span> 6F01<text:span text:style-name="T1230">H</text:span></text:p>
          </table:table-cell>
          <table:table-cell table:style-name="Table33.B2" office:value-type="string">
            <text:p text:style-name="P594">title-key</text:p>
          </table:table-cell>
          <table:table-cell table:style-name="Table33.B2" office:value-type="string">
            <text:p text:style-name="P594">title-key</text:p>
          </table:table-cell>
        </table:table-row>
      </table:table>
      <text:p text:style-name="P707"><text:span text:style-name="T2002">Sense code 6F01</text:span><text:span text:style-name="T1262">H</text:span><text:span text:style-name="T2002">: </text:span><text:span text:style-name="T51">"copy protection key exchange failure - key not present</text:span><text:span text:style-name="T117">"</text:span></text:p>
      <text:h text:style-name="P811" text:outline-level="2"><text:bookmark-start text:name="__RefHeading__28424_313424621"/>Title-Key <text:span text:style-name="T1997">without Authentication</text:span><text:bookmark-end text:name="__RefHeading__28424_313424621"/></text:h>
      <text:p text:style-name="P392"><text:span text:style-name="T1706">Test Case</text:span><text:span text:style-name="T1600">: handshake title </text:span><text:span text:style-name="T1281">device</text:span><text:span text:style-name="T1720"> </text:span><text:span text:style-name="T1282">lba</text:span></text:p>
      <text:p text:style-name="P391">A title-key handshake<text:span text:style-name="T825">↳</text:span><text:span text:style-name="T825"><text:bookmark-ref text:reference-format="number" text:ref-name="__RefHeading__20144_2122514721">3.2</text:bookmark-ref></text:span> c<text:span text:style-name="T2003">ould</text:span> be executed without an authentication handshake before. <text:span text:style-name="T2011">Almost all drives support this. However, interestingly, some </text:span>drives deliver the title-key<text:span text:style-name="T1998"> without the buskey obfuscation for the first handshake.</text:span></text:p>
      <text:p text:style-name="P718"><draw:frame draw:style-name="fr14" draw:name="Frame26" text:anchor-type="paragraph" svg:width="17cm" svg:height="5.001cm" draw:z-index="47"><draw:text-box><table:table table:name="Table38" table:style-name="Table38"><table:table-column table:style-name="Table38.A"/><table:table-column table:style-name="Table38.B" table:number-columns-repeated="2"/><table:table-header-rows><table:table-row><table:table-cell table:style-name="Table38.A1" office:value-type="string"><text:p text:style-name="P596">#</text:p></table:table-cell><table:table-cell table:style-name="Table38.B1" office:value-type="string"><text:p text:style-name="P597">1<text:span text:style-name="T706">st</text:span> time</text:p></table:table-cell><table:table-cell table:style-name="Table38.B1" office:value-type="string"><text:p text:style-name="P596">2<text:span text:style-name="T706">nd</text:span> time</text:p></table:table-cell></table:table-row></table:table-header-rows><table:table-row><table:table-cell table:style-name="Table38.A2" office:value-type="string"><text:p text:style-name="P598">1</text:p></table:table-cell><table:table-cell table:style-name="Table38.B2" office:value-type="string"><text:p text:style-name="P597">not <text:span text:style-name="T1857">obfuscated</text:span></text:p></table:table-cell><table:table-cell table:style-name="Table38.B2" office:value-type="string"><text:p text:style-name="P596">obfuscated</text:p></table:table-cell></table:table-row><table:table-row><table:table-cell table:style-name="Table38.A2" office:value-type="string"><text:p text:style-name="P598">2</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3</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4</text:p></table:table-cell><table:table-cell table:style-name="Table38.B2" office:value-type="string"><text:p text:style-name="P597">not <text:span text:style-name="T1857">obfuscated</text:span></text:p></table:table-cell><table:table-cell table:style-name="Table38.B2" office:value-type="string"><text:p text:style-name="P596">obfuscated</text:p></table:table-cell></table:table-row><table:table-row><table:table-cell table:style-name="Table38.A2" office:value-type="string"><text:p text:style-name="P598">5</text:p></table:table-cell><table:table-cell table:style-name="Table38.B2" office:value-type="string"><text:p text:style-name="P596">obfuscated</text:p></table:table-cell><table:table-cell table:style-name="Table38.B2" office:value-type="string"><text:p text:style-name="P596">obfuscated</text:p></table:table-cell></table:table-row><table:table-row><table:table-cell table:style-name="Table38.A2" office:value-type="string"><text:p text:style-name="P598">6</text:p></table:table-cell><table:table-cell table:style-name="Table38.B2" office:value-type="string"><text:p text:style-name="P597">not <text:span text:style-name="T1857">obfuscated</text:span></text:p></table:table-cell><table:table-cell table:style-name="Table38.B2" office:value-type="string"><text:p text:style-name="P596">obfuscated</text:p></table:table-cell></table:table-row><table:table-row><table:table-cell table:style-name="Table38.A2" office:value-type="string"><text:p text:style-name="P600">7</text:p></table:table-cell><table:table-cell table:style-name="Table38.B2" office:value-type="string"><text:p text:style-name="P597">not <text:span text:style-name="T1857">obfuscated</text:span></text:p></table:table-cell><table:table-cell table:style-name="Table38.B2" office:value-type="string"><text:p text:style-name="P600">obfuscated</text:p></table:table-cell></table:table-row><table:table-row><table:table-cell table:style-name="Table38.A2" office:value-type="string"><text:p text:style-name="P601">8</text:p></table:table-cell><table:table-cell table:style-name="Table38.B2" office:value-type="string"><text:p text:style-name="P596">obfuscated</text:p></table:table-cell><table:table-cell table:style-name="Table38.B2" office:value-type="string"><text:p text:style-name="P600">obfuscated</text:p></table:table-cell></table:table-row><table:table-row><table:table-cell table:style-name="Table38.A2" office:value-type="string"><text:p text:style-name="P602">9</text:p></table:table-cell><table:table-cell table:style-name="Table38.B2" office:value-type="string"><text:p text:style-name="P677"><text:span text:style-name="T611">Sense code 6F00</text:span><text:span text:style-name="T1229">H</text:span></text:p></table:table-cell><table:table-cell table:style-name="Table38.B2" office:value-type="string"><text:p text:style-name="P677"><text:span text:style-name="T611">Sense code 6F00</text:span><text:span text:style-name="T1229">H</text:span></text:p></table:table-cell></table:table-row><table:table-row><table:table-cell table:style-name="Table38.A2" office:value-type="string"><text:p text:style-name="P603">10</text:p></table:table-cell><table:table-cell table:style-name="Table38.B2" office:value-type="string"><text:p text:style-name="P596">obfuscated</text:p></table:table-cell><table:table-cell table:style-name="Table38.B2" office:value-type="string"><text:p text:style-name="P600">obfuscated</text:p></table:table-cell></table:table-row></table:table><text:p text:style-name="P5"/></draw:text-box></draw:frame><text:soft-page-break/><text:span text:style-name="T1053">*</text:span><text:span text:style-name="T556"> Sense code 6F00</text:span><text:span text:style-name="T1228">H</text:span><text:span text:style-name="T556">: </text:span><text:span text:style-name="T610">"copy protection key exchange failure - authentication failure"</text:span></text:p>
      <text:h text:style-name="P812" text:outline-level="2"><text:bookmark-start text:name="__RefHeading__28426_313424621"/><text:span text:style-name="T1999">Handshakes for </text:span>No<text:span text:style-name="T1999">n-</text:span>DVD-<text:span text:style-name="T2072">Video</text:span><text:bookmark-end text:name="__RefHeading__28426_313424621"/></text:h>
      <text:p text:style-name="P388"><text:span text:style-name="T1706">Test Case</text:span><text:span text:style-name="T1600">: --log 3 handshake unlock </text:span><text:span text:style-name="T1281">device</text:span><text:span text:style-name="T1720"> </text:span></text:p>
      <text:p text:style-name="P338"><text:span text:style-name="T1706">Test Case</text:span><text:span text:style-name="T1600">: --log 3 handshake title </text:span><text:span text:style-name="T1281">device</text:span><text:span text:style-name="T1720"> </text:span><text:span text:style-name="T1282">lba</text:span></text:p>
      <text:p text:style-name="P394">The table below lists the handshake<text:span text:style-name="T706">↳</text:span><text:span text:style-name="T706"><text:bookmark-ref text:reference-format="number" text:ref-name="__RefHeading__19727_2122514721">3.1</text:bookmark-ref></text:span><text:span text:style-name="T706">,</text:span><text:span text:style-name="T706"><text:bookmark-ref text:reference-format="number" text:ref-name="__RefHeading__20144_2122514721">3.2</text:bookmark-ref></text:span> result<text:span text:style-name="T1999">s</text:span> for a DVD which is no DVD-<text:span text:style-name="T2072">Video</text:span>.</text:p>
      <text:p text:style-name="P358"/>
      <table:table table:name="Table32" table:style-name="Table32">
        <table:table-column table:style-name="Table32.A"/>
        <table:table-column table:style-name="Table32.B"/>
        <table:table-column table:style-name="Table32.C"/>
        <table:table-row>
          <table:table-cell table:style-name="Table32.A1" office:value-type="string">
            <text:p text:style-name="P343">#</text:p>
          </table:table-cell>
          <table:table-cell table:style-name="Table32.B1" office:value-type="string">
            <text:p text:style-name="P344">Authentication-Handshake</text:p>
          </table:table-cell>
          <table:table-cell table:style-name="Table32.B1" office:value-type="string">
            <text:p text:style-name="P345">Title-Key<text:span text:style-name="T1859">-Handshake</text:span></text:p>
          </table:table-cell>
        </table:table-row>
        <table:table-row>
          <table:table-cell table:style-name="Table32.A2" office:value-type="string">
            <text:p text:style-name="P357">1</text:p>
          </table:table-cell>
          <table:table-cell table:style-name="Table32.B2" office:value-type="string">
            <text:p text:style-name="P347"><text:span text:style-name="T1858">command AD:02</text:span><text:span text:style-name="T603"> </text:span><text:span text:style-name="T1858">at step (6) </text:span>key not present<text:span text:style-name="T1858"> (</text:span>6F01<text:span text:style-name="T1263">H</text:span><text:span text:style-name="T2005">) </text:span></text:p>
          </table:table-cell>
          <table:table-cell table:style-name="Table32.C2" office:value-type="string">
            <text:p text:style-name="P685">(00,00,00,00,00)</text:p>
          </table:table-cell>
        </table:table-row>
        <table:table-row>
          <table:table-cell table:style-name="Table32.A2" office:value-type="string">
            <text:p text:style-name="P357">2</text:p>
          </table:table-cell>
          <table:table-cell table:style-name="Table32.B2" office:value-type="string">
            <text:p text:style-name="P352"><text:span text:style-name="T1858">command A4:00 at step (1) </text:span>incompatible format<text:span text:style-name="T1598"> (</text:span>3002<text:span text:style-name="T1263">H</text:span><text:span text:style-name="T2006">) </text:span></text:p>
          </table:table-cell>
          <table:table-cell table:style-name="Table32.B2" office:value-type="string">
            <text:p text:style-name="P345">same<text:span text:style-name="T1999"> as for authentication</text:span></text:p>
          </table:table-cell>
        </table:table-row>
        <table:table-row>
          <table:table-cell table:style-name="Table32.A2" office:value-type="string">
            <text:p text:style-name="P357">3</text:p>
          </table:table-cell>
          <table:table-cell table:style-name="Table32.B2" office:value-type="string">
            <text:p text:style-name="P349"><text:span text:style-name="T1858">command A4:02 at step (3) </text:span>key not present<text:span text:style-name="T1598"> (</text:span>6F01<text:span text:style-name="T1263">H</text:span><text:span text:style-name="T1598">)</text:span></text:p>
          </table:table-cell>
          <table:table-cell table:style-name="Table32.B2" office:value-type="string">
            <text:p text:style-name="P346">same<text:span text:style-name="T1999"> as for authentication</text:span></text:p>
          </table:table-cell>
        </table:table-row>
        <table:table-row>
          <table:table-cell table:style-name="Table32.A2" office:value-type="string">
            <text:p text:style-name="P357">4</text:p>
          </table:table-cell>
          <table:table-cell table:style-name="Table32.B2" office:value-type="string">
            <text:p text:style-name="P342">command A3:01 at step (2) timeout</text:p>
          </table:table-cell>
          <table:table-cell table:style-name="Table32.B2" office:value-type="string">
            <text:p text:style-name="P346">same<text:span text:style-name="T1999"> as for authentication</text:span></text:p>
          </table:table-cell>
        </table:table-row>
        <table:table-row>
          <table:table-cell table:style-name="Table32.A2" office:value-type="string">
            <text:p text:style-name="P357">5</text:p>
          </table:table-cell>
          <table:table-cell table:style-name="Table32.B2" office:value-type="string">
            <text:p text:style-name="P349"><text:span text:style-name="T1858">command AD:02</text:span><text:span text:style-name="T603"> </text:span><text:span text:style-name="T1858">at step (6) </text:span>key not present<text:span text:style-name="T1858"> (</text:span>6F01<text:span text:style-name="T1263">H</text:span><text:span text:style-name="T1598">) </text:span></text:p>
          </table:table-cell>
          <table:table-cell table:style-name="Table32.B2" office:value-type="string">
            <text:p text:style-name="P348">(00,00,00,00,00)</text:p>
          </table:table-cell>
        </table:table-row>
        <table:table-row>
          <table:table-cell table:style-name="Table32.A2" office:value-type="string">
            <text:p text:style-name="P357">6</text:p>
          </table:table-cell>
          <table:table-cell table:style-name="Table32.B2" office:value-type="string">
            <text:p text:style-name="P349"><text:span text:style-name="T1858">command AD:02</text:span><text:span text:style-name="T603"> </text:span><text:span text:style-name="T1858">at step (6) </text:span>key not present<text:span text:style-name="T1858"> (</text:span>6F01<text:span text:style-name="T1263">H</text:span><text:span text:style-name="T1598">) </text:span></text:p>
          </table:table-cell>
          <table:table-cell table:style-name="Table32.B2" office:value-type="string">
            <text:p text:style-name="P685">(00,00,00,00,00)</text:p>
          </table:table-cell>
        </table:table-row>
        <table:table-row>
          <table:table-cell table:style-name="Table32.A2" office:value-type="string">
            <text:p text:style-name="P350">7</text:p>
          </table:table-cell>
          <table:table-cell table:style-name="Table32.B2" office:value-type="string">
            <text:p text:style-name="P349"><text:span text:style-name="T1858">command AD:02</text:span><text:span text:style-name="T603"> </text:span><text:span text:style-name="T1858">at step (6) </text:span>key not present<text:span text:style-name="T1858"> (</text:span>6F01<text:span text:style-name="T1263">H</text:span><text:span text:style-name="T1598">) </text:span></text:p>
          </table:table-cell>
          <table:table-cell table:style-name="Table32.C2" office:value-type="string">
            <text:p text:style-name="P685">(00,00,00,00,00)</text:p>
          </table:table-cell>
        </table:table-row>
        <table:table-row>
          <table:table-cell table:style-name="Table32.A2" office:value-type="string">
            <text:p text:style-name="P351">8</text:p>
          </table:table-cell>
          <table:table-cell table:style-name="Table32.B2" office:value-type="string">
            <text:p text:style-name="P352"><text:span text:style-name="T1858">command A4:00 at step (1) no description (0</text:span>00<text:span text:style-name="T2005">0</text:span><text:span text:style-name="T1263">H</text:span><text:span text:style-name="T2005">) </text:span></text:p>
          </table:table-cell>
          <table:table-cell table:style-name="Table32.C2" office:value-type="string">
            <text:p text:style-name="P686">same<text:span text:style-name="T1999"> as for authentication</text:span></text:p>
          </table:table-cell>
        </table:table-row>
        <table:table-row>
          <table:table-cell table:style-name="Table32.A2" office:value-type="string">
            <text:p text:style-name="P355">9</text:p>
          </table:table-cell>
          <table:table-cell table:style-name="Table32.B2" office:value-type="string">
            <text:p text:style-name="P353"><text:span text:style-name="T1858">command A4:00 at step (1) </text:span>incompatible format<text:span text:style-name="T1598"> (</text:span>3002<text:span text:style-name="T1263">H</text:span><text:span text:style-name="T2006">)</text:span></text:p>
          </table:table-cell>
          <table:table-cell table:style-name="Table32.C2" office:value-type="string">
            <text:p text:style-name="P687">same<text:span text:style-name="T1999"> as for authentication</text:span></text:p>
          </table:table-cell>
        </table:table-row>
        <table:table-row>
          <table:table-cell table:style-name="Table32.A2" office:value-type="string">
            <text:p text:style-name="P356">10</text:p>
          </table:table-cell>
          <table:table-cell table:style-name="Table32.B2" office:value-type="string">
            <text:p text:style-name="P354"><text:span text:style-name="T1858">command A4:00 at step (1) </text:span>incompatible format<text:span text:style-name="T1598"> (</text:span>3002<text:span text:style-name="T1263">H</text:span><text:span text:style-name="T2006">)</text:span></text:p>
          </table:table-cell>
          <table:table-cell table:style-name="Table32.C2" office:value-type="string">
            <text:p text:style-name="P688">same<text:span text:style-name="T1999"> as for authentication</text:span></text:p>
          </table:table-cell>
        </table:table-row>
      </table:table>
      <text:h text:style-name="P835" text:outline-level="2"><text:bookmark-start text:name="__RefHeading__28428_313424621"/>Region-Code Mismatch<text:bookmark-end text:name="__RefHeading__28428_313424621"/></text:h>
      <text:p text:style-name="P390"><text:span text:style-name="T1706">Test Case</text:span><text:span text:style-name="T1600">: handshake unlock </text:span><text:span text:style-name="T1281">device</text:span><text:span text:style-name="T1720"> </text:span></text:p>
      <text:p text:style-name="P389"><text:span text:style-name="T1706">Test Case</text:span><text:span text:style-name="T1600">: mmc read </text:span><text:span text:style-name="T1281">device</text:span><text:span text:style-name="T1999"> --cluster 32</text:span></text:p>
      <text:p text:style-name="P282"><text:span text:style-name="T1599">A</text:span>l<text:span text:style-name="T2012">l</text:span> drives <text:span text:style-name="T1860">of the survey (with permitted region 2) accept the authentication-handshake</text:span><text:span text:style-name="T780">↳</text:span><text:span text:style-name="T780"><text:bookmark-ref text:reference-format="number" text:ref-name="__RefHeading__19727_2122514721">3.1</text:bookmark-ref></text:span><text:span text:style-name="T1860"> even if the region-code of the DVD-Video (permitted region 1) does not match. All drives but one unlock locked feature regions, so the complete (encrypted) feature can be read on those drives.</text:span></text:p>
      <table:table table:name="Table29" table:style-name="Table29">
        <table:table-column table:style-name="Table29.A"/>
        <table:table-column table:style-name="Table29.B"/>
        <table:table-header-rows>
          <text:soft-page-break/>
          <table:table-row>
            <table:table-cell table:style-name="Table29.A1" office:value-type="string">
              <text:p text:style-name="P650"/>
            </table:table-cell>
            <table:table-cell table:style-name="Table29.B1" office:value-type="string">
              <text:p text:style-name="P579">Time to read the complete feature</text:p>
            </table:table-cell>
          </table:table-row>
        </table:table-header-rows>
        <table:table-row>
          <table:table-cell table:style-name="Table29.A2" office:value-type="string">
            <text:p text:style-name="P610">1</text:p>
          </table:table-cell>
          <table:table-cell table:style-name="Table29.B2" office:value-type="string">
            <text:p text:style-name="P579">15:33 minutes w/o errors</text:p>
          </table:table-cell>
        </table:table-row>
        <table:table-row>
          <table:table-cell table:style-name="Table29.A2" office:value-type="string">
            <text:p text:style-name="P610">2</text:p>
          </table:table-cell>
          <table:table-cell table:style-name="Table29.B2" office:value-type="string">
            <text:p text:style-name="P579">26:44 minutes w/o errors</text:p>
          </table:table-cell>
        </table:table-row>
        <table:table-row>
          <table:table-cell table:style-name="Table29.A2" office:value-type="string">
            <text:p text:style-name="P610">3</text:p>
          </table:table-cell>
          <table:table-cell table:style-name="Table29.B2" office:value-type="string">
            <text:p text:style-name="P579">17:23 minutes w/o errors</text:p>
          </table:table-cell>
        </table:table-row>
        <table:table-row>
          <table:table-cell table:style-name="Table29.A2" office:value-type="string">
            <text:p text:style-name="P610">4</text:p>
          </table:table-cell>
          <table:table-cell table:style-name="Table29.B2" office:value-type="string">
            <text:p text:style-name="P579">16:20 minutes w/o errors</text:p>
          </table:table-cell>
        </table:table-row>
        <table:table-row>
          <table:table-cell table:style-name="Table29.A2" office:value-type="string">
            <text:p text:style-name="P610">5</text:p>
          </table:table-cell>
          <table:table-cell table:style-name="Table29.B2" office:value-type="string">
            <text:p text:style-name="P579">17:37 minutes w/o errors</text:p>
          </table:table-cell>
        </table:table-row>
        <table:table-row>
          <table:table-cell table:style-name="Table29.A2" office:value-type="string">
            <text:p text:style-name="P610">6</text:p>
          </table:table-cell>
          <table:table-cell table:style-name="Table29.B2" office:value-type="string">
            <text:p text:style-name="P636">2:25:06 hours with 589 errors (sense code 0200<text:span text:style-name="T1196">H</text:span> and 1105<text:span text:style-name="T1196">H</text:span>)</text:p>
          </table:table-cell>
        </table:table-row>
        <table:table-row>
          <table:table-cell table:style-name="Table29.A2" office:value-type="string">
            <text:p text:style-name="P592">7</text:p>
          </table:table-cell>
          <table:table-cell table:style-name="Table29.B2" office:value-type="string">
            <text:p text:style-name="P590">17:11 minutes w/o errors</text:p>
          </table:table-cell>
        </table:table-row>
        <table:table-row>
          <table:table-cell table:style-name="Table29.A2" office:value-type="string">
            <text:p text:style-name="P634">8</text:p>
          </table:table-cell>
          <table:table-cell table:style-name="Table29.B2" office:value-type="string">
            <text:p text:style-name="P638">35:49<text:span text:style-name="T1943"> minutes w/o errors</text:span></text:p>
          </table:table-cell>
        </table:table-row>
        <table:table-row>
          <table:table-cell table:style-name="Table29.A2" office:value-type="string">
            <text:p text:style-name="P659">9</text:p>
          </table:table-cell>
          <table:table-cell table:style-name="Table29.B2" office:value-type="string">
            <text:p text:style-name="P676"><text:span text:style-name="T2026">Does not read locked regions:</text:span> <text:span text:style-name="T118">"media region code is mismatched to logical unit region"</text:span><text:span text:style-name="T246"> (</text:span><text:span text:style-name="T192">6F04</text:span><text:span text:style-name="T1223">H</text:span><text:span text:style-name="T246">)</text:span></text:p>
          </table:table-cell>
        </table:table-row>
        <table:table-row>
          <table:table-cell table:style-name="Table29.A2" office:value-type="string">
            <text:p text:style-name="P666">10</text:p>
          </table:table-cell>
          <table:table-cell table:style-name="Table29.B2" office:value-type="string">
            <text:p text:style-name="P675">34:49<text:span text:style-name="T1943"> minutes w/o errors</text:span></text:p>
          </table:table-cell>
        </table:table-row>
      </table:table>
      <text:p text:style-name="P705"><text:span text:style-name="T1706">Test Case</text:span><text:span text:style-name="T1600">: handshake title-key </text:span><text:span text:style-name="T1281">device</text:span><text:span text:style-name="T1720"> </text:span><text:span text:style-name="T1282">lba</text:span><text:span text:style-name="T1720"> </text:span><text:span text:style-name="T1282">count</text:span></text:p>
      <text:p text:style-name="P536"><text:span text:style-name="T1860">However, none of the drives accepts the title-key-handshake</text:span><text:span text:style-name="T780">↳</text:span><text:span text:style-name="T780"><text:bookmark-ref text:reference-format="number" text:ref-name="__RefHeading__20144_2122514721">3.2</text:bookmark-ref></text:span><text:span text:style-name="T1860">. A</text:span>ll drives return an error message in the handshake at <text:span text:style-name="T1860">step (6). </text:span></text:p>
      <text:p text:style-name="P528"><text:span text:style-name="T1590">For drive #8 it is: </text:span><text:span text:style-name="T79">"copy protection key exchange failure - key not present"</text:span><text:span text:style-name="T1590"> (sense code: 6F01</text:span><text:span text:style-name="T1196">H</text:span><text:span text:style-name="T1590">).</text:span></text:p>
      <text:p text:style-name="P529"><text:span text:style-name="T1860">For all other drives it is: </text:span><text:span text:style-name="T120">"</text:span><text:span text:style-name="T79">media region code is </text:span><text:span text:style-name="T1782">mis</text:span><text:span text:style-name="T1783">‑</text:span><text:span text:style-name="T1782">matched</text:span><text:span text:style-name="T79"> to logical unit region</text:span><text:span text:style-name="T120">"</text:span><text:span text:style-name="T1590"> (sense code: 6F04</text:span><text:span text:style-name="T1265">H</text:span><text:span text:style-name="T1590">). </text:span></text:p>
      <text:h text:style-name="P825" text:outline-level="2"><text:bookmark-start text:name="__RefHeading__48157_954524978"/>Title-Key <text:span text:style-name="T2008">and CPR_MAI </text:span>Throughput<text:bookmark-end text:name="__RefHeading__48157_954524978"/></text:h>
      <text:p text:style-name="P511"><text:span text:style-name="T1706">Test Case</text:span><text:span text:style-name="T1600">: handshake title </text:span><text:span text:style-name="T1281">device</text:span><text:span text:style-name="T1720"> </text:span><text:span text:style-name="T1282">lba</text:span><text:span text:style-name="T1720"> </text:span><text:span text:style-name="T1282">count</text:span></text:p>
      <text:p text:style-name="P512"><text:span text:style-name="T1706">Test Case</text:span><text:span text:style-name="T1600">: mmc cmi </text:span><text:span text:style-name="T1281">device</text:span><text:span text:style-name="T1720"> </text:span><text:span text:style-name="T1282">lba</text:span><text:span text:style-name="T1720"> </text:span><text:span text:style-name="T1282">count</text:span></text:p>
      <text:p text:style-name="P527">Reading the title-keys<text:span text:style-name="T780">↳</text:span><text:span text:style-name="T1070"><text:bookmark-ref text:reference-format="number" text:ref-name="__RefHeading__4233_1853143972">2.6</text:bookmark-ref></text:span> from all frames takes a long time. The table below shows the time in seconds to retrieve 1,000 title-keys from the begin<text:span text:style-name="T2027">, middle and end</text:span> of <text:span text:style-name="T2008">a randomly chosen</text:span> <text:span text:style-name="T2009">DVD-Video</text:span>.<text:span text:style-name="T2007"> The right side of the table shows the time to retrieve just the copyright management information</text:span><text:span text:style-name="T780">↳</text:span><text:span text:style-name="T1169"><text:bookmark-ref text:reference-format="number" text:ref-name="__RefHeading__6985_309438263">2.2</text:bookmark-ref></text:span><text:span text:style-name="T2007"> (CPR_MAI w/o title-key).</text:span></text:p>
      <table:table table:name="Table36" table:style-name="Table36">
        <table:table-column table:style-name="Table36.A"/>
        <table:table-column table:style-name="Table36.B" table:number-columns-repeated="2"/>
        <table:table-column table:style-name="Table36.D"/>
        <table:table-column table:style-name="Table36.E"/>
        <table:table-column table:style-name="Table36.F"/>
        <table:table-column table:style-name="Table36.G"/>
        <table:table-column table:style-name="Table36.F"/>
        <table:table-header-rows>
          <table:table-row>
            <table:table-cell table:style-name="Table36.A1" office:value-type="string">
              <text:p text:style-name="P639"/>
            </table:table-cell>
            <table:table-cell table:style-name="Table36.B1" table:number-columns-spanned="3" office:value-type="string">
              <text:p text:style-name="P644">Title-Key</text:p>
            </table:table-cell>
            <table:covered-table-cell/>
            <table:covered-table-cell/>
            <table:table-cell table:style-name="Table36.E1" office:value-type="string">
              <text:p text:style-name="P640"/>
            </table:table-cell>
            <table:table-cell table:style-name="Table36.F1" table:number-columns-spanned="3" office:value-type="string">
              <text:p text:style-name="P644">CPR_MAI</text:p>
            </table:table-cell>
            <table:covered-table-cell/>
            <table:covered-table-cell/>
          </table:table-row>
          <table:table-row>
            <table:table-cell table:style-name="Table36.B1" office:value-type="string">
              <text:p text:style-name="P639"/>
            </table:table-cell>
            <table:table-cell table:style-name="Table36.B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cell table:style-name="Table36.B2" office:value-type="string">
              <text:p text:style-name="P641"/>
            </table:table-cell>
            <table:table-cell table:style-name="Table36.C2" office:value-type="string">
              <text:p text:style-name="P641">Begin</text:p>
            </table:table-cell>
            <table:table-cell table:style-name="Table36.C2" office:value-type="string">
              <text:p text:style-name="P641">Middle</text:p>
            </table:table-cell>
            <table:table-cell table:style-name="Table36.F1" office:value-type="string">
              <text:p text:style-name="P641">End</text:p>
            </table:table-cell>
          </table:table-row>
        </table:table-header-rows>
        <table:table-row>
          <table:table-cell table:style-name="Table36.A1" office:value-type="string">
            <text:p text:style-name="P607">1</text:p>
          </table:table-cell>
          <table:table-cell table:style-name="Table36.E1" office:value-type="string">
            <text:p text:style-name="P647">36.469</text:p>
          </table:table-cell>
          <table:table-cell table:style-name="Table36.C3" office:value-type="float" office:value="32.38">
            <text:p text:style-name="P647">32.380</text:p>
          </table:table-cell>
          <table:table-cell table:style-name="Table36.D3" office:value-type="float" office:value="31.326">
            <text:p text:style-name="P647">31.326</text:p>
          </table:table-cell>
          <table:table-cell table:style-name="Table36.E3">
            <text:p text:style-name="P580"/>
          </table:table-cell>
          <table:table-cell table:style-name="Table36.F3" office:value-type="string">
            <text:p text:style-name="P647">-<text:span text:style-name="T2010">*</text:span></text:p>
          </table:table-cell>
          <table:table-cell table:style-name="Table36.G3" office:value-type="string">
            <text:p text:style-name="P647">-<text:span text:style-name="T2010">*</text:span></text:p>
          </table:table-cell>
          <table:table-cell table:style-name="Table36.H3" office:value-type="string">
            <text:p text:style-name="P647">-<text:span text:style-name="T2010">*</text:span></text:p>
          </table:table-cell>
        </table:table-row>
        <table:table-row>
          <table:table-cell table:style-name="Table36.A1" office:value-type="string">
            <text:p text:style-name="P607">2</text:p>
          </table:table-cell>
          <table:table-cell table:style-name="Table36.E1" office:value-type="string">
            <text:p text:style-name="P646">86.481</text:p>
          </table:table-cell>
          <table:table-cell table:style-name="Table36.C3" office:value-type="float" office:value="58.908">
            <text:p text:style-name="P646">58.908</text:p>
          </table:table-cell>
          <table:table-cell table:style-name="Table36.D3" office:value-type="float" office:value="58.741">
            <text:p text:style-name="P646">58.741</text:p>
          </table:table-cell>
          <table:table-cell table:style-name="Table36.E3">
            <text:p text:style-name="P580"/>
          </table:table-cell>
          <table:table-cell table:style-name="Table36.C3" office:value-type="float" office:value="57.559">
            <text:p text:style-name="P647">57.559</text:p>
          </table:table-cell>
          <table:table-cell table:style-name="Table36.C3" office:value-type="float" office:value="29.904">
            <text:p text:style-name="P647">29.904</text:p>
          </table:table-cell>
          <table:table-cell table:style-name="Table36.D3" office:value-type="float" office:value="29.672">
            <text:p text:style-name="P647">29.672</text:p>
          </table:table-cell>
        </table:table-row>
        <table:table-row>
          <table:table-cell table:style-name="Table36.A1" office:value-type="string">
            <text:p text:style-name="P607">3</text:p>
          </table:table-cell>
          <table:table-cell table:style-name="Table36.E1" office:value-type="string">
            <text:p text:style-name="P648">50.561</text:p>
          </table:table-cell>
          <table:table-cell table:style-name="Table36.C3" office:value-type="float" office:value="38.45">
            <text:p text:style-name="P648">38.450</text:p>
          </table:table-cell>
          <table:table-cell table:style-name="Table36.D3" office:value-type="float" office:value="38.373">
            <text:p text:style-name="P648">38.373</text:p>
          </table:table-cell>
          <table:table-cell table:style-name="Table36.E3">
            <text:p text:style-name="P580"/>
          </table:table-cell>
          <table:table-cell table:style-name="Table36.C3" office:value-type="float" office:value="38.728">
            <text:p text:style-name="P648">38.728</text:p>
          </table:table-cell>
          <table:table-cell table:style-name="Table36.C3" office:value-type="float" office:value="37.572">
            <text:p text:style-name="P648">37.572</text:p>
          </table:table-cell>
          <table:table-cell table:style-name="Table36.D3" office:value-type="float" office:value="25.716">
            <text:p text:style-name="P648">25.716</text:p>
          </table:table-cell>
        </table:table-row>
        <table:table-row>
          <table:table-cell table:style-name="Table36.A1" office:value-type="string">
            <text:p text:style-name="P607">4</text:p>
          </table:table-cell>
          <table:table-cell table:style-name="Table36.E1" office:value-type="string">
            <text:p text:style-name="P648">44.341</text:p>
          </table:table-cell>
          <table:table-cell table:style-name="Table36.C6" office:value-type="string">
            <text:p text:style-name="P648">39.133</text:p>
          </table:table-cell>
          <table:table-cell table:style-name="Table36.D6" office:value-type="string">
            <text:p text:style-name="P648">37.981</text:p>
          </table:table-cell>
          <table:table-cell table:style-name="Table36.E3">
            <text:p text:style-name="P580"/>
          </table:table-cell>
          <table:table-cell table:style-name="Table36.C3" office:value-type="float" office:value="44.206">
            <text:p text:style-name="P649">44.206</text:p>
          </table:table-cell>
          <table:table-cell table:style-name="Table36.C3" office:value-type="float" office:value="38.225">
            <text:p text:style-name="P649">38.225</text:p>
          </table:table-cell>
          <table:table-cell table:style-name="Table36.D3" office:value-type="float" office:value="38.118">
            <text:p text:style-name="P649">38.118</text:p>
          </table:table-cell>
        </table:table-row>
        <table:table-row>
          <table:table-cell table:style-name="Table36.A1" office:value-type="string">
            <text:p text:style-name="P607">5</text:p>
          </table:table-cell>
          <table:table-cell table:style-name="Table36.E1" office:value-type="string">
            <text:p text:style-name="P641">74.388</text:p>
          </table:table-cell>
          <table:table-cell table:style-name="Table36.C7" office:value-type="string">
            <text:p text:style-name="P641">72.560</text:p>
          </table:table-cell>
          <table:table-cell table:style-name="Table36.D7" office:value-type="string">
            <text:p text:style-name="P642">72.445</text:p>
          </table:table-cell>
          <table:table-cell table:style-name="Table36.E1" office:value-type="string">
            <text:p text:style-name="P642"/>
          </table:table-cell>
          <table:table-cell table:style-name="Table36.F7" office:value-type="string">
            <text:p text:style-name="P643">51.814</text:p>
          </table:table-cell>
          <table:table-cell table:style-name="Table36.G7" office:value-type="string">
            <text:p text:style-name="P643">45.598</text:p>
          </table:table-cell>
          <table:table-cell table:style-name="Table36.H7" office:value-type="string">
            <text:p text:style-name="P645">45.522</text:p>
          </table:table-cell>
        </table:table-row>
        <table:table-row>
          <table:table-cell table:style-name="Table36.A1" office:value-type="string">
            <text:p text:style-name="P607">6</text:p>
          </table:table-cell>
          <table:table-cell table:style-name="Table36.E3" office:value-type="float" office:value="59.829">
            <text:p text:style-name="P653">59.829</text:p>
          </table:table-cell>
          <table:table-cell table:style-name="Table36.C3" office:value-type="float" office:value="57.037">
            <text:p text:style-name="P653">57.037</text:p>
          </table:table-cell>
          <table:table-cell table:style-name="Table36.D3" office:value-type="float" office:value="58.506">
            <text:p text:style-name="P654">58.506</text:p>
          </table:table-cell>
          <table:table-cell table:style-name="Table36.E3">
            <text:p text:style-name="P637"/>
          </table:table-cell>
          <table:table-cell table:style-name="Table36.C3" office:value-type="float" office:value="57.128">
            <text:p text:style-name="P653">57.128</text:p>
          </table:table-cell>
          <table:table-cell table:style-name="Table36.C3" office:value-type="float" office:value="50.92">
            <text:p text:style-name="P653">50.920</text:p>
          </table:table-cell>
          <table:table-cell table:style-name="Table36.D3" office:value-type="float" office:value="52.574">
            <text:p text:style-name="P653">52.574</text:p>
          </table:table-cell>
        </table:table-row>
        <table:table-row>
          <table:table-cell table:style-name="Table36.A1" office:value-type="string">
            <text:p text:style-name="P633">8</text:p>
          </table:table-cell>
          <table:table-cell table:style-name="Table36.E3" office:value-type="float" office:value="108.043">
            <text:p text:style-name="P641">108.043</text:p>
          </table:table-cell>
          <table:table-cell table:style-name="Table36.C3" office:value-type="float" office:value="56.238">
            <text:p text:style-name="P641">56.238</text:p>
          </table:table-cell>
          <table:table-cell table:style-name="Table36.D3" office:value-type="float" office:value="52.824">
            <text:p text:style-name="P641">52.824</text:p>
          </table:table-cell>
          <table:table-cell table:style-name="Table36.E3">
            <text:p text:style-name="P641"/>
          </table:table-cell>
          <table:table-cell table:style-name="Table36.F11" office:value-type="string">
            <text:p text:style-name="P651">105.457</text:p>
          </table:table-cell>
          <table:table-cell table:style-name="Table36.C3" office:value-type="float" office:value="52.956">
            <text:p text:style-name="P652">52.956</text:p>
          </table:table-cell>
          <table:table-cell table:style-name="Table36.D3" office:value-type="float" office:value="52.802">
            <text:p text:style-name="P652">52.802</text:p>
          </table:table-cell>
        </table:table-row>
        <table:table-row>
          <table:table-cell table:style-name="Table36.A1" office:value-type="string">
            <text:p text:style-name="P658">9</text:p>
          </table:table-cell>
          <table:table-cell table:style-name="Table36.E3" office:value-type="float" office:value="10.56">
            <text:p text:style-name="P658">10.560</text:p>
          </table:table-cell>
          <table:table-cell table:style-name="Table36.C3" office:value-type="float" office:value="10.026">
            <text:p text:style-name="P658">10.026</text:p>
          </table:table-cell>
          <table:table-cell table:style-name="Table36.D3" office:value-type="float" office:value="9.832">
            <text:p text:style-name="P658">9.832</text:p>
          </table:table-cell>
          <table:table-cell table:style-name="Table36.E3">
            <text:p text:style-name="P641"/>
          </table:table-cell>
          <table:table-cell table:style-name="Table36.F11" office:value-type="string">
            <text:p text:style-name="P658">9.947</text:p>
          </table:table-cell>
          <table:table-cell table:style-name="Table36.C3" office:value-type="float" office:value="7.023">
            <text:p text:style-name="P658">7.023</text:p>
          </table:table-cell>
          <table:table-cell table:style-name="Table36.D3" office:value-type="float" office:value="6.75">
            <text:p text:style-name="P658">6.750</text:p>
          </table:table-cell>
        </table:table-row>
        <table:table-row>
          <table:table-cell table:style-name="Table36.A1" office:value-type="string">
            <text:p text:style-name="P665">10</text:p>
          </table:table-cell>
          <table:table-cell table:style-name="Table36.E3" office:value-type="float" office:value="77.888">
            <text:p text:style-name="P665">77.888</text:p>
          </table:table-cell>
          <table:table-cell table:style-name="Table36.C3" office:value-type="float" office:value="51.516">
            <text:p text:style-name="P665">51.516</text:p>
          </table:table-cell>
          <table:table-cell table:style-name="Table36.D3" office:value-type="float" office:value="51.352">
            <text:p text:style-name="P665">51.352</text:p>
          </table:table-cell>
          <table:table-cell table:style-name="Table36.E3">
            <text:p text:style-name="P641"/>
          </table:table-cell>
          <table:table-cell table:style-name="Table36.F11" office:value-type="string">
            <text:p text:style-name="P665">78.282</text:p>
          </table:table-cell>
          <table:table-cell table:style-name="Table36.C3" office:value-type="float" office:value="51.509">
            <text:p text:style-name="P665">51.509</text:p>
          </table:table-cell>
          <table:table-cell table:style-name="Table36.D3" office:value-type="float" office:value="49.79">
            <text:p text:style-name="P665">49.790</text:p>
          </table:table-cell>
        </table:table-row>
      </table:table>
      <text:p text:style-name="P719"><text:span text:style-name="T2010">* Sense code </text:span>2400<text:span text:style-name="T1264">H</text:span><text:span text:style-name="T2010">: </text:span><text:span text:style-name="T119">"</text:span><text:span text:style-name="T51">invalid field in </text:span><text:span text:style-name="T1753">cdb</text:span><text:span text:style-name="T1788">"</text:span></text:p>
      <text:p text:style-name="P273"/>
      <text:h text:style-name="P800" text:outline-level="1"><text:bookmark-start text:name="__RefHeading__16406_2075100171"/>DVD Survey<text:bookmark-end text:name="__RefHeading__16406_2075100171"/></text:h>
      <text:p text:style-name="Text_20_body">This survey regards 244 not<text:span text:style-name="T2028"> </text:span>representative<text:span text:style-name="T2028">ly</text:span> selected consumer DVD-Videos.</text:p>
      <text:p text:style-name="P47"><text:span text:style-name="T1863">The following t</text:span>wo <text:span text:style-name="T1863">(not CSS-encrypted) </text:span>DVD-Videos <text:span text:style-name="T1863">are explicitly listed (and referred to below) since they show some kind of odd behavior:</text:span></text:p>
      <text:list xml:id="list5852208741434955409" text:style-name="List_20_2">
        <text:list-item>
          <text:p text:style-name="P748">A Chinese Ghost Story (1987), EAN 4026621350771</text:p>
        </text:list-item>
        <text:list-item>
          <text:p text:style-name="P749">A Chinese Ghost Story 2 (1990), EAN 4026621350788</text:p>
        </text:list-item>
      </text:list>
      <text:h text:style-name="P813" text:outline-level="2"><text:bookmark-start text:name="__RefHeading__7489_2075100171"/><text:bookmark-start text:name="__RefHeading__16408_2075100171"/>Copyright Information<text:bookmark-end text:name="__RefHeading__7489_2075100171"/><text:bookmark-end text:name="__RefHeading__16408_2075100171"/></text:h>
      <text:p text:style-name="P262"><text:span text:style-name="T1707">Test Case</text:span><text:span text:style-name="T1500">: mmc copyright </text:span><text:span text:style-name="T1283">device</text:span><text:span text:style-name="T1500"> </text:span></text:p>
      <text:p text:style-name="P283">145 <text:span text:style-name="T1861">DVD-Videos </text:span>are marked as CSS encrypted<text:span text:style-name="T1862">. 99 DVD-Videos are not marked as CSS-encrypted.</text:span><text:span text:style-name="T813">↳</text:span><text:span text:style-name="T706"><text:bookmark-ref text:reference-format="number" text:ref-name="__RefHeading__7487_2075100171">2.2</text:bookmark-ref></text:span></text:p>
      <text:h text:style-name="P814" text:outline-level="2"><text:bookmark-start text:name="__RefHeading__16410_2075100171"/>Region-Code<text:bookmark-end text:name="__RefHeading__16410_2075100171"/></text:h>
      <text:p text:style-name="P263"><text:span text:style-name="T1707">Test Case</text:span><text:span text:style-name="T1500">: mmc copyright </text:span><text:span text:style-name="T1283">device</text:span><text:span text:style-name="T1500"> </text:span></text:p>
      <text:p text:style-name="P284">The table below lists the occurrence of region-codes:<text:span text:style-name="T813">↳</text:span><text:span text:style-name="T814"><text:bookmark-ref text:reference-format="number" text:ref-name="__RefHeading__12747_2075100171">2.3</text:bookmark-ref></text:span></text:p>
      <table:table table:name="Table17" table:style-name="Table17">
        <table:table-column table:style-name="Table17.A"/>
        <table:table-column table:style-name="Table17.B" table:number-columns-repeated="8"/>
        <table:table-column table:style-name="Table17.J" table:number-columns-repeated="2"/>
        <table:table-row>
          <table:table-cell table:style-name="Table17.A1" table:number-rows-spanned="2" office:value-type="string">
            <text:p text:style-name="P485">Mask</text:p>
          </table:table-cell>
          <table:table-cell table:style-name="Table17.B1" table:number-columns-spanned="8" office:value-type="string">
            <text:p text:style-name="P483">Permitted Regions</text:p>
          </table:table-cell>
          <table:covered-table-cell/>
          <table:covered-table-cell/>
          <table:covered-table-cell/>
          <table:covered-table-cell/>
          <table:covered-table-cell/>
          <table:covered-table-cell/>
          <table:covered-table-cell/>
          <table:table-cell table:style-name="Table17.J1" table:number-rows-spanned="2" office:value-type="string">
            <text:p text:style-name="P481">Occur<text:span text:style-name="T1862">r</text:span>ence<text:span text:style-name="T750">*1</text:span></text:p>
          </table:table-cell>
          <table:table-cell table:style-name="Table17.J1" table:number-rows-spanned="2" office:value-type="string">
            <text:p text:style-name="P482">Occurrence<text:span text:style-name="T706">*2</text:span></text:p>
          </table:table-cell>
        </table:table-row>
        <table:table-row>
          <table:covered-table-cell/>
          <table:table-cell table:style-name="Table17.B2" office:value-type="string">
            <text:p text:style-name="P484">1</text:p>
          </table:table-cell>
          <table:table-cell table:style-name="Table17.D2" office:value-type="string">
            <text:p text:style-name="P484">2</text:p>
          </table:table-cell>
          <table:table-cell table:style-name="Table17.D2" office:value-type="string">
            <text:p text:style-name="P484">3</text:p>
          </table:table-cell>
          <table:table-cell table:style-name="Table17.E2" office:value-type="string">
            <text:p text:style-name="P484">4</text:p>
          </table:table-cell>
          <table:table-cell table:style-name="Table17.H2" office:value-type="string">
            <text:p text:style-name="P484">5</text:p>
          </table:table-cell>
          <table:table-cell table:style-name="Table17.H2" office:value-type="string">
            <text:p text:style-name="P484">6</text:p>
          </table:table-cell>
          <table:table-cell table:style-name="Table17.H2" office:value-type="string">
            <text:p text:style-name="P484">7</text:p>
          </table:table-cell>
          <table:table-cell table:style-name="Table17.I2" office:value-type="string">
            <text:p text:style-name="P484">8</text:p>
          </table:table-cell>
          <table:covered-table-cell/>
          <table:covered-table-cell/>
        </table:table-row>
        <table:table-row>
          <table:table-cell table:style-name="Table17.A3" office:value-type="string">
            <text:p text:style-name="P491">00<text:span text:style-name="T437">H</text:span></text:p>
          </table:table-cell>
          <table:table-cell table:style-name="Table17.B3" office:value-type="string">
            <text:p text:style-name="P486">✓</text:p>
          </table:table-cell>
          <table:table-cell table:style-name="Table17.D3" office:value-type="string">
            <text:p text:style-name="P487">✓</text:p>
          </table:table-cell>
          <table:table-cell table:style-name="Table17.D3" office:value-type="string">
            <text:p text:style-name="P487">✓</text:p>
          </table:table-cell>
          <table:table-cell table:style-name="Table17.E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H3" office:value-type="string">
            <text:p text:style-name="P487">✓</text:p>
          </table:table-cell>
          <table:table-cell table:style-name="Table17.I3" office:value-type="string">
            <text:p text:style-name="P487">✓</text:p>
          </table:table-cell>
          <table:table-cell table:style-name="Table17.J3" office:value-type="string">
            <text:p text:style-name="P494">4</text:p>
          </table:table-cell>
          <table:table-cell table:style-name="Table17.K3" office:value-type="string">
            <text:p text:style-name="P495">33</text:p>
          </table:table-cell>
        </table:table-row>
        <table:table-row>
          <table:table-cell table:style-name="Table17.A4" office:value-type="string">
            <text:p text:style-name="P492">40<text:span text:style-name="T437">H</text:span></text:p>
          </table:table-cell>
          <table:table-cell table:style-name="Table17.B4" office:value-type="string">
            <text:p text:style-name="P487">✓</text:p>
          </table:table-cell>
          <table:table-cell table:style-name="Table17.D4" office:value-type="string">
            <text:p text:style-name="P487">✓</text:p>
          </table:table-cell>
          <table:table-cell table:style-name="Table17.D4" office:value-type="string">
            <text:p text:style-name="P487">✓</text:p>
          </table:table-cell>
          <table:table-cell table:style-name="Table17.E4" office:value-type="string">
            <text:p text:style-name="P487">✓</text:p>
          </table:table-cell>
          <table:table-cell table:style-name="Table17.H4" office:value-type="string">
            <text:p text:style-name="P487">✓</text:p>
          </table:table-cell>
          <table:table-cell table:style-name="Table17.H4" office:value-type="string">
            <text:p text:style-name="P487">✓</text:p>
          </table:table-cell>
          <table:table-cell table:style-name="Table17.H4" office:value-type="string">
            <text:p text:style-name="P486"/>
          </table:table-cell>
          <table:table-cell table:style-name="Table17.I4" office:value-type="string">
            <text:p text:style-name="P487">✓</text:p>
          </table:table-cell>
          <table:table-cell table:style-name="Table17.J4" office:value-type="string">
            <text:p text:style-name="P494">5</text:p>
          </table:table-cell>
          <table:table-cell table:style-name="Table17.K4" office:value-type="string">
            <text:p text:style-name="P495">13</text:p>
          </table:table-cell>
        </table:table-row>
        <table:table-row>
          <table:table-cell table:style-name="Table17.A5" office:value-type="string">
            <text:p text:style-name="P492">7D<text:span text:style-name="T437">H</text:span></text:p>
          </table:table-cell>
          <table:table-cell table:style-name="Table17.B5" office:value-type="string">
            <text:p text:style-name="P486"/>
          </table:table-cell>
          <table:table-cell table:style-name="Table17.D5" office:value-type="string">
            <text:p text:style-name="P487">✓</text:p>
          </table:table-cell>
          <table:table-cell table:style-name="Table17.D5" office:value-type="string">
            <text:p text:style-name="P486"/>
          </table:table-cell>
          <table:table-cell table:style-name="Table17.E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H5" office:value-type="string">
            <text:p text:style-name="P486"/>
          </table:table-cell>
          <table:table-cell table:style-name="Table17.I5" office:value-type="string">
            <text:p text:style-name="P487">✓</text:p>
          </table:table-cell>
          <table:table-cell table:style-name="Table17.J5" office:value-type="string">
            <text:p text:style-name="P494">8</text:p>
          </table:table-cell>
          <table:table-cell table:style-name="Table17.K5" office:value-type="string">
            <text:p text:style-name="P495">8</text:p>
          </table:table-cell>
        </table:table-row>
        <table:table-row>
          <table:table-cell table:style-name="Table17.A6" office:value-type="string">
            <text:p text:style-name="P492">C0<text:span text:style-name="T437">H</text:span></text:p>
          </table:table-cell>
          <table:table-cell table:style-name="Table17.B6" office:value-type="string">
            <text:p text:style-name="P487">✓</text:p>
          </table:table-cell>
          <table:table-cell table:style-name="Table17.D6" office:value-type="string">
            <text:p text:style-name="P487">✓</text:p>
          </table:table-cell>
          <table:table-cell table:style-name="Table17.D6" office:value-type="string">
            <text:p text:style-name="P487">✓</text:p>
          </table:table-cell>
          <table:table-cell table:style-name="Table17.E6" office:value-type="string">
            <text:p text:style-name="P487">✓</text:p>
          </table:table-cell>
          <table:table-cell table:style-name="Table17.H6" office:value-type="string">
            <text:p text:style-name="P487">✓</text:p>
          </table:table-cell>
          <table:table-cell table:style-name="Table17.H6" office:value-type="string">
            <text:p text:style-name="P487">✓</text:p>
          </table:table-cell>
          <table:table-cell table:style-name="Table17.H6" office:value-type="string">
            <text:p text:style-name="P486"/>
          </table:table-cell>
          <table:table-cell table:style-name="Table17.I6" office:value-type="string">
            <text:p text:style-name="P486"/>
          </table:table-cell>
          <table:table-cell table:style-name="Table17.J6" office:value-type="string">
            <text:p text:style-name="P494">1</text:p>
          </table:table-cell>
          <table:table-cell table:style-name="Table17.K6" office:value-type="string">
            <text:p text:style-name="P495">13</text:p>
          </table:table-cell>
        </table:table-row>
        <table:table-row>
          <table:table-cell table:style-name="Table17.A7" office:value-type="string">
            <text:p text:style-name="P493">C<text:span text:style-name="T1498">1</text:span><text:span text:style-name="T437">H</text:span></text:p>
          </table:table-cell>
          <table:table-cell table:style-name="Table17.B7" office:value-type="string">
            <text:p text:style-name="P489"/>
          </table:table-cell>
          <table:table-cell table:style-name="Table17.D7" office:value-type="string">
            <text:p text:style-name="P487">✓</text:p>
          </table:table-cell>
          <table:table-cell table:style-name="Table17.D7" office:value-type="string">
            <text:p text:style-name="P487">✓</text:p>
          </table:table-cell>
          <table:table-cell table:style-name="Table17.E7" office:value-type="string">
            <text:p text:style-name="P487">✓</text:p>
          </table:table-cell>
          <table:table-cell table:style-name="Table17.H7" office:value-type="string">
            <text:p text:style-name="P487">✓</text:p>
          </table:table-cell>
          <table:table-cell table:style-name="Table17.H7" office:value-type="string">
            <text:p text:style-name="P487">✓</text:p>
          </table:table-cell>
          <table:table-cell table:style-name="Table17.H7" office:value-type="string">
            <text:p text:style-name="P489"/>
          </table:table-cell>
          <table:table-cell table:style-name="Table17.I7" office:value-type="string">
            <text:p text:style-name="P489"/>
          </table:table-cell>
          <table:table-cell table:style-name="Table17.J7" office:value-type="string">
            <text:p text:style-name="P495">0</text:p>
          </table:table-cell>
          <table:table-cell table:style-name="Table17.K7" office:value-type="string">
            <text:p text:style-name="P495">1</text:p>
          </table:table-cell>
        </table:table-row>
        <table:table-row>
          <table:table-cell table:style-name="Table17.A8" office:value-type="string">
            <text:p text:style-name="P492">E5<text:span text:style-name="T437">H</text:span></text:p>
          </table:table-cell>
          <table:table-cell table:style-name="Table17.B8" office:value-type="string">
            <text:p text:style-name="P486"/>
          </table:table-cell>
          <table:table-cell table:style-name="Table17.D8" office:value-type="string">
            <text:p text:style-name="P487">✓</text:p>
          </table:table-cell>
          <table:table-cell table:style-name="Table17.D8" office:value-type="string">
            <text:p text:style-name="P486"/>
          </table:table-cell>
          <table:table-cell table:style-name="Table17.E8" office:value-type="string">
            <text:p text:style-name="P487">✓</text:p>
          </table:table-cell>
          <table:table-cell table:style-name="Table17.H8" office:value-type="string">
            <text:p text:style-name="P487">✓</text:p>
          </table:table-cell>
          <table:table-cell table:style-name="Table17.H8" office:value-type="string">
            <text:p text:style-name="P486"/>
          </table:table-cell>
          <table:table-cell table:style-name="Table17.H8" office:value-type="string">
            <text:p text:style-name="P486"/>
          </table:table-cell>
          <table:table-cell table:style-name="Table17.I8" office:value-type="string">
            <text:p text:style-name="P486"/>
          </table:table-cell>
          <table:table-cell table:style-name="Table17.J8" office:value-type="string">
            <text:p text:style-name="P488">19</text:p>
          </table:table-cell>
          <table:table-cell table:style-name="Table17.K8" office:value-type="string">
            <text:p text:style-name="P490">19</text:p>
          </table:table-cell>
        </table:table-row>
        <table:table-row>
          <table:table-cell table:style-name="Table17.A9" office:value-type="string">
            <text:p text:style-name="P492">ED<text:span text:style-name="T437">H</text:span></text:p>
          </table:table-cell>
          <table:table-cell table:style-name="Table17.B9" office:value-type="string">
            <text:p text:style-name="P486"/>
          </table:table-cell>
          <table:table-cell table:style-name="Table17.D9" office:value-type="string">
            <text:p text:style-name="P487">✓</text:p>
          </table:table-cell>
          <table:table-cell table:style-name="Table17.D9" office:value-type="string">
            <text:p text:style-name="P486"/>
          </table:table-cell>
          <table:table-cell table:style-name="Table17.E9" office:value-type="string">
            <text:p text:style-name="P486"/>
          </table:table-cell>
          <table:table-cell table:style-name="Table17.H9" office:value-type="string">
            <text:p text:style-name="P487">✓</text:p>
          </table:table-cell>
          <table:table-cell table:style-name="Table17.H9" office:value-type="string">
            <text:p text:style-name="P486"/>
          </table:table-cell>
          <table:table-cell table:style-name="Table17.H9" office:value-type="string">
            <text:p text:style-name="P486"/>
          </table:table-cell>
          <table:table-cell table:style-name="Table17.I9" office:value-type="string">
            <text:p text:style-name="P486"/>
          </table:table-cell>
          <table:table-cell table:style-name="Table17.J9" office:value-type="string">
            <text:p text:style-name="P494">14</text:p>
          </table:table-cell>
          <table:table-cell table:style-name="Table17.K9" office:value-type="string">
            <text:p text:style-name="P495">14</text:p>
          </table:table-cell>
        </table:table-row>
        <table:table-row>
          <table:table-cell table:style-name="Table17.A10" office:value-type="string">
            <text:p text:style-name="P492">F5<text:span text:style-name="T437">H</text:span></text:p>
          </table:table-cell>
          <table:table-cell table:style-name="Table17.B10" office:value-type="string">
            <text:p text:style-name="P486"/>
          </table:table-cell>
          <table:table-cell table:style-name="Table17.D10" office:value-type="string">
            <text:p text:style-name="P487">✓</text:p>
          </table:table-cell>
          <table:table-cell table:style-name="Table17.D10" office:value-type="string">
            <text:p text:style-name="P486"/>
          </table:table-cell>
          <table:table-cell table:style-name="Table17.E10" office:value-type="string">
            <text:p text:style-name="P487">✓</text:p>
          </table:table-cell>
          <table:table-cell table:style-name="Table17.H10" office:value-type="string">
            <text:p text:style-name="P486"/>
          </table:table-cell>
          <table:table-cell table:style-name="Table17.H10" office:value-type="string">
            <text:p text:style-name="P486"/>
          </table:table-cell>
          <table:table-cell table:style-name="Table17.H10" office:value-type="string">
            <text:p text:style-name="P486"/>
          </table:table-cell>
          <table:table-cell table:style-name="Table17.I10" office:value-type="string">
            <text:p text:style-name="P486"/>
          </table:table-cell>
          <table:table-cell table:style-name="Table17.J10" office:value-type="string">
            <text:p text:style-name="P494">16</text:p>
          </table:table-cell>
          <table:table-cell table:style-name="Table17.K10" office:value-type="string">
            <text:p text:style-name="P495">17</text:p>
          </table:table-cell>
        </table:table-row>
        <table:table-row>
          <table:table-cell table:style-name="Table17.A11" office:value-type="string">
            <text:p text:style-name="P492">FD<text:span text:style-name="T437">H</text:span></text:p>
          </table:table-cell>
          <table:table-cell table:style-name="Table17.B11" office:value-type="string">
            <text:p text:style-name="P486"/>
          </table:table-cell>
          <table:table-cell table:style-name="Table17.D11" office:value-type="string">
            <text:p text:style-name="P487">✓</text:p>
          </table:table-cell>
          <table:table-cell table:style-name="Table17.D11" office:value-type="string">
            <text:p text:style-name="P486"/>
          </table:table-cell>
          <table:table-cell table:style-name="Table17.E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H11" office:value-type="string">
            <text:p text:style-name="P486"/>
          </table:table-cell>
          <table:table-cell table:style-name="Table17.I11" office:value-type="string">
            <text:p text:style-name="P486"/>
          </table:table-cell>
          <table:table-cell table:style-name="Table17.J11" office:value-type="string">
            <text:p text:style-name="P494">77</text:p>
          </table:table-cell>
          <table:table-cell table:style-name="Table17.K11" office:value-type="string">
            <text:p text:style-name="P495">98</text:p>
          </table:table-cell>
        </table:table-row>
        <table:table-row>
          <table:table-cell table:style-name="Table17.A12" office:value-type="string">
            <text:p text:style-name="P492">FE<text:span text:style-name="T437">H</text:span></text:p>
          </table:table-cell>
          <table:table-cell table:style-name="Table17.B12" office:value-type="string">
            <text:p text:style-name="P487">✓</text:p>
          </table:table-cell>
          <table:table-cell table:style-name="Table17.D12" office:value-type="string">
            <text:p text:style-name="P486"/>
          </table:table-cell>
          <table:table-cell table:style-name="Table17.D12" office:value-type="string">
            <text:p text:style-name="P486"/>
          </table:table-cell>
          <table:table-cell table:style-name="Table17.E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H12" office:value-type="string">
            <text:p text:style-name="P486"/>
          </table:table-cell>
          <table:table-cell table:style-name="Table17.I12" office:value-type="string">
            <text:p text:style-name="P486"/>
          </table:table-cell>
          <table:table-cell table:style-name="Table17.J12" office:value-type="string">
            <text:p text:style-name="P494">1</text:p>
          </table:table-cell>
          <table:table-cell table:style-name="Table17.K12" office:value-type="string">
            <text:p text:style-name="P495">1</text:p>
          </table:table-cell>
        </table:table-row>
      </table:table>
      <text:p text:style-name="P480"><text:span text:style-name="T706">*1</text:span> <text:span text:style-name="T1862">T</text:span>he 145 CSS-encrypted DVD-Videos<text:span text:style-name="T1499">, </text:span><text:span text:style-name="T706">*2</text:span> All 244 DVD-Videos</text:p>
      <text:h text:style-name="P834" text:outline-level="2"><text:bookmark-start text:name="__RefHeading__23171_1554759640"/>Copyright Management Information<text:bookmark-end text:name="__RefHeading__23171_1554759640"/></text:h>
      <text:p text:style-name="P261"><text:span text:style-name="T1701">Test </text:span><text:span text:style-name="T1705">C</text:span><text:span text:style-name="T1701">ase</text:span>: mmc <text:span text:style-name="T1720">cmi </text:span><text:span text:style-name="T1281">device</text:span><text:span text:style-name="T35"> </text:span><text:span text:style-name="T1282">lba</text:span><text:span text:style-name="T35"> </text:span><text:span text:style-name="T48">[ --count </text:span><text:span text:style-name="T1309">lba</text:span><text:span text:style-name="T48"> ]</text:span></text:p>
      <text:p text:style-name="P51">The Copyright Management Information (CPR_MAI)<text:span text:style-name="T706">↳</text:span><text:span text:style-name="T706"><text:bookmark-ref text:reference-format="number" text:ref-name="__RefHeading__6147_309438263">2.5</text:bookmark-ref></text:span> <text:span text:style-name="T1935">field </text:span>on a DVD-Video appears to <text:span text:style-name="T1935">hold always</text:span> one of the <text:span text:style-name="T1935">following three </text:span>values:</text:p>
      <text:list xml:id="list182358505650935" text:continue-list="list182356677937746" text:style-name="List_20_2">
        <text:list-item>
          <text:p text:style-name="P764">00<text:span text:style-name="T1196">H</text:span>: Not copyrighted.</text:p>
        </text:list-item>
        <text:list-item>
          <text:p text:style-name="P764">B0<text:span text:style-name="T1196">H</text:span>: No copying is allowed.</text:p>
        </text:list-item>
        <text:list-item>
          <text:p text:style-name="P742">F0<text:span text:style-name="T1196">H</text:span>: No copying is allowed<text:span text:style-name="T1935"> and</text:span> <text:span text:style-name="T1317">the</text:span><text:span text:style-name="T1478"> DVD-Pack</text:span><text:span text:style-name="T1317"> is scrambled </text:span><text:span text:style-name="T1478">by</text:span><text:span text:style-name="T1317"> CSS with a title-key.</text:span></text:p>
        </text:list-item>
      </text:list>
      <text:p text:style-name="P281"><text:span text:style-name="T1266">Note</text:span>: Only a<text:span text:style-name="T2030">bout 20</text:span> DVD-Videos have been <text:span text:style-name="T2031">checked</text:span> since reading <text:span text:style-name="T2029">all</text:span> CPR_MAI field<text:span text:style-name="T2029">s</text:span> takes <text:span text:style-name="T2029">a</text:span> long<text:span text:style-name="T2029"> time</text:span>.</text:p>
      <text:h text:style-name="Heading_20_2" text:outline-level="2"><text:bookmark-start text:name="__RefHeading__24960_2103497117"/>ISO Integrity<text:bookmark-end text:name="__RefHeading__24960_2103497117"/></text:h>
      <text:p text:style-name="P267"><text:span text:style-name="T1701">Test Case</text:span><text:span text:style-name="T1863">:</text:span> iso list<text:span text:style-name="T1863"> </text:span><text:span text:style-name="T1284">file</text:span></text:p>
      <text:p text:style-name="P293">All DVD-Videos support the DVD bridge disc format.<text:span text:style-name="T1887">↳</text:span><text:span text:style-name="T1887"><text:bookmark-ref text:reference-format="number" text:ref-name="__RefHeading__3573_309438263">2.7</text:bookmark-ref></text:span></text:p>
      <text:p text:style-name="P287">The two Chinese <text:span text:style-name="T1496">Ghost Story</text:span> DVDs use <text:span text:style-name="T1616">the invalid ISO file id 0 (zero). Permitted values are only 1..2</text:span><text:span text:style-name="T797">31</text:span><text:span text:style-name="T1616">-1.</text:span><text:span text:style-name="T797"><text:bookmark-ref text:reference-format="number" text:ref-name="__RefNumPara__9897_1159668703">[6]</text:bookmark-ref></text:span></text:p>
      <text:h text:style-name="Heading_20_2" text:outline-level="2"><text:bookmark-start text:name="__RefHeading__24962_2103497117"/>Maximum File Size<text:bookmark-end text:name="__RefHeading__24962_2103497117"/></text:h>
      <text:p text:style-name="P267"><text:span text:style-name="T1701">Test Case</text:span><text:span text:style-name="T1863">:</text:span> <text:span text:style-name="T1863">feature</text:span> list<text:span text:style-name="T1863"> </text:span><text:span text:style-name="T1284">file</text:span></text:p>
      <text:p text:style-name="P285">On one DVD-Video there is one VOB file with a size of 2<text:span text:style-name="T706">30</text:span> <text:span text:style-name="T2032">bytes </text:span>which is above the permitted size of 2<text:span text:style-name="T706">30</text:span>-800<text:span text:style-name="T1196">H</text:span>.<text:span text:style-name="T706">↳</text:span><text:span text:style-name="T815"><text:bookmark-ref text:reference-format="number" text:ref-name="__RefHeading__3575_309438263">2.8</text:bookmark-ref></text:span></text:p>
      <text:h text:style-name="P815" text:outline-level="2"><text:bookmark-start text:name="__RefHeading__20233_1457324281"/>Feature <text:span text:style-name="T1867">Contiguity and </text:span>Integrity<text:bookmark-end text:name="__RefHeading__20233_1457324281"/></text:h>
      <text:p text:style-name="P265"><text:span text:style-name="T1707">Test Case</text:span><text:span text:style-name="T1500">: feature list </text:span><text:span text:style-name="T1283">file</text:span></text:p>
      <text:p text:style-name="P265"><text:span text:style-name="T1707">Test Case</text:span><text:span text:style-name="T1500">: ifo list </text:span><text:span text:style-name="T1283">file</text:span></text:p>
      <text:p text:style-name="P264"><text:span text:style-name="T1707">Test Case</text:span><text:span text:style-name="T1500">: ifo verify </text:span><text:span text:style-name="T1283">file</text:span></text:p>
      <text:p text:style-name="P326">The feature<text:span text:style-name="T1936">'</text:span>s integrity is supposed to be met <text:span text:style-name="T1611">if the </text:span><text:span text:style-name="T1742">VIDEO_TS.IFO's</text:span><text:span text:style-name="T1611"> VMG and VTS information are consis­tent and align with the information of the file records.</text:span><text:span text:style-name="T816">↳</text:span><text:span text:style-name="T816"><text:bookmark-ref text:reference-format="number" text:ref-name="__RefHeading__3575_309438263">2.8</text:bookmark-ref></text:span></text:p>
      <text:p text:style-name="P287">The two Chinese <text:span text:style-name="T1496">Ghost Story</text:span> DVDs <text:span text:style-name="T1864">set the VMG IFO </text:span><text:span text:style-name="T1754">bupL</text:span><text:span text:style-name="T1864"> value to the last VOB </text:span>LBA<text:span text:style-name="T1864"> </text:span>and not<text:span text:style-name="T1864"> to the last BUP </text:span>LBA<text:span text:style-name="T1864">. </text:span>Even so<text:span text:style-name="T1864">, the </text:span>file <text:span text:style-name="T1864">records (VIDEO_TS.IFO, VIDEO_TS.BUP) hold the correct LBA- and size values.</text:span></text:p>
      <text:p text:style-name="P286"><text:span text:style-name="T1611">Five</text:span> DVD-Videos <text:span text:style-name="T1607">(all of them extras, issued by the same magazine) </text:span>set <text:span text:style-name="T1612">the VTS </text:span><text:span text:style-name="T1753">bupL</text:span> <text:span text:style-name="T1612">value </text:span>to <text:span text:style-name="T1612">the last VOB LBA plus the number of IFO blocks</text:span>. <text:span text:style-name="T1612">That would be correct if there wasn't a <text:s/></text:span>16<text:span text:style-name="T1611">-</text:span>block gap between <text:span text:style-name="T1721">VOB</text:span><text:span text:style-name="T1722">-</text:span><text:span text:style-name="T1721">end</text:span> and <text:span text:style-name="T1721">BUP</text:span><text:span text:style-name="T1722">-</text:span><text:span text:style-name="T1721">start</text:span><text:span text:style-name="T1612">. Interestingly, all the VMG </text:span><text:span text:style-name="T1753">bupL</text:span><text:span text:style-name="T1612"> values are correct, even though there is the same 16-block gap. Anyway, all</text:span> <text:span text:style-name="T1865">file records hold the correct LBA- and size values.</text:span></text:p>
      <text:p text:style-name="P236">Technically, it appears to be of no problem to glue VMG and VTS areas together without any gap<text:span text:style-name="T1615">.</text:span> <text:span text:style-name="T1615">Also, there need to be no gap</text:span> between the IFO, VOB and BUP areas. <text:span text:style-name="T1614">148 DVD-Videos do so and contain no gap at all. The remaining 96 DVD-Videos contain at least one gap. Various of them align a file's first block to a by-32-</text:span><text:soft-page-break/><text:span text:style-name="T1614">divisible LBA (but not the VOB VTS file extensions). Others leave a 16-block gap between </text:span><text:span text:style-name="T1723">VOB-end</text:span><text:span text:style-name="T1614"> and </text:span><text:span text:style-name="T1723">BUP-start</text:span><text:span text:style-name="T1614">.</text:span></text:p>
      <text:h text:style-name="P817" text:outline-level="2"><text:bookmark-start text:name="__RefHeading__24964_2103497117"/>Optional VOB Menus<text:bookmark-end text:name="__RefHeading__24964_2103497117"/></text:h>
      <text:p text:style-name="P266"><text:span text:style-name="T1707">Test Case</text:span><text:span text:style-name="T1500">: feature list </text:span><text:span text:style-name="T1283">file</text:span></text:p>
      <text:p text:style-name="P266"><text:span text:style-name="T1707">Test Case</text:span><text:span text:style-name="T1500">: ifo list </text:span><text:span text:style-name="T1283">file</text:span></text:p>
      <text:p text:style-name="P288">The VMG and VTS VOB menus are optional.<text:span text:style-name="T816">↳</text:span><text:span text:style-name="T816"><text:bookmark-ref text:reference-format="number" text:ref-name="__RefHeading__3575_309438263">2.8</text:bookmark-ref></text:span></text:p>
      <text:p text:style-name="P235">Only three DVD-Videos hold no VMG VOB menu. <text:span text:style-name="T1866">That is, the VMG IFO </text:span><text:span text:style-name="T1753">vobF</text:span> value is set to zero and the VIDEO_TS.VOB <text:span text:style-name="T1866">file-</text:span>record is omitted.<text:span text:style-name="T1613"> </text:span></text:p>
      <text:p text:style-name="P236">There are 1,293 VTS on the 244 DVD-Videos. 150 VTS contain no VOB menu. For 108 of them the file<text:span text:style-name="T2073">-</text:span>record is omitted. For the remaining 42 the file<text:span text:style-name="T2073">-</text:span>record <text:span text:style-name="T1936">shows a zero file-size</text:span>.</text:p>
      <text:h text:style-name="P816" text:outline-level="2"><text:bookmark-start text:name="__RefNumPara__5682_230087615"/><text:bookmark-start text:name="__RefHeading__16412_2075100171"/>PES ID<text:bookmark-end text:name="__RefNumPara__5682_230087615"/><text:bookmark-end text:name="__RefHeading__16412_2075100171"/></text:h>
      <text:p text:style-name="P385"><text:span text:style-name="T1708">Test Case</text:span><text:span text:style-name="T1503">: pack id </text:span><text:span text:style-name="T1285">decrypted-file</text:span></text:p>
      <text:p text:style-name="P334">A DVD-Pack is supposed to contain one or two PES<text:span text:style-name="T1867">.</text:span><text:span text:style-name="T816">↳</text:span><text:span text:style-name="T817"><text:bookmark-ref text:reference-format="number" text:ref-name="__RefNumPara__5948_230087615">2.9</text:bookmark-ref></text:span><text:span text:style-name="T1867"> </text:span></text:p>
      <text:p text:style-name="P335">The table <text:span text:style-name="T1904">below </text:span>lists the occurrence of PES identifier<text:span text:style-name="T1937">s</text:span> for all DVD-Pack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470"><text:span text:style-name="T1495">1</text:span><text:span text:style-name="T749">st</text:span><text:span text:style-name="T1495"> PES</text:span></text:p>
            </table:table-cell>
            <table:table-cell table:style-name="Table13.B1" office:value-type="string">
              <text:p text:style-name="P478">2<text:span text:style-name="T706">nd</text:span> PES</text:p>
            </table:table-cell>
            <table:table-cell table:style-name="Table13.B1" office:value-type="string">
              <text:p text:style-name="P471">Occur<text:span text:style-name="T1867">r</text:span>ence</text:p>
            </table:table-cell>
          </table:table-row>
        </table:table-header-rows>
        <table:table-row>
          <table:table-cell table:style-name="Table13.A2" office:value-type="string">
            <text:p text:style-name="P475">BD<text:span text:style-name="T418">H</text:span></text:p>
          </table:table-cell>
          <table:table-cell table:style-name="Table13.B2" office:value-type="string">
            <text:p text:style-name="P477">-</text:p>
          </table:table-cell>
          <table:table-cell table:style-name="Table13.C2" office:value-type="float" office:value="89594084">
            <text:p text:style-name="P476">89,594,084</text:p>
          </table:table-cell>
        </table:table-row>
        <table:table-row>
          <table:table-cell table:style-name="Table13.A2" office:value-type="string">
            <text:p text:style-name="P472">BD<text:span text:style-name="T418">H</text:span></text:p>
          </table:table-cell>
          <table:table-cell table:style-name="Table13.B2" office:value-type="string">
            <text:p text:style-name="P472">BE<text:span text:style-name="T395">H</text:span></text:p>
          </table:table-cell>
          <table:table-cell table:style-name="Table13.C2" office:value-type="float" office:value="2548043">
            <text:p text:style-name="P473">2,548,043</text:p>
          </table:table-cell>
        </table:table-row>
        <table:table-row>
          <table:table-cell table:style-name="Table13.A2" office:value-type="string">
            <text:p text:style-name="P472">BE<text:span text:style-name="T395">H</text:span></text:p>
          </table:table-cell>
          <table:table-cell table:style-name="Table13.B2" office:value-type="string">
            <text:p text:style-name="P474">-</text:p>
          </table:table-cell>
          <table:table-cell table:style-name="Table13.B2" office:value-type="string">
            <text:p text:style-name="P473">84<text:span text:style-name="T2033">*</text:span></text:p>
          </table:table-cell>
        </table:table-row>
        <table:table-row>
          <table:table-cell table:style-name="Table13.A2" office:value-type="string">
            <text:p text:style-name="P472">BF<text:span text:style-name="T395">H</text:span></text:p>
          </table:table-cell>
          <table:table-cell table:style-name="Table13.B2" office:value-type="string">
            <text:p text:style-name="P472">BF<text:span text:style-name="T395">H</text:span></text:p>
          </table:table-cell>
          <table:table-cell table:style-name="Table13.C2" office:value-type="float" office:value="4224023">
            <text:p text:style-name="P473">4,224,023</text:p>
          </table:table-cell>
        </table:table-row>
        <table:table-row>
          <table:table-cell table:style-name="Table13.A2" office:value-type="string">
            <text:p text:style-name="P472">C0<text:span text:style-name="T395">H</text:span></text:p>
          </table:table-cell>
          <table:table-cell table:style-name="Table13.B2" office:value-type="string">
            <text:p text:style-name="P474">-</text:p>
          </table:table-cell>
          <table:table-cell table:style-name="Table13.C2" office:value-type="float" office:value="240529">
            <text:p text:style-name="P473">240,529</text:p>
          </table:table-cell>
        </table:table-row>
        <table:table-row>
          <table:table-cell table:style-name="Table13.A2" office:value-type="string">
            <text:p text:style-name="P472">C0<text:span text:style-name="T395">H</text:span></text:p>
          </table:table-cell>
          <table:table-cell table:style-name="Table13.B2" office:value-type="string">
            <text:p text:style-name="P472">BE<text:span text:style-name="T395">H</text:span></text:p>
          </table:table-cell>
          <table:table-cell table:style-name="Table13.C2" office:value-type="float" office:value="47243">
            <text:p text:style-name="P473">47,243</text:p>
          </table:table-cell>
        </table:table-row>
        <table:table-row>
          <table:table-cell table:style-name="Table13.A2" office:value-type="string">
            <text:p text:style-name="P472">C1<text:span text:style-name="T395">H</text:span></text:p>
          </table:table-cell>
          <table:table-cell table:style-name="Table13.B2" office:value-type="string">
            <text:p text:style-name="P474">-</text:p>
          </table:table-cell>
          <table:table-cell table:style-name="Table13.C2" office:value-type="float" office:value="182438">
            <text:p text:style-name="P473">182,438</text:p>
          </table:table-cell>
        </table:table-row>
        <table:table-row>
          <table:table-cell table:style-name="Table13.A2" office:value-type="string">
            <text:p text:style-name="P472">C1<text:span text:style-name="T395">H</text:span></text:p>
          </table:table-cell>
          <table:table-cell table:style-name="Table13.B2" office:value-type="string">
            <text:p text:style-name="P472">BE<text:span text:style-name="T395">H</text:span></text:p>
          </table:table-cell>
          <table:table-cell table:style-name="Table13.C2" office:value-type="float" office:value="37740">
            <text:p text:style-name="P473">37,740</text:p>
          </table:table-cell>
        </table:table-row>
        <table:table-row>
          <table:table-cell table:style-name="Table13.A2" office:value-type="string">
            <text:p text:style-name="P472">C2<text:span text:style-name="T395">H</text:span></text:p>
          </table:table-cell>
          <table:table-cell table:style-name="Table13.B2" office:value-type="string">
            <text:p text:style-name="P474">-</text:p>
          </table:table-cell>
          <table:table-cell table:style-name="Table13.C2" office:value-type="float" office:value="182430">
            <text:p text:style-name="P473">182,430</text:p>
          </table:table-cell>
        </table:table-row>
        <table:table-row>
          <table:table-cell table:style-name="Table13.A2" office:value-type="string">
            <text:p text:style-name="P472">C2<text:span text:style-name="T395">H</text:span></text:p>
          </table:table-cell>
          <table:table-cell table:style-name="Table13.B2" office:value-type="string">
            <text:p text:style-name="P472">BE<text:span text:style-name="T395">H</text:span></text:p>
          </table:table-cell>
          <table:table-cell table:style-name="Table13.C2" office:value-type="float" office:value="37738">
            <text:p text:style-name="P473">37,738</text:p>
          </table:table-cell>
        </table:table-row>
        <table:table-row>
          <table:table-cell table:style-name="Table13.A2" office:value-type="string">
            <text:p text:style-name="P472">C3<text:span text:style-name="T395">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3<text:span text:style-name="T395">H</text:span></text:p>
          </table:table-cell>
          <table:table-cell table:style-name="Table13.B2" office:value-type="string">
            <text:p text:style-name="P472">BE<text:span text:style-name="T395">H</text:span></text:p>
          </table:table-cell>
          <table:table-cell table:style-name="Table13.C2" office:value-type="float" office:value="23745">
            <text:p text:style-name="P473">23,745</text:p>
          </table:table-cell>
        </table:table-row>
        <table:table-row>
          <table:table-cell table:style-name="Table13.A2" office:value-type="string">
            <text:p text:style-name="P472">C4<text:span text:style-name="T395">H</text:span></text:p>
          </table:table-cell>
          <table:table-cell table:style-name="Table13.B2" office:value-type="string">
            <text:p text:style-name="P474">-</text:p>
          </table:table-cell>
          <table:table-cell table:style-name="Table13.C2" office:value-type="float" office:value="95364">
            <text:p text:style-name="P473">95,364</text:p>
          </table:table-cell>
        </table:table-row>
        <table:table-row>
          <table:table-cell table:style-name="Table13.A2" office:value-type="string">
            <text:p text:style-name="P472">C4<text:span text:style-name="T395">H</text:span></text:p>
          </table:table-cell>
          <table:table-cell table:style-name="Table13.B2" office:value-type="string">
            <text:p text:style-name="P472">BE<text:span text:style-name="T395">H</text:span></text:p>
          </table:table-cell>
          <table:table-cell table:style-name="Table13.C2" office:value-type="float" office:value="23745">
            <text:p text:style-name="P473">23,745</text:p>
          </table:table-cell>
        </table:table-row>
        <table:table-row>
          <table:table-cell table:style-name="Table13.A2" office:value-type="string">
            <text:p text:style-name="P472">E0<text:span text:style-name="T395">H</text:span></text:p>
          </table:table-cell>
          <table:table-cell table:style-name="Table13.B2" office:value-type="string">
            <text:p text:style-name="P474">-</text:p>
          </table:table-cell>
          <table:table-cell table:style-name="Table13.C2" office:value-type="float" office:value="657069787">
            <text:p text:style-name="P473">657,069,787</text:p>
          </table:table-cell>
        </table:table-row>
        <table:table-row>
          <table:table-cell table:style-name="Table13.A2" office:value-type="string">
            <text:p text:style-name="P472">E0<text:span text:style-name="T395">H</text:span></text:p>
          </table:table-cell>
          <table:table-cell table:style-name="Table13.B2" office:value-type="string">
            <text:p text:style-name="P472">BE<text:span text:style-name="T395">H</text:span></text:p>
          </table:table-cell>
          <table:table-cell table:style-name="Table13.C2" office:value-type="float" office:value="4368579">
            <text:p text:style-name="P473">4,368,579</text:p>
          </table:table-cell>
        </table:table-row>
      </table:table>
      <text:p text:style-name="P479"><text:span text:style-name="T2033">* Note, the two "Chinese Ghost Story" DVD-Videos contain various DVD-Packs which consist of single padding PES (BE</text:span><text:span text:style-name="T435">H</text:span><text:span text:style-name="T1496">) only. </text:span></text:p>
      <text:h text:style-name="P806" text:outline-level="2"><text:bookmark-start text:name="__RefHeading__13862_2075100171"/><text:bookmark-start text:name="__RefHeading__16414_2075100171"/><text:soft-page-break/>Number of Encrypted DVD-Packs<text:bookmark-end text:name="__RefHeading__13862_2075100171"/><text:bookmark-end text:name="__RefHeading__16414_2075100171"/></text:h>
      <text:p text:style-name="P306"><text:span text:style-name="T1701">Test-Case</text:span>: <text:span text:style-name="T1946">pack scrambling</text:span> <text:span text:style-name="T1295">f</text:span><text:span text:style-name="T1266">ile</text:span></text:p>
      <text:p text:style-name="P308">For <text:span text:style-name="T1524">the</text:span> 99 <text:span text:style-name="T1524">not-encrypted </text:span>DVD-Videos, the <text:span text:style-name="T1951">(MPEG-2-PS) </text:span>scrambling<text:span text:style-name="T1524"> control </text:span>field<text:span text:style-name="T816">↳</text:span><text:span text:style-name="T745"><text:bookmark-ref text:reference-format="number" text:ref-name="__RefHeading__11628_2075100171">2.10</text:bookmark-ref></text:span> is <text:span text:style-name="T1502">n</text:span>ever set.</text:p>
      <text:p text:style-name="P290">For the 145 encrypted DVD-Videos 142,073,477 out of 471,461,848 DVD-Packs are scrambled (30%); rang­ing for individual DVD-Videos between 11% and 47%. </text:p>
      <text:p text:style-name="P290">The<text:span text:style-name="T2035"> encrypted DVD-Videos</text:span> hold altogether 867 VMG and VTS. 770 VMG+VTS have at least one scrambled DVD-Pack. The remaining 97 VMG+VTS are not scrambled (87 VMG and 10 VTS).</text:p>
      <text:h text:style-name="Heading_20_2" text:outline-level="2"><text:bookmark-start text:name="__RefHeading__8223_1022426910"/><text:span text:style-name="T1868">Scrambling Control Field on Offset 14</text:span><text:span text:style-name="T1234">H</text:span><text:bookmark-end text:name="__RefHeading__8223_1022426910"/></text:h>
      <text:p text:style-name="P289"><text:span text:style-name="T1487">Test Case</text:span><text:span text:style-name="T1454">: pack </text:span><text:span text:style-name="T1463">scrambl</text:span><text:span text:style-name="T1479">ing</text:span><text:span text:style-name="T1454"> </text:span><text:span text:style-name="T1456">file</text:span></text:p>
      <text:p text:style-name="P292"><text:span text:style-name="T1525">T</text:span>he <text:span text:style-name="T1951">DVD-Video's </text:span>scrambling <text:span text:style-name="T1868">control </text:span>field<text:span text:style-name="T816">↳</text:span><text:span text:style-name="T745"><text:bookmark-ref text:reference-format="number" text:ref-name="__RefHeading__11628_2075100171">2.10</text:bookmark-ref></text:span> is supposed to be located on offset 14<text:span text:style-name="T395">H</text:span> in a DVD-Pack.<text:span text:style-name="T1501"> However, for various DVD-Packs on the two "A Chinese Ghost Story" DVD-Videos, the payload starts already at offset 14</text:span><text:span text:style-name="T395">H</text:span><text:span text:style-name="T1501">. So they indicate sometimes a CSS encryption that is actually not present.</text:span></text:p>
      <text:p text:style-name="P291">For <text:span text:style-name="T1944">all other</text:span> <text:span text:style-name="T1944">243</text:span> DVD-Videos, <text:span text:style-name="T1944">the payload does not start before offset 17</text:span><text:span text:style-name="T1258">H</text:span><text:span text:style-name="T1944">. If the (MPEG-2-PS) scrambling control field is present, it is always located at offset 14</text:span><text:span text:style-name="T438">H</text:span><text:span text:style-name="T1501">. If no (MPEG-2-PS) scrambling control field is present, the masked value (30</text:span><text:span text:style-name="T1259">H</text:span><text:span text:style-name="T1501">) on offset 14</text:span><text:span text:style-name="T1259">H</text:span><text:span text:style-name="T1501"> is always zero.</text:span></text:p>
      <text:h text:style-name="Heading_20_2" text:outline-level="2"><text:bookmark-start text:name="__RefHeading__8225_1022426910"/><text:span text:style-name="T1870">Scrambling Control Field and </text:span>Copyright Management Information<text:bookmark-end text:name="__RefHeading__8225_1022426910"/></text:h>
      <text:p text:style-name="P78"><text:span text:style-name="T1703">Test Case</text:span><text:span text:style-name="T1502">: mmc cmi </text:span><text:span text:style-name="T1277">device</text:span></text:p>
      <text:p text:style-name="P127"><text:span text:style-name="T1487">Test Case</text:span><text:span text:style-name="T1454">: pack </text:span><text:span text:style-name="T1463">scrambl</text:span><text:span text:style-name="T1488">ing</text:span><text:span text:style-name="T1454"> </text:span><text:span text:style-name="T1456">file</text:span></text:p>
      <text:p text:style-name="P132">The scrambling control field<text:span text:style-name="T816">↳</text:span><text:span text:style-name="T745"><text:bookmark-ref text:reference-format="number" text:ref-name="__RefHeading__11628_2075100171">2.10</text:bookmark-ref></text:span> corresponds <text:span text:style-name="T1868">to</text:span> the copyright management information<text:span text:style-name="T1868"> (CPR_MAI)</text:span><text:span text:style-name="T816">↳</text:span><text:span text:style-name="T706"><text:bookmark-ref text:reference-format="number" text:ref-name="__RefNumPara__6278_2072336594">2.5</text:bookmark-ref></text:span>. That is, the DVD-Pack is scrambled <text:span text:style-name="T2037">if:</text:span> CPR_MAI<text:span text:style-name="T1869"> &amp; CF</text:span><text:span text:style-name="T439">H</text:span><text:span text:style-name="T1523"> = </text:span>F0<text:span text:style-name="T395">H</text:span><text:span text:style-name="T1869">. This also</text:span> means there is a title-key <text:span text:style-name="T1869">present</text:span>.<text:span text:style-name="T1523"> </text:span></text:p>
      <text:p text:style-name="P76"><text:span text:style-name="T329">Note</text:span><text:span text:style-name="T1869">:</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CPR_MAI field</text:span><text:span text:style-name="T700">s</text:span><text:span text:style-name="T697"> takes </text:span><text:span text:style-name="T700">a</text:span><text:span text:style-name="T697"> long</text:span><text:span text:style-name="T700"> time</text:span><text:span text:style-name="T697">.</text:span></text:p>
      <text:h text:style-name="Heading_20_2" text:outline-level="2"><text:bookmark-start text:name="__RefHeading__8227_1022426910"/>Locked Blocks<text:bookmark-end text:name="__RefHeading__8227_1022426910"/></text:h>
      <text:p text:style-name="P128"><text:span text:style-name="T1703">Test Case</text:span><text:span text:style-name="T1502">: </text:span><text:span text:style-name="T25">mmc r</text:span><text:span text:style-name="T26">ead </text:span><text:span text:style-name="T1274">device</text:span></text:p>
      <text:p text:style-name="P141">Unless authenticated the drive <text:span text:style-name="T2036">denies</text:span> access to <text:span text:style-name="T1938">read-protected</text:span> blocks of the feature<text:span text:style-name="T2037">.</text:span><text:span text:style-name="T816">↳</text:span><text:span text:style-name="T818"><text:bookmark-ref text:reference-format="number" text:ref-name="__RefHeading__27460_468220729">3.1</text:bookmark-ref></text:span><text:span text:style-name="T2037"> That is, access is denied if the copyright management information (CPR_MAI)</text:span><text:span text:style-name="T816">↳</text:span><text:span text:style-name="T826"><text:bookmark-ref text:reference-format="number" text:ref-name="__RefNumPara__6278_2072336594">2.5</text:bookmark-ref></text:span><text:span text:style-name="T826"> </text:span><text:span text:style-name="T2037">is: CPR_MAI &amp; CF</text:span><text:span text:style-name="T439">H</text:span><text:span text:style-name="T1523"> = F0</text:span><text:span text:style-name="T439">H</text:span><text:span text:style-name="T1869">. </text:span>R<text:span text:style-name="T1523">ead access fails with: </text:span><text:span text:style-name="T121">"read of scrambled sector without authen­tication"</text:span><text:span text:style-name="T1523"> (sense code 6F03</text:span><text:span text:style-name="T439">H</text:span><text:span text:style-name="T1523">).</text:span></text:p>
      <text:p text:style-name="P77"><text:span text:style-name="T329">Note</text:span><text:span text:style-name="T1869">:</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CPR_MAI field</text:span><text:span text:style-name="T700">s</text:span><text:span text:style-name="T697"> takes </text:span><text:span text:style-name="T700">a</text:span><text:span text:style-name="T697"> long</text:span><text:span text:style-name="T700"> time</text:span><text:span text:style-name="T697">.</text:span></text:p>
      <text:h text:style-name="Heading_20_2" text:outline-level="2"><text:bookmark-start text:name="__RefHeading__31222_353829011"/><text:soft-page-break/><text:span text:style-name="T1871">Disc-Key </text:span>Hash<text:span text:style-name="T1871">-</text:span>Value<text:bookmark-end text:name="__RefHeading__31222_353829011"/></text:h>
      <text:p text:style-name="P147"><text:span text:style-name="T1703">Test Case</text:span><text:span text:style-name="T1502">: </text:span><text:span text:style-name="T1464">handshake key </text:span><text:span text:style-name="T1457">device</text:span></text:p>
      <text:p text:style-name="P143"><text:span text:style-name="T1486">Test Case</text:span><text:span text:style-name="T1317">: recover disc-key </text:span><text:span text:style-name="T1455">hash-value</text:span></text:p>
      <text:p text:style-name="P144"><text:span text:style-name="T1940">The first entry of a disc-key-block</text:span><text:span text:style-name="T1160">↳</text:span><text:span text:style-name="T1160"><text:bookmark-ref text:reference-format="number" text:ref-name="__RefHeading__6145_309438263">2.4</text:bookmark-ref></text:span><text:span text:style-name="T1939"> holds the hash-value. There may exist several matching disc-keys for a single hash-value.</text:span><text:span text:style-name="T819">↳</text:span><text:span text:style-name="T706"><text:bookmark-ref text:reference-format="number" text:ref-name="__RefHeading__20072_834288412">6.1</text:bookmark-ref></text:span><text:span text:style-name="T1939"> For the examined DVD-Videos the number of matching disc-keys ranges between 1 and 5 as listed below.</text:span></text:p>
      <table:table table:name="Table24" table:style-name="Table24">
        <table:table-column table:style-name="Table24.A"/>
        <table:table-column table:style-name="Table24.B"/>
        <table:table-row>
          <table:table-cell table:style-name="Table24.A1" office:value-type="string">
            <text:p text:style-name="P551">Matching Keys</text:p>
          </table:table-cell>
          <table:table-cell table:style-name="Table24.B1" office:value-type="string">
            <text:p text:style-name="P553">Occurrence</text:p>
          </table:table-cell>
        </table:table-row>
        <table:table-row>
          <table:table-cell table:style-name="Table24.A2" office:value-type="string">
            <text:p text:style-name="P551">1</text:p>
          </table:table-cell>
          <table:table-cell table:style-name="Table24.B2" office:value-type="string">
            <text:p text:style-name="P551">50</text:p>
          </table:table-cell>
        </table:table-row>
        <table:table-row>
          <table:table-cell table:style-name="Table24.A2" office:value-type="string">
            <text:p text:style-name="P551">2</text:p>
          </table:table-cell>
          <table:table-cell table:style-name="Table24.B2" office:value-type="string">
            <text:p text:style-name="P551">53</text:p>
          </table:table-cell>
        </table:table-row>
        <table:table-row>
          <table:table-cell table:style-name="Table24.A2" office:value-type="string">
            <text:p text:style-name="P551">3</text:p>
          </table:table-cell>
          <table:table-cell table:style-name="Table24.B2" office:value-type="string">
            <text:p text:style-name="P551">26</text:p>
          </table:table-cell>
        </table:table-row>
        <table:table-row>
          <table:table-cell table:style-name="Table24.A2" office:value-type="string">
            <text:p text:style-name="P551">4</text:p>
          </table:table-cell>
          <table:table-cell table:style-name="Table24.B2" office:value-type="string">
            <text:p text:style-name="P551">14</text:p>
          </table:table-cell>
        </table:table-row>
        <table:table-row>
          <table:table-cell table:style-name="Table24.A2" office:value-type="string">
            <text:p text:style-name="P551">5</text:p>
          </table:table-cell>
          <table:table-cell table:style-name="Table24.B2" office:value-type="string">
            <text:p text:style-name="P551">2</text:p>
          </table:table-cell>
        </table:table-row>
      </table:table>
      <text:p text:style-name="P159">So <text:span text:style-name="T1871">about </text:span>34% of the DVD<text:span text:style-name="T1871">-Video</text:span>s have one matching <text:span text:style-name="T2038">disc-</text:span>key, the rest <text:span text:style-name="T1871">has </text:span>more than one matching key. Th<text:span text:style-name="T1871">is</text:span> is similar to the result of the keystream analysis<text:span text:style-name="T706">↳</text:span><text:span text:style-name="T706"><text:bookmark-ref text:reference-format="number" text:ref-name="__RefHeading__18112_1031845421">8.8</text:bookmark-ref></text:span> where 37% <text:span text:style-name="T1871">of the unique</text:span> <text:span text:style-name="T1871">key</text:span>streams <text:span text:style-name="T2074">are</text:span> 40<text:span text:style-name="T1871"> </text:span>bit<text:span text:style-name="T1871">s</text:span> and less, the rest <text:span text:style-name="T1872">has</text:span> more than 40<text:span text:style-name="T1871"> </text:span>bit<text:span text:style-name="T1871">s</text:span>.</text:p>
      <text:p text:style-name="P160"><text:span text:style-name="T1266">Note</text:span>: If there is more than one matching disc-key, the genuine disc-key needs to be singled out.<text:span text:style-name="T819">↳</text:span><text:span text:style-name="T819"><text:bookmark-ref text:reference-format="number" text:ref-name="__RefHeading__31226_353829011">10.16</text:bookmark-ref></text:span></text:p>
      <text:h text:style-name="P818" text:outline-level="2"><text:bookmark-start text:name="__RefHeading__31224_353829011"/>Number of Player Keys<text:bookmark-end text:name="__RefHeading__31224_353829011"/></text:h>
      <text:p text:style-name="P111"><text:span text:style-name="T1703">Test Case</text:span><text:span text:style-name="T1502">: handshake key </text:span><text:span text:style-name="T1286">device</text:span></text:p>
      <text:p text:style-name="P117">A disc-key<text:span text:style-name="T1873">-</text:span>block<text:span text:style-name="T1070">↳</text:span><text:span text:style-name="T1070"><text:bookmark-ref text:reference-format="number" text:ref-name="__RefHeading__6145_309438263">2.4</text:bookmark-ref></text:span> holds 408 slots for<text:span text:style-name="T1578"> player-key-encrypted disc-key-variants</text:span>. For the examined DVD-Videos <text:span text:style-name="T1873">there are many identical values per disc-key-block. Actually there are three types of disc-key-blocks as listed below.</text:span></text:p>
      <table:table table:name="Table21" table:style-name="Table21">
        <table:table-column table:style-name="Table21.A"/>
        <table:table-column table:style-name="Table21.B"/>
        <table:table-row>
          <table:table-cell table:style-name="Table21.A1" office:value-type="string">
            <text:p text:style-name="P554">Number of Different Values</text:p>
          </table:table-cell>
          <table:table-cell table:style-name="Table21.B1" office:value-type="string">
            <text:p text:style-name="P555">Number of DVDs</text:p>
          </table:table-cell>
        </table:table-row>
        <table:table-row>
          <table:table-cell table:style-name="Table21.A2" office:value-type="string">
            <text:p text:style-name="P550">32</text:p>
          </table:table-cell>
          <table:table-cell table:style-name="Table21.B2" office:value-type="string">
            <text:p text:style-name="P550">10</text:p>
          </table:table-cell>
        </table:table-row>
        <table:table-row>
          <table:table-cell table:style-name="Table21.A2" office:value-type="string">
            <text:p text:style-name="P550">33</text:p>
          </table:table-cell>
          <table:table-cell table:style-name="Table21.B2" office:value-type="string">
            <text:p text:style-name="P550">103</text:p>
          </table:table-cell>
        </table:table-row>
        <table:table-row>
          <table:table-cell table:style-name="Table21.A2" office:value-type="string">
            <text:p text:style-name="P550">6<text:span text:style-name="T1575">4</text:span></text:p>
          </table:table-cell>
          <table:table-cell table:style-name="Table21.B2" office:value-type="string">
            <text:p text:style-name="P550">32</text:p>
          </table:table-cell>
        </table:table-row>
      </table:table>
      <text:p text:style-name="P158">Only 32 different <text:span text:style-name="T2040">values</text:span> are used on <text:span text:style-name="T1941">ten</text:span> DVD<text:span text:style-name="T1941">-Video</text:span>s. Thus, <text:span text:style-name="T1941">there</text:span> can't be more than 32 different player-keys<text:span text:style-name="T1941"> for these DVD-Videos</text:span>. (<text:span text:style-name="T2040">Actually</text:span> it means there can't be more than 32 different 5-byte keystreams.<text:span text:style-name="T1070">↳</text:span><text:span text:style-name="T1070"><text:bookmark-ref text:reference-format="number" text:ref-name="__RefHeading__14557_1031845421">6.5</text:bookmark-ref></text:span>) That reduces significantly the number of 408 <text:span text:style-name="T2039">possible </text:span>player-keys<text:span text:style-name="T2039"> (a key for each slot)</text:span>.<text:span text:style-name="T1941"> </text:span></text:p>
      <text:p text:style-name="P118"><text:span text:style-name="T1311">Note</text:span><text:span text:style-name="T2039">: it would be possible to forge several sets of player-keys, each set for a range of DVD-Videos. However it appears, this did never happen. There are several player-keys which can be applied to every DVD-Video.</text:span><text:span text:style-name="T1161">↳</text:span><text:span text:style-name="T1161"><text:bookmark-ref text:reference-format="number" text:ref-name="__RefHeading__23446_1616708549">10.17</text:bookmark-ref></text:span></text:p>
      <text:h text:style-name="P819" text:outline-level="2"><text:bookmark-start text:name="__RefHeading__14660_353829011"/><text:soft-page-break/>Player-Key Keystream<text:bookmark-end text:name="__RefHeading__14660_353829011"/></text:h>
      <text:p text:style-name="P150"><text:span text:style-name="T1486">Test Case</text:span><text:span text:style-name="T1317">: recover </text:span><text:span text:style-name="T1465">title</text:span><text:span text:style-name="T1317">-key </text:span><text:span text:style-name="T1458">disc-key</text:span><text:span text:style-name="T1465"> </text:span><text:span text:style-name="T1458">cipher</text:span></text:p>
      <text:p text:style-name="P149"><text:span text:style-name="T2041">We use the 1-to-5 matching disc-keys</text:span><text:span text:style-name="T819">↳</text:span><text:span text:style-name="T819"><text:bookmark-ref text:reference-format="number" text:ref-name="__RefHeading__31222_353829011">10.13</text:bookmark-ref></text:span><text:span text:style-name="T2042"> </text:span><text:span text:style-name="T122">p</text:span><text:span text:style-name="T2042"> of the 145 encrypted DVD-Videos and use them to decrypt the 32/33/64 </text:span><text:span text:style-name="T526">disc-key-variants</text:span><text:span text:style-name="T819">↳</text:span><text:span text:style-name="T819"><text:bookmark-ref text:reference-format="number" text:ref-name="__RefHeading__31224_353829011">10.14</text:bookmark-ref></text:span><text:span text:style-name="T509"> </text:span><text:span text:style-name="T482">c</text:span><text:span text:style-name="T527"> </text:span><text:span text:style-name="T509">of </text:span><text:span text:style-name="T529">the corresponding </text:span><text:span text:style-name="T509">disc-key-block</text:span><text:span text:style-name="T528">s</text:span><text:span text:style-name="T527">. </text:span><text:span text:style-name="T530">This results in 12,240 combinations:</text:span></text:p>
      <table:table table:name="Table34" table:style-name="Table34">
        <table:table-column table:style-name="Table34.A"/>
        <table:table-column table:style-name="Table34.B"/>
        <table:table-column table:style-name="Table34.C"/>
        <table:table-column table:style-name="Table34.B"/>
        <table:table-column table:style-name="Table34.E" table:number-columns-repeated="2"/>
        <table:table-column table:style-name="Table34.G"/>
        <table:table-column table:style-name="Table34.H"/>
        <table:table-row>
          <table:table-cell table:style-name="Table34.A1" table:number-rows-spanned="2" office:value-type="string">
            <text:p text:style-name="P722">Number of <text:s/><text:span text:style-name="T502">disc-key-variants</text:span><text:span text:style-name="T746">↳</text:span><text:span text:style-name="T746"><text:bookmark-ref text:reference-format="number" text:ref-name="__RefHeading__31224_353829011">10.14</text:bookmark-ref></text:span></text:p>
          </table:table-cell>
          <table:table-cell table:style-name="Table34.B1" table:number-columns-spanned="6" office:value-type="string">
            <text:p text:style-name="P723"><text:span text:style-name="T2047">Number of matching disc-keys</text:span><text:span text:style-name="T746">↳</text:span><text:span text:style-name="T746"><text:bookmark-ref text:reference-format="number" text:ref-name="__RefHeading__31222_353829011">10.13</text:bookmark-ref></text:span></text:p>
          </table:table-cell>
          <table:covered-table-cell/>
          <table:covered-table-cell/>
          <table:covered-table-cell/>
          <table:covered-table-cell/>
          <table:covered-table-cell/>
          <table:table-cell table:style-name="Table34.H1" table:number-rows-spanned="2" office:value-type="string">
            <text:p text:style-name="P727">Combinations</text:p>
          </table:table-cell>
        </table:table-row>
        <table:table-row>
          <table:covered-table-cell/>
          <table:table-cell table:style-name="Table34.B2" office:value-type="string">
            <text:p text:style-name="P726">1</text:p>
          </table:table-cell>
          <table:table-cell table:style-name="Table34.C2" office:value-type="string">
            <text:p text:style-name="P726">2</text:p>
          </table:table-cell>
          <table:table-cell table:style-name="Table34.D2" office:value-type="string">
            <text:p text:style-name="P726">3</text:p>
          </table:table-cell>
          <table:table-cell table:style-name="Table34.E2" office:value-type="string">
            <text:p text:style-name="P726">4</text:p>
          </table:table-cell>
          <table:table-cell table:style-name="Table34.F2" office:value-type="string">
            <text:p text:style-name="P726">5</text:p>
          </table:table-cell>
          <table:table-cell table:style-name="Table34.G2" office:value-type="string">
            <text:p text:style-name="P726">∑</text:p>
          </table:table-cell>
          <table:covered-table-cell/>
        </table:table-row>
        <table:table-row>
          <table:table-cell table:style-name="Table34.A3" office:value-type="string">
            <text:p text:style-name="P725">32</text:p>
          </table:table-cell>
          <table:table-cell table:style-name="Table34.B3" office:value-type="string">
            <text:p text:style-name="P726">4</text:p>
          </table:table-cell>
          <table:table-cell table:style-name="Table34.C3" office:value-type="string">
            <text:p text:style-name="P726">6</text:p>
          </table:table-cell>
          <table:table-cell table:style-name="Table34.D3" office:value-type="string">
            <text:p text:style-name="P724"/>
          </table:table-cell>
          <table:table-cell table:style-name="Table34.E3" office:value-type="string">
            <text:p text:style-name="P724"/>
          </table:table-cell>
          <table:table-cell table:style-name="Table34.F3" office:value-type="string">
            <text:p text:style-name="P724"/>
          </table:table-cell>
          <table:table-cell table:style-name="Table34.G3" office:value-type="string">
            <text:p text:style-name="P725">10</text:p>
          </table:table-cell>
          <table:table-cell table:style-name="Table34.H3" table:formula="ooow:&lt;A3&gt;*(&lt;B2&gt;*&lt;B3&gt;+&lt;C2&gt;*&lt;C3&gt;)" office:value-type="float" office:value="512">
            <text:p text:style-name="P726">512</text:p>
          </table:table-cell>
        </table:table-row>
        <table:table-row>
          <table:table-cell table:style-name="Table34.A4" office:value-type="string">
            <text:p text:style-name="P725">33</text:p>
          </table:table-cell>
          <table:table-cell table:style-name="Table34.B4" office:value-type="string">
            <text:p text:style-name="P726">39</text:p>
          </table:table-cell>
          <table:table-cell table:style-name="Table34.C4" office:value-type="string">
            <text:p text:style-name="P726">36</text:p>
          </table:table-cell>
          <table:table-cell table:style-name="Table34.D4" office:value-type="string">
            <text:p text:style-name="P726">17</text:p>
          </table:table-cell>
          <table:table-cell table:style-name="Table34.E4" office:value-type="string">
            <text:p text:style-name="P726">9</text:p>
          </table:table-cell>
          <table:table-cell table:style-name="Table34.F4" office:value-type="string">
            <text:p text:style-name="P726">2</text:p>
          </table:table-cell>
          <table:table-cell table:style-name="Table34.G4" office:value-type="string">
            <text:p text:style-name="P725">103</text:p>
          </table:table-cell>
          <table:table-cell table:style-name="Table34.H4" table:formula="ooow:&lt;A4&gt;*(&lt;B2&gt;*&lt;B4&gt;+&lt;C2&gt;*&lt;C4&gt;+&lt;D2&gt;*&lt;D4&gt;+&lt;E2&gt;*&lt;E4&gt;+&lt;F2&gt;*&lt;F4&gt;)" office:value-type="float" office:value="6864">
            <text:p text:style-name="P726">6,864</text:p>
          </table:table-cell>
        </table:table-row>
        <table:table-row>
          <table:table-cell table:style-name="Table34.A5" office:value-type="string">
            <text:p text:style-name="P725">6<text:span text:style-name="T1575">4</text:span></text:p>
          </table:table-cell>
          <table:table-cell table:style-name="Table34.B5" office:value-type="string">
            <text:p text:style-name="P726">7</text:p>
          </table:table-cell>
          <table:table-cell table:style-name="Table34.C5" office:value-type="string">
            <text:p text:style-name="P726">11</text:p>
          </table:table-cell>
          <table:table-cell table:style-name="Table34.D5" office:value-type="string">
            <text:p text:style-name="P726">9</text:p>
          </table:table-cell>
          <table:table-cell table:style-name="Table34.E5" office:value-type="string">
            <text:p text:style-name="P726">5</text:p>
          </table:table-cell>
          <table:table-cell table:style-name="Table34.F5" office:value-type="string">
            <text:p text:style-name="P726"/>
          </table:table-cell>
          <table:table-cell table:style-name="Table34.G5" office:value-type="string">
            <text:p text:style-name="P725">32</text:p>
          </table:table-cell>
          <table:table-cell table:style-name="Table34.H5" table:formula="ooow:&lt;A5&gt;*(&lt;B2&gt;*&lt;B5&gt;+&lt;C2&gt;*&lt;C5&gt;+&lt;D2&gt;*&lt;D5&gt;+&lt;E2&gt;*&lt;E5&gt;+&lt;F2&gt;*&lt;F5&gt;)" office:value-type="float" office:value="4864">
            <text:p text:style-name="P726">4,864</text:p>
          </table:table-cell>
        </table:table-row>
        <table:table-row>
          <table:table-cell table:style-name="Table34.A6" office:value-type="string">
            <text:p text:style-name="P725"/>
          </table:table-cell>
          <table:table-cell table:style-name="Table34.B6" office:value-type="string">
            <text:p text:style-name="P726"/>
          </table:table-cell>
          <table:table-cell table:style-name="Table34.C6" office:value-type="string">
            <text:p text:style-name="P726"/>
          </table:table-cell>
          <table:table-cell table:style-name="Table34.D6" office:value-type="string">
            <text:p text:style-name="P726"/>
          </table:table-cell>
          <table:table-cell table:style-name="Table34.E6" office:value-type="string">
            <text:p text:style-name="P726"/>
          </table:table-cell>
          <table:table-cell table:style-name="Table34.F6" office:value-type="string">
            <text:p text:style-name="P726"/>
          </table:table-cell>
          <table:table-cell table:style-name="Table34.G6" office:value-type="string">
            <text:p text:style-name="P725"/>
          </table:table-cell>
          <table:table-cell table:style-name="Table34.H6" table:formula="ooow:&lt;H3:H5&gt;" office:value-type="float" office:value="12240">
            <text:p text:style-name="P726">12,240</text:p>
          </table:table-cell>
        </table:table-row>
      </table:table>
      <text:p text:style-name="P161"><text:span text:style-name="T527">The exploit to recover the keystream </text:span><text:span text:style-name="T530">is applied </text:span><text:span text:style-name="T527">for each of the </text:span><text:span text:style-name="T530">12,240 </text:span><text:span text:style-name="T482">(p,c)</text:span><text:span text:style-name="T527"> combinations</text:span><text:span text:style-name="T530">. This results in zero to five keystreams per </text:span><text:span text:style-name="T483">(p,c)</text:span><text:span text:style-name="T530"> combination:</text:span></text:p>
      <table:table table:name="Table27" table:style-name="Table27">
        <table:table-column table:style-name="Table27.A"/>
        <table:table-column table:style-name="Table27.B"/>
        <table:table-column table:style-name="Table27.C"/>
        <table:table-column table:style-name="Table27.D"/>
        <table:table-column table:style-name="Table27.B"/>
        <table:table-row>
          <table:table-cell table:style-name="Table27.A1" office:value-type="string">
            <text:p text:style-name="P544"><text:span text:style-name="T1926">Number of </text:span>Keystreams</text:p>
            <text:p text:style-name="P549">(with any start-state)</text:p>
          </table:table-cell>
          <table:table-cell table:style-name="Table27.B1" office:value-type="string">
            <text:p text:style-name="P542">Occur<text:span text:style-name="T1874">r</text:span>ence</text:p>
          </table:table-cell>
          <table:table-cell table:style-name="Table27.C1" office:value-type="string">
            <text:p text:style-name="P542"/>
          </table:table-cell>
          <table:table-cell table:style-name="Table27.A1" office:value-type="string">
            <text:p text:style-name="P544"><text:span text:style-name="T1926">Number of </text:span>Keystreams</text:p>
            <text:p text:style-name="P549">(with <text:span text:style-name="T2049">a valid start-state</text:span>)</text:p>
          </table:table-cell>
          <table:table-cell table:style-name="Table27.B1" office:value-type="string">
            <text:p text:style-name="P543"><text:span text:style-name="T2048">O</text:span>c<text:span text:style-name="T2048">c</text:span>ur<text:span text:style-name="T1874">r</text:span>ence</text:p>
          </table:table-cell>
        </table:table-row>
        <table:table-row>
          <table:table-cell table:style-name="Table27.A2" office:value-type="float" office:value="0">
            <text:p text:style-name="P544">0</text:p>
          </table:table-cell>
          <table:table-cell table:style-name="Table27.B2" office:value-type="float" office:value="2052">
            <text:p text:style-name="P545">2,052</text:p>
          </table:table-cell>
          <table:table-cell table:style-name="Table27.C2">
            <text:p text:style-name="P545"/>
          </table:table-cell>
          <table:table-cell table:style-name="Table27.D2" office:value-type="float" office:value="0">
            <text:p text:style-name="P544">0</text:p>
          </table:table-cell>
          <table:table-cell table:style-name="Table27.E2" office:value-type="float" office:value="3094">
            <text:p text:style-name="P546">3,094</text:p>
          </table:table-cell>
        </table:table-row>
        <table:table-row>
          <table:table-cell table:style-name="Table27.A3" office:value-type="float" office:value="1">
            <text:p text:style-name="P544">1</text:p>
          </table:table-cell>
          <table:table-cell table:style-name="Table27.B3" office:value-type="float" office:value="5327">
            <text:p text:style-name="P542">5,327</text:p>
          </table:table-cell>
          <table:table-cell table:style-name="Table27.C3">
            <text:p text:style-name="P542"/>
          </table:table-cell>
          <table:table-cell table:style-name="Table27.D3" office:value-type="float" office:value="1">
            <text:p text:style-name="P544">1</text:p>
          </table:table-cell>
          <table:table-cell table:style-name="Table27.E3" office:value-type="float" office:value="5391">
            <text:p text:style-name="P548">5,391</text:p>
          </table:table-cell>
        </table:table-row>
        <table:table-row>
          <table:table-cell table:style-name="Table27.A4" office:value-type="float" office:value="2">
            <text:p text:style-name="P544">2</text:p>
          </table:table-cell>
          <table:table-cell table:style-name="Table27.B4" office:value-type="float" office:value="3674">
            <text:p text:style-name="P542">3,674</text:p>
          </table:table-cell>
          <table:table-cell table:style-name="Table27.C4">
            <text:p text:style-name="P542"/>
          </table:table-cell>
          <table:table-cell table:style-name="Table27.D4" office:value-type="float" office:value="2">
            <text:p text:style-name="P544">2</text:p>
          </table:table-cell>
          <table:table-cell table:style-name="Table27.E4" office:value-type="float" office:value="3281">
            <text:p text:style-name="P548">3,281</text:p>
          </table:table-cell>
        </table:table-row>
        <table:table-row>
          <table:table-cell table:style-name="Table27.A5" office:value-type="float" office:value="3">
            <text:p text:style-name="P544">3</text:p>
          </table:table-cell>
          <table:table-cell table:style-name="Table27.B5" office:value-type="float" office:value="1008">
            <text:p text:style-name="P542">1,008</text:p>
          </table:table-cell>
          <table:table-cell table:style-name="Table27.C5">
            <text:p text:style-name="P542"/>
          </table:table-cell>
          <table:table-cell table:style-name="Table27.D5" office:value-type="float" office:value="3">
            <text:p text:style-name="P544">3</text:p>
          </table:table-cell>
          <table:table-cell table:style-name="Table27.E5" office:value-type="float" office:value="424">
            <text:p text:style-name="P548">424</text:p>
          </table:table-cell>
        </table:table-row>
        <table:table-row>
          <table:table-cell table:style-name="Table27.A6" office:value-type="float" office:value="4">
            <text:p text:style-name="P544">4</text:p>
          </table:table-cell>
          <table:table-cell table:style-name="Table27.B6" office:value-type="float" office:value="165">
            <text:p text:style-name="P542">165</text:p>
          </table:table-cell>
          <table:table-cell table:style-name="Table27.C6">
            <text:p text:style-name="P542"/>
          </table:table-cell>
          <table:table-cell table:style-name="Table27.D6" office:value-type="float" office:value="4">
            <text:p text:style-name="P544">4</text:p>
          </table:table-cell>
          <table:table-cell table:style-name="Table27.E6" office:value-type="float" office:value="48">
            <text:p text:style-name="P548">48</text:p>
          </table:table-cell>
        </table:table-row>
        <table:table-row>
          <table:table-cell table:style-name="Table27.A7" office:value-type="float" office:value="5">
            <text:p text:style-name="P544">5</text:p>
          </table:table-cell>
          <table:table-cell table:style-name="Table27.B7" office:value-type="float" office:value="14">
            <text:p text:style-name="P542">14</text:p>
          </table:table-cell>
          <table:table-cell table:style-name="Table27.C7">
            <text:p text:style-name="P542"/>
          </table:table-cell>
          <table:table-cell table:style-name="Table27.D7" office:value-type="float" office:value="5">
            <text:p text:style-name="P544">5</text:p>
          </table:table-cell>
          <table:table-cell table:style-name="Table27.E7" office:value-type="float" office:value="2">
            <text:p text:style-name="P548">2</text:p>
          </table:table-cell>
        </table:table-row>
        <table:table-row>
          <table:table-cell table:style-name="Table27.A8">
            <text:p text:style-name="P544"/>
          </table:table-cell>
          <table:table-cell table:style-name="Table27.B8" table:formula="ooow:&lt;B2:B7&gt;" office:value-type="float" office:value="12240">
            <text:p text:style-name="P542">12,240</text:p>
          </table:table-cell>
          <table:table-cell table:style-name="Table27.C8">
            <text:p text:style-name="P542"/>
          </table:table-cell>
          <table:table-cell table:style-name="Table27.D8">
            <text:p text:style-name="P544"/>
          </table:table-cell>
          <table:table-cell table:style-name="Table27.E8" table:formula="ooow:&lt;E2:E7&gt;" office:value-type="float" office:value="12240">
            <text:p text:style-name="P542">12,240</text:p>
          </table:table-cell>
        </table:table-row>
      </table:table>
      <text:p text:style-name="P162"><text:span text:style-name="T500">A</text:span><text:span text:style-name="T499">ll </text:span><text:span text:style-name="T503">the </text:span><text:span text:style-name="T499">matching disc-keys were </text:span><text:span text:style-name="T503">used</text:span><text:span text:style-name="T499"> </text:span><text:span text:style-name="T503">to run the</text:span><text:span text:style-name="T499"> exploit, not only genuine disc-keys. </text:span><text:span text:style-name="T500">Th</text:span><text:span text:style-name="T501">is causes</text:span><text:span text:style-name="T500"> </text:span><text:span text:style-name="T503">a</text:span><text:span text:style-name="T493"> high number of </text:span><text:span text:style-name="T503">2,052</text:span><text:span text:style-name="T504"> (</text:span><text:span text:style-name="T491">3,094</text:span><text:span text:style-name="T504">)</text:span><text:span text:style-name="T503"> </text:span><text:span text:style-name="T499">cases </text:span><text:span text:style-name="T500">without any k</text:span><text:span text:style-name="T499">eystream</text:span><text:span text:style-name="T500">. A</text:span><text:span text:style-name="T2042">t this point, the genuine disc-keys are not singled out yet.</text:span></text:p>
      <text:h text:style-name="Heading_20_2" text:outline-level="2"><text:bookmark-start text:name="__RefHeading__31226_353829011"/>Genuine Disc-Key<text:span text:style-name="T1579">s</text:span><text:bookmark-end text:name="__RefHeading__31226_353829011"/></text:h>
      <text:p text:style-name="P113"><text:span text:style-name="T1701">Test Case</text:span>: recover <text:span text:style-name="T2043">player</text:span>-key <text:span text:style-name="T1287">disc-key</text:span><text:span text:style-name="T1874"> </text:span><text:span text:style-name="T1287">cipher</text:span></text:p>
      <text:p text:style-name="P112"><text:span text:style-name="T1876">I</text:span>f there is more than one matching disc-key<text:span text:style-name="T1876"> for a hash-value</text:span><text:span text:style-name="T819">↳</text:span><text:span text:style-name="T819"><text:bookmark-ref text:reference-format="number" text:ref-name="__RefHeading__31222_353829011">10.13</text:bookmark-ref></text:span><text:span text:style-name="T1876"> then</text:span> <text:span text:style-name="T1876">t</text:span>he genuine disc-key needs to be <text:span text:style-name="T1876">singled out. This can be done through player-key recovery</text:span><text:span text:style-name="T509">.</text:span><text:span text:style-name="T510"> That is, each matching disc-key is used to recover all player-key-encrypted disc-key-variants of the disc-key-block.</text:span><text:span text:style-name="T819">↳</text:span><text:span text:style-name="T819"><text:bookmark-ref text:reference-format="number" text:ref-name="__RefHeading__21114_834288412">6.2</text:bookmark-ref></text:span><text:span text:style-name="T510"> Not</text:span><text:span text:style-name="T532">-</text:span><text:span text:style-name="T510">genuine disc-keys </text:span><text:span text:style-name="T517">might</text:span><text:span text:style-name="T510"> result in a </text:span><text:span text:style-name="T507">high number of </text:span><text:span text:style-name="T517">not</text:span><text:span text:style-name="T507">-matching keystreams</text:span><text:span text:style-name="T508">.</text:span><text:span text:style-name="T819">↳</text:span><text:span text:style-name="T819"><text:bookmark-ref text:reference-format="number" text:ref-name="__RefHeading__31224_353829011">10.14</text:bookmark-ref></text:span></text:p>
      <text:p text:style-name="P134"><text:span text:style-name="T1877">There are 1-to-5 matching disc-keys for a DVD-Video's hash-value</text:span><text:span text:style-name="T819">↳</text:span><text:span text:style-name="T819"><text:bookmark-ref text:reference-format="number" text:ref-name="__RefHeading__31222_353829011">10.13</text:bookmark-ref></text:span><text:span text:style-name="T1877"> and t</text:span>here are 32<text:span text:style-name="T2044">-to-</text:span>64 different <text:span text:style-name="T2044">disc-key-</text:span>variants<text:span text:style-name="T2044"> per block</text:span>.<text:span text:style-name="T819">↳</text:span><text:span text:style-name="T819"><text:bookmark-ref text:reference-format="number" text:ref-name="__RefHeading__31224_353829011">10.14</text:bookmark-ref></text:span><text:span text:style-name="T706"> </text:span></text:p>
      <text:p text:style-name="P540"><text:soft-page-break/><text:span text:style-name="T492">For each disc-key the number of successfully recovered keystreams</text:span><text:span text:style-name="T746">↳</text:span><text:span text:style-name="T747"><text:bookmark-ref text:reference-format="number" text:ref-name="__RefHeading__14660_353829011">10.15</text:bookmark-ref></text:span><text:span text:style-name="T492"> is saved (</text:span><text:span text:style-name="T505">only</text:span><text:span text:style-name="T492"> those keystreams are counted that have a valid generator </text:span><text:span text:style-name="T494">start</text:span><text:span text:style-name="T492">-state</text:span><text:span text:style-name="T746">↳</text:span><text:span text:style-name="T747"><text:bookmark-ref text:reference-format="number" text:ref-name="__RefHeading__25756_1989897726">6.7</text:bookmark-ref></text:span><text:span text:style-name="T492">). The highest number is listed (best match)</text:span><text:span text:style-name="T495"> in the table below</text:span><text:span text:style-name="T492">. If there is more than one matching disc-key, the 2</text:span><text:span text:style-name="T747">nd</text:span><text:span text:style-name="T492"> highest number is also listed (2</text:span><text:span text:style-name="T747">nd</text:span><text:span text:style-name="T492"> best).</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552">Variants</text:p>
            </table:table-cell>
            <table:table-cell table:style-name="Table25.B1" office:value-type="string">
              <text:p text:style-name="P552">Best Match</text:p>
            </table:table-cell>
            <table:table-cell table:style-name="Table25.B1" office:value-type="string">
              <text:p text:style-name="P552">2<text:span text:style-name="T706">nd</text:span> best</text:p>
            </table:table-cell>
            <table:table-cell table:style-name="Table25.B1" office:value-type="string">
              <text:p text:style-name="P552">Occur<text:span text:style-name="T1875">r</text:span>ence</text:p>
            </table:table-cell>
          </table:table-row>
        </table:table-header-rows>
        <table:table-row>
          <table:table-cell table:style-name="Table25.A2" office:value-type="string">
            <text:p text:style-name="P552">32</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4</text:p>
          </table:table-cell>
        </table:table-row>
        <table:table-row>
          <table:table-cell table:style-name="Table25.A1" office:value-type="string">
            <text:p text:style-name="P552">32</text:p>
          </table:table-cell>
          <table:table-cell table:style-name="Table25.B1" office:value-type="string">
            <text:p text:style-name="P552">32</text:p>
          </table:table-cell>
          <table:table-cell table:style-name="Table25.B1" office:value-type="string">
            <text:p text:style-name="P552">≤ 16</text:p>
          </table:table-cell>
          <table:table-cell table:style-name="Table25.B1" office:value-type="string">
            <text:p text:style-name="P552">6</text:p>
          </table:table-cell>
        </table:table-row>
        <table:table-row>
          <table:table-cell table:style-name="Table25.A2" office:value-type="string">
            <text:p text:style-name="P552">33</text:p>
          </table:table-cell>
          <table:table-cell table:style-name="Table25.B2" office:value-type="string">
            <text:p text:style-name="P552">32</text:p>
          </table:table-cell>
          <table:table-cell table:style-name="Table25.B2" office:value-type="string">
            <text:p text:style-name="P552">-</text:p>
          </table:table-cell>
          <table:table-cell table:style-name="Table25.B2" office:value-type="string">
            <text:p text:style-name="P552">19</text:p>
          </table:table-cell>
        </table:table-row>
        <table:table-row>
          <table:table-cell table:style-name="Table25.A5" office:value-type="string">
            <text:p text:style-name="P552">33</text:p>
          </table:table-cell>
          <table:table-cell table:style-name="Table25.B5" office:value-type="string">
            <text:p text:style-name="P552">32</text:p>
          </table:table-cell>
          <table:table-cell table:style-name="Table25.B5" office:value-type="string">
            <text:p text:style-name="P552">≤ 24</text:p>
          </table:table-cell>
          <table:table-cell table:style-name="Table25.B5" office:value-type="string">
            <text:p text:style-name="P552">27</text:p>
          </table:table-cell>
        </table:table-row>
        <table:table-row>
          <table:table-cell table:style-name="Table25.A2" office:value-type="string">
            <text:p text:style-name="P552">33</text:p>
          </table:table-cell>
          <table:table-cell table:style-name="Table25.B2" office:value-type="string">
            <text:p text:style-name="P552">33</text:p>
          </table:table-cell>
          <table:table-cell table:style-name="Table25.B2" office:value-type="string">
            <text:p text:style-name="P552">-</text:p>
          </table:table-cell>
          <table:table-cell table:style-name="Table25.B2" office:value-type="string">
            <text:p text:style-name="P552">20</text:p>
          </table:table-cell>
        </table:table-row>
        <table:table-row>
          <table:table-cell table:style-name="Table25.A1" office:value-type="string">
            <text:p text:style-name="P552">33</text:p>
          </table:table-cell>
          <table:table-cell table:style-name="Table25.B1" office:value-type="string">
            <text:p text:style-name="P552">33</text:p>
          </table:table-cell>
          <table:table-cell table:style-name="Table25.B1" office:value-type="string">
            <text:p text:style-name="P552">≤ 25</text:p>
          </table:table-cell>
          <table:table-cell table:style-name="Table25.B1" office:value-type="string">
            <text:p text:style-name="P552">3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text:p>
          </table:table-cell>
          <table:table-cell table:style-name="Table25.B2" office:value-type="string">
            <text:p text:style-name="P552">7</text:p>
          </table:table-cell>
        </table:table-row>
        <table:table-row>
          <table:table-cell table:style-name="Table25.A2" office:value-type="string">
            <text:p text:style-name="P552">64</text:p>
          </table:table-cell>
          <table:table-cell table:style-name="Table25.B2" office:value-type="string">
            <text:p text:style-name="P552">64</text:p>
          </table:table-cell>
          <table:table-cell table:style-name="Table25.B2" office:value-type="string">
            <text:p text:style-name="P552">≤ 39</text:p>
          </table:table-cell>
          <table:table-cell table:style-name="Table25.B2" office:value-type="string">
            <text:p text:style-name="P552">25</text:p>
          </table:table-cell>
        </table:table-row>
      </table:table>
      <text:p text:style-name="P156">The<text:span text:style-name="T1878">re is a significant difference between the best match and the </text:span><text:span text:style-name="T511">2</text:span><text:span text:style-name="T820">nd</text:span><text:span text:style-name="T1878"> best match</text:span>. <text:span text:style-name="T1878">Hence, it appears that the keystream recovery</text:span><text:span text:style-name="T819">↳</text:span><text:span text:style-name="T820"><text:bookmark-ref text:reference-format="number" text:ref-name="__RefHeading__14557_1031845421">6.5</text:bookmark-ref></text:span><text:span text:style-name="T1878"> is suitable to single out the genuine disc-key if several disc-keys match a hash-value</text:span><text:span text:style-name="T819">↳</text:span><text:span text:style-name="T819"><text:bookmark-ref text:reference-format="number" text:ref-name="__RefHeading__20072_834288412">6.1</text:bookmark-ref></text:span><text:span text:style-name="T1878">.</text:span></text:p>
      <text:p text:style-name="P133"><text:span text:style-name="T1467">The table lists also an interesting </text:span><text:span text:style-name="T1494">detail</text:span><text:span text:style-name="T1467">: </text:span><text:span text:style-name="T1466">there are </text:span><text:span text:style-name="T1490">46 </text:span><text:span text:style-name="T1467">disc-key-blocks</text:span><text:span text:style-name="T1466"> with 33 </text:span><text:span text:style-name="T1467">different </text:span><text:span text:style-name="T1466">variants </text:span><text:span text:style-name="T1467">but</text:span><text:span text:style-name="T1466"> only 32 </text:span><text:span text:style-name="T1467">matching keystream</text:span><text:span text:style-name="T1466">. One of the variants is</text:span><text:span text:style-name="T1468"> a fake</text:span><text:span text:style-name="T1466">.</text:span></text:p>
      <text:h text:style-name="P837" text:outline-level="2"><text:bookmark-start text:name="__RefHeading__23446_1616708549"/>Player-Keys<text:bookmark-end text:name="__RefHeading__23446_1616708549"/></text:h>
      <text:p text:style-name="P114"><text:span text:style-name="T1701">Test Case</text:span>: recover <text:span text:style-name="T1874">title</text:span>-key <text:span text:style-name="T1287">disc-key</text:span><text:span text:style-name="T1874"> </text:span><text:span text:style-name="T1287">cipher</text:span></text:p>
      <text:p text:style-name="P115"><text:span text:style-name="T1879">T</text:span>he <text:span text:style-name="T2051">145 </text:span>genuine disc-key<text:span text:style-name="T1879">s</text:span><text:span text:style-name="T819">↳</text:span><text:span text:style-name="T819"><text:bookmark-ref text:reference-format="number" text:ref-name="__RefHeading__23446_1616708549">10.17</text:bookmark-ref></text:span> <text:span text:style-name="T1879">are used to recover all</text:span> keystreams <text:span text:style-name="T1879">with a valid generator's start-state. There are </text:span><text:span text:style-name="T1042">5.7</text:span><text:span text:style-name="T1043">67</text:span><text:span text:style-name="T1879"> player-key-encrypted disc-key-variants on the 145 DVD-Videos.</text:span><text:span text:style-name="T819">↳</text:span><text:span text:style-name="T819"><text:bookmark-ref text:reference-format="number" text:ref-name="__RefHeading__31224_353829011">10.14</text:bookmark-ref></text:span><text:span text:style-name="T512"> The</text:span><text:span text:style-name="T518">y</text:span><text:span text:style-name="T512"> result in 1.810 different keystream</text:span><text:span text:style-name="T518">s</text:span><text:span text:style-name="T531"> </text:span><text:span text:style-name="T512">as listed below.</text:span></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column table:style-name="Table26.H"/>
        <table:table-column table:style-name="Table26.I"/>
        <table:table-column table:style-name="Table26.J"/>
        <table:table-column table:style-name="Table26.K"/>
        <table:table-row>
          <table:table-cell table:style-name="Table26.A1" office:value-type="string">
            <text:p text:style-name="P166">Number of <text:span text:style-name="T2052">DVDs</text:span></text:p>
          </table:table-cell>
          <table:table-cell table:style-name="Table26.B1" office:value-type="string">
            <text:p text:style-name="P167">Common<text:span text:style-name="T2051"> Keystreams</text:span></text:p>
          </table:table-cell>
          <table:table-cell office:value-type="string">
            <text:p text:style-name="P169"/>
          </table:table-cell>
          <table:table-cell table:style-name="Table26.A1" office:value-type="string">
            <text:p text:style-name="P166">Number of <text:span text:style-name="T2052">DVDs</text:span></text:p>
          </table:table-cell>
          <table:table-cell table:style-name="Table26.B1" office:value-type="string">
            <text:p text:style-name="P168">Common<text:span text:style-name="T2051"> Keystreams</text:span></text:p>
          </table:table-cell>
          <table:table-cell office:value-type="string">
            <text:p text:style-name="P169"/>
          </table:table-cell>
          <table:table-cell table:style-name="Table26.A1" office:value-type="string">
            <text:p text:style-name="P166">Number of <text:span text:style-name="T2052">DVDs</text:span></text:p>
          </table:table-cell>
          <table:table-cell table:style-name="Table26.B1" office:value-type="string">
            <text:p text:style-name="P168">Common<text:span text:style-name="T2051"> Keystreams</text:span></text:p>
          </table:table-cell>
          <table:table-cell office:value-type="string">
            <text:p text:style-name="P169"/>
          </table:table-cell>
          <table:table-cell table:style-name="Table26.A1" office:value-type="string">
            <text:p text:style-name="P166">Number of <text:span text:style-name="T2052">DVDs</text:span></text:p>
          </table:table-cell>
          <table:table-cell table:style-name="Table26.B1" office:value-type="string">
            <text:p text:style-name="P168">Common<text:span text:style-name="T2051"> Keystreams</text:span></text:p>
          </table:table-cell>
        </table:table-row>
        <table:table-row>
          <table:table-cell table:style-name="Table26.A2" office:value-type="float" office:value="145">
            <text:p text:style-name="P547">145</text:p>
          </table:table-cell>
          <table:table-cell table:style-name="Table26.B2" office:value-type="float" office:value="31">
            <text:p text:style-name="P547">31</text:p>
          </table:table-cell>
          <table:table-cell table:style-name="Table26.C2">
            <text:p text:style-name="P547"/>
          </table:table-cell>
          <table:table-cell table:style-name="Table26.A2" office:value-type="float" office:value="18">
            <text:p text:style-name="P547">18</text:p>
          </table:table-cell>
          <table:table-cell table:style-name="Table26.E2" office:value-type="float" office:value="1">
            <text:p text:style-name="P547">1</text:p>
          </table:table-cell>
          <table:table-cell table:style-name="Table26.F2">
            <text:p text:style-name="P547"/>
          </table:table-cell>
          <table:table-cell table:style-name="Table26.A2" office:value-type="float" office:value="10">
            <text:p text:style-name="P547">10</text:p>
          </table:table-cell>
          <table:table-cell table:style-name="Table26.H2" office:value-type="float" office:value="3">
            <text:p text:style-name="P547">3</text:p>
          </table:table-cell>
          <table:table-cell table:style-name="Table26.I2">
            <text:p text:style-name="P547"/>
          </table:table-cell>
          <table:table-cell table:style-name="Table26.A2" office:value-type="float" office:value="4">
            <text:p text:style-name="P547">4</text:p>
          </table:table-cell>
          <table:table-cell table:style-name="Table26.K2" office:value-type="float" office:value="23">
            <text:p text:style-name="P547">23</text:p>
          </table:table-cell>
        </table:table-row>
        <table:table-row>
          <table:table-cell table:style-name="Table26.A2" office:value-type="float" office:value="144">
            <text:p text:style-name="P547">144</text:p>
          </table:table-cell>
          <table:table-cell table:style-name="Table26.B3" office:value-type="float" office:value="1">
            <text:p text:style-name="P547">1</text:p>
          </table:table-cell>
          <table:table-cell table:style-name="Table26.C3">
            <text:p text:style-name="P547"/>
          </table:table-cell>
          <table:table-cell table:style-name="Table26.A2" office:value-type="float" office:value="15">
            <text:p text:style-name="P547">15</text:p>
          </table:table-cell>
          <table:table-cell table:style-name="Table26.E3" office:value-type="float" office:value="1">
            <text:p text:style-name="P547">1</text:p>
          </table:table-cell>
          <table:table-cell table:style-name="Table26.F3">
            <text:p text:style-name="P547"/>
          </table:table-cell>
          <table:table-cell table:style-name="Table26.A2" office:value-type="float" office:value="9">
            <text:p text:style-name="P547">9</text:p>
          </table:table-cell>
          <table:table-cell table:style-name="Table26.H3" office:value-type="float" office:value="1">
            <text:p text:style-name="P547">1</text:p>
          </table:table-cell>
          <table:table-cell table:style-name="Table26.I3">
            <text:p text:style-name="P547"/>
          </table:table-cell>
          <table:table-cell table:style-name="Table26.A2" office:value-type="float" office:value="3">
            <text:p text:style-name="P547">3</text:p>
          </table:table-cell>
          <table:table-cell table:style-name="Table26.K3" office:value-type="float" office:value="106">
            <text:p text:style-name="P547">106</text:p>
          </table:table-cell>
        </table:table-row>
        <table:table-row>
          <table:table-cell table:style-name="Table26.A2" office:value-type="float" office:value="33">
            <text:p text:style-name="P547">33</text:p>
          </table:table-cell>
          <table:table-cell table:style-name="Table26.B4" office:value-type="float" office:value="1">
            <text:p text:style-name="P547">1</text:p>
          </table:table-cell>
          <table:table-cell table:style-name="Table26.C4">
            <text:p text:style-name="P547"/>
          </table:table-cell>
          <table:table-cell table:style-name="Table26.A2" office:value-type="float" office:value="14">
            <text:p text:style-name="P547">14</text:p>
          </table:table-cell>
          <table:table-cell table:style-name="Table26.E4" office:value-type="float" office:value="3">
            <text:p text:style-name="P547">3</text:p>
          </table:table-cell>
          <table:table-cell table:style-name="Table26.F4">
            <text:p text:style-name="P547"/>
          </table:table-cell>
          <table:table-cell table:style-name="Table26.A2" office:value-type="float" office:value="8">
            <text:p text:style-name="P547">8</text:p>
          </table:table-cell>
          <table:table-cell table:style-name="Table26.H4" office:value-type="float" office:value="3">
            <text:p text:style-name="P547">3</text:p>
          </table:table-cell>
          <table:table-cell table:style-name="Table26.I4">
            <text:p text:style-name="P547"/>
          </table:table-cell>
          <table:table-cell table:style-name="Table26.A2" office:value-type="float" office:value="2">
            <text:p text:style-name="P547">2</text:p>
          </table:table-cell>
          <table:table-cell table:style-name="Table26.K4" office:value-type="float" office:value="133">
            <text:p text:style-name="P547">133</text:p>
          </table:table-cell>
        </table:table-row>
        <table:table-row>
          <table:table-cell table:style-name="Table26.A2" office:value-type="float" office:value="32">
            <text:p text:style-name="P547">32</text:p>
          </table:table-cell>
          <table:table-cell table:style-name="Table26.B5" office:value-type="float" office:value="31">
            <text:p text:style-name="P547">31</text:p>
          </table:table-cell>
          <table:table-cell table:style-name="Table26.C5">
            <text:p text:style-name="P547"/>
          </table:table-cell>
          <table:table-cell table:style-name="Table26.A2" office:value-type="float" office:value="13">
            <text:p text:style-name="P547">13</text:p>
          </table:table-cell>
          <table:table-cell table:style-name="Table26.E5" office:value-type="float" office:value="4">
            <text:p text:style-name="P547">4</text:p>
          </table:table-cell>
          <table:table-cell table:style-name="Table26.F5">
            <text:p text:style-name="P547"/>
          </table:table-cell>
          <table:table-cell table:style-name="Table26.A2" office:value-type="float" office:value="7">
            <text:p text:style-name="P547">7</text:p>
          </table:table-cell>
          <table:table-cell table:style-name="Table26.H5" office:value-type="float" office:value="5">
            <text:p text:style-name="P547">5</text:p>
          </table:table-cell>
          <table:table-cell table:style-name="Table26.I5">
            <text:p text:style-name="P547"/>
          </table:table-cell>
          <table:table-cell table:style-name="Table26.A2" office:value-type="float" office:value="1">
            <text:p text:style-name="P547">1</text:p>
          </table:table-cell>
          <table:table-cell table:style-name="Table26.K5" office:value-type="float" office:value="1384">
            <text:p text:style-name="P547">1,384</text:p>
          </table:table-cell>
        </table:table-row>
        <table:table-row>
          <table:table-cell table:style-name="Table26.A2" office:value-type="float" office:value="23">
            <text:p text:style-name="P547">23</text:p>
          </table:table-cell>
          <table:table-cell table:style-name="Table26.B6" office:value-type="float" office:value="1">
            <text:p text:style-name="P547">1</text:p>
          </table:table-cell>
          <table:table-cell table:style-name="Table26.C6">
            <text:p text:style-name="P547"/>
          </table:table-cell>
          <table:table-cell table:style-name="Table26.A2" office:value-type="float" office:value="12">
            <text:p text:style-name="P547">12</text:p>
          </table:table-cell>
          <table:table-cell table:style-name="Table26.E6" office:value-type="float" office:value="3">
            <text:p text:style-name="P547">3</text:p>
          </table:table-cell>
          <table:table-cell table:style-name="Table26.F6">
            <text:p text:style-name="P547"/>
          </table:table-cell>
          <table:table-cell table:style-name="Table26.A2" office:value-type="float" office:value="6">
            <text:p text:style-name="P547">6</text:p>
          </table:table-cell>
          <table:table-cell table:style-name="Table26.H6" office:value-type="float" office:value="29">
            <text:p text:style-name="P547">29</text:p>
          </table:table-cell>
          <table:table-cell table:style-name="Table26.I6">
            <text:p text:style-name="P547"/>
          </table:table-cell>
          <table:table-cell table:style-name="Table26.J6">
            <text:p text:style-name="P547"/>
          </table:table-cell>
          <table:table-cell table:style-name="Table26.K6">
            <text:p text:style-name="P547"/>
          </table:table-cell>
        </table:table-row>
        <table:table-row>
          <table:table-cell table:style-name="Table26.A2" office:value-type="float" office:value="20">
            <text:p text:style-name="P547">20</text:p>
          </table:table-cell>
          <table:table-cell table:style-name="Table26.B7" office:value-type="float" office:value="1">
            <text:p text:style-name="P547">1</text:p>
          </table:table-cell>
          <table:table-cell table:style-name="Table26.C7">
            <text:p text:style-name="P547"/>
          </table:table-cell>
          <table:table-cell table:style-name="Table26.A2" office:value-type="float" office:value="11">
            <text:p text:style-name="P547">11</text:p>
          </table:table-cell>
          <table:table-cell table:style-name="Table26.E7" office:value-type="float" office:value="2">
            <text:p text:style-name="P547">2</text:p>
          </table:table-cell>
          <table:table-cell table:style-name="Table26.F7">
            <text:p text:style-name="P547"/>
          </table:table-cell>
          <table:table-cell table:style-name="Table26.A2" office:value-type="float" office:value="5">
            <text:p text:style-name="P547">5</text:p>
          </table:table-cell>
          <table:table-cell table:style-name="Table26.H7" office:value-type="float" office:value="43">
            <text:p text:style-name="P547">43</text:p>
          </table:table-cell>
          <table:table-cell table:style-name="Table26.I7">
            <text:p text:style-name="P547"/>
          </table:table-cell>
          <table:table-cell table:style-name="Table26.J7">
            <text:p text:style-name="P547"/>
          </table:table-cell>
          <table:table-cell table:style-name="Table26.K7">
            <text:p text:style-name="P547"/>
          </table:table-cell>
        </table:table-row>
      </table:table>
      <text:p text:style-name="P157">There are 31 keystreams which can be used to decrypt the disc-key of all 145 DVD-Videos. Another keystream (actually the one that was used for <text:span text:style-name="T1721">DeCSS</text:span><text:span text:style-name="T1721"><text:note text:id="ftn32" text:note-class="footnote"><text:note-citation>32</text:note-citation><text:note-body><text:p text:style-name="P414">http://en.wikipedia.org/wiki/DeCSS</text:p></text:note-body></text:note></text:span>) can be used to decrypt 144 DVD-Videos.</text:p>
      <text:p text:style-name="P148"><text:soft-page-break/><text:span text:style-name="T1288">Notes</text:span><text:span text:style-name="T1880">:</text:span></text:p>
      <text:list xml:id="list182358116743761" text:continue-numbering="true" text:style-name="List_20_2">
        <text:list-item>
          <text:p text:style-name="P778">Keystreams are listed instead of player-keys since a keystream with a valid generator's <text:span text:style-name="T1266">start</text:span>- state can be produced by several (equivalent) player-keys. </text:p>
        </text:list-item>
        <text:list-item>
          <text:p text:style-name="P750">libdvdcss<text:span text:style-name="T1070"><text:bookmark-ref text:reference-format="number" text:ref-name="__RefNumPara__8561_1159668703">[4]</text:bookmark-ref></text:span> uses <text:span text:style-name="T1880">only </text:span>30 player-keys<text:span text:style-name="T1880"> (which produce different keystreams) </text:span>including the <text:span text:style-name="T1721">DeCSS</text:span> player-key.</text:p>
        </text:list-item>
      </text:list>
      <text:h text:style-name="Heading_20_2" text:outline-level="2"><text:bookmark-start text:name="__RefHeading__31228_353829011"/>Disc-Key Distribution<text:bookmark-end text:name="__RefHeading__31228_353829011"/></text:h>
      <text:p text:style-name="P116"><text:span text:style-name="T1579">W</text:span>ith <text:span text:style-name="T1579">the high</text:span> <text:span text:style-name="T1579">number of</text:span> possible <text:span text:style-name="T2053">5-byte </text:span>disc-keys, one could expect a <text:span text:style-name="T1942">uniform</text:span> <text:span text:style-name="T2050">disc-key </text:span>distribution <text:span text:style-name="T1881">over all DVD-Video releases</text:span>.<text:span text:style-name="T1576"> </text:span>However, interestingly, <text:span text:style-name="T1942">the genuine</text:span><text:span text:style-name="T819">↳</text:span><text:span text:style-name="T819"><text:bookmark-ref text:reference-format="number" text:ref-name="__RefHeading__31226_353829011">10.16</text:bookmark-ref></text:span><text:span text:style-name="T1881"> disc-keys are not evenly distributed. T</text:span>here are 45 disc-keys starting with the 4-byte sequence (00<text:span text:style-name="T1218">H</text:span>,00<text:span text:style-name="T1218">H</text:span>,00<text:span text:style-name="T1218">H</text:span>,00<text:span text:style-name="T1218">H</text:span>).<text:span text:style-name="T1580"> Though 32 of them belong to the same TV show. However, also various of the remaining disc-keys are used more than once: one disc-key even six times on unrelated DVD-Videos.</text:span></text:p>
      <table:table table:name="Table23" table:style-name="Table23">
        <table:table-column table:style-name="Table23.A"/>
        <table:table-column table:style-name="Table23.B"/>
        <table:table-column table:style-name="Table23.C"/>
        <table:table-column table:style-name="Table23.D"/>
        <table:table-column table:style-name="Table23.B"/>
        <table:table-row>
          <table:table-cell table:style-name="Table23.A1" table:number-columns-spanned="2" office:value-type="string">
            <text:p text:style-name="P73"><text:span text:style-name="T1576">Disc-Key </text:span>(00<text:span text:style-name="T1218">H</text:span>,00<text:span text:style-name="T1218">H</text:span>,00<text:span text:style-name="T1218">H</text:span>,00<text:span text:style-name="T1218">H</text:span><text:span text:style-name="T1881">,##</text:span><text:span text:style-name="T1218">H</text:span><text:span text:style-name="T1881">)</text:span></text:p>
          </table:table-cell>
          <table:covered-table-cell/>
          <table:table-cell table:style-name="Table23.A1" office:value-type="string">
            <text:p text:style-name="P436"/>
          </table:table-cell>
          <table:table-cell table:style-name="Table23.A1" table:number-columns-spanned="2" office:value-type="string">
            <text:p text:style-name="P438">Remaining Disc-Keys</text:p>
          </table:table-cell>
          <table:covered-table-cell/>
        </table:table-row>
        <table:table-row>
          <table:table-cell table:style-name="Table23.A2" office:value-type="string">
            <text:p text:style-name="P556"><text:span text:style-name="T1881">Disc-</text:span>Keys</text:p>
          </table:table-cell>
          <table:table-cell table:style-name="Table23.B2" office:value-type="string">
            <text:p text:style-name="P556">Oc<text:span text:style-name="T1881">c</text:span>urrence</text:p>
          </table:table-cell>
          <table:table-cell table:style-name="Table23.A1" office:value-type="string">
            <text:p text:style-name="P557"/>
          </table:table-cell>
          <table:table-cell table:style-name="Table23.A2" office:value-type="string">
            <text:p text:style-name="P556"><text:span text:style-name="T1881">Disc-</text:span>Keys</text:p>
          </table:table-cell>
          <table:table-cell table:style-name="Table23.B2" office:value-type="string">
            <text:p text:style-name="P556">Occur<text:span text:style-name="T1881">r</text:span>ence</text:p>
          </table:table-cell>
        </table:table-row>
        <table:table-row>
          <table:table-cell table:style-name="Table23.A3" office:value-type="string">
            <text:p text:style-name="P556">35</text:p>
          </table:table-cell>
          <table:table-cell table:style-name="Table23.A1" office:value-type="string">
            <text:p text:style-name="P556">1</text:p>
          </table:table-cell>
          <table:table-cell table:style-name="Table23.A1" office:value-type="string">
            <text:p text:style-name="P557"/>
          </table:table-cell>
          <table:table-cell table:style-name="Table23.A3" office:value-type="string">
            <text:p text:style-name="P556">6<text:span text:style-name="T1577">3</text:span></text:p>
          </table:table-cell>
          <table:table-cell table:style-name="Table23.A1" office:value-type="string">
            <text:p text:style-name="P556">1</text:p>
          </table:table-cell>
        </table:table-row>
        <table:table-row>
          <table:table-cell table:style-name="Table23.A3" office:value-type="string">
            <text:p text:style-name="P556">2</text:p>
          </table:table-cell>
          <table:table-cell table:style-name="Table23.A1" office:value-type="string">
            <text:p text:style-name="P556">2</text:p>
          </table:table-cell>
          <table:table-cell table:style-name="Table23.A1" office:value-type="string">
            <text:p text:style-name="P557"/>
          </table:table-cell>
          <table:table-cell table:style-name="Table23.A3" office:value-type="string">
            <text:p text:style-name="P556">6</text:p>
          </table:table-cell>
          <table:table-cell table:style-name="Table23.A1" office:value-type="string">
            <text:p text:style-name="P556">2</text:p>
          </table:table-cell>
        </table:table-row>
        <table:table-row>
          <table:table-cell table:style-name="Table23.A3" office:value-type="string">
            <text:p text:style-name="P558">2</text:p>
          </table:table-cell>
          <table:table-cell table:style-name="Table23.A1" office:value-type="string">
            <text:p text:style-name="P558">3</text:p>
          </table:table-cell>
          <table:table-cell table:style-name="Table23.A1" office:value-type="string">
            <text:p text:style-name="P557"/>
          </table:table-cell>
          <table:table-cell table:style-name="Table23.A3" office:value-type="string">
            <text:p text:style-name="P556">3</text:p>
          </table:table-cell>
          <table:table-cell table:style-name="Table23.A1" office:value-type="string">
            <text:p text:style-name="P556">3</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2</text:p>
          </table:table-cell>
          <table:table-cell table:style-name="Table23.A1" office:value-type="string">
            <text:p text:style-name="P556">5</text:p>
          </table:table-cell>
        </table:table-row>
        <table:table-row>
          <table:table-cell table:style-name="Table23.A1" office:value-type="string">
            <text:p text:style-name="P557"/>
          </table:table-cell>
          <table:table-cell table:style-name="Table23.A1" office:value-type="string">
            <text:p text:style-name="P557"/>
          </table:table-cell>
          <table:table-cell table:style-name="Table23.A1" office:value-type="string">
            <text:p text:style-name="P557"/>
          </table:table-cell>
          <table:table-cell table:style-name="Table23.A3" office:value-type="string">
            <text:p text:style-name="P556">1</text:p>
          </table:table-cell>
          <table:table-cell table:style-name="Table23.A1" office:value-type="string">
            <text:p text:style-name="P556">6</text:p>
          </table:table-cell>
        </table:table-row>
      </table:table>
      <text:h text:style-name="Heading_20_2" text:outline-level="2"><text:bookmark-start text:name="__RefHeading__40171_1576935100"/>Title-Keys<text:bookmark-end text:name="__RefHeading__40171_1576935100"/></text:h>
      <text:p text:style-name="P152"><text:span text:style-name="T1703">Test Case</text:span><text:span text:style-name="T1502">: handshake title </text:span><text:span text:style-name="T1277">device</text:span><text:span text:style-name="T170"> </text:span><text:span text:style-name="T1310">lba</text:span><text:span text:style-name="T49"> [--count </text:span><text:span text:style-name="T1310">N</text:span><text:span text:style-name="T49">]</text:span></text:p>
      <text:p text:style-name="P164"><text:span text:style-name="T2054">T</text:span>he head<text:span text:style-name="T2075">er</text:span> of each frame (and <text:span text:style-name="T2054">thus </text:span>each block) holds a slot for a title-key.<text:span text:style-name="T819">↳</text:span><text:span text:style-name="T819"><text:bookmark-ref text:reference-format="number" text:ref-name="__RefHeading__4233_1853143972">2.6</text:bookmark-ref></text:span><text:span text:style-name="T2054"> Reading this slot for each encrypted DVD-Pack takes a rather long time.</text:span><text:span text:style-name="T819">↳</text:span><text:span text:style-name="T819"><text:bookmark-ref text:reference-format="number" text:ref-name="__RefHeading__48157_954524978">9.7</text:bookmark-ref></text:span><text:span text:style-name="T2054"> Real-time playback wouldn't be possible. </text:span></text:p>
      <text:p text:style-name="P165">Luckily, the title-key is the same for each DVD-Pack of the VMG. Also, the title-key is the same for each DVD-Pack of one and the same VTS. The title-key 00:00:00:00:00 is stored for all the areas that contain no DVD-Pack; e.g. areas for the DVD's directories, areas for IFO and BUP, and even for the gaps within a VMG or VTS.</text:p>
      <text:p text:style-name="P82"><text:span text:style-name="T329">Note</text:span><text:span text:style-name="T1869">:</text:span> <text:span text:style-name="T697">Only a</text:span><text:span text:style-name="T698">bout 20</text:span><text:span text:style-name="T697"> DVD-Videos have been </text:span><text:span text:style-name="T699">checked</text:span><text:span text:style-name="T697"> since reading </text:span><text:span text:style-name="T700">all</text:span><text:span text:style-name="T697"> </text:span><text:span text:style-name="T705">title-keys</text:span><text:span text:style-name="T697"> takes </text:span><text:span text:style-name="T700">a</text:span><text:span text:style-name="T697"> long</text:span><text:span text:style-name="T700"> time</text:span><text:span text:style-name="T697">.</text:span></text:p>
      <text:h text:style-name="P820" text:outline-level="2"><text:bookmark-start text:name="__RefHeading__3623_309438263"/><text:span text:style-name="T1317">Data </text:span><text:span text:style-name="T1480">P</text:span><text:span text:style-name="T1317">adding</text:span><text:bookmark-end text:name="__RefHeading__3623_309438263"/></text:h>
      <text:p text:style-name="P303"><text:span text:style-name="T1709">Test-Case</text:span><text:span text:style-name="T1945">: pack id </text:span><text:span text:style-name="T1295">decrypted-f</text:span><text:span text:style-name="T1296">ile</text:span></text:p>
      <text:p text:style-name="P304"><text:span text:style-name="T1951">The</text:span> prediction of <text:span text:style-name="T1951">a</text:span> plain-text feature-data<text:span text:style-name="T2050">-snippet </text:span>is easy if an encrypted DVD-Pack contains a padding PES (BE<text:span text:style-name="T1196">H</text:span>).<text:span text:style-name="T816">↳</text:span><text:span text:style-name="T816"><text:bookmark-ref text:reference-format="number" text:ref-name="__RefHeading__16514_353829011">6.9</text:bookmark-ref></text:span> </text:p>
      <text:p text:style-name="P304">There are 5,071,051 padded DVD-Pack<text:span text:style-name="T1948">s</text:span> out of all DVD-Packs (1.07%).</text:p>
      <text:p text:style-name="P304">There are 659,989 padded DVD-Packs out of all scrambled DVD-Packs (0.46%).</text:p>
      <text:p text:style-name="P393">All 867 <text:span text:style-name="T1948">VMG+</text:span>VTS have at least one padded DVD-Pack.<text:span text:style-name="T1947"> However, only 526 out of 770 encrypted VMG+VTS have at least one padded DVD-Pack that is scrambled (68%).</text:span></text:p>
      <text:h text:style-name="P825" text:outline-level="2"><text:bookmark-start text:name="__RefHeading__40827_1576935100"/>Data Cycles<text:bookmark-end text:name="__RefHeading__40827_1576935100"/></text:h>
      <text:p text:style-name="P307"><text:span text:style-name="T1701">Test-Case</text:span>: predict <text:span text:style-name="T1317">( cycle | libdvdcss | plus )</text:span> <text:span text:style-name="T1295">decrypted-f</text:span><text:span text:style-name="T1266">ile</text:span></text:p>
      <text:p text:style-name="P305"><draw:frame draw:style-name="fr15" draw:name="Frame27" text:anchor-type="paragraph" svg:x="0cm" svg:y="2.701cm" svg:width="17cm" draw:z-index="45"><draw:text-box fo:min-height="18.794cm"><table:table table:name="Table37" table:style-name="Table37"><table:table-column table:style-name="Table37.A"/><table:table-column table:style-name="Table37.B"/><table:table-column table:style-name="Table37.C"/><table:table-column table:style-name="Table37.D"/><table:table-column table:style-name="Table37.C"/><table:table-header-rows><table:table-row><table:table-cell table:style-name="Table37.A1" office:value-type="float" office:value="0"><text:p text:style-name="P38">Q</text:p></table:table-cell><table:table-cell table:style-name="Table37.B1" office:value-type="float" office:value="0"><text:p text:style-name="P35">Occurrence</text:p></table:table-cell><table:table-cell table:style-name="Table37.B1" office:value-type="float" office:value="5"><text:p text:style-name="P37"><text:span text:style-name="T1954">M=</text:span>5</text:p></table:table-cell><table:table-cell table:style-name="Table37.B1" office:value-type="float" office:value="0"><text:p text:style-name="P37"><text:span text:style-name="T1954">M=</text:span>6<text:span text:style-name="T1954">..</text:span>9</text:p></table:table-cell><table:table-cell table:style-name="Table37.B1" office:value-type="float" office:value="0"><text:p text:style-name="P37"><text:span text:style-name="T1954">M</text:span>≥10</text:p></table:table-cell></table:table-row></table:table-header-rows><table:table-row><table:table-cell table:style-name="Table37.A2" office:value-type="string"><text:p text:style-name="P34">-</text:p></table:table-cell><table:table-cell table:style-name="Table37.B2" office:value-type="float" office:value="86816904"><text:p text:style-name="P33">86,816,904</text:p></table:table-cell><table:table-cell table:style-name="Table37.C2" office:value-type="float" office:value="0"><text:p text:style-name="P35">-</text:p></table:table-cell><table:table-cell table:style-name="Table37.C2" office:value-type="float" office:value="0"><text:p text:style-name="P35">-</text:p></table:table-cell><table:table-cell table:style-name="Table37.C2" office:value-type="float" office:value="0"><text:p text:style-name="P35">-</text:p></table:table-cell></table:table-row><table:table-row><table:table-cell table:style-name="Table37.A105" office:value-type="string"><text:p text:style-name="P36">1</text:p></table:table-cell><table:table-cell table:style-name="Table37.B2" office:value-type="float" office:value="51052396"><text:p text:style-name="P36">51,052,396</text:p></table:table-cell><table:table-cell table:style-name="Table37.C3" office:value-type="float" office:value="0.02"><text:p text:style-name="P36">0.02</text:p></table:table-cell><table:table-cell table:style-name="Table37.C3" office:value-type="float" office:value="0.03"><text:p text:style-name="P36">0.03</text:p></table:table-cell><table:table-cell table:style-name="Table37.C3" office:value-type="float" office:value="0.04"><text:p text:style-name="P36">0.04</text:p></table:table-cell></table:table-row><table:table-row><table:table-cell table:style-name="Table37.A105" office:value-type="string"><text:p text:style-name="P36">2</text:p></table:table-cell><table:table-cell table:style-name="Table37.B2" office:value-type="float" office:value="843988"><text:p text:style-name="P36">843,988</text:p></table:table-cell><table:table-cell table:style-name="Table37.C3" office:value-type="float" office:value="0.56"><text:p text:style-name="P36">0.56</text:p></table:table-cell><table:table-cell table:style-name="Table37.C3" office:value-type="float" office:value="1.26"><text:p text:style-name="P36">1.26</text:p></table:table-cell><table:table-cell table:style-name="Table37.C3" office:value-type="float" office:value="1.72"><text:p text:style-name="P36">1.72</text:p></table:table-cell></table:table-row><table:table-row><table:table-cell table:style-name="Table37.A105" office:value-type="string"><text:p text:style-name="P36">3</text:p></table:table-cell><table:table-cell table:style-name="Table37.B2" office:value-type="float" office:value="787410"><text:p text:style-name="P36">787,410</text:p></table:table-cell><table:table-cell table:style-name="Table37.C3" office:value-type="float" office:value="0.52"><text:p text:style-name="P36">0.52</text:p></table:table-cell><table:table-cell table:style-name="Table37.C3" office:value-type="float" office:value="55.06"><text:p text:style-name="P36">55.06</text:p></table:table-cell><table:table-cell table:style-name="Table37.C3" office:value-type="float" office:value="2.86"><text:p text:style-name="P36">2.86</text:p></table:table-cell></table:table-row><table:table-row><table:table-cell table:style-name="Table37.A105" office:value-type="string"><text:p text:style-name="P36">4</text:p></table:table-cell><table:table-cell table:style-name="Table37.B2" office:value-type="float" office:value="93615"><text:p text:style-name="P36">93,615</text:p></table:table-cell><table:table-cell table:style-name="Table37.C3" office:value-type="float" office:value="1.98"><text:p text:style-name="P36">1.98</text:p></table:table-cell><table:table-cell table:style-name="Table37.C3" office:value-type="float" office:value="8.23"><text:p text:style-name="P36">8.23</text:p></table:table-cell><table:table-cell table:style-name="Table37.C3" office:value-type="float" office:value="15.39"><text:p text:style-name="P36">15.39</text:p></table:table-cell></table:table-row><table:table-row><table:table-cell table:style-name="Table37.A105" office:value-type="string"><text:p text:style-name="P36">5</text:p></table:table-cell><table:table-cell table:style-name="Table37.B2" office:value-type="float" office:value="154138"><text:p text:style-name="P36">154,138</text:p></table:table-cell><table:table-cell table:style-name="Table37.C3" office:value-type="float" office:value="1.6"><text:p text:style-name="P36">1.60</text:p></table:table-cell><table:table-cell table:style-name="Table37.C3" office:value-type="float" office:value="4.42"><text:p text:style-name="P36">4.42</text:p></table:table-cell><table:table-cell table:style-name="Table37.C3" office:value-type="float" office:value="74.73"><text:p text:style-name="P36">74.73</text:p></table:table-cell></table:table-row><table:table-row><table:table-cell table:style-name="Table37.A105" office:value-type="string"><text:p text:style-name="P36">6</text:p></table:table-cell><table:table-cell table:style-name="Table37.B2" office:value-type="float" office:value="34866"><text:p text:style-name="P36">34,866</text:p></table:table-cell><table:table-cell table:style-name="Table37.C3" office:value-type="float" office:value="8.93"><text:p text:style-name="P36">8.93</text:p></table:table-cell><table:table-cell table:style-name="Table37.C3" office:value-type="float" office:value="10.28"><text:p text:style-name="P36">10.28</text:p></table:table-cell><table:table-cell table:style-name="Table37.C3" office:value-type="float" office:value="32.18"><text:p text:style-name="P36">32.18</text:p></table:table-cell></table:table-row><table:table-row><table:table-cell table:style-name="Table37.A105" office:value-type="string"><text:p text:style-name="P36">7</text:p></table:table-cell><table:table-cell table:style-name="Table37.B2" office:value-type="float" office:value="26689"><text:p text:style-name="P36">26,689</text:p></table:table-cell><table:table-cell table:style-name="Table37.C3" office:value-type="float" office:value="3.26"><text:p text:style-name="P36">3.26</text:p></table:table-cell><table:table-cell table:style-name="Table37.C3" office:value-type="float" office:value="9.74"><text:p text:style-name="P36">9.74</text:p></table:table-cell><table:table-cell table:style-name="Table37.C3" office:value-type="float" office:value="42.98"><text:p text:style-name="P36">42.98</text:p></table:table-cell></table:table-row><table:table-row><table:table-cell table:style-name="Table37.A105" office:value-type="string"><text:p text:style-name="P36">8</text:p></table:table-cell><table:table-cell table:style-name="Table37.B2" office:value-type="float" office:value="63937"><text:p text:style-name="P36">63,937</text:p></table:table-cell><table:table-cell table:style-name="Table37.C3" office:value-type="float" office:value="1.18"><text:p text:style-name="P36">1.18</text:p></table:table-cell><table:table-cell table:style-name="Table37.C3" office:value-type="float" office:value="2.99"><text:p text:style-name="P36">2.99</text:p></table:table-cell><table:table-cell table:style-name="Table37.C3" office:value-type="float" office:value="20.82"><text:p text:style-name="P36">20.82</text:p></table:table-cell></table:table-row><table:table-row><table:table-cell table:style-name="Table37.A105" office:value-type="string"><text:p text:style-name="P36">9</text:p></table:table-cell><table:table-cell table:style-name="Table37.B2" office:value-type="float" office:value="18939"><text:p text:style-name="P36">18,939</text:p></table:table-cell><table:table-cell table:style-name="Table37.C3" office:value-type="float" office:value="3.04"><text:p text:style-name="P36">3.04</text:p></table:table-cell><table:table-cell table:style-name="Table37.C3" office:value-type="float" office:value="8.05"><text:p text:style-name="P36">8.05</text:p></table:table-cell><table:table-cell table:style-name="Table37.C3" office:value-type="float" office:value="53.16"><text:p text:style-name="P36">53.16</text:p></table:table-cell></table:table-row><table:table-row><table:table-cell table:style-name="Table37.A105" office:value-type="string"><text:p text:style-name="P36">10</text:p></table:table-cell><table:table-cell table:style-name="Table37.B2" office:value-type="float" office:value="15215"><text:p text:style-name="P36">15,215</text:p></table:table-cell><table:table-cell table:style-name="Table37.C3" office:value-type="float" office:value="3.99"><text:p text:style-name="P36">3.99</text:p></table:table-cell><table:table-cell table:style-name="Table37.C3" office:value-type="float" office:value="8.2"><text:p text:style-name="P36">8.20</text:p></table:table-cell><table:table-cell table:style-name="Table37.C3" office:value-type="float" office:value="52.55"><text:p text:style-name="P36">52.55</text:p></table:table-cell></table:table-row><table:table-row><table:table-cell table:style-name="Table37.A105" office:value-type="string"><text:p text:style-name="P36">11</text:p></table:table-cell><table:table-cell table:style-name="Table37.B2" office:value-type="float" office:value="15166"><text:p text:style-name="P36">15,166</text:p></table:table-cell><table:table-cell table:style-name="Table37.C3" office:value-type="float" office:value="2.54"><text:p text:style-name="P36">2.54</text:p></table:table-cell><table:table-cell table:style-name="Table37.C3" office:value-type="float" office:value="8.28"><text:p text:style-name="P36">8.28</text:p></table:table-cell><table:table-cell table:style-name="Table37.C3" office:value-type="float" office:value="51.96"><text:p text:style-name="P36">51.96</text:p></table:table-cell></table:table-row><table:table-row><table:table-cell table:style-name="Table37.A105" office:value-type="string"><text:p text:style-name="P36">12</text:p></table:table-cell><table:table-cell table:style-name="Table37.B2" office:value-type="float" office:value="656316"><text:p text:style-name="P36">656,316</text:p></table:table-cell><table:table-cell table:style-name="Table37.C3" office:value-type="float" office:value="0.03"><text:p text:style-name="P36">0.03</text:p></table:table-cell><table:table-cell table:style-name="Table37.C3" office:value-type="float" office:value="98.04"><text:p text:style-name="P36">98.04</text:p></table:table-cell><table:table-cell table:style-name="Table37.C3" office:value-type="float" office:value="1.48"><text:p text:style-name="P36">1.48</text:p></table:table-cell></table:table-row><table:table-row><table:table-cell table:style-name="Table37.A105" office:value-type="string"><text:p text:style-name="P36">13</text:p></table:table-cell><table:table-cell table:style-name="Table37.B2" office:value-type="float" office:value="10063"><text:p text:style-name="P36">10,063</text:p></table:table-cell><table:table-cell table:style-name="Table37.C3" office:value-type="float" office:value="1.78"><text:p text:style-name="P36">1.78</text:p></table:table-cell><table:table-cell table:style-name="Table37.C3" office:value-type="float" office:value="9.74"><text:p text:style-name="P36">9.74</text:p></table:table-cell><table:table-cell table:style-name="Table37.C3" office:value-type="float" office:value="66.31"><text:p text:style-name="P36">66.31</text:p></table:table-cell></table:table-row><table:table-row><table:table-cell table:style-name="Table37.A105" office:value-type="string"><text:p text:style-name="P36">14</text:p></table:table-cell><table:table-cell table:style-name="Table37.B2" office:value-type="float" office:value="11514"><text:p text:style-name="P36">11,514</text:p></table:table-cell><table:table-cell table:style-name="Table37.C3" office:value-type="float" office:value="3.76"><text:p text:style-name="P36">3.76</text:p></table:table-cell><table:table-cell table:style-name="Table37.C3" office:value-type="float" office:value="6.69"><text:p text:style-name="P36">6.69</text:p></table:table-cell><table:table-cell table:style-name="Table37.C3" office:value-type="float" office:value="75.66"><text:p text:style-name="P36">75.66</text:p></table:table-cell></table:table-row><table:table-row><table:table-cell table:style-name="Table37.A105" office:value-type="string"><text:p text:style-name="P36">15</text:p></table:table-cell><table:table-cell table:style-name="Table37.B2" office:value-type="float" office:value="9952"><text:p text:style-name="P36">9,952</text:p></table:table-cell><table:table-cell table:style-name="Table37.C3" office:value-type="float" office:value="1.63"><text:p text:style-name="P36">1.63</text:p></table:table-cell><table:table-cell table:style-name="Table37.C3" office:value-type="float" office:value="5.81"><text:p text:style-name="P36">5.81</text:p></table:table-cell><table:table-cell table:style-name="Table37.C3" office:value-type="float" office:value="74.21"><text:p text:style-name="P36">74.21</text:p></table:table-cell></table:table-row><table:table-row><table:table-cell table:style-name="Table37.A105" office:value-type="string"><text:p text:style-name="P36">16</text:p></table:table-cell><table:table-cell table:style-name="Table37.B2" office:value-type="float" office:value="9230"><text:p text:style-name="P36">9,230</text:p></table:table-cell><table:table-cell table:style-name="Table37.C3" office:value-type="float" office:value="1.4"><text:p text:style-name="P36">1.40</text:p></table:table-cell><table:table-cell table:style-name="Table37.C3" office:value-type="float" office:value="6.79"><text:p text:style-name="P36">6.79</text:p></table:table-cell><table:table-cell table:style-name="Table37.C3" office:value-type="float" office:value="78.23"><text:p text:style-name="P36">78.23</text:p></table:table-cell></table:table-row><table:table-row><table:table-cell table:style-name="Table37.A105" office:value-type="string"><text:p text:style-name="P36">17</text:p></table:table-cell><table:table-cell table:style-name="Table37.B2" office:value-type="float" office:value="7792"><text:p text:style-name="P36">7,792</text:p></table:table-cell><table:table-cell table:style-name="Table37.C3" office:value-type="float" office:value="1.59"><text:p text:style-name="P36">1.59</text:p></table:table-cell><table:table-cell table:style-name="Table37.C3" office:value-type="float" office:value="6.38"><text:p text:style-name="P36">6.38</text:p></table:table-cell><table:table-cell table:style-name="Table37.C3" office:value-type="float" office:value="77.62"><text:p text:style-name="P36">77.62</text:p></table:table-cell></table:table-row><table:table-row><table:table-cell table:style-name="Table37.A105" office:value-type="string"><text:p text:style-name="P36">18</text:p></table:table-cell><table:table-cell table:style-name="Table37.B2" office:value-type="float" office:value="111509"><text:p text:style-name="P36">111,509</text:p></table:table-cell><table:table-cell table:style-name="Table37.C3" office:value-type="float" office:value="0.18"><text:p text:style-name="P36">0.18</text:p></table:table-cell><table:table-cell table:style-name="Table37.C3" office:value-type="float" office:value="0.43"><text:p text:style-name="P36">0.43</text:p></table:table-cell><table:table-cell table:style-name="Table37.C3" office:value-type="float" office:value="98"><text:p text:style-name="P36">98.00</text:p></table:table-cell></table:table-row><table:table-row><table:table-cell table:style-name="Table37.A105" office:value-type="string"><text:p text:style-name="P36">19</text:p></table:table-cell><table:table-cell table:style-name="Table37.B2" office:value-type="float" office:value="7206"><text:p text:style-name="P36">7,206</text:p></table:table-cell><table:table-cell table:style-name="Table37.C3" office:value-type="float" office:value="1.07"><text:p text:style-name="P36">1.07</text:p></table:table-cell><table:table-cell table:style-name="Table37.C3" office:value-type="float" office:value="5.52"><text:p text:style-name="P36">5.52</text:p></table:table-cell><table:table-cell table:style-name="Table37.C3" office:value-type="float" office:value="76.91"><text:p text:style-name="P36">76.91</text:p></table:table-cell></table:table-row><table:table-row><table:table-cell table:style-name="Table37.A105" office:value-type="string"><text:p text:style-name="P36">20</text:p></table:table-cell><table:table-cell table:style-name="Table37.B2" office:value-type="float" office:value="7419"><text:p text:style-name="P36">7,419</text:p></table:table-cell><table:table-cell table:style-name="Table37.C3" office:value-type="float" office:value="2.21"><text:p text:style-name="P36">2.21</text:p></table:table-cell><table:table-cell table:style-name="Table37.C3" office:value-type="float" office:value="4.95"><text:p text:style-name="P36">4.95</text:p></table:table-cell><table:table-cell table:style-name="Table37.C3" office:value-type="float" office:value="84.19"><text:p text:style-name="P36">84.19</text:p></table:table-cell></table:table-row><table:table-row><table:table-cell table:style-name="Table37.A105" office:value-type="string"><text:p text:style-name="P36">21</text:p></table:table-cell><table:table-cell table:style-name="Table37.B2" office:value-type="float" office:value="6406"><text:p text:style-name="P36">6,406</text:p></table:table-cell><table:table-cell table:style-name="Table37.C3" office:value-type="float" office:value="1.76"><text:p text:style-name="P36">1.76</text:p></table:table-cell><table:table-cell table:style-name="Table37.C3" office:value-type="float" office:value="5.15"><text:p text:style-name="P36">5.15</text:p></table:table-cell><table:table-cell table:style-name="Table37.C3" office:value-type="float" office:value="82.97"><text:p text:style-name="P36">82.97</text:p></table:table-cell></table:table-row><table:table-row><table:table-cell table:style-name="Table37.A105" office:value-type="string"><text:p text:style-name="P36">22</text:p></table:table-cell><table:table-cell table:style-name="Table37.B2" office:value-type="float" office:value="10789"><text:p text:style-name="P36">10,789</text:p></table:table-cell><table:table-cell table:style-name="Table37.C3" office:value-type="float" office:value="0.77"><text:p text:style-name="P36">0.77</text:p></table:table-cell><table:table-cell table:style-name="Table37.C3" office:value-type="float" office:value="7.56"><text:p text:style-name="P36">7.56</text:p></table:table-cell><table:table-cell table:style-name="Table37.C3" office:value-type="float" office:value="85.87"><text:p text:style-name="P36">85.87</text:p></table:table-cell></table:table-row><table:table-row><table:table-cell table:style-name="Table37.A105" office:value-type="string"><text:p text:style-name="P36">23</text:p></table:table-cell><table:table-cell table:style-name="Table37.B2" office:value-type="float" office:value="7308"><text:p text:style-name="P36">7,308</text:p></table:table-cell><table:table-cell table:style-name="Table37.C3" office:value-type="float" office:value="3.33"><text:p text:style-name="P36">3.33</text:p></table:table-cell><table:table-cell table:style-name="Table37.C3" office:value-type="float" office:value="12.07"><text:p text:style-name="P36">12.07</text:p></table:table-cell><table:table-cell table:style-name="Table37.C3" office:value-type="float" office:value="65.97"><text:p text:style-name="P36">65.97</text:p></table:table-cell></table:table-row><table:table-row><table:table-cell table:style-name="Table37.A105" office:value-type="string"><text:p text:style-name="P36">24</text:p></table:table-cell><table:table-cell table:style-name="Table37.B2" office:value-type="float" office:value="7436"><text:p text:style-name="P36">7,436</text:p></table:table-cell><table:table-cell table:style-name="Table37.C3" office:value-type="float" office:value="2.23"><text:p text:style-name="P36">2.23</text:p></table:table-cell><table:table-cell table:style-name="Table37.C3" office:value-type="float" office:value="11.92"><text:p text:style-name="P36">11.92</text:p></table:table-cell><table:table-cell table:style-name="Table37.C3" office:value-type="float" office:value="73.67"><text:p text:style-name="P36">73.67</text:p></table:table-cell></table:table-row><table:table-row><table:table-cell table:style-name="Table37.A105" office:value-type="string"><text:p text:style-name="P36">25</text:p></table:table-cell><table:table-cell table:style-name="Table37.B2" office:value-type="float" office:value="7235"><text:p text:style-name="P36">7,235</text:p></table:table-cell><table:table-cell table:style-name="Table37.C3" office:value-type="float" office:value="0.79"><text:p text:style-name="P36">0.79</text:p></table:table-cell><table:table-cell table:style-name="Table37.C3" office:value-type="float" office:value="5.65"><text:p text:style-name="P36">5.65</text:p></table:table-cell><table:table-cell table:style-name="Table37.C3" office:value-type="float" office:value="87.56"><text:p text:style-name="P36">87.56</text:p></table:table-cell></table:table-row><table:table-row><table:table-cell table:style-name="Table37.A105" office:value-type="string"><text:p text:style-name="P36">26</text:p></table:table-cell><table:table-cell table:style-name="Table37.B2" office:value-type="float" office:value="5167"><text:p text:style-name="P36">5,167</text:p></table:table-cell><table:table-cell table:style-name="Table37.C3" office:value-type="float" office:value="1.28"><text:p text:style-name="P36">1.28</text:p></table:table-cell><table:table-cell table:style-name="Table37.C3" office:value-type="float" office:value="6.87"><text:p text:style-name="P36">6.87</text:p></table:table-cell><table:table-cell table:style-name="Table37.C3" office:value-type="float" office:value="84.56"><text:p text:style-name="P36">84.56</text:p></table:table-cell></table:table-row><table:table-row><table:table-cell table:style-name="Table37.A105" office:value-type="string"><text:p text:style-name="P36">27</text:p></table:table-cell><table:table-cell table:style-name="Table37.B2" office:value-type="float" office:value="4756"><text:p text:style-name="P36">4,756</text:p></table:table-cell><table:table-cell table:style-name="Table37.C3" office:value-type="float" office:value="2.08"><text:p text:style-name="P36">2.08</text:p></table:table-cell><table:table-cell table:style-name="Table37.C3" office:value-type="float" office:value="7.53"><text:p text:style-name="P36">7.53</text:p></table:table-cell><table:table-cell table:style-name="Table37.C3" office:value-type="float" office:value="80.97"><text:p text:style-name="P36">80.97</text:p></table:table-cell></table:table-row><table:table-row><table:table-cell table:style-name="Table37.A105" office:value-type="string"><text:p text:style-name="P36">28</text:p></table:table-cell><table:table-cell table:style-name="Table37.B2" office:value-type="float" office:value="10759"><text:p text:style-name="P36">10,759</text:p></table:table-cell><table:table-cell table:style-name="Table37.C3" office:value-type="float" office:value="0.34"><text:p text:style-name="P36">0.34</text:p></table:table-cell><table:table-cell table:style-name="Table37.C3" office:value-type="float" office:value="9.97"><text:p text:style-name="P36">9.97</text:p></table:table-cell><table:table-cell table:style-name="Table37.C3" office:value-type="float" office:value="86.08"><text:p text:style-name="P36">86.08</text:p></table:table-cell></table:table-row><table:table-row><table:table-cell table:style-name="Table37.A105" office:value-type="string"><text:p text:style-name="P36">29</text:p></table:table-cell><table:table-cell table:style-name="Table37.B2" office:value-type="float" office:value="5378"><text:p text:style-name="P36">5,378</text:p></table:table-cell><table:table-cell table:style-name="Table37.C3" office:value-type="float" office:value="1.21"><text:p text:style-name="P36">1.21</text:p></table:table-cell><table:table-cell table:style-name="Table37.C3" office:value-type="float" office:value="6.02"><text:p text:style-name="P36">6.02</text:p></table:table-cell><table:table-cell table:style-name="Table37.C3" office:value-type="float" office:value="83.56"><text:p text:style-name="P36">83.56</text:p></table:table-cell></table:table-row><table:table-row><table:table-cell table:style-name="Table37.A105" office:value-type="string"><text:p text:style-name="P36">30</text:p></table:table-cell><table:table-cell table:style-name="Table37.B2" office:value-type="float" office:value="4651"><text:p text:style-name="P36">4,651</text:p></table:table-cell><table:table-cell table:style-name="Table37.C3" office:value-type="float" office:value="3.2"><text:p text:style-name="P36">3.20</text:p></table:table-cell><table:table-cell table:style-name="Table37.C3" office:value-type="float" office:value="6.64"><text:p text:style-name="P36">6.64</text:p></table:table-cell><table:table-cell table:style-name="Table37.C3" office:value-type="float" office:value="72.54"><text:p text:style-name="P36">72.54</text:p></table:table-cell></table:table-row><table:table-row><table:table-cell table:style-name="Table37.A105" office:value-type="string"><text:p text:style-name="P36">31</text:p></table:table-cell><table:table-cell table:style-name="Table37.B2" office:value-type="float" office:value="4060"><text:p text:style-name="P36">4,060</text:p></table:table-cell><table:table-cell table:style-name="Table37.C3" office:value-type="float" office:value="1.43"><text:p text:style-name="P36">1.43</text:p></table:table-cell><table:table-cell table:style-name="Table37.C3" office:value-type="float" office:value="6.65"><text:p text:style-name="P36">6.65</text:p></table:table-cell><table:table-cell table:style-name="Table37.C3" office:value-type="float" office:value="77.04"><text:p text:style-name="P36">77.04</text:p></table:table-cell></table:table-row><table:table-row><table:table-cell table:style-name="Table37.A105" office:value-type="string"><text:p text:style-name="P36">32</text:p></table:table-cell><table:table-cell table:style-name="Table37.B2" office:value-type="float" office:value="5226"><text:p text:style-name="P36">5,226</text:p></table:table-cell><table:table-cell table:style-name="Table37.C3" office:value-type="float" office:value="1.15"><text:p text:style-name="P36">1.15</text:p></table:table-cell><table:table-cell table:style-name="Table37.C3" office:value-type="float" office:value="5.34"><text:p text:style-name="P36">5.34</text:p></table:table-cell><table:table-cell table:style-name="Table37.C3" office:value-type="float" office:value="86.28"><text:p text:style-name="P36">86.28</text:p></table:table-cell></table:table-row><table:table-row><table:table-cell table:style-name="Table37.A105" office:value-type="string"><text:p text:style-name="P36">33</text:p></table:table-cell><table:table-cell table:style-name="Table37.B2" office:value-type="float" office:value="3902"><text:p text:style-name="P36">3,902</text:p></table:table-cell><table:table-cell table:style-name="Table37.C3" office:value-type="float" office:value="1.72"><text:p text:style-name="P36">1.72</text:p></table:table-cell><table:table-cell table:style-name="Table37.C3" office:value-type="float" office:value="7.12"><text:p text:style-name="P36">7.12</text:p></table:table-cell><table:table-cell table:style-name="Table37.C3" office:value-type="float" office:value="81.6"><text:p text:style-name="P36">81.60</text:p></table:table-cell></table:table-row><table:table-row><table:table-cell table:style-name="Table37.A105" office:value-type="string"><text:p text:style-name="P36">34</text:p></table:table-cell><table:table-cell table:style-name="Table37.B2" office:value-type="float" office:value="4128"><text:p text:style-name="P36">4,128</text:p></table:table-cell><table:table-cell table:style-name="Table37.C3" office:value-type="float" office:value="1.6"><text:p text:style-name="P36">1.60</text:p></table:table-cell><table:table-cell table:style-name="Table37.C3" office:value-type="float" office:value="6.27"><text:p text:style-name="P36">6.27</text:p></table:table-cell><table:table-cell table:style-name="Table37.C3" office:value-type="float" office:value="82.63"><text:p text:style-name="P36">82.63</text:p></table:table-cell></table:table-row><table:table-row><table:table-cell table:style-name="Table37.A105" office:value-type="string"><text:p text:style-name="P36">35</text:p></table:table-cell><table:table-cell table:style-name="Table37.B2" office:value-type="float" office:value="3541"><text:p text:style-name="P36">3,541</text:p></table:table-cell><table:table-cell table:style-name="Table37.C3" office:value-type="float" office:value="1.07"><text:p text:style-name="P36">1.07</text:p></table:table-cell><table:table-cell table:style-name="Table37.C3" office:value-type="float" office:value="5.45"><text:p text:style-name="P36">5.45</text:p></table:table-cell><table:table-cell table:style-name="Table37.C3" office:value-type="float" office:value="82.72"><text:p text:style-name="P36">82.72</text:p></table:table-cell></table:table-row><table:table-row><table:table-cell table:style-name="Table37.A105" office:value-type="string"><text:p text:style-name="P36">36</text:p></table:table-cell><table:table-cell table:style-name="Table37.B2" office:value-type="float" office:value="5054"><text:p text:style-name="P36">5,054</text:p></table:table-cell><table:table-cell table:style-name="Table37.C3" office:value-type="float" office:value="0.89"><text:p text:style-name="P36">0.89</text:p></table:table-cell><table:table-cell table:style-name="Table37.C3" office:value-type="float" office:value="3.24"><text:p text:style-name="P36">3.24</text:p></table:table-cell><table:table-cell table:style-name="Table37.C3" office:value-type="float" office:value="89.18"><text:p text:style-name="P36">89.18</text:p></table:table-cell></table:table-row><table:table-row><table:table-cell table:style-name="Table37.A105" office:value-type="string"><text:p text:style-name="P36">37</text:p></table:table-cell><table:table-cell table:style-name="Table37.B2" office:value-type="float" office:value="3770"><text:p text:style-name="P36">3,770</text:p></table:table-cell><table:table-cell table:style-name="Table37.C3" office:value-type="float" office:value="1.01"><text:p text:style-name="P36">1.01</text:p></table:table-cell><table:table-cell table:style-name="Table37.C3" office:value-type="float" office:value="5.12"><text:p text:style-name="P36">5.12</text:p></table:table-cell><table:table-cell table:style-name="Table37.C3" office:value-type="float" office:value="84.56"><text:p text:style-name="P36">84.56</text:p></table:table-cell></table:table-row><table:table-row><table:table-cell table:style-name="Table37.A105" office:value-type="string"><text:p text:style-name="P36">38</text:p></table:table-cell><table:table-cell table:style-name="Table37.B2" office:value-type="float" office:value="3420"><text:p text:style-name="P36">3,420</text:p></table:table-cell><table:table-cell table:style-name="Table37.C3" office:value-type="float" office:value="0.85"><text:p text:style-name="P36">0.85</text:p></table:table-cell><table:table-cell table:style-name="Table37.C3" office:value-type="float" office:value="7.57"><text:p text:style-name="P36">7.57</text:p></table:table-cell><table:table-cell table:style-name="Table37.C3" office:value-type="float" office:value="82.63"><text:p text:style-name="P36">82.63</text:p></table:table-cell></table:table-row><table:table-row><table:table-cell table:style-name="Table37.A105" office:value-type="string"><text:p text:style-name="P36">39</text:p></table:table-cell><table:table-cell table:style-name="Table37.B2" office:value-type="float" office:value="3209"><text:p text:style-name="P36">3,209</text:p></table:table-cell><table:table-cell table:style-name="Table37.C3" office:value-type="float" office:value="0.69"><text:p text:style-name="P36">0.69</text:p></table:table-cell><table:table-cell table:style-name="Table37.C3" office:value-type="float" office:value="6.23"><text:p text:style-name="P36">6.23</text:p></table:table-cell><table:table-cell table:style-name="Table37.C3" office:value-type="float" office:value="82.77"><text:p text:style-name="P36">82.77</text:p></table:table-cell></table:table-row><table:table-row><table:table-cell table:style-name="Table37.A105" office:value-type="string"><text:p text:style-name="P36">40</text:p></table:table-cell><table:table-cell table:style-name="Table37.B2" office:value-type="float" office:value="4796"><text:p text:style-name="P36">4,796</text:p></table:table-cell><table:table-cell table:style-name="Table37.C3" office:value-type="float" office:value="0.96"><text:p text:style-name="P36">0.96</text:p></table:table-cell><table:table-cell table:style-name="Table37.C3" office:value-type="float" office:value="3.15"><text:p text:style-name="P36">3.15</text:p></table:table-cell><table:table-cell table:style-name="Table37.C3" office:value-type="float" office:value="85.26"><text:p text:style-name="P36">85.26</text:p></table:table-cell></table:table-row><table:table-row><table:table-cell table:style-name="Table37.A105" office:value-type="string"><text:p text:style-name="P36">41</text:p></table:table-cell><table:table-cell table:style-name="Table37.B2" office:value-type="float" office:value="3152"><text:p text:style-name="P36">3,152</text:p></table:table-cell><table:table-cell table:style-name="Table37.C3" office:value-type="float" office:value="0.63"><text:p text:style-name="P36">0.63</text:p></table:table-cell><table:table-cell table:style-name="Table37.C3" office:value-type="float" office:value="5.14"><text:p text:style-name="P36">5.14</text:p></table:table-cell><table:table-cell table:style-name="Table37.C3" office:value-type="float" office:value="85.53"><text:p text:style-name="P36">85.53</text:p></table:table-cell></table:table-row><table:table-row><table:table-cell table:style-name="Table37.A105" office:value-type="string"><text:p text:style-name="P36">42</text:p></table:table-cell><table:table-cell table:style-name="Table37.B2" office:value-type="float" office:value="3569"><text:p text:style-name="P36">3,569</text:p></table:table-cell><table:table-cell table:style-name="Table37.C3" office:value-type="float" office:value="0.98"><text:p text:style-name="P36">0.98</text:p></table:table-cell><table:table-cell table:style-name="Table37.C3" office:value-type="float" office:value="4.09"><text:p text:style-name="P36">4.09</text:p></table:table-cell><table:table-cell table:style-name="Table37.C3" office:value-type="float" office:value="88.82"><text:p text:style-name="P36">88.82</text:p></table:table-cell></table:table-row><table:table-row><table:table-cell table:style-name="Table37.A105" office:value-type="string"><text:p text:style-name="P36">43</text:p></table:table-cell><table:table-cell table:style-name="Table37.B2" office:value-type="float" office:value="2867"><text:p text:style-name="P36">2,867</text:p></table:table-cell><table:table-cell table:style-name="Table37.C3" office:value-type="float" office:value="0.84"><text:p text:style-name="P36">0.84</text:p></table:table-cell><table:table-cell table:style-name="Table37.C3" office:value-type="float" office:value="5.76"><text:p text:style-name="P36">5.76</text:p></table:table-cell><table:table-cell table:style-name="Table37.C3" office:value-type="float" office:value="85.21"><text:p text:style-name="P36">85.21</text:p></table:table-cell></table:table-row><table:table-row><table:table-cell table:style-name="Table37.A105" office:value-type="string"><text:p text:style-name="P36">44</text:p></table:table-cell><table:table-cell table:style-name="Table37.B2" office:value-type="float" office:value="4088"><text:p text:style-name="P36">4,088</text:p></table:table-cell><table:table-cell table:style-name="Table37.C3" office:value-type="float" office:value="0.59"><text:p text:style-name="P36">0.59</text:p></table:table-cell><table:table-cell table:style-name="Table37.C3" office:value-type="float" office:value="4.84"><text:p text:style-name="P36">4.84</text:p></table:table-cell><table:table-cell table:style-name="Table37.C3" office:value-type="float" office:value="89.02"><text:p text:style-name="P36">89.02</text:p></table:table-cell></table:table-row><table:table-row><table:table-cell table:style-name="Table37.A105" office:value-type="string"><text:p text:style-name="P36">45</text:p></table:table-cell><table:table-cell table:style-name="Table37.B2" office:value-type="float" office:value="4166"><text:p text:style-name="P36">4,166</text:p></table:table-cell><table:table-cell table:style-name="Table37.C3" office:value-type="float" office:value="0.74"><text:p text:style-name="P36">0.74</text:p></table:table-cell><table:table-cell table:style-name="Table37.C3" office:value-type="float" office:value="3.89"><text:p text:style-name="P36">3.89</text:p></table:table-cell><table:table-cell table:style-name="Table37.C3" office:value-type="float" office:value="57.75"><text:p text:style-name="P36">57.75</text:p></table:table-cell></table:table-row><table:table-row><table:table-cell table:style-name="Table37.A105" office:value-type="string"><text:p text:style-name="P36">46</text:p></table:table-cell><table:table-cell table:style-name="Table37.B2" office:value-type="float" office:value="3375"><text:p text:style-name="P36">3,375</text:p></table:table-cell><table:table-cell table:style-name="Table37.C3" office:value-type="float" office:value="1.1"><text:p text:style-name="P36">1.10</text:p></table:table-cell><table:table-cell table:style-name="Table37.C3" office:value-type="float" office:value="5.66"><text:p text:style-name="P36">5.66</text:p></table:table-cell><table:table-cell table:style-name="Table37.C3" office:value-type="float" office:value="86.76"><text:p text:style-name="P36">86.76</text:p></table:table-cell></table:table-row><table:table-row><table:table-cell table:style-name="Table37.A105" office:value-type="string"><text:p text:style-name="P36">47</text:p></table:table-cell><table:table-cell table:style-name="Table37.B2" office:value-type="float" office:value="2779"><text:p text:style-name="P36">2,779</text:p></table:table-cell><table:table-cell table:style-name="Table37.C3" office:value-type="float" office:value="0.76"><text:p text:style-name="P36">0.76</text:p></table:table-cell><table:table-cell table:style-name="Table37.C3" office:value-type="float" office:value="7.56"><text:p text:style-name="P36">7.56</text:p></table:table-cell><table:table-cell table:style-name="Table37.C3" office:value-type="float" office:value="83.7"><text:p text:style-name="P36">83.70</text:p></table:table-cell></table:table-row><table:table-row><table:table-cell table:style-name="Table37.A105" office:value-type="string"><text:p text:style-name="P36">48</text:p></table:table-cell><table:table-cell table:style-name="Table37.B2" office:value-type="float" office:value="24777"><text:p text:style-name="P36">24,777</text:p></table:table-cell><table:table-cell table:style-name="Table37.C3" office:value-type="float" office:value="0.28"><text:p text:style-name="P36">0.28</text:p></table:table-cell><table:table-cell table:style-name="Table37.C3" office:value-type="float" office:value="1.07"><text:p text:style-name="P36">1.07</text:p></table:table-cell><table:table-cell table:style-name="Table37.C3" office:value-type="float" office:value="97.46"><text:p text:style-name="P36">97.46</text:p></table:table-cell></table:table-row><table:table-row><table:table-cell table:style-name="Table37.A105" office:value-type="string"><text:p text:style-name="P36">49</text:p></table:table-cell><table:table-cell table:style-name="Table37.B2" office:value-type="float" office:value="2827"><text:p text:style-name="P36">2,827</text:p></table:table-cell><table:table-cell table:style-name="Table37.C3" office:value-type="float" office:value="0.99"><text:p text:style-name="P36">0.99</text:p></table:table-cell><table:table-cell table:style-name="Table37.C3" office:value-type="float" office:value="5.27"><text:p text:style-name="P36">5.27</text:p></table:table-cell><table:table-cell table:style-name="Table37.C3" office:value-type="float" office:value="80.23"><text:p text:style-name="P36">80.23</text:p></table:table-cell></table:table-row><table:table-row><table:table-cell table:style-name="Table37.A105" office:value-type="string"><text:p text:style-name="P36">50</text:p></table:table-cell><table:table-cell table:style-name="Table37.B2" office:value-type="float" office:value="4516"><text:p text:style-name="P36">4,516</text:p></table:table-cell><table:table-cell table:style-name="Table37.C3" office:value-type="float" office:value="0.86"><text:p text:style-name="P36">0.86</text:p></table:table-cell><table:table-cell table:style-name="Table37.C3" office:value-type="float" office:value="3.43"><text:p text:style-name="P36">3.43</text:p></table:table-cell><table:table-cell table:style-name="Table37.C3" office:value-type="float" office:value="89.84"><text:p text:style-name="P36">89.84</text:p></table:table-cell></table:table-row><table:table-row><table:table-cell table:style-name="Table37.A105" office:value-type="string"><text:p text:style-name="P36">51</text:p></table:table-cell><table:table-cell table:style-name="Table37.B2" office:value-type="float" office:value="2629"><text:p text:style-name="P36">2,629</text:p></table:table-cell><table:table-cell table:style-name="Table37.C3" office:value-type="float" office:value="0.65"><text:p text:style-name="P36">0.65</text:p></table:table-cell><table:table-cell table:style-name="Table37.C3" office:value-type="float" office:value="5.29"><text:p text:style-name="P36">5.29</text:p></table:table-cell><table:table-cell table:style-name="Table37.C3" office:value-type="float" office:value="85.24"><text:p text:style-name="P36">85.24</text:p></table:table-cell></table:table-row><table:table-row><table:table-cell table:style-name="Table37.A105" office:value-type="string"><text:p text:style-name="P36">52</text:p></table:table-cell><table:table-cell table:style-name="Table37.B2" office:value-type="float" office:value="4594"><text:p text:style-name="P36">4,594</text:p></table:table-cell><table:table-cell table:style-name="Table37.C3" office:value-type="float" office:value="0.7"><text:p text:style-name="P36">0.70</text:p></table:table-cell><table:table-cell table:style-name="Table37.C3" office:value-type="float" office:value="3.44"><text:p text:style-name="P36">3.44</text:p></table:table-cell><table:table-cell table:style-name="Table37.C3" office:value-type="float" office:value="91.55"><text:p text:style-name="P36">91.55</text:p></table:table-cell></table:table-row><table:table-row><table:table-cell table:style-name="Table37.A105" office:value-type="string"><text:p text:style-name="P36">53</text:p></table:table-cell><table:table-cell table:style-name="Table37.B2" office:value-type="float" office:value="2811"><text:p text:style-name="P36">2,811</text:p></table:table-cell><table:table-cell table:style-name="Table37.C3" office:value-type="float" office:value="0.46"><text:p text:style-name="P36">0.46</text:p></table:table-cell><table:table-cell table:style-name="Table37.C3" office:value-type="float" office:value="5.76"><text:p text:style-name="P36">5.76</text:p></table:table-cell><table:table-cell table:style-name="Table37.C3" office:value-type="float" office:value="86.48"><text:p text:style-name="P36">86.48</text:p></table:table-cell></table:table-row><table:table-row><table:table-cell table:style-name="Table37.A105" office:value-type="string"><text:p text:style-name="P36">54</text:p></table:table-cell><table:table-cell table:style-name="Table37.B2" office:value-type="float" office:value="2612"><text:p text:style-name="P36">2,612</text:p></table:table-cell><table:table-cell table:style-name="Table37.C3" office:value-type="float" office:value="0.96"><text:p text:style-name="P36">0.96</text:p></table:table-cell><table:table-cell table:style-name="Table37.C3" office:value-type="float" office:value="8.15"><text:p text:style-name="P36">8.15</text:p></table:table-cell><table:table-cell table:style-name="Table37.C3" office:value-type="float" office:value="83.77"><text:p text:style-name="P36">83.77</text:p></table:table-cell></table:table-row><table:table-row><table:table-cell table:style-name="Table37.A105" office:value-type="string"><text:p text:style-name="P36">55</text:p></table:table-cell><table:table-cell table:style-name="Table37.B2" office:value-type="float" office:value="2333"><text:p text:style-name="P36">2,333</text:p></table:table-cell><table:table-cell table:style-name="Table37.C3" office:value-type="float" office:value="0.6"><text:p text:style-name="P36">0.60</text:p></table:table-cell><table:table-cell table:style-name="Table37.C3" office:value-type="float" office:value="8.02"><text:p text:style-name="P36">8.02</text:p></table:table-cell><table:table-cell table:style-name="Table37.C3" office:value-type="float" office:value="84.01"><text:p text:style-name="P36">84.01</text:p></table:table-cell></table:table-row><table:table-row><table:table-cell table:style-name="Table37.A105" office:value-type="string"><text:p text:style-name="P36">56</text:p></table:table-cell><table:table-cell table:style-name="Table37.B2" office:value-type="float" office:value="3494"><text:p text:style-name="P36">3,494</text:p></table:table-cell><table:table-cell table:style-name="Table37.C3" office:value-type="float" office:value="1.35"><text:p text:style-name="P36">1.35</text:p></table:table-cell><table:table-cell table:style-name="Table37.C3" office:value-type="float" office:value="4.78"><text:p text:style-name="P36">4.78</text:p></table:table-cell><table:table-cell table:style-name="Table37.C3" office:value-type="float" office:value="88.41"><text:p text:style-name="P36">88.41</text:p></table:table-cell></table:table-row><table:table-row><table:table-cell table:style-name="Table37.A105" office:value-type="string"><text:p text:style-name="P36">57</text:p></table:table-cell><table:table-cell table:style-name="Table37.B2" office:value-type="float" office:value="2236"><text:p text:style-name="P36">2,236</text:p></table:table-cell><table:table-cell table:style-name="Table37.C3" office:value-type="float" office:value="0.67"><text:p text:style-name="P36">0.67</text:p></table:table-cell><table:table-cell table:style-name="Table37.C3" office:value-type="float" office:value="7.07"><text:p text:style-name="P36">7.07</text:p></table:table-cell><table:table-cell table:style-name="Table37.C3" office:value-type="float" office:value="82.2"><text:p text:style-name="P36">82.20</text:p></table:table-cell></table:table-row><table:table-row><table:table-cell table:style-name="Table37.A105" office:value-type="string"><text:p text:style-name="P36">58</text:p></table:table-cell><table:table-cell table:style-name="Table37.B2" office:value-type="float" office:value="39230"><text:p text:style-name="P36">39,230</text:p></table:table-cell><table:table-cell table:style-name="Table37.C3" office:value-type="float" office:value="0.89"><text:p text:style-name="P36">0.89</text:p></table:table-cell><table:table-cell table:style-name="Table37.C3" office:value-type="float" office:value="2.94"><text:p text:style-name="P36">2.94</text:p></table:table-cell><table:table-cell table:style-name="Table37.C3" office:value-type="float" office:value="93.11"><text:p text:style-name="P36">93.11</text:p></table:table-cell></table:table-row><table:table-row><table:table-cell table:style-name="Table37.A105" office:value-type="string"><text:p text:style-name="P36">59</text:p></table:table-cell><table:table-cell table:style-name="Table37.B2" office:value-type="float" office:value="2096"><text:p text:style-name="P36">2,096</text:p></table:table-cell><table:table-cell table:style-name="Table37.C3" office:value-type="float" office:value="1"><text:p text:style-name="P36">1.00</text:p></table:table-cell><table:table-cell table:style-name="Table37.C3" office:value-type="float" office:value="3.72"><text:p text:style-name="P36">3.72</text:p></table:table-cell><table:table-cell table:style-name="Table37.C3" office:value-type="float" office:value="81.87"><text:p text:style-name="P36">81.87</text:p></table:table-cell></table:table-row><table:table-row><table:table-cell table:style-name="Table37.A105" office:value-type="string"><text:p text:style-name="P36">60</text:p></table:table-cell><table:table-cell table:style-name="Table37.B2" office:value-type="float" office:value="3060"><text:p text:style-name="P36">3,060</text:p></table:table-cell><table:table-cell table:style-name="Table37.C3" office:value-type="float" office:value="2.19"><text:p text:style-name="P36">2.19</text:p></table:table-cell><table:table-cell table:style-name="Table37.C3" office:value-type="float" office:value="2.32"><text:p text:style-name="P36">2.32</text:p></table:table-cell><table:table-cell table:style-name="Table37.C3" office:value-type="float" office:value="88.2"><text:p text:style-name="P36">88.20</text:p></table:table-cell></table:table-row><table:table-row><table:table-cell table:style-name="Table37.A105" office:value-type="string"><text:p text:style-name="P36">61</text:p></table:table-cell><table:table-cell table:style-name="Table37.B2" office:value-type="float" office:value="1958"><text:p text:style-name="P36">1,958</text:p></table:table-cell><table:table-cell table:style-name="Table37.C3" office:value-type="float" office:value="0.1"><text:p text:style-name="P36">0.10</text:p></table:table-cell><table:table-cell table:style-name="Table37.C3" office:value-type="float" office:value="3.37"><text:p text:style-name="P36">3.37</text:p></table:table-cell><table:table-cell table:style-name="Table37.C3" office:value-type="float" office:value="82.94"><text:p text:style-name="P36">82.94</text:p></table:table-cell></table:table-row><table:table-row><table:table-cell table:style-name="Table37.A105" office:value-type="string"><text:p text:style-name="P36">62</text:p></table:table-cell><table:table-cell table:style-name="Table37.B2" office:value-type="float" office:value="104934"><text:p text:style-name="P36">104,934</text:p></table:table-cell><table:table-cell table:style-name="Table37.C3" office:value-type="float" office:value="0.73"><text:p text:style-name="P36">0.73</text:p></table:table-cell><table:table-cell table:style-name="Table37.C3" office:value-type="float" office:value="3.24"><text:p text:style-name="P36">3.24</text:p></table:table-cell><table:table-cell table:style-name="Table37.C3" office:value-type="float" office:value="92.06"><text:p text:style-name="P36">92.06</text:p></table:table-cell></table:table-row><table:table-row><table:table-cell table:style-name="Table37.A105" office:value-type="string"><text:p text:style-name="P36">63</text:p></table:table-cell><table:table-cell table:style-name="Table37.B2" office:value-type="float" office:value="6271"><text:p text:style-name="P36">6,271</text:p></table:table-cell><table:table-cell table:style-name="Table37.C3" office:value-type="float" office:value="0.1"><text:p text:style-name="P36">0.10</text:p></table:table-cell><table:table-cell table:style-name="Table37.C3" office:value-type="float" office:value="0.18"><text:p text:style-name="P36">0.18</text:p></table:table-cell><table:table-cell table:style-name="Table37.C3" office:value-type="float" office:value="96.57"><text:p text:style-name="P36">96.57</text:p></table:table-cell></table:table-row><table:table-row><table:table-cell table:style-name="Table37.A105" office:value-type="string"><text:p text:style-name="P36">64</text:p></table:table-cell><table:table-cell table:style-name="Table37.B2" office:value-type="float" office:value="2167"><text:p text:style-name="P36">2,167</text:p></table:table-cell><table:table-cell table:style-name="Table37.C3" office:value-type="float" office:value="1.25"><text:p text:style-name="P36">1.25</text:p></table:table-cell><table:table-cell table:style-name="Table37.C3" office:value-type="float" office:value="0.92"><text:p text:style-name="P36">0.92</text:p></table:table-cell><table:table-cell table:style-name="Table37.C3" office:value-type="float" office:value="91.83"><text:p text:style-name="P36">91.83</text:p></table:table-cell></table:table-row><table:table-row><table:table-cell table:style-name="Table37.A105" office:value-type="string"><text:p text:style-name="P36">65</text:p></table:table-cell><table:table-cell table:style-name="Table37.B2" office:value-type="float" office:value="981"><text:p text:style-name="P36">981</text:p></table:table-cell><table:table-cell table:style-name="Table37.C3" office:value-type="float" office:value="0.1"><text:p text:style-name="P36">0.10</text:p></table:table-cell><table:table-cell table:style-name="Table37.C3" office:value-type="float" office:value="2.04"><text:p text:style-name="P36">2.04</text:p></table:table-cell><table:table-cell table:style-name="Table37.C3" office:value-type="float" office:value="86.34"><text:p text:style-name="P36">86.34</text:p></table:table-cell></table:table-row><table:table-row><table:table-cell table:style-name="Table37.A105" office:value-type="string"><text:p text:style-name="P36">66</text:p></table:table-cell><table:table-cell table:style-name="Table37.B2" office:value-type="float" office:value="1674"><text:p text:style-name="P36">1,674</text:p></table:table-cell><table:table-cell table:style-name="Table37.C3" office:value-type="float" office:value="0.18"><text:p text:style-name="P36">0.18</text:p></table:table-cell><table:table-cell table:style-name="Table37.C3" office:value-type="float" office:value="1.08"><text:p text:style-name="P36">1.08</text:p></table:table-cell><table:table-cell table:style-name="Table37.C3" office:value-type="float" office:value="65.71"><text:p text:style-name="P36">65.71</text:p></table:table-cell></table:table-row><table:table-row><table:table-cell table:style-name="Table37.A105" office:value-type="string"><text:p text:style-name="P36">67</text:p></table:table-cell><table:table-cell table:style-name="Table37.B2" office:value-type="float" office:value="1001"><text:p text:style-name="P36">1,001</text:p></table:table-cell><table:table-cell table:style-name="Table37.C3" office:value-type="float" office:value="0.8"><text:p text:style-name="P36">0.80</text:p></table:table-cell><table:table-cell table:style-name="Table37.C3" office:value-type="float" office:value="1.2"><text:p text:style-name="P36">1.20</text:p></table:table-cell><table:table-cell table:style-name="Table37.C3" office:value-type="float" office:value="92.01"><text:p text:style-name="P36">92.01</text:p></table:table-cell></table:table-row><table:table-row><table:table-cell table:style-name="Table37.A105" office:value-type="string"><text:p text:style-name="P36">68</text:p></table:table-cell><table:table-cell table:style-name="Table37.B2" office:value-type="float" office:value="2192"><text:p text:style-name="P36">2,192</text:p></table:table-cell><table:table-cell table:style-name="Table37.C3" office:value-type="float" office:value="0.32"><text:p text:style-name="P36">0.32</text:p></table:table-cell><table:table-cell table:style-name="Table37.C3" office:value-type="float" office:value="1.05"><text:p text:style-name="P36">1.05</text:p></table:table-cell><table:table-cell table:style-name="Table37.C3" office:value-type="float" office:value="95.35"><text:p text:style-name="P36">95.35</text:p></table:table-cell></table:table-row><table:table-row><table:table-cell table:style-name="Table37.A105" office:value-type="string"><text:p text:style-name="P36">69</text:p></table:table-cell><table:table-cell table:style-name="Table37.B2" office:value-type="float" office:value="982"><text:p text:style-name="P36">982</text:p></table:table-cell><table:table-cell table:style-name="Table37.C3" office:value-type="float" office:value="0.2"><text:p text:style-name="P36">0.20</text:p></table:table-cell><table:table-cell table:style-name="Table37.C3" office:value-type="float" office:value="1.93"><text:p text:style-name="P36">1.93</text:p></table:table-cell><table:table-cell table:style-name="Table37.C3" office:value-type="float" office:value="91.75"><text:p text:style-name="P36">91.75</text:p></table:table-cell></table:table-row><table:table-row><table:table-cell table:style-name="Table37.A105" office:value-type="string"><text:p text:style-name="P36">70</text:p></table:table-cell><table:table-cell table:style-name="Table37.B2" office:value-type="float" office:value="1213"><text:p text:style-name="P36">1,213</text:p></table:table-cell><table:table-cell table:style-name="Table37.C3" office:value-type="float" office:value="0.08"><text:p text:style-name="P36">0.08</text:p></table:table-cell><table:table-cell table:style-name="Table37.C3" office:value-type="float" office:value="0.91"><text:p text:style-name="P36">0.91</text:p></table:table-cell><table:table-cell table:style-name="Table37.C3" office:value-type="float" office:value="96.87"><text:p text:style-name="P36">96.87</text:p></table:table-cell></table:table-row><table:table-row><table:table-cell table:style-name="Table37.A105" office:value-type="string"><text:p text:style-name="P36">71</text:p></table:table-cell><table:table-cell table:style-name="Table37.B2" office:value-type="float" office:value="909"><text:p text:style-name="P36">909</text:p></table:table-cell><table:table-cell table:style-name="Table37.C3" office:value-type="float" office:value="0.44"><text:p text:style-name="P36">0.44</text:p></table:table-cell><table:table-cell table:style-name="Table37.C3" office:value-type="float" office:value="0.66"><text:p text:style-name="P36">0.66</text:p></table:table-cell><table:table-cell table:style-name="Table37.C3" office:value-type="float" office:value="95.38"><text:p text:style-name="P36">95.38</text:p></table:table-cell></table:table-row><table:table-row><table:table-cell table:style-name="Table37.A105" office:value-type="string"><text:p text:style-name="P36">72</text:p></table:table-cell><table:table-cell table:style-name="Table37.B2" office:value-type="float" office:value="2233"><text:p text:style-name="P36">2,233</text:p></table:table-cell><table:table-cell table:style-name="Table37.C3" office:value-type="float" office:value="0.31"><text:p text:style-name="P36">0.31</text:p></table:table-cell><table:table-cell table:style-name="Table37.C3" office:value-type="float" office:value="1.3"><text:p text:style-name="P36">1.30</text:p></table:table-cell><table:table-cell table:style-name="Table37.C3" office:value-type="float" office:value="97.04"><text:p text:style-name="P36">97.04</text:p></table:table-cell></table:table-row><table:table-row><table:table-cell table:style-name="Table37.A105" office:value-type="string"><text:p text:style-name="P36">73</text:p></table:table-cell><table:table-cell table:style-name="Table37.B2" office:value-type="float" office:value="988"><text:p text:style-name="P36">988</text:p></table:table-cell><table:table-cell table:style-name="Table37.C3" office:value-type="float" office:value="0.61"><text:p text:style-name="P36">0.61</text:p></table:table-cell><table:table-cell table:style-name="Table37.C3" office:value-type="float" office:value="1.72"><text:p text:style-name="P36">1.72</text:p></table:table-cell><table:table-cell table:style-name="Table37.C3" office:value-type="float" office:value="95.65"><text:p text:style-name="P36">95.65</text:p></table:table-cell></table:table-row><table:table-row><table:table-cell table:style-name="Table37.A105" office:value-type="string"><text:p text:style-name="P36">74</text:p></table:table-cell><table:table-cell table:style-name="Table37.B2" office:value-type="float" office:value="15816"><text:p text:style-name="P36">15,816</text:p></table:table-cell><table:table-cell table:style-name="Table37.C3" office:value-type="float" office:value="1.68"><text:p text:style-name="P36">1.68</text:p></table:table-cell><table:table-cell table:style-name="Table37.C3" office:value-type="float" office:value="6.08"><text:p text:style-name="P36">6.08</text:p></table:table-cell><table:table-cell table:style-name="Table37.C3" office:value-type="float" office:value="83.61"><text:p text:style-name="P36">83.61</text:p></table:table-cell></table:table-row><table:table-row><table:table-cell table:style-name="Table37.A105" office:value-type="string"><text:p text:style-name="P36">75</text:p></table:table-cell><table:table-cell table:style-name="Table37.B2" office:value-type="float" office:value="577"><text:p text:style-name="P36">577</text:p></table:table-cell><table:table-cell table:style-name="Table37.C3" office:value-type="float" office:value="0"><text:p text:style-name="P36">0.00</text:p></table:table-cell><table:table-cell table:style-name="Table37.C3" office:value-type="float" office:value="1.91"><text:p text:style-name="P36">1.91</text:p></table:table-cell><table:table-cell table:style-name="Table37.C3" office:value-type="float" office:value="96.53"><text:p text:style-name="P36">96.53</text:p></table:table-cell></table:table-row><table:table-row><table:table-cell table:style-name="Table37.A105" office:value-type="string"><text:p text:style-name="P36">76</text:p></table:table-cell><table:table-cell table:style-name="Table37.B2" office:value-type="float" office:value="1816"><text:p text:style-name="P36">1,816</text:p></table:table-cell><table:table-cell table:style-name="Table37.C3" office:value-type="float" office:value="0.17"><text:p text:style-name="P36">0.17</text:p></table:table-cell><table:table-cell table:style-name="Table37.C3" office:value-type="float" office:value="0.39"><text:p text:style-name="P36">0.39</text:p></table:table-cell><table:table-cell table:style-name="Table37.C3" office:value-type="float" office:value="97.8"><text:p text:style-name="P36">97.80</text:p></table:table-cell></table:table-row><table:table-row><table:table-cell table:style-name="Table37.A105" office:value-type="string"><text:p text:style-name="P36">77</text:p></table:table-cell><table:table-cell table:style-name="Table37.B2" office:value-type="float" office:value="601"><text:p text:style-name="P36">601</text:p></table:table-cell><table:table-cell table:style-name="Table37.C3" office:value-type="float" office:value="0.33"><text:p text:style-name="P36">0.33</text:p></table:table-cell><table:table-cell table:style-name="Table37.C3" office:value-type="float" office:value="1.66"><text:p text:style-name="P36">1.66</text:p></table:table-cell><table:table-cell table:style-name="Table37.C3" office:value-type="float" office:value="97"><text:p text:style-name="P36">97.00</text:p></table:table-cell></table:table-row><table:table-row><table:table-cell table:style-name="Table37.A105" office:value-type="string"><text:p text:style-name="P36">78</text:p></table:table-cell><table:table-cell table:style-name="Table37.B2" office:value-type="float" office:value="770"><text:p text:style-name="P36">770</text:p></table:table-cell><table:table-cell table:style-name="Table37.C3" office:value-type="float" office:value="0.26"><text:p text:style-name="P36">0.26</text:p></table:table-cell><table:table-cell table:style-name="Table37.C3" office:value-type="float" office:value="1.82"><text:p text:style-name="P36">1.82</text:p></table:table-cell><table:table-cell table:style-name="Table37.C3" office:value-type="float" office:value="95.58"><text:p text:style-name="P36">95.58</text:p></table:table-cell></table:table-row><table:table-row><table:table-cell table:style-name="Table37.A105" office:value-type="string"><text:p text:style-name="P36">79</text:p></table:table-cell><table:table-cell table:style-name="Table37.B2" office:value-type="float" office:value="622"><text:p text:style-name="P36">622</text:p></table:table-cell><table:table-cell table:style-name="Table37.C3" office:value-type="float" office:value="0.48"><text:p text:style-name="P36">0.48</text:p></table:table-cell><table:table-cell table:style-name="Table37.C3" office:value-type="float" office:value="1.45"><text:p text:style-name="P36">1.45</text:p></table:table-cell><table:table-cell table:style-name="Table37.C3" office:value-type="float" office:value="96.62"><text:p text:style-name="P36">96.62</text:p></table:table-cell></table:table-row><table:table-row><table:table-cell table:style-name="Table37.A105" office:value-type="string"><text:p text:style-name="P36">80</text:p></table:table-cell><table:table-cell table:style-name="Table37.B2" office:value-type="float" office:value="1684"><text:p text:style-name="P36">1,684</text:p></table:table-cell><table:table-cell table:style-name="Table37.C3" office:value-type="float" office:value="0.12"><text:p text:style-name="P36">0.12</text:p></table:table-cell><table:table-cell table:style-name="Table37.C3" office:value-type="float" office:value="0.48"><text:p text:style-name="P36">0.48</text:p></table:table-cell><table:table-cell table:style-name="Table37.C3" office:value-type="float" office:value="98.46"><text:p text:style-name="P36">98.46</text:p></table:table-cell></table:table-row><table:table-row><table:table-cell table:style-name="Table37.A105" office:value-type="string"><text:p text:style-name="P36">81</text:p></table:table-cell><table:table-cell table:style-name="Table37.B2" office:value-type="float" office:value="584"><text:p text:style-name="P36">584</text:p></table:table-cell><table:table-cell table:style-name="Table37.C3" office:value-type="float" office:value="2.57"><text:p text:style-name="P36">2.57</text:p></table:table-cell><table:table-cell table:style-name="Table37.C3" office:value-type="float" office:value="1.03"><text:p text:style-name="P36">1.03</text:p></table:table-cell><table:table-cell table:style-name="Table37.C3" office:value-type="float" office:value="95.21"><text:p text:style-name="P36">95.21</text:p></table:table-cell></table:table-row><table:table-row><table:table-cell table:style-name="Table37.A105" office:value-type="string"><text:p text:style-name="P36">82</text:p></table:table-cell><table:table-cell table:style-name="Table37.B2" office:value-type="float" office:value="2663"><text:p text:style-name="P36">2,663</text:p></table:table-cell><table:table-cell table:style-name="Table37.C3" office:value-type="float" office:value="0.94"><text:p text:style-name="P36">0.94</text:p></table:table-cell><table:table-cell table:style-name="Table37.C3" office:value-type="float" office:value="2.18"><text:p text:style-name="P36">2.18</text:p></table:table-cell><table:table-cell table:style-name="Table37.C3" office:value-type="float" office:value="92.08"><text:p text:style-name="P36">92.08</text:p></table:table-cell></table:table-row><table:table-row><table:table-cell table:style-name="Table37.A105" office:value-type="string"><text:p text:style-name="P36">83</text:p></table:table-cell><table:table-cell table:style-name="Table37.B2" office:value-type="float" office:value="724"><text:p text:style-name="P36">724</text:p></table:table-cell><table:table-cell table:style-name="Table37.C3" office:value-type="float" office:value="0"><text:p text:style-name="P36">0.00</text:p></table:table-cell><table:table-cell table:style-name="Table37.C3" office:value-type="float" office:value="1.38"><text:p text:style-name="P36">1.38</text:p></table:table-cell><table:table-cell table:style-name="Table37.C3" office:value-type="float" office:value="97.79"><text:p text:style-name="P36">97.79</text:p></table:table-cell></table:table-row><table:table-row><table:table-cell table:style-name="Table37.A105" office:value-type="string"><text:p text:style-name="P36">84</text:p></table:table-cell><table:table-cell table:style-name="Table37.B2" office:value-type="float" office:value="37862"><text:p text:style-name="P36">37,862</text:p></table:table-cell><table:table-cell table:style-name="Table37.C3" office:value-type="float" office:value="2.13"><text:p text:style-name="P36">2.13</text:p></table:table-cell><table:table-cell table:style-name="Table37.C3" office:value-type="float" office:value="3.28"><text:p text:style-name="P36">3.28</text:p></table:table-cell><table:table-cell table:style-name="Table37.C3" office:value-type="float" office:value="87.81"><text:p text:style-name="P36">87.81</text:p></table:table-cell></table:table-row><table:table-row><table:table-cell table:style-name="Table37.A105" office:value-type="string"><text:p text:style-name="P36">85</text:p></table:table-cell><table:table-cell table:style-name="Table37.B2" office:value-type="float" office:value="358"><text:p text:style-name="P36">358</text:p></table:table-cell><table:table-cell table:style-name="Table37.C3" office:value-type="float" office:value="0.28"><text:p text:style-name="P36">0.28</text:p></table:table-cell><table:table-cell table:style-name="Table37.C3" office:value-type="float" office:value="0.28"><text:p text:style-name="P36">0.28</text:p></table:table-cell><table:table-cell table:style-name="Table37.C3" office:value-type="float" office:value="97.77"><text:p text:style-name="P36">97.77</text:p></table:table-cell></table:table-row><table:table-row><table:table-cell table:style-name="Table37.A105" office:value-type="string"><text:p text:style-name="P36">86</text:p></table:table-cell><table:table-cell table:style-name="Table37.B2" office:value-type="float" office:value="2418"><text:p text:style-name="P36">2,418</text:p></table:table-cell><table:table-cell table:style-name="Table37.C3" office:value-type="float" office:value="0.17"><text:p text:style-name="P36">0.17</text:p></table:table-cell><table:table-cell table:style-name="Table37.C3" office:value-type="float" office:value="0.62"><text:p text:style-name="P36">0.62</text:p></table:table-cell><table:table-cell table:style-name="Table37.C3" office:value-type="float" office:value="98.59"><text:p text:style-name="P36">98.59</text:p></table:table-cell></table:table-row><table:table-row><table:table-cell table:style-name="Table37.A105" office:value-type="string"><text:p text:style-name="P36">87</text:p></table:table-cell><table:table-cell table:style-name="Table37.B2" office:value-type="float" office:value="1515"><text:p text:style-name="P36">1,515</text:p></table:table-cell><table:table-cell table:style-name="Table37.C3" office:value-type="float" office:value="0"><text:p text:style-name="P36">0.00</text:p></table:table-cell><table:table-cell table:style-name="Table37.C3" office:value-type="float" office:value="0.66"><text:p text:style-name="P36">0.66</text:p></table:table-cell><table:table-cell table:style-name="Table37.C3" office:value-type="float" office:value="99.01"><text:p text:style-name="P36">99.01</text:p></table:table-cell></table:table-row><table:table-row><table:table-cell table:style-name="Table37.A105" office:value-type="string"><text:p text:style-name="P36">88</text:p></table:table-cell><table:table-cell table:style-name="Table37.B2" office:value-type="float" office:value="2024"><text:p text:style-name="P36">2,024</text:p></table:table-cell><table:table-cell table:style-name="Table37.C3" office:value-type="float" office:value="0.44"><text:p text:style-name="P36">0.44</text:p></table:table-cell><table:table-cell table:style-name="Table37.C3" office:value-type="float" office:value="0.44"><text:p text:style-name="P36">0.44</text:p></table:table-cell><table:table-cell table:style-name="Table37.C3" office:value-type="float" office:value="98.32"><text:p text:style-name="P36">98.32</text:p></table:table-cell></table:table-row><table:table-row><table:table-cell table:style-name="Table37.A105" office:value-type="string"><text:p text:style-name="P36">89</text:p></table:table-cell><table:table-cell table:style-name="Table37.B2" office:value-type="float" office:value="2404"><text:p text:style-name="P36">2,404</text:p></table:table-cell><table:table-cell table:style-name="Table37.C3" office:value-type="float" office:value="0.08"><text:p text:style-name="P36">0.08</text:p></table:table-cell><table:table-cell table:style-name="Table37.C3" office:value-type="float" office:value="0.04"><text:p text:style-name="P36">0.04</text:p></table:table-cell><table:table-cell table:style-name="Table37.C3" office:value-type="float" office:value="99.5"><text:p text:style-name="P36">99.50</text:p></table:table-cell></table:table-row><table:table-row><table:table-cell table:style-name="Table37.A105" office:value-type="string"><text:p text:style-name="P36">90</text:p></table:table-cell><table:table-cell table:style-name="Table37.B2" office:value-type="float" office:value="955"><text:p text:style-name="P36">955</text:p></table:table-cell><table:table-cell table:style-name="Table37.C3" office:value-type="float" office:value="0.94"><text:p text:style-name="P36">0.94</text:p></table:table-cell><table:table-cell table:style-name="Table37.C3" office:value-type="float" office:value="15.81"><text:p text:style-name="P36">15.81</text:p></table:table-cell><table:table-cell table:style-name="Table37.C3" office:value-type="float" office:value="79.58"><text:p text:style-name="P36">79.58</text:p></table:table-cell></table:table-row><table:table-row><table:table-cell table:style-name="Table37.A105" office:value-type="string"><text:p text:style-name="P36">91</text:p></table:table-cell><table:table-cell table:style-name="Table37.B2" office:value-type="float" office:value="8189"><text:p text:style-name="P36">8,189</text:p></table:table-cell><table:table-cell table:style-name="Table37.C3" office:value-type="float" office:value="0.01"><text:p text:style-name="P36">0.01</text:p></table:table-cell><table:table-cell table:style-name="Table37.C3" office:value-type="float" office:value="0.57"><text:p text:style-name="P36">0.57</text:p></table:table-cell><table:table-cell table:style-name="Table37.C3" office:value-type="float" office:value="99.19"><text:p text:style-name="P36">99.19</text:p></table:table-cell></table:table-row><table:table-row><table:table-cell table:style-name="Table37.A105" office:value-type="string"><text:p text:style-name="P36">92</text:p></table:table-cell><table:table-cell table:style-name="Table37.B2" office:value-type="float" office:value="2050"><text:p text:style-name="P36">2,050</text:p></table:table-cell><table:table-cell table:style-name="Table37.C3" office:value-type="float" office:value="0"><text:p text:style-name="P36">0.00</text:p></table:table-cell><table:table-cell table:style-name="Table37.C3" office:value-type="float" office:value="0.44"><text:p text:style-name="P36">0.44</text:p></table:table-cell><table:table-cell table:style-name="Table37.C3" office:value-type="float" office:value="99.27"><text:p text:style-name="P36">99.27</text:p></table:table-cell></table:table-row><table:table-row><table:table-cell table:style-name="Table37.A105" office:value-type="string"><text:p text:style-name="P36">93</text:p></table:table-cell><table:table-cell table:style-name="Table37.B2" office:value-type="float" office:value="422"><text:p text:style-name="P36">422</text:p></table:table-cell><table:table-cell table:style-name="Table37.C3" office:value-type="float" office:value="0.71"><text:p text:style-name="P36">0.71</text:p></table:table-cell><table:table-cell table:style-name="Table37.C3" office:value-type="float" office:value="0.95"><text:p text:style-name="P36">0.95</text:p></table:table-cell><table:table-cell table:style-name="Table37.C3" office:value-type="float" office:value="97.16"><text:p text:style-name="P36">97.16</text:p></table:table-cell></table:table-row><table:table-row><table:table-cell table:style-name="Table37.A105" office:value-type="string"><text:p text:style-name="P36">94</text:p></table:table-cell><table:table-cell table:style-name="Table37.B2" office:value-type="float" office:value="328792"><text:p text:style-name="P36">328,792</text:p></table:table-cell><table:table-cell table:style-name="Table37.C3" office:value-type="float" office:value="0"><text:p text:style-name="P36">0.00</text:p></table:table-cell><table:table-cell table:style-name="Table37.C3" office:value-type="float" office:value="0"><text:p text:style-name="P36">0.00</text:p></table:table-cell><table:table-cell table:style-name="Table37.C3" office:value-type="float" office:value="99.98"><text:p text:style-name="P36">99.98</text:p></table:table-cell></table:table-row><table:table-row><table:table-cell table:style-name="Table37.A105" office:value-type="string"><text:p text:style-name="P36">95</text:p></table:table-cell><table:table-cell table:style-name="Table37.B2" office:value-type="float" office:value="634"><text:p text:style-name="P36">634</text:p></table:table-cell><table:table-cell table:style-name="Table37.C3" office:value-type="float" office:value="0.16"><text:p text:style-name="P36">0.16</text:p></table:table-cell><table:table-cell table:style-name="Table37.C3" office:value-type="float" office:value="0.16"><text:p text:style-name="P36">0.16</text:p></table:table-cell><table:table-cell table:style-name="Table37.C3" office:value-type="float" office:value="80.13"><text:p text:style-name="P36">80.13</text:p></table:table-cell></table:table-row><table:table-row><table:table-cell table:style-name="Table37.A105" office:value-type="string"><text:p text:style-name="P36">96</text:p></table:table-cell><table:table-cell table:style-name="Table37.B2" office:value-type="float" office:value="1353"><text:p text:style-name="P36">1,353</text:p></table:table-cell><table:table-cell table:style-name="Table37.C3" office:value-type="float" office:value="0.07"><text:p text:style-name="P36">0.07</text:p></table:table-cell><table:table-cell table:style-name="Table37.C3" office:value-type="float" office:value="0.3"><text:p text:style-name="P36">0.30</text:p></table:table-cell><table:table-cell table:style-name="Table37.C3" office:value-type="float" office:value="99.41"><text:p text:style-name="P36">99.41</text:p></table:table-cell></table:table-row><table:table-row><table:table-cell table:style-name="Table37.A105" office:value-type="string"><text:p text:style-name="P36">97</text:p></table:table-cell><table:table-cell table:style-name="Table37.B2" office:value-type="float" office:value="349"><text:p text:style-name="P36">349</text:p></table:table-cell><table:table-cell table:style-name="Table37.C3" office:value-type="float" office:value="0"><text:p text:style-name="P36">0.00</text:p></table:table-cell><table:table-cell table:style-name="Table37.C3" office:value-type="float" office:value="0.29"><text:p text:style-name="P36">0.29</text:p></table:table-cell><table:table-cell table:style-name="Table37.C3" office:value-type="float" office:value="97.42"><text:p text:style-name="P36">97.42</text:p></table:table-cell></table:table-row><table:table-row><table:table-cell table:style-name="Table37.A105" office:value-type="string"><text:p text:style-name="P36">98</text:p></table:table-cell><table:table-cell table:style-name="Table37.B2" office:value-type="float" office:value="1476"><text:p text:style-name="P36">1,476</text:p></table:table-cell><table:table-cell table:style-name="Table37.C3" office:value-type="float" office:value="0.07"><text:p text:style-name="P36">0.07</text:p></table:table-cell><table:table-cell table:style-name="Table37.C3" office:value-type="float" office:value="1.22"><text:p text:style-name="P36">1.22</text:p></table:table-cell><table:table-cell table:style-name="Table37.C3" office:value-type="float" office:value="97.63"><text:p text:style-name="P36">97.63</text:p></table:table-cell></table:table-row><table:table-row><table:table-cell table:style-name="Table37.A105" office:value-type="string"><text:p text:style-name="P36">99</text:p></table:table-cell><table:table-cell table:style-name="Table37.B2" office:value-type="float" office:value="295"><text:p text:style-name="P36">295</text:p></table:table-cell><table:table-cell table:style-name="Table37.C3" office:value-type="float" office:value="0"><text:p text:style-name="P36">0.00</text:p></table:table-cell><table:table-cell table:style-name="Table37.C3" office:value-type="float" office:value="0.34"><text:p text:style-name="P36">0.34</text:p></table:table-cell><table:table-cell table:style-name="Table37.C3" office:value-type="float" office:value="96.61"><text:p text:style-name="P36">96.61</text:p></table:table-cell></table:table-row><table:table-row><table:table-cell table:style-name="Table37.A105" office:value-type="string"><text:p text:style-name="P36">100</text:p></table:table-cell><table:table-cell table:style-name="Table37.B2" office:value-type="float" office:value="639"><text:p text:style-name="P36">639</text:p></table:table-cell><table:table-cell table:style-name="Table37.C3" office:value-type="float" office:value="0.31"><text:p text:style-name="P36">0.31</text:p></table:table-cell><table:table-cell table:style-name="Table37.C3" office:value-type="float" office:value="0.31"><text:p text:style-name="P36">0.31</text:p></table:table-cell><table:table-cell table:style-name="Table37.C3" office:value-type="float" office:value="98.28"><text:p text:style-name="P36">98.28</text:p></table:table-cell></table:table-row><table:table-row><table:table-cell table:style-name="Table37.A105" office:value-type="string"><text:p text:style-name="P36">101</text:p></table:table-cell><table:table-cell table:style-name="Table37.B2" office:value-type="float" office:value="225"><text:p text:style-name="P36">225</text:p></table:table-cell><table:table-cell table:style-name="Table37.C3" office:value-type="float" office:value="0.44"><text:p text:style-name="P36">0.44</text:p></table:table-cell><table:table-cell table:style-name="Table37.C3" office:value-type="float" office:value="0"><text:p text:style-name="P36">0.00</text:p></table:table-cell><table:table-cell table:style-name="Table37.C3" office:value-type="float" office:value="97.78"><text:p text:style-name="P36">97.78</text:p></table:table-cell></table:table-row><table:table-row><table:table-cell table:style-name="Table37.A105" office:value-type="string"><text:p text:style-name="P36">102</text:p></table:table-cell><table:table-cell table:style-name="Table37.B2" office:value-type="float" office:value="273"><text:p text:style-name="P36">273</text:p></table:table-cell><table:table-cell table:style-name="Table37.C3" office:value-type="float" office:value="0.37"><text:p text:style-name="P36">0.37</text:p></table:table-cell><table:table-cell table:style-name="Table37.C3" office:value-type="float" office:value="0.37"><text:p text:style-name="P36">0.37</text:p></table:table-cell><table:table-cell table:style-name="Table37.C3" office:value-type="float" office:value="98.9"><text:p text:style-name="P36">98.90</text:p></table:table-cell></table:table-row><table:table-row><table:table-cell table:style-name="Table37.A105" office:value-type="string"><text:p text:style-name="P36">103</text:p></table:table-cell><table:table-cell table:style-name="Table37.B2" office:value-type="float" office:value="92224"><text:p text:style-name="P36">92,224</text:p></table:table-cell><table:table-cell table:style-name="Table37.C3" office:value-type="float" office:value="0.33"><text:p text:style-name="P36">0.33</text:p></table:table-cell><table:table-cell table:style-name="Table37.C3" office:value-type="float" office:value="1.2"><text:p text:style-name="P36">1.20</text:p></table:table-cell><table:table-cell table:style-name="Table37.C3" office:value-type="float" office:value="97"><text:p text:style-name="P36">97.00</text:p></table:table-cell></table:table-row><table:table-row><table:table-cell table:style-name="Table37.A106" office:value-type="string"><text:p text:style-name="P36">104</text:p></table:table-cell><table:table-cell table:style-name="Table37.B2" office:value-type="float" office:value="449194"><text:p text:style-name="P36">449,194</text:p></table:table-cell><table:table-cell table:style-name="Table37.C3" office:value-type="float" office:value="0.02"><text:p text:style-name="P36">0.02</text:p></table:table-cell><table:table-cell table:style-name="Table37.C3" office:value-type="float" office:value="0.08"><text:p text:style-name="P36">0.08</text:p></table:table-cell><table:table-cell table:style-name="Table37.C3" office:value-type="float" office:value="99.81"><text:p text:style-name="P36">99.81</text:p></table:table-cell></table:table-row></table:table><text:p text:style-name="P4"/></draw:text-box></draw:frame><text:span text:style-name="T1951">A</text:span> plain-text feature-data<text:span text:style-name="T1955">-snippet can be predicted</text:span> <text:span text:style-name="T1951">if the data holds a cycle</text:span><text:span text:style-name="T113"> w+</text:span><text:span text:style-name="T1951">.</text:span><text:span text:style-name="T816">↳</text:span><text:span text:style-name="T816"><text:bookmark-ref text:reference-format="number" text:ref-name="__RefHeading__16514_353829011">6.9</text:bookmark-ref></text:span><text:span text:style-name="T1951"> The </text:span><text:span text:style-name="T1297">quality</text:span><text:span text:style-name="T38"> </text:span><text:span text:style-name="T169">Q</text:span><text:span text:style-name="T1951"> of the prediction is given by the number of bytes (up to the encryption border) that match the word </text:span><text:span text:style-name="T112">w</text:span><text:span text:style-name="T1951">. The </text:span><text:span text:style-name="T1297">match</text:span><text:span text:style-name="T1298"> </text:span><text:span text:style-name="T112">M</text:span><text:span text:style-name="T1951"> is the number of bytes (after the encryption border) that matches the word </text:span><text:span text:style-name="T112">w</text:span><text:span text:style-name="T1951">. The table below lists for each </text:span><text:span text:style-name="T115">Q</text:span><text:span text:style-name="T113"> </text:span><text:span text:style-name="T112">≥</text:span><text:span text:style-name="T113"> </text:span><text:span text:style-name="T112">1</text:span><text:span text:style-name="T1951"> the matches </text:span><text:span text:style-name="T112">M</text:span><text:span text:style-name="T1951"> (%) for all scrambled DVD-Packs.</text:span></text:p>
      <text:p text:style-name="P379"><text:span text:style-name="T1266">Note</text:span>: if there are several cycles in a DVD-Pack, the cycle with the longest match <text:span text:style-name="T51">M</text:span> was chosen.</text:p>
      <text:p text:style-name="P396"><text:soft-page-break/><text:span text:style-name="T1701">Example</text:span>: ... x <text:span text:style-name="T1266">a b c d e</text:span> <text:span text:style-name="T1299">a b c d e</text:span><text:span text:style-name="T1956"> </text:span><text:span text:style-name="T1299">a b</text:span><text:span text:style-name="T1266"> | </text:span><text:span text:style-name="T1299">c d e</text:span><text:span text:style-name="T1956"> </text:span><text:span text:style-name="T1299">a b c d e</text:span><text:span text:style-name="T1956"> </text:span><text:span text:style-name="T1299">a b c</text:span> y <text:span text:style-name="T1953">... </text:span></text:p>
      <text:p text:style-name="P397"><text:span text:style-name="T1952">So: </text:span><text:span text:style-name="T1819">w </text:span><text:span text:style-name="T1734">= abcde, </text:span><text:span text:style-name="T1785">h</text:span><text:span text:style-name="T1734"> = ab</text:span><text:span text:style-name="T1735">,</text:span><text:span text:style-name="T1734"> </text:span><text:span text:style-name="T1785">t</text:span><text:span text:style-name="T1734"> = cde</text:span><text:span text:style-name="T1735">, </text:span><text:span text:style-name="T1787">Q</text:span><text:span text:style-name="T1786"> </text:span><text:span text:style-name="T1784">=</text:span><text:span text:style-name="T1786"> </text:span><text:span text:style-name="T1784">7</text:span><text:span text:style-name="T1736"> and </text:span><text:span text:style-name="T1784">M</text:span><text:span text:style-name="T1786"> </text:span><text:span text:style-name="T1784">=</text:span><text:span text:style-name="T1786"> </text:span><text:span text:style-name="T1784">11</text:span><text:span text:style-name="T1734">. </text:span><text:span text:style-name="T1952">The bar (|) illustrates the encryption border at offset 80</text:span><text:span text:style-name="T1260">H</text:span><text:span text:style-name="T1952">.</text:span></text:p>
      <text:p text:style-name="P317">A match <text:span text:style-name="T51">M</text:span> with 10 bytes or more will enable the recovery of a title-key. <text:span text:style-name="T1957">There are 1,679,529 out of 142,073,477 scrambled DVD-Packs (1.18%)</text:span> with a match <text:span text:style-name="T1994">M</text:span> ≥ 10. <text:span text:style-name="T1994">70% of the matching DVD-Packs carry video data (E0</text:span><text:span text:style-name="T1261">H</text:span><text:span text:style-name="T1993">) and 30% carry audio and subtitle data (BD</text:span><text:span text:style-name="T1261">H</text:span><text:span text:style-name="T1993">). </text:span></text:p>
      <text:p text:style-name="P317"><text:span text:style-name="T1993">A </text:span>match <text:span text:style-name="T51">M</text:span> with 5 to 9 bytes may <text:span text:style-name="T1957">or may not </text:span>enable the recovery of a title-key.</text:p>
      <text:p text:style-name="P309">All but one of the 770 <text:span text:style-name="T2076">encrypted</text:span> VMG+VTS contain at least one DVD-Pack with a match <text:span text:style-name="T114">M ≥ 10</text:span>. For the one VTS without a match (which doesn't hold the main feature of the DVD-Video) no title-key can be recovered (there are only a few matches with <text:span text:style-name="T51">M = 5</text:span>). </text:p>
      <text:p text:style-name="P52"><text:span text:style-name="T1721">DeCSSplus</text:span><text:span text:style-name="T1163"><text:bookmark-ref text:reference-format="number" text:ref-name="__RefHeading__29585_1910182369">[3]</text:bookmark-ref></text:span> and libdvdcss<text:span text:style-name="T1163"><text:bookmark-ref text:reference-format="number" text:ref-name="__RefNumPara__8561_1159668703">[4]</text:bookmark-ref></text:span> use variants of the cycle prediction which are a little less yielding:</text:p>
      <text:list xml:id="list182358481760894" text:continue-list="list182357822270595" text:style-name="List_20_2">
        <text:list-item>
          <text:p text:style-name="P766"><text:span text:style-name="T1721">DeCSSplus</text:span> appears not to be able to recover the title-key for 7 VTS (none of them main feature),</text:p>
        </text:list-item>
        <text:list-item>
          <text:p text:style-name="P743">libdvdcss appears not to be able to recover the title-key for 6 VTS (none of them main feature).</text:p>
        </text:list-item>
      </text:list>
      <text:p text:style-name="P324"><text:span text:style-name="T1266">Note</text:span>: <text:span text:style-name="T1994">t</text:span>he <text:span text:style-name="T1994">implementation</text:span> used by libdvdcss appears somewhat flawed. <text:span text:style-name="T1958">It may happen that the prediction (which should be plain-text) holds also scrambled bytes. However, the only harm in this is wasting a little CPU time.</text:span></text:p>
      <text:h text:style-name="Heading_20_2" text:outline-level="2"><text:bookmark-start text:name="__RefHeading__24324_1268296501"/>Title-Key Recovery<text:bookmark-end text:name="__RefHeading__24324_1268296501"/></text:h>
      <text:p text:style-name="P314"><text:span text:style-name="T1701">Test-Case</text:span>: recover title-key <text:span text:style-name="T1266">file</text:span> <text:span text:style-name="T1984">--quality </text:span><text:span text:style-name="T1305">Q</text:span><text:span text:style-name="T1984"> [--retry 0|1]</text:span></text:p>
      <text:p text:style-name="P315"><text:span text:style-name="T1984">The table below summarizes the result of the title-key recovery</text:span> <text:span text:style-name="T1984">for all 145 encrypted features with 770</text:span> <text:span text:style-name="T2077">encrypted </text:span>VMG+VTS <text:span text:style-name="T1984">and 97 not-encrypted VMG+VTS. </text:span></text:p>
      <table:table table:name="Table35" table:style-name="Table35">
        <table:table-column table:style-name="Table35.A"/>
        <table:table-column table:style-name="Table35.B"/>
        <table:table-column table:style-name="Table35.C" table:number-columns-repeated="3"/>
        <table:table-column table:style-name="Table35.F"/>
        <table:table-row>
          <table:table-cell table:style-name="Table35.A1" office:value-type="string">
            <text:p text:style-name="P439"/>
          </table:table-cell>
          <table:table-cell table:style-name="Table35.A1" office:value-type="string">
            <text:p text:style-name="P439"/>
          </table:table-cell>
          <table:table-cell table:style-name="Table35.C1" office:value-type="string">
            <text:p text:style-name="P442">Q=1</text:p>
          </table:table-cell>
          <table:table-cell table:style-name="Table35.C1" office:value-type="string">
            <text:p text:style-name="P442">Q=2</text:p>
          </table:table-cell>
          <table:table-cell table:style-name="Table35.C1" office:value-type="string">
            <text:p text:style-name="P442">Q=10</text:p>
          </table:table-cell>
          <table:table-cell table:style-name="Table35.C1" office:value-type="string">
            <text:p text:style-name="P442">Q=10 / Q=1</text:p>
          </table:table-cell>
        </table:table-row>
        <table:table-row>
          <table:table-cell table:style-name="Table35.A2" table:number-rows-spanned="8" office:value-type="string">
            <text:p text:style-name="P456">Number of examined DVD-Packs</text:p>
          </table:table-cell>
          <table:table-cell table:style-name="Table35.B2" office:value-type="string">
            <text:p text:style-name="P449">Total</text:p>
          </table:table-cell>
          <table:table-cell table:style-name="Table35.C2" office:value-type="float" office:value="6325442">
            <text:p text:style-name="P457">6,325,442</text:p>
          </table:table-cell>
          <table:table-cell table:style-name="Table35.C2" office:value-type="float" office:value="6423847">
            <text:p text:style-name="P451">6,423,847</text:p>
          </table:table-cell>
          <table:table-cell table:style-name="Table35.C2" office:value-type="float" office:value="6804657">
            <text:p text:style-name="P450">6,804,657</text:p>
          </table:table-cell>
          <table:table-cell table:style-name="Table35.C2" office:value-type="float" office:value="6805633">
            <text:p text:style-name="P454">6,805,633</text:p>
          </table:table-cell>
        </table:table-row>
        <table:table-row>
          <table:covered-table-cell/>
          <table:table-cell table:style-name="Table35.B2" office:value-type="string">
            <text:p text:style-name="P449">Not<text:span text:style-name="T1985"> </text:span>Scrambled</text:p>
          </table:table-cell>
          <table:table-cell table:style-name="Table35.C2" office:value-type="float" office:value="6227210">
            <text:p text:style-name="P457">6,227,210</text:p>
          </table:table-cell>
          <table:table-cell table:style-name="Table35.C2" office:value-type="float" office:value="6290967">
            <text:p text:style-name="P451">6,290,967</text:p>
          </table:table-cell>
          <table:table-cell table:style-name="Table35.C2" office:value-type="float" office:value="6537574">
            <text:p text:style-name="P450">6,537,574</text:p>
          </table:table-cell>
          <table:table-cell table:style-name="Table35.C2" office:value-type="float" office:value="6538089">
            <text:p text:style-name="P454">6,538,089</text:p>
          </table:table-cell>
        </table:table-row>
        <table:table-row>
          <table:covered-table-cell/>
          <table:table-cell table:style-name="Table35.B2" office:value-type="string">
            <text:p text:style-name="P449">Too Small</text:p>
          </table:table-cell>
          <table:table-cell table:style-name="Table35.C2" office:value-type="float" office:value="1">
            <text:p text:style-name="P457">1</text:p>
          </table:table-cell>
          <table:table-cell table:style-name="Table35.C2" office:value-type="float" office:value="1">
            <text:p text:style-name="P451">1</text:p>
          </table:table-cell>
          <table:table-cell table:style-name="Table35.C2" office:value-type="float" office:value="1">
            <text:p text:style-name="P450">1</text:p>
          </table:table-cell>
          <table:table-cell table:style-name="Table35.C2" office:value-type="float" office:value="1">
            <text:p text:style-name="P454">1</text:p>
          </table:table-cell>
        </table:table-row>
        <table:table-row>
          <table:covered-table-cell/>
          <table:table-cell table:style-name="Table35.B2" office:value-type="string">
            <text:p text:style-name="P449">No Prediction</text:p>
          </table:table-cell>
          <table:table-cell table:style-name="Table35.C2" office:value-type="float" office:value="60202">
            <text:p text:style-name="P457">60,202</text:p>
          </table:table-cell>
          <table:table-cell table:style-name="Table35.C2" office:value-type="float" office:value="130862">
            <text:p text:style-name="P451">130,862</text:p>
          </table:table-cell>
          <table:table-cell table:style-name="Table35.C2" office:value-type="float" office:value="265629">
            <text:p text:style-name="P450">265,629</text:p>
          </table:table-cell>
          <table:table-cell table:style-name="Table35.C2" office:value-type="float" office:value="265867">
            <text:p text:style-name="P454">265,867</text:p>
          </table:table-cell>
        </table:table-row>
        <table:table-row>
          <table:covered-table-cell/>
          <table:table-cell table:style-name="Table35.B2" office:value-type="string">
            <text:p text:style-name="P455"><text:span text:style-name="T1986">Failed</text:span> <text:span text:style-name="T1986">Decryptions</text:span></text:p>
          </table:table-cell>
          <table:table-cell table:style-name="Table35.C2" office:value-type="float" office:value="38029">
            <text:p text:style-name="P457">38,029</text:p>
          </table:table-cell>
          <table:table-cell table:style-name="Table35.C2" office:value-type="float" office:value="2017">
            <text:p text:style-name="P451">2,017</text:p>
          </table:table-cell>
          <table:table-cell table:style-name="Table35.C2" office:value-type="float" office:value="1453">
            <text:p text:style-name="P450">1,453</text:p>
          </table:table-cell>
          <table:table-cell table:style-name="Table35.C2" office:value-type="float" office:value="1676">
            <text:p text:style-name="P454">1,676</text:p>
          </table:table-cell>
        </table:table-row>
        <table:table-row>
          <table:covered-table-cell/>
          <table:table-cell table:style-name="Table35.B2" office:value-type="string">
            <text:p text:style-name="P461">Title-Key recovered</text:p>
          </table:table-cell>
          <table:table-cell table:style-name="Table35.C2" office:value-type="float" office:value="769">
            <text:p text:style-name="P457">769</text:p>
          </table:table-cell>
          <table:table-cell table:style-name="Table35.C2" office:value-type="float" office:value="768">
            <text:p text:style-name="P451">768</text:p>
          </table:table-cell>
          <table:table-cell table:style-name="Table35.C2" office:value-type="float" office:value="766">
            <text:p text:style-name="P451">766</text:p>
          </table:table-cell>
          <table:table-cell table:style-name="Table35.C2" office:value-type="float" office:value="769">
            <text:p text:style-name="P454">769</text:p>
          </table:table-cell>
        </table:table-row>
        <table:table-row>
          <table:covered-table-cell/>
          <table:table-cell table:style-name="Table35.B2" office:value-type="string">
            <text:p text:style-name="P449">Failed</text:p>
          </table:table-cell>
          <table:table-cell table:style-name="Table35.C2" office:value-type="float" office:value="1">
            <text:p text:style-name="P457">1</text:p>
          </table:table-cell>
          <table:table-cell table:style-name="Table35.C2" office:value-type="float" office:value="2">
            <text:p text:style-name="P451">2</text:p>
          </table:table-cell>
          <table:table-cell table:style-name="Table35.C2" office:value-type="float" office:value="4">
            <text:p text:style-name="P450">4</text:p>
          </table:table-cell>
          <table:table-cell table:style-name="Table35.C2" office:value-type="float" office:value="1">
            <text:p text:style-name="P454">1</text:p>
          </table:table-cell>
        </table:table-row>
        <table:table-row>
          <table:covered-table-cell/>
          <table:table-cell table:style-name="Table35.A1" office:value-type="string">
            <text:p text:style-name="P460">VMG/VTS not scrambled</text:p>
          </table:table-cell>
          <table:table-cell table:style-name="Table35.C1" office:value-type="string">
            <text:p text:style-name="P457">97</text:p>
          </table:table-cell>
          <table:table-cell table:style-name="Table35.C1" office:value-type="string">
            <text:p text:style-name="P451">97</text:p>
          </table:table-cell>
          <table:table-cell table:style-name="Table35.C1" office:value-type="string">
            <text:p text:style-name="P450">97</text:p>
          </table:table-cell>
          <table:table-cell table:style-name="Table35.C1" office:value-type="string">
            <text:p text:style-name="P454">97</text:p>
          </table:table-cell>
        </table:table-row>
        <table:table-row>
          <table:table-cell table:style-name="Table35.A14" table:number-rows-spanned="5" office:value-type="string">
            <text:p text:style-name="P456">Duration<text:note text:id="ftn33" text:note-class="footnote"><text:note-citation>33</text:note-citation><text:note-body><text:p text:style-name="P420"><text:span text:style-name="T1988">On an Intel Celeron CPU G530 @ 2.40GHz. All the feature data where stored on a hard disk drive. Note: </text:span>several duration values appear to vary <text:span text:style-name="T1987">severely </text:span>for identical test<text:span text:style-name="T1987"> </text:span>cases and test<text:span text:style-name="T1987"> </text:span>data. So comparison of the results should be treated with caution.</text:p></text:note-body></text:note> (seconds)</text:p>
          </table:table-cell>
          <table:table-cell table:style-name="Table35.B2" office:value-type="string">
            <text:p text:style-name="P455">Total</text:p>
          </table:table-cell>
          <table:table-cell table:style-name="Table35.C10" office:value-type="string">
            <text:p text:style-name="P457">508</text:p>
          </table:table-cell>
          <table:table-cell table:style-name="Table35.D10" office:value-type="string">
            <text:p text:style-name="P451">225</text:p>
          </table:table-cell>
          <table:table-cell table:style-name="Table35.E10" office:value-type="string">
            <text:p text:style-name="P450">205</text:p>
          </table:table-cell>
          <table:table-cell table:style-name="Table35.F10" office:value-type="string">
            <text:p text:style-name="P454">212</text:p>
          </table:table-cell>
        </table:table-row>
        <table:table-row>
          <table:covered-table-cell/>
          <table:table-cell table:style-name="Table35.B2" office:value-type="string">
            <text:p text:style-name="P452"><text:span text:style-name="T1985">per </text:span>DVD</text:p>
          </table:table-cell>
          <table:table-cell table:style-name="Table35.C11" table:formula="ooow:&lt;C10&gt;/145" office:value-type="float" office:value="3.50344827586207">
            <text:p text:style-name="P453">3.50</text:p>
          </table:table-cell>
          <table:table-cell table:style-name="Table35.C11" table:formula="ooow:&lt;D10&gt;/145" office:value-type="float" office:value="1.55172413793103">
            <text:p text:style-name="P453">1.55</text:p>
          </table:table-cell>
          <table:table-cell table:style-name="Table35.C11" table:formula="ooow:&lt;E10&gt;/145" office:value-type="float" office:value="1.41379310344828">
            <text:p text:style-name="P453">1.41</text:p>
          </table:table-cell>
          <table:table-cell table:style-name="Table35.C11" table:formula="ooow:&lt;F10&gt;/145" office:value-type="float" office:value="1.46206896551724">
            <text:p text:style-name="P453">1.46</text:p>
          </table:table-cell>
        </table:table-row>
        <table:table-row>
          <table:covered-table-cell/>
          <table:table-cell table:style-name="Table35.B2" office:value-type="string">
            <text:p text:style-name="P452"><text:span text:style-name="T1985">per </text:span>VMG/VTS</text:p>
          </table:table-cell>
          <table:table-cell table:style-name="Table35.C11" table:formula="ooow:&lt;C10&gt;/867" office:value-type="float" office:value="0.585928489042676">
            <text:p text:style-name="P458">0.59</text:p>
          </table:table-cell>
          <table:table-cell table:style-name="Table35.C11" table:formula="ooow:&lt;D10&gt;/867" office:value-type="float" office:value="0.259515570934256">
            <text:p text:style-name="P458">0.26</text:p>
          </table:table-cell>
          <table:table-cell table:style-name="Table35.C11" table:formula="ooow:&lt;E10&gt;/867" office:value-type="float" office:value="0.236447520184544">
            <text:p text:style-name="P458">0.24</text:p>
          </table:table-cell>
          <table:table-cell table:style-name="Table35.C11" table:formula="ooow:&lt;F10&gt;/867" office:value-type="float" office:value="0.244521337946943">
            <text:p text:style-name="P458">0.24</text:p>
          </table:table-cell>
        </table:table-row>
        <table:table-row>
          <table:covered-table-cell/>
          <table:table-cell table:style-name="Table35.B2" office:value-type="string">
            <text:p text:style-name="P449">CPU User Time</text:p>
          </table:table-cell>
          <table:table-cell table:style-name="Table35.C13" office:value-type="string">
            <text:p text:style-name="P457">326</text:p>
          </table:table-cell>
          <table:table-cell table:style-name="Table35.D13" office:value-type="string">
            <text:p text:style-name="P451">39</text:p>
          </table:table-cell>
          <table:table-cell table:style-name="Table35.E13" office:value-type="string">
            <text:p text:style-name="P459">27</text:p>
          </table:table-cell>
          <table:table-cell table:style-name="Table35.F13" office:value-type="string">
            <text:p text:style-name="P454">29</text:p>
          </table:table-cell>
        </table:table-row>
        <table:table-row>
          <table:covered-table-cell/>
          <table:table-cell table:style-name="Table35.B2" office:value-type="string">
            <text:p text:style-name="P449">CPU System Time</text:p>
          </table:table-cell>
          <table:table-cell table:style-name="Table35.C14" office:value-type="string">
            <text:p text:style-name="P457">28</text:p>
          </table:table-cell>
          <table:table-cell table:style-name="Table35.D14" office:value-type="string">
            <text:p text:style-name="P451">28</text:p>
          </table:table-cell>
          <table:table-cell table:style-name="Table35.E14" office:value-type="string">
            <text:p text:style-name="P459">23</text:p>
          </table:table-cell>
          <table:table-cell table:style-name="Table35.F14" office:value-type="string">
            <text:p text:style-name="P454">22</text:p>
          </table:table-cell>
        </table:table-row>
      </table:table>
      <text:p text:style-name="P702"><text:soft-page-break/>The time to recover a title-key depends on the number of DVD-Packs to examine and the number of failed decryptions. </text:p>
      <text:p text:style-name="P701"><text:span text:style-name="T1986">The higher the number of DVD-Packs to examine, the higher the required amount of data to read. This will delay the recovery process on a slow device. Besides, there are VMG/VTS which are not scrambled at all. <text:s/>Hence it might be an option on a slow device to examine only the first few DVD-Packs at the beginning of each VMG/VTS and stop if none of them are scrambled.</text:span><text:span text:style-name="T1168"><text:bookmark-ref text:reference-format="number" text:ref-name="__RefNumPara__8561_1159668703">[4]</text:bookmark-ref></text:span></text:p>
      <text:p text:style-name="P703"><text:span text:style-name="T1986">A high number of failed decryptions (which are a result of a low quality prediction) will delay the recovery time on a slow CPU. However, only the quality </text:span><text:span text:style-name="T116">Q=1</text:span><text:span text:style-name="T1986"> will produce most patterns. As a compromise (on a slow CPU), one might start with a quality </text:span><text:span text:style-name="T116">Q=10</text:span><text:span text:style-name="T1986"> and retry with </text:span><text:span text:style-name="T116">Q=1</text:span><text:span text:style-name="T1986"> if no title-key was recovered before (see the last table column).</text:span></text:p>
      <text:h text:style-name="P795" text:outline-level="1"><text:bookmark-start text:name="__RefHeading__5595_1132875736"/>Bibliography<text:bookmark-end text:name="__RefHeading__5595_1132875736"/></text:h>
      <text:list xml:id="list182359340127854" text:continue-list="list182356929767894" text:style-name="Numbering_20_2">
        <text:list-item text:start-value="1">
          <text:p text:style-name="P842"><text:bookmark-start text:name="__RefHeading__26772_2055932189"/><text:bookmark-start text:name="__RefHeading__26657_353829011"/><text:bookmark-start text:name="__RefHeading__24549_160174283"/><text:bookmark-start text:name="__RefHeading__21677_2117797551"/><text:span text:style-name="T1354">Derek </text:span><text:span text:style-name="T1829">Fawcus</text:span><text:span text:style-name="T1355">, </text:span><text:span text:style-name="T1358">CSS authentication and decryption</text:span><text:span text:style-name="T1356">, 1999</text:span><text:span text:style-name="T1357"> </text:span><text:span text:style-name="T1351">(C-source code)</text:span><text:bookmark-end text:name="__RefHeading__26772_2055932189"/><text:bookmark-end text:name="__RefHeading__26657_353829011"/><text:bookmark-end text:name="__RefHeading__24549_160174283"/><text:bookmark-end text:name="__RefHeading__21677_2117797551"/></text:p>
        </text:list-item>
      </text:list>
      <text:p text:style-name="P513">URL: <text:span text:style-name="T1760">ftp://ftp.ami.com.au/pub/decss/css-auth.tar.gz</text:span></text:p>
      <text:p text:style-name="P514">Derek <text:span text:style-name="T1721">Fawcus</text:span> pu<text:span text:style-name="T1894">b</text:span>lished <text:span text:style-name="T1895">1999 </text:span>the <text:span text:style-name="T1895">re-engineered CSS </text:span>C-source code and put it under GPLv2<text:note text:id="ftn34" text:note-class="footnote"><text:note-citation>34</text:note-citation><text:note-body><text:p text:style-name="P417">http://www.gnu.org/licenses/gpl-2.0.html</text:p></text:note-body></text:note>.</text:p>
      <text:list xml:id="list182357545131669" text:continue-numbering="true" text:style-name="Numbering_20_2">
        <text:list-item>
          <text:p text:style-name="P843"><text:bookmark-start text:name="__RefHeading__22752_2055932189"/><text:bookmark-start text:name="__RefHeading__13272_1760835080"/><text:bookmark-start text:name="__RefHeading__14308_149943340"/><text:bookmark-start text:name="__RefHeading__13566_353829011"/><text:bookmark-start text:name="__RefHeading__20052_136235525"/><text:bookmark-start text:name="__RefHeading__24551_160174283"/>Frank A. Stevenson, Cryptanalysis of Contents Scrambling System<text:bookmark-end text:name="__RefHeading__22752_2055932189"/><text:bookmark-end text:name="__RefHeading__13272_1760835080"/><text:bookmark-end text:name="__RefHeading__14308_149943340"/><text:bookmark-end text:name="__RefHeading__13566_353829011"/><text:bookmark-end text:name="__RefHeading__20052_136235525"/><text:bookmark-end text:name="__RefHeading__24551_160174283"/></text:p>
        </text:list-item>
      </text:list>
      <text:p text:style-name="P514"><text:span text:style-name="T1891">URL:</text:span> <text:span text:style-name="T1753">http://www.cs.cmu.edu/~dst/DeCSS/FrankStevenson/mail1.txt</text:span><text:span text:style-name="T1892"> </text:span></text:p>
      <text:p text:style-name="P515">27 Oct 1999:<text:span text:style-name="T682"> keystream</text:span><text:span text:style-name="T672"> correlation</text:span><text:span text:style-name="T464"> </text:span><text:span text:style-name="T463">exploit</text:span><text:span text:style-name="T1888">↳</text:span><text:span text:style-name="T1888"><text:bookmark-ref text:reference-format="number" text:ref-name="__RefHeading__5031_807995423">6.6</text:bookmark-ref></text:span><text:span text:style-name="T463"> to recover a seed from a keystream (with </text:span><text:span text:style-name="T465">C-</text:span><text:span text:style-name="T463">source code).</text:span></text:p>
      <text:p text:style-name="P514"><text:span text:style-name="T1891">URL:</text:span> <text:span text:style-name="T1753">http://www.cs.cmu.edu/~dst/DeCSS/FrankStevenson/mail2.txt</text:span><text:span text:style-name="T1892"> </text:span></text:p>
      <text:p text:style-name="P515">28 Oct 1999: <text:span text:style-name="T2077">player</text:span><text:span text:style-name="T672">-key keystream exploit</text:span><text:span text:style-name="T1888">↳</text:span><text:span text:style-name="T1888"><text:bookmark-ref text:reference-format="number" text:ref-name="__RefHeading__14557_1031845421">6.5</text:bookmark-ref></text:span><text:span text:style-name="T672"> to recover the keystream from</text:span><text:span text:style-name="T463"> a disc-key</text:span><text:span text:style-name="T466">'s</text:span><text:span text:style-name="T463"> cipher </text:span><text:span text:style-name="T466">and plain-text. Thereafter the</text:span><text:span text:style-name="T463"> the player-key </text:span><text:span text:style-name="T466">can be constructed </text:span><text:span text:style-name="T463">with the keystream correlation exploit above (with </text:span><text:span text:style-name="T465">C-</text:span><text:span text:style-name="T463">source code)</text:span><text:span text:style-name="T672">.</text:span></text:p>
      <text:p text:style-name="P514"><text:span text:style-name="T1891">URL:</text:span> <text:span text:style-name="T1753">http://www.cs.cmu.edu/~dst/DeCSS/FrankStevenson/mail3.txt</text:span><text:span text:style-name="T1892"> </text:span></text:p>
      <text:p text:style-name="P515">30 Oct 1999: <text:span text:style-name="T682">disc-key</text:span><text:span text:style-name="T672"> exploit</text:span><text:span text:style-name="T1888">↳</text:span><text:span text:style-name="T1888"><text:bookmark-ref text:reference-format="number" text:ref-name="__RefHeading__17153_149943340">6.4</text:bookmark-ref></text:span><text:span text:style-name="T672"> to recover a disc-key from its hash-value</text:span><text:span text:style-name="T463"> (with </text:span><text:span text:style-name="T465">C-</text:span><text:span text:style-name="T463">source code)</text:span><text:span text:style-name="T672">.</text:span></text:p>
      <text:p text:style-name="P514"><text:span text:style-name="T1891">URL:</text:span> <text:span text:style-name="T1758">http://www.cs.cmu.edu/~dst/DeCSS/FrankStevenson/analysis.html</text:span><text:span text:style-name="T1893"> </text:span></text:p>
      <text:p text:style-name="P514"><text:span text:style-name="T581">13 Nov 1999</text:span><text:span text:style-name="T582">:</text:span><text:span text:style-name="T581"> </text:span><text:span text:style-name="T578">In this paper</text:span><text:span text:style-name="T582">,</text:span><text:span text:style-name="T578"> </text:span><text:span text:style-name="T580">Frank A. Stevenson</text:span><text:span text:style-name="T578"> summarizes </text:span><text:span text:style-name="T580">the </text:span><text:span text:style-name="T579">CSS </text:span><text:span text:style-name="T577">cryptographic system and its weak spots </text:span><text:span text:style-name="T580">including the </text:span><text:span text:style-name="T578">three exploit</text:span><text:span text:style-name="T580">s above. This is the updated version of the paper </text:span><text:span text:style-name="T683">from</text:span><text:span text:style-name="T682"> 8</text:span><text:span text:style-name="T791">th</text:span><text:span text:style-name="T682"> November 1999.</text:span></text:p>
      <text:list xml:id="list182357605156100" text:continue-numbering="true" text:style-name="Numbering_20_2">
        <text:list-item>
          <text:p text:style-name="P845"><text:bookmark-start text:name="__RefHeading__25416_2055932189"/><text:bookmark-start text:name="__RefHeading__29585_1910182369"/><text:bookmark-start text:name="__RefHeading__33704_498603061"/><text:bookmark-start text:name="__RefHeading__24553_160174283"/><text:bookmark-start text:name="__RefHeading__23856_1576935100"/><text:span text:style-name="T1346">Ethan </text:span><text:span text:style-name="T1825">Hawk</text:span><text:span text:style-name="T1828">e</text:span><text:span text:style-name="T1346">, </text:span><text:span text:style-name="T1825">DeCSSplus</text:span><text:span text:style-name="T1346"> feature prediction, 2000</text:span><text:span text:style-name="T1351"> (C-source code)</text:span><text:bookmark-end text:name="__RefHeading__25416_2055932189"/><text:bookmark-end text:name="__RefHeading__29585_1910182369"/><text:bookmark-end text:name="__RefHeading__33704_498603061"/><text:bookmark-end text:name="__RefHeading__24553_160174283"/><text:bookmark-end text:name="__RefHeading__23856_1576935100"/></text:p>
        </text:list-item>
      </text:list>
      <text:p text:style-name="P513">URL: <text:span text:style-name="T1759">http://www.filewatcher.com/m/DeCSSplus_v1.0.zip.33939-0.html</text:span></text:p>
      <text:p text:style-name="P516">Ethan <text:span text:style-name="T1721">Hawk</text:span><text:span text:style-name="T1738">e</text:span> takes advantage of the <text:s/>MPEG-2 bit-stream compression: if there is a black screen, there are a lot of repetitions. <text:span text:style-name="T370">These repetitions can be</text:span><text:span text:style-name="T371"> exploit</text:span><text:span text:style-name="T370">ed</text:span><text:span text:style-name="T372"> to predict</text:span><text:span text:style-name="T1889">↳</text:span><text:span text:style-name="T1889"><text:bookmark-ref text:reference-format="number" text:ref-name="__RefHeading__16514_353829011">6.9</text:bookmark-ref></text:span><text:span text:style-name="T372"> a </text:span><text:span text:style-name="T370">part</text:span><text:span text:style-name="T372"> of the feature</text:span><text:span text:style-name="T370">, and so to recover the title-key.</text:span></text:p>
      <text:list xml:id="list182357874845908" text:continue-numbering="true" text:style-name="Numbering_20_2">
        <text:list-item>
          <text:p text:style-name="P846"><text:bookmark-start text:name="__RefNumPara__8561_1159668703"/><text:span text:style-name="T605">VideoLAN</text:span><text:span text:style-name="T571">: </text:span><text:span text:style-name="T569">libdvdcss</text:span><text:span text:style-name="T570">, V</text:span><text:span text:style-name="T1047">ersion 1.2.9</text:span><text:span text:style-name="T1048">, 2005</text:span><text:span text:style-name="T1049"> (C-</text:span><text:span text:style-name="T1050">s</text:span><text:span text:style-name="T1047">ource code</text:span><text:span text:style-name="T1049">)</text:span><text:bookmark-end text:name="__RefNumPara__8561_1159668703"/></text:p>
        </text:list-item>
      </text:list>
      <text:p text:style-name="P517"><text:span text:style-name="T1051">URL: </text:span><text:span text:style-name="T1052">http://download.videolan.org/pub/libdvdcss/1.2.9/libdvdcss-1.2.9.tar.bz2</text:span></text:p>
      <text:p text:style-name="P518"><text:span text:style-name="T1896">T</text:span><text:span text:style-name="T1469">he developers of libdvdcss put all </text:span><text:span text:style-name="T1470">the research above</text:span><text:span text:style-name="T1121"><text:bookmark-ref text:reference-format="number" text:ref-name="__RefHeading__24549_160174283">[1]</text:bookmark-ref></text:span><text:span text:style-name="T1121">,</text:span><text:span text:style-name="T1121"><text:bookmark-ref text:reference-format="number" text:ref-name="__RefHeading__24551_160174283">[2]</text:bookmark-ref></text:span><text:span text:style-name="T1121">,</text:span><text:span text:style-name="T1121"><text:bookmark-ref text:reference-format="number" text:ref-name="__RefHeading__24553_160174283">[3]</text:bookmark-ref></text:span><text:span text:style-name="T1470"> together and </text:span><text:span text:style-name="T1469">made their software available on many platforms.</text:span><text:span text:style-name="T1470"> </text:span>Th<text:span text:style-name="T1896">e</text:span> library <text:span text:style-name="T1977">is </text:span>designed to access DVD<text:span text:style-name="T1527">-Videos</text:span> without having to bother about the CSS encryption. <text:span text:style-name="T1884">M</text:span>any open source projects<text:span text:style-name="T1884"> use libdvdcss for playback</text:span>, for instance<text:span text:style-name="T1884"> the </text:span>VLC media player<text:span text:style-name="T1884"> and the </text:span><text:span text:style-name="T1724">MPlayer</text:span>. <text:span text:style-name="T1885">The high number of installations proves the reliability of the library. So </text:span>the source code <text:span text:style-name="T2034">has become the best available documentation on CSS</text:span>. </text:p>
      <text:list xml:id="list182357548982242" text:continue-numbering="true" text:style-name="Numbering_20_2">
        <text:list-item>
          <text:p text:style-name="P841"><text:bookmark-start text:name="__RefNumPara__5107_1159668703"/><text:soft-page-break/><text:span text:style-name="T562">Jim Tailor, DVD Demystified, </text:span><text:span text:style-name="T604">McGraw-Hill</text:span><text:span text:style-name="T562"> Companies , 2</text:span><text:span text:style-name="T1093">nd</text:span><text:span text:style-name="T562"> edition 2001</text:span><text:bookmark-end text:name="__RefNumPara__5107_1159668703"/></text:p>
        </text:list-item>
      </text:list>
      <text:p text:style-name="P145"><text:span text:style-name="T562">This is an invaluable secondary source of documentation, especially considering that many of the official </text:span><text:span text:style-name="T567">DVD </text:span><text:span text:style-name="T562">specifications are only available for a license fee, and, for the cost of a non-disclosure agreement. </text:span><text:span text:style-name="T566">Note, t</text:span><text:span text:style-name="T562">here is a newer 3</text:span><text:span text:style-name="T1093">rd</text:span><text:span text:style-name="T562"> edition from 2005. </text:span></text:p>
      <text:p text:style-name="P153"><text:span text:style-name="T562">The author hosts also the famous DVD FAQ</text:span><text:span text:style-name="T565"> </text:span><text:span text:style-name="T606">http://www.dvddemystified.com/dvdfaq.html</text:span><text:span text:style-name="T646">.</text:span></text:p>
      <text:list xml:id="list182358373021093" text:continue-numbering="true" text:style-name="Numbering_20_2">
        <text:list-item>
          <text:p text:style-name="P847"><text:bookmark-start text:name="__RefNumPara__9897_1159668703"/>Standard ECMA-119, 2<text:span text:style-name="T706">nd</text:span> edition, 1987, Volume and File Structure of CDROM for Information Interchange<text:bookmark-end text:name="__RefNumPara__9897_1159668703"/></text:p>
        </text:list-item>
      </text:list>
      <text:p text:style-name="P519">URL:<text:span text:style-name="T1890"> </text:span><text:span text:style-name="T1756">http://www.ecma-international.org/publications/standards/ecma-119.htm</text:span></text:p>
      <text:p text:style-name="P520"><text:span text:style-name="T1890">This document specifies the structure of compact read only optical disks (CD-ROM). </text:span>This is the ECMA release of the ISO<text:span text:style-name="T1890">-</text:span>9660 standard, available as a free download.</text:p>
      <text:list xml:id="list182357329406574" text:continue-numbering="true" text:style-name="Numbering_20_2">
        <text:list-item>
          <text:p text:style-name="P844"><text:bookmark-start text:name="__RefNumPara__6967_1159668703"/><text:span text:style-name="T1318">Standard ECMA-267, 3</text:span><text:span text:style-name="T732">rd</text:span><text:span text:style-name="T1318"> edition, <text:s/>2001, 120 mm DVD - Read-Only Disk</text:span><text:bookmark-end text:name="__RefNumPara__6967_1159668703"/></text:p>
        </text:list-item>
      </text:list>
      <text:p text:style-name="P136">URL: <text:span text:style-name="T1753">http://www.ecma-international.org/publications/standards/Ecma-267.htm</text:span></text:p>
      <text:p text:style-name="P135">The official DVD-ROM specification<text:span text:style-name="T1897"> that</text:span> defines the physical disc-layer<text:span text:style-name="T1526">. It is</text:span> also adopted as ISO/IEC 16448. </text:p>
      <text:list xml:id="list182359287125130" text:continue-numbering="true" text:style-name="Numbering_20_2">
        <text:list-item>
          <text:p text:style-name="P850"><text:bookmark-start text:name="__RefNumPara__7764_1159668703"/><text:span text:style-name="T1653">Multi-Media</text:span><text:span text:style-name="T1649"> Commands - 5 (</text:span><text:span text:style-name="T1648">Working Draft</text:span><text:span text:style-name="T1649">) </text:span><text:span text:style-name="T1648">T10/1675D, Revision </text:span><text:span text:style-name="T1649">4</text:span><text:span text:style-name="T1648">, 2006</text:span><text:span text:style-name="T1649">-10-24</text:span><text:bookmark-end text:name="__RefNumPara__7764_1159668703"/></text:p>
        </text:list-item>
      </text:list>
      <text:p text:style-name="P137">URL: <text:span text:style-name="T1755">http://</text:span><text:span text:style-name="T1753">www.t10.org/members/w_mmc5.htm</text:span></text:p>
      <text:p text:style-name="P135">The official int<text:span text:style-name="T1527">e</text:span>rface specification <text:span text:style-name="T1883">(draft) </text:span>to access a DVD<text:span text:style-name="T1882">-ROM</text:span> drive (besides others). </text:p>
      <text:list xml:id="list182358349032153" text:continue-numbering="true" text:style-name="Numbering_20_2">
        <text:list-item>
          <text:p text:style-name="P849"><text:bookmark-start text:name="__RefNumPara__9895_1159668703"/>OSTA Univeral Disk Format Specification, 1996, revision 1.02<text:bookmark-end text:name="__RefNumPara__9895_1159668703"/></text:p>
        </text:list-item>
      </text:list>
      <text:p text:style-name="P521">URL: <text:span text:style-name="T1753">http://www.osta.org/specs/pdf/udf102.pdf</text:span></text:p>
      <text:p text:style-name="P522">The official UDF specification as a subset of ISO/IEC-13346. </text:p>
      <text:p text:style-name="P530">Section 6.9 describes requirements for DVD-ROM and DVD-Video. It also defines <text:span text:style-name="T1528">the</text:span> so-called <text:span text:style-name="T1266">UDF </text:span><text:span text:style-name="T1289">b</text:span><text:span text:style-name="T1266">ridge disc</text:span> <text:span text:style-name="T1528">which</text:span> <text:span text:style-name="T1528">includes </text:span>support<text:span text:style-name="T1528"> for</text:span> the ISO-9660<text:span text:style-name="T1070"><text:bookmark-ref text:reference-format="number" text:ref-name="__RefNumPara__9897_1159668703">[6]</text:bookmark-ref></text:span> file-system<text:span text:style-name="T1528"> on DVD-Video</text:span>. </text:p>
      <text:p text:style-name="P530">The <text:span text:style-name="T1886">source code</text:span> distributed with this <text:span text:style-name="T2077">project</text:span> does <text:span text:style-name="T1528">not support UDF at all, but only </text:span>ISO-9660 <text:span text:style-name="T1886">(on such bridge discs)</text:span>.<text:span text:style-name="T1886"> It appears that many DVD-Videos implement ISO-9660.</text:span><text:span text:style-name="T1887">↳</text:span><text:span text:style-name="T1887"><text:bookmark-ref text:reference-format="number" text:ref-name="__RefHeading__24960_2103497117">10.4</text:bookmark-ref></text:span><text:span text:style-name="T513"> </text:span></text:p>
      <text:list xml:id="list182357504178282" text:continue-numbering="true" text:style-name="Numbering_20_2">
        <text:list-item>
          <text:p text:style-name="P848"><text:bookmark-start text:name="__RefNumPara__7653_2072336594"/>DVD-Video Information<text:span text:style-name="T1891"> </text:span><text:span text:style-name="T1725">(MPlayer)</text:span><text:bookmark-end text:name="__RefNumPara__7653_2072336594"/></text:p>
        </text:list-item>
      </text:list>
      <text:p text:style-name="P523"><text:span text:style-name="T1891">URL:</text:span> <text:span text:style-name="T1757">http://dvdnav.mplayerhq.hu/dvdinfo</text:span></text:p>
      <text:p text:style-name="P523"><text:span text:style-name="T1891">URL:</text:span> <text:span text:style-name="T1753">git://git.videolan.org/libdvdread.git</text:span><text:span text:style-name="T1725">, </text:span><text:span text:style-name="T1753">git://git.videolan.org/libdvdnav.git</text:span><text:span text:style-name="T51"> </text:span></text:p>
      <text:p text:style-name="P496">DVD-Video is a proprietary video format and <text:span text:style-name="T336">official format</text:span> specifications are not publicly accessible. Though, there are people who provide open source software to play DVD-Video. <text:span text:style-name="T1891">The</text:span> site show<text:span text:style-name="T1891">s</text:span> <text:span text:style-name="T1891">results </text:span>from re<text:span text:style-name="T1891">-</text:span>eng<text:span text:style-name="T1891">i</text:span>neering the DVD-Video format. However, the descriptions appear not to be complete. An alternative source of information, for people <text:span text:style-name="T1529">familiar with the</text:span> C-<text:span text:style-name="T1529">programming language</text:span>, is the source <text:span text:style-name="T1891">code. </text:span></text:p>
      <text:list xml:id="list182358579115303" text:continue-numbering="true" text:style-name="Numbering_20_2">
        <text:list-item>
          <text:p text:style-name="P844"><text:bookmark-start text:name="__RefNumPara__9823_2072336594"/><text:span text:style-name="T1495">International</text:span> Standard ISO/IEC 13818-1, 2<text:span text:style-name="T706">nd</text:span> edition, 2000, Information technology - Generic coding of moving pictures and associated audio information: Systems<text:bookmark-end text:name="__RefNumPara__9823_2072336594"/></text:p>
        </text:list-item>
      </text:list>
      <text:p text:style-name="P524">Official specification of the MPEG-2 Transport and Program Stream<text:span text:style-name="T1892"> (PS)</text:span>. <text:span text:style-name="T1892">DVD-Packs</text:span><text:span text:style-name="T1887">↳</text:span><text:span text:style-name="T1131"><text:bookmark-ref text:reference-format="number" text:ref-name="__RefHeading__3577_309438263">2.9</text:bookmark-ref></text:span><text:span text:style-name="T1892"> appear to be a subset of</text:span> <text:span text:style-name="T1892"><text:s/>MPEG-2 PS pack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charset="x-symbol"/>
    <style:font-face style:name="Arial6" svg:font-family="Arial"/>
    <style:font-face style:name="OpenSymbol" svg:font-family="OpenSymbol"/>
    <style:font-face style:name="TimesNewRomanPSMT" svg:font-family="TimesNewRomanPSMT" style:font-family-generic="roman"/>
    <style:font-face style:name="Arial3" svg:font-family="Arial" style:font-family-generic="swiss"/>
    <style:font-face style:name="Arial1" svg:font-family="Arial" style:font-adornments="Bold" style:font-family-generic="swiss"/>
    <style:font-face style:name="Arial4"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Courier 10 Pitch" svg:font-family="'Courier 10 Pitch'"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FreeSans2" svg:font-family="FreeSans" style:font-family-generic="modern" style:font-pitch="fixed"/>
    <style:font-face style:name="Bitstream Charter" svg:font-family="'Bitstream Charter'"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5" svg:font-family="Arial" style:font-family-generic="swiss" style:font-pitch="variable"/>
    <style:font-face style:name="Arial2" svg:font-family="Arial" style:font-adornments="Standar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hatch draw:name="Black_20_45_20_Degrees" draw:display-name="Black 45 Degrees" draw:style="single" draw:color="#000000" draw:distance="0.058cm" draw:rotation="450"/>
    <draw:hatch draw:name="Black_20_45_20_Degrees_20_Wide" draw:display-name="Black 45 Degrees Wide" draw:style="single" draw:color="#000000" draw:distance="0.288cm" draw:rotation="450"/>
    <draw:hatch draw:name="Hatching_20_1" draw:display-name="Hatching 1" draw:style="single" draw:color="#000000" draw:distance="0.033cm" draw:rotation="450"/>
    <draw:hatch draw:name="Hatching_20_10" draw:display-name="Hatching 10" draw:style="single" draw:color="#000000" draw:distance="0.113cm" draw:rotation="450"/>
    <draw:hatch draw:name="Hatching_20_11" draw:display-name="Hatching 11" draw:style="single" draw:color="#000000" draw:distance="0.113cm" draw:rotation="450"/>
    <draw:hatch draw:name="Hatching_20_12" draw:display-name="Hatching 12" draw:style="single" draw:color="#000000" draw:distance="0.02cm" draw:rotation="450"/>
    <draw:hatch draw:name="Hatching_20_13" draw:display-name="Hatching 13" draw:style="single" draw:color="#000000" draw:distance="0.036cm" draw:rotation="450"/>
    <draw:hatch draw:name="Hatching_20_14" draw:display-name="Hatching 14" draw:style="single" draw:color="#000000" draw:distance="0.036cm" draw:rotation="450"/>
    <draw:hatch draw:name="Hatching_20_15" draw:display-name="Hatching 15" draw:style="single" draw:color="#000000" draw:distance="0.113cm" draw:rotation="450"/>
    <draw:hatch draw:name="Hatching_20_16" draw:display-name="Hatching 16" draw:style="single" draw:color="#000000" draw:distance="0.113cm" draw:rotation="450"/>
    <draw:hatch draw:name="Hatching_20_17" draw:display-name="Hatching 17" draw:style="single" draw:color="#000000" draw:distance="0.113cm" draw:rotation="450"/>
    <draw:hatch draw:name="Hatching_20_18" draw:display-name="Hatching 18" draw:style="single" draw:color="#000000" draw:distance="0.064cm" draw:rotation="450"/>
    <draw:hatch draw:name="Hatching_20_19" draw:display-name="Hatching 19" draw:style="single" draw:color="#000000" draw:distance="0.064cm" draw:rotation="450"/>
    <draw:hatch draw:name="Hatching_20_2" draw:display-name="Hatching 2" draw:style="single" draw:color="#000000" draw:distance="0.033cm" draw:rotation="450"/>
    <draw:hatch draw:name="Hatching_20_20" draw:display-name="Hatching 20" draw:style="single" draw:color="#000000" draw:distance="0.064cm" draw:rotation="450"/>
    <draw:hatch draw:name="Hatching_20_21" draw:display-name="Hatching 21" draw:style="single" draw:color="#000000" draw:distance="0.064cm" draw:rotation="450"/>
    <draw:hatch draw:name="Hatching_20_3" draw:display-name="Hatching 3" draw:style="single" draw:color="#000000" draw:distance="0.113cm" draw:rotation="450"/>
    <draw:hatch draw:name="Hatching_20_4" draw:display-name="Hatching 4" draw:style="single" draw:color="#000000" draw:distance="0.113cm" draw:rotation="450"/>
    <draw:hatch draw:name="Hatching_20_5" draw:display-name="Hatching 5" draw:style="single" draw:color="#000000" draw:distance="0.113cm" draw:rotation="450"/>
    <draw:hatch draw:name="Hatching_20_6" draw:display-name="Hatching 6" draw:style="single" draw:color="#000000" draw:distance="0.113cm" draw:rotation="450"/>
    <draw:hatch draw:name="Hatching_20_7" draw:display-name="Hatching 7" draw:style="single" draw:color="#000000" draw:distance="0.113cm" draw:rotation="450"/>
    <draw:hatch draw:name="Hatching_20_8" draw:display-name="Hatching 8" draw:style="single" draw:color="#000000" draw:distance="0.113cm" draw:rotation="450"/>
    <draw:hatch draw:name="Hatching_20_9" draw:display-name="Hatching 9" draw:style="single" draw:color="#000000" draw:distance="0.113cm" draw:rotation="45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_32__20_Dots_20_1_20_Dash" draw:display-name="2 Dots 1 Dash" draw:style="rect" draw:dots1="2" draw:dots2="1" draw:dots2-length="0.115cm" draw:distance="0.115cm"/>
    <draw:stroke-dash draw:name="Dashed_20__28_var_29__20_10" draw:display-name="Dashed (var) 10" draw:style="rect" draw:dots1="1" draw:dots1-length="0.016cm" draw:dots2="1" draw:dots2-length="0.016cm" draw:distance="0.016cm"/>
    <draw:stroke-dash draw:name="Dashed_20__28_var_29__20_100" draw:display-name="Dashed (var) 100" draw:style="rect" draw:dots1="1" draw:dots1-length="63%" draw:distance="63%"/>
    <draw:stroke-dash draw:name="Dashed_20__28_var_29__20_101" draw:display-name="Dashed (var) 101" draw:style="rect" draw:dots1="1" draw:dots1-length="63%" draw:distance="63%"/>
    <draw:stroke-dash draw:name="Dashed_20__28_var_29__20_102" draw:display-name="Dashed (var) 102" draw:style="rect" draw:dots1="1" draw:dots1-length="63%" draw:distance="63%"/>
    <draw:stroke-dash draw:name="Dashed_20__28_var_29__20_103" draw:display-name="Dashed (var) 103" draw:style="rect" draw:dots1="1" draw:dots1-length="63%" draw:distance="63%"/>
    <draw:stroke-dash draw:name="Dashed_20__28_var_29__20_104" draw:display-name="Dashed (var) 104" draw:style="rect" draw:dots1="1" draw:dots1-length="63%" draw:distance="63%"/>
    <draw:stroke-dash draw:name="Dashed_20__28_var_29__20_105" draw:display-name="Dashed (var) 105" draw:style="rect" draw:dots1="1" draw:dots1-length="63%" draw:distance="63%"/>
    <draw:stroke-dash draw:name="Dashed_20__28_var_29__20_106" draw:display-name="Dashed (var) 106" draw:style="rect" draw:dots1="1" draw:dots1-length="63%" draw:distance="63%"/>
    <draw:stroke-dash draw:name="Dashed_20__28_var_29__20_107" draw:display-name="Dashed (var) 107" draw:style="rect" draw:dots1="1" draw:dots1-length="63%" draw:distance="63%"/>
    <draw:stroke-dash draw:name="Dashed_20__28_var_29__20_108" draw:display-name="Dashed (var) 108" draw:style="rect" draw:dots1="1" draw:dots1-length="63%" draw:distance="63%"/>
    <draw:stroke-dash draw:name="Dashed_20__28_var_29__20_109" draw:display-name="Dashed (var) 109" draw:style="rect" draw:dots1="1" draw:dots1-length="63%" draw:distance="63%"/>
    <draw:stroke-dash draw:name="Dashed_20__28_var_29__20_11" draw:display-name="Dashed (var) 11" draw:style="rect" draw:dots1="1" draw:dots1-length="0.016cm" draw:dots2="1" draw:dots2-length="0.016cm" draw:distance="0.016cm"/>
    <draw:stroke-dash draw:name="Dashed_20__28_var_29__20_111" draw:display-name="Dashed (var) 111" draw:style="rect" draw:dots1="1" draw:dots1-length="0.009cm" draw:dots2="1" draw:dots2-length="0.009cm" draw:distance="0.009cm"/>
    <draw:stroke-dash draw:name="Dashed_20__28_var_29__20_112" draw:display-name="Dashed (var) 112" draw:style="rect" draw:dots1="1" draw:dots1-length="63%" draw:distance="63%"/>
    <draw:stroke-dash draw:name="Dashed_20__28_var_29__20_113" draw:display-name="Dashed (var) 113" draw:style="rect" draw:dots1="1" draw:dots1-length="64%" draw:distance="64%"/>
    <draw:stroke-dash draw:name="Dashed_20__28_var_29__20_114" draw:display-name="Dashed (var) 114" draw:style="rect" draw:dots1="1" draw:dots1-length="63%" draw:distance="63%"/>
    <draw:stroke-dash draw:name="Dashed_20__28_var_29__20_115" draw:display-name="Dashed (var) 115" draw:style="rect" draw:dots1="1" draw:dots1-length="36%" draw:distance="36%"/>
    <draw:stroke-dash draw:name="Dashed_20__28_var_29__20_116" draw:display-name="Dashed (var) 116" draw:style="rect" draw:dots1="1" draw:dots1-length="36%" draw:distance="36%"/>
    <draw:stroke-dash draw:name="Dashed_20__28_var_29__20_117" draw:display-name="Dashed (var) 117" draw:style="rect" draw:dots1="1" draw:dots1-length="36%" draw:distance="36%"/>
    <draw:stroke-dash draw:name="Dashed_20__28_var_29__20_118" draw:display-name="Dashed (var) 118" draw:style="rect" draw:dots1="1" draw:dots1-length="36%" draw:distance="36%"/>
    <draw:stroke-dash draw:name="Dashed_20__28_var_29__20_119" draw:display-name="Dashed (var) 119" draw:style="rect" draw:dots1="1" draw:dots1-length="36%" draw:distance="36%"/>
    <draw:stroke-dash draw:name="Dashed_20__28_var_29__20_12" draw:display-name="Dashed (var) 12" draw:style="rect" draw:dots1="1" draw:dots1-length="0.016cm" draw:dots2="1" draw:dots2-length="0.016cm" draw:distance="0.016cm"/>
    <draw:stroke-dash draw:name="Dashed_20__28_var_29__20_120" draw:display-name="Dashed (var) 120" draw:style="rect" draw:dots1="1" draw:dots1-length="0.016cm" draw:dots2="1" draw:dots2-length="0.016cm" draw:distance="0.016cm"/>
    <draw:stroke-dash draw:name="Dashed_20__28_var_29__20_121" draw:display-name="Dashed (var) 121" draw:style="rect" draw:dots1="1" draw:dots1-length="36%" draw:distance="36%"/>
    <draw:stroke-dash draw:name="Dashed_20__28_var_29__20_122" draw:display-name="Dashed (var) 122" draw:style="rect" draw:dots1="1" draw:dots1-length="36%" draw:distance="36%"/>
    <draw:stroke-dash draw:name="Dashed_20__28_var_29__20_123" draw:display-name="Dashed (var) 123" draw:style="rect" draw:dots1="1" draw:dots1-length="36%" draw:distance="36%"/>
    <draw:stroke-dash draw:name="Dashed_20__28_var_29__20_124" draw:display-name="Dashed (var) 124" draw:style="rect" draw:dots1="1" draw:dots1-length="0.016cm" draw:dots2="1" draw:dots2-length="0.016cm" draw:distance="0.016cm"/>
    <draw:stroke-dash draw:name="Dashed_20__28_var_29__20_125" draw:display-name="Dashed (var) 125" draw:style="rect" draw:dots1="1" draw:dots1-length="0.016cm" draw:dots2="1" draw:dots2-length="0.016cm" draw:distance="0.016cm"/>
    <draw:stroke-dash draw:name="Dashed_20__28_var_29__20_126" draw:display-name="Dashed (var) 126" draw:style="rect" draw:dots1="1" draw:dots1-length="0.016cm" draw:dots2="1" draw:dots2-length="0.016cm" draw:distance="0.016cm"/>
    <draw:stroke-dash draw:name="Dashed_20__28_var_29__20_127" draw:display-name="Dashed (var) 127" draw:style="rect" draw:dots1="1" draw:dots1-length="0.016cm" draw:dots2="1" draw:dots2-length="0.016cm" draw:distance="0.016cm"/>
    <draw:stroke-dash draw:name="Dashed_20__28_var_29__20_128" draw:display-name="Dashed (var) 128" draw:style="rect" draw:dots1="1" draw:dots1-length="36%" draw:distance="36%"/>
    <draw:stroke-dash draw:name="Dashed_20__28_var_29__20_129" draw:display-name="Dashed (var) 129" draw:style="rect" draw:dots1="1" draw:dots1-length="36%" draw:distance="36%"/>
    <draw:stroke-dash draw:name="Dashed_20__28_var_29__20_13" draw:display-name="Dashed (var) 13" draw:style="rect" draw:dots1="1" draw:dots1-length="0.016cm" draw:dots2="1" draw:dots2-length="0.016cm" draw:distance="0.016cm"/>
    <draw:stroke-dash draw:name="Dashed_20__28_var_29__20_130" draw:display-name="Dashed (var) 130" draw:style="rect" draw:dots1="1" draw:dots1-length="63%" draw:distance="63%"/>
    <draw:stroke-dash draw:name="Dashed_20__28_var_29__20_131" draw:display-name="Dashed (var) 131" draw:style="rect" draw:dots1="1" draw:dots1-length="63%" draw:distance="63%"/>
    <draw:stroke-dash draw:name="Dashed_20__28_var_29__20_132" draw:display-name="Dashed (var) 132" draw:style="rect" draw:dots1="1" draw:dots1-length="6%" draw:distance="6%"/>
    <draw:stroke-dash draw:name="Dashed_20__28_var_29__20_133" draw:display-name="Dashed (var) 133" draw:style="rect" draw:dots1="1" draw:dots1-length="20%" draw:distance="20%"/>
    <draw:stroke-dash draw:name="Dashed_20__28_var_29__20_134" draw:display-name="Dashed (var) 134" draw:style="rect" draw:dots1="1" draw:dots1-length="20%" draw:distance="20%"/>
    <draw:stroke-dash draw:name="Dashed_20__28_var_29__20_135" draw:display-name="Dashed (var) 135" draw:style="rect" draw:dots1="1" draw:dots1-length="11%" draw:distance="11%"/>
    <draw:stroke-dash draw:name="Dashed_20__28_var_29__20_136" draw:display-name="Dashed (var) 136" draw:style="rect" draw:dots1="1" draw:dots1-length="6%" draw:distance="6%"/>
    <draw:stroke-dash draw:name="Dashed_20__28_var_29__20_137" draw:display-name="Dashed (var) 137" draw:style="rect" draw:dots1="1" draw:dots1-length="6%" draw:distance="6%"/>
    <draw:stroke-dash draw:name="Dashed_20__28_var_29__20_138" draw:display-name="Dashed (var) 138" draw:style="rect" draw:dots1="1" draw:dots1-length="3%" draw:distance="3%"/>
    <draw:stroke-dash draw:name="Dashed_20__28_var_29__20_139" draw:display-name="Dashed (var) 139" draw:style="rect" draw:dots1="1" draw:dots1-length="3%" draw:distance="3%"/>
    <draw:stroke-dash draw:name="Dashed_20__28_var_29__20_14" draw:display-name="Dashed (var) 14" draw:style="rect" draw:dots1="1" draw:dots1-length="0.016cm" draw:dots2="1" draw:dots2-length="0.016cm" draw:distance="0.016cm"/>
    <draw:stroke-dash draw:name="Dashed_20__28_var_29__20_140" draw:display-name="Dashed (var) 140" draw:style="rect" draw:dots1="1" draw:dots1-length="20%" draw:distance="20%"/>
    <draw:stroke-dash draw:name="Dashed_20__28_var_29__20_141" draw:display-name="Dashed (var) 141" draw:style="rect" draw:dots1="1" draw:dots1-length="20%" draw:distance="20%"/>
    <draw:stroke-dash draw:name="Dashed_20__28_var_29__20_142" draw:display-name="Dashed (var) 142" draw:style="rect" draw:dots1="1" draw:dots1-length="0.009cm" draw:dots2="1" draw:dots2-length="0.009cm" draw:distance="0.009cm"/>
    <draw:stroke-dash draw:name="Dashed_20__28_var_29__20_143" draw:display-name="Dashed (var) 143" draw:style="rect" draw:dots1="1" draw:dots1-length="20%" draw:distance="20%"/>
    <draw:stroke-dash draw:name="Dashed_20__28_var_29__20_144" draw:display-name="Dashed (var) 144" draw:style="rect" draw:dots1="1" draw:dots1-length="20%" draw:distance="20%"/>
    <draw:stroke-dash draw:name="Dashed_20__28_var_29__20_145" draw:display-name="Dashed (var) 145" draw:style="rect" draw:dots1="1" draw:dots1-length="20%" draw:distance="20%"/>
    <draw:stroke-dash draw:name="Dashed_20__28_var_29__20_146" draw:display-name="Dashed (var) 146" draw:style="rect" draw:dots1="1" draw:dots1-length="0.009cm" draw:dots2="1" draw:dots2-length="0.009cm" draw:distance="0.009cm"/>
    <draw:stroke-dash draw:name="Dashed_20__28_var_29__20_147" draw:display-name="Dashed (var) 147" draw:style="rect" draw:dots1="1" draw:dots1-length="0.009cm" draw:dots2="1" draw:dots2-length="0.009cm" draw:distance="0.009cm"/>
    <draw:stroke-dash draw:name="Dashed_20__28_var_29__20_148" draw:display-name="Dashed (var) 148" draw:style="rect" draw:dots1="1" draw:dots1-length="0.009cm" draw:dots2="1" draw:dots2-length="0.009cm" draw:distance="0.009cm"/>
    <draw:stroke-dash draw:name="Dashed_20__28_var_29__20_19" draw:display-name="Dashed (var) 19" draw:style="rect" draw:dots1="1" draw:dots1-length="0.016cm" draw:dots2="1" draw:dots2-length="0.016cm" draw:distance="0.016cm"/>
    <draw:stroke-dash draw:name="Dashed_20__28_var_29__20_20" draw:display-name="Dashed (var) 20" draw:style="rect" draw:dots1="1" draw:dots1-length="0.016cm" draw:dots2="1" draw:dots2-length="0.016cm" draw:distance="0.016cm"/>
    <draw:stroke-dash draw:name="Dashed_20__28_var_29__20_21" draw:display-name="Dashed (var) 21" draw:style="rect" draw:dots1="1" draw:dots1-length="0.016cm" draw:dots2="1" draw:dots2-length="0.016cm" draw:distance="0.016cm"/>
    <draw:stroke-dash draw:name="Dashed_20__28_var_29__20_22" draw:display-name="Dashed (var) 22" draw:style="rect" draw:dots1="1" draw:dots1-length="0.016cm" draw:dots2="1" draw:dots2-length="0.016cm" draw:distance="0.016cm"/>
    <draw:stroke-dash draw:name="Dashed_20__28_var_29__20_23" draw:display-name="Dashed (var) 23" draw:style="rect" draw:dots1="1" draw:dots1-length="36%" draw:distance="36%"/>
    <draw:stroke-dash draw:name="Dashed_20__28_var_29__20_35" draw:display-name="Dashed (var) 35" draw:style="rect" draw:dots1="1" draw:dots1-length="36%" draw:distance="36%"/>
    <draw:stroke-dash draw:name="Dashed_20__28_var_29__20_36" draw:display-name="Dashed (var) 36" draw:style="rect" draw:dots1="1" draw:dots1-length="36%" draw:distance="36%"/>
    <draw:stroke-dash draw:name="Dashed_20__28_var_29__20_37" draw:display-name="Dashed (var) 37" draw:style="rect" draw:dots1="1" draw:dots1-length="36%" draw:distance="36%"/>
    <draw:stroke-dash draw:name="Dashed_20__28_var_29__20_38" draw:display-name="Dashed (var) 38" draw:style="rect" draw:dots1="1" draw:dots1-length="36%" draw:distance="36%"/>
    <draw:stroke-dash draw:name="Dashed_20__28_var_29__20_39" draw:display-name="Dashed (var) 39" draw:style="rect" draw:dots1="1" draw:dots1-length="36%" draw:distance="36%"/>
    <draw:stroke-dash draw:name="Dashed_20__28_var_29__20_4" draw:display-name="Dashed (var) 4" draw:style="rect" draw:dots1="1" draw:dots1-length="113%" draw:distance="113%"/>
    <draw:stroke-dash draw:name="Dashed_20__28_var_29__20_40" draw:display-name="Dashed (var) 40" draw:style="rect" draw:dots1="1" draw:dots1-length="36%" draw:distance="36%"/>
    <draw:stroke-dash draw:name="Dashed_20__28_var_29__20_41" draw:display-name="Dashed (var) 41" draw:style="rect" draw:dots1="1" draw:dots1-length="36%" draw:distance="36%"/>
    <draw:stroke-dash draw:name="Dashed_20__28_var_29__20_42" draw:display-name="Dashed (var) 42" draw:style="rect" draw:dots1="1" draw:dots1-length="36%" draw:distance="36%"/>
    <draw:stroke-dash draw:name="Dashed_20__28_var_29__20_43" draw:display-name="Dashed (var) 43" draw:style="rect" draw:dots1="1" draw:dots1-length="36%" draw:distance="36%"/>
    <draw:stroke-dash draw:name="Dashed_20__28_var_29__20_44" draw:display-name="Dashed (var) 44" draw:style="rect" draw:dots1="1" draw:dots1-length="36%" draw:distance="36%"/>
    <draw:stroke-dash draw:name="Dashed_20__28_var_29__20_45" draw:display-name="Dashed (var) 45" draw:style="rect" draw:dots1="1" draw:dots1-length="36%" draw:distance="36%"/>
    <draw:stroke-dash draw:name="Dashed_20__28_var_29__20_46" draw:display-name="Dashed (var) 46" draw:style="rect" draw:dots1="1" draw:dots1-length="63%" draw:distance="63%"/>
    <draw:stroke-dash draw:name="Dashed_20__28_var_29__20_47" draw:display-name="Dashed (var) 47" draw:style="rect" draw:dots1="1" draw:dots1-length="63%" draw:distance="63%"/>
    <draw:stroke-dash draw:name="Dashed_20__28_var_29__20_48" draw:display-name="Dashed (var) 48" draw:style="rect" draw:dots1="1" draw:dots1-length="20%" draw:distance="20%"/>
    <draw:stroke-dash draw:name="Dashed_20__28_var_29__20_49" draw:display-name="Dashed (var) 49" draw:style="rect" draw:dots1="1" draw:dots1-length="20%" draw:distance="20%"/>
    <draw:stroke-dash draw:name="Dashed_20__28_var_29__20_5" draw:display-name="Dashed (var) 5" draw:style="rect" draw:dots1="1" draw:dots1-length="0.028cm" draw:dots2="1" draw:dots2-length="0.028cm" draw:distance="0.028cm"/>
    <draw:stroke-dash draw:name="Dashed_20__28_var_29__20_50" draw:display-name="Dashed (var) 50" draw:style="rect" draw:dots1="1" draw:dots1-length="20%" draw:distance="20%"/>
    <draw:stroke-dash draw:name="Dashed_20__28_var_29__20_51" draw:display-name="Dashed (var) 51" draw:style="rect" draw:dots1="1" draw:dots1-length="20%" draw:distance="20%"/>
    <draw:stroke-dash draw:name="Dashed_20__28_var_29__20_52" draw:display-name="Dashed (var) 52" draw:style="rect" draw:dots1="1" draw:dots1-length="20%" draw:distance="20%"/>
    <draw:stroke-dash draw:name="Dashed_20__28_var_29__20_53" draw:display-name="Dashed (var) 53" draw:style="rect" draw:dots1="1" draw:dots1-length="20%" draw:distance="20%"/>
    <draw:stroke-dash draw:name="Dashed_20__28_var_29__20_54" draw:display-name="Dashed (var) 54" draw:style="rect" draw:dots1="1" draw:dots1-length="20%" draw:distance="20%"/>
    <draw:stroke-dash draw:name="Dashed_20__28_var_29__20_55" draw:display-name="Dashed (var) 55" draw:style="rect" draw:dots1="1" draw:dots1-length="20%" draw:distance="20%"/>
    <draw:stroke-dash draw:name="Dashed_20__28_var_29__20_56" draw:display-name="Dashed (var) 56" draw:style="rect" draw:dots1="1" draw:dots1-length="20%" draw:distance="20%"/>
    <draw:stroke-dash draw:name="Dashed_20__28_var_29__20_57" draw:display-name="Dashed (var) 57" draw:style="rect" draw:dots1="1" draw:dots1-length="20%" draw:distance="20%"/>
    <draw:stroke-dash draw:name="Dashed_20__28_var_29__20_58" draw:display-name="Dashed (var) 58" draw:style="rect" draw:dots1="1" draw:dots1-length="20%" draw:distance="20%"/>
    <draw:stroke-dash draw:name="Dashed_20__28_var_29__20_59" draw:display-name="Dashed (var) 59" draw:style="rect" draw:dots1="1" draw:dots1-length="20%" draw:distance="20%"/>
    <draw:stroke-dash draw:name="Dashed_20__28_var_29__20_6" draw:display-name="Dashed (var) 6" draw:style="rect" draw:dots1="1" draw:dots1-length="0.028cm" draw:dots2="1" draw:dots2-length="0.028cm" draw:distance="0.028cm"/>
    <draw:stroke-dash draw:name="Dashed_20__28_var_29__20_60" draw:display-name="Dashed (var) 60" draw:style="rect" draw:dots1="1" draw:dots1-length="0.016cm" draw:dots2="1" draw:dots2-length="0.016cm" draw:distance="0.016cm"/>
    <draw:stroke-dash draw:name="Dashed_20__28_var_29__20_61" draw:display-name="Dashed (var) 61" draw:style="rect" draw:dots1="1" draw:dots1-length="113%" draw:distance="113%"/>
    <draw:stroke-dash draw:name="Dashed_20__28_var_29__20_62" draw:display-name="Dashed (var) 62" draw:style="rect" draw:dots1="1" draw:dots1-length="64%" draw:distance="64%"/>
    <draw:stroke-dash draw:name="Dashed_20__28_var_29__20_63" draw:display-name="Dashed (var) 63" draw:style="rect" draw:dots1="1" draw:dots1-length="63%" draw:distance="63%"/>
    <draw:stroke-dash draw:name="Dashed_20__28_var_29__20_64" draw:display-name="Dashed (var) 64" draw:style="rect" draw:dots1="1" draw:dots1-length="64%" draw:distance="64%"/>
    <draw:stroke-dash draw:name="Dashed_20__28_var_29__20_65" draw:display-name="Dashed (var) 65" draw:style="rect" draw:dots1="1" draw:dots1-length="63%" draw:distance="63%"/>
    <draw:stroke-dash draw:name="Dashed_20__28_var_29__20_66" draw:display-name="Dashed (var) 66" draw:style="rect" draw:dots1="1" draw:dots1-length="63%" draw:distance="63%"/>
    <draw:stroke-dash draw:name="Dashed_20__28_var_29__20_67" draw:display-name="Dashed (var) 67" draw:style="rect" draw:dots1="1" draw:dots1-length="63%" draw:distance="63%"/>
    <draw:stroke-dash draw:name="Dashed_20__28_var_29__20_68" draw:display-name="Dashed (var) 68" draw:style="rect" draw:dots1="1" draw:dots1-length="0.016cm" draw:dots2="1" draw:dots2-length="0.016cm" draw:distance="0.016cm"/>
    <draw:stroke-dash draw:name="Dashed_20__28_var_29__20_69" draw:display-name="Dashed (var) 69" draw:style="rect" draw:dots1="1" draw:dots1-length="0.016cm" draw:dots2="1" draw:dots2-length="0.016cm" draw:distance="0.016cm"/>
    <draw:stroke-dash draw:name="Dashed_20__28_var_29__20_70" draw:display-name="Dashed (var) 70" draw:style="rect" draw:dots1="1" draw:dots1-length="63%" draw:distance="63%"/>
    <draw:stroke-dash draw:name="Dashed_20__28_var_29__20_71" draw:display-name="Dashed (var) 71" draw:style="rect" draw:dots1="1" draw:dots1-length="63%" draw:distance="63%"/>
    <draw:stroke-dash draw:name="Dashed_20__28_var_29__20_72" draw:display-name="Dashed (var) 72" draw:style="rect" draw:dots1="1" draw:dots1-length="63%" draw:distance="63%"/>
    <draw:stroke-dash draw:name="Dashed_20__28_var_29__20_73" draw:display-name="Dashed (var) 73" draw:style="rect" draw:dots1="1" draw:dots1-length="63%" draw:distance="63%"/>
    <draw:stroke-dash draw:name="Dashed_20__28_var_29__20_74" draw:display-name="Dashed (var) 74" draw:style="rect" draw:dots1="1" draw:dots1-length="63%" draw:distance="63%"/>
    <draw:stroke-dash draw:name="Dashed_20__28_var_29__20_75" draw:display-name="Dashed (var) 75" draw:style="rect" draw:dots1="1" draw:dots1-length="63%" draw:distance="63%"/>
    <draw:stroke-dash draw:name="Dashed_20__28_var_29__20_76" draw:display-name="Dashed (var) 76" draw:style="rect" draw:dots1="1" draw:dots1-length="63%" draw:distance="63%"/>
    <draw:stroke-dash draw:name="Dashed_20__28_var_29__20_77" draw:display-name="Dashed (var) 77" draw:style="rect" draw:dots1="1" draw:dots1-length="63%" draw:distance="63%"/>
    <draw:stroke-dash draw:name="Dashed_20__28_var_29__20_78" draw:display-name="Dashed (var) 78" draw:style="rect" draw:dots1="1" draw:dots1-length="63%" draw:distance="63%"/>
    <draw:stroke-dash draw:name="Dashed_20__28_var_29__20_79" draw:display-name="Dashed (var) 79" draw:style="rect" draw:dots1="1" draw:dots1-length="63%" draw:distance="63%"/>
    <draw:stroke-dash draw:name="Dashed_20__28_var_29__20_80" draw:display-name="Dashed (var) 80" draw:style="rect" draw:dots1="1" draw:dots1-length="63%" draw:distance="63%"/>
    <draw:stroke-dash draw:name="Dashed_20__28_var_29__20_81" draw:display-name="Dashed (var) 81" draw:style="rect" draw:dots1="1" draw:dots1-length="63%" draw:distance="63%"/>
    <draw:stroke-dash draw:name="Dashed_20__28_var_29__20_82" draw:display-name="Dashed (var) 82" draw:style="rect" draw:dots1="1" draw:dots1-length="63%" draw:distance="63%"/>
    <draw:stroke-dash draw:name="Dashed_20__28_var_29__20_83" draw:display-name="Dashed (var) 83" draw:style="rect" draw:dots1="1" draw:dots1-length="63%" draw:distance="63%"/>
    <draw:stroke-dash draw:name="Dashed_20__28_var_29__20_84" draw:display-name="Dashed (var) 84" draw:style="rect" draw:dots1="1" draw:dots1-length="63%" draw:distance="63%"/>
    <draw:stroke-dash draw:name="Dashed_20__28_var_29__20_85" draw:display-name="Dashed (var) 85" draw:style="rect" draw:dots1="1" draw:dots1-length="63%" draw:distance="63%"/>
    <draw:stroke-dash draw:name="Dashed_20__28_var_29__20_86" draw:display-name="Dashed (var) 86" draw:style="rect" draw:dots1="1" draw:dots1-length="63%" draw:distance="63%"/>
    <draw:stroke-dash draw:name="Dashed_20__28_var_29__20_87" draw:display-name="Dashed (var) 87" draw:style="rect" draw:dots1="1" draw:dots1-length="63%" draw:distance="63%"/>
    <draw:stroke-dash draw:name="Dashed_20__28_var_29__20_88" draw:display-name="Dashed (var) 88" draw:style="rect" draw:dots1="1" draw:dots1-length="63%" draw:distance="63%"/>
    <draw:stroke-dash draw:name="Dashed_20__28_var_29__20_89" draw:display-name="Dashed (var) 89" draw:style="rect" draw:dots1="1" draw:dots1-length="63%" draw:distance="63%"/>
    <draw:stroke-dash draw:name="Dashed_20__28_var_29__20_9" draw:display-name="Dashed (var) 9" draw:style="rect" draw:dots1="1" draw:dots1-length="0.016cm" draw:dots2="1" draw:dots2-length="0.016cm" draw:distance="0.016cm"/>
    <draw:stroke-dash draw:name="Dashed_20__28_var_29__20_90" draw:display-name="Dashed (var) 90" draw:style="rect" draw:dots1="1" draw:dots1-length="63%" draw:distance="63%"/>
    <draw:stroke-dash draw:name="Dashed_20__28_var_29__20_91" draw:display-name="Dashed (var) 91" draw:style="rect" draw:dots1="1" draw:dots1-length="63%" draw:distance="63%"/>
    <draw:stroke-dash draw:name="Dashed_20__28_var_29__20_92" draw:display-name="Dashed (var) 92" draw:style="rect" draw:dots1="1" draw:dots1-length="63%" draw:distance="63%"/>
    <draw:stroke-dash draw:name="Dashed_20__28_var_29__20_93" draw:display-name="Dashed (var) 93" draw:style="rect" draw:dots1="1" draw:dots1-length="63%" draw:distance="63%"/>
    <draw:stroke-dash draw:name="Dashed_20__28_var_29__20_94" draw:display-name="Dashed (var) 94" draw:style="rect" draw:dots1="1" draw:dots1-length="63%" draw:distance="63%"/>
    <draw:stroke-dash draw:name="Dashed_20__28_var_29__20_95" draw:display-name="Dashed (var) 95" draw:style="rect" draw:dots1="1" draw:dots1-length="63%" draw:distance="63%"/>
    <draw:stroke-dash draw:name="Dashed_20__28_var_29__20_96" draw:display-name="Dashed (var) 96" draw:style="rect" draw:dots1="1" draw:dots1-length="63%" draw:distance="63%"/>
    <draw:stroke-dash draw:name="Dashed_20__28_var_29__20_97" draw:display-name="Dashed (var) 97" draw:style="rect" draw:dots1="1" draw:dots1-length="63%" draw:distance="63%"/>
    <draw:stroke-dash draw:name="Dashed_20__28_var_29__20_98" draw:display-name="Dashed (var) 98" draw:style="rect" draw:dots1="1" draw:dots1-length="63%" draw:distance="63%"/>
    <draw:stroke-dash draw:name="Dashed_20__28_var_29__20_99" draw:display-name="Dashed (var) 99" draw:style="rect" draw:dots1="1" draw:dots1-length="63%" draw:distance="63%"/>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99cm" loext:contextual-spacing="false" fo:line-height="150%" fo:text-align="justify" style:justify-single-word="false" fo:orphans="2" fo:widows="2" style:page-number="auto"/>
      <style:text-properties style:font-name="Arial" fo:font-family="Arial" style:font-style-name="Regular" style:font-family-generic="swis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06cm" fo:margin-bottom="0.406cm" loext:contextual-spacing="false" style:page-number="auto" fo:break-before="page" fo:background-color="transparent" style:shadow="none" fo:keep-with-next="always">
        <style:tab-stops/>
        <style:background-image/>
      </style:paragraph-properties>
      <style:text-properties style:font-name="Arial" fo:font-family="Arial" style:font-style-name="Regular" style:font-family-generic="swiss" fo:font-size="16pt" fo:font-weight="normal"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cm" fo:margin-right="0cm" fo:margin-top="0cm" fo:margin-bottom="0cm" loext:contextual-spacing="false" fo:line-height="150%" fo:text-indent="0cm" style:auto-text-indent="false" style:page-number="auto" text:number-lines="false" text:line-number="0">
        <style:tab-stops/>
      </style:paragraph-properties>
      <style:text-properties style:font-name="Arial2" fo:font-family="Arial" style:font-style-name="Standard" style:font-family-generic="swiss" style:font-pitch="variable" fo:font-size="8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left="0.762cm" fo:margin-right="0cm" fo:margin-top="0.406cm" fo:margin-bottom="0.406cm" loext:contextual-spacing="false" fo:text-indent="-0.762cm" style:auto-text-indent="false" style:page-number="auto" text:number-lines="true" text:line-number="0">
        <style:tab-stops/>
      </style:paragraph-properties>
      <style:text-properties style:font-name="Arial" fo:font-family="Arial" style:font-style-name="Regular" style:font-family-generic="swiss" fo:font-size="12pt" fo:font-weight="normal"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600"/>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style:font-name="Arial3" fo:font-family="Arial" style:font-family-generic="swiss" fo:font-size="10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fo:margin-top="0.203cm" fo:margin-bottom="0.203cm" loext:contextual-spacing="false" style:page-number="auto"/>
      <style:text-properties style:font-name="Arial1" fo:font-family="Arial" style:font-style-name="Bold" style:font-family-generic="swiss" fo:font-size="12pt" fo:font-weight="normal" style:font-size-asian="14pt" style:font-weight-asian="bold" style:font-size-complex="14pt" style:font-weight-complex="600"/>
    </style:style>
    <style:style style:name="Illustration" style:family="paragraph" style:parent-style-name="Caption" style:class="extra" style:master-page-name="">
      <style:paragraph-properties fo:margin-top="0.508cm" fo:margin-bottom="0.203cm" loext:contextual-spacing="false" fo:text-align="center" style:justify-single-word="false" style:page-number="auto"/>
      <style:text-properties style:font-name="Arial4" fo:font-family="Arial" style:font-style-name="Italic" style:font-family-generic="swiss" fo:font-size="10pt"/>
    </style:style>
    <style:style style:name="Frame_20_contents" style:display-name="Frame contents" style:family="paragraph" style:parent-style-name="Text_20_body" style:class="extra"/>
    <style:style style:name="Figure" style:family="paragraph" style:parent-style-name="Caption">
      <style:paragraph-properties fo:line-height="150%"/>
    </style:style>
    <style:style style:name="Contents_20_Heading" style:display-name="Contents Heading" style:family="paragraph" style:parent-style-name="Heading" style:class="index">
      <style:paragraph-properties fo:margin-left="0cm" fo:margin-right="0cm" fo:margin-top="0cm" fo:margin-bottom="0cm" loext:contextual-spacing="false" fo:line-height="150%" fo:text-indent="0cm" style:auto-text-indent="false" text:number-lines="false" text:line-number="0"/>
      <style:text-properties style:font-name="Arial" fo:font-family="Arial" style:font-style-name="Regular" style:font-family-generic="swiss" fo:font-size="16pt" fo:font-weight="normal"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margin-top="0cm" fo:margin-bottom="0cm" loext:contextual-spacing="false" fo:line-height="150%" fo:text-indent="0cm" style:auto-text-indent="false" style:page-number="auto">
        <style:tab-stops>
          <style:tab-stop style:position="17cm" style:type="right" style:leader-style="dotted" style:leader-text="."/>
        </style:tab-stops>
      </style:paragraph-properties>
      <style:text-properties style:font-name="Arial" fo:font-family="Arial" style:font-style-name="Regular" style:font-family-generic="swiss" fo:font-size="10pt"/>
    </style:style>
    <style:style style:name="Contents_20_2" style:display-name="Contents 2" style:family="paragraph" style:parent-style-name="Index" style:class="index">
      <style:paragraph-properties fo:margin-left="0.499cm" fo:margin-right="0cm" fo:margin-top="0cm" fo:margin-bottom="0cm" loext:contextual-spacing="false" fo:line-height="150%" fo:text-indent="0cm" style:auto-text-indent="false">
        <style:tab-stops>
          <style:tab-stop style:position="16.501cm" style:type="right" style:leader-style="dotted" style:leader-text="."/>
        </style:tab-stops>
      </style:paragraph-properties>
      <style:text-properties style:font-name="Arial" fo:font-family="Arial" style:font-style-name="Regular" style:font-family-generic="swiss" fo:font-size="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rawing" style:family="paragraph" style:parent-style-name="Caption" style:class="extra"/>
    <style:style style:name="Contents_20_3" style:display-name="Contents 3" style:family="paragraph" style:parent-style-name="Index" style:class="index" style:master-page-name="">
      <style:paragraph-properties fo:margin-left="0.998cm" fo:margin-right="0cm" fo:margin-top="0cm" fo:margin-bottom="0cm" loext:contextual-spacing="false" fo:line-height="150%" fo:text-indent="0cm" style:auto-text-indent="false" style:page-number="auto" style:shadow="none">
        <style:tab-stops>
          <style:tab-stop style:position="16.002cm" style:type="right" style:leader-style="dotted" style:leader-text="."/>
        </style:tab-stops>
      </style:paragraph-properties>
      <style:text-properties style:font-name="Arial" fo:font-family="Arial" style:font-style-name="Regular" style:font-family-generic="swiss" fo:font-size="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FreeSans2" style:font-family-complex="FreeSans" style:font-family-generic-complex="modern" style:font-pitch-complex="fixed" style:font-size-complex="10pt"/>
    </style:style>
    <style:style style:name="Bib" style:family="paragraph" style:parent-style-name="Standard" style:next-style-name="Text_20_body" style:list-style-name="Numbering_20_2" style:class="index" style:master-page-name="">
      <style:paragraph-properties fo:margin-left="0cm" fo:margin-right="0cm" fo:margin-top="0.199cm" fo:margin-bottom="0.199cm" loext:contextual-spacing="false" fo:line-height="150%" fo:keep-together="always" fo:text-indent="0cm" style:auto-text-indent="false" style:page-number="auto" fo:background-color="transparent" style:shadow="none" fo:keep-with-next="always">
        <style:tab-stops/>
        <style:background-image/>
      </style:paragraph-properties>
      <style:text-properties style:font-name="Arial" fo:font-family="Arial" style:font-style-name="Regular" style:font-family-generic="swiss" fo:font-size="10p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2" style:display-name="Numbering 2"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2_20_Start" style:display-name="List 2 Start" style:family="paragraph" style:parent-style-name="List" style:class="list"/>
    <style:style style:name="Numbering_20_2_20_Start" style:display-name="Numbering 2 Start" style:family="paragraph" style:parent-style-name="List" style:class="lis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roid Sans Fallback1" style:font-family-asian="'Droid Sans Fallback'" style:font-family-generic-asian="modern" style:font-pitch-asian="fixed" style:font-name-complex="FreeSans2" style:font-family-complex="FreeSans"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2.27cm" fo:text-indent="-0.499cm" fo:margin-left="2.27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769cm" fo:text-indent="-0.499cm" fo:margin-left="2.76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27cm" fo:text-indent="-0.499cm" fo:margin-left="3.27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769cm" fo:text-indent="-0.499cm" fo:margin-left="3.76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7cm" fo:text-indent="-0.499cm" fo:margin-left="4.27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77cm" fo:text-indent="-0.499cm" fo:margin-left="4.77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271cm" fo:text-indent="-0.499cm" fo:margin-left="5.27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77cm" fo:text-indent="-0.499cm" fo:margin-left="5.77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271cm" fo:text-indent="-0.499cm" fo:margin-left="6.27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3" fo:font-size="8pt" fo:language="en" fo:country="US"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 / <text:page-count>65</text:page-count></text:p>
      </style:footer>
    </style:master-page>
    <style:master-page style:name="Endnote" style:page-layout-name="Mpm2"/>
    <style:master-page style:name="First_20_Page" style:display-name="First Page" style:page-layout-name="Mpm3" style:next-style-name="Standard"/>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7:13:26.559904193</meta:creation-date>
    <meta:editing-duration>P0D</meta:editing-duration>
    <meta:editing-cycles>1</meta:editing-cycles>
    <meta:generator>LibreOffice/4.3.3.2$Linux_X86_64 LibreOffice_project/430m0$Build-2</meta:generator>
    <meta:document-statistic meta:table-count="37" meta:image-count="0" meta:object-count="0" meta:page-count="65" meta:paragraph-count="2583" meta:word-count="18365" meta:character-count="104389" meta:non-whitespace-character-count="88545"/>
  </office:meta>
</office:document-meta>
</file>